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4" svg:font-family="'Liberation Serif'" style:font-pitch="variable"/>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Таблица50" style:family="table" style:master-page-name="Титул_20_русский">
      <style:table-properties style:width="140mm" style:rel-width="100%" style:page-number="auto" fo:break-before="auto" fo:break-after="auto" table:align="center" style:writing-mode="page"/>
    </style:style>
    <style:style style:name="Таблица50.A" style:family="table-column">
      <style:table-column-properties style:column-width="140mm" style:rel-column-width="7937*"/>
    </style:style>
    <style:style style:name="Таблица50.1" style:family="table-row">
      <style:table-row-properties style:row-height="31.5mm"/>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1" style:family="table">
      <style:table-properties style:width="140m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9.97mm" style:rel-column-width="3967*"/>
    </style:style>
    <style:style style:name="Таблица1.B" style:family="table-column">
      <style:table-column-properties style:column-width="70.03mm" style:rel-column-width="3970*"/>
    </style:style>
    <style:style style:name="Таблица1.1" style:family="table-row">
      <style:table-row-properties style:row-height="44.01mm" fo:keep-together="auto"/>
    </style:style>
    <style:style style:name="Таблица1.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1.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Таблица51" style:family="table" style:master-page-name="Титул_20_английский">
      <style:table-properties style:width="140mm" style:rel-width="100%" style:page-number="auto" fo:break-before="auto" fo:break-after="auto" table:align="center" style:writing-mode="page"/>
    </style:style>
    <style:style style:name="Таблица51.A" style:family="table-column">
      <style:table-column-properties style:column-width="140mm" style:rel-column-width="7937*"/>
    </style:style>
    <style:style style:name="Таблица51.1" style:family="table-row">
      <style:table-row-properties style:min-row-height="31.5mm"/>
    </style:style>
    <style:style style:name="Таблица51.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2" style:family="table">
      <style:table-properties style:width="140mm" style:rel-width="100%" fo:break-before="auto" fo:break-after="auto" table:align="center" fo:keep-with-next="auto" style:may-break-between-rows="true" style:writing-mode="page" table:border-model="collapsing"/>
    </style:style>
    <style:style style:name="Таблица2.A" style:family="table-column">
      <style:table-column-properties style:column-width="69.97mm" style:rel-column-width="3967*"/>
    </style:style>
    <style:style style:name="Таблица2.B" style:family="table-column">
      <style:table-column-properties style:column-width="70.03mm" style:rel-column-width="3970*"/>
    </style:style>
    <style:style style:name="Таблица2.1" style:family="table-row">
      <style:table-row-properties style:row-height="43.99mm" fo:keep-together="auto"/>
    </style:style>
    <style:style style:name="Таблица2.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2.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P3" style:family="paragraph" style:parent-style-name="Footer">
      <style:text-properties fo:font-size="8pt" officeooo:rsid="024a1036" officeooo:paragraph-rsid="024a1036" style:font-size-asian="8pt" style:font-size-complex="8pt"/>
    </style:style>
    <style:style style:name="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P6"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P7"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P8"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P9"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P10"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1" style:family="paragraph" style:parent-style-name="Standard">
      <style:paragraph-properties fo:margin-top="0mm" fo:margin-bottom="0mm" loext:contextual-spacing="false" fo:line-height="100%" fo:text-align="center" style:justify-single-word="false" style:writing-mode="page"/>
      <style:text-properties fo:font-size="10.5pt" officeooo:rsid="014ebba9" officeooo:paragraph-rsid="014ebba9" style:font-size-asian="10.5pt" style:font-size-complex="10.5pt"/>
    </style:style>
    <style:style style:name="P12" style:family="paragraph" style:parent-style-name="Standard">
      <style:paragraph-properties fo:margin-top="0mm" fo:margin-bottom="0mm" loext:contextual-spacing="false" fo:line-height="100%" fo:text-align="center" style:justify-single-word="false" style:writing-mode="page"/>
      <style:text-properties officeooo:paragraph-rsid="013288f3"/>
    </style:style>
    <style:style style:name="P13" style:family="paragraph" style:parent-style-name="Верхний_20_колонтитул_20_правая_20_страница">
      <style:paragraph-properties fo:text-align="start" style:justify-single-word="false" fo:padding="0.3mm" fo:border="none" style:writing-mode="page"/>
    </style:style>
    <style:style style:name="P14"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P15"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16"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P17" style:family="paragraph" style:parent-style-name="Standard">
      <style:text-properties style:font-name="Liberation Serif" fo:font-size="9pt" style:font-size-asian="9pt" style:font-size-complex="9pt"/>
    </style:style>
    <style:style style:name="P18" style:family="paragraph" style:parent-style-name="Standard">
      <style:paragraph-properties fo:line-height="150%"/>
      <style:text-properties style:font-name="Liberation Serif" fo:font-size="9pt" officeooo:paragraph-rsid="0058f8b8" style:font-size-asian="9pt" style:font-size-complex="9pt"/>
    </style:style>
    <style:style style:name="P19" style:family="paragraph" style:parent-style-name="Standard">
      <style:text-properties style:font-name="Liberation Serif" fo:font-size="9pt" officeooo:paragraph-rsid="0058f8b8" style:font-size-asian="9pt" style:font-size-complex="9pt"/>
    </style:style>
    <style:style style:name="P20" style:family="paragraph" style:parent-style-name="Standard">
      <style:text-properties style:font-name="Liberation Serif" fo:font-size="9pt" officeooo:rsid="015db5f0" officeooo:paragraph-rsid="015db5f0" style:font-size-asian="9pt" style:font-size-complex="9pt"/>
    </style:style>
    <style:style style:name="P21" style:family="paragraph" style:parent-style-name="Standard">
      <style:paragraph-properties fo:line-height="6.88mm"/>
      <style:text-properties style:font-name="Liberation Serif" fo:font-size="9pt" style:font-size-asian="9pt" style:font-size-complex="9pt"/>
    </style:style>
    <style:style style:name="P22" style:family="paragraph" style:parent-style-name="Standard">
      <style:paragraph-properties fo:line-height="100%"/>
      <style:text-properties style:font-name="Liberation Serif" fo:font-size="9pt" style:font-size-asian="9pt" style:font-size-complex="9pt"/>
    </style:style>
    <style:style style:name="P23" style:family="paragraph" style:parent-style-name="Standard">
      <style:paragraph-properties fo:line-height="100%"/>
      <style:text-properties style:font-name="Liberation Serif" fo:font-size="9pt" officeooo:paragraph-rsid="0058f8b8" style:font-size-asian="9pt" style:font-size-complex="9pt"/>
    </style:style>
    <style:style style:name="P24" style:family="paragraph" style:parent-style-name="Standard">
      <style:paragraph-properties fo:line-height="100%"/>
      <style:text-properties style:font-name="Liberation Serif" fo:font-size="9pt" fo:language="en" fo:country="US" officeooo:rsid="015db5f0" officeooo:paragraph-rsid="015db5f0" style:font-size-asian="9pt" style:font-size-complex="9pt"/>
    </style:style>
    <style:style style:name="P25" style:family="paragraph" style:parent-style-name="Standard">
      <style:paragraph-properties fo:line-height="8.47mm"/>
      <style:text-properties style:font-name="Liberation Serif" fo:font-weight="bold" officeooo:paragraph-rsid="0058f8b8" style:font-weight-asian="bold" style:font-weight-complex="bold"/>
    </style:style>
    <style:style style:name="P26"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paragraph-rsid="006dabb6" style:font-size-asian="10.5pt" style:font-style-asian="normal" style:font-weight-asian="bold" style:font-size-complex="10.5pt" style:font-style-complex="normal" style:font-weight-complex="bold"/>
    </style:style>
    <style:style style:name="P27"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rsid="014ebba9" officeooo:paragraph-rsid="014ebba9" style:font-size-asian="10.5pt" style:font-style-asian="normal" style:font-weight-asian="bold" style:font-size-complex="10.5pt" style:font-style-complex="normal" style:font-weight-complex="bold"/>
    </style:style>
    <style:style style:name="P28"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style:font-size-asian="10.5pt" style:font-style-asian="normal" style:font-weight-asian="bold" style:font-size-complex="10.5pt" style:font-style-complex="normal" style:font-weight-complex="bold"/>
    </style:style>
    <style:style style:name="P29"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officeooo:rsid="0150931f" officeooo:paragraph-rsid="0150931f" style:font-size-asian="10.5pt" style:font-style-asian="normal" style:font-weight-asian="bold" style:font-size-complex="10.5pt" style:font-style-complex="normal" style:font-weight-complex="bold"/>
    </style:style>
    <style:style style:name="P30"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2f3974" officeooo:paragraph-rsid="017b95de" style:font-size-asian="24pt" style:font-weight-asian="bold" style:font-size-complex="24pt" style:font-weight-complex="bold"/>
    </style:style>
    <style:style style:name="P31"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4ebba9" officeooo:paragraph-rsid="017b95de" style:font-size-asian="24pt" style:font-weight-asian="bold" style:font-size-complex="24pt" style:font-weight-complex="bold"/>
    </style:style>
    <style:style style:name="P32" style:family="paragraph" style:parent-style-name="Информация_20_о_20_журнале">
      <style:paragraph-properties fo:margin-left="1.5mm" fo:margin-right="0mm" fo:text-indent="0mm" style:auto-text-indent="false" style:writing-mode="page"/>
      <style:text-properties officeooo:rsid="0150feda" officeooo:paragraph-rsid="0150feda"/>
    </style:style>
    <style:style style:name="P33" style:family="paragraph" style:parent-style-name="Информация_20_о_20_журнале">
      <loext:graphic-properties draw:fill="none"/>
      <style:paragraph-properties fo:margin-left="1.5mm" fo:margin-right="0mm" fo:text-indent="0mm" style:auto-text-indent="false" fo:background-color="transparent" style:writing-mode="page"/>
    </style:style>
    <style:style style:name="P34" style:family="paragraph" style:parent-style-name="Информация_20_о_20_журнале">
      <style:paragraph-properties fo:margin-left="1.5mm" fo:margin-right="0mm" fo:text-indent="0mm" style:auto-text-indent="false"/>
    </style:style>
    <style:style style:name="P35" style:family="paragraph" style:parent-style-name="Информация_20_о_20_журнале">
      <style:paragraph-properties fo:margin-left="1.5mm" fo:margin-right="0mm" fo:margin-top="0mm" fo:margin-bottom="0mm" loext:contextual-spacing="false" fo:text-indent="0mm" style:auto-text-indent="false"/>
      <style:text-properties officeooo:paragraph-rsid="01ab5545"/>
    </style:style>
    <style:style style:name="P36"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50feda"/>
    </style:style>
    <style:style style:name="P37"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ab5545"/>
    </style:style>
    <style:style style:name="P38" style:family="paragraph" style:parent-style-name="Информация_20_о_20_журнале">
      <style:paragraph-properties fo:margin-left="0mm" fo:margin-right="1.5mm" fo:text-indent="0mm" style:auto-text-indent="false" style:writing-mode="page"/>
    </style:style>
    <style:style style:name="P39" style:family="paragraph" style:parent-style-name="Информация_20_о_20_журнале">
      <loext:graphic-properties draw:fill="none"/>
      <style:paragraph-properties fo:margin-left="0mm" fo:margin-right="1.5mm" fo:text-indent="0mm" style:auto-text-indent="false" fo:background-color="transparent" style:writing-mode="page"/>
    </style:style>
    <style:style style:name="P40" style:family="paragraph" style:parent-style-name="Информация_20_о_20_журнале">
      <style:paragraph-properties fo:margin-left="0mm" fo:margin-right="1.5mm" fo:text-indent="0mm" style:auto-text-indent="false" style:writing-mode="page"/>
      <style:text-properties officeooo:paragraph-rsid="018dc166"/>
    </style:style>
    <style:style style:name="P41" style:family="paragraph" style:parent-style-name="Информация_20_о_20_журнале">
      <style:paragraph-properties fo:margin-left="0mm" fo:margin-right="1.5mm" fo:margin-top="0mm" fo:margin-bottom="0mm" loext:contextual-spacing="false" fo:text-indent="0mm" style:auto-text-indent="false" style:writing-mode="page"/>
    </style:style>
    <style:style style:name="P42" style:family="paragraph" style:parent-style-name="Информация_20_о_20_журнале">
      <loext:graphic-properties draw:fill="none"/>
      <style:paragraph-properties fo:margin-left="0mm" fo:margin-right="1.5mm" fo:margin-top="0mm" fo:margin-bottom="0mm" loext:contextual-spacing="false" fo:text-indent="0mm" style:auto-text-indent="false" fo:background-color="transparent" style:writing-mode="page"/>
    </style:style>
    <style:style style:name="P43" style:family="paragraph" style:parent-style-name="Информация_20_о_20_журнале">
      <style:paragraph-properties fo:margin-left="0mm" fo:margin-right="1.5mm" fo:margin-top="0mm" fo:margin-bottom="0mm" loext:contextual-spacing="false" fo:text-indent="0mm" style:auto-text-indent="false" style:writing-mode="page"/>
      <style:text-properties officeooo:paragraph-rsid="018dc166" style:text-scale="92%"/>
    </style:style>
    <style:style style:name="P44"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paragraph-rsid="017b95de" style:font-size-asian="11pt" style:font-weight-asian="bold" style:font-size-complex="11pt" style:font-weight-complex="bold"/>
    </style:style>
    <style:style style:name="P45"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rsid="014ebba9" officeooo:paragraph-rsid="017b95de" style:font-size-asian="11pt" style:font-weight-asian="bold" style:font-size-complex="11pt" style:font-weight-complex="bold"/>
    </style:style>
    <style:style style:name="P46"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4" fo:font-size="12pt" fo:font-style="normal" fo:text-shadow="none" style:text-underline-style="none" fo:font-weight="bold" officeooo:rsid="0130c4b5" officeooo:paragraph-rsid="017b95de"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4" fo:font-size="12pt" fo:font-style="normal" fo:text-shadow="none" style:text-underline-style="none" fo:font-weight="bold" officeooo:rsid="014ebba9" officeooo:paragraph-rsid="017b95de"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officeooo:rsid="014ebba9" officeooo:paragraph-rsid="014ebba9" style:font-size-asian="10.5pt" style:font-style-asian="normal" style:font-weight-asian="bold" style:font-size-complex="10.5pt" style:font-style-complex="normal" style:font-weight-complex="bold"/>
    </style:style>
    <style:style style:name="P49"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50" style:family="paragraph" style:parent-style-name="Редколлегия_20_Англ">
      <style:paragraph-properties fo:margin-top="0mm" fo:margin-bottom="4.99mm" loext:contextual-spacing="false"/>
    </style:style>
    <style:style style:name="P51" style:family="paragraph" style:parent-style-name="Редколлегия">
      <style:paragraph-properties fo:margin-top="0mm" fo:margin-bottom="4.99mm" loext:contextual-spacing="false">
        <style:tab-stops/>
      </style:paragraph-properties>
      <style:text-properties officeooo:paragraph-rsid="01ad3464"/>
    </style:style>
    <style:style style:name="P52" style:family="paragraph" style:parent-style-name="Информация_20_о_20_журнале">
      <loext:graphic-properties draw:fill="none" draw:fill-color="#729fcf"/>
      <style:paragraph-properties fo:margin-left="0mm" fo:margin-right="1.31mm" fo:margin-top="0mm" fo:margin-bottom="3mm" loext:contextual-spacing="false" fo:line-height="3.19mm" fo:text-align="justify" style:justify-single-word="false" fo:hyphenation-ladder-count="no-limit" fo:text-indent="0mm" style:auto-text-indent="false" fo:background-color="transparent" text:number-lines="false" text:line-number="0" style:writing-mode="page"/>
      <style:text-properties style:text-scale="96%" fo:hyphenate="false" fo:hyphenation-remain-char-count="2" fo:hyphenation-push-char-count="2"/>
    </style:style>
    <style:style style:name="P53" style:family="paragraph" style:parent-style-name="Standard">
      <style:paragraph-properties fo:margin-top="2.12mm" fo:margin-bottom="0mm" loext:contextual-spacing="false" fo:line-height="3.88mm" style:writing-mode="page"/>
      <style:text-properties style:font-name="Liberation Serif" fo:font-size="9pt" fo:font-style="normal" officeooo:rsid="015c4aa2" officeooo:paragraph-rsid="015c4aa2" style:font-size-asian="9pt" style:font-style-asian="normal" style:font-size-complex="9pt" style:font-style-complex="normal"/>
    </style:style>
    <style:style style:name="P54" style:family="paragraph" style:parent-style-name="Standard">
      <style:paragraph-properties fo:margin-top="2.12mm" fo:margin-bottom="0mm" loext:contextual-spacing="false" fo:line-height="3.88mm"/>
      <style:text-properties style:font-name="Liberation Serif" fo:font-size="8pt" fo:font-style="italic" officeooo:paragraph-rsid="0058f8b8" style:font-size-asian="8pt" style:font-style-asian="italic" style:font-name-complex="Liberation Serif"/>
    </style:style>
    <style:style style:name="P55" style:family="paragraph" style:parent-style-name="Standard">
      <style:paragraph-properties fo:margin-top="2.12mm" fo:margin-bottom="0mm" loext:contextual-spacing="false" fo:line-height="3.88mm"/>
      <style:text-properties style:font-name="Liberation Serif" fo:font-size="9pt" officeooo:paragraph-rsid="0058f8b8" style:font-size-asian="9pt" style:font-size-complex="9pt"/>
    </style:style>
    <style:style style:name="P56" style:family="paragraph" style:parent-style-name="Standard">
      <style:paragraph-properties fo:margin-top="2.12mm" fo:margin-bottom="0mm" loext:contextual-spacing="false" fo:line-height="3.88mm"/>
      <style:text-properties style:font-name="Liberation Serif" fo:font-size="9pt" fo:font-style="italic" officeooo:paragraph-rsid="0058f8b8" style:font-size-asian="9pt" style:font-style-asian="italic" style:font-size-complex="9pt"/>
    </style:style>
    <style:style style:name="P57" style:family="paragraph" style:parent-style-name="Standard">
      <style:paragraph-properties fo:margin-top="0mm" fo:margin-bottom="2.12mm" loext:contextual-spacing="false" fo:line-height="3.88mm"/>
      <style:text-properties style:font-name="Liberation Serif" fo:font-size="9pt" fo:font-style="italic" officeooo:paragraph-rsid="0058f8b8" style:font-size-asian="9pt" style:font-style-asian="italic" style:font-name-complex="Liberation Serif" style:font-size-complex="9pt"/>
    </style:style>
    <style:style style:name="P58" style:family="paragraph" style:parent-style-name="Standard">
      <style:paragraph-properties fo:margin-top="0mm" fo:margin-bottom="2.12mm" loext:contextual-spacing="false" fo:line-height="3.88mm" fo:text-align="start" style:justify-single-word="false"/>
      <style:text-properties style:font-name="Liberation Serif" fo:font-size="9pt" officeooo:paragraph-rsid="0058f8b8" style:font-size-asian="9pt" style:font-size-complex="9pt"/>
    </style:style>
    <style:style style:name="P59" style:family="paragraph" style:parent-style-name="Standard">
      <style:paragraph-properties fo:line-height="4.9mm" style:writing-mode="page">
        <style:tab-stops/>
      </style:paragraph-properties>
      <style:text-properties style:font-name="Liberation Serif" fo:font-size="12pt" fo:language="en" fo:country="US" fo:font-weight="bold" officeooo:rsid="015c4aa2" officeooo:paragraph-rsid="015c4aa2" style:font-size-asian="12pt" style:font-weight-asian="bold" style:font-name-complex="Liberation Serif" style:font-size-complex="12pt" style:font-weight-complex="bold"/>
    </style:style>
    <style:style style:name="P60" style:family="paragraph" style:parent-style-name="Standard">
      <style:paragraph-properties fo:line-height="4.9mm" style:writing-mode="page">
        <style:tab-stops/>
      </style:paragraph-properties>
      <style:text-properties style:font-name="Liberation Serif" fo:font-size="12pt" fo:font-weight="bold" officeooo:rsid="015c4aa2" officeooo:paragraph-rsid="015c4aa2" style:font-size-asian="12pt" style:font-weight-asian="bold" style:font-name-complex="Liberation Serif" style:font-size-complex="12pt" style:font-weight-complex="bold"/>
    </style:style>
    <style:style style:name="P61" style:family="paragraph" style:parent-style-name="Информация_20_для_20_авторов">
      <style:text-properties fo:letter-spacing="-0.02mm"/>
    </style:style>
    <style:style style:name="P62" style:family="paragraph" style:parent-style-name="Заголовок_20_информации_20_для_20_авторов" style:master-page-name="Выпускная_20_страница">
      <style:paragraph-properties style:page-number="auto" fo:break-before="page"/>
    </style:style>
    <style:style style:name="P63" style:family="paragraph" style:parent-style-name="Text_20_body" style:master-page-name="В_20_номере">
      <style:paragraph-properties style:page-number="auto" fo:break-before="auto" fo:break-after="auto"/>
    </style:style>
    <style:style style:name="P64" style:family="paragraph" style:parent-style-name="Text_20_body" style:master-page-name="В_20_номере">
      <style:paragraph-properties fo:line-height="4.07mm" style:page-number="auto" fo:break-before="auto" fo:break-after="auto"/>
      <style:text-properties fo:font-size="10.8000001907349pt" fo:letter-spacing="-0.09mm"/>
    </style:style>
    <style:style style:name="P65"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P66" style:family="paragraph" style:parent-style-name="Верхний_20_колонтитул_20_правая_20_страница">
      <style:paragraph-properties fo:text-align="start" style:justify-single-word="false" fo:padding="0.3mm" fo:border="none" style:writing-mode="page"/>
    </style:style>
    <style:style style:name="P67"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P68"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69"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P70" style:family="paragraph" style:parent-style-name="Информация_20_для_20_авторов" style:list-style-name="List_20_2"/>
    <style:style style:name="P71" style:family="paragraph" style:parent-style-name="Информация_20_для_20_авторов" style:list-style-name="List_20_2">
      <style:text-properties fo:letter-spacing="0.02mm"/>
    </style:style>
    <style:style style:name="P72" style:family="paragraph" style:parent-style-name="Standard" style:master-page-name="Выпускная_20_страница">
      <style:paragraph-properties fo:margin-left="0mm" fo:margin-right="0mm" fo:line-height="8.47mm" fo:text-indent="0mm" style:auto-text-indent="false" style:page-number="auto" fo:break-before="page"/>
      <style:text-properties style:font-name="Liberation Serif" fo:font-size="10pt" officeooo:paragraph-rsid="0058f8b8" style:font-size-asian="10pt" style:font-size-complex="10pt"/>
    </style:style>
    <style:style style:name="P73" style:family="paragraph" style:parent-style-name="Standard" style:master-page-name="Статья_20_1_20_стр.1">
      <style:paragraph-properties style:page-number="auto" fo:break-before="page"/>
      <style:text-properties officeooo:paragraph-rsid="0244b9c1"/>
    </style:style>
    <style:style style:name="P74" style:family="paragraph" style:parent-style-name="Standard">
      <style:paragraph-properties fo:break-before="page"/>
      <style:text-properties fo:font-size="10.8000001907349pt" fo:letter-spacing="-0.09mm"/>
    </style:style>
    <style:style style:name="P75" style:family="paragraph" style:parent-style-name="Standard">
      <style:paragraph-properties fo:break-before="page"/>
      <style:text-properties fo:font-size="10.6000003814697pt" fo:letter-spacing="-0.09mm"/>
    </style:style>
    <style:style style:name="P76" style:family="paragraph" style:parent-style-name="Standard" style:master-page-name="Статья_20_2_20_стр.1">
      <style:paragraph-properties style:page-number="auto" fo:break-before="page"/>
    </style:style>
    <style:style style:name="P77" style:family="paragraph" style:parent-style-name="Standard" style:master-page-name="Статья_20_3_20_стр.1">
      <style:paragraph-properties style:page-number="auto" fo:break-before="page"/>
    </style:style>
    <style:style style:name="P78" style:family="paragraph" style:parent-style-name="Standard" style:master-page-name="Статья_20_4_20_стр.1">
      <style:paragraph-properties style:page-number="auto" fo:break-before="page"/>
    </style:style>
    <style:style style:name="P79" style:family="paragraph" style:parent-style-name="Standard" style:master-page-name="Статья_20_5_20_стр.1">
      <style:paragraph-properties style:page-number="auto" fo:break-before="page"/>
    </style:style>
    <style:style style:name="P80" style:family="paragraph" style:parent-style-name="Standard" style:master-page-name="Статья_20_6_20_стр.1">
      <style:paragraph-properties style:page-number="auto" fo:break-before="page"/>
    </style:style>
    <style:style style:name="P81" style:family="paragraph" style:parent-style-name="Standard" style:master-page-name="Статья_20_7_20_стр.1">
      <style:paragraph-properties style:page-number="auto" fo:break-before="page"/>
    </style:style>
    <style:style style:name="P82" style:family="paragraph" style:parent-style-name="Standard" style:master-page-name="Статья_20_8_20_стр.1">
      <style:paragraph-properties style:page-number="auto" fo:break-before="page"/>
    </style:style>
    <style:style style:name="P83" style:family="paragraph" style:parent-style-name="Standard" style:master-page-name="Статья_20_9_20_стр.1">
      <style:paragraph-properties style:page-number="auto" fo:break-before="page"/>
    </style:style>
    <style:style style:name="P84" style:family="paragraph" style:parent-style-name="Standard" style:master-page-name="Статья_20_10_20_стр.1">
      <style:paragraph-properties style:page-number="auto" fo:break-before="page"/>
    </style:style>
    <style:style style:name="P85" style:family="paragraph" style:parent-style-name="Standard" style:master-page-name="Статья_20_11_20_стр.1">
      <style:paragraph-properties style:page-number="auto" fo:break-before="page"/>
    </style:style>
    <style:style style:name="P86" style:family="paragraph" style:parent-style-name="Standard" style:master-page-name="Статья_20_12_20_стр.1">
      <style:paragraph-properties style:page-number="auto" fo:break-before="page"/>
    </style:style>
    <style:style style:name="P87" style:family="paragraph" style:parent-style-name="Standard" style:master-page-name="Статья_20_13_20_стр.1">
      <style:paragraph-properties style:page-number="auto" fo:break-before="page"/>
    </style:style>
    <style:style style:name="P88" style:family="paragraph" style:parent-style-name="Standard" style:master-page-name="Статья_20_14_20_стр.1">
      <style:paragraph-properties style:page-number="auto" fo:break-before="page"/>
    </style:style>
    <style:style style:name="P89" style:family="paragraph" style:parent-style-name="Standard" style:master-page-name="Статья_20_15_20_стр.1">
      <style:paragraph-properties style:page-number="auto" fo:break-before="page"/>
    </style:style>
    <style:style style:name="P90" style:family="paragraph" style:parent-style-name="Standard" style:master-page-name="Статья_20_16_20_стр.1">
      <style:paragraph-properties style:page-number="auto" fo:break-before="page"/>
    </style:style>
    <style:style style:name="P91" style:family="paragraph" style:parent-style-name="Standard" style:master-page-name="Статья_20_17_20_стр.1">
      <style:paragraph-properties style:page-number="auto" fo:break-before="page"/>
    </style:style>
    <style:style style:name="P92" style:family="paragraph" style:parent-style-name="Standard" style:master-page-name="Статья_20_18_20_стр.1">
      <style:paragraph-properties style:page-number="auto" fo:break-before="page"/>
    </style:style>
    <style:style style:name="P93" style:family="paragraph" style:parent-style-name="Standard" style:master-page-name="Статья_20_19_20_стр.1">
      <style:paragraph-properties style:page-number="auto" fo:break-before="page"/>
    </style:style>
    <style:style style:name="P94" style:family="paragraph" style:parent-style-name="Standard" style:master-page-name="Статья_20_20_20_стр.1">
      <style:paragraph-properties style:page-number="auto" fo:break-before="page"/>
    </style:style>
    <style:style style:name="P95" style:family="paragraph" style:parent-style-name="Footer">
      <style:text-properties fo:font-size="8pt" officeooo:rsid="024a1036" officeooo:paragraph-rsid="024a1036" style:font-size-asian="8pt" style:font-size-complex="8pt"/>
    </style:style>
    <style:style style:name="P96"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P97"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T1" style:family="text">
      <style:text-properties fo:font-style="normal" style:font-style-asian="normal" style:font-style-complex="normal"/>
    </style:style>
    <style:style style:name="T2" style:family="text">
      <style:text-properties fo:font-style="normal" style:font-style-asian="normal" style:font-name-complex="Liberation Serif" style:font-style-complex="normal"/>
    </style:style>
    <style:style style:name="T3" style:family="text">
      <style:text-properties officeooo:rsid="009c3fa3"/>
    </style:style>
    <style:style style:name="T4" style:family="text">
      <style:text-properties officeooo:rsid="009f4cf9"/>
    </style:style>
    <style:style style:name="T5" style:family="text">
      <style:text-properties officeooo:rsid="0130c4b5"/>
    </style:style>
    <style:style style:name="T6" style:family="text">
      <style:text-properties officeooo:rsid="01740b9b"/>
    </style:style>
    <style:style style:name="T7" style:family="text">
      <style:text-properties officeooo:rsid="01759fb8"/>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1e9c10f" style:font-style-asian="italic" style:font-style-complex="italic"/>
    </style:style>
    <style:style style:name="T11" style:family="text">
      <style:text-properties fo:font-style="italic" style:font-style-asian="italic" style:font-name-complex="Liberation Serif"/>
    </style:style>
    <style:style style:name="T12" style:family="text">
      <style:text-properties fo:font-style="italic" style:font-style-asian="italic" style:font-name-complex="Liberation Serif" style:font-style-complex="italic"/>
    </style:style>
    <style:style style:name="T13" style:family="text">
      <style:text-properties fo:font-style="italic" officeooo:rsid="01e9c10f" style:font-style-asian="italic" style:font-name-complex="Liberation Serif" style:font-style-complex="italic"/>
    </style:style>
    <style:style style:name="T14" style:family="text">
      <style:text-properties fo:font-style="italic" officeooo:rsid="01e9c10f" style:font-style-asian="italic" style:font-name-complex="Liberation Serif"/>
    </style:style>
    <style:style style:name="T15" style:family="text">
      <style:text-properties fo:font-style="italic" officeooo:rsid="01e9c10f" style:font-style-asian="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language="en" fo:country="US"/>
    </style:style>
    <style:style style:name="T18" style:family="text">
      <style:text-properties fo:language="en" fo:country="US" style:font-name-asian="MinionPro-It"/>
    </style:style>
    <style:style style:name="T19" style:family="text">
      <style:text-properties fo:language="en" fo:country="US" officeooo:rsid="0180626c"/>
    </style:style>
    <style:style style:name="T20" style:family="text">
      <style:text-properties fo:language="en" fo:country="US" fo:font-style="italic" style:font-style-asian="italic"/>
    </style:style>
    <style:style style:name="T21" style:family="text">
      <style:text-properties fo:language="en" fo:country="US" officeooo:rsid="01e9c10f"/>
    </style:style>
    <style:style style:name="T22" style:family="text">
      <style:text-properties fo:language="en" fo:country="US" officeooo:rsid="01ec1e39"/>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150feda" style:font-weight-asian="bold" style:font-weight-complex="bold"/>
    </style:style>
    <style:style style:name="T26" style:family="text">
      <style:text-properties fo:language="de" fo:country="DE"/>
    </style:style>
    <style:style style:name="T27" style:family="text">
      <style:text-properties fo:language="de" fo:country="DE" style:font-name-asian="MinionPro-It"/>
    </style:style>
    <style:style style:name="T28" style:family="text">
      <style:text-properties style:font-name="Liberation Serif4" fo:font-size="10pt" style:font-size-asian="10pt" style:font-size-complex="10pt"/>
    </style:style>
    <style:style style:name="T29" style:family="text">
      <style:text-properties style:font-name="Liberation Serif4" fo:font-size="10pt" style:text-underline-style="none" style:font-size-asian="10pt" style:font-size-complex="10pt"/>
    </style:style>
    <style:style style:name="T30" style:family="text">
      <style:text-properties officeooo:rsid="0131eb5b"/>
    </style:style>
    <style:style style:name="T31" style:family="text">
      <style:text-properties officeooo:rsid="015c4aa2"/>
    </style:style>
    <style:style style:name="T32" style:family="text">
      <style:text-properties style:font-name-asian="MinionPro-It"/>
    </style:style>
    <style:style style:name="T33" style:family="text">
      <style:text-properties fo:font-size="10.5pt" fo:font-style="italic" officeooo:rsid="013288f3" style:font-size-asian="10.5pt" style:font-style-asian="italic" style:font-size-complex="10.5pt" style:font-style-complex="italic"/>
    </style:style>
    <style:style style:name="T34" style:family="text">
      <style:text-properties fo:font-size="10.5pt" officeooo:rsid="013288f3" style:font-size-asian="10.5pt" style:font-size-complex="10.5pt"/>
    </style:style>
    <style:style style:name="T35" style:family="text">
      <style:text-properties officeooo:rsid="01779eed"/>
    </style:style>
    <style:style style:name="T36" style:family="text">
      <style:text-properties fo:font-size="8pt" fo:language="en" fo:country="US" style:font-size-asian="8pt" style:text-scale="97%"/>
    </style:style>
    <style:style style:name="T37" style:family="text">
      <style:text-properties officeooo:rsid="0150feda"/>
    </style:style>
    <style:style style:name="T38" style:family="text">
      <style:text-properties officeooo:rsid="01af40ab"/>
    </style:style>
    <style:style style:name="T39" style:family="text">
      <style:text-properties officeooo:rsid="01e9c10f"/>
    </style:style>
    <style:style style:name="T40" style:family="text">
      <style:text-properties officeooo:rsid="01ec1e39"/>
    </style:style>
    <style:style style:name="T41" style:family="text">
      <style:text-properties fo:font-size="10.8999996185303pt"/>
    </style:style>
    <style:style style:name="T42" style:family="text">
      <style:text-properties fo:font-size="10.8999996185303pt" fo:letter-spacing="-0.02mm"/>
    </style:style>
    <style:style style:name="T43" style:family="text">
      <style:text-properties fo:font-size="10.8999996185303pt" fo:letter-spacing="-0.04mm"/>
    </style:style>
    <style:style style:name="T44" style:family="text">
      <style:text-properties fo:font-size="10.8999996185303pt" fo:letter-spacing="-0.05mm"/>
    </style:style>
    <style:style style:name="T45" style:family="text">
      <style:text-properties fo:font-size="10.8999996185303pt" fo:letter-spacing="-0.09mm"/>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3" text:name="article1LastPage"/>
        <text:user-field-decl office:value-type="string" office:string-value="Задать УДК" text:name="article1UDK"/>
        <text:user-field-decl office:value-type="string" office:string-value="" text:name="author1Copyright"/>
        <text:user-field-decl office:value-type="string" office:string-value="Задайте название радела!" text:name="leftHeader1"/>
        <text:user-field-decl office:value-type="string" office:string-value="Фамилия И.О. Название статьи1" text:name="rightHeader1"/>
        <text:user-field-decl office:value-type="string" office:string-value="62" text:name="article2LastPage"/>
        <text:user-field-decl office:value-type="string" office:string-value="Задать УДК" text:name="article2UDK"/>
        <text:user-field-decl office:value-type="string" office:string-value="" text:name="author2Copyright"/>
        <text:user-field-decl office:value-type="string" office:string-value="Задайте название радела!" text:name="leftHeader2"/>
        <text:user-field-decl office:value-type="string" office:string-value="Фамилия И.О. Название статьи2" text:name="rightHeader2"/>
        <text:user-field-decl office:value-type="string" office:string-value="91" text:name="article3LastPage"/>
        <text:user-field-decl office:value-type="string" office:string-value="Задать УДК" text:name="article3UDK"/>
        <text:user-field-decl office:value-type="string" office:string-value="" text:name="author3Copyright"/>
        <text:user-field-decl office:value-type="string" office:string-value="Задайте название радела!" text:name="leftHeader3"/>
        <text:user-field-decl office:value-type="string" office:string-value="Фамилия И.О. Название статьи3" text:name="rightHeader3"/>
        <text:user-field-decl office:value-type="string" office:string-value="120" text:name="article4LastPage"/>
        <text:user-field-decl office:value-type="string" office:string-value="Задать УДК" text:name="article4UDK"/>
        <text:user-field-decl office:value-type="string" office:string-value="" text:name="author4Copyright"/>
        <text:user-field-decl office:value-type="string" office:string-value="Задайте название радела!" text:name="leftHeader4"/>
        <text:user-field-decl office:value-type="string" office:string-value="Фамилия И.О. Название статьи4" text:name="rightHeader4"/>
        <text:user-field-decl office:value-type="string" office:string-value="149" text:name="article5LastPage"/>
        <text:user-field-decl office:value-type="string" office:string-value="Задать УДК" text:name="article5UDK"/>
        <text:user-field-decl office:value-type="string" office:string-value="" text:name="author5Copyright"/>
        <text:user-field-decl office:value-type="string" office:string-value="Задайте название радела!" text:name="leftHeader5"/>
        <text:user-field-decl office:value-type="string" office:string-value="Фамилия И.О. Название статьи5" text:name="rightHeader5"/>
        <text:user-field-decl office:value-type="string" office:string-value="178" text:name="article6LastPage"/>
        <text:user-field-decl office:value-type="string" office:string-value="Задать УДК" text:name="article6UDK"/>
        <text:user-field-decl office:value-type="string" office:string-value="" text:name="author6Copyright"/>
        <text:user-field-decl office:value-type="string" office:string-value="Задайте название радела!" text:name="leftHeader6"/>
        <text:user-field-decl office:value-type="string" office:string-value="Фамилия И.О. Название статьи6" text:name="rightHeader6"/>
        <text:user-field-decl office:value-type="string" office:string-value="207" text:name="article7LastPage"/>
        <text:user-field-decl office:value-type="string" office:string-value="Задать УДК" text:name="article7UDK"/>
        <text:user-field-decl office:value-type="string" office:string-value="" text:name="author7Copyright"/>
        <text:user-field-decl office:value-type="string" office:string-value="Задайте название радела!" text:name="leftHeader7"/>
        <text:user-field-decl office:value-type="string" office:string-value="Фамилия И.О. Название статьи7" text:name="rightHeader7"/>
        <text:user-field-decl office:value-type="string" office:string-value="236" text:name="article8LastPage"/>
        <text:user-field-decl office:value-type="string" office:string-value="Задать УДК" text:name="article8UDK"/>
        <text:user-field-decl office:value-type="string" office:string-value="" text:name="author8Copyright"/>
        <text:user-field-decl office:value-type="string" office:string-value="Задайте название радела!" text:name="leftHeader8"/>
        <text:user-field-decl office:value-type="string" office:string-value="Фамилия И.О. Название статьи8" text:name="rightHeader8"/>
        <text:user-field-decl office:value-type="string" office:string-value="265" text:name="article9LastPage"/>
        <text:user-field-decl office:value-type="string" office:string-value="Задать УДК" text:name="article9UDK"/>
        <text:user-field-decl office:value-type="string" office:string-value="" text:name="author9Copyright"/>
        <text:user-field-decl office:value-type="string" office:string-value="Задайте название радела!" text:name="leftHeader9"/>
        <text:user-field-decl office:value-type="string" office:string-value="Фамилия И.О. Название статьи9" text:name="rightHeader9"/>
        <text:user-field-decl office:value-type="string" office:string-value="294" text:name="article10LastPage"/>
        <text:user-field-decl office:value-type="string" office:string-value="Задать УДК" text:name="article10UDK"/>
        <text:user-field-decl office:value-type="string" office:string-value="" text:name="author10Copyright"/>
        <text:user-field-decl office:value-type="string" office:string-value="Задайте название радела!" text:name="leftHeader10"/>
        <text:user-field-decl office:value-type="string" office:string-value="Фамилия И.О. Название статьи10" text:name="rightHeader10"/>
        <text:user-field-decl office:value-type="string" office:string-value="323" text:name="article11LastPage"/>
        <text:user-field-decl office:value-type="string" office:string-value="Задать УДК" text:name="article11UDK"/>
        <text:user-field-decl office:value-type="string" office:string-value="" text:name="author11Copyright"/>
        <text:user-field-decl office:value-type="string" office:string-value="Задайте название радела!" text:name="leftHeader11"/>
        <text:user-field-decl office:value-type="string" office:string-value="Фамилия И.О. Название статьи11" text:name="rightHeader11"/>
        <text:user-field-decl office:value-type="string" office:string-value="352" text:name="article12LastPage"/>
        <text:user-field-decl office:value-type="string" office:string-value="Задать УДК" text:name="article12UDK"/>
        <text:user-field-decl office:value-type="string" office:string-value="" text:name="author12Copyright"/>
        <text:user-field-decl office:value-type="string" office:string-value="Задайте название радела!" text:name="leftHeader12"/>
        <text:user-field-decl office:value-type="string" office:string-value="Фамилия И.О. Название статьи12" text:name="rightHeader12"/>
        <text:user-field-decl office:value-type="string" office:string-value="381" text:name="article13LastPage"/>
        <text:user-field-decl office:value-type="string" office:string-value="Задать УДК" text:name="article13UDK"/>
        <text:user-field-decl office:value-type="string" office:string-value="" text:name="author13Copyright"/>
        <text:user-field-decl office:value-type="string" office:string-value="Задайте название радела!" text:name="leftHeader13"/>
        <text:user-field-decl office:value-type="string" office:string-value="Фамилия И.О. Название статьи13" text:name="rightHeader13"/>
        <text:user-field-decl office:value-type="string" office:string-value="410" text:name="article14LastPage"/>
        <text:user-field-decl office:value-type="string" office:string-value="Задать УДК" text:name="article14UDK"/>
        <text:user-field-decl office:value-type="string" office:string-value="" text:name="author14Copyright"/>
        <text:user-field-decl office:value-type="string" office:string-value="Фамилия И.О. Название статьи14" text:name="rightHeader14"/>
        <text:user-field-decl office:value-type="string" office:string-value="Задайте название радела!" text:name="leftHeader14"/>
        <text:user-field-decl office:value-type="string" office:string-value="439" text:name="article15LastPage"/>
        <text:user-field-decl office:value-type="string" office:string-value="Задать УДК" text:name="article15UDK"/>
        <text:user-field-decl office:value-type="string" office:string-value="" text:name="author15Copyright"/>
        <text:user-field-decl office:value-type="string" office:string-value="Фамилия И.О. Название статьи15" text:name="rightHeader15"/>
        <text:user-field-decl office:value-type="string" office:string-value="Задайте название радела!" text:name="leftHeader15"/>
        <text:user-field-decl office:value-type="string" office:string-value="468" text:name="article16LastPage"/>
        <text:user-field-decl office:value-type="string" office:string-value="Задать УДК" text:name="article16UDK"/>
        <text:user-field-decl office:value-type="string" office:string-value="" text:name="author16Copyright"/>
        <text:user-field-decl office:value-type="string" office:string-value="Фамилия И.О. Название статьи16" text:name="rightHeader16"/>
        <text:user-field-decl office:value-type="string" office:string-value="Задайте название радела!" text:name="leftHeader16"/>
        <text:user-field-decl office:value-type="string" office:string-value="497" text:name="article17LastPage"/>
        <text:user-field-decl office:value-type="string" office:string-value="Задать УДК" text:name="article17UDK"/>
        <text:user-field-decl office:value-type="string" office:string-value="" text:name="author17Copyright"/>
        <text:user-field-decl office:value-type="string" office:string-value="Фамилия И.О. Название статьи17" text:name="rightHeader17"/>
        <text:user-field-decl office:value-type="string" office:string-value="Задайте название радела!" text:name="leftHeader17"/>
        <text:user-field-decl office:value-type="string" office:string-value="526" text:name="article18LastPage"/>
        <text:user-field-decl office:value-type="string" office:string-value="Задать УДК" text:name="article18UDK"/>
        <text:user-field-decl office:value-type="string" office:string-value="" text:name="author18Copyright"/>
        <text:user-field-decl office:value-type="string" office:string-value="Фамилия И.О. Название статьи18" text:name="rightHeader18"/>
        <text:user-field-decl office:value-type="string" office:string-value="Задайте название радела!" text:name="leftHeader18"/>
        <text:user-field-decl office:value-type="string" office:string-value="555" text:name="article19LastPage"/>
        <text:user-field-decl office:value-type="string" office:string-value="Задать УДК" text:name="article19UDK"/>
        <text:user-field-decl office:value-type="string" office:string-value="" text:name="author19Copyright"/>
        <text:user-field-decl office:value-type="string" office:string-value="Фамилия И.О. Название статьи19" text:name="rightHeader19"/>
        <text:user-field-decl office:value-type="string" office:string-value="Задайте название радела!" text:name="leftHeader19"/>
        <text:user-field-decl office:value-type="string" office:string-value="584" text:name="article20LastPage"/>
        <text:user-field-decl office:value-type="string" office:string-value="Задать УДК" text:name="article20UDK"/>
        <text:user-field-decl office:value-type="string" office:string-value="" text:name="author20Copyright"/>
        <text:user-field-decl office:value-type="string" office:string-value="Фамилия И.О. Название статьи20" text:name="rightHeader20"/>
        <text:user-field-decl office:value-type="string" office:string-value="Задайте название радела!" text:name="leftHeader20"/>
      </text:user-field-decls>
      <table:table table:name="Таблица50" table:style-name="Таблица50">
        <table:table-column table:style-name="Таблица50.A"/>
        <table:table-row table:style-name="Таблица50.1">
          <table:table-cell table:style-name="Таблица50.A1" office:value-type="string">
            <text:p text:style-name="P30">ИСТОРИЯ ФИЛОСОФИИ</text:p>
            <text:p text:style-name="P44">Научно-теоретический журнал</text:p>
            <text:p text:style-name="P46"><text:variable-set text:name="Год" office:value-type="float" office:value="2019" style:data-style-name="N0">2019</text:variable-set>. Том <text:variable-set text:name="Том" office:value-type="float" office:value="24" style:data-style-name="N0">24</text:variable-set>. Номер <text:variable-set text:name="Номер" office:value-type="float" office:value="1" style:data-style-name="N0">1</text:variable-set></text:p>
          </table:table-cell>
        </table:table-row>
      </table:table>
      <text:p text:style-name="P49">Главный редактор</text:p>
      <text:p text:style-name="P12"><text:span text:style-name="T33">И.И. Блауберг</text:span><text:span text:style-name="T34"> (Институт философии РАН, Москва, Россия)</text:span></text:p>
      <text:p text:style-name="P26">Редакционная коллегия</text:p>
      <text:p text:style-name="Редколлегия"><text:span text:style-name="T8">С.И.</text:span><text:span text:style-name="T20"> </text:span><text:span text:style-name="T8">Бажов</text:span> (Институт философии РАН, Москва, Россия), <text:span text:style-name="T8">П.А.</text:span><text:span text:style-name="T20"> </text:span><text:span text:style-name="T8">Гаджикурбанова</text:span> (Институт философии РАН, Москва, Россия), <text:span text:style-name="T8">Б.Л. Губман </text:span>(Тверской государственный университет, Тверь, Россия), <text:span text:style-name="T8">И.Д. Джохадзе</text:span> (Институт философии РАН, Москва, Россия), <text:span text:style-name="T8">Т.Б.</text:span><text:span text:style-name="T20"> </text:span><text:span text:style-name="T8">Длугач</text:span> (Институт философии РАН, Москва, Россия), <text:span text:style-name="T8">И.И. Евлампиев</text:span> (Санкт-Петербургский государственный университет, Санкт-Петербург, Россия), <text:span text:style-name="T8">А.А. Кротов</text:span> (Московский государственный университет им. М.В. Ломоносова, Москва, Россия), <text:span text:style-name="T8">А.Н. Круглов</text:span> (Российский государственный гуманитарный университет, Москва, Россия), <text:span text:style-name="T8">В.А. Куренной</text:span> (Национальный исследовательский университет «Высшая школа экономики», Москва, Россия), <text:span text:style-name="T8">В.Г. Лысенко</text:span> (Институт философии РАН, Москва, Россия), <text:span text:style-name="T8">Л.Б. Макеева</text:span> (Национальный исследовательский университет «Высшая школа экономики», Москва, Россия), <text:span text:style-name="T8">В.И. Молчанов</text:span> (Российский государственный гуманитарный университет, Москва, Россия), <text:span text:style-name="T8">В.В. Петров </text:span>(Институт философии РАН, Москва, Россия), <text:span text:style-name="T8">А.М. Руткевич</text:span> (Национальный исследовательский университет «Высшая школа экономики», Москва, Россия), <text:span text:style-name="T8">А.Э. Савин </text:span>(Российская академия народного хозяйства и государственной службы при Президенте Российской Федерации, Москва, Россия), <text:span text:style-name="T8">В.В. Сербиненко </text:span>(Российский государственный гуманитарный университет, Москва, Россия), <text:span text:style-name="T8">Ю.В. Синеокая</text:span> (Институт философии РАН, Москва, Россия), <text:span text:style-name="T8">М.А. Солопова</text:span> (Институт философии РАН, Москва, Россия), <text:span text:style-name="T8">А.В. Черняев</text:span> (Институт философии РАН, Москва, Россия)</text:p>
      <text:p text:style-name="P28"><text:span text:style-name="T30">Международный р</text:span>едакционный совет</text:p>
      <text:p text:style-name="P51"><text:span text:style-name="T8">Джеффри Эндрю Бараш</text:span> (Пикардийский университет им. Жюля Верна, Амьен, Франция), <text:span text:style-name="T8">Аудриус Бейнориус</text:span> (Вильнюсский университет, Вильнюс, Литва), <text:span text:style-name="T8">И.С. Вдовина</text:span> (Институт философии РАН, Москва, Россия), <text:span text:style-name="T8">М.Н. Громов</text:span> (Институт философии РАН, Москва, Россия), <text:span text:style-name="T8">Моник Кастийо</text:span> (Университет Париж-XII, Франция), <text:span text:style-name="T8">Н.В. Мотрошилова</text:span> (Институт философии РАН, Москва, Россия), <text:span text:style-name="T8">Николай Плотников</text:span> (Восточноевропейская коллегия, Северный Рейн-Вестфалия; институт русской культуры им. Ю.М.Лотмана, Рурский университет Бохума, ФРГ), <text:span text:style-name="T8">А.В. Смирнов </text:span>(Институт философии РАН, Москва, Россия), <text:span text:style-name="T8">М.Т. Степанянц</text:span> (Институт философии РАН, Москва, Россия), <text:span text:style-name="T8">Мишель Юлен</text:span> (Сорбонна, Париж, Франц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9"><text:span text:style-name="T24">Учредитель</text:span> Федеральное государственное бюджетное учреждение науки Институт философии Российской академии наук</text:p>
            <text:p text:style-name="P39"><text:span text:style-name="T24">Периодичность: </text:span>2 раза в год. Выходит с 1997 г.</text:p>
            <text:p text:style-name="P52"><text:span text:style-name="T24">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No ФС77-61225 от 03 апреля 2015 г.</text:p>
            <text:p text:style-name="P42"><text:span text:style-name="T24">Подписной индекс</text:span> в Объединенном каталоге «Пресса России» – 94118</text:p>
          </table:table-cell>
          <table:table-cell table:style-name="Таблица1.B1" office:value-type="string">
            <text:p text:style-name="P34"><text:span text:style-name="T24">Журнал включен в:</text:span> Перечень рецензируемых науч­ных журналов ВАК (группа научных специальностей «09.00.00 – философские науки»); Российский индекс научного цитирования (РИНЦ); КиберЛенинка; Ulrich’s Periodicals Directory; EBSCO; ERIH PLUS</text:p>
            <text:p text:style-name="P33">Публикуемые материалы прошли процедуру рецензи<text:span text:style-name="T38">­</text:span>рования и экспертного отбора.</text:p>
            <text:p text:style-name="P35"><text:span text:style-name="T24">Адрес редакции:</text:span> Российская Федерация, 109240,<text:line-break/>г. Москва, ул. Гончарная, д. 12, стр. 1, оф. 412</text:p>
            <text:p text:style-name="P35">Тел.: +7 (495) 697-73-26; e-mail: hist_phil@iph.ras.ru; <text:line-break/>сайт: <text:bookmark-start text:name="__DdeLink__36172_1248715561"/><text:span text:style-name="T36">http://iph.ras.ru/hp.htm</text:span><text:bookmark-end text:name="__DdeLink__36172_1248715561"/></text:p>
          </table:table-cell>
        </table:table-row>
      </table:table>
      <table:table table:name="Таблица51" table:style-name="Таблица51">
        <table:table-column table:style-name="Таблица51.A"/>
        <table:table-row table:style-name="Таблица51.1">
          <table:table-cell table:style-name="Таблица51.A1" office:value-type="string">
            <text:p text:style-name="P31">HISTORY OF PHILOSOPHY</text:p>
            <text:p text:style-name="P45">(ISTORIYA FILOSOFII)</text:p>
            <text:p text:style-name="P47"><text:variable-get text:name="Год" style:data-style-name="N0">2019</text:variable-get>. Volume <text:variable-get text:name="Том" style:data-style-name="N0">24</text:variable-get>. Number <text:variable-get text:name="Номер" style:data-style-name="N0">1</text:variable-get></text:p>
          </table:table-cell>
        </table:table-row>
      </table:table>
      <text:p text:style-name="P48">Editor-in-Chief</text:p>
      <text:p text:style-name="P11"><text:span text:style-name="T9">Irina Blauberg </text:span>(RAS Institute of Philosophy, Moscow, Russia)</text:p>
      <text:p text:style-name="P27">Editorial Board</text:p>
      <text:p text:style-name="Редколлегия_20_Англ"><text:span text:style-name="Character_5f_20_5f_style"><text:span text:style-name="T20">Sergey I. Bazhov </text:span></text:span><text:span text:style-name="Character_5f_20_5f_style"><text:span text:style-name="T17">(RAS Institute of Philosophy, Moscow, Russia), </text:span></text:span><text:span text:style-name="Character_5f_20_5f_style"><text:span text:style-name="T20">Anatoly V. Chernyaev </text:span></text:span><text:span text:style-name="Character_5f_20_5f_style"><text:span text:style-name="T17">(RAS Institute of Philosophy, Moscow, Russia), </text:span></text:span><text:span text:style-name="Character_5f_20_5f_style"><text:span text:style-name="T20">Igor D. Dzhokhadze </text:span></text:span><text:span text:style-name="Character_5f_20_5f_style"><text:span text:style-name="T17">(RAS Institute of Philosophy, Moscow, Russia), </text:span></text:span><text:span text:style-name="Character_5f_20_5f_style"><text:span text:style-name="T20">Tamara B.</text:span></text:span><text:span text:style-name="T17"> </text:span><text:span text:style-name="Character_5f_20_5f_style"><text:span text:style-name="T20">Dlugatch </text:span></text:span><text:span text:style-name="Character_5f_20_5f_style"><text:span text:style-name="T17">(RAS Institute of Philosophy, Moscow, Russia), </text:span></text:span><text:span text:style-name="Character_5f_20_5f_style"><text:span text:style-name="T20">Igor I. Evlampiev </text:span></text:span><text:span text:style-name="Character_5f_20_5f_style"><text:span text:style-name="T17">(St. Petersburg State University, St. Petersburg, Russia), </text:span></text:span><text:span text:style-name="Character_5f_20_5f_style"><text:span text:style-name="T20">Polina A. Gadzhikurbanova </text:span></text:span><text:span text:style-name="Character_5f_20_5f_style"><text:span text:style-name="T17">(RAS Institute of Philosophy, Moscow, Russia), </text:span></text:span><text:span text:style-name="Character_5f_20_5f_style"><text:span text:style-name="T20">Boris L. Gubman </text:span></text:span><text:span text:style-name="Character_5f_20_5f_style"><text:span text:style-name="T17">(Tver State University, Tver, Russia), </text:span></text:span><text:span text:style-name="Character_5f_20_5f_style"><text:span text:style-name="T20">Artem A. Krotov </text:span></text:span><text:span text:style-name="Character_5f_20_5f_style"><text:span text:style-name="T17">(Lomonosov Moscow State University, Moscow, Russia), </text:span></text:span><text:span text:style-name="Character_5f_20_5f_style"><text:span text:style-name="T20">Alexey N. Kruglov </text:span></text:span><text:span text:style-name="Character_5f_20_5f_style"><text:span text:style-name="T17">(Russian State University for the Humanities, Moscow, Russia), </text:span></text:span><text:span text:style-name="Character_5f_20_5f_style"><text:span text:style-name="T20">Vitaly A. Kurennoy </text:span></text:span><text:span text:style-name="Character_5f_20_5f_style"><text:span text:style-name="T17">(National Research University – Higher School of Economics, Moscow, Russia), </text:span></text:span><text:span text:style-name="Character_5f_20_5f_style"><text:span text:style-name="T20">Viktoria G. Lysenko </text:span></text:span><text:span text:style-name="Character_5f_20_5f_style"><text:span text:style-name="T17">(RAS Institute of Philosophy, Moscow, Russia), </text:span></text:span><text:span text:style-name="Character_5f_20_5f_style"><text:span text:style-name="T20">Lolita B. Makeeva </text:span></text:span><text:span text:style-name="Character_5f_20_5f_style"><text:span text:style-name="T17">(National Research University – Higher School of Economics, Moscow, Russia), </text:span></text:span><text:span text:style-name="Character_5f_20_5f_style"><text:span text:style-name="T20">Victor I. Molchanov </text:span></text:span><text:span text:style-name="Character_5f_20_5f_style"><text:span text:style-name="T17">(Russian State University for the Humanities, Moscow, Russia), </text:span></text:span><text:span text:style-name="Character_5f_20_5f_style"><text:span text:style-name="T20">Valery V. Petrov </text:span></text:span><text:span text:style-name="Character_5f_20_5f_style"><text:span text:style-name="T17">(RAS Institute of Philosophy, Moscow, Russia), </text:span></text:span><text:span text:style-name="Character_5f_20_5f_style"><text:span text:style-name="T20">Alexey M. Rutkevich </text:span></text:span><text:span text:style-name="Character_5f_20_5f_style"><text:span text:style-name="T17">(National Research University – Higher School of Economics, Moscow, Russia), </text:span></text:span><text:span text:style-name="Character_5f_20_5f_style"><text:span text:style-name="T20">Alexey E. Savin </text:span></text:span><text:span text:style-name="Character_5f_20_5f_style"><text:span text:style-name="T17">(Head of Department, the Russian Presidential Academy of National Economy and Public Administration, Moscow, Russia), </text:span></text:span><text:span text:style-name="Character_5f_20_5f_style"><text:span text:style-name="T20">Vyacheslav V. Serbinenko </text:span></text:span><text:span text:style-name="Character_5f_20_5f_style"><text:span text:style-name="T17">(Russian State University for the Humanities, Moscow, Russia), </text:span></text:span><text:span text:style-name="Character_5f_20_5f_style"><text:span text:style-name="T20">Julia V. Sineokaya </text:span></text:span><text:span text:style-name="Character_5f_20_5f_style"><text:span text:style-name="T17">(RAS Institute of Philosophy, Moscow, Russia), </text:span></text:span><text:span text:style-name="Character_5f_20_5f_style"><text:span text:style-name="T20">Maria A. Solopova </text:span></text:span><text:span text:style-name="Character_5f_20_5f_style"><text:span text:style-name="T17">(RAS Institute of Philosophy, Moscow, Russia)</text:span></text:span></text:p>
      <text:p text:style-name="P29">Editorial Council</text:p>
      <text:p text:style-name="P50">Jeffrey Andrew Barash (University of Picardy Jules Verne, Amiens, France), Audrius Beinorius (Vilnius University, Vilnius, Lithuania), Monique Castillo (University Paris-Creteil, Paris, France), Michail N. Gromov (RAS Institute of Philosophy, Moscow, Russia), Michel Hulin (Sorbonne, Paris IV, Paris, France), Nelly V. Motroshilova (RAS Institute of Philosophy, Moscow, Russia), Nikolaj Plotnikov (Lotman-Institute of Russian Culture at Ruhr-University; “Osteuropa-Kolleg NRW”, Bochum, Germany), Andrey V. Smirnov (RAS Institute of Philosophy, Moscow, Russia), Marietta T. Stepaniants (RAS Institute of Philosophy, Moscow, Russia), Irena S. Vdovina (RAS Institute of Philosophy, Moscow, Russia)</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3"><text:span text:style-name="T24">Publisher:</text:span> Institute of Philosophy, Russian Academy of Sciences</text:p>
            <text:p text:style-name="P41">Frequency: 2 times per year</text:p>
            <text:p text:style-name="P40">First issue: 1997 </text:p>
            <text:p text:style-name="P38"><text:span text:style-name="T24">The journal is registered</text:span> with the Federal Service for Supervision of Communications, Information Technology, and Mass Media (Roskomnadzor). The Mass Media Registration Certificate No. FS77-61225 on April 3, 2015</text:p>
            <text:p text:style-name="P38"><text:span text:style-name="T24">Subscription index</text:span> in the United Catalogue “The Russian Press” is 94118</text:p>
          </table:table-cell>
          <table:table-cell table:style-name="Таблица2.B1" office:value-type="string">
            <text:p text:style-name="P34"><text:span text:style-name="T25">Abstracting and Indexing:</text:span><text:span text:style-name="T37"> </text:span><text:span text:style-name="T36">the list of peer-reviewed scientific editions acknowledged by the Higher Attestation Commission of the Ministry of Education and Science of the Russian Federation; CyberLeninka; Ulrich’s Periodicals Directory; EBSCO; ERIH PLUS</text:span></text:p>
            <text:p text:style-name="P32">All materials published in the “History of Philosophy” journal undergo peer review process</text:p>
            <text:p text:style-name="P36"><text:span text:style-name="T24">Editorial address:</text:span> 12/1 Goncharnaya Str., Moscow 109240, Russian Federation</text:p>
            <text:p text:style-name="P36">Tel.: +7 (495) 697-73-26; e-mail: hist_phil@iph.ras.ru;</text:p>
            <text:p text:style-name="P37">website: <text:span text:style-name="T36">http://iph.ras.ru/hp.htm</text:span></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
        </text:index-body>
      </text:table-of-content>
      <text:p text:style-name="P73"><text:span text:style-name="Character_5f_20_5f_style"/></text:p>
      <text:p text:style-name="P72">Научно-теоретический журнал</text:p>
      <text:p text:style-name="P25"/>
      <text:p text:style-name="P59">История философии / History of Philosophy</text:p>
      <text:p text:style-name="P60"><text:variable-get text:name="Год" style:data-style-name="N0">2019</text:variable-get>. Том <text:variable-get text:name="Том" style:data-style-name="N0">24</text:variable-get>. Номер <text:variable-get text:name="Номер" style:data-style-name="N0">1</text:variable-get></text:p>
      <text:p text:style-name="P54"/>
      <text:p text:style-name="P53"><text:span text:style-name="T24">Учредитель и издатель: </text:span>Федеральное государственное бюджетное учреждение науки Институт <text:line-break/>философии Российской академии наук</text:p>
      <text:p text:style-name="P53"/>
      <text:p text:style-name="P53">Свидетельство о регистрации СМИ: ПИ <text:span text:style-name="T35">№</text:span> ФС77-61225 от 03 апреля 2015 г.</text:p>
      <text:p text:style-name="P55"/>
      <text:p text:style-name="P17">Главный редактор: <text:span text:style-name="T9">И.И. Блауберг</text:span></text:p>
      <text:p text:style-name="P17">Зам. главного редактора: <text:span text:style-name="T9">П.А. Гаджикурбанова</text:span></text:p>
      <text:p text:style-name="P17">Научны<text:span text:style-name="T39">е</text:span> редактор<text:span text:style-name="T39">ы</text:span>: <text:span text:style-name="T10">А.М. Гагинский, </text:span><text:span text:style-name="T9">А.Э. Савин</text:span></text:p>
      <text:p text:style-name="P17">Редактор: <text:span text:style-name="T9">А.А. Чикин</text:span></text:p>
      <text:p text:style-name="P17">Зав. редакцией: <text:span text:style-name="T9">Н.А. Татаренко</text:span></text:p>
      <text:p text:style-name="P56"/>
      <text:p text:style-name="P21"><text:span text:style-name="T2">Художники: </text:span><text:span text:style-name="T11">О.О. Петина, Ю.А. Аношина</text:span></text:p>
      <text:p text:style-name="P21"><text:span text:style-name="T2">Технический редактор</text:span><text:span text:style-name="T12"> </text:span><text:span text:style-name="T13">Е</text:span><text:span text:style-name="T12">.</text:span><text:span text:style-name="T14">А</text:span><text:span text:style-name="T11">. </text:span><text:span text:style-name="T14">Морозова</text:span></text:p>
      <text:p text:style-name="P21"><text:span text:style-name="T2">Корректор </text:span><text:span text:style-name="T11">И.А. Мальцева</text:span></text:p>
      <text:p text:style-name="P57"/>
      <text:p text:style-name="P58">Подписано в печать с оригинал-макета 00.0<text:span text:style-name="T39">0</text:span>.1<text:span text:style-name="T39">9</text:span>.<text:line-break/>Формат 70х10<text:span text:style-name="T31">8</text:span> 1/16. Печать офсетная. Гарнитура <text:span text:style-name="T17">Liberation Serif</text:span>.<text:line-break/>Усл. печ. л. <text:span text:style-name="T40">13</text:span><text:span text:style-name="T17">,</text:span><text:span text:style-name="T22">3</text:span>. Уч.-изд. л. 1<text:span text:style-name="T39">2</text:span><text:span text:style-name="T17">,</text:span><text:span text:style-name="T21">29</text:span>. Тираж 1 000 экз. Заказ № <text:span text:style-name="T39">00</text:span>.</text:p>
      <text:p text:style-name="P17"/>
      <text:p text:style-name="P22">Оригинал-макет изготовлен в Институте философии РАН<text:line-break/>Компьютерная верстка: <text:span text:style-name="T10">Е</text:span><text:span text:style-name="T9">.</text:span><text:span text:style-name="T8">А. </text:span><text:span text:style-name="T15">Морозова</text:span></text:p>
      <text:p text:style-name="P18"/>
      <text:p text:style-name="P23">Отпечатано в ЦОП Института философии РАН<text:line-break/>109240, г. Москва, ул. Гончарная, д. 12, стр. 1</text:p>
      <text:p text:style-name="P19"/>
      <text:p text:style-name="P20">Свободная цена</text:p>
      <text:p text:style-name="P19"/>
      <text:p text:style-name="P24">Информацию о журнале «История философии» см. на сайте: http://iph.ras.ru/hp.htm</text:p>
      <text:p text:style-name="P62">Информация для авторов</text:p>
      <text:p text:style-name="Информация_20_для_20_авторов">Журнал «История философии» – специализированное издание Института философии РАН, публикующее статьи историко-философского характера, переводы философской классики, рецензии на книги историко-философской значимости, недавно вышедшие из печати. </text:p>
      <text:p text:style-name="Информация_20_для_20_авторов">К публикации <text:span text:style-name="T23">не принимаются</text:span> разделы диссертаций, тексты учебно-образовательного и научно-популярного характера, а также тезисы различного рода докладов. </text:p>
      <text:p text:style-name="Информация_20_для_20_авторов">Передавая в редакцию рукопись своей работы, автор принимает на себя обязательство не публиковать ее ни полностью, ни частично в каком бы то ни было ином издании без согласования с редакцией журнала. Ссылка на «Историю философи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Информация_20_для_20_авторов">Объем статьи – от 0,7 до 1,3 а.л., включая ссылки, примечания, список литературы, аннотацию. Рецензия – до 0,8 а.л. Для рецензии также требуется аннотация. Превышение объема может служить основанием для отказа в публикации. </text:p>
      <text:p text:style-name="Информация_20_для_20_авторов">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ширине, поля: 2,5 см со всех сторон.</text:p>
      <text:p text:style-name="Информация_20_для_20_авторов">Абзацные отступы, нумерованные и маркированные списки и сноски делаются только автоматически. Переносы не ставятся (ни вручную, ни автоматически).</text:p>
      <text:p text:style-name="Информация_20_для_20_авторов">Примечания оформляются как постраничные сноски со сквозной нумерацией. <text:bookmark text:name="_GoBack"/>Библиографические сведения, отсылающие к Списку литературы, даются в основном тексте и в примечаниях в квадратных скобках, например: [Иванов, 2000, с. 10]. В Список литературы включаются только те источники, которые упомянуты или процитированы в тексте статьи и снабжены ссылками.</text:p>
      <text:p text:style-name="Информация_20_для_20_авторов">Помимо основного текста, рукопись должна включать в себя следующие обязательные элементы <text:span text:style-name="T16">на русском и английском языках</text:span>:</text:p>
      <text:list xml:id="list1566919462" text:style-name="List_20_2">
        <text:list-item>
          <text:p text:style-name="P70">сведения об авторе(ах):</text:p>
          <text:list>
            <text:list-item>
              <text:p text:style-name="P70">фамилия, имя и отчество автора (полностью);</text:p>
            </text:list-item>
            <text:list-item>
              <text:p text:style-name="P70">ученая степень, ученое звание;</text:p>
            </text:list-item>
            <text:list-item>
              <text:p text:style-name="P70">место работы;</text:p>
            </text:list-item>
            <text:list-item>
              <text:p text:style-name="P70">полный адрес места работы (включая страну, индекс, город);</text:p>
            </text:list-item>
            <text:list-item>
              <text:p text:style-name="P70">адрес электронной почты автора.</text:p>
            </text:list-item>
          </text:list>
        </text:list-item>
        <text:list-item>
          <text:p text:style-name="P70">название статьи;</text:p>
        </text:list-item>
        <text:list-item>
          <text:p text:style-name="P70">аннотация (от 200 до 400 слов);</text:p>
        </text:list-item>
        <text:list-item>
          <text:p text:style-name="P70">ключевые слова (до 10 слов и словосочетаний);</text:p>
        </text:list-item>
        <text:list-item>
          <text:p text:style-name="P70">список литературы.</text:p>
        </text:list-item>
      </text:list>
      <text:p text:style-name="Информация_20_для_20_авторов">Рукописи на русском языке должны содержать <text:span text:style-name="T16">два варианта представления списка литературы</text:span>:</text:p>
      <text:list xml:id="list171735156354261" text:continue-list="list1566919462" text:style-name="List_20_2">
        <text:list-item text:start-value="1">
          <text:p text:style-name="P70">список, озаглавленный <text:span text:style-name="T24">«Список литературы»</text:span>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p>
        </text:list-item>
        <text:list-item>
          <text:p text:style-name="P71">список, озаглавленный <text:span text:style-name="T24">«References» </text:span>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p>
          <text:list>
            <text:list-item>
              <text:p text:style-name="P70">автор (транслитерация);</text:p>
            </text:list-item>
            <text:list-item>
              <text:p text:style-name="P70">заглавие статьи (транслитерация);</text:p>
            </text:list-item>
            <text:list-item>
              <text:p text:style-name="P70">[перевод заглавия статьи на английский язык в квадратных скобках];</text:p>
            </text:list-item>
            <text:list-item>
              <text:p text:style-name="P70">название русскоязычного источника (транслитерация);</text:p>
            </text:list-item>
            <text:list-item>
              <text:p text:style-name="P70">[перевод названия источника на английский язык в квадратных скобках];</text:p>
            </text:list-item>
            <text:list-item>
              <text:p text:style-name="P70">выходные данные на английском языке.</text:p>
            </text:list-item>
          </text:list>
        </text:list-item>
      </text:list>
      <text:p text:style-name="Информация_20_для_20_авторов"><text:span text:style-name="T28">Для транслитерации русскоязычных источников нужно использовать сайт </text:span><text:span text:style-name="T29">http://trans.li</text:span><text:span text:style-name="T28">, в графе «варианты перевода» выбрать вариант «</text:span><text:span text:style-name="T29">BSI</text:span><text:span text:style-name="T28">». 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 </text:span></text:p>
      <text:p text:style-name="P61"><text:soft-page-break/>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ГОСТа и помещается сразу после основного текста рукописи.</text:p>
      <text:p text:style-name="Информация_20_для_20_авторов">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мя и фамилия автора, сведения об авторе, аннотация, ключевые слова, «References»). </text:p>
      <text:p text:style-name="Информация_20_для_20_авторов">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text:span text:style-name="T17">pdf</text:span>.</text:p>
      <text:p text:style-name="Информация_20_для_20_авторов">Подробные рекомендации и примеры оформления текста, аннотаций, списков литературы и пр. содержатся в «Требованиях к рукописям статей» на сайте журнала по адресу: http://iphras.ru/hp_manuscript.htm.</text:p>
      <text:p text:style-name="Информация_20_для_20_авторов">Редакция принимает решение о публикации текста в соответствии с рекомендациями редколлегии, главного редактора и с оценкой экспертов. Решение о публикации принимается в течение двух месяцев с момента предоставления рукописи.</text:p>
      <text:p text:style-name="Информация_20_для_20_авторов">Редколлегия оставляет за собой право на редактирование материалов, согласовывая окончательный вариант с автором. </text:p>
      <text:p text:style-name="Информация_20_для_20_авторов">Журнал не имеет возможности выплачивать гонорары авторам. Плата за публикацию рукописей не взимается.</text:p>
      <text:p text:style-name="Информация_20_для_20_авторов">Адрес редакции: Российская Федерация,<text:span text:style-name="T23"> </text:span>109240, г. Москва, ул. Гончарная, д. 12, стр. 1, оф. 412. Тел.: +7 (495) 697-73-26; <text:span text:style-name="T27">e-mail: </text:span><text:span text:style-name="T18">hist</text:span><text:span text:style-name="T32">_</text:span><text:span text:style-name="T26">phil@iph.ras.ru; </text:span>сайт: <text:span text:style-name="T17">http</text:span><text:span text:style-name="T19">s</text:span>://<text:span text:style-name="T19">hp.iph.ras.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4" svg:font-family="'Liberation Serif'" style:font-pitch="variable"/>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ru" fo:country="RU"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page"/>
      <style:text-properties style:font-name="Liberation Serif1" fo:font-family="'Liberation Serif'" style:font-style-name="Regular" style:font-pitch="variable" fo:font-size="11pt" style:font-size-asian="10.5pt" fo:hyphenate="tru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2"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30mm" fo:margin-bottom="8.01mm" loext:contextual-spacing="false" fo:line-height="100%" fo:text-align="center" style:justify-single-word="false" fo:text-indent="0mm" style:auto-text-indent="false" style:page-number="auto" style:shadow="none" style:writing-mode="page">
        <style:tab-stops/>
      </style:paragraph-properties>
      <style:text-properties fo:text-transform="uppercase" fo:font-size="11pt" fo:font-weight="bold" style:font-size-asian="130%" style:font-weight-asian="bold" style:font-size-complex="130%" style:font-weight-complex="bold"/>
    </style:style>
    <style:style style:name="Автор" style:family="paragraph" style:parent-style-name="Standard" style:next-style-name="Heading_20_2">
      <style:paragraph-properties fo:margin-top="45mm" fo:margin-bottom="0mm" loext:contextual-spacing="false"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image-width="0mm" draw:fill-image-height="0mm"/>
      <style:paragraph-properties fo:margin-left="0mm" fo:margin-right="0mm" fo:margin-top="4mm" fo:margin-bottom="6mm" loext:contextual-spacing="true" fo:line-height="100%" fo:text-align="center" style:justify-single-word="false" style:register-true="true" fo:text-indent="0mm" style:auto-text-indent="false" style:page-number="auto" style:shadow="none" text:number-lines="true" text:line-number="0" style:writing-mode="page">
        <style:tab-stops/>
      </style:paragraph-properties>
      <style:text-properties style:font-name="Liberation Serif3" fo:font-family="'Liberation Serif'" style:font-style-name="Полужирный" style:font-pitch="variable" fo:font-size="12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mm" fo:margin-bottom="3m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7mm" fo:margin-bottom="4.99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4.99mm" fo:margin-bottom="3mm" loext:contextual-spacing="false" fo:line-height="100%"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3m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3mm" fo:border-left="none" fo:border-right="none" fo:border-top="none" fo:border-bottom="0.51pt solid #000000"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fo:letter-spacing="normal" officeooo:rsid="004b8a18" style:font-size-asian="9pt" style:font-size-complex="9pt" fo:hyphenate="false" fo:hyphenation-remain-char-count="2" fo:hyphenation-push-char-count="2"/>
    </style:style>
    <style:style style:name="Редколлегия" style:family="paragraph" style:parent-style-name="Standard" style:master-page-name="">
      <loext:graphic-properties draw:fill="none" draw:fill-color="#729fcf"/>
      <style:paragraph-properties fo:line-height="3.79mm" fo:text-align="justify" style:justify-single-word="false" style:page-number="auto" fo:background-color="transparent" style:writing-mode="page">
        <style:tab-stops/>
      </style:paragraph-properties>
      <style:text-properties fo:font-size="10pt" fo:letter-spacing="-0.04mm" style:font-size-asian="10pt" style:font-size-complex="10pt"/>
    </style:style>
    <style:style style:name="Задний_20_форзац" style:display-name="Задний форзац" style:family="paragraph">
      <style:paragraph-properties fo:margin-left="0mm" fo:margin-right="0mm" fo:text-indent="0mm" style:auto-text-indent="false" style:writing-mode="lr-tb"/>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3.79mm" fo:margin-bottom="3mm" loext:contextual-spacing="false" fo:line-height="100%" fo:text-align="center"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 fo:font-family="'Liberation Serif'" style:font-family-generic="roman" style:font-pitch="variable" fo:font-size="10pt" fo:language="ru" fo:country="RU" fo:font-weight="bold" style:font-name-asian="Liberation Serif" style:font-family-asian="'Liberation Serif'" style:font-family-generic-asian="roman" style:font-pitch-asian="variable" style:font-size-asian="10pt" style:font-weight-asian="bold" style:font-name-complex="Liberation Serif"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 fo:font-family="'Liberation Serif'" style:font-family-generic="roman" style:font-pitch="variable" fo:font-size="10pt" fo:language="ru" fo:country="RU" style:font-name-asian="Liberation Serif" style:font-family-asian="'Liberation Serif'" style:font-family-generic-asian="roman" style:font-pitch-asian="variable" style:font-size-asian="10pt" style:font-name-complex="Liberation Serif"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Информация_20_для_20_авторов" style:display-name="Информация для авторов" style:family="paragraph" style:parent-style-name="Standard">
      <loext:graphic-properties draw:fill-image-width="0mm" draw:fill-image-height="0mm"/>
      <style:paragraph-properties fo:margin-left="0mm" fo:margin-right="0mm" fo:margin-top="0mm" fo:margin-bottom="0mm" loext:contextual-spacing="false" fo:line-height="3.9mm" fo:text-align="justify" style:justify-single-word="false" fo:text-indent="7mm" style:auto-text-indent="false"/>
      <style:text-properties style:font-name="Liberation Serif4" fo:font-family="'Liberation Serif'" style:font-pitch="variable" fo:font-size="10pt" style:font-size-asian="10pt" style:font-size-complex="10pt"/>
    </style:style>
    <style:style style:name="Поэма" style:family="paragraph" style:parent-style-name="Standard">
      <loext:graphic-properties draw:fill="none" draw:fill-color="#729fcf"/>
      <style:paragraph-properties fo:margin-left="39.76mm" fo:margin-right="0mm" fo:margin-top="1.92mm" fo:margin-bottom="1.92mm" loext:contextual-spacing="true" fo:line-height="100%" fo:text-align="start" style:justify-single-word="false" fo:text-indent="0mm" style:auto-text-indent="false" fo:background-color="transparent" style:writing-mode="page"/>
      <style:text-properties fo:font-size="10pt" style:font-size-asian="10.5pt"/>
    </style:style>
    <style:style style:name="Оглавление_20_2_20_Английское" style:display-name="Оглавление 2 Английское" style:family="paragraph" style:parent-style-name="Contents_20_2">
      <style:paragraph-properties fo:line-height="3.53mm" style:writing-mode="lr-tb">
        <style:tab-stops>
          <style:tab-stop style:position="127m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Аннотация_20_и_20_Ключевые_20_слова" style:display-name="Аннотация и Ключевые слова" style:family="paragraph" style:parent-style-name="Standard" style:master-page-name="">
      <style:paragraph-properties fo:margin-top="0mm" fo:margin-bottom="1.01mm" loext:contextual-spacing="false" fo:line-height="100%" fo:text-align="justify" style:justify-single-word="false" style:page-number="auto" style:writing-mode="page"/>
      <style:text-properties fo:font-size="10pt"/>
    </style:style>
    <style:style style:name="Цитирование" style:family="paragraph" style:parent-style-name="Text_20_body">
      <style:paragraph-properties fo:margin-left="4.99mm" fo:margin-right="4.99mm" fo:margin-top="2.12mm" fo:margin-bottom="2.12mm" loext:contextual-spacing="false" fo:line-height="3.88mm" fo:text-indent="0mm" style:auto-text-indent="false" style:writing-mode="page"/>
      <style:text-properties fo:font-size="10pt"/>
    </style:style>
    <style:style style:name="Subtitle" style:family="paragraph" style:parent-style-name="Standard" style:next-style-name="Standard" style:list-style-name="" style:class="chapter">
      <style:paragraph-properties fo:margin-left="0mm" fo:margin-right="0mm" fo:margin-top="0mm" fo:margin-bottom="2.82mm" loext:contextual-spacing="false" fo:text-indent="7mm" style:auto-text-indent="false"/>
      <style:text-properties fo:color="#5a5a5a" style:font-name="Calibri" fo:font-family="Calibri, Carlito" style:font-family-generic="swiss" style:font-pitch="variable" fo:font-size="11pt" fo:letter-spacing="0.26mm" style:font-name-asian="Calibri" style:font-family-asian="Calibri, Carlito" style:font-family-generic-asian="swiss" style:font-pitch-asian="variable" style:font-size-asian="11pt" style:font-name-complex="Calibri" style:font-family-complex="Calibri, Carlito" style:font-family-generic-complex="swiss" style:font-pitch-complex="variable" style:font-size-complex="11pt"/>
    </style:style>
    <style:style style:name="Обычный_20__28_веб_29_" style:display-name="Обычный (веб)" style:family="paragraph" style:parent-style-name="Standard">
      <style:paragraph-properties fo:margin-top="4.94mm" fo:margin-bottom="4.94mm" loext:contextual-spacing="false"/>
      <style:text-properties style:font-name-asian="Times New Roman" style:font-family-asian="'Times New Roman'" style:font-family-generic-asian="roman" style:font-pitch-asian="variable"/>
    </style:style>
    <style:style style:name="Основной_20_текст_20_с_20_отступом_20_2" style:display-name="Основной текст с отступом 2" style:family="paragraph" style:parent-style-name="Standard">
      <style:paragraph-properties fo:margin-left="0mm" fo:margin-right="0mm" fo:text-align="justify" style:justify-single-word="false" fo:hyphenation-ladder-count="no-limit" fo:text-indent="10mm" style:auto-text-indent="false"/>
      <style:text-properties fo:color="#0000ff" style:language-asian="zh" style:country-asian="CN"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ru" fo:country="RU" style:letter-kerning="true" style:font-name-asian="SimSun" style:font-family-asian="SimSun, 宋体"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_28_user_29_" style:display-name="Text body (user)" style:family="paragraph" style:parent-style-name="Standard_20__28_user_29_">
      <style:paragraph-properties fo:margin-top="0mm" fo:margin-bottom="2.12mm" loext:contextual-spacing="false"/>
    </style:style>
    <style:style style:name="msonormal_5f_mailru_5f_css_5f_attribute_5f_postfix" style:display-name="msonormal_mailru_css_attribute_postfix" style:family="paragraph" style:parent-style-name="Standard">
      <style:paragraph-properties fo:margin-top="4.94mm" fo:margin-bottom="4.94mm" loext:contextual-spacing="false" fo:line-height="100%"/>
      <style:text-properties style:font-name="Times New Roman" fo:font-family="'Times New Roman'" style:font-family-generic="roman" style:font-pitch="variable" fo:font-size="12pt" style:font-name-asian="Calibri" style:font-family-asian="Calibri, Carlito"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mm" fo:margin-right="0mm" fo:text-indent="0mm" style:auto-text-indent="false"/>
    </style:style>
    <style:style style:name="Contents_20_1_20__28_user_29_" style:display-name="Contents 1 (user)" style:family="paragraph" style:parent-style-name="Standard" style:next-style-name="Standard">
      <style:paragraph-properties fo:margin-left="12.7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2_20__28_user_29_" style:display-name="Contents 2 (user)" style:family="paragraph" style:parent-style-name="Standard" style:next-style-name="Standard">
      <style:paragraph-properties fo:margin-left="25.4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3_20__28_user_29_" style:display-name="Contents 3 (user)" style:family="paragraph" style:parent-style-name="Standard" style:next-style-name="Standard">
      <style:paragraph-properties fo:margin-left="38.1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4_20__28_user_29_" style:display-name="Contents 4 (user)" style:family="paragraph" style:parent-style-name="Standard" style:next-style-name="Standard">
      <style:paragraph-properties fo:margin-left="50.8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Редколлегия_20_Англ" style:display-name="Редколлегия Англ" style:family="paragraph" style:parent-style-name="Редколлегия" style:master-page-name="">
      <loext:graphic-properties draw:fill="none" draw:fill-color="#729fcf"/>
      <style:paragraph-properties fo:text-align="justify" style:justify-single-word="false" fo:hyphenation-ladder-count="no-limit" style:page-number="auto" fo:background-color="transparent">
        <style:tab-stops/>
      </style:paragraph-properties>
      <style:text-properties fo:hyphenate="false" fo:hyphenation-remain-char-count="2" fo:hyphenation-push-char-count="2"/>
    </style:style>
    <style:style style:name="Автор_20_со_20_шмуцем" style:display-name="Автор со шмуцем" style:family="paragraph" style:parent-style-name="Автор" style:next-style-name="Heading_20_2">
      <style:paragraph-properties fo:margin-top="0mm" fo:margin-bottom="0mm" loext:contextual-spacing="false"/>
    </style:style>
    <style:style style:name="Заголовок_20_3_20_англ" style:display-name="Заголовок 3 англ" style:family="paragraph" style:parent-style-name="Heading_20_3" style:next-style-name="Text_20_body" style:default-outline-level="" style:list-style-name="">
      <style:text-properties fo:font-size="12pt"/>
    </style:style>
    <style:style style:name="DocumentMap" style:family="paragraph" style:default-outline-level="">
      <style:paragraph-properties fo:text-align="start" style:justify-single-word="false" fo:orphans="2" fo:widows="2" style:vertical-align="auto" style:writing-mode="lr-tb"/>
      <style:text-properties style:font-name="Times New Roman1" fo:font-family="'Times New Roman'" style:font-style-name="Regular" style:font-pitch="variable" fo:font-size="10pt" fo:language="ru" fo:country="RU" style:font-name-asian="@Arial Unicode MS" style:font-family-asian="'@Arial Unicode MS'"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2pt"/>
    </style:style>
    <style:style style:name="Заголовок_20_информации_20_для_20_авторов" style:display-name="Заголовок информации для авторов" style:family="paragraph" style:parent-style-name="Heading_20_2" style:default-outline-level="" style:list-style-name="">
      <style:paragraph-properties fo:margin-top="0mm" fo:margin-bottom="6mm" loext:contextual-spacing="false"/>
    </style:style>
    <style:style style:name="Footnote_20_Symbol" style:display-name="Footnote Symbol" style:family="text">
      <style:text-properties style:text-position="super 70%" style:font-name="Liberation Serif5"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 fo:font-family="'Liberation Serif'" style:font-family-generic="roman" style:font-pitch="variable" fo:font-style="italic" style:font-style-asian="italic" style:font-name-complex="Liberation Serif" style:font-family-complex="'Liberation Serif'" style:font-family-generic-complex="roman" style:font-pitch-complex="variable"/>
    </style:style>
    <style:style style:name="Internet_20_link" style:display-name="Internet link" style:family="text">
      <style:text-properties style:use-window-font-color="true" style:font-name="Liberation Serif" fo:font-family="'Liberation Serif'" style:font-family-generic="roman" style:font-pitch="variable" style:text-underline-style="none" style:font-name-complex="Liberation Serif"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 fo:font-family="'Liberation Serif'" style:font-family-generic="roman" style:font-pitch="variable" fo:font-size="10pt" fo:language="ru" fo:country="RU" style:font-size-asian="10pt" style:font-name-complex="Liberation Serif" style:font-family-complex="'Liberation Serif'" style:font-family-generic-complex="roman" style:font-pitch-complex="variable" style:font-size-complex="10pt"/>
    </style:style>
    <style:style style:name="Index_20_Link" style:display-name="Index Link" style:family="text"/>
    <style:style style:name="Character_5f_20_5f_style" style:display-name="Character_20_style" style:family="text"/>
    <style:style style:name="Основной_20_шрифт_20_абзаца" style:display-name="Основной шрифт абзаца" style:family="text"/>
    <style:style style:name="Line_20_numbering" style:display-name="Line numbering"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14.01m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text:list-tab-stop-position="12.7mm" fo:text-indent="-6.35mm" fo:margin-left="6.35m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6.35mm" fo:margin-left="25.4m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fo:text-indent="-6.35mm" fo:margin-left="31.75m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fo:text-indent="-6.35mm" fo:margin-left="38.1m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6.35mm" fo:margin-left="13.34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6.0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74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1.44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4.14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84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9.54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2.24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94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6.35mm" fo:margin-left="28.86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41.56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54.26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66.96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79.66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92.36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105.06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17.7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30.46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40mm" style:rel-width="100%" table:align="center" style:writing-mode="page"/>
    </style:style>
    <style:style style:name="Таблица3.A" style:family="table-column">
      <style:table-column-properties style:column-width="69.99mm" style:rel-column-width="3968*"/>
    </style:style>
    <style:style style:name="Таблица3.B" style:family="table-column">
      <style:table-column-properties style:column-width="70.01mm" style:rel-column-width="3969*"/>
    </style:style>
    <style:style style:name="Таблица3.A1" style:family="table-cell">
      <style:table-cell-properties fo:padding="0mm" fo:border="none"/>
    </style:style>
    <style:style style:name="Таблица4" style:family="table">
      <style:table-properties style:rel-width="100%" table:align="center" style:writing-mode="page"/>
    </style:style>
    <style:style style:name="Таблица4.A" style:family="table-column">
      <style:table-column-properties style:rel-column-width="3968*"/>
    </style:style>
    <style:style style:name="Таблица4.B" style:family="table-column">
      <style:table-column-properties style:rel-column-width="3969*"/>
    </style:style>
    <style:style style:name="Таблица4.A1" style:family="table-cell">
      <style:table-cell-properties fo:padding="0mm" fo:border="none"/>
    </style:style>
    <style:style style:name="Таблица180" style:family="table">
      <style:table-properties style:rel-width="100%" table:align="center" style:writing-mode="page"/>
    </style:style>
    <style:style style:name="Таблица180.A" style:family="table-column">
      <style:table-column-properties style:rel-column-width="7540*"/>
    </style:style>
    <style:style style:name="Таблица180.B" style:family="table-column">
      <style:table-column-properties style:rel-column-width="397*"/>
    </style:style>
    <style:style style:name="Таблица180.1" style:family="table-row">
      <style:table-row-properties style:row-height="4.99mm"/>
    </style:style>
    <style:style style:name="Таблица180.A1" style:family="table-cell">
      <style:table-cell-properties fo:padding-left="0mm" fo:padding-right="0mm" fo:padding-top="0mm" fo:padding-bottom="0.3mm" fo:border-left="none" fo:border-right="none" fo:border-top="none" fo:border-bottom="0.5pt solid #000000"/>
    </style:style>
    <style:style style:name="Таблица181" style:family="table">
      <style:table-properties style:rel-width="100%" table:align="center" style:writing-mode="page"/>
    </style:style>
    <style:style style:name="Таблица181.A" style:family="table-column">
      <style:table-column-properties style:rel-column-width="368*"/>
    </style:style>
    <style:style style:name="Таблица181.B" style:family="table-column">
      <style:table-column-properties style:rel-column-width="7003*"/>
    </style:style>
    <style:style style:name="Таблица181.1" style:family="table-row">
      <style:table-row-properties style:row-height="4.99mm"/>
    </style:style>
    <style:style style:name="Таблица181.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rel-width="100%" table:align="center" style:writing-mode="page"/>
    </style:style>
    <style:style style:name="Таблица5.A" style:family="table-column">
      <style:table-column-properties style:rel-column-width="3968*"/>
    </style:style>
    <style:style style:name="Таблица5.B" style:family="table-column">
      <style:table-column-properties style:rel-column-width="3969*"/>
    </style:style>
    <style:style style:name="Таблица5.A1" style:family="table-cell">
      <style:table-cell-properties fo:padding="0mm" fo:border="none"/>
    </style:style>
    <style:style style:name="Таблица6" style:family="table">
      <style:table-properties style:width="140mm" style:rel-width="100%" table:align="center" style:writing-mode="page"/>
    </style:style>
    <style:style style:name="Таблица6.A" style:family="table-column">
      <style:table-column-properties style:column-width="69.99mm" style:rel-column-width="3968*"/>
    </style:style>
    <style:style style:name="Таблица6.B" style:family="table-column">
      <style:table-column-properties style:column-width="70.01mm" style:rel-column-width="3969*"/>
    </style:style>
    <style:style style:name="Таблица6.A1" style:family="table-cell">
      <style:table-cell-properties fo:padding="0mm" fo:border="none"/>
    </style:style>
    <style:style style:name="Таблица7" style:family="table">
      <style:table-properties style:rel-width="100%" table:align="center" style:writing-mode="page"/>
    </style:style>
    <style:style style:name="Таблица7.A" style:family="table-column">
      <style:table-column-properties style:rel-column-width="7540*"/>
    </style:style>
    <style:style style:name="Таблица7.B" style:family="table-column">
      <style:table-column-properties style:rel-column-width="397*"/>
    </style:style>
    <style:style style:name="Таблица7.1" style:family="table-row">
      <style:table-row-properties style:row-height="4.99mm"/>
    </style:style>
    <style:style style:name="Таблица7.A1" style:family="table-cell">
      <style:table-cell-properties fo:padding-left="0mm" fo:padding-right="0mm" fo:padding-top="0mm" fo:padding-bottom="0.3mm" fo:border-left="none" fo:border-right="none" fo:border-top="none" fo:border-bottom="0.5pt solid #000000"/>
    </style:style>
    <style:style style:name="Таблица8" style:family="table">
      <style:table-properties style:rel-width="100%" table:align="center" style:writing-mode="page"/>
    </style:style>
    <style:style style:name="Таблица8.A" style:family="table-column">
      <style:table-column-properties style:rel-column-width="368*"/>
    </style:style>
    <style:style style:name="Таблица8.B" style:family="table-column">
      <style:table-column-properties style:rel-column-width="7003*"/>
    </style:style>
    <style:style style:name="Таблица8.1" style:family="table-row">
      <style:table-row-properties style:row-height="4.99mm"/>
    </style:style>
    <style:style style:name="Таблица8.A1" style:family="table-cell">
      <style:table-cell-properties fo:padding-left="0mm" fo:padding-right="0mm" fo:padding-top="0mm" fo:padding-bottom="0.3mm" fo:border-left="none" fo:border-right="none" fo:border-top="none" fo:border-bottom="0.5pt solid #000000"/>
    </style:style>
    <style:style style:name="Таблица9" style:family="table">
      <style:table-properties style:rel-width="100%" table:align="center" style:writing-mode="page"/>
    </style:style>
    <style:style style:name="Таблица9.A" style:family="table-column">
      <style:table-column-properties style:rel-column-width="7540*"/>
    </style:style>
    <style:style style:name="Таблица9.B" style:family="table-column">
      <style:table-column-properties style:rel-column-width="397*"/>
    </style:style>
    <style:style style:name="Таблица9.1" style:family="table-row">
      <style:table-row-properties style:row-height="4.99mm"/>
    </style:style>
    <style:style style:name="Таблица9.A1" style:family="table-cell">
      <style:table-cell-properties fo:padding-left="0mm" fo:padding-right="0mm" fo:padding-top="0mm" fo:padding-bottom="0.3mm" fo:border-left="none" fo:border-right="none" fo:border-top="none" fo:border-bottom="0.5pt solid #000000"/>
    </style:style>
    <style:style style:name="Таблица10" style:family="table">
      <style:table-properties style:rel-width="100%" table:align="center" style:writing-mode="page"/>
    </style:style>
    <style:style style:name="Таблица10.A" style:family="table-column">
      <style:table-column-properties style:rel-column-width="368*"/>
    </style:style>
    <style:style style:name="Таблица10.B" style:family="table-column">
      <style:table-column-properties style:rel-column-width="7003*"/>
    </style:style>
    <style:style style:name="Таблица10.1" style:family="table-row">
      <style:table-row-properties style:row-height="4.99mm"/>
    </style:style>
    <style:style style:name="Таблица10.A1" style:family="table-cell">
      <style:table-cell-properties fo:padding-left="0mm" fo:padding-right="0mm" fo:padding-top="0mm" fo:padding-bottom="0.3mm" fo:border-left="none" fo:border-right="none" fo:border-top="none" fo:border-bottom="0.5pt solid #000000"/>
    </style:style>
    <style:style style:name="Таблица11" style:family="table">
      <style:table-properties style:rel-width="100%" table:align="center" style:writing-mode="page"/>
    </style:style>
    <style:style style:name="Таблица11.A" style:family="table-column">
      <style:table-column-properties style:rel-column-width="7540*"/>
    </style:style>
    <style:style style:name="Таблица11.B" style:family="table-column">
      <style:table-column-properties style:rel-column-width="397*"/>
    </style:style>
    <style:style style:name="Таблица11.1" style:family="table-row">
      <style:table-row-properties style:row-height="4.99mm"/>
    </style:style>
    <style:style style:name="Таблица11.A1" style:family="table-cell">
      <style:table-cell-properties fo:padding-left="0mm" fo:padding-right="0mm" fo:padding-top="0mm" fo:padding-bottom="0.3mm" fo:border-left="none" fo:border-right="none" fo:border-top="none" fo:border-bottom="0.5pt solid #000000"/>
    </style:style>
    <style:style style:name="Таблица12" style:family="table">
      <style:table-properties style:rel-width="100%" table:align="center" style:writing-mode="page"/>
    </style:style>
    <style:style style:name="Таблица12.A" style:family="table-column">
      <style:table-column-properties style:rel-column-width="368*"/>
    </style:style>
    <style:style style:name="Таблица12.B" style:family="table-column">
      <style:table-column-properties style:rel-column-width="7003*"/>
    </style:style>
    <style:style style:name="Таблица12.1" style:family="table-row">
      <style:table-row-properties style:row-height="4.99mm"/>
    </style:style>
    <style:style style:name="Таблица12.A1" style:family="table-cell">
      <style:table-cell-properties fo:padding-left="0mm" fo:padding-right="0mm" fo:padding-top="0mm" fo:padding-bottom="0.3mm" fo:border-left="none" fo:border-right="none" fo:border-top="none" fo:border-bottom="0.5pt solid #000000"/>
    </style:style>
    <style:style style:name="Таблица13" style:family="table">
      <style:table-properties style:rel-width="100%" table:align="center" style:writing-mode="page"/>
    </style:style>
    <style:style style:name="Таблица13.A" style:family="table-column">
      <style:table-column-properties style:rel-column-width="7540*"/>
    </style:style>
    <style:style style:name="Таблица13.B" style:family="table-column">
      <style:table-column-properties style:rel-column-width="397*"/>
    </style:style>
    <style:style style:name="Таблица13.1" style:family="table-row">
      <style:table-row-properties style:row-height="4.99mm"/>
    </style:style>
    <style:style style:name="Таблица13.A1" style:family="table-cell">
      <style:table-cell-properties fo:padding-left="0mm" fo:padding-right="0mm" fo:padding-top="0mm" fo:padding-bottom="0.3mm" fo:border-left="none" fo:border-right="none" fo:border-top="none" fo:border-bottom="0.5pt solid #000000"/>
    </style:style>
    <style:style style:name="Таблица14" style:family="table">
      <style:table-properties style:rel-width="100%" table:align="center" style:writing-mode="page"/>
    </style:style>
    <style:style style:name="Таблица14.A" style:family="table-column">
      <style:table-column-properties style:rel-column-width="368*"/>
    </style:style>
    <style:style style:name="Таблица14.B" style:family="table-column">
      <style:table-column-properties style:rel-column-width="7003*"/>
    </style:style>
    <style:style style:name="Таблица14.1" style:family="table-row">
      <style:table-row-properties style:row-height="4.99mm"/>
    </style:style>
    <style:style style:name="Таблица14.A1" style:family="table-cell">
      <style:table-cell-properties fo:padding-left="0mm" fo:padding-right="0mm" fo:padding-top="0mm" fo:padding-bottom="0.3mm" fo:border-left="none" fo:border-right="none" fo:border-top="none" fo:border-bottom="0.5pt solid #000000"/>
    </style:style>
    <style:style style:name="Таблица15" style:family="table">
      <style:table-properties style:rel-width="100%" table:align="center" style:writing-mode="page"/>
    </style:style>
    <style:style style:name="Таблица15.A" style:family="table-column">
      <style:table-column-properties style:rel-column-width="7540*"/>
    </style:style>
    <style:style style:name="Таблица15.B" style:family="table-column">
      <style:table-column-properties style:rel-column-width="397*"/>
    </style:style>
    <style:style style:name="Таблица15.1" style:family="table-row">
      <style:table-row-properties style:row-height="4.99mm"/>
    </style:style>
    <style:style style:name="Таблица15.A1" style:family="table-cell">
      <style:table-cell-properties fo:padding-left="0mm" fo:padding-right="0mm" fo:padding-top="0mm" fo:padding-bottom="0.3mm" fo:border-left="none" fo:border-right="none" fo:border-top="none" fo:border-bottom="0.5pt solid #000000"/>
    </style:style>
    <style:style style:name="Таблица16" style:family="table">
      <style:table-properties style:rel-width="100%" table:align="center" style:writing-mode="page"/>
    </style:style>
    <style:style style:name="Таблица16.A" style:family="table-column">
      <style:table-column-properties style:rel-column-width="368*"/>
    </style:style>
    <style:style style:name="Таблица16.B" style:family="table-column">
      <style:table-column-properties style:rel-column-width="7003*"/>
    </style:style>
    <style:style style:name="Таблица16.1" style:family="table-row">
      <style:table-row-properties style:row-height="4.99mm"/>
    </style:style>
    <style:style style:name="Таблица16.A1" style:family="table-cell">
      <style:table-cell-properties fo:padding-left="0mm" fo:padding-right="0mm" fo:padding-top="0mm" fo:padding-bottom="0.3mm" fo:border-left="none" fo:border-right="none" fo:border-top="none" fo:border-bottom="0.5pt solid #000000"/>
    </style:style>
    <style:style style:name="Таблица17" style:family="table">
      <style:table-properties style:rel-width="100%" table:align="center" style:writing-mode="page"/>
    </style:style>
    <style:style style:name="Таблица17.A" style:family="table-column">
      <style:table-column-properties style:rel-column-width="7540*"/>
    </style:style>
    <style:style style:name="Таблица17.B" style:family="table-column">
      <style:table-column-properties style:rel-column-width="397*"/>
    </style:style>
    <style:style style:name="Таблица17.1" style:family="table-row">
      <style:table-row-properties style:row-height="4.99mm"/>
    </style:style>
    <style:style style:name="Таблица17.A1" style:family="table-cell">
      <style:table-cell-properties fo:padding-left="0mm" fo:padding-right="0mm" fo:padding-top="0mm" fo:padding-bottom="0.3mm" fo:border-left="none" fo:border-right="none" fo:border-top="none" fo:border-bottom="0.5pt solid #000000"/>
    </style:style>
    <style:style style:name="Таблица18" style:family="table">
      <style:table-properties style:rel-width="100%" table:align="center" style:writing-mode="page"/>
    </style:style>
    <style:style style:name="Таблица18.A" style:family="table-column">
      <style:table-column-properties style:rel-column-width="368*"/>
    </style:style>
    <style:style style:name="Таблица18.B" style:family="table-column">
      <style:table-column-properties style:rel-column-width="7003*"/>
    </style:style>
    <style:style style:name="Таблица18.1" style:family="table-row">
      <style:table-row-properties style:row-height="4.99mm"/>
    </style:style>
    <style:style style:name="Таблица18.A1" style:family="table-cell">
      <style:table-cell-properties fo:padding-left="0mm" fo:padding-right="0mm" fo:padding-top="0mm" fo:padding-bottom="0.3mm" fo:border-left="none" fo:border-right="none" fo:border-top="none" fo:border-bottom="0.5pt solid #000000"/>
    </style:style>
    <style:style style:name="Таблица19" style:family="table">
      <style:table-properties style:rel-width="100%" table:align="center" style:writing-mode="page"/>
    </style:style>
    <style:style style:name="Таблица19.A" style:family="table-column">
      <style:table-column-properties style:rel-column-width="7540*"/>
    </style:style>
    <style:style style:name="Таблица19.B" style:family="table-column">
      <style:table-column-properties style:rel-column-width="397*"/>
    </style:style>
    <style:style style:name="Таблица19.1" style:family="table-row">
      <style:table-row-properties style:row-height="4.99mm"/>
    </style:style>
    <style:style style:name="Таблица19.A1" style:family="table-cell">
      <style:table-cell-properties fo:padding-left="0mm" fo:padding-right="0mm" fo:padding-top="0mm" fo:padding-bottom="0.3mm" fo:border-left="none" fo:border-right="none" fo:border-top="none" fo:border-bottom="0.5pt solid #000000"/>
    </style:style>
    <style:style style:name="Таблица20" style:family="table">
      <style:table-properties style:rel-width="100%" table:align="center" style:writing-mode="page"/>
    </style:style>
    <style:style style:name="Таблица20.A" style:family="table-column">
      <style:table-column-properties style:rel-column-width="368*"/>
    </style:style>
    <style:style style:name="Таблица20.B" style:family="table-column">
      <style:table-column-properties style:rel-column-width="7003*"/>
    </style:style>
    <style:style style:name="Таблица20.1" style:family="table-row">
      <style:table-row-properties style:row-height="4.99mm"/>
    </style:style>
    <style:style style:name="Таблица20.A1" style:family="table-cell">
      <style:table-cell-properties fo:padding-left="0mm" fo:padding-right="0mm" fo:padding-top="0mm" fo:padding-bottom="0.3mm" fo:border-left="none" fo:border-right="none" fo:border-top="none" fo:border-bottom="0.5pt solid #000000"/>
    </style:style>
    <style:style style:name="Таблица21" style:family="table">
      <style:table-properties style:rel-width="100%" table:align="center" style:writing-mode="page"/>
    </style:style>
    <style:style style:name="Таблица21.A" style:family="table-column">
      <style:table-column-properties style:rel-column-width="7540*"/>
    </style:style>
    <style:style style:name="Таблица21.B" style:family="table-column">
      <style:table-column-properties style:rel-column-width="397*"/>
    </style:style>
    <style:style style:name="Таблица21.1" style:family="table-row">
      <style:table-row-properties style:row-height="4.99mm"/>
    </style:style>
    <style:style style:name="Таблица21.A1" style:family="table-cell">
      <style:table-cell-properties fo:padding-left="0mm" fo:padding-right="0mm" fo:padding-top="0mm" fo:padding-bottom="0.3mm" fo:border-left="none" fo:border-right="none" fo:border-top="none" fo:border-bottom="0.5pt solid #000000"/>
    </style:style>
    <style:style style:name="Таблица22" style:family="table">
      <style:table-properties style:rel-width="100%" table:align="center" style:writing-mode="page"/>
    </style:style>
    <style:style style:name="Таблица22.A" style:family="table-column">
      <style:table-column-properties style:rel-column-width="368*"/>
    </style:style>
    <style:style style:name="Таблица22.B" style:family="table-column">
      <style:table-column-properties style:rel-column-width="7003*"/>
    </style:style>
    <style:style style:name="Таблица22.1" style:family="table-row">
      <style:table-row-properties style:row-height="4.99mm"/>
    </style:style>
    <style:style style:name="Таблица22.A1" style:family="table-cell">
      <style:table-cell-properties fo:padding-left="0mm" fo:padding-right="0mm" fo:padding-top="0mm" fo:padding-bottom="0.3mm" fo:border-left="none" fo:border-right="none" fo:border-top="none" fo:border-bottom="0.5pt solid #000000"/>
    </style:style>
    <style:style style:name="Таблица23" style:family="table">
      <style:table-properties style:rel-width="100%" table:align="center" style:writing-mode="page"/>
    </style:style>
    <style:style style:name="Таблица23.A" style:family="table-column">
      <style:table-column-properties style:rel-column-width="7540*"/>
    </style:style>
    <style:style style:name="Таблица23.B" style:family="table-column">
      <style:table-column-properties style:rel-column-width="397*"/>
    </style:style>
    <style:style style:name="Таблица23.1" style:family="table-row">
      <style:table-row-properties style:row-height="4.99mm"/>
    </style:style>
    <style:style style:name="Таблица23.A1" style:family="table-cell">
      <style:table-cell-properties fo:padding-left="0mm" fo:padding-right="0mm" fo:padding-top="0mm" fo:padding-bottom="0.3mm" fo:border-left="none" fo:border-right="none" fo:border-top="none" fo:border-bottom="0.5pt solid #000000"/>
    </style:style>
    <style:style style:name="Таблица24" style:family="table">
      <style:table-properties style:rel-width="100%" table:align="center" style:writing-mode="page"/>
    </style:style>
    <style:style style:name="Таблица24.A" style:family="table-column">
      <style:table-column-properties style:rel-column-width="368*"/>
    </style:style>
    <style:style style:name="Таблица24.B" style:family="table-column">
      <style:table-column-properties style:rel-column-width="7003*"/>
    </style:style>
    <style:style style:name="Таблица24.1" style:family="table-row">
      <style:table-row-properties style:row-height="4.99mm"/>
    </style:style>
    <style:style style:name="Таблица24.A1" style:family="table-cell">
      <style:table-cell-properties fo:padding-left="0mm" fo:padding-right="0mm" fo:padding-top="0mm" fo:padding-bottom="0.3mm" fo:border-left="none" fo:border-right="none" fo:border-top="none" fo:border-bottom="0.5pt solid #000000"/>
    </style:style>
    <style:style style:name="Таблица25" style:family="table">
      <style:table-properties style:rel-width="100%" table:align="center" style:writing-mode="page"/>
    </style:style>
    <style:style style:name="Таблица25.A" style:family="table-column">
      <style:table-column-properties style:rel-column-width="7540*"/>
    </style:style>
    <style:style style:name="Таблица25.B" style:family="table-column">
      <style:table-column-properties style:rel-column-width="397*"/>
    </style:style>
    <style:style style:name="Таблица25.1" style:family="table-row">
      <style:table-row-properties style:row-height="4.99mm"/>
    </style:style>
    <style:style style:name="Таблица25.A1" style:family="table-cell">
      <style:table-cell-properties fo:padding-left="0mm" fo:padding-right="0mm" fo:padding-top="0mm" fo:padding-bottom="0.3mm" fo:border-left="none" fo:border-right="none" fo:border-top="none" fo:border-bottom="0.5pt solid #000000"/>
    </style:style>
    <style:style style:name="Таблица26" style:family="table">
      <style:table-properties style:rel-width="100%" table:align="center" style:writing-mode="page"/>
    </style:style>
    <style:style style:name="Таблица26.A" style:family="table-column">
      <style:table-column-properties style:rel-column-width="368*"/>
    </style:style>
    <style:style style:name="Таблица26.B" style:family="table-column">
      <style:table-column-properties style:rel-column-width="7003*"/>
    </style:style>
    <style:style style:name="Таблица26.1" style:family="table-row">
      <style:table-row-properties style:row-height="4.99mm"/>
    </style:style>
    <style:style style:name="Таблица26.A1" style:family="table-cell">
      <style:table-cell-properties fo:padding-left="0mm" fo:padding-right="0mm" fo:padding-top="0mm" fo:padding-bottom="0.3mm" fo:border-left="none" fo:border-right="none" fo:border-top="none" fo:border-bottom="0.5pt solid #000000"/>
    </style:style>
    <style:style style:name="Таблица27" style:family="table">
      <style:table-properties style:rel-width="100%" table:align="center" style:writing-mode="page"/>
    </style:style>
    <style:style style:name="Таблица27.A" style:family="table-column">
      <style:table-column-properties style:rel-column-width="7540*"/>
    </style:style>
    <style:style style:name="Таблица27.B" style:family="table-column">
      <style:table-column-properties style:rel-column-width="397*"/>
    </style:style>
    <style:style style:name="Таблица27.1" style:family="table-row">
      <style:table-row-properties style:row-height="4.99mm"/>
    </style:style>
    <style:style style:name="Таблица27.A1" style:family="table-cell">
      <style:table-cell-properties fo:padding-left="0mm" fo:padding-right="0mm" fo:padding-top="0mm" fo:padding-bottom="0.3mm" fo:border-left="none" fo:border-right="none" fo:border-top="none" fo:border-bottom="0.5pt solid #000000"/>
    </style:style>
    <style:style style:name="Таблица28" style:family="table">
      <style:table-properties style:rel-width="100%" table:align="center" style:writing-mode="page"/>
    </style:style>
    <style:style style:name="Таблица28.A" style:family="table-column">
      <style:table-column-properties style:rel-column-width="368*"/>
    </style:style>
    <style:style style:name="Таблица28.B" style:family="table-column">
      <style:table-column-properties style:rel-column-width="7003*"/>
    </style:style>
    <style:style style:name="Таблица28.1" style:family="table-row">
      <style:table-row-properties style:row-height="4.99mm"/>
    </style:style>
    <style:style style:name="Таблица28.A1" style:family="table-cell">
      <style:table-cell-properties fo:padding-left="0mm" fo:padding-right="0mm" fo:padding-top="0mm" fo:padding-bottom="0.3mm" fo:border-left="none" fo:border-right="none" fo:border-top="none" fo:border-bottom="0.5pt solid #000000"/>
    </style:style>
    <style:style style:name="Таблица29" style:family="table">
      <style:table-properties style:rel-width="100%" table:align="center" style:writing-mode="page"/>
    </style:style>
    <style:style style:name="Таблица29.A" style:family="table-column">
      <style:table-column-properties style:rel-column-width="7540*"/>
    </style:style>
    <style:style style:name="Таблица29.B" style:family="table-column">
      <style:table-column-properties style:rel-column-width="397*"/>
    </style:style>
    <style:style style:name="Таблица29.1" style:family="table-row">
      <style:table-row-properties style:row-height="4.99mm"/>
    </style:style>
    <style:style style:name="Таблица29.A1" style:family="table-cell">
      <style:table-cell-properties fo:padding-left="0mm" fo:padding-right="0mm" fo:padding-top="0mm" fo:padding-bottom="0.3mm" fo:border-left="none" fo:border-right="none" fo:border-top="none" fo:border-bottom="0.5pt solid #000000"/>
    </style:style>
    <style:style style:name="Таблица30" style:family="table">
      <style:table-properties style:rel-width="100%" table:align="center" style:writing-mode="page"/>
    </style:style>
    <style:style style:name="Таблица30.A" style:family="table-column">
      <style:table-column-properties style:rel-column-width="368*"/>
    </style:style>
    <style:style style:name="Таблица30.B" style:family="table-column">
      <style:table-column-properties style:rel-column-width="7003*"/>
    </style:style>
    <style:style style:name="Таблица30.1" style:family="table-row">
      <style:table-row-properties style:row-height="4.99mm"/>
    </style:style>
    <style:style style:name="Таблица30.A1" style:family="table-cell">
      <style:table-cell-properties fo:padding-left="0mm" fo:padding-right="0mm" fo:padding-top="0mm" fo:padding-bottom="0.3mm" fo:border-left="none" fo:border-right="none" fo:border-top="none" fo:border-bottom="0.5pt solid #000000"/>
    </style:style>
    <style:style style:name="Таблица31" style:family="table">
      <style:table-properties style:rel-width="100%" table:align="center" style:writing-mode="page"/>
    </style:style>
    <style:style style:name="Таблица31.A" style:family="table-column">
      <style:table-column-properties style:rel-column-width="7540*"/>
    </style:style>
    <style:style style:name="Таблица31.B" style:family="table-column">
      <style:table-column-properties style:rel-column-width="397*"/>
    </style:style>
    <style:style style:name="Таблица31.1" style:family="table-row">
      <style:table-row-properties style:row-height="4.99mm"/>
    </style:style>
    <style:style style:name="Таблица31.A1" style:family="table-cell">
      <style:table-cell-properties fo:padding-left="0mm" fo:padding-right="0mm" fo:padding-top="0mm" fo:padding-bottom="0.3mm" fo:border-left="none" fo:border-right="none" fo:border-top="none" fo:border-bottom="0.5pt solid #000000"/>
    </style:style>
    <style:style style:name="Таблица32" style:family="table">
      <style:table-properties style:rel-width="100%" table:align="center" style:writing-mode="page"/>
    </style:style>
    <style:style style:name="Таблица32.A" style:family="table-column">
      <style:table-column-properties style:rel-column-width="368*"/>
    </style:style>
    <style:style style:name="Таблица32.B" style:family="table-column">
      <style:table-column-properties style:rel-column-width="7003*"/>
    </style:style>
    <style:style style:name="Таблица32.1" style:family="table-row">
      <style:table-row-properties style:row-height="4.99mm"/>
    </style:style>
    <style:style style:name="Таблица32.A1" style:family="table-cell">
      <style:table-cell-properties fo:padding-left="0mm" fo:padding-right="0mm" fo:padding-top="0mm" fo:padding-bottom="0.3mm" fo:border-left="none" fo:border-right="none" fo:border-top="none" fo:border-bottom="0.5pt solid #000000"/>
    </style:style>
    <style:style style:name="Таблица33" style:family="table">
      <style:table-properties style:rel-width="100%" table:align="center" style:writing-mode="page"/>
    </style:style>
    <style:style style:name="Таблица33.A" style:family="table-column">
      <style:table-column-properties style:rel-column-width="7540*"/>
    </style:style>
    <style:style style:name="Таблица33.B" style:family="table-column">
      <style:table-column-properties style:rel-column-width="397*"/>
    </style:style>
    <style:style style:name="Таблица33.1" style:family="table-row">
      <style:table-row-properties style:row-height="4.99mm"/>
    </style:style>
    <style:style style:name="Таблица33.A1" style:family="table-cell">
      <style:table-cell-properties fo:padding-left="0mm" fo:padding-right="0mm" fo:padding-top="0mm" fo:padding-bottom="0.3mm" fo:border-left="none" fo:border-right="none" fo:border-top="none" fo:border-bottom="0.5pt solid #000000"/>
    </style:style>
    <style:style style:name="Таблица34" style:family="table">
      <style:table-properties style:rel-width="100%" table:align="center" style:writing-mode="page"/>
    </style:style>
    <style:style style:name="Таблица34.A" style:family="table-column">
      <style:table-column-properties style:rel-column-width="368*"/>
    </style:style>
    <style:style style:name="Таблица34.B" style:family="table-column">
      <style:table-column-properties style:rel-column-width="7003*"/>
    </style:style>
    <style:style style:name="Таблица34.1" style:family="table-row">
      <style:table-row-properties style:row-height="4.99mm"/>
    </style:style>
    <style:style style:name="Таблица34.A1" style:family="table-cell">
      <style:table-cell-properties fo:padding-left="0mm" fo:padding-right="0mm" fo:padding-top="0mm" fo:padding-bottom="0.3mm" fo:border-left="none" fo:border-right="none" fo:border-top="none" fo:border-bottom="0.5pt solid #000000"/>
    </style:style>
    <style:style style:name="Таблица35" style:family="table">
      <style:table-properties style:rel-width="100%" table:align="center" style:writing-mode="page"/>
    </style:style>
    <style:style style:name="Таблица35.A" style:family="table-column">
      <style:table-column-properties style:rel-column-width="7540*"/>
    </style:style>
    <style:style style:name="Таблица35.B" style:family="table-column">
      <style:table-column-properties style:rel-column-width="397*"/>
    </style:style>
    <style:style style:name="Таблица35.1" style:family="table-row">
      <style:table-row-properties style:row-height="4.99mm"/>
    </style:style>
    <style:style style:name="Таблица35.A1" style:family="table-cell">
      <style:table-cell-properties fo:padding-left="0mm" fo:padding-right="0mm" fo:padding-top="0mm" fo:padding-bottom="0.3mm" fo:border-left="none" fo:border-right="none" fo:border-top="none" fo:border-bottom="0.5pt solid #000000"/>
    </style:style>
    <style:style style:name="Таблица36" style:family="table">
      <style:table-properties style:rel-width="100%" table:align="center" style:writing-mode="page"/>
    </style:style>
    <style:style style:name="Таблица36.A" style:family="table-column">
      <style:table-column-properties style:rel-column-width="368*"/>
    </style:style>
    <style:style style:name="Таблица36.B" style:family="table-column">
      <style:table-column-properties style:rel-column-width="7003*"/>
    </style:style>
    <style:style style:name="Таблица36.1" style:family="table-row">
      <style:table-row-properties style:row-height="4.99mm"/>
    </style:style>
    <style:style style:name="Таблица36.A1" style:family="table-cell">
      <style:table-cell-properties fo:padding-left="0mm" fo:padding-right="0mm" fo:padding-top="0mm" fo:padding-bottom="0.3mm" fo:border-left="none" fo:border-right="none" fo:border-top="none" fo:border-bottom="0.5pt solid #000000"/>
    </style:style>
    <style:style style:name="Таблица37" style:family="table">
      <style:table-properties style:rel-width="100%" table:align="center" style:writing-mode="page"/>
    </style:style>
    <style:style style:name="Таблица37.A" style:family="table-column">
      <style:table-column-properties style:rel-column-width="7540*"/>
    </style:style>
    <style:style style:name="Таблица37.B" style:family="table-column">
      <style:table-column-properties style:rel-column-width="397*"/>
    </style:style>
    <style:style style:name="Таблица37.1" style:family="table-row">
      <style:table-row-properties style:row-height="4.99mm"/>
    </style:style>
    <style:style style:name="Таблица37.A1" style:family="table-cell">
      <style:table-cell-properties fo:padding-left="0mm" fo:padding-right="0mm" fo:padding-top="0mm" fo:padding-bottom="0.3mm" fo:border-left="none" fo:border-right="none" fo:border-top="none" fo:border-bottom="0.5pt solid #000000"/>
    </style:style>
    <style:style style:name="Таблица38" style:family="table">
      <style:table-properties style:rel-width="100%" table:align="center" style:writing-mode="page"/>
    </style:style>
    <style:style style:name="Таблица38.A" style:family="table-column">
      <style:table-column-properties style:rel-column-width="368*"/>
    </style:style>
    <style:style style:name="Таблица38.B" style:family="table-column">
      <style:table-column-properties style:rel-column-width="7003*"/>
    </style:style>
    <style:style style:name="Таблица38.1" style:family="table-row">
      <style:table-row-properties style:row-height="4.99mm"/>
    </style:style>
    <style:style style:name="Таблица38.A1" style:family="table-cell">
      <style:table-cell-properties fo:padding-left="0mm" fo:padding-right="0mm" fo:padding-top="0mm" fo:padding-bottom="0.3mm" fo:border-left="none" fo:border-right="none" fo:border-top="none" fo:border-bottom="0.5pt solid #000000"/>
    </style:style>
    <style:style style:name="Таблица39" style:family="table">
      <style:table-properties style:rel-width="100%" table:align="center" style:writing-mode="page"/>
    </style:style>
    <style:style style:name="Таблица39.A" style:family="table-column">
      <style:table-column-properties style:rel-column-width="7540*"/>
    </style:style>
    <style:style style:name="Таблица39.B" style:family="table-column">
      <style:table-column-properties style:rel-column-width="397*"/>
    </style:style>
    <style:style style:name="Таблица39.1" style:family="table-row">
      <style:table-row-properties style:row-height="4.99mm"/>
    </style:style>
    <style:style style:name="Таблица39.A1" style:family="table-cell">
      <style:table-cell-properties fo:padding-left="0mm" fo:padding-right="0mm" fo:padding-top="0mm" fo:padding-bottom="0.3mm" fo:border-left="none" fo:border-right="none" fo:border-top="none" fo:border-bottom="0.5pt solid #000000"/>
    </style:style>
    <style:style style:name="Таблица40" style:family="table">
      <style:table-properties style:rel-width="100%" table:align="center" style:writing-mode="page"/>
    </style:style>
    <style:style style:name="Таблица40.A" style:family="table-column">
      <style:table-column-properties style:rel-column-width="368*"/>
    </style:style>
    <style:style style:name="Таблица40.B" style:family="table-column">
      <style:table-column-properties style:rel-column-width="7003*"/>
    </style:style>
    <style:style style:name="Таблица40.1" style:family="table-row">
      <style:table-row-properties style:row-height="4.99mm"/>
    </style:style>
    <style:style style:name="Таблица40.A1" style:family="table-cell">
      <style:table-cell-properties fo:padding-left="0mm" fo:padding-right="0mm" fo:padding-top="0mm" fo:padding-bottom="0.3mm" fo:border-left="none" fo:border-right="none" fo:border-top="none" fo:border-bottom="0.5pt solid #000000"/>
    </style:style>
    <style:style style:name="Таблица41" style:family="table">
      <style:table-properties style:rel-width="100%" table:align="center" style:writing-mode="page"/>
    </style:style>
    <style:style style:name="Таблица41.A" style:family="table-column">
      <style:table-column-properties style:rel-column-width="7540*"/>
    </style:style>
    <style:style style:name="Таблица41.B" style:family="table-column">
      <style:table-column-properties style:rel-column-width="397*"/>
    </style:style>
    <style:style style:name="Таблица41.1" style:family="table-row">
      <style:table-row-properties style:row-height="4.99mm"/>
    </style:style>
    <style:style style:name="Таблица41.A1" style:family="table-cell">
      <style:table-cell-properties fo:padding-left="0mm" fo:padding-right="0mm" fo:padding-top="0mm" fo:padding-bottom="0.3mm" fo:border-left="none" fo:border-right="none" fo:border-top="none" fo:border-bottom="0.5pt solid #000000"/>
    </style:style>
    <style:style style:name="Таблица42" style:family="table">
      <style:table-properties style:rel-width="100%" table:align="center" style:writing-mode="page"/>
    </style:style>
    <style:style style:name="Таблица42.A" style:family="table-column">
      <style:table-column-properties style:rel-column-width="368*"/>
    </style:style>
    <style:style style:name="Таблица42.B" style:family="table-column">
      <style:table-column-properties style:rel-column-width="7003*"/>
    </style:style>
    <style:style style:name="Таблица42.1" style:family="table-row">
      <style:table-row-properties style:row-height="4.99mm"/>
    </style:style>
    <style:style style:name="Таблица42.A1" style:family="table-cell">
      <style:table-cell-properties fo:padding-left="0mm" fo:padding-right="0mm" fo:padding-top="0mm" fo:padding-bottom="0.3mm" fo:border-left="none" fo:border-right="none" fo:border-top="none" fo:border-bottom="0.5pt solid #000000"/>
    </style:style>
    <style:style style:name="Таблица43" style:family="table">
      <style:table-properties style:rel-width="100%" table:align="center" style:writing-mode="page"/>
    </style:style>
    <style:style style:name="Таблица43.A" style:family="table-column">
      <style:table-column-properties style:rel-column-width="7540*"/>
    </style:style>
    <style:style style:name="Таблица43.B" style:family="table-column">
      <style:table-column-properties style:rel-column-width="397*"/>
    </style:style>
    <style:style style:name="Таблица43.1" style:family="table-row">
      <style:table-row-properties style:row-height="4.99mm"/>
    </style:style>
    <style:style style:name="Таблица43.A1" style:family="table-cell">
      <style:table-cell-properties fo:padding-left="0mm" fo:padding-right="0mm" fo:padding-top="0mm" fo:padding-bottom="0.3mm" fo:border-left="none" fo:border-right="none" fo:border-top="none" fo:border-bottom="0.5pt solid #000000"/>
    </style:style>
    <style:style style:name="Таблица44" style:family="table">
      <style:table-properties style:rel-width="100%" table:align="center" style:writing-mode="page"/>
    </style:style>
    <style:style style:name="Таблица44.A" style:family="table-column">
      <style:table-column-properties style:rel-column-width="368*"/>
    </style:style>
    <style:style style:name="Таблица44.B" style:family="table-column">
      <style:table-column-properties style:rel-column-width="7003*"/>
    </style:style>
    <style:style style:name="Таблица44.1" style:family="table-row">
      <style:table-row-properties style:row-height="4.99mm"/>
    </style:style>
    <style:style style:name="Таблица44.A1" style:family="table-cell">
      <style:table-cell-properties fo:padding-left="0mm" fo:padding-right="0mm" fo:padding-top="0mm" fo:padding-bottom="0.3mm" fo:border-left="none" fo:border-right="none" fo:border-top="none" fo:border-bottom="0.5pt solid #000000"/>
    </style:style>
    <style:style style:name="Таблица45" style:family="table">
      <style:table-properties style:rel-width="100%" table:align="center" style:writing-mode="page"/>
    </style:style>
    <style:style style:name="Таблица45.A" style:family="table-column">
      <style:table-column-properties style:rel-column-width="7540*"/>
    </style:style>
    <style:style style:name="Таблица45.B" style:family="table-column">
      <style:table-column-properties style:rel-column-width="397*"/>
    </style:style>
    <style:style style:name="Таблица45.1" style:family="table-row">
      <style:table-row-properties style:row-height="4.99mm"/>
    </style:style>
    <style:style style:name="Таблица45.A1" style:family="table-cell">
      <style:table-cell-properties fo:padding-left="0mm" fo:padding-right="0mm" fo:padding-top="0mm" fo:padding-bottom="0.3mm" fo:border-left="none" fo:border-right="none" fo:border-top="none" fo:border-bottom="0.5pt solid #000000"/>
    </style:style>
    <style:style style:name="Таблица46" style:family="table">
      <style:table-properties style:rel-width="100%" table:align="center" style:writing-mode="page"/>
    </style:style>
    <style:style style:name="Таблица46.A" style:family="table-column">
      <style:table-column-properties style:rel-column-width="368*"/>
    </style:style>
    <style:style style:name="Таблица46.B" style:family="table-column">
      <style:table-column-properties style:rel-column-width="7003*"/>
    </style:style>
    <style:style style:name="Таблица46.1" style:family="table-row">
      <style:table-row-properties style:row-height="4.99mm"/>
    </style:style>
    <style:style style:name="Таблица46.A1" style:family="table-cell">
      <style:table-cell-properties fo:padding-left="0mm" fo:padding-right="0mm" fo:padding-top="0mm" fo:padding-bottom="0.3mm" fo:border-left="none" fo:border-right="none" fo:border-top="none" fo:border-bottom="0.5pt solid #000000"/>
    </style:style>
    <style:style style:name="Таблица47" style:family="table">
      <style:table-properties style:rel-width="100%" table:align="center" style:writing-mode="page"/>
    </style:style>
    <style:style style:name="Таблица47.A" style:family="table-column">
      <style:table-column-properties style:rel-column-width="7540*"/>
    </style:style>
    <style:style style:name="Таблица47.B" style:family="table-column">
      <style:table-column-properties style:rel-column-width="397*"/>
    </style:style>
    <style:style style:name="Таблица47.1" style:family="table-row">
      <style:table-row-properties style:row-height="4.99mm"/>
    </style:style>
    <style:style style:name="Таблица47.A1" style:family="table-cell">
      <style:table-cell-properties fo:padding-left="0mm" fo:padding-right="0mm" fo:padding-top="0mm" fo:padding-bottom="0.3mm" fo:border-left="none" fo:border-right="none" fo:border-top="none" fo:border-bottom="0.5pt solid #000000"/>
    </style:style>
    <style:style style:name="Таблица48" style:family="table">
      <style:table-properties style:rel-width="100%" table:align="center" style:writing-mode="page"/>
    </style:style>
    <style:style style:name="Таблица48.A" style:family="table-column">
      <style:table-column-properties style:rel-column-width="368*"/>
    </style:style>
    <style:style style:name="Таблица48.B" style:family="table-column">
      <style:table-column-properties style:rel-column-width="7003*"/>
    </style:style>
    <style:style style:name="Таблица48.1" style:family="table-row">
      <style:table-row-properties style:row-height="4.99mm"/>
    </style:style>
    <style:style style:name="Таблица48.A1" style:family="table-cell">
      <style:table-cell-properties fo:padding-left="0mm" fo:padding-right="0mm" fo:padding-top="0mm" fo:padding-bottom="0.3mm" fo:border-left="none" fo:border-right="none" fo:border-top="none" fo:border-bottom="0.5pt solid #000000"/>
    </style:style>
    <style:style style:name="Таблица49" style:family="table">
      <style:table-properties style:rel-width="100%" table:align="center" style:writing-mode="page"/>
    </style:style>
    <style:style style:name="Таблица49.A" style:family="table-column">
      <style:table-column-properties style:rel-column-width="7540*"/>
    </style:style>
    <style:style style:name="Таблица49.B" style:family="table-column">
      <style:table-column-properties style:rel-column-width="397*"/>
    </style:style>
    <style:style style:name="Таблица49.1" style:family="table-row">
      <style:table-row-properties style:row-height="4.99mm"/>
    </style:style>
    <style:style style:name="Таблица49.A1" style:family="table-cell">
      <style:table-cell-properties fo:padding-left="0mm" fo:padding-right="0mm" fo:padding-top="0mm" fo:padding-bottom="0.3mm" fo:border-left="none" fo:border-right="none" fo:border-top="none" fo:border-bottom="0.5pt solid #000000"/>
    </style:style>
    <style:style style:name="Таблица52" style:family="table">
      <style:table-properties style:rel-width="100%" table:align="center" style:writing-mode="page"/>
    </style:style>
    <style:style style:name="Таблица52.A" style:family="table-column">
      <style:table-column-properties style:rel-column-width="368*"/>
    </style:style>
    <style:style style:name="Таблица52.B" style:family="table-column">
      <style:table-column-properties style:rel-column-width="7003*"/>
    </style:style>
    <style:style style:name="Таблица52.1" style:family="table-row">
      <style:table-row-properties style:row-height="4.99mm"/>
    </style:style>
    <style:style style:name="Таблица52.A1" style:family="table-cell">
      <style:table-cell-properties fo:padding-left="0mm" fo:padding-right="0mm" fo:padding-top="0mm" fo:padding-bottom="0.3mm" fo:border-left="none" fo:border-right="none" fo:border-top="none" fo:border-bottom="0.5pt solid #000000"/>
    </style:style>
    <style:style style:name="Таблица53" style:family="table">
      <style:table-properties style:rel-width="100%" table:align="center" style:writing-mode="page"/>
    </style:style>
    <style:style style:name="Таблица53.A" style:family="table-column">
      <style:table-column-properties style:rel-column-width="7540*"/>
    </style:style>
    <style:style style:name="Таблица53.B" style:family="table-column">
      <style:table-column-properties style:rel-column-width="397*"/>
    </style:style>
    <style:style style:name="Таблица53.1" style:family="table-row">
      <style:table-row-properties style:row-height="4.99mm"/>
    </style:style>
    <style:style style:name="Таблица53.A1" style:family="table-cell">
      <style:table-cell-properties fo:padding-left="0mm" fo:padding-right="0mm" fo:padding-top="0mm" fo:padding-bottom="0.3mm" fo:border-left="none" fo:border-right="none" fo:border-top="none" fo:border-bottom="0.5pt solid #000000"/>
    </style:style>
    <style:style style:name="Таблица54" style:family="table">
      <style:table-properties style:rel-width="100%" table:align="center" style:writing-mode="page"/>
    </style:style>
    <style:style style:name="Таблица54.A" style:family="table-column">
      <style:table-column-properties style:rel-column-width="368*"/>
    </style:style>
    <style:style style:name="Таблица54.B" style:family="table-column">
      <style:table-column-properties style:rel-column-width="7003*"/>
    </style:style>
    <style:style style:name="Таблица54.1" style:family="table-row">
      <style:table-row-properties style:row-height="4.99mm"/>
    </style:style>
    <style:style style:name="Таблица54.A1" style:family="table-cell">
      <style:table-cell-properties fo:padding-left="0mm" fo:padding-right="0mm" fo:padding-top="0mm" fo:padding-bottom="0.3mm" fo:border-left="none" fo:border-right="none" fo:border-top="none" fo:border-bottom="0.5pt solid #000000"/>
    </style:style>
    <style:style style:name="Таблица55" style:family="table">
      <style:table-properties style:rel-width="100%" table:align="center" style:writing-mode="page"/>
    </style:style>
    <style:style style:name="Таблица55.A" style:family="table-column">
      <style:table-column-properties style:rel-column-width="7540*"/>
    </style:style>
    <style:style style:name="Таблица55.B" style:family="table-column">
      <style:table-column-properties style:rel-column-width="397*"/>
    </style:style>
    <style:style style:name="Таблица55.1" style:family="table-row">
      <style:table-row-properties style:row-height="4.99mm"/>
    </style:style>
    <style:style style:name="Таблица55.A1" style:family="table-cell">
      <style:table-cell-properties fo:padding-left="0mm" fo:padding-right="0mm" fo:padding-top="0mm" fo:padding-bottom="0.3mm" fo:border-left="none" fo:border-right="none" fo:border-top="none" fo:border-bottom="0.5pt solid #000000"/>
    </style:style>
    <style:style style:name="Таблица56" style:family="table">
      <style:table-properties style:rel-width="100%" table:align="center" style:writing-mode="page"/>
    </style:style>
    <style:style style:name="Таблица56.A" style:family="table-column">
      <style:table-column-properties style:rel-column-width="368*"/>
    </style:style>
    <style:style style:name="Таблица56.B" style:family="table-column">
      <style:table-column-properties style:rel-column-width="7003*"/>
    </style:style>
    <style:style style:name="Таблица56.1" style:family="table-row">
      <style:table-row-properties style:row-height="4.99mm"/>
    </style:style>
    <style:style style:name="Таблица56.A1" style:family="table-cell">
      <style:table-cell-properties fo:padding-left="0mm" fo:padding-right="0mm" fo:padding-top="0mm" fo:padding-bottom="0.3mm" fo:border-left="none" fo:border-right="none" fo:border-top="none" fo:border-bottom="0.5pt solid #000000"/>
    </style:style>
    <style:style style:name="Таблица57" style:family="table">
      <style:table-properties style:rel-width="100%" table:align="center" style:writing-mode="page"/>
    </style:style>
    <style:style style:name="Таблица57.A" style:family="table-column">
      <style:table-column-properties style:rel-column-width="7540*"/>
    </style:style>
    <style:style style:name="Таблица57.B" style:family="table-column">
      <style:table-column-properties style:rel-column-width="397*"/>
    </style:style>
    <style:style style:name="Таблица57.1" style:family="table-row">
      <style:table-row-properties style:row-height="4.99mm"/>
    </style:style>
    <style:style style:name="Таблица57.A1" style:family="table-cell">
      <style:table-cell-properties fo:padding-left="0mm" fo:padding-right="0mm" fo:padding-top="0mm" fo:padding-bottom="0.3mm" fo:border-left="none" fo:border-right="none" fo:border-top="none" fo:border-bottom="0.5pt solid #000000"/>
    </style:style>
    <style:style style:name="Таблица58" style:family="table">
      <style:table-properties style:rel-width="100%" table:align="center" style:writing-mode="page"/>
    </style:style>
    <style:style style:name="Таблица58.A" style:family="table-column">
      <style:table-column-properties style:rel-column-width="368*"/>
    </style:style>
    <style:style style:name="Таблица58.B" style:family="table-column">
      <style:table-column-properties style:rel-column-width="7003*"/>
    </style:style>
    <style:style style:name="Таблица58.1" style:family="table-row">
      <style:table-row-properties style:row-height="4.99mm"/>
    </style:style>
    <style:style style:name="Таблица58.A1" style:family="table-cell">
      <style:table-cell-properties fo:padding-left="0mm" fo:padding-right="0mm" fo:padding-top="0mm" fo:padding-bottom="0.3mm" fo:border-left="none" fo:border-right="none" fo:border-top="none" fo:border-bottom="0.5pt solid #000000"/>
    </style:style>
    <style:style style:name="Таблица59" style:family="table">
      <style:table-properties style:rel-width="100%" table:align="center" style:writing-mode="page"/>
    </style:style>
    <style:style style:name="Таблица59.A" style:family="table-column">
      <style:table-column-properties style:rel-column-width="7540*"/>
    </style:style>
    <style:style style:name="Таблица59.B" style:family="table-column">
      <style:table-column-properties style:rel-column-width="397*"/>
    </style:style>
    <style:style style:name="Таблица59.1" style:family="table-row">
      <style:table-row-properties style:row-height="4.99mm"/>
    </style:style>
    <style:style style:name="Таблица59.A1" style:family="table-cell">
      <style:table-cell-properties fo:padding-left="0mm" fo:padding-right="0mm" fo:padding-top="0mm" fo:padding-bottom="0.3mm" fo:border-left="none" fo:border-right="none" fo:border-top="none" fo:border-bottom="0.5pt solid #000000"/>
    </style:style>
    <style:style style:name="Таблица60" style:family="table">
      <style:table-properties style:rel-width="100%" table:align="center" style:writing-mode="page"/>
    </style:style>
    <style:style style:name="Таблица60.A" style:family="table-column">
      <style:table-column-properties style:rel-column-width="368*"/>
    </style:style>
    <style:style style:name="Таблица60.B" style:family="table-column">
      <style:table-column-properties style:rel-column-width="7003*"/>
    </style:style>
    <style:style style:name="Таблица60.1" style:family="table-row">
      <style:table-row-properties style:row-height="4.99mm"/>
    </style:style>
    <style:style style:name="Таблица60.A1" style:family="table-cell">
      <style:table-cell-properties fo:padding-left="0mm" fo:padding-right="0mm" fo:padding-top="0mm" fo:padding-bottom="0.3mm" fo:border-left="none" fo:border-right="none" fo:border-top="none" fo:border-bottom="0.5pt solid #000000"/>
    </style:style>
    <style:style style:name="Таблица61" style:family="table">
      <style:table-properties style:rel-width="100%" table:align="center" style:writing-mode="page"/>
    </style:style>
    <style:style style:name="Таблица61.A" style:family="table-column">
      <style:table-column-properties style:rel-column-width="7540*"/>
    </style:style>
    <style:style style:name="Таблица61.B" style:family="table-column">
      <style:table-column-properties style:rel-column-width="397*"/>
    </style:style>
    <style:style style:name="Таблица61.1" style:family="table-row">
      <style:table-row-properties style:row-height="4.99mm"/>
    </style:style>
    <style:style style:name="Таблица61.A1" style:family="table-cell">
      <style:table-cell-properties fo:padding-left="0mm" fo:padding-right="0mm" fo:padding-top="0mm" fo:padding-bottom="0.3mm" fo:border-left="none" fo:border-right="none" fo:border-top="none" fo:border-bottom="0.5pt solid #000000"/>
    </style:style>
    <style:style style:name="Таблица62" style:family="table">
      <style:table-properties style:rel-width="100%" table:align="center" style:writing-mode="page"/>
    </style:style>
    <style:style style:name="Таблица62.A" style:family="table-column">
      <style:table-column-properties style:rel-column-width="368*"/>
    </style:style>
    <style:style style:name="Таблица62.B" style:family="table-column">
      <style:table-column-properties style:rel-column-width="7003*"/>
    </style:style>
    <style:style style:name="Таблица62.1" style:family="table-row">
      <style:table-row-properties style:row-height="4.99mm"/>
    </style:style>
    <style:style style:name="Таблица62.A1" style:family="table-cell">
      <style:table-cell-properties fo:padding-left="0mm" fo:padding-right="0mm" fo:padding-top="0mm" fo:padding-bottom="0.3mm" fo:border-left="none" fo:border-right="none" fo:border-top="none" fo:border-bottom="0.5pt solid #000000"/>
    </style:style>
    <style:style style:name="Таблица63" style:family="table">
      <style:table-properties style:rel-width="100%" table:align="center" style:writing-mode="page"/>
    </style:style>
    <style:style style:name="Таблица63.A" style:family="table-column">
      <style:table-column-properties style:rel-column-width="7540*"/>
    </style:style>
    <style:style style:name="Таблица63.B" style:family="table-column">
      <style:table-column-properties style:rel-column-width="397*"/>
    </style:style>
    <style:style style:name="Таблица63.1" style:family="table-row">
      <style:table-row-properties style:row-height="4.99mm"/>
    </style:style>
    <style:style style:name="Таблица63.A1" style:family="table-cell">
      <style:table-cell-properties fo:padding-left="0mm" fo:padding-right="0mm" fo:padding-top="0mm" fo:padding-bottom="0.3mm" fo:border-left="none" fo:border-right="none" fo:border-top="none" fo:border-bottom="0.5pt solid #000000"/>
    </style:style>
    <style:style style:name="Таблица64" style:family="table">
      <style:table-properties style:rel-width="100%" table:align="center" style:writing-mode="page"/>
    </style:style>
    <style:style style:name="Таблица64.A" style:family="table-column">
      <style:table-column-properties style:rel-column-width="368*"/>
    </style:style>
    <style:style style:name="Таблица64.B" style:family="table-column">
      <style:table-column-properties style:rel-column-width="7003*"/>
    </style:style>
    <style:style style:name="Таблица64.1" style:family="table-row">
      <style:table-row-properties style:row-height="4.99mm"/>
    </style:style>
    <style:style style:name="Таблица64.A1" style:family="table-cell">
      <style:table-cell-properties fo:padding-left="0mm" fo:padding-right="0mm" fo:padding-top="0mm" fo:padding-bottom="0.3mm" fo:border-left="none" fo:border-right="none" fo:border-top="none" fo:border-bottom="0.5pt solid #000000"/>
    </style:style>
    <style:style style:name="Таблица65" style:family="table">
      <style:table-properties style:rel-width="100%" table:align="center" style:writing-mode="page"/>
    </style:style>
    <style:style style:name="Таблица65.A" style:family="table-column">
      <style:table-column-properties style:rel-column-width="7540*"/>
    </style:style>
    <style:style style:name="Таблица65.B" style:family="table-column">
      <style:table-column-properties style:rel-column-width="397*"/>
    </style:style>
    <style:style style:name="Таблица65.1" style:family="table-row">
      <style:table-row-properties style:row-height="4.99mm"/>
    </style:style>
    <style:style style:name="Таблица65.A1" style:family="table-cell">
      <style:table-cell-properties fo:padding-left="0mm" fo:padding-right="0mm" fo:padding-top="0mm" fo:padding-bottom="0.3mm" fo:border-left="none" fo:border-right="none" fo:border-top="none" fo:border-bottom="0.5pt solid #000000"/>
    </style:style>
    <style:style style:name="Таблица66" style:family="table">
      <style:table-properties style:rel-width="100%" table:align="center" style:writing-mode="page"/>
    </style:style>
    <style:style style:name="Таблица66.A" style:family="table-column">
      <style:table-column-properties style:rel-column-width="368*"/>
    </style:style>
    <style:style style:name="Таблица66.B" style:family="table-column">
      <style:table-column-properties style:rel-column-width="7003*"/>
    </style:style>
    <style:style style:name="Таблица66.1" style:family="table-row">
      <style:table-row-properties style:row-height="4.99mm"/>
    </style:style>
    <style:style style:name="Таблица66.A1" style:family="table-cell">
      <style:table-cell-properties fo:padding-left="0mm" fo:padding-right="0mm" fo:padding-top="0mm" fo:padding-bottom="0.3mm" fo:border-left="none" fo:border-right="none" fo:border-top="none" fo:border-bottom="0.5pt solid #000000"/>
    </style:style>
    <style:style style:name="Таблица67" style:family="table">
      <style:table-properties style:rel-width="100%" table:align="center" style:writing-mode="page"/>
    </style:style>
    <style:style style:name="Таблица67.A" style:family="table-column">
      <style:table-column-properties style:rel-column-width="3968*"/>
    </style:style>
    <style:style style:name="Таблица67.B" style:family="table-column">
      <style:table-column-properties style:rel-column-width="3969*"/>
    </style:style>
    <style:style style:name="Таблица67.A1" style:family="table-cell">
      <style:table-cell-properties fo:padding="0mm" fo:border="none"/>
    </style:style>
    <style:style style:name="Таблица68" style:family="table">
      <style:table-properties style:rel-width="100%" table:align="center" style:writing-mode="page"/>
    </style:style>
    <style:style style:name="Таблица68.A" style:family="table-column">
      <style:table-column-properties style:rel-column-width="7540*"/>
    </style:style>
    <style:style style:name="Таблица68.B" style:family="table-column">
      <style:table-column-properties style:rel-column-width="397*"/>
    </style:style>
    <style:style style:name="Таблица68.1" style:family="table-row">
      <style:table-row-properties style:row-height="4.99mm"/>
    </style:style>
    <style:style style:name="Таблица68.A1" style:family="table-cell">
      <style:table-cell-properties fo:padding-left="0mm" fo:padding-right="0mm" fo:padding-top="0mm" fo:padding-bottom="0.3mm" fo:border-left="none" fo:border-right="none" fo:border-top="none" fo:border-bottom="0.5pt solid #000000"/>
    </style:style>
    <style:style style:name="Таблица69" style:family="table">
      <style:table-properties style:rel-width="100%" table:align="center" style:writing-mode="page"/>
    </style:style>
    <style:style style:name="Таблица69.A" style:family="table-column">
      <style:table-column-properties style:rel-column-width="368*"/>
    </style:style>
    <style:style style:name="Таблица69.B" style:family="table-column">
      <style:table-column-properties style:rel-column-width="7003*"/>
    </style:style>
    <style:style style:name="Таблица69.1" style:family="table-row">
      <style:table-row-properties style:row-height="4.99mm"/>
    </style:style>
    <style:style style:name="Таблица69.A1" style:family="table-cell">
      <style:table-cell-properties fo:padding-left="0mm" fo:padding-right="0mm" fo:padding-top="0mm" fo:padding-bottom="0.3mm" fo:border-left="none" fo:border-right="none" fo:border-top="none" fo:border-bottom="0.5pt solid #000000"/>
    </style:style>
    <style:style style:name="Таблица70" style:family="table">
      <style:table-properties style:rel-width="100%" table:align="center" style:writing-mode="page"/>
    </style:style>
    <style:style style:name="Таблица70.A" style:family="table-column">
      <style:table-column-properties style:rel-column-width="7540*"/>
    </style:style>
    <style:style style:name="Таблица70.B" style:family="table-column">
      <style:table-column-properties style:rel-column-width="397*"/>
    </style:style>
    <style:style style:name="Таблица70.1" style:family="table-row">
      <style:table-row-properties style:row-height="4.99mm"/>
    </style:style>
    <style:style style:name="Таблица70.A1" style:family="table-cell">
      <style:table-cell-properties fo:padding-left="0mm" fo:padding-right="0mm" fo:padding-top="0mm" fo:padding-bottom="0.3mm" fo:border-left="none" fo:border-right="none" fo:border-top="none" fo:border-bottom="0.5pt solid #000000"/>
    </style:style>
    <style:style style:name="Таблица71" style:family="table">
      <style:table-properties style:rel-width="100%" table:align="center" style:writing-mode="page"/>
    </style:style>
    <style:style style:name="Таблица71.A" style:family="table-column">
      <style:table-column-properties style:rel-column-width="368*"/>
    </style:style>
    <style:style style:name="Таблица71.B" style:family="table-column">
      <style:table-column-properties style:rel-column-width="7003*"/>
    </style:style>
    <style:style style:name="Таблица71.1" style:family="table-row">
      <style:table-row-properties style:row-height="4.99mm"/>
    </style:style>
    <style:style style:name="Таблица71.A1" style:family="table-cell">
      <style:table-cell-properties fo:padding-left="0mm" fo:padding-right="0mm" fo:padding-top="0mm" fo:padding-bottom="0.3mm" fo:border-left="none" fo:border-right="none" fo:border-top="none" fo:border-bottom="0.5pt solid #000000"/>
    </style:style>
    <style:style style:name="Таблица72" style:family="table">
      <style:table-properties style:rel-width="100%" table:align="center" style:writing-mode="page"/>
    </style:style>
    <style:style style:name="Таблица72.A" style:family="table-column">
      <style:table-column-properties style:rel-column-width="7540*"/>
    </style:style>
    <style:style style:name="Таблица72.B" style:family="table-column">
      <style:table-column-properties style:rel-column-width="397*"/>
    </style:style>
    <style:style style:name="Таблица72.1" style:family="table-row">
      <style:table-row-properties style:row-height="4.99mm"/>
    </style:style>
    <style:style style:name="Таблица72.A1" style:family="table-cell">
      <style:table-cell-properties fo:padding-left="0mm" fo:padding-right="0mm" fo:padding-top="0mm" fo:padding-bottom="0.3mm" fo:border-left="none" fo:border-right="none" fo:border-top="none" fo:border-bottom="0.5pt solid #000000"/>
    </style:style>
    <style:style style:name="Таблица73" style:family="table">
      <style:table-properties style:rel-width="100%" table:align="center" style:writing-mode="page"/>
    </style:style>
    <style:style style:name="Таблица73.A" style:family="table-column">
      <style:table-column-properties style:rel-column-width="368*"/>
    </style:style>
    <style:style style:name="Таблица73.B" style:family="table-column">
      <style:table-column-properties style:rel-column-width="7003*"/>
    </style:style>
    <style:style style:name="Таблица73.1" style:family="table-row">
      <style:table-row-properties style:row-height="4.99mm"/>
    </style:style>
    <style:style style:name="Таблица73.A1" style:family="table-cell">
      <style:table-cell-properties fo:padding-left="0mm" fo:padding-right="0mm" fo:padding-top="0mm" fo:padding-bottom="0.3mm" fo:border-left="none" fo:border-right="none" fo:border-top="none" fo:border-bottom="0.5pt solid #000000"/>
    </style:style>
    <style:style style:name="Таблица74" style:family="table">
      <style:table-properties style:rel-width="100%" table:align="center" style:writing-mode="page"/>
    </style:style>
    <style:style style:name="Таблица74.A" style:family="table-column">
      <style:table-column-properties style:rel-column-width="7540*"/>
    </style:style>
    <style:style style:name="Таблица74.B" style:family="table-column">
      <style:table-column-properties style:rel-column-width="397*"/>
    </style:style>
    <style:style style:name="Таблица74.1" style:family="table-row">
      <style:table-row-properties style:row-height="4.99mm"/>
    </style:style>
    <style:style style:name="Таблица74.A1" style:family="table-cell">
      <style:table-cell-properties fo:padding-left="0mm" fo:padding-right="0mm" fo:padding-top="0mm" fo:padding-bottom="0.3mm" fo:border-left="none" fo:border-right="none" fo:border-top="none" fo:border-bottom="0.5pt solid #000000"/>
    </style:style>
    <style:style style:name="Таблица75" style:family="table">
      <style:table-properties style:rel-width="100%" table:align="center" style:writing-mode="page"/>
    </style:style>
    <style:style style:name="Таблица75.A" style:family="table-column">
      <style:table-column-properties style:rel-column-width="368*"/>
    </style:style>
    <style:style style:name="Таблица75.B" style:family="table-column">
      <style:table-column-properties style:rel-column-width="7003*"/>
    </style:style>
    <style:style style:name="Таблица75.1" style:family="table-row">
      <style:table-row-properties style:row-height="4.99mm"/>
    </style:style>
    <style:style style:name="Таблица75.A1" style:family="table-cell">
      <style:table-cell-properties fo:padding-left="0mm" fo:padding-right="0mm" fo:padding-top="0mm" fo:padding-bottom="0.3mm" fo:border-left="none" fo:border-right="none" fo:border-top="none" fo:border-bottom="0.5pt solid #000000"/>
    </style:style>
    <style:style style:name="Таблица76" style:family="table">
      <style:table-properties style:rel-width="100%" table:align="center" style:writing-mode="page"/>
    </style:style>
    <style:style style:name="Таблица76.A" style:family="table-column">
      <style:table-column-properties style:rel-column-width="7540*"/>
    </style:style>
    <style:style style:name="Таблица76.B" style:family="table-column">
      <style:table-column-properties style:rel-column-width="397*"/>
    </style:style>
    <style:style style:name="Таблица76.1" style:family="table-row">
      <style:table-row-properties style:row-height="4.99mm"/>
    </style:style>
    <style:style style:name="Таблица76.A1" style:family="table-cell">
      <style:table-cell-properties fo:padding-left="0mm" fo:padding-right="0mm" fo:padding-top="0mm" fo:padding-bottom="0.3mm" fo:border-left="none" fo:border-right="none" fo:border-top="none" fo:border-bottom="0.5pt solid #000000"/>
    </style:style>
    <style:style style:name="Таблица77" style:family="table">
      <style:table-properties style:rel-width="100%" table:align="center" style:writing-mode="page"/>
    </style:style>
    <style:style style:name="Таблица77.A" style:family="table-column">
      <style:table-column-properties style:rel-column-width="368*"/>
    </style:style>
    <style:style style:name="Таблица77.B" style:family="table-column">
      <style:table-column-properties style:rel-column-width="7003*"/>
    </style:style>
    <style:style style:name="Таблица77.1" style:family="table-row">
      <style:table-row-properties style:row-height="4.99mm"/>
    </style:style>
    <style:style style:name="Таблица77.A1" style:family="table-cell">
      <style:table-cell-properties fo:padding-left="0mm" fo:padding-right="0mm" fo:padding-top="0mm" fo:padding-bottom="0.3mm" fo:border-left="none" fo:border-right="none" fo:border-top="none" fo:border-bottom="0.5pt solid #000000"/>
    </style:style>
    <style:style style:name="Таблица78" style:family="table">
      <style:table-properties style:rel-width="100%" table:align="center" style:writing-mode="page"/>
    </style:style>
    <style:style style:name="Таблица78.A" style:family="table-column">
      <style:table-column-properties style:rel-column-width="7540*"/>
    </style:style>
    <style:style style:name="Таблица78.B" style:family="table-column">
      <style:table-column-properties style:rel-column-width="397*"/>
    </style:style>
    <style:style style:name="Таблица78.1" style:family="table-row">
      <style:table-row-properties style:row-height="4.99mm"/>
    </style:style>
    <style:style style:name="Таблица78.A1" style:family="table-cell">
      <style:table-cell-properties fo:padding-left="0mm" fo:padding-right="0mm" fo:padding-top="0mm" fo:padding-bottom="0.3mm" fo:border-left="none" fo:border-right="none" fo:border-top="none" fo:border-bottom="0.5pt solid #000000"/>
    </style:style>
    <style:style style:name="Таблица79" style:family="table">
      <style:table-properties style:rel-width="100%" table:align="center" style:writing-mode="page"/>
    </style:style>
    <style:style style:name="Таблица79.A" style:family="table-column">
      <style:table-column-properties style:rel-column-width="368*"/>
    </style:style>
    <style:style style:name="Таблица79.B" style:family="table-column">
      <style:table-column-properties style:rel-column-width="7003*"/>
    </style:style>
    <style:style style:name="Таблица79.1" style:family="table-row">
      <style:table-row-properties style:row-height="4.99mm"/>
    </style:style>
    <style:style style:name="Таблица79.A1" style:family="table-cell">
      <style:table-cell-properties fo:padding-left="0mm" fo:padding-right="0mm" fo:padding-top="0mm" fo:padding-bottom="0.3mm" fo:border-left="none" fo:border-right="none" fo:border-top="none" fo:border-bottom="0.5pt solid #000000"/>
    </style:style>
    <style:style style:name="Таблица80" style:family="table">
      <style:table-properties style:rel-width="100%" table:align="center" style:writing-mode="page"/>
    </style:style>
    <style:style style:name="Таблица80.A" style:family="table-column">
      <style:table-column-properties style:rel-column-width="7540*"/>
    </style:style>
    <style:style style:name="Таблица80.B" style:family="table-column">
      <style:table-column-properties style:rel-column-width="397*"/>
    </style:style>
    <style:style style:name="Таблица80.1" style:family="table-row">
      <style:table-row-properties style:row-height="4.99mm"/>
    </style:style>
    <style:style style:name="Таблица80.A1" style:family="table-cell">
      <style:table-cell-properties fo:padding-left="0mm" fo:padding-right="0mm" fo:padding-top="0mm" fo:padding-bottom="0.3mm" fo:border-left="none" fo:border-right="none" fo:border-top="none" fo:border-bottom="0.5pt solid #000000"/>
    </style:style>
    <style:style style:name="Таблица81" style:family="table">
      <style:table-properties style:rel-width="100%" table:align="center" style:writing-mode="page"/>
    </style:style>
    <style:style style:name="Таблица81.A" style:family="table-column">
      <style:table-column-properties style:rel-column-width="368*"/>
    </style:style>
    <style:style style:name="Таблица81.B" style:family="table-column">
      <style:table-column-properties style:rel-column-width="7003*"/>
    </style:style>
    <style:style style:name="Таблица81.1" style:family="table-row">
      <style:table-row-properties style:row-height="4.99mm"/>
    </style:style>
    <style:style style:name="Таблица81.A1" style:family="table-cell">
      <style:table-cell-properties fo:padding-left="0mm" fo:padding-right="0mm" fo:padding-top="0mm" fo:padding-bottom="0.3mm" fo:border-left="none" fo:border-right="none" fo:border-top="none" fo:border-bottom="0.5pt solid #000000"/>
    </style:style>
    <style:style style:name="Таблица82" style:family="table">
      <style:table-properties style:rel-width="100%" table:align="center" style:writing-mode="page"/>
    </style:style>
    <style:style style:name="Таблица82.A" style:family="table-column">
      <style:table-column-properties style:rel-column-width="7540*"/>
    </style:style>
    <style:style style:name="Таблица82.B" style:family="table-column">
      <style:table-column-properties style:rel-column-width="397*"/>
    </style:style>
    <style:style style:name="Таблица82.1" style:family="table-row">
      <style:table-row-properties style:row-height="4.99mm"/>
    </style:style>
    <style:style style:name="Таблица82.A1" style:family="table-cell">
      <style:table-cell-properties fo:padding-left="0mm" fo:padding-right="0mm" fo:padding-top="0mm" fo:padding-bottom="0.3mm" fo:border-left="none" fo:border-right="none" fo:border-top="none" fo:border-bottom="0.5pt solid #000000"/>
    </style:style>
    <style:style style:name="Таблица83" style:family="table">
      <style:table-properties style:rel-width="100%" table:align="center" style:writing-mode="page"/>
    </style:style>
    <style:style style:name="Таблица83.A" style:family="table-column">
      <style:table-column-properties style:rel-column-width="368*"/>
    </style:style>
    <style:style style:name="Таблица83.B" style:family="table-column">
      <style:table-column-properties style:rel-column-width="7003*"/>
    </style:style>
    <style:style style:name="Таблица83.1" style:family="table-row">
      <style:table-row-properties style:row-height="4.99mm"/>
    </style:style>
    <style:style style:name="Таблица83.A1" style:family="table-cell">
      <style:table-cell-properties fo:padding-left="0mm" fo:padding-right="0mm" fo:padding-top="0mm" fo:padding-bottom="0.3mm" fo:border-left="none" fo:border-right="none" fo:border-top="none" fo:border-bottom="0.5pt solid #000000"/>
    </style:style>
    <style:style style:name="Таблица84" style:family="table">
      <style:table-properties style:rel-width="100%" table:align="center" style:writing-mode="page"/>
    </style:style>
    <style:style style:name="Таблица84.A" style:family="table-column">
      <style:table-column-properties style:rel-column-width="7540*"/>
    </style:style>
    <style:style style:name="Таблица84.B" style:family="table-column">
      <style:table-column-properties style:rel-column-width="397*"/>
    </style:style>
    <style:style style:name="Таблица84.1" style:family="table-row">
      <style:table-row-properties style:row-height="4.99mm"/>
    </style:style>
    <style:style style:name="Таблица84.A1" style:family="table-cell">
      <style:table-cell-properties fo:padding-left="0mm" fo:padding-right="0mm" fo:padding-top="0mm" fo:padding-bottom="0.3mm" fo:border-left="none" fo:border-right="none" fo:border-top="none" fo:border-bottom="0.5pt solid #000000"/>
    </style:style>
    <style:style style:name="Таблица85" style:family="table">
      <style:table-properties style:rel-width="100%" table:align="center" style:writing-mode="page"/>
    </style:style>
    <style:style style:name="Таблица85.A" style:family="table-column">
      <style:table-column-properties style:rel-column-width="368*"/>
    </style:style>
    <style:style style:name="Таблица85.B" style:family="table-column">
      <style:table-column-properties style:rel-column-width="7003*"/>
    </style:style>
    <style:style style:name="Таблица85.1" style:family="table-row">
      <style:table-row-properties style:row-height="4.99mm"/>
    </style:style>
    <style:style style:name="Таблица85.A1" style:family="table-cell">
      <style:table-cell-properties fo:padding-left="0mm" fo:padding-right="0mm" fo:padding-top="0mm" fo:padding-bottom="0.3mm" fo:border-left="none" fo:border-right="none" fo:border-top="none" fo:border-bottom="0.5pt solid #000000"/>
    </style:style>
    <style:style style:name="Таблица86" style:family="table">
      <style:table-properties style:rel-width="100%" table:align="center" style:writing-mode="page"/>
    </style:style>
    <style:style style:name="Таблица86.A" style:family="table-column">
      <style:table-column-properties style:rel-column-width="7540*"/>
    </style:style>
    <style:style style:name="Таблица86.B" style:family="table-column">
      <style:table-column-properties style:rel-column-width="397*"/>
    </style:style>
    <style:style style:name="Таблица86.1" style:family="table-row">
      <style:table-row-properties style:row-height="4.99mm"/>
    </style:style>
    <style:style style:name="Таблица86.A1" style:family="table-cell">
      <style:table-cell-properties fo:padding-left="0mm" fo:padding-right="0mm" fo:padding-top="0mm" fo:padding-bottom="0.3mm" fo:border-left="none" fo:border-right="none" fo:border-top="none" fo:border-bottom="0.5pt solid #000000"/>
    </style:style>
    <style:style style:name="Таблица87" style:family="table">
      <style:table-properties style:rel-width="100%" table:align="center" style:writing-mode="page"/>
    </style:style>
    <style:style style:name="Таблица87.A" style:family="table-column">
      <style:table-column-properties style:rel-column-width="368*"/>
    </style:style>
    <style:style style:name="Таблица87.B" style:family="table-column">
      <style:table-column-properties style:rel-column-width="7003*"/>
    </style:style>
    <style:style style:name="Таблица87.1" style:family="table-row">
      <style:table-row-properties style:row-height="4.99mm"/>
    </style:style>
    <style:style style:name="Таблица87.A1" style:family="table-cell">
      <style:table-cell-properties fo:padding-left="0mm" fo:padding-right="0mm" fo:padding-top="0mm" fo:padding-bottom="0.3mm" fo:border-left="none" fo:border-right="none" fo:border-top="none" fo:border-bottom="0.5pt solid #000000"/>
    </style:style>
    <style:style style:name="Таблица88" style:family="table">
      <style:table-properties style:rel-width="100%" table:align="center" style:writing-mode="page"/>
    </style:style>
    <style:style style:name="Таблица88.A" style:family="table-column">
      <style:table-column-properties style:rel-column-width="7540*"/>
    </style:style>
    <style:style style:name="Таблица88.B" style:family="table-column">
      <style:table-column-properties style:rel-column-width="397*"/>
    </style:style>
    <style:style style:name="Таблица88.1" style:family="table-row">
      <style:table-row-properties style:row-height="4.99mm"/>
    </style:style>
    <style:style style:name="Таблица88.A1" style:family="table-cell">
      <style:table-cell-properties fo:padding-left="0mm" fo:padding-right="0mm" fo:padding-top="0mm" fo:padding-bottom="0.3mm" fo:border-left="none" fo:border-right="none" fo:border-top="none" fo:border-bottom="0.5pt solid #000000"/>
    </style:style>
    <style:style style:name="Таблица89" style:family="table">
      <style:table-properties style:rel-width="100%" table:align="center" style:writing-mode="page"/>
    </style:style>
    <style:style style:name="Таблица89.A" style:family="table-column">
      <style:table-column-properties style:rel-column-width="368*"/>
    </style:style>
    <style:style style:name="Таблица89.B" style:family="table-column">
      <style:table-column-properties style:rel-column-width="7003*"/>
    </style:style>
    <style:style style:name="Таблица89.1" style:family="table-row">
      <style:table-row-properties style:row-height="4.99mm"/>
    </style:style>
    <style:style style:name="Таблица89.A1" style:family="table-cell">
      <style:table-cell-properties fo:padding-left="0mm" fo:padding-right="0mm" fo:padding-top="0mm" fo:padding-bottom="0.3mm" fo:border-left="none" fo:border-right="none" fo:border-top="none" fo:border-bottom="0.5pt solid #000000"/>
    </style:style>
    <style:style style:name="Таблица90" style:family="table">
      <style:table-properties style:rel-width="100%" table:align="center" style:writing-mode="page"/>
    </style:style>
    <style:style style:name="Таблица90.A" style:family="table-column">
      <style:table-column-properties style:rel-column-width="7540*"/>
    </style:style>
    <style:style style:name="Таблица90.B" style:family="table-column">
      <style:table-column-properties style:rel-column-width="397*"/>
    </style:style>
    <style:style style:name="Таблица90.1" style:family="table-row">
      <style:table-row-properties style:row-height="4.99mm"/>
    </style:style>
    <style:style style:name="Таблица90.A1" style:family="table-cell">
      <style:table-cell-properties fo:padding-left="0mm" fo:padding-right="0mm" fo:padding-top="0mm" fo:padding-bottom="0.3mm" fo:border-left="none" fo:border-right="none" fo:border-top="none" fo:border-bottom="0.5pt solid #000000"/>
    </style:style>
    <style:style style:name="Таблица91" style:family="table">
      <style:table-properties style:rel-width="100%" table:align="center" style:writing-mode="page"/>
    </style:style>
    <style:style style:name="Таблица91.A" style:family="table-column">
      <style:table-column-properties style:rel-column-width="368*"/>
    </style:style>
    <style:style style:name="Таблица91.B" style:family="table-column">
      <style:table-column-properties style:rel-column-width="7003*"/>
    </style:style>
    <style:style style:name="Таблица91.1" style:family="table-row">
      <style:table-row-properties style:row-height="4.99mm"/>
    </style:style>
    <style:style style:name="Таблица91.A1" style:family="table-cell">
      <style:table-cell-properties fo:padding-left="0mm" fo:padding-right="0mm" fo:padding-top="0mm" fo:padding-bottom="0.3mm" fo:border-left="none" fo:border-right="none" fo:border-top="none" fo:border-bottom="0.5pt solid #000000"/>
    </style:style>
    <style:style style:name="Таблица92" style:family="table">
      <style:table-properties style:rel-width="100%" table:align="center" style:writing-mode="page"/>
    </style:style>
    <style:style style:name="Таблица92.A" style:family="table-column">
      <style:table-column-properties style:rel-column-width="7540*"/>
    </style:style>
    <style:style style:name="Таблица92.B" style:family="table-column">
      <style:table-column-properties style:rel-column-width="397*"/>
    </style:style>
    <style:style style:name="Таблица92.1" style:family="table-row">
      <style:table-row-properties style:row-height="4.99mm"/>
    </style:style>
    <style:style style:name="Таблица92.A1" style:family="table-cell">
      <style:table-cell-properties fo:padding-left="0mm" fo:padding-right="0mm" fo:padding-top="0mm" fo:padding-bottom="0.3mm" fo:border-left="none" fo:border-right="none" fo:border-top="none" fo:border-bottom="0.5pt solid #000000"/>
    </style:style>
    <style:style style:name="Таблица93" style:family="table">
      <style:table-properties style:rel-width="100%" table:align="center" style:writing-mode="page"/>
    </style:style>
    <style:style style:name="Таблица93.A" style:family="table-column">
      <style:table-column-properties style:rel-column-width="368*"/>
    </style:style>
    <style:style style:name="Таблица93.B" style:family="table-column">
      <style:table-column-properties style:rel-column-width="7003*"/>
    </style:style>
    <style:style style:name="Таблица93.1" style:family="table-row">
      <style:table-row-properties style:row-height="4.99mm"/>
    </style:style>
    <style:style style:name="Таблица93.A1" style:family="table-cell">
      <style:table-cell-properties fo:padding-left="0mm" fo:padding-right="0mm" fo:padding-top="0mm" fo:padding-bottom="0.3mm" fo:border-left="none" fo:border-right="none" fo:border-top="none" fo:border-bottom="0.5pt solid #000000"/>
    </style:style>
    <style:style style:name="Таблица94" style:family="table">
      <style:table-properties style:rel-width="100%" table:align="center" style:writing-mode="page"/>
    </style:style>
    <style:style style:name="Таблица94.A" style:family="table-column">
      <style:table-column-properties style:rel-column-width="7540*"/>
    </style:style>
    <style:style style:name="Таблица94.B" style:family="table-column">
      <style:table-column-properties style:rel-column-width="397*"/>
    </style:style>
    <style:style style:name="Таблица94.1" style:family="table-row">
      <style:table-row-properties style:row-height="4.99mm"/>
    </style:style>
    <style:style style:name="Таблица94.A1" style:family="table-cell">
      <style:table-cell-properties fo:padding-left="0mm" fo:padding-right="0mm" fo:padding-top="0mm" fo:padding-bottom="0.3mm" fo:border-left="none" fo:border-right="none" fo:border-top="none" fo:border-bottom="0.5pt solid #000000"/>
    </style:style>
    <style:style style:name="Таблица95" style:family="table">
      <style:table-properties style:rel-width="100%" table:align="center" style:writing-mode="page"/>
    </style:style>
    <style:style style:name="Таблица95.A" style:family="table-column">
      <style:table-column-properties style:rel-column-width="368*"/>
    </style:style>
    <style:style style:name="Таблица95.B" style:family="table-column">
      <style:table-column-properties style:rel-column-width="7003*"/>
    </style:style>
    <style:style style:name="Таблица95.1" style:family="table-row">
      <style:table-row-properties style:row-height="4.99mm"/>
    </style:style>
    <style:style style:name="Таблица95.A1" style:family="table-cell">
      <style:table-cell-properties fo:padding-left="0mm" fo:padding-right="0mm" fo:padding-top="0mm" fo:padding-bottom="0.3mm" fo:border-left="none" fo:border-right="none" fo:border-top="none" fo:border-bottom="0.5pt solid #000000"/>
    </style:style>
    <style:style style:name="Таблица96" style:family="table">
      <style:table-properties style:rel-width="100%" table:align="center" style:writing-mode="page"/>
    </style:style>
    <style:style style:name="Таблица96.A" style:family="table-column">
      <style:table-column-properties style:rel-column-width="7540*"/>
    </style:style>
    <style:style style:name="Таблица96.B" style:family="table-column">
      <style:table-column-properties style:rel-column-width="397*"/>
    </style:style>
    <style:style style:name="Таблица96.1" style:family="table-row">
      <style:table-row-properties style:row-height="4.99mm"/>
    </style:style>
    <style:style style:name="Таблица96.A1" style:family="table-cell">
      <style:table-cell-properties fo:padding-left="0mm" fo:padding-right="0mm" fo:padding-top="0mm" fo:padding-bottom="0.3mm" fo:border-left="none" fo:border-right="none" fo:border-top="none" fo:border-bottom="0.5pt solid #000000"/>
    </style:style>
    <style:style style:name="Таблица97" style:family="table">
      <style:table-properties style:rel-width="100%" table:align="center" style:writing-mode="page"/>
    </style:style>
    <style:style style:name="Таблица97.A" style:family="table-column">
      <style:table-column-properties style:rel-column-width="368*"/>
    </style:style>
    <style:style style:name="Таблица97.B" style:family="table-column">
      <style:table-column-properties style:rel-column-width="7003*"/>
    </style:style>
    <style:style style:name="Таблица97.1" style:family="table-row">
      <style:table-row-properties style:row-height="4.99mm"/>
    </style:style>
    <style:style style:name="Таблица97.A1" style:family="table-cell">
      <style:table-cell-properties fo:padding-left="0mm" fo:padding-right="0mm" fo:padding-top="0mm" fo:padding-bottom="0.3mm" fo:border-left="none" fo:border-right="none" fo:border-top="none" fo:border-bottom="0.5pt solid #000000"/>
    </style:style>
    <style:style style:name="Таблица98" style:family="table">
      <style:table-properties style:rel-width="100%" table:align="center" style:writing-mode="page"/>
    </style:style>
    <style:style style:name="Таблица98.A" style:family="table-column">
      <style:table-column-properties style:rel-column-width="7540*"/>
    </style:style>
    <style:style style:name="Таблица98.B" style:family="table-column">
      <style:table-column-properties style:rel-column-width="397*"/>
    </style:style>
    <style:style style:name="Таблица98.1" style:family="table-row">
      <style:table-row-properties style:row-height="4.99mm"/>
    </style:style>
    <style:style style:name="Таблица98.A1" style:family="table-cell">
      <style:table-cell-properties fo:padding-left="0mm" fo:padding-right="0mm" fo:padding-top="0mm" fo:padding-bottom="0.3mm" fo:border-left="none" fo:border-right="none" fo:border-top="none" fo:border-bottom="0.5pt solid #000000"/>
    </style:style>
    <style:style style:name="Таблица99" style:family="table">
      <style:table-properties style:rel-width="100%" table:align="center" style:writing-mode="page"/>
    </style:style>
    <style:style style:name="Таблица99.A" style:family="table-column">
      <style:table-column-properties style:rel-column-width="368*"/>
    </style:style>
    <style:style style:name="Таблица99.B" style:family="table-column">
      <style:table-column-properties style:rel-column-width="7003*"/>
    </style:style>
    <style:style style:name="Таблица99.1" style:family="table-row">
      <style:table-row-properties style:row-height="4.99mm"/>
    </style:style>
    <style:style style:name="Таблица99.A1" style:family="table-cell">
      <style:table-cell-properties fo:padding-left="0mm" fo:padding-right="0mm" fo:padding-top="0mm" fo:padding-bottom="0.3mm" fo:border-left="none" fo:border-right="none" fo:border-top="none" fo:border-bottom="0.5pt solid #000000"/>
    </style:style>
    <style:style style:name="Таблица100" style:family="table">
      <style:table-properties style:rel-width="100%" table:align="center" style:writing-mode="page"/>
    </style:style>
    <style:style style:name="Таблица100.A" style:family="table-column">
      <style:table-column-properties style:rel-column-width="7540*"/>
    </style:style>
    <style:style style:name="Таблица100.B" style:family="table-column">
      <style:table-column-properties style:rel-column-width="397*"/>
    </style:style>
    <style:style style:name="Таблица100.1" style:family="table-row">
      <style:table-row-properties style:row-height="4.99mm"/>
    </style:style>
    <style:style style:name="Таблица100.A1" style:family="table-cell">
      <style:table-cell-properties fo:padding-left="0mm" fo:padding-right="0mm" fo:padding-top="0mm" fo:padding-bottom="0.3mm" fo:border-left="none" fo:border-right="none" fo:border-top="none" fo:border-bottom="0.5pt solid #000000"/>
    </style:style>
    <style:style style:name="Таблица101" style:family="table">
      <style:table-properties style:rel-width="100%" table:align="center" style:writing-mode="page"/>
    </style:style>
    <style:style style:name="Таблица101.A" style:family="table-column">
      <style:table-column-properties style:rel-column-width="368*"/>
    </style:style>
    <style:style style:name="Таблица101.B" style:family="table-column">
      <style:table-column-properties style:rel-column-width="7003*"/>
    </style:style>
    <style:style style:name="Таблица101.1" style:family="table-row">
      <style:table-row-properties style:row-height="4.99mm"/>
    </style:style>
    <style:style style:name="Таблица101.A1" style:family="table-cell">
      <style:table-cell-properties fo:padding-left="0mm" fo:padding-right="0mm" fo:padding-top="0mm" fo:padding-bottom="0.3mm" fo:border-left="none" fo:border-right="none" fo:border-top="none" fo:border-bottom="0.5pt solid #000000"/>
    </style:style>
    <style:style style:name="Таблица102" style:family="table">
      <style:table-properties style:rel-width="100%" table:align="center" style:writing-mode="page"/>
    </style:style>
    <style:style style:name="Таблица102.A" style:family="table-column">
      <style:table-column-properties style:rel-column-width="7540*"/>
    </style:style>
    <style:style style:name="Таблица102.B" style:family="table-column">
      <style:table-column-properties style:rel-column-width="397*"/>
    </style:style>
    <style:style style:name="Таблица102.1" style:family="table-row">
      <style:table-row-properties style:row-height="4.99mm"/>
    </style:style>
    <style:style style:name="Таблица102.A1" style:family="table-cell">
      <style:table-cell-properties fo:padding-left="0mm" fo:padding-right="0mm" fo:padding-top="0mm" fo:padding-bottom="0.3mm" fo:border-left="none" fo:border-right="none" fo:border-top="none" fo:border-bottom="0.5pt solid #000000"/>
    </style:style>
    <style:style style:name="Таблица103" style:family="table">
      <style:table-properties style:rel-width="100%" table:align="center" style:writing-mode="page"/>
    </style:style>
    <style:style style:name="Таблица103.A" style:family="table-column">
      <style:table-column-properties style:rel-column-width="368*"/>
    </style:style>
    <style:style style:name="Таблица103.B" style:family="table-column">
      <style:table-column-properties style:rel-column-width="7003*"/>
    </style:style>
    <style:style style:name="Таблица103.1" style:family="table-row">
      <style:table-row-properties style:row-height="4.99mm"/>
    </style:style>
    <style:style style:name="Таблица103.A1" style:family="table-cell">
      <style:table-cell-properties fo:padding-left="0mm" fo:padding-right="0mm" fo:padding-top="0mm" fo:padding-bottom="0.3mm" fo:border-left="none" fo:border-right="none" fo:border-top="none" fo:border-bottom="0.5pt solid #000000"/>
    </style:style>
    <style:style style:name="Таблица104" style:family="table">
      <style:table-properties style:rel-width="100%" table:align="center" style:writing-mode="page"/>
    </style:style>
    <style:style style:name="Таблица104.A" style:family="table-column">
      <style:table-column-properties style:rel-column-width="7540*"/>
    </style:style>
    <style:style style:name="Таблица104.B" style:family="table-column">
      <style:table-column-properties style:rel-column-width="397*"/>
    </style:style>
    <style:style style:name="Таблица104.1" style:family="table-row">
      <style:table-row-properties style:row-height="4.99mm"/>
    </style:style>
    <style:style style:name="Таблица104.A1" style:family="table-cell">
      <style:table-cell-properties fo:padding-left="0mm" fo:padding-right="0mm" fo:padding-top="0mm" fo:padding-bottom="0.3mm" fo:border-left="none" fo:border-right="none" fo:border-top="none" fo:border-bottom="0.5pt solid #000000"/>
    </style:style>
    <style:style style:name="Таблица105" style:family="table">
      <style:table-properties style:rel-width="100%" table:align="center" style:writing-mode="page"/>
    </style:style>
    <style:style style:name="Таблица105.A" style:family="table-column">
      <style:table-column-properties style:rel-column-width="368*"/>
    </style:style>
    <style:style style:name="Таблица105.B" style:family="table-column">
      <style:table-column-properties style:rel-column-width="7003*"/>
    </style:style>
    <style:style style:name="Таблица105.1" style:family="table-row">
      <style:table-row-properties style:row-height="4.99mm"/>
    </style:style>
    <style:style style:name="Таблица105.A1" style:family="table-cell">
      <style:table-cell-properties fo:padding-left="0mm" fo:padding-right="0mm" fo:padding-top="0mm" fo:padding-bottom="0.3mm" fo:border-left="none" fo:border-right="none" fo:border-top="none" fo:border-bottom="0.5pt solid #000000"/>
    </style:style>
    <style:style style:name="Таблица106" style:family="table">
      <style:table-properties style:rel-width="100%" table:align="center" style:writing-mode="page"/>
    </style:style>
    <style:style style:name="Таблица106.A" style:family="table-column">
      <style:table-column-properties style:rel-column-width="7540*"/>
    </style:style>
    <style:style style:name="Таблица106.B" style:family="table-column">
      <style:table-column-properties style:rel-column-width="397*"/>
    </style:style>
    <style:style style:name="Таблица106.1" style:family="table-row">
      <style:table-row-properties style:row-height="4.99mm"/>
    </style:style>
    <style:style style:name="Таблица106.A1" style:family="table-cell">
      <style:table-cell-properties fo:padding-left="0mm" fo:padding-right="0mm" fo:padding-top="0mm" fo:padding-bottom="0.3mm" fo:border-left="none" fo:border-right="none" fo:border-top="none" fo:border-bottom="0.5pt solid #000000"/>
    </style:style>
    <style:style style:name="Таблица107" style:family="table">
      <style:table-properties style:rel-width="100%" table:align="center" style:writing-mode="page"/>
    </style:style>
    <style:style style:name="Таблица107.A" style:family="table-column">
      <style:table-column-properties style:rel-column-width="368*"/>
    </style:style>
    <style:style style:name="Таблица107.B" style:family="table-column">
      <style:table-column-properties style:rel-column-width="7003*"/>
    </style:style>
    <style:style style:name="Таблица107.1" style:family="table-row">
      <style:table-row-properties style:row-height="4.99mm"/>
    </style:style>
    <style:style style:name="Таблица107.A1" style:family="table-cell">
      <style:table-cell-properties fo:padding-left="0mm" fo:padding-right="0mm" fo:padding-top="0mm" fo:padding-bottom="0.3mm" fo:border-left="none" fo:border-right="none" fo:border-top="none" fo:border-bottom="0.5pt solid #000000"/>
    </style:style>
    <style:style style:name="Таблица108" style:family="table">
      <style:table-properties style:rel-width="100%" table:align="center" style:writing-mode="page"/>
    </style:style>
    <style:style style:name="Таблица108.A" style:family="table-column">
      <style:table-column-properties style:rel-column-width="7540*"/>
    </style:style>
    <style:style style:name="Таблица108.B" style:family="table-column">
      <style:table-column-properties style:rel-column-width="397*"/>
    </style:style>
    <style:style style:name="Таблица108.1" style:family="table-row">
      <style:table-row-properties style:row-height="4.99mm"/>
    </style:style>
    <style:style style:name="Таблица108.A1" style:family="table-cell">
      <style:table-cell-properties fo:padding-left="0mm" fo:padding-right="0mm" fo:padding-top="0mm" fo:padding-bottom="0.3mm" fo:border-left="none" fo:border-right="none" fo:border-top="none" fo:border-bottom="0.5pt solid #000000"/>
    </style:style>
    <style:style style:name="Таблица109" style:family="table">
      <style:table-properties style:rel-width="100%" table:align="center" style:writing-mode="page"/>
    </style:style>
    <style:style style:name="Таблица109.A" style:family="table-column">
      <style:table-column-properties style:rel-column-width="368*"/>
    </style:style>
    <style:style style:name="Таблица109.B" style:family="table-column">
      <style:table-column-properties style:rel-column-width="7003*"/>
    </style:style>
    <style:style style:name="Таблица109.1" style:family="table-row">
      <style:table-row-properties style:row-height="4.99mm"/>
    </style:style>
    <style:style style:name="Таблица109.A1" style:family="table-cell">
      <style:table-cell-properties fo:padding-left="0mm" fo:padding-right="0mm" fo:padding-top="0mm" fo:padding-bottom="0.3mm" fo:border-left="none" fo:border-right="none" fo:border-top="none" fo:border-bottom="0.5pt solid #000000"/>
    </style:style>
    <style:style style:name="Таблица110" style:family="table">
      <style:table-properties style:rel-width="100%" table:align="center" style:writing-mode="page"/>
    </style:style>
    <style:style style:name="Таблица110.A" style:family="table-column">
      <style:table-column-properties style:rel-column-width="7540*"/>
    </style:style>
    <style:style style:name="Таблица110.B" style:family="table-column">
      <style:table-column-properties style:rel-column-width="397*"/>
    </style:style>
    <style:style style:name="Таблица110.1" style:family="table-row">
      <style:table-row-properties style:row-height="4.99mm"/>
    </style:style>
    <style:style style:name="Таблица110.A1" style:family="table-cell">
      <style:table-cell-properties fo:padding-left="0mm" fo:padding-right="0mm" fo:padding-top="0mm" fo:padding-bottom="0.3mm" fo:border-left="none" fo:border-right="none" fo:border-top="none" fo:border-bottom="0.5pt solid #000000"/>
    </style:style>
    <style:style style:name="Таблица111" style:family="table">
      <style:table-properties style:rel-width="100%" table:align="center" style:writing-mode="page"/>
    </style:style>
    <style:style style:name="Таблица111.A" style:family="table-column">
      <style:table-column-properties style:rel-column-width="368*"/>
    </style:style>
    <style:style style:name="Таблица111.B" style:family="table-column">
      <style:table-column-properties style:rel-column-width="7003*"/>
    </style:style>
    <style:style style:name="Таблица111.1" style:family="table-row">
      <style:table-row-properties style:row-height="4.99mm"/>
    </style:style>
    <style:style style:name="Таблица111.A1" style:family="table-cell">
      <style:table-cell-properties fo:padding-left="0mm" fo:padding-right="0mm" fo:padding-top="0mm" fo:padding-bottom="0.3mm" fo:border-left="none" fo:border-right="none" fo:border-top="none" fo:border-bottom="0.5pt solid #000000"/>
    </style:style>
    <style:style style:name="Таблица112" style:family="table">
      <style:table-properties style:rel-width="100%" table:align="center" style:writing-mode="page"/>
    </style:style>
    <style:style style:name="Таблица112.A" style:family="table-column">
      <style:table-column-properties style:rel-column-width="7540*"/>
    </style:style>
    <style:style style:name="Таблица112.B" style:family="table-column">
      <style:table-column-properties style:rel-column-width="397*"/>
    </style:style>
    <style:style style:name="Таблица112.1" style:family="table-row">
      <style:table-row-properties style:row-height="4.99mm"/>
    </style:style>
    <style:style style:name="Таблица112.A1" style:family="table-cell">
      <style:table-cell-properties fo:padding-left="0mm" fo:padding-right="0mm" fo:padding-top="0mm" fo:padding-bottom="0.3mm" fo:border-left="none" fo:border-right="none" fo:border-top="none" fo:border-bottom="0.5pt solid #000000"/>
    </style:style>
    <style:style style:name="Таблица113" style:family="table">
      <style:table-properties style:rel-width="100%" table:align="center" style:writing-mode="page"/>
    </style:style>
    <style:style style:name="Таблица113.A" style:family="table-column">
      <style:table-column-properties style:rel-column-width="368*"/>
    </style:style>
    <style:style style:name="Таблица113.B" style:family="table-column">
      <style:table-column-properties style:rel-column-width="7003*"/>
    </style:style>
    <style:style style:name="Таблица113.1" style:family="table-row">
      <style:table-row-properties style:row-height="4.99mm"/>
    </style:style>
    <style:style style:name="Таблица113.A1" style:family="table-cell">
      <style:table-cell-properties fo:padding-left="0mm" fo:padding-right="0mm" fo:padding-top="0mm" fo:padding-bottom="0.3mm" fo:border-left="none" fo:border-right="none" fo:border-top="none" fo:border-bottom="0.5pt solid #000000"/>
    </style:style>
    <style:style style:name="Таблица114" style:family="table">
      <style:table-properties style:rel-width="100%" table:align="center" style:writing-mode="page"/>
    </style:style>
    <style:style style:name="Таблица114.A" style:family="table-column">
      <style:table-column-properties style:rel-column-width="7540*"/>
    </style:style>
    <style:style style:name="Таблица114.B" style:family="table-column">
      <style:table-column-properties style:rel-column-width="397*"/>
    </style:style>
    <style:style style:name="Таблица114.1" style:family="table-row">
      <style:table-row-properties style:row-height="4.99mm"/>
    </style:style>
    <style:style style:name="Таблица114.A1" style:family="table-cell">
      <style:table-cell-properties fo:padding-left="0mm" fo:padding-right="0mm" fo:padding-top="0mm" fo:padding-bottom="0.3mm" fo:border-left="none" fo:border-right="none" fo:border-top="none" fo:border-bottom="0.5pt solid #000000"/>
    </style:style>
    <style:style style:name="Таблица115" style:family="table">
      <style:table-properties style:rel-width="100%" table:align="center" style:writing-mode="page"/>
    </style:style>
    <style:style style:name="Таблица115.A" style:family="table-column">
      <style:table-column-properties style:rel-column-width="368*"/>
    </style:style>
    <style:style style:name="Таблица115.B" style:family="table-column">
      <style:table-column-properties style:rel-column-width="7003*"/>
    </style:style>
    <style:style style:name="Таблица115.1" style:family="table-row">
      <style:table-row-properties style:row-height="4.99mm"/>
    </style:style>
    <style:style style:name="Таблица115.A1" style:family="table-cell">
      <style:table-cell-properties fo:padding-left="0mm" fo:padding-right="0mm" fo:padding-top="0mm" fo:padding-bottom="0.3mm" fo:border-left="none" fo:border-right="none" fo:border-top="none" fo:border-bottom="0.5pt solid #000000"/>
    </style:style>
    <style:style style:name="Таблица116" style:family="table">
      <style:table-properties style:rel-width="100%" table:align="center" style:writing-mode="page"/>
    </style:style>
    <style:style style:name="Таблица116.A" style:family="table-column">
      <style:table-column-properties style:rel-column-width="7540*"/>
    </style:style>
    <style:style style:name="Таблица116.B" style:family="table-column">
      <style:table-column-properties style:rel-column-width="397*"/>
    </style:style>
    <style:style style:name="Таблица116.1" style:family="table-row">
      <style:table-row-properties style:row-height="4.99mm"/>
    </style:style>
    <style:style style:name="Таблица116.A1" style:family="table-cell">
      <style:table-cell-properties fo:padding-left="0mm" fo:padding-right="0mm" fo:padding-top="0mm" fo:padding-bottom="0.3mm" fo:border-left="none" fo:border-right="none" fo:border-top="none" fo:border-bottom="0.5pt solid #000000"/>
    </style:style>
    <style:style style:name="Таблица117" style:family="table">
      <style:table-properties style:rel-width="100%" table:align="center" style:writing-mode="page"/>
    </style:style>
    <style:style style:name="Таблица117.A" style:family="table-column">
      <style:table-column-properties style:rel-column-width="368*"/>
    </style:style>
    <style:style style:name="Таблица117.B" style:family="table-column">
      <style:table-column-properties style:rel-column-width="7003*"/>
    </style:style>
    <style:style style:name="Таблица117.1" style:family="table-row">
      <style:table-row-properties style:row-height="4.99mm"/>
    </style:style>
    <style:style style:name="Таблица117.A1" style:family="table-cell">
      <style:table-cell-properties fo:padding-left="0mm" fo:padding-right="0mm" fo:padding-top="0mm" fo:padding-bottom="0.3mm" fo:border-left="none" fo:border-right="none" fo:border-top="none" fo:border-bottom="0.5pt solid #000000"/>
    </style:style>
    <style:style style:name="Таблица118" style:family="table">
      <style:table-properties style:rel-width="100%" table:align="center" style:writing-mode="page"/>
    </style:style>
    <style:style style:name="Таблица118.A" style:family="table-column">
      <style:table-column-properties style:rel-column-width="7540*"/>
    </style:style>
    <style:style style:name="Таблица118.B" style:family="table-column">
      <style:table-column-properties style:rel-column-width="397*"/>
    </style:style>
    <style:style style:name="Таблица118.1" style:family="table-row">
      <style:table-row-properties style:row-height="4.99mm"/>
    </style:style>
    <style:style style:name="Таблица118.A1" style:family="table-cell">
      <style:table-cell-properties fo:padding-left="0mm" fo:padding-right="0mm" fo:padding-top="0mm" fo:padding-bottom="0.3mm" fo:border-left="none" fo:border-right="none" fo:border-top="none" fo:border-bottom="0.5pt solid #000000"/>
    </style:style>
    <style:style style:name="Таблица119" style:family="table">
      <style:table-properties style:rel-width="100%" table:align="center" style:writing-mode="page"/>
    </style:style>
    <style:style style:name="Таблица119.A" style:family="table-column">
      <style:table-column-properties style:rel-column-width="368*"/>
    </style:style>
    <style:style style:name="Таблица119.B" style:family="table-column">
      <style:table-column-properties style:rel-column-width="7003*"/>
    </style:style>
    <style:style style:name="Таблица119.1" style:family="table-row">
      <style:table-row-properties style:row-height="4.99mm"/>
    </style:style>
    <style:style style:name="Таблица119.A1" style:family="table-cell">
      <style:table-cell-properties fo:padding-left="0mm" fo:padding-right="0mm" fo:padding-top="0mm" fo:padding-bottom="0.3mm" fo:border-left="none" fo:border-right="none" fo:border-top="none" fo:border-bottom="0.5pt solid #000000"/>
    </style:style>
    <style:style style:name="Таблица120" style:family="table">
      <style:table-properties style:rel-width="100%" table:align="center" style:writing-mode="page"/>
    </style:style>
    <style:style style:name="Таблица120.A" style:family="table-column">
      <style:table-column-properties style:rel-column-width="7540*"/>
    </style:style>
    <style:style style:name="Таблица120.B" style:family="table-column">
      <style:table-column-properties style:rel-column-width="397*"/>
    </style:style>
    <style:style style:name="Таблица120.1" style:family="table-row">
      <style:table-row-properties style:row-height="4.99mm"/>
    </style:style>
    <style:style style:name="Таблица120.A1" style:family="table-cell">
      <style:table-cell-properties fo:padding-left="0mm" fo:padding-right="0mm" fo:padding-top="0mm" fo:padding-bottom="0.3mm" fo:border-left="none" fo:border-right="none" fo:border-top="none" fo:border-bottom="0.5pt solid #000000"/>
    </style:style>
    <style:style style:name="Таблица121" style:family="table">
      <style:table-properties style:rel-width="100%" table:align="center" style:writing-mode="page"/>
    </style:style>
    <style:style style:name="Таблица121.A" style:family="table-column">
      <style:table-column-properties style:rel-column-width="368*"/>
    </style:style>
    <style:style style:name="Таблица121.B" style:family="table-column">
      <style:table-column-properties style:rel-column-width="7003*"/>
    </style:style>
    <style:style style:name="Таблица121.1" style:family="table-row">
      <style:table-row-properties style:row-height="4.99mm"/>
    </style:style>
    <style:style style:name="Таблица121.A1" style:family="table-cell">
      <style:table-cell-properties fo:padding-left="0mm" fo:padding-right="0mm" fo:padding-top="0mm" fo:padding-bottom="0.3mm" fo:border-left="none" fo:border-right="none" fo:border-top="none" fo:border-bottom="0.5pt solid #000000"/>
    </style:style>
    <style:style style:name="Таблица122" style:family="table">
      <style:table-properties style:rel-width="100%" table:align="center" style:writing-mode="page"/>
    </style:style>
    <style:style style:name="Таблица122.A" style:family="table-column">
      <style:table-column-properties style:rel-column-width="7540*"/>
    </style:style>
    <style:style style:name="Таблица122.B" style:family="table-column">
      <style:table-column-properties style:rel-column-width="397*"/>
    </style:style>
    <style:style style:name="Таблица122.1" style:family="table-row">
      <style:table-row-properties style:row-height="4.99mm"/>
    </style:style>
    <style:style style:name="Таблица122.A1" style:family="table-cell">
      <style:table-cell-properties fo:padding-left="0mm" fo:padding-right="0mm" fo:padding-top="0mm" fo:padding-bottom="0.3mm" fo:border-left="none" fo:border-right="none" fo:border-top="none" fo:border-bottom="0.5pt solid #000000"/>
    </style:style>
    <style:style style:name="Таблица123" style:family="table">
      <style:table-properties style:rel-width="100%" table:align="center" style:writing-mode="page"/>
    </style:style>
    <style:style style:name="Таблица123.A" style:family="table-column">
      <style:table-column-properties style:rel-column-width="368*"/>
    </style:style>
    <style:style style:name="Таблица123.B" style:family="table-column">
      <style:table-column-properties style:rel-column-width="7003*"/>
    </style:style>
    <style:style style:name="Таблица123.1" style:family="table-row">
      <style:table-row-properties style:row-height="4.99mm"/>
    </style:style>
    <style:style style:name="Таблица123.A1" style:family="table-cell">
      <style:table-cell-properties fo:padding-left="0mm" fo:padding-right="0mm" fo:padding-top="0mm" fo:padding-bottom="0.3mm" fo:border-left="none" fo:border-right="none" fo:border-top="none" fo:border-bottom="0.5pt solid #000000"/>
    </style:style>
    <style:style style:name="Таблица124" style:family="table">
      <style:table-properties style:rel-width="100%" table:align="center" style:writing-mode="page"/>
    </style:style>
    <style:style style:name="Таблица124.A" style:family="table-column">
      <style:table-column-properties style:rel-column-width="7540*"/>
    </style:style>
    <style:style style:name="Таблица124.B" style:family="table-column">
      <style:table-column-properties style:rel-column-width="397*"/>
    </style:style>
    <style:style style:name="Таблица124.1" style:family="table-row">
      <style:table-row-properties style:row-height="4.99mm"/>
    </style:style>
    <style:style style:name="Таблица124.A1" style:family="table-cell">
      <style:table-cell-properties fo:padding-left="0mm" fo:padding-right="0mm" fo:padding-top="0mm" fo:padding-bottom="0.3mm" fo:border-left="none" fo:border-right="none" fo:border-top="none" fo:border-bottom="0.5pt solid #000000"/>
    </style:style>
    <style:style style:name="Таблица125" style:family="table">
      <style:table-properties style:rel-width="100%" table:align="center" style:writing-mode="page"/>
    </style:style>
    <style:style style:name="Таблица125.A" style:family="table-column">
      <style:table-column-properties style:rel-column-width="368*"/>
    </style:style>
    <style:style style:name="Таблица125.B" style:family="table-column">
      <style:table-column-properties style:rel-column-width="7003*"/>
    </style:style>
    <style:style style:name="Таблица125.1" style:family="table-row">
      <style:table-row-properties style:row-height="4.99mm"/>
    </style:style>
    <style:style style:name="Таблица125.A1" style:family="table-cell">
      <style:table-cell-properties fo:padding-left="0mm" fo:padding-right="0mm" fo:padding-top="0mm" fo:padding-bottom="0.3mm" fo:border-left="none" fo:border-right="none" fo:border-top="none" fo:border-bottom="0.5pt solid #000000"/>
    </style:style>
    <style:style style:name="Таблица126" style:family="table">
      <style:table-properties style:rel-width="100%" table:align="center" style:writing-mode="page"/>
    </style:style>
    <style:style style:name="Таблица126.A" style:family="table-column">
      <style:table-column-properties style:rel-column-width="3968*"/>
    </style:style>
    <style:style style:name="Таблица126.B" style:family="table-column">
      <style:table-column-properties style:rel-column-width="3969*"/>
    </style:style>
    <style:style style:name="Таблица126.A1" style:family="table-cell">
      <style:table-cell-properties fo:padding="0mm" fo:border="none"/>
    </style:style>
    <style:style style:name="Таблица127" style:family="table">
      <style:table-properties style:rel-width="100%" table:align="center" style:writing-mode="page"/>
    </style:style>
    <style:style style:name="Таблица127.A" style:family="table-column">
      <style:table-column-properties style:rel-column-width="7540*"/>
    </style:style>
    <style:style style:name="Таблица127.B" style:family="table-column">
      <style:table-column-properties style:rel-column-width="397*"/>
    </style:style>
    <style:style style:name="Таблица127.1" style:family="table-row">
      <style:table-row-properties style:row-height="4.99mm"/>
    </style:style>
    <style:style style:name="Таблица127.A1" style:family="table-cell">
      <style:table-cell-properties fo:padding-left="0mm" fo:padding-right="0mm" fo:padding-top="0mm" fo:padding-bottom="0.3mm" fo:border-left="none" fo:border-right="none" fo:border-top="none" fo:border-bottom="0.5pt solid #000000"/>
    </style:style>
    <style:style style:name="Таблица128" style:family="table">
      <style:table-properties style:rel-width="100%" table:align="center" style:writing-mode="page"/>
    </style:style>
    <style:style style:name="Таблица128.A" style:family="table-column">
      <style:table-column-properties style:rel-column-width="368*"/>
    </style:style>
    <style:style style:name="Таблица128.B" style:family="table-column">
      <style:table-column-properties style:rel-column-width="7003*"/>
    </style:style>
    <style:style style:name="Таблица128.1" style:family="table-row">
      <style:table-row-properties style:row-height="4.99mm"/>
    </style:style>
    <style:style style:name="Таблица128.A1" style:family="table-cell">
      <style:table-cell-properties fo:padding-left="0mm" fo:padding-right="0mm" fo:padding-top="0mm" fo:padding-bottom="0.3mm" fo:border-left="none" fo:border-right="none" fo:border-top="none" fo:border-bottom="0.5pt solid #000000"/>
    </style:style>
    <style:style style:name="Таблица129" style:family="table">
      <style:table-properties style:rel-width="100%" table:align="center" style:writing-mode="page"/>
    </style:style>
    <style:style style:name="Таблица129.A" style:family="table-column">
      <style:table-column-properties style:rel-column-width="7540*"/>
    </style:style>
    <style:style style:name="Таблица129.B" style:family="table-column">
      <style:table-column-properties style:rel-column-width="397*"/>
    </style:style>
    <style:style style:name="Таблица129.1" style:family="table-row">
      <style:table-row-properties style:row-height="4.99mm"/>
    </style:style>
    <style:style style:name="Таблица129.A1" style:family="table-cell">
      <style:table-cell-properties fo:padding-left="0mm" fo:padding-right="0mm" fo:padding-top="0mm" fo:padding-bottom="0.3mm" fo:border-left="none" fo:border-right="none" fo:border-top="none" fo:border-bottom="0.5pt solid #000000"/>
    </style:style>
    <style:style style:name="Таблица130" style:family="table">
      <style:table-properties style:rel-width="100%" table:align="center" style:writing-mode="page"/>
    </style:style>
    <style:style style:name="Таблица130.A" style:family="table-column">
      <style:table-column-properties style:rel-column-width="368*"/>
    </style:style>
    <style:style style:name="Таблица130.B" style:family="table-column">
      <style:table-column-properties style:rel-column-width="7003*"/>
    </style:style>
    <style:style style:name="Таблица130.1" style:family="table-row">
      <style:table-row-properties style:row-height="4.99mm"/>
    </style:style>
    <style:style style:name="Таблица130.A1" style:family="table-cell">
      <style:table-cell-properties fo:padding-left="0mm" fo:padding-right="0mm" fo:padding-top="0mm" fo:padding-bottom="0.3mm" fo:border-left="none" fo:border-right="none" fo:border-top="none" fo:border-bottom="0.5pt solid #000000"/>
    </style:style>
    <style:style style:name="Таблица131" style:family="table">
      <style:table-properties style:rel-width="100%" table:align="center" style:writing-mode="page"/>
    </style:style>
    <style:style style:name="Таблица131.A" style:family="table-column">
      <style:table-column-properties style:rel-column-width="7540*"/>
    </style:style>
    <style:style style:name="Таблица131.B" style:family="table-column">
      <style:table-column-properties style:rel-column-width="397*"/>
    </style:style>
    <style:style style:name="Таблица131.1" style:family="table-row">
      <style:table-row-properties style:row-height="4.99mm"/>
    </style:style>
    <style:style style:name="Таблица131.A1" style:family="table-cell">
      <style:table-cell-properties fo:padding-left="0mm" fo:padding-right="0mm" fo:padding-top="0mm" fo:padding-bottom="0.3mm" fo:border-left="none" fo:border-right="none" fo:border-top="none" fo:border-bottom="0.5pt solid #000000"/>
    </style:style>
    <style:style style:name="Таблица132" style:family="table">
      <style:table-properties style:rel-width="100%" table:align="center" style:writing-mode="page"/>
    </style:style>
    <style:style style:name="Таблица132.A" style:family="table-column">
      <style:table-column-properties style:rel-column-width="368*"/>
    </style:style>
    <style:style style:name="Таблица132.B" style:family="table-column">
      <style:table-column-properties style:rel-column-width="7003*"/>
    </style:style>
    <style:style style:name="Таблица132.1" style:family="table-row">
      <style:table-row-properties style:row-height="4.99mm"/>
    </style:style>
    <style:style style:name="Таблица132.A1" style:family="table-cell">
      <style:table-cell-properties fo:padding-left="0mm" fo:padding-right="0mm" fo:padding-top="0mm" fo:padding-bottom="0.3mm" fo:border-left="none" fo:border-right="none" fo:border-top="none" fo:border-bottom="0.5pt solid #000000"/>
    </style:style>
    <style:style style:name="Таблица133" style:family="table">
      <style:table-properties style:rel-width="100%" table:align="center" style:writing-mode="page"/>
    </style:style>
    <style:style style:name="Таблица133.A" style:family="table-column">
      <style:table-column-properties style:rel-column-width="7540*"/>
    </style:style>
    <style:style style:name="Таблица133.B" style:family="table-column">
      <style:table-column-properties style:rel-column-width="397*"/>
    </style:style>
    <style:style style:name="Таблица133.1" style:family="table-row">
      <style:table-row-properties style:row-height="4.99mm"/>
    </style:style>
    <style:style style:name="Таблица133.A1" style:family="table-cell">
      <style:table-cell-properties fo:padding-left="0mm" fo:padding-right="0mm" fo:padding-top="0mm" fo:padding-bottom="0.3mm" fo:border-left="none" fo:border-right="none" fo:border-top="none" fo:border-bottom="0.5pt solid #000000"/>
    </style:style>
    <style:style style:name="Таблица134" style:family="table">
      <style:table-properties style:rel-width="100%" table:align="center" style:writing-mode="page"/>
    </style:style>
    <style:style style:name="Таблица134.A" style:family="table-column">
      <style:table-column-properties style:rel-column-width="368*"/>
    </style:style>
    <style:style style:name="Таблица134.B" style:family="table-column">
      <style:table-column-properties style:rel-column-width="7003*"/>
    </style:style>
    <style:style style:name="Таблица134.1" style:family="table-row">
      <style:table-row-properties style:row-height="4.99mm"/>
    </style:style>
    <style:style style:name="Таблица134.A1" style:family="table-cell">
      <style:table-cell-properties fo:padding-left="0mm" fo:padding-right="0mm" fo:padding-top="0mm" fo:padding-bottom="0.3mm" fo:border-left="none" fo:border-right="none" fo:border-top="none" fo:border-bottom="0.5pt solid #000000"/>
    </style:style>
    <style:style style:name="Таблица135" style:family="table">
      <style:table-properties style:rel-width="100%" table:align="center" style:writing-mode="page"/>
    </style:style>
    <style:style style:name="Таблица135.A" style:family="table-column">
      <style:table-column-properties style:rel-column-width="7540*"/>
    </style:style>
    <style:style style:name="Таблица135.B" style:family="table-column">
      <style:table-column-properties style:rel-column-width="397*"/>
    </style:style>
    <style:style style:name="Таблица135.1" style:family="table-row">
      <style:table-row-properties style:row-height="4.99mm"/>
    </style:style>
    <style:style style:name="Таблица135.A1" style:family="table-cell">
      <style:table-cell-properties fo:padding-left="0mm" fo:padding-right="0mm" fo:padding-top="0mm" fo:padding-bottom="0.3mm" fo:border-left="none" fo:border-right="none" fo:border-top="none" fo:border-bottom="0.5pt solid #000000"/>
    </style:style>
    <style:style style:name="Таблица136" style:family="table">
      <style:table-properties style:rel-width="100%" table:align="center" style:writing-mode="page"/>
    </style:style>
    <style:style style:name="Таблица136.A" style:family="table-column">
      <style:table-column-properties style:rel-column-width="368*"/>
    </style:style>
    <style:style style:name="Таблица136.B" style:family="table-column">
      <style:table-column-properties style:rel-column-width="7003*"/>
    </style:style>
    <style:style style:name="Таблица136.1" style:family="table-row">
      <style:table-row-properties style:row-height="4.99mm"/>
    </style:style>
    <style:style style:name="Таблица136.A1" style:family="table-cell">
      <style:table-cell-properties fo:padding-left="0mm" fo:padding-right="0mm" fo:padding-top="0mm" fo:padding-bottom="0.3mm" fo:border-left="none" fo:border-right="none" fo:border-top="none" fo:border-bottom="0.5pt solid #000000"/>
    </style:style>
    <style:style style:name="Таблица137" style:family="table">
      <style:table-properties style:rel-width="100%" table:align="center" style:writing-mode="page"/>
    </style:style>
    <style:style style:name="Таблица137.A" style:family="table-column">
      <style:table-column-properties style:rel-column-width="7540*"/>
    </style:style>
    <style:style style:name="Таблица137.B" style:family="table-column">
      <style:table-column-properties style:rel-column-width="397*"/>
    </style:style>
    <style:style style:name="Таблица137.1" style:family="table-row">
      <style:table-row-properties style:row-height="4.99mm"/>
    </style:style>
    <style:style style:name="Таблица137.A1" style:family="table-cell">
      <style:table-cell-properties fo:padding-left="0mm" fo:padding-right="0mm" fo:padding-top="0mm" fo:padding-bottom="0.3mm" fo:border-left="none" fo:border-right="none" fo:border-top="none" fo:border-bottom="0.5pt solid #000000"/>
    </style:style>
    <style:style style:name="Таблица138" style:family="table">
      <style:table-properties style:rel-width="100%" table:align="center" style:writing-mode="page"/>
    </style:style>
    <style:style style:name="Таблица138.A" style:family="table-column">
      <style:table-column-properties style:rel-column-width="368*"/>
    </style:style>
    <style:style style:name="Таблица138.B" style:family="table-column">
      <style:table-column-properties style:rel-column-width="7003*"/>
    </style:style>
    <style:style style:name="Таблица138.1" style:family="table-row">
      <style:table-row-properties style:row-height="4.99mm"/>
    </style:style>
    <style:style style:name="Таблица138.A1" style:family="table-cell">
      <style:table-cell-properties fo:padding-left="0mm" fo:padding-right="0mm" fo:padding-top="0mm" fo:padding-bottom="0.3mm" fo:border-left="none" fo:border-right="none" fo:border-top="none" fo:border-bottom="0.5pt solid #000000"/>
    </style:style>
    <style:style style:name="Таблица139" style:family="table">
      <style:table-properties style:rel-width="100%" table:align="center" style:writing-mode="page"/>
    </style:style>
    <style:style style:name="Таблица139.A" style:family="table-column">
      <style:table-column-properties style:rel-column-width="7540*"/>
    </style:style>
    <style:style style:name="Таблица139.B" style:family="table-column">
      <style:table-column-properties style:rel-column-width="397*"/>
    </style:style>
    <style:style style:name="Таблица139.1" style:family="table-row">
      <style:table-row-properties style:row-height="4.99mm"/>
    </style:style>
    <style:style style:name="Таблица139.A1" style:family="table-cell">
      <style:table-cell-properties fo:padding-left="0mm" fo:padding-right="0mm" fo:padding-top="0mm" fo:padding-bottom="0.3mm" fo:border-left="none" fo:border-right="none" fo:border-top="none" fo:border-bottom="0.5pt solid #000000"/>
    </style:style>
    <style:style style:name="Таблица140" style:family="table">
      <style:table-properties style:rel-width="100%" table:align="center" style:writing-mode="page"/>
    </style:style>
    <style:style style:name="Таблица140.A" style:family="table-column">
      <style:table-column-properties style:rel-column-width="368*"/>
    </style:style>
    <style:style style:name="Таблица140.B" style:family="table-column">
      <style:table-column-properties style:rel-column-width="7003*"/>
    </style:style>
    <style:style style:name="Таблица140.1" style:family="table-row">
      <style:table-row-properties style:row-height="4.99mm"/>
    </style:style>
    <style:style style:name="Таблица140.A1" style:family="table-cell">
      <style:table-cell-properties fo:padding-left="0mm" fo:padding-right="0mm" fo:padding-top="0mm" fo:padding-bottom="0.3mm" fo:border-left="none" fo:border-right="none" fo:border-top="none" fo:border-bottom="0.5pt solid #000000"/>
    </style:style>
    <style:style style:name="Таблица141" style:family="table">
      <style:table-properties style:rel-width="100%" table:align="center" style:writing-mode="page"/>
    </style:style>
    <style:style style:name="Таблица141.A" style:family="table-column">
      <style:table-column-properties style:rel-column-width="7540*"/>
    </style:style>
    <style:style style:name="Таблица141.B" style:family="table-column">
      <style:table-column-properties style:rel-column-width="397*"/>
    </style:style>
    <style:style style:name="Таблица141.1" style:family="table-row">
      <style:table-row-properties style:row-height="4.99mm"/>
    </style:style>
    <style:style style:name="Таблица141.A1" style:family="table-cell">
      <style:table-cell-properties fo:padding-left="0mm" fo:padding-right="0mm" fo:padding-top="0mm" fo:padding-bottom="0.3mm" fo:border-left="none" fo:border-right="none" fo:border-top="none" fo:border-bottom="0.5pt solid #000000"/>
    </style:style>
    <style:style style:name="Таблица142" style:family="table">
      <style:table-properties style:rel-width="100%" table:align="center" style:writing-mode="page"/>
    </style:style>
    <style:style style:name="Таблица142.A" style:family="table-column">
      <style:table-column-properties style:rel-column-width="368*"/>
    </style:style>
    <style:style style:name="Таблица142.B" style:family="table-column">
      <style:table-column-properties style:rel-column-width="7003*"/>
    </style:style>
    <style:style style:name="Таблица142.1" style:family="table-row">
      <style:table-row-properties style:row-height="4.99mm"/>
    </style:style>
    <style:style style:name="Таблица142.A1" style:family="table-cell">
      <style:table-cell-properties fo:padding-left="0mm" fo:padding-right="0mm" fo:padding-top="0mm" fo:padding-bottom="0.3mm" fo:border-left="none" fo:border-right="none" fo:border-top="none" fo:border-bottom="0.5pt solid #000000"/>
    </style:style>
    <style:style style:name="Таблица143" style:family="table">
      <style:table-properties style:rel-width="100%" table:align="center" style:writing-mode="page"/>
    </style:style>
    <style:style style:name="Таблица143.A" style:family="table-column">
      <style:table-column-properties style:rel-column-width="7540*"/>
    </style:style>
    <style:style style:name="Таблица143.B" style:family="table-column">
      <style:table-column-properties style:rel-column-width="397*"/>
    </style:style>
    <style:style style:name="Таблица143.1" style:family="table-row">
      <style:table-row-properties style:row-height="4.99mm"/>
    </style:style>
    <style:style style:name="Таблица143.A1" style:family="table-cell">
      <style:table-cell-properties fo:padding-left="0mm" fo:padding-right="0mm" fo:padding-top="0mm" fo:padding-bottom="0.3mm" fo:border-left="none" fo:border-right="none" fo:border-top="none" fo:border-bottom="0.5pt solid #000000"/>
    </style:style>
    <style:style style:name="Таблица144" style:family="table">
      <style:table-properties style:rel-width="100%" table:align="center" style:writing-mode="page"/>
    </style:style>
    <style:style style:name="Таблица144.A" style:family="table-column">
      <style:table-column-properties style:rel-column-width="368*"/>
    </style:style>
    <style:style style:name="Таблица144.B" style:family="table-column">
      <style:table-column-properties style:rel-column-width="7003*"/>
    </style:style>
    <style:style style:name="Таблица144.1" style:family="table-row">
      <style:table-row-properties style:row-height="4.99mm"/>
    </style:style>
    <style:style style:name="Таблица144.A1" style:family="table-cell">
      <style:table-cell-properties fo:padding-left="0mm" fo:padding-right="0mm" fo:padding-top="0mm" fo:padding-bottom="0.3mm" fo:border-left="none" fo:border-right="none" fo:border-top="none" fo:border-bottom="0.5pt solid #000000"/>
    </style:style>
    <style:style style:name="Таблица145" style:family="table">
      <style:table-properties style:rel-width="100%" table:align="center" style:writing-mode="page"/>
    </style:style>
    <style:style style:name="Таблица145.A" style:family="table-column">
      <style:table-column-properties style:rel-column-width="7540*"/>
    </style:style>
    <style:style style:name="Таблица145.B" style:family="table-column">
      <style:table-column-properties style:rel-column-width="397*"/>
    </style:style>
    <style:style style:name="Таблица145.1" style:family="table-row">
      <style:table-row-properties style:row-height="4.99mm"/>
    </style:style>
    <style:style style:name="Таблица145.A1" style:family="table-cell">
      <style:table-cell-properties fo:padding-left="0mm" fo:padding-right="0mm" fo:padding-top="0mm" fo:padding-bottom="0.3mm" fo:border-left="none" fo:border-right="none" fo:border-top="none" fo:border-bottom="0.5pt solid #000000"/>
    </style:style>
    <style:style style:name="Таблица146" style:family="table">
      <style:table-properties style:rel-width="100%" table:align="center" style:writing-mode="page"/>
    </style:style>
    <style:style style:name="Таблица146.A" style:family="table-column">
      <style:table-column-properties style:rel-column-width="368*"/>
    </style:style>
    <style:style style:name="Таблица146.B" style:family="table-column">
      <style:table-column-properties style:rel-column-width="7003*"/>
    </style:style>
    <style:style style:name="Таблица146.1" style:family="table-row">
      <style:table-row-properties style:row-height="4.99mm"/>
    </style:style>
    <style:style style:name="Таблица146.A1" style:family="table-cell">
      <style:table-cell-properties fo:padding-left="0mm" fo:padding-right="0mm" fo:padding-top="0mm" fo:padding-bottom="0.3mm" fo:border-left="none" fo:border-right="none" fo:border-top="none" fo:border-bottom="0.5pt solid #000000"/>
    </style:style>
    <style:style style:name="Таблица147" style:family="table">
      <style:table-properties style:rel-width="100%" table:align="center" style:writing-mode="page"/>
    </style:style>
    <style:style style:name="Таблица147.A" style:family="table-column">
      <style:table-column-properties style:rel-column-width="7540*"/>
    </style:style>
    <style:style style:name="Таблица147.B" style:family="table-column">
      <style:table-column-properties style:rel-column-width="397*"/>
    </style:style>
    <style:style style:name="Таблица147.1" style:family="table-row">
      <style:table-row-properties style:row-height="4.99mm"/>
    </style:style>
    <style:style style:name="Таблица147.A1" style:family="table-cell">
      <style:table-cell-properties fo:padding-left="0mm" fo:padding-right="0mm" fo:padding-top="0mm" fo:padding-bottom="0.3mm" fo:border-left="none" fo:border-right="none" fo:border-top="none" fo:border-bottom="0.5pt solid #000000"/>
    </style:style>
    <style:style style:name="Таблица148" style:family="table">
      <style:table-properties style:rel-width="100%" table:align="center" style:writing-mode="page"/>
    </style:style>
    <style:style style:name="Таблица148.A" style:family="table-column">
      <style:table-column-properties style:rel-column-width="368*"/>
    </style:style>
    <style:style style:name="Таблица148.B" style:family="table-column">
      <style:table-column-properties style:rel-column-width="7003*"/>
    </style:style>
    <style:style style:name="Таблица148.1" style:family="table-row">
      <style:table-row-properties style:row-height="4.99mm"/>
    </style:style>
    <style:style style:name="Таблица148.A1" style:family="table-cell">
      <style:table-cell-properties fo:padding-left="0mm" fo:padding-right="0mm" fo:padding-top="0mm" fo:padding-bottom="0.3mm" fo:border-left="none" fo:border-right="none" fo:border-top="none" fo:border-bottom="0.5pt solid #000000"/>
    </style:style>
    <style:style style:name="Таблица149" style:family="table">
      <style:table-properties style:rel-width="100%" table:align="center" style:writing-mode="page"/>
    </style:style>
    <style:style style:name="Таблица149.A" style:family="table-column">
      <style:table-column-properties style:rel-column-width="7540*"/>
    </style:style>
    <style:style style:name="Таблица149.B" style:family="table-column">
      <style:table-column-properties style:rel-column-width="397*"/>
    </style:style>
    <style:style style:name="Таблица149.1" style:family="table-row">
      <style:table-row-properties style:row-height="4.99mm"/>
    </style:style>
    <style:style style:name="Таблица149.A1" style:family="table-cell">
      <style:table-cell-properties fo:padding-left="0mm" fo:padding-right="0mm" fo:padding-top="0mm" fo:padding-bottom="0.3mm" fo:border-left="none" fo:border-right="none" fo:border-top="none" fo:border-bottom="0.5pt solid #000000"/>
    </style:style>
    <style:style style:name="Таблица150" style:family="table">
      <style:table-properties style:rel-width="100%" table:align="center" style:writing-mode="page"/>
    </style:style>
    <style:style style:name="Таблица150.A" style:family="table-column">
      <style:table-column-properties style:rel-column-width="368*"/>
    </style:style>
    <style:style style:name="Таблица150.B" style:family="table-column">
      <style:table-column-properties style:rel-column-width="7003*"/>
    </style:style>
    <style:style style:name="Таблица150.1" style:family="table-row">
      <style:table-row-properties style:row-height="4.99mm"/>
    </style:style>
    <style:style style:name="Таблица150.A1" style:family="table-cell">
      <style:table-cell-properties fo:padding-left="0mm" fo:padding-right="0mm" fo:padding-top="0mm" fo:padding-bottom="0.3mm" fo:border-left="none" fo:border-right="none" fo:border-top="none" fo:border-bottom="0.5pt solid #000000"/>
    </style:style>
    <style:style style:name="Таблица151" style:family="table">
      <style:table-properties style:rel-width="100%" table:align="center" style:writing-mode="page"/>
    </style:style>
    <style:style style:name="Таблица151.A" style:family="table-column">
      <style:table-column-properties style:rel-column-width="7540*"/>
    </style:style>
    <style:style style:name="Таблица151.B" style:family="table-column">
      <style:table-column-properties style:rel-column-width="397*"/>
    </style:style>
    <style:style style:name="Таблица151.1" style:family="table-row">
      <style:table-row-properties style:row-height="4.99mm"/>
    </style:style>
    <style:style style:name="Таблица151.A1" style:family="table-cell">
      <style:table-cell-properties fo:padding-left="0mm" fo:padding-right="0mm" fo:padding-top="0mm" fo:padding-bottom="0.3mm" fo:border-left="none" fo:border-right="none" fo:border-top="none" fo:border-bottom="0.5pt solid #000000"/>
    </style:style>
    <style:style style:name="Таблица152" style:family="table">
      <style:table-properties style:rel-width="100%" table:align="center" style:writing-mode="page"/>
    </style:style>
    <style:style style:name="Таблица152.A" style:family="table-column">
      <style:table-column-properties style:rel-column-width="368*"/>
    </style:style>
    <style:style style:name="Таблица152.B" style:family="table-column">
      <style:table-column-properties style:rel-column-width="7003*"/>
    </style:style>
    <style:style style:name="Таблица152.1" style:family="table-row">
      <style:table-row-properties style:row-height="4.99mm"/>
    </style:style>
    <style:style style:name="Таблица152.A1" style:family="table-cell">
      <style:table-cell-properties fo:padding-left="0mm" fo:padding-right="0mm" fo:padding-top="0mm" fo:padding-bottom="0.3mm" fo:border-left="none" fo:border-right="none" fo:border-top="none" fo:border-bottom="0.5pt solid #000000"/>
    </style:style>
    <style:style style:name="Таблица153" style:family="table">
      <style:table-properties style:rel-width="100%" table:align="center" style:writing-mode="page"/>
    </style:style>
    <style:style style:name="Таблица153.A" style:family="table-column">
      <style:table-column-properties style:rel-column-width="7540*"/>
    </style:style>
    <style:style style:name="Таблица153.B" style:family="table-column">
      <style:table-column-properties style:rel-column-width="397*"/>
    </style:style>
    <style:style style:name="Таблица153.1" style:family="table-row">
      <style:table-row-properties style:row-height="4.99mm"/>
    </style:style>
    <style:style style:name="Таблица153.A1" style:family="table-cell">
      <style:table-cell-properties fo:padding-left="0mm" fo:padding-right="0mm" fo:padding-top="0mm" fo:padding-bottom="0.3mm" fo:border-left="none" fo:border-right="none" fo:border-top="none" fo:border-bottom="0.5pt solid #000000"/>
    </style:style>
    <style:style style:name="Таблица154" style:family="table">
      <style:table-properties style:rel-width="100%" table:align="center" style:writing-mode="page"/>
    </style:style>
    <style:style style:name="Таблица154.A" style:family="table-column">
      <style:table-column-properties style:rel-column-width="368*"/>
    </style:style>
    <style:style style:name="Таблица154.B" style:family="table-column">
      <style:table-column-properties style:rel-column-width="7003*"/>
    </style:style>
    <style:style style:name="Таблица154.1" style:family="table-row">
      <style:table-row-properties style:row-height="4.99mm"/>
    </style:style>
    <style:style style:name="Таблица154.A1" style:family="table-cell">
      <style:table-cell-properties fo:padding-left="0mm" fo:padding-right="0mm" fo:padding-top="0mm" fo:padding-bottom="0.3mm" fo:border-left="none" fo:border-right="none" fo:border-top="none" fo:border-bottom="0.5pt solid #000000"/>
    </style:style>
    <style:style style:name="Таблица155" style:family="table">
      <style:table-properties style:rel-width="100%" table:align="center" style:writing-mode="page"/>
    </style:style>
    <style:style style:name="Таблица155.A" style:family="table-column">
      <style:table-column-properties style:rel-column-width="7540*"/>
    </style:style>
    <style:style style:name="Таблица155.B" style:family="table-column">
      <style:table-column-properties style:rel-column-width="397*"/>
    </style:style>
    <style:style style:name="Таблица155.1" style:family="table-row">
      <style:table-row-properties style:row-height="4.99mm"/>
    </style:style>
    <style:style style:name="Таблица155.A1" style:family="table-cell">
      <style:table-cell-properties fo:padding-left="0mm" fo:padding-right="0mm" fo:padding-top="0mm" fo:padding-bottom="0.3mm" fo:border-left="none" fo:border-right="none" fo:border-top="none" fo:border-bottom="0.5pt solid #000000"/>
    </style:style>
    <style:style style:name="Таблица156" style:family="table">
      <style:table-properties style:rel-width="100%" table:align="center" style:writing-mode="page"/>
    </style:style>
    <style:style style:name="Таблица156.A" style:family="table-column">
      <style:table-column-properties style:rel-column-width="368*"/>
    </style:style>
    <style:style style:name="Таблица156.B" style:family="table-column">
      <style:table-column-properties style:rel-column-width="7003*"/>
    </style:style>
    <style:style style:name="Таблица156.1" style:family="table-row">
      <style:table-row-properties style:row-height="4.99mm"/>
    </style:style>
    <style:style style:name="Таблица156.A1" style:family="table-cell">
      <style:table-cell-properties fo:padding-left="0mm" fo:padding-right="0mm" fo:padding-top="0mm" fo:padding-bottom="0.3mm" fo:border-left="none" fo:border-right="none" fo:border-top="none" fo:border-bottom="0.5pt solid #000000"/>
    </style:style>
    <style:style style:name="Таблица157" style:family="table">
      <style:table-properties style:rel-width="100%" table:align="center" style:writing-mode="page"/>
    </style:style>
    <style:style style:name="Таблица157.A" style:family="table-column">
      <style:table-column-properties style:rel-column-width="7540*"/>
    </style:style>
    <style:style style:name="Таблица157.B" style:family="table-column">
      <style:table-column-properties style:rel-column-width="397*"/>
    </style:style>
    <style:style style:name="Таблица157.1" style:family="table-row">
      <style:table-row-properties style:row-height="4.99mm"/>
    </style:style>
    <style:style style:name="Таблица157.A1" style:family="table-cell">
      <style:table-cell-properties fo:padding-left="0mm" fo:padding-right="0mm" fo:padding-top="0mm" fo:padding-bottom="0.3mm" fo:border-left="none" fo:border-right="none" fo:border-top="none" fo:border-bottom="0.5pt solid #000000"/>
    </style:style>
    <style:style style:name="Таблица158" style:family="table">
      <style:table-properties style:rel-width="100%" table:align="center" style:writing-mode="page"/>
    </style:style>
    <style:style style:name="Таблица158.A" style:family="table-column">
      <style:table-column-properties style:rel-column-width="368*"/>
    </style:style>
    <style:style style:name="Таблица158.B" style:family="table-column">
      <style:table-column-properties style:rel-column-width="7003*"/>
    </style:style>
    <style:style style:name="Таблица158.1" style:family="table-row">
      <style:table-row-properties style:row-height="4.99mm"/>
    </style:style>
    <style:style style:name="Таблица158.A1" style:family="table-cell">
      <style:table-cell-properties fo:padding-left="0mm" fo:padding-right="0mm" fo:padding-top="0mm" fo:padding-bottom="0.3mm" fo:border-left="none" fo:border-right="none" fo:border-top="none" fo:border-bottom="0.5pt solid #000000"/>
    </style:style>
    <style:style style:name="Таблица159" style:family="table">
      <style:table-properties style:rel-width="100%" table:align="center" style:writing-mode="page"/>
    </style:style>
    <style:style style:name="Таблица159.A" style:family="table-column">
      <style:table-column-properties style:rel-column-width="7540*"/>
    </style:style>
    <style:style style:name="Таблица159.B" style:family="table-column">
      <style:table-column-properties style:rel-column-width="397*"/>
    </style:style>
    <style:style style:name="Таблица159.1" style:family="table-row">
      <style:table-row-properties style:row-height="4.99mm"/>
    </style:style>
    <style:style style:name="Таблица159.A1" style:family="table-cell">
      <style:table-cell-properties fo:padding-left="0mm" fo:padding-right="0mm" fo:padding-top="0mm" fo:padding-bottom="0.3mm" fo:border-left="none" fo:border-right="none" fo:border-top="none" fo:border-bottom="0.5pt solid #000000"/>
    </style:style>
    <style:style style:name="Таблица160" style:family="table">
      <style:table-properties style:rel-width="100%" table:align="center" style:writing-mode="page"/>
    </style:style>
    <style:style style:name="Таблица160.A" style:family="table-column">
      <style:table-column-properties style:rel-column-width="368*"/>
    </style:style>
    <style:style style:name="Таблица160.B" style:family="table-column">
      <style:table-column-properties style:rel-column-width="7003*"/>
    </style:style>
    <style:style style:name="Таблица160.1" style:family="table-row">
      <style:table-row-properties style:row-height="4.99mm"/>
    </style:style>
    <style:style style:name="Таблица160.A1" style:family="table-cell">
      <style:table-cell-properties fo:padding-left="0mm" fo:padding-right="0mm" fo:padding-top="0mm" fo:padding-bottom="0.3mm" fo:border-left="none" fo:border-right="none" fo:border-top="none" fo:border-bottom="0.5pt solid #000000"/>
    </style:style>
    <style:style style:name="Таблица161" style:family="table">
      <style:table-properties style:rel-width="100%" table:align="center" style:writing-mode="page"/>
    </style:style>
    <style:style style:name="Таблица161.A" style:family="table-column">
      <style:table-column-properties style:rel-column-width="7540*"/>
    </style:style>
    <style:style style:name="Таблица161.B" style:family="table-column">
      <style:table-column-properties style:rel-column-width="397*"/>
    </style:style>
    <style:style style:name="Таблица161.1" style:family="table-row">
      <style:table-row-properties style:row-height="4.99mm"/>
    </style:style>
    <style:style style:name="Таблица161.A1" style:family="table-cell">
      <style:table-cell-properties fo:padding-left="0mm" fo:padding-right="0mm" fo:padding-top="0mm" fo:padding-bottom="0.3mm" fo:border-left="none" fo:border-right="none" fo:border-top="none" fo:border-bottom="0.5pt solid #000000"/>
    </style:style>
    <style:style style:name="Таблица162" style:family="table">
      <style:table-properties style:rel-width="100%" table:align="center" style:writing-mode="page"/>
    </style:style>
    <style:style style:name="Таблица162.A" style:family="table-column">
      <style:table-column-properties style:rel-column-width="368*"/>
    </style:style>
    <style:style style:name="Таблица162.B" style:family="table-column">
      <style:table-column-properties style:rel-column-width="7003*"/>
    </style:style>
    <style:style style:name="Таблица162.1" style:family="table-row">
      <style:table-row-properties style:row-height="4.99mm"/>
    </style:style>
    <style:style style:name="Таблица162.A1" style:family="table-cell">
      <style:table-cell-properties fo:padding-left="0mm" fo:padding-right="0mm" fo:padding-top="0mm" fo:padding-bottom="0.3mm" fo:border-left="none" fo:border-right="none" fo:border-top="none" fo:border-bottom="0.5pt solid #000000"/>
    </style:style>
    <style:style style:name="Таблица163" style:family="table">
      <style:table-properties style:rel-width="100%" table:align="center" style:writing-mode="page"/>
    </style:style>
    <style:style style:name="Таблица163.A" style:family="table-column">
      <style:table-column-properties style:rel-column-width="7540*"/>
    </style:style>
    <style:style style:name="Таблица163.B" style:family="table-column">
      <style:table-column-properties style:rel-column-width="397*"/>
    </style:style>
    <style:style style:name="Таблица163.1" style:family="table-row">
      <style:table-row-properties style:row-height="4.99mm"/>
    </style:style>
    <style:style style:name="Таблица163.A1" style:family="table-cell">
      <style:table-cell-properties fo:padding-left="0mm" fo:padding-right="0mm" fo:padding-top="0mm" fo:padding-bottom="0.3mm" fo:border-left="none" fo:border-right="none" fo:border-top="none" fo:border-bottom="0.5pt solid #000000"/>
    </style:style>
    <style:style style:name="Таблица164" style:family="table">
      <style:table-properties style:rel-width="100%" table:align="center" style:writing-mode="page"/>
    </style:style>
    <style:style style:name="Таблица164.A" style:family="table-column">
      <style:table-column-properties style:rel-column-width="368*"/>
    </style:style>
    <style:style style:name="Таблица164.B" style:family="table-column">
      <style:table-column-properties style:rel-column-width="7003*"/>
    </style:style>
    <style:style style:name="Таблица164.1" style:family="table-row">
      <style:table-row-properties style:row-height="4.99mm"/>
    </style:style>
    <style:style style:name="Таблица164.A1" style:family="table-cell">
      <style:table-cell-properties fo:padding-left="0mm" fo:padding-right="0mm" fo:padding-top="0mm" fo:padding-bottom="0.3mm" fo:border-left="none" fo:border-right="none" fo:border-top="none" fo:border-bottom="0.5pt solid #000000"/>
    </style:style>
    <style:style style:name="Таблица165" style:family="table">
      <style:table-properties style:rel-width="100%" table:align="center" style:writing-mode="page"/>
    </style:style>
    <style:style style:name="Таблица165.A" style:family="table-column">
      <style:table-column-properties style:rel-column-width="7540*"/>
    </style:style>
    <style:style style:name="Таблица165.B" style:family="table-column">
      <style:table-column-properties style:rel-column-width="397*"/>
    </style:style>
    <style:style style:name="Таблица165.1" style:family="table-row">
      <style:table-row-properties style:row-height="4.99mm"/>
    </style:style>
    <style:style style:name="Таблица165.A1" style:family="table-cell">
      <style:table-cell-properties fo:padding-left="0mm" fo:padding-right="0mm" fo:padding-top="0mm" fo:padding-bottom="0.3mm" fo:border-left="none" fo:border-right="none" fo:border-top="none" fo:border-bottom="0.5pt solid #000000"/>
    </style:style>
    <style:style style:name="Таблица166" style:family="table">
      <style:table-properties style:rel-width="100%" table:align="center" style:writing-mode="page"/>
    </style:style>
    <style:style style:name="Таблица166.A" style:family="table-column">
      <style:table-column-properties style:rel-column-width="368*"/>
    </style:style>
    <style:style style:name="Таблица166.B" style:family="table-column">
      <style:table-column-properties style:rel-column-width="7003*"/>
    </style:style>
    <style:style style:name="Таблица166.1" style:family="table-row">
      <style:table-row-properties style:row-height="4.99mm"/>
    </style:style>
    <style:style style:name="Таблица166.A1" style:family="table-cell">
      <style:table-cell-properties fo:padding-left="0mm" fo:padding-right="0mm" fo:padding-top="0mm" fo:padding-bottom="0.3mm" fo:border-left="none" fo:border-right="none" fo:border-top="none" fo:border-bottom="0.5pt solid #000000"/>
    </style:style>
    <style:style style:name="Таблица167" style:family="table">
      <style:table-properties style:rel-width="100%" table:align="center" style:writing-mode="page"/>
    </style:style>
    <style:style style:name="Таблица167.A" style:family="table-column">
      <style:table-column-properties style:rel-column-width="7540*"/>
    </style:style>
    <style:style style:name="Таблица167.B" style:family="table-column">
      <style:table-column-properties style:rel-column-width="397*"/>
    </style:style>
    <style:style style:name="Таблица167.1" style:family="table-row">
      <style:table-row-properties style:row-height="4.99mm"/>
    </style:style>
    <style:style style:name="Таблица167.A1" style:family="table-cell">
      <style:table-cell-properties fo:padding-left="0mm" fo:padding-right="0mm" fo:padding-top="0mm" fo:padding-bottom="0.3mm" fo:border-left="none" fo:border-right="none" fo:border-top="none" fo:border-bottom="0.5pt solid #000000"/>
    </style:style>
    <style:style style:name="Таблица168" style:family="table">
      <style:table-properties style:rel-width="100%" table:align="center" style:writing-mode="page"/>
    </style:style>
    <style:style style:name="Таблица168.A" style:family="table-column">
      <style:table-column-properties style:rel-column-width="368*"/>
    </style:style>
    <style:style style:name="Таблица168.B" style:family="table-column">
      <style:table-column-properties style:rel-column-width="7003*"/>
    </style:style>
    <style:style style:name="Таблица168.1" style:family="table-row">
      <style:table-row-properties style:row-height="4.99mm"/>
    </style:style>
    <style:style style:name="Таблица168.A1" style:family="table-cell">
      <style:table-cell-properties fo:padding-left="0mm" fo:padding-right="0mm" fo:padding-top="0mm" fo:padding-bottom="0.3mm" fo:border-left="none" fo:border-right="none" fo:border-top="none" fo:border-bottom="0.5pt solid #000000"/>
    </style:style>
    <style:style style:name="Таблица169" style:family="table">
      <style:table-properties style:rel-width="100%" table:align="center" style:writing-mode="page"/>
    </style:style>
    <style:style style:name="Таблица169.A" style:family="table-column">
      <style:table-column-properties style:rel-column-width="7540*"/>
    </style:style>
    <style:style style:name="Таблица169.B" style:family="table-column">
      <style:table-column-properties style:rel-column-width="397*"/>
    </style:style>
    <style:style style:name="Таблица169.1" style:family="table-row">
      <style:table-row-properties style:row-height="4.99mm"/>
    </style:style>
    <style:style style:name="Таблица169.A1" style:family="table-cell">
      <style:table-cell-properties fo:padding-left="0mm" fo:padding-right="0mm" fo:padding-top="0mm" fo:padding-bottom="0.3mm" fo:border-left="none" fo:border-right="none" fo:border-top="none" fo:border-bottom="0.5pt solid #000000"/>
    </style:style>
    <style:style style:name="Таблица170" style:family="table">
      <style:table-properties style:rel-width="100%" table:align="center" style:writing-mode="page"/>
    </style:style>
    <style:style style:name="Таблица170.A" style:family="table-column">
      <style:table-column-properties style:rel-column-width="368*"/>
    </style:style>
    <style:style style:name="Таблица170.B" style:family="table-column">
      <style:table-column-properties style:rel-column-width="7003*"/>
    </style:style>
    <style:style style:name="Таблица170.1" style:family="table-row">
      <style:table-row-properties style:row-height="4.99mm"/>
    </style:style>
    <style:style style:name="Таблица170.A1" style:family="table-cell">
      <style:table-cell-properties fo:padding-left="0mm" fo:padding-right="0mm" fo:padding-top="0mm" fo:padding-bottom="0.3mm" fo:border-left="none" fo:border-right="none" fo:border-top="none" fo:border-bottom="0.5pt solid #000000"/>
    </style:style>
    <style:style style:name="Таблица171" style:family="table">
      <style:table-properties style:rel-width="100%" table:align="center" style:writing-mode="page"/>
    </style:style>
    <style:style style:name="Таблица171.A" style:family="table-column">
      <style:table-column-properties style:rel-column-width="7540*"/>
    </style:style>
    <style:style style:name="Таблица171.B" style:family="table-column">
      <style:table-column-properties style:rel-column-width="397*"/>
    </style:style>
    <style:style style:name="Таблица171.1" style:family="table-row">
      <style:table-row-properties style:row-height="4.99mm"/>
    </style:style>
    <style:style style:name="Таблица171.A1" style:family="table-cell">
      <style:table-cell-properties fo:padding-left="0mm" fo:padding-right="0mm" fo:padding-top="0mm" fo:padding-bottom="0.3mm" fo:border-left="none" fo:border-right="none" fo:border-top="none" fo:border-bottom="0.5pt solid #000000"/>
    </style:style>
    <style:style style:name="Таблица172" style:family="table">
      <style:table-properties style:rel-width="100%" table:align="center" style:writing-mode="page"/>
    </style:style>
    <style:style style:name="Таблица172.A" style:family="table-column">
      <style:table-column-properties style:rel-column-width="368*"/>
    </style:style>
    <style:style style:name="Таблица172.B" style:family="table-column">
      <style:table-column-properties style:rel-column-width="7003*"/>
    </style:style>
    <style:style style:name="Таблица172.1" style:family="table-row">
      <style:table-row-properties style:row-height="4.99mm"/>
    </style:style>
    <style:style style:name="Таблица172.A1" style:family="table-cell">
      <style:table-cell-properties fo:padding-left="0mm" fo:padding-right="0mm" fo:padding-top="0mm" fo:padding-bottom="0.3mm" fo:border-left="none" fo:border-right="none" fo:border-top="none" fo:border-bottom="0.5pt solid #000000"/>
    </style:style>
    <style:style style:name="Таблица173" style:family="table">
      <style:table-properties style:rel-width="100%" table:align="center" style:writing-mode="page"/>
    </style:style>
    <style:style style:name="Таблица173.A" style:family="table-column">
      <style:table-column-properties style:rel-column-width="7540*"/>
    </style:style>
    <style:style style:name="Таблица173.B" style:family="table-column">
      <style:table-column-properties style:rel-column-width="397*"/>
    </style:style>
    <style:style style:name="Таблица173.1" style:family="table-row">
      <style:table-row-properties style:row-height="4.99mm"/>
    </style:style>
    <style:style style:name="Таблица173.A1" style:family="table-cell">
      <style:table-cell-properties fo:padding-left="0mm" fo:padding-right="0mm" fo:padding-top="0mm" fo:padding-bottom="0.3mm" fo:border-left="none" fo:border-right="none" fo:border-top="none" fo:border-bottom="0.5pt solid #000000"/>
    </style:style>
    <style:style style:name="Таблица174" style:family="table">
      <style:table-properties style:rel-width="100%" table:align="center" style:writing-mode="page"/>
    </style:style>
    <style:style style:name="Таблица174.A" style:family="table-column">
      <style:table-column-properties style:rel-column-width="368*"/>
    </style:style>
    <style:style style:name="Таблица174.B" style:family="table-column">
      <style:table-column-properties style:rel-column-width="7003*"/>
    </style:style>
    <style:style style:name="Таблица174.1" style:family="table-row">
      <style:table-row-properties style:row-height="4.99mm"/>
    </style:style>
    <style:style style:name="Таблица174.A1" style:family="table-cell">
      <style:table-cell-properties fo:padding-left="0mm" fo:padding-right="0mm" fo:padding-top="0mm" fo:padding-bottom="0.3mm" fo:border-left="none" fo:border-right="none" fo:border-top="none" fo:border-bottom="0.5pt solid #000000"/>
    </style:style>
    <style:style style:name="Таблица175" style:family="table">
      <style:table-properties style:rel-width="100%" table:align="center" style:writing-mode="page"/>
    </style:style>
    <style:style style:name="Таблица175.A" style:family="table-column">
      <style:table-column-properties style:rel-column-width="7540*"/>
    </style:style>
    <style:style style:name="Таблица175.B" style:family="table-column">
      <style:table-column-properties style:rel-column-width="397*"/>
    </style:style>
    <style:style style:name="Таблица175.1" style:family="table-row">
      <style:table-row-properties style:row-height="4.99mm"/>
    </style:style>
    <style:style style:name="Таблица175.A1" style:family="table-cell">
      <style:table-cell-properties fo:padding-left="0mm" fo:padding-right="0mm" fo:padding-top="0mm" fo:padding-bottom="0.3mm" fo:border-left="none" fo:border-right="none" fo:border-top="none" fo:border-bottom="0.5pt solid #000000"/>
    </style:style>
    <style:style style:name="Таблица176" style:family="table">
      <style:table-properties style:rel-width="100%" table:align="center" style:writing-mode="page"/>
    </style:style>
    <style:style style:name="Таблица176.A" style:family="table-column">
      <style:table-column-properties style:rel-column-width="368*"/>
    </style:style>
    <style:style style:name="Таблица176.B" style:family="table-column">
      <style:table-column-properties style:rel-column-width="7003*"/>
    </style:style>
    <style:style style:name="Таблица176.1" style:family="table-row">
      <style:table-row-properties style:row-height="4.99mm"/>
    </style:style>
    <style:style style:name="Таблица176.A1" style:family="table-cell">
      <style:table-cell-properties fo:padding-left="0mm" fo:padding-right="0mm" fo:padding-top="0mm" fo:padding-bottom="0.3mm" fo:border-left="none" fo:border-right="none" fo:border-top="none" fo:border-bottom="0.5pt solid #000000"/>
    </style:style>
    <style:style style:name="Таблица177" style:family="table">
      <style:table-properties style:rel-width="100%" table:align="center" style:writing-mode="page"/>
    </style:style>
    <style:style style:name="Таблица177.A" style:family="table-column">
      <style:table-column-properties style:rel-column-width="7540*"/>
    </style:style>
    <style:style style:name="Таблица177.B" style:family="table-column">
      <style:table-column-properties style:rel-column-width="397*"/>
    </style:style>
    <style:style style:name="Таблица177.1" style:family="table-row">
      <style:table-row-properties style:row-height="4.99mm"/>
    </style:style>
    <style:style style:name="Таблица177.A1" style:family="table-cell">
      <style:table-cell-properties fo:padding-left="0mm" fo:padding-right="0mm" fo:padding-top="0mm" fo:padding-bottom="0.3mm" fo:border-left="none" fo:border-right="none" fo:border-top="none" fo:border-bottom="0.5pt solid #000000"/>
    </style:style>
    <style:style style:name="Таблица178" style:family="table">
      <style:table-properties style:rel-width="100%" table:align="center" style:writing-mode="page"/>
    </style:style>
    <style:style style:name="Таблица178.A" style:family="table-column">
      <style:table-column-properties style:rel-column-width="368*"/>
    </style:style>
    <style:style style:name="Таблица178.B" style:family="table-column">
      <style:table-column-properties style:rel-column-width="7003*"/>
    </style:style>
    <style:style style:name="Таблица178.1" style:family="table-row">
      <style:table-row-properties style:row-height="4.99mm"/>
    </style:style>
    <style:style style:name="Таблица178.A1" style:family="table-cell">
      <style:table-cell-properties fo:padding-left="0mm" fo:padding-right="0mm" fo:padding-top="0mm" fo:padding-bottom="0.3mm" fo:border-left="none" fo:border-right="none" fo:border-top="none" fo:border-bottom="0.5pt solid #000000"/>
    </style:style>
    <style:style style:name="Таблица179" style:family="table">
      <style:table-properties style:rel-width="100%" table:align="center" style:writing-mode="page"/>
    </style:style>
    <style:style style:name="Таблица179.A" style:family="table-column">
      <style:table-column-properties style:rel-column-width="7540*"/>
    </style:style>
    <style:style style:name="Таблица179.B" style:family="table-column">
      <style:table-column-properties style:rel-column-width="397*"/>
    </style:style>
    <style:style style:name="Таблица179.1" style:family="table-row">
      <style:table-row-properties style:row-height="4.99mm"/>
    </style:style>
    <style:style style:name="Таблица179.A1" style:family="table-cell">
      <style:table-cell-properties fo:padding-left="0mm" fo:padding-right="0mm" fo:padding-top="0mm" fo:padding-bottom="0.3mm" fo:border-left="none" fo:border-right="none" fo:border-top="none" fo:border-bottom="0.5pt solid #000000"/>
    </style:style>
    <style:style style:name="Таблица182" style:family="table">
      <style:table-properties style:rel-width="100%" table:align="center" style:writing-mode="page"/>
    </style:style>
    <style:style style:name="Таблица182.A" style:family="table-column">
      <style:table-column-properties style:rel-column-width="368*"/>
    </style:style>
    <style:style style:name="Таблица182.B" style:family="table-column">
      <style:table-column-properties style:rel-column-width="7003*"/>
    </style:style>
    <style:style style:name="Таблица182.1" style:family="table-row">
      <style:table-row-properties style:row-height="4.99mm"/>
    </style:style>
    <style:style style:name="Таблица182.A1" style:family="table-cell">
      <style:table-cell-properties fo:padding-left="0mm" fo:padding-right="0mm" fo:padding-top="0mm" fo:padding-bottom="0.3mm" fo:border-left="none" fo:border-right="none" fo:border-top="none" fo:border-bottom="0.5pt solid #000000"/>
    </style:style>
    <style:style style:name="Таблица183" style:family="table">
      <style:table-properties style:rel-width="100%" table:align="center" style:writing-mode="page"/>
    </style:style>
    <style:style style:name="Таблица183.A" style:family="table-column">
      <style:table-column-properties style:rel-column-width="7540*"/>
    </style:style>
    <style:style style:name="Таблица183.B" style:family="table-column">
      <style:table-column-properties style:rel-column-width="397*"/>
    </style:style>
    <style:style style:name="Таблица183.1" style:family="table-row">
      <style:table-row-properties style:row-height="4.99mm"/>
    </style:style>
    <style:style style:name="Таблица183.A1" style:family="table-cell">
      <style:table-cell-properties fo:padding-left="0mm" fo:padding-right="0mm" fo:padding-top="0mm" fo:padding-bottom="0.3mm" fo:border-left="none" fo:border-right="none" fo:border-top="none" fo:border-bottom="0.5pt solid #000000"/>
    </style:style>
    <style:style style:name="Таблица184" style:family="table">
      <style:table-properties style:rel-width="100%" table:align="center" style:writing-mode="page"/>
    </style:style>
    <style:style style:name="Таблица184.A" style:family="table-column">
      <style:table-column-properties style:rel-column-width="368*"/>
    </style:style>
    <style:style style:name="Таблица184.B" style:family="table-column">
      <style:table-column-properties style:rel-column-width="7003*"/>
    </style:style>
    <style:style style:name="Таблица184.1" style:family="table-row">
      <style:table-row-properties style:row-height="4.99mm"/>
    </style:style>
    <style:style style:name="Таблица184.A1" style:family="table-cell">
      <style:table-cell-properties fo:padding-left="0mm" fo:padding-right="0mm" fo:padding-top="0mm" fo:padding-bottom="0.3mm" fo:border-left="none" fo:border-right="none" fo:border-top="none" fo:border-bottom="0.5pt solid #000000"/>
    </style:style>
    <style:style style:name="Таблица185" style:family="table">
      <style:table-properties style:rel-width="100%" table:align="center" style:writing-mode="page"/>
    </style:style>
    <style:style style:name="Таблица185.A" style:family="table-column">
      <style:table-column-properties style:rel-column-width="7540*"/>
    </style:style>
    <style:style style:name="Таблица185.B" style:family="table-column">
      <style:table-column-properties style:rel-column-width="397*"/>
    </style:style>
    <style:style style:name="Таблица185.1" style:family="table-row">
      <style:table-row-properties style:row-height="4.99mm"/>
    </style:style>
    <style:style style:name="Таблица185.A1" style:family="table-cell">
      <style:table-cell-properties fo:padding-left="0mm" fo:padding-right="0mm" fo:padding-top="0mm" fo:padding-bottom="0.3mm" fo:border-left="none" fo:border-right="none" fo:border-top="none" fo:border-bottom="0.5pt solid #000000"/>
    </style:style>
    <style:style style:name="Таблица186" style:family="table">
      <style:table-properties style:rel-width="100%" table:align="center" style:writing-mode="page"/>
    </style:style>
    <style:style style:name="Таблица186.A" style:family="table-column">
      <style:table-column-properties style:rel-column-width="368*"/>
    </style:style>
    <style:style style:name="Таблица186.B" style:family="table-column">
      <style:table-column-properties style:rel-column-width="7003*"/>
    </style:style>
    <style:style style:name="Таблица186.1" style:family="table-row">
      <style:table-row-properties style:row-height="4.99mm"/>
    </style:style>
    <style:style style:name="Таблица186.A1" style:family="table-cell">
      <style:table-cell-properties fo:padding-left="0mm" fo:padding-right="0mm" fo:padding-top="0mm" fo:padding-bottom="0.3mm" fo:border-left="none" fo:border-right="none" fo:border-top="none" fo:border-bottom="0.5pt solid #000000"/>
    </style:style>
    <style:style style:name="Таблица187" style:family="table">
      <style:table-properties style:rel-width="100%" table:align="center" style:writing-mode="page"/>
    </style:style>
    <style:style style:name="Таблица187.A" style:family="table-column">
      <style:table-column-properties style:rel-column-width="3968*"/>
    </style:style>
    <style:style style:name="Таблица187.B" style:family="table-column">
      <style:table-column-properties style:rel-column-width="3969*"/>
    </style:style>
    <style:style style:name="Таблица187.A1" style:family="table-cell">
      <style:table-cell-properties fo:padding="0mm" fo:border="none"/>
    </style:style>
    <style:style style:name="Таблица188" style:family="table">
      <style:table-properties style:rel-width="100%" table:align="center" style:writing-mode="page"/>
    </style:style>
    <style:style style:name="Таблица188.A" style:family="table-column">
      <style:table-column-properties style:rel-column-width="7540*"/>
    </style:style>
    <style:style style:name="Таблица188.B" style:family="table-column">
      <style:table-column-properties style:rel-column-width="397*"/>
    </style:style>
    <style:style style:name="Таблица188.1" style:family="table-row">
      <style:table-row-properties style:row-height="4.99mm"/>
    </style:style>
    <style:style style:name="Таблица188.A1" style:family="table-cell">
      <style:table-cell-properties fo:padding-left="0mm" fo:padding-right="0mm" fo:padding-top="0mm" fo:padding-bottom="0.3mm" fo:border-left="none" fo:border-right="none" fo:border-top="none" fo:border-bottom="0.5pt solid #000000"/>
    </style:style>
    <style:style style:name="Таблица189" style:family="table">
      <style:table-properties style:rel-width="100%" table:align="center" style:writing-mode="page"/>
    </style:style>
    <style:style style:name="Таблица189.A" style:family="table-column">
      <style:table-column-properties style:rel-column-width="368*"/>
    </style:style>
    <style:style style:name="Таблица189.B" style:family="table-column">
      <style:table-column-properties style:rel-column-width="7003*"/>
    </style:style>
    <style:style style:name="Таблица189.1" style:family="table-row">
      <style:table-row-properties style:row-height="4.99mm"/>
    </style:style>
    <style:style style:name="Таблица189.A1" style:family="table-cell">
      <style:table-cell-properties fo:padding-left="0mm" fo:padding-right="0mm" fo:padding-top="0mm" fo:padding-bottom="0.3mm" fo:border-left="none" fo:border-right="none" fo:border-top="none" fo:border-bottom="0.5pt solid #000000"/>
    </style:style>
    <style:style style:name="Таблица190" style:family="table">
      <style:table-properties style:rel-width="100%" table:align="center" style:writing-mode="page"/>
    </style:style>
    <style:style style:name="Таблица190.A" style:family="table-column">
      <style:table-column-properties style:rel-column-width="7540*"/>
    </style:style>
    <style:style style:name="Таблица190.B" style:family="table-column">
      <style:table-column-properties style:rel-column-width="397*"/>
    </style:style>
    <style:style style:name="Таблица190.1" style:family="table-row">
      <style:table-row-properties style:row-height="4.99mm"/>
    </style:style>
    <style:style style:name="Таблица190.A1" style:family="table-cell">
      <style:table-cell-properties fo:padding-left="0mm" fo:padding-right="0mm" fo:padding-top="0mm" fo:padding-bottom="0.3mm" fo:border-left="none" fo:border-right="none" fo:border-top="none" fo:border-bottom="0.5pt solid #000000"/>
    </style:style>
    <style:style style:name="Таблица191" style:family="table">
      <style:table-properties style:rel-width="100%" table:align="center" style:writing-mode="page"/>
    </style:style>
    <style:style style:name="Таблица191.A" style:family="table-column">
      <style:table-column-properties style:rel-column-width="368*"/>
    </style:style>
    <style:style style:name="Таблица191.B" style:family="table-column">
      <style:table-column-properties style:rel-column-width="7003*"/>
    </style:style>
    <style:style style:name="Таблица191.1" style:family="table-row">
      <style:table-row-properties style:row-height="4.99mm"/>
    </style:style>
    <style:style style:name="Таблица191.A1" style:family="table-cell">
      <style:table-cell-properties fo:padding-left="0mm" fo:padding-right="0mm" fo:padding-top="0mm" fo:padding-bottom="0.3mm" fo:border-left="none" fo:border-right="none" fo:border-top="none" fo:border-bottom="0.5pt solid #000000"/>
    </style:style>
    <style:style style:name="Таблица192" style:family="table">
      <style:table-properties style:rel-width="100%" table:align="center" style:writing-mode="page"/>
    </style:style>
    <style:style style:name="Таблица192.A" style:family="table-column">
      <style:table-column-properties style:rel-column-width="7540*"/>
    </style:style>
    <style:style style:name="Таблица192.B" style:family="table-column">
      <style:table-column-properties style:rel-column-width="397*"/>
    </style:style>
    <style:style style:name="Таблица192.1" style:family="table-row">
      <style:table-row-properties style:row-height="4.99mm"/>
    </style:style>
    <style:style style:name="Таблица192.A1" style:family="table-cell">
      <style:table-cell-properties fo:padding-left="0mm" fo:padding-right="0mm" fo:padding-top="0mm" fo:padding-bottom="0.3mm" fo:border-left="none" fo:border-right="none" fo:border-top="none" fo:border-bottom="0.5pt solid #000000"/>
    </style:style>
    <style:style style:name="Таблица193" style:family="table">
      <style:table-properties style:rel-width="100%" table:align="center" style:writing-mode="page"/>
    </style:style>
    <style:style style:name="Таблица193.A" style:family="table-column">
      <style:table-column-properties style:rel-column-width="368*"/>
    </style:style>
    <style:style style:name="Таблица193.B" style:family="table-column">
      <style:table-column-properties style:rel-column-width="7003*"/>
    </style:style>
    <style:style style:name="Таблица193.1" style:family="table-row">
      <style:table-row-properties style:row-height="4.99mm"/>
    </style:style>
    <style:style style:name="Таблица193.A1" style:family="table-cell">
      <style:table-cell-properties fo:padding-left="0mm" fo:padding-right="0mm" fo:padding-top="0mm" fo:padding-bottom="0.3mm" fo:border-left="none" fo:border-right="none" fo:border-top="none" fo:border-bottom="0.5pt solid #000000"/>
    </style:style>
    <style:style style:name="Таблица194" style:family="table">
      <style:table-properties style:rel-width="100%" table:align="center" style:writing-mode="page"/>
    </style:style>
    <style:style style:name="Таблица194.A" style:family="table-column">
      <style:table-column-properties style:rel-column-width="7540*"/>
    </style:style>
    <style:style style:name="Таблица194.B" style:family="table-column">
      <style:table-column-properties style:rel-column-width="397*"/>
    </style:style>
    <style:style style:name="Таблица194.1" style:family="table-row">
      <style:table-row-properties style:row-height="4.99mm"/>
    </style:style>
    <style:style style:name="Таблица194.A1" style:family="table-cell">
      <style:table-cell-properties fo:padding-left="0mm" fo:padding-right="0mm" fo:padding-top="0mm" fo:padding-bottom="0.3mm" fo:border-left="none" fo:border-right="none" fo:border-top="none" fo:border-bottom="0.5pt solid #000000"/>
    </style:style>
    <style:style style:name="Таблица195" style:family="table">
      <style:table-properties style:rel-width="100%" table:align="center" style:writing-mode="page"/>
    </style:style>
    <style:style style:name="Таблица195.A" style:family="table-column">
      <style:table-column-properties style:rel-column-width="368*"/>
    </style:style>
    <style:style style:name="Таблица195.B" style:family="table-column">
      <style:table-column-properties style:rel-column-width="7003*"/>
    </style:style>
    <style:style style:name="Таблица195.1" style:family="table-row">
      <style:table-row-properties style:row-height="4.99mm"/>
    </style:style>
    <style:style style:name="Таблица195.A1" style:family="table-cell">
      <style:table-cell-properties fo:padding-left="0mm" fo:padding-right="0mm" fo:padding-top="0mm" fo:padding-bottom="0.3mm" fo:border-left="none" fo:border-right="none" fo:border-top="none" fo:border-bottom="0.5pt solid #000000"/>
    </style:style>
    <style:style style:name="Таблица196" style:family="table">
      <style:table-properties style:rel-width="100%" table:align="center" style:writing-mode="page"/>
    </style:style>
    <style:style style:name="Таблица196.A" style:family="table-column">
      <style:table-column-properties style:rel-column-width="7540*"/>
    </style:style>
    <style:style style:name="Таблица196.B" style:family="table-column">
      <style:table-column-properties style:rel-column-width="397*"/>
    </style:style>
    <style:style style:name="Таблица196.1" style:family="table-row">
      <style:table-row-properties style:row-height="4.99mm"/>
    </style:style>
    <style:style style:name="Таблица196.A1" style:family="table-cell">
      <style:table-cell-properties fo:padding-left="0mm" fo:padding-right="0mm" fo:padding-top="0mm" fo:padding-bottom="0.3mm" fo:border-left="none" fo:border-right="none" fo:border-top="none" fo:border-bottom="0.5pt solid #000000"/>
    </style:style>
    <style:style style:name="Таблица197" style:family="table">
      <style:table-properties style:rel-width="100%" table:align="center" style:writing-mode="page"/>
    </style:style>
    <style:style style:name="Таблица197.A" style:family="table-column">
      <style:table-column-properties style:rel-column-width="368*"/>
    </style:style>
    <style:style style:name="Таблица197.B" style:family="table-column">
      <style:table-column-properties style:rel-column-width="7003*"/>
    </style:style>
    <style:style style:name="Таблица197.1" style:family="table-row">
      <style:table-row-properties style:row-height="4.99mm"/>
    </style:style>
    <style:style style:name="Таблица197.A1" style:family="table-cell">
      <style:table-cell-properties fo:padding-left="0mm" fo:padding-right="0mm" fo:padding-top="0mm" fo:padding-bottom="0.3mm" fo:border-left="none" fo:border-right="none" fo:border-top="none" fo:border-bottom="0.5pt solid #000000"/>
    </style:style>
    <style:style style:name="Таблица198" style:family="table">
      <style:table-properties style:rel-width="100%" table:align="center" style:writing-mode="page"/>
    </style:style>
    <style:style style:name="Таблица198.A" style:family="table-column">
      <style:table-column-properties style:rel-column-width="7540*"/>
    </style:style>
    <style:style style:name="Таблица198.B" style:family="table-column">
      <style:table-column-properties style:rel-column-width="397*"/>
    </style:style>
    <style:style style:name="Таблица198.1" style:family="table-row">
      <style:table-row-properties style:row-height="4.99mm"/>
    </style:style>
    <style:style style:name="Таблица198.A1" style:family="table-cell">
      <style:table-cell-properties fo:padding-left="0mm" fo:padding-right="0mm" fo:padding-top="0mm" fo:padding-bottom="0.3mm" fo:border-left="none" fo:border-right="none" fo:border-top="none" fo:border-bottom="0.5pt solid #000000"/>
    </style:style>
    <style:style style:name="Таблица199" style:family="table">
      <style:table-properties style:rel-width="100%" table:align="center" style:writing-mode="page"/>
    </style:style>
    <style:style style:name="Таблица199.A" style:family="table-column">
      <style:table-column-properties style:rel-column-width="368*"/>
    </style:style>
    <style:style style:name="Таблица199.B" style:family="table-column">
      <style:table-column-properties style:rel-column-width="7003*"/>
    </style:style>
    <style:style style:name="Таблица199.1" style:family="table-row">
      <style:table-row-properties style:row-height="4.99mm"/>
    </style:style>
    <style:style style:name="Таблица199.A1" style:family="table-cell">
      <style:table-cell-properties fo:padding-left="0mm" fo:padding-right="0mm" fo:padding-top="0mm" fo:padding-bottom="0.3mm" fo:border-left="none" fo:border-right="none" fo:border-top="none" fo:border-bottom="0.5pt solid #000000"/>
    </style:style>
    <style:style style:name="Таблица200" style:family="table">
      <style:table-properties style:rel-width="100%" table:align="center" style:writing-mode="page"/>
    </style:style>
    <style:style style:name="Таблица200.A" style:family="table-column">
      <style:table-column-properties style:rel-column-width="7540*"/>
    </style:style>
    <style:style style:name="Таблица200.B" style:family="table-column">
      <style:table-column-properties style:rel-column-width="397*"/>
    </style:style>
    <style:style style:name="Таблица200.1" style:family="table-row">
      <style:table-row-properties style:row-height="4.99mm"/>
    </style:style>
    <style:style style:name="Таблица200.A1" style:family="table-cell">
      <style:table-cell-properties fo:padding-left="0mm" fo:padding-right="0mm" fo:padding-top="0mm" fo:padding-bottom="0.3mm" fo:border-left="none" fo:border-right="none" fo:border-top="none" fo:border-bottom="0.5pt solid #000000"/>
    </style:style>
    <style:style style:name="Таблица201" style:family="table">
      <style:table-properties style:rel-width="100%" table:align="center" style:writing-mode="page"/>
    </style:style>
    <style:style style:name="Таблица201.A" style:family="table-column">
      <style:table-column-properties style:rel-column-width="368*"/>
    </style:style>
    <style:style style:name="Таблица201.B" style:family="table-column">
      <style:table-column-properties style:rel-column-width="7003*"/>
    </style:style>
    <style:style style:name="Таблица201.1" style:family="table-row">
      <style:table-row-properties style:row-height="4.99mm"/>
    </style:style>
    <style:style style:name="Таблица201.A1" style:family="table-cell">
      <style:table-cell-properties fo:padding-left="0mm" fo:padding-right="0mm" fo:padding-top="0mm" fo:padding-bottom="0.3mm" fo:border-left="none" fo:border-right="none" fo:border-top="none" fo:border-bottom="0.5pt solid #000000"/>
    </style:style>
    <style:style style:name="Таблица202" style:family="table">
      <style:table-properties style:rel-width="100%" table:align="center" style:writing-mode="page"/>
    </style:style>
    <style:style style:name="Таблица202.A" style:family="table-column">
      <style:table-column-properties style:rel-column-width="7540*"/>
    </style:style>
    <style:style style:name="Таблица202.B" style:family="table-column">
      <style:table-column-properties style:rel-column-width="397*"/>
    </style:style>
    <style:style style:name="Таблица202.1" style:family="table-row">
      <style:table-row-properties style:row-height="4.99mm"/>
    </style:style>
    <style:style style:name="Таблица202.A1" style:family="table-cell">
      <style:table-cell-properties fo:padding-left="0mm" fo:padding-right="0mm" fo:padding-top="0mm" fo:padding-bottom="0.3mm" fo:border-left="none" fo:border-right="none" fo:border-top="none" fo:border-bottom="0.5pt solid #000000"/>
    </style:style>
    <style:style style:name="Таблица203" style:family="table">
      <style:table-properties style:rel-width="100%" table:align="center" style:writing-mode="page"/>
    </style:style>
    <style:style style:name="Таблица203.A" style:family="table-column">
      <style:table-column-properties style:rel-column-width="368*"/>
    </style:style>
    <style:style style:name="Таблица203.B" style:family="table-column">
      <style:table-column-properties style:rel-column-width="7003*"/>
    </style:style>
    <style:style style:name="Таблица203.1" style:family="table-row">
      <style:table-row-properties style:row-height="4.99mm"/>
    </style:style>
    <style:style style:name="Таблица203.A1" style:family="table-cell">
      <style:table-cell-properties fo:padding-left="0mm" fo:padding-right="0mm" fo:padding-top="0mm" fo:padding-bottom="0.3mm" fo:border-left="none" fo:border-right="none" fo:border-top="none" fo:border-bottom="0.5pt solid #000000"/>
    </style:style>
    <style:style style:name="Таблица204" style:family="table">
      <style:table-properties style:rel-width="100%" table:align="center" style:writing-mode="page"/>
    </style:style>
    <style:style style:name="Таблица204.A" style:family="table-column">
      <style:table-column-properties style:rel-column-width="7540*"/>
    </style:style>
    <style:style style:name="Таблица204.B" style:family="table-column">
      <style:table-column-properties style:rel-column-width="397*"/>
    </style:style>
    <style:style style:name="Таблица204.1" style:family="table-row">
      <style:table-row-properties style:row-height="4.99mm"/>
    </style:style>
    <style:style style:name="Таблица204.A1" style:family="table-cell">
      <style:table-cell-properties fo:padding-left="0mm" fo:padding-right="0mm" fo:padding-top="0mm" fo:padding-bottom="0.3mm" fo:border-left="none" fo:border-right="none" fo:border-top="none" fo:border-bottom="0.5pt solid #000000"/>
    </style:style>
    <style:style style:name="Таблица205" style:family="table">
      <style:table-properties style:rel-width="100%" table:align="center" style:writing-mode="page"/>
    </style:style>
    <style:style style:name="Таблица205.A" style:family="table-column">
      <style:table-column-properties style:rel-column-width="368*"/>
    </style:style>
    <style:style style:name="Таблица205.B" style:family="table-column">
      <style:table-column-properties style:rel-column-width="7003*"/>
    </style:style>
    <style:style style:name="Таблица205.1" style:family="table-row">
      <style:table-row-properties style:row-height="4.99mm"/>
    </style:style>
    <style:style style:name="Таблица205.A1" style:family="table-cell">
      <style:table-cell-properties fo:padding-left="0mm" fo:padding-right="0mm" fo:padding-top="0mm" fo:padding-bottom="0.3mm" fo:border-left="none" fo:border-right="none" fo:border-top="none" fo:border-bottom="0.5pt solid #000000"/>
    </style:style>
    <style:style style:name="Таблица206" style:family="table">
      <style:table-properties style:rel-width="100%" table:align="center" style:writing-mode="page"/>
    </style:style>
    <style:style style:name="Таблица206.A" style:family="table-column">
      <style:table-column-properties style:rel-column-width="7540*"/>
    </style:style>
    <style:style style:name="Таблица206.B" style:family="table-column">
      <style:table-column-properties style:rel-column-width="397*"/>
    </style:style>
    <style:style style:name="Таблица206.1" style:family="table-row">
      <style:table-row-properties style:row-height="4.99mm"/>
    </style:style>
    <style:style style:name="Таблица206.A1" style:family="table-cell">
      <style:table-cell-properties fo:padding-left="0mm" fo:padding-right="0mm" fo:padding-top="0mm" fo:padding-bottom="0.3mm" fo:border-left="none" fo:border-right="none" fo:border-top="none" fo:border-bottom="0.5pt solid #000000"/>
    </style:style>
    <style:style style:name="Таблица207" style:family="table">
      <style:table-properties style:rel-width="100%" table:align="center" style:writing-mode="page"/>
    </style:style>
    <style:style style:name="Таблица207.A" style:family="table-column">
      <style:table-column-properties style:rel-column-width="368*"/>
    </style:style>
    <style:style style:name="Таблица207.B" style:family="table-column">
      <style:table-column-properties style:rel-column-width="7003*"/>
    </style:style>
    <style:style style:name="Таблица207.1" style:family="table-row">
      <style:table-row-properties style:row-height="4.99mm"/>
    </style:style>
    <style:style style:name="Таблица207.A1" style:family="table-cell">
      <style:table-cell-properties fo:padding-left="0mm" fo:padding-right="0mm" fo:padding-top="0mm" fo:padding-bottom="0.3mm" fo:border-left="none" fo:border-right="none" fo:border-top="none" fo:border-bottom="0.5pt solid #000000"/>
    </style:style>
    <style:style style:name="Таблица208" style:family="table">
      <style:table-properties style:rel-width="100%" table:align="center" style:writing-mode="page"/>
    </style:style>
    <style:style style:name="Таблица208.A" style:family="table-column">
      <style:table-column-properties style:rel-column-width="7540*"/>
    </style:style>
    <style:style style:name="Таблица208.B" style:family="table-column">
      <style:table-column-properties style:rel-column-width="397*"/>
    </style:style>
    <style:style style:name="Таблица208.1" style:family="table-row">
      <style:table-row-properties style:row-height="4.99mm"/>
    </style:style>
    <style:style style:name="Таблица208.A1" style:family="table-cell">
      <style:table-cell-properties fo:padding-left="0mm" fo:padding-right="0mm" fo:padding-top="0mm" fo:padding-bottom="0.3mm" fo:border-left="none" fo:border-right="none" fo:border-top="none" fo:border-bottom="0.5pt solid #000000"/>
    </style:style>
    <style:style style:name="Таблица209" style:family="table">
      <style:table-properties style:rel-width="100%" table:align="center" style:writing-mode="page"/>
    </style:style>
    <style:style style:name="Таблица209.A" style:family="table-column">
      <style:table-column-properties style:rel-column-width="368*"/>
    </style:style>
    <style:style style:name="Таблица209.B" style:family="table-column">
      <style:table-column-properties style:rel-column-width="7003*"/>
    </style:style>
    <style:style style:name="Таблица209.1" style:family="table-row">
      <style:table-row-properties style:row-height="4.99mm"/>
    </style:style>
    <style:style style:name="Таблица209.A1" style:family="table-cell">
      <style:table-cell-properties fo:padding-left="0mm" fo:padding-right="0mm" fo:padding-top="0mm" fo:padding-bottom="0.3mm" fo:border-left="none" fo:border-right="none" fo:border-top="none" fo:border-bottom="0.5pt solid #000000"/>
    </style:style>
    <style:style style:name="Таблица210" style:family="table">
      <style:table-properties style:rel-width="100%" table:align="center" style:writing-mode="page"/>
    </style:style>
    <style:style style:name="Таблица210.A" style:family="table-column">
      <style:table-column-properties style:rel-column-width="7540*"/>
    </style:style>
    <style:style style:name="Таблица210.B" style:family="table-column">
      <style:table-column-properties style:rel-column-width="397*"/>
    </style:style>
    <style:style style:name="Таблица210.1" style:family="table-row">
      <style:table-row-properties style:row-height="4.99mm"/>
    </style:style>
    <style:style style:name="Таблица210.A1" style:family="table-cell">
      <style:table-cell-properties fo:padding-left="0mm" fo:padding-right="0mm" fo:padding-top="0mm" fo:padding-bottom="0.3mm" fo:border-left="none" fo:border-right="none" fo:border-top="none" fo:border-bottom="0.5pt solid #000000"/>
    </style:style>
    <style:style style:name="Таблица211" style:family="table">
      <style:table-properties style:rel-width="100%" table:align="center" style:writing-mode="page"/>
    </style:style>
    <style:style style:name="Таблица211.A" style:family="table-column">
      <style:table-column-properties style:rel-column-width="368*"/>
    </style:style>
    <style:style style:name="Таблица211.B" style:family="table-column">
      <style:table-column-properties style:rel-column-width="7003*"/>
    </style:style>
    <style:style style:name="Таблица211.1" style:family="table-row">
      <style:table-row-properties style:row-height="4.99mm"/>
    </style:style>
    <style:style style:name="Таблица211.A1" style:family="table-cell">
      <style:table-cell-properties fo:padding-left="0mm" fo:padding-right="0mm" fo:padding-top="0mm" fo:padding-bottom="0.3mm" fo:border-left="none" fo:border-right="none" fo:border-top="none" fo:border-bottom="0.5pt solid #000000"/>
    </style:style>
    <style:style style:name="Таблица212" style:family="table">
      <style:table-properties style:rel-width="100%" table:align="center" style:writing-mode="page"/>
    </style:style>
    <style:style style:name="Таблица212.A" style:family="table-column">
      <style:table-column-properties style:rel-column-width="7540*"/>
    </style:style>
    <style:style style:name="Таблица212.B" style:family="table-column">
      <style:table-column-properties style:rel-column-width="397*"/>
    </style:style>
    <style:style style:name="Таблица212.1" style:family="table-row">
      <style:table-row-properties style:row-height="4.99mm"/>
    </style:style>
    <style:style style:name="Таблица212.A1" style:family="table-cell">
      <style:table-cell-properties fo:padding-left="0mm" fo:padding-right="0mm" fo:padding-top="0mm" fo:padding-bottom="0.3mm" fo:border-left="none" fo:border-right="none" fo:border-top="none" fo:border-bottom="0.5pt solid #000000"/>
    </style:style>
    <style:style style:name="Таблица213" style:family="table">
      <style:table-properties style:rel-width="100%" table:align="center" style:writing-mode="page"/>
    </style:style>
    <style:style style:name="Таблица213.A" style:family="table-column">
      <style:table-column-properties style:rel-column-width="368*"/>
    </style:style>
    <style:style style:name="Таблица213.B" style:family="table-column">
      <style:table-column-properties style:rel-column-width="7003*"/>
    </style:style>
    <style:style style:name="Таблица213.1" style:family="table-row">
      <style:table-row-properties style:row-height="4.99mm"/>
    </style:style>
    <style:style style:name="Таблица213.A1" style:family="table-cell">
      <style:table-cell-properties fo:padding-left="0mm" fo:padding-right="0mm" fo:padding-top="0mm" fo:padding-bottom="0.3mm" fo:border-left="none" fo:border-right="none" fo:border-top="none" fo:border-bottom="0.5pt solid #000000"/>
    </style:style>
    <style:style style:name="Таблица214" style:family="table">
      <style:table-properties style:rel-width="100%" table:align="center" style:writing-mode="page"/>
    </style:style>
    <style:style style:name="Таблица214.A" style:family="table-column">
      <style:table-column-properties style:rel-column-width="7540*"/>
    </style:style>
    <style:style style:name="Таблица214.B" style:family="table-column">
      <style:table-column-properties style:rel-column-width="397*"/>
    </style:style>
    <style:style style:name="Таблица214.1" style:family="table-row">
      <style:table-row-properties style:row-height="4.99mm"/>
    </style:style>
    <style:style style:name="Таблица214.A1" style:family="table-cell">
      <style:table-cell-properties fo:padding-left="0mm" fo:padding-right="0mm" fo:padding-top="0mm" fo:padding-bottom="0.3mm" fo:border-left="none" fo:border-right="none" fo:border-top="none" fo:border-bottom="0.5pt solid #000000"/>
    </style:style>
    <style:style style:name="Таблица215" style:family="table">
      <style:table-properties style:rel-width="100%" table:align="center" style:writing-mode="page"/>
    </style:style>
    <style:style style:name="Таблица215.A" style:family="table-column">
      <style:table-column-properties style:rel-column-width="368*"/>
    </style:style>
    <style:style style:name="Таблица215.B" style:family="table-column">
      <style:table-column-properties style:rel-column-width="7003*"/>
    </style:style>
    <style:style style:name="Таблица215.1" style:family="table-row">
      <style:table-row-properties style:row-height="4.99mm"/>
    </style:style>
    <style:style style:name="Таблица215.A1" style:family="table-cell">
      <style:table-cell-properties fo:padding-left="0mm" fo:padding-right="0mm" fo:padding-top="0mm" fo:padding-bottom="0.3mm" fo:border-left="none" fo:border-right="none" fo:border-top="none" fo:border-bottom="0.5pt solid #000000"/>
    </style:style>
    <style:style style:name="Таблица216" style:family="table">
      <style:table-properties style:rel-width="100%" table:align="center" style:writing-mode="page"/>
    </style:style>
    <style:style style:name="Таблица216.A" style:family="table-column">
      <style:table-column-properties style:rel-column-width="7540*"/>
    </style:style>
    <style:style style:name="Таблица216.B" style:family="table-column">
      <style:table-column-properties style:rel-column-width="397*"/>
    </style:style>
    <style:style style:name="Таблица216.1" style:family="table-row">
      <style:table-row-properties style:row-height="4.99mm"/>
    </style:style>
    <style:style style:name="Таблица216.A1" style:family="table-cell">
      <style:table-cell-properties fo:padding-left="0mm" fo:padding-right="0mm" fo:padding-top="0mm" fo:padding-bottom="0.3mm" fo:border-left="none" fo:border-right="none" fo:border-top="none" fo:border-bottom="0.5pt solid #000000"/>
    </style:style>
    <style:style style:name="Таблица217" style:family="table">
      <style:table-properties style:rel-width="100%" table:align="center" style:writing-mode="page"/>
    </style:style>
    <style:style style:name="Таблица217.A" style:family="table-column">
      <style:table-column-properties style:rel-column-width="368*"/>
    </style:style>
    <style:style style:name="Таблица217.B" style:family="table-column">
      <style:table-column-properties style:rel-column-width="7003*"/>
    </style:style>
    <style:style style:name="Таблица217.1" style:family="table-row">
      <style:table-row-properties style:row-height="4.99mm"/>
    </style:style>
    <style:style style:name="Таблица217.A1" style:family="table-cell">
      <style:table-cell-properties fo:padding-left="0mm" fo:padding-right="0mm" fo:padding-top="0mm" fo:padding-bottom="0.3mm" fo:border-left="none" fo:border-right="none" fo:border-top="none" fo:border-bottom="0.5pt solid #000000"/>
    </style:style>
    <style:style style:name="Таблица218" style:family="table">
      <style:table-properties style:rel-width="100%" table:align="center" style:writing-mode="page"/>
    </style:style>
    <style:style style:name="Таблица218.A" style:family="table-column">
      <style:table-column-properties style:rel-column-width="7540*"/>
    </style:style>
    <style:style style:name="Таблица218.B" style:family="table-column">
      <style:table-column-properties style:rel-column-width="397*"/>
    </style:style>
    <style:style style:name="Таблица218.1" style:family="table-row">
      <style:table-row-properties style:row-height="4.99mm"/>
    </style:style>
    <style:style style:name="Таблица218.A1" style:family="table-cell">
      <style:table-cell-properties fo:padding-left="0mm" fo:padding-right="0mm" fo:padding-top="0mm" fo:padding-bottom="0.3mm" fo:border-left="none" fo:border-right="none" fo:border-top="none" fo:border-bottom="0.5pt solid #000000"/>
    </style:style>
    <style:style style:name="Таблица219" style:family="table">
      <style:table-properties style:rel-width="100%" table:align="center" style:writing-mode="page"/>
    </style:style>
    <style:style style:name="Таблица219.A" style:family="table-column">
      <style:table-column-properties style:rel-column-width="368*"/>
    </style:style>
    <style:style style:name="Таблица219.B" style:family="table-column">
      <style:table-column-properties style:rel-column-width="7003*"/>
    </style:style>
    <style:style style:name="Таблица219.1" style:family="table-row">
      <style:table-row-properties style:row-height="4.99mm"/>
    </style:style>
    <style:style style:name="Таблица219.A1" style:family="table-cell">
      <style:table-cell-properties fo:padding-left="0mm" fo:padding-right="0mm" fo:padding-top="0mm" fo:padding-bottom="0.3mm" fo:border-left="none" fo:border-right="none" fo:border-top="none" fo:border-bottom="0.5pt solid #000000"/>
    </style:style>
    <style:style style:name="Таблица220" style:family="table">
      <style:table-properties style:rel-width="100%" table:align="center" style:writing-mode="page"/>
    </style:style>
    <style:style style:name="Таблица220.A" style:family="table-column">
      <style:table-column-properties style:rel-column-width="7540*"/>
    </style:style>
    <style:style style:name="Таблица220.B" style:family="table-column">
      <style:table-column-properties style:rel-column-width="397*"/>
    </style:style>
    <style:style style:name="Таблица220.1" style:family="table-row">
      <style:table-row-properties style:row-height="4.99mm"/>
    </style:style>
    <style:style style:name="Таблица220.A1" style:family="table-cell">
      <style:table-cell-properties fo:padding-left="0mm" fo:padding-right="0mm" fo:padding-top="0mm" fo:padding-bottom="0.3mm" fo:border-left="none" fo:border-right="none" fo:border-top="none" fo:border-bottom="0.5pt solid #000000"/>
    </style:style>
    <style:style style:name="Таблица221" style:family="table">
      <style:table-properties style:rel-width="100%" table:align="center" style:writing-mode="page"/>
    </style:style>
    <style:style style:name="Таблица221.A" style:family="table-column">
      <style:table-column-properties style:rel-column-width="368*"/>
    </style:style>
    <style:style style:name="Таблица221.B" style:family="table-column">
      <style:table-column-properties style:rel-column-width="7003*"/>
    </style:style>
    <style:style style:name="Таблица221.1" style:family="table-row">
      <style:table-row-properties style:row-height="4.99mm"/>
    </style:style>
    <style:style style:name="Таблица221.A1" style:family="table-cell">
      <style:table-cell-properties fo:padding-left="0mm" fo:padding-right="0mm" fo:padding-top="0mm" fo:padding-bottom="0.3mm" fo:border-left="none" fo:border-right="none" fo:border-top="none" fo:border-bottom="0.5pt solid #000000"/>
    </style:style>
    <style:style style:name="Таблица222" style:family="table">
      <style:table-properties style:rel-width="100%" table:align="center" style:writing-mode="page"/>
    </style:style>
    <style:style style:name="Таблица222.A" style:family="table-column">
      <style:table-column-properties style:rel-column-width="7540*"/>
    </style:style>
    <style:style style:name="Таблица222.B" style:family="table-column">
      <style:table-column-properties style:rel-column-width="397*"/>
    </style:style>
    <style:style style:name="Таблица222.1" style:family="table-row">
      <style:table-row-properties style:row-height="4.99mm"/>
    </style:style>
    <style:style style:name="Таблица222.A1" style:family="table-cell">
      <style:table-cell-properties fo:padding-left="0mm" fo:padding-right="0mm" fo:padding-top="0mm" fo:padding-bottom="0.3mm" fo:border-left="none" fo:border-right="none" fo:border-top="none" fo:border-bottom="0.5pt solid #000000"/>
    </style:style>
    <style:style style:name="Таблица223" style:family="table">
      <style:table-properties style:rel-width="100%" table:align="center" style:writing-mode="page"/>
    </style:style>
    <style:style style:name="Таблица223.A" style:family="table-column">
      <style:table-column-properties style:rel-column-width="368*"/>
    </style:style>
    <style:style style:name="Таблица223.B" style:family="table-column">
      <style:table-column-properties style:rel-column-width="7003*"/>
    </style:style>
    <style:style style:name="Таблица223.1" style:family="table-row">
      <style:table-row-properties style:row-height="4.99mm"/>
    </style:style>
    <style:style style:name="Таблица223.A1" style:family="table-cell">
      <style:table-cell-properties fo:padding-left="0mm" fo:padding-right="0mm" fo:padding-top="0mm" fo:padding-bottom="0.3mm" fo:border-left="none" fo:border-right="none" fo:border-top="none" fo:border-bottom="0.5pt solid #000000"/>
    </style:style>
    <style:style style:name="Таблица224" style:family="table">
      <style:table-properties style:rel-width="100%" table:align="center" style:writing-mode="page"/>
    </style:style>
    <style:style style:name="Таблица224.A" style:family="table-column">
      <style:table-column-properties style:rel-column-width="7540*"/>
    </style:style>
    <style:style style:name="Таблица224.B" style:family="table-column">
      <style:table-column-properties style:rel-column-width="397*"/>
    </style:style>
    <style:style style:name="Таблица224.1" style:family="table-row">
      <style:table-row-properties style:row-height="4.99mm"/>
    </style:style>
    <style:style style:name="Таблица224.A1" style:family="table-cell">
      <style:table-cell-properties fo:padding-left="0mm" fo:padding-right="0mm" fo:padding-top="0mm" fo:padding-bottom="0.3mm" fo:border-left="none" fo:border-right="none" fo:border-top="none" fo:border-bottom="0.5pt solid #000000"/>
    </style:style>
    <style:style style:name="Таблица225" style:family="table">
      <style:table-properties style:rel-width="100%" table:align="center" style:writing-mode="page"/>
    </style:style>
    <style:style style:name="Таблица225.A" style:family="table-column">
      <style:table-column-properties style:rel-column-width="368*"/>
    </style:style>
    <style:style style:name="Таблица225.B" style:family="table-column">
      <style:table-column-properties style:rel-column-width="7003*"/>
    </style:style>
    <style:style style:name="Таблица225.1" style:family="table-row">
      <style:table-row-properties style:row-height="4.99mm"/>
    </style:style>
    <style:style style:name="Таблица225.A1" style:family="table-cell">
      <style:table-cell-properties fo:padding-left="0mm" fo:padding-right="0mm" fo:padding-top="0mm" fo:padding-bottom="0.3mm" fo:border-left="none" fo:border-right="none" fo:border-top="none" fo:border-bottom="0.5pt solid #000000"/>
    </style:style>
    <style:style style:name="Таблица226" style:family="table">
      <style:table-properties style:rel-width="100%" table:align="center" style:writing-mode="page"/>
    </style:style>
    <style:style style:name="Таблица226.A" style:family="table-column">
      <style:table-column-properties style:rel-column-width="7540*"/>
    </style:style>
    <style:style style:name="Таблица226.B" style:family="table-column">
      <style:table-column-properties style:rel-column-width="397*"/>
    </style:style>
    <style:style style:name="Таблица226.1" style:family="table-row">
      <style:table-row-properties style:row-height="4.99mm"/>
    </style:style>
    <style:style style:name="Таблица226.A1" style:family="table-cell">
      <style:table-cell-properties fo:padding-left="0mm" fo:padding-right="0mm" fo:padding-top="0mm" fo:padding-bottom="0.3mm" fo:border-left="none" fo:border-right="none" fo:border-top="none" fo:border-bottom="0.5pt solid #000000"/>
    </style:style>
    <style:style style:name="Таблица227" style:family="table">
      <style:table-properties style:rel-width="100%" table:align="center" style:writing-mode="page"/>
    </style:style>
    <style:style style:name="Таблица227.A" style:family="table-column">
      <style:table-column-properties style:rel-column-width="368*"/>
    </style:style>
    <style:style style:name="Таблица227.B" style:family="table-column">
      <style:table-column-properties style:rel-column-width="7003*"/>
    </style:style>
    <style:style style:name="Таблица227.1" style:family="table-row">
      <style:table-row-properties style:row-height="4.99mm"/>
    </style:style>
    <style:style style:name="Таблица227.A1" style:family="table-cell">
      <style:table-cell-properties fo:padding-left="0mm" fo:padding-right="0mm" fo:padding-top="0mm" fo:padding-bottom="0.3mm" fo:border-left="none" fo:border-right="none" fo:border-top="none" fo:border-bottom="0.5pt solid #000000"/>
    </style:style>
    <style:style style:name="Таблица228" style:family="table">
      <style:table-properties style:rel-width="100%" table:align="center" style:writing-mode="page"/>
    </style:style>
    <style:style style:name="Таблица228.A" style:family="table-column">
      <style:table-column-properties style:rel-column-width="7540*"/>
    </style:style>
    <style:style style:name="Таблица228.B" style:family="table-column">
      <style:table-column-properties style:rel-column-width="397*"/>
    </style:style>
    <style:style style:name="Таблица228.1" style:family="table-row">
      <style:table-row-properties style:row-height="4.99mm"/>
    </style:style>
    <style:style style:name="Таблица228.A1" style:family="table-cell">
      <style:table-cell-properties fo:padding-left="0mm" fo:padding-right="0mm" fo:padding-top="0mm" fo:padding-bottom="0.3mm" fo:border-left="none" fo:border-right="none" fo:border-top="none" fo:border-bottom="0.5pt solid #000000"/>
    </style:style>
    <style:style style:name="Таблица229" style:family="table">
      <style:table-properties style:rel-width="100%" table:align="center" style:writing-mode="page"/>
    </style:style>
    <style:style style:name="Таблица229.A" style:family="table-column">
      <style:table-column-properties style:rel-column-width="368*"/>
    </style:style>
    <style:style style:name="Таблица229.B" style:family="table-column">
      <style:table-column-properties style:rel-column-width="7003*"/>
    </style:style>
    <style:style style:name="Таблица229.1" style:family="table-row">
      <style:table-row-properties style:row-height="4.99mm"/>
    </style:style>
    <style:style style:name="Таблица229.A1" style:family="table-cell">
      <style:table-cell-properties fo:padding-left="0mm" fo:padding-right="0mm" fo:padding-top="0mm" fo:padding-bottom="0.3mm" fo:border-left="none" fo:border-right="none" fo:border-top="none" fo:border-bottom="0.5pt solid #000000"/>
    </style:style>
    <style:style style:name="Таблица230" style:family="table">
      <style:table-properties style:rel-width="100%" table:align="center" style:writing-mode="page"/>
    </style:style>
    <style:style style:name="Таблица230.A" style:family="table-column">
      <style:table-column-properties style:rel-column-width="7540*"/>
    </style:style>
    <style:style style:name="Таблица230.B" style:family="table-column">
      <style:table-column-properties style:rel-column-width="397*"/>
    </style:style>
    <style:style style:name="Таблица230.1" style:family="table-row">
      <style:table-row-properties style:row-height="4.99mm"/>
    </style:style>
    <style:style style:name="Таблица230.A1" style:family="table-cell">
      <style:table-cell-properties fo:padding-left="0mm" fo:padding-right="0mm" fo:padding-top="0mm" fo:padding-bottom="0.3mm" fo:border-left="none" fo:border-right="none" fo:border-top="none" fo:border-bottom="0.5pt solid #000000"/>
    </style:style>
    <style:style style:name="Таблица231" style:family="table">
      <style:table-properties style:rel-width="100%" table:align="center" style:writing-mode="page"/>
    </style:style>
    <style:style style:name="Таблица231.A" style:family="table-column">
      <style:table-column-properties style:rel-column-width="368*"/>
    </style:style>
    <style:style style:name="Таблица231.B" style:family="table-column">
      <style:table-column-properties style:rel-column-width="7003*"/>
    </style:style>
    <style:style style:name="Таблица231.1" style:family="table-row">
      <style:table-row-properties style:row-height="4.99mm"/>
    </style:style>
    <style:style style:name="Таблица231.A1" style:family="table-cell">
      <style:table-cell-properties fo:padding-left="0mm" fo:padding-right="0mm" fo:padding-top="0mm" fo:padding-bottom="0.3mm" fo:border-left="none" fo:border-right="none" fo:border-top="none" fo:border-bottom="0.5pt solid #000000"/>
    </style:style>
    <style:style style:name="Таблица232" style:family="table">
      <style:table-properties style:rel-width="100%" table:align="center" style:writing-mode="page"/>
    </style:style>
    <style:style style:name="Таблица232.A" style:family="table-column">
      <style:table-column-properties style:rel-column-width="7540*"/>
    </style:style>
    <style:style style:name="Таблица232.B" style:family="table-column">
      <style:table-column-properties style:rel-column-width="397*"/>
    </style:style>
    <style:style style:name="Таблица232.1" style:family="table-row">
      <style:table-row-properties style:row-height="4.99mm"/>
    </style:style>
    <style:style style:name="Таблица232.A1" style:family="table-cell">
      <style:table-cell-properties fo:padding-left="0mm" fo:padding-right="0mm" fo:padding-top="0mm" fo:padding-bottom="0.3mm" fo:border-left="none" fo:border-right="none" fo:border-top="none" fo:border-bottom="0.5pt solid #000000"/>
    </style:style>
    <style:style style:name="Таблица233" style:family="table">
      <style:table-properties style:rel-width="100%" table:align="center" style:writing-mode="page"/>
    </style:style>
    <style:style style:name="Таблица233.A" style:family="table-column">
      <style:table-column-properties style:rel-column-width="368*"/>
    </style:style>
    <style:style style:name="Таблица233.B" style:family="table-column">
      <style:table-column-properties style:rel-column-width="7003*"/>
    </style:style>
    <style:style style:name="Таблица233.1" style:family="table-row">
      <style:table-row-properties style:row-height="4.99mm"/>
    </style:style>
    <style:style style:name="Таблица233.A1" style:family="table-cell">
      <style:table-cell-properties fo:padding-left="0mm" fo:padding-right="0mm" fo:padding-top="0mm" fo:padding-bottom="0.3mm" fo:border-left="none" fo:border-right="none" fo:border-top="none" fo:border-bottom="0.5pt solid #000000"/>
    </style:style>
    <style:style style:name="Таблица234" style:family="table">
      <style:table-properties style:rel-width="100%" table:align="center" style:writing-mode="page"/>
    </style:style>
    <style:style style:name="Таблица234.A" style:family="table-column">
      <style:table-column-properties style:rel-column-width="7540*"/>
    </style:style>
    <style:style style:name="Таблица234.B" style:family="table-column">
      <style:table-column-properties style:rel-column-width="397*"/>
    </style:style>
    <style:style style:name="Таблица234.1" style:family="table-row">
      <style:table-row-properties style:row-height="4.99mm"/>
    </style:style>
    <style:style style:name="Таблица234.A1" style:family="table-cell">
      <style:table-cell-properties fo:padding-left="0mm" fo:padding-right="0mm" fo:padding-top="0mm" fo:padding-bottom="0.3mm" fo:border-left="none" fo:border-right="none" fo:border-top="none" fo:border-bottom="0.5pt solid #000000"/>
    </style:style>
    <style:style style:name="Таблица235" style:family="table">
      <style:table-properties style:rel-width="100%" table:align="center" style:writing-mode="page"/>
    </style:style>
    <style:style style:name="Таблица235.A" style:family="table-column">
      <style:table-column-properties style:rel-column-width="368*"/>
    </style:style>
    <style:style style:name="Таблица235.B" style:family="table-column">
      <style:table-column-properties style:rel-column-width="7003*"/>
    </style:style>
    <style:style style:name="Таблица235.1" style:family="table-row">
      <style:table-row-properties style:row-height="4.99mm"/>
    </style:style>
    <style:style style:name="Таблица235.A1" style:family="table-cell">
      <style:table-cell-properties fo:padding-left="0mm" fo:padding-right="0mm" fo:padding-top="0mm" fo:padding-bottom="0.3mm" fo:border-left="none" fo:border-right="none" fo:border-top="none" fo:border-bottom="0.5pt solid #000000"/>
    </style:style>
    <style:style style:name="Таблица236" style:family="table">
      <style:table-properties style:rel-width="100%" table:align="center" style:writing-mode="page"/>
    </style:style>
    <style:style style:name="Таблица236.A" style:family="table-column">
      <style:table-column-properties style:rel-column-width="7540*"/>
    </style:style>
    <style:style style:name="Таблица236.B" style:family="table-column">
      <style:table-column-properties style:rel-column-width="397*"/>
    </style:style>
    <style:style style:name="Таблица236.1" style:family="table-row">
      <style:table-row-properties style:row-height="4.99mm"/>
    </style:style>
    <style:style style:name="Таблица236.A1" style:family="table-cell">
      <style:table-cell-properties fo:padding-left="0mm" fo:padding-right="0mm" fo:padding-top="0mm" fo:padding-bottom="0.3mm" fo:border-left="none" fo:border-right="none" fo:border-top="none" fo:border-bottom="0.5pt solid #000000"/>
    </style:style>
    <style:style style:name="Таблица237" style:family="table">
      <style:table-properties style:rel-width="100%" table:align="center" style:writing-mode="page"/>
    </style:style>
    <style:style style:name="Таблица237.A" style:family="table-column">
      <style:table-column-properties style:rel-column-width="368*"/>
    </style:style>
    <style:style style:name="Таблица237.B" style:family="table-column">
      <style:table-column-properties style:rel-column-width="7003*"/>
    </style:style>
    <style:style style:name="Таблица237.1" style:family="table-row">
      <style:table-row-properties style:row-height="4.99mm"/>
    </style:style>
    <style:style style:name="Таблица237.A1" style:family="table-cell">
      <style:table-cell-properties fo:padding-left="0mm" fo:padding-right="0mm" fo:padding-top="0mm" fo:padding-bottom="0.3mm" fo:border-left="none" fo:border-right="none" fo:border-top="none" fo:border-bottom="0.5pt solid #000000"/>
    </style:style>
    <style:style style:name="Таблица238" style:family="table">
      <style:table-properties style:rel-width="100%" table:align="center" style:writing-mode="page"/>
    </style:style>
    <style:style style:name="Таблица238.A" style:family="table-column">
      <style:table-column-properties style:rel-column-width="7540*"/>
    </style:style>
    <style:style style:name="Таблица238.B" style:family="table-column">
      <style:table-column-properties style:rel-column-width="397*"/>
    </style:style>
    <style:style style:name="Таблица238.1" style:family="table-row">
      <style:table-row-properties style:row-height="4.99mm"/>
    </style:style>
    <style:style style:name="Таблица238.A1" style:family="table-cell">
      <style:table-cell-properties fo:padding-left="0mm" fo:padding-right="0mm" fo:padding-top="0mm" fo:padding-bottom="0.3mm" fo:border-left="none" fo:border-right="none" fo:border-top="none" fo:border-bottom="0.5pt solid #000000"/>
    </style:style>
    <style:style style:name="Таблица239" style:family="table">
      <style:table-properties style:rel-width="100%" table:align="center" style:writing-mode="page"/>
    </style:style>
    <style:style style:name="Таблица239.A" style:family="table-column">
      <style:table-column-properties style:rel-column-width="368*"/>
    </style:style>
    <style:style style:name="Таблица239.B" style:family="table-column">
      <style:table-column-properties style:rel-column-width="7003*"/>
    </style:style>
    <style:style style:name="Таблица239.1" style:family="table-row">
      <style:table-row-properties style:row-height="4.99mm"/>
    </style:style>
    <style:style style:name="Таблица239.A1" style:family="table-cell">
      <style:table-cell-properties fo:padding-left="0mm" fo:padding-right="0mm" fo:padding-top="0mm" fo:padding-bottom="0.3mm" fo:border-left="none" fo:border-right="none" fo:border-top="none" fo:border-bottom="0.5pt solid #000000"/>
    </style:style>
    <style:style style:name="Таблица240" style:family="table">
      <style:table-properties style:rel-width="100%" table:align="center" style:writing-mode="page"/>
    </style:style>
    <style:style style:name="Таблица240.A" style:family="table-column">
      <style:table-column-properties style:rel-column-width="7540*"/>
    </style:style>
    <style:style style:name="Таблица240.B" style:family="table-column">
      <style:table-column-properties style:rel-column-width="397*"/>
    </style:style>
    <style:style style:name="Таблица240.1" style:family="table-row">
      <style:table-row-properties style:row-height="4.99mm"/>
    </style:style>
    <style:style style:name="Таблица240.A1" style:family="table-cell">
      <style:table-cell-properties fo:padding-left="0mm" fo:padding-right="0mm" fo:padding-top="0mm" fo:padding-bottom="0.3mm" fo:border-left="none" fo:border-right="none" fo:border-top="none" fo:border-bottom="0.5pt solid #000000"/>
    </style:style>
    <style:style style:name="Таблица241" style:family="table">
      <style:table-properties style:rel-width="100%" table:align="center" style:writing-mode="page"/>
    </style:style>
    <style:style style:name="Таблица241.A" style:family="table-column">
      <style:table-column-properties style:rel-column-width="368*"/>
    </style:style>
    <style:style style:name="Таблица241.B" style:family="table-column">
      <style:table-column-properties style:rel-column-width="7003*"/>
    </style:style>
    <style:style style:name="Таблица241.1" style:family="table-row">
      <style:table-row-properties style:row-height="4.99mm"/>
    </style:style>
    <style:style style:name="Таблица241.A1" style:family="table-cell">
      <style:table-cell-properties fo:padding-left="0mm" fo:padding-right="0mm" fo:padding-top="0mm" fo:padding-bottom="0.3mm" fo:border-left="none" fo:border-right="none" fo:border-top="none" fo:border-bottom="0.5pt solid #000000"/>
    </style:style>
    <style:style style:name="Таблица242" style:family="table">
      <style:table-properties style:rel-width="100%" table:align="center" style:writing-mode="page"/>
    </style:style>
    <style:style style:name="Таблица242.A" style:family="table-column">
      <style:table-column-properties style:rel-column-width="7540*"/>
    </style:style>
    <style:style style:name="Таблица242.B" style:family="table-column">
      <style:table-column-properties style:rel-column-width="397*"/>
    </style:style>
    <style:style style:name="Таблица242.1" style:family="table-row">
      <style:table-row-properties style:row-height="4.99mm"/>
    </style:style>
    <style:style style:name="Таблица242.A1" style:family="table-cell">
      <style:table-cell-properties fo:padding-left="0mm" fo:padding-right="0mm" fo:padding-top="0mm" fo:padding-bottom="0.3mm" fo:border-left="none" fo:border-right="none" fo:border-top="none" fo:border-bottom="0.5pt solid #000000"/>
    </style:style>
    <style:style style:name="Таблица243" style:family="table">
      <style:table-properties style:rel-width="100%" table:align="center" style:writing-mode="page"/>
    </style:style>
    <style:style style:name="Таблица243.A" style:family="table-column">
      <style:table-column-properties style:rel-column-width="368*"/>
    </style:style>
    <style:style style:name="Таблица243.B" style:family="table-column">
      <style:table-column-properties style:rel-column-width="7003*"/>
    </style:style>
    <style:style style:name="Таблица243.1" style:family="table-row">
      <style:table-row-properties style:row-height="4.99mm"/>
    </style:style>
    <style:style style:name="Таблица243.A1" style:family="table-cell">
      <style:table-cell-properties fo:padding-left="0mm" fo:padding-right="0mm" fo:padding-top="0mm" fo:padding-bottom="0.3mm" fo:border-left="none" fo:border-right="none" fo:border-top="none" fo:border-bottom="0.5pt solid #000000"/>
    </style:style>
    <style:style style:name="Таблица244" style:family="table">
      <style:table-properties style:rel-width="100%" table:align="center" style:writing-mode="page"/>
    </style:style>
    <style:style style:name="Таблица244.A" style:family="table-column">
      <style:table-column-properties style:rel-column-width="7540*"/>
    </style:style>
    <style:style style:name="Таблица244.B" style:family="table-column">
      <style:table-column-properties style:rel-column-width="397*"/>
    </style:style>
    <style:style style:name="Таблица244.1" style:family="table-row">
      <style:table-row-properties style:row-height="4.99mm"/>
    </style:style>
    <style:style style:name="Таблица244.A1" style:family="table-cell">
      <style:table-cell-properties fo:padding-left="0mm" fo:padding-right="0mm" fo:padding-top="0mm" fo:padding-bottom="0.3mm" fo:border-left="none" fo:border-right="none" fo:border-top="none" fo:border-bottom="0.5pt solid #000000"/>
    </style:style>
    <style:style style:name="Таблица245" style:family="table">
      <style:table-properties style:rel-width="100%" table:align="center" style:writing-mode="page"/>
    </style:style>
    <style:style style:name="Таблица245.A" style:family="table-column">
      <style:table-column-properties style:rel-column-width="368*"/>
    </style:style>
    <style:style style:name="Таблица245.B" style:family="table-column">
      <style:table-column-properties style:rel-column-width="7003*"/>
    </style:style>
    <style:style style:name="Таблица245.1" style:family="table-row">
      <style:table-row-properties style:row-height="4.99mm"/>
    </style:style>
    <style:style style:name="Таблица245.A1" style:family="table-cell">
      <style:table-cell-properties fo:padding-left="0mm" fo:padding-right="0mm" fo:padding-top="0mm" fo:padding-bottom="0.3mm" fo:border-left="none" fo:border-right="none" fo:border-top="none" fo:border-bottom="0.5pt solid #000000"/>
    </style:style>
    <style:style style:name="Таблица246" style:family="table">
      <style:table-properties style:rel-width="100%" table:align="center" style:writing-mode="page"/>
    </style:style>
    <style:style style:name="Таблица246.A" style:family="table-column">
      <style:table-column-properties style:rel-column-width="3968*"/>
    </style:style>
    <style:style style:name="Таблица246.B" style:family="table-column">
      <style:table-column-properties style:rel-column-width="3969*"/>
    </style:style>
    <style:style style:name="Таблица246.A1" style:family="table-cell">
      <style:table-cell-properties fo:padding="0mm" fo:border="none"/>
    </style:style>
    <style:style style:name="Таблица247" style:family="table">
      <style:table-properties style:rel-width="100%" table:align="center" style:writing-mode="page"/>
    </style:style>
    <style:style style:name="Таблица247.A" style:family="table-column">
      <style:table-column-properties style:rel-column-width="7540*"/>
    </style:style>
    <style:style style:name="Таблица247.B" style:family="table-column">
      <style:table-column-properties style:rel-column-width="397*"/>
    </style:style>
    <style:style style:name="Таблица247.1" style:family="table-row">
      <style:table-row-properties style:row-height="4.99mm"/>
    </style:style>
    <style:style style:name="Таблица247.A1" style:family="table-cell">
      <style:table-cell-properties fo:padding-left="0mm" fo:padding-right="0mm" fo:padding-top="0mm" fo:padding-bottom="0.3mm" fo:border-left="none" fo:border-right="none" fo:border-top="none" fo:border-bottom="0.5pt solid #000000"/>
    </style:style>
    <style:style style:name="Таблица248" style:family="table">
      <style:table-properties style:rel-width="100%" table:align="center" style:writing-mode="page"/>
    </style:style>
    <style:style style:name="Таблица248.A" style:family="table-column">
      <style:table-column-properties style:rel-column-width="368*"/>
    </style:style>
    <style:style style:name="Таблица248.B" style:family="table-column">
      <style:table-column-properties style:rel-column-width="7003*"/>
    </style:style>
    <style:style style:name="Таблица248.1" style:family="table-row">
      <style:table-row-properties style:row-height="4.99mm"/>
    </style:style>
    <style:style style:name="Таблица248.A1" style:family="table-cell">
      <style:table-cell-properties fo:padding-left="0mm" fo:padding-right="0mm" fo:padding-top="0mm" fo:padding-bottom="0.3mm" fo:border-left="none" fo:border-right="none" fo:border-top="none" fo:border-bottom="0.5pt solid #000000"/>
    </style:style>
    <style:style style:name="Таблица249" style:family="table">
      <style:table-properties style:rel-width="100%" table:align="center" style:writing-mode="page"/>
    </style:style>
    <style:style style:name="Таблица249.A" style:family="table-column">
      <style:table-column-properties style:rel-column-width="7540*"/>
    </style:style>
    <style:style style:name="Таблица249.B" style:family="table-column">
      <style:table-column-properties style:rel-column-width="397*"/>
    </style:style>
    <style:style style:name="Таблица249.1" style:family="table-row">
      <style:table-row-properties style:row-height="4.99mm"/>
    </style:style>
    <style:style style:name="Таблица249.A1" style:family="table-cell">
      <style:table-cell-properties fo:padding-left="0mm" fo:padding-right="0mm" fo:padding-top="0mm" fo:padding-bottom="0.3mm" fo:border-left="none" fo:border-right="none" fo:border-top="none" fo:border-bottom="0.5pt solid #000000"/>
    </style:style>
    <style:style style:name="Таблица250" style:family="table">
      <style:table-properties style:rel-width="100%" table:align="center" style:writing-mode="page"/>
    </style:style>
    <style:style style:name="Таблица250.A" style:family="table-column">
      <style:table-column-properties style:rel-column-width="368*"/>
    </style:style>
    <style:style style:name="Таблица250.B" style:family="table-column">
      <style:table-column-properties style:rel-column-width="7003*"/>
    </style:style>
    <style:style style:name="Таблица250.1" style:family="table-row">
      <style:table-row-properties style:row-height="4.99mm"/>
    </style:style>
    <style:style style:name="Таблица250.A1" style:family="table-cell">
      <style:table-cell-properties fo:padding-left="0mm" fo:padding-right="0mm" fo:padding-top="0mm" fo:padding-bottom="0.3mm" fo:border-left="none" fo:border-right="none" fo:border-top="none" fo:border-bottom="0.5pt solid #000000"/>
    </style:style>
    <style:style style:name="Таблица251" style:family="table">
      <style:table-properties style:rel-width="100%" table:align="center" style:writing-mode="page"/>
    </style:style>
    <style:style style:name="Таблица251.A" style:family="table-column">
      <style:table-column-properties style:rel-column-width="7540*"/>
    </style:style>
    <style:style style:name="Таблица251.B" style:family="table-column">
      <style:table-column-properties style:rel-column-width="397*"/>
    </style:style>
    <style:style style:name="Таблица251.1" style:family="table-row">
      <style:table-row-properties style:row-height="4.99mm"/>
    </style:style>
    <style:style style:name="Таблица251.A1" style:family="table-cell">
      <style:table-cell-properties fo:padding-left="0mm" fo:padding-right="0mm" fo:padding-top="0mm" fo:padding-bottom="0.3mm" fo:border-left="none" fo:border-right="none" fo:border-top="none" fo:border-bottom="0.5pt solid #000000"/>
    </style:style>
    <style:style style:name="Таблица252" style:family="table">
      <style:table-properties style:rel-width="100%" table:align="center" style:writing-mode="page"/>
    </style:style>
    <style:style style:name="Таблица252.A" style:family="table-column">
      <style:table-column-properties style:rel-column-width="368*"/>
    </style:style>
    <style:style style:name="Таблица252.B" style:family="table-column">
      <style:table-column-properties style:rel-column-width="7003*"/>
    </style:style>
    <style:style style:name="Таблица252.1" style:family="table-row">
      <style:table-row-properties style:row-height="4.99mm"/>
    </style:style>
    <style:style style:name="Таблица252.A1" style:family="table-cell">
      <style:table-cell-properties fo:padding-left="0mm" fo:padding-right="0mm" fo:padding-top="0mm" fo:padding-bottom="0.3mm" fo:border-left="none" fo:border-right="none" fo:border-top="none" fo:border-bottom="0.5pt solid #000000"/>
    </style:style>
    <style:style style:name="Таблица253" style:family="table">
      <style:table-properties style:rel-width="100%" table:align="center" style:writing-mode="page"/>
    </style:style>
    <style:style style:name="Таблица253.A" style:family="table-column">
      <style:table-column-properties style:rel-column-width="7540*"/>
    </style:style>
    <style:style style:name="Таблица253.B" style:family="table-column">
      <style:table-column-properties style:rel-column-width="397*"/>
    </style:style>
    <style:style style:name="Таблица253.1" style:family="table-row">
      <style:table-row-properties style:row-height="4.99mm"/>
    </style:style>
    <style:style style:name="Таблица253.A1" style:family="table-cell">
      <style:table-cell-properties fo:padding-left="0mm" fo:padding-right="0mm" fo:padding-top="0mm" fo:padding-bottom="0.3mm" fo:border-left="none" fo:border-right="none" fo:border-top="none" fo:border-bottom="0.5pt solid #000000"/>
    </style:style>
    <style:style style:name="Таблица254" style:family="table">
      <style:table-properties style:rel-width="100%" table:align="center" style:writing-mode="page"/>
    </style:style>
    <style:style style:name="Таблица254.A" style:family="table-column">
      <style:table-column-properties style:rel-column-width="368*"/>
    </style:style>
    <style:style style:name="Таблица254.B" style:family="table-column">
      <style:table-column-properties style:rel-column-width="7003*"/>
    </style:style>
    <style:style style:name="Таблица254.1" style:family="table-row">
      <style:table-row-properties style:row-height="4.99mm"/>
    </style:style>
    <style:style style:name="Таблица254.A1" style:family="table-cell">
      <style:table-cell-properties fo:padding-left="0mm" fo:padding-right="0mm" fo:padding-top="0mm" fo:padding-bottom="0.3mm" fo:border-left="none" fo:border-right="none" fo:border-top="none" fo:border-bottom="0.5pt solid #000000"/>
    </style:style>
    <style:style style:name="Таблица255" style:family="table">
      <style:table-properties style:rel-width="100%" table:align="center" style:writing-mode="page"/>
    </style:style>
    <style:style style:name="Таблица255.A" style:family="table-column">
      <style:table-column-properties style:rel-column-width="7540*"/>
    </style:style>
    <style:style style:name="Таблица255.B" style:family="table-column">
      <style:table-column-properties style:rel-column-width="397*"/>
    </style:style>
    <style:style style:name="Таблица255.1" style:family="table-row">
      <style:table-row-properties style:row-height="4.99mm"/>
    </style:style>
    <style:style style:name="Таблица255.A1" style:family="table-cell">
      <style:table-cell-properties fo:padding-left="0mm" fo:padding-right="0mm" fo:padding-top="0mm" fo:padding-bottom="0.3mm" fo:border-left="none" fo:border-right="none" fo:border-top="none" fo:border-bottom="0.5pt solid #000000"/>
    </style:style>
    <style:style style:name="Таблица256" style:family="table">
      <style:table-properties style:rel-width="100%" table:align="center" style:writing-mode="page"/>
    </style:style>
    <style:style style:name="Таблица256.A" style:family="table-column">
      <style:table-column-properties style:rel-column-width="368*"/>
    </style:style>
    <style:style style:name="Таблица256.B" style:family="table-column">
      <style:table-column-properties style:rel-column-width="7003*"/>
    </style:style>
    <style:style style:name="Таблица256.1" style:family="table-row">
      <style:table-row-properties style:row-height="4.99mm"/>
    </style:style>
    <style:style style:name="Таблица256.A1" style:family="table-cell">
      <style:table-cell-properties fo:padding-left="0mm" fo:padding-right="0mm" fo:padding-top="0mm" fo:padding-bottom="0.3mm" fo:border-left="none" fo:border-right="none" fo:border-top="none" fo:border-bottom="0.5pt solid #000000"/>
    </style:style>
    <style:style style:name="Таблица257" style:family="table">
      <style:table-properties style:rel-width="100%" table:align="center" style:writing-mode="page"/>
    </style:style>
    <style:style style:name="Таблица257.A" style:family="table-column">
      <style:table-column-properties style:rel-column-width="7540*"/>
    </style:style>
    <style:style style:name="Таблица257.B" style:family="table-column">
      <style:table-column-properties style:rel-column-width="397*"/>
    </style:style>
    <style:style style:name="Таблица257.1" style:family="table-row">
      <style:table-row-properties style:row-height="4.99mm"/>
    </style:style>
    <style:style style:name="Таблица257.A1" style:family="table-cell">
      <style:table-cell-properties fo:padding-left="0mm" fo:padding-right="0mm" fo:padding-top="0mm" fo:padding-bottom="0.3mm" fo:border-left="none" fo:border-right="none" fo:border-top="none" fo:border-bottom="0.5pt solid #000000"/>
    </style:style>
    <style:style style:name="Таблица258" style:family="table">
      <style:table-properties style:rel-width="100%" table:align="center" style:writing-mode="page"/>
    </style:style>
    <style:style style:name="Таблица258.A" style:family="table-column">
      <style:table-column-properties style:rel-column-width="368*"/>
    </style:style>
    <style:style style:name="Таблица258.B" style:family="table-column">
      <style:table-column-properties style:rel-column-width="7003*"/>
    </style:style>
    <style:style style:name="Таблица258.1" style:family="table-row">
      <style:table-row-properties style:row-height="4.99mm"/>
    </style:style>
    <style:style style:name="Таблица258.A1" style:family="table-cell">
      <style:table-cell-properties fo:padding-left="0mm" fo:padding-right="0mm" fo:padding-top="0mm" fo:padding-bottom="0.3mm" fo:border-left="none" fo:border-right="none" fo:border-top="none" fo:border-bottom="0.5pt solid #000000"/>
    </style:style>
    <style:style style:name="Таблица259" style:family="table">
      <style:table-properties style:rel-width="100%" table:align="center" style:writing-mode="page"/>
    </style:style>
    <style:style style:name="Таблица259.A" style:family="table-column">
      <style:table-column-properties style:rel-column-width="7540*"/>
    </style:style>
    <style:style style:name="Таблица259.B" style:family="table-column">
      <style:table-column-properties style:rel-column-width="397*"/>
    </style:style>
    <style:style style:name="Таблица259.1" style:family="table-row">
      <style:table-row-properties style:row-height="4.99mm"/>
    </style:style>
    <style:style style:name="Таблица259.A1" style:family="table-cell">
      <style:table-cell-properties fo:padding-left="0mm" fo:padding-right="0mm" fo:padding-top="0mm" fo:padding-bottom="0.3mm" fo:border-left="none" fo:border-right="none" fo:border-top="none" fo:border-bottom="0.5pt solid #000000"/>
    </style:style>
    <style:style style:name="Таблица260" style:family="table">
      <style:table-properties style:rel-width="100%" table:align="center" style:writing-mode="page"/>
    </style:style>
    <style:style style:name="Таблица260.A" style:family="table-column">
      <style:table-column-properties style:rel-column-width="368*"/>
    </style:style>
    <style:style style:name="Таблица260.B" style:family="table-column">
      <style:table-column-properties style:rel-column-width="7003*"/>
    </style:style>
    <style:style style:name="Таблица260.1" style:family="table-row">
      <style:table-row-properties style:row-height="4.99mm"/>
    </style:style>
    <style:style style:name="Таблица260.A1" style:family="table-cell">
      <style:table-cell-properties fo:padding-left="0mm" fo:padding-right="0mm" fo:padding-top="0mm" fo:padding-bottom="0.3mm" fo:border-left="none" fo:border-right="none" fo:border-top="none" fo:border-bottom="0.5pt solid #000000"/>
    </style:style>
    <style:style style:name="Таблица261" style:family="table">
      <style:table-properties style:rel-width="100%" table:align="center" style:writing-mode="page"/>
    </style:style>
    <style:style style:name="Таблица261.A" style:family="table-column">
      <style:table-column-properties style:rel-column-width="7540*"/>
    </style:style>
    <style:style style:name="Таблица261.B" style:family="table-column">
      <style:table-column-properties style:rel-column-width="397*"/>
    </style:style>
    <style:style style:name="Таблица261.1" style:family="table-row">
      <style:table-row-properties style:row-height="4.99mm"/>
    </style:style>
    <style:style style:name="Таблица261.A1" style:family="table-cell">
      <style:table-cell-properties fo:padding-left="0mm" fo:padding-right="0mm" fo:padding-top="0mm" fo:padding-bottom="0.3mm" fo:border-left="none" fo:border-right="none" fo:border-top="none" fo:border-bottom="0.5pt solid #000000"/>
    </style:style>
    <style:style style:name="Таблица262" style:family="table">
      <style:table-properties style:rel-width="100%" table:align="center" style:writing-mode="page"/>
    </style:style>
    <style:style style:name="Таблица262.A" style:family="table-column">
      <style:table-column-properties style:rel-column-width="368*"/>
    </style:style>
    <style:style style:name="Таблица262.B" style:family="table-column">
      <style:table-column-properties style:rel-column-width="7003*"/>
    </style:style>
    <style:style style:name="Таблица262.1" style:family="table-row">
      <style:table-row-properties style:row-height="4.99mm"/>
    </style:style>
    <style:style style:name="Таблица262.A1" style:family="table-cell">
      <style:table-cell-properties fo:padding-left="0mm" fo:padding-right="0mm" fo:padding-top="0mm" fo:padding-bottom="0.3mm" fo:border-left="none" fo:border-right="none" fo:border-top="none" fo:border-bottom="0.5pt solid #000000"/>
    </style:style>
    <style:style style:name="Таблица263" style:family="table">
      <style:table-properties style:rel-width="100%" table:align="center" style:writing-mode="page"/>
    </style:style>
    <style:style style:name="Таблица263.A" style:family="table-column">
      <style:table-column-properties style:rel-column-width="7540*"/>
    </style:style>
    <style:style style:name="Таблица263.B" style:family="table-column">
      <style:table-column-properties style:rel-column-width="397*"/>
    </style:style>
    <style:style style:name="Таблица263.1" style:family="table-row">
      <style:table-row-properties style:row-height="4.99mm"/>
    </style:style>
    <style:style style:name="Таблица263.A1" style:family="table-cell">
      <style:table-cell-properties fo:padding-left="0mm" fo:padding-right="0mm" fo:padding-top="0mm" fo:padding-bottom="0.3mm" fo:border-left="none" fo:border-right="none" fo:border-top="none" fo:border-bottom="0.5pt solid #000000"/>
    </style:style>
    <style:style style:name="Таблица264" style:family="table">
      <style:table-properties style:rel-width="100%" table:align="center" style:writing-mode="page"/>
    </style:style>
    <style:style style:name="Таблица264.A" style:family="table-column">
      <style:table-column-properties style:rel-column-width="368*"/>
    </style:style>
    <style:style style:name="Таблица264.B" style:family="table-column">
      <style:table-column-properties style:rel-column-width="7003*"/>
    </style:style>
    <style:style style:name="Таблица264.1" style:family="table-row">
      <style:table-row-properties style:row-height="4.99mm"/>
    </style:style>
    <style:style style:name="Таблица264.A1" style:family="table-cell">
      <style:table-cell-properties fo:padding-left="0mm" fo:padding-right="0mm" fo:padding-top="0mm" fo:padding-bottom="0.3mm" fo:border-left="none" fo:border-right="none" fo:border-top="none" fo:border-bottom="0.5pt solid #000000"/>
    </style:style>
    <style:style style:name="Таблица265" style:family="table">
      <style:table-properties style:rel-width="100%" table:align="center" style:writing-mode="page"/>
    </style:style>
    <style:style style:name="Таблица265.A" style:family="table-column">
      <style:table-column-properties style:rel-column-width="7540*"/>
    </style:style>
    <style:style style:name="Таблица265.B" style:family="table-column">
      <style:table-column-properties style:rel-column-width="397*"/>
    </style:style>
    <style:style style:name="Таблица265.1" style:family="table-row">
      <style:table-row-properties style:row-height="4.99mm"/>
    </style:style>
    <style:style style:name="Таблица265.A1" style:family="table-cell">
      <style:table-cell-properties fo:padding-left="0mm" fo:padding-right="0mm" fo:padding-top="0mm" fo:padding-bottom="0.3mm" fo:border-left="none" fo:border-right="none" fo:border-top="none" fo:border-bottom="0.5pt solid #000000"/>
    </style:style>
    <style:style style:name="Таблица266" style:family="table">
      <style:table-properties style:rel-width="100%" table:align="center" style:writing-mode="page"/>
    </style:style>
    <style:style style:name="Таблица266.A" style:family="table-column">
      <style:table-column-properties style:rel-column-width="368*"/>
    </style:style>
    <style:style style:name="Таблица266.B" style:family="table-column">
      <style:table-column-properties style:rel-column-width="7003*"/>
    </style:style>
    <style:style style:name="Таблица266.1" style:family="table-row">
      <style:table-row-properties style:row-height="4.99mm"/>
    </style:style>
    <style:style style:name="Таблица266.A1" style:family="table-cell">
      <style:table-cell-properties fo:padding-left="0mm" fo:padding-right="0mm" fo:padding-top="0mm" fo:padding-bottom="0.3mm" fo:border-left="none" fo:border-right="none" fo:border-top="none" fo:border-bottom="0.5pt solid #000000"/>
    </style:style>
    <style:style style:name="Таблица267" style:family="table">
      <style:table-properties style:rel-width="100%" table:align="center" style:writing-mode="page"/>
    </style:style>
    <style:style style:name="Таблица267.A" style:family="table-column">
      <style:table-column-properties style:rel-column-width="7540*"/>
    </style:style>
    <style:style style:name="Таблица267.B" style:family="table-column">
      <style:table-column-properties style:rel-column-width="397*"/>
    </style:style>
    <style:style style:name="Таблица267.1" style:family="table-row">
      <style:table-row-properties style:row-height="4.99mm"/>
    </style:style>
    <style:style style:name="Таблица267.A1" style:family="table-cell">
      <style:table-cell-properties fo:padding-left="0mm" fo:padding-right="0mm" fo:padding-top="0mm" fo:padding-bottom="0.3mm" fo:border-left="none" fo:border-right="none" fo:border-top="none" fo:border-bottom="0.5pt solid #000000"/>
    </style:style>
    <style:style style:name="Таблица268" style:family="table">
      <style:table-properties style:rel-width="100%" table:align="center" style:writing-mode="page"/>
    </style:style>
    <style:style style:name="Таблица268.A" style:family="table-column">
      <style:table-column-properties style:rel-column-width="368*"/>
    </style:style>
    <style:style style:name="Таблица268.B" style:family="table-column">
      <style:table-column-properties style:rel-column-width="7003*"/>
    </style:style>
    <style:style style:name="Таблица268.1" style:family="table-row">
      <style:table-row-properties style:row-height="4.99mm"/>
    </style:style>
    <style:style style:name="Таблица268.A1" style:family="table-cell">
      <style:table-cell-properties fo:padding-left="0mm" fo:padding-right="0mm" fo:padding-top="0mm" fo:padding-bottom="0.3mm" fo:border-left="none" fo:border-right="none" fo:border-top="none" fo:border-bottom="0.5pt solid #000000"/>
    </style:style>
    <style:style style:name="Таблица269" style:family="table">
      <style:table-properties style:rel-width="100%" table:align="center" style:writing-mode="page"/>
    </style:style>
    <style:style style:name="Таблица269.A" style:family="table-column">
      <style:table-column-properties style:rel-column-width="7540*"/>
    </style:style>
    <style:style style:name="Таблица269.B" style:family="table-column">
      <style:table-column-properties style:rel-column-width="397*"/>
    </style:style>
    <style:style style:name="Таблица269.1" style:family="table-row">
      <style:table-row-properties style:row-height="4.99mm"/>
    </style:style>
    <style:style style:name="Таблица269.A1" style:family="table-cell">
      <style:table-cell-properties fo:padding-left="0mm" fo:padding-right="0mm" fo:padding-top="0mm" fo:padding-bottom="0.3mm" fo:border-left="none" fo:border-right="none" fo:border-top="none" fo:border-bottom="0.5pt solid #000000"/>
    </style:style>
    <style:style style:name="Таблица270" style:family="table">
      <style:table-properties style:rel-width="100%" table:align="center" style:writing-mode="page"/>
    </style:style>
    <style:style style:name="Таблица270.A" style:family="table-column">
      <style:table-column-properties style:rel-column-width="368*"/>
    </style:style>
    <style:style style:name="Таблица270.B" style:family="table-column">
      <style:table-column-properties style:rel-column-width="7003*"/>
    </style:style>
    <style:style style:name="Таблица270.1" style:family="table-row">
      <style:table-row-properties style:row-height="4.99mm"/>
    </style:style>
    <style:style style:name="Таблица270.A1" style:family="table-cell">
      <style:table-cell-properties fo:padding-left="0mm" fo:padding-right="0mm" fo:padding-top="0mm" fo:padding-bottom="0.3mm" fo:border-left="none" fo:border-right="none" fo:border-top="none" fo:border-bottom="0.5pt solid #000000"/>
    </style:style>
    <style:style style:name="Таблица271" style:family="table">
      <style:table-properties style:rel-width="100%" table:align="center" style:writing-mode="page"/>
    </style:style>
    <style:style style:name="Таблица271.A" style:family="table-column">
      <style:table-column-properties style:rel-column-width="7540*"/>
    </style:style>
    <style:style style:name="Таблица271.B" style:family="table-column">
      <style:table-column-properties style:rel-column-width="397*"/>
    </style:style>
    <style:style style:name="Таблица271.1" style:family="table-row">
      <style:table-row-properties style:row-height="4.99mm"/>
    </style:style>
    <style:style style:name="Таблица271.A1" style:family="table-cell">
      <style:table-cell-properties fo:padding-left="0mm" fo:padding-right="0mm" fo:padding-top="0mm" fo:padding-bottom="0.3mm" fo:border-left="none" fo:border-right="none" fo:border-top="none" fo:border-bottom="0.5pt solid #000000"/>
    </style:style>
    <style:style style:name="Таблица272" style:family="table">
      <style:table-properties style:rel-width="100%" table:align="center" style:writing-mode="page"/>
    </style:style>
    <style:style style:name="Таблица272.A" style:family="table-column">
      <style:table-column-properties style:rel-column-width="368*"/>
    </style:style>
    <style:style style:name="Таблица272.B" style:family="table-column">
      <style:table-column-properties style:rel-column-width="7003*"/>
    </style:style>
    <style:style style:name="Таблица272.1" style:family="table-row">
      <style:table-row-properties style:row-height="4.99mm"/>
    </style:style>
    <style:style style:name="Таблица272.A1" style:family="table-cell">
      <style:table-cell-properties fo:padding-left="0mm" fo:padding-right="0mm" fo:padding-top="0mm" fo:padding-bottom="0.3mm" fo:border-left="none" fo:border-right="none" fo:border-top="none" fo:border-bottom="0.5pt solid #000000"/>
    </style:style>
    <style:style style:name="Таблица273" style:family="table">
      <style:table-properties style:rel-width="100%" table:align="center" style:writing-mode="page"/>
    </style:style>
    <style:style style:name="Таблица273.A" style:family="table-column">
      <style:table-column-properties style:rel-column-width="7540*"/>
    </style:style>
    <style:style style:name="Таблица273.B" style:family="table-column">
      <style:table-column-properties style:rel-column-width="397*"/>
    </style:style>
    <style:style style:name="Таблица273.1" style:family="table-row">
      <style:table-row-properties style:row-height="4.99mm"/>
    </style:style>
    <style:style style:name="Таблица273.A1" style:family="table-cell">
      <style:table-cell-properties fo:padding-left="0mm" fo:padding-right="0mm" fo:padding-top="0mm" fo:padding-bottom="0.3mm" fo:border-left="none" fo:border-right="none" fo:border-top="none" fo:border-bottom="0.5pt solid #000000"/>
    </style:style>
    <style:style style:name="Таблица274" style:family="table">
      <style:table-properties style:rel-width="100%" table:align="center" style:writing-mode="page"/>
    </style:style>
    <style:style style:name="Таблица274.A" style:family="table-column">
      <style:table-column-properties style:rel-column-width="368*"/>
    </style:style>
    <style:style style:name="Таблица274.B" style:family="table-column">
      <style:table-column-properties style:rel-column-width="7003*"/>
    </style:style>
    <style:style style:name="Таблица274.1" style:family="table-row">
      <style:table-row-properties style:row-height="4.99mm"/>
    </style:style>
    <style:style style:name="Таблица274.A1" style:family="table-cell">
      <style:table-cell-properties fo:padding-left="0mm" fo:padding-right="0mm" fo:padding-top="0mm" fo:padding-bottom="0.3mm" fo:border-left="none" fo:border-right="none" fo:border-top="none" fo:border-bottom="0.5pt solid #000000"/>
    </style:style>
    <style:style style:name="Таблица275" style:family="table">
      <style:table-properties style:rel-width="100%" table:align="center" style:writing-mode="page"/>
    </style:style>
    <style:style style:name="Таблица275.A" style:family="table-column">
      <style:table-column-properties style:rel-column-width="7540*"/>
    </style:style>
    <style:style style:name="Таблица275.B" style:family="table-column">
      <style:table-column-properties style:rel-column-width="397*"/>
    </style:style>
    <style:style style:name="Таблица275.1" style:family="table-row">
      <style:table-row-properties style:row-height="4.99mm"/>
    </style:style>
    <style:style style:name="Таблица275.A1" style:family="table-cell">
      <style:table-cell-properties fo:padding-left="0mm" fo:padding-right="0mm" fo:padding-top="0mm" fo:padding-bottom="0.3mm" fo:border-left="none" fo:border-right="none" fo:border-top="none" fo:border-bottom="0.5pt solid #000000"/>
    </style:style>
    <style:style style:name="Таблица276" style:family="table">
      <style:table-properties style:rel-width="100%" table:align="center" style:writing-mode="page"/>
    </style:style>
    <style:style style:name="Таблица276.A" style:family="table-column">
      <style:table-column-properties style:rel-column-width="368*"/>
    </style:style>
    <style:style style:name="Таблица276.B" style:family="table-column">
      <style:table-column-properties style:rel-column-width="7003*"/>
    </style:style>
    <style:style style:name="Таблица276.1" style:family="table-row">
      <style:table-row-properties style:row-height="4.99mm"/>
    </style:style>
    <style:style style:name="Таблица276.A1" style:family="table-cell">
      <style:table-cell-properties fo:padding-left="0mm" fo:padding-right="0mm" fo:padding-top="0mm" fo:padding-bottom="0.3mm" fo:border-left="none" fo:border-right="none" fo:border-top="none" fo:border-bottom="0.5pt solid #000000"/>
    </style:style>
    <style:style style:name="Таблица277" style:family="table">
      <style:table-properties style:rel-width="100%" table:align="center" style:writing-mode="page"/>
    </style:style>
    <style:style style:name="Таблица277.A" style:family="table-column">
      <style:table-column-properties style:rel-column-width="7540*"/>
    </style:style>
    <style:style style:name="Таблица277.B" style:family="table-column">
      <style:table-column-properties style:rel-column-width="397*"/>
    </style:style>
    <style:style style:name="Таблица277.1" style:family="table-row">
      <style:table-row-properties style:row-height="4.99mm"/>
    </style:style>
    <style:style style:name="Таблица277.A1" style:family="table-cell">
      <style:table-cell-properties fo:padding-left="0mm" fo:padding-right="0mm" fo:padding-top="0mm" fo:padding-bottom="0.3mm" fo:border-left="none" fo:border-right="none" fo:border-top="none" fo:border-bottom="0.5pt solid #000000"/>
    </style:style>
    <style:style style:name="Таблица278" style:family="table">
      <style:table-properties style:rel-width="100%" table:align="center" style:writing-mode="page"/>
    </style:style>
    <style:style style:name="Таблица278.A" style:family="table-column">
      <style:table-column-properties style:rel-column-width="368*"/>
    </style:style>
    <style:style style:name="Таблица278.B" style:family="table-column">
      <style:table-column-properties style:rel-column-width="7003*"/>
    </style:style>
    <style:style style:name="Таблица278.1" style:family="table-row">
      <style:table-row-properties style:row-height="4.99mm"/>
    </style:style>
    <style:style style:name="Таблица278.A1" style:family="table-cell">
      <style:table-cell-properties fo:padding-left="0mm" fo:padding-right="0mm" fo:padding-top="0mm" fo:padding-bottom="0.3mm" fo:border-left="none" fo:border-right="none" fo:border-top="none" fo:border-bottom="0.5pt solid #000000"/>
    </style:style>
    <style:style style:name="Таблица279" style:family="table">
      <style:table-properties style:rel-width="100%" table:align="center" style:writing-mode="page"/>
    </style:style>
    <style:style style:name="Таблица279.A" style:family="table-column">
      <style:table-column-properties style:rel-column-width="7540*"/>
    </style:style>
    <style:style style:name="Таблица279.B" style:family="table-column">
      <style:table-column-properties style:rel-column-width="397*"/>
    </style:style>
    <style:style style:name="Таблица279.1" style:family="table-row">
      <style:table-row-properties style:row-height="4.99mm"/>
    </style:style>
    <style:style style:name="Таблица279.A1" style:family="table-cell">
      <style:table-cell-properties fo:padding-left="0mm" fo:padding-right="0mm" fo:padding-top="0mm" fo:padding-bottom="0.3mm" fo:border-left="none" fo:border-right="none" fo:border-top="none" fo:border-bottom="0.5pt solid #000000"/>
    </style:style>
    <style:style style:name="Таблица280" style:family="table">
      <style:table-properties style:rel-width="100%" table:align="center" style:writing-mode="page"/>
    </style:style>
    <style:style style:name="Таблица280.A" style:family="table-column">
      <style:table-column-properties style:rel-column-width="368*"/>
    </style:style>
    <style:style style:name="Таблица280.B" style:family="table-column">
      <style:table-column-properties style:rel-column-width="7003*"/>
    </style:style>
    <style:style style:name="Таблица280.1" style:family="table-row">
      <style:table-row-properties style:row-height="4.99mm"/>
    </style:style>
    <style:style style:name="Таблица280.A1" style:family="table-cell">
      <style:table-cell-properties fo:padding-left="0mm" fo:padding-right="0mm" fo:padding-top="0mm" fo:padding-bottom="0.3mm" fo:border-left="none" fo:border-right="none" fo:border-top="none" fo:border-bottom="0.5pt solid #000000"/>
    </style:style>
    <style:style style:name="Таблица281" style:family="table">
      <style:table-properties style:rel-width="100%" table:align="center" style:writing-mode="page"/>
    </style:style>
    <style:style style:name="Таблица281.A" style:family="table-column">
      <style:table-column-properties style:rel-column-width="7540*"/>
    </style:style>
    <style:style style:name="Таблица281.B" style:family="table-column">
      <style:table-column-properties style:rel-column-width="397*"/>
    </style:style>
    <style:style style:name="Таблица281.1" style:family="table-row">
      <style:table-row-properties style:row-height="4.99mm"/>
    </style:style>
    <style:style style:name="Таблица281.A1" style:family="table-cell">
      <style:table-cell-properties fo:padding-left="0mm" fo:padding-right="0mm" fo:padding-top="0mm" fo:padding-bottom="0.3mm" fo:border-left="none" fo:border-right="none" fo:border-top="none" fo:border-bottom="0.5pt solid #000000"/>
    </style:style>
    <style:style style:name="Таблица282" style:family="table">
      <style:table-properties style:rel-width="100%" table:align="center" style:writing-mode="page"/>
    </style:style>
    <style:style style:name="Таблица282.A" style:family="table-column">
      <style:table-column-properties style:rel-column-width="368*"/>
    </style:style>
    <style:style style:name="Таблица282.B" style:family="table-column">
      <style:table-column-properties style:rel-column-width="7003*"/>
    </style:style>
    <style:style style:name="Таблица282.1" style:family="table-row">
      <style:table-row-properties style:row-height="4.99mm"/>
    </style:style>
    <style:style style:name="Таблица282.A1" style:family="table-cell">
      <style:table-cell-properties fo:padding-left="0mm" fo:padding-right="0mm" fo:padding-top="0mm" fo:padding-bottom="0.3mm" fo:border-left="none" fo:border-right="none" fo:border-top="none" fo:border-bottom="0.5pt solid #000000"/>
    </style:style>
    <style:style style:name="Таблица283" style:family="table">
      <style:table-properties style:rel-width="100%" table:align="center" style:writing-mode="page"/>
    </style:style>
    <style:style style:name="Таблица283.A" style:family="table-column">
      <style:table-column-properties style:rel-column-width="7540*"/>
    </style:style>
    <style:style style:name="Таблица283.B" style:family="table-column">
      <style:table-column-properties style:rel-column-width="397*"/>
    </style:style>
    <style:style style:name="Таблица283.1" style:family="table-row">
      <style:table-row-properties style:row-height="4.99mm"/>
    </style:style>
    <style:style style:name="Таблица283.A1" style:family="table-cell">
      <style:table-cell-properties fo:padding-left="0mm" fo:padding-right="0mm" fo:padding-top="0mm" fo:padding-bottom="0.3mm" fo:border-left="none" fo:border-right="none" fo:border-top="none" fo:border-bottom="0.5pt solid #000000"/>
    </style:style>
    <style:style style:name="Таблица284" style:family="table">
      <style:table-properties style:rel-width="100%" table:align="center" style:writing-mode="page"/>
    </style:style>
    <style:style style:name="Таблица284.A" style:family="table-column">
      <style:table-column-properties style:rel-column-width="368*"/>
    </style:style>
    <style:style style:name="Таблица284.B" style:family="table-column">
      <style:table-column-properties style:rel-column-width="7003*"/>
    </style:style>
    <style:style style:name="Таблица284.1" style:family="table-row">
      <style:table-row-properties style:row-height="4.99mm"/>
    </style:style>
    <style:style style:name="Таблица284.A1" style:family="table-cell">
      <style:table-cell-properties fo:padding-left="0mm" fo:padding-right="0mm" fo:padding-top="0mm" fo:padding-bottom="0.3mm" fo:border-left="none" fo:border-right="none" fo:border-top="none" fo:border-bottom="0.5pt solid #000000"/>
    </style:style>
    <style:style style:name="Таблица285" style:family="table">
      <style:table-properties style:rel-width="100%" table:align="center" style:writing-mode="page"/>
    </style:style>
    <style:style style:name="Таблица285.A" style:family="table-column">
      <style:table-column-properties style:rel-column-width="7540*"/>
    </style:style>
    <style:style style:name="Таблица285.B" style:family="table-column">
      <style:table-column-properties style:rel-column-width="397*"/>
    </style:style>
    <style:style style:name="Таблица285.1" style:family="table-row">
      <style:table-row-properties style:row-height="4.99mm"/>
    </style:style>
    <style:style style:name="Таблица285.A1" style:family="table-cell">
      <style:table-cell-properties fo:padding-left="0mm" fo:padding-right="0mm" fo:padding-top="0mm" fo:padding-bottom="0.3mm" fo:border-left="none" fo:border-right="none" fo:border-top="none" fo:border-bottom="0.5pt solid #000000"/>
    </style:style>
    <style:style style:name="Таблица286" style:family="table">
      <style:table-properties style:rel-width="100%" table:align="center" style:writing-mode="page"/>
    </style:style>
    <style:style style:name="Таблица286.A" style:family="table-column">
      <style:table-column-properties style:rel-column-width="368*"/>
    </style:style>
    <style:style style:name="Таблица286.B" style:family="table-column">
      <style:table-column-properties style:rel-column-width="7003*"/>
    </style:style>
    <style:style style:name="Таблица286.1" style:family="table-row">
      <style:table-row-properties style:row-height="4.99mm"/>
    </style:style>
    <style:style style:name="Таблица286.A1" style:family="table-cell">
      <style:table-cell-properties fo:padding-left="0mm" fo:padding-right="0mm" fo:padding-top="0mm" fo:padding-bottom="0.3mm" fo:border-left="none" fo:border-right="none" fo:border-top="none" fo:border-bottom="0.5pt solid #000000"/>
    </style:style>
    <style:style style:name="Таблица287" style:family="table">
      <style:table-properties style:rel-width="100%" table:align="center" style:writing-mode="page"/>
    </style:style>
    <style:style style:name="Таблица287.A" style:family="table-column">
      <style:table-column-properties style:rel-column-width="7540*"/>
    </style:style>
    <style:style style:name="Таблица287.B" style:family="table-column">
      <style:table-column-properties style:rel-column-width="397*"/>
    </style:style>
    <style:style style:name="Таблица287.1" style:family="table-row">
      <style:table-row-properties style:row-height="4.99mm"/>
    </style:style>
    <style:style style:name="Таблица287.A1" style:family="table-cell">
      <style:table-cell-properties fo:padding-left="0mm" fo:padding-right="0mm" fo:padding-top="0mm" fo:padding-bottom="0.3mm" fo:border-left="none" fo:border-right="none" fo:border-top="none" fo:border-bottom="0.5pt solid #000000"/>
    </style:style>
    <style:style style:name="Таблица288" style:family="table">
      <style:table-properties style:rel-width="100%" table:align="center" style:writing-mode="page"/>
    </style:style>
    <style:style style:name="Таблица288.A" style:family="table-column">
      <style:table-column-properties style:rel-column-width="368*"/>
    </style:style>
    <style:style style:name="Таблица288.B" style:family="table-column">
      <style:table-column-properties style:rel-column-width="7003*"/>
    </style:style>
    <style:style style:name="Таблица288.1" style:family="table-row">
      <style:table-row-properties style:row-height="4.99mm"/>
    </style:style>
    <style:style style:name="Таблица288.A1" style:family="table-cell">
      <style:table-cell-properties fo:padding-left="0mm" fo:padding-right="0mm" fo:padding-top="0mm" fo:padding-bottom="0.3mm" fo:border-left="none" fo:border-right="none" fo:border-top="none" fo:border-bottom="0.5pt solid #000000"/>
    </style:style>
    <style:style style:name="Таблица289" style:family="table">
      <style:table-properties style:rel-width="100%" table:align="center" style:writing-mode="page"/>
    </style:style>
    <style:style style:name="Таблица289.A" style:family="table-column">
      <style:table-column-properties style:rel-column-width="7540*"/>
    </style:style>
    <style:style style:name="Таблица289.B" style:family="table-column">
      <style:table-column-properties style:rel-column-width="397*"/>
    </style:style>
    <style:style style:name="Таблица289.1" style:family="table-row">
      <style:table-row-properties style:row-height="4.99mm"/>
    </style:style>
    <style:style style:name="Таблица289.A1" style:family="table-cell">
      <style:table-cell-properties fo:padding-left="0mm" fo:padding-right="0mm" fo:padding-top="0mm" fo:padding-bottom="0.3mm" fo:border-left="none" fo:border-right="none" fo:border-top="none" fo:border-bottom="0.5pt solid #000000"/>
    </style:style>
    <style:style style:name="Таблица290" style:family="table">
      <style:table-properties style:rel-width="100%" table:align="center" style:writing-mode="page"/>
    </style:style>
    <style:style style:name="Таблица290.A" style:family="table-column">
      <style:table-column-properties style:rel-column-width="368*"/>
    </style:style>
    <style:style style:name="Таблица290.B" style:family="table-column">
      <style:table-column-properties style:rel-column-width="7003*"/>
    </style:style>
    <style:style style:name="Таблица290.1" style:family="table-row">
      <style:table-row-properties style:row-height="4.99mm"/>
    </style:style>
    <style:style style:name="Таблица290.A1" style:family="table-cell">
      <style:table-cell-properties fo:padding-left="0mm" fo:padding-right="0mm" fo:padding-top="0mm" fo:padding-bottom="0.3mm" fo:border-left="none" fo:border-right="none" fo:border-top="none" fo:border-bottom="0.5pt solid #000000"/>
    </style:style>
    <style:style style:name="Таблица291" style:family="table">
      <style:table-properties style:rel-width="100%" table:align="center" style:writing-mode="page"/>
    </style:style>
    <style:style style:name="Таблица291.A" style:family="table-column">
      <style:table-column-properties style:rel-column-width="7540*"/>
    </style:style>
    <style:style style:name="Таблица291.B" style:family="table-column">
      <style:table-column-properties style:rel-column-width="397*"/>
    </style:style>
    <style:style style:name="Таблица291.1" style:family="table-row">
      <style:table-row-properties style:row-height="4.99mm"/>
    </style:style>
    <style:style style:name="Таблица291.A1" style:family="table-cell">
      <style:table-cell-properties fo:padding-left="0mm" fo:padding-right="0mm" fo:padding-top="0mm" fo:padding-bottom="0.3mm" fo:border-left="none" fo:border-right="none" fo:border-top="none" fo:border-bottom="0.5pt solid #000000"/>
    </style:style>
    <style:style style:name="Таблица292" style:family="table">
      <style:table-properties style:rel-width="100%" table:align="center" style:writing-mode="page"/>
    </style:style>
    <style:style style:name="Таблица292.A" style:family="table-column">
      <style:table-column-properties style:rel-column-width="368*"/>
    </style:style>
    <style:style style:name="Таблица292.B" style:family="table-column">
      <style:table-column-properties style:rel-column-width="7003*"/>
    </style:style>
    <style:style style:name="Таблица292.1" style:family="table-row">
      <style:table-row-properties style:row-height="4.99mm"/>
    </style:style>
    <style:style style:name="Таблица292.A1" style:family="table-cell">
      <style:table-cell-properties fo:padding-left="0mm" fo:padding-right="0mm" fo:padding-top="0mm" fo:padding-bottom="0.3mm" fo:border-left="none" fo:border-right="none" fo:border-top="none" fo:border-bottom="0.5pt solid #000000"/>
    </style:style>
    <style:style style:name="Таблица293" style:family="table">
      <style:table-properties style:rel-width="100%" table:align="center" style:writing-mode="page"/>
    </style:style>
    <style:style style:name="Таблица293.A" style:family="table-column">
      <style:table-column-properties style:rel-column-width="7540*"/>
    </style:style>
    <style:style style:name="Таблица293.B" style:family="table-column">
      <style:table-column-properties style:rel-column-width="397*"/>
    </style:style>
    <style:style style:name="Таблица293.1" style:family="table-row">
      <style:table-row-properties style:row-height="4.99mm"/>
    </style:style>
    <style:style style:name="Таблица293.A1" style:family="table-cell">
      <style:table-cell-properties fo:padding-left="0mm" fo:padding-right="0mm" fo:padding-top="0mm" fo:padding-bottom="0.3mm" fo:border-left="none" fo:border-right="none" fo:border-top="none" fo:border-bottom="0.5pt solid #000000"/>
    </style:style>
    <style:style style:name="Таблица294" style:family="table">
      <style:table-properties style:rel-width="100%" table:align="center" style:writing-mode="page"/>
    </style:style>
    <style:style style:name="Таблица294.A" style:family="table-column">
      <style:table-column-properties style:rel-column-width="368*"/>
    </style:style>
    <style:style style:name="Таблица294.B" style:family="table-column">
      <style:table-column-properties style:rel-column-width="7003*"/>
    </style:style>
    <style:style style:name="Таблица294.1" style:family="table-row">
      <style:table-row-properties style:row-height="4.99mm"/>
    </style:style>
    <style:style style:name="Таблица294.A1" style:family="table-cell">
      <style:table-cell-properties fo:padding-left="0mm" fo:padding-right="0mm" fo:padding-top="0mm" fo:padding-bottom="0.3mm" fo:border-left="none" fo:border-right="none" fo:border-top="none" fo:border-bottom="0.5pt solid #000000"/>
    </style:style>
    <style:style style:name="Таблица295" style:family="table">
      <style:table-properties style:rel-width="100%" table:align="center" style:writing-mode="page"/>
    </style:style>
    <style:style style:name="Таблица295.A" style:family="table-column">
      <style:table-column-properties style:rel-column-width="7540*"/>
    </style:style>
    <style:style style:name="Таблица295.B" style:family="table-column">
      <style:table-column-properties style:rel-column-width="397*"/>
    </style:style>
    <style:style style:name="Таблица295.1" style:family="table-row">
      <style:table-row-properties style:row-height="4.99mm"/>
    </style:style>
    <style:style style:name="Таблица295.A1" style:family="table-cell">
      <style:table-cell-properties fo:padding-left="0mm" fo:padding-right="0mm" fo:padding-top="0mm" fo:padding-bottom="0.3mm" fo:border-left="none" fo:border-right="none" fo:border-top="none" fo:border-bottom="0.5pt solid #000000"/>
    </style:style>
    <style:style style:name="Таблица296" style:family="table">
      <style:table-properties style:rel-width="100%" table:align="center" style:writing-mode="page"/>
    </style:style>
    <style:style style:name="Таблица296.A" style:family="table-column">
      <style:table-column-properties style:rel-column-width="368*"/>
    </style:style>
    <style:style style:name="Таблица296.B" style:family="table-column">
      <style:table-column-properties style:rel-column-width="7003*"/>
    </style:style>
    <style:style style:name="Таблица296.1" style:family="table-row">
      <style:table-row-properties style:row-height="4.99mm"/>
    </style:style>
    <style:style style:name="Таблица296.A1" style:family="table-cell">
      <style:table-cell-properties fo:padding-left="0mm" fo:padding-right="0mm" fo:padding-top="0mm" fo:padding-bottom="0.3mm" fo:border-left="none" fo:border-right="none" fo:border-top="none" fo:border-bottom="0.5pt solid #000000"/>
    </style:style>
    <style:style style:name="Таблица297" style:family="table">
      <style:table-properties style:rel-width="100%" table:align="center" style:writing-mode="page"/>
    </style:style>
    <style:style style:name="Таблица297.A" style:family="table-column">
      <style:table-column-properties style:rel-column-width="7540*"/>
    </style:style>
    <style:style style:name="Таблица297.B" style:family="table-column">
      <style:table-column-properties style:rel-column-width="397*"/>
    </style:style>
    <style:style style:name="Таблица297.1" style:family="table-row">
      <style:table-row-properties style:row-height="4.99mm"/>
    </style:style>
    <style:style style:name="Таблица297.A1" style:family="table-cell">
      <style:table-cell-properties fo:padding-left="0mm" fo:padding-right="0mm" fo:padding-top="0mm" fo:padding-bottom="0.3mm" fo:border-left="none" fo:border-right="none" fo:border-top="none" fo:border-bottom="0.5pt solid #000000"/>
    </style:style>
    <style:style style:name="Таблица298" style:family="table">
      <style:table-properties style:rel-width="100%" table:align="center" style:writing-mode="page"/>
    </style:style>
    <style:style style:name="Таблица298.A" style:family="table-column">
      <style:table-column-properties style:rel-column-width="368*"/>
    </style:style>
    <style:style style:name="Таблица298.B" style:family="table-column">
      <style:table-column-properties style:rel-column-width="7003*"/>
    </style:style>
    <style:style style:name="Таблица298.1" style:family="table-row">
      <style:table-row-properties style:row-height="4.99mm"/>
    </style:style>
    <style:style style:name="Таблица298.A1" style:family="table-cell">
      <style:table-cell-properties fo:padding-left="0mm" fo:padding-right="0mm" fo:padding-top="0mm" fo:padding-bottom="0.3mm" fo:border-left="none" fo:border-right="none" fo:border-top="none" fo:border-bottom="0.5pt solid #000000"/>
    </style:style>
    <style:style style:name="Таблица299" style:family="table">
      <style:table-properties style:rel-width="100%" table:align="center" style:writing-mode="page"/>
    </style:style>
    <style:style style:name="Таблица299.A" style:family="table-column">
      <style:table-column-properties style:rel-column-width="7540*"/>
    </style:style>
    <style:style style:name="Таблица299.B" style:family="table-column">
      <style:table-column-properties style:rel-column-width="397*"/>
    </style:style>
    <style:style style:name="Таблица299.1" style:family="table-row">
      <style:table-row-properties style:row-height="4.99mm"/>
    </style:style>
    <style:style style:name="Таблица299.A1" style:family="table-cell">
      <style:table-cell-properties fo:padding-left="0mm" fo:padding-right="0mm" fo:padding-top="0mm" fo:padding-bottom="0.3mm" fo:border-left="none" fo:border-right="none" fo:border-top="none" fo:border-bottom="0.5pt solid #000000"/>
    </style:style>
    <style:style style:name="Таблица300" style:family="table">
      <style:table-properties style:rel-width="100%" table:align="center" style:writing-mode="page"/>
    </style:style>
    <style:style style:name="Таблица300.A" style:family="table-column">
      <style:table-column-properties style:rel-column-width="368*"/>
    </style:style>
    <style:style style:name="Таблица300.B" style:family="table-column">
      <style:table-column-properties style:rel-column-width="7003*"/>
    </style:style>
    <style:style style:name="Таблица300.1" style:family="table-row">
      <style:table-row-properties style:row-height="4.99mm"/>
    </style:style>
    <style:style style:name="Таблица300.A1" style:family="table-cell">
      <style:table-cell-properties fo:padding-left="0mm" fo:padding-right="0mm" fo:padding-top="0mm" fo:padding-bottom="0.3mm" fo:border-left="none" fo:border-right="none" fo:border-top="none" fo:border-bottom="0.5pt solid #000000"/>
    </style:style>
    <style:style style:name="Таблица301" style:family="table">
      <style:table-properties style:rel-width="100%" table:align="center" style:writing-mode="page"/>
    </style:style>
    <style:style style:name="Таблица301.A" style:family="table-column">
      <style:table-column-properties style:rel-column-width="7540*"/>
    </style:style>
    <style:style style:name="Таблица301.B" style:family="table-column">
      <style:table-column-properties style:rel-column-width="397*"/>
    </style:style>
    <style:style style:name="Таблица301.1" style:family="table-row">
      <style:table-row-properties style:row-height="4.99mm"/>
    </style:style>
    <style:style style:name="Таблица301.A1" style:family="table-cell">
      <style:table-cell-properties fo:padding-left="0mm" fo:padding-right="0mm" fo:padding-top="0mm" fo:padding-bottom="0.3mm" fo:border-left="none" fo:border-right="none" fo:border-top="none" fo:border-bottom="0.5pt solid #000000"/>
    </style:style>
    <style:style style:name="Таблица302" style:family="table">
      <style:table-properties style:rel-width="100%" table:align="center" style:writing-mode="page"/>
    </style:style>
    <style:style style:name="Таблица302.A" style:family="table-column">
      <style:table-column-properties style:rel-column-width="368*"/>
    </style:style>
    <style:style style:name="Таблица302.B" style:family="table-column">
      <style:table-column-properties style:rel-column-width="7003*"/>
    </style:style>
    <style:style style:name="Таблица302.1" style:family="table-row">
      <style:table-row-properties style:row-height="4.99mm"/>
    </style:style>
    <style:style style:name="Таблица302.A1" style:family="table-cell">
      <style:table-cell-properties fo:padding-left="0mm" fo:padding-right="0mm" fo:padding-top="0mm" fo:padding-bottom="0.3mm" fo:border-left="none" fo:border-right="none" fo:border-top="none" fo:border-bottom="0.5pt solid #000000"/>
    </style:style>
    <style:style style:name="Таблица303" style:family="table">
      <style:table-properties style:rel-width="100%" table:align="center" style:writing-mode="page"/>
    </style:style>
    <style:style style:name="Таблица303.A" style:family="table-column">
      <style:table-column-properties style:rel-column-width="7540*"/>
    </style:style>
    <style:style style:name="Таблица303.B" style:family="table-column">
      <style:table-column-properties style:rel-column-width="397*"/>
    </style:style>
    <style:style style:name="Таблица303.1" style:family="table-row">
      <style:table-row-properties style:row-height="4.99mm"/>
    </style:style>
    <style:style style:name="Таблица303.A1" style:family="table-cell">
      <style:table-cell-properties fo:padding-left="0mm" fo:padding-right="0mm" fo:padding-top="0mm" fo:padding-bottom="0.3mm" fo:border-left="none" fo:border-right="none" fo:border-top="none" fo:border-bottom="0.5pt solid #000000"/>
    </style:style>
    <style:style style:name="Таблица304" style:family="table">
      <style:table-properties style:rel-width="100%" table:align="center" style:writing-mode="page"/>
    </style:style>
    <style:style style:name="Таблица304.A" style:family="table-column">
      <style:table-column-properties style:rel-column-width="368*"/>
    </style:style>
    <style:style style:name="Таблица304.B" style:family="table-column">
      <style:table-column-properties style:rel-column-width="7003*"/>
    </style:style>
    <style:style style:name="Таблица304.1" style:family="table-row">
      <style:table-row-properties style:row-height="4.99mm"/>
    </style:style>
    <style:style style:name="Таблица304.A1" style:family="table-cell">
      <style:table-cell-properties fo:padding-left="0mm" fo:padding-right="0mm" fo:padding-top="0mm" fo:padding-bottom="0.3mm" fo:border-left="none" fo:border-right="none" fo:border-top="none" fo:border-bottom="0.5pt solid #000000"/>
    </style:style>
    <style:style style:name="Таблица305" style:family="table">
      <style:table-properties style:rel-width="100%" table:align="center" style:writing-mode="page"/>
    </style:style>
    <style:style style:name="Таблица305.A" style:family="table-column">
      <style:table-column-properties style:rel-column-width="3968*"/>
    </style:style>
    <style:style style:name="Таблица305.B" style:family="table-column">
      <style:table-column-properties style:rel-column-width="3969*"/>
    </style:style>
    <style:style style:name="Таблица305.A1" style:family="table-cell">
      <style:table-cell-properties fo:padding="0mm" fo:border="none"/>
    </style:style>
    <style:style style:name="Таблица306" style:family="table">
      <style:table-properties style:rel-width="100%" table:align="center" style:writing-mode="page"/>
    </style:style>
    <style:style style:name="Таблица306.A" style:family="table-column">
      <style:table-column-properties style:rel-column-width="7540*"/>
    </style:style>
    <style:style style:name="Таблица306.B" style:family="table-column">
      <style:table-column-properties style:rel-column-width="397*"/>
    </style:style>
    <style:style style:name="Таблица306.1" style:family="table-row">
      <style:table-row-properties style:row-height="4.99mm"/>
    </style:style>
    <style:style style:name="Таблица306.A1" style:family="table-cell">
      <style:table-cell-properties fo:padding-left="0mm" fo:padding-right="0mm" fo:padding-top="0mm" fo:padding-bottom="0.3mm" fo:border-left="none" fo:border-right="none" fo:border-top="none" fo:border-bottom="0.5pt solid #000000"/>
    </style:style>
    <style:style style:name="Таблица307" style:family="table">
      <style:table-properties style:rel-width="100%" table:align="center" style:writing-mode="page"/>
    </style:style>
    <style:style style:name="Таблица307.A" style:family="table-column">
      <style:table-column-properties style:rel-column-width="368*"/>
    </style:style>
    <style:style style:name="Таблица307.B" style:family="table-column">
      <style:table-column-properties style:rel-column-width="7003*"/>
    </style:style>
    <style:style style:name="Таблица307.1" style:family="table-row">
      <style:table-row-properties style:row-height="4.99mm"/>
    </style:style>
    <style:style style:name="Таблица307.A1" style:family="table-cell">
      <style:table-cell-properties fo:padding-left="0mm" fo:padding-right="0mm" fo:padding-top="0mm" fo:padding-bottom="0.3mm" fo:border-left="none" fo:border-right="none" fo:border-top="none" fo:border-bottom="0.5pt solid #000000"/>
    </style:style>
    <style:style style:name="Таблица308" style:family="table">
      <style:table-properties style:rel-width="100%" table:align="center" style:writing-mode="page"/>
    </style:style>
    <style:style style:name="Таблица308.A" style:family="table-column">
      <style:table-column-properties style:rel-column-width="7540*"/>
    </style:style>
    <style:style style:name="Таблица308.B" style:family="table-column">
      <style:table-column-properties style:rel-column-width="397*"/>
    </style:style>
    <style:style style:name="Таблица308.1" style:family="table-row">
      <style:table-row-properties style:row-height="4.99mm"/>
    </style:style>
    <style:style style:name="Таблица308.A1" style:family="table-cell">
      <style:table-cell-properties fo:padding-left="0mm" fo:padding-right="0mm" fo:padding-top="0mm" fo:padding-bottom="0.3mm" fo:border-left="none" fo:border-right="none" fo:border-top="none" fo:border-bottom="0.5pt solid #000000"/>
    </style:style>
    <style:style style:name="Таблица309" style:family="table">
      <style:table-properties style:rel-width="100%" table:align="center" style:writing-mode="page"/>
    </style:style>
    <style:style style:name="Таблица309.A" style:family="table-column">
      <style:table-column-properties style:rel-column-width="368*"/>
    </style:style>
    <style:style style:name="Таблица309.B" style:family="table-column">
      <style:table-column-properties style:rel-column-width="7003*"/>
    </style:style>
    <style:style style:name="Таблица309.1" style:family="table-row">
      <style:table-row-properties style:row-height="4.99mm"/>
    </style:style>
    <style:style style:name="Таблица309.A1" style:family="table-cell">
      <style:table-cell-properties fo:padding-left="0mm" fo:padding-right="0mm" fo:padding-top="0mm" fo:padding-bottom="0.3mm" fo:border-left="none" fo:border-right="none" fo:border-top="none" fo:border-bottom="0.5pt solid #000000"/>
    </style:style>
    <style:style style:name="Таблица310" style:family="table">
      <style:table-properties style:rel-width="100%" table:align="center" style:writing-mode="page"/>
    </style:style>
    <style:style style:name="Таблица310.A" style:family="table-column">
      <style:table-column-properties style:rel-column-width="7540*"/>
    </style:style>
    <style:style style:name="Таблица310.B" style:family="table-column">
      <style:table-column-properties style:rel-column-width="397*"/>
    </style:style>
    <style:style style:name="Таблица310.1" style:family="table-row">
      <style:table-row-properties style:row-height="4.99mm"/>
    </style:style>
    <style:style style:name="Таблица310.A1" style:family="table-cell">
      <style:table-cell-properties fo:padding-left="0mm" fo:padding-right="0mm" fo:padding-top="0mm" fo:padding-bottom="0.3mm" fo:border-left="none" fo:border-right="none" fo:border-top="none" fo:border-bottom="0.5pt solid #000000"/>
    </style:style>
    <style:style style:name="Таблица311" style:family="table">
      <style:table-properties style:rel-width="100%" table:align="center" style:writing-mode="page"/>
    </style:style>
    <style:style style:name="Таблица311.A" style:family="table-column">
      <style:table-column-properties style:rel-column-width="368*"/>
    </style:style>
    <style:style style:name="Таблица311.B" style:family="table-column">
      <style:table-column-properties style:rel-column-width="7003*"/>
    </style:style>
    <style:style style:name="Таблица311.1" style:family="table-row">
      <style:table-row-properties style:row-height="4.99mm"/>
    </style:style>
    <style:style style:name="Таблица311.A1" style:family="table-cell">
      <style:table-cell-properties fo:padding-left="0mm" fo:padding-right="0mm" fo:padding-top="0mm" fo:padding-bottom="0.3mm" fo:border-left="none" fo:border-right="none" fo:border-top="none" fo:border-bottom="0.5pt solid #000000"/>
    </style:style>
    <style:style style:name="Таблица312" style:family="table">
      <style:table-properties style:rel-width="100%" table:align="center" style:writing-mode="page"/>
    </style:style>
    <style:style style:name="Таблица312.A" style:family="table-column">
      <style:table-column-properties style:rel-column-width="7540*"/>
    </style:style>
    <style:style style:name="Таблица312.B" style:family="table-column">
      <style:table-column-properties style:rel-column-width="397*"/>
    </style:style>
    <style:style style:name="Таблица312.1" style:family="table-row">
      <style:table-row-properties style:row-height="4.99mm"/>
    </style:style>
    <style:style style:name="Таблица312.A1" style:family="table-cell">
      <style:table-cell-properties fo:padding-left="0mm" fo:padding-right="0mm" fo:padding-top="0mm" fo:padding-bottom="0.3mm" fo:border-left="none" fo:border-right="none" fo:border-top="none" fo:border-bottom="0.5pt solid #000000"/>
    </style:style>
    <style:style style:name="Таблица313" style:family="table">
      <style:table-properties style:rel-width="100%" table:align="center" style:writing-mode="page"/>
    </style:style>
    <style:style style:name="Таблица313.A" style:family="table-column">
      <style:table-column-properties style:rel-column-width="368*"/>
    </style:style>
    <style:style style:name="Таблица313.B" style:family="table-column">
      <style:table-column-properties style:rel-column-width="7003*"/>
    </style:style>
    <style:style style:name="Таблица313.1" style:family="table-row">
      <style:table-row-properties style:row-height="4.99mm"/>
    </style:style>
    <style:style style:name="Таблица313.A1" style:family="table-cell">
      <style:table-cell-properties fo:padding-left="0mm" fo:padding-right="0mm" fo:padding-top="0mm" fo:padding-bottom="0.3mm" fo:border-left="none" fo:border-right="none" fo:border-top="none" fo:border-bottom="0.5pt solid #000000"/>
    </style:style>
    <style:style style:name="Таблица314" style:family="table">
      <style:table-properties style:rel-width="100%" table:align="center" style:writing-mode="page"/>
    </style:style>
    <style:style style:name="Таблица314.A" style:family="table-column">
      <style:table-column-properties style:rel-column-width="7540*"/>
    </style:style>
    <style:style style:name="Таблица314.B" style:family="table-column">
      <style:table-column-properties style:rel-column-width="397*"/>
    </style:style>
    <style:style style:name="Таблица314.1" style:family="table-row">
      <style:table-row-properties style:row-height="4.99mm"/>
    </style:style>
    <style:style style:name="Таблица314.A1" style:family="table-cell">
      <style:table-cell-properties fo:padding-left="0mm" fo:padding-right="0mm" fo:padding-top="0mm" fo:padding-bottom="0.3mm" fo:border-left="none" fo:border-right="none" fo:border-top="none" fo:border-bottom="0.5pt solid #000000"/>
    </style:style>
    <style:style style:name="Таблица315" style:family="table">
      <style:table-properties style:rel-width="100%" table:align="center" style:writing-mode="page"/>
    </style:style>
    <style:style style:name="Таблица315.A" style:family="table-column">
      <style:table-column-properties style:rel-column-width="368*"/>
    </style:style>
    <style:style style:name="Таблица315.B" style:family="table-column">
      <style:table-column-properties style:rel-column-width="7003*"/>
    </style:style>
    <style:style style:name="Таблица315.1" style:family="table-row">
      <style:table-row-properties style:row-height="4.99mm"/>
    </style:style>
    <style:style style:name="Таблица315.A1" style:family="table-cell">
      <style:table-cell-properties fo:padding-left="0mm" fo:padding-right="0mm" fo:padding-top="0mm" fo:padding-bottom="0.3mm" fo:border-left="none" fo:border-right="none" fo:border-top="none" fo:border-bottom="0.5pt solid #000000"/>
    </style:style>
    <style:style style:name="Таблица316" style:family="table">
      <style:table-properties style:rel-width="100%" table:align="center" style:writing-mode="page"/>
    </style:style>
    <style:style style:name="Таблица316.A" style:family="table-column">
      <style:table-column-properties style:rel-column-width="7540*"/>
    </style:style>
    <style:style style:name="Таблица316.B" style:family="table-column">
      <style:table-column-properties style:rel-column-width="397*"/>
    </style:style>
    <style:style style:name="Таблица316.1" style:family="table-row">
      <style:table-row-properties style:row-height="4.99mm"/>
    </style:style>
    <style:style style:name="Таблица316.A1" style:family="table-cell">
      <style:table-cell-properties fo:padding-left="0mm" fo:padding-right="0mm" fo:padding-top="0mm" fo:padding-bottom="0.3mm" fo:border-left="none" fo:border-right="none" fo:border-top="none" fo:border-bottom="0.5pt solid #000000"/>
    </style:style>
    <style:style style:name="Таблица317" style:family="table">
      <style:table-properties style:rel-width="100%" table:align="center" style:writing-mode="page"/>
    </style:style>
    <style:style style:name="Таблица317.A" style:family="table-column">
      <style:table-column-properties style:rel-column-width="368*"/>
    </style:style>
    <style:style style:name="Таблица317.B" style:family="table-column">
      <style:table-column-properties style:rel-column-width="7003*"/>
    </style:style>
    <style:style style:name="Таблица317.1" style:family="table-row">
      <style:table-row-properties style:row-height="4.99mm"/>
    </style:style>
    <style:style style:name="Таблица317.A1" style:family="table-cell">
      <style:table-cell-properties fo:padding-left="0mm" fo:padding-right="0mm" fo:padding-top="0mm" fo:padding-bottom="0.3mm" fo:border-left="none" fo:border-right="none" fo:border-top="none" fo:border-bottom="0.5pt solid #000000"/>
    </style:style>
    <style:style style:name="Таблица318" style:family="table">
      <style:table-properties style:rel-width="100%" table:align="center" style:writing-mode="page"/>
    </style:style>
    <style:style style:name="Таблица318.A" style:family="table-column">
      <style:table-column-properties style:rel-column-width="7540*"/>
    </style:style>
    <style:style style:name="Таблица318.B" style:family="table-column">
      <style:table-column-properties style:rel-column-width="397*"/>
    </style:style>
    <style:style style:name="Таблица318.1" style:family="table-row">
      <style:table-row-properties style:row-height="4.99mm"/>
    </style:style>
    <style:style style:name="Таблица318.A1" style:family="table-cell">
      <style:table-cell-properties fo:padding-left="0mm" fo:padding-right="0mm" fo:padding-top="0mm" fo:padding-bottom="0.3mm" fo:border-left="none" fo:border-right="none" fo:border-top="none" fo:border-bottom="0.5pt solid #000000"/>
    </style:style>
    <style:style style:name="Таблица319" style:family="table">
      <style:table-properties style:rel-width="100%" table:align="center" style:writing-mode="page"/>
    </style:style>
    <style:style style:name="Таблица319.A" style:family="table-column">
      <style:table-column-properties style:rel-column-width="368*"/>
    </style:style>
    <style:style style:name="Таблица319.B" style:family="table-column">
      <style:table-column-properties style:rel-column-width="7003*"/>
    </style:style>
    <style:style style:name="Таблица319.1" style:family="table-row">
      <style:table-row-properties style:row-height="4.99mm"/>
    </style:style>
    <style:style style:name="Таблица319.A1" style:family="table-cell">
      <style:table-cell-properties fo:padding-left="0mm" fo:padding-right="0mm" fo:padding-top="0mm" fo:padding-bottom="0.3mm" fo:border-left="none" fo:border-right="none" fo:border-top="none" fo:border-bottom="0.5pt solid #000000"/>
    </style:style>
    <style:style style:name="Таблица320" style:family="table">
      <style:table-properties style:rel-width="100%" table:align="center" style:writing-mode="page"/>
    </style:style>
    <style:style style:name="Таблица320.A" style:family="table-column">
      <style:table-column-properties style:rel-column-width="7540*"/>
    </style:style>
    <style:style style:name="Таблица320.B" style:family="table-column">
      <style:table-column-properties style:rel-column-width="397*"/>
    </style:style>
    <style:style style:name="Таблица320.1" style:family="table-row">
      <style:table-row-properties style:row-height="4.99mm"/>
    </style:style>
    <style:style style:name="Таблица320.A1" style:family="table-cell">
      <style:table-cell-properties fo:padding-left="0mm" fo:padding-right="0mm" fo:padding-top="0mm" fo:padding-bottom="0.3mm" fo:border-left="none" fo:border-right="none" fo:border-top="none" fo:border-bottom="0.5pt solid #000000"/>
    </style:style>
    <style:style style:name="Таблица321" style:family="table">
      <style:table-properties style:rel-width="100%" table:align="center" style:writing-mode="page"/>
    </style:style>
    <style:style style:name="Таблица321.A" style:family="table-column">
      <style:table-column-properties style:rel-column-width="368*"/>
    </style:style>
    <style:style style:name="Таблица321.B" style:family="table-column">
      <style:table-column-properties style:rel-column-width="7003*"/>
    </style:style>
    <style:style style:name="Таблица321.1" style:family="table-row">
      <style:table-row-properties style:row-height="4.99mm"/>
    </style:style>
    <style:style style:name="Таблица321.A1" style:family="table-cell">
      <style:table-cell-properties fo:padding-left="0mm" fo:padding-right="0mm" fo:padding-top="0mm" fo:padding-bottom="0.3mm" fo:border-left="none" fo:border-right="none" fo:border-top="none" fo:border-bottom="0.5pt solid #000000"/>
    </style:style>
    <style:style style:name="Таблица322" style:family="table">
      <style:table-properties style:rel-width="100%" table:align="center" style:writing-mode="page"/>
    </style:style>
    <style:style style:name="Таблица322.A" style:family="table-column">
      <style:table-column-properties style:rel-column-width="7540*"/>
    </style:style>
    <style:style style:name="Таблица322.B" style:family="table-column">
      <style:table-column-properties style:rel-column-width="397*"/>
    </style:style>
    <style:style style:name="Таблица322.1" style:family="table-row">
      <style:table-row-properties style:row-height="4.99mm"/>
    </style:style>
    <style:style style:name="Таблица322.A1" style:family="table-cell">
      <style:table-cell-properties fo:padding-left="0mm" fo:padding-right="0mm" fo:padding-top="0mm" fo:padding-bottom="0.3mm" fo:border-left="none" fo:border-right="none" fo:border-top="none" fo:border-bottom="0.5pt solid #000000"/>
    </style:style>
    <style:style style:name="Таблица323" style:family="table">
      <style:table-properties style:rel-width="100%" table:align="center" style:writing-mode="page"/>
    </style:style>
    <style:style style:name="Таблица323.A" style:family="table-column">
      <style:table-column-properties style:rel-column-width="368*"/>
    </style:style>
    <style:style style:name="Таблица323.B" style:family="table-column">
      <style:table-column-properties style:rel-column-width="7003*"/>
    </style:style>
    <style:style style:name="Таблица323.1" style:family="table-row">
      <style:table-row-properties style:row-height="4.99mm"/>
    </style:style>
    <style:style style:name="Таблица323.A1" style:family="table-cell">
      <style:table-cell-properties fo:padding-left="0mm" fo:padding-right="0mm" fo:padding-top="0mm" fo:padding-bottom="0.3mm" fo:border-left="none" fo:border-right="none" fo:border-top="none" fo:border-bottom="0.5pt solid #000000"/>
    </style:style>
    <style:style style:name="Таблица324" style:family="table">
      <style:table-properties style:rel-width="100%" table:align="center" style:writing-mode="page"/>
    </style:style>
    <style:style style:name="Таблица324.A" style:family="table-column">
      <style:table-column-properties style:rel-column-width="7540*"/>
    </style:style>
    <style:style style:name="Таблица324.B" style:family="table-column">
      <style:table-column-properties style:rel-column-width="397*"/>
    </style:style>
    <style:style style:name="Таблица324.1" style:family="table-row">
      <style:table-row-properties style:row-height="4.99mm"/>
    </style:style>
    <style:style style:name="Таблица324.A1" style:family="table-cell">
      <style:table-cell-properties fo:padding-left="0mm" fo:padding-right="0mm" fo:padding-top="0mm" fo:padding-bottom="0.3mm" fo:border-left="none" fo:border-right="none" fo:border-top="none" fo:border-bottom="0.5pt solid #000000"/>
    </style:style>
    <style:style style:name="Таблица325" style:family="table">
      <style:table-properties style:rel-width="100%" table:align="center" style:writing-mode="page"/>
    </style:style>
    <style:style style:name="Таблица325.A" style:family="table-column">
      <style:table-column-properties style:rel-column-width="368*"/>
    </style:style>
    <style:style style:name="Таблица325.B" style:family="table-column">
      <style:table-column-properties style:rel-column-width="7003*"/>
    </style:style>
    <style:style style:name="Таблица325.1" style:family="table-row">
      <style:table-row-properties style:row-height="4.99mm"/>
    </style:style>
    <style:style style:name="Таблица325.A1" style:family="table-cell">
      <style:table-cell-properties fo:padding-left="0mm" fo:padding-right="0mm" fo:padding-top="0mm" fo:padding-bottom="0.3mm" fo:border-left="none" fo:border-right="none" fo:border-top="none" fo:border-bottom="0.5pt solid #000000"/>
    </style:style>
    <style:style style:name="Таблица326" style:family="table">
      <style:table-properties style:rel-width="100%" table:align="center" style:writing-mode="page"/>
    </style:style>
    <style:style style:name="Таблица326.A" style:family="table-column">
      <style:table-column-properties style:rel-column-width="7540*"/>
    </style:style>
    <style:style style:name="Таблица326.B" style:family="table-column">
      <style:table-column-properties style:rel-column-width="397*"/>
    </style:style>
    <style:style style:name="Таблица326.1" style:family="table-row">
      <style:table-row-properties style:row-height="4.99mm"/>
    </style:style>
    <style:style style:name="Таблица326.A1" style:family="table-cell">
      <style:table-cell-properties fo:padding-left="0mm" fo:padding-right="0mm" fo:padding-top="0mm" fo:padding-bottom="0.3mm" fo:border-left="none" fo:border-right="none" fo:border-top="none" fo:border-bottom="0.5pt solid #000000"/>
    </style:style>
    <style:style style:name="Таблица327" style:family="table">
      <style:table-properties style:rel-width="100%" table:align="center" style:writing-mode="page"/>
    </style:style>
    <style:style style:name="Таблица327.A" style:family="table-column">
      <style:table-column-properties style:rel-column-width="368*"/>
    </style:style>
    <style:style style:name="Таблица327.B" style:family="table-column">
      <style:table-column-properties style:rel-column-width="7003*"/>
    </style:style>
    <style:style style:name="Таблица327.1" style:family="table-row">
      <style:table-row-properties style:row-height="4.99mm"/>
    </style:style>
    <style:style style:name="Таблица327.A1" style:family="table-cell">
      <style:table-cell-properties fo:padding-left="0mm" fo:padding-right="0mm" fo:padding-top="0mm" fo:padding-bottom="0.3mm" fo:border-left="none" fo:border-right="none" fo:border-top="none" fo:border-bottom="0.5pt solid #000000"/>
    </style:style>
    <style:style style:name="Таблица328" style:family="table">
      <style:table-properties style:rel-width="100%" table:align="center" style:writing-mode="page"/>
    </style:style>
    <style:style style:name="Таблица328.A" style:family="table-column">
      <style:table-column-properties style:rel-column-width="7540*"/>
    </style:style>
    <style:style style:name="Таблица328.B" style:family="table-column">
      <style:table-column-properties style:rel-column-width="397*"/>
    </style:style>
    <style:style style:name="Таблица328.1" style:family="table-row">
      <style:table-row-properties style:row-height="4.99mm"/>
    </style:style>
    <style:style style:name="Таблица328.A1" style:family="table-cell">
      <style:table-cell-properties fo:padding-left="0mm" fo:padding-right="0mm" fo:padding-top="0mm" fo:padding-bottom="0.3mm" fo:border-left="none" fo:border-right="none" fo:border-top="none" fo:border-bottom="0.5pt solid #000000"/>
    </style:style>
    <style:style style:name="Таблица329" style:family="table">
      <style:table-properties style:rel-width="100%" table:align="center" style:writing-mode="page"/>
    </style:style>
    <style:style style:name="Таблица329.A" style:family="table-column">
      <style:table-column-properties style:rel-column-width="368*"/>
    </style:style>
    <style:style style:name="Таблица329.B" style:family="table-column">
      <style:table-column-properties style:rel-column-width="7003*"/>
    </style:style>
    <style:style style:name="Таблица329.1" style:family="table-row">
      <style:table-row-properties style:row-height="4.99mm"/>
    </style:style>
    <style:style style:name="Таблица329.A1" style:family="table-cell">
      <style:table-cell-properties fo:padding-left="0mm" fo:padding-right="0mm" fo:padding-top="0mm" fo:padding-bottom="0.3mm" fo:border-left="none" fo:border-right="none" fo:border-top="none" fo:border-bottom="0.5pt solid #000000"/>
    </style:style>
    <style:style style:name="Таблица330" style:family="table">
      <style:table-properties style:rel-width="100%" table:align="center" style:writing-mode="page"/>
    </style:style>
    <style:style style:name="Таблица330.A" style:family="table-column">
      <style:table-column-properties style:rel-column-width="7540*"/>
    </style:style>
    <style:style style:name="Таблица330.B" style:family="table-column">
      <style:table-column-properties style:rel-column-width="397*"/>
    </style:style>
    <style:style style:name="Таблица330.1" style:family="table-row">
      <style:table-row-properties style:row-height="4.99mm"/>
    </style:style>
    <style:style style:name="Таблица330.A1" style:family="table-cell">
      <style:table-cell-properties fo:padding-left="0mm" fo:padding-right="0mm" fo:padding-top="0mm" fo:padding-bottom="0.3mm" fo:border-left="none" fo:border-right="none" fo:border-top="none" fo:border-bottom="0.5pt solid #000000"/>
    </style:style>
    <style:style style:name="Таблица331" style:family="table">
      <style:table-properties style:rel-width="100%" table:align="center" style:writing-mode="page"/>
    </style:style>
    <style:style style:name="Таблица331.A" style:family="table-column">
      <style:table-column-properties style:rel-column-width="368*"/>
    </style:style>
    <style:style style:name="Таблица331.B" style:family="table-column">
      <style:table-column-properties style:rel-column-width="7003*"/>
    </style:style>
    <style:style style:name="Таблица331.1" style:family="table-row">
      <style:table-row-properties style:row-height="4.99mm"/>
    </style:style>
    <style:style style:name="Таблица331.A1" style:family="table-cell">
      <style:table-cell-properties fo:padding-left="0mm" fo:padding-right="0mm" fo:padding-top="0mm" fo:padding-bottom="0.3mm" fo:border-left="none" fo:border-right="none" fo:border-top="none" fo:border-bottom="0.5pt solid #000000"/>
    </style:style>
    <style:style style:name="Таблица332" style:family="table">
      <style:table-properties style:rel-width="100%" table:align="center" style:writing-mode="page"/>
    </style:style>
    <style:style style:name="Таблица332.A" style:family="table-column">
      <style:table-column-properties style:rel-column-width="7540*"/>
    </style:style>
    <style:style style:name="Таблица332.B" style:family="table-column">
      <style:table-column-properties style:rel-column-width="397*"/>
    </style:style>
    <style:style style:name="Таблица332.1" style:family="table-row">
      <style:table-row-properties style:row-height="4.99mm"/>
    </style:style>
    <style:style style:name="Таблица332.A1" style:family="table-cell">
      <style:table-cell-properties fo:padding-left="0mm" fo:padding-right="0mm" fo:padding-top="0mm" fo:padding-bottom="0.3mm" fo:border-left="none" fo:border-right="none" fo:border-top="none" fo:border-bottom="0.5pt solid #000000"/>
    </style:style>
    <style:style style:name="Таблица333" style:family="table">
      <style:table-properties style:rel-width="100%" table:align="center" style:writing-mode="page"/>
    </style:style>
    <style:style style:name="Таблица333.A" style:family="table-column">
      <style:table-column-properties style:rel-column-width="368*"/>
    </style:style>
    <style:style style:name="Таблица333.B" style:family="table-column">
      <style:table-column-properties style:rel-column-width="7003*"/>
    </style:style>
    <style:style style:name="Таблица333.1" style:family="table-row">
      <style:table-row-properties style:row-height="4.99mm"/>
    </style:style>
    <style:style style:name="Таблица333.A1" style:family="table-cell">
      <style:table-cell-properties fo:padding-left="0mm" fo:padding-right="0mm" fo:padding-top="0mm" fo:padding-bottom="0.3mm" fo:border-left="none" fo:border-right="none" fo:border-top="none" fo:border-bottom="0.5pt solid #000000"/>
    </style:style>
    <style:style style:name="Таблица334" style:family="table">
      <style:table-properties style:rel-width="100%" table:align="center" style:writing-mode="page"/>
    </style:style>
    <style:style style:name="Таблица334.A" style:family="table-column">
      <style:table-column-properties style:rel-column-width="7540*"/>
    </style:style>
    <style:style style:name="Таблица334.B" style:family="table-column">
      <style:table-column-properties style:rel-column-width="397*"/>
    </style:style>
    <style:style style:name="Таблица334.1" style:family="table-row">
      <style:table-row-properties style:row-height="4.99mm"/>
    </style:style>
    <style:style style:name="Таблица334.A1" style:family="table-cell">
      <style:table-cell-properties fo:padding-left="0mm" fo:padding-right="0mm" fo:padding-top="0mm" fo:padding-bottom="0.3mm" fo:border-left="none" fo:border-right="none" fo:border-top="none" fo:border-bottom="0.5pt solid #000000"/>
    </style:style>
    <style:style style:name="Таблица335" style:family="table">
      <style:table-properties style:rel-width="100%" table:align="center" style:writing-mode="page"/>
    </style:style>
    <style:style style:name="Таблица335.A" style:family="table-column">
      <style:table-column-properties style:rel-column-width="368*"/>
    </style:style>
    <style:style style:name="Таблица335.B" style:family="table-column">
      <style:table-column-properties style:rel-column-width="7003*"/>
    </style:style>
    <style:style style:name="Таблица335.1" style:family="table-row">
      <style:table-row-properties style:row-height="4.99mm"/>
    </style:style>
    <style:style style:name="Таблица335.A1" style:family="table-cell">
      <style:table-cell-properties fo:padding-left="0mm" fo:padding-right="0mm" fo:padding-top="0mm" fo:padding-bottom="0.3mm" fo:border-left="none" fo:border-right="none" fo:border-top="none" fo:border-bottom="0.5pt solid #000000"/>
    </style:style>
    <style:style style:name="Таблица336" style:family="table">
      <style:table-properties style:rel-width="100%" table:align="center" style:writing-mode="page"/>
    </style:style>
    <style:style style:name="Таблица336.A" style:family="table-column">
      <style:table-column-properties style:rel-column-width="7540*"/>
    </style:style>
    <style:style style:name="Таблица336.B" style:family="table-column">
      <style:table-column-properties style:rel-column-width="397*"/>
    </style:style>
    <style:style style:name="Таблица336.1" style:family="table-row">
      <style:table-row-properties style:row-height="4.99mm"/>
    </style:style>
    <style:style style:name="Таблица336.A1" style:family="table-cell">
      <style:table-cell-properties fo:padding-left="0mm" fo:padding-right="0mm" fo:padding-top="0mm" fo:padding-bottom="0.3mm" fo:border-left="none" fo:border-right="none" fo:border-top="none" fo:border-bottom="0.5pt solid #000000"/>
    </style:style>
    <style:style style:name="Таблица337" style:family="table">
      <style:table-properties style:rel-width="100%" table:align="center" style:writing-mode="page"/>
    </style:style>
    <style:style style:name="Таблица337.A" style:family="table-column">
      <style:table-column-properties style:rel-column-width="368*"/>
    </style:style>
    <style:style style:name="Таблица337.B" style:family="table-column">
      <style:table-column-properties style:rel-column-width="7003*"/>
    </style:style>
    <style:style style:name="Таблица337.1" style:family="table-row">
      <style:table-row-properties style:row-height="4.99mm"/>
    </style:style>
    <style:style style:name="Таблица337.A1" style:family="table-cell">
      <style:table-cell-properties fo:padding-left="0mm" fo:padding-right="0mm" fo:padding-top="0mm" fo:padding-bottom="0.3mm" fo:border-left="none" fo:border-right="none" fo:border-top="none" fo:border-bottom="0.5pt solid #000000"/>
    </style:style>
    <style:style style:name="Таблица338" style:family="table">
      <style:table-properties style:rel-width="100%" table:align="center" style:writing-mode="page"/>
    </style:style>
    <style:style style:name="Таблица338.A" style:family="table-column">
      <style:table-column-properties style:rel-column-width="7540*"/>
    </style:style>
    <style:style style:name="Таблица338.B" style:family="table-column">
      <style:table-column-properties style:rel-column-width="397*"/>
    </style:style>
    <style:style style:name="Таблица338.1" style:family="table-row">
      <style:table-row-properties style:row-height="4.99mm"/>
    </style:style>
    <style:style style:name="Таблица338.A1" style:family="table-cell">
      <style:table-cell-properties fo:padding-left="0mm" fo:padding-right="0mm" fo:padding-top="0mm" fo:padding-bottom="0.3mm" fo:border-left="none" fo:border-right="none" fo:border-top="none" fo:border-bottom="0.5pt solid #000000"/>
    </style:style>
    <style:style style:name="Таблица339" style:family="table">
      <style:table-properties style:rel-width="100%" table:align="center" style:writing-mode="page"/>
    </style:style>
    <style:style style:name="Таблица339.A" style:family="table-column">
      <style:table-column-properties style:rel-column-width="368*"/>
    </style:style>
    <style:style style:name="Таблица339.B" style:family="table-column">
      <style:table-column-properties style:rel-column-width="7003*"/>
    </style:style>
    <style:style style:name="Таблица339.1" style:family="table-row">
      <style:table-row-properties style:row-height="4.99mm"/>
    </style:style>
    <style:style style:name="Таблица339.A1" style:family="table-cell">
      <style:table-cell-properties fo:padding-left="0mm" fo:padding-right="0mm" fo:padding-top="0mm" fo:padding-bottom="0.3mm" fo:border-left="none" fo:border-right="none" fo:border-top="none" fo:border-bottom="0.5pt solid #000000"/>
    </style:style>
    <style:style style:name="Таблица340" style:family="table">
      <style:table-properties style:rel-width="100%" table:align="center" style:writing-mode="page"/>
    </style:style>
    <style:style style:name="Таблица340.A" style:family="table-column">
      <style:table-column-properties style:rel-column-width="7540*"/>
    </style:style>
    <style:style style:name="Таблица340.B" style:family="table-column">
      <style:table-column-properties style:rel-column-width="397*"/>
    </style:style>
    <style:style style:name="Таблица340.1" style:family="table-row">
      <style:table-row-properties style:row-height="4.99mm"/>
    </style:style>
    <style:style style:name="Таблица340.A1" style:family="table-cell">
      <style:table-cell-properties fo:padding-left="0mm" fo:padding-right="0mm" fo:padding-top="0mm" fo:padding-bottom="0.3mm" fo:border-left="none" fo:border-right="none" fo:border-top="none" fo:border-bottom="0.5pt solid #000000"/>
    </style:style>
    <style:style style:name="Таблица341" style:family="table">
      <style:table-properties style:rel-width="100%" table:align="center" style:writing-mode="page"/>
    </style:style>
    <style:style style:name="Таблица341.A" style:family="table-column">
      <style:table-column-properties style:rel-column-width="368*"/>
    </style:style>
    <style:style style:name="Таблица341.B" style:family="table-column">
      <style:table-column-properties style:rel-column-width="7003*"/>
    </style:style>
    <style:style style:name="Таблица341.1" style:family="table-row">
      <style:table-row-properties style:row-height="4.99mm"/>
    </style:style>
    <style:style style:name="Таблица341.A1" style:family="table-cell">
      <style:table-cell-properties fo:padding-left="0mm" fo:padding-right="0mm" fo:padding-top="0mm" fo:padding-bottom="0.3mm" fo:border-left="none" fo:border-right="none" fo:border-top="none" fo:border-bottom="0.5pt solid #000000"/>
    </style:style>
    <style:style style:name="Таблица342" style:family="table">
      <style:table-properties style:rel-width="100%" table:align="center" style:writing-mode="page"/>
    </style:style>
    <style:style style:name="Таблица342.A" style:family="table-column">
      <style:table-column-properties style:rel-column-width="7540*"/>
    </style:style>
    <style:style style:name="Таблица342.B" style:family="table-column">
      <style:table-column-properties style:rel-column-width="397*"/>
    </style:style>
    <style:style style:name="Таблица342.1" style:family="table-row">
      <style:table-row-properties style:row-height="4.99mm"/>
    </style:style>
    <style:style style:name="Таблица342.A1" style:family="table-cell">
      <style:table-cell-properties fo:padding-left="0mm" fo:padding-right="0mm" fo:padding-top="0mm" fo:padding-bottom="0.3mm" fo:border-left="none" fo:border-right="none" fo:border-top="none" fo:border-bottom="0.5pt solid #000000"/>
    </style:style>
    <style:style style:name="Таблица343" style:family="table">
      <style:table-properties style:rel-width="100%" table:align="center" style:writing-mode="page"/>
    </style:style>
    <style:style style:name="Таблица343.A" style:family="table-column">
      <style:table-column-properties style:rel-column-width="368*"/>
    </style:style>
    <style:style style:name="Таблица343.B" style:family="table-column">
      <style:table-column-properties style:rel-column-width="7003*"/>
    </style:style>
    <style:style style:name="Таблица343.1" style:family="table-row">
      <style:table-row-properties style:row-height="4.99mm"/>
    </style:style>
    <style:style style:name="Таблица343.A1" style:family="table-cell">
      <style:table-cell-properties fo:padding-left="0mm" fo:padding-right="0mm" fo:padding-top="0mm" fo:padding-bottom="0.3mm" fo:border-left="none" fo:border-right="none" fo:border-top="none" fo:border-bottom="0.5pt solid #000000"/>
    </style:style>
    <style:style style:name="Таблица344" style:family="table">
      <style:table-properties style:rel-width="100%" table:align="center" style:writing-mode="page"/>
    </style:style>
    <style:style style:name="Таблица344.A" style:family="table-column">
      <style:table-column-properties style:rel-column-width="7540*"/>
    </style:style>
    <style:style style:name="Таблица344.B" style:family="table-column">
      <style:table-column-properties style:rel-column-width="397*"/>
    </style:style>
    <style:style style:name="Таблица344.1" style:family="table-row">
      <style:table-row-properties style:row-height="4.99mm"/>
    </style:style>
    <style:style style:name="Таблица344.A1" style:family="table-cell">
      <style:table-cell-properties fo:padding-left="0mm" fo:padding-right="0mm" fo:padding-top="0mm" fo:padding-bottom="0.3mm" fo:border-left="none" fo:border-right="none" fo:border-top="none" fo:border-bottom="0.5pt solid #000000"/>
    </style:style>
    <style:style style:name="Таблица345" style:family="table">
      <style:table-properties style:rel-width="100%" table:align="center" style:writing-mode="page"/>
    </style:style>
    <style:style style:name="Таблица345.A" style:family="table-column">
      <style:table-column-properties style:rel-column-width="368*"/>
    </style:style>
    <style:style style:name="Таблица345.B" style:family="table-column">
      <style:table-column-properties style:rel-column-width="7003*"/>
    </style:style>
    <style:style style:name="Таблица345.1" style:family="table-row">
      <style:table-row-properties style:row-height="4.99mm"/>
    </style:style>
    <style:style style:name="Таблица345.A1" style:family="table-cell">
      <style:table-cell-properties fo:padding-left="0mm" fo:padding-right="0mm" fo:padding-top="0mm" fo:padding-bottom="0.3mm" fo:border-left="none" fo:border-right="none" fo:border-top="none" fo:border-bottom="0.5pt solid #000000"/>
    </style:style>
    <style:style style:name="Таблица346" style:family="table">
      <style:table-properties style:rel-width="100%" table:align="center" style:writing-mode="page"/>
    </style:style>
    <style:style style:name="Таблица346.A" style:family="table-column">
      <style:table-column-properties style:rel-column-width="7540*"/>
    </style:style>
    <style:style style:name="Таблица346.B" style:family="table-column">
      <style:table-column-properties style:rel-column-width="397*"/>
    </style:style>
    <style:style style:name="Таблица346.1" style:family="table-row">
      <style:table-row-properties style:row-height="4.99mm"/>
    </style:style>
    <style:style style:name="Таблица346.A1" style:family="table-cell">
      <style:table-cell-properties fo:padding-left="0mm" fo:padding-right="0mm" fo:padding-top="0mm" fo:padding-bottom="0.3mm" fo:border-left="none" fo:border-right="none" fo:border-top="none" fo:border-bottom="0.5pt solid #000000"/>
    </style:style>
    <style:style style:name="Таблица347" style:family="table">
      <style:table-properties style:rel-width="100%" table:align="center" style:writing-mode="page"/>
    </style:style>
    <style:style style:name="Таблица347.A" style:family="table-column">
      <style:table-column-properties style:rel-column-width="368*"/>
    </style:style>
    <style:style style:name="Таблица347.B" style:family="table-column">
      <style:table-column-properties style:rel-column-width="7003*"/>
    </style:style>
    <style:style style:name="Таблица347.1" style:family="table-row">
      <style:table-row-properties style:row-height="4.99mm"/>
    </style:style>
    <style:style style:name="Таблица347.A1" style:family="table-cell">
      <style:table-cell-properties fo:padding-left="0mm" fo:padding-right="0mm" fo:padding-top="0mm" fo:padding-bottom="0.3mm" fo:border-left="none" fo:border-right="none" fo:border-top="none" fo:border-bottom="0.5pt solid #000000"/>
    </style:style>
    <style:style style:name="Таблица348" style:family="table">
      <style:table-properties style:rel-width="100%" table:align="center" style:writing-mode="page"/>
    </style:style>
    <style:style style:name="Таблица348.A" style:family="table-column">
      <style:table-column-properties style:rel-column-width="7540*"/>
    </style:style>
    <style:style style:name="Таблица348.B" style:family="table-column">
      <style:table-column-properties style:rel-column-width="397*"/>
    </style:style>
    <style:style style:name="Таблица348.1" style:family="table-row">
      <style:table-row-properties style:row-height="4.99mm"/>
    </style:style>
    <style:style style:name="Таблица348.A1" style:family="table-cell">
      <style:table-cell-properties fo:padding-left="0mm" fo:padding-right="0mm" fo:padding-top="0mm" fo:padding-bottom="0.3mm" fo:border-left="none" fo:border-right="none" fo:border-top="none" fo:border-bottom="0.5pt solid #000000"/>
    </style:style>
    <style:style style:name="Таблица349" style:family="table">
      <style:table-properties style:rel-width="100%" table:align="center" style:writing-mode="page"/>
    </style:style>
    <style:style style:name="Таблица349.A" style:family="table-column">
      <style:table-column-properties style:rel-column-width="368*"/>
    </style:style>
    <style:style style:name="Таблица349.B" style:family="table-column">
      <style:table-column-properties style:rel-column-width="7003*"/>
    </style:style>
    <style:style style:name="Таблица349.1" style:family="table-row">
      <style:table-row-properties style:row-height="4.99mm"/>
    </style:style>
    <style:style style:name="Таблица349.A1" style:family="table-cell">
      <style:table-cell-properties fo:padding-left="0mm" fo:padding-right="0mm" fo:padding-top="0mm" fo:padding-bottom="0.3mm" fo:border-left="none" fo:border-right="none" fo:border-top="none" fo:border-bottom="0.5pt solid #000000"/>
    </style:style>
    <style:style style:name="Таблица350" style:family="table">
      <style:table-properties style:rel-width="100%" table:align="center" style:writing-mode="page"/>
    </style:style>
    <style:style style:name="Таблица350.A" style:family="table-column">
      <style:table-column-properties style:rel-column-width="7540*"/>
    </style:style>
    <style:style style:name="Таблица350.B" style:family="table-column">
      <style:table-column-properties style:rel-column-width="397*"/>
    </style:style>
    <style:style style:name="Таблица350.1" style:family="table-row">
      <style:table-row-properties style:row-height="4.99mm"/>
    </style:style>
    <style:style style:name="Таблица350.A1" style:family="table-cell">
      <style:table-cell-properties fo:padding-left="0mm" fo:padding-right="0mm" fo:padding-top="0mm" fo:padding-bottom="0.3mm" fo:border-left="none" fo:border-right="none" fo:border-top="none" fo:border-bottom="0.5pt solid #000000"/>
    </style:style>
    <style:style style:name="Таблица351" style:family="table">
      <style:table-properties style:rel-width="100%" table:align="center" style:writing-mode="page"/>
    </style:style>
    <style:style style:name="Таблица351.A" style:family="table-column">
      <style:table-column-properties style:rel-column-width="368*"/>
    </style:style>
    <style:style style:name="Таблица351.B" style:family="table-column">
      <style:table-column-properties style:rel-column-width="7003*"/>
    </style:style>
    <style:style style:name="Таблица351.1" style:family="table-row">
      <style:table-row-properties style:row-height="4.99mm"/>
    </style:style>
    <style:style style:name="Таблица351.A1" style:family="table-cell">
      <style:table-cell-properties fo:padding-left="0mm" fo:padding-right="0mm" fo:padding-top="0mm" fo:padding-bottom="0.3mm" fo:border-left="none" fo:border-right="none" fo:border-top="none" fo:border-bottom="0.5pt solid #000000"/>
    </style:style>
    <style:style style:name="Таблица352" style:family="table">
      <style:table-properties style:rel-width="100%" table:align="center" style:writing-mode="page"/>
    </style:style>
    <style:style style:name="Таблица352.A" style:family="table-column">
      <style:table-column-properties style:rel-column-width="7540*"/>
    </style:style>
    <style:style style:name="Таблица352.B" style:family="table-column">
      <style:table-column-properties style:rel-column-width="397*"/>
    </style:style>
    <style:style style:name="Таблица352.1" style:family="table-row">
      <style:table-row-properties style:row-height="4.99mm"/>
    </style:style>
    <style:style style:name="Таблица352.A1" style:family="table-cell">
      <style:table-cell-properties fo:padding-left="0mm" fo:padding-right="0mm" fo:padding-top="0mm" fo:padding-bottom="0.3mm" fo:border-left="none" fo:border-right="none" fo:border-top="none" fo:border-bottom="0.5pt solid #000000"/>
    </style:style>
    <style:style style:name="Таблица353" style:family="table">
      <style:table-properties style:rel-width="100%" table:align="center" style:writing-mode="page"/>
    </style:style>
    <style:style style:name="Таблица353.A" style:family="table-column">
      <style:table-column-properties style:rel-column-width="368*"/>
    </style:style>
    <style:style style:name="Таблица353.B" style:family="table-column">
      <style:table-column-properties style:rel-column-width="7003*"/>
    </style:style>
    <style:style style:name="Таблица353.1" style:family="table-row">
      <style:table-row-properties style:row-height="4.99mm"/>
    </style:style>
    <style:style style:name="Таблица353.A1" style:family="table-cell">
      <style:table-cell-properties fo:padding-left="0mm" fo:padding-right="0mm" fo:padding-top="0mm" fo:padding-bottom="0.3mm" fo:border-left="none" fo:border-right="none" fo:border-top="none" fo:border-bottom="0.5pt solid #000000"/>
    </style:style>
    <style:style style:name="Таблица354" style:family="table">
      <style:table-properties style:rel-width="100%" table:align="center" style:writing-mode="page"/>
    </style:style>
    <style:style style:name="Таблица354.A" style:family="table-column">
      <style:table-column-properties style:rel-column-width="7540*"/>
    </style:style>
    <style:style style:name="Таблица354.B" style:family="table-column">
      <style:table-column-properties style:rel-column-width="397*"/>
    </style:style>
    <style:style style:name="Таблица354.1" style:family="table-row">
      <style:table-row-properties style:row-height="4.99mm"/>
    </style:style>
    <style:style style:name="Таблица354.A1" style:family="table-cell">
      <style:table-cell-properties fo:padding-left="0mm" fo:padding-right="0mm" fo:padding-top="0mm" fo:padding-bottom="0.3mm" fo:border-left="none" fo:border-right="none" fo:border-top="none" fo:border-bottom="0.5pt solid #000000"/>
    </style:style>
    <style:style style:name="Таблица355" style:family="table">
      <style:table-properties style:rel-width="100%" table:align="center" style:writing-mode="page"/>
    </style:style>
    <style:style style:name="Таблица355.A" style:family="table-column">
      <style:table-column-properties style:rel-column-width="368*"/>
    </style:style>
    <style:style style:name="Таблица355.B" style:family="table-column">
      <style:table-column-properties style:rel-column-width="7003*"/>
    </style:style>
    <style:style style:name="Таблица355.1" style:family="table-row">
      <style:table-row-properties style:row-height="4.99mm"/>
    </style:style>
    <style:style style:name="Таблица355.A1" style:family="table-cell">
      <style:table-cell-properties fo:padding-left="0mm" fo:padding-right="0mm" fo:padding-top="0mm" fo:padding-bottom="0.3mm" fo:border-left="none" fo:border-right="none" fo:border-top="none" fo:border-bottom="0.5pt solid #000000"/>
    </style:style>
    <style:style style:name="Таблица356" style:family="table">
      <style:table-properties style:rel-width="100%" table:align="center" style:writing-mode="page"/>
    </style:style>
    <style:style style:name="Таблица356.A" style:family="table-column">
      <style:table-column-properties style:rel-column-width="7540*"/>
    </style:style>
    <style:style style:name="Таблица356.B" style:family="table-column">
      <style:table-column-properties style:rel-column-width="397*"/>
    </style:style>
    <style:style style:name="Таблица356.1" style:family="table-row">
      <style:table-row-properties style:row-height="4.99mm"/>
    </style:style>
    <style:style style:name="Таблица356.A1" style:family="table-cell">
      <style:table-cell-properties fo:padding-left="0mm" fo:padding-right="0mm" fo:padding-top="0mm" fo:padding-bottom="0.3mm" fo:border-left="none" fo:border-right="none" fo:border-top="none" fo:border-bottom="0.5pt solid #000000"/>
    </style:style>
    <style:style style:name="Таблица357" style:family="table">
      <style:table-properties style:rel-width="100%" table:align="center" style:writing-mode="page"/>
    </style:style>
    <style:style style:name="Таблица357.A" style:family="table-column">
      <style:table-column-properties style:rel-column-width="368*"/>
    </style:style>
    <style:style style:name="Таблица357.B" style:family="table-column">
      <style:table-column-properties style:rel-column-width="7003*"/>
    </style:style>
    <style:style style:name="Таблица357.1" style:family="table-row">
      <style:table-row-properties style:row-height="4.99mm"/>
    </style:style>
    <style:style style:name="Таблица357.A1" style:family="table-cell">
      <style:table-cell-properties fo:padding-left="0mm" fo:padding-right="0mm" fo:padding-top="0mm" fo:padding-bottom="0.3mm" fo:border-left="none" fo:border-right="none" fo:border-top="none" fo:border-bottom="0.5pt solid #000000"/>
    </style:style>
    <style:style style:name="Таблица358" style:family="table">
      <style:table-properties style:rel-width="100%" table:align="center" style:writing-mode="page"/>
    </style:style>
    <style:style style:name="Таблица358.A" style:family="table-column">
      <style:table-column-properties style:rel-column-width="7540*"/>
    </style:style>
    <style:style style:name="Таблица358.B" style:family="table-column">
      <style:table-column-properties style:rel-column-width="397*"/>
    </style:style>
    <style:style style:name="Таблица358.1" style:family="table-row">
      <style:table-row-properties style:row-height="4.99mm"/>
    </style:style>
    <style:style style:name="Таблица358.A1" style:family="table-cell">
      <style:table-cell-properties fo:padding-left="0mm" fo:padding-right="0mm" fo:padding-top="0mm" fo:padding-bottom="0.3mm" fo:border-left="none" fo:border-right="none" fo:border-top="none" fo:border-bottom="0.5pt solid #000000"/>
    </style:style>
    <style:style style:name="Таблица359" style:family="table">
      <style:table-properties style:rel-width="100%" table:align="center" style:writing-mode="page"/>
    </style:style>
    <style:style style:name="Таблица359.A" style:family="table-column">
      <style:table-column-properties style:rel-column-width="368*"/>
    </style:style>
    <style:style style:name="Таблица359.B" style:family="table-column">
      <style:table-column-properties style:rel-column-width="7003*"/>
    </style:style>
    <style:style style:name="Таблица359.1" style:family="table-row">
      <style:table-row-properties style:row-height="4.99mm"/>
    </style:style>
    <style:style style:name="Таблица359.A1" style:family="table-cell">
      <style:table-cell-properties fo:padding-left="0mm" fo:padding-right="0mm" fo:padding-top="0mm" fo:padding-bottom="0.3mm" fo:border-left="none" fo:border-right="none" fo:border-top="none" fo:border-bottom="0.5pt solid #000000"/>
    </style:style>
    <style:style style:name="Таблица360" style:family="table">
      <style:table-properties style:rel-width="100%" table:align="center" style:writing-mode="page"/>
    </style:style>
    <style:style style:name="Таблица360.A" style:family="table-column">
      <style:table-column-properties style:rel-column-width="7540*"/>
    </style:style>
    <style:style style:name="Таблица360.B" style:family="table-column">
      <style:table-column-properties style:rel-column-width="397*"/>
    </style:style>
    <style:style style:name="Таблица360.1" style:family="table-row">
      <style:table-row-properties style:row-height="4.99mm"/>
    </style:style>
    <style:style style:name="Таблица360.A1" style:family="table-cell">
      <style:table-cell-properties fo:padding-left="0mm" fo:padding-right="0mm" fo:padding-top="0mm" fo:padding-bottom="0.3mm" fo:border-left="none" fo:border-right="none" fo:border-top="none" fo:border-bottom="0.5pt solid #000000"/>
    </style:style>
    <style:style style:name="Таблица361" style:family="table">
      <style:table-properties style:rel-width="100%" table:align="center" style:writing-mode="page"/>
    </style:style>
    <style:style style:name="Таблица361.A" style:family="table-column">
      <style:table-column-properties style:rel-column-width="368*"/>
    </style:style>
    <style:style style:name="Таблица361.B" style:family="table-column">
      <style:table-column-properties style:rel-column-width="7003*"/>
    </style:style>
    <style:style style:name="Таблица361.1" style:family="table-row">
      <style:table-row-properties style:row-height="4.99mm"/>
    </style:style>
    <style:style style:name="Таблица361.A1" style:family="table-cell">
      <style:table-cell-properties fo:padding-left="0mm" fo:padding-right="0mm" fo:padding-top="0mm" fo:padding-bottom="0.3mm" fo:border-left="none" fo:border-right="none" fo:border-top="none" fo:border-bottom="0.5pt solid #000000"/>
    </style:style>
    <style:style style:name="Таблица362" style:family="table">
      <style:table-properties style:rel-width="100%" table:align="center" style:writing-mode="page"/>
    </style:style>
    <style:style style:name="Таблица362.A" style:family="table-column">
      <style:table-column-properties style:rel-column-width="7540*"/>
    </style:style>
    <style:style style:name="Таблица362.B" style:family="table-column">
      <style:table-column-properties style:rel-column-width="397*"/>
    </style:style>
    <style:style style:name="Таблица362.1" style:family="table-row">
      <style:table-row-properties style:row-height="4.99mm"/>
    </style:style>
    <style:style style:name="Таблица362.A1" style:family="table-cell">
      <style:table-cell-properties fo:padding-left="0mm" fo:padding-right="0mm" fo:padding-top="0mm" fo:padding-bottom="0.3mm" fo:border-left="none" fo:border-right="none" fo:border-top="none" fo:border-bottom="0.5pt solid #000000"/>
    </style:style>
    <style:style style:name="Таблица363" style:family="table">
      <style:table-properties style:rel-width="100%" table:align="center" style:writing-mode="page"/>
    </style:style>
    <style:style style:name="Таблица363.A" style:family="table-column">
      <style:table-column-properties style:rel-column-width="368*"/>
    </style:style>
    <style:style style:name="Таблица363.B" style:family="table-column">
      <style:table-column-properties style:rel-column-width="7003*"/>
    </style:style>
    <style:style style:name="Таблица363.1" style:family="table-row">
      <style:table-row-properties style:row-height="4.99mm"/>
    </style:style>
    <style:style style:name="Таблица363.A1" style:family="table-cell">
      <style:table-cell-properties fo:padding-left="0mm" fo:padding-right="0mm" fo:padding-top="0mm" fo:padding-bottom="0.3mm" fo:border-left="none" fo:border-right="none" fo:border-top="none" fo:border-bottom="0.5pt solid #000000"/>
    </style:style>
    <style:style style:name="Таблица364" style:family="table">
      <style:table-properties style:rel-width="100%" table:align="center" style:writing-mode="page"/>
    </style:style>
    <style:style style:name="Таблица364.A" style:family="table-column">
      <style:table-column-properties style:rel-column-width="3968*"/>
    </style:style>
    <style:style style:name="Таблица364.B" style:family="table-column">
      <style:table-column-properties style:rel-column-width="3969*"/>
    </style:style>
    <style:style style:name="Таблица364.A1" style:family="table-cell">
      <style:table-cell-properties fo:padding="0mm" fo:border="none"/>
    </style:style>
    <style:style style:name="Таблица365" style:family="table">
      <style:table-properties style:rel-width="100%" table:align="center" style:writing-mode="page"/>
    </style:style>
    <style:style style:name="Таблица365.A" style:family="table-column">
      <style:table-column-properties style:rel-column-width="7540*"/>
    </style:style>
    <style:style style:name="Таблица365.B" style:family="table-column">
      <style:table-column-properties style:rel-column-width="397*"/>
    </style:style>
    <style:style style:name="Таблица365.1" style:family="table-row">
      <style:table-row-properties style:row-height="4.99mm"/>
    </style:style>
    <style:style style:name="Таблица365.A1" style:family="table-cell">
      <style:table-cell-properties fo:padding-left="0mm" fo:padding-right="0mm" fo:padding-top="0mm" fo:padding-bottom="0.3mm" fo:border-left="none" fo:border-right="none" fo:border-top="none" fo:border-bottom="0.5pt solid #000000"/>
    </style:style>
    <style:style style:name="Таблица366" style:family="table">
      <style:table-properties style:rel-width="100%" table:align="center" style:writing-mode="page"/>
    </style:style>
    <style:style style:name="Таблица366.A" style:family="table-column">
      <style:table-column-properties style:rel-column-width="368*"/>
    </style:style>
    <style:style style:name="Таблица366.B" style:family="table-column">
      <style:table-column-properties style:rel-column-width="7003*"/>
    </style:style>
    <style:style style:name="Таблица366.1" style:family="table-row">
      <style:table-row-properties style:row-height="4.99mm"/>
    </style:style>
    <style:style style:name="Таблица366.A1" style:family="table-cell">
      <style:table-cell-properties fo:padding-left="0mm" fo:padding-right="0mm" fo:padding-top="0mm" fo:padding-bottom="0.3mm" fo:border-left="none" fo:border-right="none" fo:border-top="none" fo:border-bottom="0.5pt solid #000000"/>
    </style:style>
    <style:style style:name="Таблица367" style:family="table">
      <style:table-properties style:rel-width="100%" table:align="center" style:writing-mode="page"/>
    </style:style>
    <style:style style:name="Таблица367.A" style:family="table-column">
      <style:table-column-properties style:rel-column-width="7540*"/>
    </style:style>
    <style:style style:name="Таблица367.B" style:family="table-column">
      <style:table-column-properties style:rel-column-width="397*"/>
    </style:style>
    <style:style style:name="Таблица367.1" style:family="table-row">
      <style:table-row-properties style:row-height="4.99mm"/>
    </style:style>
    <style:style style:name="Таблица367.A1" style:family="table-cell">
      <style:table-cell-properties fo:padding-left="0mm" fo:padding-right="0mm" fo:padding-top="0mm" fo:padding-bottom="0.3mm" fo:border-left="none" fo:border-right="none" fo:border-top="none" fo:border-bottom="0.5pt solid #000000"/>
    </style:style>
    <style:style style:name="Таблица368" style:family="table">
      <style:table-properties style:rel-width="100%" table:align="center" style:writing-mode="page"/>
    </style:style>
    <style:style style:name="Таблица368.A" style:family="table-column">
      <style:table-column-properties style:rel-column-width="368*"/>
    </style:style>
    <style:style style:name="Таблица368.B" style:family="table-column">
      <style:table-column-properties style:rel-column-width="7003*"/>
    </style:style>
    <style:style style:name="Таблица368.1" style:family="table-row">
      <style:table-row-properties style:row-height="4.99mm"/>
    </style:style>
    <style:style style:name="Таблица368.A1" style:family="table-cell">
      <style:table-cell-properties fo:padding-left="0mm" fo:padding-right="0mm" fo:padding-top="0mm" fo:padding-bottom="0.3mm" fo:border-left="none" fo:border-right="none" fo:border-top="none" fo:border-bottom="0.5pt solid #000000"/>
    </style:style>
    <style:style style:name="Таблица369" style:family="table">
      <style:table-properties style:rel-width="100%" table:align="center" style:writing-mode="page"/>
    </style:style>
    <style:style style:name="Таблица369.A" style:family="table-column">
      <style:table-column-properties style:rel-column-width="7540*"/>
    </style:style>
    <style:style style:name="Таблица369.B" style:family="table-column">
      <style:table-column-properties style:rel-column-width="397*"/>
    </style:style>
    <style:style style:name="Таблица369.1" style:family="table-row">
      <style:table-row-properties style:row-height="4.99mm"/>
    </style:style>
    <style:style style:name="Таблица369.A1" style:family="table-cell">
      <style:table-cell-properties fo:padding-left="0mm" fo:padding-right="0mm" fo:padding-top="0mm" fo:padding-bottom="0.3mm" fo:border-left="none" fo:border-right="none" fo:border-top="none" fo:border-bottom="0.5pt solid #000000"/>
    </style:style>
    <style:style style:name="Таблица370" style:family="table">
      <style:table-properties style:rel-width="100%" table:align="center" style:writing-mode="page"/>
    </style:style>
    <style:style style:name="Таблица370.A" style:family="table-column">
      <style:table-column-properties style:rel-column-width="368*"/>
    </style:style>
    <style:style style:name="Таблица370.B" style:family="table-column">
      <style:table-column-properties style:rel-column-width="7003*"/>
    </style:style>
    <style:style style:name="Таблица370.1" style:family="table-row">
      <style:table-row-properties style:row-height="4.99mm"/>
    </style:style>
    <style:style style:name="Таблица370.A1" style:family="table-cell">
      <style:table-cell-properties fo:padding-left="0mm" fo:padding-right="0mm" fo:padding-top="0mm" fo:padding-bottom="0.3mm" fo:border-left="none" fo:border-right="none" fo:border-top="none" fo:border-bottom="0.5pt solid #000000"/>
    </style:style>
    <style:style style:name="Таблица371" style:family="table">
      <style:table-properties style:rel-width="100%" table:align="center" style:writing-mode="page"/>
    </style:style>
    <style:style style:name="Таблица371.A" style:family="table-column">
      <style:table-column-properties style:rel-column-width="7540*"/>
    </style:style>
    <style:style style:name="Таблица371.B" style:family="table-column">
      <style:table-column-properties style:rel-column-width="397*"/>
    </style:style>
    <style:style style:name="Таблица371.1" style:family="table-row">
      <style:table-row-properties style:row-height="4.99mm"/>
    </style:style>
    <style:style style:name="Таблица371.A1" style:family="table-cell">
      <style:table-cell-properties fo:padding-left="0mm" fo:padding-right="0mm" fo:padding-top="0mm" fo:padding-bottom="0.3mm" fo:border-left="none" fo:border-right="none" fo:border-top="none" fo:border-bottom="0.5pt solid #000000"/>
    </style:style>
    <style:style style:name="Таблица372" style:family="table">
      <style:table-properties style:rel-width="100%" table:align="center" style:writing-mode="page"/>
    </style:style>
    <style:style style:name="Таблица372.A" style:family="table-column">
      <style:table-column-properties style:rel-column-width="368*"/>
    </style:style>
    <style:style style:name="Таблица372.B" style:family="table-column">
      <style:table-column-properties style:rel-column-width="7003*"/>
    </style:style>
    <style:style style:name="Таблица372.1" style:family="table-row">
      <style:table-row-properties style:row-height="4.99mm"/>
    </style:style>
    <style:style style:name="Таблица372.A1" style:family="table-cell">
      <style:table-cell-properties fo:padding-left="0mm" fo:padding-right="0mm" fo:padding-top="0mm" fo:padding-bottom="0.3mm" fo:border-left="none" fo:border-right="none" fo:border-top="none" fo:border-bottom="0.5pt solid #000000"/>
    </style:style>
    <style:style style:name="Таблица373" style:family="table">
      <style:table-properties style:rel-width="100%" table:align="center" style:writing-mode="page"/>
    </style:style>
    <style:style style:name="Таблица373.A" style:family="table-column">
      <style:table-column-properties style:rel-column-width="7540*"/>
    </style:style>
    <style:style style:name="Таблица373.B" style:family="table-column">
      <style:table-column-properties style:rel-column-width="397*"/>
    </style:style>
    <style:style style:name="Таблица373.1" style:family="table-row">
      <style:table-row-properties style:row-height="4.99mm"/>
    </style:style>
    <style:style style:name="Таблица373.A1" style:family="table-cell">
      <style:table-cell-properties fo:padding-left="0mm" fo:padding-right="0mm" fo:padding-top="0mm" fo:padding-bottom="0.3mm" fo:border-left="none" fo:border-right="none" fo:border-top="none" fo:border-bottom="0.5pt solid #000000"/>
    </style:style>
    <style:style style:name="Таблица374" style:family="table">
      <style:table-properties style:rel-width="100%" table:align="center" style:writing-mode="page"/>
    </style:style>
    <style:style style:name="Таблица374.A" style:family="table-column">
      <style:table-column-properties style:rel-column-width="368*"/>
    </style:style>
    <style:style style:name="Таблица374.B" style:family="table-column">
      <style:table-column-properties style:rel-column-width="7003*"/>
    </style:style>
    <style:style style:name="Таблица374.1" style:family="table-row">
      <style:table-row-properties style:row-height="4.99mm"/>
    </style:style>
    <style:style style:name="Таблица374.A1" style:family="table-cell">
      <style:table-cell-properties fo:padding-left="0mm" fo:padding-right="0mm" fo:padding-top="0mm" fo:padding-bottom="0.3mm" fo:border-left="none" fo:border-right="none" fo:border-top="none" fo:border-bottom="0.5pt solid #000000"/>
    </style:style>
    <style:style style:name="Таблица375" style:family="table">
      <style:table-properties style:rel-width="100%" table:align="center" style:writing-mode="page"/>
    </style:style>
    <style:style style:name="Таблица375.A" style:family="table-column">
      <style:table-column-properties style:rel-column-width="7540*"/>
    </style:style>
    <style:style style:name="Таблица375.B" style:family="table-column">
      <style:table-column-properties style:rel-column-width="397*"/>
    </style:style>
    <style:style style:name="Таблица375.1" style:family="table-row">
      <style:table-row-properties style:row-height="4.99mm"/>
    </style:style>
    <style:style style:name="Таблица375.A1" style:family="table-cell">
      <style:table-cell-properties fo:padding-left="0mm" fo:padding-right="0mm" fo:padding-top="0mm" fo:padding-bottom="0.3mm" fo:border-left="none" fo:border-right="none" fo:border-top="none" fo:border-bottom="0.5pt solid #000000"/>
    </style:style>
    <style:style style:name="Таблица376" style:family="table">
      <style:table-properties style:rel-width="100%" table:align="center" style:writing-mode="page"/>
    </style:style>
    <style:style style:name="Таблица376.A" style:family="table-column">
      <style:table-column-properties style:rel-column-width="368*"/>
    </style:style>
    <style:style style:name="Таблица376.B" style:family="table-column">
      <style:table-column-properties style:rel-column-width="7003*"/>
    </style:style>
    <style:style style:name="Таблица376.1" style:family="table-row">
      <style:table-row-properties style:row-height="4.99mm"/>
    </style:style>
    <style:style style:name="Таблица376.A1" style:family="table-cell">
      <style:table-cell-properties fo:padding-left="0mm" fo:padding-right="0mm" fo:padding-top="0mm" fo:padding-bottom="0.3mm" fo:border-left="none" fo:border-right="none" fo:border-top="none" fo:border-bottom="0.5pt solid #000000"/>
    </style:style>
    <style:style style:name="Таблица377" style:family="table">
      <style:table-properties style:rel-width="100%" table:align="center" style:writing-mode="page"/>
    </style:style>
    <style:style style:name="Таблица377.A" style:family="table-column">
      <style:table-column-properties style:rel-column-width="7540*"/>
    </style:style>
    <style:style style:name="Таблица377.B" style:family="table-column">
      <style:table-column-properties style:rel-column-width="397*"/>
    </style:style>
    <style:style style:name="Таблица377.1" style:family="table-row">
      <style:table-row-properties style:row-height="4.99mm"/>
    </style:style>
    <style:style style:name="Таблица377.A1" style:family="table-cell">
      <style:table-cell-properties fo:padding-left="0mm" fo:padding-right="0mm" fo:padding-top="0mm" fo:padding-bottom="0.3mm" fo:border-left="none" fo:border-right="none" fo:border-top="none" fo:border-bottom="0.5pt solid #000000"/>
    </style:style>
    <style:style style:name="Таблица378" style:family="table">
      <style:table-properties style:rel-width="100%" table:align="center" style:writing-mode="page"/>
    </style:style>
    <style:style style:name="Таблица378.A" style:family="table-column">
      <style:table-column-properties style:rel-column-width="368*"/>
    </style:style>
    <style:style style:name="Таблица378.B" style:family="table-column">
      <style:table-column-properties style:rel-column-width="7003*"/>
    </style:style>
    <style:style style:name="Таблица378.1" style:family="table-row">
      <style:table-row-properties style:row-height="4.99mm"/>
    </style:style>
    <style:style style:name="Таблица378.A1" style:family="table-cell">
      <style:table-cell-properties fo:padding-left="0mm" fo:padding-right="0mm" fo:padding-top="0mm" fo:padding-bottom="0.3mm" fo:border-left="none" fo:border-right="none" fo:border-top="none" fo:border-bottom="0.5pt solid #000000"/>
    </style:style>
    <style:style style:name="Таблица379" style:family="table">
      <style:table-properties style:rel-width="100%" table:align="center" style:writing-mode="page"/>
    </style:style>
    <style:style style:name="Таблица379.A" style:family="table-column">
      <style:table-column-properties style:rel-column-width="7540*"/>
    </style:style>
    <style:style style:name="Таблица379.B" style:family="table-column">
      <style:table-column-properties style:rel-column-width="397*"/>
    </style:style>
    <style:style style:name="Таблица379.1" style:family="table-row">
      <style:table-row-properties style:row-height="4.99mm"/>
    </style:style>
    <style:style style:name="Таблица379.A1" style:family="table-cell">
      <style:table-cell-properties fo:padding-left="0mm" fo:padding-right="0mm" fo:padding-top="0mm" fo:padding-bottom="0.3mm" fo:border-left="none" fo:border-right="none" fo:border-top="none" fo:border-bottom="0.5pt solid #000000"/>
    </style:style>
    <style:style style:name="Таблица380" style:family="table">
      <style:table-properties style:rel-width="100%" table:align="center" style:writing-mode="page"/>
    </style:style>
    <style:style style:name="Таблица380.A" style:family="table-column">
      <style:table-column-properties style:rel-column-width="368*"/>
    </style:style>
    <style:style style:name="Таблица380.B" style:family="table-column">
      <style:table-column-properties style:rel-column-width="7003*"/>
    </style:style>
    <style:style style:name="Таблица380.1" style:family="table-row">
      <style:table-row-properties style:row-height="4.99mm"/>
    </style:style>
    <style:style style:name="Таблица380.A1" style:family="table-cell">
      <style:table-cell-properties fo:padding-left="0mm" fo:padding-right="0mm" fo:padding-top="0mm" fo:padding-bottom="0.3mm" fo:border-left="none" fo:border-right="none" fo:border-top="none" fo:border-bottom="0.5pt solid #000000"/>
    </style:style>
    <style:style style:name="Таблица381" style:family="table">
      <style:table-properties style:rel-width="100%" table:align="center" style:writing-mode="page"/>
    </style:style>
    <style:style style:name="Таблица381.A" style:family="table-column">
      <style:table-column-properties style:rel-column-width="7540*"/>
    </style:style>
    <style:style style:name="Таблица381.B" style:family="table-column">
      <style:table-column-properties style:rel-column-width="397*"/>
    </style:style>
    <style:style style:name="Таблица381.1" style:family="table-row">
      <style:table-row-properties style:row-height="4.99mm"/>
    </style:style>
    <style:style style:name="Таблица381.A1" style:family="table-cell">
      <style:table-cell-properties fo:padding-left="0mm" fo:padding-right="0mm" fo:padding-top="0mm" fo:padding-bottom="0.3mm" fo:border-left="none" fo:border-right="none" fo:border-top="none" fo:border-bottom="0.5pt solid #000000"/>
    </style:style>
    <style:style style:name="Таблица382" style:family="table">
      <style:table-properties style:rel-width="100%" table:align="center" style:writing-mode="page"/>
    </style:style>
    <style:style style:name="Таблица382.A" style:family="table-column">
      <style:table-column-properties style:rel-column-width="368*"/>
    </style:style>
    <style:style style:name="Таблица382.B" style:family="table-column">
      <style:table-column-properties style:rel-column-width="7003*"/>
    </style:style>
    <style:style style:name="Таблица382.1" style:family="table-row">
      <style:table-row-properties style:row-height="4.99mm"/>
    </style:style>
    <style:style style:name="Таблица382.A1" style:family="table-cell">
      <style:table-cell-properties fo:padding-left="0mm" fo:padding-right="0mm" fo:padding-top="0mm" fo:padding-bottom="0.3mm" fo:border-left="none" fo:border-right="none" fo:border-top="none" fo:border-bottom="0.5pt solid #000000"/>
    </style:style>
    <style:style style:name="Таблица383" style:family="table">
      <style:table-properties style:rel-width="100%" table:align="center" style:writing-mode="page"/>
    </style:style>
    <style:style style:name="Таблица383.A" style:family="table-column">
      <style:table-column-properties style:rel-column-width="7540*"/>
    </style:style>
    <style:style style:name="Таблица383.B" style:family="table-column">
      <style:table-column-properties style:rel-column-width="397*"/>
    </style:style>
    <style:style style:name="Таблица383.1" style:family="table-row">
      <style:table-row-properties style:row-height="4.99mm"/>
    </style:style>
    <style:style style:name="Таблица383.A1" style:family="table-cell">
      <style:table-cell-properties fo:padding-left="0mm" fo:padding-right="0mm" fo:padding-top="0mm" fo:padding-bottom="0.3mm" fo:border-left="none" fo:border-right="none" fo:border-top="none" fo:border-bottom="0.5pt solid #000000"/>
    </style:style>
    <style:style style:name="Таблица384" style:family="table">
      <style:table-properties style:rel-width="100%" table:align="center" style:writing-mode="page"/>
    </style:style>
    <style:style style:name="Таблица384.A" style:family="table-column">
      <style:table-column-properties style:rel-column-width="368*"/>
    </style:style>
    <style:style style:name="Таблица384.B" style:family="table-column">
      <style:table-column-properties style:rel-column-width="7003*"/>
    </style:style>
    <style:style style:name="Таблица384.1" style:family="table-row">
      <style:table-row-properties style:row-height="4.99mm"/>
    </style:style>
    <style:style style:name="Таблица384.A1" style:family="table-cell">
      <style:table-cell-properties fo:padding-left="0mm" fo:padding-right="0mm" fo:padding-top="0mm" fo:padding-bottom="0.3mm" fo:border-left="none" fo:border-right="none" fo:border-top="none" fo:border-bottom="0.5pt solid #000000"/>
    </style:style>
    <style:style style:name="Таблица385" style:family="table">
      <style:table-properties style:rel-width="100%" table:align="center" style:writing-mode="page"/>
    </style:style>
    <style:style style:name="Таблица385.A" style:family="table-column">
      <style:table-column-properties style:rel-column-width="7540*"/>
    </style:style>
    <style:style style:name="Таблица385.B" style:family="table-column">
      <style:table-column-properties style:rel-column-width="397*"/>
    </style:style>
    <style:style style:name="Таблица385.1" style:family="table-row">
      <style:table-row-properties style:row-height="4.99mm"/>
    </style:style>
    <style:style style:name="Таблица385.A1" style:family="table-cell">
      <style:table-cell-properties fo:padding-left="0mm" fo:padding-right="0mm" fo:padding-top="0mm" fo:padding-bottom="0.3mm" fo:border-left="none" fo:border-right="none" fo:border-top="none" fo:border-bottom="0.5pt solid #000000"/>
    </style:style>
    <style:style style:name="Таблица386" style:family="table">
      <style:table-properties style:rel-width="100%" table:align="center" style:writing-mode="page"/>
    </style:style>
    <style:style style:name="Таблица386.A" style:family="table-column">
      <style:table-column-properties style:rel-column-width="368*"/>
    </style:style>
    <style:style style:name="Таблица386.B" style:family="table-column">
      <style:table-column-properties style:rel-column-width="7003*"/>
    </style:style>
    <style:style style:name="Таблица386.1" style:family="table-row">
      <style:table-row-properties style:row-height="4.99mm"/>
    </style:style>
    <style:style style:name="Таблица386.A1" style:family="table-cell">
      <style:table-cell-properties fo:padding-left="0mm" fo:padding-right="0mm" fo:padding-top="0mm" fo:padding-bottom="0.3mm" fo:border-left="none" fo:border-right="none" fo:border-top="none" fo:border-bottom="0.5pt solid #000000"/>
    </style:style>
    <style:style style:name="Таблица387" style:family="table">
      <style:table-properties style:rel-width="100%" table:align="center" style:writing-mode="page"/>
    </style:style>
    <style:style style:name="Таблица387.A" style:family="table-column">
      <style:table-column-properties style:rel-column-width="7540*"/>
    </style:style>
    <style:style style:name="Таблица387.B" style:family="table-column">
      <style:table-column-properties style:rel-column-width="397*"/>
    </style:style>
    <style:style style:name="Таблица387.1" style:family="table-row">
      <style:table-row-properties style:row-height="4.99mm"/>
    </style:style>
    <style:style style:name="Таблица387.A1" style:family="table-cell">
      <style:table-cell-properties fo:padding-left="0mm" fo:padding-right="0mm" fo:padding-top="0mm" fo:padding-bottom="0.3mm" fo:border-left="none" fo:border-right="none" fo:border-top="none" fo:border-bottom="0.5pt solid #000000"/>
    </style:style>
    <style:style style:name="Таблица388" style:family="table">
      <style:table-properties style:rel-width="100%" table:align="center" style:writing-mode="page"/>
    </style:style>
    <style:style style:name="Таблица388.A" style:family="table-column">
      <style:table-column-properties style:rel-column-width="368*"/>
    </style:style>
    <style:style style:name="Таблица388.B" style:family="table-column">
      <style:table-column-properties style:rel-column-width="7003*"/>
    </style:style>
    <style:style style:name="Таблица388.1" style:family="table-row">
      <style:table-row-properties style:row-height="4.99mm"/>
    </style:style>
    <style:style style:name="Таблица388.A1" style:family="table-cell">
      <style:table-cell-properties fo:padding-left="0mm" fo:padding-right="0mm" fo:padding-top="0mm" fo:padding-bottom="0.3mm" fo:border-left="none" fo:border-right="none" fo:border-top="none" fo:border-bottom="0.5pt solid #000000"/>
    </style:style>
    <style:style style:name="Таблица389" style:family="table">
      <style:table-properties style:rel-width="100%" table:align="center" style:writing-mode="page"/>
    </style:style>
    <style:style style:name="Таблица389.A" style:family="table-column">
      <style:table-column-properties style:rel-column-width="7540*"/>
    </style:style>
    <style:style style:name="Таблица389.B" style:family="table-column">
      <style:table-column-properties style:rel-column-width="397*"/>
    </style:style>
    <style:style style:name="Таблица389.1" style:family="table-row">
      <style:table-row-properties style:row-height="4.99mm"/>
    </style:style>
    <style:style style:name="Таблица389.A1" style:family="table-cell">
      <style:table-cell-properties fo:padding-left="0mm" fo:padding-right="0mm" fo:padding-top="0mm" fo:padding-bottom="0.3mm" fo:border-left="none" fo:border-right="none" fo:border-top="none" fo:border-bottom="0.5pt solid #000000"/>
    </style:style>
    <style:style style:name="Таблица390" style:family="table">
      <style:table-properties style:rel-width="100%" table:align="center" style:writing-mode="page"/>
    </style:style>
    <style:style style:name="Таблица390.A" style:family="table-column">
      <style:table-column-properties style:rel-column-width="368*"/>
    </style:style>
    <style:style style:name="Таблица390.B" style:family="table-column">
      <style:table-column-properties style:rel-column-width="7003*"/>
    </style:style>
    <style:style style:name="Таблица390.1" style:family="table-row">
      <style:table-row-properties style:row-height="4.99mm"/>
    </style:style>
    <style:style style:name="Таблица390.A1" style:family="table-cell">
      <style:table-cell-properties fo:padding-left="0mm" fo:padding-right="0mm" fo:padding-top="0mm" fo:padding-bottom="0.3mm" fo:border-left="none" fo:border-right="none" fo:border-top="none" fo:border-bottom="0.5pt solid #000000"/>
    </style:style>
    <style:style style:name="Таблица391" style:family="table">
      <style:table-properties style:rel-width="100%" table:align="center" style:writing-mode="page"/>
    </style:style>
    <style:style style:name="Таблица391.A" style:family="table-column">
      <style:table-column-properties style:rel-column-width="7540*"/>
    </style:style>
    <style:style style:name="Таблица391.B" style:family="table-column">
      <style:table-column-properties style:rel-column-width="397*"/>
    </style:style>
    <style:style style:name="Таблица391.1" style:family="table-row">
      <style:table-row-properties style:row-height="4.99mm"/>
    </style:style>
    <style:style style:name="Таблица391.A1" style:family="table-cell">
      <style:table-cell-properties fo:padding-left="0mm" fo:padding-right="0mm" fo:padding-top="0mm" fo:padding-bottom="0.3mm" fo:border-left="none" fo:border-right="none" fo:border-top="none" fo:border-bottom="0.5pt solid #000000"/>
    </style:style>
    <style:style style:name="Таблица392" style:family="table">
      <style:table-properties style:rel-width="100%" table:align="center" style:writing-mode="page"/>
    </style:style>
    <style:style style:name="Таблица392.A" style:family="table-column">
      <style:table-column-properties style:rel-column-width="368*"/>
    </style:style>
    <style:style style:name="Таблица392.B" style:family="table-column">
      <style:table-column-properties style:rel-column-width="7003*"/>
    </style:style>
    <style:style style:name="Таблица392.1" style:family="table-row">
      <style:table-row-properties style:row-height="4.99mm"/>
    </style:style>
    <style:style style:name="Таблица392.A1" style:family="table-cell">
      <style:table-cell-properties fo:padding-left="0mm" fo:padding-right="0mm" fo:padding-top="0mm" fo:padding-bottom="0.3mm" fo:border-left="none" fo:border-right="none" fo:border-top="none" fo:border-bottom="0.5pt solid #000000"/>
    </style:style>
    <style:style style:name="Таблица393" style:family="table">
      <style:table-properties style:rel-width="100%" table:align="center" style:writing-mode="page"/>
    </style:style>
    <style:style style:name="Таблица393.A" style:family="table-column">
      <style:table-column-properties style:rel-column-width="7540*"/>
    </style:style>
    <style:style style:name="Таблица393.B" style:family="table-column">
      <style:table-column-properties style:rel-column-width="397*"/>
    </style:style>
    <style:style style:name="Таблица393.1" style:family="table-row">
      <style:table-row-properties style:row-height="4.99mm"/>
    </style:style>
    <style:style style:name="Таблица393.A1" style:family="table-cell">
      <style:table-cell-properties fo:padding-left="0mm" fo:padding-right="0mm" fo:padding-top="0mm" fo:padding-bottom="0.3mm" fo:border-left="none" fo:border-right="none" fo:border-top="none" fo:border-bottom="0.5pt solid #000000"/>
    </style:style>
    <style:style style:name="Таблица394" style:family="table">
      <style:table-properties style:rel-width="100%" table:align="center" style:writing-mode="page"/>
    </style:style>
    <style:style style:name="Таблица394.A" style:family="table-column">
      <style:table-column-properties style:rel-column-width="368*"/>
    </style:style>
    <style:style style:name="Таблица394.B" style:family="table-column">
      <style:table-column-properties style:rel-column-width="7003*"/>
    </style:style>
    <style:style style:name="Таблица394.1" style:family="table-row">
      <style:table-row-properties style:row-height="4.99mm"/>
    </style:style>
    <style:style style:name="Таблица394.A1" style:family="table-cell">
      <style:table-cell-properties fo:padding-left="0mm" fo:padding-right="0mm" fo:padding-top="0mm" fo:padding-bottom="0.3mm" fo:border-left="none" fo:border-right="none" fo:border-top="none" fo:border-bottom="0.5pt solid #000000"/>
    </style:style>
    <style:style style:name="Таблица395" style:family="table">
      <style:table-properties style:rel-width="100%" table:align="center" style:writing-mode="page"/>
    </style:style>
    <style:style style:name="Таблица395.A" style:family="table-column">
      <style:table-column-properties style:rel-column-width="7540*"/>
    </style:style>
    <style:style style:name="Таблица395.B" style:family="table-column">
      <style:table-column-properties style:rel-column-width="397*"/>
    </style:style>
    <style:style style:name="Таблица395.1" style:family="table-row">
      <style:table-row-properties style:row-height="4.99mm"/>
    </style:style>
    <style:style style:name="Таблица395.A1" style:family="table-cell">
      <style:table-cell-properties fo:padding-left="0mm" fo:padding-right="0mm" fo:padding-top="0mm" fo:padding-bottom="0.3mm" fo:border-left="none" fo:border-right="none" fo:border-top="none" fo:border-bottom="0.5pt solid #000000"/>
    </style:style>
    <style:style style:name="Таблица396" style:family="table">
      <style:table-properties style:rel-width="100%" table:align="center" style:writing-mode="page"/>
    </style:style>
    <style:style style:name="Таблица396.A" style:family="table-column">
      <style:table-column-properties style:rel-column-width="368*"/>
    </style:style>
    <style:style style:name="Таблица396.B" style:family="table-column">
      <style:table-column-properties style:rel-column-width="7003*"/>
    </style:style>
    <style:style style:name="Таблица396.1" style:family="table-row">
      <style:table-row-properties style:row-height="4.99mm"/>
    </style:style>
    <style:style style:name="Таблица396.A1" style:family="table-cell">
      <style:table-cell-properties fo:padding-left="0mm" fo:padding-right="0mm" fo:padding-top="0mm" fo:padding-bottom="0.3mm" fo:border-left="none" fo:border-right="none" fo:border-top="none" fo:border-bottom="0.5pt solid #000000"/>
    </style:style>
    <style:style style:name="Таблица397" style:family="table">
      <style:table-properties style:rel-width="100%" table:align="center" style:writing-mode="page"/>
    </style:style>
    <style:style style:name="Таблица397.A" style:family="table-column">
      <style:table-column-properties style:rel-column-width="7540*"/>
    </style:style>
    <style:style style:name="Таблица397.B" style:family="table-column">
      <style:table-column-properties style:rel-column-width="397*"/>
    </style:style>
    <style:style style:name="Таблица397.1" style:family="table-row">
      <style:table-row-properties style:row-height="4.99mm"/>
    </style:style>
    <style:style style:name="Таблица397.A1" style:family="table-cell">
      <style:table-cell-properties fo:padding-left="0mm" fo:padding-right="0mm" fo:padding-top="0mm" fo:padding-bottom="0.3mm" fo:border-left="none" fo:border-right="none" fo:border-top="none" fo:border-bottom="0.5pt solid #000000"/>
    </style:style>
    <style:style style:name="Таблица398" style:family="table">
      <style:table-properties style:rel-width="100%" table:align="center" style:writing-mode="page"/>
    </style:style>
    <style:style style:name="Таблица398.A" style:family="table-column">
      <style:table-column-properties style:rel-column-width="368*"/>
    </style:style>
    <style:style style:name="Таблица398.B" style:family="table-column">
      <style:table-column-properties style:rel-column-width="7003*"/>
    </style:style>
    <style:style style:name="Таблица398.1" style:family="table-row">
      <style:table-row-properties style:row-height="4.99mm"/>
    </style:style>
    <style:style style:name="Таблица398.A1" style:family="table-cell">
      <style:table-cell-properties fo:padding-left="0mm" fo:padding-right="0mm" fo:padding-top="0mm" fo:padding-bottom="0.3mm" fo:border-left="none" fo:border-right="none" fo:border-top="none" fo:border-bottom="0.5pt solid #000000"/>
    </style:style>
    <style:style style:name="Таблица399" style:family="table">
      <style:table-properties style:rel-width="100%" table:align="center" style:writing-mode="page"/>
    </style:style>
    <style:style style:name="Таблица399.A" style:family="table-column">
      <style:table-column-properties style:rel-column-width="7540*"/>
    </style:style>
    <style:style style:name="Таблица399.B" style:family="table-column">
      <style:table-column-properties style:rel-column-width="397*"/>
    </style:style>
    <style:style style:name="Таблица399.1" style:family="table-row">
      <style:table-row-properties style:row-height="4.99mm"/>
    </style:style>
    <style:style style:name="Таблица399.A1" style:family="table-cell">
      <style:table-cell-properties fo:padding-left="0mm" fo:padding-right="0mm" fo:padding-top="0mm" fo:padding-bottom="0.3mm" fo:border-left="none" fo:border-right="none" fo:border-top="none" fo:border-bottom="0.5pt solid #000000"/>
    </style:style>
    <style:style style:name="Таблица400" style:family="table">
      <style:table-properties style:rel-width="100%" table:align="center" style:writing-mode="page"/>
    </style:style>
    <style:style style:name="Таблица400.A" style:family="table-column">
      <style:table-column-properties style:rel-column-width="368*"/>
    </style:style>
    <style:style style:name="Таблица400.B" style:family="table-column">
      <style:table-column-properties style:rel-column-width="7003*"/>
    </style:style>
    <style:style style:name="Таблица400.1" style:family="table-row">
      <style:table-row-properties style:row-height="4.99mm"/>
    </style:style>
    <style:style style:name="Таблица400.A1" style:family="table-cell">
      <style:table-cell-properties fo:padding-left="0mm" fo:padding-right="0mm" fo:padding-top="0mm" fo:padding-bottom="0.3mm" fo:border-left="none" fo:border-right="none" fo:border-top="none" fo:border-bottom="0.5pt solid #000000"/>
    </style:style>
    <style:style style:name="Таблица401" style:family="table">
      <style:table-properties style:rel-width="100%" table:align="center" style:writing-mode="page"/>
    </style:style>
    <style:style style:name="Таблица401.A" style:family="table-column">
      <style:table-column-properties style:rel-column-width="7540*"/>
    </style:style>
    <style:style style:name="Таблица401.B" style:family="table-column">
      <style:table-column-properties style:rel-column-width="397*"/>
    </style:style>
    <style:style style:name="Таблица401.1" style:family="table-row">
      <style:table-row-properties style:row-height="4.99mm"/>
    </style:style>
    <style:style style:name="Таблица401.A1" style:family="table-cell">
      <style:table-cell-properties fo:padding-left="0mm" fo:padding-right="0mm" fo:padding-top="0mm" fo:padding-bottom="0.3mm" fo:border-left="none" fo:border-right="none" fo:border-top="none" fo:border-bottom="0.5pt solid #000000"/>
    </style:style>
    <style:style style:name="Таблица402" style:family="table">
      <style:table-properties style:rel-width="100%" table:align="center" style:writing-mode="page"/>
    </style:style>
    <style:style style:name="Таблица402.A" style:family="table-column">
      <style:table-column-properties style:rel-column-width="368*"/>
    </style:style>
    <style:style style:name="Таблица402.B" style:family="table-column">
      <style:table-column-properties style:rel-column-width="7003*"/>
    </style:style>
    <style:style style:name="Таблица402.1" style:family="table-row">
      <style:table-row-properties style:row-height="4.99mm"/>
    </style:style>
    <style:style style:name="Таблица402.A1" style:family="table-cell">
      <style:table-cell-properties fo:padding-left="0mm" fo:padding-right="0mm" fo:padding-top="0mm" fo:padding-bottom="0.3mm" fo:border-left="none" fo:border-right="none" fo:border-top="none" fo:border-bottom="0.5pt solid #000000"/>
    </style:style>
    <style:style style:name="Таблица403" style:family="table">
      <style:table-properties style:rel-width="100%" table:align="center" style:writing-mode="page"/>
    </style:style>
    <style:style style:name="Таблица403.A" style:family="table-column">
      <style:table-column-properties style:rel-column-width="7540*"/>
    </style:style>
    <style:style style:name="Таблица403.B" style:family="table-column">
      <style:table-column-properties style:rel-column-width="397*"/>
    </style:style>
    <style:style style:name="Таблица403.1" style:family="table-row">
      <style:table-row-properties style:row-height="4.99mm"/>
    </style:style>
    <style:style style:name="Таблица403.A1" style:family="table-cell">
      <style:table-cell-properties fo:padding-left="0mm" fo:padding-right="0mm" fo:padding-top="0mm" fo:padding-bottom="0.3mm" fo:border-left="none" fo:border-right="none" fo:border-top="none" fo:border-bottom="0.5pt solid #000000"/>
    </style:style>
    <style:style style:name="Таблица404" style:family="table">
      <style:table-properties style:rel-width="100%" table:align="center" style:writing-mode="page"/>
    </style:style>
    <style:style style:name="Таблица404.A" style:family="table-column">
      <style:table-column-properties style:rel-column-width="368*"/>
    </style:style>
    <style:style style:name="Таблица404.B" style:family="table-column">
      <style:table-column-properties style:rel-column-width="7003*"/>
    </style:style>
    <style:style style:name="Таблица404.1" style:family="table-row">
      <style:table-row-properties style:row-height="4.99mm"/>
    </style:style>
    <style:style style:name="Таблица404.A1" style:family="table-cell">
      <style:table-cell-properties fo:padding-left="0mm" fo:padding-right="0mm" fo:padding-top="0mm" fo:padding-bottom="0.3mm" fo:border-left="none" fo:border-right="none" fo:border-top="none" fo:border-bottom="0.5pt solid #000000"/>
    </style:style>
    <style:style style:name="Таблица405" style:family="table">
      <style:table-properties style:rel-width="100%" table:align="center" style:writing-mode="page"/>
    </style:style>
    <style:style style:name="Таблица405.A" style:family="table-column">
      <style:table-column-properties style:rel-column-width="7540*"/>
    </style:style>
    <style:style style:name="Таблица405.B" style:family="table-column">
      <style:table-column-properties style:rel-column-width="397*"/>
    </style:style>
    <style:style style:name="Таблица405.1" style:family="table-row">
      <style:table-row-properties style:row-height="4.99mm"/>
    </style:style>
    <style:style style:name="Таблица405.A1" style:family="table-cell">
      <style:table-cell-properties fo:padding-left="0mm" fo:padding-right="0mm" fo:padding-top="0mm" fo:padding-bottom="0.3mm" fo:border-left="none" fo:border-right="none" fo:border-top="none" fo:border-bottom="0.5pt solid #000000"/>
    </style:style>
    <style:style style:name="Таблица406" style:family="table">
      <style:table-properties style:rel-width="100%" table:align="center" style:writing-mode="page"/>
    </style:style>
    <style:style style:name="Таблица406.A" style:family="table-column">
      <style:table-column-properties style:rel-column-width="368*"/>
    </style:style>
    <style:style style:name="Таблица406.B" style:family="table-column">
      <style:table-column-properties style:rel-column-width="7003*"/>
    </style:style>
    <style:style style:name="Таблица406.1" style:family="table-row">
      <style:table-row-properties style:row-height="4.99mm"/>
    </style:style>
    <style:style style:name="Таблица406.A1" style:family="table-cell">
      <style:table-cell-properties fo:padding-left="0mm" fo:padding-right="0mm" fo:padding-top="0mm" fo:padding-bottom="0.3mm" fo:border-left="none" fo:border-right="none" fo:border-top="none" fo:border-bottom="0.5pt solid #000000"/>
    </style:style>
    <style:style style:name="Таблица407" style:family="table">
      <style:table-properties style:rel-width="100%" table:align="center" style:writing-mode="page"/>
    </style:style>
    <style:style style:name="Таблица407.A" style:family="table-column">
      <style:table-column-properties style:rel-column-width="7540*"/>
    </style:style>
    <style:style style:name="Таблица407.B" style:family="table-column">
      <style:table-column-properties style:rel-column-width="397*"/>
    </style:style>
    <style:style style:name="Таблица407.1" style:family="table-row">
      <style:table-row-properties style:row-height="4.99mm"/>
    </style:style>
    <style:style style:name="Таблица407.A1" style:family="table-cell">
      <style:table-cell-properties fo:padding-left="0mm" fo:padding-right="0mm" fo:padding-top="0mm" fo:padding-bottom="0.3mm" fo:border-left="none" fo:border-right="none" fo:border-top="none" fo:border-bottom="0.5pt solid #000000"/>
    </style:style>
    <style:style style:name="Таблица408" style:family="table">
      <style:table-properties style:rel-width="100%" table:align="center" style:writing-mode="page"/>
    </style:style>
    <style:style style:name="Таблица408.A" style:family="table-column">
      <style:table-column-properties style:rel-column-width="368*"/>
    </style:style>
    <style:style style:name="Таблица408.B" style:family="table-column">
      <style:table-column-properties style:rel-column-width="7003*"/>
    </style:style>
    <style:style style:name="Таблица408.1" style:family="table-row">
      <style:table-row-properties style:row-height="4.99mm"/>
    </style:style>
    <style:style style:name="Таблица408.A1" style:family="table-cell">
      <style:table-cell-properties fo:padding-left="0mm" fo:padding-right="0mm" fo:padding-top="0mm" fo:padding-bottom="0.3mm" fo:border-left="none" fo:border-right="none" fo:border-top="none" fo:border-bottom="0.5pt solid #000000"/>
    </style:style>
    <style:style style:name="Таблица409" style:family="table">
      <style:table-properties style:rel-width="100%" table:align="center" style:writing-mode="page"/>
    </style:style>
    <style:style style:name="Таблица409.A" style:family="table-column">
      <style:table-column-properties style:rel-column-width="7540*"/>
    </style:style>
    <style:style style:name="Таблица409.B" style:family="table-column">
      <style:table-column-properties style:rel-column-width="397*"/>
    </style:style>
    <style:style style:name="Таблица409.1" style:family="table-row">
      <style:table-row-properties style:row-height="4.99mm"/>
    </style:style>
    <style:style style:name="Таблица409.A1" style:family="table-cell">
      <style:table-cell-properties fo:padding-left="0mm" fo:padding-right="0mm" fo:padding-top="0mm" fo:padding-bottom="0.3mm" fo:border-left="none" fo:border-right="none" fo:border-top="none" fo:border-bottom="0.5pt solid #000000"/>
    </style:style>
    <style:style style:name="Таблица410" style:family="table">
      <style:table-properties style:rel-width="100%" table:align="center" style:writing-mode="page"/>
    </style:style>
    <style:style style:name="Таблица410.A" style:family="table-column">
      <style:table-column-properties style:rel-column-width="368*"/>
    </style:style>
    <style:style style:name="Таблица410.B" style:family="table-column">
      <style:table-column-properties style:rel-column-width="7003*"/>
    </style:style>
    <style:style style:name="Таблица410.1" style:family="table-row">
      <style:table-row-properties style:row-height="4.99mm"/>
    </style:style>
    <style:style style:name="Таблица410.A1" style:family="table-cell">
      <style:table-cell-properties fo:padding-left="0mm" fo:padding-right="0mm" fo:padding-top="0mm" fo:padding-bottom="0.3mm" fo:border-left="none" fo:border-right="none" fo:border-top="none" fo:border-bottom="0.5pt solid #000000"/>
    </style:style>
    <style:style style:name="Таблица411" style:family="table">
      <style:table-properties style:rel-width="100%" table:align="center" style:writing-mode="page"/>
    </style:style>
    <style:style style:name="Таблица411.A" style:family="table-column">
      <style:table-column-properties style:rel-column-width="7540*"/>
    </style:style>
    <style:style style:name="Таблица411.B" style:family="table-column">
      <style:table-column-properties style:rel-column-width="397*"/>
    </style:style>
    <style:style style:name="Таблица411.1" style:family="table-row">
      <style:table-row-properties style:row-height="4.99mm"/>
    </style:style>
    <style:style style:name="Таблица411.A1" style:family="table-cell">
      <style:table-cell-properties fo:padding-left="0mm" fo:padding-right="0mm" fo:padding-top="0mm" fo:padding-bottom="0.3mm" fo:border-left="none" fo:border-right="none" fo:border-top="none" fo:border-bottom="0.5pt solid #000000"/>
    </style:style>
    <style:style style:name="Таблица412" style:family="table">
      <style:table-properties style:rel-width="100%" table:align="center" style:writing-mode="page"/>
    </style:style>
    <style:style style:name="Таблица412.A" style:family="table-column">
      <style:table-column-properties style:rel-column-width="368*"/>
    </style:style>
    <style:style style:name="Таблица412.B" style:family="table-column">
      <style:table-column-properties style:rel-column-width="7003*"/>
    </style:style>
    <style:style style:name="Таблица412.1" style:family="table-row">
      <style:table-row-properties style:row-height="4.99mm"/>
    </style:style>
    <style:style style:name="Таблица412.A1" style:family="table-cell">
      <style:table-cell-properties fo:padding-left="0mm" fo:padding-right="0mm" fo:padding-top="0mm" fo:padding-bottom="0.3mm" fo:border-left="none" fo:border-right="none" fo:border-top="none" fo:border-bottom="0.5pt solid #000000"/>
    </style:style>
    <style:style style:name="Таблица413" style:family="table">
      <style:table-properties style:rel-width="100%" table:align="center" style:writing-mode="page"/>
    </style:style>
    <style:style style:name="Таблица413.A" style:family="table-column">
      <style:table-column-properties style:rel-column-width="7540*"/>
    </style:style>
    <style:style style:name="Таблица413.B" style:family="table-column">
      <style:table-column-properties style:rel-column-width="397*"/>
    </style:style>
    <style:style style:name="Таблица413.1" style:family="table-row">
      <style:table-row-properties style:row-height="4.99mm"/>
    </style:style>
    <style:style style:name="Таблица413.A1" style:family="table-cell">
      <style:table-cell-properties fo:padding-left="0mm" fo:padding-right="0mm" fo:padding-top="0mm" fo:padding-bottom="0.3mm" fo:border-left="none" fo:border-right="none" fo:border-top="none" fo:border-bottom="0.5pt solid #000000"/>
    </style:style>
    <style:style style:name="Таблица414" style:family="table">
      <style:table-properties style:rel-width="100%" table:align="center" style:writing-mode="page"/>
    </style:style>
    <style:style style:name="Таблица414.A" style:family="table-column">
      <style:table-column-properties style:rel-column-width="368*"/>
    </style:style>
    <style:style style:name="Таблица414.B" style:family="table-column">
      <style:table-column-properties style:rel-column-width="7003*"/>
    </style:style>
    <style:style style:name="Таблица414.1" style:family="table-row">
      <style:table-row-properties style:row-height="4.99mm"/>
    </style:style>
    <style:style style:name="Таблица414.A1" style:family="table-cell">
      <style:table-cell-properties fo:padding-left="0mm" fo:padding-right="0mm" fo:padding-top="0mm" fo:padding-bottom="0.3mm" fo:border-left="none" fo:border-right="none" fo:border-top="none" fo:border-bottom="0.5pt solid #000000"/>
    </style:style>
    <style:style style:name="Таблица415" style:family="table">
      <style:table-properties style:rel-width="100%" table:align="center" style:writing-mode="page"/>
    </style:style>
    <style:style style:name="Таблица415.A" style:family="table-column">
      <style:table-column-properties style:rel-column-width="7540*"/>
    </style:style>
    <style:style style:name="Таблица415.B" style:family="table-column">
      <style:table-column-properties style:rel-column-width="397*"/>
    </style:style>
    <style:style style:name="Таблица415.1" style:family="table-row">
      <style:table-row-properties style:row-height="4.99mm"/>
    </style:style>
    <style:style style:name="Таблица415.A1" style:family="table-cell">
      <style:table-cell-properties fo:padding-left="0mm" fo:padding-right="0mm" fo:padding-top="0mm" fo:padding-bottom="0.3mm" fo:border-left="none" fo:border-right="none" fo:border-top="none" fo:border-bottom="0.5pt solid #000000"/>
    </style:style>
    <style:style style:name="Таблица416" style:family="table">
      <style:table-properties style:rel-width="100%" table:align="center" style:writing-mode="page"/>
    </style:style>
    <style:style style:name="Таблица416.A" style:family="table-column">
      <style:table-column-properties style:rel-column-width="368*"/>
    </style:style>
    <style:style style:name="Таблица416.B" style:family="table-column">
      <style:table-column-properties style:rel-column-width="7003*"/>
    </style:style>
    <style:style style:name="Таблица416.1" style:family="table-row">
      <style:table-row-properties style:row-height="4.99mm"/>
    </style:style>
    <style:style style:name="Таблица416.A1" style:family="table-cell">
      <style:table-cell-properties fo:padding-left="0mm" fo:padding-right="0mm" fo:padding-top="0mm" fo:padding-bottom="0.3mm" fo:border-left="none" fo:border-right="none" fo:border-top="none" fo:border-bottom="0.5pt solid #000000"/>
    </style:style>
    <style:style style:name="Таблица417" style:family="table">
      <style:table-properties style:rel-width="100%" table:align="center" style:writing-mode="page"/>
    </style:style>
    <style:style style:name="Таблица417.A" style:family="table-column">
      <style:table-column-properties style:rel-column-width="7540*"/>
    </style:style>
    <style:style style:name="Таблица417.B" style:family="table-column">
      <style:table-column-properties style:rel-column-width="397*"/>
    </style:style>
    <style:style style:name="Таблица417.1" style:family="table-row">
      <style:table-row-properties style:row-height="4.99mm"/>
    </style:style>
    <style:style style:name="Таблица417.A1" style:family="table-cell">
      <style:table-cell-properties fo:padding-left="0mm" fo:padding-right="0mm" fo:padding-top="0mm" fo:padding-bottom="0.3mm" fo:border-left="none" fo:border-right="none" fo:border-top="none" fo:border-bottom="0.5pt solid #000000"/>
    </style:style>
    <style:style style:name="Таблица418" style:family="table">
      <style:table-properties style:rel-width="100%" table:align="center" style:writing-mode="page"/>
    </style:style>
    <style:style style:name="Таблица418.A" style:family="table-column">
      <style:table-column-properties style:rel-column-width="368*"/>
    </style:style>
    <style:style style:name="Таблица418.B" style:family="table-column">
      <style:table-column-properties style:rel-column-width="7003*"/>
    </style:style>
    <style:style style:name="Таблица418.1" style:family="table-row">
      <style:table-row-properties style:row-height="4.99mm"/>
    </style:style>
    <style:style style:name="Таблица418.A1" style:family="table-cell">
      <style:table-cell-properties fo:padding-left="0mm" fo:padding-right="0mm" fo:padding-top="0mm" fo:padding-bottom="0.3mm" fo:border-left="none" fo:border-right="none" fo:border-top="none" fo:border-bottom="0.5pt solid #000000"/>
    </style:style>
    <style:style style:name="Таблица419" style:family="table">
      <style:table-properties style:rel-width="100%" table:align="center" style:writing-mode="page"/>
    </style:style>
    <style:style style:name="Таблица419.A" style:family="table-column">
      <style:table-column-properties style:rel-column-width="7540*"/>
    </style:style>
    <style:style style:name="Таблица419.B" style:family="table-column">
      <style:table-column-properties style:rel-column-width="397*"/>
    </style:style>
    <style:style style:name="Таблица419.1" style:family="table-row">
      <style:table-row-properties style:row-height="4.99mm"/>
    </style:style>
    <style:style style:name="Таблица419.A1" style:family="table-cell">
      <style:table-cell-properties fo:padding-left="0mm" fo:padding-right="0mm" fo:padding-top="0mm" fo:padding-bottom="0.3mm" fo:border-left="none" fo:border-right="none" fo:border-top="none" fo:border-bottom="0.5pt solid #000000"/>
    </style:style>
    <style:style style:name="Таблица420" style:family="table">
      <style:table-properties style:rel-width="100%" table:align="center" style:writing-mode="page"/>
    </style:style>
    <style:style style:name="Таблица420.A" style:family="table-column">
      <style:table-column-properties style:rel-column-width="368*"/>
    </style:style>
    <style:style style:name="Таблица420.B" style:family="table-column">
      <style:table-column-properties style:rel-column-width="7003*"/>
    </style:style>
    <style:style style:name="Таблица420.1" style:family="table-row">
      <style:table-row-properties style:row-height="4.99mm"/>
    </style:style>
    <style:style style:name="Таблица420.A1" style:family="table-cell">
      <style:table-cell-properties fo:padding-left="0mm" fo:padding-right="0mm" fo:padding-top="0mm" fo:padding-bottom="0.3mm" fo:border-left="none" fo:border-right="none" fo:border-top="none" fo:border-bottom="0.5pt solid #000000"/>
    </style:style>
    <style:style style:name="Таблица421" style:family="table">
      <style:table-properties style:rel-width="100%" table:align="center" style:writing-mode="page"/>
    </style:style>
    <style:style style:name="Таблица421.A" style:family="table-column">
      <style:table-column-properties style:rel-column-width="7540*"/>
    </style:style>
    <style:style style:name="Таблица421.B" style:family="table-column">
      <style:table-column-properties style:rel-column-width="397*"/>
    </style:style>
    <style:style style:name="Таблица421.1" style:family="table-row">
      <style:table-row-properties style:row-height="4.99mm"/>
    </style:style>
    <style:style style:name="Таблица421.A1" style:family="table-cell">
      <style:table-cell-properties fo:padding-left="0mm" fo:padding-right="0mm" fo:padding-top="0mm" fo:padding-bottom="0.3mm" fo:border-left="none" fo:border-right="none" fo:border-top="none" fo:border-bottom="0.5pt solid #000000"/>
    </style:style>
    <style:style style:name="Таблица422" style:family="table">
      <style:table-properties style:rel-width="100%" table:align="center" style:writing-mode="page"/>
    </style:style>
    <style:style style:name="Таблица422.A" style:family="table-column">
      <style:table-column-properties style:rel-column-width="368*"/>
    </style:style>
    <style:style style:name="Таблица422.B" style:family="table-column">
      <style:table-column-properties style:rel-column-width="7003*"/>
    </style:style>
    <style:style style:name="Таблица422.1" style:family="table-row">
      <style:table-row-properties style:row-height="4.99mm"/>
    </style:style>
    <style:style style:name="Таблица422.A1" style:family="table-cell">
      <style:table-cell-properties fo:padding-left="0mm" fo:padding-right="0mm" fo:padding-top="0mm" fo:padding-bottom="0.3mm" fo:border-left="none" fo:border-right="none" fo:border-top="none" fo:border-bottom="0.5pt solid #000000"/>
    </style:style>
    <style:style style:name="Таблица423" style:family="table">
      <style:table-properties style:rel-width="100%" table:align="center" style:writing-mode="page"/>
    </style:style>
    <style:style style:name="Таблица423.A" style:family="table-column">
      <style:table-column-properties style:rel-column-width="3968*"/>
    </style:style>
    <style:style style:name="Таблица423.B" style:family="table-column">
      <style:table-column-properties style:rel-column-width="3969*"/>
    </style:style>
    <style:style style:name="Таблица423.A1" style:family="table-cell">
      <style:table-cell-properties fo:padding="0mm" fo:border="none"/>
    </style:style>
    <style:style style:name="Таблица424" style:family="table">
      <style:table-properties style:rel-width="100%" table:align="center" style:writing-mode="page"/>
    </style:style>
    <style:style style:name="Таблица424.A" style:family="table-column">
      <style:table-column-properties style:rel-column-width="7540*"/>
    </style:style>
    <style:style style:name="Таблица424.B" style:family="table-column">
      <style:table-column-properties style:rel-column-width="397*"/>
    </style:style>
    <style:style style:name="Таблица424.1" style:family="table-row">
      <style:table-row-properties style:row-height="4.99mm"/>
    </style:style>
    <style:style style:name="Таблица424.A1" style:family="table-cell">
      <style:table-cell-properties fo:padding-left="0mm" fo:padding-right="0mm" fo:padding-top="0mm" fo:padding-bottom="0.3mm" fo:border-left="none" fo:border-right="none" fo:border-top="none" fo:border-bottom="0.5pt solid #000000"/>
    </style:style>
    <style:style style:name="Таблица425" style:family="table">
      <style:table-properties style:rel-width="100%" table:align="center" style:writing-mode="page"/>
    </style:style>
    <style:style style:name="Таблица425.A" style:family="table-column">
      <style:table-column-properties style:rel-column-width="368*"/>
    </style:style>
    <style:style style:name="Таблица425.B" style:family="table-column">
      <style:table-column-properties style:rel-column-width="7003*"/>
    </style:style>
    <style:style style:name="Таблица425.1" style:family="table-row">
      <style:table-row-properties style:row-height="4.99mm"/>
    </style:style>
    <style:style style:name="Таблица425.A1" style:family="table-cell">
      <style:table-cell-properties fo:padding-left="0mm" fo:padding-right="0mm" fo:padding-top="0mm" fo:padding-bottom="0.3mm" fo:border-left="none" fo:border-right="none" fo:border-top="none" fo:border-bottom="0.5pt solid #000000"/>
    </style:style>
    <style:style style:name="Таблица426" style:family="table">
      <style:table-properties style:rel-width="100%" table:align="center" style:writing-mode="page"/>
    </style:style>
    <style:style style:name="Таблица426.A" style:family="table-column">
      <style:table-column-properties style:rel-column-width="7540*"/>
    </style:style>
    <style:style style:name="Таблица426.B" style:family="table-column">
      <style:table-column-properties style:rel-column-width="397*"/>
    </style:style>
    <style:style style:name="Таблица426.1" style:family="table-row">
      <style:table-row-properties style:row-height="4.99mm"/>
    </style:style>
    <style:style style:name="Таблица426.A1" style:family="table-cell">
      <style:table-cell-properties fo:padding-left="0mm" fo:padding-right="0mm" fo:padding-top="0mm" fo:padding-bottom="0.3mm" fo:border-left="none" fo:border-right="none" fo:border-top="none" fo:border-bottom="0.5pt solid #000000"/>
    </style:style>
    <style:style style:name="Таблица427" style:family="table">
      <style:table-properties style:rel-width="100%" table:align="center" style:writing-mode="page"/>
    </style:style>
    <style:style style:name="Таблица427.A" style:family="table-column">
      <style:table-column-properties style:rel-column-width="368*"/>
    </style:style>
    <style:style style:name="Таблица427.B" style:family="table-column">
      <style:table-column-properties style:rel-column-width="7003*"/>
    </style:style>
    <style:style style:name="Таблица427.1" style:family="table-row">
      <style:table-row-properties style:row-height="4.99mm"/>
    </style:style>
    <style:style style:name="Таблица427.A1" style:family="table-cell">
      <style:table-cell-properties fo:padding-left="0mm" fo:padding-right="0mm" fo:padding-top="0mm" fo:padding-bottom="0.3mm" fo:border-left="none" fo:border-right="none" fo:border-top="none" fo:border-bottom="0.5pt solid #000000"/>
    </style:style>
    <style:style style:name="Таблица428" style:family="table">
      <style:table-properties style:rel-width="100%" table:align="center" style:writing-mode="page"/>
    </style:style>
    <style:style style:name="Таблица428.A" style:family="table-column">
      <style:table-column-properties style:rel-column-width="7540*"/>
    </style:style>
    <style:style style:name="Таблица428.B" style:family="table-column">
      <style:table-column-properties style:rel-column-width="397*"/>
    </style:style>
    <style:style style:name="Таблица428.1" style:family="table-row">
      <style:table-row-properties style:row-height="4.99mm"/>
    </style:style>
    <style:style style:name="Таблица428.A1" style:family="table-cell">
      <style:table-cell-properties fo:padding-left="0mm" fo:padding-right="0mm" fo:padding-top="0mm" fo:padding-bottom="0.3mm" fo:border-left="none" fo:border-right="none" fo:border-top="none" fo:border-bottom="0.5pt solid #000000"/>
    </style:style>
    <style:style style:name="Таблица429" style:family="table">
      <style:table-properties style:rel-width="100%" table:align="center" style:writing-mode="page"/>
    </style:style>
    <style:style style:name="Таблица429.A" style:family="table-column">
      <style:table-column-properties style:rel-column-width="368*"/>
    </style:style>
    <style:style style:name="Таблица429.B" style:family="table-column">
      <style:table-column-properties style:rel-column-width="7003*"/>
    </style:style>
    <style:style style:name="Таблица429.1" style:family="table-row">
      <style:table-row-properties style:row-height="4.99mm"/>
    </style:style>
    <style:style style:name="Таблица429.A1" style:family="table-cell">
      <style:table-cell-properties fo:padding-left="0mm" fo:padding-right="0mm" fo:padding-top="0mm" fo:padding-bottom="0.3mm" fo:border-left="none" fo:border-right="none" fo:border-top="none" fo:border-bottom="0.5pt solid #000000"/>
    </style:style>
    <style:style style:name="Таблица430" style:family="table">
      <style:table-properties style:rel-width="100%" table:align="center" style:writing-mode="page"/>
    </style:style>
    <style:style style:name="Таблица430.A" style:family="table-column">
      <style:table-column-properties style:rel-column-width="7540*"/>
    </style:style>
    <style:style style:name="Таблица430.B" style:family="table-column">
      <style:table-column-properties style:rel-column-width="397*"/>
    </style:style>
    <style:style style:name="Таблица430.1" style:family="table-row">
      <style:table-row-properties style:row-height="4.99mm"/>
    </style:style>
    <style:style style:name="Таблица430.A1" style:family="table-cell">
      <style:table-cell-properties fo:padding-left="0mm" fo:padding-right="0mm" fo:padding-top="0mm" fo:padding-bottom="0.3mm" fo:border-left="none" fo:border-right="none" fo:border-top="none" fo:border-bottom="0.5pt solid #000000"/>
    </style:style>
    <style:style style:name="Таблица431" style:family="table">
      <style:table-properties style:rel-width="100%" table:align="center" style:writing-mode="page"/>
    </style:style>
    <style:style style:name="Таблица431.A" style:family="table-column">
      <style:table-column-properties style:rel-column-width="368*"/>
    </style:style>
    <style:style style:name="Таблица431.B" style:family="table-column">
      <style:table-column-properties style:rel-column-width="7003*"/>
    </style:style>
    <style:style style:name="Таблица431.1" style:family="table-row">
      <style:table-row-properties style:row-height="4.99mm"/>
    </style:style>
    <style:style style:name="Таблица431.A1" style:family="table-cell">
      <style:table-cell-properties fo:padding-left="0mm" fo:padding-right="0mm" fo:padding-top="0mm" fo:padding-bottom="0.3mm" fo:border-left="none" fo:border-right="none" fo:border-top="none" fo:border-bottom="0.5pt solid #000000"/>
    </style:style>
    <style:style style:name="Таблица432" style:family="table">
      <style:table-properties style:rel-width="100%" table:align="center" style:writing-mode="page"/>
    </style:style>
    <style:style style:name="Таблица432.A" style:family="table-column">
      <style:table-column-properties style:rel-column-width="7540*"/>
    </style:style>
    <style:style style:name="Таблица432.B" style:family="table-column">
      <style:table-column-properties style:rel-column-width="397*"/>
    </style:style>
    <style:style style:name="Таблица432.1" style:family="table-row">
      <style:table-row-properties style:row-height="4.99mm"/>
    </style:style>
    <style:style style:name="Таблица432.A1" style:family="table-cell">
      <style:table-cell-properties fo:padding-left="0mm" fo:padding-right="0mm" fo:padding-top="0mm" fo:padding-bottom="0.3mm" fo:border-left="none" fo:border-right="none" fo:border-top="none" fo:border-bottom="0.5pt solid #000000"/>
    </style:style>
    <style:style style:name="Таблица433" style:family="table">
      <style:table-properties style:rel-width="100%" table:align="center" style:writing-mode="page"/>
    </style:style>
    <style:style style:name="Таблица433.A" style:family="table-column">
      <style:table-column-properties style:rel-column-width="368*"/>
    </style:style>
    <style:style style:name="Таблица433.B" style:family="table-column">
      <style:table-column-properties style:rel-column-width="7003*"/>
    </style:style>
    <style:style style:name="Таблица433.1" style:family="table-row">
      <style:table-row-properties style:row-height="4.99mm"/>
    </style:style>
    <style:style style:name="Таблица433.A1" style:family="table-cell">
      <style:table-cell-properties fo:padding-left="0mm" fo:padding-right="0mm" fo:padding-top="0mm" fo:padding-bottom="0.3mm" fo:border-left="none" fo:border-right="none" fo:border-top="none" fo:border-bottom="0.5pt solid #000000"/>
    </style:style>
    <style:style style:name="Таблица434" style:family="table">
      <style:table-properties style:rel-width="100%" table:align="center" style:writing-mode="page"/>
    </style:style>
    <style:style style:name="Таблица434.A" style:family="table-column">
      <style:table-column-properties style:rel-column-width="7540*"/>
    </style:style>
    <style:style style:name="Таблица434.B" style:family="table-column">
      <style:table-column-properties style:rel-column-width="397*"/>
    </style:style>
    <style:style style:name="Таблица434.1" style:family="table-row">
      <style:table-row-properties style:row-height="4.99mm"/>
    </style:style>
    <style:style style:name="Таблица434.A1" style:family="table-cell">
      <style:table-cell-properties fo:padding-left="0mm" fo:padding-right="0mm" fo:padding-top="0mm" fo:padding-bottom="0.3mm" fo:border-left="none" fo:border-right="none" fo:border-top="none" fo:border-bottom="0.5pt solid #000000"/>
    </style:style>
    <style:style style:name="Таблица435" style:family="table">
      <style:table-properties style:rel-width="100%" table:align="center" style:writing-mode="page"/>
    </style:style>
    <style:style style:name="Таблица435.A" style:family="table-column">
      <style:table-column-properties style:rel-column-width="368*"/>
    </style:style>
    <style:style style:name="Таблица435.B" style:family="table-column">
      <style:table-column-properties style:rel-column-width="7003*"/>
    </style:style>
    <style:style style:name="Таблица435.1" style:family="table-row">
      <style:table-row-properties style:row-height="4.99mm"/>
    </style:style>
    <style:style style:name="Таблица435.A1" style:family="table-cell">
      <style:table-cell-properties fo:padding-left="0mm" fo:padding-right="0mm" fo:padding-top="0mm" fo:padding-bottom="0.3mm" fo:border-left="none" fo:border-right="none" fo:border-top="none" fo:border-bottom="0.5pt solid #000000"/>
    </style:style>
    <style:style style:name="Таблица436" style:family="table">
      <style:table-properties style:rel-width="100%" table:align="center" style:writing-mode="page"/>
    </style:style>
    <style:style style:name="Таблица436.A" style:family="table-column">
      <style:table-column-properties style:rel-column-width="7540*"/>
    </style:style>
    <style:style style:name="Таблица436.B" style:family="table-column">
      <style:table-column-properties style:rel-column-width="397*"/>
    </style:style>
    <style:style style:name="Таблица436.1" style:family="table-row">
      <style:table-row-properties style:row-height="4.99mm"/>
    </style:style>
    <style:style style:name="Таблица436.A1" style:family="table-cell">
      <style:table-cell-properties fo:padding-left="0mm" fo:padding-right="0mm" fo:padding-top="0mm" fo:padding-bottom="0.3mm" fo:border-left="none" fo:border-right="none" fo:border-top="none" fo:border-bottom="0.5pt solid #000000"/>
    </style:style>
    <style:style style:name="Таблица437" style:family="table">
      <style:table-properties style:rel-width="100%" table:align="center" style:writing-mode="page"/>
    </style:style>
    <style:style style:name="Таблица437.A" style:family="table-column">
      <style:table-column-properties style:rel-column-width="368*"/>
    </style:style>
    <style:style style:name="Таблица437.B" style:family="table-column">
      <style:table-column-properties style:rel-column-width="7003*"/>
    </style:style>
    <style:style style:name="Таблица437.1" style:family="table-row">
      <style:table-row-properties style:row-height="4.99mm"/>
    </style:style>
    <style:style style:name="Таблица437.A1" style:family="table-cell">
      <style:table-cell-properties fo:padding-left="0mm" fo:padding-right="0mm" fo:padding-top="0mm" fo:padding-bottom="0.3mm" fo:border-left="none" fo:border-right="none" fo:border-top="none" fo:border-bottom="0.5pt solid #000000"/>
    </style:style>
    <style:style style:name="Таблица438" style:family="table">
      <style:table-properties style:rel-width="100%" table:align="center" style:writing-mode="page"/>
    </style:style>
    <style:style style:name="Таблица438.A" style:family="table-column">
      <style:table-column-properties style:rel-column-width="7540*"/>
    </style:style>
    <style:style style:name="Таблица438.B" style:family="table-column">
      <style:table-column-properties style:rel-column-width="397*"/>
    </style:style>
    <style:style style:name="Таблица438.1" style:family="table-row">
      <style:table-row-properties style:row-height="4.99mm"/>
    </style:style>
    <style:style style:name="Таблица438.A1" style:family="table-cell">
      <style:table-cell-properties fo:padding-left="0mm" fo:padding-right="0mm" fo:padding-top="0mm" fo:padding-bottom="0.3mm" fo:border-left="none" fo:border-right="none" fo:border-top="none" fo:border-bottom="0.5pt solid #000000"/>
    </style:style>
    <style:style style:name="Таблица439" style:family="table">
      <style:table-properties style:rel-width="100%" table:align="center" style:writing-mode="page"/>
    </style:style>
    <style:style style:name="Таблица439.A" style:family="table-column">
      <style:table-column-properties style:rel-column-width="368*"/>
    </style:style>
    <style:style style:name="Таблица439.B" style:family="table-column">
      <style:table-column-properties style:rel-column-width="7003*"/>
    </style:style>
    <style:style style:name="Таблица439.1" style:family="table-row">
      <style:table-row-properties style:row-height="4.99mm"/>
    </style:style>
    <style:style style:name="Таблица439.A1" style:family="table-cell">
      <style:table-cell-properties fo:padding-left="0mm" fo:padding-right="0mm" fo:padding-top="0mm" fo:padding-bottom="0.3mm" fo:border-left="none" fo:border-right="none" fo:border-top="none" fo:border-bottom="0.5pt solid #000000"/>
    </style:style>
    <style:style style:name="Таблица440" style:family="table">
      <style:table-properties style:rel-width="100%" table:align="center" style:writing-mode="page"/>
    </style:style>
    <style:style style:name="Таблица440.A" style:family="table-column">
      <style:table-column-properties style:rel-column-width="7540*"/>
    </style:style>
    <style:style style:name="Таблица440.B" style:family="table-column">
      <style:table-column-properties style:rel-column-width="397*"/>
    </style:style>
    <style:style style:name="Таблица440.1" style:family="table-row">
      <style:table-row-properties style:row-height="4.99mm"/>
    </style:style>
    <style:style style:name="Таблица440.A1" style:family="table-cell">
      <style:table-cell-properties fo:padding-left="0mm" fo:padding-right="0mm" fo:padding-top="0mm" fo:padding-bottom="0.3mm" fo:border-left="none" fo:border-right="none" fo:border-top="none" fo:border-bottom="0.5pt solid #000000"/>
    </style:style>
    <style:style style:name="Таблица441" style:family="table">
      <style:table-properties style:rel-width="100%" table:align="center" style:writing-mode="page"/>
    </style:style>
    <style:style style:name="Таблица441.A" style:family="table-column">
      <style:table-column-properties style:rel-column-width="368*"/>
    </style:style>
    <style:style style:name="Таблица441.B" style:family="table-column">
      <style:table-column-properties style:rel-column-width="7003*"/>
    </style:style>
    <style:style style:name="Таблица441.1" style:family="table-row">
      <style:table-row-properties style:row-height="4.99mm"/>
    </style:style>
    <style:style style:name="Таблица441.A1" style:family="table-cell">
      <style:table-cell-properties fo:padding-left="0mm" fo:padding-right="0mm" fo:padding-top="0mm" fo:padding-bottom="0.3mm" fo:border-left="none" fo:border-right="none" fo:border-top="none" fo:border-bottom="0.5pt solid #000000"/>
    </style:style>
    <style:style style:name="Таблица442" style:family="table">
      <style:table-properties style:rel-width="100%" table:align="center" style:writing-mode="page"/>
    </style:style>
    <style:style style:name="Таблица442.A" style:family="table-column">
      <style:table-column-properties style:rel-column-width="7540*"/>
    </style:style>
    <style:style style:name="Таблица442.B" style:family="table-column">
      <style:table-column-properties style:rel-column-width="397*"/>
    </style:style>
    <style:style style:name="Таблица442.1" style:family="table-row">
      <style:table-row-properties style:row-height="4.99mm"/>
    </style:style>
    <style:style style:name="Таблица442.A1" style:family="table-cell">
      <style:table-cell-properties fo:padding-left="0mm" fo:padding-right="0mm" fo:padding-top="0mm" fo:padding-bottom="0.3mm" fo:border-left="none" fo:border-right="none" fo:border-top="none" fo:border-bottom="0.5pt solid #000000"/>
    </style:style>
    <style:style style:name="Таблица443" style:family="table">
      <style:table-properties style:rel-width="100%" table:align="center" style:writing-mode="page"/>
    </style:style>
    <style:style style:name="Таблица443.A" style:family="table-column">
      <style:table-column-properties style:rel-column-width="368*"/>
    </style:style>
    <style:style style:name="Таблица443.B" style:family="table-column">
      <style:table-column-properties style:rel-column-width="7003*"/>
    </style:style>
    <style:style style:name="Таблица443.1" style:family="table-row">
      <style:table-row-properties style:row-height="4.99mm"/>
    </style:style>
    <style:style style:name="Таблица443.A1" style:family="table-cell">
      <style:table-cell-properties fo:padding-left="0mm" fo:padding-right="0mm" fo:padding-top="0mm" fo:padding-bottom="0.3mm" fo:border-left="none" fo:border-right="none" fo:border-top="none" fo:border-bottom="0.5pt solid #000000"/>
    </style:style>
    <style:style style:name="Таблица444" style:family="table">
      <style:table-properties style:rel-width="100%" table:align="center" style:writing-mode="page"/>
    </style:style>
    <style:style style:name="Таблица444.A" style:family="table-column">
      <style:table-column-properties style:rel-column-width="7540*"/>
    </style:style>
    <style:style style:name="Таблица444.B" style:family="table-column">
      <style:table-column-properties style:rel-column-width="397*"/>
    </style:style>
    <style:style style:name="Таблица444.1" style:family="table-row">
      <style:table-row-properties style:row-height="4.99mm"/>
    </style:style>
    <style:style style:name="Таблица444.A1" style:family="table-cell">
      <style:table-cell-properties fo:padding-left="0mm" fo:padding-right="0mm" fo:padding-top="0mm" fo:padding-bottom="0.3mm" fo:border-left="none" fo:border-right="none" fo:border-top="none" fo:border-bottom="0.5pt solid #000000"/>
    </style:style>
    <style:style style:name="Таблица445" style:family="table">
      <style:table-properties style:rel-width="100%" table:align="center" style:writing-mode="page"/>
    </style:style>
    <style:style style:name="Таблица445.A" style:family="table-column">
      <style:table-column-properties style:rel-column-width="368*"/>
    </style:style>
    <style:style style:name="Таблица445.B" style:family="table-column">
      <style:table-column-properties style:rel-column-width="7003*"/>
    </style:style>
    <style:style style:name="Таблица445.1" style:family="table-row">
      <style:table-row-properties style:row-height="4.99mm"/>
    </style:style>
    <style:style style:name="Таблица445.A1" style:family="table-cell">
      <style:table-cell-properties fo:padding-left="0mm" fo:padding-right="0mm" fo:padding-top="0mm" fo:padding-bottom="0.3mm" fo:border-left="none" fo:border-right="none" fo:border-top="none" fo:border-bottom="0.5pt solid #000000"/>
    </style:style>
    <style:style style:name="Таблица446" style:family="table">
      <style:table-properties style:rel-width="100%" table:align="center" style:writing-mode="page"/>
    </style:style>
    <style:style style:name="Таблица446.A" style:family="table-column">
      <style:table-column-properties style:rel-column-width="7540*"/>
    </style:style>
    <style:style style:name="Таблица446.B" style:family="table-column">
      <style:table-column-properties style:rel-column-width="397*"/>
    </style:style>
    <style:style style:name="Таблица446.1" style:family="table-row">
      <style:table-row-properties style:row-height="4.99mm"/>
    </style:style>
    <style:style style:name="Таблица446.A1" style:family="table-cell">
      <style:table-cell-properties fo:padding-left="0mm" fo:padding-right="0mm" fo:padding-top="0mm" fo:padding-bottom="0.3mm" fo:border-left="none" fo:border-right="none" fo:border-top="none" fo:border-bottom="0.5pt solid #000000"/>
    </style:style>
    <style:style style:name="Таблица447" style:family="table">
      <style:table-properties style:rel-width="100%" table:align="center" style:writing-mode="page"/>
    </style:style>
    <style:style style:name="Таблица447.A" style:family="table-column">
      <style:table-column-properties style:rel-column-width="368*"/>
    </style:style>
    <style:style style:name="Таблица447.B" style:family="table-column">
      <style:table-column-properties style:rel-column-width="7003*"/>
    </style:style>
    <style:style style:name="Таблица447.1" style:family="table-row">
      <style:table-row-properties style:row-height="4.99mm"/>
    </style:style>
    <style:style style:name="Таблица447.A1" style:family="table-cell">
      <style:table-cell-properties fo:padding-left="0mm" fo:padding-right="0mm" fo:padding-top="0mm" fo:padding-bottom="0.3mm" fo:border-left="none" fo:border-right="none" fo:border-top="none" fo:border-bottom="0.5pt solid #000000"/>
    </style:style>
    <style:style style:name="Таблица448" style:family="table">
      <style:table-properties style:rel-width="100%" table:align="center" style:writing-mode="page"/>
    </style:style>
    <style:style style:name="Таблица448.A" style:family="table-column">
      <style:table-column-properties style:rel-column-width="7540*"/>
    </style:style>
    <style:style style:name="Таблица448.B" style:family="table-column">
      <style:table-column-properties style:rel-column-width="397*"/>
    </style:style>
    <style:style style:name="Таблица448.1" style:family="table-row">
      <style:table-row-properties style:row-height="4.99mm"/>
    </style:style>
    <style:style style:name="Таблица448.A1" style:family="table-cell">
      <style:table-cell-properties fo:padding-left="0mm" fo:padding-right="0mm" fo:padding-top="0mm" fo:padding-bottom="0.3mm" fo:border-left="none" fo:border-right="none" fo:border-top="none" fo:border-bottom="0.5pt solid #000000"/>
    </style:style>
    <style:style style:name="Таблица449" style:family="table">
      <style:table-properties style:rel-width="100%" table:align="center" style:writing-mode="page"/>
    </style:style>
    <style:style style:name="Таблица449.A" style:family="table-column">
      <style:table-column-properties style:rel-column-width="368*"/>
    </style:style>
    <style:style style:name="Таблица449.B" style:family="table-column">
      <style:table-column-properties style:rel-column-width="7003*"/>
    </style:style>
    <style:style style:name="Таблица449.1" style:family="table-row">
      <style:table-row-properties style:row-height="4.99mm"/>
    </style:style>
    <style:style style:name="Таблица449.A1" style:family="table-cell">
      <style:table-cell-properties fo:padding-left="0mm" fo:padding-right="0mm" fo:padding-top="0mm" fo:padding-bottom="0.3mm" fo:border-left="none" fo:border-right="none" fo:border-top="none" fo:border-bottom="0.5pt solid #000000"/>
    </style:style>
    <style:style style:name="Таблица450" style:family="table">
      <style:table-properties style:rel-width="100%" table:align="center" style:writing-mode="page"/>
    </style:style>
    <style:style style:name="Таблица450.A" style:family="table-column">
      <style:table-column-properties style:rel-column-width="7540*"/>
    </style:style>
    <style:style style:name="Таблица450.B" style:family="table-column">
      <style:table-column-properties style:rel-column-width="397*"/>
    </style:style>
    <style:style style:name="Таблица450.1" style:family="table-row">
      <style:table-row-properties style:row-height="4.99mm"/>
    </style:style>
    <style:style style:name="Таблица450.A1" style:family="table-cell">
      <style:table-cell-properties fo:padding-left="0mm" fo:padding-right="0mm" fo:padding-top="0mm" fo:padding-bottom="0.3mm" fo:border-left="none" fo:border-right="none" fo:border-top="none" fo:border-bottom="0.5pt solid #000000"/>
    </style:style>
    <style:style style:name="Таблица451" style:family="table">
      <style:table-properties style:rel-width="100%" table:align="center" style:writing-mode="page"/>
    </style:style>
    <style:style style:name="Таблица451.A" style:family="table-column">
      <style:table-column-properties style:rel-column-width="368*"/>
    </style:style>
    <style:style style:name="Таблица451.B" style:family="table-column">
      <style:table-column-properties style:rel-column-width="7003*"/>
    </style:style>
    <style:style style:name="Таблица451.1" style:family="table-row">
      <style:table-row-properties style:row-height="4.99mm"/>
    </style:style>
    <style:style style:name="Таблица451.A1" style:family="table-cell">
      <style:table-cell-properties fo:padding-left="0mm" fo:padding-right="0mm" fo:padding-top="0mm" fo:padding-bottom="0.3mm" fo:border-left="none" fo:border-right="none" fo:border-top="none" fo:border-bottom="0.5pt solid #000000"/>
    </style:style>
    <style:style style:name="Таблица452" style:family="table">
      <style:table-properties style:rel-width="100%" table:align="center" style:writing-mode="page"/>
    </style:style>
    <style:style style:name="Таблица452.A" style:family="table-column">
      <style:table-column-properties style:rel-column-width="7540*"/>
    </style:style>
    <style:style style:name="Таблица452.B" style:family="table-column">
      <style:table-column-properties style:rel-column-width="397*"/>
    </style:style>
    <style:style style:name="Таблица452.1" style:family="table-row">
      <style:table-row-properties style:row-height="4.99mm"/>
    </style:style>
    <style:style style:name="Таблица452.A1" style:family="table-cell">
      <style:table-cell-properties fo:padding-left="0mm" fo:padding-right="0mm" fo:padding-top="0mm" fo:padding-bottom="0.3mm" fo:border-left="none" fo:border-right="none" fo:border-top="none" fo:border-bottom="0.5pt solid #000000"/>
    </style:style>
    <style:style style:name="Таблица453" style:family="table">
      <style:table-properties style:rel-width="100%" table:align="center" style:writing-mode="page"/>
    </style:style>
    <style:style style:name="Таблица453.A" style:family="table-column">
      <style:table-column-properties style:rel-column-width="368*"/>
    </style:style>
    <style:style style:name="Таблица453.B" style:family="table-column">
      <style:table-column-properties style:rel-column-width="7003*"/>
    </style:style>
    <style:style style:name="Таблица453.1" style:family="table-row">
      <style:table-row-properties style:row-height="4.99mm"/>
    </style:style>
    <style:style style:name="Таблица453.A1" style:family="table-cell">
      <style:table-cell-properties fo:padding-left="0mm" fo:padding-right="0mm" fo:padding-top="0mm" fo:padding-bottom="0.3mm" fo:border-left="none" fo:border-right="none" fo:border-top="none" fo:border-bottom="0.5pt solid #000000"/>
    </style:style>
    <style:style style:name="Таблица454" style:family="table">
      <style:table-properties style:rel-width="100%" table:align="center" style:writing-mode="page"/>
    </style:style>
    <style:style style:name="Таблица454.A" style:family="table-column">
      <style:table-column-properties style:rel-column-width="7540*"/>
    </style:style>
    <style:style style:name="Таблица454.B" style:family="table-column">
      <style:table-column-properties style:rel-column-width="397*"/>
    </style:style>
    <style:style style:name="Таблица454.1" style:family="table-row">
      <style:table-row-properties style:row-height="4.99mm"/>
    </style:style>
    <style:style style:name="Таблица454.A1" style:family="table-cell">
      <style:table-cell-properties fo:padding-left="0mm" fo:padding-right="0mm" fo:padding-top="0mm" fo:padding-bottom="0.3mm" fo:border-left="none" fo:border-right="none" fo:border-top="none" fo:border-bottom="0.5pt solid #000000"/>
    </style:style>
    <style:style style:name="Таблица455" style:family="table">
      <style:table-properties style:rel-width="100%" table:align="center" style:writing-mode="page"/>
    </style:style>
    <style:style style:name="Таблица455.A" style:family="table-column">
      <style:table-column-properties style:rel-column-width="368*"/>
    </style:style>
    <style:style style:name="Таблица455.B" style:family="table-column">
      <style:table-column-properties style:rel-column-width="7003*"/>
    </style:style>
    <style:style style:name="Таблица455.1" style:family="table-row">
      <style:table-row-properties style:row-height="4.99mm"/>
    </style:style>
    <style:style style:name="Таблица455.A1" style:family="table-cell">
      <style:table-cell-properties fo:padding-left="0mm" fo:padding-right="0mm" fo:padding-top="0mm" fo:padding-bottom="0.3mm" fo:border-left="none" fo:border-right="none" fo:border-top="none" fo:border-bottom="0.5pt solid #000000"/>
    </style:style>
    <style:style style:name="Таблица456" style:family="table">
      <style:table-properties style:rel-width="100%" table:align="center" style:writing-mode="page"/>
    </style:style>
    <style:style style:name="Таблица456.A" style:family="table-column">
      <style:table-column-properties style:rel-column-width="7540*"/>
    </style:style>
    <style:style style:name="Таблица456.B" style:family="table-column">
      <style:table-column-properties style:rel-column-width="397*"/>
    </style:style>
    <style:style style:name="Таблица456.1" style:family="table-row">
      <style:table-row-properties style:row-height="4.99mm"/>
    </style:style>
    <style:style style:name="Таблица456.A1" style:family="table-cell">
      <style:table-cell-properties fo:padding-left="0mm" fo:padding-right="0mm" fo:padding-top="0mm" fo:padding-bottom="0.3mm" fo:border-left="none" fo:border-right="none" fo:border-top="none" fo:border-bottom="0.5pt solid #000000"/>
    </style:style>
    <style:style style:name="Таблица457" style:family="table">
      <style:table-properties style:rel-width="100%" table:align="center" style:writing-mode="page"/>
    </style:style>
    <style:style style:name="Таблица457.A" style:family="table-column">
      <style:table-column-properties style:rel-column-width="368*"/>
    </style:style>
    <style:style style:name="Таблица457.B" style:family="table-column">
      <style:table-column-properties style:rel-column-width="7003*"/>
    </style:style>
    <style:style style:name="Таблица457.1" style:family="table-row">
      <style:table-row-properties style:row-height="4.99mm"/>
    </style:style>
    <style:style style:name="Таблица457.A1" style:family="table-cell">
      <style:table-cell-properties fo:padding-left="0mm" fo:padding-right="0mm" fo:padding-top="0mm" fo:padding-bottom="0.3mm" fo:border-left="none" fo:border-right="none" fo:border-top="none" fo:border-bottom="0.5pt solid #000000"/>
    </style:style>
    <style:style style:name="Таблица458" style:family="table">
      <style:table-properties style:rel-width="100%" table:align="center" style:writing-mode="page"/>
    </style:style>
    <style:style style:name="Таблица458.A" style:family="table-column">
      <style:table-column-properties style:rel-column-width="7540*"/>
    </style:style>
    <style:style style:name="Таблица458.B" style:family="table-column">
      <style:table-column-properties style:rel-column-width="397*"/>
    </style:style>
    <style:style style:name="Таблица458.1" style:family="table-row">
      <style:table-row-properties style:row-height="4.99mm"/>
    </style:style>
    <style:style style:name="Таблица458.A1" style:family="table-cell">
      <style:table-cell-properties fo:padding-left="0mm" fo:padding-right="0mm" fo:padding-top="0mm" fo:padding-bottom="0.3mm" fo:border-left="none" fo:border-right="none" fo:border-top="none" fo:border-bottom="0.5pt solid #000000"/>
    </style:style>
    <style:style style:name="Таблица459" style:family="table">
      <style:table-properties style:rel-width="100%" table:align="center" style:writing-mode="page"/>
    </style:style>
    <style:style style:name="Таблица459.A" style:family="table-column">
      <style:table-column-properties style:rel-column-width="368*"/>
    </style:style>
    <style:style style:name="Таблица459.B" style:family="table-column">
      <style:table-column-properties style:rel-column-width="7003*"/>
    </style:style>
    <style:style style:name="Таблица459.1" style:family="table-row">
      <style:table-row-properties style:row-height="4.99mm"/>
    </style:style>
    <style:style style:name="Таблица459.A1" style:family="table-cell">
      <style:table-cell-properties fo:padding-left="0mm" fo:padding-right="0mm" fo:padding-top="0mm" fo:padding-bottom="0.3mm" fo:border-left="none" fo:border-right="none" fo:border-top="none" fo:border-bottom="0.5pt solid #000000"/>
    </style:style>
    <style:style style:name="Таблица460" style:family="table">
      <style:table-properties style:rel-width="100%" table:align="center" style:writing-mode="page"/>
    </style:style>
    <style:style style:name="Таблица460.A" style:family="table-column">
      <style:table-column-properties style:rel-column-width="7540*"/>
    </style:style>
    <style:style style:name="Таблица460.B" style:family="table-column">
      <style:table-column-properties style:rel-column-width="397*"/>
    </style:style>
    <style:style style:name="Таблица460.1" style:family="table-row">
      <style:table-row-properties style:row-height="4.99mm"/>
    </style:style>
    <style:style style:name="Таблица460.A1" style:family="table-cell">
      <style:table-cell-properties fo:padding-left="0mm" fo:padding-right="0mm" fo:padding-top="0mm" fo:padding-bottom="0.3mm" fo:border-left="none" fo:border-right="none" fo:border-top="none" fo:border-bottom="0.5pt solid #000000"/>
    </style:style>
    <style:style style:name="Таблица461" style:family="table">
      <style:table-properties style:rel-width="100%" table:align="center" style:writing-mode="page"/>
    </style:style>
    <style:style style:name="Таблица461.A" style:family="table-column">
      <style:table-column-properties style:rel-column-width="368*"/>
    </style:style>
    <style:style style:name="Таблица461.B" style:family="table-column">
      <style:table-column-properties style:rel-column-width="7003*"/>
    </style:style>
    <style:style style:name="Таблица461.1" style:family="table-row">
      <style:table-row-properties style:row-height="4.99mm"/>
    </style:style>
    <style:style style:name="Таблица461.A1" style:family="table-cell">
      <style:table-cell-properties fo:padding-left="0mm" fo:padding-right="0mm" fo:padding-top="0mm" fo:padding-bottom="0.3mm" fo:border-left="none" fo:border-right="none" fo:border-top="none" fo:border-bottom="0.5pt solid #000000"/>
    </style:style>
    <style:style style:name="Таблица462" style:family="table">
      <style:table-properties style:rel-width="100%" table:align="center" style:writing-mode="page"/>
    </style:style>
    <style:style style:name="Таблица462.A" style:family="table-column">
      <style:table-column-properties style:rel-column-width="7540*"/>
    </style:style>
    <style:style style:name="Таблица462.B" style:family="table-column">
      <style:table-column-properties style:rel-column-width="397*"/>
    </style:style>
    <style:style style:name="Таблица462.1" style:family="table-row">
      <style:table-row-properties style:row-height="4.99mm"/>
    </style:style>
    <style:style style:name="Таблица462.A1" style:family="table-cell">
      <style:table-cell-properties fo:padding-left="0mm" fo:padding-right="0mm" fo:padding-top="0mm" fo:padding-bottom="0.3mm" fo:border-left="none" fo:border-right="none" fo:border-top="none" fo:border-bottom="0.5pt solid #000000"/>
    </style:style>
    <style:style style:name="Таблица463" style:family="table">
      <style:table-properties style:rel-width="100%" table:align="center" style:writing-mode="page"/>
    </style:style>
    <style:style style:name="Таблица463.A" style:family="table-column">
      <style:table-column-properties style:rel-column-width="368*"/>
    </style:style>
    <style:style style:name="Таблица463.B" style:family="table-column">
      <style:table-column-properties style:rel-column-width="7003*"/>
    </style:style>
    <style:style style:name="Таблица463.1" style:family="table-row">
      <style:table-row-properties style:row-height="4.99mm"/>
    </style:style>
    <style:style style:name="Таблица463.A1" style:family="table-cell">
      <style:table-cell-properties fo:padding-left="0mm" fo:padding-right="0mm" fo:padding-top="0mm" fo:padding-bottom="0.3mm" fo:border-left="none" fo:border-right="none" fo:border-top="none" fo:border-bottom="0.5pt solid #000000"/>
    </style:style>
    <style:style style:name="Таблица464" style:family="table">
      <style:table-properties style:rel-width="100%" table:align="center" style:writing-mode="page"/>
    </style:style>
    <style:style style:name="Таблица464.A" style:family="table-column">
      <style:table-column-properties style:rel-column-width="7540*"/>
    </style:style>
    <style:style style:name="Таблица464.B" style:family="table-column">
      <style:table-column-properties style:rel-column-width="397*"/>
    </style:style>
    <style:style style:name="Таблица464.1" style:family="table-row">
      <style:table-row-properties style:row-height="4.99mm"/>
    </style:style>
    <style:style style:name="Таблица464.A1" style:family="table-cell">
      <style:table-cell-properties fo:padding-left="0mm" fo:padding-right="0mm" fo:padding-top="0mm" fo:padding-bottom="0.3mm" fo:border-left="none" fo:border-right="none" fo:border-top="none" fo:border-bottom="0.5pt solid #000000"/>
    </style:style>
    <style:style style:name="Таблица465" style:family="table">
      <style:table-properties style:rel-width="100%" table:align="center" style:writing-mode="page"/>
    </style:style>
    <style:style style:name="Таблица465.A" style:family="table-column">
      <style:table-column-properties style:rel-column-width="368*"/>
    </style:style>
    <style:style style:name="Таблица465.B" style:family="table-column">
      <style:table-column-properties style:rel-column-width="7003*"/>
    </style:style>
    <style:style style:name="Таблица465.1" style:family="table-row">
      <style:table-row-properties style:row-height="4.99mm"/>
    </style:style>
    <style:style style:name="Таблица465.A1" style:family="table-cell">
      <style:table-cell-properties fo:padding-left="0mm" fo:padding-right="0mm" fo:padding-top="0mm" fo:padding-bottom="0.3mm" fo:border-left="none" fo:border-right="none" fo:border-top="none" fo:border-bottom="0.5pt solid #000000"/>
    </style:style>
    <style:style style:name="Таблица466" style:family="table">
      <style:table-properties style:rel-width="100%" table:align="center" style:writing-mode="page"/>
    </style:style>
    <style:style style:name="Таблица466.A" style:family="table-column">
      <style:table-column-properties style:rel-column-width="7540*"/>
    </style:style>
    <style:style style:name="Таблица466.B" style:family="table-column">
      <style:table-column-properties style:rel-column-width="397*"/>
    </style:style>
    <style:style style:name="Таблица466.1" style:family="table-row">
      <style:table-row-properties style:row-height="4.99mm"/>
    </style:style>
    <style:style style:name="Таблица466.A1" style:family="table-cell">
      <style:table-cell-properties fo:padding-left="0mm" fo:padding-right="0mm" fo:padding-top="0mm" fo:padding-bottom="0.3mm" fo:border-left="none" fo:border-right="none" fo:border-top="none" fo:border-bottom="0.5pt solid #000000"/>
    </style:style>
    <style:style style:name="Таблица467" style:family="table">
      <style:table-properties style:rel-width="100%" table:align="center" style:writing-mode="page"/>
    </style:style>
    <style:style style:name="Таблица467.A" style:family="table-column">
      <style:table-column-properties style:rel-column-width="368*"/>
    </style:style>
    <style:style style:name="Таблица467.B" style:family="table-column">
      <style:table-column-properties style:rel-column-width="7003*"/>
    </style:style>
    <style:style style:name="Таблица467.1" style:family="table-row">
      <style:table-row-properties style:row-height="4.99mm"/>
    </style:style>
    <style:style style:name="Таблица467.A1" style:family="table-cell">
      <style:table-cell-properties fo:padding-left="0mm" fo:padding-right="0mm" fo:padding-top="0mm" fo:padding-bottom="0.3mm" fo:border-left="none" fo:border-right="none" fo:border-top="none" fo:border-bottom="0.5pt solid #000000"/>
    </style:style>
    <style:style style:name="Таблица468" style:family="table">
      <style:table-properties style:rel-width="100%" table:align="center" style:writing-mode="page"/>
    </style:style>
    <style:style style:name="Таблица468.A" style:family="table-column">
      <style:table-column-properties style:rel-column-width="7540*"/>
    </style:style>
    <style:style style:name="Таблица468.B" style:family="table-column">
      <style:table-column-properties style:rel-column-width="397*"/>
    </style:style>
    <style:style style:name="Таблица468.1" style:family="table-row">
      <style:table-row-properties style:row-height="4.99mm"/>
    </style:style>
    <style:style style:name="Таблица468.A1" style:family="table-cell">
      <style:table-cell-properties fo:padding-left="0mm" fo:padding-right="0mm" fo:padding-top="0mm" fo:padding-bottom="0.3mm" fo:border-left="none" fo:border-right="none" fo:border-top="none" fo:border-bottom="0.5pt solid #000000"/>
    </style:style>
    <style:style style:name="Таблица469" style:family="table">
      <style:table-properties style:rel-width="100%" table:align="center" style:writing-mode="page"/>
    </style:style>
    <style:style style:name="Таблица469.A" style:family="table-column">
      <style:table-column-properties style:rel-column-width="368*"/>
    </style:style>
    <style:style style:name="Таблица469.B" style:family="table-column">
      <style:table-column-properties style:rel-column-width="7003*"/>
    </style:style>
    <style:style style:name="Таблица469.1" style:family="table-row">
      <style:table-row-properties style:row-height="4.99mm"/>
    </style:style>
    <style:style style:name="Таблица469.A1" style:family="table-cell">
      <style:table-cell-properties fo:padding-left="0mm" fo:padding-right="0mm" fo:padding-top="0mm" fo:padding-bottom="0.3mm" fo:border-left="none" fo:border-right="none" fo:border-top="none" fo:border-bottom="0.5pt solid #000000"/>
    </style:style>
    <style:style style:name="Таблица470" style:family="table">
      <style:table-properties style:rel-width="100%" table:align="center" style:writing-mode="page"/>
    </style:style>
    <style:style style:name="Таблица470.A" style:family="table-column">
      <style:table-column-properties style:rel-column-width="7540*"/>
    </style:style>
    <style:style style:name="Таблица470.B" style:family="table-column">
      <style:table-column-properties style:rel-column-width="397*"/>
    </style:style>
    <style:style style:name="Таблица470.1" style:family="table-row">
      <style:table-row-properties style:row-height="4.99mm"/>
    </style:style>
    <style:style style:name="Таблица470.A1" style:family="table-cell">
      <style:table-cell-properties fo:padding-left="0mm" fo:padding-right="0mm" fo:padding-top="0mm" fo:padding-bottom="0.3mm" fo:border-left="none" fo:border-right="none" fo:border-top="none" fo:border-bottom="0.5pt solid #000000"/>
    </style:style>
    <style:style style:name="Таблица471" style:family="table">
      <style:table-properties style:rel-width="100%" table:align="center" style:writing-mode="page"/>
    </style:style>
    <style:style style:name="Таблица471.A" style:family="table-column">
      <style:table-column-properties style:rel-column-width="368*"/>
    </style:style>
    <style:style style:name="Таблица471.B" style:family="table-column">
      <style:table-column-properties style:rel-column-width="7003*"/>
    </style:style>
    <style:style style:name="Таблица471.1" style:family="table-row">
      <style:table-row-properties style:row-height="4.99mm"/>
    </style:style>
    <style:style style:name="Таблица471.A1" style:family="table-cell">
      <style:table-cell-properties fo:padding-left="0mm" fo:padding-right="0mm" fo:padding-top="0mm" fo:padding-bottom="0.3mm" fo:border-left="none" fo:border-right="none" fo:border-top="none" fo:border-bottom="0.5pt solid #000000"/>
    </style:style>
    <style:style style:name="Таблица472" style:family="table">
      <style:table-properties style:rel-width="100%" table:align="center" style:writing-mode="page"/>
    </style:style>
    <style:style style:name="Таблица472.A" style:family="table-column">
      <style:table-column-properties style:rel-column-width="7540*"/>
    </style:style>
    <style:style style:name="Таблица472.B" style:family="table-column">
      <style:table-column-properties style:rel-column-width="397*"/>
    </style:style>
    <style:style style:name="Таблица472.1" style:family="table-row">
      <style:table-row-properties style:row-height="4.99mm"/>
    </style:style>
    <style:style style:name="Таблица472.A1" style:family="table-cell">
      <style:table-cell-properties fo:padding-left="0mm" fo:padding-right="0mm" fo:padding-top="0mm" fo:padding-bottom="0.3mm" fo:border-left="none" fo:border-right="none" fo:border-top="none" fo:border-bottom="0.5pt solid #000000"/>
    </style:style>
    <style:style style:name="Таблица473" style:family="table">
      <style:table-properties style:rel-width="100%" table:align="center" style:writing-mode="page"/>
    </style:style>
    <style:style style:name="Таблица473.A" style:family="table-column">
      <style:table-column-properties style:rel-column-width="368*"/>
    </style:style>
    <style:style style:name="Таблица473.B" style:family="table-column">
      <style:table-column-properties style:rel-column-width="7003*"/>
    </style:style>
    <style:style style:name="Таблица473.1" style:family="table-row">
      <style:table-row-properties style:row-height="4.99mm"/>
    </style:style>
    <style:style style:name="Таблица473.A1" style:family="table-cell">
      <style:table-cell-properties fo:padding-left="0mm" fo:padding-right="0mm" fo:padding-top="0mm" fo:padding-bottom="0.3mm" fo:border-left="none" fo:border-right="none" fo:border-top="none" fo:border-bottom="0.5pt solid #000000"/>
    </style:style>
    <style:style style:name="Таблица474" style:family="table">
      <style:table-properties style:rel-width="100%" table:align="center" style:writing-mode="page"/>
    </style:style>
    <style:style style:name="Таблица474.A" style:family="table-column">
      <style:table-column-properties style:rel-column-width="7540*"/>
    </style:style>
    <style:style style:name="Таблица474.B" style:family="table-column">
      <style:table-column-properties style:rel-column-width="397*"/>
    </style:style>
    <style:style style:name="Таблица474.1" style:family="table-row">
      <style:table-row-properties style:row-height="4.99mm"/>
    </style:style>
    <style:style style:name="Таблица474.A1" style:family="table-cell">
      <style:table-cell-properties fo:padding-left="0mm" fo:padding-right="0mm" fo:padding-top="0mm" fo:padding-bottom="0.3mm" fo:border-left="none" fo:border-right="none" fo:border-top="none" fo:border-bottom="0.5pt solid #000000"/>
    </style:style>
    <style:style style:name="Таблица475" style:family="table">
      <style:table-properties style:rel-width="100%" table:align="center" style:writing-mode="page"/>
    </style:style>
    <style:style style:name="Таблица475.A" style:family="table-column">
      <style:table-column-properties style:rel-column-width="368*"/>
    </style:style>
    <style:style style:name="Таблица475.B" style:family="table-column">
      <style:table-column-properties style:rel-column-width="7003*"/>
    </style:style>
    <style:style style:name="Таблица475.1" style:family="table-row">
      <style:table-row-properties style:row-height="4.99mm"/>
    </style:style>
    <style:style style:name="Таблица475.A1" style:family="table-cell">
      <style:table-cell-properties fo:padding-left="0mm" fo:padding-right="0mm" fo:padding-top="0mm" fo:padding-bottom="0.3mm" fo:border-left="none" fo:border-right="none" fo:border-top="none" fo:border-bottom="0.5pt solid #000000"/>
    </style:style>
    <style:style style:name="Таблица476" style:family="table">
      <style:table-properties style:rel-width="100%" table:align="center" style:writing-mode="page"/>
    </style:style>
    <style:style style:name="Таблица476.A" style:family="table-column">
      <style:table-column-properties style:rel-column-width="7540*"/>
    </style:style>
    <style:style style:name="Таблица476.B" style:family="table-column">
      <style:table-column-properties style:rel-column-width="397*"/>
    </style:style>
    <style:style style:name="Таблица476.1" style:family="table-row">
      <style:table-row-properties style:row-height="4.99mm"/>
    </style:style>
    <style:style style:name="Таблица476.A1" style:family="table-cell">
      <style:table-cell-properties fo:padding-left="0mm" fo:padding-right="0mm" fo:padding-top="0mm" fo:padding-bottom="0.3mm" fo:border-left="none" fo:border-right="none" fo:border-top="none" fo:border-bottom="0.5pt solid #000000"/>
    </style:style>
    <style:style style:name="Таблица477" style:family="table">
      <style:table-properties style:rel-width="100%" table:align="center" style:writing-mode="page"/>
    </style:style>
    <style:style style:name="Таблица477.A" style:family="table-column">
      <style:table-column-properties style:rel-column-width="368*"/>
    </style:style>
    <style:style style:name="Таблица477.B" style:family="table-column">
      <style:table-column-properties style:rel-column-width="7003*"/>
    </style:style>
    <style:style style:name="Таблица477.1" style:family="table-row">
      <style:table-row-properties style:row-height="4.99mm"/>
    </style:style>
    <style:style style:name="Таблица477.A1" style:family="table-cell">
      <style:table-cell-properties fo:padding-left="0mm" fo:padding-right="0mm" fo:padding-top="0mm" fo:padding-bottom="0.3mm" fo:border-left="none" fo:border-right="none" fo:border-top="none" fo:border-bottom="0.5pt solid #000000"/>
    </style:style>
    <style:style style:name="Таблица478" style:family="table">
      <style:table-properties style:rel-width="100%" table:align="center" style:writing-mode="page"/>
    </style:style>
    <style:style style:name="Таблица478.A" style:family="table-column">
      <style:table-column-properties style:rel-column-width="7540*"/>
    </style:style>
    <style:style style:name="Таблица478.B" style:family="table-column">
      <style:table-column-properties style:rel-column-width="397*"/>
    </style:style>
    <style:style style:name="Таблица478.1" style:family="table-row">
      <style:table-row-properties style:row-height="4.99mm"/>
    </style:style>
    <style:style style:name="Таблица478.A1" style:family="table-cell">
      <style:table-cell-properties fo:padding-left="0mm" fo:padding-right="0mm" fo:padding-top="0mm" fo:padding-bottom="0.3mm" fo:border-left="none" fo:border-right="none" fo:border-top="none" fo:border-bottom="0.5pt solid #000000"/>
    </style:style>
    <style:style style:name="Таблица479" style:family="table">
      <style:table-properties style:rel-width="100%" table:align="center" style:writing-mode="page"/>
    </style:style>
    <style:style style:name="Таблица479.A" style:family="table-column">
      <style:table-column-properties style:rel-column-width="368*"/>
    </style:style>
    <style:style style:name="Таблица479.B" style:family="table-column">
      <style:table-column-properties style:rel-column-width="7003*"/>
    </style:style>
    <style:style style:name="Таблица479.1" style:family="table-row">
      <style:table-row-properties style:row-height="4.99mm"/>
    </style:style>
    <style:style style:name="Таблица479.A1" style:family="table-cell">
      <style:table-cell-properties fo:padding-left="0mm" fo:padding-right="0mm" fo:padding-top="0mm" fo:padding-bottom="0.3mm" fo:border-left="none" fo:border-right="none" fo:border-top="none" fo:border-bottom="0.5pt solid #000000"/>
    </style:style>
    <style:style style:name="Таблица480" style:family="table">
      <style:table-properties style:rel-width="100%" table:align="center" style:writing-mode="page"/>
    </style:style>
    <style:style style:name="Таблица480.A" style:family="table-column">
      <style:table-column-properties style:rel-column-width="7540*"/>
    </style:style>
    <style:style style:name="Таблица480.B" style:family="table-column">
      <style:table-column-properties style:rel-column-width="397*"/>
    </style:style>
    <style:style style:name="Таблица480.1" style:family="table-row">
      <style:table-row-properties style:row-height="4.99mm"/>
    </style:style>
    <style:style style:name="Таблица480.A1" style:family="table-cell">
      <style:table-cell-properties fo:padding-left="0mm" fo:padding-right="0mm" fo:padding-top="0mm" fo:padding-bottom="0.3mm" fo:border-left="none" fo:border-right="none" fo:border-top="none" fo:border-bottom="0.5pt solid #000000"/>
    </style:style>
    <style:style style:name="Таблица481" style:family="table">
      <style:table-properties style:rel-width="100%" table:align="center" style:writing-mode="page"/>
    </style:style>
    <style:style style:name="Таблица481.A" style:family="table-column">
      <style:table-column-properties style:rel-column-width="368*"/>
    </style:style>
    <style:style style:name="Таблица481.B" style:family="table-column">
      <style:table-column-properties style:rel-column-width="7003*"/>
    </style:style>
    <style:style style:name="Таблица481.1" style:family="table-row">
      <style:table-row-properties style:row-height="4.99mm"/>
    </style:style>
    <style:style style:name="Таблица481.A1" style:family="table-cell">
      <style:table-cell-properties fo:padding-left="0mm" fo:padding-right="0mm" fo:padding-top="0mm" fo:padding-bottom="0.3mm" fo:border-left="none" fo:border-right="none" fo:border-top="none" fo:border-bottom="0.5pt solid #000000"/>
    </style:style>
    <style:style style:name="Таблица482" style:family="table">
      <style:table-properties style:rel-width="100%" table:align="center" style:writing-mode="page"/>
    </style:style>
    <style:style style:name="Таблица482.A" style:family="table-column">
      <style:table-column-properties style:rel-column-width="3968*"/>
    </style:style>
    <style:style style:name="Таблица482.B" style:family="table-column">
      <style:table-column-properties style:rel-column-width="3969*"/>
    </style:style>
    <style:style style:name="Таблица482.A1" style:family="table-cell">
      <style:table-cell-properties fo:padding="0mm" fo:border="none"/>
    </style:style>
    <style:style style:name="Таблица483" style:family="table">
      <style:table-properties style:rel-width="100%" table:align="center" style:writing-mode="page"/>
    </style:style>
    <style:style style:name="Таблица483.A" style:family="table-column">
      <style:table-column-properties style:rel-column-width="7540*"/>
    </style:style>
    <style:style style:name="Таблица483.B" style:family="table-column">
      <style:table-column-properties style:rel-column-width="397*"/>
    </style:style>
    <style:style style:name="Таблица483.1" style:family="table-row">
      <style:table-row-properties style:row-height="4.99mm"/>
    </style:style>
    <style:style style:name="Таблица483.A1" style:family="table-cell">
      <style:table-cell-properties fo:padding-left="0mm" fo:padding-right="0mm" fo:padding-top="0mm" fo:padding-bottom="0.3mm" fo:border-left="none" fo:border-right="none" fo:border-top="none" fo:border-bottom="0.5pt solid #000000"/>
    </style:style>
    <style:style style:name="Таблица484" style:family="table">
      <style:table-properties style:rel-width="100%" table:align="center" style:writing-mode="page"/>
    </style:style>
    <style:style style:name="Таблица484.A" style:family="table-column">
      <style:table-column-properties style:rel-column-width="368*"/>
    </style:style>
    <style:style style:name="Таблица484.B" style:family="table-column">
      <style:table-column-properties style:rel-column-width="7003*"/>
    </style:style>
    <style:style style:name="Таблица484.1" style:family="table-row">
      <style:table-row-properties style:row-height="4.99mm"/>
    </style:style>
    <style:style style:name="Таблица484.A1" style:family="table-cell">
      <style:table-cell-properties fo:padding-left="0mm" fo:padding-right="0mm" fo:padding-top="0mm" fo:padding-bottom="0.3mm" fo:border-left="none" fo:border-right="none" fo:border-top="none" fo:border-bottom="0.5pt solid #000000"/>
    </style:style>
    <style:style style:name="Таблица485" style:family="table">
      <style:table-properties style:rel-width="100%" table:align="center" style:writing-mode="page"/>
    </style:style>
    <style:style style:name="Таблица485.A" style:family="table-column">
      <style:table-column-properties style:rel-column-width="7540*"/>
    </style:style>
    <style:style style:name="Таблица485.B" style:family="table-column">
      <style:table-column-properties style:rel-column-width="397*"/>
    </style:style>
    <style:style style:name="Таблица485.1" style:family="table-row">
      <style:table-row-properties style:row-height="4.99mm"/>
    </style:style>
    <style:style style:name="Таблица485.A1" style:family="table-cell">
      <style:table-cell-properties fo:padding-left="0mm" fo:padding-right="0mm" fo:padding-top="0mm" fo:padding-bottom="0.3mm" fo:border-left="none" fo:border-right="none" fo:border-top="none" fo:border-bottom="0.5pt solid #000000"/>
    </style:style>
    <style:style style:name="Таблица486" style:family="table">
      <style:table-properties style:rel-width="100%" table:align="center" style:writing-mode="page"/>
    </style:style>
    <style:style style:name="Таблица486.A" style:family="table-column">
      <style:table-column-properties style:rel-column-width="368*"/>
    </style:style>
    <style:style style:name="Таблица486.B" style:family="table-column">
      <style:table-column-properties style:rel-column-width="7003*"/>
    </style:style>
    <style:style style:name="Таблица486.1" style:family="table-row">
      <style:table-row-properties style:row-height="4.99mm"/>
    </style:style>
    <style:style style:name="Таблица486.A1" style:family="table-cell">
      <style:table-cell-properties fo:padding-left="0mm" fo:padding-right="0mm" fo:padding-top="0mm" fo:padding-bottom="0.3mm" fo:border-left="none" fo:border-right="none" fo:border-top="none" fo:border-bottom="0.5pt solid #000000"/>
    </style:style>
    <style:style style:name="Таблица487" style:family="table">
      <style:table-properties style:rel-width="100%" table:align="center" style:writing-mode="page"/>
    </style:style>
    <style:style style:name="Таблица487.A" style:family="table-column">
      <style:table-column-properties style:rel-column-width="7540*"/>
    </style:style>
    <style:style style:name="Таблица487.B" style:family="table-column">
      <style:table-column-properties style:rel-column-width="397*"/>
    </style:style>
    <style:style style:name="Таблица487.1" style:family="table-row">
      <style:table-row-properties style:row-height="4.99mm"/>
    </style:style>
    <style:style style:name="Таблица487.A1" style:family="table-cell">
      <style:table-cell-properties fo:padding-left="0mm" fo:padding-right="0mm" fo:padding-top="0mm" fo:padding-bottom="0.3mm" fo:border-left="none" fo:border-right="none" fo:border-top="none" fo:border-bottom="0.5pt solid #000000"/>
    </style:style>
    <style:style style:name="Таблица488" style:family="table">
      <style:table-properties style:rel-width="100%" table:align="center" style:writing-mode="page"/>
    </style:style>
    <style:style style:name="Таблица488.A" style:family="table-column">
      <style:table-column-properties style:rel-column-width="368*"/>
    </style:style>
    <style:style style:name="Таблица488.B" style:family="table-column">
      <style:table-column-properties style:rel-column-width="7003*"/>
    </style:style>
    <style:style style:name="Таблица488.1" style:family="table-row">
      <style:table-row-properties style:row-height="4.99mm"/>
    </style:style>
    <style:style style:name="Таблица488.A1" style:family="table-cell">
      <style:table-cell-properties fo:padding-left="0mm" fo:padding-right="0mm" fo:padding-top="0mm" fo:padding-bottom="0.3mm" fo:border-left="none" fo:border-right="none" fo:border-top="none" fo:border-bottom="0.5pt solid #000000"/>
    </style:style>
    <style:style style:name="Таблица489" style:family="table">
      <style:table-properties style:rel-width="100%" table:align="center" style:writing-mode="page"/>
    </style:style>
    <style:style style:name="Таблица489.A" style:family="table-column">
      <style:table-column-properties style:rel-column-width="7540*"/>
    </style:style>
    <style:style style:name="Таблица489.B" style:family="table-column">
      <style:table-column-properties style:rel-column-width="397*"/>
    </style:style>
    <style:style style:name="Таблица489.1" style:family="table-row">
      <style:table-row-properties style:row-height="4.99mm"/>
    </style:style>
    <style:style style:name="Таблица489.A1" style:family="table-cell">
      <style:table-cell-properties fo:padding-left="0mm" fo:padding-right="0mm" fo:padding-top="0mm" fo:padding-bottom="0.3mm" fo:border-left="none" fo:border-right="none" fo:border-top="none" fo:border-bottom="0.5pt solid #000000"/>
    </style:style>
    <style:style style:name="Таблица490" style:family="table">
      <style:table-properties style:rel-width="100%" table:align="center" style:writing-mode="page"/>
    </style:style>
    <style:style style:name="Таблица490.A" style:family="table-column">
      <style:table-column-properties style:rel-column-width="368*"/>
    </style:style>
    <style:style style:name="Таблица490.B" style:family="table-column">
      <style:table-column-properties style:rel-column-width="7003*"/>
    </style:style>
    <style:style style:name="Таблица490.1" style:family="table-row">
      <style:table-row-properties style:row-height="4.99mm"/>
    </style:style>
    <style:style style:name="Таблица490.A1" style:family="table-cell">
      <style:table-cell-properties fo:padding-left="0mm" fo:padding-right="0mm" fo:padding-top="0mm" fo:padding-bottom="0.3mm" fo:border-left="none" fo:border-right="none" fo:border-top="none" fo:border-bottom="0.5pt solid #000000"/>
    </style:style>
    <style:style style:name="Таблица491" style:family="table">
      <style:table-properties style:rel-width="100%" table:align="center" style:writing-mode="page"/>
    </style:style>
    <style:style style:name="Таблица491.A" style:family="table-column">
      <style:table-column-properties style:rel-column-width="7540*"/>
    </style:style>
    <style:style style:name="Таблица491.B" style:family="table-column">
      <style:table-column-properties style:rel-column-width="397*"/>
    </style:style>
    <style:style style:name="Таблица491.1" style:family="table-row">
      <style:table-row-properties style:row-height="4.99mm"/>
    </style:style>
    <style:style style:name="Таблица491.A1" style:family="table-cell">
      <style:table-cell-properties fo:padding-left="0mm" fo:padding-right="0mm" fo:padding-top="0mm" fo:padding-bottom="0.3mm" fo:border-left="none" fo:border-right="none" fo:border-top="none" fo:border-bottom="0.5pt solid #000000"/>
    </style:style>
    <style:style style:name="Таблица492" style:family="table">
      <style:table-properties style:rel-width="100%" table:align="center" style:writing-mode="page"/>
    </style:style>
    <style:style style:name="Таблица492.A" style:family="table-column">
      <style:table-column-properties style:rel-column-width="368*"/>
    </style:style>
    <style:style style:name="Таблица492.B" style:family="table-column">
      <style:table-column-properties style:rel-column-width="7003*"/>
    </style:style>
    <style:style style:name="Таблица492.1" style:family="table-row">
      <style:table-row-properties style:row-height="4.99mm"/>
    </style:style>
    <style:style style:name="Таблица492.A1" style:family="table-cell">
      <style:table-cell-properties fo:padding-left="0mm" fo:padding-right="0mm" fo:padding-top="0mm" fo:padding-bottom="0.3mm" fo:border-left="none" fo:border-right="none" fo:border-top="none" fo:border-bottom="0.5pt solid #000000"/>
    </style:style>
    <style:style style:name="Таблица493" style:family="table">
      <style:table-properties style:rel-width="100%" table:align="center" style:writing-mode="page"/>
    </style:style>
    <style:style style:name="Таблица493.A" style:family="table-column">
      <style:table-column-properties style:rel-column-width="7540*"/>
    </style:style>
    <style:style style:name="Таблица493.B" style:family="table-column">
      <style:table-column-properties style:rel-column-width="397*"/>
    </style:style>
    <style:style style:name="Таблица493.1" style:family="table-row">
      <style:table-row-properties style:row-height="4.99mm"/>
    </style:style>
    <style:style style:name="Таблица493.A1" style:family="table-cell">
      <style:table-cell-properties fo:padding-left="0mm" fo:padding-right="0mm" fo:padding-top="0mm" fo:padding-bottom="0.3mm" fo:border-left="none" fo:border-right="none" fo:border-top="none" fo:border-bottom="0.5pt solid #000000"/>
    </style:style>
    <style:style style:name="Таблица494" style:family="table">
      <style:table-properties style:rel-width="100%" table:align="center" style:writing-mode="page"/>
    </style:style>
    <style:style style:name="Таблица494.A" style:family="table-column">
      <style:table-column-properties style:rel-column-width="368*"/>
    </style:style>
    <style:style style:name="Таблица494.B" style:family="table-column">
      <style:table-column-properties style:rel-column-width="7003*"/>
    </style:style>
    <style:style style:name="Таблица494.1" style:family="table-row">
      <style:table-row-properties style:row-height="4.99mm"/>
    </style:style>
    <style:style style:name="Таблица494.A1" style:family="table-cell">
      <style:table-cell-properties fo:padding-left="0mm" fo:padding-right="0mm" fo:padding-top="0mm" fo:padding-bottom="0.3mm" fo:border-left="none" fo:border-right="none" fo:border-top="none" fo:border-bottom="0.5pt solid #000000"/>
    </style:style>
    <style:style style:name="Таблица495" style:family="table">
      <style:table-properties style:rel-width="100%" table:align="center" style:writing-mode="page"/>
    </style:style>
    <style:style style:name="Таблица495.A" style:family="table-column">
      <style:table-column-properties style:rel-column-width="7540*"/>
    </style:style>
    <style:style style:name="Таблица495.B" style:family="table-column">
      <style:table-column-properties style:rel-column-width="397*"/>
    </style:style>
    <style:style style:name="Таблица495.1" style:family="table-row">
      <style:table-row-properties style:row-height="4.99mm"/>
    </style:style>
    <style:style style:name="Таблица495.A1" style:family="table-cell">
      <style:table-cell-properties fo:padding-left="0mm" fo:padding-right="0mm" fo:padding-top="0mm" fo:padding-bottom="0.3mm" fo:border-left="none" fo:border-right="none" fo:border-top="none" fo:border-bottom="0.5pt solid #000000"/>
    </style:style>
    <style:style style:name="Таблица496" style:family="table">
      <style:table-properties style:rel-width="100%" table:align="center" style:writing-mode="page"/>
    </style:style>
    <style:style style:name="Таблица496.A" style:family="table-column">
      <style:table-column-properties style:rel-column-width="368*"/>
    </style:style>
    <style:style style:name="Таблица496.B" style:family="table-column">
      <style:table-column-properties style:rel-column-width="7003*"/>
    </style:style>
    <style:style style:name="Таблица496.1" style:family="table-row">
      <style:table-row-properties style:row-height="4.99mm"/>
    </style:style>
    <style:style style:name="Таблица496.A1" style:family="table-cell">
      <style:table-cell-properties fo:padding-left="0mm" fo:padding-right="0mm" fo:padding-top="0mm" fo:padding-bottom="0.3mm" fo:border-left="none" fo:border-right="none" fo:border-top="none" fo:border-bottom="0.5pt solid #000000"/>
    </style:style>
    <style:style style:name="Таблица497" style:family="table">
      <style:table-properties style:rel-width="100%" table:align="center" style:writing-mode="page"/>
    </style:style>
    <style:style style:name="Таблица497.A" style:family="table-column">
      <style:table-column-properties style:rel-column-width="7540*"/>
    </style:style>
    <style:style style:name="Таблица497.B" style:family="table-column">
      <style:table-column-properties style:rel-column-width="397*"/>
    </style:style>
    <style:style style:name="Таблица497.1" style:family="table-row">
      <style:table-row-properties style:row-height="4.99mm"/>
    </style:style>
    <style:style style:name="Таблица497.A1" style:family="table-cell">
      <style:table-cell-properties fo:padding-left="0mm" fo:padding-right="0mm" fo:padding-top="0mm" fo:padding-bottom="0.3mm" fo:border-left="none" fo:border-right="none" fo:border-top="none" fo:border-bottom="0.5pt solid #000000"/>
    </style:style>
    <style:style style:name="Таблица498" style:family="table">
      <style:table-properties style:rel-width="100%" table:align="center" style:writing-mode="page"/>
    </style:style>
    <style:style style:name="Таблица498.A" style:family="table-column">
      <style:table-column-properties style:rel-column-width="368*"/>
    </style:style>
    <style:style style:name="Таблица498.B" style:family="table-column">
      <style:table-column-properties style:rel-column-width="7003*"/>
    </style:style>
    <style:style style:name="Таблица498.1" style:family="table-row">
      <style:table-row-properties style:row-height="4.99mm"/>
    </style:style>
    <style:style style:name="Таблица498.A1" style:family="table-cell">
      <style:table-cell-properties fo:padding-left="0mm" fo:padding-right="0mm" fo:padding-top="0mm" fo:padding-bottom="0.3mm" fo:border-left="none" fo:border-right="none" fo:border-top="none" fo:border-bottom="0.5pt solid #000000"/>
    </style:style>
    <style:style style:name="Таблица499" style:family="table">
      <style:table-properties style:rel-width="100%" table:align="center" style:writing-mode="page"/>
    </style:style>
    <style:style style:name="Таблица499.A" style:family="table-column">
      <style:table-column-properties style:rel-column-width="7540*"/>
    </style:style>
    <style:style style:name="Таблица499.B" style:family="table-column">
      <style:table-column-properties style:rel-column-width="397*"/>
    </style:style>
    <style:style style:name="Таблица499.1" style:family="table-row">
      <style:table-row-properties style:row-height="4.99mm"/>
    </style:style>
    <style:style style:name="Таблица499.A1" style:family="table-cell">
      <style:table-cell-properties fo:padding-left="0mm" fo:padding-right="0mm" fo:padding-top="0mm" fo:padding-bottom="0.3mm" fo:border-left="none" fo:border-right="none" fo:border-top="none" fo:border-bottom="0.5pt solid #000000"/>
    </style:style>
    <style:style style:name="Таблица500" style:family="table">
      <style:table-properties style:rel-width="100%" table:align="center" style:writing-mode="page"/>
    </style:style>
    <style:style style:name="Таблица500.A" style:family="table-column">
      <style:table-column-properties style:rel-column-width="368*"/>
    </style:style>
    <style:style style:name="Таблица500.B" style:family="table-column">
      <style:table-column-properties style:rel-column-width="7003*"/>
    </style:style>
    <style:style style:name="Таблица500.1" style:family="table-row">
      <style:table-row-properties style:row-height="4.99mm"/>
    </style:style>
    <style:style style:name="Таблица500.A1" style:family="table-cell">
      <style:table-cell-properties fo:padding-left="0mm" fo:padding-right="0mm" fo:padding-top="0mm" fo:padding-bottom="0.3mm" fo:border-left="none" fo:border-right="none" fo:border-top="none" fo:border-bottom="0.5pt solid #000000"/>
    </style:style>
    <style:style style:name="Таблица501" style:family="table">
      <style:table-properties style:rel-width="100%" table:align="center" style:writing-mode="page"/>
    </style:style>
    <style:style style:name="Таблица501.A" style:family="table-column">
      <style:table-column-properties style:rel-column-width="7540*"/>
    </style:style>
    <style:style style:name="Таблица501.B" style:family="table-column">
      <style:table-column-properties style:rel-column-width="397*"/>
    </style:style>
    <style:style style:name="Таблица501.1" style:family="table-row">
      <style:table-row-properties style:row-height="4.99mm"/>
    </style:style>
    <style:style style:name="Таблица501.A1" style:family="table-cell">
      <style:table-cell-properties fo:padding-left="0mm" fo:padding-right="0mm" fo:padding-top="0mm" fo:padding-bottom="0.3mm" fo:border-left="none" fo:border-right="none" fo:border-top="none" fo:border-bottom="0.5pt solid #000000"/>
    </style:style>
    <style:style style:name="Таблица502" style:family="table">
      <style:table-properties style:rel-width="100%" table:align="center" style:writing-mode="page"/>
    </style:style>
    <style:style style:name="Таблица502.A" style:family="table-column">
      <style:table-column-properties style:rel-column-width="368*"/>
    </style:style>
    <style:style style:name="Таблица502.B" style:family="table-column">
      <style:table-column-properties style:rel-column-width="7003*"/>
    </style:style>
    <style:style style:name="Таблица502.1" style:family="table-row">
      <style:table-row-properties style:row-height="4.99mm"/>
    </style:style>
    <style:style style:name="Таблица502.A1" style:family="table-cell">
      <style:table-cell-properties fo:padding-left="0mm" fo:padding-right="0mm" fo:padding-top="0mm" fo:padding-bottom="0.3mm" fo:border-left="none" fo:border-right="none" fo:border-top="none" fo:border-bottom="0.5pt solid #000000"/>
    </style:style>
    <style:style style:name="Таблица503" style:family="table">
      <style:table-properties style:rel-width="100%" table:align="center" style:writing-mode="page"/>
    </style:style>
    <style:style style:name="Таблица503.A" style:family="table-column">
      <style:table-column-properties style:rel-column-width="7540*"/>
    </style:style>
    <style:style style:name="Таблица503.B" style:family="table-column">
      <style:table-column-properties style:rel-column-width="397*"/>
    </style:style>
    <style:style style:name="Таблица503.1" style:family="table-row">
      <style:table-row-properties style:row-height="4.99mm"/>
    </style:style>
    <style:style style:name="Таблица503.A1" style:family="table-cell">
      <style:table-cell-properties fo:padding-left="0mm" fo:padding-right="0mm" fo:padding-top="0mm" fo:padding-bottom="0.3mm" fo:border-left="none" fo:border-right="none" fo:border-top="none" fo:border-bottom="0.5pt solid #000000"/>
    </style:style>
    <style:style style:name="Таблица504" style:family="table">
      <style:table-properties style:rel-width="100%" table:align="center" style:writing-mode="page"/>
    </style:style>
    <style:style style:name="Таблица504.A" style:family="table-column">
      <style:table-column-properties style:rel-column-width="368*"/>
    </style:style>
    <style:style style:name="Таблица504.B" style:family="table-column">
      <style:table-column-properties style:rel-column-width="7003*"/>
    </style:style>
    <style:style style:name="Таблица504.1" style:family="table-row">
      <style:table-row-properties style:row-height="4.99mm"/>
    </style:style>
    <style:style style:name="Таблица504.A1" style:family="table-cell">
      <style:table-cell-properties fo:padding-left="0mm" fo:padding-right="0mm" fo:padding-top="0mm" fo:padding-bottom="0.3mm" fo:border-left="none" fo:border-right="none" fo:border-top="none" fo:border-bottom="0.5pt solid #000000"/>
    </style:style>
    <style:style style:name="Таблица505" style:family="table">
      <style:table-properties style:rel-width="100%" table:align="center" style:writing-mode="page"/>
    </style:style>
    <style:style style:name="Таблица505.A" style:family="table-column">
      <style:table-column-properties style:rel-column-width="7540*"/>
    </style:style>
    <style:style style:name="Таблица505.B" style:family="table-column">
      <style:table-column-properties style:rel-column-width="397*"/>
    </style:style>
    <style:style style:name="Таблица505.1" style:family="table-row">
      <style:table-row-properties style:row-height="4.99mm"/>
    </style:style>
    <style:style style:name="Таблица505.A1" style:family="table-cell">
      <style:table-cell-properties fo:padding-left="0mm" fo:padding-right="0mm" fo:padding-top="0mm" fo:padding-bottom="0.3mm" fo:border-left="none" fo:border-right="none" fo:border-top="none" fo:border-bottom="0.5pt solid #000000"/>
    </style:style>
    <style:style style:name="Таблица506" style:family="table">
      <style:table-properties style:rel-width="100%" table:align="center" style:writing-mode="page"/>
    </style:style>
    <style:style style:name="Таблица506.A" style:family="table-column">
      <style:table-column-properties style:rel-column-width="368*"/>
    </style:style>
    <style:style style:name="Таблица506.B" style:family="table-column">
      <style:table-column-properties style:rel-column-width="7003*"/>
    </style:style>
    <style:style style:name="Таблица506.1" style:family="table-row">
      <style:table-row-properties style:row-height="4.99mm"/>
    </style:style>
    <style:style style:name="Таблица506.A1" style:family="table-cell">
      <style:table-cell-properties fo:padding-left="0mm" fo:padding-right="0mm" fo:padding-top="0mm" fo:padding-bottom="0.3mm" fo:border-left="none" fo:border-right="none" fo:border-top="none" fo:border-bottom="0.5pt solid #000000"/>
    </style:style>
    <style:style style:name="Таблица507" style:family="table">
      <style:table-properties style:rel-width="100%" table:align="center" style:writing-mode="page"/>
    </style:style>
    <style:style style:name="Таблица507.A" style:family="table-column">
      <style:table-column-properties style:rel-column-width="7540*"/>
    </style:style>
    <style:style style:name="Таблица507.B" style:family="table-column">
      <style:table-column-properties style:rel-column-width="397*"/>
    </style:style>
    <style:style style:name="Таблица507.1" style:family="table-row">
      <style:table-row-properties style:row-height="4.99mm"/>
    </style:style>
    <style:style style:name="Таблица507.A1" style:family="table-cell">
      <style:table-cell-properties fo:padding-left="0mm" fo:padding-right="0mm" fo:padding-top="0mm" fo:padding-bottom="0.3mm" fo:border-left="none" fo:border-right="none" fo:border-top="none" fo:border-bottom="0.5pt solid #000000"/>
    </style:style>
    <style:style style:name="Таблица508" style:family="table">
      <style:table-properties style:rel-width="100%" table:align="center" style:writing-mode="page"/>
    </style:style>
    <style:style style:name="Таблица508.A" style:family="table-column">
      <style:table-column-properties style:rel-column-width="368*"/>
    </style:style>
    <style:style style:name="Таблица508.B" style:family="table-column">
      <style:table-column-properties style:rel-column-width="7003*"/>
    </style:style>
    <style:style style:name="Таблица508.1" style:family="table-row">
      <style:table-row-properties style:row-height="4.99mm"/>
    </style:style>
    <style:style style:name="Таблица508.A1" style:family="table-cell">
      <style:table-cell-properties fo:padding-left="0mm" fo:padding-right="0mm" fo:padding-top="0mm" fo:padding-bottom="0.3mm" fo:border-left="none" fo:border-right="none" fo:border-top="none" fo:border-bottom="0.5pt solid #000000"/>
    </style:style>
    <style:style style:name="Таблица509" style:family="table">
      <style:table-properties style:rel-width="100%" table:align="center" style:writing-mode="page"/>
    </style:style>
    <style:style style:name="Таблица509.A" style:family="table-column">
      <style:table-column-properties style:rel-column-width="7540*"/>
    </style:style>
    <style:style style:name="Таблица509.B" style:family="table-column">
      <style:table-column-properties style:rel-column-width="397*"/>
    </style:style>
    <style:style style:name="Таблица509.1" style:family="table-row">
      <style:table-row-properties style:row-height="4.99mm"/>
    </style:style>
    <style:style style:name="Таблица509.A1" style:family="table-cell">
      <style:table-cell-properties fo:padding-left="0mm" fo:padding-right="0mm" fo:padding-top="0mm" fo:padding-bottom="0.3mm" fo:border-left="none" fo:border-right="none" fo:border-top="none" fo:border-bottom="0.5pt solid #000000"/>
    </style:style>
    <style:style style:name="Таблица510" style:family="table">
      <style:table-properties style:rel-width="100%" table:align="center" style:writing-mode="page"/>
    </style:style>
    <style:style style:name="Таблица510.A" style:family="table-column">
      <style:table-column-properties style:rel-column-width="368*"/>
    </style:style>
    <style:style style:name="Таблица510.B" style:family="table-column">
      <style:table-column-properties style:rel-column-width="7003*"/>
    </style:style>
    <style:style style:name="Таблица510.1" style:family="table-row">
      <style:table-row-properties style:row-height="4.99mm"/>
    </style:style>
    <style:style style:name="Таблица510.A1" style:family="table-cell">
      <style:table-cell-properties fo:padding-left="0mm" fo:padding-right="0mm" fo:padding-top="0mm" fo:padding-bottom="0.3mm" fo:border-left="none" fo:border-right="none" fo:border-top="none" fo:border-bottom="0.5pt solid #000000"/>
    </style:style>
    <style:style style:name="Таблица511" style:family="table">
      <style:table-properties style:rel-width="100%" table:align="center" style:writing-mode="page"/>
    </style:style>
    <style:style style:name="Таблица511.A" style:family="table-column">
      <style:table-column-properties style:rel-column-width="7540*"/>
    </style:style>
    <style:style style:name="Таблица511.B" style:family="table-column">
      <style:table-column-properties style:rel-column-width="397*"/>
    </style:style>
    <style:style style:name="Таблица511.1" style:family="table-row">
      <style:table-row-properties style:row-height="4.99mm"/>
    </style:style>
    <style:style style:name="Таблица511.A1" style:family="table-cell">
      <style:table-cell-properties fo:padding-left="0mm" fo:padding-right="0mm" fo:padding-top="0mm" fo:padding-bottom="0.3mm" fo:border-left="none" fo:border-right="none" fo:border-top="none" fo:border-bottom="0.5pt solid #000000"/>
    </style:style>
    <style:style style:name="Таблица512" style:family="table">
      <style:table-properties style:rel-width="100%" table:align="center" style:writing-mode="page"/>
    </style:style>
    <style:style style:name="Таблица512.A" style:family="table-column">
      <style:table-column-properties style:rel-column-width="368*"/>
    </style:style>
    <style:style style:name="Таблица512.B" style:family="table-column">
      <style:table-column-properties style:rel-column-width="7003*"/>
    </style:style>
    <style:style style:name="Таблица512.1" style:family="table-row">
      <style:table-row-properties style:row-height="4.99mm"/>
    </style:style>
    <style:style style:name="Таблица512.A1" style:family="table-cell">
      <style:table-cell-properties fo:padding-left="0mm" fo:padding-right="0mm" fo:padding-top="0mm" fo:padding-bottom="0.3mm" fo:border-left="none" fo:border-right="none" fo:border-top="none" fo:border-bottom="0.5pt solid #000000"/>
    </style:style>
    <style:style style:name="Таблица513" style:family="table">
      <style:table-properties style:rel-width="100%" table:align="center" style:writing-mode="page"/>
    </style:style>
    <style:style style:name="Таблица513.A" style:family="table-column">
      <style:table-column-properties style:rel-column-width="7540*"/>
    </style:style>
    <style:style style:name="Таблица513.B" style:family="table-column">
      <style:table-column-properties style:rel-column-width="397*"/>
    </style:style>
    <style:style style:name="Таблица513.1" style:family="table-row">
      <style:table-row-properties style:row-height="4.99mm"/>
    </style:style>
    <style:style style:name="Таблица513.A1" style:family="table-cell">
      <style:table-cell-properties fo:padding-left="0mm" fo:padding-right="0mm" fo:padding-top="0mm" fo:padding-bottom="0.3mm" fo:border-left="none" fo:border-right="none" fo:border-top="none" fo:border-bottom="0.5pt solid #000000"/>
    </style:style>
    <style:style style:name="Таблица514" style:family="table">
      <style:table-properties style:rel-width="100%" table:align="center" style:writing-mode="page"/>
    </style:style>
    <style:style style:name="Таблица514.A" style:family="table-column">
      <style:table-column-properties style:rel-column-width="368*"/>
    </style:style>
    <style:style style:name="Таблица514.B" style:family="table-column">
      <style:table-column-properties style:rel-column-width="7003*"/>
    </style:style>
    <style:style style:name="Таблица514.1" style:family="table-row">
      <style:table-row-properties style:row-height="4.99mm"/>
    </style:style>
    <style:style style:name="Таблица514.A1" style:family="table-cell">
      <style:table-cell-properties fo:padding-left="0mm" fo:padding-right="0mm" fo:padding-top="0mm" fo:padding-bottom="0.3mm" fo:border-left="none" fo:border-right="none" fo:border-top="none" fo:border-bottom="0.5pt solid #000000"/>
    </style:style>
    <style:style style:name="Таблица515" style:family="table">
      <style:table-properties style:rel-width="100%" table:align="center" style:writing-mode="page"/>
    </style:style>
    <style:style style:name="Таблица515.A" style:family="table-column">
      <style:table-column-properties style:rel-column-width="7540*"/>
    </style:style>
    <style:style style:name="Таблица515.B" style:family="table-column">
      <style:table-column-properties style:rel-column-width="397*"/>
    </style:style>
    <style:style style:name="Таблица515.1" style:family="table-row">
      <style:table-row-properties style:row-height="4.99mm"/>
    </style:style>
    <style:style style:name="Таблица515.A1" style:family="table-cell">
      <style:table-cell-properties fo:padding-left="0mm" fo:padding-right="0mm" fo:padding-top="0mm" fo:padding-bottom="0.3mm" fo:border-left="none" fo:border-right="none" fo:border-top="none" fo:border-bottom="0.5pt solid #000000"/>
    </style:style>
    <style:style style:name="Таблица516" style:family="table">
      <style:table-properties style:rel-width="100%" table:align="center" style:writing-mode="page"/>
    </style:style>
    <style:style style:name="Таблица516.A" style:family="table-column">
      <style:table-column-properties style:rel-column-width="368*"/>
    </style:style>
    <style:style style:name="Таблица516.B" style:family="table-column">
      <style:table-column-properties style:rel-column-width="7003*"/>
    </style:style>
    <style:style style:name="Таблица516.1" style:family="table-row">
      <style:table-row-properties style:row-height="4.99mm"/>
    </style:style>
    <style:style style:name="Таблица516.A1" style:family="table-cell">
      <style:table-cell-properties fo:padding-left="0mm" fo:padding-right="0mm" fo:padding-top="0mm" fo:padding-bottom="0.3mm" fo:border-left="none" fo:border-right="none" fo:border-top="none" fo:border-bottom="0.5pt solid #000000"/>
    </style:style>
    <style:style style:name="Таблица517" style:family="table">
      <style:table-properties style:rel-width="100%" table:align="center" style:writing-mode="page"/>
    </style:style>
    <style:style style:name="Таблица517.A" style:family="table-column">
      <style:table-column-properties style:rel-column-width="7540*"/>
    </style:style>
    <style:style style:name="Таблица517.B" style:family="table-column">
      <style:table-column-properties style:rel-column-width="397*"/>
    </style:style>
    <style:style style:name="Таблица517.1" style:family="table-row">
      <style:table-row-properties style:row-height="4.99mm"/>
    </style:style>
    <style:style style:name="Таблица517.A1" style:family="table-cell">
      <style:table-cell-properties fo:padding-left="0mm" fo:padding-right="0mm" fo:padding-top="0mm" fo:padding-bottom="0.3mm" fo:border-left="none" fo:border-right="none" fo:border-top="none" fo:border-bottom="0.5pt solid #000000"/>
    </style:style>
    <style:style style:name="Таблица518" style:family="table">
      <style:table-properties style:rel-width="100%" table:align="center" style:writing-mode="page"/>
    </style:style>
    <style:style style:name="Таблица518.A" style:family="table-column">
      <style:table-column-properties style:rel-column-width="368*"/>
    </style:style>
    <style:style style:name="Таблица518.B" style:family="table-column">
      <style:table-column-properties style:rel-column-width="7003*"/>
    </style:style>
    <style:style style:name="Таблица518.1" style:family="table-row">
      <style:table-row-properties style:row-height="4.99mm"/>
    </style:style>
    <style:style style:name="Таблица518.A1" style:family="table-cell">
      <style:table-cell-properties fo:padding-left="0mm" fo:padding-right="0mm" fo:padding-top="0mm" fo:padding-bottom="0.3mm" fo:border-left="none" fo:border-right="none" fo:border-top="none" fo:border-bottom="0.5pt solid #000000"/>
    </style:style>
    <style:style style:name="Таблица519" style:family="table">
      <style:table-properties style:rel-width="100%" table:align="center" style:writing-mode="page"/>
    </style:style>
    <style:style style:name="Таблица519.A" style:family="table-column">
      <style:table-column-properties style:rel-column-width="7540*"/>
    </style:style>
    <style:style style:name="Таблица519.B" style:family="table-column">
      <style:table-column-properties style:rel-column-width="397*"/>
    </style:style>
    <style:style style:name="Таблица519.1" style:family="table-row">
      <style:table-row-properties style:row-height="4.99mm"/>
    </style:style>
    <style:style style:name="Таблица519.A1" style:family="table-cell">
      <style:table-cell-properties fo:padding-left="0mm" fo:padding-right="0mm" fo:padding-top="0mm" fo:padding-bottom="0.3mm" fo:border-left="none" fo:border-right="none" fo:border-top="none" fo:border-bottom="0.5pt solid #000000"/>
    </style:style>
    <style:style style:name="Таблица520" style:family="table">
      <style:table-properties style:rel-width="100%" table:align="center" style:writing-mode="page"/>
    </style:style>
    <style:style style:name="Таблица520.A" style:family="table-column">
      <style:table-column-properties style:rel-column-width="368*"/>
    </style:style>
    <style:style style:name="Таблица520.B" style:family="table-column">
      <style:table-column-properties style:rel-column-width="7003*"/>
    </style:style>
    <style:style style:name="Таблица520.1" style:family="table-row">
      <style:table-row-properties style:row-height="4.99mm"/>
    </style:style>
    <style:style style:name="Таблица520.A1" style:family="table-cell">
      <style:table-cell-properties fo:padding-left="0mm" fo:padding-right="0mm" fo:padding-top="0mm" fo:padding-bottom="0.3mm" fo:border-left="none" fo:border-right="none" fo:border-top="none" fo:border-bottom="0.5pt solid #000000"/>
    </style:style>
    <style:style style:name="Таблица521" style:family="table">
      <style:table-properties style:rel-width="100%" table:align="center" style:writing-mode="page"/>
    </style:style>
    <style:style style:name="Таблица521.A" style:family="table-column">
      <style:table-column-properties style:rel-column-width="7540*"/>
    </style:style>
    <style:style style:name="Таблица521.B" style:family="table-column">
      <style:table-column-properties style:rel-column-width="397*"/>
    </style:style>
    <style:style style:name="Таблица521.1" style:family="table-row">
      <style:table-row-properties style:row-height="4.99mm"/>
    </style:style>
    <style:style style:name="Таблица521.A1" style:family="table-cell">
      <style:table-cell-properties fo:padding-left="0mm" fo:padding-right="0mm" fo:padding-top="0mm" fo:padding-bottom="0.3mm" fo:border-left="none" fo:border-right="none" fo:border-top="none" fo:border-bottom="0.5pt solid #000000"/>
    </style:style>
    <style:style style:name="Таблица522" style:family="table">
      <style:table-properties style:rel-width="100%" table:align="center" style:writing-mode="page"/>
    </style:style>
    <style:style style:name="Таблица522.A" style:family="table-column">
      <style:table-column-properties style:rel-column-width="368*"/>
    </style:style>
    <style:style style:name="Таблица522.B" style:family="table-column">
      <style:table-column-properties style:rel-column-width="7003*"/>
    </style:style>
    <style:style style:name="Таблица522.1" style:family="table-row">
      <style:table-row-properties style:row-height="4.99mm"/>
    </style:style>
    <style:style style:name="Таблица522.A1" style:family="table-cell">
      <style:table-cell-properties fo:padding-left="0mm" fo:padding-right="0mm" fo:padding-top="0mm" fo:padding-bottom="0.3mm" fo:border-left="none" fo:border-right="none" fo:border-top="none" fo:border-bottom="0.5pt solid #000000"/>
    </style:style>
    <style:style style:name="Таблица523" style:family="table">
      <style:table-properties style:rel-width="100%" table:align="center" style:writing-mode="page"/>
    </style:style>
    <style:style style:name="Таблица523.A" style:family="table-column">
      <style:table-column-properties style:rel-column-width="7540*"/>
    </style:style>
    <style:style style:name="Таблица523.B" style:family="table-column">
      <style:table-column-properties style:rel-column-width="397*"/>
    </style:style>
    <style:style style:name="Таблица523.1" style:family="table-row">
      <style:table-row-properties style:row-height="4.99mm"/>
    </style:style>
    <style:style style:name="Таблица523.A1" style:family="table-cell">
      <style:table-cell-properties fo:padding-left="0mm" fo:padding-right="0mm" fo:padding-top="0mm" fo:padding-bottom="0.3mm" fo:border-left="none" fo:border-right="none" fo:border-top="none" fo:border-bottom="0.5pt solid #000000"/>
    </style:style>
    <style:style style:name="Таблица524" style:family="table">
      <style:table-properties style:rel-width="100%" table:align="center" style:writing-mode="page"/>
    </style:style>
    <style:style style:name="Таблица524.A" style:family="table-column">
      <style:table-column-properties style:rel-column-width="368*"/>
    </style:style>
    <style:style style:name="Таблица524.B" style:family="table-column">
      <style:table-column-properties style:rel-column-width="7003*"/>
    </style:style>
    <style:style style:name="Таблица524.1" style:family="table-row">
      <style:table-row-properties style:row-height="4.99mm"/>
    </style:style>
    <style:style style:name="Таблица524.A1" style:family="table-cell">
      <style:table-cell-properties fo:padding-left="0mm" fo:padding-right="0mm" fo:padding-top="0mm" fo:padding-bottom="0.3mm" fo:border-left="none" fo:border-right="none" fo:border-top="none" fo:border-bottom="0.5pt solid #000000"/>
    </style:style>
    <style:style style:name="Таблица525" style:family="table">
      <style:table-properties style:rel-width="100%" table:align="center" style:writing-mode="page"/>
    </style:style>
    <style:style style:name="Таблица525.A" style:family="table-column">
      <style:table-column-properties style:rel-column-width="7540*"/>
    </style:style>
    <style:style style:name="Таблица525.B" style:family="table-column">
      <style:table-column-properties style:rel-column-width="397*"/>
    </style:style>
    <style:style style:name="Таблица525.1" style:family="table-row">
      <style:table-row-properties style:row-height="4.99mm"/>
    </style:style>
    <style:style style:name="Таблица525.A1" style:family="table-cell">
      <style:table-cell-properties fo:padding-left="0mm" fo:padding-right="0mm" fo:padding-top="0mm" fo:padding-bottom="0.3mm" fo:border-left="none" fo:border-right="none" fo:border-top="none" fo:border-bottom="0.5pt solid #000000"/>
    </style:style>
    <style:style style:name="Таблица526" style:family="table">
      <style:table-properties style:rel-width="100%" table:align="center" style:writing-mode="page"/>
    </style:style>
    <style:style style:name="Таблица526.A" style:family="table-column">
      <style:table-column-properties style:rel-column-width="368*"/>
    </style:style>
    <style:style style:name="Таблица526.B" style:family="table-column">
      <style:table-column-properties style:rel-column-width="7003*"/>
    </style:style>
    <style:style style:name="Таблица526.1" style:family="table-row">
      <style:table-row-properties style:row-height="4.99mm"/>
    </style:style>
    <style:style style:name="Таблица526.A1" style:family="table-cell">
      <style:table-cell-properties fo:padding-left="0mm" fo:padding-right="0mm" fo:padding-top="0mm" fo:padding-bottom="0.3mm" fo:border-left="none" fo:border-right="none" fo:border-top="none" fo:border-bottom="0.5pt solid #000000"/>
    </style:style>
    <style:style style:name="Таблица527" style:family="table">
      <style:table-properties style:rel-width="100%" table:align="center" style:writing-mode="page"/>
    </style:style>
    <style:style style:name="Таблица527.A" style:family="table-column">
      <style:table-column-properties style:rel-column-width="7540*"/>
    </style:style>
    <style:style style:name="Таблица527.B" style:family="table-column">
      <style:table-column-properties style:rel-column-width="397*"/>
    </style:style>
    <style:style style:name="Таблица527.1" style:family="table-row">
      <style:table-row-properties style:row-height="4.99mm"/>
    </style:style>
    <style:style style:name="Таблица527.A1" style:family="table-cell">
      <style:table-cell-properties fo:padding-left="0mm" fo:padding-right="0mm" fo:padding-top="0mm" fo:padding-bottom="0.3mm" fo:border-left="none" fo:border-right="none" fo:border-top="none" fo:border-bottom="0.5pt solid #000000"/>
    </style:style>
    <style:style style:name="Таблица528" style:family="table">
      <style:table-properties style:rel-width="100%" table:align="center" style:writing-mode="page"/>
    </style:style>
    <style:style style:name="Таблица528.A" style:family="table-column">
      <style:table-column-properties style:rel-column-width="368*"/>
    </style:style>
    <style:style style:name="Таблица528.B" style:family="table-column">
      <style:table-column-properties style:rel-column-width="7003*"/>
    </style:style>
    <style:style style:name="Таблица528.1" style:family="table-row">
      <style:table-row-properties style:row-height="4.99mm"/>
    </style:style>
    <style:style style:name="Таблица528.A1" style:family="table-cell">
      <style:table-cell-properties fo:padding-left="0mm" fo:padding-right="0mm" fo:padding-top="0mm" fo:padding-bottom="0.3mm" fo:border-left="none" fo:border-right="none" fo:border-top="none" fo:border-bottom="0.5pt solid #000000"/>
    </style:style>
    <style:style style:name="Таблица529" style:family="table">
      <style:table-properties style:rel-width="100%" table:align="center" style:writing-mode="page"/>
    </style:style>
    <style:style style:name="Таблица529.A" style:family="table-column">
      <style:table-column-properties style:rel-column-width="7540*"/>
    </style:style>
    <style:style style:name="Таблица529.B" style:family="table-column">
      <style:table-column-properties style:rel-column-width="397*"/>
    </style:style>
    <style:style style:name="Таблица529.1" style:family="table-row">
      <style:table-row-properties style:row-height="4.99mm"/>
    </style:style>
    <style:style style:name="Таблица529.A1" style:family="table-cell">
      <style:table-cell-properties fo:padding-left="0mm" fo:padding-right="0mm" fo:padding-top="0mm" fo:padding-bottom="0.3mm" fo:border-left="none" fo:border-right="none" fo:border-top="none" fo:border-bottom="0.5pt solid #000000"/>
    </style:style>
    <style:style style:name="Таблица530" style:family="table">
      <style:table-properties style:rel-width="100%" table:align="center" style:writing-mode="page"/>
    </style:style>
    <style:style style:name="Таблица530.A" style:family="table-column">
      <style:table-column-properties style:rel-column-width="368*"/>
    </style:style>
    <style:style style:name="Таблица530.B" style:family="table-column">
      <style:table-column-properties style:rel-column-width="7003*"/>
    </style:style>
    <style:style style:name="Таблица530.1" style:family="table-row">
      <style:table-row-properties style:row-height="4.99mm"/>
    </style:style>
    <style:style style:name="Таблица530.A1" style:family="table-cell">
      <style:table-cell-properties fo:padding-left="0mm" fo:padding-right="0mm" fo:padding-top="0mm" fo:padding-bottom="0.3mm" fo:border-left="none" fo:border-right="none" fo:border-top="none" fo:border-bottom="0.5pt solid #000000"/>
    </style:style>
    <style:style style:name="Таблица531" style:family="table">
      <style:table-properties style:rel-width="100%" table:align="center" style:writing-mode="page"/>
    </style:style>
    <style:style style:name="Таблица531.A" style:family="table-column">
      <style:table-column-properties style:rel-column-width="7540*"/>
    </style:style>
    <style:style style:name="Таблица531.B" style:family="table-column">
      <style:table-column-properties style:rel-column-width="397*"/>
    </style:style>
    <style:style style:name="Таблица531.1" style:family="table-row">
      <style:table-row-properties style:row-height="4.99mm"/>
    </style:style>
    <style:style style:name="Таблица531.A1" style:family="table-cell">
      <style:table-cell-properties fo:padding-left="0mm" fo:padding-right="0mm" fo:padding-top="0mm" fo:padding-bottom="0.3mm" fo:border-left="none" fo:border-right="none" fo:border-top="none" fo:border-bottom="0.5pt solid #000000"/>
    </style:style>
    <style:style style:name="Таблица532" style:family="table">
      <style:table-properties style:rel-width="100%" table:align="center" style:writing-mode="page"/>
    </style:style>
    <style:style style:name="Таблица532.A" style:family="table-column">
      <style:table-column-properties style:rel-column-width="368*"/>
    </style:style>
    <style:style style:name="Таблица532.B" style:family="table-column">
      <style:table-column-properties style:rel-column-width="7003*"/>
    </style:style>
    <style:style style:name="Таблица532.1" style:family="table-row">
      <style:table-row-properties style:row-height="4.99mm"/>
    </style:style>
    <style:style style:name="Таблица532.A1" style:family="table-cell">
      <style:table-cell-properties fo:padding-left="0mm" fo:padding-right="0mm" fo:padding-top="0mm" fo:padding-bottom="0.3mm" fo:border-left="none" fo:border-right="none" fo:border-top="none" fo:border-bottom="0.5pt solid #000000"/>
    </style:style>
    <style:style style:name="Таблица533" style:family="table">
      <style:table-properties style:rel-width="100%" table:align="center" style:writing-mode="page"/>
    </style:style>
    <style:style style:name="Таблица533.A" style:family="table-column">
      <style:table-column-properties style:rel-column-width="7540*"/>
    </style:style>
    <style:style style:name="Таблица533.B" style:family="table-column">
      <style:table-column-properties style:rel-column-width="397*"/>
    </style:style>
    <style:style style:name="Таблица533.1" style:family="table-row">
      <style:table-row-properties style:row-height="4.99mm"/>
    </style:style>
    <style:style style:name="Таблица533.A1" style:family="table-cell">
      <style:table-cell-properties fo:padding-left="0mm" fo:padding-right="0mm" fo:padding-top="0mm" fo:padding-bottom="0.3mm" fo:border-left="none" fo:border-right="none" fo:border-top="none" fo:border-bottom="0.5pt solid #000000"/>
    </style:style>
    <style:style style:name="Таблица534" style:family="table">
      <style:table-properties style:rel-width="100%" table:align="center" style:writing-mode="page"/>
    </style:style>
    <style:style style:name="Таблица534.A" style:family="table-column">
      <style:table-column-properties style:rel-column-width="368*"/>
    </style:style>
    <style:style style:name="Таблица534.B" style:family="table-column">
      <style:table-column-properties style:rel-column-width="7003*"/>
    </style:style>
    <style:style style:name="Таблица534.1" style:family="table-row">
      <style:table-row-properties style:row-height="4.99mm"/>
    </style:style>
    <style:style style:name="Таблица534.A1" style:family="table-cell">
      <style:table-cell-properties fo:padding-left="0mm" fo:padding-right="0mm" fo:padding-top="0mm" fo:padding-bottom="0.3mm" fo:border-left="none" fo:border-right="none" fo:border-top="none" fo:border-bottom="0.5pt solid #000000"/>
    </style:style>
    <style:style style:name="Таблица535" style:family="table">
      <style:table-properties style:rel-width="100%" table:align="center" style:writing-mode="page"/>
    </style:style>
    <style:style style:name="Таблица535.A" style:family="table-column">
      <style:table-column-properties style:rel-column-width="7540*"/>
    </style:style>
    <style:style style:name="Таблица535.B" style:family="table-column">
      <style:table-column-properties style:rel-column-width="397*"/>
    </style:style>
    <style:style style:name="Таблица535.1" style:family="table-row">
      <style:table-row-properties style:row-height="4.99mm"/>
    </style:style>
    <style:style style:name="Таблица535.A1" style:family="table-cell">
      <style:table-cell-properties fo:padding-left="0mm" fo:padding-right="0mm" fo:padding-top="0mm" fo:padding-bottom="0.3mm" fo:border-left="none" fo:border-right="none" fo:border-top="none" fo:border-bottom="0.5pt solid #000000"/>
    </style:style>
    <style:style style:name="Таблица536" style:family="table">
      <style:table-properties style:rel-width="100%" table:align="center" style:writing-mode="page"/>
    </style:style>
    <style:style style:name="Таблица536.A" style:family="table-column">
      <style:table-column-properties style:rel-column-width="368*"/>
    </style:style>
    <style:style style:name="Таблица536.B" style:family="table-column">
      <style:table-column-properties style:rel-column-width="7003*"/>
    </style:style>
    <style:style style:name="Таблица536.1" style:family="table-row">
      <style:table-row-properties style:row-height="4.99mm"/>
    </style:style>
    <style:style style:name="Таблица536.A1" style:family="table-cell">
      <style:table-cell-properties fo:padding-left="0mm" fo:padding-right="0mm" fo:padding-top="0mm" fo:padding-bottom="0.3mm" fo:border-left="none" fo:border-right="none" fo:border-top="none" fo:border-bottom="0.5pt solid #000000"/>
    </style:style>
    <style:style style:name="Таблица537" style:family="table">
      <style:table-properties style:rel-width="100%" table:align="center" style:writing-mode="page"/>
    </style:style>
    <style:style style:name="Таблица537.A" style:family="table-column">
      <style:table-column-properties style:rel-column-width="7540*"/>
    </style:style>
    <style:style style:name="Таблица537.B" style:family="table-column">
      <style:table-column-properties style:rel-column-width="397*"/>
    </style:style>
    <style:style style:name="Таблица537.1" style:family="table-row">
      <style:table-row-properties style:row-height="4.99mm"/>
    </style:style>
    <style:style style:name="Таблица537.A1" style:family="table-cell">
      <style:table-cell-properties fo:padding-left="0mm" fo:padding-right="0mm" fo:padding-top="0mm" fo:padding-bottom="0.3mm" fo:border-left="none" fo:border-right="none" fo:border-top="none" fo:border-bottom="0.5pt solid #000000"/>
    </style:style>
    <style:style style:name="Таблица538" style:family="table">
      <style:table-properties style:rel-width="100%" table:align="center" style:writing-mode="page"/>
    </style:style>
    <style:style style:name="Таблица538.A" style:family="table-column">
      <style:table-column-properties style:rel-column-width="368*"/>
    </style:style>
    <style:style style:name="Таблица538.B" style:family="table-column">
      <style:table-column-properties style:rel-column-width="7003*"/>
    </style:style>
    <style:style style:name="Таблица538.1" style:family="table-row">
      <style:table-row-properties style:row-height="4.99mm"/>
    </style:style>
    <style:style style:name="Таблица538.A1" style:family="table-cell">
      <style:table-cell-properties fo:padding-left="0mm" fo:padding-right="0mm" fo:padding-top="0mm" fo:padding-bottom="0.3mm" fo:border-left="none" fo:border-right="none" fo:border-top="none" fo:border-bottom="0.5pt solid #000000"/>
    </style:style>
    <style:style style:name="Таблица539" style:family="table">
      <style:table-properties style:rel-width="100%" table:align="center" style:writing-mode="page"/>
    </style:style>
    <style:style style:name="Таблица539.A" style:family="table-column">
      <style:table-column-properties style:rel-column-width="7540*"/>
    </style:style>
    <style:style style:name="Таблица539.B" style:family="table-column">
      <style:table-column-properties style:rel-column-width="397*"/>
    </style:style>
    <style:style style:name="Таблица539.1" style:family="table-row">
      <style:table-row-properties style:row-height="4.99mm"/>
    </style:style>
    <style:style style:name="Таблица539.A1" style:family="table-cell">
      <style:table-cell-properties fo:padding-left="0mm" fo:padding-right="0mm" fo:padding-top="0mm" fo:padding-bottom="0.3mm" fo:border-left="none" fo:border-right="none" fo:border-top="none" fo:border-bottom="0.5pt solid #000000"/>
    </style:style>
    <style:style style:name="Таблица540" style:family="table">
      <style:table-properties style:rel-width="100%" table:align="center" style:writing-mode="page"/>
    </style:style>
    <style:style style:name="Таблица540.A" style:family="table-column">
      <style:table-column-properties style:rel-column-width="368*"/>
    </style:style>
    <style:style style:name="Таблица540.B" style:family="table-column">
      <style:table-column-properties style:rel-column-width="7003*"/>
    </style:style>
    <style:style style:name="Таблица540.1" style:family="table-row">
      <style:table-row-properties style:row-height="4.99mm"/>
    </style:style>
    <style:style style:name="Таблица540.A1" style:family="table-cell">
      <style:table-cell-properties fo:padding-left="0mm" fo:padding-right="0mm" fo:padding-top="0mm" fo:padding-bottom="0.3mm" fo:border-left="none" fo:border-right="none" fo:border-top="none" fo:border-bottom="0.5pt solid #000000"/>
    </style:style>
    <style:style style:name="Таблица541" style:family="table">
      <style:table-properties style:rel-width="100%" table:align="center" style:writing-mode="page"/>
    </style:style>
    <style:style style:name="Таблица541.A" style:family="table-column">
      <style:table-column-properties style:rel-column-width="3968*"/>
    </style:style>
    <style:style style:name="Таблица541.B" style:family="table-column">
      <style:table-column-properties style:rel-column-width="3969*"/>
    </style:style>
    <style:style style:name="Таблица541.A1" style:family="table-cell">
      <style:table-cell-properties fo:padding="0mm" fo:border="none"/>
    </style:style>
    <style:style style:name="Таблица542" style:family="table">
      <style:table-properties style:rel-width="100%" table:align="center" style:writing-mode="page"/>
    </style:style>
    <style:style style:name="Таблица542.A" style:family="table-column">
      <style:table-column-properties style:rel-column-width="7540*"/>
    </style:style>
    <style:style style:name="Таблица542.B" style:family="table-column">
      <style:table-column-properties style:rel-column-width="397*"/>
    </style:style>
    <style:style style:name="Таблица542.1" style:family="table-row">
      <style:table-row-properties style:row-height="4.99mm"/>
    </style:style>
    <style:style style:name="Таблица542.A1" style:family="table-cell">
      <style:table-cell-properties fo:padding-left="0mm" fo:padding-right="0mm" fo:padding-top="0mm" fo:padding-bottom="0.3mm" fo:border-left="none" fo:border-right="none" fo:border-top="none" fo:border-bottom="0.5pt solid #000000"/>
    </style:style>
    <style:style style:name="Таблица543" style:family="table">
      <style:table-properties style:rel-width="100%" table:align="center" style:writing-mode="page"/>
    </style:style>
    <style:style style:name="Таблица543.A" style:family="table-column">
      <style:table-column-properties style:rel-column-width="368*"/>
    </style:style>
    <style:style style:name="Таблица543.B" style:family="table-column">
      <style:table-column-properties style:rel-column-width="7003*"/>
    </style:style>
    <style:style style:name="Таблица543.1" style:family="table-row">
      <style:table-row-properties style:row-height="4.99mm"/>
    </style:style>
    <style:style style:name="Таблица543.A1" style:family="table-cell">
      <style:table-cell-properties fo:padding-left="0mm" fo:padding-right="0mm" fo:padding-top="0mm" fo:padding-bottom="0.3mm" fo:border-left="none" fo:border-right="none" fo:border-top="none" fo:border-bottom="0.5pt solid #000000"/>
    </style:style>
    <style:style style:name="Таблица544" style:family="table">
      <style:table-properties style:rel-width="100%" table:align="center" style:writing-mode="page"/>
    </style:style>
    <style:style style:name="Таблица544.A" style:family="table-column">
      <style:table-column-properties style:rel-column-width="7540*"/>
    </style:style>
    <style:style style:name="Таблица544.B" style:family="table-column">
      <style:table-column-properties style:rel-column-width="397*"/>
    </style:style>
    <style:style style:name="Таблица544.1" style:family="table-row">
      <style:table-row-properties style:row-height="4.99mm"/>
    </style:style>
    <style:style style:name="Таблица544.A1" style:family="table-cell">
      <style:table-cell-properties fo:padding-left="0mm" fo:padding-right="0mm" fo:padding-top="0mm" fo:padding-bottom="0.3mm" fo:border-left="none" fo:border-right="none" fo:border-top="none" fo:border-bottom="0.5pt solid #000000"/>
    </style:style>
    <style:style style:name="Таблица545" style:family="table">
      <style:table-properties style:rel-width="100%" table:align="center" style:writing-mode="page"/>
    </style:style>
    <style:style style:name="Таблица545.A" style:family="table-column">
      <style:table-column-properties style:rel-column-width="368*"/>
    </style:style>
    <style:style style:name="Таблица545.B" style:family="table-column">
      <style:table-column-properties style:rel-column-width="7003*"/>
    </style:style>
    <style:style style:name="Таблица545.1" style:family="table-row">
      <style:table-row-properties style:row-height="4.99mm"/>
    </style:style>
    <style:style style:name="Таблица545.A1" style:family="table-cell">
      <style:table-cell-properties fo:padding-left="0mm" fo:padding-right="0mm" fo:padding-top="0mm" fo:padding-bottom="0.3mm" fo:border-left="none" fo:border-right="none" fo:border-top="none" fo:border-bottom="0.5pt solid #000000"/>
    </style:style>
    <style:style style:name="Таблица546" style:family="table">
      <style:table-properties style:rel-width="100%" table:align="center" style:writing-mode="page"/>
    </style:style>
    <style:style style:name="Таблица546.A" style:family="table-column">
      <style:table-column-properties style:rel-column-width="7540*"/>
    </style:style>
    <style:style style:name="Таблица546.B" style:family="table-column">
      <style:table-column-properties style:rel-column-width="397*"/>
    </style:style>
    <style:style style:name="Таблица546.1" style:family="table-row">
      <style:table-row-properties style:row-height="4.99mm"/>
    </style:style>
    <style:style style:name="Таблица546.A1" style:family="table-cell">
      <style:table-cell-properties fo:padding-left="0mm" fo:padding-right="0mm" fo:padding-top="0mm" fo:padding-bottom="0.3mm" fo:border-left="none" fo:border-right="none" fo:border-top="none" fo:border-bottom="0.5pt solid #000000"/>
    </style:style>
    <style:style style:name="Таблица547" style:family="table">
      <style:table-properties style:rel-width="100%" table:align="center" style:writing-mode="page"/>
    </style:style>
    <style:style style:name="Таблица547.A" style:family="table-column">
      <style:table-column-properties style:rel-column-width="368*"/>
    </style:style>
    <style:style style:name="Таблица547.B" style:family="table-column">
      <style:table-column-properties style:rel-column-width="7003*"/>
    </style:style>
    <style:style style:name="Таблица547.1" style:family="table-row">
      <style:table-row-properties style:row-height="4.99mm"/>
    </style:style>
    <style:style style:name="Таблица547.A1" style:family="table-cell">
      <style:table-cell-properties fo:padding-left="0mm" fo:padding-right="0mm" fo:padding-top="0mm" fo:padding-bottom="0.3mm" fo:border-left="none" fo:border-right="none" fo:border-top="none" fo:border-bottom="0.5pt solid #000000"/>
    </style:style>
    <style:style style:name="Таблица548" style:family="table">
      <style:table-properties style:rel-width="100%" table:align="center" style:writing-mode="page"/>
    </style:style>
    <style:style style:name="Таблица548.A" style:family="table-column">
      <style:table-column-properties style:rel-column-width="7540*"/>
    </style:style>
    <style:style style:name="Таблица548.B" style:family="table-column">
      <style:table-column-properties style:rel-column-width="397*"/>
    </style:style>
    <style:style style:name="Таблица548.1" style:family="table-row">
      <style:table-row-properties style:row-height="4.99mm"/>
    </style:style>
    <style:style style:name="Таблица548.A1" style:family="table-cell">
      <style:table-cell-properties fo:padding-left="0mm" fo:padding-right="0mm" fo:padding-top="0mm" fo:padding-bottom="0.3mm" fo:border-left="none" fo:border-right="none" fo:border-top="none" fo:border-bottom="0.5pt solid #000000"/>
    </style:style>
    <style:style style:name="Таблица549" style:family="table">
      <style:table-properties style:rel-width="100%" table:align="center" style:writing-mode="page"/>
    </style:style>
    <style:style style:name="Таблица549.A" style:family="table-column">
      <style:table-column-properties style:rel-column-width="368*"/>
    </style:style>
    <style:style style:name="Таблица549.B" style:family="table-column">
      <style:table-column-properties style:rel-column-width="7003*"/>
    </style:style>
    <style:style style:name="Таблица549.1" style:family="table-row">
      <style:table-row-properties style:row-height="4.99mm"/>
    </style:style>
    <style:style style:name="Таблица549.A1" style:family="table-cell">
      <style:table-cell-properties fo:padding-left="0mm" fo:padding-right="0mm" fo:padding-top="0mm" fo:padding-bottom="0.3mm" fo:border-left="none" fo:border-right="none" fo:border-top="none" fo:border-bottom="0.5pt solid #000000"/>
    </style:style>
    <style:style style:name="Таблица550" style:family="table">
      <style:table-properties style:rel-width="100%" table:align="center" style:writing-mode="page"/>
    </style:style>
    <style:style style:name="Таблица550.A" style:family="table-column">
      <style:table-column-properties style:rel-column-width="7540*"/>
    </style:style>
    <style:style style:name="Таблица550.B" style:family="table-column">
      <style:table-column-properties style:rel-column-width="397*"/>
    </style:style>
    <style:style style:name="Таблица550.1" style:family="table-row">
      <style:table-row-properties style:row-height="4.99mm"/>
    </style:style>
    <style:style style:name="Таблица550.A1" style:family="table-cell">
      <style:table-cell-properties fo:padding-left="0mm" fo:padding-right="0mm" fo:padding-top="0mm" fo:padding-bottom="0.3mm" fo:border-left="none" fo:border-right="none" fo:border-top="none" fo:border-bottom="0.5pt solid #000000"/>
    </style:style>
    <style:style style:name="Таблица551" style:family="table">
      <style:table-properties style:rel-width="100%" table:align="center" style:writing-mode="page"/>
    </style:style>
    <style:style style:name="Таблица551.A" style:family="table-column">
      <style:table-column-properties style:rel-column-width="368*"/>
    </style:style>
    <style:style style:name="Таблица551.B" style:family="table-column">
      <style:table-column-properties style:rel-column-width="7003*"/>
    </style:style>
    <style:style style:name="Таблица551.1" style:family="table-row">
      <style:table-row-properties style:row-height="4.99mm"/>
    </style:style>
    <style:style style:name="Таблица551.A1" style:family="table-cell">
      <style:table-cell-properties fo:padding-left="0mm" fo:padding-right="0mm" fo:padding-top="0mm" fo:padding-bottom="0.3mm" fo:border-left="none" fo:border-right="none" fo:border-top="none" fo:border-bottom="0.5pt solid #000000"/>
    </style:style>
    <style:style style:name="Таблица552" style:family="table">
      <style:table-properties style:rel-width="100%" table:align="center" style:writing-mode="page"/>
    </style:style>
    <style:style style:name="Таблица552.A" style:family="table-column">
      <style:table-column-properties style:rel-column-width="7540*"/>
    </style:style>
    <style:style style:name="Таблица552.B" style:family="table-column">
      <style:table-column-properties style:rel-column-width="397*"/>
    </style:style>
    <style:style style:name="Таблица552.1" style:family="table-row">
      <style:table-row-properties style:row-height="4.99mm"/>
    </style:style>
    <style:style style:name="Таблица552.A1" style:family="table-cell">
      <style:table-cell-properties fo:padding-left="0mm" fo:padding-right="0mm" fo:padding-top="0mm" fo:padding-bottom="0.3mm" fo:border-left="none" fo:border-right="none" fo:border-top="none" fo:border-bottom="0.5pt solid #000000"/>
    </style:style>
    <style:style style:name="Таблица553" style:family="table">
      <style:table-properties style:rel-width="100%" table:align="center" style:writing-mode="page"/>
    </style:style>
    <style:style style:name="Таблица553.A" style:family="table-column">
      <style:table-column-properties style:rel-column-width="368*"/>
    </style:style>
    <style:style style:name="Таблица553.B" style:family="table-column">
      <style:table-column-properties style:rel-column-width="7003*"/>
    </style:style>
    <style:style style:name="Таблица553.1" style:family="table-row">
      <style:table-row-properties style:row-height="4.99mm"/>
    </style:style>
    <style:style style:name="Таблица553.A1" style:family="table-cell">
      <style:table-cell-properties fo:padding-left="0mm" fo:padding-right="0mm" fo:padding-top="0mm" fo:padding-bottom="0.3mm" fo:border-left="none" fo:border-right="none" fo:border-top="none" fo:border-bottom="0.5pt solid #000000"/>
    </style:style>
    <style:style style:name="Таблица554" style:family="table">
      <style:table-properties style:rel-width="100%" table:align="center" style:writing-mode="page"/>
    </style:style>
    <style:style style:name="Таблица554.A" style:family="table-column">
      <style:table-column-properties style:rel-column-width="7540*"/>
    </style:style>
    <style:style style:name="Таблица554.B" style:family="table-column">
      <style:table-column-properties style:rel-column-width="397*"/>
    </style:style>
    <style:style style:name="Таблица554.1" style:family="table-row">
      <style:table-row-properties style:row-height="4.99mm"/>
    </style:style>
    <style:style style:name="Таблица554.A1" style:family="table-cell">
      <style:table-cell-properties fo:padding-left="0mm" fo:padding-right="0mm" fo:padding-top="0mm" fo:padding-bottom="0.3mm" fo:border-left="none" fo:border-right="none" fo:border-top="none" fo:border-bottom="0.5pt solid #000000"/>
    </style:style>
    <style:style style:name="Таблица555" style:family="table">
      <style:table-properties style:rel-width="100%" table:align="center" style:writing-mode="page"/>
    </style:style>
    <style:style style:name="Таблица555.A" style:family="table-column">
      <style:table-column-properties style:rel-column-width="368*"/>
    </style:style>
    <style:style style:name="Таблица555.B" style:family="table-column">
      <style:table-column-properties style:rel-column-width="7003*"/>
    </style:style>
    <style:style style:name="Таблица555.1" style:family="table-row">
      <style:table-row-properties style:row-height="4.99mm"/>
    </style:style>
    <style:style style:name="Таблица555.A1" style:family="table-cell">
      <style:table-cell-properties fo:padding-left="0mm" fo:padding-right="0mm" fo:padding-top="0mm" fo:padding-bottom="0.3mm" fo:border-left="none" fo:border-right="none" fo:border-top="none" fo:border-bottom="0.5pt solid #000000"/>
    </style:style>
    <style:style style:name="Таблица556" style:family="table">
      <style:table-properties style:rel-width="100%" table:align="center" style:writing-mode="page"/>
    </style:style>
    <style:style style:name="Таблица556.A" style:family="table-column">
      <style:table-column-properties style:rel-column-width="7540*"/>
    </style:style>
    <style:style style:name="Таблица556.B" style:family="table-column">
      <style:table-column-properties style:rel-column-width="397*"/>
    </style:style>
    <style:style style:name="Таблица556.1" style:family="table-row">
      <style:table-row-properties style:row-height="4.99mm"/>
    </style:style>
    <style:style style:name="Таблица556.A1" style:family="table-cell">
      <style:table-cell-properties fo:padding-left="0mm" fo:padding-right="0mm" fo:padding-top="0mm" fo:padding-bottom="0.3mm" fo:border-left="none" fo:border-right="none" fo:border-top="none" fo:border-bottom="0.5pt solid #000000"/>
    </style:style>
    <style:style style:name="Таблица557" style:family="table">
      <style:table-properties style:rel-width="100%" table:align="center" style:writing-mode="page"/>
    </style:style>
    <style:style style:name="Таблица557.A" style:family="table-column">
      <style:table-column-properties style:rel-column-width="368*"/>
    </style:style>
    <style:style style:name="Таблица557.B" style:family="table-column">
      <style:table-column-properties style:rel-column-width="7003*"/>
    </style:style>
    <style:style style:name="Таблица557.1" style:family="table-row">
      <style:table-row-properties style:row-height="4.99mm"/>
    </style:style>
    <style:style style:name="Таблица557.A1" style:family="table-cell">
      <style:table-cell-properties fo:padding-left="0mm" fo:padding-right="0mm" fo:padding-top="0mm" fo:padding-bottom="0.3mm" fo:border-left="none" fo:border-right="none" fo:border-top="none" fo:border-bottom="0.5pt solid #000000"/>
    </style:style>
    <style:style style:name="Таблица558" style:family="table">
      <style:table-properties style:rel-width="100%" table:align="center" style:writing-mode="page"/>
    </style:style>
    <style:style style:name="Таблица558.A" style:family="table-column">
      <style:table-column-properties style:rel-column-width="7540*"/>
    </style:style>
    <style:style style:name="Таблица558.B" style:family="table-column">
      <style:table-column-properties style:rel-column-width="397*"/>
    </style:style>
    <style:style style:name="Таблица558.1" style:family="table-row">
      <style:table-row-properties style:row-height="4.99mm"/>
    </style:style>
    <style:style style:name="Таблица558.A1" style:family="table-cell">
      <style:table-cell-properties fo:padding-left="0mm" fo:padding-right="0mm" fo:padding-top="0mm" fo:padding-bottom="0.3mm" fo:border-left="none" fo:border-right="none" fo:border-top="none" fo:border-bottom="0.5pt solid #000000"/>
    </style:style>
    <style:style style:name="Таблица559" style:family="table">
      <style:table-properties style:rel-width="100%" table:align="center" style:writing-mode="page"/>
    </style:style>
    <style:style style:name="Таблица559.A" style:family="table-column">
      <style:table-column-properties style:rel-column-width="368*"/>
    </style:style>
    <style:style style:name="Таблица559.B" style:family="table-column">
      <style:table-column-properties style:rel-column-width="7003*"/>
    </style:style>
    <style:style style:name="Таблица559.1" style:family="table-row">
      <style:table-row-properties style:row-height="4.99mm"/>
    </style:style>
    <style:style style:name="Таблица559.A1" style:family="table-cell">
      <style:table-cell-properties fo:padding-left="0mm" fo:padding-right="0mm" fo:padding-top="0mm" fo:padding-bottom="0.3mm" fo:border-left="none" fo:border-right="none" fo:border-top="none" fo:border-bottom="0.5pt solid #000000"/>
    </style:style>
    <style:style style:name="Таблица560" style:family="table">
      <style:table-properties style:rel-width="100%" table:align="center" style:writing-mode="page"/>
    </style:style>
    <style:style style:name="Таблица560.A" style:family="table-column">
      <style:table-column-properties style:rel-column-width="7540*"/>
    </style:style>
    <style:style style:name="Таблица560.B" style:family="table-column">
      <style:table-column-properties style:rel-column-width="397*"/>
    </style:style>
    <style:style style:name="Таблица560.1" style:family="table-row">
      <style:table-row-properties style:row-height="4.99mm"/>
    </style:style>
    <style:style style:name="Таблица560.A1" style:family="table-cell">
      <style:table-cell-properties fo:padding-left="0mm" fo:padding-right="0mm" fo:padding-top="0mm" fo:padding-bottom="0.3mm" fo:border-left="none" fo:border-right="none" fo:border-top="none" fo:border-bottom="0.5pt solid #000000"/>
    </style:style>
    <style:style style:name="Таблица561" style:family="table">
      <style:table-properties style:rel-width="100%" table:align="center" style:writing-mode="page"/>
    </style:style>
    <style:style style:name="Таблица561.A" style:family="table-column">
      <style:table-column-properties style:rel-column-width="368*"/>
    </style:style>
    <style:style style:name="Таблица561.B" style:family="table-column">
      <style:table-column-properties style:rel-column-width="7003*"/>
    </style:style>
    <style:style style:name="Таблица561.1" style:family="table-row">
      <style:table-row-properties style:row-height="4.99mm"/>
    </style:style>
    <style:style style:name="Таблица561.A1" style:family="table-cell">
      <style:table-cell-properties fo:padding-left="0mm" fo:padding-right="0mm" fo:padding-top="0mm" fo:padding-bottom="0.3mm" fo:border-left="none" fo:border-right="none" fo:border-top="none" fo:border-bottom="0.5pt solid #000000"/>
    </style:style>
    <style:style style:name="Таблица562" style:family="table">
      <style:table-properties style:rel-width="100%" table:align="center" style:writing-mode="page"/>
    </style:style>
    <style:style style:name="Таблица562.A" style:family="table-column">
      <style:table-column-properties style:rel-column-width="7540*"/>
    </style:style>
    <style:style style:name="Таблица562.B" style:family="table-column">
      <style:table-column-properties style:rel-column-width="397*"/>
    </style:style>
    <style:style style:name="Таблица562.1" style:family="table-row">
      <style:table-row-properties style:row-height="4.99mm"/>
    </style:style>
    <style:style style:name="Таблица562.A1" style:family="table-cell">
      <style:table-cell-properties fo:padding-left="0mm" fo:padding-right="0mm" fo:padding-top="0mm" fo:padding-bottom="0.3mm" fo:border-left="none" fo:border-right="none" fo:border-top="none" fo:border-bottom="0.5pt solid #000000"/>
    </style:style>
    <style:style style:name="Таблица563" style:family="table">
      <style:table-properties style:rel-width="100%" table:align="center" style:writing-mode="page"/>
    </style:style>
    <style:style style:name="Таблица563.A" style:family="table-column">
      <style:table-column-properties style:rel-column-width="368*"/>
    </style:style>
    <style:style style:name="Таблица563.B" style:family="table-column">
      <style:table-column-properties style:rel-column-width="7003*"/>
    </style:style>
    <style:style style:name="Таблица563.1" style:family="table-row">
      <style:table-row-properties style:row-height="4.99mm"/>
    </style:style>
    <style:style style:name="Таблица563.A1" style:family="table-cell">
      <style:table-cell-properties fo:padding-left="0mm" fo:padding-right="0mm" fo:padding-top="0mm" fo:padding-bottom="0.3mm" fo:border-left="none" fo:border-right="none" fo:border-top="none" fo:border-bottom="0.5pt solid #000000"/>
    </style:style>
    <style:style style:name="Таблица564" style:family="table">
      <style:table-properties style:rel-width="100%" table:align="center" style:writing-mode="page"/>
    </style:style>
    <style:style style:name="Таблица564.A" style:family="table-column">
      <style:table-column-properties style:rel-column-width="7540*"/>
    </style:style>
    <style:style style:name="Таблица564.B" style:family="table-column">
      <style:table-column-properties style:rel-column-width="397*"/>
    </style:style>
    <style:style style:name="Таблица564.1" style:family="table-row">
      <style:table-row-properties style:row-height="4.99mm"/>
    </style:style>
    <style:style style:name="Таблица564.A1" style:family="table-cell">
      <style:table-cell-properties fo:padding-left="0mm" fo:padding-right="0mm" fo:padding-top="0mm" fo:padding-bottom="0.3mm" fo:border-left="none" fo:border-right="none" fo:border-top="none" fo:border-bottom="0.5pt solid #000000"/>
    </style:style>
    <style:style style:name="Таблица565" style:family="table">
      <style:table-properties style:rel-width="100%" table:align="center" style:writing-mode="page"/>
    </style:style>
    <style:style style:name="Таблица565.A" style:family="table-column">
      <style:table-column-properties style:rel-column-width="368*"/>
    </style:style>
    <style:style style:name="Таблица565.B" style:family="table-column">
      <style:table-column-properties style:rel-column-width="7003*"/>
    </style:style>
    <style:style style:name="Таблица565.1" style:family="table-row">
      <style:table-row-properties style:row-height="4.99mm"/>
    </style:style>
    <style:style style:name="Таблица565.A1" style:family="table-cell">
      <style:table-cell-properties fo:padding-left="0mm" fo:padding-right="0mm" fo:padding-top="0mm" fo:padding-bottom="0.3mm" fo:border-left="none" fo:border-right="none" fo:border-top="none" fo:border-bottom="0.5pt solid #000000"/>
    </style:style>
    <style:style style:name="Таблица566" style:family="table">
      <style:table-properties style:rel-width="100%" table:align="center" style:writing-mode="page"/>
    </style:style>
    <style:style style:name="Таблица566.A" style:family="table-column">
      <style:table-column-properties style:rel-column-width="7540*"/>
    </style:style>
    <style:style style:name="Таблица566.B" style:family="table-column">
      <style:table-column-properties style:rel-column-width="397*"/>
    </style:style>
    <style:style style:name="Таблица566.1" style:family="table-row">
      <style:table-row-properties style:row-height="4.99mm"/>
    </style:style>
    <style:style style:name="Таблица566.A1" style:family="table-cell">
      <style:table-cell-properties fo:padding-left="0mm" fo:padding-right="0mm" fo:padding-top="0mm" fo:padding-bottom="0.3mm" fo:border-left="none" fo:border-right="none" fo:border-top="none" fo:border-bottom="0.5pt solid #000000"/>
    </style:style>
    <style:style style:name="Таблица567" style:family="table">
      <style:table-properties style:rel-width="100%" table:align="center" style:writing-mode="page"/>
    </style:style>
    <style:style style:name="Таблица567.A" style:family="table-column">
      <style:table-column-properties style:rel-column-width="368*"/>
    </style:style>
    <style:style style:name="Таблица567.B" style:family="table-column">
      <style:table-column-properties style:rel-column-width="7003*"/>
    </style:style>
    <style:style style:name="Таблица567.1" style:family="table-row">
      <style:table-row-properties style:row-height="4.99mm"/>
    </style:style>
    <style:style style:name="Таблица567.A1" style:family="table-cell">
      <style:table-cell-properties fo:padding-left="0mm" fo:padding-right="0mm" fo:padding-top="0mm" fo:padding-bottom="0.3mm" fo:border-left="none" fo:border-right="none" fo:border-top="none" fo:border-bottom="0.5pt solid #000000"/>
    </style:style>
    <style:style style:name="Таблица568" style:family="table">
      <style:table-properties style:rel-width="100%" table:align="center" style:writing-mode="page"/>
    </style:style>
    <style:style style:name="Таблица568.A" style:family="table-column">
      <style:table-column-properties style:rel-column-width="7540*"/>
    </style:style>
    <style:style style:name="Таблица568.B" style:family="table-column">
      <style:table-column-properties style:rel-column-width="397*"/>
    </style:style>
    <style:style style:name="Таблица568.1" style:family="table-row">
      <style:table-row-properties style:row-height="4.99mm"/>
    </style:style>
    <style:style style:name="Таблица568.A1" style:family="table-cell">
      <style:table-cell-properties fo:padding-left="0mm" fo:padding-right="0mm" fo:padding-top="0mm" fo:padding-bottom="0.3mm" fo:border-left="none" fo:border-right="none" fo:border-top="none" fo:border-bottom="0.5pt solid #000000"/>
    </style:style>
    <style:style style:name="Таблица569" style:family="table">
      <style:table-properties style:rel-width="100%" table:align="center" style:writing-mode="page"/>
    </style:style>
    <style:style style:name="Таблица569.A" style:family="table-column">
      <style:table-column-properties style:rel-column-width="368*"/>
    </style:style>
    <style:style style:name="Таблица569.B" style:family="table-column">
      <style:table-column-properties style:rel-column-width="7003*"/>
    </style:style>
    <style:style style:name="Таблица569.1" style:family="table-row">
      <style:table-row-properties style:row-height="4.99mm"/>
    </style:style>
    <style:style style:name="Таблица569.A1" style:family="table-cell">
      <style:table-cell-properties fo:padding-left="0mm" fo:padding-right="0mm" fo:padding-top="0mm" fo:padding-bottom="0.3mm" fo:border-left="none" fo:border-right="none" fo:border-top="none" fo:border-bottom="0.5pt solid #000000"/>
    </style:style>
    <style:style style:name="Таблица570" style:family="table">
      <style:table-properties style:rel-width="100%" table:align="center" style:writing-mode="page"/>
    </style:style>
    <style:style style:name="Таблица570.A" style:family="table-column">
      <style:table-column-properties style:rel-column-width="7540*"/>
    </style:style>
    <style:style style:name="Таблица570.B" style:family="table-column">
      <style:table-column-properties style:rel-column-width="397*"/>
    </style:style>
    <style:style style:name="Таблица570.1" style:family="table-row">
      <style:table-row-properties style:row-height="4.99mm"/>
    </style:style>
    <style:style style:name="Таблица570.A1" style:family="table-cell">
      <style:table-cell-properties fo:padding-left="0mm" fo:padding-right="0mm" fo:padding-top="0mm" fo:padding-bottom="0.3mm" fo:border-left="none" fo:border-right="none" fo:border-top="none" fo:border-bottom="0.5pt solid #000000"/>
    </style:style>
    <style:style style:name="Таблица571" style:family="table">
      <style:table-properties style:rel-width="100%" table:align="center" style:writing-mode="page"/>
    </style:style>
    <style:style style:name="Таблица571.A" style:family="table-column">
      <style:table-column-properties style:rel-column-width="368*"/>
    </style:style>
    <style:style style:name="Таблица571.B" style:family="table-column">
      <style:table-column-properties style:rel-column-width="7003*"/>
    </style:style>
    <style:style style:name="Таблица571.1" style:family="table-row">
      <style:table-row-properties style:row-height="4.99mm"/>
    </style:style>
    <style:style style:name="Таблица571.A1" style:family="table-cell">
      <style:table-cell-properties fo:padding-left="0mm" fo:padding-right="0mm" fo:padding-top="0mm" fo:padding-bottom="0.3mm" fo:border-left="none" fo:border-right="none" fo:border-top="none" fo:border-bottom="0.5pt solid #000000"/>
    </style:style>
    <style:style style:name="Таблица572" style:family="table">
      <style:table-properties style:rel-width="100%" table:align="center" style:writing-mode="page"/>
    </style:style>
    <style:style style:name="Таблица572.A" style:family="table-column">
      <style:table-column-properties style:rel-column-width="7540*"/>
    </style:style>
    <style:style style:name="Таблица572.B" style:family="table-column">
      <style:table-column-properties style:rel-column-width="397*"/>
    </style:style>
    <style:style style:name="Таблица572.1" style:family="table-row">
      <style:table-row-properties style:row-height="4.99mm"/>
    </style:style>
    <style:style style:name="Таблица572.A1" style:family="table-cell">
      <style:table-cell-properties fo:padding-left="0mm" fo:padding-right="0mm" fo:padding-top="0mm" fo:padding-bottom="0.3mm" fo:border-left="none" fo:border-right="none" fo:border-top="none" fo:border-bottom="0.5pt solid #000000"/>
    </style:style>
    <style:style style:name="Таблица573" style:family="table">
      <style:table-properties style:rel-width="100%" table:align="center" style:writing-mode="page"/>
    </style:style>
    <style:style style:name="Таблица573.A" style:family="table-column">
      <style:table-column-properties style:rel-column-width="368*"/>
    </style:style>
    <style:style style:name="Таблица573.B" style:family="table-column">
      <style:table-column-properties style:rel-column-width="7003*"/>
    </style:style>
    <style:style style:name="Таблица573.1" style:family="table-row">
      <style:table-row-properties style:row-height="4.99mm"/>
    </style:style>
    <style:style style:name="Таблица573.A1" style:family="table-cell">
      <style:table-cell-properties fo:padding-left="0mm" fo:padding-right="0mm" fo:padding-top="0mm" fo:padding-bottom="0.3mm" fo:border-left="none" fo:border-right="none" fo:border-top="none" fo:border-bottom="0.5pt solid #000000"/>
    </style:style>
    <style:style style:name="Таблица574" style:family="table">
      <style:table-properties style:rel-width="100%" table:align="center" style:writing-mode="page"/>
    </style:style>
    <style:style style:name="Таблица574.A" style:family="table-column">
      <style:table-column-properties style:rel-column-width="7540*"/>
    </style:style>
    <style:style style:name="Таблица574.B" style:family="table-column">
      <style:table-column-properties style:rel-column-width="397*"/>
    </style:style>
    <style:style style:name="Таблица574.1" style:family="table-row">
      <style:table-row-properties style:row-height="4.99mm"/>
    </style:style>
    <style:style style:name="Таблица574.A1" style:family="table-cell">
      <style:table-cell-properties fo:padding-left="0mm" fo:padding-right="0mm" fo:padding-top="0mm" fo:padding-bottom="0.3mm" fo:border-left="none" fo:border-right="none" fo:border-top="none" fo:border-bottom="0.5pt solid #000000"/>
    </style:style>
    <style:style style:name="Таблица575" style:family="table">
      <style:table-properties style:rel-width="100%" table:align="center" style:writing-mode="page"/>
    </style:style>
    <style:style style:name="Таблица575.A" style:family="table-column">
      <style:table-column-properties style:rel-column-width="368*"/>
    </style:style>
    <style:style style:name="Таблица575.B" style:family="table-column">
      <style:table-column-properties style:rel-column-width="7003*"/>
    </style:style>
    <style:style style:name="Таблица575.1" style:family="table-row">
      <style:table-row-properties style:row-height="4.99mm"/>
    </style:style>
    <style:style style:name="Таблица575.A1" style:family="table-cell">
      <style:table-cell-properties fo:padding-left="0mm" fo:padding-right="0mm" fo:padding-top="0mm" fo:padding-bottom="0.3mm" fo:border-left="none" fo:border-right="none" fo:border-top="none" fo:border-bottom="0.5pt solid #000000"/>
    </style:style>
    <style:style style:name="Таблица576" style:family="table">
      <style:table-properties style:rel-width="100%" table:align="center" style:writing-mode="page"/>
    </style:style>
    <style:style style:name="Таблица576.A" style:family="table-column">
      <style:table-column-properties style:rel-column-width="7540*"/>
    </style:style>
    <style:style style:name="Таблица576.B" style:family="table-column">
      <style:table-column-properties style:rel-column-width="397*"/>
    </style:style>
    <style:style style:name="Таблица576.1" style:family="table-row">
      <style:table-row-properties style:row-height="4.99mm"/>
    </style:style>
    <style:style style:name="Таблица576.A1" style:family="table-cell">
      <style:table-cell-properties fo:padding-left="0mm" fo:padding-right="0mm" fo:padding-top="0mm" fo:padding-bottom="0.3mm" fo:border-left="none" fo:border-right="none" fo:border-top="none" fo:border-bottom="0.5pt solid #000000"/>
    </style:style>
    <style:style style:name="Таблица577" style:family="table">
      <style:table-properties style:rel-width="100%" table:align="center" style:writing-mode="page"/>
    </style:style>
    <style:style style:name="Таблица577.A" style:family="table-column">
      <style:table-column-properties style:rel-column-width="368*"/>
    </style:style>
    <style:style style:name="Таблица577.B" style:family="table-column">
      <style:table-column-properties style:rel-column-width="7003*"/>
    </style:style>
    <style:style style:name="Таблица577.1" style:family="table-row">
      <style:table-row-properties style:row-height="4.99mm"/>
    </style:style>
    <style:style style:name="Таблица577.A1" style:family="table-cell">
      <style:table-cell-properties fo:padding-left="0mm" fo:padding-right="0mm" fo:padding-top="0mm" fo:padding-bottom="0.3mm" fo:border-left="none" fo:border-right="none" fo:border-top="none" fo:border-bottom="0.5pt solid #000000"/>
    </style:style>
    <style:style style:name="Таблица578" style:family="table">
      <style:table-properties style:rel-width="100%" table:align="center" style:writing-mode="page"/>
    </style:style>
    <style:style style:name="Таблица578.A" style:family="table-column">
      <style:table-column-properties style:rel-column-width="7540*"/>
    </style:style>
    <style:style style:name="Таблица578.B" style:family="table-column">
      <style:table-column-properties style:rel-column-width="397*"/>
    </style:style>
    <style:style style:name="Таблица578.1" style:family="table-row">
      <style:table-row-properties style:row-height="4.99mm"/>
    </style:style>
    <style:style style:name="Таблица578.A1" style:family="table-cell">
      <style:table-cell-properties fo:padding-left="0mm" fo:padding-right="0mm" fo:padding-top="0mm" fo:padding-bottom="0.3mm" fo:border-left="none" fo:border-right="none" fo:border-top="none" fo:border-bottom="0.5pt solid #000000"/>
    </style:style>
    <style:style style:name="Таблица579" style:family="table">
      <style:table-properties style:rel-width="100%" table:align="center" style:writing-mode="page"/>
    </style:style>
    <style:style style:name="Таблица579.A" style:family="table-column">
      <style:table-column-properties style:rel-column-width="368*"/>
    </style:style>
    <style:style style:name="Таблица579.B" style:family="table-column">
      <style:table-column-properties style:rel-column-width="7003*"/>
    </style:style>
    <style:style style:name="Таблица579.1" style:family="table-row">
      <style:table-row-properties style:row-height="4.99mm"/>
    </style:style>
    <style:style style:name="Таблица579.A1" style:family="table-cell">
      <style:table-cell-properties fo:padding-left="0mm" fo:padding-right="0mm" fo:padding-top="0mm" fo:padding-bottom="0.3mm" fo:border-left="none" fo:border-right="none" fo:border-top="none" fo:border-bottom="0.5pt solid #000000"/>
    </style:style>
    <style:style style:name="Таблица580" style:family="table">
      <style:table-properties style:rel-width="100%" table:align="center" style:writing-mode="page"/>
    </style:style>
    <style:style style:name="Таблица580.A" style:family="table-column">
      <style:table-column-properties style:rel-column-width="7540*"/>
    </style:style>
    <style:style style:name="Таблица580.B" style:family="table-column">
      <style:table-column-properties style:rel-column-width="397*"/>
    </style:style>
    <style:style style:name="Таблица580.1" style:family="table-row">
      <style:table-row-properties style:row-height="4.99mm"/>
    </style:style>
    <style:style style:name="Таблица580.A1" style:family="table-cell">
      <style:table-cell-properties fo:padding-left="0mm" fo:padding-right="0mm" fo:padding-top="0mm" fo:padding-bottom="0.3mm" fo:border-left="none" fo:border-right="none" fo:border-top="none" fo:border-bottom="0.5pt solid #000000"/>
    </style:style>
    <style:style style:name="Таблица581" style:family="table">
      <style:table-properties style:rel-width="100%" table:align="center" style:writing-mode="page"/>
    </style:style>
    <style:style style:name="Таблица581.A" style:family="table-column">
      <style:table-column-properties style:rel-column-width="368*"/>
    </style:style>
    <style:style style:name="Таблица581.B" style:family="table-column">
      <style:table-column-properties style:rel-column-width="7003*"/>
    </style:style>
    <style:style style:name="Таблица581.1" style:family="table-row">
      <style:table-row-properties style:row-height="4.99mm"/>
    </style:style>
    <style:style style:name="Таблица581.A1" style:family="table-cell">
      <style:table-cell-properties fo:padding-left="0mm" fo:padding-right="0mm" fo:padding-top="0mm" fo:padding-bottom="0.3mm" fo:border-left="none" fo:border-right="none" fo:border-top="none" fo:border-bottom="0.5pt solid #000000"/>
    </style:style>
    <style:style style:name="Таблица582" style:family="table">
      <style:table-properties style:rel-width="100%" table:align="center" style:writing-mode="page"/>
    </style:style>
    <style:style style:name="Таблица582.A" style:family="table-column">
      <style:table-column-properties style:rel-column-width="7540*"/>
    </style:style>
    <style:style style:name="Таблица582.B" style:family="table-column">
      <style:table-column-properties style:rel-column-width="397*"/>
    </style:style>
    <style:style style:name="Таблица582.1" style:family="table-row">
      <style:table-row-properties style:row-height="4.99mm"/>
    </style:style>
    <style:style style:name="Таблица582.A1" style:family="table-cell">
      <style:table-cell-properties fo:padding-left="0mm" fo:padding-right="0mm" fo:padding-top="0mm" fo:padding-bottom="0.3mm" fo:border-left="none" fo:border-right="none" fo:border-top="none" fo:border-bottom="0.5pt solid #000000"/>
    </style:style>
    <style:style style:name="Таблица583" style:family="table">
      <style:table-properties style:rel-width="100%" table:align="center" style:writing-mode="page"/>
    </style:style>
    <style:style style:name="Таблица583.A" style:family="table-column">
      <style:table-column-properties style:rel-column-width="368*"/>
    </style:style>
    <style:style style:name="Таблица583.B" style:family="table-column">
      <style:table-column-properties style:rel-column-width="7003*"/>
    </style:style>
    <style:style style:name="Таблица583.1" style:family="table-row">
      <style:table-row-properties style:row-height="4.99mm"/>
    </style:style>
    <style:style style:name="Таблица583.A1" style:family="table-cell">
      <style:table-cell-properties fo:padding-left="0mm" fo:padding-right="0mm" fo:padding-top="0mm" fo:padding-bottom="0.3mm" fo:border-left="none" fo:border-right="none" fo:border-top="none" fo:border-bottom="0.5pt solid #000000"/>
    </style:style>
    <style:style style:name="Таблица584" style:family="table">
      <style:table-properties style:rel-width="100%" table:align="center" style:writing-mode="page"/>
    </style:style>
    <style:style style:name="Таблица584.A" style:family="table-column">
      <style:table-column-properties style:rel-column-width="7540*"/>
    </style:style>
    <style:style style:name="Таблица584.B" style:family="table-column">
      <style:table-column-properties style:rel-column-width="397*"/>
    </style:style>
    <style:style style:name="Таблица584.1" style:family="table-row">
      <style:table-row-properties style:row-height="4.99mm"/>
    </style:style>
    <style:style style:name="Таблица584.A1" style:family="table-cell">
      <style:table-cell-properties fo:padding-left="0mm" fo:padding-right="0mm" fo:padding-top="0mm" fo:padding-bottom="0.3mm" fo:border-left="none" fo:border-right="none" fo:border-top="none" fo:border-bottom="0.5pt solid #000000"/>
    </style:style>
    <style:style style:name="Таблица585" style:family="table">
      <style:table-properties style:rel-width="100%" table:align="center" style:writing-mode="page"/>
    </style:style>
    <style:style style:name="Таблица585.A" style:family="table-column">
      <style:table-column-properties style:rel-column-width="368*"/>
    </style:style>
    <style:style style:name="Таблица585.B" style:family="table-column">
      <style:table-column-properties style:rel-column-width="7003*"/>
    </style:style>
    <style:style style:name="Таблица585.1" style:family="table-row">
      <style:table-row-properties style:row-height="4.99mm"/>
    </style:style>
    <style:style style:name="Таблица585.A1" style:family="table-cell">
      <style:table-cell-properties fo:padding-left="0mm" fo:padding-right="0mm" fo:padding-top="0mm" fo:padding-bottom="0.3mm" fo:border-left="none" fo:border-right="none" fo:border-top="none" fo:border-bottom="0.5pt solid #000000"/>
    </style:style>
    <style:style style:name="Таблица586" style:family="table">
      <style:table-properties style:rel-width="100%" table:align="center" style:writing-mode="page"/>
    </style:style>
    <style:style style:name="Таблица586.A" style:family="table-column">
      <style:table-column-properties style:rel-column-width="7540*"/>
    </style:style>
    <style:style style:name="Таблица586.B" style:family="table-column">
      <style:table-column-properties style:rel-column-width="397*"/>
    </style:style>
    <style:style style:name="Таблица586.1" style:family="table-row">
      <style:table-row-properties style:row-height="4.99mm"/>
    </style:style>
    <style:style style:name="Таблица586.A1" style:family="table-cell">
      <style:table-cell-properties fo:padding-left="0mm" fo:padding-right="0mm" fo:padding-top="0mm" fo:padding-bottom="0.3mm" fo:border-left="none" fo:border-right="none" fo:border-top="none" fo:border-bottom="0.5pt solid #000000"/>
    </style:style>
    <style:style style:name="Таблица587" style:family="table">
      <style:table-properties style:rel-width="100%" table:align="center" style:writing-mode="page"/>
    </style:style>
    <style:style style:name="Таблица587.A" style:family="table-column">
      <style:table-column-properties style:rel-column-width="368*"/>
    </style:style>
    <style:style style:name="Таблица587.B" style:family="table-column">
      <style:table-column-properties style:rel-column-width="7003*"/>
    </style:style>
    <style:style style:name="Таблица587.1" style:family="table-row">
      <style:table-row-properties style:row-height="4.99mm"/>
    </style:style>
    <style:style style:name="Таблица587.A1" style:family="table-cell">
      <style:table-cell-properties fo:padding-left="0mm" fo:padding-right="0mm" fo:padding-top="0mm" fo:padding-bottom="0.3mm" fo:border-left="none" fo:border-right="none" fo:border-top="none" fo:border-bottom="0.5pt solid #000000"/>
    </style:style>
    <style:style style:name="Таблица588" style:family="table">
      <style:table-properties style:rel-width="100%" table:align="center" style:writing-mode="page"/>
    </style:style>
    <style:style style:name="Таблица588.A" style:family="table-column">
      <style:table-column-properties style:rel-column-width="7540*"/>
    </style:style>
    <style:style style:name="Таблица588.B" style:family="table-column">
      <style:table-column-properties style:rel-column-width="397*"/>
    </style:style>
    <style:style style:name="Таблица588.1" style:family="table-row">
      <style:table-row-properties style:row-height="4.99mm"/>
    </style:style>
    <style:style style:name="Таблица588.A1" style:family="table-cell">
      <style:table-cell-properties fo:padding-left="0mm" fo:padding-right="0mm" fo:padding-top="0mm" fo:padding-bottom="0.3mm" fo:border-left="none" fo:border-right="none" fo:border-top="none" fo:border-bottom="0.5pt solid #000000"/>
    </style:style>
    <style:style style:name="Таблица589" style:family="table">
      <style:table-properties style:rel-width="100%" table:align="center" style:writing-mode="page"/>
    </style:style>
    <style:style style:name="Таблица589.A" style:family="table-column">
      <style:table-column-properties style:rel-column-width="368*"/>
    </style:style>
    <style:style style:name="Таблица589.B" style:family="table-column">
      <style:table-column-properties style:rel-column-width="7003*"/>
    </style:style>
    <style:style style:name="Таблица589.1" style:family="table-row">
      <style:table-row-properties style:row-height="4.99mm"/>
    </style:style>
    <style:style style:name="Таблица589.A1" style:family="table-cell">
      <style:table-cell-properties fo:padding-left="0mm" fo:padding-right="0mm" fo:padding-top="0mm" fo:padding-bottom="0.3mm" fo:border-left="none" fo:border-right="none" fo:border-top="none" fo:border-bottom="0.5pt solid #000000"/>
    </style:style>
    <style:style style:name="Таблица590" style:family="table">
      <style:table-properties style:rel-width="100%" table:align="center" style:writing-mode="page"/>
    </style:style>
    <style:style style:name="Таблица590.A" style:family="table-column">
      <style:table-column-properties style:rel-column-width="7540*"/>
    </style:style>
    <style:style style:name="Таблица590.B" style:family="table-column">
      <style:table-column-properties style:rel-column-width="397*"/>
    </style:style>
    <style:style style:name="Таблица590.1" style:family="table-row">
      <style:table-row-properties style:row-height="4.99mm"/>
    </style:style>
    <style:style style:name="Таблица590.A1" style:family="table-cell">
      <style:table-cell-properties fo:padding-left="0mm" fo:padding-right="0mm" fo:padding-top="0mm" fo:padding-bottom="0.3mm" fo:border-left="none" fo:border-right="none" fo:border-top="none" fo:border-bottom="0.5pt solid #000000"/>
    </style:style>
    <style:style style:name="Таблица591" style:family="table">
      <style:table-properties style:rel-width="100%" table:align="center" style:writing-mode="page"/>
    </style:style>
    <style:style style:name="Таблица591.A" style:family="table-column">
      <style:table-column-properties style:rel-column-width="368*"/>
    </style:style>
    <style:style style:name="Таблица591.B" style:family="table-column">
      <style:table-column-properties style:rel-column-width="7003*"/>
    </style:style>
    <style:style style:name="Таблица591.1" style:family="table-row">
      <style:table-row-properties style:row-height="4.99mm"/>
    </style:style>
    <style:style style:name="Таблица591.A1" style:family="table-cell">
      <style:table-cell-properties fo:padding-left="0mm" fo:padding-right="0mm" fo:padding-top="0mm" fo:padding-bottom="0.3mm" fo:border-left="none" fo:border-right="none" fo:border-top="none" fo:border-bottom="0.5pt solid #000000"/>
    </style:style>
    <style:style style:name="Таблица592" style:family="table">
      <style:table-properties style:rel-width="100%" table:align="center" style:writing-mode="page"/>
    </style:style>
    <style:style style:name="Таблица592.A" style:family="table-column">
      <style:table-column-properties style:rel-column-width="7540*"/>
    </style:style>
    <style:style style:name="Таблица592.B" style:family="table-column">
      <style:table-column-properties style:rel-column-width="397*"/>
    </style:style>
    <style:style style:name="Таблица592.1" style:family="table-row">
      <style:table-row-properties style:row-height="4.99mm"/>
    </style:style>
    <style:style style:name="Таблица592.A1" style:family="table-cell">
      <style:table-cell-properties fo:padding-left="0mm" fo:padding-right="0mm" fo:padding-top="0mm" fo:padding-bottom="0.3mm" fo:border-left="none" fo:border-right="none" fo:border-top="none" fo:border-bottom="0.5pt solid #000000"/>
    </style:style>
    <style:style style:name="Таблица593" style:family="table">
      <style:table-properties style:rel-width="100%" table:align="center" style:writing-mode="page"/>
    </style:style>
    <style:style style:name="Таблица593.A" style:family="table-column">
      <style:table-column-properties style:rel-column-width="368*"/>
    </style:style>
    <style:style style:name="Таблица593.B" style:family="table-column">
      <style:table-column-properties style:rel-column-width="7003*"/>
    </style:style>
    <style:style style:name="Таблица593.1" style:family="table-row">
      <style:table-row-properties style:row-height="4.99mm"/>
    </style:style>
    <style:style style:name="Таблица593.A1" style:family="table-cell">
      <style:table-cell-properties fo:padding-left="0mm" fo:padding-right="0mm" fo:padding-top="0mm" fo:padding-bottom="0.3mm" fo:border-left="none" fo:border-right="none" fo:border-top="none" fo:border-bottom="0.5pt solid #000000"/>
    </style:style>
    <style:style style:name="Таблица594" style:family="table">
      <style:table-properties style:rel-width="100%" table:align="center" style:writing-mode="page"/>
    </style:style>
    <style:style style:name="Таблица594.A" style:family="table-column">
      <style:table-column-properties style:rel-column-width="7540*"/>
    </style:style>
    <style:style style:name="Таблица594.B" style:family="table-column">
      <style:table-column-properties style:rel-column-width="397*"/>
    </style:style>
    <style:style style:name="Таблица594.1" style:family="table-row">
      <style:table-row-properties style:row-height="4.99mm"/>
    </style:style>
    <style:style style:name="Таблица594.A1" style:family="table-cell">
      <style:table-cell-properties fo:padding-left="0mm" fo:padding-right="0mm" fo:padding-top="0mm" fo:padding-bottom="0.3mm" fo:border-left="none" fo:border-right="none" fo:border-top="none" fo:border-bottom="0.5pt solid #000000"/>
    </style:style>
    <style:style style:name="Таблица595" style:family="table">
      <style:table-properties style:rel-width="100%" table:align="center" style:writing-mode="page"/>
    </style:style>
    <style:style style:name="Таблица595.A" style:family="table-column">
      <style:table-column-properties style:rel-column-width="368*"/>
    </style:style>
    <style:style style:name="Таблица595.B" style:family="table-column">
      <style:table-column-properties style:rel-column-width="7003*"/>
    </style:style>
    <style:style style:name="Таблица595.1" style:family="table-row">
      <style:table-row-properties style:row-height="4.99mm"/>
    </style:style>
    <style:style style:name="Таблица595.A1" style:family="table-cell">
      <style:table-cell-properties fo:padding-left="0mm" fo:padding-right="0mm" fo:padding-top="0mm" fo:padding-bottom="0.3mm" fo:border-left="none" fo:border-right="none" fo:border-top="none" fo:border-bottom="0.5pt solid #000000"/>
    </style:style>
    <style:style style:name="Таблица596" style:family="table">
      <style:table-properties style:rel-width="100%" table:align="center" style:writing-mode="page"/>
    </style:style>
    <style:style style:name="Таблица596.A" style:family="table-column">
      <style:table-column-properties style:rel-column-width="7540*"/>
    </style:style>
    <style:style style:name="Таблица596.B" style:family="table-column">
      <style:table-column-properties style:rel-column-width="397*"/>
    </style:style>
    <style:style style:name="Таблица596.1" style:family="table-row">
      <style:table-row-properties style:row-height="4.99mm"/>
    </style:style>
    <style:style style:name="Таблица596.A1" style:family="table-cell">
      <style:table-cell-properties fo:padding-left="0mm" fo:padding-right="0mm" fo:padding-top="0mm" fo:padding-bottom="0.3mm" fo:border-left="none" fo:border-right="none" fo:border-top="none" fo:border-bottom="0.5pt solid #000000"/>
    </style:style>
    <style:style style:name="Таблица597" style:family="table">
      <style:table-properties style:rel-width="100%" table:align="center" style:writing-mode="page"/>
    </style:style>
    <style:style style:name="Таблица597.A" style:family="table-column">
      <style:table-column-properties style:rel-column-width="368*"/>
    </style:style>
    <style:style style:name="Таблица597.B" style:family="table-column">
      <style:table-column-properties style:rel-column-width="7003*"/>
    </style:style>
    <style:style style:name="Таблица597.1" style:family="table-row">
      <style:table-row-properties style:row-height="4.99mm"/>
    </style:style>
    <style:style style:name="Таблица597.A1" style:family="table-cell">
      <style:table-cell-properties fo:padding-left="0mm" fo:padding-right="0mm" fo:padding-top="0mm" fo:padding-bottom="0.3mm" fo:border-left="none" fo:border-right="none" fo:border-top="none" fo:border-bottom="0.5pt solid #000000"/>
    </style:style>
    <style:style style:name="Таблица598" style:family="table">
      <style:table-properties style:rel-width="100%" table:align="center" style:writing-mode="page"/>
    </style:style>
    <style:style style:name="Таблица598.A" style:family="table-column">
      <style:table-column-properties style:rel-column-width="7540*"/>
    </style:style>
    <style:style style:name="Таблица598.B" style:family="table-column">
      <style:table-column-properties style:rel-column-width="397*"/>
    </style:style>
    <style:style style:name="Таблица598.1" style:family="table-row">
      <style:table-row-properties style:row-height="4.99mm"/>
    </style:style>
    <style:style style:name="Таблица598.A1" style:family="table-cell">
      <style:table-cell-properties fo:padding-left="0mm" fo:padding-right="0mm" fo:padding-top="0mm" fo:padding-bottom="0.3mm" fo:border-left="none" fo:border-right="none" fo:border-top="none" fo:border-bottom="0.5pt solid #000000"/>
    </style:style>
    <style:style style:name="Таблица599" style:family="table">
      <style:table-properties style:rel-width="100%" table:align="center" style:writing-mode="page"/>
    </style:style>
    <style:style style:name="Таблица599.A" style:family="table-column">
      <style:table-column-properties style:rel-column-width="368*"/>
    </style:style>
    <style:style style:name="Таблица599.B" style:family="table-column">
      <style:table-column-properties style:rel-column-width="7003*"/>
    </style:style>
    <style:style style:name="Таблица599.1" style:family="table-row">
      <style:table-row-properties style:row-height="4.99mm"/>
    </style:style>
    <style:style style:name="Таблица599.A1" style:family="table-cell">
      <style:table-cell-properties fo:padding-left="0mm" fo:padding-right="0mm" fo:padding-top="0mm" fo:padding-bottom="0.3mm" fo:border-left="none" fo:border-right="none" fo:border-top="none" fo:border-bottom="0.5pt solid #000000"/>
    </style:style>
    <style:style style:name="Таблица600" style:family="table">
      <style:table-properties style:rel-width="100%" table:align="center" style:writing-mode="page"/>
    </style:style>
    <style:style style:name="Таблица600.A" style:family="table-column">
      <style:table-column-properties style:rel-column-width="3968*"/>
    </style:style>
    <style:style style:name="Таблица600.B" style:family="table-column">
      <style:table-column-properties style:rel-column-width="3969*"/>
    </style:style>
    <style:style style:name="Таблица600.A1" style:family="table-cell">
      <style:table-cell-properties fo:padding="0mm" fo:border="none"/>
    </style:style>
    <style:style style:name="Таблица601" style:family="table">
      <style:table-properties style:rel-width="100%" table:align="center" style:writing-mode="page"/>
    </style:style>
    <style:style style:name="Таблица601.A" style:family="table-column">
      <style:table-column-properties style:rel-column-width="7540*"/>
    </style:style>
    <style:style style:name="Таблица601.B" style:family="table-column">
      <style:table-column-properties style:rel-column-width="397*"/>
    </style:style>
    <style:style style:name="Таблица601.1" style:family="table-row">
      <style:table-row-properties style:row-height="4.99mm"/>
    </style:style>
    <style:style style:name="Таблица601.A1" style:family="table-cell">
      <style:table-cell-properties fo:padding-left="0mm" fo:padding-right="0mm" fo:padding-top="0mm" fo:padding-bottom="0.3mm" fo:border-left="none" fo:border-right="none" fo:border-top="none" fo:border-bottom="0.5pt solid #000000"/>
    </style:style>
    <style:style style:name="Таблица602" style:family="table">
      <style:table-properties style:rel-width="100%" table:align="center" style:writing-mode="page"/>
    </style:style>
    <style:style style:name="Таблица602.A" style:family="table-column">
      <style:table-column-properties style:rel-column-width="368*"/>
    </style:style>
    <style:style style:name="Таблица602.B" style:family="table-column">
      <style:table-column-properties style:rel-column-width="7003*"/>
    </style:style>
    <style:style style:name="Таблица602.1" style:family="table-row">
      <style:table-row-properties style:row-height="4.99mm"/>
    </style:style>
    <style:style style:name="Таблица602.A1" style:family="table-cell">
      <style:table-cell-properties fo:padding-left="0mm" fo:padding-right="0mm" fo:padding-top="0mm" fo:padding-bottom="0.3mm" fo:border-left="none" fo:border-right="none" fo:border-top="none" fo:border-bottom="0.5pt solid #000000"/>
    </style:style>
    <style:style style:name="Таблица603" style:family="table">
      <style:table-properties style:rel-width="100%" table:align="center" style:writing-mode="page"/>
    </style:style>
    <style:style style:name="Таблица603.A" style:family="table-column">
      <style:table-column-properties style:rel-column-width="7540*"/>
    </style:style>
    <style:style style:name="Таблица603.B" style:family="table-column">
      <style:table-column-properties style:rel-column-width="397*"/>
    </style:style>
    <style:style style:name="Таблица603.1" style:family="table-row">
      <style:table-row-properties style:row-height="4.99mm"/>
    </style:style>
    <style:style style:name="Таблица603.A1" style:family="table-cell">
      <style:table-cell-properties fo:padding-left="0mm" fo:padding-right="0mm" fo:padding-top="0mm" fo:padding-bottom="0.3mm" fo:border-left="none" fo:border-right="none" fo:border-top="none" fo:border-bottom="0.5pt solid #000000"/>
    </style:style>
    <style:style style:name="Таблица604" style:family="table">
      <style:table-properties style:rel-width="100%" table:align="center" style:writing-mode="page"/>
    </style:style>
    <style:style style:name="Таблица604.A" style:family="table-column">
      <style:table-column-properties style:rel-column-width="368*"/>
    </style:style>
    <style:style style:name="Таблица604.B" style:family="table-column">
      <style:table-column-properties style:rel-column-width="7003*"/>
    </style:style>
    <style:style style:name="Таблица604.1" style:family="table-row">
      <style:table-row-properties style:row-height="4.99mm"/>
    </style:style>
    <style:style style:name="Таблица604.A1" style:family="table-cell">
      <style:table-cell-properties fo:padding-left="0mm" fo:padding-right="0mm" fo:padding-top="0mm" fo:padding-bottom="0.3mm" fo:border-left="none" fo:border-right="none" fo:border-top="none" fo:border-bottom="0.5pt solid #000000"/>
    </style:style>
    <style:style style:name="Таблица605" style:family="table">
      <style:table-properties style:rel-width="100%" table:align="center" style:writing-mode="page"/>
    </style:style>
    <style:style style:name="Таблица605.A" style:family="table-column">
      <style:table-column-properties style:rel-column-width="7540*"/>
    </style:style>
    <style:style style:name="Таблица605.B" style:family="table-column">
      <style:table-column-properties style:rel-column-width="397*"/>
    </style:style>
    <style:style style:name="Таблица605.1" style:family="table-row">
      <style:table-row-properties style:row-height="4.99mm"/>
    </style:style>
    <style:style style:name="Таблица605.A1" style:family="table-cell">
      <style:table-cell-properties fo:padding-left="0mm" fo:padding-right="0mm" fo:padding-top="0mm" fo:padding-bottom="0.3mm" fo:border-left="none" fo:border-right="none" fo:border-top="none" fo:border-bottom="0.5pt solid #000000"/>
    </style:style>
    <style:style style:name="Таблица606" style:family="table">
      <style:table-properties style:rel-width="100%" table:align="center" style:writing-mode="page"/>
    </style:style>
    <style:style style:name="Таблица606.A" style:family="table-column">
      <style:table-column-properties style:rel-column-width="368*"/>
    </style:style>
    <style:style style:name="Таблица606.B" style:family="table-column">
      <style:table-column-properties style:rel-column-width="7003*"/>
    </style:style>
    <style:style style:name="Таблица606.1" style:family="table-row">
      <style:table-row-properties style:row-height="4.99mm"/>
    </style:style>
    <style:style style:name="Таблица606.A1" style:family="table-cell">
      <style:table-cell-properties fo:padding-left="0mm" fo:padding-right="0mm" fo:padding-top="0mm" fo:padding-bottom="0.3mm" fo:border-left="none" fo:border-right="none" fo:border-top="none" fo:border-bottom="0.5pt solid #000000"/>
    </style:style>
    <style:style style:name="Таблица607" style:family="table">
      <style:table-properties style:rel-width="100%" table:align="center" style:writing-mode="page"/>
    </style:style>
    <style:style style:name="Таблица607.A" style:family="table-column">
      <style:table-column-properties style:rel-column-width="7540*"/>
    </style:style>
    <style:style style:name="Таблица607.B" style:family="table-column">
      <style:table-column-properties style:rel-column-width="397*"/>
    </style:style>
    <style:style style:name="Таблица607.1" style:family="table-row">
      <style:table-row-properties style:row-height="4.99mm"/>
    </style:style>
    <style:style style:name="Таблица607.A1" style:family="table-cell">
      <style:table-cell-properties fo:padding-left="0mm" fo:padding-right="0mm" fo:padding-top="0mm" fo:padding-bottom="0.3mm" fo:border-left="none" fo:border-right="none" fo:border-top="none" fo:border-bottom="0.5pt solid #000000"/>
    </style:style>
    <style:style style:name="Таблица608" style:family="table">
      <style:table-properties style:rel-width="100%" table:align="center" style:writing-mode="page"/>
    </style:style>
    <style:style style:name="Таблица608.A" style:family="table-column">
      <style:table-column-properties style:rel-column-width="368*"/>
    </style:style>
    <style:style style:name="Таблица608.B" style:family="table-column">
      <style:table-column-properties style:rel-column-width="7003*"/>
    </style:style>
    <style:style style:name="Таблица608.1" style:family="table-row">
      <style:table-row-properties style:row-height="4.99mm"/>
    </style:style>
    <style:style style:name="Таблица608.A1" style:family="table-cell">
      <style:table-cell-properties fo:padding-left="0mm" fo:padding-right="0mm" fo:padding-top="0mm" fo:padding-bottom="0.3mm" fo:border-left="none" fo:border-right="none" fo:border-top="none" fo:border-bottom="0.5pt solid #000000"/>
    </style:style>
    <style:style style:name="Таблица609" style:family="table">
      <style:table-properties style:rel-width="100%" table:align="center" style:writing-mode="page"/>
    </style:style>
    <style:style style:name="Таблица609.A" style:family="table-column">
      <style:table-column-properties style:rel-column-width="7540*"/>
    </style:style>
    <style:style style:name="Таблица609.B" style:family="table-column">
      <style:table-column-properties style:rel-column-width="397*"/>
    </style:style>
    <style:style style:name="Таблица609.1" style:family="table-row">
      <style:table-row-properties style:row-height="4.99mm"/>
    </style:style>
    <style:style style:name="Таблица609.A1" style:family="table-cell">
      <style:table-cell-properties fo:padding-left="0mm" fo:padding-right="0mm" fo:padding-top="0mm" fo:padding-bottom="0.3mm" fo:border-left="none" fo:border-right="none" fo:border-top="none" fo:border-bottom="0.5pt solid #000000"/>
    </style:style>
    <style:style style:name="Таблица610" style:family="table">
      <style:table-properties style:rel-width="100%" table:align="center" style:writing-mode="page"/>
    </style:style>
    <style:style style:name="Таблица610.A" style:family="table-column">
      <style:table-column-properties style:rel-column-width="368*"/>
    </style:style>
    <style:style style:name="Таблица610.B" style:family="table-column">
      <style:table-column-properties style:rel-column-width="7003*"/>
    </style:style>
    <style:style style:name="Таблица610.1" style:family="table-row">
      <style:table-row-properties style:row-height="4.99mm"/>
    </style:style>
    <style:style style:name="Таблица610.A1" style:family="table-cell">
      <style:table-cell-properties fo:padding-left="0mm" fo:padding-right="0mm" fo:padding-top="0mm" fo:padding-bottom="0.3mm" fo:border-left="none" fo:border-right="none" fo:border-top="none" fo:border-bottom="0.5pt solid #000000"/>
    </style:style>
    <style:style style:name="Таблица611" style:family="table">
      <style:table-properties style:rel-width="100%" table:align="center" style:writing-mode="page"/>
    </style:style>
    <style:style style:name="Таблица611.A" style:family="table-column">
      <style:table-column-properties style:rel-column-width="7540*"/>
    </style:style>
    <style:style style:name="Таблица611.B" style:family="table-column">
      <style:table-column-properties style:rel-column-width="397*"/>
    </style:style>
    <style:style style:name="Таблица611.1" style:family="table-row">
      <style:table-row-properties style:row-height="4.99mm"/>
    </style:style>
    <style:style style:name="Таблица611.A1" style:family="table-cell">
      <style:table-cell-properties fo:padding-left="0mm" fo:padding-right="0mm" fo:padding-top="0mm" fo:padding-bottom="0.3mm" fo:border-left="none" fo:border-right="none" fo:border-top="none" fo:border-bottom="0.5pt solid #000000"/>
    </style:style>
    <style:style style:name="Таблица612" style:family="table">
      <style:table-properties style:rel-width="100%" table:align="center" style:writing-mode="page"/>
    </style:style>
    <style:style style:name="Таблица612.A" style:family="table-column">
      <style:table-column-properties style:rel-column-width="368*"/>
    </style:style>
    <style:style style:name="Таблица612.B" style:family="table-column">
      <style:table-column-properties style:rel-column-width="7003*"/>
    </style:style>
    <style:style style:name="Таблица612.1" style:family="table-row">
      <style:table-row-properties style:row-height="4.99mm"/>
    </style:style>
    <style:style style:name="Таблица612.A1" style:family="table-cell">
      <style:table-cell-properties fo:padding-left="0mm" fo:padding-right="0mm" fo:padding-top="0mm" fo:padding-bottom="0.3mm" fo:border-left="none" fo:border-right="none" fo:border-top="none" fo:border-bottom="0.5pt solid #000000"/>
    </style:style>
    <style:style style:name="Таблица613" style:family="table">
      <style:table-properties style:rel-width="100%" table:align="center" style:writing-mode="page"/>
    </style:style>
    <style:style style:name="Таблица613.A" style:family="table-column">
      <style:table-column-properties style:rel-column-width="7540*"/>
    </style:style>
    <style:style style:name="Таблица613.B" style:family="table-column">
      <style:table-column-properties style:rel-column-width="397*"/>
    </style:style>
    <style:style style:name="Таблица613.1" style:family="table-row">
      <style:table-row-properties style:row-height="4.99mm"/>
    </style:style>
    <style:style style:name="Таблица613.A1" style:family="table-cell">
      <style:table-cell-properties fo:padding-left="0mm" fo:padding-right="0mm" fo:padding-top="0mm" fo:padding-bottom="0.3mm" fo:border-left="none" fo:border-right="none" fo:border-top="none" fo:border-bottom="0.5pt solid #000000"/>
    </style:style>
    <style:style style:name="Таблица614" style:family="table">
      <style:table-properties style:rel-width="100%" table:align="center" style:writing-mode="page"/>
    </style:style>
    <style:style style:name="Таблица614.A" style:family="table-column">
      <style:table-column-properties style:rel-column-width="368*"/>
    </style:style>
    <style:style style:name="Таблица614.B" style:family="table-column">
      <style:table-column-properties style:rel-column-width="7003*"/>
    </style:style>
    <style:style style:name="Таблица614.1" style:family="table-row">
      <style:table-row-properties style:row-height="4.99mm"/>
    </style:style>
    <style:style style:name="Таблица614.A1" style:family="table-cell">
      <style:table-cell-properties fo:padding-left="0mm" fo:padding-right="0mm" fo:padding-top="0mm" fo:padding-bottom="0.3mm" fo:border-left="none" fo:border-right="none" fo:border-top="none" fo:border-bottom="0.5pt solid #000000"/>
    </style:style>
    <style:style style:name="Таблица615" style:family="table">
      <style:table-properties style:rel-width="100%" table:align="center" style:writing-mode="page"/>
    </style:style>
    <style:style style:name="Таблица615.A" style:family="table-column">
      <style:table-column-properties style:rel-column-width="7540*"/>
    </style:style>
    <style:style style:name="Таблица615.B" style:family="table-column">
      <style:table-column-properties style:rel-column-width="397*"/>
    </style:style>
    <style:style style:name="Таблица615.1" style:family="table-row">
      <style:table-row-properties style:row-height="4.99mm"/>
    </style:style>
    <style:style style:name="Таблица615.A1" style:family="table-cell">
      <style:table-cell-properties fo:padding-left="0mm" fo:padding-right="0mm" fo:padding-top="0mm" fo:padding-bottom="0.3mm" fo:border-left="none" fo:border-right="none" fo:border-top="none" fo:border-bottom="0.5pt solid #000000"/>
    </style:style>
    <style:style style:name="Таблица616" style:family="table">
      <style:table-properties style:rel-width="100%" table:align="center" style:writing-mode="page"/>
    </style:style>
    <style:style style:name="Таблица616.A" style:family="table-column">
      <style:table-column-properties style:rel-column-width="368*"/>
    </style:style>
    <style:style style:name="Таблица616.B" style:family="table-column">
      <style:table-column-properties style:rel-column-width="7003*"/>
    </style:style>
    <style:style style:name="Таблица616.1" style:family="table-row">
      <style:table-row-properties style:row-height="4.99mm"/>
    </style:style>
    <style:style style:name="Таблица616.A1" style:family="table-cell">
      <style:table-cell-properties fo:padding-left="0mm" fo:padding-right="0mm" fo:padding-top="0mm" fo:padding-bottom="0.3mm" fo:border-left="none" fo:border-right="none" fo:border-top="none" fo:border-bottom="0.5pt solid #000000"/>
    </style:style>
    <style:style style:name="Таблица617" style:family="table">
      <style:table-properties style:rel-width="100%" table:align="center" style:writing-mode="page"/>
    </style:style>
    <style:style style:name="Таблица617.A" style:family="table-column">
      <style:table-column-properties style:rel-column-width="7540*"/>
    </style:style>
    <style:style style:name="Таблица617.B" style:family="table-column">
      <style:table-column-properties style:rel-column-width="397*"/>
    </style:style>
    <style:style style:name="Таблица617.1" style:family="table-row">
      <style:table-row-properties style:row-height="4.99mm"/>
    </style:style>
    <style:style style:name="Таблица617.A1" style:family="table-cell">
      <style:table-cell-properties fo:padding-left="0mm" fo:padding-right="0mm" fo:padding-top="0mm" fo:padding-bottom="0.3mm" fo:border-left="none" fo:border-right="none" fo:border-top="none" fo:border-bottom="0.5pt solid #000000"/>
    </style:style>
    <style:style style:name="Таблица618" style:family="table">
      <style:table-properties style:rel-width="100%" table:align="center" style:writing-mode="page"/>
    </style:style>
    <style:style style:name="Таблица618.A" style:family="table-column">
      <style:table-column-properties style:rel-column-width="368*"/>
    </style:style>
    <style:style style:name="Таблица618.B" style:family="table-column">
      <style:table-column-properties style:rel-column-width="7003*"/>
    </style:style>
    <style:style style:name="Таблица618.1" style:family="table-row">
      <style:table-row-properties style:row-height="4.99mm"/>
    </style:style>
    <style:style style:name="Таблица618.A1" style:family="table-cell">
      <style:table-cell-properties fo:padding-left="0mm" fo:padding-right="0mm" fo:padding-top="0mm" fo:padding-bottom="0.3mm" fo:border-left="none" fo:border-right="none" fo:border-top="none" fo:border-bottom="0.5pt solid #000000"/>
    </style:style>
    <style:style style:name="Таблица619" style:family="table">
      <style:table-properties style:rel-width="100%" table:align="center" style:writing-mode="page"/>
    </style:style>
    <style:style style:name="Таблица619.A" style:family="table-column">
      <style:table-column-properties style:rel-column-width="7540*"/>
    </style:style>
    <style:style style:name="Таблица619.B" style:family="table-column">
      <style:table-column-properties style:rel-column-width="397*"/>
    </style:style>
    <style:style style:name="Таблица619.1" style:family="table-row">
      <style:table-row-properties style:row-height="4.99mm"/>
    </style:style>
    <style:style style:name="Таблица619.A1" style:family="table-cell">
      <style:table-cell-properties fo:padding-left="0mm" fo:padding-right="0mm" fo:padding-top="0mm" fo:padding-bottom="0.3mm" fo:border-left="none" fo:border-right="none" fo:border-top="none" fo:border-bottom="0.5pt solid #000000"/>
    </style:style>
    <style:style style:name="Таблица620" style:family="table">
      <style:table-properties style:rel-width="100%" table:align="center" style:writing-mode="page"/>
    </style:style>
    <style:style style:name="Таблица620.A" style:family="table-column">
      <style:table-column-properties style:rel-column-width="368*"/>
    </style:style>
    <style:style style:name="Таблица620.B" style:family="table-column">
      <style:table-column-properties style:rel-column-width="7003*"/>
    </style:style>
    <style:style style:name="Таблица620.1" style:family="table-row">
      <style:table-row-properties style:row-height="4.99mm"/>
    </style:style>
    <style:style style:name="Таблица620.A1" style:family="table-cell">
      <style:table-cell-properties fo:padding-left="0mm" fo:padding-right="0mm" fo:padding-top="0mm" fo:padding-bottom="0.3mm" fo:border-left="none" fo:border-right="none" fo:border-top="none" fo:border-bottom="0.5pt solid #000000"/>
    </style:style>
    <style:style style:name="Таблица621" style:family="table">
      <style:table-properties style:rel-width="100%" table:align="center" style:writing-mode="page"/>
    </style:style>
    <style:style style:name="Таблица621.A" style:family="table-column">
      <style:table-column-properties style:rel-column-width="7540*"/>
    </style:style>
    <style:style style:name="Таблица621.B" style:family="table-column">
      <style:table-column-properties style:rel-column-width="397*"/>
    </style:style>
    <style:style style:name="Таблица621.1" style:family="table-row">
      <style:table-row-properties style:row-height="4.99mm"/>
    </style:style>
    <style:style style:name="Таблица621.A1" style:family="table-cell">
      <style:table-cell-properties fo:padding-left="0mm" fo:padding-right="0mm" fo:padding-top="0mm" fo:padding-bottom="0.3mm" fo:border-left="none" fo:border-right="none" fo:border-top="none" fo:border-bottom="0.5pt solid #000000"/>
    </style:style>
    <style:style style:name="Таблица622" style:family="table">
      <style:table-properties style:rel-width="100%" table:align="center" style:writing-mode="page"/>
    </style:style>
    <style:style style:name="Таблица622.A" style:family="table-column">
      <style:table-column-properties style:rel-column-width="368*"/>
    </style:style>
    <style:style style:name="Таблица622.B" style:family="table-column">
      <style:table-column-properties style:rel-column-width="7003*"/>
    </style:style>
    <style:style style:name="Таблица622.1" style:family="table-row">
      <style:table-row-properties style:row-height="4.99mm"/>
    </style:style>
    <style:style style:name="Таблица622.A1" style:family="table-cell">
      <style:table-cell-properties fo:padding-left="0mm" fo:padding-right="0mm" fo:padding-top="0mm" fo:padding-bottom="0.3mm" fo:border-left="none" fo:border-right="none" fo:border-top="none" fo:border-bottom="0.5pt solid #000000"/>
    </style:style>
    <style:style style:name="Таблица623" style:family="table">
      <style:table-properties style:rel-width="100%" table:align="center" style:writing-mode="page"/>
    </style:style>
    <style:style style:name="Таблица623.A" style:family="table-column">
      <style:table-column-properties style:rel-column-width="7540*"/>
    </style:style>
    <style:style style:name="Таблица623.B" style:family="table-column">
      <style:table-column-properties style:rel-column-width="397*"/>
    </style:style>
    <style:style style:name="Таблица623.1" style:family="table-row">
      <style:table-row-properties style:row-height="4.99mm"/>
    </style:style>
    <style:style style:name="Таблица623.A1" style:family="table-cell">
      <style:table-cell-properties fo:padding-left="0mm" fo:padding-right="0mm" fo:padding-top="0mm" fo:padding-bottom="0.3mm" fo:border-left="none" fo:border-right="none" fo:border-top="none" fo:border-bottom="0.5pt solid #000000"/>
    </style:style>
    <style:style style:name="Таблица624" style:family="table">
      <style:table-properties style:rel-width="100%" table:align="center" style:writing-mode="page"/>
    </style:style>
    <style:style style:name="Таблица624.A" style:family="table-column">
      <style:table-column-properties style:rel-column-width="368*"/>
    </style:style>
    <style:style style:name="Таблица624.B" style:family="table-column">
      <style:table-column-properties style:rel-column-width="7003*"/>
    </style:style>
    <style:style style:name="Таблица624.1" style:family="table-row">
      <style:table-row-properties style:row-height="4.99mm"/>
    </style:style>
    <style:style style:name="Таблица624.A1" style:family="table-cell">
      <style:table-cell-properties fo:padding-left="0mm" fo:padding-right="0mm" fo:padding-top="0mm" fo:padding-bottom="0.3mm" fo:border-left="none" fo:border-right="none" fo:border-top="none" fo:border-bottom="0.5pt solid #000000"/>
    </style:style>
    <style:style style:name="Таблица625" style:family="table">
      <style:table-properties style:rel-width="100%" table:align="center" style:writing-mode="page"/>
    </style:style>
    <style:style style:name="Таблица625.A" style:family="table-column">
      <style:table-column-properties style:rel-column-width="7540*"/>
    </style:style>
    <style:style style:name="Таблица625.B" style:family="table-column">
      <style:table-column-properties style:rel-column-width="397*"/>
    </style:style>
    <style:style style:name="Таблица625.1" style:family="table-row">
      <style:table-row-properties style:row-height="4.99mm"/>
    </style:style>
    <style:style style:name="Таблица625.A1" style:family="table-cell">
      <style:table-cell-properties fo:padding-left="0mm" fo:padding-right="0mm" fo:padding-top="0mm" fo:padding-bottom="0.3mm" fo:border-left="none" fo:border-right="none" fo:border-top="none" fo:border-bottom="0.5pt solid #000000"/>
    </style:style>
    <style:style style:name="Таблица626" style:family="table">
      <style:table-properties style:rel-width="100%" table:align="center" style:writing-mode="page"/>
    </style:style>
    <style:style style:name="Таблица626.A" style:family="table-column">
      <style:table-column-properties style:rel-column-width="368*"/>
    </style:style>
    <style:style style:name="Таблица626.B" style:family="table-column">
      <style:table-column-properties style:rel-column-width="7003*"/>
    </style:style>
    <style:style style:name="Таблица626.1" style:family="table-row">
      <style:table-row-properties style:row-height="4.99mm"/>
    </style:style>
    <style:style style:name="Таблица626.A1" style:family="table-cell">
      <style:table-cell-properties fo:padding-left="0mm" fo:padding-right="0mm" fo:padding-top="0mm" fo:padding-bottom="0.3mm" fo:border-left="none" fo:border-right="none" fo:border-top="none" fo:border-bottom="0.5pt solid #000000"/>
    </style:style>
    <style:style style:name="Таблица627" style:family="table">
      <style:table-properties style:rel-width="100%" table:align="center" style:writing-mode="page"/>
    </style:style>
    <style:style style:name="Таблица627.A" style:family="table-column">
      <style:table-column-properties style:rel-column-width="7540*"/>
    </style:style>
    <style:style style:name="Таблица627.B" style:family="table-column">
      <style:table-column-properties style:rel-column-width="397*"/>
    </style:style>
    <style:style style:name="Таблица627.1" style:family="table-row">
      <style:table-row-properties style:row-height="4.99mm"/>
    </style:style>
    <style:style style:name="Таблица627.A1" style:family="table-cell">
      <style:table-cell-properties fo:padding-left="0mm" fo:padding-right="0mm" fo:padding-top="0mm" fo:padding-bottom="0.3mm" fo:border-left="none" fo:border-right="none" fo:border-top="none" fo:border-bottom="0.5pt solid #000000"/>
    </style:style>
    <style:style style:name="Таблица628" style:family="table">
      <style:table-properties style:rel-width="100%" table:align="center" style:writing-mode="page"/>
    </style:style>
    <style:style style:name="Таблица628.A" style:family="table-column">
      <style:table-column-properties style:rel-column-width="368*"/>
    </style:style>
    <style:style style:name="Таблица628.B" style:family="table-column">
      <style:table-column-properties style:rel-column-width="7003*"/>
    </style:style>
    <style:style style:name="Таблица628.1" style:family="table-row">
      <style:table-row-properties style:row-height="4.99mm"/>
    </style:style>
    <style:style style:name="Таблица628.A1" style:family="table-cell">
      <style:table-cell-properties fo:padding-left="0mm" fo:padding-right="0mm" fo:padding-top="0mm" fo:padding-bottom="0.3mm" fo:border-left="none" fo:border-right="none" fo:border-top="none" fo:border-bottom="0.5pt solid #000000"/>
    </style:style>
    <style:style style:name="Таблица629" style:family="table">
      <style:table-properties style:rel-width="100%" table:align="center" style:writing-mode="page"/>
    </style:style>
    <style:style style:name="Таблица629.A" style:family="table-column">
      <style:table-column-properties style:rel-column-width="7540*"/>
    </style:style>
    <style:style style:name="Таблица629.B" style:family="table-column">
      <style:table-column-properties style:rel-column-width="397*"/>
    </style:style>
    <style:style style:name="Таблица629.1" style:family="table-row">
      <style:table-row-properties style:row-height="4.99mm"/>
    </style:style>
    <style:style style:name="Таблица629.A1" style:family="table-cell">
      <style:table-cell-properties fo:padding-left="0mm" fo:padding-right="0mm" fo:padding-top="0mm" fo:padding-bottom="0.3mm" fo:border-left="none" fo:border-right="none" fo:border-top="none" fo:border-bottom="0.5pt solid #000000"/>
    </style:style>
    <style:style style:name="Таблица630" style:family="table">
      <style:table-properties style:rel-width="100%" table:align="center" style:writing-mode="page"/>
    </style:style>
    <style:style style:name="Таблица630.A" style:family="table-column">
      <style:table-column-properties style:rel-column-width="368*"/>
    </style:style>
    <style:style style:name="Таблица630.B" style:family="table-column">
      <style:table-column-properties style:rel-column-width="7003*"/>
    </style:style>
    <style:style style:name="Таблица630.1" style:family="table-row">
      <style:table-row-properties style:row-height="4.99mm"/>
    </style:style>
    <style:style style:name="Таблица630.A1" style:family="table-cell">
      <style:table-cell-properties fo:padding-left="0mm" fo:padding-right="0mm" fo:padding-top="0mm" fo:padding-bottom="0.3mm" fo:border-left="none" fo:border-right="none" fo:border-top="none" fo:border-bottom="0.5pt solid #000000"/>
    </style:style>
    <style:style style:name="Таблица631" style:family="table">
      <style:table-properties style:rel-width="100%" table:align="center" style:writing-mode="page"/>
    </style:style>
    <style:style style:name="Таблица631.A" style:family="table-column">
      <style:table-column-properties style:rel-column-width="7540*"/>
    </style:style>
    <style:style style:name="Таблица631.B" style:family="table-column">
      <style:table-column-properties style:rel-column-width="397*"/>
    </style:style>
    <style:style style:name="Таблица631.1" style:family="table-row">
      <style:table-row-properties style:row-height="4.99mm"/>
    </style:style>
    <style:style style:name="Таблица631.A1" style:family="table-cell">
      <style:table-cell-properties fo:padding-left="0mm" fo:padding-right="0mm" fo:padding-top="0mm" fo:padding-bottom="0.3mm" fo:border-left="none" fo:border-right="none" fo:border-top="none" fo:border-bottom="0.5pt solid #000000"/>
    </style:style>
    <style:style style:name="Таблица632" style:family="table">
      <style:table-properties style:rel-width="100%" table:align="center" style:writing-mode="page"/>
    </style:style>
    <style:style style:name="Таблица632.A" style:family="table-column">
      <style:table-column-properties style:rel-column-width="368*"/>
    </style:style>
    <style:style style:name="Таблица632.B" style:family="table-column">
      <style:table-column-properties style:rel-column-width="7003*"/>
    </style:style>
    <style:style style:name="Таблица632.1" style:family="table-row">
      <style:table-row-properties style:row-height="4.99mm"/>
    </style:style>
    <style:style style:name="Таблица632.A1" style:family="table-cell">
      <style:table-cell-properties fo:padding-left="0mm" fo:padding-right="0mm" fo:padding-top="0mm" fo:padding-bottom="0.3mm" fo:border-left="none" fo:border-right="none" fo:border-top="none" fo:border-bottom="0.5pt solid #000000"/>
    </style:style>
    <style:style style:name="Таблица633" style:family="table">
      <style:table-properties style:rel-width="100%" table:align="center" style:writing-mode="page"/>
    </style:style>
    <style:style style:name="Таблица633.A" style:family="table-column">
      <style:table-column-properties style:rel-column-width="7540*"/>
    </style:style>
    <style:style style:name="Таблица633.B" style:family="table-column">
      <style:table-column-properties style:rel-column-width="397*"/>
    </style:style>
    <style:style style:name="Таблица633.1" style:family="table-row">
      <style:table-row-properties style:row-height="4.99mm"/>
    </style:style>
    <style:style style:name="Таблица633.A1" style:family="table-cell">
      <style:table-cell-properties fo:padding-left="0mm" fo:padding-right="0mm" fo:padding-top="0mm" fo:padding-bottom="0.3mm" fo:border-left="none" fo:border-right="none" fo:border-top="none" fo:border-bottom="0.5pt solid #000000"/>
    </style:style>
    <style:style style:name="Таблица634" style:family="table">
      <style:table-properties style:rel-width="100%" table:align="center" style:writing-mode="page"/>
    </style:style>
    <style:style style:name="Таблица634.A" style:family="table-column">
      <style:table-column-properties style:rel-column-width="368*"/>
    </style:style>
    <style:style style:name="Таблица634.B" style:family="table-column">
      <style:table-column-properties style:rel-column-width="7003*"/>
    </style:style>
    <style:style style:name="Таблица634.1" style:family="table-row">
      <style:table-row-properties style:row-height="4.99mm"/>
    </style:style>
    <style:style style:name="Таблица634.A1" style:family="table-cell">
      <style:table-cell-properties fo:padding-left="0mm" fo:padding-right="0mm" fo:padding-top="0mm" fo:padding-bottom="0.3mm" fo:border-left="none" fo:border-right="none" fo:border-top="none" fo:border-bottom="0.5pt solid #000000"/>
    </style:style>
    <style:style style:name="Таблица635" style:family="table">
      <style:table-properties style:rel-width="100%" table:align="center" style:writing-mode="page"/>
    </style:style>
    <style:style style:name="Таблица635.A" style:family="table-column">
      <style:table-column-properties style:rel-column-width="7540*"/>
    </style:style>
    <style:style style:name="Таблица635.B" style:family="table-column">
      <style:table-column-properties style:rel-column-width="397*"/>
    </style:style>
    <style:style style:name="Таблица635.1" style:family="table-row">
      <style:table-row-properties style:row-height="4.99mm"/>
    </style:style>
    <style:style style:name="Таблица635.A1" style:family="table-cell">
      <style:table-cell-properties fo:padding-left="0mm" fo:padding-right="0mm" fo:padding-top="0mm" fo:padding-bottom="0.3mm" fo:border-left="none" fo:border-right="none" fo:border-top="none" fo:border-bottom="0.5pt solid #000000"/>
    </style:style>
    <style:style style:name="Таблица636" style:family="table">
      <style:table-properties style:rel-width="100%" table:align="center" style:writing-mode="page"/>
    </style:style>
    <style:style style:name="Таблица636.A" style:family="table-column">
      <style:table-column-properties style:rel-column-width="368*"/>
    </style:style>
    <style:style style:name="Таблица636.B" style:family="table-column">
      <style:table-column-properties style:rel-column-width="7003*"/>
    </style:style>
    <style:style style:name="Таблица636.1" style:family="table-row">
      <style:table-row-properties style:row-height="4.99mm"/>
    </style:style>
    <style:style style:name="Таблица636.A1" style:family="table-cell">
      <style:table-cell-properties fo:padding-left="0mm" fo:padding-right="0mm" fo:padding-top="0mm" fo:padding-bottom="0.3mm" fo:border-left="none" fo:border-right="none" fo:border-top="none" fo:border-bottom="0.5pt solid #000000"/>
    </style:style>
    <style:style style:name="Таблица637" style:family="table">
      <style:table-properties style:rel-width="100%" table:align="center" style:writing-mode="page"/>
    </style:style>
    <style:style style:name="Таблица637.A" style:family="table-column">
      <style:table-column-properties style:rel-column-width="7540*"/>
    </style:style>
    <style:style style:name="Таблица637.B" style:family="table-column">
      <style:table-column-properties style:rel-column-width="397*"/>
    </style:style>
    <style:style style:name="Таблица637.1" style:family="table-row">
      <style:table-row-properties style:row-height="4.99mm"/>
    </style:style>
    <style:style style:name="Таблица637.A1" style:family="table-cell">
      <style:table-cell-properties fo:padding-left="0mm" fo:padding-right="0mm" fo:padding-top="0mm" fo:padding-bottom="0.3mm" fo:border-left="none" fo:border-right="none" fo:border-top="none" fo:border-bottom="0.5pt solid #000000"/>
    </style:style>
    <style:style style:name="Таблица638" style:family="table">
      <style:table-properties style:rel-width="100%" table:align="center" style:writing-mode="page"/>
    </style:style>
    <style:style style:name="Таблица638.A" style:family="table-column">
      <style:table-column-properties style:rel-column-width="368*"/>
    </style:style>
    <style:style style:name="Таблица638.B" style:family="table-column">
      <style:table-column-properties style:rel-column-width="7003*"/>
    </style:style>
    <style:style style:name="Таблица638.1" style:family="table-row">
      <style:table-row-properties style:row-height="4.99mm"/>
    </style:style>
    <style:style style:name="Таблица638.A1" style:family="table-cell">
      <style:table-cell-properties fo:padding-left="0mm" fo:padding-right="0mm" fo:padding-top="0mm" fo:padding-bottom="0.3mm" fo:border-left="none" fo:border-right="none" fo:border-top="none" fo:border-bottom="0.5pt solid #000000"/>
    </style:style>
    <style:style style:name="Таблица639" style:family="table">
      <style:table-properties style:rel-width="100%" table:align="center" style:writing-mode="page"/>
    </style:style>
    <style:style style:name="Таблица639.A" style:family="table-column">
      <style:table-column-properties style:rel-column-width="7540*"/>
    </style:style>
    <style:style style:name="Таблица639.B" style:family="table-column">
      <style:table-column-properties style:rel-column-width="397*"/>
    </style:style>
    <style:style style:name="Таблица639.1" style:family="table-row">
      <style:table-row-properties style:row-height="4.99mm"/>
    </style:style>
    <style:style style:name="Таблица639.A1" style:family="table-cell">
      <style:table-cell-properties fo:padding-left="0mm" fo:padding-right="0mm" fo:padding-top="0mm" fo:padding-bottom="0.3mm" fo:border-left="none" fo:border-right="none" fo:border-top="none" fo:border-bottom="0.5pt solid #000000"/>
    </style:style>
    <style:style style:name="Таблица640" style:family="table">
      <style:table-properties style:rel-width="100%" table:align="center" style:writing-mode="page"/>
    </style:style>
    <style:style style:name="Таблица640.A" style:family="table-column">
      <style:table-column-properties style:rel-column-width="368*"/>
    </style:style>
    <style:style style:name="Таблица640.B" style:family="table-column">
      <style:table-column-properties style:rel-column-width="7003*"/>
    </style:style>
    <style:style style:name="Таблица640.1" style:family="table-row">
      <style:table-row-properties style:row-height="4.99mm"/>
    </style:style>
    <style:style style:name="Таблица640.A1" style:family="table-cell">
      <style:table-cell-properties fo:padding-left="0mm" fo:padding-right="0mm" fo:padding-top="0mm" fo:padding-bottom="0.3mm" fo:border-left="none" fo:border-right="none" fo:border-top="none" fo:border-bottom="0.5pt solid #000000"/>
    </style:style>
    <style:style style:name="Таблица641" style:family="table">
      <style:table-properties style:rel-width="100%" table:align="center" style:writing-mode="page"/>
    </style:style>
    <style:style style:name="Таблица641.A" style:family="table-column">
      <style:table-column-properties style:rel-column-width="7540*"/>
    </style:style>
    <style:style style:name="Таблица641.B" style:family="table-column">
      <style:table-column-properties style:rel-column-width="397*"/>
    </style:style>
    <style:style style:name="Таблица641.1" style:family="table-row">
      <style:table-row-properties style:row-height="4.99mm"/>
    </style:style>
    <style:style style:name="Таблица641.A1" style:family="table-cell">
      <style:table-cell-properties fo:padding-left="0mm" fo:padding-right="0mm" fo:padding-top="0mm" fo:padding-bottom="0.3mm" fo:border-left="none" fo:border-right="none" fo:border-top="none" fo:border-bottom="0.5pt solid #000000"/>
    </style:style>
    <style:style style:name="Таблица642" style:family="table">
      <style:table-properties style:rel-width="100%" table:align="center" style:writing-mode="page"/>
    </style:style>
    <style:style style:name="Таблица642.A" style:family="table-column">
      <style:table-column-properties style:rel-column-width="368*"/>
    </style:style>
    <style:style style:name="Таблица642.B" style:family="table-column">
      <style:table-column-properties style:rel-column-width="7003*"/>
    </style:style>
    <style:style style:name="Таблица642.1" style:family="table-row">
      <style:table-row-properties style:row-height="4.99mm"/>
    </style:style>
    <style:style style:name="Таблица642.A1" style:family="table-cell">
      <style:table-cell-properties fo:padding-left="0mm" fo:padding-right="0mm" fo:padding-top="0mm" fo:padding-bottom="0.3mm" fo:border-left="none" fo:border-right="none" fo:border-top="none" fo:border-bottom="0.5pt solid #000000"/>
    </style:style>
    <style:style style:name="Таблица643" style:family="table">
      <style:table-properties style:rel-width="100%" table:align="center" style:writing-mode="page"/>
    </style:style>
    <style:style style:name="Таблица643.A" style:family="table-column">
      <style:table-column-properties style:rel-column-width="7540*"/>
    </style:style>
    <style:style style:name="Таблица643.B" style:family="table-column">
      <style:table-column-properties style:rel-column-width="397*"/>
    </style:style>
    <style:style style:name="Таблица643.1" style:family="table-row">
      <style:table-row-properties style:row-height="4.99mm"/>
    </style:style>
    <style:style style:name="Таблица643.A1" style:family="table-cell">
      <style:table-cell-properties fo:padding-left="0mm" fo:padding-right="0mm" fo:padding-top="0mm" fo:padding-bottom="0.3mm" fo:border-left="none" fo:border-right="none" fo:border-top="none" fo:border-bottom="0.5pt solid #000000"/>
    </style:style>
    <style:style style:name="Таблица644" style:family="table">
      <style:table-properties style:rel-width="100%" table:align="center" style:writing-mode="page"/>
    </style:style>
    <style:style style:name="Таблица644.A" style:family="table-column">
      <style:table-column-properties style:rel-column-width="368*"/>
    </style:style>
    <style:style style:name="Таблица644.B" style:family="table-column">
      <style:table-column-properties style:rel-column-width="7003*"/>
    </style:style>
    <style:style style:name="Таблица644.1" style:family="table-row">
      <style:table-row-properties style:row-height="4.99mm"/>
    </style:style>
    <style:style style:name="Таблица644.A1" style:family="table-cell">
      <style:table-cell-properties fo:padding-left="0mm" fo:padding-right="0mm" fo:padding-top="0mm" fo:padding-bottom="0.3mm" fo:border-left="none" fo:border-right="none" fo:border-top="none" fo:border-bottom="0.5pt solid #000000"/>
    </style:style>
    <style:style style:name="Таблица645" style:family="table">
      <style:table-properties style:rel-width="100%" table:align="center" style:writing-mode="page"/>
    </style:style>
    <style:style style:name="Таблица645.A" style:family="table-column">
      <style:table-column-properties style:rel-column-width="7540*"/>
    </style:style>
    <style:style style:name="Таблица645.B" style:family="table-column">
      <style:table-column-properties style:rel-column-width="397*"/>
    </style:style>
    <style:style style:name="Таблица645.1" style:family="table-row">
      <style:table-row-properties style:row-height="4.99mm"/>
    </style:style>
    <style:style style:name="Таблица645.A1" style:family="table-cell">
      <style:table-cell-properties fo:padding-left="0mm" fo:padding-right="0mm" fo:padding-top="0mm" fo:padding-bottom="0.3mm" fo:border-left="none" fo:border-right="none" fo:border-top="none" fo:border-bottom="0.5pt solid #000000"/>
    </style:style>
    <style:style style:name="Таблица646" style:family="table">
      <style:table-properties style:rel-width="100%" table:align="center" style:writing-mode="page"/>
    </style:style>
    <style:style style:name="Таблица646.A" style:family="table-column">
      <style:table-column-properties style:rel-column-width="368*"/>
    </style:style>
    <style:style style:name="Таблица646.B" style:family="table-column">
      <style:table-column-properties style:rel-column-width="7003*"/>
    </style:style>
    <style:style style:name="Таблица646.1" style:family="table-row">
      <style:table-row-properties style:row-height="4.99mm"/>
    </style:style>
    <style:style style:name="Таблица646.A1" style:family="table-cell">
      <style:table-cell-properties fo:padding-left="0mm" fo:padding-right="0mm" fo:padding-top="0mm" fo:padding-bottom="0.3mm" fo:border-left="none" fo:border-right="none" fo:border-top="none" fo:border-bottom="0.5pt solid #000000"/>
    </style:style>
    <style:style style:name="Таблица647" style:family="table">
      <style:table-properties style:rel-width="100%" table:align="center" style:writing-mode="page"/>
    </style:style>
    <style:style style:name="Таблица647.A" style:family="table-column">
      <style:table-column-properties style:rel-column-width="7540*"/>
    </style:style>
    <style:style style:name="Таблица647.B" style:family="table-column">
      <style:table-column-properties style:rel-column-width="397*"/>
    </style:style>
    <style:style style:name="Таблица647.1" style:family="table-row">
      <style:table-row-properties style:row-height="4.99mm"/>
    </style:style>
    <style:style style:name="Таблица647.A1" style:family="table-cell">
      <style:table-cell-properties fo:padding-left="0mm" fo:padding-right="0mm" fo:padding-top="0mm" fo:padding-bottom="0.3mm" fo:border-left="none" fo:border-right="none" fo:border-top="none" fo:border-bottom="0.5pt solid #000000"/>
    </style:style>
    <style:style style:name="Таблица648" style:family="table">
      <style:table-properties style:rel-width="100%" table:align="center" style:writing-mode="page"/>
    </style:style>
    <style:style style:name="Таблица648.A" style:family="table-column">
      <style:table-column-properties style:rel-column-width="368*"/>
    </style:style>
    <style:style style:name="Таблица648.B" style:family="table-column">
      <style:table-column-properties style:rel-column-width="7003*"/>
    </style:style>
    <style:style style:name="Таблица648.1" style:family="table-row">
      <style:table-row-properties style:row-height="4.99mm"/>
    </style:style>
    <style:style style:name="Таблица648.A1" style:family="table-cell">
      <style:table-cell-properties fo:padding-left="0mm" fo:padding-right="0mm" fo:padding-top="0mm" fo:padding-bottom="0.3mm" fo:border-left="none" fo:border-right="none" fo:border-top="none" fo:border-bottom="0.5pt solid #000000"/>
    </style:style>
    <style:style style:name="Таблица649" style:family="table">
      <style:table-properties style:rel-width="100%" table:align="center" style:writing-mode="page"/>
    </style:style>
    <style:style style:name="Таблица649.A" style:family="table-column">
      <style:table-column-properties style:rel-column-width="7540*"/>
    </style:style>
    <style:style style:name="Таблица649.B" style:family="table-column">
      <style:table-column-properties style:rel-column-width="397*"/>
    </style:style>
    <style:style style:name="Таблица649.1" style:family="table-row">
      <style:table-row-properties style:row-height="4.99mm"/>
    </style:style>
    <style:style style:name="Таблица649.A1" style:family="table-cell">
      <style:table-cell-properties fo:padding-left="0mm" fo:padding-right="0mm" fo:padding-top="0mm" fo:padding-bottom="0.3mm" fo:border-left="none" fo:border-right="none" fo:border-top="none" fo:border-bottom="0.5pt solid #000000"/>
    </style:style>
    <style:style style:name="Таблица650" style:family="table">
      <style:table-properties style:rel-width="100%" table:align="center" style:writing-mode="page"/>
    </style:style>
    <style:style style:name="Таблица650.A" style:family="table-column">
      <style:table-column-properties style:rel-column-width="368*"/>
    </style:style>
    <style:style style:name="Таблица650.B" style:family="table-column">
      <style:table-column-properties style:rel-column-width="7003*"/>
    </style:style>
    <style:style style:name="Таблица650.1" style:family="table-row">
      <style:table-row-properties style:row-height="4.99mm"/>
    </style:style>
    <style:style style:name="Таблица650.A1" style:family="table-cell">
      <style:table-cell-properties fo:padding-left="0mm" fo:padding-right="0mm" fo:padding-top="0mm" fo:padding-bottom="0.3mm" fo:border-left="none" fo:border-right="none" fo:border-top="none" fo:border-bottom="0.5pt solid #000000"/>
    </style:style>
    <style:style style:name="Таблица651" style:family="table">
      <style:table-properties style:rel-width="100%" table:align="center" style:writing-mode="page"/>
    </style:style>
    <style:style style:name="Таблица651.A" style:family="table-column">
      <style:table-column-properties style:rel-column-width="7540*"/>
    </style:style>
    <style:style style:name="Таблица651.B" style:family="table-column">
      <style:table-column-properties style:rel-column-width="397*"/>
    </style:style>
    <style:style style:name="Таблица651.1" style:family="table-row">
      <style:table-row-properties style:row-height="4.99mm"/>
    </style:style>
    <style:style style:name="Таблица651.A1" style:family="table-cell">
      <style:table-cell-properties fo:padding-left="0mm" fo:padding-right="0mm" fo:padding-top="0mm" fo:padding-bottom="0.3mm" fo:border-left="none" fo:border-right="none" fo:border-top="none" fo:border-bottom="0.5pt solid #000000"/>
    </style:style>
    <style:style style:name="Таблица652" style:family="table">
      <style:table-properties style:rel-width="100%" table:align="center" style:writing-mode="page"/>
    </style:style>
    <style:style style:name="Таблица652.A" style:family="table-column">
      <style:table-column-properties style:rel-column-width="368*"/>
    </style:style>
    <style:style style:name="Таблица652.B" style:family="table-column">
      <style:table-column-properties style:rel-column-width="7003*"/>
    </style:style>
    <style:style style:name="Таблица652.1" style:family="table-row">
      <style:table-row-properties style:row-height="4.99mm"/>
    </style:style>
    <style:style style:name="Таблица652.A1" style:family="table-cell">
      <style:table-cell-properties fo:padding-left="0mm" fo:padding-right="0mm" fo:padding-top="0mm" fo:padding-bottom="0.3mm" fo:border-left="none" fo:border-right="none" fo:border-top="none" fo:border-bottom="0.5pt solid #000000"/>
    </style:style>
    <style:style style:name="Таблица653" style:family="table">
      <style:table-properties style:rel-width="100%" table:align="center" style:writing-mode="page"/>
    </style:style>
    <style:style style:name="Таблица653.A" style:family="table-column">
      <style:table-column-properties style:rel-column-width="7540*"/>
    </style:style>
    <style:style style:name="Таблица653.B" style:family="table-column">
      <style:table-column-properties style:rel-column-width="397*"/>
    </style:style>
    <style:style style:name="Таблица653.1" style:family="table-row">
      <style:table-row-properties style:row-height="4.99mm"/>
    </style:style>
    <style:style style:name="Таблица653.A1" style:family="table-cell">
      <style:table-cell-properties fo:padding-left="0mm" fo:padding-right="0mm" fo:padding-top="0mm" fo:padding-bottom="0.3mm" fo:border-left="none" fo:border-right="none" fo:border-top="none" fo:border-bottom="0.5pt solid #000000"/>
    </style:style>
    <style:style style:name="Таблица654" style:family="table">
      <style:table-properties style:rel-width="100%" table:align="center" style:writing-mode="page"/>
    </style:style>
    <style:style style:name="Таблица654.A" style:family="table-column">
      <style:table-column-properties style:rel-column-width="368*"/>
    </style:style>
    <style:style style:name="Таблица654.B" style:family="table-column">
      <style:table-column-properties style:rel-column-width="7003*"/>
    </style:style>
    <style:style style:name="Таблица654.1" style:family="table-row">
      <style:table-row-properties style:row-height="4.99mm"/>
    </style:style>
    <style:style style:name="Таблица654.A1" style:family="table-cell">
      <style:table-cell-properties fo:padding-left="0mm" fo:padding-right="0mm" fo:padding-top="0mm" fo:padding-bottom="0.3mm" fo:border-left="none" fo:border-right="none" fo:border-top="none" fo:border-bottom="0.5pt solid #000000"/>
    </style:style>
    <style:style style:name="Таблица655" style:family="table">
      <style:table-properties style:rel-width="100%" table:align="center" style:writing-mode="page"/>
    </style:style>
    <style:style style:name="Таблица655.A" style:family="table-column">
      <style:table-column-properties style:rel-column-width="7540*"/>
    </style:style>
    <style:style style:name="Таблица655.B" style:family="table-column">
      <style:table-column-properties style:rel-column-width="397*"/>
    </style:style>
    <style:style style:name="Таблица655.1" style:family="table-row">
      <style:table-row-properties style:row-height="4.99mm"/>
    </style:style>
    <style:style style:name="Таблица655.A1" style:family="table-cell">
      <style:table-cell-properties fo:padding-left="0mm" fo:padding-right="0mm" fo:padding-top="0mm" fo:padding-bottom="0.3mm" fo:border-left="none" fo:border-right="none" fo:border-top="none" fo:border-bottom="0.5pt solid #000000"/>
    </style:style>
    <style:style style:name="Таблица656" style:family="table">
      <style:table-properties style:rel-width="100%" table:align="center" style:writing-mode="page"/>
    </style:style>
    <style:style style:name="Таблица656.A" style:family="table-column">
      <style:table-column-properties style:rel-column-width="368*"/>
    </style:style>
    <style:style style:name="Таблица656.B" style:family="table-column">
      <style:table-column-properties style:rel-column-width="7003*"/>
    </style:style>
    <style:style style:name="Таблица656.1" style:family="table-row">
      <style:table-row-properties style:row-height="4.99mm"/>
    </style:style>
    <style:style style:name="Таблица656.A1" style:family="table-cell">
      <style:table-cell-properties fo:padding-left="0mm" fo:padding-right="0mm" fo:padding-top="0mm" fo:padding-bottom="0.3mm" fo:border-left="none" fo:border-right="none" fo:border-top="none" fo:border-bottom="0.5pt solid #000000"/>
    </style:style>
    <style:style style:name="Таблица657" style:family="table">
      <style:table-properties style:rel-width="100%" table:align="center" style:writing-mode="page"/>
    </style:style>
    <style:style style:name="Таблица657.A" style:family="table-column">
      <style:table-column-properties style:rel-column-width="7540*"/>
    </style:style>
    <style:style style:name="Таблица657.B" style:family="table-column">
      <style:table-column-properties style:rel-column-width="397*"/>
    </style:style>
    <style:style style:name="Таблица657.1" style:family="table-row">
      <style:table-row-properties style:row-height="4.99mm"/>
    </style:style>
    <style:style style:name="Таблица657.A1" style:family="table-cell">
      <style:table-cell-properties fo:padding-left="0mm" fo:padding-right="0mm" fo:padding-top="0mm" fo:padding-bottom="0.3mm" fo:border-left="none" fo:border-right="none" fo:border-top="none" fo:border-bottom="0.5pt solid #000000"/>
    </style:style>
    <style:style style:name="Таблица658" style:family="table">
      <style:table-properties style:rel-width="100%" table:align="center" style:writing-mode="page"/>
    </style:style>
    <style:style style:name="Таблица658.A" style:family="table-column">
      <style:table-column-properties style:rel-column-width="368*"/>
    </style:style>
    <style:style style:name="Таблица658.B" style:family="table-column">
      <style:table-column-properties style:rel-column-width="7003*"/>
    </style:style>
    <style:style style:name="Таблица658.1" style:family="table-row">
      <style:table-row-properties style:row-height="4.99mm"/>
    </style:style>
    <style:style style:name="Таблица658.A1" style:family="table-cell">
      <style:table-cell-properties fo:padding-left="0mm" fo:padding-right="0mm" fo:padding-top="0mm" fo:padding-bottom="0.3mm" fo:border-left="none" fo:border-right="none" fo:border-top="none" fo:border-bottom="0.5pt solid #000000"/>
    </style:style>
    <style:style style:name="Таблица659" style:family="table">
      <style:table-properties style:rel-width="100%" table:align="center" style:writing-mode="page"/>
    </style:style>
    <style:style style:name="Таблица659.A" style:family="table-column">
      <style:table-column-properties style:rel-column-width="3968*"/>
    </style:style>
    <style:style style:name="Таблица659.B" style:family="table-column">
      <style:table-column-properties style:rel-column-width="3969*"/>
    </style:style>
    <style:style style:name="Таблица659.A1" style:family="table-cell">
      <style:table-cell-properties fo:padding="0mm" fo:border="none"/>
    </style:style>
    <style:style style:name="Таблица660" style:family="table">
      <style:table-properties style:rel-width="100%" table:align="center" style:writing-mode="page"/>
    </style:style>
    <style:style style:name="Таблица660.A" style:family="table-column">
      <style:table-column-properties style:rel-column-width="7540*"/>
    </style:style>
    <style:style style:name="Таблица660.B" style:family="table-column">
      <style:table-column-properties style:rel-column-width="397*"/>
    </style:style>
    <style:style style:name="Таблица660.1" style:family="table-row">
      <style:table-row-properties style:row-height="4.99mm"/>
    </style:style>
    <style:style style:name="Таблица660.A1" style:family="table-cell">
      <style:table-cell-properties fo:padding-left="0mm" fo:padding-right="0mm" fo:padding-top="0mm" fo:padding-bottom="0.3mm" fo:border-left="none" fo:border-right="none" fo:border-top="none" fo:border-bottom="0.5pt solid #000000"/>
    </style:style>
    <style:style style:name="Таблица661" style:family="table">
      <style:table-properties style:rel-width="100%" table:align="center" style:writing-mode="page"/>
    </style:style>
    <style:style style:name="Таблица661.A" style:family="table-column">
      <style:table-column-properties style:rel-column-width="368*"/>
    </style:style>
    <style:style style:name="Таблица661.B" style:family="table-column">
      <style:table-column-properties style:rel-column-width="7003*"/>
    </style:style>
    <style:style style:name="Таблица661.1" style:family="table-row">
      <style:table-row-properties style:row-height="4.99mm"/>
    </style:style>
    <style:style style:name="Таблица661.A1" style:family="table-cell">
      <style:table-cell-properties fo:padding-left="0mm" fo:padding-right="0mm" fo:padding-top="0mm" fo:padding-bottom="0.3mm" fo:border-left="none" fo:border-right="none" fo:border-top="none" fo:border-bottom="0.5pt solid #000000"/>
    </style:style>
    <style:style style:name="Таблица662" style:family="table">
      <style:table-properties style:rel-width="100%" table:align="center" style:writing-mode="page"/>
    </style:style>
    <style:style style:name="Таблица662.A" style:family="table-column">
      <style:table-column-properties style:rel-column-width="7540*"/>
    </style:style>
    <style:style style:name="Таблица662.B" style:family="table-column">
      <style:table-column-properties style:rel-column-width="397*"/>
    </style:style>
    <style:style style:name="Таблица662.1" style:family="table-row">
      <style:table-row-properties style:row-height="4.99mm"/>
    </style:style>
    <style:style style:name="Таблица662.A1" style:family="table-cell">
      <style:table-cell-properties fo:padding-left="0mm" fo:padding-right="0mm" fo:padding-top="0mm" fo:padding-bottom="0.3mm" fo:border-left="none" fo:border-right="none" fo:border-top="none" fo:border-bottom="0.5pt solid #000000"/>
    </style:style>
    <style:style style:name="Таблица663" style:family="table">
      <style:table-properties style:rel-width="100%" table:align="center" style:writing-mode="page"/>
    </style:style>
    <style:style style:name="Таблица663.A" style:family="table-column">
      <style:table-column-properties style:rel-column-width="368*"/>
    </style:style>
    <style:style style:name="Таблица663.B" style:family="table-column">
      <style:table-column-properties style:rel-column-width="7003*"/>
    </style:style>
    <style:style style:name="Таблица663.1" style:family="table-row">
      <style:table-row-properties style:row-height="4.99mm"/>
    </style:style>
    <style:style style:name="Таблица663.A1" style:family="table-cell">
      <style:table-cell-properties fo:padding-left="0mm" fo:padding-right="0mm" fo:padding-top="0mm" fo:padding-bottom="0.3mm" fo:border-left="none" fo:border-right="none" fo:border-top="none" fo:border-bottom="0.5pt solid #000000"/>
    </style:style>
    <style:style style:name="Таблица664" style:family="table">
      <style:table-properties style:rel-width="100%" table:align="center" style:writing-mode="page"/>
    </style:style>
    <style:style style:name="Таблица664.A" style:family="table-column">
      <style:table-column-properties style:rel-column-width="7540*"/>
    </style:style>
    <style:style style:name="Таблица664.B" style:family="table-column">
      <style:table-column-properties style:rel-column-width="397*"/>
    </style:style>
    <style:style style:name="Таблица664.1" style:family="table-row">
      <style:table-row-properties style:row-height="4.99mm"/>
    </style:style>
    <style:style style:name="Таблица664.A1" style:family="table-cell">
      <style:table-cell-properties fo:padding-left="0mm" fo:padding-right="0mm" fo:padding-top="0mm" fo:padding-bottom="0.3mm" fo:border-left="none" fo:border-right="none" fo:border-top="none" fo:border-bottom="0.5pt solid #000000"/>
    </style:style>
    <style:style style:name="Таблица665" style:family="table">
      <style:table-properties style:rel-width="100%" table:align="center" style:writing-mode="page"/>
    </style:style>
    <style:style style:name="Таблица665.A" style:family="table-column">
      <style:table-column-properties style:rel-column-width="368*"/>
    </style:style>
    <style:style style:name="Таблица665.B" style:family="table-column">
      <style:table-column-properties style:rel-column-width="7003*"/>
    </style:style>
    <style:style style:name="Таблица665.1" style:family="table-row">
      <style:table-row-properties style:row-height="4.99mm"/>
    </style:style>
    <style:style style:name="Таблица665.A1" style:family="table-cell">
      <style:table-cell-properties fo:padding-left="0mm" fo:padding-right="0mm" fo:padding-top="0mm" fo:padding-bottom="0.3mm" fo:border-left="none" fo:border-right="none" fo:border-top="none" fo:border-bottom="0.5pt solid #000000"/>
    </style:style>
    <style:style style:name="Таблица666" style:family="table">
      <style:table-properties style:rel-width="100%" table:align="center" style:writing-mode="page"/>
    </style:style>
    <style:style style:name="Таблица666.A" style:family="table-column">
      <style:table-column-properties style:rel-column-width="7540*"/>
    </style:style>
    <style:style style:name="Таблица666.B" style:family="table-column">
      <style:table-column-properties style:rel-column-width="397*"/>
    </style:style>
    <style:style style:name="Таблица666.1" style:family="table-row">
      <style:table-row-properties style:row-height="4.99mm"/>
    </style:style>
    <style:style style:name="Таблица666.A1" style:family="table-cell">
      <style:table-cell-properties fo:padding-left="0mm" fo:padding-right="0mm" fo:padding-top="0mm" fo:padding-bottom="0.3mm" fo:border-left="none" fo:border-right="none" fo:border-top="none" fo:border-bottom="0.5pt solid #000000"/>
    </style:style>
    <style:style style:name="Таблица667" style:family="table">
      <style:table-properties style:rel-width="100%" table:align="center" style:writing-mode="page"/>
    </style:style>
    <style:style style:name="Таблица667.A" style:family="table-column">
      <style:table-column-properties style:rel-column-width="368*"/>
    </style:style>
    <style:style style:name="Таблица667.B" style:family="table-column">
      <style:table-column-properties style:rel-column-width="7003*"/>
    </style:style>
    <style:style style:name="Таблица667.1" style:family="table-row">
      <style:table-row-properties style:row-height="4.99mm"/>
    </style:style>
    <style:style style:name="Таблица667.A1" style:family="table-cell">
      <style:table-cell-properties fo:padding-left="0mm" fo:padding-right="0mm" fo:padding-top="0mm" fo:padding-bottom="0.3mm" fo:border-left="none" fo:border-right="none" fo:border-top="none" fo:border-bottom="0.5pt solid #000000"/>
    </style:style>
    <style:style style:name="Таблица668" style:family="table">
      <style:table-properties style:rel-width="100%" table:align="center" style:writing-mode="page"/>
    </style:style>
    <style:style style:name="Таблица668.A" style:family="table-column">
      <style:table-column-properties style:rel-column-width="7540*"/>
    </style:style>
    <style:style style:name="Таблица668.B" style:family="table-column">
      <style:table-column-properties style:rel-column-width="397*"/>
    </style:style>
    <style:style style:name="Таблица668.1" style:family="table-row">
      <style:table-row-properties style:row-height="4.99mm"/>
    </style:style>
    <style:style style:name="Таблица668.A1" style:family="table-cell">
      <style:table-cell-properties fo:padding-left="0mm" fo:padding-right="0mm" fo:padding-top="0mm" fo:padding-bottom="0.3mm" fo:border-left="none" fo:border-right="none" fo:border-top="none" fo:border-bottom="0.5pt solid #000000"/>
    </style:style>
    <style:style style:name="Таблица669" style:family="table">
      <style:table-properties style:rel-width="100%" table:align="center" style:writing-mode="page"/>
    </style:style>
    <style:style style:name="Таблица669.A" style:family="table-column">
      <style:table-column-properties style:rel-column-width="368*"/>
    </style:style>
    <style:style style:name="Таблица669.B" style:family="table-column">
      <style:table-column-properties style:rel-column-width="7003*"/>
    </style:style>
    <style:style style:name="Таблица669.1" style:family="table-row">
      <style:table-row-properties style:row-height="4.99mm"/>
    </style:style>
    <style:style style:name="Таблица669.A1" style:family="table-cell">
      <style:table-cell-properties fo:padding-left="0mm" fo:padding-right="0mm" fo:padding-top="0mm" fo:padding-bottom="0.3mm" fo:border-left="none" fo:border-right="none" fo:border-top="none" fo:border-bottom="0.5pt solid #000000"/>
    </style:style>
    <style:style style:name="Таблица670" style:family="table">
      <style:table-properties style:rel-width="100%" table:align="center" style:writing-mode="page"/>
    </style:style>
    <style:style style:name="Таблица670.A" style:family="table-column">
      <style:table-column-properties style:rel-column-width="7540*"/>
    </style:style>
    <style:style style:name="Таблица670.B" style:family="table-column">
      <style:table-column-properties style:rel-column-width="397*"/>
    </style:style>
    <style:style style:name="Таблица670.1" style:family="table-row">
      <style:table-row-properties style:row-height="4.99mm"/>
    </style:style>
    <style:style style:name="Таблица670.A1" style:family="table-cell">
      <style:table-cell-properties fo:padding-left="0mm" fo:padding-right="0mm" fo:padding-top="0mm" fo:padding-bottom="0.3mm" fo:border-left="none" fo:border-right="none" fo:border-top="none" fo:border-bottom="0.5pt solid #000000"/>
    </style:style>
    <style:style style:name="Таблица671" style:family="table">
      <style:table-properties style:rel-width="100%" table:align="center" style:writing-mode="page"/>
    </style:style>
    <style:style style:name="Таблица671.A" style:family="table-column">
      <style:table-column-properties style:rel-column-width="368*"/>
    </style:style>
    <style:style style:name="Таблица671.B" style:family="table-column">
      <style:table-column-properties style:rel-column-width="7003*"/>
    </style:style>
    <style:style style:name="Таблица671.1" style:family="table-row">
      <style:table-row-properties style:row-height="4.99mm"/>
    </style:style>
    <style:style style:name="Таблица671.A1" style:family="table-cell">
      <style:table-cell-properties fo:padding-left="0mm" fo:padding-right="0mm" fo:padding-top="0mm" fo:padding-bottom="0.3mm" fo:border-left="none" fo:border-right="none" fo:border-top="none" fo:border-bottom="0.5pt solid #000000"/>
    </style:style>
    <style:style style:name="Таблица672" style:family="table">
      <style:table-properties style:rel-width="100%" table:align="center" style:writing-mode="page"/>
    </style:style>
    <style:style style:name="Таблица672.A" style:family="table-column">
      <style:table-column-properties style:rel-column-width="7540*"/>
    </style:style>
    <style:style style:name="Таблица672.B" style:family="table-column">
      <style:table-column-properties style:rel-column-width="397*"/>
    </style:style>
    <style:style style:name="Таблица672.1" style:family="table-row">
      <style:table-row-properties style:row-height="4.99mm"/>
    </style:style>
    <style:style style:name="Таблица672.A1" style:family="table-cell">
      <style:table-cell-properties fo:padding-left="0mm" fo:padding-right="0mm" fo:padding-top="0mm" fo:padding-bottom="0.3mm" fo:border-left="none" fo:border-right="none" fo:border-top="none" fo:border-bottom="0.5pt solid #000000"/>
    </style:style>
    <style:style style:name="Таблица673" style:family="table">
      <style:table-properties style:rel-width="100%" table:align="center" style:writing-mode="page"/>
    </style:style>
    <style:style style:name="Таблица673.A" style:family="table-column">
      <style:table-column-properties style:rel-column-width="368*"/>
    </style:style>
    <style:style style:name="Таблица673.B" style:family="table-column">
      <style:table-column-properties style:rel-column-width="7003*"/>
    </style:style>
    <style:style style:name="Таблица673.1" style:family="table-row">
      <style:table-row-properties style:row-height="4.99mm"/>
    </style:style>
    <style:style style:name="Таблица673.A1" style:family="table-cell">
      <style:table-cell-properties fo:padding-left="0mm" fo:padding-right="0mm" fo:padding-top="0mm" fo:padding-bottom="0.3mm" fo:border-left="none" fo:border-right="none" fo:border-top="none" fo:border-bottom="0.5pt solid #000000"/>
    </style:style>
    <style:style style:name="Таблица674" style:family="table">
      <style:table-properties style:rel-width="100%" table:align="center" style:writing-mode="page"/>
    </style:style>
    <style:style style:name="Таблица674.A" style:family="table-column">
      <style:table-column-properties style:rel-column-width="7540*"/>
    </style:style>
    <style:style style:name="Таблица674.B" style:family="table-column">
      <style:table-column-properties style:rel-column-width="397*"/>
    </style:style>
    <style:style style:name="Таблица674.1" style:family="table-row">
      <style:table-row-properties style:row-height="4.99mm"/>
    </style:style>
    <style:style style:name="Таблица674.A1" style:family="table-cell">
      <style:table-cell-properties fo:padding-left="0mm" fo:padding-right="0mm" fo:padding-top="0mm" fo:padding-bottom="0.3mm" fo:border-left="none" fo:border-right="none" fo:border-top="none" fo:border-bottom="0.5pt solid #000000"/>
    </style:style>
    <style:style style:name="Таблица675" style:family="table">
      <style:table-properties style:rel-width="100%" table:align="center" style:writing-mode="page"/>
    </style:style>
    <style:style style:name="Таблица675.A" style:family="table-column">
      <style:table-column-properties style:rel-column-width="368*"/>
    </style:style>
    <style:style style:name="Таблица675.B" style:family="table-column">
      <style:table-column-properties style:rel-column-width="7003*"/>
    </style:style>
    <style:style style:name="Таблица675.1" style:family="table-row">
      <style:table-row-properties style:row-height="4.99mm"/>
    </style:style>
    <style:style style:name="Таблица675.A1" style:family="table-cell">
      <style:table-cell-properties fo:padding-left="0mm" fo:padding-right="0mm" fo:padding-top="0mm" fo:padding-bottom="0.3mm" fo:border-left="none" fo:border-right="none" fo:border-top="none" fo:border-bottom="0.5pt solid #000000"/>
    </style:style>
    <style:style style:name="Таблица676" style:family="table">
      <style:table-properties style:rel-width="100%" table:align="center" style:writing-mode="page"/>
    </style:style>
    <style:style style:name="Таблица676.A" style:family="table-column">
      <style:table-column-properties style:rel-column-width="7540*"/>
    </style:style>
    <style:style style:name="Таблица676.B" style:family="table-column">
      <style:table-column-properties style:rel-column-width="397*"/>
    </style:style>
    <style:style style:name="Таблица676.1" style:family="table-row">
      <style:table-row-properties style:row-height="4.99mm"/>
    </style:style>
    <style:style style:name="Таблица676.A1" style:family="table-cell">
      <style:table-cell-properties fo:padding-left="0mm" fo:padding-right="0mm" fo:padding-top="0mm" fo:padding-bottom="0.3mm" fo:border-left="none" fo:border-right="none" fo:border-top="none" fo:border-bottom="0.5pt solid #000000"/>
    </style:style>
    <style:style style:name="Таблица677" style:family="table">
      <style:table-properties style:rel-width="100%" table:align="center" style:writing-mode="page"/>
    </style:style>
    <style:style style:name="Таблица677.A" style:family="table-column">
      <style:table-column-properties style:rel-column-width="368*"/>
    </style:style>
    <style:style style:name="Таблица677.B" style:family="table-column">
      <style:table-column-properties style:rel-column-width="7003*"/>
    </style:style>
    <style:style style:name="Таблица677.1" style:family="table-row">
      <style:table-row-properties style:row-height="4.99mm"/>
    </style:style>
    <style:style style:name="Таблица677.A1" style:family="table-cell">
      <style:table-cell-properties fo:padding-left="0mm" fo:padding-right="0mm" fo:padding-top="0mm" fo:padding-bottom="0.3mm" fo:border-left="none" fo:border-right="none" fo:border-top="none" fo:border-bottom="0.5pt solid #000000"/>
    </style:style>
    <style:style style:name="Таблица678" style:family="table">
      <style:table-properties style:rel-width="100%" table:align="center" style:writing-mode="page"/>
    </style:style>
    <style:style style:name="Таблица678.A" style:family="table-column">
      <style:table-column-properties style:rel-column-width="7540*"/>
    </style:style>
    <style:style style:name="Таблица678.B" style:family="table-column">
      <style:table-column-properties style:rel-column-width="397*"/>
    </style:style>
    <style:style style:name="Таблица678.1" style:family="table-row">
      <style:table-row-properties style:row-height="4.99mm"/>
    </style:style>
    <style:style style:name="Таблица678.A1" style:family="table-cell">
      <style:table-cell-properties fo:padding-left="0mm" fo:padding-right="0mm" fo:padding-top="0mm" fo:padding-bottom="0.3mm" fo:border-left="none" fo:border-right="none" fo:border-top="none" fo:border-bottom="0.5pt solid #000000"/>
    </style:style>
    <style:style style:name="Таблица679" style:family="table">
      <style:table-properties style:rel-width="100%" table:align="center" style:writing-mode="page"/>
    </style:style>
    <style:style style:name="Таблица679.A" style:family="table-column">
      <style:table-column-properties style:rel-column-width="368*"/>
    </style:style>
    <style:style style:name="Таблица679.B" style:family="table-column">
      <style:table-column-properties style:rel-column-width="7003*"/>
    </style:style>
    <style:style style:name="Таблица679.1" style:family="table-row">
      <style:table-row-properties style:row-height="4.99mm"/>
    </style:style>
    <style:style style:name="Таблица679.A1" style:family="table-cell">
      <style:table-cell-properties fo:padding-left="0mm" fo:padding-right="0mm" fo:padding-top="0mm" fo:padding-bottom="0.3mm" fo:border-left="none" fo:border-right="none" fo:border-top="none" fo:border-bottom="0.5pt solid #000000"/>
    </style:style>
    <style:style style:name="Таблица680" style:family="table">
      <style:table-properties style:rel-width="100%" table:align="center" style:writing-mode="page"/>
    </style:style>
    <style:style style:name="Таблица680.A" style:family="table-column">
      <style:table-column-properties style:rel-column-width="7540*"/>
    </style:style>
    <style:style style:name="Таблица680.B" style:family="table-column">
      <style:table-column-properties style:rel-column-width="397*"/>
    </style:style>
    <style:style style:name="Таблица680.1" style:family="table-row">
      <style:table-row-properties style:row-height="4.99mm"/>
    </style:style>
    <style:style style:name="Таблица680.A1" style:family="table-cell">
      <style:table-cell-properties fo:padding-left="0mm" fo:padding-right="0mm" fo:padding-top="0mm" fo:padding-bottom="0.3mm" fo:border-left="none" fo:border-right="none" fo:border-top="none" fo:border-bottom="0.5pt solid #000000"/>
    </style:style>
    <style:style style:name="Таблица681" style:family="table">
      <style:table-properties style:rel-width="100%" table:align="center" style:writing-mode="page"/>
    </style:style>
    <style:style style:name="Таблица681.A" style:family="table-column">
      <style:table-column-properties style:rel-column-width="368*"/>
    </style:style>
    <style:style style:name="Таблица681.B" style:family="table-column">
      <style:table-column-properties style:rel-column-width="7003*"/>
    </style:style>
    <style:style style:name="Таблица681.1" style:family="table-row">
      <style:table-row-properties style:row-height="4.99mm"/>
    </style:style>
    <style:style style:name="Таблица681.A1" style:family="table-cell">
      <style:table-cell-properties fo:padding-left="0mm" fo:padding-right="0mm" fo:padding-top="0mm" fo:padding-bottom="0.3mm" fo:border-left="none" fo:border-right="none" fo:border-top="none" fo:border-bottom="0.5pt solid #000000"/>
    </style:style>
    <style:style style:name="Таблица682" style:family="table">
      <style:table-properties style:rel-width="100%" table:align="center" style:writing-mode="page"/>
    </style:style>
    <style:style style:name="Таблица682.A" style:family="table-column">
      <style:table-column-properties style:rel-column-width="7540*"/>
    </style:style>
    <style:style style:name="Таблица682.B" style:family="table-column">
      <style:table-column-properties style:rel-column-width="397*"/>
    </style:style>
    <style:style style:name="Таблица682.1" style:family="table-row">
      <style:table-row-properties style:row-height="4.99mm"/>
    </style:style>
    <style:style style:name="Таблица682.A1" style:family="table-cell">
      <style:table-cell-properties fo:padding-left="0mm" fo:padding-right="0mm" fo:padding-top="0mm" fo:padding-bottom="0.3mm" fo:border-left="none" fo:border-right="none" fo:border-top="none" fo:border-bottom="0.5pt solid #000000"/>
    </style:style>
    <style:style style:name="Таблица683" style:family="table">
      <style:table-properties style:rel-width="100%" table:align="center" style:writing-mode="page"/>
    </style:style>
    <style:style style:name="Таблица683.A" style:family="table-column">
      <style:table-column-properties style:rel-column-width="368*"/>
    </style:style>
    <style:style style:name="Таблица683.B" style:family="table-column">
      <style:table-column-properties style:rel-column-width="7003*"/>
    </style:style>
    <style:style style:name="Таблица683.1" style:family="table-row">
      <style:table-row-properties style:row-height="4.99mm"/>
    </style:style>
    <style:style style:name="Таблица683.A1" style:family="table-cell">
      <style:table-cell-properties fo:padding-left="0mm" fo:padding-right="0mm" fo:padding-top="0mm" fo:padding-bottom="0.3mm" fo:border-left="none" fo:border-right="none" fo:border-top="none" fo:border-bottom="0.5pt solid #000000"/>
    </style:style>
    <style:style style:name="Таблица684" style:family="table">
      <style:table-properties style:rel-width="100%" table:align="center" style:writing-mode="page"/>
    </style:style>
    <style:style style:name="Таблица684.A" style:family="table-column">
      <style:table-column-properties style:rel-column-width="7540*"/>
    </style:style>
    <style:style style:name="Таблица684.B" style:family="table-column">
      <style:table-column-properties style:rel-column-width="397*"/>
    </style:style>
    <style:style style:name="Таблица684.1" style:family="table-row">
      <style:table-row-properties style:row-height="4.99mm"/>
    </style:style>
    <style:style style:name="Таблица684.A1" style:family="table-cell">
      <style:table-cell-properties fo:padding-left="0mm" fo:padding-right="0mm" fo:padding-top="0mm" fo:padding-bottom="0.3mm" fo:border-left="none" fo:border-right="none" fo:border-top="none" fo:border-bottom="0.5pt solid #000000"/>
    </style:style>
    <style:style style:name="Таблица685" style:family="table">
      <style:table-properties style:rel-width="100%" table:align="center" style:writing-mode="page"/>
    </style:style>
    <style:style style:name="Таблица685.A" style:family="table-column">
      <style:table-column-properties style:rel-column-width="368*"/>
    </style:style>
    <style:style style:name="Таблица685.B" style:family="table-column">
      <style:table-column-properties style:rel-column-width="7003*"/>
    </style:style>
    <style:style style:name="Таблица685.1" style:family="table-row">
      <style:table-row-properties style:row-height="4.99mm"/>
    </style:style>
    <style:style style:name="Таблица685.A1" style:family="table-cell">
      <style:table-cell-properties fo:padding-left="0mm" fo:padding-right="0mm" fo:padding-top="0mm" fo:padding-bottom="0.3mm" fo:border-left="none" fo:border-right="none" fo:border-top="none" fo:border-bottom="0.5pt solid #000000"/>
    </style:style>
    <style:style style:name="Таблица686" style:family="table">
      <style:table-properties style:rel-width="100%" table:align="center" style:writing-mode="page"/>
    </style:style>
    <style:style style:name="Таблица686.A" style:family="table-column">
      <style:table-column-properties style:rel-column-width="7540*"/>
    </style:style>
    <style:style style:name="Таблица686.B" style:family="table-column">
      <style:table-column-properties style:rel-column-width="397*"/>
    </style:style>
    <style:style style:name="Таблица686.1" style:family="table-row">
      <style:table-row-properties style:row-height="4.99mm"/>
    </style:style>
    <style:style style:name="Таблица686.A1" style:family="table-cell">
      <style:table-cell-properties fo:padding-left="0mm" fo:padding-right="0mm" fo:padding-top="0mm" fo:padding-bottom="0.3mm" fo:border-left="none" fo:border-right="none" fo:border-top="none" fo:border-bottom="0.5pt solid #000000"/>
    </style:style>
    <style:style style:name="Таблица687" style:family="table">
      <style:table-properties style:rel-width="100%" table:align="center" style:writing-mode="page"/>
    </style:style>
    <style:style style:name="Таблица687.A" style:family="table-column">
      <style:table-column-properties style:rel-column-width="368*"/>
    </style:style>
    <style:style style:name="Таблица687.B" style:family="table-column">
      <style:table-column-properties style:rel-column-width="7003*"/>
    </style:style>
    <style:style style:name="Таблица687.1" style:family="table-row">
      <style:table-row-properties style:row-height="4.99mm"/>
    </style:style>
    <style:style style:name="Таблица687.A1" style:family="table-cell">
      <style:table-cell-properties fo:padding-left="0mm" fo:padding-right="0mm" fo:padding-top="0mm" fo:padding-bottom="0.3mm" fo:border-left="none" fo:border-right="none" fo:border-top="none" fo:border-bottom="0.5pt solid #000000"/>
    </style:style>
    <style:style style:name="Таблица688" style:family="table">
      <style:table-properties style:rel-width="100%" table:align="center" style:writing-mode="page"/>
    </style:style>
    <style:style style:name="Таблица688.A" style:family="table-column">
      <style:table-column-properties style:rel-column-width="7540*"/>
    </style:style>
    <style:style style:name="Таблица688.B" style:family="table-column">
      <style:table-column-properties style:rel-column-width="397*"/>
    </style:style>
    <style:style style:name="Таблица688.1" style:family="table-row">
      <style:table-row-properties style:row-height="4.99mm"/>
    </style:style>
    <style:style style:name="Таблица688.A1" style:family="table-cell">
      <style:table-cell-properties fo:padding-left="0mm" fo:padding-right="0mm" fo:padding-top="0mm" fo:padding-bottom="0.3mm" fo:border-left="none" fo:border-right="none" fo:border-top="none" fo:border-bottom="0.5pt solid #000000"/>
    </style:style>
    <style:style style:name="Таблица689" style:family="table">
      <style:table-properties style:rel-width="100%" table:align="center" style:writing-mode="page"/>
    </style:style>
    <style:style style:name="Таблица689.A" style:family="table-column">
      <style:table-column-properties style:rel-column-width="368*"/>
    </style:style>
    <style:style style:name="Таблица689.B" style:family="table-column">
      <style:table-column-properties style:rel-column-width="7003*"/>
    </style:style>
    <style:style style:name="Таблица689.1" style:family="table-row">
      <style:table-row-properties style:row-height="4.99mm"/>
    </style:style>
    <style:style style:name="Таблица689.A1" style:family="table-cell">
      <style:table-cell-properties fo:padding-left="0mm" fo:padding-right="0mm" fo:padding-top="0mm" fo:padding-bottom="0.3mm" fo:border-left="none" fo:border-right="none" fo:border-top="none" fo:border-bottom="0.5pt solid #000000"/>
    </style:style>
    <style:style style:name="Таблица690" style:family="table">
      <style:table-properties style:rel-width="100%" table:align="center" style:writing-mode="page"/>
    </style:style>
    <style:style style:name="Таблица690.A" style:family="table-column">
      <style:table-column-properties style:rel-column-width="7540*"/>
    </style:style>
    <style:style style:name="Таблица690.B" style:family="table-column">
      <style:table-column-properties style:rel-column-width="397*"/>
    </style:style>
    <style:style style:name="Таблица690.1" style:family="table-row">
      <style:table-row-properties style:row-height="4.99mm"/>
    </style:style>
    <style:style style:name="Таблица690.A1" style:family="table-cell">
      <style:table-cell-properties fo:padding-left="0mm" fo:padding-right="0mm" fo:padding-top="0mm" fo:padding-bottom="0.3mm" fo:border-left="none" fo:border-right="none" fo:border-top="none" fo:border-bottom="0.5pt solid #000000"/>
    </style:style>
    <style:style style:name="Таблица691" style:family="table">
      <style:table-properties style:rel-width="100%" table:align="center" style:writing-mode="page"/>
    </style:style>
    <style:style style:name="Таблица691.A" style:family="table-column">
      <style:table-column-properties style:rel-column-width="368*"/>
    </style:style>
    <style:style style:name="Таблица691.B" style:family="table-column">
      <style:table-column-properties style:rel-column-width="7003*"/>
    </style:style>
    <style:style style:name="Таблица691.1" style:family="table-row">
      <style:table-row-properties style:row-height="4.99mm"/>
    </style:style>
    <style:style style:name="Таблица691.A1" style:family="table-cell">
      <style:table-cell-properties fo:padding-left="0mm" fo:padding-right="0mm" fo:padding-top="0mm" fo:padding-bottom="0.3mm" fo:border-left="none" fo:border-right="none" fo:border-top="none" fo:border-bottom="0.5pt solid #000000"/>
    </style:style>
    <style:style style:name="Таблица692" style:family="table">
      <style:table-properties style:rel-width="100%" table:align="center" style:writing-mode="page"/>
    </style:style>
    <style:style style:name="Таблица692.A" style:family="table-column">
      <style:table-column-properties style:rel-column-width="7540*"/>
    </style:style>
    <style:style style:name="Таблица692.B" style:family="table-column">
      <style:table-column-properties style:rel-column-width="397*"/>
    </style:style>
    <style:style style:name="Таблица692.1" style:family="table-row">
      <style:table-row-properties style:row-height="4.99mm"/>
    </style:style>
    <style:style style:name="Таблица692.A1" style:family="table-cell">
      <style:table-cell-properties fo:padding-left="0mm" fo:padding-right="0mm" fo:padding-top="0mm" fo:padding-bottom="0.3mm" fo:border-left="none" fo:border-right="none" fo:border-top="none" fo:border-bottom="0.5pt solid #000000"/>
    </style:style>
    <style:style style:name="Таблица693" style:family="table">
      <style:table-properties style:rel-width="100%" table:align="center" style:writing-mode="page"/>
    </style:style>
    <style:style style:name="Таблица693.A" style:family="table-column">
      <style:table-column-properties style:rel-column-width="368*"/>
    </style:style>
    <style:style style:name="Таблица693.B" style:family="table-column">
      <style:table-column-properties style:rel-column-width="7003*"/>
    </style:style>
    <style:style style:name="Таблица693.1" style:family="table-row">
      <style:table-row-properties style:row-height="4.99mm"/>
    </style:style>
    <style:style style:name="Таблица693.A1" style:family="table-cell">
      <style:table-cell-properties fo:padding-left="0mm" fo:padding-right="0mm" fo:padding-top="0mm" fo:padding-bottom="0.3mm" fo:border-left="none" fo:border-right="none" fo:border-top="none" fo:border-bottom="0.5pt solid #000000"/>
    </style:style>
    <style:style style:name="Таблица694" style:family="table">
      <style:table-properties style:rel-width="100%" table:align="center" style:writing-mode="page"/>
    </style:style>
    <style:style style:name="Таблица694.A" style:family="table-column">
      <style:table-column-properties style:rel-column-width="7540*"/>
    </style:style>
    <style:style style:name="Таблица694.B" style:family="table-column">
      <style:table-column-properties style:rel-column-width="397*"/>
    </style:style>
    <style:style style:name="Таблица694.1" style:family="table-row">
      <style:table-row-properties style:row-height="4.99mm"/>
    </style:style>
    <style:style style:name="Таблица694.A1" style:family="table-cell">
      <style:table-cell-properties fo:padding-left="0mm" fo:padding-right="0mm" fo:padding-top="0mm" fo:padding-bottom="0.3mm" fo:border-left="none" fo:border-right="none" fo:border-top="none" fo:border-bottom="0.5pt solid #000000"/>
    </style:style>
    <style:style style:name="Таблица695" style:family="table">
      <style:table-properties style:rel-width="100%" table:align="center" style:writing-mode="page"/>
    </style:style>
    <style:style style:name="Таблица695.A" style:family="table-column">
      <style:table-column-properties style:rel-column-width="368*"/>
    </style:style>
    <style:style style:name="Таблица695.B" style:family="table-column">
      <style:table-column-properties style:rel-column-width="7003*"/>
    </style:style>
    <style:style style:name="Таблица695.1" style:family="table-row">
      <style:table-row-properties style:row-height="4.99mm"/>
    </style:style>
    <style:style style:name="Таблица695.A1" style:family="table-cell">
      <style:table-cell-properties fo:padding-left="0mm" fo:padding-right="0mm" fo:padding-top="0mm" fo:padding-bottom="0.3mm" fo:border-left="none" fo:border-right="none" fo:border-top="none" fo:border-bottom="0.5pt solid #000000"/>
    </style:style>
    <style:style style:name="Таблица696" style:family="table">
      <style:table-properties style:rel-width="100%" table:align="center" style:writing-mode="page"/>
    </style:style>
    <style:style style:name="Таблица696.A" style:family="table-column">
      <style:table-column-properties style:rel-column-width="7540*"/>
    </style:style>
    <style:style style:name="Таблица696.B" style:family="table-column">
      <style:table-column-properties style:rel-column-width="397*"/>
    </style:style>
    <style:style style:name="Таблица696.1" style:family="table-row">
      <style:table-row-properties style:row-height="4.99mm"/>
    </style:style>
    <style:style style:name="Таблица696.A1" style:family="table-cell">
      <style:table-cell-properties fo:padding-left="0mm" fo:padding-right="0mm" fo:padding-top="0mm" fo:padding-bottom="0.3mm" fo:border-left="none" fo:border-right="none" fo:border-top="none" fo:border-bottom="0.5pt solid #000000"/>
    </style:style>
    <style:style style:name="Таблица697" style:family="table">
      <style:table-properties style:rel-width="100%" table:align="center" style:writing-mode="page"/>
    </style:style>
    <style:style style:name="Таблица697.A" style:family="table-column">
      <style:table-column-properties style:rel-column-width="368*"/>
    </style:style>
    <style:style style:name="Таблица697.B" style:family="table-column">
      <style:table-column-properties style:rel-column-width="7003*"/>
    </style:style>
    <style:style style:name="Таблица697.1" style:family="table-row">
      <style:table-row-properties style:row-height="4.99mm"/>
    </style:style>
    <style:style style:name="Таблица697.A1" style:family="table-cell">
      <style:table-cell-properties fo:padding-left="0mm" fo:padding-right="0mm" fo:padding-top="0mm" fo:padding-bottom="0.3mm" fo:border-left="none" fo:border-right="none" fo:border-top="none" fo:border-bottom="0.5pt solid #000000"/>
    </style:style>
    <style:style style:name="Таблица698" style:family="table">
      <style:table-properties style:rel-width="100%" table:align="center" style:writing-mode="page"/>
    </style:style>
    <style:style style:name="Таблица698.A" style:family="table-column">
      <style:table-column-properties style:rel-column-width="7540*"/>
    </style:style>
    <style:style style:name="Таблица698.B" style:family="table-column">
      <style:table-column-properties style:rel-column-width="397*"/>
    </style:style>
    <style:style style:name="Таблица698.1" style:family="table-row">
      <style:table-row-properties style:row-height="4.99mm"/>
    </style:style>
    <style:style style:name="Таблица698.A1" style:family="table-cell">
      <style:table-cell-properties fo:padding-left="0mm" fo:padding-right="0mm" fo:padding-top="0mm" fo:padding-bottom="0.3mm" fo:border-left="none" fo:border-right="none" fo:border-top="none" fo:border-bottom="0.5pt solid #000000"/>
    </style:style>
    <style:style style:name="Таблица699" style:family="table">
      <style:table-properties style:rel-width="100%" table:align="center" style:writing-mode="page"/>
    </style:style>
    <style:style style:name="Таблица699.A" style:family="table-column">
      <style:table-column-properties style:rel-column-width="368*"/>
    </style:style>
    <style:style style:name="Таблица699.B" style:family="table-column">
      <style:table-column-properties style:rel-column-width="7003*"/>
    </style:style>
    <style:style style:name="Таблица699.1" style:family="table-row">
      <style:table-row-properties style:row-height="4.99mm"/>
    </style:style>
    <style:style style:name="Таблица699.A1" style:family="table-cell">
      <style:table-cell-properties fo:padding-left="0mm" fo:padding-right="0mm" fo:padding-top="0mm" fo:padding-bottom="0.3mm" fo:border-left="none" fo:border-right="none" fo:border-top="none" fo:border-bottom="0.5pt solid #000000"/>
    </style:style>
    <style:style style:name="Таблица700" style:family="table">
      <style:table-properties style:rel-width="100%" table:align="center" style:writing-mode="page"/>
    </style:style>
    <style:style style:name="Таблица700.A" style:family="table-column">
      <style:table-column-properties style:rel-column-width="7540*"/>
    </style:style>
    <style:style style:name="Таблица700.B" style:family="table-column">
      <style:table-column-properties style:rel-column-width="397*"/>
    </style:style>
    <style:style style:name="Таблица700.1" style:family="table-row">
      <style:table-row-properties style:row-height="4.99mm"/>
    </style:style>
    <style:style style:name="Таблица700.A1" style:family="table-cell">
      <style:table-cell-properties fo:padding-left="0mm" fo:padding-right="0mm" fo:padding-top="0mm" fo:padding-bottom="0.3mm" fo:border-left="none" fo:border-right="none" fo:border-top="none" fo:border-bottom="0.5pt solid #000000"/>
    </style:style>
    <style:style style:name="Таблица701" style:family="table">
      <style:table-properties style:rel-width="100%" table:align="center" style:writing-mode="page"/>
    </style:style>
    <style:style style:name="Таблица701.A" style:family="table-column">
      <style:table-column-properties style:rel-column-width="368*"/>
    </style:style>
    <style:style style:name="Таблица701.B" style:family="table-column">
      <style:table-column-properties style:rel-column-width="7003*"/>
    </style:style>
    <style:style style:name="Таблица701.1" style:family="table-row">
      <style:table-row-properties style:row-height="4.99mm"/>
    </style:style>
    <style:style style:name="Таблица701.A1" style:family="table-cell">
      <style:table-cell-properties fo:padding-left="0mm" fo:padding-right="0mm" fo:padding-top="0mm" fo:padding-bottom="0.3mm" fo:border-left="none" fo:border-right="none" fo:border-top="none" fo:border-bottom="0.5pt solid #000000"/>
    </style:style>
    <style:style style:name="Таблица702" style:family="table">
      <style:table-properties style:rel-width="100%" table:align="center" style:writing-mode="page"/>
    </style:style>
    <style:style style:name="Таблица702.A" style:family="table-column">
      <style:table-column-properties style:rel-column-width="7540*"/>
    </style:style>
    <style:style style:name="Таблица702.B" style:family="table-column">
      <style:table-column-properties style:rel-column-width="397*"/>
    </style:style>
    <style:style style:name="Таблица702.1" style:family="table-row">
      <style:table-row-properties style:row-height="4.99mm"/>
    </style:style>
    <style:style style:name="Таблица702.A1" style:family="table-cell">
      <style:table-cell-properties fo:padding-left="0mm" fo:padding-right="0mm" fo:padding-top="0mm" fo:padding-bottom="0.3mm" fo:border-left="none" fo:border-right="none" fo:border-top="none" fo:border-bottom="0.5pt solid #000000"/>
    </style:style>
    <style:style style:name="Таблица703" style:family="table">
      <style:table-properties style:rel-width="100%" table:align="center" style:writing-mode="page"/>
    </style:style>
    <style:style style:name="Таблица703.A" style:family="table-column">
      <style:table-column-properties style:rel-column-width="368*"/>
    </style:style>
    <style:style style:name="Таблица703.B" style:family="table-column">
      <style:table-column-properties style:rel-column-width="7003*"/>
    </style:style>
    <style:style style:name="Таблица703.1" style:family="table-row">
      <style:table-row-properties style:row-height="4.99mm"/>
    </style:style>
    <style:style style:name="Таблица703.A1" style:family="table-cell">
      <style:table-cell-properties fo:padding-left="0mm" fo:padding-right="0mm" fo:padding-top="0mm" fo:padding-bottom="0.3mm" fo:border-left="none" fo:border-right="none" fo:border-top="none" fo:border-bottom="0.5pt solid #000000"/>
    </style:style>
    <style:style style:name="Таблица704" style:family="table">
      <style:table-properties style:rel-width="100%" table:align="center" style:writing-mode="page"/>
    </style:style>
    <style:style style:name="Таблица704.A" style:family="table-column">
      <style:table-column-properties style:rel-column-width="7540*"/>
    </style:style>
    <style:style style:name="Таблица704.B" style:family="table-column">
      <style:table-column-properties style:rel-column-width="397*"/>
    </style:style>
    <style:style style:name="Таблица704.1" style:family="table-row">
      <style:table-row-properties style:row-height="4.99mm"/>
    </style:style>
    <style:style style:name="Таблица704.A1" style:family="table-cell">
      <style:table-cell-properties fo:padding-left="0mm" fo:padding-right="0mm" fo:padding-top="0mm" fo:padding-bottom="0.3mm" fo:border-left="none" fo:border-right="none" fo:border-top="none" fo:border-bottom="0.5pt solid #000000"/>
    </style:style>
    <style:style style:name="Таблица705" style:family="table">
      <style:table-properties style:rel-width="100%" table:align="center" style:writing-mode="page"/>
    </style:style>
    <style:style style:name="Таблица705.A" style:family="table-column">
      <style:table-column-properties style:rel-column-width="368*"/>
    </style:style>
    <style:style style:name="Таблица705.B" style:family="table-column">
      <style:table-column-properties style:rel-column-width="7003*"/>
    </style:style>
    <style:style style:name="Таблица705.1" style:family="table-row">
      <style:table-row-properties style:row-height="4.99mm"/>
    </style:style>
    <style:style style:name="Таблица705.A1" style:family="table-cell">
      <style:table-cell-properties fo:padding-left="0mm" fo:padding-right="0mm" fo:padding-top="0mm" fo:padding-bottom="0.3mm" fo:border-left="none" fo:border-right="none" fo:border-top="none" fo:border-bottom="0.5pt solid #000000"/>
    </style:style>
    <style:style style:name="Таблица706" style:family="table">
      <style:table-properties style:rel-width="100%" table:align="center" style:writing-mode="page"/>
    </style:style>
    <style:style style:name="Таблица706.A" style:family="table-column">
      <style:table-column-properties style:rel-column-width="7540*"/>
    </style:style>
    <style:style style:name="Таблица706.B" style:family="table-column">
      <style:table-column-properties style:rel-column-width="397*"/>
    </style:style>
    <style:style style:name="Таблица706.1" style:family="table-row">
      <style:table-row-properties style:row-height="4.99mm"/>
    </style:style>
    <style:style style:name="Таблица706.A1" style:family="table-cell">
      <style:table-cell-properties fo:padding-left="0mm" fo:padding-right="0mm" fo:padding-top="0mm" fo:padding-bottom="0.3mm" fo:border-left="none" fo:border-right="none" fo:border-top="none" fo:border-bottom="0.5pt solid #000000"/>
    </style:style>
    <style:style style:name="Таблица707" style:family="table">
      <style:table-properties style:rel-width="100%" table:align="center" style:writing-mode="page"/>
    </style:style>
    <style:style style:name="Таблица707.A" style:family="table-column">
      <style:table-column-properties style:rel-column-width="368*"/>
    </style:style>
    <style:style style:name="Таблица707.B" style:family="table-column">
      <style:table-column-properties style:rel-column-width="7003*"/>
    </style:style>
    <style:style style:name="Таблица707.1" style:family="table-row">
      <style:table-row-properties style:row-height="4.99mm"/>
    </style:style>
    <style:style style:name="Таблица707.A1" style:family="table-cell">
      <style:table-cell-properties fo:padding-left="0mm" fo:padding-right="0mm" fo:padding-top="0mm" fo:padding-bottom="0.3mm" fo:border-left="none" fo:border-right="none" fo:border-top="none" fo:border-bottom="0.5pt solid #000000"/>
    </style:style>
    <style:style style:name="Таблица708" style:family="table">
      <style:table-properties style:rel-width="100%" table:align="center" style:writing-mode="page"/>
    </style:style>
    <style:style style:name="Таблица708.A" style:family="table-column">
      <style:table-column-properties style:rel-column-width="7540*"/>
    </style:style>
    <style:style style:name="Таблица708.B" style:family="table-column">
      <style:table-column-properties style:rel-column-width="397*"/>
    </style:style>
    <style:style style:name="Таблица708.1" style:family="table-row">
      <style:table-row-properties style:row-height="4.99mm"/>
    </style:style>
    <style:style style:name="Таблица708.A1" style:family="table-cell">
      <style:table-cell-properties fo:padding-left="0mm" fo:padding-right="0mm" fo:padding-top="0mm" fo:padding-bottom="0.3mm" fo:border-left="none" fo:border-right="none" fo:border-top="none" fo:border-bottom="0.5pt solid #000000"/>
    </style:style>
    <style:style style:name="Таблица709" style:family="table">
      <style:table-properties style:rel-width="100%" table:align="center" style:writing-mode="page"/>
    </style:style>
    <style:style style:name="Таблица709.A" style:family="table-column">
      <style:table-column-properties style:rel-column-width="368*"/>
    </style:style>
    <style:style style:name="Таблица709.B" style:family="table-column">
      <style:table-column-properties style:rel-column-width="7003*"/>
    </style:style>
    <style:style style:name="Таблица709.1" style:family="table-row">
      <style:table-row-properties style:row-height="4.99mm"/>
    </style:style>
    <style:style style:name="Таблица709.A1" style:family="table-cell">
      <style:table-cell-properties fo:padding-left="0mm" fo:padding-right="0mm" fo:padding-top="0mm" fo:padding-bottom="0.3mm" fo:border-left="none" fo:border-right="none" fo:border-top="none" fo:border-bottom="0.5pt solid #000000"/>
    </style:style>
    <style:style style:name="Таблица710" style:family="table">
      <style:table-properties style:rel-width="100%" table:align="center" style:writing-mode="page"/>
    </style:style>
    <style:style style:name="Таблица710.A" style:family="table-column">
      <style:table-column-properties style:rel-column-width="7540*"/>
    </style:style>
    <style:style style:name="Таблица710.B" style:family="table-column">
      <style:table-column-properties style:rel-column-width="397*"/>
    </style:style>
    <style:style style:name="Таблица710.1" style:family="table-row">
      <style:table-row-properties style:row-height="4.99mm"/>
    </style:style>
    <style:style style:name="Таблица710.A1" style:family="table-cell">
      <style:table-cell-properties fo:padding-left="0mm" fo:padding-right="0mm" fo:padding-top="0mm" fo:padding-bottom="0.3mm" fo:border-left="none" fo:border-right="none" fo:border-top="none" fo:border-bottom="0.5pt solid #000000"/>
    </style:style>
    <style:style style:name="Таблица711" style:family="table">
      <style:table-properties style:rel-width="100%" table:align="center" style:writing-mode="page"/>
    </style:style>
    <style:style style:name="Таблица711.A" style:family="table-column">
      <style:table-column-properties style:rel-column-width="368*"/>
    </style:style>
    <style:style style:name="Таблица711.B" style:family="table-column">
      <style:table-column-properties style:rel-column-width="7003*"/>
    </style:style>
    <style:style style:name="Таблица711.1" style:family="table-row">
      <style:table-row-properties style:row-height="4.99mm"/>
    </style:style>
    <style:style style:name="Таблица711.A1" style:family="table-cell">
      <style:table-cell-properties fo:padding-left="0mm" fo:padding-right="0mm" fo:padding-top="0mm" fo:padding-bottom="0.3mm" fo:border-left="none" fo:border-right="none" fo:border-top="none" fo:border-bottom="0.5pt solid #000000"/>
    </style:style>
    <style:style style:name="Таблица712" style:family="table">
      <style:table-properties style:rel-width="100%" table:align="center" style:writing-mode="page"/>
    </style:style>
    <style:style style:name="Таблица712.A" style:family="table-column">
      <style:table-column-properties style:rel-column-width="7540*"/>
    </style:style>
    <style:style style:name="Таблица712.B" style:family="table-column">
      <style:table-column-properties style:rel-column-width="397*"/>
    </style:style>
    <style:style style:name="Таблица712.1" style:family="table-row">
      <style:table-row-properties style:row-height="4.99mm"/>
    </style:style>
    <style:style style:name="Таблица712.A1" style:family="table-cell">
      <style:table-cell-properties fo:padding-left="0mm" fo:padding-right="0mm" fo:padding-top="0mm" fo:padding-bottom="0.3mm" fo:border-left="none" fo:border-right="none" fo:border-top="none" fo:border-bottom="0.5pt solid #000000"/>
    </style:style>
    <style:style style:name="Таблица713" style:family="table">
      <style:table-properties style:rel-width="100%" table:align="center" style:writing-mode="page"/>
    </style:style>
    <style:style style:name="Таблица713.A" style:family="table-column">
      <style:table-column-properties style:rel-column-width="368*"/>
    </style:style>
    <style:style style:name="Таблица713.B" style:family="table-column">
      <style:table-column-properties style:rel-column-width="7003*"/>
    </style:style>
    <style:style style:name="Таблица713.1" style:family="table-row">
      <style:table-row-properties style:row-height="4.99mm"/>
    </style:style>
    <style:style style:name="Таблица713.A1" style:family="table-cell">
      <style:table-cell-properties fo:padding-left="0mm" fo:padding-right="0mm" fo:padding-top="0mm" fo:padding-bottom="0.3mm" fo:border-left="none" fo:border-right="none" fo:border-top="none" fo:border-bottom="0.5pt solid #000000"/>
    </style:style>
    <style:style style:name="Таблица714" style:family="table">
      <style:table-properties style:rel-width="100%" table:align="center" style:writing-mode="page"/>
    </style:style>
    <style:style style:name="Таблица714.A" style:family="table-column">
      <style:table-column-properties style:rel-column-width="7540*"/>
    </style:style>
    <style:style style:name="Таблица714.B" style:family="table-column">
      <style:table-column-properties style:rel-column-width="397*"/>
    </style:style>
    <style:style style:name="Таблица714.1" style:family="table-row">
      <style:table-row-properties style:row-height="4.99mm"/>
    </style:style>
    <style:style style:name="Таблица714.A1" style:family="table-cell">
      <style:table-cell-properties fo:padding-left="0mm" fo:padding-right="0mm" fo:padding-top="0mm" fo:padding-bottom="0.3mm" fo:border-left="none" fo:border-right="none" fo:border-top="none" fo:border-bottom="0.5pt solid #000000"/>
    </style:style>
    <style:style style:name="Таблица715" style:family="table">
      <style:table-properties style:rel-width="100%" table:align="center" style:writing-mode="page"/>
    </style:style>
    <style:style style:name="Таблица715.A" style:family="table-column">
      <style:table-column-properties style:rel-column-width="368*"/>
    </style:style>
    <style:style style:name="Таблица715.B" style:family="table-column">
      <style:table-column-properties style:rel-column-width="7003*"/>
    </style:style>
    <style:style style:name="Таблица715.1" style:family="table-row">
      <style:table-row-properties style:row-height="4.99mm"/>
    </style:style>
    <style:style style:name="Таблица715.A1" style:family="table-cell">
      <style:table-cell-properties fo:padding-left="0mm" fo:padding-right="0mm" fo:padding-top="0mm" fo:padding-bottom="0.3mm" fo:border-left="none" fo:border-right="none" fo:border-top="none" fo:border-bottom="0.5pt solid #000000"/>
    </style:style>
    <style:style style:name="Таблица716" style:family="table">
      <style:table-properties style:rel-width="100%" table:align="center" style:writing-mode="page"/>
    </style:style>
    <style:style style:name="Таблица716.A" style:family="table-column">
      <style:table-column-properties style:rel-column-width="7540*"/>
    </style:style>
    <style:style style:name="Таблица716.B" style:family="table-column">
      <style:table-column-properties style:rel-column-width="397*"/>
    </style:style>
    <style:style style:name="Таблица716.1" style:family="table-row">
      <style:table-row-properties style:row-height="4.99mm"/>
    </style:style>
    <style:style style:name="Таблица716.A1" style:family="table-cell">
      <style:table-cell-properties fo:padding-left="0mm" fo:padding-right="0mm" fo:padding-top="0mm" fo:padding-bottom="0.3mm" fo:border-left="none" fo:border-right="none" fo:border-top="none" fo:border-bottom="0.5pt solid #000000"/>
    </style:style>
    <style:style style:name="Таблица717" style:family="table">
      <style:table-properties style:rel-width="100%" table:align="center" style:writing-mode="page"/>
    </style:style>
    <style:style style:name="Таблица717.A" style:family="table-column">
      <style:table-column-properties style:rel-column-width="368*"/>
    </style:style>
    <style:style style:name="Таблица717.B" style:family="table-column">
      <style:table-column-properties style:rel-column-width="7003*"/>
    </style:style>
    <style:style style:name="Таблица717.1" style:family="table-row">
      <style:table-row-properties style:row-height="4.99mm"/>
    </style:style>
    <style:style style:name="Таблица717.A1" style:family="table-cell">
      <style:table-cell-properties fo:padding-left="0mm" fo:padding-right="0mm" fo:padding-top="0mm" fo:padding-bottom="0.3mm" fo:border-left="none" fo:border-right="none" fo:border-top="none" fo:border-bottom="0.5pt solid #000000"/>
    </style:style>
    <style:style style:name="Таблица718" style:family="table">
      <style:table-properties style:rel-width="100%" table:align="center" style:writing-mode="page"/>
    </style:style>
    <style:style style:name="Таблица718.A" style:family="table-column">
      <style:table-column-properties style:rel-column-width="3968*"/>
    </style:style>
    <style:style style:name="Таблица718.B" style:family="table-column">
      <style:table-column-properties style:rel-column-width="3969*"/>
    </style:style>
    <style:style style:name="Таблица718.A1" style:family="table-cell">
      <style:table-cell-properties fo:padding="0mm" fo:border="none"/>
    </style:style>
    <style:style style:name="Таблица719" style:family="table">
      <style:table-properties style:rel-width="100%" table:align="center" style:writing-mode="page"/>
    </style:style>
    <style:style style:name="Таблица719.A" style:family="table-column">
      <style:table-column-properties style:rel-column-width="7540*"/>
    </style:style>
    <style:style style:name="Таблица719.B" style:family="table-column">
      <style:table-column-properties style:rel-column-width="397*"/>
    </style:style>
    <style:style style:name="Таблица719.1" style:family="table-row">
      <style:table-row-properties style:row-height="4.99mm"/>
    </style:style>
    <style:style style:name="Таблица719.A1" style:family="table-cell">
      <style:table-cell-properties fo:padding-left="0mm" fo:padding-right="0mm" fo:padding-top="0mm" fo:padding-bottom="0.3mm" fo:border-left="none" fo:border-right="none" fo:border-top="none" fo:border-bottom="0.5pt solid #000000"/>
    </style:style>
    <style:style style:name="Таблица720" style:family="table">
      <style:table-properties style:rel-width="100%" table:align="center" style:writing-mode="page"/>
    </style:style>
    <style:style style:name="Таблица720.A" style:family="table-column">
      <style:table-column-properties style:rel-column-width="368*"/>
    </style:style>
    <style:style style:name="Таблица720.B" style:family="table-column">
      <style:table-column-properties style:rel-column-width="7003*"/>
    </style:style>
    <style:style style:name="Таблица720.1" style:family="table-row">
      <style:table-row-properties style:row-height="4.99mm"/>
    </style:style>
    <style:style style:name="Таблица720.A1" style:family="table-cell">
      <style:table-cell-properties fo:padding-left="0mm" fo:padding-right="0mm" fo:padding-top="0mm" fo:padding-bottom="0.3mm" fo:border-left="none" fo:border-right="none" fo:border-top="none" fo:border-bottom="0.5pt solid #000000"/>
    </style:style>
    <style:style style:name="Таблица721" style:family="table">
      <style:table-properties style:rel-width="100%" table:align="center" style:writing-mode="page"/>
    </style:style>
    <style:style style:name="Таблица721.A" style:family="table-column">
      <style:table-column-properties style:rel-column-width="7540*"/>
    </style:style>
    <style:style style:name="Таблица721.B" style:family="table-column">
      <style:table-column-properties style:rel-column-width="397*"/>
    </style:style>
    <style:style style:name="Таблица721.1" style:family="table-row">
      <style:table-row-properties style:row-height="4.99mm"/>
    </style:style>
    <style:style style:name="Таблица721.A1" style:family="table-cell">
      <style:table-cell-properties fo:padding-left="0mm" fo:padding-right="0mm" fo:padding-top="0mm" fo:padding-bottom="0.3mm" fo:border-left="none" fo:border-right="none" fo:border-top="none" fo:border-bottom="0.5pt solid #000000"/>
    </style:style>
    <style:style style:name="Таблица722" style:family="table">
      <style:table-properties style:rel-width="100%" table:align="center" style:writing-mode="page"/>
    </style:style>
    <style:style style:name="Таблица722.A" style:family="table-column">
      <style:table-column-properties style:rel-column-width="368*"/>
    </style:style>
    <style:style style:name="Таблица722.B" style:family="table-column">
      <style:table-column-properties style:rel-column-width="7003*"/>
    </style:style>
    <style:style style:name="Таблица722.1" style:family="table-row">
      <style:table-row-properties style:row-height="4.99mm"/>
    </style:style>
    <style:style style:name="Таблица722.A1" style:family="table-cell">
      <style:table-cell-properties fo:padding-left="0mm" fo:padding-right="0mm" fo:padding-top="0mm" fo:padding-bottom="0.3mm" fo:border-left="none" fo:border-right="none" fo:border-top="none" fo:border-bottom="0.5pt solid #000000"/>
    </style:style>
    <style:style style:name="Таблица723" style:family="table">
      <style:table-properties style:rel-width="100%" table:align="center" style:writing-mode="page"/>
    </style:style>
    <style:style style:name="Таблица723.A" style:family="table-column">
      <style:table-column-properties style:rel-column-width="7540*"/>
    </style:style>
    <style:style style:name="Таблица723.B" style:family="table-column">
      <style:table-column-properties style:rel-column-width="397*"/>
    </style:style>
    <style:style style:name="Таблица723.1" style:family="table-row">
      <style:table-row-properties style:row-height="4.99mm"/>
    </style:style>
    <style:style style:name="Таблица723.A1" style:family="table-cell">
      <style:table-cell-properties fo:padding-left="0mm" fo:padding-right="0mm" fo:padding-top="0mm" fo:padding-bottom="0.3mm" fo:border-left="none" fo:border-right="none" fo:border-top="none" fo:border-bottom="0.5pt solid #000000"/>
    </style:style>
    <style:style style:name="Таблица724" style:family="table">
      <style:table-properties style:rel-width="100%" table:align="center" style:writing-mode="page"/>
    </style:style>
    <style:style style:name="Таблица724.A" style:family="table-column">
      <style:table-column-properties style:rel-column-width="368*"/>
    </style:style>
    <style:style style:name="Таблица724.B" style:family="table-column">
      <style:table-column-properties style:rel-column-width="7003*"/>
    </style:style>
    <style:style style:name="Таблица724.1" style:family="table-row">
      <style:table-row-properties style:row-height="4.99mm"/>
    </style:style>
    <style:style style:name="Таблица724.A1" style:family="table-cell">
      <style:table-cell-properties fo:padding-left="0mm" fo:padding-right="0mm" fo:padding-top="0mm" fo:padding-bottom="0.3mm" fo:border-left="none" fo:border-right="none" fo:border-top="none" fo:border-bottom="0.5pt solid #000000"/>
    </style:style>
    <style:style style:name="Таблица725" style:family="table">
      <style:table-properties style:rel-width="100%" table:align="center" style:writing-mode="page"/>
    </style:style>
    <style:style style:name="Таблица725.A" style:family="table-column">
      <style:table-column-properties style:rel-column-width="7540*"/>
    </style:style>
    <style:style style:name="Таблица725.B" style:family="table-column">
      <style:table-column-properties style:rel-column-width="397*"/>
    </style:style>
    <style:style style:name="Таблица725.1" style:family="table-row">
      <style:table-row-properties style:row-height="4.99mm"/>
    </style:style>
    <style:style style:name="Таблица725.A1" style:family="table-cell">
      <style:table-cell-properties fo:padding-left="0mm" fo:padding-right="0mm" fo:padding-top="0mm" fo:padding-bottom="0.3mm" fo:border-left="none" fo:border-right="none" fo:border-top="none" fo:border-bottom="0.5pt solid #000000"/>
    </style:style>
    <style:style style:name="Таблица726" style:family="table">
      <style:table-properties style:rel-width="100%" table:align="center" style:writing-mode="page"/>
    </style:style>
    <style:style style:name="Таблица726.A" style:family="table-column">
      <style:table-column-properties style:rel-column-width="368*"/>
    </style:style>
    <style:style style:name="Таблица726.B" style:family="table-column">
      <style:table-column-properties style:rel-column-width="7003*"/>
    </style:style>
    <style:style style:name="Таблица726.1" style:family="table-row">
      <style:table-row-properties style:row-height="4.99mm"/>
    </style:style>
    <style:style style:name="Таблица726.A1" style:family="table-cell">
      <style:table-cell-properties fo:padding-left="0mm" fo:padding-right="0mm" fo:padding-top="0mm" fo:padding-bottom="0.3mm" fo:border-left="none" fo:border-right="none" fo:border-top="none" fo:border-bottom="0.5pt solid #000000"/>
    </style:style>
    <style:style style:name="Таблица727" style:family="table">
      <style:table-properties style:rel-width="100%" table:align="center" style:writing-mode="page"/>
    </style:style>
    <style:style style:name="Таблица727.A" style:family="table-column">
      <style:table-column-properties style:rel-column-width="7540*"/>
    </style:style>
    <style:style style:name="Таблица727.B" style:family="table-column">
      <style:table-column-properties style:rel-column-width="397*"/>
    </style:style>
    <style:style style:name="Таблица727.1" style:family="table-row">
      <style:table-row-properties style:row-height="4.99mm"/>
    </style:style>
    <style:style style:name="Таблица727.A1" style:family="table-cell">
      <style:table-cell-properties fo:padding-left="0mm" fo:padding-right="0mm" fo:padding-top="0mm" fo:padding-bottom="0.3mm" fo:border-left="none" fo:border-right="none" fo:border-top="none" fo:border-bottom="0.5pt solid #000000"/>
    </style:style>
    <style:style style:name="Таблица728" style:family="table">
      <style:table-properties style:rel-width="100%" table:align="center" style:writing-mode="page"/>
    </style:style>
    <style:style style:name="Таблица728.A" style:family="table-column">
      <style:table-column-properties style:rel-column-width="368*"/>
    </style:style>
    <style:style style:name="Таблица728.B" style:family="table-column">
      <style:table-column-properties style:rel-column-width="7003*"/>
    </style:style>
    <style:style style:name="Таблица728.1" style:family="table-row">
      <style:table-row-properties style:row-height="4.99mm"/>
    </style:style>
    <style:style style:name="Таблица728.A1" style:family="table-cell">
      <style:table-cell-properties fo:padding-left="0mm" fo:padding-right="0mm" fo:padding-top="0mm" fo:padding-bottom="0.3mm" fo:border-left="none" fo:border-right="none" fo:border-top="none" fo:border-bottom="0.5pt solid #000000"/>
    </style:style>
    <style:style style:name="Таблица729" style:family="table">
      <style:table-properties style:rel-width="100%" table:align="center" style:writing-mode="page"/>
    </style:style>
    <style:style style:name="Таблица729.A" style:family="table-column">
      <style:table-column-properties style:rel-column-width="7540*"/>
    </style:style>
    <style:style style:name="Таблица729.B" style:family="table-column">
      <style:table-column-properties style:rel-column-width="397*"/>
    </style:style>
    <style:style style:name="Таблица729.1" style:family="table-row">
      <style:table-row-properties style:row-height="4.99mm"/>
    </style:style>
    <style:style style:name="Таблица729.A1" style:family="table-cell">
      <style:table-cell-properties fo:padding-left="0mm" fo:padding-right="0mm" fo:padding-top="0mm" fo:padding-bottom="0.3mm" fo:border-left="none" fo:border-right="none" fo:border-top="none" fo:border-bottom="0.5pt solid #000000"/>
    </style:style>
    <style:style style:name="Таблица730" style:family="table">
      <style:table-properties style:rel-width="100%" table:align="center" style:writing-mode="page"/>
    </style:style>
    <style:style style:name="Таблица730.A" style:family="table-column">
      <style:table-column-properties style:rel-column-width="368*"/>
    </style:style>
    <style:style style:name="Таблица730.B" style:family="table-column">
      <style:table-column-properties style:rel-column-width="7003*"/>
    </style:style>
    <style:style style:name="Таблица730.1" style:family="table-row">
      <style:table-row-properties style:row-height="4.99mm"/>
    </style:style>
    <style:style style:name="Таблица730.A1" style:family="table-cell">
      <style:table-cell-properties fo:padding-left="0mm" fo:padding-right="0mm" fo:padding-top="0mm" fo:padding-bottom="0.3mm" fo:border-left="none" fo:border-right="none" fo:border-top="none" fo:border-bottom="0.5pt solid #000000"/>
    </style:style>
    <style:style style:name="Таблица731" style:family="table">
      <style:table-properties style:rel-width="100%" table:align="center" style:writing-mode="page"/>
    </style:style>
    <style:style style:name="Таблица731.A" style:family="table-column">
      <style:table-column-properties style:rel-column-width="7540*"/>
    </style:style>
    <style:style style:name="Таблица731.B" style:family="table-column">
      <style:table-column-properties style:rel-column-width="397*"/>
    </style:style>
    <style:style style:name="Таблица731.1" style:family="table-row">
      <style:table-row-properties style:row-height="4.99mm"/>
    </style:style>
    <style:style style:name="Таблица731.A1" style:family="table-cell">
      <style:table-cell-properties fo:padding-left="0mm" fo:padding-right="0mm" fo:padding-top="0mm" fo:padding-bottom="0.3mm" fo:border-left="none" fo:border-right="none" fo:border-top="none" fo:border-bottom="0.5pt solid #000000"/>
    </style:style>
    <style:style style:name="Таблица732" style:family="table">
      <style:table-properties style:rel-width="100%" table:align="center" style:writing-mode="page"/>
    </style:style>
    <style:style style:name="Таблица732.A" style:family="table-column">
      <style:table-column-properties style:rel-column-width="368*"/>
    </style:style>
    <style:style style:name="Таблица732.B" style:family="table-column">
      <style:table-column-properties style:rel-column-width="7003*"/>
    </style:style>
    <style:style style:name="Таблица732.1" style:family="table-row">
      <style:table-row-properties style:row-height="4.99mm"/>
    </style:style>
    <style:style style:name="Таблица732.A1" style:family="table-cell">
      <style:table-cell-properties fo:padding-left="0mm" fo:padding-right="0mm" fo:padding-top="0mm" fo:padding-bottom="0.3mm" fo:border-left="none" fo:border-right="none" fo:border-top="none" fo:border-bottom="0.5pt solid #000000"/>
    </style:style>
    <style:style style:name="Таблица733" style:family="table">
      <style:table-properties style:rel-width="100%" table:align="center" style:writing-mode="page"/>
    </style:style>
    <style:style style:name="Таблица733.A" style:family="table-column">
      <style:table-column-properties style:rel-column-width="7540*"/>
    </style:style>
    <style:style style:name="Таблица733.B" style:family="table-column">
      <style:table-column-properties style:rel-column-width="397*"/>
    </style:style>
    <style:style style:name="Таблица733.1" style:family="table-row">
      <style:table-row-properties style:row-height="4.99mm"/>
    </style:style>
    <style:style style:name="Таблица733.A1" style:family="table-cell">
      <style:table-cell-properties fo:padding-left="0mm" fo:padding-right="0mm" fo:padding-top="0mm" fo:padding-bottom="0.3mm" fo:border-left="none" fo:border-right="none" fo:border-top="none" fo:border-bottom="0.5pt solid #000000"/>
    </style:style>
    <style:style style:name="Таблица734" style:family="table">
      <style:table-properties style:rel-width="100%" table:align="center" style:writing-mode="page"/>
    </style:style>
    <style:style style:name="Таблица734.A" style:family="table-column">
      <style:table-column-properties style:rel-column-width="368*"/>
    </style:style>
    <style:style style:name="Таблица734.B" style:family="table-column">
      <style:table-column-properties style:rel-column-width="7003*"/>
    </style:style>
    <style:style style:name="Таблица734.1" style:family="table-row">
      <style:table-row-properties style:row-height="4.99mm"/>
    </style:style>
    <style:style style:name="Таблица734.A1" style:family="table-cell">
      <style:table-cell-properties fo:padding-left="0mm" fo:padding-right="0mm" fo:padding-top="0mm" fo:padding-bottom="0.3mm" fo:border-left="none" fo:border-right="none" fo:border-top="none" fo:border-bottom="0.5pt solid #000000"/>
    </style:style>
    <style:style style:name="Таблица735" style:family="table">
      <style:table-properties style:rel-width="100%" table:align="center" style:writing-mode="page"/>
    </style:style>
    <style:style style:name="Таблица735.A" style:family="table-column">
      <style:table-column-properties style:rel-column-width="7540*"/>
    </style:style>
    <style:style style:name="Таблица735.B" style:family="table-column">
      <style:table-column-properties style:rel-column-width="397*"/>
    </style:style>
    <style:style style:name="Таблица735.1" style:family="table-row">
      <style:table-row-properties style:row-height="4.99mm"/>
    </style:style>
    <style:style style:name="Таблица735.A1" style:family="table-cell">
      <style:table-cell-properties fo:padding-left="0mm" fo:padding-right="0mm" fo:padding-top="0mm" fo:padding-bottom="0.3mm" fo:border-left="none" fo:border-right="none" fo:border-top="none" fo:border-bottom="0.5pt solid #000000"/>
    </style:style>
    <style:style style:name="Таблица736" style:family="table">
      <style:table-properties style:rel-width="100%" table:align="center" style:writing-mode="page"/>
    </style:style>
    <style:style style:name="Таблица736.A" style:family="table-column">
      <style:table-column-properties style:rel-column-width="368*"/>
    </style:style>
    <style:style style:name="Таблица736.B" style:family="table-column">
      <style:table-column-properties style:rel-column-width="7003*"/>
    </style:style>
    <style:style style:name="Таблица736.1" style:family="table-row">
      <style:table-row-properties style:row-height="4.99mm"/>
    </style:style>
    <style:style style:name="Таблица736.A1" style:family="table-cell">
      <style:table-cell-properties fo:padding-left="0mm" fo:padding-right="0mm" fo:padding-top="0mm" fo:padding-bottom="0.3mm" fo:border-left="none" fo:border-right="none" fo:border-top="none" fo:border-bottom="0.5pt solid #000000"/>
    </style:style>
    <style:style style:name="Таблица737" style:family="table">
      <style:table-properties style:rel-width="100%" table:align="center" style:writing-mode="page"/>
    </style:style>
    <style:style style:name="Таблица737.A" style:family="table-column">
      <style:table-column-properties style:rel-column-width="7540*"/>
    </style:style>
    <style:style style:name="Таблица737.B" style:family="table-column">
      <style:table-column-properties style:rel-column-width="397*"/>
    </style:style>
    <style:style style:name="Таблица737.1" style:family="table-row">
      <style:table-row-properties style:row-height="4.99mm"/>
    </style:style>
    <style:style style:name="Таблица737.A1" style:family="table-cell">
      <style:table-cell-properties fo:padding-left="0mm" fo:padding-right="0mm" fo:padding-top="0mm" fo:padding-bottom="0.3mm" fo:border-left="none" fo:border-right="none" fo:border-top="none" fo:border-bottom="0.5pt solid #000000"/>
    </style:style>
    <style:style style:name="Таблица738" style:family="table">
      <style:table-properties style:rel-width="100%" table:align="center" style:writing-mode="page"/>
    </style:style>
    <style:style style:name="Таблица738.A" style:family="table-column">
      <style:table-column-properties style:rel-column-width="368*"/>
    </style:style>
    <style:style style:name="Таблица738.B" style:family="table-column">
      <style:table-column-properties style:rel-column-width="7003*"/>
    </style:style>
    <style:style style:name="Таблица738.1" style:family="table-row">
      <style:table-row-properties style:row-height="4.99mm"/>
    </style:style>
    <style:style style:name="Таблица738.A1" style:family="table-cell">
      <style:table-cell-properties fo:padding-left="0mm" fo:padding-right="0mm" fo:padding-top="0mm" fo:padding-bottom="0.3mm" fo:border-left="none" fo:border-right="none" fo:border-top="none" fo:border-bottom="0.5pt solid #000000"/>
    </style:style>
    <style:style style:name="Таблица739" style:family="table">
      <style:table-properties style:rel-width="100%" table:align="center" style:writing-mode="page"/>
    </style:style>
    <style:style style:name="Таблица739.A" style:family="table-column">
      <style:table-column-properties style:rel-column-width="7540*"/>
    </style:style>
    <style:style style:name="Таблица739.B" style:family="table-column">
      <style:table-column-properties style:rel-column-width="397*"/>
    </style:style>
    <style:style style:name="Таблица739.1" style:family="table-row">
      <style:table-row-properties style:row-height="4.99mm"/>
    </style:style>
    <style:style style:name="Таблица739.A1" style:family="table-cell">
      <style:table-cell-properties fo:padding-left="0mm" fo:padding-right="0mm" fo:padding-top="0mm" fo:padding-bottom="0.3mm" fo:border-left="none" fo:border-right="none" fo:border-top="none" fo:border-bottom="0.5pt solid #000000"/>
    </style:style>
    <style:style style:name="Таблица740" style:family="table">
      <style:table-properties style:rel-width="100%" table:align="center" style:writing-mode="page"/>
    </style:style>
    <style:style style:name="Таблица740.A" style:family="table-column">
      <style:table-column-properties style:rel-column-width="368*"/>
    </style:style>
    <style:style style:name="Таблица740.B" style:family="table-column">
      <style:table-column-properties style:rel-column-width="7003*"/>
    </style:style>
    <style:style style:name="Таблица740.1" style:family="table-row">
      <style:table-row-properties style:row-height="4.99mm"/>
    </style:style>
    <style:style style:name="Таблица740.A1" style:family="table-cell">
      <style:table-cell-properties fo:padding-left="0mm" fo:padding-right="0mm" fo:padding-top="0mm" fo:padding-bottom="0.3mm" fo:border-left="none" fo:border-right="none" fo:border-top="none" fo:border-bottom="0.5pt solid #000000"/>
    </style:style>
    <style:style style:name="Таблица741" style:family="table">
      <style:table-properties style:rel-width="100%" table:align="center" style:writing-mode="page"/>
    </style:style>
    <style:style style:name="Таблица741.A" style:family="table-column">
      <style:table-column-properties style:rel-column-width="7540*"/>
    </style:style>
    <style:style style:name="Таблица741.B" style:family="table-column">
      <style:table-column-properties style:rel-column-width="397*"/>
    </style:style>
    <style:style style:name="Таблица741.1" style:family="table-row">
      <style:table-row-properties style:row-height="4.99mm"/>
    </style:style>
    <style:style style:name="Таблица741.A1" style:family="table-cell">
      <style:table-cell-properties fo:padding-left="0mm" fo:padding-right="0mm" fo:padding-top="0mm" fo:padding-bottom="0.3mm" fo:border-left="none" fo:border-right="none" fo:border-top="none" fo:border-bottom="0.5pt solid #000000"/>
    </style:style>
    <style:style style:name="Таблица742" style:family="table">
      <style:table-properties style:rel-width="100%" table:align="center" style:writing-mode="page"/>
    </style:style>
    <style:style style:name="Таблица742.A" style:family="table-column">
      <style:table-column-properties style:rel-column-width="368*"/>
    </style:style>
    <style:style style:name="Таблица742.B" style:family="table-column">
      <style:table-column-properties style:rel-column-width="7003*"/>
    </style:style>
    <style:style style:name="Таблица742.1" style:family="table-row">
      <style:table-row-properties style:row-height="4.99mm"/>
    </style:style>
    <style:style style:name="Таблица742.A1" style:family="table-cell">
      <style:table-cell-properties fo:padding-left="0mm" fo:padding-right="0mm" fo:padding-top="0mm" fo:padding-bottom="0.3mm" fo:border-left="none" fo:border-right="none" fo:border-top="none" fo:border-bottom="0.5pt solid #000000"/>
    </style:style>
    <style:style style:name="Таблица743" style:family="table">
      <style:table-properties style:rel-width="100%" table:align="center" style:writing-mode="page"/>
    </style:style>
    <style:style style:name="Таблица743.A" style:family="table-column">
      <style:table-column-properties style:rel-column-width="7540*"/>
    </style:style>
    <style:style style:name="Таблица743.B" style:family="table-column">
      <style:table-column-properties style:rel-column-width="397*"/>
    </style:style>
    <style:style style:name="Таблица743.1" style:family="table-row">
      <style:table-row-properties style:row-height="4.99mm"/>
    </style:style>
    <style:style style:name="Таблица743.A1" style:family="table-cell">
      <style:table-cell-properties fo:padding-left="0mm" fo:padding-right="0mm" fo:padding-top="0mm" fo:padding-bottom="0.3mm" fo:border-left="none" fo:border-right="none" fo:border-top="none" fo:border-bottom="0.5pt solid #000000"/>
    </style:style>
    <style:style style:name="Таблица744" style:family="table">
      <style:table-properties style:rel-width="100%" table:align="center" style:writing-mode="page"/>
    </style:style>
    <style:style style:name="Таблица744.A" style:family="table-column">
      <style:table-column-properties style:rel-column-width="368*"/>
    </style:style>
    <style:style style:name="Таблица744.B" style:family="table-column">
      <style:table-column-properties style:rel-column-width="7003*"/>
    </style:style>
    <style:style style:name="Таблица744.1" style:family="table-row">
      <style:table-row-properties style:row-height="4.99mm"/>
    </style:style>
    <style:style style:name="Таблица744.A1" style:family="table-cell">
      <style:table-cell-properties fo:padding-left="0mm" fo:padding-right="0mm" fo:padding-top="0mm" fo:padding-bottom="0.3mm" fo:border-left="none" fo:border-right="none" fo:border-top="none" fo:border-bottom="0.5pt solid #000000"/>
    </style:style>
    <style:style style:name="Таблица745" style:family="table">
      <style:table-properties style:rel-width="100%" table:align="center" style:writing-mode="page"/>
    </style:style>
    <style:style style:name="Таблица745.A" style:family="table-column">
      <style:table-column-properties style:rel-column-width="7540*"/>
    </style:style>
    <style:style style:name="Таблица745.B" style:family="table-column">
      <style:table-column-properties style:rel-column-width="397*"/>
    </style:style>
    <style:style style:name="Таблица745.1" style:family="table-row">
      <style:table-row-properties style:row-height="4.99mm"/>
    </style:style>
    <style:style style:name="Таблица745.A1" style:family="table-cell">
      <style:table-cell-properties fo:padding-left="0mm" fo:padding-right="0mm" fo:padding-top="0mm" fo:padding-bottom="0.3mm" fo:border-left="none" fo:border-right="none" fo:border-top="none" fo:border-bottom="0.5pt solid #000000"/>
    </style:style>
    <style:style style:name="Таблица746" style:family="table">
      <style:table-properties style:rel-width="100%" table:align="center" style:writing-mode="page"/>
    </style:style>
    <style:style style:name="Таблица746.A" style:family="table-column">
      <style:table-column-properties style:rel-column-width="368*"/>
    </style:style>
    <style:style style:name="Таблица746.B" style:family="table-column">
      <style:table-column-properties style:rel-column-width="7003*"/>
    </style:style>
    <style:style style:name="Таблица746.1" style:family="table-row">
      <style:table-row-properties style:row-height="4.99mm"/>
    </style:style>
    <style:style style:name="Таблица746.A1" style:family="table-cell">
      <style:table-cell-properties fo:padding-left="0mm" fo:padding-right="0mm" fo:padding-top="0mm" fo:padding-bottom="0.3mm" fo:border-left="none" fo:border-right="none" fo:border-top="none" fo:border-bottom="0.5pt solid #000000"/>
    </style:style>
    <style:style style:name="Таблица747" style:family="table">
      <style:table-properties style:rel-width="100%" table:align="center" style:writing-mode="page"/>
    </style:style>
    <style:style style:name="Таблица747.A" style:family="table-column">
      <style:table-column-properties style:rel-column-width="7540*"/>
    </style:style>
    <style:style style:name="Таблица747.B" style:family="table-column">
      <style:table-column-properties style:rel-column-width="397*"/>
    </style:style>
    <style:style style:name="Таблица747.1" style:family="table-row">
      <style:table-row-properties style:row-height="4.99mm"/>
    </style:style>
    <style:style style:name="Таблица747.A1" style:family="table-cell">
      <style:table-cell-properties fo:padding-left="0mm" fo:padding-right="0mm" fo:padding-top="0mm" fo:padding-bottom="0.3mm" fo:border-left="none" fo:border-right="none" fo:border-top="none" fo:border-bottom="0.5pt solid #000000"/>
    </style:style>
    <style:style style:name="Таблица748" style:family="table">
      <style:table-properties style:rel-width="100%" table:align="center" style:writing-mode="page"/>
    </style:style>
    <style:style style:name="Таблица748.A" style:family="table-column">
      <style:table-column-properties style:rel-column-width="368*"/>
    </style:style>
    <style:style style:name="Таблица748.B" style:family="table-column">
      <style:table-column-properties style:rel-column-width="7003*"/>
    </style:style>
    <style:style style:name="Таблица748.1" style:family="table-row">
      <style:table-row-properties style:row-height="4.99mm"/>
    </style:style>
    <style:style style:name="Таблица748.A1" style:family="table-cell">
      <style:table-cell-properties fo:padding-left="0mm" fo:padding-right="0mm" fo:padding-top="0mm" fo:padding-bottom="0.3mm" fo:border-left="none" fo:border-right="none" fo:border-top="none" fo:border-bottom="0.5pt solid #000000"/>
    </style:style>
    <style:style style:name="Таблица749" style:family="table">
      <style:table-properties style:rel-width="100%" table:align="center" style:writing-mode="page"/>
    </style:style>
    <style:style style:name="Таблица749.A" style:family="table-column">
      <style:table-column-properties style:rel-column-width="7540*"/>
    </style:style>
    <style:style style:name="Таблица749.B" style:family="table-column">
      <style:table-column-properties style:rel-column-width="397*"/>
    </style:style>
    <style:style style:name="Таблица749.1" style:family="table-row">
      <style:table-row-properties style:row-height="4.99mm"/>
    </style:style>
    <style:style style:name="Таблица749.A1" style:family="table-cell">
      <style:table-cell-properties fo:padding-left="0mm" fo:padding-right="0mm" fo:padding-top="0mm" fo:padding-bottom="0.3mm" fo:border-left="none" fo:border-right="none" fo:border-top="none" fo:border-bottom="0.5pt solid #000000"/>
    </style:style>
    <style:style style:name="Таблица750" style:family="table">
      <style:table-properties style:rel-width="100%" table:align="center" style:writing-mode="page"/>
    </style:style>
    <style:style style:name="Таблица750.A" style:family="table-column">
      <style:table-column-properties style:rel-column-width="368*"/>
    </style:style>
    <style:style style:name="Таблица750.B" style:family="table-column">
      <style:table-column-properties style:rel-column-width="7003*"/>
    </style:style>
    <style:style style:name="Таблица750.1" style:family="table-row">
      <style:table-row-properties style:row-height="4.99mm"/>
    </style:style>
    <style:style style:name="Таблица750.A1" style:family="table-cell">
      <style:table-cell-properties fo:padding-left="0mm" fo:padding-right="0mm" fo:padding-top="0mm" fo:padding-bottom="0.3mm" fo:border-left="none" fo:border-right="none" fo:border-top="none" fo:border-bottom="0.5pt solid #000000"/>
    </style:style>
    <style:style style:name="Таблица751" style:family="table">
      <style:table-properties style:rel-width="100%" table:align="center" style:writing-mode="page"/>
    </style:style>
    <style:style style:name="Таблица751.A" style:family="table-column">
      <style:table-column-properties style:rel-column-width="7540*"/>
    </style:style>
    <style:style style:name="Таблица751.B" style:family="table-column">
      <style:table-column-properties style:rel-column-width="397*"/>
    </style:style>
    <style:style style:name="Таблица751.1" style:family="table-row">
      <style:table-row-properties style:row-height="4.99mm"/>
    </style:style>
    <style:style style:name="Таблица751.A1" style:family="table-cell">
      <style:table-cell-properties fo:padding-left="0mm" fo:padding-right="0mm" fo:padding-top="0mm" fo:padding-bottom="0.3mm" fo:border-left="none" fo:border-right="none" fo:border-top="none" fo:border-bottom="0.5pt solid #000000"/>
    </style:style>
    <style:style style:name="Таблица752" style:family="table">
      <style:table-properties style:rel-width="100%" table:align="center" style:writing-mode="page"/>
    </style:style>
    <style:style style:name="Таблица752.A" style:family="table-column">
      <style:table-column-properties style:rel-column-width="368*"/>
    </style:style>
    <style:style style:name="Таблица752.B" style:family="table-column">
      <style:table-column-properties style:rel-column-width="7003*"/>
    </style:style>
    <style:style style:name="Таблица752.1" style:family="table-row">
      <style:table-row-properties style:row-height="4.99mm"/>
    </style:style>
    <style:style style:name="Таблица752.A1" style:family="table-cell">
      <style:table-cell-properties fo:padding-left="0mm" fo:padding-right="0mm" fo:padding-top="0mm" fo:padding-bottom="0.3mm" fo:border-left="none" fo:border-right="none" fo:border-top="none" fo:border-bottom="0.5pt solid #000000"/>
    </style:style>
    <style:style style:name="Таблица753" style:family="table">
      <style:table-properties style:rel-width="100%" table:align="center" style:writing-mode="page"/>
    </style:style>
    <style:style style:name="Таблица753.A" style:family="table-column">
      <style:table-column-properties style:rel-column-width="7540*"/>
    </style:style>
    <style:style style:name="Таблица753.B" style:family="table-column">
      <style:table-column-properties style:rel-column-width="397*"/>
    </style:style>
    <style:style style:name="Таблица753.1" style:family="table-row">
      <style:table-row-properties style:row-height="4.99mm"/>
    </style:style>
    <style:style style:name="Таблица753.A1" style:family="table-cell">
      <style:table-cell-properties fo:padding-left="0mm" fo:padding-right="0mm" fo:padding-top="0mm" fo:padding-bottom="0.3mm" fo:border-left="none" fo:border-right="none" fo:border-top="none" fo:border-bottom="0.5pt solid #000000"/>
    </style:style>
    <style:style style:name="Таблица754" style:family="table">
      <style:table-properties style:rel-width="100%" table:align="center" style:writing-mode="page"/>
    </style:style>
    <style:style style:name="Таблица754.A" style:family="table-column">
      <style:table-column-properties style:rel-column-width="368*"/>
    </style:style>
    <style:style style:name="Таблица754.B" style:family="table-column">
      <style:table-column-properties style:rel-column-width="7003*"/>
    </style:style>
    <style:style style:name="Таблица754.1" style:family="table-row">
      <style:table-row-properties style:row-height="4.99mm"/>
    </style:style>
    <style:style style:name="Таблица754.A1" style:family="table-cell">
      <style:table-cell-properties fo:padding-left="0mm" fo:padding-right="0mm" fo:padding-top="0mm" fo:padding-bottom="0.3mm" fo:border-left="none" fo:border-right="none" fo:border-top="none" fo:border-bottom="0.5pt solid #000000"/>
    </style:style>
    <style:style style:name="Таблица755" style:family="table">
      <style:table-properties style:rel-width="100%" table:align="center" style:writing-mode="page"/>
    </style:style>
    <style:style style:name="Таблица755.A" style:family="table-column">
      <style:table-column-properties style:rel-column-width="7540*"/>
    </style:style>
    <style:style style:name="Таблица755.B" style:family="table-column">
      <style:table-column-properties style:rel-column-width="397*"/>
    </style:style>
    <style:style style:name="Таблица755.1" style:family="table-row">
      <style:table-row-properties style:row-height="4.99mm"/>
    </style:style>
    <style:style style:name="Таблица755.A1" style:family="table-cell">
      <style:table-cell-properties fo:padding-left="0mm" fo:padding-right="0mm" fo:padding-top="0mm" fo:padding-bottom="0.3mm" fo:border-left="none" fo:border-right="none" fo:border-top="none" fo:border-bottom="0.5pt solid #000000"/>
    </style:style>
    <style:style style:name="Таблица756" style:family="table">
      <style:table-properties style:rel-width="100%" table:align="center" style:writing-mode="page"/>
    </style:style>
    <style:style style:name="Таблица756.A" style:family="table-column">
      <style:table-column-properties style:rel-column-width="368*"/>
    </style:style>
    <style:style style:name="Таблица756.B" style:family="table-column">
      <style:table-column-properties style:rel-column-width="7003*"/>
    </style:style>
    <style:style style:name="Таблица756.1" style:family="table-row">
      <style:table-row-properties style:row-height="4.99mm"/>
    </style:style>
    <style:style style:name="Таблица756.A1" style:family="table-cell">
      <style:table-cell-properties fo:padding-left="0mm" fo:padding-right="0mm" fo:padding-top="0mm" fo:padding-bottom="0.3mm" fo:border-left="none" fo:border-right="none" fo:border-top="none" fo:border-bottom="0.5pt solid #000000"/>
    </style:style>
    <style:style style:name="Таблица757" style:family="table">
      <style:table-properties style:rel-width="100%" table:align="center" style:writing-mode="page"/>
    </style:style>
    <style:style style:name="Таблица757.A" style:family="table-column">
      <style:table-column-properties style:rel-column-width="7540*"/>
    </style:style>
    <style:style style:name="Таблица757.B" style:family="table-column">
      <style:table-column-properties style:rel-column-width="397*"/>
    </style:style>
    <style:style style:name="Таблица757.1" style:family="table-row">
      <style:table-row-properties style:row-height="4.99mm"/>
    </style:style>
    <style:style style:name="Таблица757.A1" style:family="table-cell">
      <style:table-cell-properties fo:padding-left="0mm" fo:padding-right="0mm" fo:padding-top="0mm" fo:padding-bottom="0.3mm" fo:border-left="none" fo:border-right="none" fo:border-top="none" fo:border-bottom="0.5pt solid #000000"/>
    </style:style>
    <style:style style:name="Таблица758" style:family="table">
      <style:table-properties style:rel-width="100%" table:align="center" style:writing-mode="page"/>
    </style:style>
    <style:style style:name="Таблица758.A" style:family="table-column">
      <style:table-column-properties style:rel-column-width="368*"/>
    </style:style>
    <style:style style:name="Таблица758.B" style:family="table-column">
      <style:table-column-properties style:rel-column-width="7003*"/>
    </style:style>
    <style:style style:name="Таблица758.1" style:family="table-row">
      <style:table-row-properties style:row-height="4.99mm"/>
    </style:style>
    <style:style style:name="Таблица758.A1" style:family="table-cell">
      <style:table-cell-properties fo:padding-left="0mm" fo:padding-right="0mm" fo:padding-top="0mm" fo:padding-bottom="0.3mm" fo:border-left="none" fo:border-right="none" fo:border-top="none" fo:border-bottom="0.5pt solid #000000"/>
    </style:style>
    <style:style style:name="Таблица759" style:family="table">
      <style:table-properties style:rel-width="100%" table:align="center" style:writing-mode="page"/>
    </style:style>
    <style:style style:name="Таблица759.A" style:family="table-column">
      <style:table-column-properties style:rel-column-width="7540*"/>
    </style:style>
    <style:style style:name="Таблица759.B" style:family="table-column">
      <style:table-column-properties style:rel-column-width="397*"/>
    </style:style>
    <style:style style:name="Таблица759.1" style:family="table-row">
      <style:table-row-properties style:row-height="4.99mm"/>
    </style:style>
    <style:style style:name="Таблица759.A1" style:family="table-cell">
      <style:table-cell-properties fo:padding-left="0mm" fo:padding-right="0mm" fo:padding-top="0mm" fo:padding-bottom="0.3mm" fo:border-left="none" fo:border-right="none" fo:border-top="none" fo:border-bottom="0.5pt solid #000000"/>
    </style:style>
    <style:style style:name="Таблица760" style:family="table">
      <style:table-properties style:rel-width="100%" table:align="center" style:writing-mode="page"/>
    </style:style>
    <style:style style:name="Таблица760.A" style:family="table-column">
      <style:table-column-properties style:rel-column-width="368*"/>
    </style:style>
    <style:style style:name="Таблица760.B" style:family="table-column">
      <style:table-column-properties style:rel-column-width="7003*"/>
    </style:style>
    <style:style style:name="Таблица760.1" style:family="table-row">
      <style:table-row-properties style:row-height="4.99mm"/>
    </style:style>
    <style:style style:name="Таблица760.A1" style:family="table-cell">
      <style:table-cell-properties fo:padding-left="0mm" fo:padding-right="0mm" fo:padding-top="0mm" fo:padding-bottom="0.3mm" fo:border-left="none" fo:border-right="none" fo:border-top="none" fo:border-bottom="0.5pt solid #000000"/>
    </style:style>
    <style:style style:name="Таблица761" style:family="table">
      <style:table-properties style:rel-width="100%" table:align="center" style:writing-mode="page"/>
    </style:style>
    <style:style style:name="Таблица761.A" style:family="table-column">
      <style:table-column-properties style:rel-column-width="7540*"/>
    </style:style>
    <style:style style:name="Таблица761.B" style:family="table-column">
      <style:table-column-properties style:rel-column-width="397*"/>
    </style:style>
    <style:style style:name="Таблица761.1" style:family="table-row">
      <style:table-row-properties style:row-height="4.99mm"/>
    </style:style>
    <style:style style:name="Таблица761.A1" style:family="table-cell">
      <style:table-cell-properties fo:padding-left="0mm" fo:padding-right="0mm" fo:padding-top="0mm" fo:padding-bottom="0.3mm" fo:border-left="none" fo:border-right="none" fo:border-top="none" fo:border-bottom="0.5pt solid #000000"/>
    </style:style>
    <style:style style:name="Таблица762" style:family="table">
      <style:table-properties style:rel-width="100%" table:align="center" style:writing-mode="page"/>
    </style:style>
    <style:style style:name="Таблица762.A" style:family="table-column">
      <style:table-column-properties style:rel-column-width="368*"/>
    </style:style>
    <style:style style:name="Таблица762.B" style:family="table-column">
      <style:table-column-properties style:rel-column-width="7003*"/>
    </style:style>
    <style:style style:name="Таблица762.1" style:family="table-row">
      <style:table-row-properties style:row-height="4.99mm"/>
    </style:style>
    <style:style style:name="Таблица762.A1" style:family="table-cell">
      <style:table-cell-properties fo:padding-left="0mm" fo:padding-right="0mm" fo:padding-top="0mm" fo:padding-bottom="0.3mm" fo:border-left="none" fo:border-right="none" fo:border-top="none" fo:border-bottom="0.5pt solid #000000"/>
    </style:style>
    <style:style style:name="Таблица763" style:family="table">
      <style:table-properties style:rel-width="100%" table:align="center" style:writing-mode="page"/>
    </style:style>
    <style:style style:name="Таблица763.A" style:family="table-column">
      <style:table-column-properties style:rel-column-width="7540*"/>
    </style:style>
    <style:style style:name="Таблица763.B" style:family="table-column">
      <style:table-column-properties style:rel-column-width="397*"/>
    </style:style>
    <style:style style:name="Таблица763.1" style:family="table-row">
      <style:table-row-properties style:row-height="4.99mm"/>
    </style:style>
    <style:style style:name="Таблица763.A1" style:family="table-cell">
      <style:table-cell-properties fo:padding-left="0mm" fo:padding-right="0mm" fo:padding-top="0mm" fo:padding-bottom="0.3mm" fo:border-left="none" fo:border-right="none" fo:border-top="none" fo:border-bottom="0.5pt solid #000000"/>
    </style:style>
    <style:style style:name="Таблица764" style:family="table">
      <style:table-properties style:rel-width="100%" table:align="center" style:writing-mode="page"/>
    </style:style>
    <style:style style:name="Таблица764.A" style:family="table-column">
      <style:table-column-properties style:rel-column-width="368*"/>
    </style:style>
    <style:style style:name="Таблица764.B" style:family="table-column">
      <style:table-column-properties style:rel-column-width="7003*"/>
    </style:style>
    <style:style style:name="Таблица764.1" style:family="table-row">
      <style:table-row-properties style:row-height="4.99mm"/>
    </style:style>
    <style:style style:name="Таблица764.A1" style:family="table-cell">
      <style:table-cell-properties fo:padding-left="0mm" fo:padding-right="0mm" fo:padding-top="0mm" fo:padding-bottom="0.3mm" fo:border-left="none" fo:border-right="none" fo:border-top="none" fo:border-bottom="0.5pt solid #000000"/>
    </style:style>
    <style:style style:name="Таблица765" style:family="table">
      <style:table-properties style:rel-width="100%" table:align="center" style:writing-mode="page"/>
    </style:style>
    <style:style style:name="Таблица765.A" style:family="table-column">
      <style:table-column-properties style:rel-column-width="7540*"/>
    </style:style>
    <style:style style:name="Таблица765.B" style:family="table-column">
      <style:table-column-properties style:rel-column-width="397*"/>
    </style:style>
    <style:style style:name="Таблица765.1" style:family="table-row">
      <style:table-row-properties style:row-height="4.99mm"/>
    </style:style>
    <style:style style:name="Таблица765.A1" style:family="table-cell">
      <style:table-cell-properties fo:padding-left="0mm" fo:padding-right="0mm" fo:padding-top="0mm" fo:padding-bottom="0.3mm" fo:border-left="none" fo:border-right="none" fo:border-top="none" fo:border-bottom="0.5pt solid #000000"/>
    </style:style>
    <style:style style:name="Таблица766" style:family="table">
      <style:table-properties style:rel-width="100%" table:align="center" style:writing-mode="page"/>
    </style:style>
    <style:style style:name="Таблица766.A" style:family="table-column">
      <style:table-column-properties style:rel-column-width="368*"/>
    </style:style>
    <style:style style:name="Таблица766.B" style:family="table-column">
      <style:table-column-properties style:rel-column-width="7003*"/>
    </style:style>
    <style:style style:name="Таблица766.1" style:family="table-row">
      <style:table-row-properties style:row-height="4.99mm"/>
    </style:style>
    <style:style style:name="Таблица766.A1" style:family="table-cell">
      <style:table-cell-properties fo:padding-left="0mm" fo:padding-right="0mm" fo:padding-top="0mm" fo:padding-bottom="0.3mm" fo:border-left="none" fo:border-right="none" fo:border-top="none" fo:border-bottom="0.5pt solid #000000"/>
    </style:style>
    <style:style style:name="Таблица767" style:family="table">
      <style:table-properties style:rel-width="100%" table:align="center" style:writing-mode="page"/>
    </style:style>
    <style:style style:name="Таблица767.A" style:family="table-column">
      <style:table-column-properties style:rel-column-width="7540*"/>
    </style:style>
    <style:style style:name="Таблица767.B" style:family="table-column">
      <style:table-column-properties style:rel-column-width="397*"/>
    </style:style>
    <style:style style:name="Таблица767.1" style:family="table-row">
      <style:table-row-properties style:row-height="4.99mm"/>
    </style:style>
    <style:style style:name="Таблица767.A1" style:family="table-cell">
      <style:table-cell-properties fo:padding-left="0mm" fo:padding-right="0mm" fo:padding-top="0mm" fo:padding-bottom="0.3mm" fo:border-left="none" fo:border-right="none" fo:border-top="none" fo:border-bottom="0.5pt solid #000000"/>
    </style:style>
    <style:style style:name="Таблица768" style:family="table">
      <style:table-properties style:rel-width="100%" table:align="center" style:writing-mode="page"/>
    </style:style>
    <style:style style:name="Таблица768.A" style:family="table-column">
      <style:table-column-properties style:rel-column-width="368*"/>
    </style:style>
    <style:style style:name="Таблица768.B" style:family="table-column">
      <style:table-column-properties style:rel-column-width="7003*"/>
    </style:style>
    <style:style style:name="Таблица768.1" style:family="table-row">
      <style:table-row-properties style:row-height="4.99mm"/>
    </style:style>
    <style:style style:name="Таблица768.A1" style:family="table-cell">
      <style:table-cell-properties fo:padding-left="0mm" fo:padding-right="0mm" fo:padding-top="0mm" fo:padding-bottom="0.3mm" fo:border-left="none" fo:border-right="none" fo:border-top="none" fo:border-bottom="0.5pt solid #000000"/>
    </style:style>
    <style:style style:name="Таблица769" style:family="table">
      <style:table-properties style:rel-width="100%" table:align="center" style:writing-mode="page"/>
    </style:style>
    <style:style style:name="Таблица769.A" style:family="table-column">
      <style:table-column-properties style:rel-column-width="7540*"/>
    </style:style>
    <style:style style:name="Таблица769.B" style:family="table-column">
      <style:table-column-properties style:rel-column-width="397*"/>
    </style:style>
    <style:style style:name="Таблица769.1" style:family="table-row">
      <style:table-row-properties style:row-height="4.99mm"/>
    </style:style>
    <style:style style:name="Таблица769.A1" style:family="table-cell">
      <style:table-cell-properties fo:padding-left="0mm" fo:padding-right="0mm" fo:padding-top="0mm" fo:padding-bottom="0.3mm" fo:border-left="none" fo:border-right="none" fo:border-top="none" fo:border-bottom="0.5pt solid #000000"/>
    </style:style>
    <style:style style:name="Таблица770" style:family="table">
      <style:table-properties style:rel-width="100%" table:align="center" style:writing-mode="page"/>
    </style:style>
    <style:style style:name="Таблица770.A" style:family="table-column">
      <style:table-column-properties style:rel-column-width="368*"/>
    </style:style>
    <style:style style:name="Таблица770.B" style:family="table-column">
      <style:table-column-properties style:rel-column-width="7003*"/>
    </style:style>
    <style:style style:name="Таблица770.1" style:family="table-row">
      <style:table-row-properties style:row-height="4.99mm"/>
    </style:style>
    <style:style style:name="Таблица770.A1" style:family="table-cell">
      <style:table-cell-properties fo:padding-left="0mm" fo:padding-right="0mm" fo:padding-top="0mm" fo:padding-bottom="0.3mm" fo:border-left="none" fo:border-right="none" fo:border-top="none" fo:border-bottom="0.5pt solid #000000"/>
    </style:style>
    <style:style style:name="Таблица771" style:family="table">
      <style:table-properties style:rel-width="100%" table:align="center" style:writing-mode="page"/>
    </style:style>
    <style:style style:name="Таблица771.A" style:family="table-column">
      <style:table-column-properties style:rel-column-width="7540*"/>
    </style:style>
    <style:style style:name="Таблица771.B" style:family="table-column">
      <style:table-column-properties style:rel-column-width="397*"/>
    </style:style>
    <style:style style:name="Таблица771.1" style:family="table-row">
      <style:table-row-properties style:row-height="4.99mm"/>
    </style:style>
    <style:style style:name="Таблица771.A1" style:family="table-cell">
      <style:table-cell-properties fo:padding-left="0mm" fo:padding-right="0mm" fo:padding-top="0mm" fo:padding-bottom="0.3mm" fo:border-left="none" fo:border-right="none" fo:border-top="none" fo:border-bottom="0.5pt solid #000000"/>
    </style:style>
    <style:style style:name="Таблица772" style:family="table">
      <style:table-properties style:rel-width="100%" table:align="center" style:writing-mode="page"/>
    </style:style>
    <style:style style:name="Таблица772.A" style:family="table-column">
      <style:table-column-properties style:rel-column-width="368*"/>
    </style:style>
    <style:style style:name="Таблица772.B" style:family="table-column">
      <style:table-column-properties style:rel-column-width="7003*"/>
    </style:style>
    <style:style style:name="Таблица772.1" style:family="table-row">
      <style:table-row-properties style:row-height="4.99mm"/>
    </style:style>
    <style:style style:name="Таблица772.A1" style:family="table-cell">
      <style:table-cell-properties fo:padding-left="0mm" fo:padding-right="0mm" fo:padding-top="0mm" fo:padding-bottom="0.3mm" fo:border-left="none" fo:border-right="none" fo:border-top="none" fo:border-bottom="0.5pt solid #000000"/>
    </style:style>
    <style:style style:name="Таблица773" style:family="table">
      <style:table-properties style:rel-width="100%" table:align="center" style:writing-mode="page"/>
    </style:style>
    <style:style style:name="Таблица773.A" style:family="table-column">
      <style:table-column-properties style:rel-column-width="7540*"/>
    </style:style>
    <style:style style:name="Таблица773.B" style:family="table-column">
      <style:table-column-properties style:rel-column-width="397*"/>
    </style:style>
    <style:style style:name="Таблица773.1" style:family="table-row">
      <style:table-row-properties style:row-height="4.99mm"/>
    </style:style>
    <style:style style:name="Таблица773.A1" style:family="table-cell">
      <style:table-cell-properties fo:padding-left="0mm" fo:padding-right="0mm" fo:padding-top="0mm" fo:padding-bottom="0.3mm" fo:border-left="none" fo:border-right="none" fo:border-top="none" fo:border-bottom="0.5pt solid #000000"/>
    </style:style>
    <style:style style:name="Таблица774" style:family="table">
      <style:table-properties style:rel-width="100%" table:align="center" style:writing-mode="page"/>
    </style:style>
    <style:style style:name="Таблица774.A" style:family="table-column">
      <style:table-column-properties style:rel-column-width="368*"/>
    </style:style>
    <style:style style:name="Таблица774.B" style:family="table-column">
      <style:table-column-properties style:rel-column-width="7003*"/>
    </style:style>
    <style:style style:name="Таблица774.1" style:family="table-row">
      <style:table-row-properties style:row-height="4.99mm"/>
    </style:style>
    <style:style style:name="Таблица774.A1" style:family="table-cell">
      <style:table-cell-properties fo:padding-left="0mm" fo:padding-right="0mm" fo:padding-top="0mm" fo:padding-bottom="0.3mm" fo:border-left="none" fo:border-right="none" fo:border-top="none" fo:border-bottom="0.5pt solid #000000"/>
    </style:style>
    <style:style style:name="Таблица775" style:family="table">
      <style:table-properties style:rel-width="100%" table:align="center" style:writing-mode="page"/>
    </style:style>
    <style:style style:name="Таблица775.A" style:family="table-column">
      <style:table-column-properties style:rel-column-width="7540*"/>
    </style:style>
    <style:style style:name="Таблица775.B" style:family="table-column">
      <style:table-column-properties style:rel-column-width="397*"/>
    </style:style>
    <style:style style:name="Таблица775.1" style:family="table-row">
      <style:table-row-properties style:row-height="4.99mm"/>
    </style:style>
    <style:style style:name="Таблица775.A1" style:family="table-cell">
      <style:table-cell-properties fo:padding-left="0mm" fo:padding-right="0mm" fo:padding-top="0mm" fo:padding-bottom="0.3mm" fo:border-left="none" fo:border-right="none" fo:border-top="none" fo:border-bottom="0.5pt solid #000000"/>
    </style:style>
    <style:style style:name="Таблица776" style:family="table">
      <style:table-properties style:rel-width="100%" table:align="center" style:writing-mode="page"/>
    </style:style>
    <style:style style:name="Таблица776.A" style:family="table-column">
      <style:table-column-properties style:rel-column-width="368*"/>
    </style:style>
    <style:style style:name="Таблица776.B" style:family="table-column">
      <style:table-column-properties style:rel-column-width="7003*"/>
    </style:style>
    <style:style style:name="Таблица776.1" style:family="table-row">
      <style:table-row-properties style:row-height="4.99mm"/>
    </style:style>
    <style:style style:name="Таблица776.A1" style:family="table-cell">
      <style:table-cell-properties fo:padding-left="0mm" fo:padding-right="0mm" fo:padding-top="0mm" fo:padding-bottom="0.3mm" fo:border-left="none" fo:border-right="none" fo:border-top="none" fo:border-bottom="0.5pt solid #000000"/>
    </style:style>
    <style:style style:name="Таблица777" style:family="table">
      <style:table-properties style:rel-width="100%" table:align="center" style:writing-mode="page"/>
    </style:style>
    <style:style style:name="Таблица777.A" style:family="table-column">
      <style:table-column-properties style:rel-column-width="3968*"/>
    </style:style>
    <style:style style:name="Таблица777.B" style:family="table-column">
      <style:table-column-properties style:rel-column-width="3969*"/>
    </style:style>
    <style:style style:name="Таблица777.A1" style:family="table-cell">
      <style:table-cell-properties fo:padding="0mm" fo:border="none"/>
    </style:style>
    <style:style style:name="Таблица778" style:family="table">
      <style:table-properties style:rel-width="100%" table:align="center" style:writing-mode="page"/>
    </style:style>
    <style:style style:name="Таблица778.A" style:family="table-column">
      <style:table-column-properties style:rel-column-width="7540*"/>
    </style:style>
    <style:style style:name="Таблица778.B" style:family="table-column">
      <style:table-column-properties style:rel-column-width="397*"/>
    </style:style>
    <style:style style:name="Таблица778.1" style:family="table-row">
      <style:table-row-properties style:row-height="4.99mm"/>
    </style:style>
    <style:style style:name="Таблица778.A1" style:family="table-cell">
      <style:table-cell-properties fo:padding-left="0mm" fo:padding-right="0mm" fo:padding-top="0mm" fo:padding-bottom="0.3mm" fo:border-left="none" fo:border-right="none" fo:border-top="none" fo:border-bottom="0.5pt solid #000000"/>
    </style:style>
    <style:style style:name="Таблица779" style:family="table">
      <style:table-properties style:rel-width="100%" table:align="center" style:writing-mode="page"/>
    </style:style>
    <style:style style:name="Таблица779.A" style:family="table-column">
      <style:table-column-properties style:rel-column-width="368*"/>
    </style:style>
    <style:style style:name="Таблица779.B" style:family="table-column">
      <style:table-column-properties style:rel-column-width="7003*"/>
    </style:style>
    <style:style style:name="Таблица779.1" style:family="table-row">
      <style:table-row-properties style:row-height="4.99mm"/>
    </style:style>
    <style:style style:name="Таблица779.A1" style:family="table-cell">
      <style:table-cell-properties fo:padding-left="0mm" fo:padding-right="0mm" fo:padding-top="0mm" fo:padding-bottom="0.3mm" fo:border-left="none" fo:border-right="none" fo:border-top="none" fo:border-bottom="0.5pt solid #000000"/>
    </style:style>
    <style:style style:name="Таблица780" style:family="table">
      <style:table-properties style:rel-width="100%" table:align="center" style:writing-mode="page"/>
    </style:style>
    <style:style style:name="Таблица780.A" style:family="table-column">
      <style:table-column-properties style:rel-column-width="7540*"/>
    </style:style>
    <style:style style:name="Таблица780.B" style:family="table-column">
      <style:table-column-properties style:rel-column-width="397*"/>
    </style:style>
    <style:style style:name="Таблица780.1" style:family="table-row">
      <style:table-row-properties style:row-height="4.99mm"/>
    </style:style>
    <style:style style:name="Таблица780.A1" style:family="table-cell">
      <style:table-cell-properties fo:padding-left="0mm" fo:padding-right="0mm" fo:padding-top="0mm" fo:padding-bottom="0.3mm" fo:border-left="none" fo:border-right="none" fo:border-top="none" fo:border-bottom="0.5pt solid #000000"/>
    </style:style>
    <style:style style:name="Таблица781" style:family="table">
      <style:table-properties style:rel-width="100%" table:align="center" style:writing-mode="page"/>
    </style:style>
    <style:style style:name="Таблица781.A" style:family="table-column">
      <style:table-column-properties style:rel-column-width="368*"/>
    </style:style>
    <style:style style:name="Таблица781.B" style:family="table-column">
      <style:table-column-properties style:rel-column-width="7003*"/>
    </style:style>
    <style:style style:name="Таблица781.1" style:family="table-row">
      <style:table-row-properties style:row-height="4.99mm"/>
    </style:style>
    <style:style style:name="Таблица781.A1" style:family="table-cell">
      <style:table-cell-properties fo:padding-left="0mm" fo:padding-right="0mm" fo:padding-top="0mm" fo:padding-bottom="0.3mm" fo:border-left="none" fo:border-right="none" fo:border-top="none" fo:border-bottom="0.5pt solid #000000"/>
    </style:style>
    <style:style style:name="Таблица782" style:family="table">
      <style:table-properties style:rel-width="100%" table:align="center" style:writing-mode="page"/>
    </style:style>
    <style:style style:name="Таблица782.A" style:family="table-column">
      <style:table-column-properties style:rel-column-width="7540*"/>
    </style:style>
    <style:style style:name="Таблица782.B" style:family="table-column">
      <style:table-column-properties style:rel-column-width="397*"/>
    </style:style>
    <style:style style:name="Таблица782.1" style:family="table-row">
      <style:table-row-properties style:row-height="4.99mm"/>
    </style:style>
    <style:style style:name="Таблица782.A1" style:family="table-cell">
      <style:table-cell-properties fo:padding-left="0mm" fo:padding-right="0mm" fo:padding-top="0mm" fo:padding-bottom="0.3mm" fo:border-left="none" fo:border-right="none" fo:border-top="none" fo:border-bottom="0.5pt solid #000000"/>
    </style:style>
    <style:style style:name="Таблица783" style:family="table">
      <style:table-properties style:rel-width="100%" table:align="center" style:writing-mode="page"/>
    </style:style>
    <style:style style:name="Таблица783.A" style:family="table-column">
      <style:table-column-properties style:rel-column-width="368*"/>
    </style:style>
    <style:style style:name="Таблица783.B" style:family="table-column">
      <style:table-column-properties style:rel-column-width="7003*"/>
    </style:style>
    <style:style style:name="Таблица783.1" style:family="table-row">
      <style:table-row-properties style:row-height="4.99mm"/>
    </style:style>
    <style:style style:name="Таблица783.A1" style:family="table-cell">
      <style:table-cell-properties fo:padding-left="0mm" fo:padding-right="0mm" fo:padding-top="0mm" fo:padding-bottom="0.3mm" fo:border-left="none" fo:border-right="none" fo:border-top="none" fo:border-bottom="0.5pt solid #000000"/>
    </style:style>
    <style:style style:name="Таблица784" style:family="table">
      <style:table-properties style:rel-width="100%" table:align="center" style:writing-mode="page"/>
    </style:style>
    <style:style style:name="Таблица784.A" style:family="table-column">
      <style:table-column-properties style:rel-column-width="7540*"/>
    </style:style>
    <style:style style:name="Таблица784.B" style:family="table-column">
      <style:table-column-properties style:rel-column-width="397*"/>
    </style:style>
    <style:style style:name="Таблица784.1" style:family="table-row">
      <style:table-row-properties style:row-height="4.99mm"/>
    </style:style>
    <style:style style:name="Таблица784.A1" style:family="table-cell">
      <style:table-cell-properties fo:padding-left="0mm" fo:padding-right="0mm" fo:padding-top="0mm" fo:padding-bottom="0.3mm" fo:border-left="none" fo:border-right="none" fo:border-top="none" fo:border-bottom="0.5pt solid #000000"/>
    </style:style>
    <style:style style:name="Таблица785" style:family="table">
      <style:table-properties style:rel-width="100%" table:align="center" style:writing-mode="page"/>
    </style:style>
    <style:style style:name="Таблица785.A" style:family="table-column">
      <style:table-column-properties style:rel-column-width="368*"/>
    </style:style>
    <style:style style:name="Таблица785.B" style:family="table-column">
      <style:table-column-properties style:rel-column-width="7003*"/>
    </style:style>
    <style:style style:name="Таблица785.1" style:family="table-row">
      <style:table-row-properties style:row-height="4.99mm"/>
    </style:style>
    <style:style style:name="Таблица785.A1" style:family="table-cell">
      <style:table-cell-properties fo:padding-left="0mm" fo:padding-right="0mm" fo:padding-top="0mm" fo:padding-bottom="0.3mm" fo:border-left="none" fo:border-right="none" fo:border-top="none" fo:border-bottom="0.5pt solid #000000"/>
    </style:style>
    <style:style style:name="Таблица786" style:family="table">
      <style:table-properties style:rel-width="100%" table:align="center" style:writing-mode="page"/>
    </style:style>
    <style:style style:name="Таблица786.A" style:family="table-column">
      <style:table-column-properties style:rel-column-width="7540*"/>
    </style:style>
    <style:style style:name="Таблица786.B" style:family="table-column">
      <style:table-column-properties style:rel-column-width="397*"/>
    </style:style>
    <style:style style:name="Таблица786.1" style:family="table-row">
      <style:table-row-properties style:row-height="4.99mm"/>
    </style:style>
    <style:style style:name="Таблица786.A1" style:family="table-cell">
      <style:table-cell-properties fo:padding-left="0mm" fo:padding-right="0mm" fo:padding-top="0mm" fo:padding-bottom="0.3mm" fo:border-left="none" fo:border-right="none" fo:border-top="none" fo:border-bottom="0.5pt solid #000000"/>
    </style:style>
    <style:style style:name="Таблица787" style:family="table">
      <style:table-properties style:rel-width="100%" table:align="center" style:writing-mode="page"/>
    </style:style>
    <style:style style:name="Таблица787.A" style:family="table-column">
      <style:table-column-properties style:rel-column-width="368*"/>
    </style:style>
    <style:style style:name="Таблица787.B" style:family="table-column">
      <style:table-column-properties style:rel-column-width="7003*"/>
    </style:style>
    <style:style style:name="Таблица787.1" style:family="table-row">
      <style:table-row-properties style:row-height="4.99mm"/>
    </style:style>
    <style:style style:name="Таблица787.A1" style:family="table-cell">
      <style:table-cell-properties fo:padding-left="0mm" fo:padding-right="0mm" fo:padding-top="0mm" fo:padding-bottom="0.3mm" fo:border-left="none" fo:border-right="none" fo:border-top="none" fo:border-bottom="0.5pt solid #000000"/>
    </style:style>
    <style:style style:name="Таблица788" style:family="table">
      <style:table-properties style:rel-width="100%" table:align="center" style:writing-mode="page"/>
    </style:style>
    <style:style style:name="Таблица788.A" style:family="table-column">
      <style:table-column-properties style:rel-column-width="7540*"/>
    </style:style>
    <style:style style:name="Таблица788.B" style:family="table-column">
      <style:table-column-properties style:rel-column-width="397*"/>
    </style:style>
    <style:style style:name="Таблица788.1" style:family="table-row">
      <style:table-row-properties style:row-height="4.99mm"/>
    </style:style>
    <style:style style:name="Таблица788.A1" style:family="table-cell">
      <style:table-cell-properties fo:padding-left="0mm" fo:padding-right="0mm" fo:padding-top="0mm" fo:padding-bottom="0.3mm" fo:border-left="none" fo:border-right="none" fo:border-top="none" fo:border-bottom="0.5pt solid #000000"/>
    </style:style>
    <style:style style:name="Таблица789" style:family="table">
      <style:table-properties style:rel-width="100%" table:align="center" style:writing-mode="page"/>
    </style:style>
    <style:style style:name="Таблица789.A" style:family="table-column">
      <style:table-column-properties style:rel-column-width="368*"/>
    </style:style>
    <style:style style:name="Таблица789.B" style:family="table-column">
      <style:table-column-properties style:rel-column-width="7003*"/>
    </style:style>
    <style:style style:name="Таблица789.1" style:family="table-row">
      <style:table-row-properties style:row-height="4.99mm"/>
    </style:style>
    <style:style style:name="Таблица789.A1" style:family="table-cell">
      <style:table-cell-properties fo:padding-left="0mm" fo:padding-right="0mm" fo:padding-top="0mm" fo:padding-bottom="0.3mm" fo:border-left="none" fo:border-right="none" fo:border-top="none" fo:border-bottom="0.5pt solid #000000"/>
    </style:style>
    <style:style style:name="Таблица790" style:family="table">
      <style:table-properties style:rel-width="100%" table:align="center" style:writing-mode="page"/>
    </style:style>
    <style:style style:name="Таблица790.A" style:family="table-column">
      <style:table-column-properties style:rel-column-width="7540*"/>
    </style:style>
    <style:style style:name="Таблица790.B" style:family="table-column">
      <style:table-column-properties style:rel-column-width="397*"/>
    </style:style>
    <style:style style:name="Таблица790.1" style:family="table-row">
      <style:table-row-properties style:row-height="4.99mm"/>
    </style:style>
    <style:style style:name="Таблица790.A1" style:family="table-cell">
      <style:table-cell-properties fo:padding-left="0mm" fo:padding-right="0mm" fo:padding-top="0mm" fo:padding-bottom="0.3mm" fo:border-left="none" fo:border-right="none" fo:border-top="none" fo:border-bottom="0.5pt solid #000000"/>
    </style:style>
    <style:style style:name="Таблица791" style:family="table">
      <style:table-properties style:rel-width="100%" table:align="center" style:writing-mode="page"/>
    </style:style>
    <style:style style:name="Таблица791.A" style:family="table-column">
      <style:table-column-properties style:rel-column-width="368*"/>
    </style:style>
    <style:style style:name="Таблица791.B" style:family="table-column">
      <style:table-column-properties style:rel-column-width="7003*"/>
    </style:style>
    <style:style style:name="Таблица791.1" style:family="table-row">
      <style:table-row-properties style:row-height="4.99mm"/>
    </style:style>
    <style:style style:name="Таблица791.A1" style:family="table-cell">
      <style:table-cell-properties fo:padding-left="0mm" fo:padding-right="0mm" fo:padding-top="0mm" fo:padding-bottom="0.3mm" fo:border-left="none" fo:border-right="none" fo:border-top="none" fo:border-bottom="0.5pt solid #000000"/>
    </style:style>
    <style:style style:name="Таблица792" style:family="table">
      <style:table-properties style:rel-width="100%" table:align="center" style:writing-mode="page"/>
    </style:style>
    <style:style style:name="Таблица792.A" style:family="table-column">
      <style:table-column-properties style:rel-column-width="7540*"/>
    </style:style>
    <style:style style:name="Таблица792.B" style:family="table-column">
      <style:table-column-properties style:rel-column-width="397*"/>
    </style:style>
    <style:style style:name="Таблица792.1" style:family="table-row">
      <style:table-row-properties style:row-height="4.99mm"/>
    </style:style>
    <style:style style:name="Таблица792.A1" style:family="table-cell">
      <style:table-cell-properties fo:padding-left="0mm" fo:padding-right="0mm" fo:padding-top="0mm" fo:padding-bottom="0.3mm" fo:border-left="none" fo:border-right="none" fo:border-top="none" fo:border-bottom="0.5pt solid #000000"/>
    </style:style>
    <style:style style:name="Таблица793" style:family="table">
      <style:table-properties style:rel-width="100%" table:align="center" style:writing-mode="page"/>
    </style:style>
    <style:style style:name="Таблица793.A" style:family="table-column">
      <style:table-column-properties style:rel-column-width="368*"/>
    </style:style>
    <style:style style:name="Таблица793.B" style:family="table-column">
      <style:table-column-properties style:rel-column-width="7003*"/>
    </style:style>
    <style:style style:name="Таблица793.1" style:family="table-row">
      <style:table-row-properties style:row-height="4.99mm"/>
    </style:style>
    <style:style style:name="Таблица793.A1" style:family="table-cell">
      <style:table-cell-properties fo:padding-left="0mm" fo:padding-right="0mm" fo:padding-top="0mm" fo:padding-bottom="0.3mm" fo:border-left="none" fo:border-right="none" fo:border-top="none" fo:border-bottom="0.5pt solid #000000"/>
    </style:style>
    <style:style style:name="Таблица794" style:family="table">
      <style:table-properties style:rel-width="100%" table:align="center" style:writing-mode="page"/>
    </style:style>
    <style:style style:name="Таблица794.A" style:family="table-column">
      <style:table-column-properties style:rel-column-width="7540*"/>
    </style:style>
    <style:style style:name="Таблица794.B" style:family="table-column">
      <style:table-column-properties style:rel-column-width="397*"/>
    </style:style>
    <style:style style:name="Таблица794.1" style:family="table-row">
      <style:table-row-properties style:row-height="4.99mm"/>
    </style:style>
    <style:style style:name="Таблица794.A1" style:family="table-cell">
      <style:table-cell-properties fo:padding-left="0mm" fo:padding-right="0mm" fo:padding-top="0mm" fo:padding-bottom="0.3mm" fo:border-left="none" fo:border-right="none" fo:border-top="none" fo:border-bottom="0.5pt solid #000000"/>
    </style:style>
    <style:style style:name="Таблица795" style:family="table">
      <style:table-properties style:rel-width="100%" table:align="center" style:writing-mode="page"/>
    </style:style>
    <style:style style:name="Таблица795.A" style:family="table-column">
      <style:table-column-properties style:rel-column-width="368*"/>
    </style:style>
    <style:style style:name="Таблица795.B" style:family="table-column">
      <style:table-column-properties style:rel-column-width="7003*"/>
    </style:style>
    <style:style style:name="Таблица795.1" style:family="table-row">
      <style:table-row-properties style:row-height="4.99mm"/>
    </style:style>
    <style:style style:name="Таблица795.A1" style:family="table-cell">
      <style:table-cell-properties fo:padding-left="0mm" fo:padding-right="0mm" fo:padding-top="0mm" fo:padding-bottom="0.3mm" fo:border-left="none" fo:border-right="none" fo:border-top="none" fo:border-bottom="0.5pt solid #000000"/>
    </style:style>
    <style:style style:name="Таблица796" style:family="table">
      <style:table-properties style:rel-width="100%" table:align="center" style:writing-mode="page"/>
    </style:style>
    <style:style style:name="Таблица796.A" style:family="table-column">
      <style:table-column-properties style:rel-column-width="7540*"/>
    </style:style>
    <style:style style:name="Таблица796.B" style:family="table-column">
      <style:table-column-properties style:rel-column-width="397*"/>
    </style:style>
    <style:style style:name="Таблица796.1" style:family="table-row">
      <style:table-row-properties style:row-height="4.99mm"/>
    </style:style>
    <style:style style:name="Таблица796.A1" style:family="table-cell">
      <style:table-cell-properties fo:padding-left="0mm" fo:padding-right="0mm" fo:padding-top="0mm" fo:padding-bottom="0.3mm" fo:border-left="none" fo:border-right="none" fo:border-top="none" fo:border-bottom="0.5pt solid #000000"/>
    </style:style>
    <style:style style:name="Таблица797" style:family="table">
      <style:table-properties style:rel-width="100%" table:align="center" style:writing-mode="page"/>
    </style:style>
    <style:style style:name="Таблица797.A" style:family="table-column">
      <style:table-column-properties style:rel-column-width="368*"/>
    </style:style>
    <style:style style:name="Таблица797.B" style:family="table-column">
      <style:table-column-properties style:rel-column-width="7003*"/>
    </style:style>
    <style:style style:name="Таблица797.1" style:family="table-row">
      <style:table-row-properties style:row-height="4.99mm"/>
    </style:style>
    <style:style style:name="Таблица797.A1" style:family="table-cell">
      <style:table-cell-properties fo:padding-left="0mm" fo:padding-right="0mm" fo:padding-top="0mm" fo:padding-bottom="0.3mm" fo:border-left="none" fo:border-right="none" fo:border-top="none" fo:border-bottom="0.5pt solid #000000"/>
    </style:style>
    <style:style style:name="Таблица798" style:family="table">
      <style:table-properties style:rel-width="100%" table:align="center" style:writing-mode="page"/>
    </style:style>
    <style:style style:name="Таблица798.A" style:family="table-column">
      <style:table-column-properties style:rel-column-width="7540*"/>
    </style:style>
    <style:style style:name="Таблица798.B" style:family="table-column">
      <style:table-column-properties style:rel-column-width="397*"/>
    </style:style>
    <style:style style:name="Таблица798.1" style:family="table-row">
      <style:table-row-properties style:row-height="4.99mm"/>
    </style:style>
    <style:style style:name="Таблица798.A1" style:family="table-cell">
      <style:table-cell-properties fo:padding-left="0mm" fo:padding-right="0mm" fo:padding-top="0mm" fo:padding-bottom="0.3mm" fo:border-left="none" fo:border-right="none" fo:border-top="none" fo:border-bottom="0.5pt solid #000000"/>
    </style:style>
    <style:style style:name="Таблица799" style:family="table">
      <style:table-properties style:rel-width="100%" table:align="center" style:writing-mode="page"/>
    </style:style>
    <style:style style:name="Таблица799.A" style:family="table-column">
      <style:table-column-properties style:rel-column-width="368*"/>
    </style:style>
    <style:style style:name="Таблица799.B" style:family="table-column">
      <style:table-column-properties style:rel-column-width="7003*"/>
    </style:style>
    <style:style style:name="Таблица799.1" style:family="table-row">
      <style:table-row-properties style:row-height="4.99mm"/>
    </style:style>
    <style:style style:name="Таблица799.A1" style:family="table-cell">
      <style:table-cell-properties fo:padding-left="0mm" fo:padding-right="0mm" fo:padding-top="0mm" fo:padding-bottom="0.3mm" fo:border-left="none" fo:border-right="none" fo:border-top="none" fo:border-bottom="0.5pt solid #000000"/>
    </style:style>
    <style:style style:name="Таблица800" style:family="table">
      <style:table-properties style:rel-width="100%" table:align="center" style:writing-mode="page"/>
    </style:style>
    <style:style style:name="Таблица800.A" style:family="table-column">
      <style:table-column-properties style:rel-column-width="7540*"/>
    </style:style>
    <style:style style:name="Таблица800.B" style:family="table-column">
      <style:table-column-properties style:rel-column-width="397*"/>
    </style:style>
    <style:style style:name="Таблица800.1" style:family="table-row">
      <style:table-row-properties style:row-height="4.99mm"/>
    </style:style>
    <style:style style:name="Таблица800.A1" style:family="table-cell">
      <style:table-cell-properties fo:padding-left="0mm" fo:padding-right="0mm" fo:padding-top="0mm" fo:padding-bottom="0.3mm" fo:border-left="none" fo:border-right="none" fo:border-top="none" fo:border-bottom="0.5pt solid #000000"/>
    </style:style>
    <style:style style:name="Таблица801" style:family="table">
      <style:table-properties style:rel-width="100%" table:align="center" style:writing-mode="page"/>
    </style:style>
    <style:style style:name="Таблица801.A" style:family="table-column">
      <style:table-column-properties style:rel-column-width="368*"/>
    </style:style>
    <style:style style:name="Таблица801.B" style:family="table-column">
      <style:table-column-properties style:rel-column-width="7003*"/>
    </style:style>
    <style:style style:name="Таблица801.1" style:family="table-row">
      <style:table-row-properties style:row-height="4.99mm"/>
    </style:style>
    <style:style style:name="Таблица801.A1" style:family="table-cell">
      <style:table-cell-properties fo:padding-left="0mm" fo:padding-right="0mm" fo:padding-top="0mm" fo:padding-bottom="0.3mm" fo:border-left="none" fo:border-right="none" fo:border-top="none" fo:border-bottom="0.5pt solid #000000"/>
    </style:style>
    <style:style style:name="Таблица802" style:family="table">
      <style:table-properties style:rel-width="100%" table:align="center" style:writing-mode="page"/>
    </style:style>
    <style:style style:name="Таблица802.A" style:family="table-column">
      <style:table-column-properties style:rel-column-width="7540*"/>
    </style:style>
    <style:style style:name="Таблица802.B" style:family="table-column">
      <style:table-column-properties style:rel-column-width="397*"/>
    </style:style>
    <style:style style:name="Таблица802.1" style:family="table-row">
      <style:table-row-properties style:row-height="4.99mm"/>
    </style:style>
    <style:style style:name="Таблица802.A1" style:family="table-cell">
      <style:table-cell-properties fo:padding-left="0mm" fo:padding-right="0mm" fo:padding-top="0mm" fo:padding-bottom="0.3mm" fo:border-left="none" fo:border-right="none" fo:border-top="none" fo:border-bottom="0.5pt solid #000000"/>
    </style:style>
    <style:style style:name="Таблица803" style:family="table">
      <style:table-properties style:rel-width="100%" table:align="center" style:writing-mode="page"/>
    </style:style>
    <style:style style:name="Таблица803.A" style:family="table-column">
      <style:table-column-properties style:rel-column-width="368*"/>
    </style:style>
    <style:style style:name="Таблица803.B" style:family="table-column">
      <style:table-column-properties style:rel-column-width="7003*"/>
    </style:style>
    <style:style style:name="Таблица803.1" style:family="table-row">
      <style:table-row-properties style:row-height="4.99mm"/>
    </style:style>
    <style:style style:name="Таблица803.A1" style:family="table-cell">
      <style:table-cell-properties fo:padding-left="0mm" fo:padding-right="0mm" fo:padding-top="0mm" fo:padding-bottom="0.3mm" fo:border-left="none" fo:border-right="none" fo:border-top="none" fo:border-bottom="0.5pt solid #000000"/>
    </style:style>
    <style:style style:name="Таблица804" style:family="table">
      <style:table-properties style:rel-width="100%" table:align="center" style:writing-mode="page"/>
    </style:style>
    <style:style style:name="Таблица804.A" style:family="table-column">
      <style:table-column-properties style:rel-column-width="7540*"/>
    </style:style>
    <style:style style:name="Таблица804.B" style:family="table-column">
      <style:table-column-properties style:rel-column-width="397*"/>
    </style:style>
    <style:style style:name="Таблица804.1" style:family="table-row">
      <style:table-row-properties style:row-height="4.99mm"/>
    </style:style>
    <style:style style:name="Таблица804.A1" style:family="table-cell">
      <style:table-cell-properties fo:padding-left="0mm" fo:padding-right="0mm" fo:padding-top="0mm" fo:padding-bottom="0.3mm" fo:border-left="none" fo:border-right="none" fo:border-top="none" fo:border-bottom="0.5pt solid #000000"/>
    </style:style>
    <style:style style:name="Таблица805" style:family="table">
      <style:table-properties style:rel-width="100%" table:align="center" style:writing-mode="page"/>
    </style:style>
    <style:style style:name="Таблица805.A" style:family="table-column">
      <style:table-column-properties style:rel-column-width="368*"/>
    </style:style>
    <style:style style:name="Таблица805.B" style:family="table-column">
      <style:table-column-properties style:rel-column-width="7003*"/>
    </style:style>
    <style:style style:name="Таблица805.1" style:family="table-row">
      <style:table-row-properties style:row-height="4.99mm"/>
    </style:style>
    <style:style style:name="Таблица805.A1" style:family="table-cell">
      <style:table-cell-properties fo:padding-left="0mm" fo:padding-right="0mm" fo:padding-top="0mm" fo:padding-bottom="0.3mm" fo:border-left="none" fo:border-right="none" fo:border-top="none" fo:border-bottom="0.5pt solid #000000"/>
    </style:style>
    <style:style style:name="Таблица806" style:family="table">
      <style:table-properties style:rel-width="100%" table:align="center" style:writing-mode="page"/>
    </style:style>
    <style:style style:name="Таблица806.A" style:family="table-column">
      <style:table-column-properties style:rel-column-width="7540*"/>
    </style:style>
    <style:style style:name="Таблица806.B" style:family="table-column">
      <style:table-column-properties style:rel-column-width="397*"/>
    </style:style>
    <style:style style:name="Таблица806.1" style:family="table-row">
      <style:table-row-properties style:row-height="4.99mm"/>
    </style:style>
    <style:style style:name="Таблица806.A1" style:family="table-cell">
      <style:table-cell-properties fo:padding-left="0mm" fo:padding-right="0mm" fo:padding-top="0mm" fo:padding-bottom="0.3mm" fo:border-left="none" fo:border-right="none" fo:border-top="none" fo:border-bottom="0.5pt solid #000000"/>
    </style:style>
    <style:style style:name="Таблица807" style:family="table">
      <style:table-properties style:rel-width="100%" table:align="center" style:writing-mode="page"/>
    </style:style>
    <style:style style:name="Таблица807.A" style:family="table-column">
      <style:table-column-properties style:rel-column-width="368*"/>
    </style:style>
    <style:style style:name="Таблица807.B" style:family="table-column">
      <style:table-column-properties style:rel-column-width="7003*"/>
    </style:style>
    <style:style style:name="Таблица807.1" style:family="table-row">
      <style:table-row-properties style:row-height="4.99mm"/>
    </style:style>
    <style:style style:name="Таблица807.A1" style:family="table-cell">
      <style:table-cell-properties fo:padding-left="0mm" fo:padding-right="0mm" fo:padding-top="0mm" fo:padding-bottom="0.3mm" fo:border-left="none" fo:border-right="none" fo:border-top="none" fo:border-bottom="0.5pt solid #000000"/>
    </style:style>
    <style:style style:name="Таблица808" style:family="table">
      <style:table-properties style:rel-width="100%" table:align="center" style:writing-mode="page"/>
    </style:style>
    <style:style style:name="Таблица808.A" style:family="table-column">
      <style:table-column-properties style:rel-column-width="7540*"/>
    </style:style>
    <style:style style:name="Таблица808.B" style:family="table-column">
      <style:table-column-properties style:rel-column-width="397*"/>
    </style:style>
    <style:style style:name="Таблица808.1" style:family="table-row">
      <style:table-row-properties style:row-height="4.99mm"/>
    </style:style>
    <style:style style:name="Таблица808.A1" style:family="table-cell">
      <style:table-cell-properties fo:padding-left="0mm" fo:padding-right="0mm" fo:padding-top="0mm" fo:padding-bottom="0.3mm" fo:border-left="none" fo:border-right="none" fo:border-top="none" fo:border-bottom="0.5pt solid #000000"/>
    </style:style>
    <style:style style:name="Таблица809" style:family="table">
      <style:table-properties style:rel-width="100%" table:align="center" style:writing-mode="page"/>
    </style:style>
    <style:style style:name="Таблица809.A" style:family="table-column">
      <style:table-column-properties style:rel-column-width="368*"/>
    </style:style>
    <style:style style:name="Таблица809.B" style:family="table-column">
      <style:table-column-properties style:rel-column-width="7003*"/>
    </style:style>
    <style:style style:name="Таблица809.1" style:family="table-row">
      <style:table-row-properties style:row-height="4.99mm"/>
    </style:style>
    <style:style style:name="Таблица809.A1" style:family="table-cell">
      <style:table-cell-properties fo:padding-left="0mm" fo:padding-right="0mm" fo:padding-top="0mm" fo:padding-bottom="0.3mm" fo:border-left="none" fo:border-right="none" fo:border-top="none" fo:border-bottom="0.5pt solid #000000"/>
    </style:style>
    <style:style style:name="Таблица810" style:family="table">
      <style:table-properties style:rel-width="100%" table:align="center" style:writing-mode="page"/>
    </style:style>
    <style:style style:name="Таблица810.A" style:family="table-column">
      <style:table-column-properties style:rel-column-width="7540*"/>
    </style:style>
    <style:style style:name="Таблица810.B" style:family="table-column">
      <style:table-column-properties style:rel-column-width="397*"/>
    </style:style>
    <style:style style:name="Таблица810.1" style:family="table-row">
      <style:table-row-properties style:row-height="4.99mm"/>
    </style:style>
    <style:style style:name="Таблица810.A1" style:family="table-cell">
      <style:table-cell-properties fo:padding-left="0mm" fo:padding-right="0mm" fo:padding-top="0mm" fo:padding-bottom="0.3mm" fo:border-left="none" fo:border-right="none" fo:border-top="none" fo:border-bottom="0.5pt solid #000000"/>
    </style:style>
    <style:style style:name="Таблица811" style:family="table">
      <style:table-properties style:rel-width="100%" table:align="center" style:writing-mode="page"/>
    </style:style>
    <style:style style:name="Таблица811.A" style:family="table-column">
      <style:table-column-properties style:rel-column-width="368*"/>
    </style:style>
    <style:style style:name="Таблица811.B" style:family="table-column">
      <style:table-column-properties style:rel-column-width="7003*"/>
    </style:style>
    <style:style style:name="Таблица811.1" style:family="table-row">
      <style:table-row-properties style:row-height="4.99mm"/>
    </style:style>
    <style:style style:name="Таблица811.A1" style:family="table-cell">
      <style:table-cell-properties fo:padding-left="0mm" fo:padding-right="0mm" fo:padding-top="0mm" fo:padding-bottom="0.3mm" fo:border-left="none" fo:border-right="none" fo:border-top="none" fo:border-bottom="0.5pt solid #000000"/>
    </style:style>
    <style:style style:name="Таблица812" style:family="table">
      <style:table-properties style:rel-width="100%" table:align="center" style:writing-mode="page"/>
    </style:style>
    <style:style style:name="Таблица812.A" style:family="table-column">
      <style:table-column-properties style:rel-column-width="7540*"/>
    </style:style>
    <style:style style:name="Таблица812.B" style:family="table-column">
      <style:table-column-properties style:rel-column-width="397*"/>
    </style:style>
    <style:style style:name="Таблица812.1" style:family="table-row">
      <style:table-row-properties style:row-height="4.99mm"/>
    </style:style>
    <style:style style:name="Таблица812.A1" style:family="table-cell">
      <style:table-cell-properties fo:padding-left="0mm" fo:padding-right="0mm" fo:padding-top="0mm" fo:padding-bottom="0.3mm" fo:border-left="none" fo:border-right="none" fo:border-top="none" fo:border-bottom="0.5pt solid #000000"/>
    </style:style>
    <style:style style:name="Таблица813" style:family="table">
      <style:table-properties style:rel-width="100%" table:align="center" style:writing-mode="page"/>
    </style:style>
    <style:style style:name="Таблица813.A" style:family="table-column">
      <style:table-column-properties style:rel-column-width="368*"/>
    </style:style>
    <style:style style:name="Таблица813.B" style:family="table-column">
      <style:table-column-properties style:rel-column-width="7003*"/>
    </style:style>
    <style:style style:name="Таблица813.1" style:family="table-row">
      <style:table-row-properties style:row-height="4.99mm"/>
    </style:style>
    <style:style style:name="Таблица813.A1" style:family="table-cell">
      <style:table-cell-properties fo:padding-left="0mm" fo:padding-right="0mm" fo:padding-top="0mm" fo:padding-bottom="0.3mm" fo:border-left="none" fo:border-right="none" fo:border-top="none" fo:border-bottom="0.5pt solid #000000"/>
    </style:style>
    <style:style style:name="Таблица814" style:family="table">
      <style:table-properties style:rel-width="100%" table:align="center" style:writing-mode="page"/>
    </style:style>
    <style:style style:name="Таблица814.A" style:family="table-column">
      <style:table-column-properties style:rel-column-width="7540*"/>
    </style:style>
    <style:style style:name="Таблица814.B" style:family="table-column">
      <style:table-column-properties style:rel-column-width="397*"/>
    </style:style>
    <style:style style:name="Таблица814.1" style:family="table-row">
      <style:table-row-properties style:row-height="4.99mm"/>
    </style:style>
    <style:style style:name="Таблица814.A1" style:family="table-cell">
      <style:table-cell-properties fo:padding-left="0mm" fo:padding-right="0mm" fo:padding-top="0mm" fo:padding-bottom="0.3mm" fo:border-left="none" fo:border-right="none" fo:border-top="none" fo:border-bottom="0.5pt solid #000000"/>
    </style:style>
    <style:style style:name="Таблица815" style:family="table">
      <style:table-properties style:rel-width="100%" table:align="center" style:writing-mode="page"/>
    </style:style>
    <style:style style:name="Таблица815.A" style:family="table-column">
      <style:table-column-properties style:rel-column-width="368*"/>
    </style:style>
    <style:style style:name="Таблица815.B" style:family="table-column">
      <style:table-column-properties style:rel-column-width="7003*"/>
    </style:style>
    <style:style style:name="Таблица815.1" style:family="table-row">
      <style:table-row-properties style:row-height="4.99mm"/>
    </style:style>
    <style:style style:name="Таблица815.A1" style:family="table-cell">
      <style:table-cell-properties fo:padding-left="0mm" fo:padding-right="0mm" fo:padding-top="0mm" fo:padding-bottom="0.3mm" fo:border-left="none" fo:border-right="none" fo:border-top="none" fo:border-bottom="0.5pt solid #000000"/>
    </style:style>
    <style:style style:name="Таблица816" style:family="table">
      <style:table-properties style:rel-width="100%" table:align="center" style:writing-mode="page"/>
    </style:style>
    <style:style style:name="Таблица816.A" style:family="table-column">
      <style:table-column-properties style:rel-column-width="7540*"/>
    </style:style>
    <style:style style:name="Таблица816.B" style:family="table-column">
      <style:table-column-properties style:rel-column-width="397*"/>
    </style:style>
    <style:style style:name="Таблица816.1" style:family="table-row">
      <style:table-row-properties style:row-height="4.99mm"/>
    </style:style>
    <style:style style:name="Таблица816.A1" style:family="table-cell">
      <style:table-cell-properties fo:padding-left="0mm" fo:padding-right="0mm" fo:padding-top="0mm" fo:padding-bottom="0.3mm" fo:border-left="none" fo:border-right="none" fo:border-top="none" fo:border-bottom="0.5pt solid #000000"/>
    </style:style>
    <style:style style:name="Таблица817" style:family="table">
      <style:table-properties style:rel-width="100%" table:align="center" style:writing-mode="page"/>
    </style:style>
    <style:style style:name="Таблица817.A" style:family="table-column">
      <style:table-column-properties style:rel-column-width="368*"/>
    </style:style>
    <style:style style:name="Таблица817.B" style:family="table-column">
      <style:table-column-properties style:rel-column-width="7003*"/>
    </style:style>
    <style:style style:name="Таблица817.1" style:family="table-row">
      <style:table-row-properties style:row-height="4.99mm"/>
    </style:style>
    <style:style style:name="Таблица817.A1" style:family="table-cell">
      <style:table-cell-properties fo:padding-left="0mm" fo:padding-right="0mm" fo:padding-top="0mm" fo:padding-bottom="0.3mm" fo:border-left="none" fo:border-right="none" fo:border-top="none" fo:border-bottom="0.5pt solid #000000"/>
    </style:style>
    <style:style style:name="Таблица818" style:family="table">
      <style:table-properties style:rel-width="100%" table:align="center" style:writing-mode="page"/>
    </style:style>
    <style:style style:name="Таблица818.A" style:family="table-column">
      <style:table-column-properties style:rel-column-width="7540*"/>
    </style:style>
    <style:style style:name="Таблица818.B" style:family="table-column">
      <style:table-column-properties style:rel-column-width="397*"/>
    </style:style>
    <style:style style:name="Таблица818.1" style:family="table-row">
      <style:table-row-properties style:row-height="4.99mm"/>
    </style:style>
    <style:style style:name="Таблица818.A1" style:family="table-cell">
      <style:table-cell-properties fo:padding-left="0mm" fo:padding-right="0mm" fo:padding-top="0mm" fo:padding-bottom="0.3mm" fo:border-left="none" fo:border-right="none" fo:border-top="none" fo:border-bottom="0.5pt solid #000000"/>
    </style:style>
    <style:style style:name="Таблица819" style:family="table">
      <style:table-properties style:rel-width="100%" table:align="center" style:writing-mode="page"/>
    </style:style>
    <style:style style:name="Таблица819.A" style:family="table-column">
      <style:table-column-properties style:rel-column-width="368*"/>
    </style:style>
    <style:style style:name="Таблица819.B" style:family="table-column">
      <style:table-column-properties style:rel-column-width="7003*"/>
    </style:style>
    <style:style style:name="Таблица819.1" style:family="table-row">
      <style:table-row-properties style:row-height="4.99mm"/>
    </style:style>
    <style:style style:name="Таблица819.A1" style:family="table-cell">
      <style:table-cell-properties fo:padding-left="0mm" fo:padding-right="0mm" fo:padding-top="0mm" fo:padding-bottom="0.3mm" fo:border-left="none" fo:border-right="none" fo:border-top="none" fo:border-bottom="0.5pt solid #000000"/>
    </style:style>
    <style:style style:name="Таблица820" style:family="table">
      <style:table-properties style:rel-width="100%" table:align="center" style:writing-mode="page"/>
    </style:style>
    <style:style style:name="Таблица820.A" style:family="table-column">
      <style:table-column-properties style:rel-column-width="7540*"/>
    </style:style>
    <style:style style:name="Таблица820.B" style:family="table-column">
      <style:table-column-properties style:rel-column-width="397*"/>
    </style:style>
    <style:style style:name="Таблица820.1" style:family="table-row">
      <style:table-row-properties style:row-height="4.99mm"/>
    </style:style>
    <style:style style:name="Таблица820.A1" style:family="table-cell">
      <style:table-cell-properties fo:padding-left="0mm" fo:padding-right="0mm" fo:padding-top="0mm" fo:padding-bottom="0.3mm" fo:border-left="none" fo:border-right="none" fo:border-top="none" fo:border-bottom="0.5pt solid #000000"/>
    </style:style>
    <style:style style:name="Таблица821" style:family="table">
      <style:table-properties style:rel-width="100%" table:align="center" style:writing-mode="page"/>
    </style:style>
    <style:style style:name="Таблица821.A" style:family="table-column">
      <style:table-column-properties style:rel-column-width="368*"/>
    </style:style>
    <style:style style:name="Таблица821.B" style:family="table-column">
      <style:table-column-properties style:rel-column-width="7003*"/>
    </style:style>
    <style:style style:name="Таблица821.1" style:family="table-row">
      <style:table-row-properties style:row-height="4.99mm"/>
    </style:style>
    <style:style style:name="Таблица821.A1" style:family="table-cell">
      <style:table-cell-properties fo:padding-left="0mm" fo:padding-right="0mm" fo:padding-top="0mm" fo:padding-bottom="0.3mm" fo:border-left="none" fo:border-right="none" fo:border-top="none" fo:border-bottom="0.5pt solid #000000"/>
    </style:style>
    <style:style style:name="Таблица822" style:family="table">
      <style:table-properties style:rel-width="100%" table:align="center" style:writing-mode="page"/>
    </style:style>
    <style:style style:name="Таблица822.A" style:family="table-column">
      <style:table-column-properties style:rel-column-width="7540*"/>
    </style:style>
    <style:style style:name="Таблица822.B" style:family="table-column">
      <style:table-column-properties style:rel-column-width="397*"/>
    </style:style>
    <style:style style:name="Таблица822.1" style:family="table-row">
      <style:table-row-properties style:row-height="4.99mm"/>
    </style:style>
    <style:style style:name="Таблица822.A1" style:family="table-cell">
      <style:table-cell-properties fo:padding-left="0mm" fo:padding-right="0mm" fo:padding-top="0mm" fo:padding-bottom="0.3mm" fo:border-left="none" fo:border-right="none" fo:border-top="none" fo:border-bottom="0.5pt solid #000000"/>
    </style:style>
    <style:style style:name="Таблица823" style:family="table">
      <style:table-properties style:rel-width="100%" table:align="center" style:writing-mode="page"/>
    </style:style>
    <style:style style:name="Таблица823.A" style:family="table-column">
      <style:table-column-properties style:rel-column-width="368*"/>
    </style:style>
    <style:style style:name="Таблица823.B" style:family="table-column">
      <style:table-column-properties style:rel-column-width="7003*"/>
    </style:style>
    <style:style style:name="Таблица823.1" style:family="table-row">
      <style:table-row-properties style:row-height="4.99mm"/>
    </style:style>
    <style:style style:name="Таблица823.A1" style:family="table-cell">
      <style:table-cell-properties fo:padding-left="0mm" fo:padding-right="0mm" fo:padding-top="0mm" fo:padding-bottom="0.3mm" fo:border-left="none" fo:border-right="none" fo:border-top="none" fo:border-bottom="0.5pt solid #000000"/>
    </style:style>
    <style:style style:name="Таблица824" style:family="table">
      <style:table-properties style:rel-width="100%" table:align="center" style:writing-mode="page"/>
    </style:style>
    <style:style style:name="Таблица824.A" style:family="table-column">
      <style:table-column-properties style:rel-column-width="7540*"/>
    </style:style>
    <style:style style:name="Таблица824.B" style:family="table-column">
      <style:table-column-properties style:rel-column-width="397*"/>
    </style:style>
    <style:style style:name="Таблица824.1" style:family="table-row">
      <style:table-row-properties style:row-height="4.99mm"/>
    </style:style>
    <style:style style:name="Таблица824.A1" style:family="table-cell">
      <style:table-cell-properties fo:padding-left="0mm" fo:padding-right="0mm" fo:padding-top="0mm" fo:padding-bottom="0.3mm" fo:border-left="none" fo:border-right="none" fo:border-top="none" fo:border-bottom="0.5pt solid #000000"/>
    </style:style>
    <style:style style:name="Таблица825" style:family="table">
      <style:table-properties style:rel-width="100%" table:align="center" style:writing-mode="page"/>
    </style:style>
    <style:style style:name="Таблица825.A" style:family="table-column">
      <style:table-column-properties style:rel-column-width="368*"/>
    </style:style>
    <style:style style:name="Таблица825.B" style:family="table-column">
      <style:table-column-properties style:rel-column-width="7003*"/>
    </style:style>
    <style:style style:name="Таблица825.1" style:family="table-row">
      <style:table-row-properties style:row-height="4.99mm"/>
    </style:style>
    <style:style style:name="Таблица825.A1" style:family="table-cell">
      <style:table-cell-properties fo:padding-left="0mm" fo:padding-right="0mm" fo:padding-top="0mm" fo:padding-bottom="0.3mm" fo:border-left="none" fo:border-right="none" fo:border-top="none" fo:border-bottom="0.5pt solid #000000"/>
    </style:style>
    <style:style style:name="Таблица826" style:family="table">
      <style:table-properties style:rel-width="100%" table:align="center" style:writing-mode="page"/>
    </style:style>
    <style:style style:name="Таблица826.A" style:family="table-column">
      <style:table-column-properties style:rel-column-width="7540*"/>
    </style:style>
    <style:style style:name="Таблица826.B" style:family="table-column">
      <style:table-column-properties style:rel-column-width="397*"/>
    </style:style>
    <style:style style:name="Таблица826.1" style:family="table-row">
      <style:table-row-properties style:row-height="4.99mm"/>
    </style:style>
    <style:style style:name="Таблица826.A1" style:family="table-cell">
      <style:table-cell-properties fo:padding-left="0mm" fo:padding-right="0mm" fo:padding-top="0mm" fo:padding-bottom="0.3mm" fo:border-left="none" fo:border-right="none" fo:border-top="none" fo:border-bottom="0.5pt solid #000000"/>
    </style:style>
    <style:style style:name="Таблица827" style:family="table">
      <style:table-properties style:rel-width="100%" table:align="center" style:writing-mode="page"/>
    </style:style>
    <style:style style:name="Таблица827.A" style:family="table-column">
      <style:table-column-properties style:rel-column-width="368*"/>
    </style:style>
    <style:style style:name="Таблица827.B" style:family="table-column">
      <style:table-column-properties style:rel-column-width="7003*"/>
    </style:style>
    <style:style style:name="Таблица827.1" style:family="table-row">
      <style:table-row-properties style:row-height="4.99mm"/>
    </style:style>
    <style:style style:name="Таблица827.A1" style:family="table-cell">
      <style:table-cell-properties fo:padding-left="0mm" fo:padding-right="0mm" fo:padding-top="0mm" fo:padding-bottom="0.3mm" fo:border-left="none" fo:border-right="none" fo:border-top="none" fo:border-bottom="0.5pt solid #000000"/>
    </style:style>
    <style:style style:name="Таблица828" style:family="table">
      <style:table-properties style:rel-width="100%" table:align="center" style:writing-mode="page"/>
    </style:style>
    <style:style style:name="Таблица828.A" style:family="table-column">
      <style:table-column-properties style:rel-column-width="7540*"/>
    </style:style>
    <style:style style:name="Таблица828.B" style:family="table-column">
      <style:table-column-properties style:rel-column-width="397*"/>
    </style:style>
    <style:style style:name="Таблица828.1" style:family="table-row">
      <style:table-row-properties style:row-height="4.99mm"/>
    </style:style>
    <style:style style:name="Таблица828.A1" style:family="table-cell">
      <style:table-cell-properties fo:padding-left="0mm" fo:padding-right="0mm" fo:padding-top="0mm" fo:padding-bottom="0.3mm" fo:border-left="none" fo:border-right="none" fo:border-top="none" fo:border-bottom="0.5pt solid #000000"/>
    </style:style>
    <style:style style:name="Таблица829" style:family="table">
      <style:table-properties style:rel-width="100%" table:align="center" style:writing-mode="page"/>
    </style:style>
    <style:style style:name="Таблица829.A" style:family="table-column">
      <style:table-column-properties style:rel-column-width="368*"/>
    </style:style>
    <style:style style:name="Таблица829.B" style:family="table-column">
      <style:table-column-properties style:rel-column-width="7003*"/>
    </style:style>
    <style:style style:name="Таблица829.1" style:family="table-row">
      <style:table-row-properties style:row-height="4.99mm"/>
    </style:style>
    <style:style style:name="Таблица829.A1" style:family="table-cell">
      <style:table-cell-properties fo:padding-left="0mm" fo:padding-right="0mm" fo:padding-top="0mm" fo:padding-bottom="0.3mm" fo:border-left="none" fo:border-right="none" fo:border-top="none" fo:border-bottom="0.5pt solid #000000"/>
    </style:style>
    <style:style style:name="Таблица830" style:family="table">
      <style:table-properties style:rel-width="100%" table:align="center" style:writing-mode="page"/>
    </style:style>
    <style:style style:name="Таблица830.A" style:family="table-column">
      <style:table-column-properties style:rel-column-width="7540*"/>
    </style:style>
    <style:style style:name="Таблица830.B" style:family="table-column">
      <style:table-column-properties style:rel-column-width="397*"/>
    </style:style>
    <style:style style:name="Таблица830.1" style:family="table-row">
      <style:table-row-properties style:row-height="4.99mm"/>
    </style:style>
    <style:style style:name="Таблица830.A1" style:family="table-cell">
      <style:table-cell-properties fo:padding-left="0mm" fo:padding-right="0mm" fo:padding-top="0mm" fo:padding-bottom="0.3mm" fo:border-left="none" fo:border-right="none" fo:border-top="none" fo:border-bottom="0.5pt solid #000000"/>
    </style:style>
    <style:style style:name="Таблица831" style:family="table">
      <style:table-properties style:rel-width="100%" table:align="center" style:writing-mode="page"/>
    </style:style>
    <style:style style:name="Таблица831.A" style:family="table-column">
      <style:table-column-properties style:rel-column-width="368*"/>
    </style:style>
    <style:style style:name="Таблица831.B" style:family="table-column">
      <style:table-column-properties style:rel-column-width="7003*"/>
    </style:style>
    <style:style style:name="Таблица831.1" style:family="table-row">
      <style:table-row-properties style:row-height="4.99mm"/>
    </style:style>
    <style:style style:name="Таблица831.A1" style:family="table-cell">
      <style:table-cell-properties fo:padding-left="0mm" fo:padding-right="0mm" fo:padding-top="0mm" fo:padding-bottom="0.3mm" fo:border-left="none" fo:border-right="none" fo:border-top="none" fo:border-bottom="0.5pt solid #000000"/>
    </style:style>
    <style:style style:name="Таблица832" style:family="table">
      <style:table-properties style:rel-width="100%" table:align="center" style:writing-mode="page"/>
    </style:style>
    <style:style style:name="Таблица832.A" style:family="table-column">
      <style:table-column-properties style:rel-column-width="7540*"/>
    </style:style>
    <style:style style:name="Таблица832.B" style:family="table-column">
      <style:table-column-properties style:rel-column-width="397*"/>
    </style:style>
    <style:style style:name="Таблица832.1" style:family="table-row">
      <style:table-row-properties style:row-height="4.99mm"/>
    </style:style>
    <style:style style:name="Таблица832.A1" style:family="table-cell">
      <style:table-cell-properties fo:padding-left="0mm" fo:padding-right="0mm" fo:padding-top="0mm" fo:padding-bottom="0.3mm" fo:border-left="none" fo:border-right="none" fo:border-top="none" fo:border-bottom="0.5pt solid #000000"/>
    </style:style>
    <style:style style:name="Таблица833" style:family="table">
      <style:table-properties style:rel-width="100%" table:align="center" style:writing-mode="page"/>
    </style:style>
    <style:style style:name="Таблица833.A" style:family="table-column">
      <style:table-column-properties style:rel-column-width="368*"/>
    </style:style>
    <style:style style:name="Таблица833.B" style:family="table-column">
      <style:table-column-properties style:rel-column-width="7003*"/>
    </style:style>
    <style:style style:name="Таблица833.1" style:family="table-row">
      <style:table-row-properties style:row-height="4.99mm"/>
    </style:style>
    <style:style style:name="Таблица833.A1" style:family="table-cell">
      <style:table-cell-properties fo:padding-left="0mm" fo:padding-right="0mm" fo:padding-top="0mm" fo:padding-bottom="0.3mm" fo:border-left="none" fo:border-right="none" fo:border-top="none" fo:border-bottom="0.5pt solid #000000"/>
    </style:style>
    <style:style style:name="Таблица834" style:family="table">
      <style:table-properties style:rel-width="100%" table:align="center" style:writing-mode="page"/>
    </style:style>
    <style:style style:name="Таблица834.A" style:family="table-column">
      <style:table-column-properties style:rel-column-width="7540*"/>
    </style:style>
    <style:style style:name="Таблица834.B" style:family="table-column">
      <style:table-column-properties style:rel-column-width="397*"/>
    </style:style>
    <style:style style:name="Таблица834.1" style:family="table-row">
      <style:table-row-properties style:row-height="4.99mm"/>
    </style:style>
    <style:style style:name="Таблица834.A1" style:family="table-cell">
      <style:table-cell-properties fo:padding-left="0mm" fo:padding-right="0mm" fo:padding-top="0mm" fo:padding-bottom="0.3mm" fo:border-left="none" fo:border-right="none" fo:border-top="none" fo:border-bottom="0.5pt solid #000000"/>
    </style:style>
    <style:style style:name="Таблица835" style:family="table">
      <style:table-properties style:rel-width="100%" table:align="center" style:writing-mode="page"/>
    </style:style>
    <style:style style:name="Таблица835.A" style:family="table-column">
      <style:table-column-properties style:rel-column-width="368*"/>
    </style:style>
    <style:style style:name="Таблица835.B" style:family="table-column">
      <style:table-column-properties style:rel-column-width="7003*"/>
    </style:style>
    <style:style style:name="Таблица835.1" style:family="table-row">
      <style:table-row-properties style:row-height="4.99mm"/>
    </style:style>
    <style:style style:name="Таблица835.A1" style:family="table-cell">
      <style:table-cell-properties fo:padding-left="0mm" fo:padding-right="0mm" fo:padding-top="0mm" fo:padding-bottom="0.3mm" fo:border-left="none" fo:border-right="none" fo:border-top="none" fo:border-bottom="0.5pt solid #000000"/>
    </style:style>
    <style:style style:name="Таблица836" style:family="table">
      <style:table-properties style:rel-width="100%" table:align="center" style:writing-mode="page"/>
    </style:style>
    <style:style style:name="Таблица836.A" style:family="table-column">
      <style:table-column-properties style:rel-column-width="3968*"/>
    </style:style>
    <style:style style:name="Таблица836.B" style:family="table-column">
      <style:table-column-properties style:rel-column-width="3969*"/>
    </style:style>
    <style:style style:name="Таблица836.A1" style:family="table-cell">
      <style:table-cell-properties fo:padding="0mm" fo:border="none"/>
    </style:style>
    <style:style style:name="Таблица837" style:family="table">
      <style:table-properties style:rel-width="100%" table:align="center" style:writing-mode="page"/>
    </style:style>
    <style:style style:name="Таблица837.A" style:family="table-column">
      <style:table-column-properties style:rel-column-width="7540*"/>
    </style:style>
    <style:style style:name="Таблица837.B" style:family="table-column">
      <style:table-column-properties style:rel-column-width="397*"/>
    </style:style>
    <style:style style:name="Таблица837.1" style:family="table-row">
      <style:table-row-properties style:row-height="4.99mm"/>
    </style:style>
    <style:style style:name="Таблица837.A1" style:family="table-cell">
      <style:table-cell-properties fo:padding-left="0mm" fo:padding-right="0mm" fo:padding-top="0mm" fo:padding-bottom="0.3mm" fo:border-left="none" fo:border-right="none" fo:border-top="none" fo:border-bottom="0.5pt solid #000000"/>
    </style:style>
    <style:style style:name="Таблица838" style:family="table">
      <style:table-properties style:rel-width="100%" table:align="center" style:writing-mode="page"/>
    </style:style>
    <style:style style:name="Таблица838.A" style:family="table-column">
      <style:table-column-properties style:rel-column-width="368*"/>
    </style:style>
    <style:style style:name="Таблица838.B" style:family="table-column">
      <style:table-column-properties style:rel-column-width="7003*"/>
    </style:style>
    <style:style style:name="Таблица838.1" style:family="table-row">
      <style:table-row-properties style:row-height="4.99mm"/>
    </style:style>
    <style:style style:name="Таблица838.A1" style:family="table-cell">
      <style:table-cell-properties fo:padding-left="0mm" fo:padding-right="0mm" fo:padding-top="0mm" fo:padding-bottom="0.3mm" fo:border-left="none" fo:border-right="none" fo:border-top="none" fo:border-bottom="0.5pt solid #000000"/>
    </style:style>
    <style:style style:name="Таблица839" style:family="table">
      <style:table-properties style:rel-width="100%" table:align="center" style:writing-mode="page"/>
    </style:style>
    <style:style style:name="Таблица839.A" style:family="table-column">
      <style:table-column-properties style:rel-column-width="7540*"/>
    </style:style>
    <style:style style:name="Таблица839.B" style:family="table-column">
      <style:table-column-properties style:rel-column-width="397*"/>
    </style:style>
    <style:style style:name="Таблица839.1" style:family="table-row">
      <style:table-row-properties style:row-height="4.99mm"/>
    </style:style>
    <style:style style:name="Таблица839.A1" style:family="table-cell">
      <style:table-cell-properties fo:padding-left="0mm" fo:padding-right="0mm" fo:padding-top="0mm" fo:padding-bottom="0.3mm" fo:border-left="none" fo:border-right="none" fo:border-top="none" fo:border-bottom="0.5pt solid #000000"/>
    </style:style>
    <style:style style:name="Таблица840" style:family="table">
      <style:table-properties style:rel-width="100%" table:align="center" style:writing-mode="page"/>
    </style:style>
    <style:style style:name="Таблица840.A" style:family="table-column">
      <style:table-column-properties style:rel-column-width="368*"/>
    </style:style>
    <style:style style:name="Таблица840.B" style:family="table-column">
      <style:table-column-properties style:rel-column-width="7003*"/>
    </style:style>
    <style:style style:name="Таблица840.1" style:family="table-row">
      <style:table-row-properties style:row-height="4.99mm"/>
    </style:style>
    <style:style style:name="Таблица840.A1" style:family="table-cell">
      <style:table-cell-properties fo:padding-left="0mm" fo:padding-right="0mm" fo:padding-top="0mm" fo:padding-bottom="0.3mm" fo:border-left="none" fo:border-right="none" fo:border-top="none" fo:border-bottom="0.5pt solid #000000"/>
    </style:style>
    <style:style style:name="Таблица841" style:family="table">
      <style:table-properties style:rel-width="100%" table:align="center" style:writing-mode="page"/>
    </style:style>
    <style:style style:name="Таблица841.A" style:family="table-column">
      <style:table-column-properties style:rel-column-width="7540*"/>
    </style:style>
    <style:style style:name="Таблица841.B" style:family="table-column">
      <style:table-column-properties style:rel-column-width="397*"/>
    </style:style>
    <style:style style:name="Таблица841.1" style:family="table-row">
      <style:table-row-properties style:row-height="4.99mm"/>
    </style:style>
    <style:style style:name="Таблица841.A1" style:family="table-cell">
      <style:table-cell-properties fo:padding-left="0mm" fo:padding-right="0mm" fo:padding-top="0mm" fo:padding-bottom="0.3mm" fo:border-left="none" fo:border-right="none" fo:border-top="none" fo:border-bottom="0.5pt solid #000000"/>
    </style:style>
    <style:style style:name="Таблица842" style:family="table">
      <style:table-properties style:rel-width="100%" table:align="center" style:writing-mode="page"/>
    </style:style>
    <style:style style:name="Таблица842.A" style:family="table-column">
      <style:table-column-properties style:rel-column-width="368*"/>
    </style:style>
    <style:style style:name="Таблица842.B" style:family="table-column">
      <style:table-column-properties style:rel-column-width="7003*"/>
    </style:style>
    <style:style style:name="Таблица842.1" style:family="table-row">
      <style:table-row-properties style:row-height="4.99mm"/>
    </style:style>
    <style:style style:name="Таблица842.A1" style:family="table-cell">
      <style:table-cell-properties fo:padding-left="0mm" fo:padding-right="0mm" fo:padding-top="0mm" fo:padding-bottom="0.3mm" fo:border-left="none" fo:border-right="none" fo:border-top="none" fo:border-bottom="0.5pt solid #000000"/>
    </style:style>
    <style:style style:name="Таблица843" style:family="table">
      <style:table-properties style:rel-width="100%" table:align="center" style:writing-mode="page"/>
    </style:style>
    <style:style style:name="Таблица843.A" style:family="table-column">
      <style:table-column-properties style:rel-column-width="7540*"/>
    </style:style>
    <style:style style:name="Таблица843.B" style:family="table-column">
      <style:table-column-properties style:rel-column-width="397*"/>
    </style:style>
    <style:style style:name="Таблица843.1" style:family="table-row">
      <style:table-row-properties style:row-height="4.99mm"/>
    </style:style>
    <style:style style:name="Таблица843.A1" style:family="table-cell">
      <style:table-cell-properties fo:padding-left="0mm" fo:padding-right="0mm" fo:padding-top="0mm" fo:padding-bottom="0.3mm" fo:border-left="none" fo:border-right="none" fo:border-top="none" fo:border-bottom="0.5pt solid #000000"/>
    </style:style>
    <style:style style:name="Таблица844" style:family="table">
      <style:table-properties style:rel-width="100%" table:align="center" style:writing-mode="page"/>
    </style:style>
    <style:style style:name="Таблица844.A" style:family="table-column">
      <style:table-column-properties style:rel-column-width="368*"/>
    </style:style>
    <style:style style:name="Таблица844.B" style:family="table-column">
      <style:table-column-properties style:rel-column-width="7003*"/>
    </style:style>
    <style:style style:name="Таблица844.1" style:family="table-row">
      <style:table-row-properties style:row-height="4.99mm"/>
    </style:style>
    <style:style style:name="Таблица844.A1" style:family="table-cell">
      <style:table-cell-properties fo:padding-left="0mm" fo:padding-right="0mm" fo:padding-top="0mm" fo:padding-bottom="0.3mm" fo:border-left="none" fo:border-right="none" fo:border-top="none" fo:border-bottom="0.5pt solid #000000"/>
    </style:style>
    <style:style style:name="Таблица845" style:family="table">
      <style:table-properties style:rel-width="100%" table:align="center" style:writing-mode="page"/>
    </style:style>
    <style:style style:name="Таблица845.A" style:family="table-column">
      <style:table-column-properties style:rel-column-width="7540*"/>
    </style:style>
    <style:style style:name="Таблица845.B" style:family="table-column">
      <style:table-column-properties style:rel-column-width="397*"/>
    </style:style>
    <style:style style:name="Таблица845.1" style:family="table-row">
      <style:table-row-properties style:row-height="4.99mm"/>
    </style:style>
    <style:style style:name="Таблица845.A1" style:family="table-cell">
      <style:table-cell-properties fo:padding-left="0mm" fo:padding-right="0mm" fo:padding-top="0mm" fo:padding-bottom="0.3mm" fo:border-left="none" fo:border-right="none" fo:border-top="none" fo:border-bottom="0.5pt solid #000000"/>
    </style:style>
    <style:style style:name="Таблица846" style:family="table">
      <style:table-properties style:rel-width="100%" table:align="center" style:writing-mode="page"/>
    </style:style>
    <style:style style:name="Таблица846.A" style:family="table-column">
      <style:table-column-properties style:rel-column-width="368*"/>
    </style:style>
    <style:style style:name="Таблица846.B" style:family="table-column">
      <style:table-column-properties style:rel-column-width="7003*"/>
    </style:style>
    <style:style style:name="Таблица846.1" style:family="table-row">
      <style:table-row-properties style:row-height="4.99mm"/>
    </style:style>
    <style:style style:name="Таблица846.A1" style:family="table-cell">
      <style:table-cell-properties fo:padding-left="0mm" fo:padding-right="0mm" fo:padding-top="0mm" fo:padding-bottom="0.3mm" fo:border-left="none" fo:border-right="none" fo:border-top="none" fo:border-bottom="0.5pt solid #000000"/>
    </style:style>
    <style:style style:name="Таблица847" style:family="table">
      <style:table-properties style:rel-width="100%" table:align="center" style:writing-mode="page"/>
    </style:style>
    <style:style style:name="Таблица847.A" style:family="table-column">
      <style:table-column-properties style:rel-column-width="7540*"/>
    </style:style>
    <style:style style:name="Таблица847.B" style:family="table-column">
      <style:table-column-properties style:rel-column-width="397*"/>
    </style:style>
    <style:style style:name="Таблица847.1" style:family="table-row">
      <style:table-row-properties style:row-height="4.99mm"/>
    </style:style>
    <style:style style:name="Таблица847.A1" style:family="table-cell">
      <style:table-cell-properties fo:padding-left="0mm" fo:padding-right="0mm" fo:padding-top="0mm" fo:padding-bottom="0.3mm" fo:border-left="none" fo:border-right="none" fo:border-top="none" fo:border-bottom="0.5pt solid #000000"/>
    </style:style>
    <style:style style:name="Таблица848" style:family="table">
      <style:table-properties style:rel-width="100%" table:align="center" style:writing-mode="page"/>
    </style:style>
    <style:style style:name="Таблица848.A" style:family="table-column">
      <style:table-column-properties style:rel-column-width="368*"/>
    </style:style>
    <style:style style:name="Таблица848.B" style:family="table-column">
      <style:table-column-properties style:rel-column-width="7003*"/>
    </style:style>
    <style:style style:name="Таблица848.1" style:family="table-row">
      <style:table-row-properties style:row-height="4.99mm"/>
    </style:style>
    <style:style style:name="Таблица848.A1" style:family="table-cell">
      <style:table-cell-properties fo:padding-left="0mm" fo:padding-right="0mm" fo:padding-top="0mm" fo:padding-bottom="0.3mm" fo:border-left="none" fo:border-right="none" fo:border-top="none" fo:border-bottom="0.5pt solid #000000"/>
    </style:style>
    <style:style style:name="Таблица849" style:family="table">
      <style:table-properties style:rel-width="100%" table:align="center" style:writing-mode="page"/>
    </style:style>
    <style:style style:name="Таблица849.A" style:family="table-column">
      <style:table-column-properties style:rel-column-width="7540*"/>
    </style:style>
    <style:style style:name="Таблица849.B" style:family="table-column">
      <style:table-column-properties style:rel-column-width="397*"/>
    </style:style>
    <style:style style:name="Таблица849.1" style:family="table-row">
      <style:table-row-properties style:row-height="4.99mm"/>
    </style:style>
    <style:style style:name="Таблица849.A1" style:family="table-cell">
      <style:table-cell-properties fo:padding-left="0mm" fo:padding-right="0mm" fo:padding-top="0mm" fo:padding-bottom="0.3mm" fo:border-left="none" fo:border-right="none" fo:border-top="none" fo:border-bottom="0.5pt solid #000000"/>
    </style:style>
    <style:style style:name="Таблица850" style:family="table">
      <style:table-properties style:rel-width="100%" table:align="center" style:writing-mode="page"/>
    </style:style>
    <style:style style:name="Таблица850.A" style:family="table-column">
      <style:table-column-properties style:rel-column-width="368*"/>
    </style:style>
    <style:style style:name="Таблица850.B" style:family="table-column">
      <style:table-column-properties style:rel-column-width="7003*"/>
    </style:style>
    <style:style style:name="Таблица850.1" style:family="table-row">
      <style:table-row-properties style:row-height="4.99mm"/>
    </style:style>
    <style:style style:name="Таблица850.A1" style:family="table-cell">
      <style:table-cell-properties fo:padding-left="0mm" fo:padding-right="0mm" fo:padding-top="0mm" fo:padding-bottom="0.3mm" fo:border-left="none" fo:border-right="none" fo:border-top="none" fo:border-bottom="0.5pt solid #000000"/>
    </style:style>
    <style:style style:name="Таблица851" style:family="table">
      <style:table-properties style:rel-width="100%" table:align="center" style:writing-mode="page"/>
    </style:style>
    <style:style style:name="Таблица851.A" style:family="table-column">
      <style:table-column-properties style:rel-column-width="7540*"/>
    </style:style>
    <style:style style:name="Таблица851.B" style:family="table-column">
      <style:table-column-properties style:rel-column-width="397*"/>
    </style:style>
    <style:style style:name="Таблица851.1" style:family="table-row">
      <style:table-row-properties style:row-height="4.99mm"/>
    </style:style>
    <style:style style:name="Таблица851.A1" style:family="table-cell">
      <style:table-cell-properties fo:padding-left="0mm" fo:padding-right="0mm" fo:padding-top="0mm" fo:padding-bottom="0.3mm" fo:border-left="none" fo:border-right="none" fo:border-top="none" fo:border-bottom="0.5pt solid #000000"/>
    </style:style>
    <style:style style:name="Таблица852" style:family="table">
      <style:table-properties style:rel-width="100%" table:align="center" style:writing-mode="page"/>
    </style:style>
    <style:style style:name="Таблица852.A" style:family="table-column">
      <style:table-column-properties style:rel-column-width="368*"/>
    </style:style>
    <style:style style:name="Таблица852.B" style:family="table-column">
      <style:table-column-properties style:rel-column-width="7003*"/>
    </style:style>
    <style:style style:name="Таблица852.1" style:family="table-row">
      <style:table-row-properties style:row-height="4.99mm"/>
    </style:style>
    <style:style style:name="Таблица852.A1" style:family="table-cell">
      <style:table-cell-properties fo:padding-left="0mm" fo:padding-right="0mm" fo:padding-top="0mm" fo:padding-bottom="0.3mm" fo:border-left="none" fo:border-right="none" fo:border-top="none" fo:border-bottom="0.5pt solid #000000"/>
    </style:style>
    <style:style style:name="Таблица853" style:family="table">
      <style:table-properties style:rel-width="100%" table:align="center" style:writing-mode="page"/>
    </style:style>
    <style:style style:name="Таблица853.A" style:family="table-column">
      <style:table-column-properties style:rel-column-width="7540*"/>
    </style:style>
    <style:style style:name="Таблица853.B" style:family="table-column">
      <style:table-column-properties style:rel-column-width="397*"/>
    </style:style>
    <style:style style:name="Таблица853.1" style:family="table-row">
      <style:table-row-properties style:row-height="4.99mm"/>
    </style:style>
    <style:style style:name="Таблица853.A1" style:family="table-cell">
      <style:table-cell-properties fo:padding-left="0mm" fo:padding-right="0mm" fo:padding-top="0mm" fo:padding-bottom="0.3mm" fo:border-left="none" fo:border-right="none" fo:border-top="none" fo:border-bottom="0.5pt solid #000000"/>
    </style:style>
    <style:style style:name="Таблица854" style:family="table">
      <style:table-properties style:rel-width="100%" table:align="center" style:writing-mode="page"/>
    </style:style>
    <style:style style:name="Таблица854.A" style:family="table-column">
      <style:table-column-properties style:rel-column-width="368*"/>
    </style:style>
    <style:style style:name="Таблица854.B" style:family="table-column">
      <style:table-column-properties style:rel-column-width="7003*"/>
    </style:style>
    <style:style style:name="Таблица854.1" style:family="table-row">
      <style:table-row-properties style:row-height="4.99mm"/>
    </style:style>
    <style:style style:name="Таблица854.A1" style:family="table-cell">
      <style:table-cell-properties fo:padding-left="0mm" fo:padding-right="0mm" fo:padding-top="0mm" fo:padding-bottom="0.3mm" fo:border-left="none" fo:border-right="none" fo:border-top="none" fo:border-bottom="0.5pt solid #000000"/>
    </style:style>
    <style:style style:name="Таблица855" style:family="table">
      <style:table-properties style:rel-width="100%" table:align="center" style:writing-mode="page"/>
    </style:style>
    <style:style style:name="Таблица855.A" style:family="table-column">
      <style:table-column-properties style:rel-column-width="7540*"/>
    </style:style>
    <style:style style:name="Таблица855.B" style:family="table-column">
      <style:table-column-properties style:rel-column-width="397*"/>
    </style:style>
    <style:style style:name="Таблица855.1" style:family="table-row">
      <style:table-row-properties style:row-height="4.99mm"/>
    </style:style>
    <style:style style:name="Таблица855.A1" style:family="table-cell">
      <style:table-cell-properties fo:padding-left="0mm" fo:padding-right="0mm" fo:padding-top="0mm" fo:padding-bottom="0.3mm" fo:border-left="none" fo:border-right="none" fo:border-top="none" fo:border-bottom="0.5pt solid #000000"/>
    </style:style>
    <style:style style:name="Таблица856" style:family="table">
      <style:table-properties style:rel-width="100%" table:align="center" style:writing-mode="page"/>
    </style:style>
    <style:style style:name="Таблица856.A" style:family="table-column">
      <style:table-column-properties style:rel-column-width="368*"/>
    </style:style>
    <style:style style:name="Таблица856.B" style:family="table-column">
      <style:table-column-properties style:rel-column-width="7003*"/>
    </style:style>
    <style:style style:name="Таблица856.1" style:family="table-row">
      <style:table-row-properties style:row-height="4.99mm"/>
    </style:style>
    <style:style style:name="Таблица856.A1" style:family="table-cell">
      <style:table-cell-properties fo:padding-left="0mm" fo:padding-right="0mm" fo:padding-top="0mm" fo:padding-bottom="0.3mm" fo:border-left="none" fo:border-right="none" fo:border-top="none" fo:border-bottom="0.5pt solid #000000"/>
    </style:style>
    <style:style style:name="Таблица857" style:family="table">
      <style:table-properties style:rel-width="100%" table:align="center" style:writing-mode="page"/>
    </style:style>
    <style:style style:name="Таблица857.A" style:family="table-column">
      <style:table-column-properties style:rel-column-width="7540*"/>
    </style:style>
    <style:style style:name="Таблица857.B" style:family="table-column">
      <style:table-column-properties style:rel-column-width="397*"/>
    </style:style>
    <style:style style:name="Таблица857.1" style:family="table-row">
      <style:table-row-properties style:row-height="4.99mm"/>
    </style:style>
    <style:style style:name="Таблица857.A1" style:family="table-cell">
      <style:table-cell-properties fo:padding-left="0mm" fo:padding-right="0mm" fo:padding-top="0mm" fo:padding-bottom="0.3mm" fo:border-left="none" fo:border-right="none" fo:border-top="none" fo:border-bottom="0.5pt solid #000000"/>
    </style:style>
    <style:style style:name="Таблица858" style:family="table">
      <style:table-properties style:rel-width="100%" table:align="center" style:writing-mode="page"/>
    </style:style>
    <style:style style:name="Таблица858.A" style:family="table-column">
      <style:table-column-properties style:rel-column-width="368*"/>
    </style:style>
    <style:style style:name="Таблица858.B" style:family="table-column">
      <style:table-column-properties style:rel-column-width="7003*"/>
    </style:style>
    <style:style style:name="Таблица858.1" style:family="table-row">
      <style:table-row-properties style:row-height="4.99mm"/>
    </style:style>
    <style:style style:name="Таблица858.A1" style:family="table-cell">
      <style:table-cell-properties fo:padding-left="0mm" fo:padding-right="0mm" fo:padding-top="0mm" fo:padding-bottom="0.3mm" fo:border-left="none" fo:border-right="none" fo:border-top="none" fo:border-bottom="0.5pt solid #000000"/>
    </style:style>
    <style:style style:name="Таблица859" style:family="table">
      <style:table-properties style:rel-width="100%" table:align="center" style:writing-mode="page"/>
    </style:style>
    <style:style style:name="Таблица859.A" style:family="table-column">
      <style:table-column-properties style:rel-column-width="7540*"/>
    </style:style>
    <style:style style:name="Таблица859.B" style:family="table-column">
      <style:table-column-properties style:rel-column-width="397*"/>
    </style:style>
    <style:style style:name="Таблица859.1" style:family="table-row">
      <style:table-row-properties style:row-height="4.99mm"/>
    </style:style>
    <style:style style:name="Таблица859.A1" style:family="table-cell">
      <style:table-cell-properties fo:padding-left="0mm" fo:padding-right="0mm" fo:padding-top="0mm" fo:padding-bottom="0.3mm" fo:border-left="none" fo:border-right="none" fo:border-top="none" fo:border-bottom="0.5pt solid #000000"/>
    </style:style>
    <style:style style:name="Таблица860" style:family="table">
      <style:table-properties style:rel-width="100%" table:align="center" style:writing-mode="page"/>
    </style:style>
    <style:style style:name="Таблица860.A" style:family="table-column">
      <style:table-column-properties style:rel-column-width="368*"/>
    </style:style>
    <style:style style:name="Таблица860.B" style:family="table-column">
      <style:table-column-properties style:rel-column-width="7003*"/>
    </style:style>
    <style:style style:name="Таблица860.1" style:family="table-row">
      <style:table-row-properties style:row-height="4.99mm"/>
    </style:style>
    <style:style style:name="Таблица860.A1" style:family="table-cell">
      <style:table-cell-properties fo:padding-left="0mm" fo:padding-right="0mm" fo:padding-top="0mm" fo:padding-bottom="0.3mm" fo:border-left="none" fo:border-right="none" fo:border-top="none" fo:border-bottom="0.5pt solid #000000"/>
    </style:style>
    <style:style style:name="Таблица861" style:family="table">
      <style:table-properties style:rel-width="100%" table:align="center" style:writing-mode="page"/>
    </style:style>
    <style:style style:name="Таблица861.A" style:family="table-column">
      <style:table-column-properties style:rel-column-width="7540*"/>
    </style:style>
    <style:style style:name="Таблица861.B" style:family="table-column">
      <style:table-column-properties style:rel-column-width="397*"/>
    </style:style>
    <style:style style:name="Таблица861.1" style:family="table-row">
      <style:table-row-properties style:row-height="4.99mm"/>
    </style:style>
    <style:style style:name="Таблица861.A1" style:family="table-cell">
      <style:table-cell-properties fo:padding-left="0mm" fo:padding-right="0mm" fo:padding-top="0mm" fo:padding-bottom="0.3mm" fo:border-left="none" fo:border-right="none" fo:border-top="none" fo:border-bottom="0.5pt solid #000000"/>
    </style:style>
    <style:style style:name="Таблица862" style:family="table">
      <style:table-properties style:rel-width="100%" table:align="center" style:writing-mode="page"/>
    </style:style>
    <style:style style:name="Таблица862.A" style:family="table-column">
      <style:table-column-properties style:rel-column-width="368*"/>
    </style:style>
    <style:style style:name="Таблица862.B" style:family="table-column">
      <style:table-column-properties style:rel-column-width="7003*"/>
    </style:style>
    <style:style style:name="Таблица862.1" style:family="table-row">
      <style:table-row-properties style:row-height="4.99mm"/>
    </style:style>
    <style:style style:name="Таблица862.A1" style:family="table-cell">
      <style:table-cell-properties fo:padding-left="0mm" fo:padding-right="0mm" fo:padding-top="0mm" fo:padding-bottom="0.3mm" fo:border-left="none" fo:border-right="none" fo:border-top="none" fo:border-bottom="0.5pt solid #000000"/>
    </style:style>
    <style:style style:name="Таблица863" style:family="table">
      <style:table-properties style:rel-width="100%" table:align="center" style:writing-mode="page"/>
    </style:style>
    <style:style style:name="Таблица863.A" style:family="table-column">
      <style:table-column-properties style:rel-column-width="7540*"/>
    </style:style>
    <style:style style:name="Таблица863.B" style:family="table-column">
      <style:table-column-properties style:rel-column-width="397*"/>
    </style:style>
    <style:style style:name="Таблица863.1" style:family="table-row">
      <style:table-row-properties style:row-height="4.99mm"/>
    </style:style>
    <style:style style:name="Таблица863.A1" style:family="table-cell">
      <style:table-cell-properties fo:padding-left="0mm" fo:padding-right="0mm" fo:padding-top="0mm" fo:padding-bottom="0.3mm" fo:border-left="none" fo:border-right="none" fo:border-top="none" fo:border-bottom="0.5pt solid #000000"/>
    </style:style>
    <style:style style:name="Таблица864" style:family="table">
      <style:table-properties style:rel-width="100%" table:align="center" style:writing-mode="page"/>
    </style:style>
    <style:style style:name="Таблица864.A" style:family="table-column">
      <style:table-column-properties style:rel-column-width="368*"/>
    </style:style>
    <style:style style:name="Таблица864.B" style:family="table-column">
      <style:table-column-properties style:rel-column-width="7003*"/>
    </style:style>
    <style:style style:name="Таблица864.1" style:family="table-row">
      <style:table-row-properties style:row-height="4.99mm"/>
    </style:style>
    <style:style style:name="Таблица864.A1" style:family="table-cell">
      <style:table-cell-properties fo:padding-left="0mm" fo:padding-right="0mm" fo:padding-top="0mm" fo:padding-bottom="0.3mm" fo:border-left="none" fo:border-right="none" fo:border-top="none" fo:border-bottom="0.5pt solid #000000"/>
    </style:style>
    <style:style style:name="Таблица865" style:family="table">
      <style:table-properties style:rel-width="100%" table:align="center" style:writing-mode="page"/>
    </style:style>
    <style:style style:name="Таблица865.A" style:family="table-column">
      <style:table-column-properties style:rel-column-width="7540*"/>
    </style:style>
    <style:style style:name="Таблица865.B" style:family="table-column">
      <style:table-column-properties style:rel-column-width="397*"/>
    </style:style>
    <style:style style:name="Таблица865.1" style:family="table-row">
      <style:table-row-properties style:row-height="4.99mm"/>
    </style:style>
    <style:style style:name="Таблица865.A1" style:family="table-cell">
      <style:table-cell-properties fo:padding-left="0mm" fo:padding-right="0mm" fo:padding-top="0mm" fo:padding-bottom="0.3mm" fo:border-left="none" fo:border-right="none" fo:border-top="none" fo:border-bottom="0.5pt solid #000000"/>
    </style:style>
    <style:style style:name="Таблица866" style:family="table">
      <style:table-properties style:rel-width="100%" table:align="center" style:writing-mode="page"/>
    </style:style>
    <style:style style:name="Таблица866.A" style:family="table-column">
      <style:table-column-properties style:rel-column-width="368*"/>
    </style:style>
    <style:style style:name="Таблица866.B" style:family="table-column">
      <style:table-column-properties style:rel-column-width="7003*"/>
    </style:style>
    <style:style style:name="Таблица866.1" style:family="table-row">
      <style:table-row-properties style:row-height="4.99mm"/>
    </style:style>
    <style:style style:name="Таблица866.A1" style:family="table-cell">
      <style:table-cell-properties fo:padding-left="0mm" fo:padding-right="0mm" fo:padding-top="0mm" fo:padding-bottom="0.3mm" fo:border-left="none" fo:border-right="none" fo:border-top="none" fo:border-bottom="0.5pt solid #000000"/>
    </style:style>
    <style:style style:name="Таблица867" style:family="table">
      <style:table-properties style:rel-width="100%" table:align="center" style:writing-mode="page"/>
    </style:style>
    <style:style style:name="Таблица867.A" style:family="table-column">
      <style:table-column-properties style:rel-column-width="7540*"/>
    </style:style>
    <style:style style:name="Таблица867.B" style:family="table-column">
      <style:table-column-properties style:rel-column-width="397*"/>
    </style:style>
    <style:style style:name="Таблица867.1" style:family="table-row">
      <style:table-row-properties style:row-height="4.99mm"/>
    </style:style>
    <style:style style:name="Таблица867.A1" style:family="table-cell">
      <style:table-cell-properties fo:padding-left="0mm" fo:padding-right="0mm" fo:padding-top="0mm" fo:padding-bottom="0.3mm" fo:border-left="none" fo:border-right="none" fo:border-top="none" fo:border-bottom="0.5pt solid #000000"/>
    </style:style>
    <style:style style:name="Таблица868" style:family="table">
      <style:table-properties style:rel-width="100%" table:align="center" style:writing-mode="page"/>
    </style:style>
    <style:style style:name="Таблица868.A" style:family="table-column">
      <style:table-column-properties style:rel-column-width="368*"/>
    </style:style>
    <style:style style:name="Таблица868.B" style:family="table-column">
      <style:table-column-properties style:rel-column-width="7003*"/>
    </style:style>
    <style:style style:name="Таблица868.1" style:family="table-row">
      <style:table-row-properties style:row-height="4.99mm"/>
    </style:style>
    <style:style style:name="Таблица868.A1" style:family="table-cell">
      <style:table-cell-properties fo:padding-left="0mm" fo:padding-right="0mm" fo:padding-top="0mm" fo:padding-bottom="0.3mm" fo:border-left="none" fo:border-right="none" fo:border-top="none" fo:border-bottom="0.5pt solid #000000"/>
    </style:style>
    <style:style style:name="Таблица869" style:family="table">
      <style:table-properties style:rel-width="100%" table:align="center" style:writing-mode="page"/>
    </style:style>
    <style:style style:name="Таблица869.A" style:family="table-column">
      <style:table-column-properties style:rel-column-width="7540*"/>
    </style:style>
    <style:style style:name="Таблица869.B" style:family="table-column">
      <style:table-column-properties style:rel-column-width="397*"/>
    </style:style>
    <style:style style:name="Таблица869.1" style:family="table-row">
      <style:table-row-properties style:row-height="4.99mm"/>
    </style:style>
    <style:style style:name="Таблица869.A1" style:family="table-cell">
      <style:table-cell-properties fo:padding-left="0mm" fo:padding-right="0mm" fo:padding-top="0mm" fo:padding-bottom="0.3mm" fo:border-left="none" fo:border-right="none" fo:border-top="none" fo:border-bottom="0.5pt solid #000000"/>
    </style:style>
    <style:style style:name="Таблица870" style:family="table">
      <style:table-properties style:rel-width="100%" table:align="center" style:writing-mode="page"/>
    </style:style>
    <style:style style:name="Таблица870.A" style:family="table-column">
      <style:table-column-properties style:rel-column-width="368*"/>
    </style:style>
    <style:style style:name="Таблица870.B" style:family="table-column">
      <style:table-column-properties style:rel-column-width="7003*"/>
    </style:style>
    <style:style style:name="Таблица870.1" style:family="table-row">
      <style:table-row-properties style:row-height="4.99mm"/>
    </style:style>
    <style:style style:name="Таблица870.A1" style:family="table-cell">
      <style:table-cell-properties fo:padding-left="0mm" fo:padding-right="0mm" fo:padding-top="0mm" fo:padding-bottom="0.3mm" fo:border-left="none" fo:border-right="none" fo:border-top="none" fo:border-bottom="0.5pt solid #000000"/>
    </style:style>
    <style:style style:name="Таблица871" style:family="table">
      <style:table-properties style:rel-width="100%" table:align="center" style:writing-mode="page"/>
    </style:style>
    <style:style style:name="Таблица871.A" style:family="table-column">
      <style:table-column-properties style:rel-column-width="7540*"/>
    </style:style>
    <style:style style:name="Таблица871.B" style:family="table-column">
      <style:table-column-properties style:rel-column-width="397*"/>
    </style:style>
    <style:style style:name="Таблица871.1" style:family="table-row">
      <style:table-row-properties style:row-height="4.99mm"/>
    </style:style>
    <style:style style:name="Таблица871.A1" style:family="table-cell">
      <style:table-cell-properties fo:padding-left="0mm" fo:padding-right="0mm" fo:padding-top="0mm" fo:padding-bottom="0.3mm" fo:border-left="none" fo:border-right="none" fo:border-top="none" fo:border-bottom="0.5pt solid #000000"/>
    </style:style>
    <style:style style:name="Таблица872" style:family="table">
      <style:table-properties style:rel-width="100%" table:align="center" style:writing-mode="page"/>
    </style:style>
    <style:style style:name="Таблица872.A" style:family="table-column">
      <style:table-column-properties style:rel-column-width="368*"/>
    </style:style>
    <style:style style:name="Таблица872.B" style:family="table-column">
      <style:table-column-properties style:rel-column-width="7003*"/>
    </style:style>
    <style:style style:name="Таблица872.1" style:family="table-row">
      <style:table-row-properties style:row-height="4.99mm"/>
    </style:style>
    <style:style style:name="Таблица872.A1" style:family="table-cell">
      <style:table-cell-properties fo:padding-left="0mm" fo:padding-right="0mm" fo:padding-top="0mm" fo:padding-bottom="0.3mm" fo:border-left="none" fo:border-right="none" fo:border-top="none" fo:border-bottom="0.5pt solid #000000"/>
    </style:style>
    <style:style style:name="Таблица873" style:family="table">
      <style:table-properties style:rel-width="100%" table:align="center" style:writing-mode="page"/>
    </style:style>
    <style:style style:name="Таблица873.A" style:family="table-column">
      <style:table-column-properties style:rel-column-width="7540*"/>
    </style:style>
    <style:style style:name="Таблица873.B" style:family="table-column">
      <style:table-column-properties style:rel-column-width="397*"/>
    </style:style>
    <style:style style:name="Таблица873.1" style:family="table-row">
      <style:table-row-properties style:row-height="4.99mm"/>
    </style:style>
    <style:style style:name="Таблица873.A1" style:family="table-cell">
      <style:table-cell-properties fo:padding-left="0mm" fo:padding-right="0mm" fo:padding-top="0mm" fo:padding-bottom="0.3mm" fo:border-left="none" fo:border-right="none" fo:border-top="none" fo:border-bottom="0.5pt solid #000000"/>
    </style:style>
    <style:style style:name="Таблица874" style:family="table">
      <style:table-properties style:rel-width="100%" table:align="center" style:writing-mode="page"/>
    </style:style>
    <style:style style:name="Таблица874.A" style:family="table-column">
      <style:table-column-properties style:rel-column-width="368*"/>
    </style:style>
    <style:style style:name="Таблица874.B" style:family="table-column">
      <style:table-column-properties style:rel-column-width="7003*"/>
    </style:style>
    <style:style style:name="Таблица874.1" style:family="table-row">
      <style:table-row-properties style:row-height="4.99mm"/>
    </style:style>
    <style:style style:name="Таблица874.A1" style:family="table-cell">
      <style:table-cell-properties fo:padding-left="0mm" fo:padding-right="0mm" fo:padding-top="0mm" fo:padding-bottom="0.3mm" fo:border-left="none" fo:border-right="none" fo:border-top="none" fo:border-bottom="0.5pt solid #000000"/>
    </style:style>
    <style:style style:name="Таблица875" style:family="table">
      <style:table-properties style:rel-width="100%" table:align="center" style:writing-mode="page"/>
    </style:style>
    <style:style style:name="Таблица875.A" style:family="table-column">
      <style:table-column-properties style:rel-column-width="7540*"/>
    </style:style>
    <style:style style:name="Таблица875.B" style:family="table-column">
      <style:table-column-properties style:rel-column-width="397*"/>
    </style:style>
    <style:style style:name="Таблица875.1" style:family="table-row">
      <style:table-row-properties style:row-height="4.99mm"/>
    </style:style>
    <style:style style:name="Таблица875.A1" style:family="table-cell">
      <style:table-cell-properties fo:padding-left="0mm" fo:padding-right="0mm" fo:padding-top="0mm" fo:padding-bottom="0.3mm" fo:border-left="none" fo:border-right="none" fo:border-top="none" fo:border-bottom="0.5pt solid #000000"/>
    </style:style>
    <style:style style:name="Таблица876" style:family="table">
      <style:table-properties style:rel-width="100%" table:align="center" style:writing-mode="page"/>
    </style:style>
    <style:style style:name="Таблица876.A" style:family="table-column">
      <style:table-column-properties style:rel-column-width="368*"/>
    </style:style>
    <style:style style:name="Таблица876.B" style:family="table-column">
      <style:table-column-properties style:rel-column-width="7003*"/>
    </style:style>
    <style:style style:name="Таблица876.1" style:family="table-row">
      <style:table-row-properties style:row-height="4.99mm"/>
    </style:style>
    <style:style style:name="Таблица876.A1" style:family="table-cell">
      <style:table-cell-properties fo:padding-left="0mm" fo:padding-right="0mm" fo:padding-top="0mm" fo:padding-bottom="0.3mm" fo:border-left="none" fo:border-right="none" fo:border-top="none" fo:border-bottom="0.5pt solid #000000"/>
    </style:style>
    <style:style style:name="Таблица877" style:family="table">
      <style:table-properties style:rel-width="100%" table:align="center" style:writing-mode="page"/>
    </style:style>
    <style:style style:name="Таблица877.A" style:family="table-column">
      <style:table-column-properties style:rel-column-width="7540*"/>
    </style:style>
    <style:style style:name="Таблица877.B" style:family="table-column">
      <style:table-column-properties style:rel-column-width="397*"/>
    </style:style>
    <style:style style:name="Таблица877.1" style:family="table-row">
      <style:table-row-properties style:row-height="4.99mm"/>
    </style:style>
    <style:style style:name="Таблица877.A1" style:family="table-cell">
      <style:table-cell-properties fo:padding-left="0mm" fo:padding-right="0mm" fo:padding-top="0mm" fo:padding-bottom="0.3mm" fo:border-left="none" fo:border-right="none" fo:border-top="none" fo:border-bottom="0.5pt solid #000000"/>
    </style:style>
    <style:style style:name="Таблица878" style:family="table">
      <style:table-properties style:rel-width="100%" table:align="center" style:writing-mode="page"/>
    </style:style>
    <style:style style:name="Таблица878.A" style:family="table-column">
      <style:table-column-properties style:rel-column-width="368*"/>
    </style:style>
    <style:style style:name="Таблица878.B" style:family="table-column">
      <style:table-column-properties style:rel-column-width="7003*"/>
    </style:style>
    <style:style style:name="Таблица878.1" style:family="table-row">
      <style:table-row-properties style:row-height="4.99mm"/>
    </style:style>
    <style:style style:name="Таблица878.A1" style:family="table-cell">
      <style:table-cell-properties fo:padding-left="0mm" fo:padding-right="0mm" fo:padding-top="0mm" fo:padding-bottom="0.3mm" fo:border-left="none" fo:border-right="none" fo:border-top="none" fo:border-bottom="0.5pt solid #000000"/>
    </style:style>
    <style:style style:name="Таблица879" style:family="table">
      <style:table-properties style:rel-width="100%" table:align="center" style:writing-mode="page"/>
    </style:style>
    <style:style style:name="Таблица879.A" style:family="table-column">
      <style:table-column-properties style:rel-column-width="7540*"/>
    </style:style>
    <style:style style:name="Таблица879.B" style:family="table-column">
      <style:table-column-properties style:rel-column-width="397*"/>
    </style:style>
    <style:style style:name="Таблица879.1" style:family="table-row">
      <style:table-row-properties style:row-height="4.99mm"/>
    </style:style>
    <style:style style:name="Таблица879.A1" style:family="table-cell">
      <style:table-cell-properties fo:padding-left="0mm" fo:padding-right="0mm" fo:padding-top="0mm" fo:padding-bottom="0.3mm" fo:border-left="none" fo:border-right="none" fo:border-top="none" fo:border-bottom="0.5pt solid #000000"/>
    </style:style>
    <style:style style:name="Таблица880" style:family="table">
      <style:table-properties style:rel-width="100%" table:align="center" style:writing-mode="page"/>
    </style:style>
    <style:style style:name="Таблица880.A" style:family="table-column">
      <style:table-column-properties style:rel-column-width="368*"/>
    </style:style>
    <style:style style:name="Таблица880.B" style:family="table-column">
      <style:table-column-properties style:rel-column-width="7003*"/>
    </style:style>
    <style:style style:name="Таблица880.1" style:family="table-row">
      <style:table-row-properties style:row-height="4.99mm"/>
    </style:style>
    <style:style style:name="Таблица880.A1" style:family="table-cell">
      <style:table-cell-properties fo:padding-left="0mm" fo:padding-right="0mm" fo:padding-top="0mm" fo:padding-bottom="0.3mm" fo:border-left="none" fo:border-right="none" fo:border-top="none" fo:border-bottom="0.5pt solid #000000"/>
    </style:style>
    <style:style style:name="Таблица881" style:family="table">
      <style:table-properties style:rel-width="100%" table:align="center" style:writing-mode="page"/>
    </style:style>
    <style:style style:name="Таблица881.A" style:family="table-column">
      <style:table-column-properties style:rel-column-width="7540*"/>
    </style:style>
    <style:style style:name="Таблица881.B" style:family="table-column">
      <style:table-column-properties style:rel-column-width="397*"/>
    </style:style>
    <style:style style:name="Таблица881.1" style:family="table-row">
      <style:table-row-properties style:row-height="4.99mm"/>
    </style:style>
    <style:style style:name="Таблица881.A1" style:family="table-cell">
      <style:table-cell-properties fo:padding-left="0mm" fo:padding-right="0mm" fo:padding-top="0mm" fo:padding-bottom="0.3mm" fo:border-left="none" fo:border-right="none" fo:border-top="none" fo:border-bottom="0.5pt solid #000000"/>
    </style:style>
    <style:style style:name="Таблица882" style:family="table">
      <style:table-properties style:rel-width="100%" table:align="center" style:writing-mode="page"/>
    </style:style>
    <style:style style:name="Таблица882.A" style:family="table-column">
      <style:table-column-properties style:rel-column-width="368*"/>
    </style:style>
    <style:style style:name="Таблица882.B" style:family="table-column">
      <style:table-column-properties style:rel-column-width="7003*"/>
    </style:style>
    <style:style style:name="Таблица882.1" style:family="table-row">
      <style:table-row-properties style:row-height="4.99mm"/>
    </style:style>
    <style:style style:name="Таблица882.A1" style:family="table-cell">
      <style:table-cell-properties fo:padding-left="0mm" fo:padding-right="0mm" fo:padding-top="0mm" fo:padding-bottom="0.3mm" fo:border-left="none" fo:border-right="none" fo:border-top="none" fo:border-bottom="0.5pt solid #000000"/>
    </style:style>
    <style:style style:name="Таблица883" style:family="table">
      <style:table-properties style:rel-width="100%" table:align="center" style:writing-mode="page"/>
    </style:style>
    <style:style style:name="Таблица883.A" style:family="table-column">
      <style:table-column-properties style:rel-column-width="7540*"/>
    </style:style>
    <style:style style:name="Таблица883.B" style:family="table-column">
      <style:table-column-properties style:rel-column-width="397*"/>
    </style:style>
    <style:style style:name="Таблица883.1" style:family="table-row">
      <style:table-row-properties style:row-height="4.99mm"/>
    </style:style>
    <style:style style:name="Таблица883.A1" style:family="table-cell">
      <style:table-cell-properties fo:padding-left="0mm" fo:padding-right="0mm" fo:padding-top="0mm" fo:padding-bottom="0.3mm" fo:border-left="none" fo:border-right="none" fo:border-top="none" fo:border-bottom="0.5pt solid #000000"/>
    </style:style>
    <style:style style:name="Таблица884" style:family="table">
      <style:table-properties style:rel-width="100%" table:align="center" style:writing-mode="page"/>
    </style:style>
    <style:style style:name="Таблица884.A" style:family="table-column">
      <style:table-column-properties style:rel-column-width="368*"/>
    </style:style>
    <style:style style:name="Таблица884.B" style:family="table-column">
      <style:table-column-properties style:rel-column-width="7003*"/>
    </style:style>
    <style:style style:name="Таблица884.1" style:family="table-row">
      <style:table-row-properties style:row-height="4.99mm"/>
    </style:style>
    <style:style style:name="Таблица884.A1" style:family="table-cell">
      <style:table-cell-properties fo:padding-left="0mm" fo:padding-right="0mm" fo:padding-top="0mm" fo:padding-bottom="0.3mm" fo:border-left="none" fo:border-right="none" fo:border-top="none" fo:border-bottom="0.5pt solid #000000"/>
    </style:style>
    <style:style style:name="Таблица885" style:family="table">
      <style:table-properties style:rel-width="100%" table:align="center" style:writing-mode="page"/>
    </style:style>
    <style:style style:name="Таблица885.A" style:family="table-column">
      <style:table-column-properties style:rel-column-width="7540*"/>
    </style:style>
    <style:style style:name="Таблица885.B" style:family="table-column">
      <style:table-column-properties style:rel-column-width="397*"/>
    </style:style>
    <style:style style:name="Таблица885.1" style:family="table-row">
      <style:table-row-properties style:row-height="4.99mm"/>
    </style:style>
    <style:style style:name="Таблица885.A1" style:family="table-cell">
      <style:table-cell-properties fo:padding-left="0mm" fo:padding-right="0mm" fo:padding-top="0mm" fo:padding-bottom="0.3mm" fo:border-left="none" fo:border-right="none" fo:border-top="none" fo:border-bottom="0.5pt solid #000000"/>
    </style:style>
    <style:style style:name="Таблица886" style:family="table">
      <style:table-properties style:rel-width="100%" table:align="center" style:writing-mode="page"/>
    </style:style>
    <style:style style:name="Таблица886.A" style:family="table-column">
      <style:table-column-properties style:rel-column-width="368*"/>
    </style:style>
    <style:style style:name="Таблица886.B" style:family="table-column">
      <style:table-column-properties style:rel-column-width="7003*"/>
    </style:style>
    <style:style style:name="Таблица886.1" style:family="table-row">
      <style:table-row-properties style:row-height="4.99mm"/>
    </style:style>
    <style:style style:name="Таблица886.A1" style:family="table-cell">
      <style:table-cell-properties fo:padding-left="0mm" fo:padding-right="0mm" fo:padding-top="0mm" fo:padding-bottom="0.3mm" fo:border-left="none" fo:border-right="none" fo:border-top="none" fo:border-bottom="0.5pt solid #000000"/>
    </style:style>
    <style:style style:name="Таблица887" style:family="table">
      <style:table-properties style:rel-width="100%" table:align="center" style:writing-mode="page"/>
    </style:style>
    <style:style style:name="Таблица887.A" style:family="table-column">
      <style:table-column-properties style:rel-column-width="7540*"/>
    </style:style>
    <style:style style:name="Таблица887.B" style:family="table-column">
      <style:table-column-properties style:rel-column-width="397*"/>
    </style:style>
    <style:style style:name="Таблица887.1" style:family="table-row">
      <style:table-row-properties style:row-height="4.99mm"/>
    </style:style>
    <style:style style:name="Таблица887.A1" style:family="table-cell">
      <style:table-cell-properties fo:padding-left="0mm" fo:padding-right="0mm" fo:padding-top="0mm" fo:padding-bottom="0.3mm" fo:border-left="none" fo:border-right="none" fo:border-top="none" fo:border-bottom="0.5pt solid #000000"/>
    </style:style>
    <style:style style:name="Таблица888" style:family="table">
      <style:table-properties style:rel-width="100%" table:align="center" style:writing-mode="page"/>
    </style:style>
    <style:style style:name="Таблица888.A" style:family="table-column">
      <style:table-column-properties style:rel-column-width="368*"/>
    </style:style>
    <style:style style:name="Таблица888.B" style:family="table-column">
      <style:table-column-properties style:rel-column-width="7003*"/>
    </style:style>
    <style:style style:name="Таблица888.1" style:family="table-row">
      <style:table-row-properties style:row-height="4.99mm"/>
    </style:style>
    <style:style style:name="Таблица888.A1" style:family="table-cell">
      <style:table-cell-properties fo:padding-left="0mm" fo:padding-right="0mm" fo:padding-top="0mm" fo:padding-bottom="0.3mm" fo:border-left="none" fo:border-right="none" fo:border-top="none" fo:border-bottom="0.5pt solid #000000"/>
    </style:style>
    <style:style style:name="Таблица889" style:family="table">
      <style:table-properties style:rel-width="100%" table:align="center" style:writing-mode="page"/>
    </style:style>
    <style:style style:name="Таблица889.A" style:family="table-column">
      <style:table-column-properties style:rel-column-width="7540*"/>
    </style:style>
    <style:style style:name="Таблица889.B" style:family="table-column">
      <style:table-column-properties style:rel-column-width="397*"/>
    </style:style>
    <style:style style:name="Таблица889.1" style:family="table-row">
      <style:table-row-properties style:row-height="4.99mm"/>
    </style:style>
    <style:style style:name="Таблица889.A1" style:family="table-cell">
      <style:table-cell-properties fo:padding-left="0mm" fo:padding-right="0mm" fo:padding-top="0mm" fo:padding-bottom="0.3mm" fo:border-left="none" fo:border-right="none" fo:border-top="none" fo:border-bottom="0.5pt solid #000000"/>
    </style:style>
    <style:style style:name="Таблица890" style:family="table">
      <style:table-properties style:rel-width="100%" table:align="center" style:writing-mode="page"/>
    </style:style>
    <style:style style:name="Таблица890.A" style:family="table-column">
      <style:table-column-properties style:rel-column-width="368*"/>
    </style:style>
    <style:style style:name="Таблица890.B" style:family="table-column">
      <style:table-column-properties style:rel-column-width="7003*"/>
    </style:style>
    <style:style style:name="Таблица890.1" style:family="table-row">
      <style:table-row-properties style:row-height="4.99mm"/>
    </style:style>
    <style:style style:name="Таблица890.A1" style:family="table-cell">
      <style:table-cell-properties fo:padding-left="0mm" fo:padding-right="0mm" fo:padding-top="0mm" fo:padding-bottom="0.3mm" fo:border-left="none" fo:border-right="none" fo:border-top="none" fo:border-bottom="0.5pt solid #000000"/>
    </style:style>
    <style:style style:name="Таблица891" style:family="table">
      <style:table-properties style:rel-width="100%" table:align="center" style:writing-mode="page"/>
    </style:style>
    <style:style style:name="Таблица891.A" style:family="table-column">
      <style:table-column-properties style:rel-column-width="7540*"/>
    </style:style>
    <style:style style:name="Таблица891.B" style:family="table-column">
      <style:table-column-properties style:rel-column-width="397*"/>
    </style:style>
    <style:style style:name="Таблица891.1" style:family="table-row">
      <style:table-row-properties style:row-height="4.99mm"/>
    </style:style>
    <style:style style:name="Таблица891.A1" style:family="table-cell">
      <style:table-cell-properties fo:padding-left="0mm" fo:padding-right="0mm" fo:padding-top="0mm" fo:padding-bottom="0.3mm" fo:border-left="none" fo:border-right="none" fo:border-top="none" fo:border-bottom="0.5pt solid #000000"/>
    </style:style>
    <style:style style:name="Таблица892" style:family="table">
      <style:table-properties style:rel-width="100%" table:align="center" style:writing-mode="page"/>
    </style:style>
    <style:style style:name="Таблица892.A" style:family="table-column">
      <style:table-column-properties style:rel-column-width="368*"/>
    </style:style>
    <style:style style:name="Таблица892.B" style:family="table-column">
      <style:table-column-properties style:rel-column-width="7003*"/>
    </style:style>
    <style:style style:name="Таблица892.1" style:family="table-row">
      <style:table-row-properties style:row-height="4.99mm"/>
    </style:style>
    <style:style style:name="Таблица892.A1" style:family="table-cell">
      <style:table-cell-properties fo:padding-left="0mm" fo:padding-right="0mm" fo:padding-top="0mm" fo:padding-bottom="0.3mm" fo:border-left="none" fo:border-right="none" fo:border-top="none" fo:border-bottom="0.5pt solid #000000"/>
    </style:style>
    <style:style style:name="Таблица893" style:family="table">
      <style:table-properties style:rel-width="100%" table:align="center" style:writing-mode="page"/>
    </style:style>
    <style:style style:name="Таблица893.A" style:family="table-column">
      <style:table-column-properties style:rel-column-width="7540*"/>
    </style:style>
    <style:style style:name="Таблица893.B" style:family="table-column">
      <style:table-column-properties style:rel-column-width="397*"/>
    </style:style>
    <style:style style:name="Таблица893.1" style:family="table-row">
      <style:table-row-properties style:row-height="4.99mm"/>
    </style:style>
    <style:style style:name="Таблица893.A1" style:family="table-cell">
      <style:table-cell-properties fo:padding-left="0mm" fo:padding-right="0mm" fo:padding-top="0mm" fo:padding-bottom="0.3mm" fo:border-left="none" fo:border-right="none" fo:border-top="none" fo:border-bottom="0.5pt solid #000000"/>
    </style:style>
    <style:style style:name="Таблица894" style:family="table">
      <style:table-properties style:rel-width="100%" table:align="center" style:writing-mode="page"/>
    </style:style>
    <style:style style:name="Таблица894.A" style:family="table-column">
      <style:table-column-properties style:rel-column-width="368*"/>
    </style:style>
    <style:style style:name="Таблица894.B" style:family="table-column">
      <style:table-column-properties style:rel-column-width="7003*"/>
    </style:style>
    <style:style style:name="Таблица894.1" style:family="table-row">
      <style:table-row-properties style:row-height="4.99mm"/>
    </style:style>
    <style:style style:name="Таблица894.A1" style:family="table-cell">
      <style:table-cell-properties fo:padding-left="0mm" fo:padding-right="0mm" fo:padding-top="0mm" fo:padding-bottom="0.3mm" fo:border-left="none" fo:border-right="none" fo:border-top="none" fo:border-bottom="0.5pt solid #000000"/>
    </style:style>
    <style:style style:name="Таблица895" style:family="table">
      <style:table-properties style:rel-width="100%" table:align="center" style:writing-mode="page"/>
    </style:style>
    <style:style style:name="Таблица895.A" style:family="table-column">
      <style:table-column-properties style:rel-column-width="3968*"/>
    </style:style>
    <style:style style:name="Таблица895.B" style:family="table-column">
      <style:table-column-properties style:rel-column-width="3969*"/>
    </style:style>
    <style:style style:name="Таблица895.A1" style:family="table-cell">
      <style:table-cell-properties fo:padding="0mm" fo:border="none"/>
    </style:style>
    <style:style style:name="Таблица896" style:family="table">
      <style:table-properties style:rel-width="100%" table:align="center" style:writing-mode="page"/>
    </style:style>
    <style:style style:name="Таблица896.A" style:family="table-column">
      <style:table-column-properties style:rel-column-width="7540*"/>
    </style:style>
    <style:style style:name="Таблица896.B" style:family="table-column">
      <style:table-column-properties style:rel-column-width="397*"/>
    </style:style>
    <style:style style:name="Таблица896.1" style:family="table-row">
      <style:table-row-properties style:row-height="4.99mm"/>
    </style:style>
    <style:style style:name="Таблица896.A1" style:family="table-cell">
      <style:table-cell-properties fo:padding-left="0mm" fo:padding-right="0mm" fo:padding-top="0mm" fo:padding-bottom="0.3mm" fo:border-left="none" fo:border-right="none" fo:border-top="none" fo:border-bottom="0.5pt solid #000000"/>
    </style:style>
    <style:style style:name="Таблица897" style:family="table">
      <style:table-properties style:rel-width="100%" table:align="center" style:writing-mode="page"/>
    </style:style>
    <style:style style:name="Таблица897.A" style:family="table-column">
      <style:table-column-properties style:rel-column-width="368*"/>
    </style:style>
    <style:style style:name="Таблица897.B" style:family="table-column">
      <style:table-column-properties style:rel-column-width="7003*"/>
    </style:style>
    <style:style style:name="Таблица897.1" style:family="table-row">
      <style:table-row-properties style:row-height="4.99mm"/>
    </style:style>
    <style:style style:name="Таблица897.A1" style:family="table-cell">
      <style:table-cell-properties fo:padding-left="0mm" fo:padding-right="0mm" fo:padding-top="0mm" fo:padding-bottom="0.3mm" fo:border-left="none" fo:border-right="none" fo:border-top="none" fo:border-bottom="0.5pt solid #000000"/>
    </style:style>
    <style:style style:name="Таблица898" style:family="table">
      <style:table-properties style:rel-width="100%" table:align="center" style:writing-mode="page"/>
    </style:style>
    <style:style style:name="Таблица898.A" style:family="table-column">
      <style:table-column-properties style:rel-column-width="7540*"/>
    </style:style>
    <style:style style:name="Таблица898.B" style:family="table-column">
      <style:table-column-properties style:rel-column-width="397*"/>
    </style:style>
    <style:style style:name="Таблица898.1" style:family="table-row">
      <style:table-row-properties style:row-height="4.99mm"/>
    </style:style>
    <style:style style:name="Таблица898.A1" style:family="table-cell">
      <style:table-cell-properties fo:padding-left="0mm" fo:padding-right="0mm" fo:padding-top="0mm" fo:padding-bottom="0.3mm" fo:border-left="none" fo:border-right="none" fo:border-top="none" fo:border-bottom="0.5pt solid #000000"/>
    </style:style>
    <style:style style:name="Таблица899" style:family="table">
      <style:table-properties style:rel-width="100%" table:align="center" style:writing-mode="page"/>
    </style:style>
    <style:style style:name="Таблица899.A" style:family="table-column">
      <style:table-column-properties style:rel-column-width="368*"/>
    </style:style>
    <style:style style:name="Таблица899.B" style:family="table-column">
      <style:table-column-properties style:rel-column-width="7003*"/>
    </style:style>
    <style:style style:name="Таблица899.1" style:family="table-row">
      <style:table-row-properties style:row-height="4.99mm"/>
    </style:style>
    <style:style style:name="Таблица899.A1" style:family="table-cell">
      <style:table-cell-properties fo:padding-left="0mm" fo:padding-right="0mm" fo:padding-top="0mm" fo:padding-bottom="0.3mm" fo:border-left="none" fo:border-right="none" fo:border-top="none" fo:border-bottom="0.5pt solid #000000"/>
    </style:style>
    <style:style style:name="Таблица900" style:family="table">
      <style:table-properties style:rel-width="100%" table:align="center" style:writing-mode="page"/>
    </style:style>
    <style:style style:name="Таблица900.A" style:family="table-column">
      <style:table-column-properties style:rel-column-width="7540*"/>
    </style:style>
    <style:style style:name="Таблица900.B" style:family="table-column">
      <style:table-column-properties style:rel-column-width="397*"/>
    </style:style>
    <style:style style:name="Таблица900.1" style:family="table-row">
      <style:table-row-properties style:row-height="4.99mm"/>
    </style:style>
    <style:style style:name="Таблица900.A1" style:family="table-cell">
      <style:table-cell-properties fo:padding-left="0mm" fo:padding-right="0mm" fo:padding-top="0mm" fo:padding-bottom="0.3mm" fo:border-left="none" fo:border-right="none" fo:border-top="none" fo:border-bottom="0.5pt solid #000000"/>
    </style:style>
    <style:style style:name="Таблица901" style:family="table">
      <style:table-properties style:rel-width="100%" table:align="center" style:writing-mode="page"/>
    </style:style>
    <style:style style:name="Таблица901.A" style:family="table-column">
      <style:table-column-properties style:rel-column-width="368*"/>
    </style:style>
    <style:style style:name="Таблица901.B" style:family="table-column">
      <style:table-column-properties style:rel-column-width="7003*"/>
    </style:style>
    <style:style style:name="Таблица901.1" style:family="table-row">
      <style:table-row-properties style:row-height="4.99mm"/>
    </style:style>
    <style:style style:name="Таблица901.A1" style:family="table-cell">
      <style:table-cell-properties fo:padding-left="0mm" fo:padding-right="0mm" fo:padding-top="0mm" fo:padding-bottom="0.3mm" fo:border-left="none" fo:border-right="none" fo:border-top="none" fo:border-bottom="0.5pt solid #000000"/>
    </style:style>
    <style:style style:name="Таблица902" style:family="table">
      <style:table-properties style:rel-width="100%" table:align="center" style:writing-mode="page"/>
    </style:style>
    <style:style style:name="Таблица902.A" style:family="table-column">
      <style:table-column-properties style:rel-column-width="7540*"/>
    </style:style>
    <style:style style:name="Таблица902.B" style:family="table-column">
      <style:table-column-properties style:rel-column-width="397*"/>
    </style:style>
    <style:style style:name="Таблица902.1" style:family="table-row">
      <style:table-row-properties style:row-height="4.99mm"/>
    </style:style>
    <style:style style:name="Таблица902.A1" style:family="table-cell">
      <style:table-cell-properties fo:padding-left="0mm" fo:padding-right="0mm" fo:padding-top="0mm" fo:padding-bottom="0.3mm" fo:border-left="none" fo:border-right="none" fo:border-top="none" fo:border-bottom="0.5pt solid #000000"/>
    </style:style>
    <style:style style:name="Таблица903" style:family="table">
      <style:table-properties style:rel-width="100%" table:align="center" style:writing-mode="page"/>
    </style:style>
    <style:style style:name="Таблица903.A" style:family="table-column">
      <style:table-column-properties style:rel-column-width="368*"/>
    </style:style>
    <style:style style:name="Таблица903.B" style:family="table-column">
      <style:table-column-properties style:rel-column-width="7003*"/>
    </style:style>
    <style:style style:name="Таблица903.1" style:family="table-row">
      <style:table-row-properties style:row-height="4.99mm"/>
    </style:style>
    <style:style style:name="Таблица903.A1" style:family="table-cell">
      <style:table-cell-properties fo:padding-left="0mm" fo:padding-right="0mm" fo:padding-top="0mm" fo:padding-bottom="0.3mm" fo:border-left="none" fo:border-right="none" fo:border-top="none" fo:border-bottom="0.5pt solid #000000"/>
    </style:style>
    <style:style style:name="Таблица904" style:family="table">
      <style:table-properties style:rel-width="100%" table:align="center" style:writing-mode="page"/>
    </style:style>
    <style:style style:name="Таблица904.A" style:family="table-column">
      <style:table-column-properties style:rel-column-width="7540*"/>
    </style:style>
    <style:style style:name="Таблица904.B" style:family="table-column">
      <style:table-column-properties style:rel-column-width="397*"/>
    </style:style>
    <style:style style:name="Таблица904.1" style:family="table-row">
      <style:table-row-properties style:row-height="4.99mm"/>
    </style:style>
    <style:style style:name="Таблица904.A1" style:family="table-cell">
      <style:table-cell-properties fo:padding-left="0mm" fo:padding-right="0mm" fo:padding-top="0mm" fo:padding-bottom="0.3mm" fo:border-left="none" fo:border-right="none" fo:border-top="none" fo:border-bottom="0.5pt solid #000000"/>
    </style:style>
    <style:style style:name="Таблица905" style:family="table">
      <style:table-properties style:rel-width="100%" table:align="center" style:writing-mode="page"/>
    </style:style>
    <style:style style:name="Таблица905.A" style:family="table-column">
      <style:table-column-properties style:rel-column-width="368*"/>
    </style:style>
    <style:style style:name="Таблица905.B" style:family="table-column">
      <style:table-column-properties style:rel-column-width="7003*"/>
    </style:style>
    <style:style style:name="Таблица905.1" style:family="table-row">
      <style:table-row-properties style:row-height="4.99mm"/>
    </style:style>
    <style:style style:name="Таблица905.A1" style:family="table-cell">
      <style:table-cell-properties fo:padding-left="0mm" fo:padding-right="0mm" fo:padding-top="0mm" fo:padding-bottom="0.3mm" fo:border-left="none" fo:border-right="none" fo:border-top="none" fo:border-bottom="0.5pt solid #000000"/>
    </style:style>
    <style:style style:name="Таблица906" style:family="table">
      <style:table-properties style:rel-width="100%" table:align="center" style:writing-mode="page"/>
    </style:style>
    <style:style style:name="Таблица906.A" style:family="table-column">
      <style:table-column-properties style:rel-column-width="7540*"/>
    </style:style>
    <style:style style:name="Таблица906.B" style:family="table-column">
      <style:table-column-properties style:rel-column-width="397*"/>
    </style:style>
    <style:style style:name="Таблица906.1" style:family="table-row">
      <style:table-row-properties style:row-height="4.99mm"/>
    </style:style>
    <style:style style:name="Таблица906.A1" style:family="table-cell">
      <style:table-cell-properties fo:padding-left="0mm" fo:padding-right="0mm" fo:padding-top="0mm" fo:padding-bottom="0.3mm" fo:border-left="none" fo:border-right="none" fo:border-top="none" fo:border-bottom="0.5pt solid #000000"/>
    </style:style>
    <style:style style:name="Таблица907" style:family="table">
      <style:table-properties style:rel-width="100%" table:align="center" style:writing-mode="page"/>
    </style:style>
    <style:style style:name="Таблица907.A" style:family="table-column">
      <style:table-column-properties style:rel-column-width="368*"/>
    </style:style>
    <style:style style:name="Таблица907.B" style:family="table-column">
      <style:table-column-properties style:rel-column-width="7003*"/>
    </style:style>
    <style:style style:name="Таблица907.1" style:family="table-row">
      <style:table-row-properties style:row-height="4.99mm"/>
    </style:style>
    <style:style style:name="Таблица907.A1" style:family="table-cell">
      <style:table-cell-properties fo:padding-left="0mm" fo:padding-right="0mm" fo:padding-top="0mm" fo:padding-bottom="0.3mm" fo:border-left="none" fo:border-right="none" fo:border-top="none" fo:border-bottom="0.5pt solid #000000"/>
    </style:style>
    <style:style style:name="Таблица908" style:family="table">
      <style:table-properties style:rel-width="100%" table:align="center" style:writing-mode="page"/>
    </style:style>
    <style:style style:name="Таблица908.A" style:family="table-column">
      <style:table-column-properties style:rel-column-width="7540*"/>
    </style:style>
    <style:style style:name="Таблица908.B" style:family="table-column">
      <style:table-column-properties style:rel-column-width="397*"/>
    </style:style>
    <style:style style:name="Таблица908.1" style:family="table-row">
      <style:table-row-properties style:row-height="4.99mm"/>
    </style:style>
    <style:style style:name="Таблица908.A1" style:family="table-cell">
      <style:table-cell-properties fo:padding-left="0mm" fo:padding-right="0mm" fo:padding-top="0mm" fo:padding-bottom="0.3mm" fo:border-left="none" fo:border-right="none" fo:border-top="none" fo:border-bottom="0.5pt solid #000000"/>
    </style:style>
    <style:style style:name="Таблица909" style:family="table">
      <style:table-properties style:rel-width="100%" table:align="center" style:writing-mode="page"/>
    </style:style>
    <style:style style:name="Таблица909.A" style:family="table-column">
      <style:table-column-properties style:rel-column-width="368*"/>
    </style:style>
    <style:style style:name="Таблица909.B" style:family="table-column">
      <style:table-column-properties style:rel-column-width="7003*"/>
    </style:style>
    <style:style style:name="Таблица909.1" style:family="table-row">
      <style:table-row-properties style:row-height="4.99mm"/>
    </style:style>
    <style:style style:name="Таблица909.A1" style:family="table-cell">
      <style:table-cell-properties fo:padding-left="0mm" fo:padding-right="0mm" fo:padding-top="0mm" fo:padding-bottom="0.3mm" fo:border-left="none" fo:border-right="none" fo:border-top="none" fo:border-bottom="0.5pt solid #000000"/>
    </style:style>
    <style:style style:name="Таблица910" style:family="table">
      <style:table-properties style:rel-width="100%" table:align="center" style:writing-mode="page"/>
    </style:style>
    <style:style style:name="Таблица910.A" style:family="table-column">
      <style:table-column-properties style:rel-column-width="7540*"/>
    </style:style>
    <style:style style:name="Таблица910.B" style:family="table-column">
      <style:table-column-properties style:rel-column-width="397*"/>
    </style:style>
    <style:style style:name="Таблица910.1" style:family="table-row">
      <style:table-row-properties style:row-height="4.99mm"/>
    </style:style>
    <style:style style:name="Таблица910.A1" style:family="table-cell">
      <style:table-cell-properties fo:padding-left="0mm" fo:padding-right="0mm" fo:padding-top="0mm" fo:padding-bottom="0.3mm" fo:border-left="none" fo:border-right="none" fo:border-top="none" fo:border-bottom="0.5pt solid #000000"/>
    </style:style>
    <style:style style:name="Таблица911" style:family="table">
      <style:table-properties style:rel-width="100%" table:align="center" style:writing-mode="page"/>
    </style:style>
    <style:style style:name="Таблица911.A" style:family="table-column">
      <style:table-column-properties style:rel-column-width="368*"/>
    </style:style>
    <style:style style:name="Таблица911.B" style:family="table-column">
      <style:table-column-properties style:rel-column-width="7003*"/>
    </style:style>
    <style:style style:name="Таблица911.1" style:family="table-row">
      <style:table-row-properties style:row-height="4.99mm"/>
    </style:style>
    <style:style style:name="Таблица911.A1" style:family="table-cell">
      <style:table-cell-properties fo:padding-left="0mm" fo:padding-right="0mm" fo:padding-top="0mm" fo:padding-bottom="0.3mm" fo:border-left="none" fo:border-right="none" fo:border-top="none" fo:border-bottom="0.5pt solid #000000"/>
    </style:style>
    <style:style style:name="Таблица912" style:family="table">
      <style:table-properties style:rel-width="100%" table:align="center" style:writing-mode="page"/>
    </style:style>
    <style:style style:name="Таблица912.A" style:family="table-column">
      <style:table-column-properties style:rel-column-width="7540*"/>
    </style:style>
    <style:style style:name="Таблица912.B" style:family="table-column">
      <style:table-column-properties style:rel-column-width="397*"/>
    </style:style>
    <style:style style:name="Таблица912.1" style:family="table-row">
      <style:table-row-properties style:row-height="4.99mm"/>
    </style:style>
    <style:style style:name="Таблица912.A1" style:family="table-cell">
      <style:table-cell-properties fo:padding-left="0mm" fo:padding-right="0mm" fo:padding-top="0mm" fo:padding-bottom="0.3mm" fo:border-left="none" fo:border-right="none" fo:border-top="none" fo:border-bottom="0.5pt solid #000000"/>
    </style:style>
    <style:style style:name="Таблица913" style:family="table">
      <style:table-properties style:rel-width="100%" table:align="center" style:writing-mode="page"/>
    </style:style>
    <style:style style:name="Таблица913.A" style:family="table-column">
      <style:table-column-properties style:rel-column-width="368*"/>
    </style:style>
    <style:style style:name="Таблица913.B" style:family="table-column">
      <style:table-column-properties style:rel-column-width="7003*"/>
    </style:style>
    <style:style style:name="Таблица913.1" style:family="table-row">
      <style:table-row-properties style:row-height="4.99mm"/>
    </style:style>
    <style:style style:name="Таблица913.A1" style:family="table-cell">
      <style:table-cell-properties fo:padding-left="0mm" fo:padding-right="0mm" fo:padding-top="0mm" fo:padding-bottom="0.3mm" fo:border-left="none" fo:border-right="none" fo:border-top="none" fo:border-bottom="0.5pt solid #000000"/>
    </style:style>
    <style:style style:name="Таблица914" style:family="table">
      <style:table-properties style:rel-width="100%" table:align="center" style:writing-mode="page"/>
    </style:style>
    <style:style style:name="Таблица914.A" style:family="table-column">
      <style:table-column-properties style:rel-column-width="7540*"/>
    </style:style>
    <style:style style:name="Таблица914.B" style:family="table-column">
      <style:table-column-properties style:rel-column-width="397*"/>
    </style:style>
    <style:style style:name="Таблица914.1" style:family="table-row">
      <style:table-row-properties style:row-height="4.99mm"/>
    </style:style>
    <style:style style:name="Таблица914.A1" style:family="table-cell">
      <style:table-cell-properties fo:padding-left="0mm" fo:padding-right="0mm" fo:padding-top="0mm" fo:padding-bottom="0.3mm" fo:border-left="none" fo:border-right="none" fo:border-top="none" fo:border-bottom="0.5pt solid #000000"/>
    </style:style>
    <style:style style:name="Таблица915" style:family="table">
      <style:table-properties style:rel-width="100%" table:align="center" style:writing-mode="page"/>
    </style:style>
    <style:style style:name="Таблица915.A" style:family="table-column">
      <style:table-column-properties style:rel-column-width="368*"/>
    </style:style>
    <style:style style:name="Таблица915.B" style:family="table-column">
      <style:table-column-properties style:rel-column-width="7003*"/>
    </style:style>
    <style:style style:name="Таблица915.1" style:family="table-row">
      <style:table-row-properties style:row-height="4.99mm"/>
    </style:style>
    <style:style style:name="Таблица915.A1" style:family="table-cell">
      <style:table-cell-properties fo:padding-left="0mm" fo:padding-right="0mm" fo:padding-top="0mm" fo:padding-bottom="0.3mm" fo:border-left="none" fo:border-right="none" fo:border-top="none" fo:border-bottom="0.5pt solid #000000"/>
    </style:style>
    <style:style style:name="Таблица916" style:family="table">
      <style:table-properties style:rel-width="100%" table:align="center" style:writing-mode="page"/>
    </style:style>
    <style:style style:name="Таблица916.A" style:family="table-column">
      <style:table-column-properties style:rel-column-width="7540*"/>
    </style:style>
    <style:style style:name="Таблица916.B" style:family="table-column">
      <style:table-column-properties style:rel-column-width="397*"/>
    </style:style>
    <style:style style:name="Таблица916.1" style:family="table-row">
      <style:table-row-properties style:row-height="4.99mm"/>
    </style:style>
    <style:style style:name="Таблица916.A1" style:family="table-cell">
      <style:table-cell-properties fo:padding-left="0mm" fo:padding-right="0mm" fo:padding-top="0mm" fo:padding-bottom="0.3mm" fo:border-left="none" fo:border-right="none" fo:border-top="none" fo:border-bottom="0.5pt solid #000000"/>
    </style:style>
    <style:style style:name="Таблица917" style:family="table">
      <style:table-properties style:rel-width="100%" table:align="center" style:writing-mode="page"/>
    </style:style>
    <style:style style:name="Таблица917.A" style:family="table-column">
      <style:table-column-properties style:rel-column-width="368*"/>
    </style:style>
    <style:style style:name="Таблица917.B" style:family="table-column">
      <style:table-column-properties style:rel-column-width="7003*"/>
    </style:style>
    <style:style style:name="Таблица917.1" style:family="table-row">
      <style:table-row-properties style:row-height="4.99mm"/>
    </style:style>
    <style:style style:name="Таблица917.A1" style:family="table-cell">
      <style:table-cell-properties fo:padding-left="0mm" fo:padding-right="0mm" fo:padding-top="0mm" fo:padding-bottom="0.3mm" fo:border-left="none" fo:border-right="none" fo:border-top="none" fo:border-bottom="0.5pt solid #000000"/>
    </style:style>
    <style:style style:name="Таблица918" style:family="table">
      <style:table-properties style:rel-width="100%" table:align="center" style:writing-mode="page"/>
    </style:style>
    <style:style style:name="Таблица918.A" style:family="table-column">
      <style:table-column-properties style:rel-column-width="7540*"/>
    </style:style>
    <style:style style:name="Таблица918.B" style:family="table-column">
      <style:table-column-properties style:rel-column-width="397*"/>
    </style:style>
    <style:style style:name="Таблица918.1" style:family="table-row">
      <style:table-row-properties style:row-height="4.99mm"/>
    </style:style>
    <style:style style:name="Таблица918.A1" style:family="table-cell">
      <style:table-cell-properties fo:padding-left="0mm" fo:padding-right="0mm" fo:padding-top="0mm" fo:padding-bottom="0.3mm" fo:border-left="none" fo:border-right="none" fo:border-top="none" fo:border-bottom="0.5pt solid #000000"/>
    </style:style>
    <style:style style:name="Таблица919" style:family="table">
      <style:table-properties style:rel-width="100%" table:align="center" style:writing-mode="page"/>
    </style:style>
    <style:style style:name="Таблица919.A" style:family="table-column">
      <style:table-column-properties style:rel-column-width="368*"/>
    </style:style>
    <style:style style:name="Таблица919.B" style:family="table-column">
      <style:table-column-properties style:rel-column-width="7003*"/>
    </style:style>
    <style:style style:name="Таблица919.1" style:family="table-row">
      <style:table-row-properties style:row-height="4.99mm"/>
    </style:style>
    <style:style style:name="Таблица919.A1" style:family="table-cell">
      <style:table-cell-properties fo:padding-left="0mm" fo:padding-right="0mm" fo:padding-top="0mm" fo:padding-bottom="0.3mm" fo:border-left="none" fo:border-right="none" fo:border-top="none" fo:border-bottom="0.5pt solid #000000"/>
    </style:style>
    <style:style style:name="Таблица920" style:family="table">
      <style:table-properties style:rel-width="100%" table:align="center" style:writing-mode="page"/>
    </style:style>
    <style:style style:name="Таблица920.A" style:family="table-column">
      <style:table-column-properties style:rel-column-width="7540*"/>
    </style:style>
    <style:style style:name="Таблица920.B" style:family="table-column">
      <style:table-column-properties style:rel-column-width="397*"/>
    </style:style>
    <style:style style:name="Таблица920.1" style:family="table-row">
      <style:table-row-properties style:row-height="4.99mm"/>
    </style:style>
    <style:style style:name="Таблица920.A1" style:family="table-cell">
      <style:table-cell-properties fo:padding-left="0mm" fo:padding-right="0mm" fo:padding-top="0mm" fo:padding-bottom="0.3mm" fo:border-left="none" fo:border-right="none" fo:border-top="none" fo:border-bottom="0.5pt solid #000000"/>
    </style:style>
    <style:style style:name="Таблица921" style:family="table">
      <style:table-properties style:rel-width="100%" table:align="center" style:writing-mode="page"/>
    </style:style>
    <style:style style:name="Таблица921.A" style:family="table-column">
      <style:table-column-properties style:rel-column-width="368*"/>
    </style:style>
    <style:style style:name="Таблица921.B" style:family="table-column">
      <style:table-column-properties style:rel-column-width="7003*"/>
    </style:style>
    <style:style style:name="Таблица921.1" style:family="table-row">
      <style:table-row-properties style:row-height="4.99mm"/>
    </style:style>
    <style:style style:name="Таблица921.A1" style:family="table-cell">
      <style:table-cell-properties fo:padding-left="0mm" fo:padding-right="0mm" fo:padding-top="0mm" fo:padding-bottom="0.3mm" fo:border-left="none" fo:border-right="none" fo:border-top="none" fo:border-bottom="0.5pt solid #000000"/>
    </style:style>
    <style:style style:name="Таблица922" style:family="table">
      <style:table-properties style:rel-width="100%" table:align="center" style:writing-mode="page"/>
    </style:style>
    <style:style style:name="Таблица922.A" style:family="table-column">
      <style:table-column-properties style:rel-column-width="7540*"/>
    </style:style>
    <style:style style:name="Таблица922.B" style:family="table-column">
      <style:table-column-properties style:rel-column-width="397*"/>
    </style:style>
    <style:style style:name="Таблица922.1" style:family="table-row">
      <style:table-row-properties style:row-height="4.99mm"/>
    </style:style>
    <style:style style:name="Таблица922.A1" style:family="table-cell">
      <style:table-cell-properties fo:padding-left="0mm" fo:padding-right="0mm" fo:padding-top="0mm" fo:padding-bottom="0.3mm" fo:border-left="none" fo:border-right="none" fo:border-top="none" fo:border-bottom="0.5pt solid #000000"/>
    </style:style>
    <style:style style:name="Таблица923" style:family="table">
      <style:table-properties style:rel-width="100%" table:align="center" style:writing-mode="page"/>
    </style:style>
    <style:style style:name="Таблица923.A" style:family="table-column">
      <style:table-column-properties style:rel-column-width="368*"/>
    </style:style>
    <style:style style:name="Таблица923.B" style:family="table-column">
      <style:table-column-properties style:rel-column-width="7003*"/>
    </style:style>
    <style:style style:name="Таблица923.1" style:family="table-row">
      <style:table-row-properties style:row-height="4.99mm"/>
    </style:style>
    <style:style style:name="Таблица923.A1" style:family="table-cell">
      <style:table-cell-properties fo:padding-left="0mm" fo:padding-right="0mm" fo:padding-top="0mm" fo:padding-bottom="0.3mm" fo:border-left="none" fo:border-right="none" fo:border-top="none" fo:border-bottom="0.5pt solid #000000"/>
    </style:style>
    <style:style style:name="Таблица924" style:family="table">
      <style:table-properties style:rel-width="100%" table:align="center" style:writing-mode="page"/>
    </style:style>
    <style:style style:name="Таблица924.A" style:family="table-column">
      <style:table-column-properties style:rel-column-width="7540*"/>
    </style:style>
    <style:style style:name="Таблица924.B" style:family="table-column">
      <style:table-column-properties style:rel-column-width="397*"/>
    </style:style>
    <style:style style:name="Таблица924.1" style:family="table-row">
      <style:table-row-properties style:row-height="4.99mm"/>
    </style:style>
    <style:style style:name="Таблица924.A1" style:family="table-cell">
      <style:table-cell-properties fo:padding-left="0mm" fo:padding-right="0mm" fo:padding-top="0mm" fo:padding-bottom="0.3mm" fo:border-left="none" fo:border-right="none" fo:border-top="none" fo:border-bottom="0.5pt solid #000000"/>
    </style:style>
    <style:style style:name="Таблица925" style:family="table">
      <style:table-properties style:rel-width="100%" table:align="center" style:writing-mode="page"/>
    </style:style>
    <style:style style:name="Таблица925.A" style:family="table-column">
      <style:table-column-properties style:rel-column-width="368*"/>
    </style:style>
    <style:style style:name="Таблица925.B" style:family="table-column">
      <style:table-column-properties style:rel-column-width="7003*"/>
    </style:style>
    <style:style style:name="Таблица925.1" style:family="table-row">
      <style:table-row-properties style:row-height="4.99mm"/>
    </style:style>
    <style:style style:name="Таблица925.A1" style:family="table-cell">
      <style:table-cell-properties fo:padding-left="0mm" fo:padding-right="0mm" fo:padding-top="0mm" fo:padding-bottom="0.3mm" fo:border-left="none" fo:border-right="none" fo:border-top="none" fo:border-bottom="0.5pt solid #000000"/>
    </style:style>
    <style:style style:name="Таблица926" style:family="table">
      <style:table-properties style:rel-width="100%" table:align="center" style:writing-mode="page"/>
    </style:style>
    <style:style style:name="Таблица926.A" style:family="table-column">
      <style:table-column-properties style:rel-column-width="7540*"/>
    </style:style>
    <style:style style:name="Таблица926.B" style:family="table-column">
      <style:table-column-properties style:rel-column-width="397*"/>
    </style:style>
    <style:style style:name="Таблица926.1" style:family="table-row">
      <style:table-row-properties style:row-height="4.99mm"/>
    </style:style>
    <style:style style:name="Таблица926.A1" style:family="table-cell">
      <style:table-cell-properties fo:padding-left="0mm" fo:padding-right="0mm" fo:padding-top="0mm" fo:padding-bottom="0.3mm" fo:border-left="none" fo:border-right="none" fo:border-top="none" fo:border-bottom="0.5pt solid #000000"/>
    </style:style>
    <style:style style:name="Таблица927" style:family="table">
      <style:table-properties style:rel-width="100%" table:align="center" style:writing-mode="page"/>
    </style:style>
    <style:style style:name="Таблица927.A" style:family="table-column">
      <style:table-column-properties style:rel-column-width="368*"/>
    </style:style>
    <style:style style:name="Таблица927.B" style:family="table-column">
      <style:table-column-properties style:rel-column-width="7003*"/>
    </style:style>
    <style:style style:name="Таблица927.1" style:family="table-row">
      <style:table-row-properties style:row-height="4.99mm"/>
    </style:style>
    <style:style style:name="Таблица927.A1" style:family="table-cell">
      <style:table-cell-properties fo:padding-left="0mm" fo:padding-right="0mm" fo:padding-top="0mm" fo:padding-bottom="0.3mm" fo:border-left="none" fo:border-right="none" fo:border-top="none" fo:border-bottom="0.5pt solid #000000"/>
    </style:style>
    <style:style style:name="Таблица928" style:family="table">
      <style:table-properties style:rel-width="100%" table:align="center" style:writing-mode="page"/>
    </style:style>
    <style:style style:name="Таблица928.A" style:family="table-column">
      <style:table-column-properties style:rel-column-width="7540*"/>
    </style:style>
    <style:style style:name="Таблица928.B" style:family="table-column">
      <style:table-column-properties style:rel-column-width="397*"/>
    </style:style>
    <style:style style:name="Таблица928.1" style:family="table-row">
      <style:table-row-properties style:row-height="4.99mm"/>
    </style:style>
    <style:style style:name="Таблица928.A1" style:family="table-cell">
      <style:table-cell-properties fo:padding-left="0mm" fo:padding-right="0mm" fo:padding-top="0mm" fo:padding-bottom="0.3mm" fo:border-left="none" fo:border-right="none" fo:border-top="none" fo:border-bottom="0.5pt solid #000000"/>
    </style:style>
    <style:style style:name="Таблица929" style:family="table">
      <style:table-properties style:rel-width="100%" table:align="center" style:writing-mode="page"/>
    </style:style>
    <style:style style:name="Таблица929.A" style:family="table-column">
      <style:table-column-properties style:rel-column-width="368*"/>
    </style:style>
    <style:style style:name="Таблица929.B" style:family="table-column">
      <style:table-column-properties style:rel-column-width="7003*"/>
    </style:style>
    <style:style style:name="Таблица929.1" style:family="table-row">
      <style:table-row-properties style:row-height="4.99mm"/>
    </style:style>
    <style:style style:name="Таблица929.A1" style:family="table-cell">
      <style:table-cell-properties fo:padding-left="0mm" fo:padding-right="0mm" fo:padding-top="0mm" fo:padding-bottom="0.3mm" fo:border-left="none" fo:border-right="none" fo:border-top="none" fo:border-bottom="0.5pt solid #000000"/>
    </style:style>
    <style:style style:name="Таблица930" style:family="table">
      <style:table-properties style:rel-width="100%" table:align="center" style:writing-mode="page"/>
    </style:style>
    <style:style style:name="Таблица930.A" style:family="table-column">
      <style:table-column-properties style:rel-column-width="7540*"/>
    </style:style>
    <style:style style:name="Таблица930.B" style:family="table-column">
      <style:table-column-properties style:rel-column-width="397*"/>
    </style:style>
    <style:style style:name="Таблица930.1" style:family="table-row">
      <style:table-row-properties style:row-height="4.99mm"/>
    </style:style>
    <style:style style:name="Таблица930.A1" style:family="table-cell">
      <style:table-cell-properties fo:padding-left="0mm" fo:padding-right="0mm" fo:padding-top="0mm" fo:padding-bottom="0.3mm" fo:border-left="none" fo:border-right="none" fo:border-top="none" fo:border-bottom="0.5pt solid #000000"/>
    </style:style>
    <style:style style:name="Таблица931" style:family="table">
      <style:table-properties style:rel-width="100%" table:align="center" style:writing-mode="page"/>
    </style:style>
    <style:style style:name="Таблица931.A" style:family="table-column">
      <style:table-column-properties style:rel-column-width="368*"/>
    </style:style>
    <style:style style:name="Таблица931.B" style:family="table-column">
      <style:table-column-properties style:rel-column-width="7003*"/>
    </style:style>
    <style:style style:name="Таблица931.1" style:family="table-row">
      <style:table-row-properties style:row-height="4.99mm"/>
    </style:style>
    <style:style style:name="Таблица931.A1" style:family="table-cell">
      <style:table-cell-properties fo:padding-left="0mm" fo:padding-right="0mm" fo:padding-top="0mm" fo:padding-bottom="0.3mm" fo:border-left="none" fo:border-right="none" fo:border-top="none" fo:border-bottom="0.5pt solid #000000"/>
    </style:style>
    <style:style style:name="Таблица932" style:family="table">
      <style:table-properties style:rel-width="100%" table:align="center" style:writing-mode="page"/>
    </style:style>
    <style:style style:name="Таблица932.A" style:family="table-column">
      <style:table-column-properties style:rel-column-width="7540*"/>
    </style:style>
    <style:style style:name="Таблица932.B" style:family="table-column">
      <style:table-column-properties style:rel-column-width="397*"/>
    </style:style>
    <style:style style:name="Таблица932.1" style:family="table-row">
      <style:table-row-properties style:row-height="4.99mm"/>
    </style:style>
    <style:style style:name="Таблица932.A1" style:family="table-cell">
      <style:table-cell-properties fo:padding-left="0mm" fo:padding-right="0mm" fo:padding-top="0mm" fo:padding-bottom="0.3mm" fo:border-left="none" fo:border-right="none" fo:border-top="none" fo:border-bottom="0.5pt solid #000000"/>
    </style:style>
    <style:style style:name="Таблица933" style:family="table">
      <style:table-properties style:rel-width="100%" table:align="center" style:writing-mode="page"/>
    </style:style>
    <style:style style:name="Таблица933.A" style:family="table-column">
      <style:table-column-properties style:rel-column-width="368*"/>
    </style:style>
    <style:style style:name="Таблица933.B" style:family="table-column">
      <style:table-column-properties style:rel-column-width="7003*"/>
    </style:style>
    <style:style style:name="Таблица933.1" style:family="table-row">
      <style:table-row-properties style:row-height="4.99mm"/>
    </style:style>
    <style:style style:name="Таблица933.A1" style:family="table-cell">
      <style:table-cell-properties fo:padding-left="0mm" fo:padding-right="0mm" fo:padding-top="0mm" fo:padding-bottom="0.3mm" fo:border-left="none" fo:border-right="none" fo:border-top="none" fo:border-bottom="0.5pt solid #000000"/>
    </style:style>
    <style:style style:name="Таблица934" style:family="table">
      <style:table-properties style:rel-width="100%" table:align="center" style:writing-mode="page"/>
    </style:style>
    <style:style style:name="Таблица934.A" style:family="table-column">
      <style:table-column-properties style:rel-column-width="7540*"/>
    </style:style>
    <style:style style:name="Таблица934.B" style:family="table-column">
      <style:table-column-properties style:rel-column-width="397*"/>
    </style:style>
    <style:style style:name="Таблица934.1" style:family="table-row">
      <style:table-row-properties style:row-height="4.99mm"/>
    </style:style>
    <style:style style:name="Таблица934.A1" style:family="table-cell">
      <style:table-cell-properties fo:padding-left="0mm" fo:padding-right="0mm" fo:padding-top="0mm" fo:padding-bottom="0.3mm" fo:border-left="none" fo:border-right="none" fo:border-top="none" fo:border-bottom="0.5pt solid #000000"/>
    </style:style>
    <style:style style:name="Таблица935" style:family="table">
      <style:table-properties style:rel-width="100%" table:align="center" style:writing-mode="page"/>
    </style:style>
    <style:style style:name="Таблица935.A" style:family="table-column">
      <style:table-column-properties style:rel-column-width="368*"/>
    </style:style>
    <style:style style:name="Таблица935.B" style:family="table-column">
      <style:table-column-properties style:rel-column-width="7003*"/>
    </style:style>
    <style:style style:name="Таблица935.1" style:family="table-row">
      <style:table-row-properties style:row-height="4.99mm"/>
    </style:style>
    <style:style style:name="Таблица935.A1" style:family="table-cell">
      <style:table-cell-properties fo:padding-left="0mm" fo:padding-right="0mm" fo:padding-top="0mm" fo:padding-bottom="0.3mm" fo:border-left="none" fo:border-right="none" fo:border-top="none" fo:border-bottom="0.5pt solid #000000"/>
    </style:style>
    <style:style style:name="Таблица936" style:family="table">
      <style:table-properties style:rel-width="100%" table:align="center" style:writing-mode="page"/>
    </style:style>
    <style:style style:name="Таблица936.A" style:family="table-column">
      <style:table-column-properties style:rel-column-width="7540*"/>
    </style:style>
    <style:style style:name="Таблица936.B" style:family="table-column">
      <style:table-column-properties style:rel-column-width="397*"/>
    </style:style>
    <style:style style:name="Таблица936.1" style:family="table-row">
      <style:table-row-properties style:row-height="4.99mm"/>
    </style:style>
    <style:style style:name="Таблица936.A1" style:family="table-cell">
      <style:table-cell-properties fo:padding-left="0mm" fo:padding-right="0mm" fo:padding-top="0mm" fo:padding-bottom="0.3mm" fo:border-left="none" fo:border-right="none" fo:border-top="none" fo:border-bottom="0.5pt solid #000000"/>
    </style:style>
    <style:style style:name="Таблица937" style:family="table">
      <style:table-properties style:rel-width="100%" table:align="center" style:writing-mode="page"/>
    </style:style>
    <style:style style:name="Таблица937.A" style:family="table-column">
      <style:table-column-properties style:rel-column-width="368*"/>
    </style:style>
    <style:style style:name="Таблица937.B" style:family="table-column">
      <style:table-column-properties style:rel-column-width="7003*"/>
    </style:style>
    <style:style style:name="Таблица937.1" style:family="table-row">
      <style:table-row-properties style:row-height="4.99mm"/>
    </style:style>
    <style:style style:name="Таблица937.A1" style:family="table-cell">
      <style:table-cell-properties fo:padding-left="0mm" fo:padding-right="0mm" fo:padding-top="0mm" fo:padding-bottom="0.3mm" fo:border-left="none" fo:border-right="none" fo:border-top="none" fo:border-bottom="0.5pt solid #000000"/>
    </style:style>
    <style:style style:name="Таблица938" style:family="table">
      <style:table-properties style:rel-width="100%" table:align="center" style:writing-mode="page"/>
    </style:style>
    <style:style style:name="Таблица938.A" style:family="table-column">
      <style:table-column-properties style:rel-column-width="7540*"/>
    </style:style>
    <style:style style:name="Таблица938.B" style:family="table-column">
      <style:table-column-properties style:rel-column-width="397*"/>
    </style:style>
    <style:style style:name="Таблица938.1" style:family="table-row">
      <style:table-row-properties style:row-height="4.99mm"/>
    </style:style>
    <style:style style:name="Таблица938.A1" style:family="table-cell">
      <style:table-cell-properties fo:padding-left="0mm" fo:padding-right="0mm" fo:padding-top="0mm" fo:padding-bottom="0.3mm" fo:border-left="none" fo:border-right="none" fo:border-top="none" fo:border-bottom="0.5pt solid #000000"/>
    </style:style>
    <style:style style:name="Таблица939" style:family="table">
      <style:table-properties style:rel-width="100%" table:align="center" style:writing-mode="page"/>
    </style:style>
    <style:style style:name="Таблица939.A" style:family="table-column">
      <style:table-column-properties style:rel-column-width="368*"/>
    </style:style>
    <style:style style:name="Таблица939.B" style:family="table-column">
      <style:table-column-properties style:rel-column-width="7003*"/>
    </style:style>
    <style:style style:name="Таблица939.1" style:family="table-row">
      <style:table-row-properties style:row-height="4.99mm"/>
    </style:style>
    <style:style style:name="Таблица939.A1" style:family="table-cell">
      <style:table-cell-properties fo:padding-left="0mm" fo:padding-right="0mm" fo:padding-top="0mm" fo:padding-bottom="0.3mm" fo:border-left="none" fo:border-right="none" fo:border-top="none" fo:border-bottom="0.5pt solid #000000"/>
    </style:style>
    <style:style style:name="Таблица940" style:family="table">
      <style:table-properties style:rel-width="100%" table:align="center" style:writing-mode="page"/>
    </style:style>
    <style:style style:name="Таблица940.A" style:family="table-column">
      <style:table-column-properties style:rel-column-width="7540*"/>
    </style:style>
    <style:style style:name="Таблица940.B" style:family="table-column">
      <style:table-column-properties style:rel-column-width="397*"/>
    </style:style>
    <style:style style:name="Таблица940.1" style:family="table-row">
      <style:table-row-properties style:row-height="4.99mm"/>
    </style:style>
    <style:style style:name="Таблица940.A1" style:family="table-cell">
      <style:table-cell-properties fo:padding-left="0mm" fo:padding-right="0mm" fo:padding-top="0mm" fo:padding-bottom="0.3mm" fo:border-left="none" fo:border-right="none" fo:border-top="none" fo:border-bottom="0.5pt solid #000000"/>
    </style:style>
    <style:style style:name="Таблица941" style:family="table">
      <style:table-properties style:rel-width="100%" table:align="center" style:writing-mode="page"/>
    </style:style>
    <style:style style:name="Таблица941.A" style:family="table-column">
      <style:table-column-properties style:rel-column-width="368*"/>
    </style:style>
    <style:style style:name="Таблица941.B" style:family="table-column">
      <style:table-column-properties style:rel-column-width="7003*"/>
    </style:style>
    <style:style style:name="Таблица941.1" style:family="table-row">
      <style:table-row-properties style:row-height="4.99mm"/>
    </style:style>
    <style:style style:name="Таблица941.A1" style:family="table-cell">
      <style:table-cell-properties fo:padding-left="0mm" fo:padding-right="0mm" fo:padding-top="0mm" fo:padding-bottom="0.3mm" fo:border-left="none" fo:border-right="none" fo:border-top="none" fo:border-bottom="0.5pt solid #000000"/>
    </style:style>
    <style:style style:name="Таблица942" style:family="table">
      <style:table-properties style:rel-width="100%" table:align="center" style:writing-mode="page"/>
    </style:style>
    <style:style style:name="Таблица942.A" style:family="table-column">
      <style:table-column-properties style:rel-column-width="7540*"/>
    </style:style>
    <style:style style:name="Таблица942.B" style:family="table-column">
      <style:table-column-properties style:rel-column-width="397*"/>
    </style:style>
    <style:style style:name="Таблица942.1" style:family="table-row">
      <style:table-row-properties style:row-height="4.99mm"/>
    </style:style>
    <style:style style:name="Таблица942.A1" style:family="table-cell">
      <style:table-cell-properties fo:padding-left="0mm" fo:padding-right="0mm" fo:padding-top="0mm" fo:padding-bottom="0.3mm" fo:border-left="none" fo:border-right="none" fo:border-top="none" fo:border-bottom="0.5pt solid #000000"/>
    </style:style>
    <style:style style:name="Таблица943" style:family="table">
      <style:table-properties style:rel-width="100%" table:align="center" style:writing-mode="page"/>
    </style:style>
    <style:style style:name="Таблица943.A" style:family="table-column">
      <style:table-column-properties style:rel-column-width="368*"/>
    </style:style>
    <style:style style:name="Таблица943.B" style:family="table-column">
      <style:table-column-properties style:rel-column-width="7003*"/>
    </style:style>
    <style:style style:name="Таблица943.1" style:family="table-row">
      <style:table-row-properties style:row-height="4.99mm"/>
    </style:style>
    <style:style style:name="Таблица943.A1" style:family="table-cell">
      <style:table-cell-properties fo:padding-left="0mm" fo:padding-right="0mm" fo:padding-top="0mm" fo:padding-bottom="0.3mm" fo:border-left="none" fo:border-right="none" fo:border-top="none" fo:border-bottom="0.5pt solid #000000"/>
    </style:style>
    <style:style style:name="Таблица944" style:family="table">
      <style:table-properties style:rel-width="100%" table:align="center" style:writing-mode="page"/>
    </style:style>
    <style:style style:name="Таблица944.A" style:family="table-column">
      <style:table-column-properties style:rel-column-width="7540*"/>
    </style:style>
    <style:style style:name="Таблица944.B" style:family="table-column">
      <style:table-column-properties style:rel-column-width="397*"/>
    </style:style>
    <style:style style:name="Таблица944.1" style:family="table-row">
      <style:table-row-properties style:row-height="4.99mm"/>
    </style:style>
    <style:style style:name="Таблица944.A1" style:family="table-cell">
      <style:table-cell-properties fo:padding-left="0mm" fo:padding-right="0mm" fo:padding-top="0mm" fo:padding-bottom="0.3mm" fo:border-left="none" fo:border-right="none" fo:border-top="none" fo:border-bottom="0.5pt solid #000000"/>
    </style:style>
    <style:style style:name="Таблица945" style:family="table">
      <style:table-properties style:rel-width="100%" table:align="center" style:writing-mode="page"/>
    </style:style>
    <style:style style:name="Таблица945.A" style:family="table-column">
      <style:table-column-properties style:rel-column-width="368*"/>
    </style:style>
    <style:style style:name="Таблица945.B" style:family="table-column">
      <style:table-column-properties style:rel-column-width="7003*"/>
    </style:style>
    <style:style style:name="Таблица945.1" style:family="table-row">
      <style:table-row-properties style:row-height="4.99mm"/>
    </style:style>
    <style:style style:name="Таблица945.A1" style:family="table-cell">
      <style:table-cell-properties fo:padding-left="0mm" fo:padding-right="0mm" fo:padding-top="0mm" fo:padding-bottom="0.3mm" fo:border-left="none" fo:border-right="none" fo:border-top="none" fo:border-bottom="0.5pt solid #000000"/>
    </style:style>
    <style:style style:name="Таблица946" style:family="table">
      <style:table-properties style:rel-width="100%" table:align="center" style:writing-mode="page"/>
    </style:style>
    <style:style style:name="Таблица946.A" style:family="table-column">
      <style:table-column-properties style:rel-column-width="7540*"/>
    </style:style>
    <style:style style:name="Таблица946.B" style:family="table-column">
      <style:table-column-properties style:rel-column-width="397*"/>
    </style:style>
    <style:style style:name="Таблица946.1" style:family="table-row">
      <style:table-row-properties style:row-height="4.99mm"/>
    </style:style>
    <style:style style:name="Таблица946.A1" style:family="table-cell">
      <style:table-cell-properties fo:padding-left="0mm" fo:padding-right="0mm" fo:padding-top="0mm" fo:padding-bottom="0.3mm" fo:border-left="none" fo:border-right="none" fo:border-top="none" fo:border-bottom="0.5pt solid #000000"/>
    </style:style>
    <style:style style:name="Таблица947" style:family="table">
      <style:table-properties style:rel-width="100%" table:align="center" style:writing-mode="page"/>
    </style:style>
    <style:style style:name="Таблица947.A" style:family="table-column">
      <style:table-column-properties style:rel-column-width="368*"/>
    </style:style>
    <style:style style:name="Таблица947.B" style:family="table-column">
      <style:table-column-properties style:rel-column-width="7003*"/>
    </style:style>
    <style:style style:name="Таблица947.1" style:family="table-row">
      <style:table-row-properties style:row-height="4.99mm"/>
    </style:style>
    <style:style style:name="Таблица947.A1" style:family="table-cell">
      <style:table-cell-properties fo:padding-left="0mm" fo:padding-right="0mm" fo:padding-top="0mm" fo:padding-bottom="0.3mm" fo:border-left="none" fo:border-right="none" fo:border-top="none" fo:border-bottom="0.5pt solid #000000"/>
    </style:style>
    <style:style style:name="Таблица948" style:family="table">
      <style:table-properties style:rel-width="100%" table:align="center" style:writing-mode="page"/>
    </style:style>
    <style:style style:name="Таблица948.A" style:family="table-column">
      <style:table-column-properties style:rel-column-width="7540*"/>
    </style:style>
    <style:style style:name="Таблица948.B" style:family="table-column">
      <style:table-column-properties style:rel-column-width="397*"/>
    </style:style>
    <style:style style:name="Таблица948.1" style:family="table-row">
      <style:table-row-properties style:row-height="4.99mm"/>
    </style:style>
    <style:style style:name="Таблица948.A1" style:family="table-cell">
      <style:table-cell-properties fo:padding-left="0mm" fo:padding-right="0mm" fo:padding-top="0mm" fo:padding-bottom="0.3mm" fo:border-left="none" fo:border-right="none" fo:border-top="none" fo:border-bottom="0.5pt solid #000000"/>
    </style:style>
    <style:style style:name="Таблица949" style:family="table">
      <style:table-properties style:rel-width="100%" table:align="center" style:writing-mode="page"/>
    </style:style>
    <style:style style:name="Таблица949.A" style:family="table-column">
      <style:table-column-properties style:rel-column-width="368*"/>
    </style:style>
    <style:style style:name="Таблица949.B" style:family="table-column">
      <style:table-column-properties style:rel-column-width="7003*"/>
    </style:style>
    <style:style style:name="Таблица949.1" style:family="table-row">
      <style:table-row-properties style:row-height="4.99mm"/>
    </style:style>
    <style:style style:name="Таблица949.A1" style:family="table-cell">
      <style:table-cell-properties fo:padding-left="0mm" fo:padding-right="0mm" fo:padding-top="0mm" fo:padding-bottom="0.3mm" fo:border-left="none" fo:border-right="none" fo:border-top="none" fo:border-bottom="0.5pt solid #000000"/>
    </style:style>
    <style:style style:name="Таблица950" style:family="table">
      <style:table-properties style:rel-width="100%" table:align="center" style:writing-mode="page"/>
    </style:style>
    <style:style style:name="Таблица950.A" style:family="table-column">
      <style:table-column-properties style:rel-column-width="7540*"/>
    </style:style>
    <style:style style:name="Таблица950.B" style:family="table-column">
      <style:table-column-properties style:rel-column-width="397*"/>
    </style:style>
    <style:style style:name="Таблица950.1" style:family="table-row">
      <style:table-row-properties style:row-height="4.99mm"/>
    </style:style>
    <style:style style:name="Таблица950.A1" style:family="table-cell">
      <style:table-cell-properties fo:padding-left="0mm" fo:padding-right="0mm" fo:padding-top="0mm" fo:padding-bottom="0.3mm" fo:border-left="none" fo:border-right="none" fo:border-top="none" fo:border-bottom="0.5pt solid #000000"/>
    </style:style>
    <style:style style:name="Таблица951" style:family="table">
      <style:table-properties style:rel-width="100%" table:align="center" style:writing-mode="page"/>
    </style:style>
    <style:style style:name="Таблица951.A" style:family="table-column">
      <style:table-column-properties style:rel-column-width="368*"/>
    </style:style>
    <style:style style:name="Таблица951.B" style:family="table-column">
      <style:table-column-properties style:rel-column-width="7003*"/>
    </style:style>
    <style:style style:name="Таблица951.1" style:family="table-row">
      <style:table-row-properties style:row-height="4.99mm"/>
    </style:style>
    <style:style style:name="Таблица951.A1" style:family="table-cell">
      <style:table-cell-properties fo:padding-left="0mm" fo:padding-right="0mm" fo:padding-top="0mm" fo:padding-bottom="0.3mm" fo:border-left="none" fo:border-right="none" fo:border-top="none" fo:border-bottom="0.5pt solid #000000"/>
    </style:style>
    <style:style style:name="Таблица952" style:family="table">
      <style:table-properties style:rel-width="100%" table:align="center" style:writing-mode="page"/>
    </style:style>
    <style:style style:name="Таблица952.A" style:family="table-column">
      <style:table-column-properties style:rel-column-width="7540*"/>
    </style:style>
    <style:style style:name="Таблица952.B" style:family="table-column">
      <style:table-column-properties style:rel-column-width="397*"/>
    </style:style>
    <style:style style:name="Таблица952.1" style:family="table-row">
      <style:table-row-properties style:row-height="4.99mm"/>
    </style:style>
    <style:style style:name="Таблица952.A1" style:family="table-cell">
      <style:table-cell-properties fo:padding-left="0mm" fo:padding-right="0mm" fo:padding-top="0mm" fo:padding-bottom="0.3mm" fo:border-left="none" fo:border-right="none" fo:border-top="none" fo:border-bottom="0.5pt solid #000000"/>
    </style:style>
    <style:style style:name="Таблица953" style:family="table">
      <style:table-properties style:rel-width="100%" table:align="center" style:writing-mode="page"/>
    </style:style>
    <style:style style:name="Таблица953.A" style:family="table-column">
      <style:table-column-properties style:rel-column-width="368*"/>
    </style:style>
    <style:style style:name="Таблица953.B" style:family="table-column">
      <style:table-column-properties style:rel-column-width="7003*"/>
    </style:style>
    <style:style style:name="Таблица953.1" style:family="table-row">
      <style:table-row-properties style:row-height="4.99mm"/>
    </style:style>
    <style:style style:name="Таблица953.A1" style:family="table-cell">
      <style:table-cell-properties fo:padding-left="0mm" fo:padding-right="0mm" fo:padding-top="0mm" fo:padding-bottom="0.3mm" fo:border-left="none" fo:border-right="none" fo:border-top="none" fo:border-bottom="0.5pt solid #000000"/>
    </style:style>
    <style:style style:name="Таблица954" style:family="table">
      <style:table-properties style:rel-width="100%" table:align="center" style:writing-mode="page"/>
    </style:style>
    <style:style style:name="Таблица954.A" style:family="table-column">
      <style:table-column-properties style:rel-column-width="3968*"/>
    </style:style>
    <style:style style:name="Таблица954.B" style:family="table-column">
      <style:table-column-properties style:rel-column-width="3969*"/>
    </style:style>
    <style:style style:name="Таблица954.A1" style:family="table-cell">
      <style:table-cell-properties fo:padding="0mm" fo:border="none"/>
    </style:style>
    <style:style style:name="Таблица955" style:family="table">
      <style:table-properties style:rel-width="100%" table:align="center" style:writing-mode="page"/>
    </style:style>
    <style:style style:name="Таблица955.A" style:family="table-column">
      <style:table-column-properties style:rel-column-width="7540*"/>
    </style:style>
    <style:style style:name="Таблица955.B" style:family="table-column">
      <style:table-column-properties style:rel-column-width="397*"/>
    </style:style>
    <style:style style:name="Таблица955.1" style:family="table-row">
      <style:table-row-properties style:row-height="4.99mm"/>
    </style:style>
    <style:style style:name="Таблица955.A1" style:family="table-cell">
      <style:table-cell-properties fo:padding-left="0mm" fo:padding-right="0mm" fo:padding-top="0mm" fo:padding-bottom="0.3mm" fo:border-left="none" fo:border-right="none" fo:border-top="none" fo:border-bottom="0.5pt solid #000000"/>
    </style:style>
    <style:style style:name="Таблица956" style:family="table">
      <style:table-properties style:rel-width="100%" table:align="center" style:writing-mode="page"/>
    </style:style>
    <style:style style:name="Таблица956.A" style:family="table-column">
      <style:table-column-properties style:rel-column-width="368*"/>
    </style:style>
    <style:style style:name="Таблица956.B" style:family="table-column">
      <style:table-column-properties style:rel-column-width="7003*"/>
    </style:style>
    <style:style style:name="Таблица956.1" style:family="table-row">
      <style:table-row-properties style:row-height="4.99mm"/>
    </style:style>
    <style:style style:name="Таблица956.A1" style:family="table-cell">
      <style:table-cell-properties fo:padding-left="0mm" fo:padding-right="0mm" fo:padding-top="0mm" fo:padding-bottom="0.3mm" fo:border-left="none" fo:border-right="none" fo:border-top="none" fo:border-bottom="0.5pt solid #000000"/>
    </style:style>
    <style:style style:name="Таблица957" style:family="table">
      <style:table-properties style:rel-width="100%" table:align="center" style:writing-mode="page"/>
    </style:style>
    <style:style style:name="Таблица957.A" style:family="table-column">
      <style:table-column-properties style:rel-column-width="7540*"/>
    </style:style>
    <style:style style:name="Таблица957.B" style:family="table-column">
      <style:table-column-properties style:rel-column-width="397*"/>
    </style:style>
    <style:style style:name="Таблица957.1" style:family="table-row">
      <style:table-row-properties style:row-height="4.99mm"/>
    </style:style>
    <style:style style:name="Таблица957.A1" style:family="table-cell">
      <style:table-cell-properties fo:padding-left="0mm" fo:padding-right="0mm" fo:padding-top="0mm" fo:padding-bottom="0.3mm" fo:border-left="none" fo:border-right="none" fo:border-top="none" fo:border-bottom="0.5pt solid #000000"/>
    </style:style>
    <style:style style:name="Таблица958" style:family="table">
      <style:table-properties style:rel-width="100%" table:align="center" style:writing-mode="page"/>
    </style:style>
    <style:style style:name="Таблица958.A" style:family="table-column">
      <style:table-column-properties style:rel-column-width="368*"/>
    </style:style>
    <style:style style:name="Таблица958.B" style:family="table-column">
      <style:table-column-properties style:rel-column-width="7003*"/>
    </style:style>
    <style:style style:name="Таблица958.1" style:family="table-row">
      <style:table-row-properties style:row-height="4.99mm"/>
    </style:style>
    <style:style style:name="Таблица958.A1" style:family="table-cell">
      <style:table-cell-properties fo:padding-left="0mm" fo:padding-right="0mm" fo:padding-top="0mm" fo:padding-bottom="0.3mm" fo:border-left="none" fo:border-right="none" fo:border-top="none" fo:border-bottom="0.5pt solid #000000"/>
    </style:style>
    <style:style style:name="Таблица959" style:family="table">
      <style:table-properties style:rel-width="100%" table:align="center" style:writing-mode="page"/>
    </style:style>
    <style:style style:name="Таблица959.A" style:family="table-column">
      <style:table-column-properties style:rel-column-width="7540*"/>
    </style:style>
    <style:style style:name="Таблица959.B" style:family="table-column">
      <style:table-column-properties style:rel-column-width="397*"/>
    </style:style>
    <style:style style:name="Таблица959.1" style:family="table-row">
      <style:table-row-properties style:row-height="4.99mm"/>
    </style:style>
    <style:style style:name="Таблица959.A1" style:family="table-cell">
      <style:table-cell-properties fo:padding-left="0mm" fo:padding-right="0mm" fo:padding-top="0mm" fo:padding-bottom="0.3mm" fo:border-left="none" fo:border-right="none" fo:border-top="none" fo:border-bottom="0.5pt solid #000000"/>
    </style:style>
    <style:style style:name="Таблица960" style:family="table">
      <style:table-properties style:rel-width="100%" table:align="center" style:writing-mode="page"/>
    </style:style>
    <style:style style:name="Таблица960.A" style:family="table-column">
      <style:table-column-properties style:rel-column-width="368*"/>
    </style:style>
    <style:style style:name="Таблица960.B" style:family="table-column">
      <style:table-column-properties style:rel-column-width="7003*"/>
    </style:style>
    <style:style style:name="Таблица960.1" style:family="table-row">
      <style:table-row-properties style:row-height="4.99mm"/>
    </style:style>
    <style:style style:name="Таблица960.A1" style:family="table-cell">
      <style:table-cell-properties fo:padding-left="0mm" fo:padding-right="0mm" fo:padding-top="0mm" fo:padding-bottom="0.3mm" fo:border-left="none" fo:border-right="none" fo:border-top="none" fo:border-bottom="0.5pt solid #000000"/>
    </style:style>
    <style:style style:name="Таблица961" style:family="table">
      <style:table-properties style:rel-width="100%" table:align="center" style:writing-mode="page"/>
    </style:style>
    <style:style style:name="Таблица961.A" style:family="table-column">
      <style:table-column-properties style:rel-column-width="7540*"/>
    </style:style>
    <style:style style:name="Таблица961.B" style:family="table-column">
      <style:table-column-properties style:rel-column-width="397*"/>
    </style:style>
    <style:style style:name="Таблица961.1" style:family="table-row">
      <style:table-row-properties style:row-height="4.99mm"/>
    </style:style>
    <style:style style:name="Таблица961.A1" style:family="table-cell">
      <style:table-cell-properties fo:padding-left="0mm" fo:padding-right="0mm" fo:padding-top="0mm" fo:padding-bottom="0.3mm" fo:border-left="none" fo:border-right="none" fo:border-top="none" fo:border-bottom="0.5pt solid #000000"/>
    </style:style>
    <style:style style:name="Таблица962" style:family="table">
      <style:table-properties style:rel-width="100%" table:align="center" style:writing-mode="page"/>
    </style:style>
    <style:style style:name="Таблица962.A" style:family="table-column">
      <style:table-column-properties style:rel-column-width="368*"/>
    </style:style>
    <style:style style:name="Таблица962.B" style:family="table-column">
      <style:table-column-properties style:rel-column-width="7003*"/>
    </style:style>
    <style:style style:name="Таблица962.1" style:family="table-row">
      <style:table-row-properties style:row-height="4.99mm"/>
    </style:style>
    <style:style style:name="Таблица962.A1" style:family="table-cell">
      <style:table-cell-properties fo:padding-left="0mm" fo:padding-right="0mm" fo:padding-top="0mm" fo:padding-bottom="0.3mm" fo:border-left="none" fo:border-right="none" fo:border-top="none" fo:border-bottom="0.5pt solid #000000"/>
    </style:style>
    <style:style style:name="Таблица963" style:family="table">
      <style:table-properties style:rel-width="100%" table:align="center" style:writing-mode="page"/>
    </style:style>
    <style:style style:name="Таблица963.A" style:family="table-column">
      <style:table-column-properties style:rel-column-width="7540*"/>
    </style:style>
    <style:style style:name="Таблица963.B" style:family="table-column">
      <style:table-column-properties style:rel-column-width="397*"/>
    </style:style>
    <style:style style:name="Таблица963.1" style:family="table-row">
      <style:table-row-properties style:row-height="4.99mm"/>
    </style:style>
    <style:style style:name="Таблица963.A1" style:family="table-cell">
      <style:table-cell-properties fo:padding-left="0mm" fo:padding-right="0mm" fo:padding-top="0mm" fo:padding-bottom="0.3mm" fo:border-left="none" fo:border-right="none" fo:border-top="none" fo:border-bottom="0.5pt solid #000000"/>
    </style:style>
    <style:style style:name="Таблица964" style:family="table">
      <style:table-properties style:rel-width="100%" table:align="center" style:writing-mode="page"/>
    </style:style>
    <style:style style:name="Таблица964.A" style:family="table-column">
      <style:table-column-properties style:rel-column-width="368*"/>
    </style:style>
    <style:style style:name="Таблица964.B" style:family="table-column">
      <style:table-column-properties style:rel-column-width="7003*"/>
    </style:style>
    <style:style style:name="Таблица964.1" style:family="table-row">
      <style:table-row-properties style:row-height="4.99mm"/>
    </style:style>
    <style:style style:name="Таблица964.A1" style:family="table-cell">
      <style:table-cell-properties fo:padding-left="0mm" fo:padding-right="0mm" fo:padding-top="0mm" fo:padding-bottom="0.3mm" fo:border-left="none" fo:border-right="none" fo:border-top="none" fo:border-bottom="0.5pt solid #000000"/>
    </style:style>
    <style:style style:name="Таблица965" style:family="table">
      <style:table-properties style:rel-width="100%" table:align="center" style:writing-mode="page"/>
    </style:style>
    <style:style style:name="Таблица965.A" style:family="table-column">
      <style:table-column-properties style:rel-column-width="7540*"/>
    </style:style>
    <style:style style:name="Таблица965.B" style:family="table-column">
      <style:table-column-properties style:rel-column-width="397*"/>
    </style:style>
    <style:style style:name="Таблица965.1" style:family="table-row">
      <style:table-row-properties style:row-height="4.99mm"/>
    </style:style>
    <style:style style:name="Таблица965.A1" style:family="table-cell">
      <style:table-cell-properties fo:padding-left="0mm" fo:padding-right="0mm" fo:padding-top="0mm" fo:padding-bottom="0.3mm" fo:border-left="none" fo:border-right="none" fo:border-top="none" fo:border-bottom="0.5pt solid #000000"/>
    </style:style>
    <style:style style:name="Таблица966" style:family="table">
      <style:table-properties style:rel-width="100%" table:align="center" style:writing-mode="page"/>
    </style:style>
    <style:style style:name="Таблица966.A" style:family="table-column">
      <style:table-column-properties style:rel-column-width="368*"/>
    </style:style>
    <style:style style:name="Таблица966.B" style:family="table-column">
      <style:table-column-properties style:rel-column-width="7003*"/>
    </style:style>
    <style:style style:name="Таблица966.1" style:family="table-row">
      <style:table-row-properties style:row-height="4.99mm"/>
    </style:style>
    <style:style style:name="Таблица966.A1" style:family="table-cell">
      <style:table-cell-properties fo:padding-left="0mm" fo:padding-right="0mm" fo:padding-top="0mm" fo:padding-bottom="0.3mm" fo:border-left="none" fo:border-right="none" fo:border-top="none" fo:border-bottom="0.5pt solid #000000"/>
    </style:style>
    <style:style style:name="Таблица967" style:family="table">
      <style:table-properties style:rel-width="100%" table:align="center" style:writing-mode="page"/>
    </style:style>
    <style:style style:name="Таблица967.A" style:family="table-column">
      <style:table-column-properties style:rel-column-width="7540*"/>
    </style:style>
    <style:style style:name="Таблица967.B" style:family="table-column">
      <style:table-column-properties style:rel-column-width="397*"/>
    </style:style>
    <style:style style:name="Таблица967.1" style:family="table-row">
      <style:table-row-properties style:row-height="4.99mm"/>
    </style:style>
    <style:style style:name="Таблица967.A1" style:family="table-cell">
      <style:table-cell-properties fo:padding-left="0mm" fo:padding-right="0mm" fo:padding-top="0mm" fo:padding-bottom="0.3mm" fo:border-left="none" fo:border-right="none" fo:border-top="none" fo:border-bottom="0.5pt solid #000000"/>
    </style:style>
    <style:style style:name="Таблица968" style:family="table">
      <style:table-properties style:rel-width="100%" table:align="center" style:writing-mode="page"/>
    </style:style>
    <style:style style:name="Таблица968.A" style:family="table-column">
      <style:table-column-properties style:rel-column-width="368*"/>
    </style:style>
    <style:style style:name="Таблица968.B" style:family="table-column">
      <style:table-column-properties style:rel-column-width="7003*"/>
    </style:style>
    <style:style style:name="Таблица968.1" style:family="table-row">
      <style:table-row-properties style:row-height="4.99mm"/>
    </style:style>
    <style:style style:name="Таблица968.A1" style:family="table-cell">
      <style:table-cell-properties fo:padding-left="0mm" fo:padding-right="0mm" fo:padding-top="0mm" fo:padding-bottom="0.3mm" fo:border-left="none" fo:border-right="none" fo:border-top="none" fo:border-bottom="0.5pt solid #000000"/>
    </style:style>
    <style:style style:name="Таблица969" style:family="table">
      <style:table-properties style:rel-width="100%" table:align="center" style:writing-mode="page"/>
    </style:style>
    <style:style style:name="Таблица969.A" style:family="table-column">
      <style:table-column-properties style:rel-column-width="7540*"/>
    </style:style>
    <style:style style:name="Таблица969.B" style:family="table-column">
      <style:table-column-properties style:rel-column-width="397*"/>
    </style:style>
    <style:style style:name="Таблица969.1" style:family="table-row">
      <style:table-row-properties style:row-height="4.99mm"/>
    </style:style>
    <style:style style:name="Таблица969.A1" style:family="table-cell">
      <style:table-cell-properties fo:padding-left="0mm" fo:padding-right="0mm" fo:padding-top="0mm" fo:padding-bottom="0.3mm" fo:border-left="none" fo:border-right="none" fo:border-top="none" fo:border-bottom="0.5pt solid #000000"/>
    </style:style>
    <style:style style:name="Таблица970" style:family="table">
      <style:table-properties style:rel-width="100%" table:align="center" style:writing-mode="page"/>
    </style:style>
    <style:style style:name="Таблица970.A" style:family="table-column">
      <style:table-column-properties style:rel-column-width="368*"/>
    </style:style>
    <style:style style:name="Таблица970.B" style:family="table-column">
      <style:table-column-properties style:rel-column-width="7003*"/>
    </style:style>
    <style:style style:name="Таблица970.1" style:family="table-row">
      <style:table-row-properties style:row-height="4.99mm"/>
    </style:style>
    <style:style style:name="Таблица970.A1" style:family="table-cell">
      <style:table-cell-properties fo:padding-left="0mm" fo:padding-right="0mm" fo:padding-top="0mm" fo:padding-bottom="0.3mm" fo:border-left="none" fo:border-right="none" fo:border-top="none" fo:border-bottom="0.5pt solid #000000"/>
    </style:style>
    <style:style style:name="Таблица971" style:family="table">
      <style:table-properties style:rel-width="100%" table:align="center" style:writing-mode="page"/>
    </style:style>
    <style:style style:name="Таблица971.A" style:family="table-column">
      <style:table-column-properties style:rel-column-width="7540*"/>
    </style:style>
    <style:style style:name="Таблица971.B" style:family="table-column">
      <style:table-column-properties style:rel-column-width="397*"/>
    </style:style>
    <style:style style:name="Таблица971.1" style:family="table-row">
      <style:table-row-properties style:row-height="4.99mm"/>
    </style:style>
    <style:style style:name="Таблица971.A1" style:family="table-cell">
      <style:table-cell-properties fo:padding-left="0mm" fo:padding-right="0mm" fo:padding-top="0mm" fo:padding-bottom="0.3mm" fo:border-left="none" fo:border-right="none" fo:border-top="none" fo:border-bottom="0.5pt solid #000000"/>
    </style:style>
    <style:style style:name="Таблица972" style:family="table">
      <style:table-properties style:rel-width="100%" table:align="center" style:writing-mode="page"/>
    </style:style>
    <style:style style:name="Таблица972.A" style:family="table-column">
      <style:table-column-properties style:rel-column-width="368*"/>
    </style:style>
    <style:style style:name="Таблица972.B" style:family="table-column">
      <style:table-column-properties style:rel-column-width="7003*"/>
    </style:style>
    <style:style style:name="Таблица972.1" style:family="table-row">
      <style:table-row-properties style:row-height="4.99mm"/>
    </style:style>
    <style:style style:name="Таблица972.A1" style:family="table-cell">
      <style:table-cell-properties fo:padding-left="0mm" fo:padding-right="0mm" fo:padding-top="0mm" fo:padding-bottom="0.3mm" fo:border-left="none" fo:border-right="none" fo:border-top="none" fo:border-bottom="0.5pt solid #000000"/>
    </style:style>
    <style:style style:name="Таблица973" style:family="table">
      <style:table-properties style:rel-width="100%" table:align="center" style:writing-mode="page"/>
    </style:style>
    <style:style style:name="Таблица973.A" style:family="table-column">
      <style:table-column-properties style:rel-column-width="7540*"/>
    </style:style>
    <style:style style:name="Таблица973.B" style:family="table-column">
      <style:table-column-properties style:rel-column-width="397*"/>
    </style:style>
    <style:style style:name="Таблица973.1" style:family="table-row">
      <style:table-row-properties style:row-height="4.99mm"/>
    </style:style>
    <style:style style:name="Таблица973.A1" style:family="table-cell">
      <style:table-cell-properties fo:padding-left="0mm" fo:padding-right="0mm" fo:padding-top="0mm" fo:padding-bottom="0.3mm" fo:border-left="none" fo:border-right="none" fo:border-top="none" fo:border-bottom="0.5pt solid #000000"/>
    </style:style>
    <style:style style:name="Таблица974" style:family="table">
      <style:table-properties style:rel-width="100%" table:align="center" style:writing-mode="page"/>
    </style:style>
    <style:style style:name="Таблица974.A" style:family="table-column">
      <style:table-column-properties style:rel-column-width="368*"/>
    </style:style>
    <style:style style:name="Таблица974.B" style:family="table-column">
      <style:table-column-properties style:rel-column-width="7003*"/>
    </style:style>
    <style:style style:name="Таблица974.1" style:family="table-row">
      <style:table-row-properties style:row-height="4.99mm"/>
    </style:style>
    <style:style style:name="Таблица974.A1" style:family="table-cell">
      <style:table-cell-properties fo:padding-left="0mm" fo:padding-right="0mm" fo:padding-top="0mm" fo:padding-bottom="0.3mm" fo:border-left="none" fo:border-right="none" fo:border-top="none" fo:border-bottom="0.5pt solid #000000"/>
    </style:style>
    <style:style style:name="Таблица975" style:family="table">
      <style:table-properties style:rel-width="100%" table:align="center" style:writing-mode="page"/>
    </style:style>
    <style:style style:name="Таблица975.A" style:family="table-column">
      <style:table-column-properties style:rel-column-width="7540*"/>
    </style:style>
    <style:style style:name="Таблица975.B" style:family="table-column">
      <style:table-column-properties style:rel-column-width="397*"/>
    </style:style>
    <style:style style:name="Таблица975.1" style:family="table-row">
      <style:table-row-properties style:row-height="4.99mm"/>
    </style:style>
    <style:style style:name="Таблица975.A1" style:family="table-cell">
      <style:table-cell-properties fo:padding-left="0mm" fo:padding-right="0mm" fo:padding-top="0mm" fo:padding-bottom="0.3mm" fo:border-left="none" fo:border-right="none" fo:border-top="none" fo:border-bottom="0.5pt solid #000000"/>
    </style:style>
    <style:style style:name="Таблица976" style:family="table">
      <style:table-properties style:rel-width="100%" table:align="center" style:writing-mode="page"/>
    </style:style>
    <style:style style:name="Таблица976.A" style:family="table-column">
      <style:table-column-properties style:rel-column-width="368*"/>
    </style:style>
    <style:style style:name="Таблица976.B" style:family="table-column">
      <style:table-column-properties style:rel-column-width="7003*"/>
    </style:style>
    <style:style style:name="Таблица976.1" style:family="table-row">
      <style:table-row-properties style:row-height="4.99mm"/>
    </style:style>
    <style:style style:name="Таблица976.A1" style:family="table-cell">
      <style:table-cell-properties fo:padding-left="0mm" fo:padding-right="0mm" fo:padding-top="0mm" fo:padding-bottom="0.3mm" fo:border-left="none" fo:border-right="none" fo:border-top="none" fo:border-bottom="0.5pt solid #000000"/>
    </style:style>
    <style:style style:name="Таблица977" style:family="table">
      <style:table-properties style:rel-width="100%" table:align="center" style:writing-mode="page"/>
    </style:style>
    <style:style style:name="Таблица977.A" style:family="table-column">
      <style:table-column-properties style:rel-column-width="7540*"/>
    </style:style>
    <style:style style:name="Таблица977.B" style:family="table-column">
      <style:table-column-properties style:rel-column-width="397*"/>
    </style:style>
    <style:style style:name="Таблица977.1" style:family="table-row">
      <style:table-row-properties style:row-height="4.99mm"/>
    </style:style>
    <style:style style:name="Таблица977.A1" style:family="table-cell">
      <style:table-cell-properties fo:padding-left="0mm" fo:padding-right="0mm" fo:padding-top="0mm" fo:padding-bottom="0.3mm" fo:border-left="none" fo:border-right="none" fo:border-top="none" fo:border-bottom="0.5pt solid #000000"/>
    </style:style>
    <style:style style:name="Таблица978" style:family="table">
      <style:table-properties style:rel-width="100%" table:align="center" style:writing-mode="page"/>
    </style:style>
    <style:style style:name="Таблица978.A" style:family="table-column">
      <style:table-column-properties style:rel-column-width="368*"/>
    </style:style>
    <style:style style:name="Таблица978.B" style:family="table-column">
      <style:table-column-properties style:rel-column-width="7003*"/>
    </style:style>
    <style:style style:name="Таблица978.1" style:family="table-row">
      <style:table-row-properties style:row-height="4.99mm"/>
    </style:style>
    <style:style style:name="Таблица978.A1" style:family="table-cell">
      <style:table-cell-properties fo:padding-left="0mm" fo:padding-right="0mm" fo:padding-top="0mm" fo:padding-bottom="0.3mm" fo:border-left="none" fo:border-right="none" fo:border-top="none" fo:border-bottom="0.5pt solid #000000"/>
    </style:style>
    <style:style style:name="Таблица979" style:family="table">
      <style:table-properties style:rel-width="100%" table:align="center" style:writing-mode="page"/>
    </style:style>
    <style:style style:name="Таблица979.A" style:family="table-column">
      <style:table-column-properties style:rel-column-width="7540*"/>
    </style:style>
    <style:style style:name="Таблица979.B" style:family="table-column">
      <style:table-column-properties style:rel-column-width="397*"/>
    </style:style>
    <style:style style:name="Таблица979.1" style:family="table-row">
      <style:table-row-properties style:row-height="4.99mm"/>
    </style:style>
    <style:style style:name="Таблица979.A1" style:family="table-cell">
      <style:table-cell-properties fo:padding-left="0mm" fo:padding-right="0mm" fo:padding-top="0mm" fo:padding-bottom="0.3mm" fo:border-left="none" fo:border-right="none" fo:border-top="none" fo:border-bottom="0.5pt solid #000000"/>
    </style:style>
    <style:style style:name="Таблица980" style:family="table">
      <style:table-properties style:rel-width="100%" table:align="center" style:writing-mode="page"/>
    </style:style>
    <style:style style:name="Таблица980.A" style:family="table-column">
      <style:table-column-properties style:rel-column-width="368*"/>
    </style:style>
    <style:style style:name="Таблица980.B" style:family="table-column">
      <style:table-column-properties style:rel-column-width="7003*"/>
    </style:style>
    <style:style style:name="Таблица980.1" style:family="table-row">
      <style:table-row-properties style:row-height="4.99mm"/>
    </style:style>
    <style:style style:name="Таблица980.A1" style:family="table-cell">
      <style:table-cell-properties fo:padding-left="0mm" fo:padding-right="0mm" fo:padding-top="0mm" fo:padding-bottom="0.3mm" fo:border-left="none" fo:border-right="none" fo:border-top="none" fo:border-bottom="0.5pt solid #000000"/>
    </style:style>
    <style:style style:name="Таблица981" style:family="table">
      <style:table-properties style:rel-width="100%" table:align="center" style:writing-mode="page"/>
    </style:style>
    <style:style style:name="Таблица981.A" style:family="table-column">
      <style:table-column-properties style:rel-column-width="7540*"/>
    </style:style>
    <style:style style:name="Таблица981.B" style:family="table-column">
      <style:table-column-properties style:rel-column-width="397*"/>
    </style:style>
    <style:style style:name="Таблица981.1" style:family="table-row">
      <style:table-row-properties style:row-height="4.99mm"/>
    </style:style>
    <style:style style:name="Таблица981.A1" style:family="table-cell">
      <style:table-cell-properties fo:padding-left="0mm" fo:padding-right="0mm" fo:padding-top="0mm" fo:padding-bottom="0.3mm" fo:border-left="none" fo:border-right="none" fo:border-top="none" fo:border-bottom="0.5pt solid #000000"/>
    </style:style>
    <style:style style:name="Таблица982" style:family="table">
      <style:table-properties style:rel-width="100%" table:align="center" style:writing-mode="page"/>
    </style:style>
    <style:style style:name="Таблица982.A" style:family="table-column">
      <style:table-column-properties style:rel-column-width="368*"/>
    </style:style>
    <style:style style:name="Таблица982.B" style:family="table-column">
      <style:table-column-properties style:rel-column-width="7003*"/>
    </style:style>
    <style:style style:name="Таблица982.1" style:family="table-row">
      <style:table-row-properties style:row-height="4.99mm"/>
    </style:style>
    <style:style style:name="Таблица982.A1" style:family="table-cell">
      <style:table-cell-properties fo:padding-left="0mm" fo:padding-right="0mm" fo:padding-top="0mm" fo:padding-bottom="0.3mm" fo:border-left="none" fo:border-right="none" fo:border-top="none" fo:border-bottom="0.5pt solid #000000"/>
    </style:style>
    <style:style style:name="Таблица983" style:family="table">
      <style:table-properties style:rel-width="100%" table:align="center" style:writing-mode="page"/>
    </style:style>
    <style:style style:name="Таблица983.A" style:family="table-column">
      <style:table-column-properties style:rel-column-width="7540*"/>
    </style:style>
    <style:style style:name="Таблица983.B" style:family="table-column">
      <style:table-column-properties style:rel-column-width="397*"/>
    </style:style>
    <style:style style:name="Таблица983.1" style:family="table-row">
      <style:table-row-properties style:row-height="4.99mm"/>
    </style:style>
    <style:style style:name="Таблица983.A1" style:family="table-cell">
      <style:table-cell-properties fo:padding-left="0mm" fo:padding-right="0mm" fo:padding-top="0mm" fo:padding-bottom="0.3mm" fo:border-left="none" fo:border-right="none" fo:border-top="none" fo:border-bottom="0.5pt solid #000000"/>
    </style:style>
    <style:style style:name="Таблица984" style:family="table">
      <style:table-properties style:rel-width="100%" table:align="center" style:writing-mode="page"/>
    </style:style>
    <style:style style:name="Таблица984.A" style:family="table-column">
      <style:table-column-properties style:rel-column-width="368*"/>
    </style:style>
    <style:style style:name="Таблица984.B" style:family="table-column">
      <style:table-column-properties style:rel-column-width="7003*"/>
    </style:style>
    <style:style style:name="Таблица984.1" style:family="table-row">
      <style:table-row-properties style:row-height="4.99mm"/>
    </style:style>
    <style:style style:name="Таблица984.A1" style:family="table-cell">
      <style:table-cell-properties fo:padding-left="0mm" fo:padding-right="0mm" fo:padding-top="0mm" fo:padding-bottom="0.3mm" fo:border-left="none" fo:border-right="none" fo:border-top="none" fo:border-bottom="0.5pt solid #000000"/>
    </style:style>
    <style:style style:name="Таблица985" style:family="table">
      <style:table-properties style:rel-width="100%" table:align="center" style:writing-mode="page"/>
    </style:style>
    <style:style style:name="Таблица985.A" style:family="table-column">
      <style:table-column-properties style:rel-column-width="7540*"/>
    </style:style>
    <style:style style:name="Таблица985.B" style:family="table-column">
      <style:table-column-properties style:rel-column-width="397*"/>
    </style:style>
    <style:style style:name="Таблица985.1" style:family="table-row">
      <style:table-row-properties style:row-height="4.99mm"/>
    </style:style>
    <style:style style:name="Таблица985.A1" style:family="table-cell">
      <style:table-cell-properties fo:padding-left="0mm" fo:padding-right="0mm" fo:padding-top="0mm" fo:padding-bottom="0.3mm" fo:border-left="none" fo:border-right="none" fo:border-top="none" fo:border-bottom="0.5pt solid #000000"/>
    </style:style>
    <style:style style:name="Таблица986" style:family="table">
      <style:table-properties style:rel-width="100%" table:align="center" style:writing-mode="page"/>
    </style:style>
    <style:style style:name="Таблица986.A" style:family="table-column">
      <style:table-column-properties style:rel-column-width="368*"/>
    </style:style>
    <style:style style:name="Таблица986.B" style:family="table-column">
      <style:table-column-properties style:rel-column-width="7003*"/>
    </style:style>
    <style:style style:name="Таблица986.1" style:family="table-row">
      <style:table-row-properties style:row-height="4.99mm"/>
    </style:style>
    <style:style style:name="Таблица986.A1" style:family="table-cell">
      <style:table-cell-properties fo:padding-left="0mm" fo:padding-right="0mm" fo:padding-top="0mm" fo:padding-bottom="0.3mm" fo:border-left="none" fo:border-right="none" fo:border-top="none" fo:border-bottom="0.5pt solid #000000"/>
    </style:style>
    <style:style style:name="Таблица987" style:family="table">
      <style:table-properties style:rel-width="100%" table:align="center" style:writing-mode="page"/>
    </style:style>
    <style:style style:name="Таблица987.A" style:family="table-column">
      <style:table-column-properties style:rel-column-width="7540*"/>
    </style:style>
    <style:style style:name="Таблица987.B" style:family="table-column">
      <style:table-column-properties style:rel-column-width="397*"/>
    </style:style>
    <style:style style:name="Таблица987.1" style:family="table-row">
      <style:table-row-properties style:row-height="4.99mm"/>
    </style:style>
    <style:style style:name="Таблица987.A1" style:family="table-cell">
      <style:table-cell-properties fo:padding-left="0mm" fo:padding-right="0mm" fo:padding-top="0mm" fo:padding-bottom="0.3mm" fo:border-left="none" fo:border-right="none" fo:border-top="none" fo:border-bottom="0.5pt solid #000000"/>
    </style:style>
    <style:style style:name="Таблица988" style:family="table">
      <style:table-properties style:rel-width="100%" table:align="center" style:writing-mode="page"/>
    </style:style>
    <style:style style:name="Таблица988.A" style:family="table-column">
      <style:table-column-properties style:rel-column-width="368*"/>
    </style:style>
    <style:style style:name="Таблица988.B" style:family="table-column">
      <style:table-column-properties style:rel-column-width="7003*"/>
    </style:style>
    <style:style style:name="Таблица988.1" style:family="table-row">
      <style:table-row-properties style:row-height="4.99mm"/>
    </style:style>
    <style:style style:name="Таблица988.A1" style:family="table-cell">
      <style:table-cell-properties fo:padding-left="0mm" fo:padding-right="0mm" fo:padding-top="0mm" fo:padding-bottom="0.3mm" fo:border-left="none" fo:border-right="none" fo:border-top="none" fo:border-bottom="0.5pt solid #000000"/>
    </style:style>
    <style:style style:name="Таблица989" style:family="table">
      <style:table-properties style:rel-width="100%" table:align="center" style:writing-mode="page"/>
    </style:style>
    <style:style style:name="Таблица989.A" style:family="table-column">
      <style:table-column-properties style:rel-column-width="7540*"/>
    </style:style>
    <style:style style:name="Таблица989.B" style:family="table-column">
      <style:table-column-properties style:rel-column-width="397*"/>
    </style:style>
    <style:style style:name="Таблица989.1" style:family="table-row">
      <style:table-row-properties style:row-height="4.99mm"/>
    </style:style>
    <style:style style:name="Таблица989.A1" style:family="table-cell">
      <style:table-cell-properties fo:padding-left="0mm" fo:padding-right="0mm" fo:padding-top="0mm" fo:padding-bottom="0.3mm" fo:border-left="none" fo:border-right="none" fo:border-top="none" fo:border-bottom="0.5pt solid #000000"/>
    </style:style>
    <style:style style:name="Таблица990" style:family="table">
      <style:table-properties style:rel-width="100%" table:align="center" style:writing-mode="page"/>
    </style:style>
    <style:style style:name="Таблица990.A" style:family="table-column">
      <style:table-column-properties style:rel-column-width="368*"/>
    </style:style>
    <style:style style:name="Таблица990.B" style:family="table-column">
      <style:table-column-properties style:rel-column-width="7003*"/>
    </style:style>
    <style:style style:name="Таблица990.1" style:family="table-row">
      <style:table-row-properties style:row-height="4.99mm"/>
    </style:style>
    <style:style style:name="Таблица990.A1" style:family="table-cell">
      <style:table-cell-properties fo:padding-left="0mm" fo:padding-right="0mm" fo:padding-top="0mm" fo:padding-bottom="0.3mm" fo:border-left="none" fo:border-right="none" fo:border-top="none" fo:border-bottom="0.5pt solid #000000"/>
    </style:style>
    <style:style style:name="Таблица991" style:family="table">
      <style:table-properties style:rel-width="100%" table:align="center" style:writing-mode="page"/>
    </style:style>
    <style:style style:name="Таблица991.A" style:family="table-column">
      <style:table-column-properties style:rel-column-width="7540*"/>
    </style:style>
    <style:style style:name="Таблица991.B" style:family="table-column">
      <style:table-column-properties style:rel-column-width="397*"/>
    </style:style>
    <style:style style:name="Таблица991.1" style:family="table-row">
      <style:table-row-properties style:row-height="4.99mm"/>
    </style:style>
    <style:style style:name="Таблица991.A1" style:family="table-cell">
      <style:table-cell-properties fo:padding-left="0mm" fo:padding-right="0mm" fo:padding-top="0mm" fo:padding-bottom="0.3mm" fo:border-left="none" fo:border-right="none" fo:border-top="none" fo:border-bottom="0.5pt solid #000000"/>
    </style:style>
    <style:style style:name="Таблица992" style:family="table">
      <style:table-properties style:rel-width="100%" table:align="center" style:writing-mode="page"/>
    </style:style>
    <style:style style:name="Таблица992.A" style:family="table-column">
      <style:table-column-properties style:rel-column-width="368*"/>
    </style:style>
    <style:style style:name="Таблица992.B" style:family="table-column">
      <style:table-column-properties style:rel-column-width="7003*"/>
    </style:style>
    <style:style style:name="Таблица992.1" style:family="table-row">
      <style:table-row-properties style:row-height="4.99mm"/>
    </style:style>
    <style:style style:name="Таблица992.A1" style:family="table-cell">
      <style:table-cell-properties fo:padding-left="0mm" fo:padding-right="0mm" fo:padding-top="0mm" fo:padding-bottom="0.3mm" fo:border-left="none" fo:border-right="none" fo:border-top="none" fo:border-bottom="0.5pt solid #000000"/>
    </style:style>
    <style:style style:name="Таблица993" style:family="table">
      <style:table-properties style:rel-width="100%" table:align="center" style:writing-mode="page"/>
    </style:style>
    <style:style style:name="Таблица993.A" style:family="table-column">
      <style:table-column-properties style:rel-column-width="7540*"/>
    </style:style>
    <style:style style:name="Таблица993.B" style:family="table-column">
      <style:table-column-properties style:rel-column-width="397*"/>
    </style:style>
    <style:style style:name="Таблица993.1" style:family="table-row">
      <style:table-row-properties style:row-height="4.99mm"/>
    </style:style>
    <style:style style:name="Таблица993.A1" style:family="table-cell">
      <style:table-cell-properties fo:padding-left="0mm" fo:padding-right="0mm" fo:padding-top="0mm" fo:padding-bottom="0.3mm" fo:border-left="none" fo:border-right="none" fo:border-top="none" fo:border-bottom="0.5pt solid #000000"/>
    </style:style>
    <style:style style:name="Таблица994" style:family="table">
      <style:table-properties style:rel-width="100%" table:align="center" style:writing-mode="page"/>
    </style:style>
    <style:style style:name="Таблица994.A" style:family="table-column">
      <style:table-column-properties style:rel-column-width="368*"/>
    </style:style>
    <style:style style:name="Таблица994.B" style:family="table-column">
      <style:table-column-properties style:rel-column-width="7003*"/>
    </style:style>
    <style:style style:name="Таблица994.1" style:family="table-row">
      <style:table-row-properties style:row-height="4.99mm"/>
    </style:style>
    <style:style style:name="Таблица994.A1" style:family="table-cell">
      <style:table-cell-properties fo:padding-left="0mm" fo:padding-right="0mm" fo:padding-top="0mm" fo:padding-bottom="0.3mm" fo:border-left="none" fo:border-right="none" fo:border-top="none" fo:border-bottom="0.5pt solid #000000"/>
    </style:style>
    <style:style style:name="Таблица995" style:family="table">
      <style:table-properties style:rel-width="100%" table:align="center" style:writing-mode="page"/>
    </style:style>
    <style:style style:name="Таблица995.A" style:family="table-column">
      <style:table-column-properties style:rel-column-width="7540*"/>
    </style:style>
    <style:style style:name="Таблица995.B" style:family="table-column">
      <style:table-column-properties style:rel-column-width="397*"/>
    </style:style>
    <style:style style:name="Таблица995.1" style:family="table-row">
      <style:table-row-properties style:row-height="4.99mm"/>
    </style:style>
    <style:style style:name="Таблица995.A1" style:family="table-cell">
      <style:table-cell-properties fo:padding-left="0mm" fo:padding-right="0mm" fo:padding-top="0mm" fo:padding-bottom="0.3mm" fo:border-left="none" fo:border-right="none" fo:border-top="none" fo:border-bottom="0.5pt solid #000000"/>
    </style:style>
    <style:style style:name="Таблица996" style:family="table">
      <style:table-properties style:rel-width="100%" table:align="center" style:writing-mode="page"/>
    </style:style>
    <style:style style:name="Таблица996.A" style:family="table-column">
      <style:table-column-properties style:rel-column-width="368*"/>
    </style:style>
    <style:style style:name="Таблица996.B" style:family="table-column">
      <style:table-column-properties style:rel-column-width="7003*"/>
    </style:style>
    <style:style style:name="Таблица996.1" style:family="table-row">
      <style:table-row-properties style:row-height="4.99mm"/>
    </style:style>
    <style:style style:name="Таблица996.A1" style:family="table-cell">
      <style:table-cell-properties fo:padding-left="0mm" fo:padding-right="0mm" fo:padding-top="0mm" fo:padding-bottom="0.3mm" fo:border-left="none" fo:border-right="none" fo:border-top="none" fo:border-bottom="0.5pt solid #000000"/>
    </style:style>
    <style:style style:name="Таблица997" style:family="table">
      <style:table-properties style:rel-width="100%" table:align="center" style:writing-mode="page"/>
    </style:style>
    <style:style style:name="Таблица997.A" style:family="table-column">
      <style:table-column-properties style:rel-column-width="7540*"/>
    </style:style>
    <style:style style:name="Таблица997.B" style:family="table-column">
      <style:table-column-properties style:rel-column-width="397*"/>
    </style:style>
    <style:style style:name="Таблица997.1" style:family="table-row">
      <style:table-row-properties style:row-height="4.99mm"/>
    </style:style>
    <style:style style:name="Таблица997.A1" style:family="table-cell">
      <style:table-cell-properties fo:padding-left="0mm" fo:padding-right="0mm" fo:padding-top="0mm" fo:padding-bottom="0.3mm" fo:border-left="none" fo:border-right="none" fo:border-top="none" fo:border-bottom="0.5pt solid #000000"/>
    </style:style>
    <style:style style:name="Таблица998" style:family="table">
      <style:table-properties style:rel-width="100%" table:align="center" style:writing-mode="page"/>
    </style:style>
    <style:style style:name="Таблица998.A" style:family="table-column">
      <style:table-column-properties style:rel-column-width="368*"/>
    </style:style>
    <style:style style:name="Таблица998.B" style:family="table-column">
      <style:table-column-properties style:rel-column-width="7003*"/>
    </style:style>
    <style:style style:name="Таблица998.1" style:family="table-row">
      <style:table-row-properties style:row-height="4.99mm"/>
    </style:style>
    <style:style style:name="Таблица998.A1" style:family="table-cell">
      <style:table-cell-properties fo:padding-left="0mm" fo:padding-right="0mm" fo:padding-top="0mm" fo:padding-bottom="0.3mm" fo:border-left="none" fo:border-right="none" fo:border-top="none" fo:border-bottom="0.5pt solid #000000"/>
    </style:style>
    <style:style style:name="Таблица999" style:family="table">
      <style:table-properties style:rel-width="100%" table:align="center" style:writing-mode="page"/>
    </style:style>
    <style:style style:name="Таблица999.A" style:family="table-column">
      <style:table-column-properties style:rel-column-width="7540*"/>
    </style:style>
    <style:style style:name="Таблица999.B" style:family="table-column">
      <style:table-column-properties style:rel-column-width="397*"/>
    </style:style>
    <style:style style:name="Таблица999.1" style:family="table-row">
      <style:table-row-properties style:row-height="4.99mm"/>
    </style:style>
    <style:style style:name="Таблица999.A1" style:family="table-cell">
      <style:table-cell-properties fo:padding-left="0mm" fo:padding-right="0mm" fo:padding-top="0mm" fo:padding-bottom="0.3mm" fo:border-left="none" fo:border-right="none" fo:border-top="none" fo:border-bottom="0.5pt solid #000000"/>
    </style:style>
    <style:style style:name="Таблица1000" style:family="table">
      <style:table-properties style:rel-width="100%" table:align="center" style:writing-mode="page"/>
    </style:style>
    <style:style style:name="Таблица1000.A" style:family="table-column">
      <style:table-column-properties style:rel-column-width="368*"/>
    </style:style>
    <style:style style:name="Таблица1000.B" style:family="table-column">
      <style:table-column-properties style:rel-column-width="7003*"/>
    </style:style>
    <style:style style:name="Таблица1000.1" style:family="table-row">
      <style:table-row-properties style:row-height="4.99mm"/>
    </style:style>
    <style:style style:name="Таблица1000.A1" style:family="table-cell">
      <style:table-cell-properties fo:padding-left="0mm" fo:padding-right="0mm" fo:padding-top="0mm" fo:padding-bottom="0.3mm" fo:border-left="none" fo:border-right="none" fo:border-top="none" fo:border-bottom="0.5pt solid #000000"/>
    </style:style>
    <style:style style:name="Таблица1001" style:family="table">
      <style:table-properties style:rel-width="100%" table:align="center" style:writing-mode="page"/>
    </style:style>
    <style:style style:name="Таблица1001.A" style:family="table-column">
      <style:table-column-properties style:rel-column-width="7540*"/>
    </style:style>
    <style:style style:name="Таблица1001.B" style:family="table-column">
      <style:table-column-properties style:rel-column-width="397*"/>
    </style:style>
    <style:style style:name="Таблица1001.1" style:family="table-row">
      <style:table-row-properties style:row-height="4.99mm"/>
    </style:style>
    <style:style style:name="Таблица1001.A1" style:family="table-cell">
      <style:table-cell-properties fo:padding-left="0mm" fo:padding-right="0mm" fo:padding-top="0mm" fo:padding-bottom="0.3mm" fo:border-left="none" fo:border-right="none" fo:border-top="none" fo:border-bottom="0.5pt solid #000000"/>
    </style:style>
    <style:style style:name="Таблица1002" style:family="table">
      <style:table-properties style:rel-width="100%" table:align="center" style:writing-mode="page"/>
    </style:style>
    <style:style style:name="Таблица1002.A" style:family="table-column">
      <style:table-column-properties style:rel-column-width="368*"/>
    </style:style>
    <style:style style:name="Таблица1002.B" style:family="table-column">
      <style:table-column-properties style:rel-column-width="7003*"/>
    </style:style>
    <style:style style:name="Таблица1002.1" style:family="table-row">
      <style:table-row-properties style:row-height="4.99mm"/>
    </style:style>
    <style:style style:name="Таблица1002.A1" style:family="table-cell">
      <style:table-cell-properties fo:padding-left="0mm" fo:padding-right="0mm" fo:padding-top="0mm" fo:padding-bottom="0.3mm" fo:border-left="none" fo:border-right="none" fo:border-top="none" fo:border-bottom="0.5pt solid #000000"/>
    </style:style>
    <style:style style:name="Таблица1003" style:family="table">
      <style:table-properties style:rel-width="100%" table:align="center" style:writing-mode="page"/>
    </style:style>
    <style:style style:name="Таблица1003.A" style:family="table-column">
      <style:table-column-properties style:rel-column-width="7540*"/>
    </style:style>
    <style:style style:name="Таблица1003.B" style:family="table-column">
      <style:table-column-properties style:rel-column-width="397*"/>
    </style:style>
    <style:style style:name="Таблица1003.1" style:family="table-row">
      <style:table-row-properties style:row-height="4.99mm"/>
    </style:style>
    <style:style style:name="Таблица1003.A1" style:family="table-cell">
      <style:table-cell-properties fo:padding-left="0mm" fo:padding-right="0mm" fo:padding-top="0mm" fo:padding-bottom="0.3mm" fo:border-left="none" fo:border-right="none" fo:border-top="none" fo:border-bottom="0.5pt solid #000000"/>
    </style:style>
    <style:style style:name="Таблица1004" style:family="table">
      <style:table-properties style:rel-width="100%" table:align="center" style:writing-mode="page"/>
    </style:style>
    <style:style style:name="Таблица1004.A" style:family="table-column">
      <style:table-column-properties style:rel-column-width="368*"/>
    </style:style>
    <style:style style:name="Таблица1004.B" style:family="table-column">
      <style:table-column-properties style:rel-column-width="7003*"/>
    </style:style>
    <style:style style:name="Таблица1004.1" style:family="table-row">
      <style:table-row-properties style:row-height="4.99mm"/>
    </style:style>
    <style:style style:name="Таблица1004.A1" style:family="table-cell">
      <style:table-cell-properties fo:padding-left="0mm" fo:padding-right="0mm" fo:padding-top="0mm" fo:padding-bottom="0.3mm" fo:border-left="none" fo:border-right="none" fo:border-top="none" fo:border-bottom="0.5pt solid #000000"/>
    </style:style>
    <style:style style:name="Таблица1005" style:family="table">
      <style:table-properties style:rel-width="100%" table:align="center" style:writing-mode="page"/>
    </style:style>
    <style:style style:name="Таблица1005.A" style:family="table-column">
      <style:table-column-properties style:rel-column-width="7540*"/>
    </style:style>
    <style:style style:name="Таблица1005.B" style:family="table-column">
      <style:table-column-properties style:rel-column-width="397*"/>
    </style:style>
    <style:style style:name="Таблица1005.1" style:family="table-row">
      <style:table-row-properties style:row-height="4.99mm"/>
    </style:style>
    <style:style style:name="Таблица1005.A1" style:family="table-cell">
      <style:table-cell-properties fo:padding-left="0mm" fo:padding-right="0mm" fo:padding-top="0mm" fo:padding-bottom="0.3mm" fo:border-left="none" fo:border-right="none" fo:border-top="none" fo:border-bottom="0.5pt solid #000000"/>
    </style:style>
    <style:style style:name="Таблица1006" style:family="table">
      <style:table-properties style:rel-width="100%" table:align="center" style:writing-mode="page"/>
    </style:style>
    <style:style style:name="Таблица1006.A" style:family="table-column">
      <style:table-column-properties style:rel-column-width="368*"/>
    </style:style>
    <style:style style:name="Таблица1006.B" style:family="table-column">
      <style:table-column-properties style:rel-column-width="7003*"/>
    </style:style>
    <style:style style:name="Таблица1006.1" style:family="table-row">
      <style:table-row-properties style:row-height="4.99mm"/>
    </style:style>
    <style:style style:name="Таблица1006.A1" style:family="table-cell">
      <style:table-cell-properties fo:padding-left="0mm" fo:padding-right="0mm" fo:padding-top="0mm" fo:padding-bottom="0.3mm" fo:border-left="none" fo:border-right="none" fo:border-top="none" fo:border-bottom="0.5pt solid #000000"/>
    </style:style>
    <style:style style:name="Таблица1007" style:family="table">
      <style:table-properties style:rel-width="100%" table:align="center" style:writing-mode="page"/>
    </style:style>
    <style:style style:name="Таблица1007.A" style:family="table-column">
      <style:table-column-properties style:rel-column-width="7540*"/>
    </style:style>
    <style:style style:name="Таблица1007.B" style:family="table-column">
      <style:table-column-properties style:rel-column-width="397*"/>
    </style:style>
    <style:style style:name="Таблица1007.1" style:family="table-row">
      <style:table-row-properties style:row-height="4.99mm"/>
    </style:style>
    <style:style style:name="Таблица1007.A1" style:family="table-cell">
      <style:table-cell-properties fo:padding-left="0mm" fo:padding-right="0mm" fo:padding-top="0mm" fo:padding-bottom="0.3mm" fo:border-left="none" fo:border-right="none" fo:border-top="none" fo:border-bottom="0.5pt solid #000000"/>
    </style:style>
    <style:style style:name="Таблица1008" style:family="table">
      <style:table-properties style:rel-width="100%" table:align="center" style:writing-mode="page"/>
    </style:style>
    <style:style style:name="Таблица1008.A" style:family="table-column">
      <style:table-column-properties style:rel-column-width="368*"/>
    </style:style>
    <style:style style:name="Таблица1008.B" style:family="table-column">
      <style:table-column-properties style:rel-column-width="7003*"/>
    </style:style>
    <style:style style:name="Таблица1008.1" style:family="table-row">
      <style:table-row-properties style:row-height="4.99mm"/>
    </style:style>
    <style:style style:name="Таблица1008.A1" style:family="table-cell">
      <style:table-cell-properties fo:padding-left="0mm" fo:padding-right="0mm" fo:padding-top="0mm" fo:padding-bottom="0.3mm" fo:border-left="none" fo:border-right="none" fo:border-top="none" fo:border-bottom="0.5pt solid #000000"/>
    </style:style>
    <style:style style:name="Таблица1009" style:family="table">
      <style:table-properties style:rel-width="100%" table:align="center" style:writing-mode="page"/>
    </style:style>
    <style:style style:name="Таблица1009.A" style:family="table-column">
      <style:table-column-properties style:rel-column-width="7540*"/>
    </style:style>
    <style:style style:name="Таблица1009.B" style:family="table-column">
      <style:table-column-properties style:rel-column-width="397*"/>
    </style:style>
    <style:style style:name="Таблица1009.1" style:family="table-row">
      <style:table-row-properties style:row-height="4.99mm"/>
    </style:style>
    <style:style style:name="Таблица1009.A1" style:family="table-cell">
      <style:table-cell-properties fo:padding-left="0mm" fo:padding-right="0mm" fo:padding-top="0mm" fo:padding-bottom="0.3mm" fo:border-left="none" fo:border-right="none" fo:border-top="none" fo:border-bottom="0.5pt solid #000000"/>
    </style:style>
    <style:style style:name="Таблица1010" style:family="table">
      <style:table-properties style:rel-width="100%" table:align="center" style:writing-mode="page"/>
    </style:style>
    <style:style style:name="Таблица1010.A" style:family="table-column">
      <style:table-column-properties style:rel-column-width="368*"/>
    </style:style>
    <style:style style:name="Таблица1010.B" style:family="table-column">
      <style:table-column-properties style:rel-column-width="7003*"/>
    </style:style>
    <style:style style:name="Таблица1010.1" style:family="table-row">
      <style:table-row-properties style:row-height="4.99mm"/>
    </style:style>
    <style:style style:name="Таблица1010.A1" style:family="table-cell">
      <style:table-cell-properties fo:padding-left="0mm" fo:padding-right="0mm" fo:padding-top="0mm" fo:padding-bottom="0.3mm" fo:border-left="none" fo:border-right="none" fo:border-top="none" fo:border-bottom="0.5pt solid #000000"/>
    </style:style>
    <style:style style:name="Таблица1011" style:family="table">
      <style:table-properties style:rel-width="100%" table:align="center" style:writing-mode="page"/>
    </style:style>
    <style:style style:name="Таблица1011.A" style:family="table-column">
      <style:table-column-properties style:rel-column-width="7540*"/>
    </style:style>
    <style:style style:name="Таблица1011.B" style:family="table-column">
      <style:table-column-properties style:rel-column-width="397*"/>
    </style:style>
    <style:style style:name="Таблица1011.1" style:family="table-row">
      <style:table-row-properties style:row-height="4.99mm"/>
    </style:style>
    <style:style style:name="Таблица1011.A1" style:family="table-cell">
      <style:table-cell-properties fo:padding-left="0mm" fo:padding-right="0mm" fo:padding-top="0mm" fo:padding-bottom="0.3mm" fo:border-left="none" fo:border-right="none" fo:border-top="none" fo:border-bottom="0.5pt solid #000000"/>
    </style:style>
    <style:style style:name="Таблица1012" style:family="table">
      <style:table-properties style:rel-width="100%" table:align="center" style:writing-mode="page"/>
    </style:style>
    <style:style style:name="Таблица1012.A" style:family="table-column">
      <style:table-column-properties style:rel-column-width="368*"/>
    </style:style>
    <style:style style:name="Таблица1012.B" style:family="table-column">
      <style:table-column-properties style:rel-column-width="7003*"/>
    </style:style>
    <style:style style:name="Таблица1012.1" style:family="table-row">
      <style:table-row-properties style:row-height="4.99mm"/>
    </style:style>
    <style:style style:name="Таблица1012.A1" style:family="table-cell">
      <style:table-cell-properties fo:padding-left="0mm" fo:padding-right="0mm" fo:padding-top="0mm" fo:padding-bottom="0.3mm" fo:border-left="none" fo:border-right="none" fo:border-top="none" fo:border-bottom="0.5pt solid #000000"/>
    </style:style>
    <style:style style:name="Таблица1013" style:family="table">
      <style:table-properties style:rel-width="100%" table:align="center" style:writing-mode="page"/>
    </style:style>
    <style:style style:name="Таблица1013.A" style:family="table-column">
      <style:table-column-properties style:rel-column-width="3968*"/>
    </style:style>
    <style:style style:name="Таблица1013.B" style:family="table-column">
      <style:table-column-properties style:rel-column-width="3969*"/>
    </style:style>
    <style:style style:name="Таблица1013.A1" style:family="table-cell">
      <style:table-cell-properties fo:padding="0mm" fo:border="none"/>
    </style:style>
    <style:style style:name="Таблица1014" style:family="table">
      <style:table-properties style:rel-width="100%" table:align="center" style:writing-mode="page"/>
    </style:style>
    <style:style style:name="Таблица1014.A" style:family="table-column">
      <style:table-column-properties style:rel-column-width="7540*"/>
    </style:style>
    <style:style style:name="Таблица1014.B" style:family="table-column">
      <style:table-column-properties style:rel-column-width="397*"/>
    </style:style>
    <style:style style:name="Таблица1014.1" style:family="table-row">
      <style:table-row-properties style:row-height="4.99mm"/>
    </style:style>
    <style:style style:name="Таблица1014.A1" style:family="table-cell">
      <style:table-cell-properties fo:padding-left="0mm" fo:padding-right="0mm" fo:padding-top="0mm" fo:padding-bottom="0.3mm" fo:border-left="none" fo:border-right="none" fo:border-top="none" fo:border-bottom="0.5pt solid #000000"/>
    </style:style>
    <style:style style:name="Таблица1015" style:family="table">
      <style:table-properties style:rel-width="100%" table:align="center" style:writing-mode="page"/>
    </style:style>
    <style:style style:name="Таблица1015.A" style:family="table-column">
      <style:table-column-properties style:rel-column-width="368*"/>
    </style:style>
    <style:style style:name="Таблица1015.B" style:family="table-column">
      <style:table-column-properties style:rel-column-width="7003*"/>
    </style:style>
    <style:style style:name="Таблица1015.1" style:family="table-row">
      <style:table-row-properties style:row-height="4.99mm"/>
    </style:style>
    <style:style style:name="Таблица1015.A1" style:family="table-cell">
      <style:table-cell-properties fo:padding-left="0mm" fo:padding-right="0mm" fo:padding-top="0mm" fo:padding-bottom="0.3mm" fo:border-left="none" fo:border-right="none" fo:border-top="none" fo:border-bottom="0.5pt solid #000000"/>
    </style:style>
    <style:style style:name="Таблица1016" style:family="table">
      <style:table-properties style:rel-width="100%" table:align="center" style:writing-mode="page"/>
    </style:style>
    <style:style style:name="Таблица1016.A" style:family="table-column">
      <style:table-column-properties style:rel-column-width="7540*"/>
    </style:style>
    <style:style style:name="Таблица1016.B" style:family="table-column">
      <style:table-column-properties style:rel-column-width="397*"/>
    </style:style>
    <style:style style:name="Таблица1016.1" style:family="table-row">
      <style:table-row-properties style:row-height="4.99mm"/>
    </style:style>
    <style:style style:name="Таблица1016.A1" style:family="table-cell">
      <style:table-cell-properties fo:padding-left="0mm" fo:padding-right="0mm" fo:padding-top="0mm" fo:padding-bottom="0.3mm" fo:border-left="none" fo:border-right="none" fo:border-top="none" fo:border-bottom="0.5pt solid #000000"/>
    </style:style>
    <style:style style:name="Таблица1017" style:family="table">
      <style:table-properties style:rel-width="100%" table:align="center" style:writing-mode="page"/>
    </style:style>
    <style:style style:name="Таблица1017.A" style:family="table-column">
      <style:table-column-properties style:rel-column-width="368*"/>
    </style:style>
    <style:style style:name="Таблица1017.B" style:family="table-column">
      <style:table-column-properties style:rel-column-width="7003*"/>
    </style:style>
    <style:style style:name="Таблица1017.1" style:family="table-row">
      <style:table-row-properties style:row-height="4.99mm"/>
    </style:style>
    <style:style style:name="Таблица1017.A1" style:family="table-cell">
      <style:table-cell-properties fo:padding-left="0mm" fo:padding-right="0mm" fo:padding-top="0mm" fo:padding-bottom="0.3mm" fo:border-left="none" fo:border-right="none" fo:border-top="none" fo:border-bottom="0.5pt solid #000000"/>
    </style:style>
    <style:style style:name="Таблица1018" style:family="table">
      <style:table-properties style:rel-width="100%" table:align="center" style:writing-mode="page"/>
    </style:style>
    <style:style style:name="Таблица1018.A" style:family="table-column">
      <style:table-column-properties style:rel-column-width="7540*"/>
    </style:style>
    <style:style style:name="Таблица1018.B" style:family="table-column">
      <style:table-column-properties style:rel-column-width="397*"/>
    </style:style>
    <style:style style:name="Таблица1018.1" style:family="table-row">
      <style:table-row-properties style:row-height="4.99mm"/>
    </style:style>
    <style:style style:name="Таблица1018.A1" style:family="table-cell">
      <style:table-cell-properties fo:padding-left="0mm" fo:padding-right="0mm" fo:padding-top="0mm" fo:padding-bottom="0.3mm" fo:border-left="none" fo:border-right="none" fo:border-top="none" fo:border-bottom="0.5pt solid #000000"/>
    </style:style>
    <style:style style:name="Таблица1019" style:family="table">
      <style:table-properties style:rel-width="100%" table:align="center" style:writing-mode="page"/>
    </style:style>
    <style:style style:name="Таблица1019.A" style:family="table-column">
      <style:table-column-properties style:rel-column-width="368*"/>
    </style:style>
    <style:style style:name="Таблица1019.B" style:family="table-column">
      <style:table-column-properties style:rel-column-width="7003*"/>
    </style:style>
    <style:style style:name="Таблица1019.1" style:family="table-row">
      <style:table-row-properties style:row-height="4.99mm"/>
    </style:style>
    <style:style style:name="Таблица1019.A1" style:family="table-cell">
      <style:table-cell-properties fo:padding-left="0mm" fo:padding-right="0mm" fo:padding-top="0mm" fo:padding-bottom="0.3mm" fo:border-left="none" fo:border-right="none" fo:border-top="none" fo:border-bottom="0.5pt solid #000000"/>
    </style:style>
    <style:style style:name="Таблица1020" style:family="table">
      <style:table-properties style:rel-width="100%" table:align="center" style:writing-mode="page"/>
    </style:style>
    <style:style style:name="Таблица1020.A" style:family="table-column">
      <style:table-column-properties style:rel-column-width="7540*"/>
    </style:style>
    <style:style style:name="Таблица1020.B" style:family="table-column">
      <style:table-column-properties style:rel-column-width="397*"/>
    </style:style>
    <style:style style:name="Таблица1020.1" style:family="table-row">
      <style:table-row-properties style:row-height="4.99mm"/>
    </style:style>
    <style:style style:name="Таблица1020.A1" style:family="table-cell">
      <style:table-cell-properties fo:padding-left="0mm" fo:padding-right="0mm" fo:padding-top="0mm" fo:padding-bottom="0.3mm" fo:border-left="none" fo:border-right="none" fo:border-top="none" fo:border-bottom="0.5pt solid #000000"/>
    </style:style>
    <style:style style:name="Таблица1021" style:family="table">
      <style:table-properties style:rel-width="100%" table:align="center" style:writing-mode="page"/>
    </style:style>
    <style:style style:name="Таблица1021.A" style:family="table-column">
      <style:table-column-properties style:rel-column-width="368*"/>
    </style:style>
    <style:style style:name="Таблица1021.B" style:family="table-column">
      <style:table-column-properties style:rel-column-width="7003*"/>
    </style:style>
    <style:style style:name="Таблица1021.1" style:family="table-row">
      <style:table-row-properties style:row-height="4.99mm"/>
    </style:style>
    <style:style style:name="Таблица1021.A1" style:family="table-cell">
      <style:table-cell-properties fo:padding-left="0mm" fo:padding-right="0mm" fo:padding-top="0mm" fo:padding-bottom="0.3mm" fo:border-left="none" fo:border-right="none" fo:border-top="none" fo:border-bottom="0.5pt solid #000000"/>
    </style:style>
    <style:style style:name="Таблица1022" style:family="table">
      <style:table-properties style:rel-width="100%" table:align="center" style:writing-mode="page"/>
    </style:style>
    <style:style style:name="Таблица1022.A" style:family="table-column">
      <style:table-column-properties style:rel-column-width="7540*"/>
    </style:style>
    <style:style style:name="Таблица1022.B" style:family="table-column">
      <style:table-column-properties style:rel-column-width="397*"/>
    </style:style>
    <style:style style:name="Таблица1022.1" style:family="table-row">
      <style:table-row-properties style:row-height="4.99mm"/>
    </style:style>
    <style:style style:name="Таблица1022.A1" style:family="table-cell">
      <style:table-cell-properties fo:padding-left="0mm" fo:padding-right="0mm" fo:padding-top="0mm" fo:padding-bottom="0.3mm" fo:border-left="none" fo:border-right="none" fo:border-top="none" fo:border-bottom="0.5pt solid #000000"/>
    </style:style>
    <style:style style:name="Таблица1023" style:family="table">
      <style:table-properties style:rel-width="100%" table:align="center" style:writing-mode="page"/>
    </style:style>
    <style:style style:name="Таблица1023.A" style:family="table-column">
      <style:table-column-properties style:rel-column-width="368*"/>
    </style:style>
    <style:style style:name="Таблица1023.B" style:family="table-column">
      <style:table-column-properties style:rel-column-width="7003*"/>
    </style:style>
    <style:style style:name="Таблица1023.1" style:family="table-row">
      <style:table-row-properties style:row-height="4.99mm"/>
    </style:style>
    <style:style style:name="Таблица1023.A1" style:family="table-cell">
      <style:table-cell-properties fo:padding-left="0mm" fo:padding-right="0mm" fo:padding-top="0mm" fo:padding-bottom="0.3mm" fo:border-left="none" fo:border-right="none" fo:border-top="none" fo:border-bottom="0.5pt solid #000000"/>
    </style:style>
    <style:style style:name="Таблица1024" style:family="table">
      <style:table-properties style:rel-width="100%" table:align="center" style:writing-mode="page"/>
    </style:style>
    <style:style style:name="Таблица1024.A" style:family="table-column">
      <style:table-column-properties style:rel-column-width="7540*"/>
    </style:style>
    <style:style style:name="Таблица1024.B" style:family="table-column">
      <style:table-column-properties style:rel-column-width="397*"/>
    </style:style>
    <style:style style:name="Таблица1024.1" style:family="table-row">
      <style:table-row-properties style:row-height="4.99mm"/>
    </style:style>
    <style:style style:name="Таблица1024.A1" style:family="table-cell">
      <style:table-cell-properties fo:padding-left="0mm" fo:padding-right="0mm" fo:padding-top="0mm" fo:padding-bottom="0.3mm" fo:border-left="none" fo:border-right="none" fo:border-top="none" fo:border-bottom="0.5pt solid #000000"/>
    </style:style>
    <style:style style:name="Таблица1025" style:family="table">
      <style:table-properties style:rel-width="100%" table:align="center" style:writing-mode="page"/>
    </style:style>
    <style:style style:name="Таблица1025.A" style:family="table-column">
      <style:table-column-properties style:rel-column-width="368*"/>
    </style:style>
    <style:style style:name="Таблица1025.B" style:family="table-column">
      <style:table-column-properties style:rel-column-width="7003*"/>
    </style:style>
    <style:style style:name="Таблица1025.1" style:family="table-row">
      <style:table-row-properties style:row-height="4.99mm"/>
    </style:style>
    <style:style style:name="Таблица1025.A1" style:family="table-cell">
      <style:table-cell-properties fo:padding-left="0mm" fo:padding-right="0mm" fo:padding-top="0mm" fo:padding-bottom="0.3mm" fo:border-left="none" fo:border-right="none" fo:border-top="none" fo:border-bottom="0.5pt solid #000000"/>
    </style:style>
    <style:style style:name="Таблица1026" style:family="table">
      <style:table-properties style:rel-width="100%" table:align="center" style:writing-mode="page"/>
    </style:style>
    <style:style style:name="Таблица1026.A" style:family="table-column">
      <style:table-column-properties style:rel-column-width="7540*"/>
    </style:style>
    <style:style style:name="Таблица1026.B" style:family="table-column">
      <style:table-column-properties style:rel-column-width="397*"/>
    </style:style>
    <style:style style:name="Таблица1026.1" style:family="table-row">
      <style:table-row-properties style:row-height="4.99mm"/>
    </style:style>
    <style:style style:name="Таблица1026.A1" style:family="table-cell">
      <style:table-cell-properties fo:padding-left="0mm" fo:padding-right="0mm" fo:padding-top="0mm" fo:padding-bottom="0.3mm" fo:border-left="none" fo:border-right="none" fo:border-top="none" fo:border-bottom="0.5pt solid #000000"/>
    </style:style>
    <style:style style:name="Таблица1027" style:family="table">
      <style:table-properties style:rel-width="100%" table:align="center" style:writing-mode="page"/>
    </style:style>
    <style:style style:name="Таблица1027.A" style:family="table-column">
      <style:table-column-properties style:rel-column-width="368*"/>
    </style:style>
    <style:style style:name="Таблица1027.B" style:family="table-column">
      <style:table-column-properties style:rel-column-width="7003*"/>
    </style:style>
    <style:style style:name="Таблица1027.1" style:family="table-row">
      <style:table-row-properties style:row-height="4.99mm"/>
    </style:style>
    <style:style style:name="Таблица1027.A1" style:family="table-cell">
      <style:table-cell-properties fo:padding-left="0mm" fo:padding-right="0mm" fo:padding-top="0mm" fo:padding-bottom="0.3mm" fo:border-left="none" fo:border-right="none" fo:border-top="none" fo:border-bottom="0.5pt solid #000000"/>
    </style:style>
    <style:style style:name="Таблица1028" style:family="table">
      <style:table-properties style:rel-width="100%" table:align="center" style:writing-mode="page"/>
    </style:style>
    <style:style style:name="Таблица1028.A" style:family="table-column">
      <style:table-column-properties style:rel-column-width="7540*"/>
    </style:style>
    <style:style style:name="Таблица1028.B" style:family="table-column">
      <style:table-column-properties style:rel-column-width="397*"/>
    </style:style>
    <style:style style:name="Таблица1028.1" style:family="table-row">
      <style:table-row-properties style:row-height="4.99mm"/>
    </style:style>
    <style:style style:name="Таблица1028.A1" style:family="table-cell">
      <style:table-cell-properties fo:padding-left="0mm" fo:padding-right="0mm" fo:padding-top="0mm" fo:padding-bottom="0.3mm" fo:border-left="none" fo:border-right="none" fo:border-top="none" fo:border-bottom="0.5pt solid #000000"/>
    </style:style>
    <style:style style:name="Таблица1029" style:family="table">
      <style:table-properties style:rel-width="100%" table:align="center" style:writing-mode="page"/>
    </style:style>
    <style:style style:name="Таблица1029.A" style:family="table-column">
      <style:table-column-properties style:rel-column-width="368*"/>
    </style:style>
    <style:style style:name="Таблица1029.B" style:family="table-column">
      <style:table-column-properties style:rel-column-width="7003*"/>
    </style:style>
    <style:style style:name="Таблица1029.1" style:family="table-row">
      <style:table-row-properties style:row-height="4.99mm"/>
    </style:style>
    <style:style style:name="Таблица1029.A1" style:family="table-cell">
      <style:table-cell-properties fo:padding-left="0mm" fo:padding-right="0mm" fo:padding-top="0mm" fo:padding-bottom="0.3mm" fo:border-left="none" fo:border-right="none" fo:border-top="none" fo:border-bottom="0.5pt solid #000000"/>
    </style:style>
    <style:style style:name="Таблица1030" style:family="table">
      <style:table-properties style:rel-width="100%" table:align="center" style:writing-mode="page"/>
    </style:style>
    <style:style style:name="Таблица1030.A" style:family="table-column">
      <style:table-column-properties style:rel-column-width="7540*"/>
    </style:style>
    <style:style style:name="Таблица1030.B" style:family="table-column">
      <style:table-column-properties style:rel-column-width="397*"/>
    </style:style>
    <style:style style:name="Таблица1030.1" style:family="table-row">
      <style:table-row-properties style:row-height="4.99mm"/>
    </style:style>
    <style:style style:name="Таблица1030.A1" style:family="table-cell">
      <style:table-cell-properties fo:padding-left="0mm" fo:padding-right="0mm" fo:padding-top="0mm" fo:padding-bottom="0.3mm" fo:border-left="none" fo:border-right="none" fo:border-top="none" fo:border-bottom="0.5pt solid #000000"/>
    </style:style>
    <style:style style:name="Таблица1031" style:family="table">
      <style:table-properties style:rel-width="100%" table:align="center" style:writing-mode="page"/>
    </style:style>
    <style:style style:name="Таблица1031.A" style:family="table-column">
      <style:table-column-properties style:rel-column-width="368*"/>
    </style:style>
    <style:style style:name="Таблица1031.B" style:family="table-column">
      <style:table-column-properties style:rel-column-width="7003*"/>
    </style:style>
    <style:style style:name="Таблица1031.1" style:family="table-row">
      <style:table-row-properties style:row-height="4.99mm"/>
    </style:style>
    <style:style style:name="Таблица1031.A1" style:family="table-cell">
      <style:table-cell-properties fo:padding-left="0mm" fo:padding-right="0mm" fo:padding-top="0mm" fo:padding-bottom="0.3mm" fo:border-left="none" fo:border-right="none" fo:border-top="none" fo:border-bottom="0.5pt solid #000000"/>
    </style:style>
    <style:style style:name="Таблица1032" style:family="table">
      <style:table-properties style:rel-width="100%" table:align="center" style:writing-mode="page"/>
    </style:style>
    <style:style style:name="Таблица1032.A" style:family="table-column">
      <style:table-column-properties style:rel-column-width="7540*"/>
    </style:style>
    <style:style style:name="Таблица1032.B" style:family="table-column">
      <style:table-column-properties style:rel-column-width="397*"/>
    </style:style>
    <style:style style:name="Таблица1032.1" style:family="table-row">
      <style:table-row-properties style:row-height="4.99mm"/>
    </style:style>
    <style:style style:name="Таблица1032.A1" style:family="table-cell">
      <style:table-cell-properties fo:padding-left="0mm" fo:padding-right="0mm" fo:padding-top="0mm" fo:padding-bottom="0.3mm" fo:border-left="none" fo:border-right="none" fo:border-top="none" fo:border-bottom="0.5pt solid #000000"/>
    </style:style>
    <style:style style:name="Таблица1033" style:family="table">
      <style:table-properties style:rel-width="100%" table:align="center" style:writing-mode="page"/>
    </style:style>
    <style:style style:name="Таблица1033.A" style:family="table-column">
      <style:table-column-properties style:rel-column-width="368*"/>
    </style:style>
    <style:style style:name="Таблица1033.B" style:family="table-column">
      <style:table-column-properties style:rel-column-width="7003*"/>
    </style:style>
    <style:style style:name="Таблица1033.1" style:family="table-row">
      <style:table-row-properties style:row-height="4.99mm"/>
    </style:style>
    <style:style style:name="Таблица1033.A1" style:family="table-cell">
      <style:table-cell-properties fo:padding-left="0mm" fo:padding-right="0mm" fo:padding-top="0mm" fo:padding-bottom="0.3mm" fo:border-left="none" fo:border-right="none" fo:border-top="none" fo:border-bottom="0.5pt solid #000000"/>
    </style:style>
    <style:style style:name="Таблица1034" style:family="table">
      <style:table-properties style:rel-width="100%" table:align="center" style:writing-mode="page"/>
    </style:style>
    <style:style style:name="Таблица1034.A" style:family="table-column">
      <style:table-column-properties style:rel-column-width="7540*"/>
    </style:style>
    <style:style style:name="Таблица1034.B" style:family="table-column">
      <style:table-column-properties style:rel-column-width="397*"/>
    </style:style>
    <style:style style:name="Таблица1034.1" style:family="table-row">
      <style:table-row-properties style:row-height="4.99mm"/>
    </style:style>
    <style:style style:name="Таблица1034.A1" style:family="table-cell">
      <style:table-cell-properties fo:padding-left="0mm" fo:padding-right="0mm" fo:padding-top="0mm" fo:padding-bottom="0.3mm" fo:border-left="none" fo:border-right="none" fo:border-top="none" fo:border-bottom="0.5pt solid #000000"/>
    </style:style>
    <style:style style:name="Таблица1035" style:family="table">
      <style:table-properties style:rel-width="100%" table:align="center" style:writing-mode="page"/>
    </style:style>
    <style:style style:name="Таблица1035.A" style:family="table-column">
      <style:table-column-properties style:rel-column-width="368*"/>
    </style:style>
    <style:style style:name="Таблица1035.B" style:family="table-column">
      <style:table-column-properties style:rel-column-width="7003*"/>
    </style:style>
    <style:style style:name="Таблица1035.1" style:family="table-row">
      <style:table-row-properties style:row-height="4.99mm"/>
    </style:style>
    <style:style style:name="Таблица1035.A1" style:family="table-cell">
      <style:table-cell-properties fo:padding-left="0mm" fo:padding-right="0mm" fo:padding-top="0mm" fo:padding-bottom="0.3mm" fo:border-left="none" fo:border-right="none" fo:border-top="none" fo:border-bottom="0.5pt solid #000000"/>
    </style:style>
    <style:style style:name="Таблица1036" style:family="table">
      <style:table-properties style:rel-width="100%" table:align="center" style:writing-mode="page"/>
    </style:style>
    <style:style style:name="Таблица1036.A" style:family="table-column">
      <style:table-column-properties style:rel-column-width="7540*"/>
    </style:style>
    <style:style style:name="Таблица1036.B" style:family="table-column">
      <style:table-column-properties style:rel-column-width="397*"/>
    </style:style>
    <style:style style:name="Таблица1036.1" style:family="table-row">
      <style:table-row-properties style:row-height="4.99mm"/>
    </style:style>
    <style:style style:name="Таблица1036.A1" style:family="table-cell">
      <style:table-cell-properties fo:padding-left="0mm" fo:padding-right="0mm" fo:padding-top="0mm" fo:padding-bottom="0.3mm" fo:border-left="none" fo:border-right="none" fo:border-top="none" fo:border-bottom="0.5pt solid #000000"/>
    </style:style>
    <style:style style:name="Таблица1037" style:family="table">
      <style:table-properties style:rel-width="100%" table:align="center" style:writing-mode="page"/>
    </style:style>
    <style:style style:name="Таблица1037.A" style:family="table-column">
      <style:table-column-properties style:rel-column-width="368*"/>
    </style:style>
    <style:style style:name="Таблица1037.B" style:family="table-column">
      <style:table-column-properties style:rel-column-width="7003*"/>
    </style:style>
    <style:style style:name="Таблица1037.1" style:family="table-row">
      <style:table-row-properties style:row-height="4.99mm"/>
    </style:style>
    <style:style style:name="Таблица1037.A1" style:family="table-cell">
      <style:table-cell-properties fo:padding-left="0mm" fo:padding-right="0mm" fo:padding-top="0mm" fo:padding-bottom="0.3mm" fo:border-left="none" fo:border-right="none" fo:border-top="none" fo:border-bottom="0.5pt solid #000000"/>
    </style:style>
    <style:style style:name="Таблица1038" style:family="table">
      <style:table-properties style:rel-width="100%" table:align="center" style:writing-mode="page"/>
    </style:style>
    <style:style style:name="Таблица1038.A" style:family="table-column">
      <style:table-column-properties style:rel-column-width="7540*"/>
    </style:style>
    <style:style style:name="Таблица1038.B" style:family="table-column">
      <style:table-column-properties style:rel-column-width="397*"/>
    </style:style>
    <style:style style:name="Таблица1038.1" style:family="table-row">
      <style:table-row-properties style:row-height="4.99mm"/>
    </style:style>
    <style:style style:name="Таблица1038.A1" style:family="table-cell">
      <style:table-cell-properties fo:padding-left="0mm" fo:padding-right="0mm" fo:padding-top="0mm" fo:padding-bottom="0.3mm" fo:border-left="none" fo:border-right="none" fo:border-top="none" fo:border-bottom="0.5pt solid #000000"/>
    </style:style>
    <style:style style:name="Таблица1039" style:family="table">
      <style:table-properties style:rel-width="100%" table:align="center" style:writing-mode="page"/>
    </style:style>
    <style:style style:name="Таблица1039.A" style:family="table-column">
      <style:table-column-properties style:rel-column-width="368*"/>
    </style:style>
    <style:style style:name="Таблица1039.B" style:family="table-column">
      <style:table-column-properties style:rel-column-width="7003*"/>
    </style:style>
    <style:style style:name="Таблица1039.1" style:family="table-row">
      <style:table-row-properties style:row-height="4.99mm"/>
    </style:style>
    <style:style style:name="Таблица1039.A1" style:family="table-cell">
      <style:table-cell-properties fo:padding-left="0mm" fo:padding-right="0mm" fo:padding-top="0mm" fo:padding-bottom="0.3mm" fo:border-left="none" fo:border-right="none" fo:border-top="none" fo:border-bottom="0.5pt solid #000000"/>
    </style:style>
    <style:style style:name="Таблица1040" style:family="table">
      <style:table-properties style:rel-width="100%" table:align="center" style:writing-mode="page"/>
    </style:style>
    <style:style style:name="Таблица1040.A" style:family="table-column">
      <style:table-column-properties style:rel-column-width="7540*"/>
    </style:style>
    <style:style style:name="Таблица1040.B" style:family="table-column">
      <style:table-column-properties style:rel-column-width="397*"/>
    </style:style>
    <style:style style:name="Таблица1040.1" style:family="table-row">
      <style:table-row-properties style:row-height="4.99mm"/>
    </style:style>
    <style:style style:name="Таблица1040.A1" style:family="table-cell">
      <style:table-cell-properties fo:padding-left="0mm" fo:padding-right="0mm" fo:padding-top="0mm" fo:padding-bottom="0.3mm" fo:border-left="none" fo:border-right="none" fo:border-top="none" fo:border-bottom="0.5pt solid #000000"/>
    </style:style>
    <style:style style:name="Таблица1041" style:family="table">
      <style:table-properties style:rel-width="100%" table:align="center" style:writing-mode="page"/>
    </style:style>
    <style:style style:name="Таблица1041.A" style:family="table-column">
      <style:table-column-properties style:rel-column-width="368*"/>
    </style:style>
    <style:style style:name="Таблица1041.B" style:family="table-column">
      <style:table-column-properties style:rel-column-width="7003*"/>
    </style:style>
    <style:style style:name="Таблица1041.1" style:family="table-row">
      <style:table-row-properties style:row-height="4.99mm"/>
    </style:style>
    <style:style style:name="Таблица1041.A1" style:family="table-cell">
      <style:table-cell-properties fo:padding-left="0mm" fo:padding-right="0mm" fo:padding-top="0mm" fo:padding-bottom="0.3mm" fo:border-left="none" fo:border-right="none" fo:border-top="none" fo:border-bottom="0.5pt solid #000000"/>
    </style:style>
    <style:style style:name="Таблица1042" style:family="table">
      <style:table-properties style:rel-width="100%" table:align="center" style:writing-mode="page"/>
    </style:style>
    <style:style style:name="Таблица1042.A" style:family="table-column">
      <style:table-column-properties style:rel-column-width="7540*"/>
    </style:style>
    <style:style style:name="Таблица1042.B" style:family="table-column">
      <style:table-column-properties style:rel-column-width="397*"/>
    </style:style>
    <style:style style:name="Таблица1042.1" style:family="table-row">
      <style:table-row-properties style:row-height="4.99mm"/>
    </style:style>
    <style:style style:name="Таблица1042.A1" style:family="table-cell">
      <style:table-cell-properties fo:padding-left="0mm" fo:padding-right="0mm" fo:padding-top="0mm" fo:padding-bottom="0.3mm" fo:border-left="none" fo:border-right="none" fo:border-top="none" fo:border-bottom="0.5pt solid #000000"/>
    </style:style>
    <style:style style:name="Таблица1043" style:family="table">
      <style:table-properties style:rel-width="100%" table:align="center" style:writing-mode="page"/>
    </style:style>
    <style:style style:name="Таблица1043.A" style:family="table-column">
      <style:table-column-properties style:rel-column-width="368*"/>
    </style:style>
    <style:style style:name="Таблица1043.B" style:family="table-column">
      <style:table-column-properties style:rel-column-width="7003*"/>
    </style:style>
    <style:style style:name="Таблица1043.1" style:family="table-row">
      <style:table-row-properties style:row-height="4.99mm"/>
    </style:style>
    <style:style style:name="Таблица1043.A1" style:family="table-cell">
      <style:table-cell-properties fo:padding-left="0mm" fo:padding-right="0mm" fo:padding-top="0mm" fo:padding-bottom="0.3mm" fo:border-left="none" fo:border-right="none" fo:border-top="none" fo:border-bottom="0.5pt solid #000000"/>
    </style:style>
    <style:style style:name="Таблица1044" style:family="table">
      <style:table-properties style:rel-width="100%" table:align="center" style:writing-mode="page"/>
    </style:style>
    <style:style style:name="Таблица1044.A" style:family="table-column">
      <style:table-column-properties style:rel-column-width="7540*"/>
    </style:style>
    <style:style style:name="Таблица1044.B" style:family="table-column">
      <style:table-column-properties style:rel-column-width="397*"/>
    </style:style>
    <style:style style:name="Таблица1044.1" style:family="table-row">
      <style:table-row-properties style:row-height="4.99mm"/>
    </style:style>
    <style:style style:name="Таблица1044.A1" style:family="table-cell">
      <style:table-cell-properties fo:padding-left="0mm" fo:padding-right="0mm" fo:padding-top="0mm" fo:padding-bottom="0.3mm" fo:border-left="none" fo:border-right="none" fo:border-top="none" fo:border-bottom="0.5pt solid #000000"/>
    </style:style>
    <style:style style:name="Таблица1045" style:family="table">
      <style:table-properties style:rel-width="100%" table:align="center" style:writing-mode="page"/>
    </style:style>
    <style:style style:name="Таблица1045.A" style:family="table-column">
      <style:table-column-properties style:rel-column-width="368*"/>
    </style:style>
    <style:style style:name="Таблица1045.B" style:family="table-column">
      <style:table-column-properties style:rel-column-width="7003*"/>
    </style:style>
    <style:style style:name="Таблица1045.1" style:family="table-row">
      <style:table-row-properties style:row-height="4.99mm"/>
    </style:style>
    <style:style style:name="Таблица1045.A1" style:family="table-cell">
      <style:table-cell-properties fo:padding-left="0mm" fo:padding-right="0mm" fo:padding-top="0mm" fo:padding-bottom="0.3mm" fo:border-left="none" fo:border-right="none" fo:border-top="none" fo:border-bottom="0.5pt solid #000000"/>
    </style:style>
    <style:style style:name="Таблица1046" style:family="table">
      <style:table-properties style:rel-width="100%" table:align="center" style:writing-mode="page"/>
    </style:style>
    <style:style style:name="Таблица1046.A" style:family="table-column">
      <style:table-column-properties style:rel-column-width="7540*"/>
    </style:style>
    <style:style style:name="Таблица1046.B" style:family="table-column">
      <style:table-column-properties style:rel-column-width="397*"/>
    </style:style>
    <style:style style:name="Таблица1046.1" style:family="table-row">
      <style:table-row-properties style:row-height="4.99mm"/>
    </style:style>
    <style:style style:name="Таблица1046.A1" style:family="table-cell">
      <style:table-cell-properties fo:padding-left="0mm" fo:padding-right="0mm" fo:padding-top="0mm" fo:padding-bottom="0.3mm" fo:border-left="none" fo:border-right="none" fo:border-top="none" fo:border-bottom="0.5pt solid #000000"/>
    </style:style>
    <style:style style:name="Таблица1047" style:family="table">
      <style:table-properties style:rel-width="100%" table:align="center" style:writing-mode="page"/>
    </style:style>
    <style:style style:name="Таблица1047.A" style:family="table-column">
      <style:table-column-properties style:rel-column-width="368*"/>
    </style:style>
    <style:style style:name="Таблица1047.B" style:family="table-column">
      <style:table-column-properties style:rel-column-width="7003*"/>
    </style:style>
    <style:style style:name="Таблица1047.1" style:family="table-row">
      <style:table-row-properties style:row-height="4.99mm"/>
    </style:style>
    <style:style style:name="Таблица1047.A1" style:family="table-cell">
      <style:table-cell-properties fo:padding-left="0mm" fo:padding-right="0mm" fo:padding-top="0mm" fo:padding-bottom="0.3mm" fo:border-left="none" fo:border-right="none" fo:border-top="none" fo:border-bottom="0.5pt solid #000000"/>
    </style:style>
    <style:style style:name="Таблица1048" style:family="table">
      <style:table-properties style:rel-width="100%" table:align="center" style:writing-mode="page"/>
    </style:style>
    <style:style style:name="Таблица1048.A" style:family="table-column">
      <style:table-column-properties style:rel-column-width="7540*"/>
    </style:style>
    <style:style style:name="Таблица1048.B" style:family="table-column">
      <style:table-column-properties style:rel-column-width="397*"/>
    </style:style>
    <style:style style:name="Таблица1048.1" style:family="table-row">
      <style:table-row-properties style:row-height="4.99mm"/>
    </style:style>
    <style:style style:name="Таблица1048.A1" style:family="table-cell">
      <style:table-cell-properties fo:padding-left="0mm" fo:padding-right="0mm" fo:padding-top="0mm" fo:padding-bottom="0.3mm" fo:border-left="none" fo:border-right="none" fo:border-top="none" fo:border-bottom="0.5pt solid #000000"/>
    </style:style>
    <style:style style:name="Таблица1049" style:family="table">
      <style:table-properties style:rel-width="100%" table:align="center" style:writing-mode="page"/>
    </style:style>
    <style:style style:name="Таблица1049.A" style:family="table-column">
      <style:table-column-properties style:rel-column-width="368*"/>
    </style:style>
    <style:style style:name="Таблица1049.B" style:family="table-column">
      <style:table-column-properties style:rel-column-width="7003*"/>
    </style:style>
    <style:style style:name="Таблица1049.1" style:family="table-row">
      <style:table-row-properties style:row-height="4.99mm"/>
    </style:style>
    <style:style style:name="Таблица1049.A1" style:family="table-cell">
      <style:table-cell-properties fo:padding-left="0mm" fo:padding-right="0mm" fo:padding-top="0mm" fo:padding-bottom="0.3mm" fo:border-left="none" fo:border-right="none" fo:border-top="none" fo:border-bottom="0.5pt solid #000000"/>
    </style:style>
    <style:style style:name="Таблица1050" style:family="table">
      <style:table-properties style:rel-width="100%" table:align="center" style:writing-mode="page"/>
    </style:style>
    <style:style style:name="Таблица1050.A" style:family="table-column">
      <style:table-column-properties style:rel-column-width="7540*"/>
    </style:style>
    <style:style style:name="Таблица1050.B" style:family="table-column">
      <style:table-column-properties style:rel-column-width="397*"/>
    </style:style>
    <style:style style:name="Таблица1050.1" style:family="table-row">
      <style:table-row-properties style:row-height="4.99mm"/>
    </style:style>
    <style:style style:name="Таблица1050.A1" style:family="table-cell">
      <style:table-cell-properties fo:padding-left="0mm" fo:padding-right="0mm" fo:padding-top="0mm" fo:padding-bottom="0.3mm" fo:border-left="none" fo:border-right="none" fo:border-top="none" fo:border-bottom="0.5pt solid #000000"/>
    </style:style>
    <style:style style:name="Таблица1051" style:family="table">
      <style:table-properties style:rel-width="100%" table:align="center" style:writing-mode="page"/>
    </style:style>
    <style:style style:name="Таблица1051.A" style:family="table-column">
      <style:table-column-properties style:rel-column-width="368*"/>
    </style:style>
    <style:style style:name="Таблица1051.B" style:family="table-column">
      <style:table-column-properties style:rel-column-width="7003*"/>
    </style:style>
    <style:style style:name="Таблица1051.1" style:family="table-row">
      <style:table-row-properties style:row-height="4.99mm"/>
    </style:style>
    <style:style style:name="Таблица1051.A1" style:family="table-cell">
      <style:table-cell-properties fo:padding-left="0mm" fo:padding-right="0mm" fo:padding-top="0mm" fo:padding-bottom="0.3mm" fo:border-left="none" fo:border-right="none" fo:border-top="none" fo:border-bottom="0.5pt solid #000000"/>
    </style:style>
    <style:style style:name="Таблица1052" style:family="table">
      <style:table-properties style:rel-width="100%" table:align="center" style:writing-mode="page"/>
    </style:style>
    <style:style style:name="Таблица1052.A" style:family="table-column">
      <style:table-column-properties style:rel-column-width="7540*"/>
    </style:style>
    <style:style style:name="Таблица1052.B" style:family="table-column">
      <style:table-column-properties style:rel-column-width="397*"/>
    </style:style>
    <style:style style:name="Таблица1052.1" style:family="table-row">
      <style:table-row-properties style:row-height="4.99mm"/>
    </style:style>
    <style:style style:name="Таблица1052.A1" style:family="table-cell">
      <style:table-cell-properties fo:padding-left="0mm" fo:padding-right="0mm" fo:padding-top="0mm" fo:padding-bottom="0.3mm" fo:border-left="none" fo:border-right="none" fo:border-top="none" fo:border-bottom="0.5pt solid #000000"/>
    </style:style>
    <style:style style:name="Таблица1053" style:family="table">
      <style:table-properties style:rel-width="100%" table:align="center" style:writing-mode="page"/>
    </style:style>
    <style:style style:name="Таблица1053.A" style:family="table-column">
      <style:table-column-properties style:rel-column-width="368*"/>
    </style:style>
    <style:style style:name="Таблица1053.B" style:family="table-column">
      <style:table-column-properties style:rel-column-width="7003*"/>
    </style:style>
    <style:style style:name="Таблица1053.1" style:family="table-row">
      <style:table-row-properties style:row-height="4.99mm"/>
    </style:style>
    <style:style style:name="Таблица1053.A1" style:family="table-cell">
      <style:table-cell-properties fo:padding-left="0mm" fo:padding-right="0mm" fo:padding-top="0mm" fo:padding-bottom="0.3mm" fo:border-left="none" fo:border-right="none" fo:border-top="none" fo:border-bottom="0.5pt solid #000000"/>
    </style:style>
    <style:style style:name="Таблица1054" style:family="table">
      <style:table-properties style:rel-width="100%" table:align="center" style:writing-mode="page"/>
    </style:style>
    <style:style style:name="Таблица1054.A" style:family="table-column">
      <style:table-column-properties style:rel-column-width="7540*"/>
    </style:style>
    <style:style style:name="Таблица1054.B" style:family="table-column">
      <style:table-column-properties style:rel-column-width="397*"/>
    </style:style>
    <style:style style:name="Таблица1054.1" style:family="table-row">
      <style:table-row-properties style:row-height="4.99mm"/>
    </style:style>
    <style:style style:name="Таблица1054.A1" style:family="table-cell">
      <style:table-cell-properties fo:padding-left="0mm" fo:padding-right="0mm" fo:padding-top="0mm" fo:padding-bottom="0.3mm" fo:border-left="none" fo:border-right="none" fo:border-top="none" fo:border-bottom="0.5pt solid #000000"/>
    </style:style>
    <style:style style:name="Таблица1055" style:family="table">
      <style:table-properties style:rel-width="100%" table:align="center" style:writing-mode="page"/>
    </style:style>
    <style:style style:name="Таблица1055.A" style:family="table-column">
      <style:table-column-properties style:rel-column-width="368*"/>
    </style:style>
    <style:style style:name="Таблица1055.B" style:family="table-column">
      <style:table-column-properties style:rel-column-width="7003*"/>
    </style:style>
    <style:style style:name="Таблица1055.1" style:family="table-row">
      <style:table-row-properties style:row-height="4.99mm"/>
    </style:style>
    <style:style style:name="Таблица1055.A1" style:family="table-cell">
      <style:table-cell-properties fo:padding-left="0mm" fo:padding-right="0mm" fo:padding-top="0mm" fo:padding-bottom="0.3mm" fo:border-left="none" fo:border-right="none" fo:border-top="none" fo:border-bottom="0.5pt solid #000000"/>
    </style:style>
    <style:style style:name="Таблица1056" style:family="table">
      <style:table-properties style:rel-width="100%" table:align="center" style:writing-mode="page"/>
    </style:style>
    <style:style style:name="Таблица1056.A" style:family="table-column">
      <style:table-column-properties style:rel-column-width="7540*"/>
    </style:style>
    <style:style style:name="Таблица1056.B" style:family="table-column">
      <style:table-column-properties style:rel-column-width="397*"/>
    </style:style>
    <style:style style:name="Таблица1056.1" style:family="table-row">
      <style:table-row-properties style:row-height="4.99mm"/>
    </style:style>
    <style:style style:name="Таблица1056.A1" style:family="table-cell">
      <style:table-cell-properties fo:padding-left="0mm" fo:padding-right="0mm" fo:padding-top="0mm" fo:padding-bottom="0.3mm" fo:border-left="none" fo:border-right="none" fo:border-top="none" fo:border-bottom="0.5pt solid #000000"/>
    </style:style>
    <style:style style:name="Таблица1057" style:family="table">
      <style:table-properties style:rel-width="100%" table:align="center" style:writing-mode="page"/>
    </style:style>
    <style:style style:name="Таблица1057.A" style:family="table-column">
      <style:table-column-properties style:rel-column-width="368*"/>
    </style:style>
    <style:style style:name="Таблица1057.B" style:family="table-column">
      <style:table-column-properties style:rel-column-width="7003*"/>
    </style:style>
    <style:style style:name="Таблица1057.1" style:family="table-row">
      <style:table-row-properties style:row-height="4.99mm"/>
    </style:style>
    <style:style style:name="Таблица1057.A1" style:family="table-cell">
      <style:table-cell-properties fo:padding-left="0mm" fo:padding-right="0mm" fo:padding-top="0mm" fo:padding-bottom="0.3mm" fo:border-left="none" fo:border-right="none" fo:border-top="none" fo:border-bottom="0.5pt solid #000000"/>
    </style:style>
    <style:style style:name="Таблица1058" style:family="table">
      <style:table-properties style:rel-width="100%" table:align="center" style:writing-mode="page"/>
    </style:style>
    <style:style style:name="Таблица1058.A" style:family="table-column">
      <style:table-column-properties style:rel-column-width="7540*"/>
    </style:style>
    <style:style style:name="Таблица1058.B" style:family="table-column">
      <style:table-column-properties style:rel-column-width="397*"/>
    </style:style>
    <style:style style:name="Таблица1058.1" style:family="table-row">
      <style:table-row-properties style:row-height="4.99mm"/>
    </style:style>
    <style:style style:name="Таблица1058.A1" style:family="table-cell">
      <style:table-cell-properties fo:padding-left="0mm" fo:padding-right="0mm" fo:padding-top="0mm" fo:padding-bottom="0.3mm" fo:border-left="none" fo:border-right="none" fo:border-top="none" fo:border-bottom="0.5pt solid #000000"/>
    </style:style>
    <style:style style:name="Таблица1059" style:family="table">
      <style:table-properties style:rel-width="100%" table:align="center" style:writing-mode="page"/>
    </style:style>
    <style:style style:name="Таблица1059.A" style:family="table-column">
      <style:table-column-properties style:rel-column-width="368*"/>
    </style:style>
    <style:style style:name="Таблица1059.B" style:family="table-column">
      <style:table-column-properties style:rel-column-width="7003*"/>
    </style:style>
    <style:style style:name="Таблица1059.1" style:family="table-row">
      <style:table-row-properties style:row-height="4.99mm"/>
    </style:style>
    <style:style style:name="Таблица1059.A1" style:family="table-cell">
      <style:table-cell-properties fo:padding-left="0mm" fo:padding-right="0mm" fo:padding-top="0mm" fo:padding-bottom="0.3mm" fo:border-left="none" fo:border-right="none" fo:border-top="none" fo:border-bottom="0.5pt solid #000000"/>
    </style:style>
    <style:style style:name="Таблица1060" style:family="table">
      <style:table-properties style:rel-width="100%" table:align="center" style:writing-mode="page"/>
    </style:style>
    <style:style style:name="Таблица1060.A" style:family="table-column">
      <style:table-column-properties style:rel-column-width="7540*"/>
    </style:style>
    <style:style style:name="Таблица1060.B" style:family="table-column">
      <style:table-column-properties style:rel-column-width="397*"/>
    </style:style>
    <style:style style:name="Таблица1060.1" style:family="table-row">
      <style:table-row-properties style:row-height="4.99mm"/>
    </style:style>
    <style:style style:name="Таблица1060.A1" style:family="table-cell">
      <style:table-cell-properties fo:padding-left="0mm" fo:padding-right="0mm" fo:padding-top="0mm" fo:padding-bottom="0.3mm" fo:border-left="none" fo:border-right="none" fo:border-top="none" fo:border-bottom="0.5pt solid #000000"/>
    </style:style>
    <style:style style:name="Таблица1061" style:family="table">
      <style:table-properties style:rel-width="100%" table:align="center" style:writing-mode="page"/>
    </style:style>
    <style:style style:name="Таблица1061.A" style:family="table-column">
      <style:table-column-properties style:rel-column-width="368*"/>
    </style:style>
    <style:style style:name="Таблица1061.B" style:family="table-column">
      <style:table-column-properties style:rel-column-width="7003*"/>
    </style:style>
    <style:style style:name="Таблица1061.1" style:family="table-row">
      <style:table-row-properties style:row-height="4.99mm"/>
    </style:style>
    <style:style style:name="Таблица1061.A1" style:family="table-cell">
      <style:table-cell-properties fo:padding-left="0mm" fo:padding-right="0mm" fo:padding-top="0mm" fo:padding-bottom="0.3mm" fo:border-left="none" fo:border-right="none" fo:border-top="none" fo:border-bottom="0.5pt solid #000000"/>
    </style:style>
    <style:style style:name="Таблица1062" style:family="table">
      <style:table-properties style:rel-width="100%" table:align="center" style:writing-mode="page"/>
    </style:style>
    <style:style style:name="Таблица1062.A" style:family="table-column">
      <style:table-column-properties style:rel-column-width="7540*"/>
    </style:style>
    <style:style style:name="Таблица1062.B" style:family="table-column">
      <style:table-column-properties style:rel-column-width="397*"/>
    </style:style>
    <style:style style:name="Таблица1062.1" style:family="table-row">
      <style:table-row-properties style:row-height="4.99mm"/>
    </style:style>
    <style:style style:name="Таблица1062.A1" style:family="table-cell">
      <style:table-cell-properties fo:padding-left="0mm" fo:padding-right="0mm" fo:padding-top="0mm" fo:padding-bottom="0.3mm" fo:border-left="none" fo:border-right="none" fo:border-top="none" fo:border-bottom="0.5pt solid #000000"/>
    </style:style>
    <style:style style:name="Таблица1063" style:family="table">
      <style:table-properties style:rel-width="100%" table:align="center" style:writing-mode="page"/>
    </style:style>
    <style:style style:name="Таблица1063.A" style:family="table-column">
      <style:table-column-properties style:rel-column-width="368*"/>
    </style:style>
    <style:style style:name="Таблица1063.B" style:family="table-column">
      <style:table-column-properties style:rel-column-width="7003*"/>
    </style:style>
    <style:style style:name="Таблица1063.1" style:family="table-row">
      <style:table-row-properties style:row-height="4.99mm"/>
    </style:style>
    <style:style style:name="Таблица1063.A1" style:family="table-cell">
      <style:table-cell-properties fo:padding-left="0mm" fo:padding-right="0mm" fo:padding-top="0mm" fo:padding-bottom="0.3mm" fo:border-left="none" fo:border-right="none" fo:border-top="none" fo:border-bottom="0.5pt solid #000000"/>
    </style:style>
    <style:style style:name="Таблица1064" style:family="table">
      <style:table-properties style:rel-width="100%" table:align="center" style:writing-mode="page"/>
    </style:style>
    <style:style style:name="Таблица1064.A" style:family="table-column">
      <style:table-column-properties style:rel-column-width="7540*"/>
    </style:style>
    <style:style style:name="Таблица1064.B" style:family="table-column">
      <style:table-column-properties style:rel-column-width="397*"/>
    </style:style>
    <style:style style:name="Таблица1064.1" style:family="table-row">
      <style:table-row-properties style:row-height="4.99mm"/>
    </style:style>
    <style:style style:name="Таблица1064.A1" style:family="table-cell">
      <style:table-cell-properties fo:padding-left="0mm" fo:padding-right="0mm" fo:padding-top="0mm" fo:padding-bottom="0.3mm" fo:border-left="none" fo:border-right="none" fo:border-top="none" fo:border-bottom="0.5pt solid #000000"/>
    </style:style>
    <style:style style:name="Таблица1065" style:family="table">
      <style:table-properties style:rel-width="100%" table:align="center" style:writing-mode="page"/>
    </style:style>
    <style:style style:name="Таблица1065.A" style:family="table-column">
      <style:table-column-properties style:rel-column-width="368*"/>
    </style:style>
    <style:style style:name="Таблица1065.B" style:family="table-column">
      <style:table-column-properties style:rel-column-width="7003*"/>
    </style:style>
    <style:style style:name="Таблица1065.1" style:family="table-row">
      <style:table-row-properties style:row-height="4.99mm"/>
    </style:style>
    <style:style style:name="Таблица1065.A1" style:family="table-cell">
      <style:table-cell-properties fo:padding-left="0mm" fo:padding-right="0mm" fo:padding-top="0mm" fo:padding-bottom="0.3mm" fo:border-left="none" fo:border-right="none" fo:border-top="none" fo:border-bottom="0.5pt solid #000000"/>
    </style:style>
    <style:style style:name="Таблица1066" style:family="table">
      <style:table-properties style:rel-width="100%" table:align="center" style:writing-mode="page"/>
    </style:style>
    <style:style style:name="Таблица1066.A" style:family="table-column">
      <style:table-column-properties style:rel-column-width="7540*"/>
    </style:style>
    <style:style style:name="Таблица1066.B" style:family="table-column">
      <style:table-column-properties style:rel-column-width="397*"/>
    </style:style>
    <style:style style:name="Таблица1066.1" style:family="table-row">
      <style:table-row-properties style:row-height="4.99mm"/>
    </style:style>
    <style:style style:name="Таблица1066.A1" style:family="table-cell">
      <style:table-cell-properties fo:padding-left="0mm" fo:padding-right="0mm" fo:padding-top="0mm" fo:padding-bottom="0.3mm" fo:border-left="none" fo:border-right="none" fo:border-top="none" fo:border-bottom="0.5pt solid #000000"/>
    </style:style>
    <style:style style:name="Таблица1067" style:family="table">
      <style:table-properties style:rel-width="100%" table:align="center" style:writing-mode="page"/>
    </style:style>
    <style:style style:name="Таблица1067.A" style:family="table-column">
      <style:table-column-properties style:rel-column-width="368*"/>
    </style:style>
    <style:style style:name="Таблица1067.B" style:family="table-column">
      <style:table-column-properties style:rel-column-width="7003*"/>
    </style:style>
    <style:style style:name="Таблица1067.1" style:family="table-row">
      <style:table-row-properties style:row-height="4.99mm"/>
    </style:style>
    <style:style style:name="Таблица1067.A1" style:family="table-cell">
      <style:table-cell-properties fo:padding-left="0mm" fo:padding-right="0mm" fo:padding-top="0mm" fo:padding-bottom="0.3mm" fo:border-left="none" fo:border-right="none" fo:border-top="none" fo:border-bottom="0.5pt solid #000000"/>
    </style:style>
    <style:style style:name="Таблица1068" style:family="table">
      <style:table-properties style:rel-width="100%" table:align="center" style:writing-mode="page"/>
    </style:style>
    <style:style style:name="Таблица1068.A" style:family="table-column">
      <style:table-column-properties style:rel-column-width="7540*"/>
    </style:style>
    <style:style style:name="Таблица1068.B" style:family="table-column">
      <style:table-column-properties style:rel-column-width="397*"/>
    </style:style>
    <style:style style:name="Таблица1068.1" style:family="table-row">
      <style:table-row-properties style:row-height="4.99mm"/>
    </style:style>
    <style:style style:name="Таблица1068.A1" style:family="table-cell">
      <style:table-cell-properties fo:padding-left="0mm" fo:padding-right="0mm" fo:padding-top="0mm" fo:padding-bottom="0.3mm" fo:border-left="none" fo:border-right="none" fo:border-top="none" fo:border-bottom="0.5pt solid #000000"/>
    </style:style>
    <style:style style:name="Таблица1069" style:family="table">
      <style:table-properties style:rel-width="100%" table:align="center" style:writing-mode="page"/>
    </style:style>
    <style:style style:name="Таблица1069.A" style:family="table-column">
      <style:table-column-properties style:rel-column-width="368*"/>
    </style:style>
    <style:style style:name="Таблица1069.B" style:family="table-column">
      <style:table-column-properties style:rel-column-width="7003*"/>
    </style:style>
    <style:style style:name="Таблица1069.1" style:family="table-row">
      <style:table-row-properties style:row-height="4.99mm"/>
    </style:style>
    <style:style style:name="Таблица1069.A1" style:family="table-cell">
      <style:table-cell-properties fo:padding-left="0mm" fo:padding-right="0mm" fo:padding-top="0mm" fo:padding-bottom="0.3mm" fo:border-left="none" fo:border-right="none" fo:border-top="none" fo:border-bottom="0.5pt solid #000000"/>
    </style:style>
    <style:style style:name="Таблица1070" style:family="table">
      <style:table-properties style:rel-width="100%" table:align="center" style:writing-mode="page"/>
    </style:style>
    <style:style style:name="Таблица1070.A" style:family="table-column">
      <style:table-column-properties style:rel-column-width="7540*"/>
    </style:style>
    <style:style style:name="Таблица1070.B" style:family="table-column">
      <style:table-column-properties style:rel-column-width="397*"/>
    </style:style>
    <style:style style:name="Таблица1070.1" style:family="table-row">
      <style:table-row-properties style:row-height="4.99mm"/>
    </style:style>
    <style:style style:name="Таблица1070.A1" style:family="table-cell">
      <style:table-cell-properties fo:padding-left="0mm" fo:padding-right="0mm" fo:padding-top="0mm" fo:padding-bottom="0.3mm" fo:border-left="none" fo:border-right="none" fo:border-top="none" fo:border-bottom="0.5pt solid #000000"/>
    </style:style>
    <style:style style:name="Таблица1071" style:family="table">
      <style:table-properties style:rel-width="100%" table:align="center" style:writing-mode="page"/>
    </style:style>
    <style:style style:name="Таблица1071.A" style:family="table-column">
      <style:table-column-properties style:rel-column-width="368*"/>
    </style:style>
    <style:style style:name="Таблица1071.B" style:family="table-column">
      <style:table-column-properties style:rel-column-width="7003*"/>
    </style:style>
    <style:style style:name="Таблица1071.1" style:family="table-row">
      <style:table-row-properties style:row-height="4.99mm"/>
    </style:style>
    <style:style style:name="Таблица1071.A1" style:family="table-cell">
      <style:table-cell-properties fo:padding-left="0mm" fo:padding-right="0mm" fo:padding-top="0mm" fo:padding-bottom="0.3mm" fo:border-left="none" fo:border-right="none" fo:border-top="none" fo:border-bottom="0.5pt solid #000000"/>
    </style:style>
    <style:style style:name="Таблица1072" style:family="table">
      <style:table-properties style:rel-width="100%" table:align="center" style:writing-mode="page"/>
    </style:style>
    <style:style style:name="Таблица1072.A" style:family="table-column">
      <style:table-column-properties style:rel-column-width="3968*"/>
    </style:style>
    <style:style style:name="Таблица1072.B" style:family="table-column">
      <style:table-column-properties style:rel-column-width="3969*"/>
    </style:style>
    <style:style style:name="Таблица1072.A1" style:family="table-cell">
      <style:table-cell-properties fo:padding="0mm" fo:border="none"/>
    </style:style>
    <style:style style:name="Таблица1073" style:family="table">
      <style:table-properties style:rel-width="100%" table:align="center" style:writing-mode="page"/>
    </style:style>
    <style:style style:name="Таблица1073.A" style:family="table-column">
      <style:table-column-properties style:rel-column-width="7540*"/>
    </style:style>
    <style:style style:name="Таблица1073.B" style:family="table-column">
      <style:table-column-properties style:rel-column-width="397*"/>
    </style:style>
    <style:style style:name="Таблица1073.1" style:family="table-row">
      <style:table-row-properties style:row-height="4.99mm"/>
    </style:style>
    <style:style style:name="Таблица1073.A1" style:family="table-cell">
      <style:table-cell-properties fo:padding-left="0mm" fo:padding-right="0mm" fo:padding-top="0mm" fo:padding-bottom="0.3mm" fo:border-left="none" fo:border-right="none" fo:border-top="none" fo:border-bottom="0.5pt solid #000000"/>
    </style:style>
    <style:style style:name="Таблица1074" style:family="table">
      <style:table-properties style:rel-width="100%" table:align="center" style:writing-mode="page"/>
    </style:style>
    <style:style style:name="Таблица1074.A" style:family="table-column">
      <style:table-column-properties style:rel-column-width="368*"/>
    </style:style>
    <style:style style:name="Таблица1074.B" style:family="table-column">
      <style:table-column-properties style:rel-column-width="7003*"/>
    </style:style>
    <style:style style:name="Таблица1074.1" style:family="table-row">
      <style:table-row-properties style:row-height="4.99mm"/>
    </style:style>
    <style:style style:name="Таблица1074.A1" style:family="table-cell">
      <style:table-cell-properties fo:padding-left="0mm" fo:padding-right="0mm" fo:padding-top="0mm" fo:padding-bottom="0.3mm" fo:border-left="none" fo:border-right="none" fo:border-top="none" fo:border-bottom="0.5pt solid #000000"/>
    </style:style>
    <style:style style:name="Таблица1075" style:family="table">
      <style:table-properties style:rel-width="100%" table:align="center" style:writing-mode="page"/>
    </style:style>
    <style:style style:name="Таблица1075.A" style:family="table-column">
      <style:table-column-properties style:rel-column-width="7540*"/>
    </style:style>
    <style:style style:name="Таблица1075.B" style:family="table-column">
      <style:table-column-properties style:rel-column-width="397*"/>
    </style:style>
    <style:style style:name="Таблица1075.1" style:family="table-row">
      <style:table-row-properties style:row-height="4.99mm"/>
    </style:style>
    <style:style style:name="Таблица1075.A1" style:family="table-cell">
      <style:table-cell-properties fo:padding-left="0mm" fo:padding-right="0mm" fo:padding-top="0mm" fo:padding-bottom="0.3mm" fo:border-left="none" fo:border-right="none" fo:border-top="none" fo:border-bottom="0.5pt solid #000000"/>
    </style:style>
    <style:style style:name="Таблица1076" style:family="table">
      <style:table-properties style:rel-width="100%" table:align="center" style:writing-mode="page"/>
    </style:style>
    <style:style style:name="Таблица1076.A" style:family="table-column">
      <style:table-column-properties style:rel-column-width="368*"/>
    </style:style>
    <style:style style:name="Таблица1076.B" style:family="table-column">
      <style:table-column-properties style:rel-column-width="7003*"/>
    </style:style>
    <style:style style:name="Таблица1076.1" style:family="table-row">
      <style:table-row-properties style:row-height="4.99mm"/>
    </style:style>
    <style:style style:name="Таблица1076.A1" style:family="table-cell">
      <style:table-cell-properties fo:padding-left="0mm" fo:padding-right="0mm" fo:padding-top="0mm" fo:padding-bottom="0.3mm" fo:border-left="none" fo:border-right="none" fo:border-top="none" fo:border-bottom="0.5pt solid #000000"/>
    </style:style>
    <style:style style:name="Таблица1077" style:family="table">
      <style:table-properties style:rel-width="100%" table:align="center" style:writing-mode="page"/>
    </style:style>
    <style:style style:name="Таблица1077.A" style:family="table-column">
      <style:table-column-properties style:rel-column-width="7540*"/>
    </style:style>
    <style:style style:name="Таблица1077.B" style:family="table-column">
      <style:table-column-properties style:rel-column-width="397*"/>
    </style:style>
    <style:style style:name="Таблица1077.1" style:family="table-row">
      <style:table-row-properties style:row-height="4.99mm"/>
    </style:style>
    <style:style style:name="Таблица1077.A1" style:family="table-cell">
      <style:table-cell-properties fo:padding-left="0mm" fo:padding-right="0mm" fo:padding-top="0mm" fo:padding-bottom="0.3mm" fo:border-left="none" fo:border-right="none" fo:border-top="none" fo:border-bottom="0.5pt solid #000000"/>
    </style:style>
    <style:style style:name="Таблица1078" style:family="table">
      <style:table-properties style:rel-width="100%" table:align="center" style:writing-mode="page"/>
    </style:style>
    <style:style style:name="Таблица1078.A" style:family="table-column">
      <style:table-column-properties style:rel-column-width="368*"/>
    </style:style>
    <style:style style:name="Таблица1078.B" style:family="table-column">
      <style:table-column-properties style:rel-column-width="7003*"/>
    </style:style>
    <style:style style:name="Таблица1078.1" style:family="table-row">
      <style:table-row-properties style:row-height="4.99mm"/>
    </style:style>
    <style:style style:name="Таблица1078.A1" style:family="table-cell">
      <style:table-cell-properties fo:padding-left="0mm" fo:padding-right="0mm" fo:padding-top="0mm" fo:padding-bottom="0.3mm" fo:border-left="none" fo:border-right="none" fo:border-top="none" fo:border-bottom="0.5pt solid #000000"/>
    </style:style>
    <style:style style:name="Таблица1079" style:family="table">
      <style:table-properties style:rel-width="100%" table:align="center" style:writing-mode="page"/>
    </style:style>
    <style:style style:name="Таблица1079.A" style:family="table-column">
      <style:table-column-properties style:rel-column-width="7540*"/>
    </style:style>
    <style:style style:name="Таблица1079.B" style:family="table-column">
      <style:table-column-properties style:rel-column-width="397*"/>
    </style:style>
    <style:style style:name="Таблица1079.1" style:family="table-row">
      <style:table-row-properties style:row-height="4.99mm"/>
    </style:style>
    <style:style style:name="Таблица1079.A1" style:family="table-cell">
      <style:table-cell-properties fo:padding-left="0mm" fo:padding-right="0mm" fo:padding-top="0mm" fo:padding-bottom="0.3mm" fo:border-left="none" fo:border-right="none" fo:border-top="none" fo:border-bottom="0.5pt solid #000000"/>
    </style:style>
    <style:style style:name="Таблица1080" style:family="table">
      <style:table-properties style:rel-width="100%" table:align="center" style:writing-mode="page"/>
    </style:style>
    <style:style style:name="Таблица1080.A" style:family="table-column">
      <style:table-column-properties style:rel-column-width="368*"/>
    </style:style>
    <style:style style:name="Таблица1080.B" style:family="table-column">
      <style:table-column-properties style:rel-column-width="7003*"/>
    </style:style>
    <style:style style:name="Таблица1080.1" style:family="table-row">
      <style:table-row-properties style:row-height="4.99mm"/>
    </style:style>
    <style:style style:name="Таблица1080.A1" style:family="table-cell">
      <style:table-cell-properties fo:padding-left="0mm" fo:padding-right="0mm" fo:padding-top="0mm" fo:padding-bottom="0.3mm" fo:border-left="none" fo:border-right="none" fo:border-top="none" fo:border-bottom="0.5pt solid #000000"/>
    </style:style>
    <style:style style:name="Таблица1081" style:family="table">
      <style:table-properties style:rel-width="100%" table:align="center" style:writing-mode="page"/>
    </style:style>
    <style:style style:name="Таблица1081.A" style:family="table-column">
      <style:table-column-properties style:rel-column-width="7540*"/>
    </style:style>
    <style:style style:name="Таблица1081.B" style:family="table-column">
      <style:table-column-properties style:rel-column-width="397*"/>
    </style:style>
    <style:style style:name="Таблица1081.1" style:family="table-row">
      <style:table-row-properties style:row-height="4.99mm"/>
    </style:style>
    <style:style style:name="Таблица1081.A1" style:family="table-cell">
      <style:table-cell-properties fo:padding-left="0mm" fo:padding-right="0mm" fo:padding-top="0mm" fo:padding-bottom="0.3mm" fo:border-left="none" fo:border-right="none" fo:border-top="none" fo:border-bottom="0.5pt solid #000000"/>
    </style:style>
    <style:style style:name="Таблица1082" style:family="table">
      <style:table-properties style:rel-width="100%" table:align="center" style:writing-mode="page"/>
    </style:style>
    <style:style style:name="Таблица1082.A" style:family="table-column">
      <style:table-column-properties style:rel-column-width="368*"/>
    </style:style>
    <style:style style:name="Таблица1082.B" style:family="table-column">
      <style:table-column-properties style:rel-column-width="7003*"/>
    </style:style>
    <style:style style:name="Таблица1082.1" style:family="table-row">
      <style:table-row-properties style:row-height="4.99mm"/>
    </style:style>
    <style:style style:name="Таблица1082.A1" style:family="table-cell">
      <style:table-cell-properties fo:padding-left="0mm" fo:padding-right="0mm" fo:padding-top="0mm" fo:padding-bottom="0.3mm" fo:border-left="none" fo:border-right="none" fo:border-top="none" fo:border-bottom="0.5pt solid #000000"/>
    </style:style>
    <style:style style:name="Таблица1083" style:family="table">
      <style:table-properties style:rel-width="100%" table:align="center" style:writing-mode="page"/>
    </style:style>
    <style:style style:name="Таблица1083.A" style:family="table-column">
      <style:table-column-properties style:rel-column-width="7540*"/>
    </style:style>
    <style:style style:name="Таблица1083.B" style:family="table-column">
      <style:table-column-properties style:rel-column-width="397*"/>
    </style:style>
    <style:style style:name="Таблица1083.1" style:family="table-row">
      <style:table-row-properties style:row-height="4.99mm"/>
    </style:style>
    <style:style style:name="Таблица1083.A1" style:family="table-cell">
      <style:table-cell-properties fo:padding-left="0mm" fo:padding-right="0mm" fo:padding-top="0mm" fo:padding-bottom="0.3mm" fo:border-left="none" fo:border-right="none" fo:border-top="none" fo:border-bottom="0.5pt solid #000000"/>
    </style:style>
    <style:style style:name="Таблица1084" style:family="table">
      <style:table-properties style:rel-width="100%" table:align="center" style:writing-mode="page"/>
    </style:style>
    <style:style style:name="Таблица1084.A" style:family="table-column">
      <style:table-column-properties style:rel-column-width="368*"/>
    </style:style>
    <style:style style:name="Таблица1084.B" style:family="table-column">
      <style:table-column-properties style:rel-column-width="7003*"/>
    </style:style>
    <style:style style:name="Таблица1084.1" style:family="table-row">
      <style:table-row-properties style:row-height="4.99mm"/>
    </style:style>
    <style:style style:name="Таблица1084.A1" style:family="table-cell">
      <style:table-cell-properties fo:padding-left="0mm" fo:padding-right="0mm" fo:padding-top="0mm" fo:padding-bottom="0.3mm" fo:border-left="none" fo:border-right="none" fo:border-top="none" fo:border-bottom="0.5pt solid #000000"/>
    </style:style>
    <style:style style:name="Таблица1085" style:family="table">
      <style:table-properties style:rel-width="100%" table:align="center" style:writing-mode="page"/>
    </style:style>
    <style:style style:name="Таблица1085.A" style:family="table-column">
      <style:table-column-properties style:rel-column-width="7540*"/>
    </style:style>
    <style:style style:name="Таблица1085.B" style:family="table-column">
      <style:table-column-properties style:rel-column-width="397*"/>
    </style:style>
    <style:style style:name="Таблица1085.1" style:family="table-row">
      <style:table-row-properties style:row-height="4.99mm"/>
    </style:style>
    <style:style style:name="Таблица1085.A1" style:family="table-cell">
      <style:table-cell-properties fo:padding-left="0mm" fo:padding-right="0mm" fo:padding-top="0mm" fo:padding-bottom="0.3mm" fo:border-left="none" fo:border-right="none" fo:border-top="none" fo:border-bottom="0.5pt solid #000000"/>
    </style:style>
    <style:style style:name="Таблица1086" style:family="table">
      <style:table-properties style:rel-width="100%" table:align="center" style:writing-mode="page"/>
    </style:style>
    <style:style style:name="Таблица1086.A" style:family="table-column">
      <style:table-column-properties style:rel-column-width="368*"/>
    </style:style>
    <style:style style:name="Таблица1086.B" style:family="table-column">
      <style:table-column-properties style:rel-column-width="7003*"/>
    </style:style>
    <style:style style:name="Таблица1086.1" style:family="table-row">
      <style:table-row-properties style:row-height="4.99mm"/>
    </style:style>
    <style:style style:name="Таблица1086.A1" style:family="table-cell">
      <style:table-cell-properties fo:padding-left="0mm" fo:padding-right="0mm" fo:padding-top="0mm" fo:padding-bottom="0.3mm" fo:border-left="none" fo:border-right="none" fo:border-top="none" fo:border-bottom="0.5pt solid #000000"/>
    </style:style>
    <style:style style:name="Таблица1087" style:family="table">
      <style:table-properties style:rel-width="100%" table:align="center" style:writing-mode="page"/>
    </style:style>
    <style:style style:name="Таблица1087.A" style:family="table-column">
      <style:table-column-properties style:rel-column-width="7540*"/>
    </style:style>
    <style:style style:name="Таблица1087.B" style:family="table-column">
      <style:table-column-properties style:rel-column-width="397*"/>
    </style:style>
    <style:style style:name="Таблица1087.1" style:family="table-row">
      <style:table-row-properties style:row-height="4.99mm"/>
    </style:style>
    <style:style style:name="Таблица1087.A1" style:family="table-cell">
      <style:table-cell-properties fo:padding-left="0mm" fo:padding-right="0mm" fo:padding-top="0mm" fo:padding-bottom="0.3mm" fo:border-left="none" fo:border-right="none" fo:border-top="none" fo:border-bottom="0.5pt solid #000000"/>
    </style:style>
    <style:style style:name="Таблица1088" style:family="table">
      <style:table-properties style:rel-width="100%" table:align="center" style:writing-mode="page"/>
    </style:style>
    <style:style style:name="Таблица1088.A" style:family="table-column">
      <style:table-column-properties style:rel-column-width="368*"/>
    </style:style>
    <style:style style:name="Таблица1088.B" style:family="table-column">
      <style:table-column-properties style:rel-column-width="7003*"/>
    </style:style>
    <style:style style:name="Таблица1088.1" style:family="table-row">
      <style:table-row-properties style:row-height="4.99mm"/>
    </style:style>
    <style:style style:name="Таблица1088.A1" style:family="table-cell">
      <style:table-cell-properties fo:padding-left="0mm" fo:padding-right="0mm" fo:padding-top="0mm" fo:padding-bottom="0.3mm" fo:border-left="none" fo:border-right="none" fo:border-top="none" fo:border-bottom="0.5pt solid #000000"/>
    </style:style>
    <style:style style:name="Таблица1089" style:family="table">
      <style:table-properties style:rel-width="100%" table:align="center" style:writing-mode="page"/>
    </style:style>
    <style:style style:name="Таблица1089.A" style:family="table-column">
      <style:table-column-properties style:rel-column-width="7540*"/>
    </style:style>
    <style:style style:name="Таблица1089.B" style:family="table-column">
      <style:table-column-properties style:rel-column-width="397*"/>
    </style:style>
    <style:style style:name="Таблица1089.1" style:family="table-row">
      <style:table-row-properties style:row-height="4.99mm"/>
    </style:style>
    <style:style style:name="Таблица1089.A1" style:family="table-cell">
      <style:table-cell-properties fo:padding-left="0mm" fo:padding-right="0mm" fo:padding-top="0mm" fo:padding-bottom="0.3mm" fo:border-left="none" fo:border-right="none" fo:border-top="none" fo:border-bottom="0.5pt solid #000000"/>
    </style:style>
    <style:style style:name="Таблица1090" style:family="table">
      <style:table-properties style:rel-width="100%" table:align="center" style:writing-mode="page"/>
    </style:style>
    <style:style style:name="Таблица1090.A" style:family="table-column">
      <style:table-column-properties style:rel-column-width="368*"/>
    </style:style>
    <style:style style:name="Таблица1090.B" style:family="table-column">
      <style:table-column-properties style:rel-column-width="7003*"/>
    </style:style>
    <style:style style:name="Таблица1090.1" style:family="table-row">
      <style:table-row-properties style:row-height="4.99mm"/>
    </style:style>
    <style:style style:name="Таблица1090.A1" style:family="table-cell">
      <style:table-cell-properties fo:padding-left="0mm" fo:padding-right="0mm" fo:padding-top="0mm" fo:padding-bottom="0.3mm" fo:border-left="none" fo:border-right="none" fo:border-top="none" fo:border-bottom="0.5pt solid #000000"/>
    </style:style>
    <style:style style:name="Таблица1091" style:family="table">
      <style:table-properties style:rel-width="100%" table:align="center" style:writing-mode="page"/>
    </style:style>
    <style:style style:name="Таблица1091.A" style:family="table-column">
      <style:table-column-properties style:rel-column-width="7540*"/>
    </style:style>
    <style:style style:name="Таблица1091.B" style:family="table-column">
      <style:table-column-properties style:rel-column-width="397*"/>
    </style:style>
    <style:style style:name="Таблица1091.1" style:family="table-row">
      <style:table-row-properties style:row-height="4.99mm"/>
    </style:style>
    <style:style style:name="Таблица1091.A1" style:family="table-cell">
      <style:table-cell-properties fo:padding-left="0mm" fo:padding-right="0mm" fo:padding-top="0mm" fo:padding-bottom="0.3mm" fo:border-left="none" fo:border-right="none" fo:border-top="none" fo:border-bottom="0.5pt solid #000000"/>
    </style:style>
    <style:style style:name="Таблица1092" style:family="table">
      <style:table-properties style:rel-width="100%" table:align="center" style:writing-mode="page"/>
    </style:style>
    <style:style style:name="Таблица1092.A" style:family="table-column">
      <style:table-column-properties style:rel-column-width="368*"/>
    </style:style>
    <style:style style:name="Таблица1092.B" style:family="table-column">
      <style:table-column-properties style:rel-column-width="7003*"/>
    </style:style>
    <style:style style:name="Таблица1092.1" style:family="table-row">
      <style:table-row-properties style:row-height="4.99mm"/>
    </style:style>
    <style:style style:name="Таблица1092.A1" style:family="table-cell">
      <style:table-cell-properties fo:padding-left="0mm" fo:padding-right="0mm" fo:padding-top="0mm" fo:padding-bottom="0.3mm" fo:border-left="none" fo:border-right="none" fo:border-top="none" fo:border-bottom="0.5pt solid #000000"/>
    </style:style>
    <style:style style:name="Таблица1093" style:family="table">
      <style:table-properties style:rel-width="100%" table:align="center" style:writing-mode="page"/>
    </style:style>
    <style:style style:name="Таблица1093.A" style:family="table-column">
      <style:table-column-properties style:rel-column-width="7540*"/>
    </style:style>
    <style:style style:name="Таблица1093.B" style:family="table-column">
      <style:table-column-properties style:rel-column-width="397*"/>
    </style:style>
    <style:style style:name="Таблица1093.1" style:family="table-row">
      <style:table-row-properties style:row-height="4.99mm"/>
    </style:style>
    <style:style style:name="Таблица1093.A1" style:family="table-cell">
      <style:table-cell-properties fo:padding-left="0mm" fo:padding-right="0mm" fo:padding-top="0mm" fo:padding-bottom="0.3mm" fo:border-left="none" fo:border-right="none" fo:border-top="none" fo:border-bottom="0.5pt solid #000000"/>
    </style:style>
    <style:style style:name="Таблица1094" style:family="table">
      <style:table-properties style:rel-width="100%" table:align="center" style:writing-mode="page"/>
    </style:style>
    <style:style style:name="Таблица1094.A" style:family="table-column">
      <style:table-column-properties style:rel-column-width="368*"/>
    </style:style>
    <style:style style:name="Таблица1094.B" style:family="table-column">
      <style:table-column-properties style:rel-column-width="7003*"/>
    </style:style>
    <style:style style:name="Таблица1094.1" style:family="table-row">
      <style:table-row-properties style:row-height="4.99mm"/>
    </style:style>
    <style:style style:name="Таблица1094.A1" style:family="table-cell">
      <style:table-cell-properties fo:padding-left="0mm" fo:padding-right="0mm" fo:padding-top="0mm" fo:padding-bottom="0.3mm" fo:border-left="none" fo:border-right="none" fo:border-top="none" fo:border-bottom="0.5pt solid #000000"/>
    </style:style>
    <style:style style:name="Таблица1095" style:family="table">
      <style:table-properties style:rel-width="100%" table:align="center" style:writing-mode="page"/>
    </style:style>
    <style:style style:name="Таблица1095.A" style:family="table-column">
      <style:table-column-properties style:rel-column-width="7540*"/>
    </style:style>
    <style:style style:name="Таблица1095.B" style:family="table-column">
      <style:table-column-properties style:rel-column-width="397*"/>
    </style:style>
    <style:style style:name="Таблица1095.1" style:family="table-row">
      <style:table-row-properties style:row-height="4.99mm"/>
    </style:style>
    <style:style style:name="Таблица1095.A1" style:family="table-cell">
      <style:table-cell-properties fo:padding-left="0mm" fo:padding-right="0mm" fo:padding-top="0mm" fo:padding-bottom="0.3mm" fo:border-left="none" fo:border-right="none" fo:border-top="none" fo:border-bottom="0.5pt solid #000000"/>
    </style:style>
    <style:style style:name="Таблица1096" style:family="table">
      <style:table-properties style:rel-width="100%" table:align="center" style:writing-mode="page"/>
    </style:style>
    <style:style style:name="Таблица1096.A" style:family="table-column">
      <style:table-column-properties style:rel-column-width="368*"/>
    </style:style>
    <style:style style:name="Таблица1096.B" style:family="table-column">
      <style:table-column-properties style:rel-column-width="7003*"/>
    </style:style>
    <style:style style:name="Таблица1096.1" style:family="table-row">
      <style:table-row-properties style:row-height="4.99mm"/>
    </style:style>
    <style:style style:name="Таблица1096.A1" style:family="table-cell">
      <style:table-cell-properties fo:padding-left="0mm" fo:padding-right="0mm" fo:padding-top="0mm" fo:padding-bottom="0.3mm" fo:border-left="none" fo:border-right="none" fo:border-top="none" fo:border-bottom="0.5pt solid #000000"/>
    </style:style>
    <style:style style:name="Таблица1097" style:family="table">
      <style:table-properties style:rel-width="100%" table:align="center" style:writing-mode="page"/>
    </style:style>
    <style:style style:name="Таблица1097.A" style:family="table-column">
      <style:table-column-properties style:rel-column-width="7540*"/>
    </style:style>
    <style:style style:name="Таблица1097.B" style:family="table-column">
      <style:table-column-properties style:rel-column-width="397*"/>
    </style:style>
    <style:style style:name="Таблица1097.1" style:family="table-row">
      <style:table-row-properties style:row-height="4.99mm"/>
    </style:style>
    <style:style style:name="Таблица1097.A1" style:family="table-cell">
      <style:table-cell-properties fo:padding-left="0mm" fo:padding-right="0mm" fo:padding-top="0mm" fo:padding-bottom="0.3mm" fo:border-left="none" fo:border-right="none" fo:border-top="none" fo:border-bottom="0.5pt solid #000000"/>
    </style:style>
    <style:style style:name="Таблица1098" style:family="table">
      <style:table-properties style:rel-width="100%" table:align="center" style:writing-mode="page"/>
    </style:style>
    <style:style style:name="Таблица1098.A" style:family="table-column">
      <style:table-column-properties style:rel-column-width="368*"/>
    </style:style>
    <style:style style:name="Таблица1098.B" style:family="table-column">
      <style:table-column-properties style:rel-column-width="7003*"/>
    </style:style>
    <style:style style:name="Таблица1098.1" style:family="table-row">
      <style:table-row-properties style:row-height="4.99mm"/>
    </style:style>
    <style:style style:name="Таблица1098.A1" style:family="table-cell">
      <style:table-cell-properties fo:padding-left="0mm" fo:padding-right="0mm" fo:padding-top="0mm" fo:padding-bottom="0.3mm" fo:border-left="none" fo:border-right="none" fo:border-top="none" fo:border-bottom="0.5pt solid #000000"/>
    </style:style>
    <style:style style:name="Таблица1099" style:family="table">
      <style:table-properties style:rel-width="100%" table:align="center" style:writing-mode="page"/>
    </style:style>
    <style:style style:name="Таблица1099.A" style:family="table-column">
      <style:table-column-properties style:rel-column-width="7540*"/>
    </style:style>
    <style:style style:name="Таблица1099.B" style:family="table-column">
      <style:table-column-properties style:rel-column-width="397*"/>
    </style:style>
    <style:style style:name="Таблица1099.1" style:family="table-row">
      <style:table-row-properties style:row-height="4.99mm"/>
    </style:style>
    <style:style style:name="Таблица1099.A1" style:family="table-cell">
      <style:table-cell-properties fo:padding-left="0mm" fo:padding-right="0mm" fo:padding-top="0mm" fo:padding-bottom="0.3mm" fo:border-left="none" fo:border-right="none" fo:border-top="none" fo:border-bottom="0.5pt solid #000000"/>
    </style:style>
    <style:style style:name="Таблица1100" style:family="table">
      <style:table-properties style:rel-width="100%" table:align="center" style:writing-mode="page"/>
    </style:style>
    <style:style style:name="Таблица1100.A" style:family="table-column">
      <style:table-column-properties style:rel-column-width="368*"/>
    </style:style>
    <style:style style:name="Таблица1100.B" style:family="table-column">
      <style:table-column-properties style:rel-column-width="7003*"/>
    </style:style>
    <style:style style:name="Таблица1100.1" style:family="table-row">
      <style:table-row-properties style:row-height="4.99mm"/>
    </style:style>
    <style:style style:name="Таблица1100.A1" style:family="table-cell">
      <style:table-cell-properties fo:padding-left="0mm" fo:padding-right="0mm" fo:padding-top="0mm" fo:padding-bottom="0.3mm" fo:border-left="none" fo:border-right="none" fo:border-top="none" fo:border-bottom="0.5pt solid #000000"/>
    </style:style>
    <style:style style:name="Таблица1101" style:family="table">
      <style:table-properties style:rel-width="100%" table:align="center" style:writing-mode="page"/>
    </style:style>
    <style:style style:name="Таблица1101.A" style:family="table-column">
      <style:table-column-properties style:rel-column-width="7540*"/>
    </style:style>
    <style:style style:name="Таблица1101.B" style:family="table-column">
      <style:table-column-properties style:rel-column-width="397*"/>
    </style:style>
    <style:style style:name="Таблица1101.1" style:family="table-row">
      <style:table-row-properties style:row-height="4.99mm"/>
    </style:style>
    <style:style style:name="Таблица1101.A1" style:family="table-cell">
      <style:table-cell-properties fo:padding-left="0mm" fo:padding-right="0mm" fo:padding-top="0mm" fo:padding-bottom="0.3mm" fo:border-left="none" fo:border-right="none" fo:border-top="none" fo:border-bottom="0.5pt solid #000000"/>
    </style:style>
    <style:style style:name="Таблица1102" style:family="table">
      <style:table-properties style:rel-width="100%" table:align="center" style:writing-mode="page"/>
    </style:style>
    <style:style style:name="Таблица1102.A" style:family="table-column">
      <style:table-column-properties style:rel-column-width="368*"/>
    </style:style>
    <style:style style:name="Таблица1102.B" style:family="table-column">
      <style:table-column-properties style:rel-column-width="7003*"/>
    </style:style>
    <style:style style:name="Таблица1102.1" style:family="table-row">
      <style:table-row-properties style:row-height="4.99mm"/>
    </style:style>
    <style:style style:name="Таблица1102.A1" style:family="table-cell">
      <style:table-cell-properties fo:padding-left="0mm" fo:padding-right="0mm" fo:padding-top="0mm" fo:padding-bottom="0.3mm" fo:border-left="none" fo:border-right="none" fo:border-top="none" fo:border-bottom="0.5pt solid #000000"/>
    </style:style>
    <style:style style:name="Таблица1103" style:family="table">
      <style:table-properties style:rel-width="100%" table:align="center" style:writing-mode="page"/>
    </style:style>
    <style:style style:name="Таблица1103.A" style:family="table-column">
      <style:table-column-properties style:rel-column-width="7540*"/>
    </style:style>
    <style:style style:name="Таблица1103.B" style:family="table-column">
      <style:table-column-properties style:rel-column-width="397*"/>
    </style:style>
    <style:style style:name="Таблица1103.1" style:family="table-row">
      <style:table-row-properties style:row-height="4.99mm"/>
    </style:style>
    <style:style style:name="Таблица1103.A1" style:family="table-cell">
      <style:table-cell-properties fo:padding-left="0mm" fo:padding-right="0mm" fo:padding-top="0mm" fo:padding-bottom="0.3mm" fo:border-left="none" fo:border-right="none" fo:border-top="none" fo:border-bottom="0.5pt solid #000000"/>
    </style:style>
    <style:style style:name="Таблица1104" style:family="table">
      <style:table-properties style:rel-width="100%" table:align="center" style:writing-mode="page"/>
    </style:style>
    <style:style style:name="Таблица1104.A" style:family="table-column">
      <style:table-column-properties style:rel-column-width="368*"/>
    </style:style>
    <style:style style:name="Таблица1104.B" style:family="table-column">
      <style:table-column-properties style:rel-column-width="7003*"/>
    </style:style>
    <style:style style:name="Таблица1104.1" style:family="table-row">
      <style:table-row-properties style:row-height="4.99mm"/>
    </style:style>
    <style:style style:name="Таблица1104.A1" style:family="table-cell">
      <style:table-cell-properties fo:padding-left="0mm" fo:padding-right="0mm" fo:padding-top="0mm" fo:padding-bottom="0.3mm" fo:border-left="none" fo:border-right="none" fo:border-top="none" fo:border-bottom="0.5pt solid #000000"/>
    </style:style>
    <style:style style:name="Таблица1105" style:family="table">
      <style:table-properties style:rel-width="100%" table:align="center" style:writing-mode="page"/>
    </style:style>
    <style:style style:name="Таблица1105.A" style:family="table-column">
      <style:table-column-properties style:rel-column-width="7540*"/>
    </style:style>
    <style:style style:name="Таблица1105.B" style:family="table-column">
      <style:table-column-properties style:rel-column-width="397*"/>
    </style:style>
    <style:style style:name="Таблица1105.1" style:family="table-row">
      <style:table-row-properties style:row-height="4.99mm"/>
    </style:style>
    <style:style style:name="Таблица1105.A1" style:family="table-cell">
      <style:table-cell-properties fo:padding-left="0mm" fo:padding-right="0mm" fo:padding-top="0mm" fo:padding-bottom="0.3mm" fo:border-left="none" fo:border-right="none" fo:border-top="none" fo:border-bottom="0.5pt solid #000000"/>
    </style:style>
    <style:style style:name="Таблица1106" style:family="table">
      <style:table-properties style:rel-width="100%" table:align="center" style:writing-mode="page"/>
    </style:style>
    <style:style style:name="Таблица1106.A" style:family="table-column">
      <style:table-column-properties style:rel-column-width="368*"/>
    </style:style>
    <style:style style:name="Таблица1106.B" style:family="table-column">
      <style:table-column-properties style:rel-column-width="7003*"/>
    </style:style>
    <style:style style:name="Таблица1106.1" style:family="table-row">
      <style:table-row-properties style:row-height="4.99mm"/>
    </style:style>
    <style:style style:name="Таблица1106.A1" style:family="table-cell">
      <style:table-cell-properties fo:padding-left="0mm" fo:padding-right="0mm" fo:padding-top="0mm" fo:padding-bottom="0.3mm" fo:border-left="none" fo:border-right="none" fo:border-top="none" fo:border-bottom="0.5pt solid #000000"/>
    </style:style>
    <style:style style:name="Таблица1107" style:family="table">
      <style:table-properties style:rel-width="100%" table:align="center" style:writing-mode="page"/>
    </style:style>
    <style:style style:name="Таблица1107.A" style:family="table-column">
      <style:table-column-properties style:rel-column-width="7540*"/>
    </style:style>
    <style:style style:name="Таблица1107.B" style:family="table-column">
      <style:table-column-properties style:rel-column-width="397*"/>
    </style:style>
    <style:style style:name="Таблица1107.1" style:family="table-row">
      <style:table-row-properties style:row-height="4.99mm"/>
    </style:style>
    <style:style style:name="Таблица1107.A1" style:family="table-cell">
      <style:table-cell-properties fo:padding-left="0mm" fo:padding-right="0mm" fo:padding-top="0mm" fo:padding-bottom="0.3mm" fo:border-left="none" fo:border-right="none" fo:border-top="none" fo:border-bottom="0.5pt solid #000000"/>
    </style:style>
    <style:style style:name="Таблица1108" style:family="table">
      <style:table-properties style:rel-width="100%" table:align="center" style:writing-mode="page"/>
    </style:style>
    <style:style style:name="Таблица1108.A" style:family="table-column">
      <style:table-column-properties style:rel-column-width="368*"/>
    </style:style>
    <style:style style:name="Таблица1108.B" style:family="table-column">
      <style:table-column-properties style:rel-column-width="7003*"/>
    </style:style>
    <style:style style:name="Таблица1108.1" style:family="table-row">
      <style:table-row-properties style:row-height="4.99mm"/>
    </style:style>
    <style:style style:name="Таблица1108.A1" style:family="table-cell">
      <style:table-cell-properties fo:padding-left="0mm" fo:padding-right="0mm" fo:padding-top="0mm" fo:padding-bottom="0.3mm" fo:border-left="none" fo:border-right="none" fo:border-top="none" fo:border-bottom="0.5pt solid #000000"/>
    </style:style>
    <style:style style:name="Таблица1109" style:family="table">
      <style:table-properties style:rel-width="100%" table:align="center" style:writing-mode="page"/>
    </style:style>
    <style:style style:name="Таблица1109.A" style:family="table-column">
      <style:table-column-properties style:rel-column-width="7540*"/>
    </style:style>
    <style:style style:name="Таблица1109.B" style:family="table-column">
      <style:table-column-properties style:rel-column-width="397*"/>
    </style:style>
    <style:style style:name="Таблица1109.1" style:family="table-row">
      <style:table-row-properties style:row-height="4.99mm"/>
    </style:style>
    <style:style style:name="Таблица1109.A1" style:family="table-cell">
      <style:table-cell-properties fo:padding-left="0mm" fo:padding-right="0mm" fo:padding-top="0mm" fo:padding-bottom="0.3mm" fo:border-left="none" fo:border-right="none" fo:border-top="none" fo:border-bottom="0.5pt solid #000000"/>
    </style:style>
    <style:style style:name="Таблица1110" style:family="table">
      <style:table-properties style:rel-width="100%" table:align="center" style:writing-mode="page"/>
    </style:style>
    <style:style style:name="Таблица1110.A" style:family="table-column">
      <style:table-column-properties style:rel-column-width="368*"/>
    </style:style>
    <style:style style:name="Таблица1110.B" style:family="table-column">
      <style:table-column-properties style:rel-column-width="7003*"/>
    </style:style>
    <style:style style:name="Таблица1110.1" style:family="table-row">
      <style:table-row-properties style:row-height="4.99mm"/>
    </style:style>
    <style:style style:name="Таблица1110.A1" style:family="table-cell">
      <style:table-cell-properties fo:padding-left="0mm" fo:padding-right="0mm" fo:padding-top="0mm" fo:padding-bottom="0.3mm" fo:border-left="none" fo:border-right="none" fo:border-top="none" fo:border-bottom="0.5pt solid #000000"/>
    </style:style>
    <style:style style:name="Таблица1111" style:family="table">
      <style:table-properties style:rel-width="100%" table:align="center" style:writing-mode="page"/>
    </style:style>
    <style:style style:name="Таблица1111.A" style:family="table-column">
      <style:table-column-properties style:rel-column-width="7540*"/>
    </style:style>
    <style:style style:name="Таблица1111.B" style:family="table-column">
      <style:table-column-properties style:rel-column-width="397*"/>
    </style:style>
    <style:style style:name="Таблица1111.1" style:family="table-row">
      <style:table-row-properties style:row-height="4.99mm"/>
    </style:style>
    <style:style style:name="Таблица1111.A1" style:family="table-cell">
      <style:table-cell-properties fo:padding-left="0mm" fo:padding-right="0mm" fo:padding-top="0mm" fo:padding-bottom="0.3mm" fo:border-left="none" fo:border-right="none" fo:border-top="none" fo:border-bottom="0.5pt solid #000000"/>
    </style:style>
    <style:style style:name="Таблица1112" style:family="table">
      <style:table-properties style:rel-width="100%" table:align="center" style:writing-mode="page"/>
    </style:style>
    <style:style style:name="Таблица1112.A" style:family="table-column">
      <style:table-column-properties style:rel-column-width="368*"/>
    </style:style>
    <style:style style:name="Таблица1112.B" style:family="table-column">
      <style:table-column-properties style:rel-column-width="7003*"/>
    </style:style>
    <style:style style:name="Таблица1112.1" style:family="table-row">
      <style:table-row-properties style:row-height="4.99mm"/>
    </style:style>
    <style:style style:name="Таблица1112.A1" style:family="table-cell">
      <style:table-cell-properties fo:padding-left="0mm" fo:padding-right="0mm" fo:padding-top="0mm" fo:padding-bottom="0.3mm" fo:border-left="none" fo:border-right="none" fo:border-top="none" fo:border-bottom="0.5pt solid #000000"/>
    </style:style>
    <style:style style:name="Таблица1113" style:family="table">
      <style:table-properties style:rel-width="100%" table:align="center" style:writing-mode="page"/>
    </style:style>
    <style:style style:name="Таблица1113.A" style:family="table-column">
      <style:table-column-properties style:rel-column-width="7540*"/>
    </style:style>
    <style:style style:name="Таблица1113.B" style:family="table-column">
      <style:table-column-properties style:rel-column-width="397*"/>
    </style:style>
    <style:style style:name="Таблица1113.1" style:family="table-row">
      <style:table-row-properties style:row-height="4.99mm"/>
    </style:style>
    <style:style style:name="Таблица1113.A1" style:family="table-cell">
      <style:table-cell-properties fo:padding-left="0mm" fo:padding-right="0mm" fo:padding-top="0mm" fo:padding-bottom="0.3mm" fo:border-left="none" fo:border-right="none" fo:border-top="none" fo:border-bottom="0.5pt solid #000000"/>
    </style:style>
    <style:style style:name="Таблица1114" style:family="table">
      <style:table-properties style:rel-width="100%" table:align="center" style:writing-mode="page"/>
    </style:style>
    <style:style style:name="Таблица1114.A" style:family="table-column">
      <style:table-column-properties style:rel-column-width="368*"/>
    </style:style>
    <style:style style:name="Таблица1114.B" style:family="table-column">
      <style:table-column-properties style:rel-column-width="7003*"/>
    </style:style>
    <style:style style:name="Таблица1114.1" style:family="table-row">
      <style:table-row-properties style:row-height="4.99mm"/>
    </style:style>
    <style:style style:name="Таблица1114.A1" style:family="table-cell">
      <style:table-cell-properties fo:padding-left="0mm" fo:padding-right="0mm" fo:padding-top="0mm" fo:padding-bottom="0.3mm" fo:border-left="none" fo:border-right="none" fo:border-top="none" fo:border-bottom="0.5pt solid #000000"/>
    </style:style>
    <style:style style:name="Таблица1115" style:family="table">
      <style:table-properties style:rel-width="100%" table:align="center" style:writing-mode="page"/>
    </style:style>
    <style:style style:name="Таблица1115.A" style:family="table-column">
      <style:table-column-properties style:rel-column-width="7540*"/>
    </style:style>
    <style:style style:name="Таблица1115.B" style:family="table-column">
      <style:table-column-properties style:rel-column-width="397*"/>
    </style:style>
    <style:style style:name="Таблица1115.1" style:family="table-row">
      <style:table-row-properties style:row-height="4.99mm"/>
    </style:style>
    <style:style style:name="Таблица1115.A1" style:family="table-cell">
      <style:table-cell-properties fo:padding-left="0mm" fo:padding-right="0mm" fo:padding-top="0mm" fo:padding-bottom="0.3mm" fo:border-left="none" fo:border-right="none" fo:border-top="none" fo:border-bottom="0.5pt solid #000000"/>
    </style:style>
    <style:style style:name="Таблица1116" style:family="table">
      <style:table-properties style:rel-width="100%" table:align="center" style:writing-mode="page"/>
    </style:style>
    <style:style style:name="Таблица1116.A" style:family="table-column">
      <style:table-column-properties style:rel-column-width="368*"/>
    </style:style>
    <style:style style:name="Таблица1116.B" style:family="table-column">
      <style:table-column-properties style:rel-column-width="7003*"/>
    </style:style>
    <style:style style:name="Таблица1116.1" style:family="table-row">
      <style:table-row-properties style:row-height="4.99mm"/>
    </style:style>
    <style:style style:name="Таблица1116.A1" style:family="table-cell">
      <style:table-cell-properties fo:padding-left="0mm" fo:padding-right="0mm" fo:padding-top="0mm" fo:padding-bottom="0.3mm" fo:border-left="none" fo:border-right="none" fo:border-top="none" fo:border-bottom="0.5pt solid #000000"/>
    </style:style>
    <style:style style:name="Таблица1117" style:family="table">
      <style:table-properties style:rel-width="100%" table:align="center" style:writing-mode="page"/>
    </style:style>
    <style:style style:name="Таблица1117.A" style:family="table-column">
      <style:table-column-properties style:rel-column-width="7540*"/>
    </style:style>
    <style:style style:name="Таблица1117.B" style:family="table-column">
      <style:table-column-properties style:rel-column-width="397*"/>
    </style:style>
    <style:style style:name="Таблица1117.1" style:family="table-row">
      <style:table-row-properties style:row-height="4.99mm"/>
    </style:style>
    <style:style style:name="Таблица1117.A1" style:family="table-cell">
      <style:table-cell-properties fo:padding-left="0mm" fo:padding-right="0mm" fo:padding-top="0mm" fo:padding-bottom="0.3mm" fo:border-left="none" fo:border-right="none" fo:border-top="none" fo:border-bottom="0.5pt solid #000000"/>
    </style:style>
    <style:style style:name="Таблица1118" style:family="table">
      <style:table-properties style:rel-width="100%" table:align="center" style:writing-mode="page"/>
    </style:style>
    <style:style style:name="Таблица1118.A" style:family="table-column">
      <style:table-column-properties style:rel-column-width="368*"/>
    </style:style>
    <style:style style:name="Таблица1118.B" style:family="table-column">
      <style:table-column-properties style:rel-column-width="7003*"/>
    </style:style>
    <style:style style:name="Таблица1118.1" style:family="table-row">
      <style:table-row-properties style:row-height="4.99mm"/>
    </style:style>
    <style:style style:name="Таблица1118.A1" style:family="table-cell">
      <style:table-cell-properties fo:padding-left="0mm" fo:padding-right="0mm" fo:padding-top="0mm" fo:padding-bottom="0.3mm" fo:border-left="none" fo:border-right="none" fo:border-top="none" fo:border-bottom="0.5pt solid #000000"/>
    </style:style>
    <style:style style:name="Таблица1119" style:family="table">
      <style:table-properties style:rel-width="100%" table:align="center" style:writing-mode="page"/>
    </style:style>
    <style:style style:name="Таблица1119.A" style:family="table-column">
      <style:table-column-properties style:rel-column-width="7540*"/>
    </style:style>
    <style:style style:name="Таблица1119.B" style:family="table-column">
      <style:table-column-properties style:rel-column-width="397*"/>
    </style:style>
    <style:style style:name="Таблица1119.1" style:family="table-row">
      <style:table-row-properties style:row-height="4.99mm"/>
    </style:style>
    <style:style style:name="Таблица1119.A1" style:family="table-cell">
      <style:table-cell-properties fo:padding-left="0mm" fo:padding-right="0mm" fo:padding-top="0mm" fo:padding-bottom="0.3mm" fo:border-left="none" fo:border-right="none" fo:border-top="none" fo:border-bottom="0.5pt solid #000000"/>
    </style:style>
    <style:style style:name="Таблица1120" style:family="table">
      <style:table-properties style:rel-width="100%" table:align="center" style:writing-mode="page"/>
    </style:style>
    <style:style style:name="Таблица1120.A" style:family="table-column">
      <style:table-column-properties style:rel-column-width="368*"/>
    </style:style>
    <style:style style:name="Таблица1120.B" style:family="table-column">
      <style:table-column-properties style:rel-column-width="7003*"/>
    </style:style>
    <style:style style:name="Таблица1120.1" style:family="table-row">
      <style:table-row-properties style:row-height="4.99mm"/>
    </style:style>
    <style:style style:name="Таблица1120.A1" style:family="table-cell">
      <style:table-cell-properties fo:padding-left="0mm" fo:padding-right="0mm" fo:padding-top="0mm" fo:padding-bottom="0.3mm" fo:border-left="none" fo:border-right="none" fo:border-top="none" fo:border-bottom="0.5pt solid #000000"/>
    </style:style>
    <style:style style:name="Таблица1121" style:family="table">
      <style:table-properties style:rel-width="100%" table:align="center" style:writing-mode="page"/>
    </style:style>
    <style:style style:name="Таблица1121.A" style:family="table-column">
      <style:table-column-properties style:rel-column-width="7540*"/>
    </style:style>
    <style:style style:name="Таблица1121.B" style:family="table-column">
      <style:table-column-properties style:rel-column-width="397*"/>
    </style:style>
    <style:style style:name="Таблица1121.1" style:family="table-row">
      <style:table-row-properties style:row-height="4.99mm"/>
    </style:style>
    <style:style style:name="Таблица1121.A1" style:family="table-cell">
      <style:table-cell-properties fo:padding-left="0mm" fo:padding-right="0mm" fo:padding-top="0mm" fo:padding-bottom="0.3mm" fo:border-left="none" fo:border-right="none" fo:border-top="none" fo:border-bottom="0.5pt solid #000000"/>
    </style:style>
    <style:style style:name="Таблица1122" style:family="table">
      <style:table-properties style:rel-width="100%" table:align="center" style:writing-mode="page"/>
    </style:style>
    <style:style style:name="Таблица1122.A" style:family="table-column">
      <style:table-column-properties style:rel-column-width="368*"/>
    </style:style>
    <style:style style:name="Таблица1122.B" style:family="table-column">
      <style:table-column-properties style:rel-column-width="7003*"/>
    </style:style>
    <style:style style:name="Таблица1122.1" style:family="table-row">
      <style:table-row-properties style:row-height="4.99mm"/>
    </style:style>
    <style:style style:name="Таблица1122.A1" style:family="table-cell">
      <style:table-cell-properties fo:padding-left="0mm" fo:padding-right="0mm" fo:padding-top="0mm" fo:padding-bottom="0.3mm" fo:border-left="none" fo:border-right="none" fo:border-top="none" fo:border-bottom="0.5pt solid #000000"/>
    </style:style>
    <style:style style:name="Таблица1123" style:family="table">
      <style:table-properties style:rel-width="100%" table:align="center" style:writing-mode="page"/>
    </style:style>
    <style:style style:name="Таблица1123.A" style:family="table-column">
      <style:table-column-properties style:rel-column-width="7540*"/>
    </style:style>
    <style:style style:name="Таблица1123.B" style:family="table-column">
      <style:table-column-properties style:rel-column-width="397*"/>
    </style:style>
    <style:style style:name="Таблица1123.1" style:family="table-row">
      <style:table-row-properties style:row-height="4.99mm"/>
    </style:style>
    <style:style style:name="Таблица1123.A1" style:family="table-cell">
      <style:table-cell-properties fo:padding-left="0mm" fo:padding-right="0mm" fo:padding-top="0mm" fo:padding-bottom="0.3mm" fo:border-left="none" fo:border-right="none" fo:border-top="none" fo:border-bottom="0.5pt solid #000000"/>
    </style:style>
    <style:style style:name="Таблица1124" style:family="table">
      <style:table-properties style:rel-width="100%" table:align="center" style:writing-mode="page"/>
    </style:style>
    <style:style style:name="Таблица1124.A" style:family="table-column">
      <style:table-column-properties style:rel-column-width="368*"/>
    </style:style>
    <style:style style:name="Таблица1124.B" style:family="table-column">
      <style:table-column-properties style:rel-column-width="7003*"/>
    </style:style>
    <style:style style:name="Таблица1124.1" style:family="table-row">
      <style:table-row-properties style:row-height="4.99mm"/>
    </style:style>
    <style:style style:name="Таблица1124.A1" style:family="table-cell">
      <style:table-cell-properties fo:padding-left="0mm" fo:padding-right="0mm" fo:padding-top="0mm" fo:padding-bottom="0.3mm" fo:border-left="none" fo:border-right="none" fo:border-top="none" fo:border-bottom="0.5pt solid #000000"/>
    </style:style>
    <style:style style:name="Таблица1125" style:family="table">
      <style:table-properties style:rel-width="100%" table:align="center" style:writing-mode="page"/>
    </style:style>
    <style:style style:name="Таблица1125.A" style:family="table-column">
      <style:table-column-properties style:rel-column-width="7540*"/>
    </style:style>
    <style:style style:name="Таблица1125.B" style:family="table-column">
      <style:table-column-properties style:rel-column-width="397*"/>
    </style:style>
    <style:style style:name="Таблица1125.1" style:family="table-row">
      <style:table-row-properties style:row-height="4.99mm"/>
    </style:style>
    <style:style style:name="Таблица1125.A1" style:family="table-cell">
      <style:table-cell-properties fo:padding-left="0mm" fo:padding-right="0mm" fo:padding-top="0mm" fo:padding-bottom="0.3mm" fo:border-left="none" fo:border-right="none" fo:border-top="none" fo:border-bottom="0.5pt solid #000000"/>
    </style:style>
    <style:style style:name="Таблица1126" style:family="table">
      <style:table-properties style:rel-width="100%" table:align="center" style:writing-mode="page"/>
    </style:style>
    <style:style style:name="Таблица1126.A" style:family="table-column">
      <style:table-column-properties style:rel-column-width="368*"/>
    </style:style>
    <style:style style:name="Таблица1126.B" style:family="table-column">
      <style:table-column-properties style:rel-column-width="7003*"/>
    </style:style>
    <style:style style:name="Таблица1126.1" style:family="table-row">
      <style:table-row-properties style:row-height="4.99mm"/>
    </style:style>
    <style:style style:name="Таблица1126.A1" style:family="table-cell">
      <style:table-cell-properties fo:padding-left="0mm" fo:padding-right="0mm" fo:padding-top="0mm" fo:padding-bottom="0.3mm" fo:border-left="none" fo:border-right="none" fo:border-top="none" fo:border-bottom="0.5pt solid #000000"/>
    </style:style>
    <style:style style:name="Таблица1127" style:family="table">
      <style:table-properties style:rel-width="100%" table:align="center" style:writing-mode="page"/>
    </style:style>
    <style:style style:name="Таблица1127.A" style:family="table-column">
      <style:table-column-properties style:rel-column-width="7540*"/>
    </style:style>
    <style:style style:name="Таблица1127.B" style:family="table-column">
      <style:table-column-properties style:rel-column-width="397*"/>
    </style:style>
    <style:style style:name="Таблица1127.1" style:family="table-row">
      <style:table-row-properties style:row-height="4.99mm"/>
    </style:style>
    <style:style style:name="Таблица1127.A1" style:family="table-cell">
      <style:table-cell-properties fo:padding-left="0mm" fo:padding-right="0mm" fo:padding-top="0mm" fo:padding-bottom="0.3mm" fo:border-left="none" fo:border-right="none" fo:border-top="none" fo:border-bottom="0.5pt solid #000000"/>
    </style:style>
    <style:style style:name="Таблица1128" style:family="table">
      <style:table-properties style:rel-width="100%" table:align="center" style:writing-mode="page"/>
    </style:style>
    <style:style style:name="Таблица1128.A" style:family="table-column">
      <style:table-column-properties style:rel-column-width="368*"/>
    </style:style>
    <style:style style:name="Таблица1128.B" style:family="table-column">
      <style:table-column-properties style:rel-column-width="7003*"/>
    </style:style>
    <style:style style:name="Таблица1128.1" style:family="table-row">
      <style:table-row-properties style:row-height="4.99mm"/>
    </style:style>
    <style:style style:name="Таблица1128.A1" style:family="table-cell">
      <style:table-cell-properties fo:padding-left="0mm" fo:padding-right="0mm" fo:padding-top="0mm" fo:padding-bottom="0.3mm" fo:border-left="none" fo:border-right="none" fo:border-top="none" fo:border-bottom="0.5pt solid #000000"/>
    </style:style>
    <style:style style:name="Таблица1129" style:family="table">
      <style:table-properties style:rel-width="100%" table:align="center" style:writing-mode="page"/>
    </style:style>
    <style:style style:name="Таблица1129.A" style:family="table-column">
      <style:table-column-properties style:rel-column-width="7540*"/>
    </style:style>
    <style:style style:name="Таблица1129.B" style:family="table-column">
      <style:table-column-properties style:rel-column-width="397*"/>
    </style:style>
    <style:style style:name="Таблица1129.1" style:family="table-row">
      <style:table-row-properties style:row-height="4.99mm"/>
    </style:style>
    <style:style style:name="Таблица1129.A1" style:family="table-cell">
      <style:table-cell-properties fo:padding-left="0mm" fo:padding-right="0mm" fo:padding-top="0mm" fo:padding-bottom="0.3mm" fo:border-left="none" fo:border-right="none" fo:border-top="none" fo:border-bottom="0.5pt solid #000000"/>
    </style:style>
    <style:style style:name="Таблица1130" style:family="table">
      <style:table-properties style:rel-width="100%" table:align="center" style:writing-mode="page"/>
    </style:style>
    <style:style style:name="Таблица1130.A" style:family="table-column">
      <style:table-column-properties style:rel-column-width="368*"/>
    </style:style>
    <style:style style:name="Таблица1130.B" style:family="table-column">
      <style:table-column-properties style:rel-column-width="7003*"/>
    </style:style>
    <style:style style:name="Таблица1130.1" style:family="table-row">
      <style:table-row-properties style:row-height="4.99mm"/>
    </style:style>
    <style:style style:name="Таблица1130.A1" style:family="table-cell">
      <style:table-cell-properties fo:padding-left="0mm" fo:padding-right="0mm" fo:padding-top="0mm" fo:padding-bottom="0.3mm" fo:border-left="none" fo:border-right="none" fo:border-top="none" fo:border-bottom="0.5pt solid #000000"/>
    </style:style>
    <style:style style:name="Таблица1131" style:family="table">
      <style:table-properties style:rel-width="100%" table:align="center" style:writing-mode="page"/>
    </style:style>
    <style:style style:name="Таблица1131.A" style:family="table-column">
      <style:table-column-properties style:rel-column-width="3968*"/>
    </style:style>
    <style:style style:name="Таблица1131.B" style:family="table-column">
      <style:table-column-properties style:rel-column-width="3969*"/>
    </style:style>
    <style:style style:name="Таблица1131.A1" style:family="table-cell">
      <style:table-cell-properties fo:padding="0mm" fo:border="none"/>
    </style:style>
    <style:style style:name="Таблица1132" style:family="table">
      <style:table-properties style:rel-width="100%" table:align="center" style:writing-mode="page"/>
    </style:style>
    <style:style style:name="Таблица1132.A" style:family="table-column">
      <style:table-column-properties style:rel-column-width="7540*"/>
    </style:style>
    <style:style style:name="Таблица1132.B" style:family="table-column">
      <style:table-column-properties style:rel-column-width="397*"/>
    </style:style>
    <style:style style:name="Таблица1132.1" style:family="table-row">
      <style:table-row-properties style:row-height="4.99mm"/>
    </style:style>
    <style:style style:name="Таблица1132.A1" style:family="table-cell">
      <style:table-cell-properties fo:padding-left="0mm" fo:padding-right="0mm" fo:padding-top="0mm" fo:padding-bottom="0.3mm" fo:border-left="none" fo:border-right="none" fo:border-top="none" fo:border-bottom="0.5pt solid #000000"/>
    </style:style>
    <style:style style:name="Таблица1133" style:family="table">
      <style:table-properties style:rel-width="100%" table:align="center" style:writing-mode="page"/>
    </style:style>
    <style:style style:name="Таблица1133.A" style:family="table-column">
      <style:table-column-properties style:rel-column-width="368*"/>
    </style:style>
    <style:style style:name="Таблица1133.B" style:family="table-column">
      <style:table-column-properties style:rel-column-width="7003*"/>
    </style:style>
    <style:style style:name="Таблица1133.1" style:family="table-row">
      <style:table-row-properties style:row-height="4.99mm"/>
    </style:style>
    <style:style style:name="Таблица1133.A1" style:family="table-cell">
      <style:table-cell-properties fo:padding-left="0mm" fo:padding-right="0mm" fo:padding-top="0mm" fo:padding-bottom="0.3mm" fo:border-left="none" fo:border-right="none" fo:border-top="none" fo:border-bottom="0.5pt solid #000000"/>
    </style:style>
    <style:style style:name="Таблица1134" style:family="table">
      <style:table-properties style:rel-width="100%" table:align="center" style:writing-mode="page"/>
    </style:style>
    <style:style style:name="Таблица1134.A" style:family="table-column">
      <style:table-column-properties style:rel-column-width="7540*"/>
    </style:style>
    <style:style style:name="Таблица1134.B" style:family="table-column">
      <style:table-column-properties style:rel-column-width="397*"/>
    </style:style>
    <style:style style:name="Таблица1134.1" style:family="table-row">
      <style:table-row-properties style:row-height="4.99mm"/>
    </style:style>
    <style:style style:name="Таблица1134.A1" style:family="table-cell">
      <style:table-cell-properties fo:padding-left="0mm" fo:padding-right="0mm" fo:padding-top="0mm" fo:padding-bottom="0.3mm" fo:border-left="none" fo:border-right="none" fo:border-top="none" fo:border-bottom="0.5pt solid #000000"/>
    </style:style>
    <style:style style:name="Таблица1135" style:family="table">
      <style:table-properties style:rel-width="100%" table:align="center" style:writing-mode="page"/>
    </style:style>
    <style:style style:name="Таблица1135.A" style:family="table-column">
      <style:table-column-properties style:rel-column-width="368*"/>
    </style:style>
    <style:style style:name="Таблица1135.B" style:family="table-column">
      <style:table-column-properties style:rel-column-width="7003*"/>
    </style:style>
    <style:style style:name="Таблица1135.1" style:family="table-row">
      <style:table-row-properties style:row-height="4.99mm"/>
    </style:style>
    <style:style style:name="Таблица1135.A1" style:family="table-cell">
      <style:table-cell-properties fo:padding-left="0mm" fo:padding-right="0mm" fo:padding-top="0mm" fo:padding-bottom="0.3mm" fo:border-left="none" fo:border-right="none" fo:border-top="none" fo:border-bottom="0.5pt solid #000000"/>
    </style:style>
    <style:style style:name="Таблица1136" style:family="table">
      <style:table-properties style:rel-width="100%" table:align="center" style:writing-mode="page"/>
    </style:style>
    <style:style style:name="Таблица1136.A" style:family="table-column">
      <style:table-column-properties style:rel-column-width="7540*"/>
    </style:style>
    <style:style style:name="Таблица1136.B" style:family="table-column">
      <style:table-column-properties style:rel-column-width="397*"/>
    </style:style>
    <style:style style:name="Таблица1136.1" style:family="table-row">
      <style:table-row-properties style:row-height="4.99mm"/>
    </style:style>
    <style:style style:name="Таблица1136.A1" style:family="table-cell">
      <style:table-cell-properties fo:padding-left="0mm" fo:padding-right="0mm" fo:padding-top="0mm" fo:padding-bottom="0.3mm" fo:border-left="none" fo:border-right="none" fo:border-top="none" fo:border-bottom="0.5pt solid #000000"/>
    </style:style>
    <style:style style:name="Таблица1137" style:family="table">
      <style:table-properties style:rel-width="100%" table:align="center" style:writing-mode="page"/>
    </style:style>
    <style:style style:name="Таблица1137.A" style:family="table-column">
      <style:table-column-properties style:rel-column-width="368*"/>
    </style:style>
    <style:style style:name="Таблица1137.B" style:family="table-column">
      <style:table-column-properties style:rel-column-width="7003*"/>
    </style:style>
    <style:style style:name="Таблица1137.1" style:family="table-row">
      <style:table-row-properties style:row-height="4.99mm"/>
    </style:style>
    <style:style style:name="Таблица1137.A1" style:family="table-cell">
      <style:table-cell-properties fo:padding-left="0mm" fo:padding-right="0mm" fo:padding-top="0mm" fo:padding-bottom="0.3mm" fo:border-left="none" fo:border-right="none" fo:border-top="none" fo:border-bottom="0.5pt solid #000000"/>
    </style:style>
    <style:style style:name="Таблица1138" style:family="table">
      <style:table-properties style:rel-width="100%" table:align="center" style:writing-mode="page"/>
    </style:style>
    <style:style style:name="Таблица1138.A" style:family="table-column">
      <style:table-column-properties style:rel-column-width="7540*"/>
    </style:style>
    <style:style style:name="Таблица1138.B" style:family="table-column">
      <style:table-column-properties style:rel-column-width="397*"/>
    </style:style>
    <style:style style:name="Таблица1138.1" style:family="table-row">
      <style:table-row-properties style:row-height="4.99mm"/>
    </style:style>
    <style:style style:name="Таблица1138.A1" style:family="table-cell">
      <style:table-cell-properties fo:padding-left="0mm" fo:padding-right="0mm" fo:padding-top="0mm" fo:padding-bottom="0.3mm" fo:border-left="none" fo:border-right="none" fo:border-top="none" fo:border-bottom="0.5pt solid #000000"/>
    </style:style>
    <style:style style:name="Таблица1139" style:family="table">
      <style:table-properties style:rel-width="100%" table:align="center" style:writing-mode="page"/>
    </style:style>
    <style:style style:name="Таблица1139.A" style:family="table-column">
      <style:table-column-properties style:rel-column-width="368*"/>
    </style:style>
    <style:style style:name="Таблица1139.B" style:family="table-column">
      <style:table-column-properties style:rel-column-width="7003*"/>
    </style:style>
    <style:style style:name="Таблица1139.1" style:family="table-row">
      <style:table-row-properties style:row-height="4.99mm"/>
    </style:style>
    <style:style style:name="Таблица1139.A1" style:family="table-cell">
      <style:table-cell-properties fo:padding-left="0mm" fo:padding-right="0mm" fo:padding-top="0mm" fo:padding-bottom="0.3mm" fo:border-left="none" fo:border-right="none" fo:border-top="none" fo:border-bottom="0.5pt solid #000000"/>
    </style:style>
    <style:style style:name="Таблица1140" style:family="table">
      <style:table-properties style:rel-width="100%" table:align="center" style:writing-mode="page"/>
    </style:style>
    <style:style style:name="Таблица1140.A" style:family="table-column">
      <style:table-column-properties style:rel-column-width="7540*"/>
    </style:style>
    <style:style style:name="Таблица1140.B" style:family="table-column">
      <style:table-column-properties style:rel-column-width="397*"/>
    </style:style>
    <style:style style:name="Таблица1140.1" style:family="table-row">
      <style:table-row-properties style:row-height="4.99mm"/>
    </style:style>
    <style:style style:name="Таблица1140.A1" style:family="table-cell">
      <style:table-cell-properties fo:padding-left="0mm" fo:padding-right="0mm" fo:padding-top="0mm" fo:padding-bottom="0.3mm" fo:border-left="none" fo:border-right="none" fo:border-top="none" fo:border-bottom="0.5pt solid #000000"/>
    </style:style>
    <style:style style:name="Таблица1141" style:family="table">
      <style:table-properties style:rel-width="100%" table:align="center" style:writing-mode="page"/>
    </style:style>
    <style:style style:name="Таблица1141.A" style:family="table-column">
      <style:table-column-properties style:rel-column-width="368*"/>
    </style:style>
    <style:style style:name="Таблица1141.B" style:family="table-column">
      <style:table-column-properties style:rel-column-width="7003*"/>
    </style:style>
    <style:style style:name="Таблица1141.1" style:family="table-row">
      <style:table-row-properties style:row-height="4.99mm"/>
    </style:style>
    <style:style style:name="Таблица1141.A1" style:family="table-cell">
      <style:table-cell-properties fo:padding-left="0mm" fo:padding-right="0mm" fo:padding-top="0mm" fo:padding-bottom="0.3mm" fo:border-left="none" fo:border-right="none" fo:border-top="none" fo:border-bottom="0.5pt solid #000000"/>
    </style:style>
    <style:style style:name="Таблица1142" style:family="table">
      <style:table-properties style:rel-width="100%" table:align="center" style:writing-mode="page"/>
    </style:style>
    <style:style style:name="Таблица1142.A" style:family="table-column">
      <style:table-column-properties style:rel-column-width="7540*"/>
    </style:style>
    <style:style style:name="Таблица1142.B" style:family="table-column">
      <style:table-column-properties style:rel-column-width="397*"/>
    </style:style>
    <style:style style:name="Таблица1142.1" style:family="table-row">
      <style:table-row-properties style:row-height="4.99mm"/>
    </style:style>
    <style:style style:name="Таблица1142.A1" style:family="table-cell">
      <style:table-cell-properties fo:padding-left="0mm" fo:padding-right="0mm" fo:padding-top="0mm" fo:padding-bottom="0.3mm" fo:border-left="none" fo:border-right="none" fo:border-top="none" fo:border-bottom="0.5pt solid #000000"/>
    </style:style>
    <style:style style:name="Таблица1143" style:family="table">
      <style:table-properties style:rel-width="100%" table:align="center" style:writing-mode="page"/>
    </style:style>
    <style:style style:name="Таблица1143.A" style:family="table-column">
      <style:table-column-properties style:rel-column-width="368*"/>
    </style:style>
    <style:style style:name="Таблица1143.B" style:family="table-column">
      <style:table-column-properties style:rel-column-width="7003*"/>
    </style:style>
    <style:style style:name="Таблица1143.1" style:family="table-row">
      <style:table-row-properties style:row-height="4.99mm"/>
    </style:style>
    <style:style style:name="Таблица1143.A1" style:family="table-cell">
      <style:table-cell-properties fo:padding-left="0mm" fo:padding-right="0mm" fo:padding-top="0mm" fo:padding-bottom="0.3mm" fo:border-left="none" fo:border-right="none" fo:border-top="none" fo:border-bottom="0.5pt solid #000000"/>
    </style:style>
    <style:style style:name="Таблица1144" style:family="table">
      <style:table-properties style:rel-width="100%" table:align="center" style:writing-mode="page"/>
    </style:style>
    <style:style style:name="Таблица1144.A" style:family="table-column">
      <style:table-column-properties style:rel-column-width="7540*"/>
    </style:style>
    <style:style style:name="Таблица1144.B" style:family="table-column">
      <style:table-column-properties style:rel-column-width="397*"/>
    </style:style>
    <style:style style:name="Таблица1144.1" style:family="table-row">
      <style:table-row-properties style:row-height="4.99mm"/>
    </style:style>
    <style:style style:name="Таблица1144.A1" style:family="table-cell">
      <style:table-cell-properties fo:padding-left="0mm" fo:padding-right="0mm" fo:padding-top="0mm" fo:padding-bottom="0.3mm" fo:border-left="none" fo:border-right="none" fo:border-top="none" fo:border-bottom="0.5pt solid #000000"/>
    </style:style>
    <style:style style:name="Таблица1145" style:family="table">
      <style:table-properties style:rel-width="100%" table:align="center" style:writing-mode="page"/>
    </style:style>
    <style:style style:name="Таблица1145.A" style:family="table-column">
      <style:table-column-properties style:rel-column-width="368*"/>
    </style:style>
    <style:style style:name="Таблица1145.B" style:family="table-column">
      <style:table-column-properties style:rel-column-width="7003*"/>
    </style:style>
    <style:style style:name="Таблица1145.1" style:family="table-row">
      <style:table-row-properties style:row-height="4.99mm"/>
    </style:style>
    <style:style style:name="Таблица1145.A1" style:family="table-cell">
      <style:table-cell-properties fo:padding-left="0mm" fo:padding-right="0mm" fo:padding-top="0mm" fo:padding-bottom="0.3mm" fo:border-left="none" fo:border-right="none" fo:border-top="none" fo:border-bottom="0.5pt solid #000000"/>
    </style:style>
    <style:style style:name="Таблица1146" style:family="table">
      <style:table-properties style:rel-width="100%" table:align="center" style:writing-mode="page"/>
    </style:style>
    <style:style style:name="Таблица1146.A" style:family="table-column">
      <style:table-column-properties style:rel-column-width="7540*"/>
    </style:style>
    <style:style style:name="Таблица1146.B" style:family="table-column">
      <style:table-column-properties style:rel-column-width="397*"/>
    </style:style>
    <style:style style:name="Таблица1146.1" style:family="table-row">
      <style:table-row-properties style:row-height="4.99mm"/>
    </style:style>
    <style:style style:name="Таблица1146.A1" style:family="table-cell">
      <style:table-cell-properties fo:padding-left="0mm" fo:padding-right="0mm" fo:padding-top="0mm" fo:padding-bottom="0.3mm" fo:border-left="none" fo:border-right="none" fo:border-top="none" fo:border-bottom="0.5pt solid #000000"/>
    </style:style>
    <style:style style:name="Таблица1147" style:family="table">
      <style:table-properties style:rel-width="100%" table:align="center" style:writing-mode="page"/>
    </style:style>
    <style:style style:name="Таблица1147.A" style:family="table-column">
      <style:table-column-properties style:rel-column-width="368*"/>
    </style:style>
    <style:style style:name="Таблица1147.B" style:family="table-column">
      <style:table-column-properties style:rel-column-width="7003*"/>
    </style:style>
    <style:style style:name="Таблица1147.1" style:family="table-row">
      <style:table-row-properties style:row-height="4.99mm"/>
    </style:style>
    <style:style style:name="Таблица1147.A1" style:family="table-cell">
      <style:table-cell-properties fo:padding-left="0mm" fo:padding-right="0mm" fo:padding-top="0mm" fo:padding-bottom="0.3mm" fo:border-left="none" fo:border-right="none" fo:border-top="none" fo:border-bottom="0.5pt solid #000000"/>
    </style:style>
    <style:style style:name="Таблица1148" style:family="table">
      <style:table-properties style:rel-width="100%" table:align="center" style:writing-mode="page"/>
    </style:style>
    <style:style style:name="Таблица1148.A" style:family="table-column">
      <style:table-column-properties style:rel-column-width="7540*"/>
    </style:style>
    <style:style style:name="Таблица1148.B" style:family="table-column">
      <style:table-column-properties style:rel-column-width="397*"/>
    </style:style>
    <style:style style:name="Таблица1148.1" style:family="table-row">
      <style:table-row-properties style:row-height="4.99mm"/>
    </style:style>
    <style:style style:name="Таблица1148.A1" style:family="table-cell">
      <style:table-cell-properties fo:padding-left="0mm" fo:padding-right="0mm" fo:padding-top="0mm" fo:padding-bottom="0.3mm" fo:border-left="none" fo:border-right="none" fo:border-top="none" fo:border-bottom="0.5pt solid #000000"/>
    </style:style>
    <style:style style:name="Таблица1149" style:family="table">
      <style:table-properties style:rel-width="100%" table:align="center" style:writing-mode="page"/>
    </style:style>
    <style:style style:name="Таблица1149.A" style:family="table-column">
      <style:table-column-properties style:rel-column-width="368*"/>
    </style:style>
    <style:style style:name="Таблица1149.B" style:family="table-column">
      <style:table-column-properties style:rel-column-width="7003*"/>
    </style:style>
    <style:style style:name="Таблица1149.1" style:family="table-row">
      <style:table-row-properties style:row-height="4.99mm"/>
    </style:style>
    <style:style style:name="Таблица1149.A1" style:family="table-cell">
      <style:table-cell-properties fo:padding-left="0mm" fo:padding-right="0mm" fo:padding-top="0mm" fo:padding-bottom="0.3mm" fo:border-left="none" fo:border-right="none" fo:border-top="none" fo:border-bottom="0.5pt solid #000000"/>
    </style:style>
    <style:style style:name="Таблица1150" style:family="table">
      <style:table-properties style:rel-width="100%" table:align="center" style:writing-mode="page"/>
    </style:style>
    <style:style style:name="Таблица1150.A" style:family="table-column">
      <style:table-column-properties style:rel-column-width="7540*"/>
    </style:style>
    <style:style style:name="Таблица1150.B" style:family="table-column">
      <style:table-column-properties style:rel-column-width="397*"/>
    </style:style>
    <style:style style:name="Таблица1150.1" style:family="table-row">
      <style:table-row-properties style:row-height="4.99mm"/>
    </style:style>
    <style:style style:name="Таблица1150.A1" style:family="table-cell">
      <style:table-cell-properties fo:padding-left="0mm" fo:padding-right="0mm" fo:padding-top="0mm" fo:padding-bottom="0.3mm" fo:border-left="none" fo:border-right="none" fo:border-top="none" fo:border-bottom="0.5pt solid #000000"/>
    </style:style>
    <style:style style:name="Таблица1151" style:family="table">
      <style:table-properties style:rel-width="100%" table:align="center" style:writing-mode="page"/>
    </style:style>
    <style:style style:name="Таблица1151.A" style:family="table-column">
      <style:table-column-properties style:rel-column-width="368*"/>
    </style:style>
    <style:style style:name="Таблица1151.B" style:family="table-column">
      <style:table-column-properties style:rel-column-width="7003*"/>
    </style:style>
    <style:style style:name="Таблица1151.1" style:family="table-row">
      <style:table-row-properties style:row-height="4.99mm"/>
    </style:style>
    <style:style style:name="Таблица1151.A1" style:family="table-cell">
      <style:table-cell-properties fo:padding-left="0mm" fo:padding-right="0mm" fo:padding-top="0mm" fo:padding-bottom="0.3mm" fo:border-left="none" fo:border-right="none" fo:border-top="none" fo:border-bottom="0.5pt solid #000000"/>
    </style:style>
    <style:style style:name="Таблица1152" style:family="table">
      <style:table-properties style:rel-width="100%" table:align="center" style:writing-mode="page"/>
    </style:style>
    <style:style style:name="Таблица1152.A" style:family="table-column">
      <style:table-column-properties style:rel-column-width="7540*"/>
    </style:style>
    <style:style style:name="Таблица1152.B" style:family="table-column">
      <style:table-column-properties style:rel-column-width="397*"/>
    </style:style>
    <style:style style:name="Таблица1152.1" style:family="table-row">
      <style:table-row-properties style:row-height="4.99mm"/>
    </style:style>
    <style:style style:name="Таблица1152.A1" style:family="table-cell">
      <style:table-cell-properties fo:padding-left="0mm" fo:padding-right="0mm" fo:padding-top="0mm" fo:padding-bottom="0.3mm" fo:border-left="none" fo:border-right="none" fo:border-top="none" fo:border-bottom="0.5pt solid #000000"/>
    </style:style>
    <style:style style:name="Таблица1153" style:family="table">
      <style:table-properties style:rel-width="100%" table:align="center" style:writing-mode="page"/>
    </style:style>
    <style:style style:name="Таблица1153.A" style:family="table-column">
      <style:table-column-properties style:rel-column-width="368*"/>
    </style:style>
    <style:style style:name="Таблица1153.B" style:family="table-column">
      <style:table-column-properties style:rel-column-width="7003*"/>
    </style:style>
    <style:style style:name="Таблица1153.1" style:family="table-row">
      <style:table-row-properties style:row-height="4.99mm"/>
    </style:style>
    <style:style style:name="Таблица1153.A1" style:family="table-cell">
      <style:table-cell-properties fo:padding-left="0mm" fo:padding-right="0mm" fo:padding-top="0mm" fo:padding-bottom="0.3mm" fo:border-left="none" fo:border-right="none" fo:border-top="none" fo:border-bottom="0.5pt solid #000000"/>
    </style:style>
    <style:style style:name="Таблица1154" style:family="table">
      <style:table-properties style:rel-width="100%" table:align="center" style:writing-mode="page"/>
    </style:style>
    <style:style style:name="Таблица1154.A" style:family="table-column">
      <style:table-column-properties style:rel-column-width="7540*"/>
    </style:style>
    <style:style style:name="Таблица1154.B" style:family="table-column">
      <style:table-column-properties style:rel-column-width="397*"/>
    </style:style>
    <style:style style:name="Таблица1154.1" style:family="table-row">
      <style:table-row-properties style:row-height="4.99mm"/>
    </style:style>
    <style:style style:name="Таблица1154.A1" style:family="table-cell">
      <style:table-cell-properties fo:padding-left="0mm" fo:padding-right="0mm" fo:padding-top="0mm" fo:padding-bottom="0.3mm" fo:border-left="none" fo:border-right="none" fo:border-top="none" fo:border-bottom="0.5pt solid #000000"/>
    </style:style>
    <style:style style:name="Таблица1155" style:family="table">
      <style:table-properties style:rel-width="100%" table:align="center" style:writing-mode="page"/>
    </style:style>
    <style:style style:name="Таблица1155.A" style:family="table-column">
      <style:table-column-properties style:rel-column-width="368*"/>
    </style:style>
    <style:style style:name="Таблица1155.B" style:family="table-column">
      <style:table-column-properties style:rel-column-width="7003*"/>
    </style:style>
    <style:style style:name="Таблица1155.1" style:family="table-row">
      <style:table-row-properties style:row-height="4.99mm"/>
    </style:style>
    <style:style style:name="Таблица1155.A1" style:family="table-cell">
      <style:table-cell-properties fo:padding-left="0mm" fo:padding-right="0mm" fo:padding-top="0mm" fo:padding-bottom="0.3mm" fo:border-left="none" fo:border-right="none" fo:border-top="none" fo:border-bottom="0.5pt solid #000000"/>
    </style:style>
    <style:style style:name="Таблица1156" style:family="table">
      <style:table-properties style:rel-width="100%" table:align="center" style:writing-mode="page"/>
    </style:style>
    <style:style style:name="Таблица1156.A" style:family="table-column">
      <style:table-column-properties style:rel-column-width="7540*"/>
    </style:style>
    <style:style style:name="Таблица1156.B" style:family="table-column">
      <style:table-column-properties style:rel-column-width="397*"/>
    </style:style>
    <style:style style:name="Таблица1156.1" style:family="table-row">
      <style:table-row-properties style:row-height="4.99mm"/>
    </style:style>
    <style:style style:name="Таблица1156.A1" style:family="table-cell">
      <style:table-cell-properties fo:padding-left="0mm" fo:padding-right="0mm" fo:padding-top="0mm" fo:padding-bottom="0.3mm" fo:border-left="none" fo:border-right="none" fo:border-top="none" fo:border-bottom="0.5pt solid #000000"/>
    </style:style>
    <style:style style:name="Таблица1157" style:family="table">
      <style:table-properties style:rel-width="100%" table:align="center" style:writing-mode="page"/>
    </style:style>
    <style:style style:name="Таблица1157.A" style:family="table-column">
      <style:table-column-properties style:rel-column-width="368*"/>
    </style:style>
    <style:style style:name="Таблица1157.B" style:family="table-column">
      <style:table-column-properties style:rel-column-width="7003*"/>
    </style:style>
    <style:style style:name="Таблица1157.1" style:family="table-row">
      <style:table-row-properties style:row-height="4.99mm"/>
    </style:style>
    <style:style style:name="Таблица1157.A1" style:family="table-cell">
      <style:table-cell-properties fo:padding-left="0mm" fo:padding-right="0mm" fo:padding-top="0mm" fo:padding-bottom="0.3mm" fo:border-left="none" fo:border-right="none" fo:border-top="none" fo:border-bottom="0.5pt solid #000000"/>
    </style:style>
    <style:style style:name="Таблица1158" style:family="table">
      <style:table-properties style:rel-width="100%" table:align="center" style:writing-mode="page"/>
    </style:style>
    <style:style style:name="Таблица1158.A" style:family="table-column">
      <style:table-column-properties style:rel-column-width="7540*"/>
    </style:style>
    <style:style style:name="Таблица1158.B" style:family="table-column">
      <style:table-column-properties style:rel-column-width="397*"/>
    </style:style>
    <style:style style:name="Таблица1158.1" style:family="table-row">
      <style:table-row-properties style:row-height="4.99mm"/>
    </style:style>
    <style:style style:name="Таблица1158.A1" style:family="table-cell">
      <style:table-cell-properties fo:padding-left="0mm" fo:padding-right="0mm" fo:padding-top="0mm" fo:padding-bottom="0.3mm" fo:border-left="none" fo:border-right="none" fo:border-top="none" fo:border-bottom="0.5pt solid #000000"/>
    </style:style>
    <style:style style:name="Таблица1159" style:family="table">
      <style:table-properties style:rel-width="100%" table:align="center" style:writing-mode="page"/>
    </style:style>
    <style:style style:name="Таблица1159.A" style:family="table-column">
      <style:table-column-properties style:rel-column-width="368*"/>
    </style:style>
    <style:style style:name="Таблица1159.B" style:family="table-column">
      <style:table-column-properties style:rel-column-width="7003*"/>
    </style:style>
    <style:style style:name="Таблица1159.1" style:family="table-row">
      <style:table-row-properties style:row-height="4.99mm"/>
    </style:style>
    <style:style style:name="Таблица1159.A1" style:family="table-cell">
      <style:table-cell-properties fo:padding-left="0mm" fo:padding-right="0mm" fo:padding-top="0mm" fo:padding-bottom="0.3mm" fo:border-left="none" fo:border-right="none" fo:border-top="none" fo:border-bottom="0.5pt solid #000000"/>
    </style:style>
    <style:style style:name="Таблица1160" style:family="table">
      <style:table-properties style:rel-width="100%" table:align="center" style:writing-mode="page"/>
    </style:style>
    <style:style style:name="Таблица1160.A" style:family="table-column">
      <style:table-column-properties style:rel-column-width="7540*"/>
    </style:style>
    <style:style style:name="Таблица1160.B" style:family="table-column">
      <style:table-column-properties style:rel-column-width="397*"/>
    </style:style>
    <style:style style:name="Таблица1160.1" style:family="table-row">
      <style:table-row-properties style:row-height="4.99mm"/>
    </style:style>
    <style:style style:name="Таблица1160.A1" style:family="table-cell">
      <style:table-cell-properties fo:padding-left="0mm" fo:padding-right="0mm" fo:padding-top="0mm" fo:padding-bottom="0.3mm" fo:border-left="none" fo:border-right="none" fo:border-top="none" fo:border-bottom="0.5pt solid #000000"/>
    </style:style>
    <style:style style:name="Таблица1161" style:family="table">
      <style:table-properties style:rel-width="100%" table:align="center" style:writing-mode="page"/>
    </style:style>
    <style:style style:name="Таблица1161.A" style:family="table-column">
      <style:table-column-properties style:rel-column-width="368*"/>
    </style:style>
    <style:style style:name="Таблица1161.B" style:family="table-column">
      <style:table-column-properties style:rel-column-width="7003*"/>
    </style:style>
    <style:style style:name="Таблица1161.1" style:family="table-row">
      <style:table-row-properties style:row-height="4.99mm"/>
    </style:style>
    <style:style style:name="Таблица1161.A1" style:family="table-cell">
      <style:table-cell-properties fo:padding-left="0mm" fo:padding-right="0mm" fo:padding-top="0mm" fo:padding-bottom="0.3mm" fo:border-left="none" fo:border-right="none" fo:border-top="none" fo:border-bottom="0.5pt solid #000000"/>
    </style:style>
    <style:style style:name="Таблица1162" style:family="table">
      <style:table-properties style:rel-width="100%" table:align="center" style:writing-mode="page"/>
    </style:style>
    <style:style style:name="Таблица1162.A" style:family="table-column">
      <style:table-column-properties style:rel-column-width="7540*"/>
    </style:style>
    <style:style style:name="Таблица1162.B" style:family="table-column">
      <style:table-column-properties style:rel-column-width="397*"/>
    </style:style>
    <style:style style:name="Таблица1162.1" style:family="table-row">
      <style:table-row-properties style:row-height="4.99mm"/>
    </style:style>
    <style:style style:name="Таблица1162.A1" style:family="table-cell">
      <style:table-cell-properties fo:padding-left="0mm" fo:padding-right="0mm" fo:padding-top="0mm" fo:padding-bottom="0.3mm" fo:border-left="none" fo:border-right="none" fo:border-top="none" fo:border-bottom="0.5pt solid #000000"/>
    </style:style>
    <style:style style:name="Таблица1163" style:family="table">
      <style:table-properties style:rel-width="100%" table:align="center" style:writing-mode="page"/>
    </style:style>
    <style:style style:name="Таблица1163.A" style:family="table-column">
      <style:table-column-properties style:rel-column-width="368*"/>
    </style:style>
    <style:style style:name="Таблица1163.B" style:family="table-column">
      <style:table-column-properties style:rel-column-width="7003*"/>
    </style:style>
    <style:style style:name="Таблица1163.1" style:family="table-row">
      <style:table-row-properties style:row-height="4.99mm"/>
    </style:style>
    <style:style style:name="Таблица1163.A1" style:family="table-cell">
      <style:table-cell-properties fo:padding-left="0mm" fo:padding-right="0mm" fo:padding-top="0mm" fo:padding-bottom="0.3mm" fo:border-left="none" fo:border-right="none" fo:border-top="none" fo:border-bottom="0.5pt solid #000000"/>
    </style:style>
    <style:style style:name="Таблица1164" style:family="table">
      <style:table-properties style:rel-width="100%" table:align="center" style:writing-mode="page"/>
    </style:style>
    <style:style style:name="Таблица1164.A" style:family="table-column">
      <style:table-column-properties style:rel-column-width="7540*"/>
    </style:style>
    <style:style style:name="Таблица1164.B" style:family="table-column">
      <style:table-column-properties style:rel-column-width="397*"/>
    </style:style>
    <style:style style:name="Таблица1164.1" style:family="table-row">
      <style:table-row-properties style:row-height="4.99mm"/>
    </style:style>
    <style:style style:name="Таблица1164.A1" style:family="table-cell">
      <style:table-cell-properties fo:padding-left="0mm" fo:padding-right="0mm" fo:padding-top="0mm" fo:padding-bottom="0.3mm" fo:border-left="none" fo:border-right="none" fo:border-top="none" fo:border-bottom="0.5pt solid #000000"/>
    </style:style>
    <style:style style:name="Таблица1165" style:family="table">
      <style:table-properties style:rel-width="100%" table:align="center" style:writing-mode="page"/>
    </style:style>
    <style:style style:name="Таблица1165.A" style:family="table-column">
      <style:table-column-properties style:rel-column-width="368*"/>
    </style:style>
    <style:style style:name="Таблица1165.B" style:family="table-column">
      <style:table-column-properties style:rel-column-width="7003*"/>
    </style:style>
    <style:style style:name="Таблица1165.1" style:family="table-row">
      <style:table-row-properties style:row-height="4.99mm"/>
    </style:style>
    <style:style style:name="Таблица1165.A1" style:family="table-cell">
      <style:table-cell-properties fo:padding-left="0mm" fo:padding-right="0mm" fo:padding-top="0mm" fo:padding-bottom="0.3mm" fo:border-left="none" fo:border-right="none" fo:border-top="none" fo:border-bottom="0.5pt solid #000000"/>
    </style:style>
    <style:style style:name="Таблица1166" style:family="table">
      <style:table-properties style:rel-width="100%" table:align="center" style:writing-mode="page"/>
    </style:style>
    <style:style style:name="Таблица1166.A" style:family="table-column">
      <style:table-column-properties style:rel-column-width="7540*"/>
    </style:style>
    <style:style style:name="Таблица1166.B" style:family="table-column">
      <style:table-column-properties style:rel-column-width="397*"/>
    </style:style>
    <style:style style:name="Таблица1166.1" style:family="table-row">
      <style:table-row-properties style:row-height="4.99mm"/>
    </style:style>
    <style:style style:name="Таблица1166.A1" style:family="table-cell">
      <style:table-cell-properties fo:padding-left="0mm" fo:padding-right="0mm" fo:padding-top="0mm" fo:padding-bottom="0.3mm" fo:border-left="none" fo:border-right="none" fo:border-top="none" fo:border-bottom="0.5pt solid #000000"/>
    </style:style>
    <style:style style:name="Таблица1167" style:family="table">
      <style:table-properties style:rel-width="100%" table:align="center" style:writing-mode="page"/>
    </style:style>
    <style:style style:name="Таблица1167.A" style:family="table-column">
      <style:table-column-properties style:rel-column-width="368*"/>
    </style:style>
    <style:style style:name="Таблица1167.B" style:family="table-column">
      <style:table-column-properties style:rel-column-width="7003*"/>
    </style:style>
    <style:style style:name="Таблица1167.1" style:family="table-row">
      <style:table-row-properties style:row-height="4.99mm"/>
    </style:style>
    <style:style style:name="Таблица1167.A1" style:family="table-cell">
      <style:table-cell-properties fo:padding-left="0mm" fo:padding-right="0mm" fo:padding-top="0mm" fo:padding-bottom="0.3mm" fo:border-left="none" fo:border-right="none" fo:border-top="none" fo:border-bottom="0.5pt solid #000000"/>
    </style:style>
    <style:style style:name="Таблица1168" style:family="table">
      <style:table-properties style:rel-width="100%" table:align="center" style:writing-mode="page"/>
    </style:style>
    <style:style style:name="Таблица1168.A" style:family="table-column">
      <style:table-column-properties style:rel-column-width="7540*"/>
    </style:style>
    <style:style style:name="Таблица1168.B" style:family="table-column">
      <style:table-column-properties style:rel-column-width="397*"/>
    </style:style>
    <style:style style:name="Таблица1168.1" style:family="table-row">
      <style:table-row-properties style:row-height="4.99mm"/>
    </style:style>
    <style:style style:name="Таблица1168.A1" style:family="table-cell">
      <style:table-cell-properties fo:padding-left="0mm" fo:padding-right="0mm" fo:padding-top="0mm" fo:padding-bottom="0.3mm" fo:border-left="none" fo:border-right="none" fo:border-top="none" fo:border-bottom="0.5pt solid #000000"/>
    </style:style>
    <style:style style:name="Таблица1169" style:family="table">
      <style:table-properties style:rel-width="100%" table:align="center" style:writing-mode="page"/>
    </style:style>
    <style:style style:name="Таблица1169.A" style:family="table-column">
      <style:table-column-properties style:rel-column-width="368*"/>
    </style:style>
    <style:style style:name="Таблица1169.B" style:family="table-column">
      <style:table-column-properties style:rel-column-width="7003*"/>
    </style:style>
    <style:style style:name="Таблица1169.1" style:family="table-row">
      <style:table-row-properties style:row-height="4.99mm"/>
    </style:style>
    <style:style style:name="Таблица1169.A1" style:family="table-cell">
      <style:table-cell-properties fo:padding-left="0mm" fo:padding-right="0mm" fo:padding-top="0mm" fo:padding-bottom="0.3mm" fo:border-left="none" fo:border-right="none" fo:border-top="none" fo:border-bottom="0.5pt solid #000000"/>
    </style:style>
    <style:style style:name="Таблица1170" style:family="table">
      <style:table-properties style:rel-width="100%" table:align="center" style:writing-mode="page"/>
    </style:style>
    <style:style style:name="Таблица1170.A" style:family="table-column">
      <style:table-column-properties style:rel-column-width="7540*"/>
    </style:style>
    <style:style style:name="Таблица1170.B" style:family="table-column">
      <style:table-column-properties style:rel-column-width="397*"/>
    </style:style>
    <style:style style:name="Таблица1170.1" style:family="table-row">
      <style:table-row-properties style:row-height="4.99mm"/>
    </style:style>
    <style:style style:name="Таблица1170.A1" style:family="table-cell">
      <style:table-cell-properties fo:padding-left="0mm" fo:padding-right="0mm" fo:padding-top="0mm" fo:padding-bottom="0.3mm" fo:border-left="none" fo:border-right="none" fo:border-top="none" fo:border-bottom="0.5pt solid #000000"/>
    </style:style>
    <style:style style:name="Таблица1171" style:family="table">
      <style:table-properties style:rel-width="100%" table:align="center" style:writing-mode="page"/>
    </style:style>
    <style:style style:name="Таблица1171.A" style:family="table-column">
      <style:table-column-properties style:rel-column-width="368*"/>
    </style:style>
    <style:style style:name="Таблица1171.B" style:family="table-column">
      <style:table-column-properties style:rel-column-width="7003*"/>
    </style:style>
    <style:style style:name="Таблица1171.1" style:family="table-row">
      <style:table-row-properties style:row-height="4.99mm"/>
    </style:style>
    <style:style style:name="Таблица1171.A1" style:family="table-cell">
      <style:table-cell-properties fo:padding-left="0mm" fo:padding-right="0mm" fo:padding-top="0mm" fo:padding-bottom="0.3mm" fo:border-left="none" fo:border-right="none" fo:border-top="none" fo:border-bottom="0.5pt solid #000000"/>
    </style:style>
    <style:style style:name="Таблица1172" style:family="table">
      <style:table-properties style:rel-width="100%" table:align="center" style:writing-mode="page"/>
    </style:style>
    <style:style style:name="Таблица1172.A" style:family="table-column">
      <style:table-column-properties style:rel-column-width="7540*"/>
    </style:style>
    <style:style style:name="Таблица1172.B" style:family="table-column">
      <style:table-column-properties style:rel-column-width="397*"/>
    </style:style>
    <style:style style:name="Таблица1172.1" style:family="table-row">
      <style:table-row-properties style:row-height="4.99mm"/>
    </style:style>
    <style:style style:name="Таблица1172.A1" style:family="table-cell">
      <style:table-cell-properties fo:padding-left="0mm" fo:padding-right="0mm" fo:padding-top="0mm" fo:padding-bottom="0.3mm" fo:border-left="none" fo:border-right="none" fo:border-top="none" fo:border-bottom="0.5pt solid #000000"/>
    </style:style>
    <style:style style:name="Таблица1173" style:family="table">
      <style:table-properties style:rel-width="100%" table:align="center" style:writing-mode="page"/>
    </style:style>
    <style:style style:name="Таблица1173.A" style:family="table-column">
      <style:table-column-properties style:rel-column-width="368*"/>
    </style:style>
    <style:style style:name="Таблица1173.B" style:family="table-column">
      <style:table-column-properties style:rel-column-width="7003*"/>
    </style:style>
    <style:style style:name="Таблица1173.1" style:family="table-row">
      <style:table-row-properties style:row-height="4.99mm"/>
    </style:style>
    <style:style style:name="Таблица1173.A1" style:family="table-cell">
      <style:table-cell-properties fo:padding-left="0mm" fo:padding-right="0mm" fo:padding-top="0mm" fo:padding-bottom="0.3mm" fo:border-left="none" fo:border-right="none" fo:border-top="none" fo:border-bottom="0.5pt solid #000000"/>
    </style:style>
    <style:style style:name="Таблица1174" style:family="table">
      <style:table-properties style:rel-width="100%" table:align="center" style:writing-mode="page"/>
    </style:style>
    <style:style style:name="Таблица1174.A" style:family="table-column">
      <style:table-column-properties style:rel-column-width="7540*"/>
    </style:style>
    <style:style style:name="Таблица1174.B" style:family="table-column">
      <style:table-column-properties style:rel-column-width="397*"/>
    </style:style>
    <style:style style:name="Таблица1174.1" style:family="table-row">
      <style:table-row-properties style:row-height="4.99mm"/>
    </style:style>
    <style:style style:name="Таблица1174.A1" style:family="table-cell">
      <style:table-cell-properties fo:padding-left="0mm" fo:padding-right="0mm" fo:padding-top="0mm" fo:padding-bottom="0.3mm" fo:border-left="none" fo:border-right="none" fo:border-top="none" fo:border-bottom="0.5pt solid #000000"/>
    </style:style>
    <style:style style:name="Таблица1175" style:family="table">
      <style:table-properties style:rel-width="100%" table:align="center" style:writing-mode="page"/>
    </style:style>
    <style:style style:name="Таблица1175.A" style:family="table-column">
      <style:table-column-properties style:rel-column-width="368*"/>
    </style:style>
    <style:style style:name="Таблица1175.B" style:family="table-column">
      <style:table-column-properties style:rel-column-width="7003*"/>
    </style:style>
    <style:style style:name="Таблица1175.1" style:family="table-row">
      <style:table-row-properties style:row-height="4.99mm"/>
    </style:style>
    <style:style style:name="Таблица1175.A1" style:family="table-cell">
      <style:table-cell-properties fo:padding-left="0mm" fo:padding-right="0mm" fo:padding-top="0mm" fo:padding-bottom="0.3mm" fo:border-left="none" fo:border-right="none" fo:border-top="none" fo:border-bottom="0.5pt solid #000000"/>
    </style:style>
    <style:style style:name="Таблица1176" style:family="table">
      <style:table-properties style:rel-width="100%" table:align="center" style:writing-mode="page"/>
    </style:style>
    <style:style style:name="Таблица1176.A" style:family="table-column">
      <style:table-column-properties style:rel-column-width="7540*"/>
    </style:style>
    <style:style style:name="Таблица1176.B" style:family="table-column">
      <style:table-column-properties style:rel-column-width="397*"/>
    </style:style>
    <style:style style:name="Таблица1176.1" style:family="table-row">
      <style:table-row-properties style:row-height="4.99mm"/>
    </style:style>
    <style:style style:name="Таблица1176.A1" style:family="table-cell">
      <style:table-cell-properties fo:padding-left="0mm" fo:padding-right="0mm" fo:padding-top="0mm" fo:padding-bottom="0.3mm" fo:border-left="none" fo:border-right="none" fo:border-top="none" fo:border-bottom="0.5pt solid #000000"/>
    </style:style>
    <style:style style:name="Таблица1177" style:family="table">
      <style:table-properties style:rel-width="100%" table:align="center" style:writing-mode="page"/>
    </style:style>
    <style:style style:name="Таблица1177.A" style:family="table-column">
      <style:table-column-properties style:rel-column-width="368*"/>
    </style:style>
    <style:style style:name="Таблица1177.B" style:family="table-column">
      <style:table-column-properties style:rel-column-width="7003*"/>
    </style:style>
    <style:style style:name="Таблица1177.1" style:family="table-row">
      <style:table-row-properties style:row-height="4.99mm"/>
    </style:style>
    <style:style style:name="Таблица1177.A1" style:family="table-cell">
      <style:table-cell-properties fo:padding-left="0mm" fo:padding-right="0mm" fo:padding-top="0mm" fo:padding-bottom="0.3mm" fo:border-left="none" fo:border-right="none" fo:border-top="none" fo:border-bottom="0.5pt solid #000000"/>
    </style:style>
    <style:style style:name="Таблица1178" style:family="table">
      <style:table-properties style:rel-width="100%" table:align="center" style:writing-mode="page"/>
    </style:style>
    <style:style style:name="Таблица1178.A" style:family="table-column">
      <style:table-column-properties style:rel-column-width="7540*"/>
    </style:style>
    <style:style style:name="Таблица1178.B" style:family="table-column">
      <style:table-column-properties style:rel-column-width="397*"/>
    </style:style>
    <style:style style:name="Таблица1178.1" style:family="table-row">
      <style:table-row-properties style:row-height="4.99mm"/>
    </style:style>
    <style:style style:name="Таблица1178.A1" style:family="table-cell">
      <style:table-cell-properties fo:padding-left="0mm" fo:padding-right="0mm" fo:padding-top="0mm" fo:padding-bottom="0.3mm" fo:border-left="none" fo:border-right="none" fo:border-top="none" fo:border-bottom="0.5pt solid #000000"/>
    </style:style>
    <style:style style:name="Таблица1179" style:family="table">
      <style:table-properties style:rel-width="100%" table:align="center" style:writing-mode="page"/>
    </style:style>
    <style:style style:name="Таблица1179.A" style:family="table-column">
      <style:table-column-properties style:rel-column-width="368*"/>
    </style:style>
    <style:style style:name="Таблица1179.B" style:family="table-column">
      <style:table-column-properties style:rel-column-width="7003*"/>
    </style:style>
    <style:style style:name="Таблица1179.1" style:family="table-row">
      <style:table-row-properties style:row-height="4.99mm"/>
    </style:style>
    <style:style style:name="Таблица1179.A1" style:family="table-cell">
      <style:table-cell-properties fo:padding-left="0mm" fo:padding-right="0mm" fo:padding-top="0mm" fo:padding-bottom="0.3mm" fo:border-left="none" fo:border-right="none" fo:border-top="none" fo:border-bottom="0.5pt solid #000000"/>
    </style:style>
    <style:style style:name="Таблица1180" style:family="table">
      <style:table-properties style:rel-width="100%" table:align="center" style:writing-mode="page"/>
    </style:style>
    <style:style style:name="Таблица1180.A" style:family="table-column">
      <style:table-column-properties style:rel-column-width="7540*"/>
    </style:style>
    <style:style style:name="Таблица1180.B" style:family="table-column">
      <style:table-column-properties style:rel-column-width="397*"/>
    </style:style>
    <style:style style:name="Таблица1180.1" style:family="table-row">
      <style:table-row-properties style:row-height="4.99mm"/>
    </style:style>
    <style:style style:name="Таблица1180.A1" style:family="table-cell">
      <style:table-cell-properties fo:padding-left="0mm" fo:padding-right="0mm" fo:padding-top="0mm" fo:padding-bottom="0.3mm" fo:border-left="none" fo:border-right="none" fo:border-top="none" fo:border-bottom="0.5pt solid #000000"/>
    </style:style>
    <style:style style:name="Таблица1181" style:family="table">
      <style:table-properties style:rel-width="100%" table:align="center" style:writing-mode="page"/>
    </style:style>
    <style:style style:name="Таблица1181.A" style:family="table-column">
      <style:table-column-properties style:rel-column-width="368*"/>
    </style:style>
    <style:style style:name="Таблица1181.B" style:family="table-column">
      <style:table-column-properties style:rel-column-width="7003*"/>
    </style:style>
    <style:style style:name="Таблица1181.1" style:family="table-row">
      <style:table-row-properties style:row-height="4.99mm"/>
    </style:style>
    <style:style style:name="Таблица1181.A1" style:family="table-cell">
      <style:table-cell-properties fo:padding-left="0mm" fo:padding-right="0mm" fo:padding-top="0mm" fo:padding-bottom="0.3mm" fo:border-left="none" fo:border-right="none" fo:border-top="none" fo:border-bottom="0.5pt solid #000000"/>
    </style:style>
    <style:style style:name="Таблица1182" style:family="table">
      <style:table-properties style:rel-width="100%" table:align="center" style:writing-mode="page"/>
    </style:style>
    <style:style style:name="Таблица1182.A" style:family="table-column">
      <style:table-column-properties style:rel-column-width="7540*"/>
    </style:style>
    <style:style style:name="Таблица1182.B" style:family="table-column">
      <style:table-column-properties style:rel-column-width="397*"/>
    </style:style>
    <style:style style:name="Таблица1182.1" style:family="table-row">
      <style:table-row-properties style:row-height="4.99mm"/>
    </style:style>
    <style:style style:name="Таблица1182.A1" style:family="table-cell">
      <style:table-cell-properties fo:padding-left="0mm" fo:padding-right="0mm" fo:padding-top="0mm" fo:padding-bottom="0.3mm" fo:border-left="none" fo:border-right="none" fo:border-top="none" fo:border-bottom="0.5pt solid #000000"/>
    </style:style>
    <style:style style:name="Таблица1183" style:family="table">
      <style:table-properties style:rel-width="100%" table:align="center" style:writing-mode="page"/>
    </style:style>
    <style:style style:name="Таблица1183.A" style:family="table-column">
      <style:table-column-properties style:rel-column-width="368*"/>
    </style:style>
    <style:style style:name="Таблица1183.B" style:family="table-column">
      <style:table-column-properties style:rel-column-width="7003*"/>
    </style:style>
    <style:style style:name="Таблица1183.1" style:family="table-row">
      <style:table-row-properties style:row-height="4.99mm"/>
    </style:style>
    <style:style style:name="Таблица1183.A1" style:family="table-cell">
      <style:table-cell-properties fo:padding-left="0mm" fo:padding-right="0mm" fo:padding-top="0mm" fo:padding-bottom="0.3mm" fo:border-left="none" fo:border-right="none" fo:border-top="none" fo:border-bottom="0.5pt solid #000000"/>
    </style:style>
    <style:style style:name="Таблица1184" style:family="table">
      <style:table-properties style:rel-width="100%" table:align="center" style:writing-mode="page"/>
    </style:style>
    <style:style style:name="Таблица1184.A" style:family="table-column">
      <style:table-column-properties style:rel-column-width="7540*"/>
    </style:style>
    <style:style style:name="Таблица1184.B" style:family="table-column">
      <style:table-column-properties style:rel-column-width="397*"/>
    </style:style>
    <style:style style:name="Таблица1184.1" style:family="table-row">
      <style:table-row-properties style:row-height="4.99mm"/>
    </style:style>
    <style:style style:name="Таблица1184.A1" style:family="table-cell">
      <style:table-cell-properties fo:padding-left="0mm" fo:padding-right="0mm" fo:padding-top="0mm" fo:padding-bottom="0.3mm" fo:border-left="none" fo:border-right="none" fo:border-top="none" fo:border-bottom="0.5pt solid #000000"/>
    </style:style>
    <style:style style:name="Таблица1185" style:family="table">
      <style:table-properties style:rel-width="100%" table:align="center" style:writing-mode="page"/>
    </style:style>
    <style:style style:name="Таблица1185.A" style:family="table-column">
      <style:table-column-properties style:rel-column-width="368*"/>
    </style:style>
    <style:style style:name="Таблица1185.B" style:family="table-column">
      <style:table-column-properties style:rel-column-width="7003*"/>
    </style:style>
    <style:style style:name="Таблица1185.1" style:family="table-row">
      <style:table-row-properties style:row-height="4.99mm"/>
    </style:style>
    <style:style style:name="Таблица1185.A1" style:family="table-cell">
      <style:table-cell-properties fo:padding-left="0mm" fo:padding-right="0mm" fo:padding-top="0mm" fo:padding-bottom="0.3mm" fo:border-left="none" fo:border-right="none" fo:border-top="none" fo:border-bottom="0.5pt solid #000000"/>
    </style:style>
    <style:style style:name="Таблица1186" style:family="table">
      <style:table-properties style:rel-width="100%" table:align="center" style:writing-mode="page"/>
    </style:style>
    <style:style style:name="Таблица1186.A" style:family="table-column">
      <style:table-column-properties style:rel-column-width="7540*"/>
    </style:style>
    <style:style style:name="Таблица1186.B" style:family="table-column">
      <style:table-column-properties style:rel-column-width="397*"/>
    </style:style>
    <style:style style:name="Таблица1186.1" style:family="table-row">
      <style:table-row-properties style:row-height="4.99mm"/>
    </style:style>
    <style:style style:name="Таблица1186.A1" style:family="table-cell">
      <style:table-cell-properties fo:padding-left="0mm" fo:padding-right="0mm" fo:padding-top="0mm" fo:padding-bottom="0.3mm" fo:border-left="none" fo:border-right="none" fo:border-top="none" fo:border-bottom="0.5pt solid #000000"/>
    </style:style>
    <style:style style:name="Таблица1187" style:family="table">
      <style:table-properties style:rel-width="100%" table:align="center" style:writing-mode="page"/>
    </style:style>
    <style:style style:name="Таблица1187.A" style:family="table-column">
      <style:table-column-properties style:rel-column-width="368*"/>
    </style:style>
    <style:style style:name="Таблица1187.B" style:family="table-column">
      <style:table-column-properties style:rel-column-width="7003*"/>
    </style:style>
    <style:style style:name="Таблица1187.1" style:family="table-row">
      <style:table-row-properties style:row-height="4.99mm"/>
    </style:style>
    <style:style style:name="Таблица1187.A1" style:family="table-cell">
      <style:table-cell-properties fo:padding-left="0mm" fo:padding-right="0mm" fo:padding-top="0mm" fo:padding-bottom="0.3mm" fo:border-left="none" fo:border-right="none" fo:border-top="none" fo:border-bottom="0.5pt solid #000000"/>
    </style:style>
    <style:style style:name="Таблица1188" style:family="table">
      <style:table-properties style:rel-width="100%" table:align="center" style:writing-mode="page"/>
    </style:style>
    <style:style style:name="Таблица1188.A" style:family="table-column">
      <style:table-column-properties style:rel-column-width="7540*"/>
    </style:style>
    <style:style style:name="Таблица1188.B" style:family="table-column">
      <style:table-column-properties style:rel-column-width="397*"/>
    </style:style>
    <style:style style:name="Таблица1188.1" style:family="table-row">
      <style:table-row-properties style:row-height="4.99mm"/>
    </style:style>
    <style:style style:name="Таблица1188.A1" style:family="table-cell">
      <style:table-cell-properties fo:padding-left="0mm" fo:padding-right="0mm" fo:padding-top="0mm" fo:padding-bottom="0.3mm" fo:border-left="none" fo:border-right="none" fo:border-top="none" fo:border-bottom="0.5pt solid #000000"/>
    </style:style>
    <style:style style:name="Таблица1189" style:family="table">
      <style:table-properties style:rel-width="100%" table:align="center" style:writing-mode="page"/>
    </style:style>
    <style:style style:name="Таблица1189.A" style:family="table-column">
      <style:table-column-properties style:rel-column-width="368*"/>
    </style:style>
    <style:style style:name="Таблица1189.B" style:family="table-column">
      <style:table-column-properties style:rel-column-width="7003*"/>
    </style:style>
    <style:style style:name="Таблица1189.1" style:family="table-row">
      <style:table-row-properties style:row-height="4.99mm"/>
    </style:style>
    <style:style style:name="Таблица1189.A1" style:family="table-cell">
      <style:table-cell-properties fo:padding-left="0mm" fo:padding-right="0mm" fo:padding-top="0mm" fo:padding-bottom="0.3mm" fo:border-left="none" fo:border-right="none" fo:border-top="none" fo:border-bottom="0.5pt solid #000000"/>
    </style:style>
    <style:style style:name="M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MP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MP4"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MP5"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MP6"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7" style:family="paragraph" style:parent-style-name="Верхний_20_колонтитул_20_правая_20_страница">
      <style:paragraph-properties fo:text-align="start" style:justify-single-word="false" fo:padding="0.3mm" fo:border="none" style:writing-mode="page"/>
    </style:style>
    <style:style style:name="MP8"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MP9"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MP10"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MP11"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MP12"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MP13"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MP14" style:family="paragraph" style:parent-style-name="Footer">
      <style:text-properties fo:font-size="8pt" officeooo:rsid="024a1036" officeooo:paragraph-rsid="024a1036"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30c4b5"/>
    </style:style>
    <style:style style:name="MT5" style:family="text">
      <style:text-properties officeooo:rsid="01740b9b"/>
    </style:style>
    <style:style style:name="MT6" style:family="text">
      <style:text-properties officeooo:rsid="01759fb8"/>
    </style:style>
    <style:page-layout style:name="Mpm1">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74.01mm" fo:page-height="260mm" style:num-format="1" style:print-orientation="portrait" fo:margin-top="13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image-width="0mm" draw:fill-image-height="0mm" style:footnote-max-height="0mm">
        <style:footnote-sep style:width="0.18mm" style:distance-before-sep="1.01mm" style:line-style="solid" style:adjustment="left" style:rel-width="25%" style:color="#000000"/>
      </style:page-layout-properties>
      <style:header-style>
        <style:header-footer-properties fo:min-height="10.51mm" fo:margin-left="0mm" fo:margin-right="0mm" fo:margin-bottom="9.51mm" fo:background-color="transparent" style:dynamic-spacing="false" draw:fill="none" draw:fill-color="#729fcf"/>
      </style:header-style>
      <style:footer-style>
        <style:header-footer-properties fo:min-height="8.01mm" fo:margin-left="0mm" fo:margin-right="0mm" fo:margin-top="0mm" fo:background-color="transparent" style:dynamic-spacing="false" draw:fill="none" draw:fill-color="#729fcf"/>
      </style:footer-style>
    </style:page-layout>
    <style:page-layout style:name="Mpm6">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style:page-layout style:name="Mpm7">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9">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0">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1">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74.01mm" fo:page-height="260mm" style:num-format="1" style:print-orientation="landscape"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Первая_20_страница">ISSN 207<text:span text:style-name="MT4">4</text:span>-<text:span text:style-name="MT4">5869</text:span></text:p>
      </style:header>
      <style:footer>
        <text:p text:style-name="MP2">© Institute of Philosophy, Russian Academy of Sciences, <text:variable-get text:name="Год" style:data-style-name="N0">2019</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3.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5">СОДЕРЖАНИЕ</text:p>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4.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6">TABLE OF CONTENTS</text:p>
      </style:header>
    </style:master-page>
    <style:master-page style:name="Выпускная_20_страница" style:display-name="Выпускная страница" style:page-layout-name="Mpm7"/>
    <style:master-page style:name="Footnote" style:hidden="true" style:page-layout-name="Mpm8"/>
    <style:master-page style:name="Cтраница_20_статьи" style:display-name="Cтраница статьи" style:page-layout-name="Mpm9">
      <style:header>
        <table:table table:name="Таблица180" table:style-name="Таблица180">
          <table:table-column table:style-name="Таблица180.A"/>
          <table:table-column table:style-name="Таблица180.B"/>
          <table:table-row table:style-name="Таблица180.1">
            <table:table-cell table:style-name="Таблица180.A1" office:value-type="string">
              <text:p text:style-name="MP7"/>
            </table:table-cell>
            <table:table-cell table:style-name="Таблица180.A1" office:value-type="string">
              <text:p text:style-name="MP8"><text:page-number text:select-page="current">557</text:page-number></text:p>
            </table:table-cell>
          </table:table-row>
        </table:table>
      </style:header>
      <style:header-left>
        <table:table table:name="Таблица181" table:style-name="Таблица181">
          <table:table-column table:style-name="Таблица181.A"/>
          <table:table-column table:style-name="Таблица181.B"/>
          <table:table-row table:style-name="Таблица181.1">
            <table:table-cell table:style-name="Таблица181.A1" office:value-type="string">
              <text:p text:style-name="MP9"><text:page-number text:select-page="current">528</text:page-number></text:p>
            </table:table-cell>
            <table:table-cell table:style-name="Таблица181.A1" office:value-type="string">
              <text:p text:style-name="MP10"/>
            </table:table-cell>
          </table:table-row>
        </table:table>
      </style:header-left>
    </style:master-page>
    <style:master-page style:name="Первая_20_страница_20_статьи" style:display-name="Первая страница статьи" style:page-layout-name="Mpm10" style:next-style-name="C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56</text:page-number>–</text:p>
              <text:p text:style-name="MP11"/>
            </table:table-cell>
            <table:table-cell table:style-name="Таблица5.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56</text:page-number>–</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556</text:page-number>-</text:p>
            </table:table-cell>
          </table:table-row>
        </table:table>
      </style:header>
      <style:footer>
        <text:p text:style-name="MP14"/>
      </style:footer>
    </style:master-page>
    <style:master-page style:name="Index" style:hidden="true" style:page-layout-name="Mpm11"/>
    <style:master-page style:name="Envelope" style:hidden="true" style:page-layout-name="Mpm12"/>
    <style:master-page style:name="HTML" style:hidden="true" style:page-layout-name="Mpm13"/>
    <style:master-page style:name="Landscape" style:page-layout-name="Mpm14"/>
    <style:master-page style:name="Титул_20_русский" style:display-name="Титул русский"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9</text:variable-get></text:p>
      </style:footer>
    </style:master-page>
    <style:master-page style:name="Статья_20_1_20_стр.1" style:display-name="Статья 1 стр.1" style:page-layout-name="Mpm10" style:next-style-name="Статья_20_1_20_стр.2">
      <style:header>
        <table:table table:name="Таблица6" table:style-name="Таблица6">
          <table:table-column table:style-name="Таблица6.A"/>
          <table:table-column table:style-name="Таблица6.B"/>
          <table:table-row>
            <table:table-cell table:style-name="Таблица6.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text:page-number>–<text:user-field-get text:name="article1LastPage">33</text:user-field-get></text:p>
              <text:p text:style-name="MP11"><text:user-field-get text:name="article1UDK">Задать УДК</text:user-field-get></text:p>
            </table:table-cell>
            <table:table-cell table:style-name="Таблица6.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text:page-number>–<text:user-field-get text:name="article1LastPage">33</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5</text:page-number>-<text:user-field-get text:name="article1LastPage">33</text:user-field-get></text:p>
            </table:table-cell>
          </table:table-row>
        </table:table>
      </style:header>
      <style:footer>
        <text:user-field-decls>
          <text:user-field-decl office:value-type="string" office:string-value="" text:name="author1Copyright"/>
        </text:user-field-decls>
        <text:p text:style-name="MP14"><text:user-field-get text:name="author1Copyright"/></text:p>
      </style:footer>
    </style:master-page>
    <style:master-page style:name="Статья_20_1" style:display-name="Статья 1" style:page-layout-name="Mpm9">
      <style:header>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MP7"><text:user-field-get text:name="rightHeader1">Фамилия И.О. Название статьи1</text:user-field-get></text:p>
            </table:table-cell>
            <table:table-cell table:style-name="Таблица7.A1" office:value-type="string">
              <text:p text:style-name="MP8"><text:page-number text:select-page="current">33</text:page-number></text:p>
            </table:table-cell>
          </table:table-row>
        </table:table>
      </style:header>
      <style:header-left>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MP9"><text:page-number text:select-page="current">34</text:page-number></text:p>
            </table:table-cell>
            <table:table-cell table:style-name="Таблица8.A1" office:value-type="string">
              <text:p text:style-name="MP10"><text:user-field-get text:name="leftHeader1">Задайте название радела!</text:user-field-get></text:p>
            </table:table-cell>
          </table:table-row>
        </table:table>
      </style:header-left>
    </style:master-page>
    <style:master-page style:name="Статья_20_1_20_стр.2" style:display-name="Статья 1 стр.2" style:page-layout-name="Mpm9" style:next-style-name="Статья_20_1_20_стр.3">
      <style:header>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MP7"><text:user-field-get text:name="rightHeader1">Фамилия И.О. Название статьи1</text:user-field-get></text:p>
            </table:table-cell>
            <table:table-cell table:style-name="Таблица9.A1" office:value-type="string">
              <text:p text:style-name="MP8"><text:page-number text:select-page="current">33</text:page-number></text:p>
            </table:table-cell>
          </table:table-row>
        </table:table>
      </style:header>
      <style:header-left>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MP9"><text:page-number text:select-page="current">6</text:page-number></text:p>
            </table:table-cell>
            <table:table-cell table:style-name="Таблица10.A1" office:value-type="string">
              <text:p text:style-name="MP10"><text:user-field-get text:name="leftHeader1">Задайте название радела!</text:user-field-get></text:p>
            </table:table-cell>
          </table:table-row>
        </table:table>
      </style:header-left>
    </style:master-page>
    <style:master-page style:name="Статья_20_1_20_стр.3" style:display-name="Статья 1 стр.3" style:page-layout-name="Mpm9" style:next-style-name="Статья_20_1_20_стр.4">
      <style:header>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MP7"><text:user-field-get text:name="rightHeader1">Фамилия И.О. Название статьи1</text:user-field-get></text:p>
            </table:table-cell>
            <table:table-cell table:style-name="Таблица11.A1" office:value-type="string">
              <text:p text:style-name="MP8"><text:page-number text:select-page="current">7</text:page-number></text:p>
            </table:table-cell>
          </table:table-row>
        </table:table>
      </style:header>
      <style:header-lef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MP9"><text:page-number text:select-page="current">6</text:page-number></text:p>
            </table:table-cell>
            <table:table-cell table:style-name="Таблица12.A1" office:value-type="string">
              <text:p text:style-name="MP10"><text:user-field-get text:name="leftHeader1">Задайте название радела!</text:user-field-get></text:p>
            </table:table-cell>
          </table:table-row>
        </table:table>
      </style:header-left>
    </style:master-page>
    <style:master-page style:name="Статья_20_1_20_стр.4" style:display-name="Статья 1 стр.4" style:page-layout-name="Mpm9" style:next-style-name="Статья_20_1_20_стр.5">
      <style:header>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MP7"><text:user-field-get text:name="rightHeader1">Фамилия И.О. Название статьи1</text:user-field-get></text:p>
            </table:table-cell>
            <table:table-cell table:style-name="Таблица13.A1" office:value-type="string">
              <text:p text:style-name="MP8"><text:page-number text:select-page="current">7</text:page-number></text:p>
            </table:table-cell>
          </table:table-row>
        </table:table>
      </style:header>
      <style:header-left>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MP9"><text:page-number text:select-page="current">8</text:page-number></text:p>
            </table:table-cell>
            <table:table-cell table:style-name="Таблица14.A1" office:value-type="string">
              <text:p text:style-name="MP10"><text:user-field-get text:name="leftHeader1">Задайте название радела!</text:user-field-get></text:p>
            </table:table-cell>
          </table:table-row>
        </table:table>
      </style:header-left>
    </style:master-page>
    <style:master-page style:name="Статья_20_1_20_стр.5" style:display-name="Статья 1 стр.5" style:page-layout-name="Mpm9" style:next-style-name="Статья_20_1_20_стр.6">
      <style:header>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MP7"><text:user-field-get text:name="rightHeader1">Фамилия И.О. Название статьи1</text:user-field-get></text:p>
            </table:table-cell>
            <table:table-cell table:style-name="Таблица15.A1" office:value-type="string">
              <text:p text:style-name="MP8"><text:page-number text:select-page="current">9</text:page-number></text:p>
            </table:table-cell>
          </table:table-row>
        </table:table>
      </style:header>
      <style:header-left>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MP9"><text:page-number text:select-page="current">8</text:page-number></text:p>
            </table:table-cell>
            <table:table-cell table:style-name="Таблица16.A1" office:value-type="string">
              <text:p text:style-name="MP10"><text:user-field-get text:name="leftHeader1">Задайте название радела!</text:user-field-get></text:p>
            </table:table-cell>
          </table:table-row>
        </table:table>
      </style:header-left>
    </style:master-page>
    <style:master-page style:name="Статья_20_1_20_стр.6" style:display-name="Статья 1 стр.6" style:page-layout-name="Mpm9" style:next-style-name="Статья_20_1_20_стр.7">
      <style:header>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MP7"><text:user-field-get text:name="rightHeader1">Фамилия И.О. Название статьи1</text:user-field-get></text:p>
            </table:table-cell>
            <table:table-cell table:style-name="Таблица17.A1" office:value-type="string">
              <text:p text:style-name="MP8"><text:page-number text:select-page="current">9</text:page-number></text:p>
            </table:table-cell>
          </table:table-row>
        </table:table>
      </style:header>
      <style:header-left>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MP9"><text:page-number text:select-page="current">10</text:page-number></text:p>
            </table:table-cell>
            <table:table-cell table:style-name="Таблица18.A1" office:value-type="string">
              <text:p text:style-name="MP10"><text:user-field-get text:name="leftHeader1">Задайте название радела!</text:user-field-get></text:p>
            </table:table-cell>
          </table:table-row>
        </table:table>
      </style:header-left>
    </style:master-page>
    <style:master-page style:name="Статья_20_1_20_стр.7" style:display-name="Статья 1 стр.7" style:page-layout-name="Mpm9" style:next-style-name="Статья_20_1_20_стр.8">
      <style:header>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MP7"><text:user-field-get text:name="rightHeader1">Фамилия И.О. Название статьи1</text:user-field-get></text:p>
            </table:table-cell>
            <table:table-cell table:style-name="Таблица19.A1" office:value-type="string">
              <text:p text:style-name="MP8"><text:page-number text:select-page="current">11</text:page-number></text:p>
            </table:table-cell>
          </table:table-row>
        </table:table>
      </style:header>
      <style:header-left>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MP9"><text:page-number text:select-page="current">10</text:page-number></text:p>
            </table:table-cell>
            <table:table-cell table:style-name="Таблица20.A1" office:value-type="string">
              <text:p text:style-name="MP10"><text:user-field-get text:name="leftHeader1">Задайте название радела!</text:user-field-get></text:p>
            </table:table-cell>
          </table:table-row>
        </table:table>
      </style:header-left>
    </style:master-page>
    <style:master-page style:name="Статья_20_1_20_стр.8" style:display-name="Статья 1 стр.8" style:page-layout-name="Mpm9" style:next-style-name="Статья_20_1_20_стр.9">
      <style:header>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MP7"><text:user-field-get text:name="rightHeader1">Фамилия И.О. Название статьи1</text:user-field-get></text:p>
            </table:table-cell>
            <table:table-cell table:style-name="Таблица21.A1" office:value-type="string">
              <text:p text:style-name="MP8"><text:page-number text:select-page="current">11</text:page-number></text:p>
            </table:table-cell>
          </table:table-row>
        </table:table>
      </style:header>
      <style:header-left>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MP9"><text:page-number text:select-page="current">12</text:page-number></text:p>
            </table:table-cell>
            <table:table-cell table:style-name="Таблица22.A1" office:value-type="string">
              <text:p text:style-name="MP10"><text:user-field-get text:name="leftHeader1">Задайте название радела!</text:user-field-get></text:p>
            </table:table-cell>
          </table:table-row>
        </table:table>
      </style:header-left>
    </style:master-page>
    <style:master-page style:name="Статья_20_1_20_стр.9" style:display-name="Статья 1 стр.9" style:page-layout-name="Mpm9" style:next-style-name="Статья_20_1_20_стр.10">
      <style:header>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MP7"><text:user-field-get text:name="rightHeader1">Фамилия И.О. Название статьи1</text:user-field-get></text:p>
            </table:table-cell>
            <table:table-cell table:style-name="Таблица23.A1" office:value-type="string">
              <text:p text:style-name="MP8"><text:page-number text:select-page="current">13</text:page-number></text:p>
            </table:table-cell>
          </table:table-row>
        </table:table>
      </style:header>
      <style:header-left>
        <table:table table:name="Таблица24" table:style-name="Таблица24">
          <table:table-column table:style-name="Таблица24.A"/>
          <table:table-column table:style-name="Таблица24.B"/>
          <table:table-row table:style-name="Таблица24.1">
            <table:table-cell table:style-name="Таблица24.A1" office:value-type="string">
              <text:p text:style-name="MP9"><text:page-number text:select-page="current">12</text:page-number></text:p>
            </table:table-cell>
            <table:table-cell table:style-name="Таблица24.A1" office:value-type="string">
              <text:p text:style-name="MP10"><text:user-field-get text:name="leftHeader1">Задайте название радела!</text:user-field-get></text:p>
            </table:table-cell>
          </table:table-row>
        </table:table>
      </style:header-left>
    </style:master-page>
    <style:master-page style:name="Статья_20_1_20_стр.10" style:display-name="Статья 1 стр.10" style:page-layout-name="Mpm9" style:next-style-name="Статья_20_1_20_стр.11">
      <style:header>
        <table:table table:name="Таблица25" table:style-name="Таблица25">
          <table:table-column table:style-name="Таблица25.A"/>
          <table:table-column table:style-name="Таблица25.B"/>
          <table:table-row table:style-name="Таблица25.1">
            <table:table-cell table:style-name="Таблица25.A1" office:value-type="string">
              <text:p text:style-name="MP7"><text:user-field-get text:name="rightHeader1">Фамилия И.О. Название статьи1</text:user-field-get></text:p>
            </table:table-cell>
            <table:table-cell table:style-name="Таблица25.A1" office:value-type="string">
              <text:p text:style-name="MP8"><text:page-number text:select-page="current">13</text:page-number></text:p>
            </table:table-cell>
          </table:table-row>
        </table:table>
      </style:header>
      <style:header-left>
        <table:table table:name="Таблица26" table:style-name="Таблица26">
          <table:table-column table:style-name="Таблица26.A"/>
          <table:table-column table:style-name="Таблица26.B"/>
          <table:table-row table:style-name="Таблица26.1">
            <table:table-cell table:style-name="Таблица26.A1" office:value-type="string">
              <text:p text:style-name="MP9"><text:page-number text:select-page="current">14</text:page-number></text:p>
            </table:table-cell>
            <table:table-cell table:style-name="Таблица26.A1" office:value-type="string">
              <text:p text:style-name="MP10"><text:user-field-get text:name="leftHeader1">Задайте название радела!</text:user-field-get></text:p>
            </table:table-cell>
          </table:table-row>
        </table:table>
      </style:header-left>
    </style:master-page>
    <style:master-page style:name="Статья_20_1_20_стр.11" style:display-name="Статья 1 стр.11" style:page-layout-name="Mpm9" style:next-style-name="Статья_20_1_20_стр.12">
      <style:header>
        <table:table table:name="Таблица27" table:style-name="Таблица27">
          <table:table-column table:style-name="Таблица27.A"/>
          <table:table-column table:style-name="Таблица27.B"/>
          <table:table-row table:style-name="Таблица27.1">
            <table:table-cell table:style-name="Таблица27.A1" office:value-type="string">
              <text:p text:style-name="MP7"><text:user-field-get text:name="rightHeader1">Фамилия И.О. Название статьи1</text:user-field-get></text:p>
            </table:table-cell>
            <table:table-cell table:style-name="Таблица27.A1" office:value-type="string">
              <text:p text:style-name="MP8"><text:page-number text:select-page="current">15</text:page-number></text:p>
            </table:table-cell>
          </table:table-row>
        </table:table>
      </style:header>
      <style:header-left>
        <table:table table:name="Таблица28" table:style-name="Таблица28">
          <table:table-column table:style-name="Таблица28.A"/>
          <table:table-column table:style-name="Таблица28.B"/>
          <table:table-row table:style-name="Таблица28.1">
            <table:table-cell table:style-name="Таблица28.A1" office:value-type="string">
              <text:p text:style-name="MP9"><text:page-number text:select-page="current">14</text:page-number></text:p>
            </table:table-cell>
            <table:table-cell table:style-name="Таблица28.A1" office:value-type="string">
              <text:p text:style-name="MP10"><text:user-field-get text:name="leftHeader1">Задайте название радела!</text:user-field-get></text:p>
            </table:table-cell>
          </table:table-row>
        </table:table>
      </style:header-left>
    </style:master-page>
    <style:master-page style:name="Статья_20_1_20_стр.12" style:display-name="Статья 1 стр.12" style:page-layout-name="Mpm9" style:next-style-name="Статья_20_1_20_стр.13">
      <style:header>
        <table:table table:name="Таблица29" table:style-name="Таблица29">
          <table:table-column table:style-name="Таблица29.A"/>
          <table:table-column table:style-name="Таблица29.B"/>
          <table:table-row table:style-name="Таблица29.1">
            <table:table-cell table:style-name="Таблица29.A1" office:value-type="string">
              <text:p text:style-name="MP7"><text:user-field-get text:name="rightHeader1">Фамилия И.О. Название статьи1</text:user-field-get></text:p>
            </table:table-cell>
            <table:table-cell table:style-name="Таблица29.A1" office:value-type="string">
              <text:p text:style-name="MP8"><text:page-number text:select-page="current">15</text:page-number></text:p>
            </table:table-cell>
          </table:table-row>
        </table:table>
      </style:header>
      <style:header-left>
        <table:table table:name="Таблица30" table:style-name="Таблица30">
          <table:table-column table:style-name="Таблица30.A"/>
          <table:table-column table:style-name="Таблица30.B"/>
          <table:table-row table:style-name="Таблица30.1">
            <table:table-cell table:style-name="Таблица30.A1" office:value-type="string">
              <text:p text:style-name="MP9"><text:page-number text:select-page="current">16</text:page-number></text:p>
            </table:table-cell>
            <table:table-cell table:style-name="Таблица30.A1" office:value-type="string">
              <text:p text:style-name="MP10"><text:user-field-get text:name="leftHeader1">Задайте название радела!</text:user-field-get></text:p>
            </table:table-cell>
          </table:table-row>
        </table:table>
      </style:header-left>
    </style:master-page>
    <style:master-page style:name="Статья_20_1_20_стр.13" style:display-name="Статья 1 стр.13" style:page-layout-name="Mpm9" style:next-style-name="Статья_20_1_20_стр.14">
      <style:header>
        <table:table table:name="Таблица31" table:style-name="Таблица31">
          <table:table-column table:style-name="Таблица31.A"/>
          <table:table-column table:style-name="Таблица31.B"/>
          <table:table-row table:style-name="Таблица31.1">
            <table:table-cell table:style-name="Таблица31.A1" office:value-type="string">
              <text:p text:style-name="MP7"><text:user-field-get text:name="rightHeader1">Фамилия И.О. Название статьи1</text:user-field-get></text:p>
            </table:table-cell>
            <table:table-cell table:style-name="Таблица31.A1" office:value-type="string">
              <text:p text:style-name="MP8"><text:page-number text:select-page="current">17</text:page-number></text:p>
            </table:table-cell>
          </table:table-row>
        </table:table>
      </style:header>
      <style:header-left>
        <table:table table:name="Таблица32" table:style-name="Таблица32">
          <table:table-column table:style-name="Таблица32.A"/>
          <table:table-column table:style-name="Таблица32.B"/>
          <table:table-row table:style-name="Таблица32.1">
            <table:table-cell table:style-name="Таблица32.A1" office:value-type="string">
              <text:p text:style-name="MP9"><text:page-number text:select-page="current">16</text:page-number></text:p>
            </table:table-cell>
            <table:table-cell table:style-name="Таблица32.A1" office:value-type="string">
              <text:p text:style-name="MP10"><text:user-field-get text:name="leftHeader1">Задайте название радела!</text:user-field-get></text:p>
            </table:table-cell>
          </table:table-row>
        </table:table>
      </style:header-left>
    </style:master-page>
    <style:master-page style:name="Статья_20_1_20_стр.14" style:display-name="Статья 1 стр.14" style:page-layout-name="Mpm9" style:next-style-name="Статья_20_1_20_стр.15">
      <style:header>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MP7"><text:user-field-get text:name="rightHeader1">Фамилия И.О. Название статьи1</text:user-field-get></text:p>
            </table:table-cell>
            <table:table-cell table:style-name="Таблица33.A1" office:value-type="string">
              <text:p text:style-name="MP8"><text:page-number text:select-page="current">17</text:page-number></text:p>
            </table:table-cell>
          </table:table-row>
        </table:table>
      </style:header>
      <style:header-left>
        <table:table table:name="Таблица34" table:style-name="Таблица34">
          <table:table-column table:style-name="Таблица34.A"/>
          <table:table-column table:style-name="Таблица34.B"/>
          <table:table-row table:style-name="Таблица34.1">
            <table:table-cell table:style-name="Таблица34.A1" office:value-type="string">
              <text:p text:style-name="MP9"><text:page-number text:select-page="current">18</text:page-number></text:p>
            </table:table-cell>
            <table:table-cell table:style-name="Таблица34.A1" office:value-type="string">
              <text:p text:style-name="MP10"><text:user-field-get text:name="leftHeader1">Задайте название радела!</text:user-field-get></text:p>
            </table:table-cell>
          </table:table-row>
        </table:table>
      </style:header-left>
    </style:master-page>
    <style:master-page style:name="Статья_20_1_20_стр.15" style:display-name="Статья 1 стр.15" style:page-layout-name="Mpm9" style:next-style-name="Статья_20_1_20_стр.16">
      <style:header>
        <table:table table:name="Таблица35" table:style-name="Таблица35">
          <table:table-column table:style-name="Таблица35.A"/>
          <table:table-column table:style-name="Таблица35.B"/>
          <table:table-row table:style-name="Таблица35.1">
            <table:table-cell table:style-name="Таблица35.A1" office:value-type="string">
              <text:p text:style-name="MP7"><text:user-field-get text:name="rightHeader1">Фамилия И.О. Название статьи1</text:user-field-get></text:p>
            </table:table-cell>
            <table:table-cell table:style-name="Таблица35.A1" office:value-type="string">
              <text:p text:style-name="MP8"><text:page-number text:select-page="current">19</text:page-number></text:p>
            </table:table-cell>
          </table:table-row>
        </table:table>
      </style:header>
      <style:header-left>
        <table:table table:name="Таблица36" table:style-name="Таблица36">
          <table:table-column table:style-name="Таблица36.A"/>
          <table:table-column table:style-name="Таблица36.B"/>
          <table:table-row table:style-name="Таблица36.1">
            <table:table-cell table:style-name="Таблица36.A1" office:value-type="string">
              <text:p text:style-name="MP9"><text:page-number text:select-page="current">18</text:page-number></text:p>
            </table:table-cell>
            <table:table-cell table:style-name="Таблица36.A1" office:value-type="string">
              <text:p text:style-name="MP10"><text:user-field-get text:name="leftHeader1">Задайте название радела!</text:user-field-get></text:p>
            </table:table-cell>
          </table:table-row>
        </table:table>
      </style:header-left>
    </style:master-page>
    <style:master-page style:name="Статья_20_1_20_стр.16" style:display-name="Статья 1 стр.16" style:page-layout-name="Mpm9" style:next-style-name="Статья_20_1_20_стр.17">
      <style:header>
        <table:table table:name="Таблица37" table:style-name="Таблица37">
          <table:table-column table:style-name="Таблица37.A"/>
          <table:table-column table:style-name="Таблица37.B"/>
          <table:table-row table:style-name="Таблица37.1">
            <table:table-cell table:style-name="Таблица37.A1" office:value-type="string">
              <text:p text:style-name="MP7"><text:user-field-get text:name="rightHeader1">Фамилия И.О. Название статьи1</text:user-field-get></text:p>
            </table:table-cell>
            <table:table-cell table:style-name="Таблица37.A1" office:value-type="string">
              <text:p text:style-name="MP8"><text:page-number text:select-page="current">19</text:page-number></text:p>
            </table:table-cell>
          </table:table-row>
        </table:table>
      </style:header>
      <style:header-left>
        <table:table table:name="Таблица38" table:style-name="Таблица38">
          <table:table-column table:style-name="Таблица38.A"/>
          <table:table-column table:style-name="Таблица38.B"/>
          <table:table-row table:style-name="Таблица38.1">
            <table:table-cell table:style-name="Таблица38.A1" office:value-type="string">
              <text:p text:style-name="MP9"><text:page-number text:select-page="current">20</text:page-number></text:p>
            </table:table-cell>
            <table:table-cell table:style-name="Таблица38.A1" office:value-type="string">
              <text:p text:style-name="MP10"><text:user-field-get text:name="leftHeader1">Задайте название радела!</text:user-field-get></text:p>
            </table:table-cell>
          </table:table-row>
        </table:table>
      </style:header-left>
    </style:master-page>
    <style:master-page style:name="Статья_20_1_20_стр.17" style:display-name="Статья 1 стр.17" style:page-layout-name="Mpm9" style:next-style-name="Статья_20_1_20_стр.18">
      <style:header>
        <table:table table:name="Таблица39" table:style-name="Таблица39">
          <table:table-column table:style-name="Таблица39.A"/>
          <table:table-column table:style-name="Таблица39.B"/>
          <table:table-row table:style-name="Таблица39.1">
            <table:table-cell table:style-name="Таблица39.A1" office:value-type="string">
              <text:p text:style-name="MP7"><text:user-field-get text:name="rightHeader1">Фамилия И.О. Название статьи1</text:user-field-get></text:p>
            </table:table-cell>
            <table:table-cell table:style-name="Таблица39.A1" office:value-type="string">
              <text:p text:style-name="MP8"><text:page-number text:select-page="current">21</text:page-number></text:p>
            </table:table-cell>
          </table:table-row>
        </table:table>
      </style:header>
      <style:header-left>
        <table:table table:name="Таблица40" table:style-name="Таблица40">
          <table:table-column table:style-name="Таблица40.A"/>
          <table:table-column table:style-name="Таблица40.B"/>
          <table:table-row table:style-name="Таблица40.1">
            <table:table-cell table:style-name="Таблица40.A1" office:value-type="string">
              <text:p text:style-name="MP9"><text:page-number text:select-page="current">20</text:page-number></text:p>
            </table:table-cell>
            <table:table-cell table:style-name="Таблица40.A1" office:value-type="string">
              <text:p text:style-name="MP10"><text:user-field-get text:name="leftHeader1">Задайте название радела!</text:user-field-get></text:p>
            </table:table-cell>
          </table:table-row>
        </table:table>
      </style:header-left>
    </style:master-page>
    <style:master-page style:name="Статья_20_1_20_стр.18" style:display-name="Статья 1 стр.18" style:page-layout-name="Mpm9" style:next-style-name="Статья_20_1_20_стр.19">
      <style:header>
        <table:table table:name="Таблица41" table:style-name="Таблица41">
          <table:table-column table:style-name="Таблица41.A"/>
          <table:table-column table:style-name="Таблица41.B"/>
          <table:table-row table:style-name="Таблица41.1">
            <table:table-cell table:style-name="Таблица41.A1" office:value-type="string">
              <text:p text:style-name="MP7"><text:user-field-get text:name="rightHeader1">Фамилия И.О. Название статьи1</text:user-field-get></text:p>
            </table:table-cell>
            <table:table-cell table:style-name="Таблица41.A1" office:value-type="string">
              <text:p text:style-name="MP8"><text:page-number text:select-page="current">21</text:page-number></text:p>
            </table:table-cell>
          </table:table-row>
        </table:table>
      </style:header>
      <style:header-left>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MP9"><text:page-number text:select-page="current">22</text:page-number></text:p>
            </table:table-cell>
            <table:table-cell table:style-name="Таблица42.A1" office:value-type="string">
              <text:p text:style-name="MP10"><text:user-field-get text:name="leftHeader1">Задайте название радела!</text:user-field-get></text:p>
            </table:table-cell>
          </table:table-row>
        </table:table>
      </style:header-left>
    </style:master-page>
    <style:master-page style:name="Статья_20_1_20_стр.19" style:display-name="Статья 1 стр.19" style:page-layout-name="Mpm9" style:next-style-name="Статья_20_1_20_стр.20">
      <style:header>
        <table:table table:name="Таблица43" table:style-name="Таблица43">
          <table:table-column table:style-name="Таблица43.A"/>
          <table:table-column table:style-name="Таблица43.B"/>
          <table:table-row table:style-name="Таблица43.1">
            <table:table-cell table:style-name="Таблица43.A1" office:value-type="string">
              <text:p text:style-name="MP7"><text:user-field-get text:name="rightHeader1">Фамилия И.О. Название статьи1</text:user-field-get></text:p>
            </table:table-cell>
            <table:table-cell table:style-name="Таблица43.A1" office:value-type="string">
              <text:p text:style-name="MP8"><text:page-number text:select-page="current">23</text:page-number></text:p>
            </table:table-cell>
          </table:table-row>
        </table:table>
      </style:header>
      <style:header-left>
        <table:table table:name="Таблица44" table:style-name="Таблица44">
          <table:table-column table:style-name="Таблица44.A"/>
          <table:table-column table:style-name="Таблица44.B"/>
          <table:table-row table:style-name="Таблица44.1">
            <table:table-cell table:style-name="Таблица44.A1" office:value-type="string">
              <text:p text:style-name="MP9"><text:page-number text:select-page="current">22</text:page-number></text:p>
            </table:table-cell>
            <table:table-cell table:style-name="Таблица44.A1" office:value-type="string">
              <text:p text:style-name="MP10"><text:user-field-get text:name="leftHeader1">Задайте название радела!</text:user-field-get></text:p>
            </table:table-cell>
          </table:table-row>
        </table:table>
      </style:header-left>
    </style:master-page>
    <style:master-page style:name="Статья_20_1_20_стр.20" style:display-name="Статья 1 стр.20" style:page-layout-name="Mpm9" style:next-style-name="Статья_20_1_20_стр.21">
      <style:header>
        <table:table table:name="Таблица45" table:style-name="Таблица45">
          <table:table-column table:style-name="Таблица45.A"/>
          <table:table-column table:style-name="Таблица45.B"/>
          <table:table-row table:style-name="Таблица45.1">
            <table:table-cell table:style-name="Таблица45.A1" office:value-type="string">
              <text:p text:style-name="MP7"><text:user-field-get text:name="rightHeader1">Фамилия И.О. Название статьи1</text:user-field-get></text:p>
            </table:table-cell>
            <table:table-cell table:style-name="Таблица45.A1" office:value-type="string">
              <text:p text:style-name="MP8"><text:page-number text:select-page="current">23</text:page-number></text:p>
            </table:table-cell>
          </table:table-row>
        </table:table>
      </style:header>
      <style:header-left>
        <table:table table:name="Таблица46" table:style-name="Таблица46">
          <table:table-column table:style-name="Таблица46.A"/>
          <table:table-column table:style-name="Таблица46.B"/>
          <table:table-row table:style-name="Таблица46.1">
            <table:table-cell table:style-name="Таблица46.A1" office:value-type="string">
              <text:p text:style-name="MP9"><text:page-number text:select-page="current">24</text:page-number></text:p>
            </table:table-cell>
            <table:table-cell table:style-name="Таблица46.A1" office:value-type="string">
              <text:p text:style-name="MP10"><text:user-field-get text:name="leftHeader1">Задайте название радела!</text:user-field-get></text:p>
            </table:table-cell>
          </table:table-row>
        </table:table>
      </style:header-left>
    </style:master-page>
    <style:master-page style:name="Статья_20_1_20_стр.21" style:display-name="Статья 1 стр.21" style:page-layout-name="Mpm9" style:next-style-name="Статья_20_1_20_стр.22">
      <style:header>
        <table:table table:name="Таблица47" table:style-name="Таблица47">
          <table:table-column table:style-name="Таблица47.A"/>
          <table:table-column table:style-name="Таблица47.B"/>
          <table:table-row table:style-name="Таблица47.1">
            <table:table-cell table:style-name="Таблица47.A1" office:value-type="string">
              <text:p text:style-name="MP7"><text:user-field-get text:name="rightHeader1">Фамилия И.О. Название статьи1</text:user-field-get></text:p>
            </table:table-cell>
            <table:table-cell table:style-name="Таблица47.A1" office:value-type="string">
              <text:p text:style-name="MP8"><text:page-number text:select-page="current">25</text:page-number></text:p>
            </table:table-cell>
          </table:table-row>
        </table:table>
      </style:header>
      <style:header-left>
        <table:table table:name="Таблица48" table:style-name="Таблица48">
          <table:table-column table:style-name="Таблица48.A"/>
          <table:table-column table:style-name="Таблица48.B"/>
          <table:table-row table:style-name="Таблица48.1">
            <table:table-cell table:style-name="Таблица48.A1" office:value-type="string">
              <text:p text:style-name="MP9"><text:page-number text:select-page="current">24</text:page-number></text:p>
            </table:table-cell>
            <table:table-cell table:style-name="Таблица48.A1" office:value-type="string">
              <text:p text:style-name="MP10"><text:user-field-get text:name="leftHeader1">Задайте название радела!</text:user-field-get></text:p>
            </table:table-cell>
          </table:table-row>
        </table:table>
      </style:header-left>
    </style:master-page>
    <style:master-page style:name="Статья_20_1_20_стр.22" style:display-name="Статья 1 стр.22" style:page-layout-name="Mpm9" style:next-style-name="Статья_20_1_20_стр.23">
      <style:header>
        <table:table table:name="Таблица49" table:style-name="Таблица49">
          <table:table-column table:style-name="Таблица49.A"/>
          <table:table-column table:style-name="Таблица49.B"/>
          <table:table-row table:style-name="Таблица49.1">
            <table:table-cell table:style-name="Таблица49.A1" office:value-type="string">
              <text:p text:style-name="MP7"><text:user-field-get text:name="rightHeader1">Фамилия И.О. Название статьи1</text:user-field-get></text:p>
            </table:table-cell>
            <table:table-cell table:style-name="Таблица49.A1" office:value-type="string">
              <text:p text:style-name="MP8"><text:page-number text:select-page="current">25</text:page-number></text:p>
            </table:table-cell>
          </table:table-row>
        </table:table>
      </style:header>
      <style:header-left>
        <table:table table:name="Таблица52" table:style-name="Таблица52">
          <table:table-column table:style-name="Таблица52.A"/>
          <table:table-column table:style-name="Таблица52.B"/>
          <table:table-row table:style-name="Таблица52.1">
            <table:table-cell table:style-name="Таблица52.A1" office:value-type="string">
              <text:p text:style-name="MP9"><text:page-number text:select-page="current">26</text:page-number></text:p>
            </table:table-cell>
            <table:table-cell table:style-name="Таблица52.A1" office:value-type="string">
              <text:p text:style-name="MP10"><text:user-field-get text:name="leftHeader1">Задайте название радела!</text:user-field-get></text:p>
            </table:table-cell>
          </table:table-row>
        </table:table>
      </style:header-left>
    </style:master-page>
    <style:master-page style:name="Статья_20_1_20_стр.23" style:display-name="Статья 1 стр.23" style:page-layout-name="Mpm9" style:next-style-name="Статья_20_1_20_стр.24">
      <style:header>
        <table:table table:name="Таблица53" table:style-name="Таблица53">
          <table:table-column table:style-name="Таблица53.A"/>
          <table:table-column table:style-name="Таблица53.B"/>
          <table:table-row table:style-name="Таблица53.1">
            <table:table-cell table:style-name="Таблица53.A1" office:value-type="string">
              <text:p text:style-name="MP7"><text:user-field-get text:name="rightHeader1">Фамилия И.О. Название статьи1</text:user-field-get></text:p>
            </table:table-cell>
            <table:table-cell table:style-name="Таблица53.A1" office:value-type="string">
              <text:p text:style-name="MP8"><text:page-number text:select-page="current">27</text:page-number></text:p>
            </table:table-cell>
          </table:table-row>
        </table:table>
      </style:header>
      <style:header-left>
        <table:table table:name="Таблица54" table:style-name="Таблица54">
          <table:table-column table:style-name="Таблица54.A"/>
          <table:table-column table:style-name="Таблица54.B"/>
          <table:table-row table:style-name="Таблица54.1">
            <table:table-cell table:style-name="Таблица54.A1" office:value-type="string">
              <text:p text:style-name="MP9"><text:page-number text:select-page="current">26</text:page-number></text:p>
            </table:table-cell>
            <table:table-cell table:style-name="Таблица54.A1" office:value-type="string">
              <text:p text:style-name="MP10"><text:user-field-get text:name="leftHeader1">Задайте название радела!</text:user-field-get></text:p>
            </table:table-cell>
          </table:table-row>
        </table:table>
      </style:header-left>
    </style:master-page>
    <style:master-page style:name="Статья_20_1_20_стр.24" style:display-name="Статья 1 стр.24" style:page-layout-name="Mpm9" style:next-style-name="Статья_20_1_20_стр.25">
      <style:header>
        <table:table table:name="Таблица55" table:style-name="Таблица55">
          <table:table-column table:style-name="Таблица55.A"/>
          <table:table-column table:style-name="Таблица55.B"/>
          <table:table-row table:style-name="Таблица55.1">
            <table:table-cell table:style-name="Таблица55.A1" office:value-type="string">
              <text:p text:style-name="MP7"><text:user-field-get text:name="rightHeader1">Фамилия И.О. Название статьи1</text:user-field-get></text:p>
            </table:table-cell>
            <table:table-cell table:style-name="Таблица55.A1" office:value-type="string">
              <text:p text:style-name="MP8"><text:page-number text:select-page="current">27</text:page-number></text:p>
            </table:table-cell>
          </table:table-row>
        </table:table>
      </style:header>
      <style:header-left>
        <table:table table:name="Таблица56" table:style-name="Таблица56">
          <table:table-column table:style-name="Таблица56.A"/>
          <table:table-column table:style-name="Таблица56.B"/>
          <table:table-row table:style-name="Таблица56.1">
            <table:table-cell table:style-name="Таблица56.A1" office:value-type="string">
              <text:p text:style-name="MP9"><text:page-number text:select-page="current">28</text:page-number></text:p>
            </table:table-cell>
            <table:table-cell table:style-name="Таблица56.A1" office:value-type="string">
              <text:p text:style-name="MP10"><text:user-field-get text:name="leftHeader1">Задайте название радела!</text:user-field-get></text:p>
            </table:table-cell>
          </table:table-row>
        </table:table>
      </style:header-left>
    </style:master-page>
    <style:master-page style:name="Статья_20_1_20_стр.25" style:display-name="Статья 1 стр.25" style:page-layout-name="Mpm9" style:next-style-name="Статья_20_1_20_стр.26">
      <style:header>
        <table:table table:name="Таблица57" table:style-name="Таблица57">
          <table:table-column table:style-name="Таблица57.A"/>
          <table:table-column table:style-name="Таблица57.B"/>
          <table:table-row table:style-name="Таблица57.1">
            <table:table-cell table:style-name="Таблица57.A1" office:value-type="string">
              <text:p text:style-name="MP7"><text:user-field-get text:name="rightHeader1">Фамилия И.О. Название статьи1</text:user-field-get></text:p>
            </table:table-cell>
            <table:table-cell table:style-name="Таблица57.A1" office:value-type="string">
              <text:p text:style-name="MP8"><text:page-number text:select-page="current">29</text:page-number></text:p>
            </table:table-cell>
          </table:table-row>
        </table:table>
      </style:header>
      <style:header-left>
        <table:table table:name="Таблица58" table:style-name="Таблица58">
          <table:table-column table:style-name="Таблица58.A"/>
          <table:table-column table:style-name="Таблица58.B"/>
          <table:table-row table:style-name="Таблица58.1">
            <table:table-cell table:style-name="Таблица58.A1" office:value-type="string">
              <text:p text:style-name="MP9"><text:page-number text:select-page="current">28</text:page-number></text:p>
            </table:table-cell>
            <table:table-cell table:style-name="Таблица58.A1" office:value-type="string">
              <text:p text:style-name="MP10"><text:user-field-get text:name="leftHeader1">Задайте название радела!</text:user-field-get></text:p>
            </table:table-cell>
          </table:table-row>
        </table:table>
      </style:header-left>
    </style:master-page>
    <style:master-page style:name="Статья_20_1_20_стр.26" style:display-name="Статья 1 стр.26" style:page-layout-name="Mpm9" style:next-style-name="Статья_20_1_20_стр.27">
      <style:header>
        <table:table table:name="Таблица59" table:style-name="Таблица59">
          <table:table-column table:style-name="Таблица59.A"/>
          <table:table-column table:style-name="Таблица59.B"/>
          <table:table-row table:style-name="Таблица59.1">
            <table:table-cell table:style-name="Таблица59.A1" office:value-type="string">
              <text:p text:style-name="MP7"><text:user-field-get text:name="rightHeader1">Фамилия И.О. Название статьи1</text:user-field-get></text:p>
            </table:table-cell>
            <table:table-cell table:style-name="Таблица59.A1" office:value-type="string">
              <text:p text:style-name="MP8"><text:page-number text:select-page="current">29</text:page-number></text:p>
            </table:table-cell>
          </table:table-row>
        </table:table>
      </style:header>
      <style:header-left>
        <table:table table:name="Таблица60" table:style-name="Таблица60">
          <table:table-column table:style-name="Таблица60.A"/>
          <table:table-column table:style-name="Таблица60.B"/>
          <table:table-row table:style-name="Таблица60.1">
            <table:table-cell table:style-name="Таблица60.A1" office:value-type="string">
              <text:p text:style-name="MP9"><text:page-number text:select-page="current">30</text:page-number></text:p>
            </table:table-cell>
            <table:table-cell table:style-name="Таблица60.A1" office:value-type="string">
              <text:p text:style-name="MP10"><text:user-field-get text:name="leftHeader1">Задайте название радела!</text:user-field-get></text:p>
            </table:table-cell>
          </table:table-row>
        </table:table>
      </style:header-left>
    </style:master-page>
    <style:master-page style:name="Статья_20_1_20_стр.27" style:display-name="Статья 1 стр.27" style:page-layout-name="Mpm9" style:next-style-name="Статья_20_1_20_стр.28">
      <style:header>
        <table:table table:name="Таблица61" table:style-name="Таблица61">
          <table:table-column table:style-name="Таблица61.A"/>
          <table:table-column table:style-name="Таблица61.B"/>
          <table:table-row table:style-name="Таблица61.1">
            <table:table-cell table:style-name="Таблица61.A1" office:value-type="string">
              <text:p text:style-name="MP7"><text:user-field-get text:name="rightHeader1">Фамилия И.О. Название статьи1</text:user-field-get></text:p>
            </table:table-cell>
            <table:table-cell table:style-name="Таблица61.A1" office:value-type="string">
              <text:p text:style-name="MP8"><text:page-number text:select-page="current">31</text:page-number></text:p>
            </table:table-cell>
          </table:table-row>
        </table:table>
      </style:header>
      <style:header-left>
        <table:table table:name="Таблица62" table:style-name="Таблица62">
          <table:table-column table:style-name="Таблица62.A"/>
          <table:table-column table:style-name="Таблица62.B"/>
          <table:table-row table:style-name="Таблица62.1">
            <table:table-cell table:style-name="Таблица62.A1" office:value-type="string">
              <text:p text:style-name="MP9"><text:page-number text:select-page="current">30</text:page-number></text:p>
            </table:table-cell>
            <table:table-cell table:style-name="Таблица62.A1" office:value-type="string">
              <text:p text:style-name="MP10"><text:user-field-get text:name="leftHeader1">Задайте название радела!</text:user-field-get></text:p>
            </table:table-cell>
          </table:table-row>
        </table:table>
      </style:header-left>
    </style:master-page>
    <style:master-page style:name="Статья_20_1_20_стр.28" style:display-name="Статья 1 стр.28" style:page-layout-name="Mpm9" style:next-style-name="Статья_20_1_20_стр.29">
      <style:header>
        <table:table table:name="Таблица63" table:style-name="Таблица63">
          <table:table-column table:style-name="Таблица63.A"/>
          <table:table-column table:style-name="Таблица63.B"/>
          <table:table-row table:style-name="Таблица63.1">
            <table:table-cell table:style-name="Таблица63.A1" office:value-type="string">
              <text:p text:style-name="MP7"><text:user-field-get text:name="rightHeader1">Фамилия И.О. Название статьи1</text:user-field-get></text:p>
            </table:table-cell>
            <table:table-cell table:style-name="Таблица63.A1" office:value-type="string">
              <text:p text:style-name="MP8"><text:page-number text:select-page="current">31</text:page-number></text:p>
            </table:table-cell>
          </table:table-row>
        </table:table>
      </style:header>
      <style:header-left>
        <table:table table:name="Таблица64" table:style-name="Таблица64">
          <table:table-column table:style-name="Таблица64.A"/>
          <table:table-column table:style-name="Таблица64.B"/>
          <table:table-row table:style-name="Таблица64.1">
            <table:table-cell table:style-name="Таблица64.A1" office:value-type="string">
              <text:p text:style-name="MP9"><text:page-number text:select-page="current">32</text:page-number></text:p>
            </table:table-cell>
            <table:table-cell table:style-name="Таблица64.A1" office:value-type="string">
              <text:p text:style-name="MP10"><text:user-field-get text:name="leftHeader1">Задайте название радела!</text:user-field-get></text:p>
            </table:table-cell>
          </table:table-row>
        </table:table>
      </style:header-left>
    </style:master-page>
    <style:master-page style:name="Статья_20_1_20_стр.29" style:display-name="Статья 1 стр.29" style:page-layout-name="Mpm9" style:next-style-name="Статья_20_1">
      <style:header>
        <table:table table:name="Таблица65" table:style-name="Таблица65">
          <table:table-column table:style-name="Таблица65.A"/>
          <table:table-column table:style-name="Таблица65.B"/>
          <table:table-row table:style-name="Таблица65.1">
            <table:table-cell table:style-name="Таблица65.A1" office:value-type="string">
              <text:p text:style-name="MP7"><text:user-field-get text:name="rightHeader1">Фамилия И.О. Название статьи1</text:user-field-get></text:p>
            </table:table-cell>
            <table:table-cell table:style-name="Таблица65.A1" office:value-type="string">
              <text:p text:style-name="MP8"><text:page-number text:select-page="current">33</text:page-number></text:p>
            </table:table-cell>
          </table:table-row>
        </table:table>
      </style:header>
      <style:header-left>
        <table:table table:name="Таблица66" table:style-name="Таблица66">
          <table:table-column table:style-name="Таблица66.A"/>
          <table:table-column table:style-name="Таблица66.B"/>
          <table:table-row table:style-name="Таблица66.1">
            <table:table-cell table:style-name="Таблица66.A1" office:value-type="string">
              <text:p text:style-name="MP9"><text:page-number text:select-page="current">32</text:page-number></text:p>
            </table:table-cell>
            <table:table-cell table:style-name="Таблица66.A1" office:value-type="string">
              <text:p text:style-name="MP10"><text:user-field-get text:name="leftHeader1">Задайте название радела!</text:user-field-get></text:p>
            </table:table-cell>
          </table:table-row>
        </table:table>
      </style:header-left>
    </style:master-page>
    <style:master-page style:name="Статья_20_2_20_стр.1" style:display-name="Статья 2 стр.1" style:page-layout-name="Mpm10" style:next-style-name="Статья_20_2_20_стр.2">
      <style:header>
        <table:table table:name="Таблица67" table:style-name="Таблица67">
          <table:table-column table:style-name="Таблица67.A"/>
          <table:table-column table:style-name="Таблица67.B"/>
          <table:table-row>
            <table:table-cell table:style-name="Таблица67.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34</text:page-number>–<text:user-field-get text:name="article2LastPage">62</text:user-field-get></text:p>
              <text:p text:style-name="MP11"><text:user-field-get text:name="article2UDK">Задать УДК</text:user-field-get></text:p>
            </table:table-cell>
            <table:table-cell table:style-name="Таблица67.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34</text:page-number>–<text:user-field-get text:name="article2LastPage">62</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34</text:page-number>-<text:user-field-get text:name="article2LastPage">62</text:user-field-get></text:p>
            </table:table-cell>
          </table:table-row>
        </table:table>
      </style:header>
      <style:footer>
        <text:user-field-decls>
          <text:user-field-decl office:value-type="string" office:string-value="" text:name="author2Copyright"/>
        </text:user-field-decls>
        <text:p text:style-name="MP14"><text:user-field-get text:name="author2Copyright"/></text:p>
      </style:footer>
    </style:master-page>
    <style:master-page style:name="Статья_20_2" style:display-name="Статья 2" style:page-layout-name="Mpm9">
      <style:header>
        <table:table table:name="Таблица68" table:style-name="Таблица68">
          <table:table-column table:style-name="Таблица68.A"/>
          <table:table-column table:style-name="Таблица68.B"/>
          <table:table-row table:style-name="Таблица68.1">
            <table:table-cell table:style-name="Таблица68.A1" office:value-type="string">
              <text:p text:style-name="MP7"><text:user-field-get text:name="rightHeader2">Фамилия И.О. Название статьи2</text:user-field-get></text:p>
            </table:table-cell>
            <table:table-cell table:style-name="Таблица68.A1" office:value-type="string">
              <text:p text:style-name="MP8"><text:page-number text:select-page="current">63</text:page-number></text:p>
            </table:table-cell>
          </table:table-row>
        </table:table>
      </style:header>
      <style:header-left>
        <table:table table:name="Таблица69" table:style-name="Таблица69">
          <table:table-column table:style-name="Таблица69.A"/>
          <table:table-column table:style-name="Таблица69.B"/>
          <table:table-row table:style-name="Таблица69.1">
            <table:table-cell table:style-name="Таблица69.A1" office:value-type="string">
              <text:p text:style-name="MP9"><text:page-number text:select-page="current">62</text:page-number></text:p>
            </table:table-cell>
            <table:table-cell table:style-name="Таблица69.A1" office:value-type="string">
              <text:p text:style-name="MP10"><text:user-field-get text:name="leftHeader2">Задайте название радела!</text:user-field-get></text:p>
            </table:table-cell>
          </table:table-row>
        </table:table>
      </style:header-left>
    </style:master-page>
    <style:master-page style:name="Статья_20_2_20_стр.2" style:display-name="Статья 2 стр.2" style:page-layout-name="Mpm9" style:next-style-name="Статья_20_2_20_стр.3">
      <style:header>
        <table:table table:name="Таблица70" table:style-name="Таблица70">
          <table:table-column table:style-name="Таблица70.A"/>
          <table:table-column table:style-name="Таблица70.B"/>
          <table:table-row table:style-name="Таблица70.1">
            <table:table-cell table:style-name="Таблица70.A1" office:value-type="string">
              <text:p text:style-name="MP7"><text:user-field-get text:name="rightHeader2">Фамилия И.О. Название статьи2</text:user-field-get></text:p>
            </table:table-cell>
            <table:table-cell table:style-name="Таблица70.A1" office:value-type="string">
              <text:p text:style-name="MP8"><text:page-number text:select-page="current">35</text:page-number></text:p>
            </table:table-cell>
          </table:table-row>
        </table:table>
      </style:header>
      <style:header-left>
        <table:table table:name="Таблица71" table:style-name="Таблица71">
          <table:table-column table:style-name="Таблица71.A"/>
          <table:table-column table:style-name="Таблица71.B"/>
          <table:table-row table:style-name="Таблица71.1">
            <table:table-cell table:style-name="Таблица71.A1" office:value-type="string">
              <text:p text:style-name="MP9"><text:page-number text:select-page="current">62</text:page-number></text:p>
            </table:table-cell>
            <table:table-cell table:style-name="Таблица71.A1" office:value-type="string">
              <text:p text:style-name="MP10"><text:user-field-get text:name="leftHeader2">Задайте название радела!</text:user-field-get></text:p>
            </table:table-cell>
          </table:table-row>
        </table:table>
      </style:header-left>
    </style:master-page>
    <style:master-page style:name="Статья_20_2_20_стр.3" style:display-name="Статья 2 стр.3" style:page-layout-name="Mpm9" style:next-style-name="Статья_20_2_20_стр.4">
      <style:header>
        <table:table table:name="Таблица72" table:style-name="Таблица72">
          <table:table-column table:style-name="Таблица72.A"/>
          <table:table-column table:style-name="Таблица72.B"/>
          <table:table-row table:style-name="Таблица72.1">
            <table:table-cell table:style-name="Таблица72.A1" office:value-type="string">
              <text:p text:style-name="MP7"><text:user-field-get text:name="rightHeader2">Фамилия И.О. Название статьи2</text:user-field-get></text:p>
            </table:table-cell>
            <table:table-cell table:style-name="Таблица72.A1" office:value-type="string">
              <text:p text:style-name="MP8"><text:page-number text:select-page="current">35</text:page-number></text:p>
            </table:table-cell>
          </table:table-row>
        </table:table>
      </style:header>
      <style:header-left>
        <table:table table:name="Таблица73" table:style-name="Таблица73">
          <table:table-column table:style-name="Таблица73.A"/>
          <table:table-column table:style-name="Таблица73.B"/>
          <table:table-row table:style-name="Таблица73.1">
            <table:table-cell table:style-name="Таблица73.A1" office:value-type="string">
              <text:p text:style-name="MP9"><text:page-number text:select-page="current">36</text:page-number></text:p>
            </table:table-cell>
            <table:table-cell table:style-name="Таблица73.A1" office:value-type="string">
              <text:p text:style-name="MP10"><text:user-field-get text:name="leftHeader2">Задайте название радела!</text:user-field-get></text:p>
            </table:table-cell>
          </table:table-row>
        </table:table>
      </style:header-left>
    </style:master-page>
    <style:master-page style:name="Статья_20_2_20_стр.4" style:display-name="Статья 2 стр.4" style:page-layout-name="Mpm9" style:next-style-name="Статья_20_2_20_стр.5">
      <style:header>
        <table:table table:name="Таблица74" table:style-name="Таблица74">
          <table:table-column table:style-name="Таблица74.A"/>
          <table:table-column table:style-name="Таблица74.B"/>
          <table:table-row table:style-name="Таблица74.1">
            <table:table-cell table:style-name="Таблица74.A1" office:value-type="string">
              <text:p text:style-name="MP7"><text:user-field-get text:name="rightHeader2">Фамилия И.О. Название статьи2</text:user-field-get></text:p>
            </table:table-cell>
            <table:table-cell table:style-name="Таблица74.A1" office:value-type="string">
              <text:p text:style-name="MP8"><text:page-number text:select-page="current">37</text:page-number></text:p>
            </table:table-cell>
          </table:table-row>
        </table:table>
      </style:header>
      <style:header-left>
        <table:table table:name="Таблица75" table:style-name="Таблица75">
          <table:table-column table:style-name="Таблица75.A"/>
          <table:table-column table:style-name="Таблица75.B"/>
          <table:table-row table:style-name="Таблица75.1">
            <table:table-cell table:style-name="Таблица75.A1" office:value-type="string">
              <text:p text:style-name="MP9"><text:page-number text:select-page="current">36</text:page-number></text:p>
            </table:table-cell>
            <table:table-cell table:style-name="Таблица75.A1" office:value-type="string">
              <text:p text:style-name="MP10"><text:user-field-get text:name="leftHeader2">Задайте название радела!</text:user-field-get></text:p>
            </table:table-cell>
          </table:table-row>
        </table:table>
      </style:header-left>
    </style:master-page>
    <style:master-page style:name="Статья_20_2_20_стр.5" style:display-name="Статья 2 стр.5" style:page-layout-name="Mpm9" style:next-style-name="Статья_20_2_20_стр.6">
      <style:header>
        <table:table table:name="Таблица76" table:style-name="Таблица76">
          <table:table-column table:style-name="Таблица76.A"/>
          <table:table-column table:style-name="Таблица76.B"/>
          <table:table-row table:style-name="Таблица76.1">
            <table:table-cell table:style-name="Таблица76.A1" office:value-type="string">
              <text:p text:style-name="MP7"><text:user-field-get text:name="rightHeader2">Фамилия И.О. Название статьи2</text:user-field-get></text:p>
            </table:table-cell>
            <table:table-cell table:style-name="Таблица76.A1" office:value-type="string">
              <text:p text:style-name="MP8"><text:page-number text:select-page="current">37</text:page-number></text:p>
            </table:table-cell>
          </table:table-row>
        </table:table>
      </style:header>
      <style:header-left>
        <table:table table:name="Таблица77" table:style-name="Таблица77">
          <table:table-column table:style-name="Таблица77.A"/>
          <table:table-column table:style-name="Таблица77.B"/>
          <table:table-row table:style-name="Таблица77.1">
            <table:table-cell table:style-name="Таблица77.A1" office:value-type="string">
              <text:p text:style-name="MP9"><text:page-number text:select-page="current">38</text:page-number></text:p>
            </table:table-cell>
            <table:table-cell table:style-name="Таблица77.A1" office:value-type="string">
              <text:p text:style-name="MP10"><text:user-field-get text:name="leftHeader2">Задайте название радела!</text:user-field-get></text:p>
            </table:table-cell>
          </table:table-row>
        </table:table>
      </style:header-left>
    </style:master-page>
    <style:master-page style:name="Статья_20_2_20_стр.6" style:display-name="Статья 2 стр.6" style:page-layout-name="Mpm9" style:next-style-name="Статья_20_2_20_стр.7">
      <style:header>
        <table:table table:name="Таблица78" table:style-name="Таблица78">
          <table:table-column table:style-name="Таблица78.A"/>
          <table:table-column table:style-name="Таблица78.B"/>
          <table:table-row table:style-name="Таблица78.1">
            <table:table-cell table:style-name="Таблица78.A1" office:value-type="string">
              <text:p text:style-name="MP7"><text:user-field-get text:name="rightHeader2">Фамилия И.О. Название статьи2</text:user-field-get></text:p>
            </table:table-cell>
            <table:table-cell table:style-name="Таблица78.A1" office:value-type="string">
              <text:p text:style-name="MP8"><text:page-number text:select-page="current">39</text:page-number></text:p>
            </table:table-cell>
          </table:table-row>
        </table:table>
      </style:header>
      <style:header-left>
        <table:table table:name="Таблица79" table:style-name="Таблица79">
          <table:table-column table:style-name="Таблица79.A"/>
          <table:table-column table:style-name="Таблица79.B"/>
          <table:table-row table:style-name="Таблица79.1">
            <table:table-cell table:style-name="Таблица79.A1" office:value-type="string">
              <text:p text:style-name="MP9"><text:page-number text:select-page="current">38</text:page-number></text:p>
            </table:table-cell>
            <table:table-cell table:style-name="Таблица79.A1" office:value-type="string">
              <text:p text:style-name="MP10"><text:user-field-get text:name="leftHeader2">Задайте название радела!</text:user-field-get></text:p>
            </table:table-cell>
          </table:table-row>
        </table:table>
      </style:header-left>
    </style:master-page>
    <style:master-page style:name="Статья_20_2_20_стр.7" style:display-name="Статья 2 стр.7" style:page-layout-name="Mpm9" style:next-style-name="Статья_20_2_20_стр.8">
      <style:header>
        <table:table table:name="Таблица80" table:style-name="Таблица80">
          <table:table-column table:style-name="Таблица80.A"/>
          <table:table-column table:style-name="Таблица80.B"/>
          <table:table-row table:style-name="Таблица80.1">
            <table:table-cell table:style-name="Таблица80.A1" office:value-type="string">
              <text:p text:style-name="MP7"><text:user-field-get text:name="rightHeader2">Фамилия И.О. Название статьи2</text:user-field-get></text:p>
            </table:table-cell>
            <table:table-cell table:style-name="Таблица80.A1" office:value-type="string">
              <text:p text:style-name="MP8"><text:page-number text:select-page="current">39</text:page-number></text:p>
            </table:table-cell>
          </table:table-row>
        </table:table>
      </style:header>
      <style:header-left>
        <table:table table:name="Таблица81" table:style-name="Таблица81">
          <table:table-column table:style-name="Таблица81.A"/>
          <table:table-column table:style-name="Таблица81.B"/>
          <table:table-row table:style-name="Таблица81.1">
            <table:table-cell table:style-name="Таблица81.A1" office:value-type="string">
              <text:p text:style-name="MP9"><text:page-number text:select-page="current">40</text:page-number></text:p>
            </table:table-cell>
            <table:table-cell table:style-name="Таблица81.A1" office:value-type="string">
              <text:p text:style-name="MP10"><text:user-field-get text:name="leftHeader2">Задайте название радела!</text:user-field-get></text:p>
            </table:table-cell>
          </table:table-row>
        </table:table>
      </style:header-left>
    </style:master-page>
    <style:master-page style:name="Статья_20_2_20_стр.8" style:display-name="Статья 2 стр.8" style:page-layout-name="Mpm9" style:next-style-name="Статья_20_2_20_стр.9">
      <style:header>
        <table:table table:name="Таблица82" table:style-name="Таблица82">
          <table:table-column table:style-name="Таблица82.A"/>
          <table:table-column table:style-name="Таблица82.B"/>
          <table:table-row table:style-name="Таблица82.1">
            <table:table-cell table:style-name="Таблица82.A1" office:value-type="string">
              <text:p text:style-name="MP7"><text:user-field-get text:name="rightHeader2">Фамилия И.О. Название статьи2</text:user-field-get></text:p>
            </table:table-cell>
            <table:table-cell table:style-name="Таблица82.A1" office:value-type="string">
              <text:p text:style-name="MP8"><text:page-number text:select-page="current">41</text:page-number></text:p>
            </table:table-cell>
          </table:table-row>
        </table:table>
      </style:header>
      <style:header-left>
        <table:table table:name="Таблица83" table:style-name="Таблица83">
          <table:table-column table:style-name="Таблица83.A"/>
          <table:table-column table:style-name="Таблица83.B"/>
          <table:table-row table:style-name="Таблица83.1">
            <table:table-cell table:style-name="Таблица83.A1" office:value-type="string">
              <text:p text:style-name="MP9"><text:page-number text:select-page="current">40</text:page-number></text:p>
            </table:table-cell>
            <table:table-cell table:style-name="Таблица83.A1" office:value-type="string">
              <text:p text:style-name="MP10"><text:user-field-get text:name="leftHeader2">Задайте название радела!</text:user-field-get></text:p>
            </table:table-cell>
          </table:table-row>
        </table:table>
      </style:header-left>
    </style:master-page>
    <style:master-page style:name="Статья_20_2_20_стр.9" style:display-name="Статья 2 стр.9" style:page-layout-name="Mpm9" style:next-style-name="Статья_20_2_20_стр.10">
      <style:header>
        <table:table table:name="Таблица84" table:style-name="Таблица84">
          <table:table-column table:style-name="Таблица84.A"/>
          <table:table-column table:style-name="Таблица84.B"/>
          <table:table-row table:style-name="Таблица84.1">
            <table:table-cell table:style-name="Таблица84.A1" office:value-type="string">
              <text:p text:style-name="MP7"><text:user-field-get text:name="rightHeader2">Фамилия И.О. Название статьи2</text:user-field-get></text:p>
            </table:table-cell>
            <table:table-cell table:style-name="Таблица84.A1" office:value-type="string">
              <text:p text:style-name="MP8"><text:page-number text:select-page="current">41</text:page-number></text:p>
            </table:table-cell>
          </table:table-row>
        </table:table>
      </style:header>
      <style:header-left>
        <table:table table:name="Таблица85" table:style-name="Таблица85">
          <table:table-column table:style-name="Таблица85.A"/>
          <table:table-column table:style-name="Таблица85.B"/>
          <table:table-row table:style-name="Таблица85.1">
            <table:table-cell table:style-name="Таблица85.A1" office:value-type="string">
              <text:p text:style-name="MP9"><text:page-number text:select-page="current">42</text:page-number></text:p>
            </table:table-cell>
            <table:table-cell table:style-name="Таблица85.A1" office:value-type="string">
              <text:p text:style-name="MP10"><text:user-field-get text:name="leftHeader2">Задайте название радела!</text:user-field-get></text:p>
            </table:table-cell>
          </table:table-row>
        </table:table>
      </style:header-left>
    </style:master-page>
    <style:master-page style:name="Статья_20_2_20_стр.10" style:display-name="Статья 2 стр.10" style:page-layout-name="Mpm9" style:next-style-name="Статья_20_2_20_стр.11">
      <style:header>
        <table:table table:name="Таблица86" table:style-name="Таблица86">
          <table:table-column table:style-name="Таблица86.A"/>
          <table:table-column table:style-name="Таблица86.B"/>
          <table:table-row table:style-name="Таблица86.1">
            <table:table-cell table:style-name="Таблица86.A1" office:value-type="string">
              <text:p text:style-name="MP7"><text:user-field-get text:name="rightHeader2">Фамилия И.О. Название статьи2</text:user-field-get></text:p>
            </table:table-cell>
            <table:table-cell table:style-name="Таблица86.A1" office:value-type="string">
              <text:p text:style-name="MP8"><text:page-number text:select-page="current">43</text:page-number></text:p>
            </table:table-cell>
          </table:table-row>
        </table:table>
      </style:header>
      <style:header-left>
        <table:table table:name="Таблица87" table:style-name="Таблица87">
          <table:table-column table:style-name="Таблица87.A"/>
          <table:table-column table:style-name="Таблица87.B"/>
          <table:table-row table:style-name="Таблица87.1">
            <table:table-cell table:style-name="Таблица87.A1" office:value-type="string">
              <text:p text:style-name="MP9"><text:page-number text:select-page="current">42</text:page-number></text:p>
            </table:table-cell>
            <table:table-cell table:style-name="Таблица87.A1" office:value-type="string">
              <text:p text:style-name="MP10"><text:user-field-get text:name="leftHeader2">Задайте название радела!</text:user-field-get></text:p>
            </table:table-cell>
          </table:table-row>
        </table:table>
      </style:header-left>
    </style:master-page>
    <style:master-page style:name="Статья_20_2_20_стр.11" style:display-name="Статья 2 стр.11" style:page-layout-name="Mpm9" style:next-style-name="Статья_20_2_20_стр.12">
      <style:header>
        <table:table table:name="Таблица88" table:style-name="Таблица88">
          <table:table-column table:style-name="Таблица88.A"/>
          <table:table-column table:style-name="Таблица88.B"/>
          <table:table-row table:style-name="Таблица88.1">
            <table:table-cell table:style-name="Таблица88.A1" office:value-type="string">
              <text:p text:style-name="MP7"><text:user-field-get text:name="rightHeader2">Фамилия И.О. Название статьи2</text:user-field-get></text:p>
            </table:table-cell>
            <table:table-cell table:style-name="Таблица88.A1" office:value-type="string">
              <text:p text:style-name="MP8"><text:page-number text:select-page="current">43</text:page-number></text:p>
            </table:table-cell>
          </table:table-row>
        </table:table>
      </style:header>
      <style:header-left>
        <table:table table:name="Таблица89" table:style-name="Таблица89">
          <table:table-column table:style-name="Таблица89.A"/>
          <table:table-column table:style-name="Таблица89.B"/>
          <table:table-row table:style-name="Таблица89.1">
            <table:table-cell table:style-name="Таблица89.A1" office:value-type="string">
              <text:p text:style-name="MP9"><text:page-number text:select-page="current">44</text:page-number></text:p>
            </table:table-cell>
            <table:table-cell table:style-name="Таблица89.A1" office:value-type="string">
              <text:p text:style-name="MP10"><text:user-field-get text:name="leftHeader2">Задайте название радела!</text:user-field-get></text:p>
            </table:table-cell>
          </table:table-row>
        </table:table>
      </style:header-left>
    </style:master-page>
    <style:master-page style:name="Статья_20_2_20_стр.12" style:display-name="Статья 2 стр.12" style:page-layout-name="Mpm9" style:next-style-name="Статья_20_2_20_стр.13">
      <style:header>
        <table:table table:name="Таблица90" table:style-name="Таблица90">
          <table:table-column table:style-name="Таблица90.A"/>
          <table:table-column table:style-name="Таблица90.B"/>
          <table:table-row table:style-name="Таблица90.1">
            <table:table-cell table:style-name="Таблица90.A1" office:value-type="string">
              <text:p text:style-name="MP7"><text:user-field-get text:name="rightHeader2">Фамилия И.О. Название статьи2</text:user-field-get></text:p>
            </table:table-cell>
            <table:table-cell table:style-name="Таблица90.A1" office:value-type="string">
              <text:p text:style-name="MP8"><text:page-number text:select-page="current">45</text:page-number></text:p>
            </table:table-cell>
          </table:table-row>
        </table:table>
      </style:header>
      <style:header-left>
        <table:table table:name="Таблица91" table:style-name="Таблица91">
          <table:table-column table:style-name="Таблица91.A"/>
          <table:table-column table:style-name="Таблица91.B"/>
          <table:table-row table:style-name="Таблица91.1">
            <table:table-cell table:style-name="Таблица91.A1" office:value-type="string">
              <text:p text:style-name="MP9"><text:page-number text:select-page="current">44</text:page-number></text:p>
            </table:table-cell>
            <table:table-cell table:style-name="Таблица91.A1" office:value-type="string">
              <text:p text:style-name="MP10"><text:user-field-get text:name="leftHeader2">Задайте название радела!</text:user-field-get></text:p>
            </table:table-cell>
          </table:table-row>
        </table:table>
      </style:header-left>
    </style:master-page>
    <style:master-page style:name="Статья_20_2_20_стр.13" style:display-name="Статья 2 стр.13" style:page-layout-name="Mpm9" style:next-style-name="Статья_20_2_20_стр.14">
      <style:header>
        <table:table table:name="Таблица92" table:style-name="Таблица92">
          <table:table-column table:style-name="Таблица92.A"/>
          <table:table-column table:style-name="Таблица92.B"/>
          <table:table-row table:style-name="Таблица92.1">
            <table:table-cell table:style-name="Таблица92.A1" office:value-type="string">
              <text:p text:style-name="MP7"><text:user-field-get text:name="rightHeader2">Фамилия И.О. Название статьи2</text:user-field-get></text:p>
            </table:table-cell>
            <table:table-cell table:style-name="Таблица92.A1" office:value-type="string">
              <text:p text:style-name="MP8"><text:page-number text:select-page="current">45</text:page-number></text:p>
            </table:table-cell>
          </table:table-row>
        </table:table>
      </style:header>
      <style:header-left>
        <table:table table:name="Таблица93" table:style-name="Таблица93">
          <table:table-column table:style-name="Таблица93.A"/>
          <table:table-column table:style-name="Таблица93.B"/>
          <table:table-row table:style-name="Таблица93.1">
            <table:table-cell table:style-name="Таблица93.A1" office:value-type="string">
              <text:p text:style-name="MP9"><text:page-number text:select-page="current">46</text:page-number></text:p>
            </table:table-cell>
            <table:table-cell table:style-name="Таблица93.A1" office:value-type="string">
              <text:p text:style-name="MP10"><text:user-field-get text:name="leftHeader2">Задайте название радела!</text:user-field-get></text:p>
            </table:table-cell>
          </table:table-row>
        </table:table>
      </style:header-left>
    </style:master-page>
    <style:master-page style:name="Статья_20_2_20_стр.14" style:display-name="Статья 2 стр.14" style:page-layout-name="Mpm9" style:next-style-name="Статья_20_2_20_стр.15">
      <style:header>
        <table:table table:name="Таблица94" table:style-name="Таблица94">
          <table:table-column table:style-name="Таблица94.A"/>
          <table:table-column table:style-name="Таблица94.B"/>
          <table:table-row table:style-name="Таблица94.1">
            <table:table-cell table:style-name="Таблица94.A1" office:value-type="string">
              <text:p text:style-name="MP7"><text:user-field-get text:name="rightHeader2">Фамилия И.О. Название статьи2</text:user-field-get></text:p>
            </table:table-cell>
            <table:table-cell table:style-name="Таблица94.A1" office:value-type="string">
              <text:p text:style-name="MP8"><text:page-number text:select-page="current">47</text:page-number></text:p>
            </table:table-cell>
          </table:table-row>
        </table:table>
      </style:header>
      <style:header-left>
        <table:table table:name="Таблица95" table:style-name="Таблица95">
          <table:table-column table:style-name="Таблица95.A"/>
          <table:table-column table:style-name="Таблица95.B"/>
          <table:table-row table:style-name="Таблица95.1">
            <table:table-cell table:style-name="Таблица95.A1" office:value-type="string">
              <text:p text:style-name="MP9"><text:page-number text:select-page="current">46</text:page-number></text:p>
            </table:table-cell>
            <table:table-cell table:style-name="Таблица95.A1" office:value-type="string">
              <text:p text:style-name="MP10"><text:user-field-get text:name="leftHeader2">Задайте название радела!</text:user-field-get></text:p>
            </table:table-cell>
          </table:table-row>
        </table:table>
      </style:header-left>
    </style:master-page>
    <style:master-page style:name="Статья_20_2_20_стр.15" style:display-name="Статья 2 стр.15" style:page-layout-name="Mpm9" style:next-style-name="Статья_20_2_20_стр.16">
      <style:header>
        <table:table table:name="Таблица96" table:style-name="Таблица96">
          <table:table-column table:style-name="Таблица96.A"/>
          <table:table-column table:style-name="Таблица96.B"/>
          <table:table-row table:style-name="Таблица96.1">
            <table:table-cell table:style-name="Таблица96.A1" office:value-type="string">
              <text:p text:style-name="MP7"><text:user-field-get text:name="rightHeader2">Фамилия И.О. Название статьи2</text:user-field-get></text:p>
            </table:table-cell>
            <table:table-cell table:style-name="Таблица96.A1" office:value-type="string">
              <text:p text:style-name="MP8"><text:page-number text:select-page="current">47</text:page-number></text:p>
            </table:table-cell>
          </table:table-row>
        </table:table>
      </style:header>
      <style:header-left>
        <table:table table:name="Таблица97" table:style-name="Таблица97">
          <table:table-column table:style-name="Таблица97.A"/>
          <table:table-column table:style-name="Таблица97.B"/>
          <table:table-row table:style-name="Таблица97.1">
            <table:table-cell table:style-name="Таблица97.A1" office:value-type="string">
              <text:p text:style-name="MP9"><text:page-number text:select-page="current">48</text:page-number></text:p>
            </table:table-cell>
            <table:table-cell table:style-name="Таблица97.A1" office:value-type="string">
              <text:p text:style-name="MP10"><text:user-field-get text:name="leftHeader2">Задайте название радела!</text:user-field-get></text:p>
            </table:table-cell>
          </table:table-row>
        </table:table>
      </style:header-left>
    </style:master-page>
    <style:master-page style:name="Статья_20_2_20_стр.16" style:display-name="Статья 2 стр.16" style:page-layout-name="Mpm9" style:next-style-name="Статья_20_2_20_стр.17">
      <style:header>
        <table:table table:name="Таблица98" table:style-name="Таблица98">
          <table:table-column table:style-name="Таблица98.A"/>
          <table:table-column table:style-name="Таблица98.B"/>
          <table:table-row table:style-name="Таблица98.1">
            <table:table-cell table:style-name="Таблица98.A1" office:value-type="string">
              <text:p text:style-name="MP7"><text:user-field-get text:name="rightHeader2">Фамилия И.О. Название статьи2</text:user-field-get></text:p>
            </table:table-cell>
            <table:table-cell table:style-name="Таблица98.A1" office:value-type="string">
              <text:p text:style-name="MP8"><text:page-number text:select-page="current">49</text:page-number></text:p>
            </table:table-cell>
          </table:table-row>
        </table:table>
      </style:header>
      <style:header-left>
        <table:table table:name="Таблица99" table:style-name="Таблица99">
          <table:table-column table:style-name="Таблица99.A"/>
          <table:table-column table:style-name="Таблица99.B"/>
          <table:table-row table:style-name="Таблица99.1">
            <table:table-cell table:style-name="Таблица99.A1" office:value-type="string">
              <text:p text:style-name="MP9"><text:page-number text:select-page="current">48</text:page-number></text:p>
            </table:table-cell>
            <table:table-cell table:style-name="Таблица99.A1" office:value-type="string">
              <text:p text:style-name="MP10"><text:user-field-get text:name="leftHeader2">Задайте название радела!</text:user-field-get></text:p>
            </table:table-cell>
          </table:table-row>
        </table:table>
      </style:header-left>
    </style:master-page>
    <style:master-page style:name="Статья_20_2_20_стр.17" style:display-name="Статья 2 стр.17" style:page-layout-name="Mpm9" style:next-style-name="Статья_20_2_20_стр.18">
      <style:header>
        <table:table table:name="Таблица100" table:style-name="Таблица100">
          <table:table-column table:style-name="Таблица100.A"/>
          <table:table-column table:style-name="Таблица100.B"/>
          <table:table-row table:style-name="Таблица100.1">
            <table:table-cell table:style-name="Таблица100.A1" office:value-type="string">
              <text:p text:style-name="MP7"><text:user-field-get text:name="rightHeader2">Фамилия И.О. Название статьи2</text:user-field-get></text:p>
            </table:table-cell>
            <table:table-cell table:style-name="Таблица100.A1" office:value-type="string">
              <text:p text:style-name="MP8"><text:page-number text:select-page="current">49</text:page-number></text:p>
            </table:table-cell>
          </table:table-row>
        </table:table>
      </style:header>
      <style:header-left>
        <table:table table:name="Таблица101" table:style-name="Таблица101">
          <table:table-column table:style-name="Таблица101.A"/>
          <table:table-column table:style-name="Таблица101.B"/>
          <table:table-row table:style-name="Таблица101.1">
            <table:table-cell table:style-name="Таблица101.A1" office:value-type="string">
              <text:p text:style-name="MP9"><text:page-number text:select-page="current">50</text:page-number></text:p>
            </table:table-cell>
            <table:table-cell table:style-name="Таблица101.A1" office:value-type="string">
              <text:p text:style-name="MP10"><text:user-field-get text:name="leftHeader2">Задайте название радела!</text:user-field-get></text:p>
            </table:table-cell>
          </table:table-row>
        </table:table>
      </style:header-left>
    </style:master-page>
    <style:master-page style:name="Статья_20_2_20_стр.18" style:display-name="Статья 2 стр.18" style:page-layout-name="Mpm9" style:next-style-name="Статья_20_2_20_стр.19">
      <style:header>
        <table:table table:name="Таблица102" table:style-name="Таблица102">
          <table:table-column table:style-name="Таблица102.A"/>
          <table:table-column table:style-name="Таблица102.B"/>
          <table:table-row table:style-name="Таблица102.1">
            <table:table-cell table:style-name="Таблица102.A1" office:value-type="string">
              <text:p text:style-name="MP7"><text:user-field-get text:name="rightHeader2">Фамилия И.О. Название статьи2</text:user-field-get></text:p>
            </table:table-cell>
            <table:table-cell table:style-name="Таблица102.A1" office:value-type="string">
              <text:p text:style-name="MP8"><text:page-number text:select-page="current">51</text:page-number></text:p>
            </table:table-cell>
          </table:table-row>
        </table:table>
      </style:header>
      <style:header-left>
        <table:table table:name="Таблица103" table:style-name="Таблица103">
          <table:table-column table:style-name="Таблица103.A"/>
          <table:table-column table:style-name="Таблица103.B"/>
          <table:table-row table:style-name="Таблица103.1">
            <table:table-cell table:style-name="Таблица103.A1" office:value-type="string">
              <text:p text:style-name="MP9"><text:page-number text:select-page="current">50</text:page-number></text:p>
            </table:table-cell>
            <table:table-cell table:style-name="Таблица103.A1" office:value-type="string">
              <text:p text:style-name="MP10"><text:user-field-get text:name="leftHeader2">Задайте название радела!</text:user-field-get></text:p>
            </table:table-cell>
          </table:table-row>
        </table:table>
      </style:header-left>
    </style:master-page>
    <style:master-page style:name="Статья_20_2_20_стр.19" style:display-name="Статья 2 стр.19" style:page-layout-name="Mpm9" style:next-style-name="Статья_20_2_20_стр.20">
      <style:header>
        <table:table table:name="Таблица104" table:style-name="Таблица104">
          <table:table-column table:style-name="Таблица104.A"/>
          <table:table-column table:style-name="Таблица104.B"/>
          <table:table-row table:style-name="Таблица104.1">
            <table:table-cell table:style-name="Таблица104.A1" office:value-type="string">
              <text:p text:style-name="MP7"><text:user-field-get text:name="rightHeader2">Фамилия И.О. Название статьи2</text:user-field-get></text:p>
            </table:table-cell>
            <table:table-cell table:style-name="Таблица104.A1" office:value-type="string">
              <text:p text:style-name="MP8"><text:page-number text:select-page="current">51</text:page-number></text:p>
            </table:table-cell>
          </table:table-row>
        </table:table>
      </style:header>
      <style:header-left>
        <table:table table:name="Таблица105" table:style-name="Таблица105">
          <table:table-column table:style-name="Таблица105.A"/>
          <table:table-column table:style-name="Таблица105.B"/>
          <table:table-row table:style-name="Таблица105.1">
            <table:table-cell table:style-name="Таблица105.A1" office:value-type="string">
              <text:p text:style-name="MP9"><text:page-number text:select-page="current">52</text:page-number></text:p>
            </table:table-cell>
            <table:table-cell table:style-name="Таблица105.A1" office:value-type="string">
              <text:p text:style-name="MP10"><text:user-field-get text:name="leftHeader2">Задайте название радела!</text:user-field-get></text:p>
            </table:table-cell>
          </table:table-row>
        </table:table>
      </style:header-left>
    </style:master-page>
    <style:master-page style:name="Статья_20_2_20_стр.20" style:display-name="Статья 2 стр.20" style:page-layout-name="Mpm9" style:next-style-name="Статья_20_2_20_стр.21">
      <style:header>
        <table:table table:name="Таблица106" table:style-name="Таблица106">
          <table:table-column table:style-name="Таблица106.A"/>
          <table:table-column table:style-name="Таблица106.B"/>
          <table:table-row table:style-name="Таблица106.1">
            <table:table-cell table:style-name="Таблица106.A1" office:value-type="string">
              <text:p text:style-name="MP7"><text:user-field-get text:name="rightHeader2">Фамилия И.О. Название статьи2</text:user-field-get></text:p>
            </table:table-cell>
            <table:table-cell table:style-name="Таблица106.A1" office:value-type="string">
              <text:p text:style-name="MP8"><text:page-number text:select-page="current">53</text:page-number></text:p>
            </table:table-cell>
          </table:table-row>
        </table:table>
      </style:header>
      <style:header-left>
        <table:table table:name="Таблица107" table:style-name="Таблица107">
          <table:table-column table:style-name="Таблица107.A"/>
          <table:table-column table:style-name="Таблица107.B"/>
          <table:table-row table:style-name="Таблица107.1">
            <table:table-cell table:style-name="Таблица107.A1" office:value-type="string">
              <text:p text:style-name="MP9"><text:page-number text:select-page="current">52</text:page-number></text:p>
            </table:table-cell>
            <table:table-cell table:style-name="Таблица107.A1" office:value-type="string">
              <text:p text:style-name="MP10"><text:user-field-get text:name="leftHeader2">Задайте название радела!</text:user-field-get></text:p>
            </table:table-cell>
          </table:table-row>
        </table:table>
      </style:header-left>
    </style:master-page>
    <style:master-page style:name="Статья_20_2_20_стр.21" style:display-name="Статья 2 стр.21" style:page-layout-name="Mpm9" style:next-style-name="Статья_20_2_20_стр.22">
      <style:header>
        <table:table table:name="Таблица108" table:style-name="Таблица108">
          <table:table-column table:style-name="Таблица108.A"/>
          <table:table-column table:style-name="Таблица108.B"/>
          <table:table-row table:style-name="Таблица108.1">
            <table:table-cell table:style-name="Таблица108.A1" office:value-type="string">
              <text:p text:style-name="MP7"><text:user-field-get text:name="rightHeader2">Фамилия И.О. Название статьи2</text:user-field-get></text:p>
            </table:table-cell>
            <table:table-cell table:style-name="Таблица108.A1" office:value-type="string">
              <text:p text:style-name="MP8"><text:page-number text:select-page="current">53</text:page-number></text:p>
            </table:table-cell>
          </table:table-row>
        </table:table>
      </style:header>
      <style:header-left>
        <table:table table:name="Таблица109" table:style-name="Таблица109">
          <table:table-column table:style-name="Таблица109.A"/>
          <table:table-column table:style-name="Таблица109.B"/>
          <table:table-row table:style-name="Таблица109.1">
            <table:table-cell table:style-name="Таблица109.A1" office:value-type="string">
              <text:p text:style-name="MP9"><text:page-number text:select-page="current">54</text:page-number></text:p>
            </table:table-cell>
            <table:table-cell table:style-name="Таблица109.A1" office:value-type="string">
              <text:p text:style-name="MP10"><text:user-field-get text:name="leftHeader2">Задайте название радела!</text:user-field-get></text:p>
            </table:table-cell>
          </table:table-row>
        </table:table>
      </style:header-left>
    </style:master-page>
    <style:master-page style:name="Статья_20_2_20_стр.22" style:display-name="Статья 2 стр.22" style:page-layout-name="Mpm9" style:next-style-name="Статья_20_2_20_стр.23">
      <style:header>
        <table:table table:name="Таблица110" table:style-name="Таблица110">
          <table:table-column table:style-name="Таблица110.A"/>
          <table:table-column table:style-name="Таблица110.B"/>
          <table:table-row table:style-name="Таблица110.1">
            <table:table-cell table:style-name="Таблица110.A1" office:value-type="string">
              <text:p text:style-name="MP7"><text:user-field-get text:name="rightHeader2">Фамилия И.О. Название статьи2</text:user-field-get></text:p>
            </table:table-cell>
            <table:table-cell table:style-name="Таблица110.A1" office:value-type="string">
              <text:p text:style-name="MP8"><text:page-number text:select-page="current">55</text:page-number></text:p>
            </table:table-cell>
          </table:table-row>
        </table:table>
      </style:header>
      <style:header-left>
        <table:table table:name="Таблица111" table:style-name="Таблица111">
          <table:table-column table:style-name="Таблица111.A"/>
          <table:table-column table:style-name="Таблица111.B"/>
          <table:table-row table:style-name="Таблица111.1">
            <table:table-cell table:style-name="Таблица111.A1" office:value-type="string">
              <text:p text:style-name="MP9"><text:page-number text:select-page="current">54</text:page-number></text:p>
            </table:table-cell>
            <table:table-cell table:style-name="Таблица111.A1" office:value-type="string">
              <text:p text:style-name="MP10"><text:user-field-get text:name="leftHeader2">Задайте название радела!</text:user-field-get></text:p>
            </table:table-cell>
          </table:table-row>
        </table:table>
      </style:header-left>
    </style:master-page>
    <style:master-page style:name="Статья_20_2_20_стр.23" style:display-name="Статья 2 стр.23" style:page-layout-name="Mpm9" style:next-style-name="Статья_20_2_20_стр.24">
      <style:header>
        <table:table table:name="Таблица112" table:style-name="Таблица112">
          <table:table-column table:style-name="Таблица112.A"/>
          <table:table-column table:style-name="Таблица112.B"/>
          <table:table-row table:style-name="Таблица112.1">
            <table:table-cell table:style-name="Таблица112.A1" office:value-type="string">
              <text:p text:style-name="MP7"><text:user-field-get text:name="rightHeader2">Фамилия И.О. Название статьи2</text:user-field-get></text:p>
            </table:table-cell>
            <table:table-cell table:style-name="Таблица112.A1" office:value-type="string">
              <text:p text:style-name="MP8"><text:page-number text:select-page="current">55</text:page-number></text:p>
            </table:table-cell>
          </table:table-row>
        </table:table>
      </style:header>
      <style:header-left>
        <table:table table:name="Таблица113" table:style-name="Таблица113">
          <table:table-column table:style-name="Таблица113.A"/>
          <table:table-column table:style-name="Таблица113.B"/>
          <table:table-row table:style-name="Таблица113.1">
            <table:table-cell table:style-name="Таблица113.A1" office:value-type="string">
              <text:p text:style-name="MP9"><text:page-number text:select-page="current">56</text:page-number></text:p>
            </table:table-cell>
            <table:table-cell table:style-name="Таблица113.A1" office:value-type="string">
              <text:p text:style-name="MP10"><text:user-field-get text:name="leftHeader2">Задайте название радела!</text:user-field-get></text:p>
            </table:table-cell>
          </table:table-row>
        </table:table>
      </style:header-left>
    </style:master-page>
    <style:master-page style:name="Статья_20_2_20_стр.24" style:display-name="Статья 2 стр.24" style:page-layout-name="Mpm9" style:next-style-name="Статья_20_2_20_стр.25">
      <style:header>
        <table:table table:name="Таблица114" table:style-name="Таблица114">
          <table:table-column table:style-name="Таблица114.A"/>
          <table:table-column table:style-name="Таблица114.B"/>
          <table:table-row table:style-name="Таблица114.1">
            <table:table-cell table:style-name="Таблица114.A1" office:value-type="string">
              <text:p text:style-name="MP7"><text:user-field-get text:name="rightHeader2">Фамилия И.О. Название статьи2</text:user-field-get></text:p>
            </table:table-cell>
            <table:table-cell table:style-name="Таблица114.A1" office:value-type="string">
              <text:p text:style-name="MP8"><text:page-number text:select-page="current">57</text:page-number></text:p>
            </table:table-cell>
          </table:table-row>
        </table:table>
      </style:header>
      <style:header-left>
        <table:table table:name="Таблица115" table:style-name="Таблица115">
          <table:table-column table:style-name="Таблица115.A"/>
          <table:table-column table:style-name="Таблица115.B"/>
          <table:table-row table:style-name="Таблица115.1">
            <table:table-cell table:style-name="Таблица115.A1" office:value-type="string">
              <text:p text:style-name="MP9"><text:page-number text:select-page="current">56</text:page-number></text:p>
            </table:table-cell>
            <table:table-cell table:style-name="Таблица115.A1" office:value-type="string">
              <text:p text:style-name="MP10"><text:user-field-get text:name="leftHeader2">Задайте название радела!</text:user-field-get></text:p>
            </table:table-cell>
          </table:table-row>
        </table:table>
      </style:header-left>
    </style:master-page>
    <style:master-page style:name="Статья_20_2_20_стр.25" style:display-name="Статья 2 стр.25" style:page-layout-name="Mpm9" style:next-style-name="Статья_20_2_20_стр.26">
      <style:header>
        <table:table table:name="Таблица116" table:style-name="Таблица116">
          <table:table-column table:style-name="Таблица116.A"/>
          <table:table-column table:style-name="Таблица116.B"/>
          <table:table-row table:style-name="Таблица116.1">
            <table:table-cell table:style-name="Таблица116.A1" office:value-type="string">
              <text:p text:style-name="MP7"><text:user-field-get text:name="rightHeader2">Фамилия И.О. Название статьи2</text:user-field-get></text:p>
            </table:table-cell>
            <table:table-cell table:style-name="Таблица116.A1" office:value-type="string">
              <text:p text:style-name="MP8"><text:page-number text:select-page="current">57</text:page-number></text:p>
            </table:table-cell>
          </table:table-row>
        </table:table>
      </style:header>
      <style:header-left>
        <table:table table:name="Таблица117" table:style-name="Таблица117">
          <table:table-column table:style-name="Таблица117.A"/>
          <table:table-column table:style-name="Таблица117.B"/>
          <table:table-row table:style-name="Таблица117.1">
            <table:table-cell table:style-name="Таблица117.A1" office:value-type="string">
              <text:p text:style-name="MP9"><text:page-number text:select-page="current">58</text:page-number></text:p>
            </table:table-cell>
            <table:table-cell table:style-name="Таблица117.A1" office:value-type="string">
              <text:p text:style-name="MP10"><text:user-field-get text:name="leftHeader2">Задайте название радела!</text:user-field-get></text:p>
            </table:table-cell>
          </table:table-row>
        </table:table>
      </style:header-left>
    </style:master-page>
    <style:master-page style:name="Статья_20_2_20_стр.26" style:display-name="Статья 2 стр.26" style:page-layout-name="Mpm9" style:next-style-name="Статья_20_2_20_стр.27">
      <style:header>
        <table:table table:name="Таблица118" table:style-name="Таблица118">
          <table:table-column table:style-name="Таблица118.A"/>
          <table:table-column table:style-name="Таблица118.B"/>
          <table:table-row table:style-name="Таблица118.1">
            <table:table-cell table:style-name="Таблица118.A1" office:value-type="string">
              <text:p text:style-name="MP7"><text:user-field-get text:name="rightHeader2">Фамилия И.О. Название статьи2</text:user-field-get></text:p>
            </table:table-cell>
            <table:table-cell table:style-name="Таблица118.A1" office:value-type="string">
              <text:p text:style-name="MP8"><text:page-number text:select-page="current">59</text:page-number></text:p>
            </table:table-cell>
          </table:table-row>
        </table:table>
      </style:header>
      <style:header-left>
        <table:table table:name="Таблица119" table:style-name="Таблица119">
          <table:table-column table:style-name="Таблица119.A"/>
          <table:table-column table:style-name="Таблица119.B"/>
          <table:table-row table:style-name="Таблица119.1">
            <table:table-cell table:style-name="Таблица119.A1" office:value-type="string">
              <text:p text:style-name="MP9"><text:page-number text:select-page="current">58</text:page-number></text:p>
            </table:table-cell>
            <table:table-cell table:style-name="Таблица119.A1" office:value-type="string">
              <text:p text:style-name="MP10"><text:user-field-get text:name="leftHeader2">Задайте название радела!</text:user-field-get></text:p>
            </table:table-cell>
          </table:table-row>
        </table:table>
      </style:header-left>
    </style:master-page>
    <style:master-page style:name="Статья_20_2_20_стр.27" style:display-name="Статья 2 стр.27" style:page-layout-name="Mpm9" style:next-style-name="Статья_20_2_20_стр.28">
      <style:header>
        <table:table table:name="Таблица120" table:style-name="Таблица120">
          <table:table-column table:style-name="Таблица120.A"/>
          <table:table-column table:style-name="Таблица120.B"/>
          <table:table-row table:style-name="Таблица120.1">
            <table:table-cell table:style-name="Таблица120.A1" office:value-type="string">
              <text:p text:style-name="MP7"><text:user-field-get text:name="rightHeader2">Фамилия И.О. Название статьи2</text:user-field-get></text:p>
            </table:table-cell>
            <table:table-cell table:style-name="Таблица120.A1" office:value-type="string">
              <text:p text:style-name="MP8"><text:page-number text:select-page="current">59</text:page-number></text:p>
            </table:table-cell>
          </table:table-row>
        </table:table>
      </style:header>
      <style:header-left>
        <table:table table:name="Таблица121" table:style-name="Таблица121">
          <table:table-column table:style-name="Таблица121.A"/>
          <table:table-column table:style-name="Таблица121.B"/>
          <table:table-row table:style-name="Таблица121.1">
            <table:table-cell table:style-name="Таблица121.A1" office:value-type="string">
              <text:p text:style-name="MP9"><text:page-number text:select-page="current">60</text:page-number></text:p>
            </table:table-cell>
            <table:table-cell table:style-name="Таблица121.A1" office:value-type="string">
              <text:p text:style-name="MP10"><text:user-field-get text:name="leftHeader2">Задайте название радела!</text:user-field-get></text:p>
            </table:table-cell>
          </table:table-row>
        </table:table>
      </style:header-left>
    </style:master-page>
    <style:master-page style:name="Статья_20_2_20_стр.28" style:display-name="Статья 2 стр.28" style:page-layout-name="Mpm9" style:next-style-name="Статья_20_2_20_стр.29">
      <style:header>
        <table:table table:name="Таблица122" table:style-name="Таблица122">
          <table:table-column table:style-name="Таблица122.A"/>
          <table:table-column table:style-name="Таблица122.B"/>
          <table:table-row table:style-name="Таблица122.1">
            <table:table-cell table:style-name="Таблица122.A1" office:value-type="string">
              <text:p text:style-name="MP7"><text:user-field-get text:name="rightHeader2">Фамилия И.О. Название статьи2</text:user-field-get></text:p>
            </table:table-cell>
            <table:table-cell table:style-name="Таблица122.A1" office:value-type="string">
              <text:p text:style-name="MP8"><text:page-number text:select-page="current">61</text:page-number></text:p>
            </table:table-cell>
          </table:table-row>
        </table:table>
      </style:header>
      <style:header-left>
        <table:table table:name="Таблица123" table:style-name="Таблица123">
          <table:table-column table:style-name="Таблица123.A"/>
          <table:table-column table:style-name="Таблица123.B"/>
          <table:table-row table:style-name="Таблица123.1">
            <table:table-cell table:style-name="Таблица123.A1" office:value-type="string">
              <text:p text:style-name="MP9"><text:page-number text:select-page="current">60</text:page-number></text:p>
            </table:table-cell>
            <table:table-cell table:style-name="Таблица123.A1" office:value-type="string">
              <text:p text:style-name="MP10"><text:user-field-get text:name="leftHeader2">Задайте название радела!</text:user-field-get></text:p>
            </table:table-cell>
          </table:table-row>
        </table:table>
      </style:header-left>
    </style:master-page>
    <style:master-page style:name="Статья_20_2_20_стр.29" style:display-name="Статья 2 стр.29" style:page-layout-name="Mpm9" style:next-style-name="Статья_20_2">
      <style:header>
        <table:table table:name="Таблица124" table:style-name="Таблица124">
          <table:table-column table:style-name="Таблица124.A"/>
          <table:table-column table:style-name="Таблица124.B"/>
          <table:table-row table:style-name="Таблица124.1">
            <table:table-cell table:style-name="Таблица124.A1" office:value-type="string">
              <text:p text:style-name="MP7"><text:user-field-get text:name="rightHeader2">Фамилия И.О. Название статьи2</text:user-field-get></text:p>
            </table:table-cell>
            <table:table-cell table:style-name="Таблица124.A1" office:value-type="string">
              <text:p text:style-name="MP8"><text:page-number text:select-page="current">61</text:page-number></text:p>
            </table:table-cell>
          </table:table-row>
        </table:table>
      </style:header>
      <style:header-left>
        <table:table table:name="Таблица125" table:style-name="Таблица125">
          <table:table-column table:style-name="Таблица125.A"/>
          <table:table-column table:style-name="Таблица125.B"/>
          <table:table-row table:style-name="Таблица125.1">
            <table:table-cell table:style-name="Таблица125.A1" office:value-type="string">
              <text:p text:style-name="MP9"><text:page-number text:select-page="current">62</text:page-number></text:p>
            </table:table-cell>
            <table:table-cell table:style-name="Таблица125.A1" office:value-type="string">
              <text:p text:style-name="MP10"><text:user-field-get text:name="leftHeader2">Задайте название радела!</text:user-field-get></text:p>
            </table:table-cell>
          </table:table-row>
        </table:table>
      </style:header-left>
    </style:master-page>
    <style:master-page style:name="Статья_20_3_20_стр.1" style:display-name="Статья 3 стр.1" style:page-layout-name="Mpm10" style:next-style-name="Статья_20_3_20_стр.2">
      <style:header>
        <table:table table:name="Таблица126" table:style-name="Таблица126">
          <table:table-column table:style-name="Таблица126.A"/>
          <table:table-column table:style-name="Таблица126.B"/>
          <table:table-row>
            <table:table-cell table:style-name="Таблица126.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63</text:page-number>–<text:user-field-get text:name="article3LastPage">91</text:user-field-get></text:p>
              <text:p text:style-name="MP11"><text:user-field-get text:name="article3UDK">Задать УДК</text:user-field-get></text:p>
            </table:table-cell>
            <table:table-cell table:style-name="Таблица126.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63</text:page-number>–<text:user-field-get text:name="article3LastPage">91</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63</text:page-number>-<text:user-field-get text:name="article3LastPage">91</text:user-field-get></text:p>
            </table:table-cell>
          </table:table-row>
        </table:table>
      </style:header>
      <style:footer>
        <text:user-field-decls>
          <text:user-field-decl office:value-type="string" office:string-value="" text:name="author3Copyright"/>
        </text:user-field-decls>
        <text:p text:style-name="MP14"><text:user-field-get text:name="author3Copyright"/></text:p>
      </style:footer>
    </style:master-page>
    <style:master-page style:name="Статья_20_3" style:display-name="Статья 3" style:page-layout-name="Mpm9">
      <style:header>
        <table:table table:name="Таблица127" table:style-name="Таблица127">
          <table:table-column table:style-name="Таблица127.A"/>
          <table:table-column table:style-name="Таблица127.B"/>
          <table:table-row table:style-name="Таблица127.1">
            <table:table-cell table:style-name="Таблица127.A1" office:value-type="string">
              <text:p text:style-name="MP7"><text:user-field-get text:name="rightHeader3">Фамилия И.О. Название статьи3</text:user-field-get></text:p>
            </table:table-cell>
            <table:table-cell table:style-name="Таблица127.A1" office:value-type="string">
              <text:p text:style-name="MP8"><text:page-number text:select-page="current">91</text:page-number></text:p>
            </table:table-cell>
          </table:table-row>
        </table:table>
      </style:header>
      <style:header-left>
        <table:table table:name="Таблица128" table:style-name="Таблица128">
          <table:table-column table:style-name="Таблица128.A"/>
          <table:table-column table:style-name="Таблица128.B"/>
          <table:table-row table:style-name="Таблица128.1">
            <table:table-cell table:style-name="Таблица128.A1" office:value-type="string">
              <text:p text:style-name="MP9"><text:page-number text:select-page="current">92</text:page-number></text:p>
            </table:table-cell>
            <table:table-cell table:style-name="Таблица128.A1" office:value-type="string">
              <text:p text:style-name="MP10"><text:user-field-get text:name="leftHeader3">Задайте название радела!</text:user-field-get></text:p>
            </table:table-cell>
          </table:table-row>
        </table:table>
      </style:header-left>
    </style:master-page>
    <style:master-page style:name="Статья_20_3_20_стр.2" style:display-name="Статья 3 стр.2" style:page-layout-name="Mpm9" style:next-style-name="Статья_20_3_20_стр.3">
      <style:header>
        <table:table table:name="Таблица129" table:style-name="Таблица129">
          <table:table-column table:style-name="Таблица129.A"/>
          <table:table-column table:style-name="Таблица129.B"/>
          <table:table-row table:style-name="Таблица129.1">
            <table:table-cell table:style-name="Таблица129.A1" office:value-type="string">
              <text:p text:style-name="MP7"><text:user-field-get text:name="rightHeader3">Фамилия И.О. Название статьи3</text:user-field-get></text:p>
            </table:table-cell>
            <table:table-cell table:style-name="Таблица129.A1" office:value-type="string">
              <text:p text:style-name="MP8"><text:page-number text:select-page="current">91</text:page-number></text:p>
            </table:table-cell>
          </table:table-row>
        </table:table>
      </style:header>
      <style:header-left>
        <table:table table:name="Таблица130" table:style-name="Таблица130">
          <table:table-column table:style-name="Таблица130.A"/>
          <table:table-column table:style-name="Таблица130.B"/>
          <table:table-row table:style-name="Таблица130.1">
            <table:table-cell table:style-name="Таблица130.A1" office:value-type="string">
              <text:p text:style-name="MP9"><text:page-number text:select-page="current">64</text:page-number></text:p>
            </table:table-cell>
            <table:table-cell table:style-name="Таблица130.A1" office:value-type="string">
              <text:p text:style-name="MP10"><text:user-field-get text:name="leftHeader3">Задайте название радела!</text:user-field-get></text:p>
            </table:table-cell>
          </table:table-row>
        </table:table>
      </style:header-left>
    </style:master-page>
    <style:master-page style:name="Статья_20_3_20_стр.3" style:display-name="Статья 3 стр.3" style:page-layout-name="Mpm9" style:next-style-name="Статья_20_3_20_стр.4">
      <style:header>
        <table:table table:name="Таблица131" table:style-name="Таблица131">
          <table:table-column table:style-name="Таблица131.A"/>
          <table:table-column table:style-name="Таблица131.B"/>
          <table:table-row table:style-name="Таблица131.1">
            <table:table-cell table:style-name="Таблица131.A1" office:value-type="string">
              <text:p text:style-name="MP7"><text:user-field-get text:name="rightHeader3">Фамилия И.О. Название статьи3</text:user-field-get></text:p>
            </table:table-cell>
            <table:table-cell table:style-name="Таблица131.A1" office:value-type="string">
              <text:p text:style-name="MP8"><text:page-number text:select-page="current">65</text:page-number></text:p>
            </table:table-cell>
          </table:table-row>
        </table:table>
      </style:header>
      <style:header-left>
        <table:table table:name="Таблица132" table:style-name="Таблица132">
          <table:table-column table:style-name="Таблица132.A"/>
          <table:table-column table:style-name="Таблица132.B"/>
          <table:table-row table:style-name="Таблица132.1">
            <table:table-cell table:style-name="Таблица132.A1" office:value-type="string">
              <text:p text:style-name="MP9"><text:page-number text:select-page="current">64</text:page-number></text:p>
            </table:table-cell>
            <table:table-cell table:style-name="Таблица132.A1" office:value-type="string">
              <text:p text:style-name="MP10"><text:user-field-get text:name="leftHeader3">Задайте название радела!</text:user-field-get></text:p>
            </table:table-cell>
          </table:table-row>
        </table:table>
      </style:header-left>
    </style:master-page>
    <style:master-page style:name="Статья_20_3_20_стр.4" style:display-name="Статья 3 стр.4" style:page-layout-name="Mpm9" style:next-style-name="Статья_20_3_20_стр.5">
      <style:header>
        <table:table table:name="Таблица133" table:style-name="Таблица133">
          <table:table-column table:style-name="Таблица133.A"/>
          <table:table-column table:style-name="Таблица133.B"/>
          <table:table-row table:style-name="Таблица133.1">
            <table:table-cell table:style-name="Таблица133.A1" office:value-type="string">
              <text:p text:style-name="MP7"><text:user-field-get text:name="rightHeader3">Фамилия И.О. Название статьи3</text:user-field-get></text:p>
            </table:table-cell>
            <table:table-cell table:style-name="Таблица133.A1" office:value-type="string">
              <text:p text:style-name="MP8"><text:page-number text:select-page="current">65</text:page-number></text:p>
            </table:table-cell>
          </table:table-row>
        </table:table>
      </style:header>
      <style:header-left>
        <table:table table:name="Таблица134" table:style-name="Таблица134">
          <table:table-column table:style-name="Таблица134.A"/>
          <table:table-column table:style-name="Таблица134.B"/>
          <table:table-row table:style-name="Таблица134.1">
            <table:table-cell table:style-name="Таблица134.A1" office:value-type="string">
              <text:p text:style-name="MP9"><text:page-number text:select-page="current">66</text:page-number></text:p>
            </table:table-cell>
            <table:table-cell table:style-name="Таблица134.A1" office:value-type="string">
              <text:p text:style-name="MP10"><text:user-field-get text:name="leftHeader3">Задайте название радела!</text:user-field-get></text:p>
            </table:table-cell>
          </table:table-row>
        </table:table>
      </style:header-left>
    </style:master-page>
    <style:master-page style:name="Статья_20_3_20_стр.5" style:display-name="Статья 3 стр.5" style:page-layout-name="Mpm9" style:next-style-name="Статья_20_3_20_стр.6">
      <style:header>
        <table:table table:name="Таблица135" table:style-name="Таблица135">
          <table:table-column table:style-name="Таблица135.A"/>
          <table:table-column table:style-name="Таблица135.B"/>
          <table:table-row table:style-name="Таблица135.1">
            <table:table-cell table:style-name="Таблица135.A1" office:value-type="string">
              <text:p text:style-name="MP7"><text:user-field-get text:name="rightHeader3">Фамилия И.О. Название статьи3</text:user-field-get></text:p>
            </table:table-cell>
            <table:table-cell table:style-name="Таблица135.A1" office:value-type="string">
              <text:p text:style-name="MP8"><text:page-number text:select-page="current">67</text:page-number></text:p>
            </table:table-cell>
          </table:table-row>
        </table:table>
      </style:header>
      <style:header-left>
        <table:table table:name="Таблица136" table:style-name="Таблица136">
          <table:table-column table:style-name="Таблица136.A"/>
          <table:table-column table:style-name="Таблица136.B"/>
          <table:table-row table:style-name="Таблица136.1">
            <table:table-cell table:style-name="Таблица136.A1" office:value-type="string">
              <text:p text:style-name="MP9"><text:page-number text:select-page="current">66</text:page-number></text:p>
            </table:table-cell>
            <table:table-cell table:style-name="Таблица136.A1" office:value-type="string">
              <text:p text:style-name="MP10"><text:user-field-get text:name="leftHeader3">Задайте название радела!</text:user-field-get></text:p>
            </table:table-cell>
          </table:table-row>
        </table:table>
      </style:header-left>
    </style:master-page>
    <style:master-page style:name="Статья_20_3_20_стр.6" style:display-name="Статья 3 стр.6" style:page-layout-name="Mpm9" style:next-style-name="Статья_20_3_20_стр.7">
      <style:header>
        <table:table table:name="Таблица137" table:style-name="Таблица137">
          <table:table-column table:style-name="Таблица137.A"/>
          <table:table-column table:style-name="Таблица137.B"/>
          <table:table-row table:style-name="Таблица137.1">
            <table:table-cell table:style-name="Таблица137.A1" office:value-type="string">
              <text:p text:style-name="MP7"><text:user-field-get text:name="rightHeader3">Фамилия И.О. Название статьи3</text:user-field-get></text:p>
            </table:table-cell>
            <table:table-cell table:style-name="Таблица137.A1" office:value-type="string">
              <text:p text:style-name="MP8"><text:page-number text:select-page="current">67</text:page-number></text:p>
            </table:table-cell>
          </table:table-row>
        </table:table>
      </style:header>
      <style:header-left>
        <table:table table:name="Таблица138" table:style-name="Таблица138">
          <table:table-column table:style-name="Таблица138.A"/>
          <table:table-column table:style-name="Таблица138.B"/>
          <table:table-row table:style-name="Таблица138.1">
            <table:table-cell table:style-name="Таблица138.A1" office:value-type="string">
              <text:p text:style-name="MP9"><text:page-number text:select-page="current">68</text:page-number></text:p>
            </table:table-cell>
            <table:table-cell table:style-name="Таблица138.A1" office:value-type="string">
              <text:p text:style-name="MP10"><text:user-field-get text:name="leftHeader3">Задайте название радела!</text:user-field-get></text:p>
            </table:table-cell>
          </table:table-row>
        </table:table>
      </style:header-left>
    </style:master-page>
    <style:master-page style:name="Статья_20_3_20_стр.7" style:display-name="Статья 3 стр.7" style:page-layout-name="Mpm9" style:next-style-name="Статья_20_3_20_стр.8">
      <style:header>
        <table:table table:name="Таблица139" table:style-name="Таблица139">
          <table:table-column table:style-name="Таблица139.A"/>
          <table:table-column table:style-name="Таблица139.B"/>
          <table:table-row table:style-name="Таблица139.1">
            <table:table-cell table:style-name="Таблица139.A1" office:value-type="string">
              <text:p text:style-name="MP7"><text:user-field-get text:name="rightHeader3">Фамилия И.О. Название статьи3</text:user-field-get></text:p>
            </table:table-cell>
            <table:table-cell table:style-name="Таблица139.A1" office:value-type="string">
              <text:p text:style-name="MP8"><text:page-number text:select-page="current">69</text:page-number></text:p>
            </table:table-cell>
          </table:table-row>
        </table:table>
      </style:header>
      <style:header-left>
        <table:table table:name="Таблица140" table:style-name="Таблица140">
          <table:table-column table:style-name="Таблица140.A"/>
          <table:table-column table:style-name="Таблица140.B"/>
          <table:table-row table:style-name="Таблица140.1">
            <table:table-cell table:style-name="Таблица140.A1" office:value-type="string">
              <text:p text:style-name="MP9"><text:page-number text:select-page="current">68</text:page-number></text:p>
            </table:table-cell>
            <table:table-cell table:style-name="Таблица140.A1" office:value-type="string">
              <text:p text:style-name="MP10"><text:user-field-get text:name="leftHeader3">Задайте название радела!</text:user-field-get></text:p>
            </table:table-cell>
          </table:table-row>
        </table:table>
      </style:header-left>
    </style:master-page>
    <style:master-page style:name="Статья_20_3_20_стр.8" style:display-name="Статья 3 стр.8" style:page-layout-name="Mpm9" style:next-style-name="Статья_20_3_20_стр.9">
      <style:header>
        <table:table table:name="Таблица141" table:style-name="Таблица141">
          <table:table-column table:style-name="Таблица141.A"/>
          <table:table-column table:style-name="Таблица141.B"/>
          <table:table-row table:style-name="Таблица141.1">
            <table:table-cell table:style-name="Таблица141.A1" office:value-type="string">
              <text:p text:style-name="MP7"><text:user-field-get text:name="rightHeader3">Фамилия И.О. Название статьи3</text:user-field-get></text:p>
            </table:table-cell>
            <table:table-cell table:style-name="Таблица141.A1" office:value-type="string">
              <text:p text:style-name="MP8"><text:page-number text:select-page="current">69</text:page-number></text:p>
            </table:table-cell>
          </table:table-row>
        </table:table>
      </style:header>
      <style:header-left>
        <table:table table:name="Таблица142" table:style-name="Таблица142">
          <table:table-column table:style-name="Таблица142.A"/>
          <table:table-column table:style-name="Таблица142.B"/>
          <table:table-row table:style-name="Таблица142.1">
            <table:table-cell table:style-name="Таблица142.A1" office:value-type="string">
              <text:p text:style-name="MP9"><text:page-number text:select-page="current">70</text:page-number></text:p>
            </table:table-cell>
            <table:table-cell table:style-name="Таблица142.A1" office:value-type="string">
              <text:p text:style-name="MP10"><text:user-field-get text:name="leftHeader3">Задайте название радела!</text:user-field-get></text:p>
            </table:table-cell>
          </table:table-row>
        </table:table>
      </style:header-left>
    </style:master-page>
    <style:master-page style:name="Статья_20_3_20_стр.9" style:display-name="Статья 3 стр.9" style:page-layout-name="Mpm9" style:next-style-name="Статья_20_3_20_стр.10">
      <style:header>
        <table:table table:name="Таблица143" table:style-name="Таблица143">
          <table:table-column table:style-name="Таблица143.A"/>
          <table:table-column table:style-name="Таблица143.B"/>
          <table:table-row table:style-name="Таблица143.1">
            <table:table-cell table:style-name="Таблица143.A1" office:value-type="string">
              <text:p text:style-name="MP7"><text:user-field-get text:name="rightHeader3">Фамилия И.О. Название статьи3</text:user-field-get></text:p>
            </table:table-cell>
            <table:table-cell table:style-name="Таблица143.A1" office:value-type="string">
              <text:p text:style-name="MP8"><text:page-number text:select-page="current">71</text:page-number></text:p>
            </table:table-cell>
          </table:table-row>
        </table:table>
      </style:header>
      <style:header-left>
        <table:table table:name="Таблица144" table:style-name="Таблица144">
          <table:table-column table:style-name="Таблица144.A"/>
          <table:table-column table:style-name="Таблица144.B"/>
          <table:table-row table:style-name="Таблица144.1">
            <table:table-cell table:style-name="Таблица144.A1" office:value-type="string">
              <text:p text:style-name="MP9"><text:page-number text:select-page="current">70</text:page-number></text:p>
            </table:table-cell>
            <table:table-cell table:style-name="Таблица144.A1" office:value-type="string">
              <text:p text:style-name="MP10"><text:user-field-get text:name="leftHeader3">Задайте название радела!</text:user-field-get></text:p>
            </table:table-cell>
          </table:table-row>
        </table:table>
      </style:header-left>
    </style:master-page>
    <style:master-page style:name="Статья_20_3_20_стр.10" style:display-name="Статья 3 стр.10" style:page-layout-name="Mpm9" style:next-style-name="Статья_20_3_20_стр.11">
      <style:header>
        <table:table table:name="Таблица145" table:style-name="Таблица145">
          <table:table-column table:style-name="Таблица145.A"/>
          <table:table-column table:style-name="Таблица145.B"/>
          <table:table-row table:style-name="Таблица145.1">
            <table:table-cell table:style-name="Таблица145.A1" office:value-type="string">
              <text:p text:style-name="MP7"><text:user-field-get text:name="rightHeader3">Фамилия И.О. Название статьи3</text:user-field-get></text:p>
            </table:table-cell>
            <table:table-cell table:style-name="Таблица145.A1" office:value-type="string">
              <text:p text:style-name="MP8"><text:page-number text:select-page="current">71</text:page-number></text:p>
            </table:table-cell>
          </table:table-row>
        </table:table>
      </style:header>
      <style:header-left>
        <table:table table:name="Таблица146" table:style-name="Таблица146">
          <table:table-column table:style-name="Таблица146.A"/>
          <table:table-column table:style-name="Таблица146.B"/>
          <table:table-row table:style-name="Таблица146.1">
            <table:table-cell table:style-name="Таблица146.A1" office:value-type="string">
              <text:p text:style-name="MP9"><text:page-number text:select-page="current">72</text:page-number></text:p>
            </table:table-cell>
            <table:table-cell table:style-name="Таблица146.A1" office:value-type="string">
              <text:p text:style-name="MP10"><text:user-field-get text:name="leftHeader3">Задайте название радела!</text:user-field-get></text:p>
            </table:table-cell>
          </table:table-row>
        </table:table>
      </style:header-left>
    </style:master-page>
    <style:master-page style:name="Статья_20_3_20_стр.11" style:display-name="Статья 3 стр.11" style:page-layout-name="Mpm9" style:next-style-name="Статья_20_3_20_стр.12">
      <style:header>
        <table:table table:name="Таблица147" table:style-name="Таблица147">
          <table:table-column table:style-name="Таблица147.A"/>
          <table:table-column table:style-name="Таблица147.B"/>
          <table:table-row table:style-name="Таблица147.1">
            <table:table-cell table:style-name="Таблица147.A1" office:value-type="string">
              <text:p text:style-name="MP7"><text:user-field-get text:name="rightHeader3">Фамилия И.О. Название статьи3</text:user-field-get></text:p>
            </table:table-cell>
            <table:table-cell table:style-name="Таблица147.A1" office:value-type="string">
              <text:p text:style-name="MP8"><text:page-number text:select-page="current">73</text:page-number></text:p>
            </table:table-cell>
          </table:table-row>
        </table:table>
      </style:header>
      <style:header-left>
        <table:table table:name="Таблица148" table:style-name="Таблица148">
          <table:table-column table:style-name="Таблица148.A"/>
          <table:table-column table:style-name="Таблица148.B"/>
          <table:table-row table:style-name="Таблица148.1">
            <table:table-cell table:style-name="Таблица148.A1" office:value-type="string">
              <text:p text:style-name="MP9"><text:page-number text:select-page="current">72</text:page-number></text:p>
            </table:table-cell>
            <table:table-cell table:style-name="Таблица148.A1" office:value-type="string">
              <text:p text:style-name="MP10"><text:user-field-get text:name="leftHeader3">Задайте название радела!</text:user-field-get></text:p>
            </table:table-cell>
          </table:table-row>
        </table:table>
      </style:header-left>
    </style:master-page>
    <style:master-page style:name="Статья_20_3_20_стр.12" style:display-name="Статья 3 стр.12" style:page-layout-name="Mpm9" style:next-style-name="Статья_20_3_20_стр.13">
      <style:header>
        <table:table table:name="Таблица149" table:style-name="Таблица149">
          <table:table-column table:style-name="Таблица149.A"/>
          <table:table-column table:style-name="Таблица149.B"/>
          <table:table-row table:style-name="Таблица149.1">
            <table:table-cell table:style-name="Таблица149.A1" office:value-type="string">
              <text:p text:style-name="MP7"><text:user-field-get text:name="rightHeader3">Фамилия И.О. Название статьи3</text:user-field-get></text:p>
            </table:table-cell>
            <table:table-cell table:style-name="Таблица149.A1" office:value-type="string">
              <text:p text:style-name="MP8"><text:page-number text:select-page="current">73</text:page-number></text:p>
            </table:table-cell>
          </table:table-row>
        </table:table>
      </style:header>
      <style:header-left>
        <table:table table:name="Таблица150" table:style-name="Таблица150">
          <table:table-column table:style-name="Таблица150.A"/>
          <table:table-column table:style-name="Таблица150.B"/>
          <table:table-row table:style-name="Таблица150.1">
            <table:table-cell table:style-name="Таблица150.A1" office:value-type="string">
              <text:p text:style-name="MP9"><text:page-number text:select-page="current">74</text:page-number></text:p>
            </table:table-cell>
            <table:table-cell table:style-name="Таблица150.A1" office:value-type="string">
              <text:p text:style-name="MP10"><text:user-field-get text:name="leftHeader3">Задайте название радела!</text:user-field-get></text:p>
            </table:table-cell>
          </table:table-row>
        </table:table>
      </style:header-left>
    </style:master-page>
    <style:master-page style:name="Статья_20_3_20_стр.13" style:display-name="Статья 3 стр.13" style:page-layout-name="Mpm9" style:next-style-name="Статья_20_3_20_стр.14">
      <style:header>
        <table:table table:name="Таблица151" table:style-name="Таблица151">
          <table:table-column table:style-name="Таблица151.A"/>
          <table:table-column table:style-name="Таблица151.B"/>
          <table:table-row table:style-name="Таблица151.1">
            <table:table-cell table:style-name="Таблица151.A1" office:value-type="string">
              <text:p text:style-name="MP7"><text:user-field-get text:name="rightHeader3">Фамилия И.О. Название статьи3</text:user-field-get></text:p>
            </table:table-cell>
            <table:table-cell table:style-name="Таблица151.A1" office:value-type="string">
              <text:p text:style-name="MP8"><text:page-number text:select-page="current">75</text:page-number></text:p>
            </table:table-cell>
          </table:table-row>
        </table:table>
      </style:header>
      <style:header-left>
        <table:table table:name="Таблица152" table:style-name="Таблица152">
          <table:table-column table:style-name="Таблица152.A"/>
          <table:table-column table:style-name="Таблица152.B"/>
          <table:table-row table:style-name="Таблица152.1">
            <table:table-cell table:style-name="Таблица152.A1" office:value-type="string">
              <text:p text:style-name="MP9"><text:page-number text:select-page="current">74</text:page-number></text:p>
            </table:table-cell>
            <table:table-cell table:style-name="Таблица152.A1" office:value-type="string">
              <text:p text:style-name="MP10"><text:user-field-get text:name="leftHeader3">Задайте название радела!</text:user-field-get></text:p>
            </table:table-cell>
          </table:table-row>
        </table:table>
      </style:header-left>
    </style:master-page>
    <style:master-page style:name="Статья_20_3_20_стр.14" style:display-name="Статья 3 стр.14" style:page-layout-name="Mpm9" style:next-style-name="Статья_20_3_20_стр.15">
      <style:header>
        <table:table table:name="Таблица153" table:style-name="Таблица153">
          <table:table-column table:style-name="Таблица153.A"/>
          <table:table-column table:style-name="Таблица153.B"/>
          <table:table-row table:style-name="Таблица153.1">
            <table:table-cell table:style-name="Таблица153.A1" office:value-type="string">
              <text:p text:style-name="MP7"><text:user-field-get text:name="rightHeader3">Фамилия И.О. Название статьи3</text:user-field-get></text:p>
            </table:table-cell>
            <table:table-cell table:style-name="Таблица153.A1" office:value-type="string">
              <text:p text:style-name="MP8"><text:page-number text:select-page="current">75</text:page-number></text:p>
            </table:table-cell>
          </table:table-row>
        </table:table>
      </style:header>
      <style:header-left>
        <table:table table:name="Таблица154" table:style-name="Таблица154">
          <table:table-column table:style-name="Таблица154.A"/>
          <table:table-column table:style-name="Таблица154.B"/>
          <table:table-row table:style-name="Таблица154.1">
            <table:table-cell table:style-name="Таблица154.A1" office:value-type="string">
              <text:p text:style-name="MP9"><text:page-number text:select-page="current">76</text:page-number></text:p>
            </table:table-cell>
            <table:table-cell table:style-name="Таблица154.A1" office:value-type="string">
              <text:p text:style-name="MP10"><text:user-field-get text:name="leftHeader3">Задайте название радела!</text:user-field-get></text:p>
            </table:table-cell>
          </table:table-row>
        </table:table>
      </style:header-left>
    </style:master-page>
    <style:master-page style:name="Статья_20_3_20_стр.15" style:display-name="Статья 3 стр.15" style:page-layout-name="Mpm9" style:next-style-name="Статья_20_3_20_стр.16">
      <style:header>
        <table:table table:name="Таблица155" table:style-name="Таблица155">
          <table:table-column table:style-name="Таблица155.A"/>
          <table:table-column table:style-name="Таблица155.B"/>
          <table:table-row table:style-name="Таблица155.1">
            <table:table-cell table:style-name="Таблица155.A1" office:value-type="string">
              <text:p text:style-name="MP7"><text:user-field-get text:name="rightHeader3">Фамилия И.О. Название статьи3</text:user-field-get></text:p>
            </table:table-cell>
            <table:table-cell table:style-name="Таблица155.A1" office:value-type="string">
              <text:p text:style-name="MP8"><text:page-number text:select-page="current">77</text:page-number></text:p>
            </table:table-cell>
          </table:table-row>
        </table:table>
      </style:header>
      <style:header-left>
        <table:table table:name="Таблица156" table:style-name="Таблица156">
          <table:table-column table:style-name="Таблица156.A"/>
          <table:table-column table:style-name="Таблица156.B"/>
          <table:table-row table:style-name="Таблица156.1">
            <table:table-cell table:style-name="Таблица156.A1" office:value-type="string">
              <text:p text:style-name="MP9"><text:page-number text:select-page="current">76</text:page-number></text:p>
            </table:table-cell>
            <table:table-cell table:style-name="Таблица156.A1" office:value-type="string">
              <text:p text:style-name="MP10"><text:user-field-get text:name="leftHeader3">Задайте название радела!</text:user-field-get></text:p>
            </table:table-cell>
          </table:table-row>
        </table:table>
      </style:header-left>
    </style:master-page>
    <style:master-page style:name="Статья_20_3_20_стр.16" style:display-name="Статья 3 стр.16" style:page-layout-name="Mpm9" style:next-style-name="Статья_20_3_20_стр.17">
      <style:header>
        <table:table table:name="Таблица157" table:style-name="Таблица157">
          <table:table-column table:style-name="Таблица157.A"/>
          <table:table-column table:style-name="Таблица157.B"/>
          <table:table-row table:style-name="Таблица157.1">
            <table:table-cell table:style-name="Таблица157.A1" office:value-type="string">
              <text:p text:style-name="MP7"><text:user-field-get text:name="rightHeader3">Фамилия И.О. Название статьи3</text:user-field-get></text:p>
            </table:table-cell>
            <table:table-cell table:style-name="Таблица157.A1" office:value-type="string">
              <text:p text:style-name="MP8"><text:page-number text:select-page="current">77</text:page-number></text:p>
            </table:table-cell>
          </table:table-row>
        </table:table>
      </style:header>
      <style:header-left>
        <table:table table:name="Таблица158" table:style-name="Таблица158">
          <table:table-column table:style-name="Таблица158.A"/>
          <table:table-column table:style-name="Таблица158.B"/>
          <table:table-row table:style-name="Таблица158.1">
            <table:table-cell table:style-name="Таблица158.A1" office:value-type="string">
              <text:p text:style-name="MP9"><text:page-number text:select-page="current">78</text:page-number></text:p>
            </table:table-cell>
            <table:table-cell table:style-name="Таблица158.A1" office:value-type="string">
              <text:p text:style-name="MP10"><text:user-field-get text:name="leftHeader3">Задайте название радела!</text:user-field-get></text:p>
            </table:table-cell>
          </table:table-row>
        </table:table>
      </style:header-left>
    </style:master-page>
    <style:master-page style:name="Статья_20_3_20_стр.17" style:display-name="Статья 3 стр.17" style:page-layout-name="Mpm9" style:next-style-name="Статья_20_3_20_стр.18">
      <style:header>
        <table:table table:name="Таблица159" table:style-name="Таблица159">
          <table:table-column table:style-name="Таблица159.A"/>
          <table:table-column table:style-name="Таблица159.B"/>
          <table:table-row table:style-name="Таблица159.1">
            <table:table-cell table:style-name="Таблица159.A1" office:value-type="string">
              <text:p text:style-name="MP7"><text:user-field-get text:name="rightHeader3">Фамилия И.О. Название статьи3</text:user-field-get></text:p>
            </table:table-cell>
            <table:table-cell table:style-name="Таблица159.A1" office:value-type="string">
              <text:p text:style-name="MP8"><text:page-number text:select-page="current">79</text:page-number></text:p>
            </table:table-cell>
          </table:table-row>
        </table:table>
      </style:header>
      <style:header-left>
        <table:table table:name="Таблица160" table:style-name="Таблица160">
          <table:table-column table:style-name="Таблица160.A"/>
          <table:table-column table:style-name="Таблица160.B"/>
          <table:table-row table:style-name="Таблица160.1">
            <table:table-cell table:style-name="Таблица160.A1" office:value-type="string">
              <text:p text:style-name="MP9"><text:page-number text:select-page="current">78</text:page-number></text:p>
            </table:table-cell>
            <table:table-cell table:style-name="Таблица160.A1" office:value-type="string">
              <text:p text:style-name="MP10"><text:user-field-get text:name="leftHeader3">Задайте название радела!</text:user-field-get></text:p>
            </table:table-cell>
          </table:table-row>
        </table:table>
      </style:header-left>
    </style:master-page>
    <style:master-page style:name="Статья_20_3_20_стр.18" style:display-name="Статья 3 стр.18" style:page-layout-name="Mpm9" style:next-style-name="Статья_20_3_20_стр.19">
      <style:header>
        <table:table table:name="Таблица161" table:style-name="Таблица161">
          <table:table-column table:style-name="Таблица161.A"/>
          <table:table-column table:style-name="Таблица161.B"/>
          <table:table-row table:style-name="Таблица161.1">
            <table:table-cell table:style-name="Таблица161.A1" office:value-type="string">
              <text:p text:style-name="MP7"><text:user-field-get text:name="rightHeader3">Фамилия И.О. Название статьи3</text:user-field-get></text:p>
            </table:table-cell>
            <table:table-cell table:style-name="Таблица161.A1" office:value-type="string">
              <text:p text:style-name="MP8"><text:page-number text:select-page="current">79</text:page-number></text:p>
            </table:table-cell>
          </table:table-row>
        </table:table>
      </style:header>
      <style:header-left>
        <table:table table:name="Таблица162" table:style-name="Таблица162">
          <table:table-column table:style-name="Таблица162.A"/>
          <table:table-column table:style-name="Таблица162.B"/>
          <table:table-row table:style-name="Таблица162.1">
            <table:table-cell table:style-name="Таблица162.A1" office:value-type="string">
              <text:p text:style-name="MP9"><text:page-number text:select-page="current">80</text:page-number></text:p>
            </table:table-cell>
            <table:table-cell table:style-name="Таблица162.A1" office:value-type="string">
              <text:p text:style-name="MP10"><text:user-field-get text:name="leftHeader3">Задайте название радела!</text:user-field-get></text:p>
            </table:table-cell>
          </table:table-row>
        </table:table>
      </style:header-left>
    </style:master-page>
    <style:master-page style:name="Статья_20_3_20_стр.19" style:display-name="Статья 3 стр.19" style:page-layout-name="Mpm9" style:next-style-name="Статья_20_3_20_стр.20">
      <style:header>
        <table:table table:name="Таблица163" table:style-name="Таблица163">
          <table:table-column table:style-name="Таблица163.A"/>
          <table:table-column table:style-name="Таблица163.B"/>
          <table:table-row table:style-name="Таблица163.1">
            <table:table-cell table:style-name="Таблица163.A1" office:value-type="string">
              <text:p text:style-name="MP7"><text:user-field-get text:name="rightHeader3">Фамилия И.О. Название статьи3</text:user-field-get></text:p>
            </table:table-cell>
            <table:table-cell table:style-name="Таблица163.A1" office:value-type="string">
              <text:p text:style-name="MP8"><text:page-number text:select-page="current">81</text:page-number></text:p>
            </table:table-cell>
          </table:table-row>
        </table:table>
      </style:header>
      <style:header-left>
        <table:table table:name="Таблица164" table:style-name="Таблица164">
          <table:table-column table:style-name="Таблица164.A"/>
          <table:table-column table:style-name="Таблица164.B"/>
          <table:table-row table:style-name="Таблица164.1">
            <table:table-cell table:style-name="Таблица164.A1" office:value-type="string">
              <text:p text:style-name="MP9"><text:page-number text:select-page="current">80</text:page-number></text:p>
            </table:table-cell>
            <table:table-cell table:style-name="Таблица164.A1" office:value-type="string">
              <text:p text:style-name="MP10"><text:user-field-get text:name="leftHeader3">Задайте название радела!</text:user-field-get></text:p>
            </table:table-cell>
          </table:table-row>
        </table:table>
      </style:header-left>
    </style:master-page>
    <style:master-page style:name="Статья_20_3_20_стр.20" style:display-name="Статья 3 стр.20" style:page-layout-name="Mpm9" style:next-style-name="Статья_20_3_20_стр.21">
      <style:header>
        <table:table table:name="Таблица165" table:style-name="Таблица165">
          <table:table-column table:style-name="Таблица165.A"/>
          <table:table-column table:style-name="Таблица165.B"/>
          <table:table-row table:style-name="Таблица165.1">
            <table:table-cell table:style-name="Таблица165.A1" office:value-type="string">
              <text:p text:style-name="MP7"><text:user-field-get text:name="rightHeader3">Фамилия И.О. Название статьи3</text:user-field-get></text:p>
            </table:table-cell>
            <table:table-cell table:style-name="Таблица165.A1" office:value-type="string">
              <text:p text:style-name="MP8"><text:page-number text:select-page="current">81</text:page-number></text:p>
            </table:table-cell>
          </table:table-row>
        </table:table>
      </style:header>
      <style:header-left>
        <table:table table:name="Таблица166" table:style-name="Таблица166">
          <table:table-column table:style-name="Таблица166.A"/>
          <table:table-column table:style-name="Таблица166.B"/>
          <table:table-row table:style-name="Таблица166.1">
            <table:table-cell table:style-name="Таблица166.A1" office:value-type="string">
              <text:p text:style-name="MP9"><text:page-number text:select-page="current">82</text:page-number></text:p>
            </table:table-cell>
            <table:table-cell table:style-name="Таблица166.A1" office:value-type="string">
              <text:p text:style-name="MP10"><text:user-field-get text:name="leftHeader3">Задайте название радела!</text:user-field-get></text:p>
            </table:table-cell>
          </table:table-row>
        </table:table>
      </style:header-left>
    </style:master-page>
    <style:master-page style:name="Статья_20_3_20_стр.21" style:display-name="Статья 3 стр.21" style:page-layout-name="Mpm9" style:next-style-name="Статья_20_3_20_стр.22">
      <style:header>
        <table:table table:name="Таблица167" table:style-name="Таблица167">
          <table:table-column table:style-name="Таблица167.A"/>
          <table:table-column table:style-name="Таблица167.B"/>
          <table:table-row table:style-name="Таблица167.1">
            <table:table-cell table:style-name="Таблица167.A1" office:value-type="string">
              <text:p text:style-name="MP7"><text:user-field-get text:name="rightHeader3">Фамилия И.О. Название статьи3</text:user-field-get></text:p>
            </table:table-cell>
            <table:table-cell table:style-name="Таблица167.A1" office:value-type="string">
              <text:p text:style-name="MP8"><text:page-number text:select-page="current">83</text:page-number></text:p>
            </table:table-cell>
          </table:table-row>
        </table:table>
      </style:header>
      <style:header-left>
        <table:table table:name="Таблица168" table:style-name="Таблица168">
          <table:table-column table:style-name="Таблица168.A"/>
          <table:table-column table:style-name="Таблица168.B"/>
          <table:table-row table:style-name="Таблица168.1">
            <table:table-cell table:style-name="Таблица168.A1" office:value-type="string">
              <text:p text:style-name="MP9"><text:page-number text:select-page="current">82</text:page-number></text:p>
            </table:table-cell>
            <table:table-cell table:style-name="Таблица168.A1" office:value-type="string">
              <text:p text:style-name="MP10"><text:user-field-get text:name="leftHeader3">Задайте название радела!</text:user-field-get></text:p>
            </table:table-cell>
          </table:table-row>
        </table:table>
      </style:header-left>
    </style:master-page>
    <style:master-page style:name="Статья_20_3_20_стр.22" style:display-name="Статья 3 стр.22" style:page-layout-name="Mpm9" style:next-style-name="Статья_20_3_20_стр.23">
      <style:header>
        <table:table table:name="Таблица169" table:style-name="Таблица169">
          <table:table-column table:style-name="Таблица169.A"/>
          <table:table-column table:style-name="Таблица169.B"/>
          <table:table-row table:style-name="Таблица169.1">
            <table:table-cell table:style-name="Таблица169.A1" office:value-type="string">
              <text:p text:style-name="MP7"><text:user-field-get text:name="rightHeader3">Фамилия И.О. Название статьи3</text:user-field-get></text:p>
            </table:table-cell>
            <table:table-cell table:style-name="Таблица169.A1" office:value-type="string">
              <text:p text:style-name="MP8"><text:page-number text:select-page="current">83</text:page-number></text:p>
            </table:table-cell>
          </table:table-row>
        </table:table>
      </style:header>
      <style:header-left>
        <table:table table:name="Таблица170" table:style-name="Таблица170">
          <table:table-column table:style-name="Таблица170.A"/>
          <table:table-column table:style-name="Таблица170.B"/>
          <table:table-row table:style-name="Таблица170.1">
            <table:table-cell table:style-name="Таблица170.A1" office:value-type="string">
              <text:p text:style-name="MP9"><text:page-number text:select-page="current">84</text:page-number></text:p>
            </table:table-cell>
            <table:table-cell table:style-name="Таблица170.A1" office:value-type="string">
              <text:p text:style-name="MP10"><text:user-field-get text:name="leftHeader3">Задайте название радела!</text:user-field-get></text:p>
            </table:table-cell>
          </table:table-row>
        </table:table>
      </style:header-left>
    </style:master-page>
    <style:master-page style:name="Статья_20_3_20_стр.23" style:display-name="Статья 3 стр.23" style:page-layout-name="Mpm9" style:next-style-name="Статья_20_3_20_стр.24">
      <style:header>
        <table:table table:name="Таблица171" table:style-name="Таблица171">
          <table:table-column table:style-name="Таблица171.A"/>
          <table:table-column table:style-name="Таблица171.B"/>
          <table:table-row table:style-name="Таблица171.1">
            <table:table-cell table:style-name="Таблица171.A1" office:value-type="string">
              <text:p text:style-name="MP7"><text:user-field-get text:name="rightHeader3">Фамилия И.О. Название статьи3</text:user-field-get></text:p>
            </table:table-cell>
            <table:table-cell table:style-name="Таблица171.A1" office:value-type="string">
              <text:p text:style-name="MP8"><text:page-number text:select-page="current">85</text:page-number></text:p>
            </table:table-cell>
          </table:table-row>
        </table:table>
      </style:header>
      <style:header-left>
        <table:table table:name="Таблица172" table:style-name="Таблица172">
          <table:table-column table:style-name="Таблица172.A"/>
          <table:table-column table:style-name="Таблица172.B"/>
          <table:table-row table:style-name="Таблица172.1">
            <table:table-cell table:style-name="Таблица172.A1" office:value-type="string">
              <text:p text:style-name="MP9"><text:page-number text:select-page="current">84</text:page-number></text:p>
            </table:table-cell>
            <table:table-cell table:style-name="Таблица172.A1" office:value-type="string">
              <text:p text:style-name="MP10"><text:user-field-get text:name="leftHeader3">Задайте название радела!</text:user-field-get></text:p>
            </table:table-cell>
          </table:table-row>
        </table:table>
      </style:header-left>
    </style:master-page>
    <style:master-page style:name="Статья_20_3_20_стр.24" style:display-name="Статья 3 стр.24" style:page-layout-name="Mpm9" style:next-style-name="Статья_20_3_20_стр.25">
      <style:header>
        <table:table table:name="Таблица173" table:style-name="Таблица173">
          <table:table-column table:style-name="Таблица173.A"/>
          <table:table-column table:style-name="Таблица173.B"/>
          <table:table-row table:style-name="Таблица173.1">
            <table:table-cell table:style-name="Таблица173.A1" office:value-type="string">
              <text:p text:style-name="MP7"><text:user-field-get text:name="rightHeader3">Фамилия И.О. Название статьи3</text:user-field-get></text:p>
            </table:table-cell>
            <table:table-cell table:style-name="Таблица173.A1" office:value-type="string">
              <text:p text:style-name="MP8"><text:page-number text:select-page="current">85</text:page-number></text:p>
            </table:table-cell>
          </table:table-row>
        </table:table>
      </style:header>
      <style:header-left>
        <table:table table:name="Таблица174" table:style-name="Таблица174">
          <table:table-column table:style-name="Таблица174.A"/>
          <table:table-column table:style-name="Таблица174.B"/>
          <table:table-row table:style-name="Таблица174.1">
            <table:table-cell table:style-name="Таблица174.A1" office:value-type="string">
              <text:p text:style-name="MP9"><text:page-number text:select-page="current">86</text:page-number></text:p>
            </table:table-cell>
            <table:table-cell table:style-name="Таблица174.A1" office:value-type="string">
              <text:p text:style-name="MP10"><text:user-field-get text:name="leftHeader3">Задайте название радела!</text:user-field-get></text:p>
            </table:table-cell>
          </table:table-row>
        </table:table>
      </style:header-left>
    </style:master-page>
    <style:master-page style:name="Статья_20_3_20_стр.25" style:display-name="Статья 3 стр.25" style:page-layout-name="Mpm9" style:next-style-name="Статья_20_3_20_стр.26">
      <style:header>
        <table:table table:name="Таблица175" table:style-name="Таблица175">
          <table:table-column table:style-name="Таблица175.A"/>
          <table:table-column table:style-name="Таблица175.B"/>
          <table:table-row table:style-name="Таблица175.1">
            <table:table-cell table:style-name="Таблица175.A1" office:value-type="string">
              <text:p text:style-name="MP7"><text:user-field-get text:name="rightHeader3">Фамилия И.О. Название статьи3</text:user-field-get></text:p>
            </table:table-cell>
            <table:table-cell table:style-name="Таблица175.A1" office:value-type="string">
              <text:p text:style-name="MP8"><text:page-number text:select-page="current">87</text:page-number></text:p>
            </table:table-cell>
          </table:table-row>
        </table:table>
      </style:header>
      <style:header-left>
        <table:table table:name="Таблица176" table:style-name="Таблица176">
          <table:table-column table:style-name="Таблица176.A"/>
          <table:table-column table:style-name="Таблица176.B"/>
          <table:table-row table:style-name="Таблица176.1">
            <table:table-cell table:style-name="Таблица176.A1" office:value-type="string">
              <text:p text:style-name="MP9"><text:page-number text:select-page="current">86</text:page-number></text:p>
            </table:table-cell>
            <table:table-cell table:style-name="Таблица176.A1" office:value-type="string">
              <text:p text:style-name="MP10"><text:user-field-get text:name="leftHeader3">Задайте название радела!</text:user-field-get></text:p>
            </table:table-cell>
          </table:table-row>
        </table:table>
      </style:header-left>
    </style:master-page>
    <style:master-page style:name="Статья_20_3_20_стр.26" style:display-name="Статья 3 стр.26" style:page-layout-name="Mpm9" style:next-style-name="Статья_20_3_20_стр.27">
      <style:header>
        <table:table table:name="Таблица177" table:style-name="Таблица177">
          <table:table-column table:style-name="Таблица177.A"/>
          <table:table-column table:style-name="Таблица177.B"/>
          <table:table-row table:style-name="Таблица177.1">
            <table:table-cell table:style-name="Таблица177.A1" office:value-type="string">
              <text:p text:style-name="MP7"><text:user-field-get text:name="rightHeader3">Фамилия И.О. Название статьи3</text:user-field-get></text:p>
            </table:table-cell>
            <table:table-cell table:style-name="Таблица177.A1" office:value-type="string">
              <text:p text:style-name="MP8"><text:page-number text:select-page="current">87</text:page-number></text:p>
            </table:table-cell>
          </table:table-row>
        </table:table>
      </style:header>
      <style:header-left>
        <table:table table:name="Таблица178" table:style-name="Таблица178">
          <table:table-column table:style-name="Таблица178.A"/>
          <table:table-column table:style-name="Таблица178.B"/>
          <table:table-row table:style-name="Таблица178.1">
            <table:table-cell table:style-name="Таблица178.A1" office:value-type="string">
              <text:p text:style-name="MP9"><text:page-number text:select-page="current">88</text:page-number></text:p>
            </table:table-cell>
            <table:table-cell table:style-name="Таблица178.A1" office:value-type="string">
              <text:p text:style-name="MP10"><text:user-field-get text:name="leftHeader3">Задайте название радела!</text:user-field-get></text:p>
            </table:table-cell>
          </table:table-row>
        </table:table>
      </style:header-left>
    </style:master-page>
    <style:master-page style:name="Статья_20_3_20_стр.27" style:display-name="Статья 3 стр.27" style:page-layout-name="Mpm9" style:next-style-name="Статья_20_3_20_стр.28">
      <style:header>
        <table:table table:name="Таблица179" table:style-name="Таблица179">
          <table:table-column table:style-name="Таблица179.A"/>
          <table:table-column table:style-name="Таблица179.B"/>
          <table:table-row table:style-name="Таблица179.1">
            <table:table-cell table:style-name="Таблица179.A1" office:value-type="string">
              <text:p text:style-name="MP7"><text:user-field-get text:name="rightHeader3">Фамилия И.О. Название статьи3</text:user-field-get></text:p>
            </table:table-cell>
            <table:table-cell table:style-name="Таблица179.A1" office:value-type="string">
              <text:p text:style-name="MP8"><text:page-number text:select-page="current">89</text:page-number></text:p>
            </table:table-cell>
          </table:table-row>
        </table:table>
      </style:header>
      <style:header-left>
        <table:table table:name="Таблица182" table:style-name="Таблица182">
          <table:table-column table:style-name="Таблица182.A"/>
          <table:table-column table:style-name="Таблица182.B"/>
          <table:table-row table:style-name="Таблица182.1">
            <table:table-cell table:style-name="Таблица182.A1" office:value-type="string">
              <text:p text:style-name="MP9"><text:page-number text:select-page="current">88</text:page-number></text:p>
            </table:table-cell>
            <table:table-cell table:style-name="Таблица182.A1" office:value-type="string">
              <text:p text:style-name="MP10"><text:user-field-get text:name="leftHeader3">Задайте название радела!</text:user-field-get></text:p>
            </table:table-cell>
          </table:table-row>
        </table:table>
      </style:header-left>
    </style:master-page>
    <style:master-page style:name="Статья_20_3_20_стр.28" style:display-name="Статья 3 стр.28" style:page-layout-name="Mpm9" style:next-style-name="Статья_20_3_20_стр.29">
      <style:header>
        <table:table table:name="Таблица183" table:style-name="Таблица183">
          <table:table-column table:style-name="Таблица183.A"/>
          <table:table-column table:style-name="Таблица183.B"/>
          <table:table-row table:style-name="Таблица183.1">
            <table:table-cell table:style-name="Таблица183.A1" office:value-type="string">
              <text:p text:style-name="MP7"><text:user-field-get text:name="rightHeader3">Фамилия И.О. Название статьи3</text:user-field-get></text:p>
            </table:table-cell>
            <table:table-cell table:style-name="Таблица183.A1" office:value-type="string">
              <text:p text:style-name="MP8"><text:page-number text:select-page="current">89</text:page-number></text:p>
            </table:table-cell>
          </table:table-row>
        </table:table>
      </style:header>
      <style:header-left>
        <table:table table:name="Таблица184" table:style-name="Таблица184">
          <table:table-column table:style-name="Таблица184.A"/>
          <table:table-column table:style-name="Таблица184.B"/>
          <table:table-row table:style-name="Таблица184.1">
            <table:table-cell table:style-name="Таблица184.A1" office:value-type="string">
              <text:p text:style-name="MP9"><text:page-number text:select-page="current">90</text:page-number></text:p>
            </table:table-cell>
            <table:table-cell table:style-name="Таблица184.A1" office:value-type="string">
              <text:p text:style-name="MP10"><text:user-field-get text:name="leftHeader3">Задайте название радела!</text:user-field-get></text:p>
            </table:table-cell>
          </table:table-row>
        </table:table>
      </style:header-left>
    </style:master-page>
    <style:master-page style:name="Статья_20_3_20_стр.29" style:display-name="Статья 3 стр.29" style:page-layout-name="Mpm9" style:next-style-name="Статья_20_3">
      <style:header>
        <table:table table:name="Таблица185" table:style-name="Таблица185">
          <table:table-column table:style-name="Таблица185.A"/>
          <table:table-column table:style-name="Таблица185.B"/>
          <table:table-row table:style-name="Таблица185.1">
            <table:table-cell table:style-name="Таблица185.A1" office:value-type="string">
              <text:p text:style-name="MP7"><text:user-field-get text:name="rightHeader3">Фамилия И.О. Название статьи3</text:user-field-get></text:p>
            </table:table-cell>
            <table:table-cell table:style-name="Таблица185.A1" office:value-type="string">
              <text:p text:style-name="MP8"><text:page-number text:select-page="current">91</text:page-number></text:p>
            </table:table-cell>
          </table:table-row>
        </table:table>
      </style:header>
      <style:header-left>
        <table:table table:name="Таблица186" table:style-name="Таблица186">
          <table:table-column table:style-name="Таблица186.A"/>
          <table:table-column table:style-name="Таблица186.B"/>
          <table:table-row table:style-name="Таблица186.1">
            <table:table-cell table:style-name="Таблица186.A1" office:value-type="string">
              <text:p text:style-name="MP9"><text:page-number text:select-page="current">90</text:page-number></text:p>
            </table:table-cell>
            <table:table-cell table:style-name="Таблица186.A1" office:value-type="string">
              <text:p text:style-name="MP10"><text:user-field-get text:name="leftHeader3">Задайте название радела!</text:user-field-get></text:p>
            </table:table-cell>
          </table:table-row>
        </table:table>
      </style:header-left>
    </style:master-page>
    <style:master-page style:name="Статья_20_4_20_стр.1" style:display-name="Статья 4 стр.1" style:page-layout-name="Mpm10" style:next-style-name="Статья_20_4_20_стр.2">
      <style:header>
        <table:table table:name="Таблица187" table:style-name="Таблица187">
          <table:table-column table:style-name="Таблица187.A"/>
          <table:table-column table:style-name="Таблица187.B"/>
          <table:table-row>
            <table:table-cell table:style-name="Таблица187.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92</text:page-number>–<text:user-field-get text:name="article4LastPage">120</text:user-field-get></text:p>
              <text:p text:style-name="MP11"><text:user-field-get text:name="article4UDK">Задать УДК</text:user-field-get></text:p>
            </table:table-cell>
            <table:table-cell table:style-name="Таблица187.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92</text:page-number>–<text:user-field-get text:name="article4LastPage">120</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92</text:page-number>-<text:user-field-get text:name="article4LastPage">120</text:user-field-get></text:p>
            </table:table-cell>
          </table:table-row>
        </table:table>
      </style:header>
      <style:footer>
        <text:user-field-decls>
          <text:user-field-decl office:value-type="string" office:string-value="" text:name="author4Copyright"/>
        </text:user-field-decls>
        <text:p text:style-name="MP14"><text:user-field-get text:name="author4Copyright"/></text:p>
      </style:footer>
    </style:master-page>
    <style:master-page style:name="Статья_20_4" style:display-name="Статья 4" style:page-layout-name="Mpm9">
      <style:header>
        <table:table table:name="Таблица188" table:style-name="Таблица188">
          <table:table-column table:style-name="Таблица188.A"/>
          <table:table-column table:style-name="Таблица188.B"/>
          <table:table-row table:style-name="Таблица188.1">
            <table:table-cell table:style-name="Таблица188.A1" office:value-type="string">
              <text:p text:style-name="MP7"><text:user-field-get text:name="rightHeader4">Фамилия И.О. Название статьи4</text:user-field-get></text:p>
            </table:table-cell>
            <table:table-cell table:style-name="Таблица188.A1" office:value-type="string">
              <text:p text:style-name="MP8"><text:page-number text:select-page="current">121</text:page-number></text:p>
            </table:table-cell>
          </table:table-row>
        </table:table>
      </style:header>
      <style:header-left>
        <table:table table:name="Таблица189" table:style-name="Таблица189">
          <table:table-column table:style-name="Таблица189.A"/>
          <table:table-column table:style-name="Таблица189.B"/>
          <table:table-row table:style-name="Таблица189.1">
            <table:table-cell table:style-name="Таблица189.A1" office:value-type="string">
              <text:p text:style-name="MP9"><text:page-number text:select-page="current">120</text:page-number></text:p>
            </table:table-cell>
            <table:table-cell table:style-name="Таблица189.A1" office:value-type="string">
              <text:p text:style-name="MP10"><text:user-field-get text:name="leftHeader4">Задайте название радела!</text:user-field-get></text:p>
            </table:table-cell>
          </table:table-row>
        </table:table>
      </style:header-left>
    </style:master-page>
    <style:master-page style:name="Статья_20_4_20_стр.2" style:display-name="Статья 4 стр.2" style:page-layout-name="Mpm9" style:next-style-name="Статья_20_4_20_стр.3">
      <style:header>
        <table:table table:name="Таблица190" table:style-name="Таблица190">
          <table:table-column table:style-name="Таблица190.A"/>
          <table:table-column table:style-name="Таблица190.B"/>
          <table:table-row table:style-name="Таблица190.1">
            <table:table-cell table:style-name="Таблица190.A1" office:value-type="string">
              <text:p text:style-name="MP7"><text:user-field-get text:name="rightHeader4">Фамилия И.О. Название статьи4</text:user-field-get></text:p>
            </table:table-cell>
            <table:table-cell table:style-name="Таблица190.A1" office:value-type="string">
              <text:p text:style-name="MP8"><text:page-number text:select-page="current">93</text:page-number></text:p>
            </table:table-cell>
          </table:table-row>
        </table:table>
      </style:header>
      <style:header-left>
        <table:table table:name="Таблица191" table:style-name="Таблица191">
          <table:table-column table:style-name="Таблица191.A"/>
          <table:table-column table:style-name="Таблица191.B"/>
          <table:table-row table:style-name="Таблица191.1">
            <table:table-cell table:style-name="Таблица191.A1" office:value-type="string">
              <text:p text:style-name="MP9"><text:page-number text:select-page="current">120</text:page-number></text:p>
            </table:table-cell>
            <table:table-cell table:style-name="Таблица191.A1" office:value-type="string">
              <text:p text:style-name="MP10"><text:user-field-get text:name="leftHeader4">Задайте название радела!</text:user-field-get></text:p>
            </table:table-cell>
          </table:table-row>
        </table:table>
      </style:header-left>
    </style:master-page>
    <style:master-page style:name="Статья_20_4_20_стр.3" style:display-name="Статья 4 стр.3" style:page-layout-name="Mpm9" style:next-style-name="Статья_20_4_20_стр.4">
      <style:header>
        <table:table table:name="Таблица192" table:style-name="Таблица192">
          <table:table-column table:style-name="Таблица192.A"/>
          <table:table-column table:style-name="Таблица192.B"/>
          <table:table-row table:style-name="Таблица192.1">
            <table:table-cell table:style-name="Таблица192.A1" office:value-type="string">
              <text:p text:style-name="MP7"><text:user-field-get text:name="rightHeader4">Фамилия И.О. Название статьи4</text:user-field-get></text:p>
            </table:table-cell>
            <table:table-cell table:style-name="Таблица192.A1" office:value-type="string">
              <text:p text:style-name="MP8"><text:page-number text:select-page="current">93</text:page-number></text:p>
            </table:table-cell>
          </table:table-row>
        </table:table>
      </style:header>
      <style:header-left>
        <table:table table:name="Таблица193" table:style-name="Таблица193">
          <table:table-column table:style-name="Таблица193.A"/>
          <table:table-column table:style-name="Таблица193.B"/>
          <table:table-row table:style-name="Таблица193.1">
            <table:table-cell table:style-name="Таблица193.A1" office:value-type="string">
              <text:p text:style-name="MP9"><text:page-number text:select-page="current">94</text:page-number></text:p>
            </table:table-cell>
            <table:table-cell table:style-name="Таблица193.A1" office:value-type="string">
              <text:p text:style-name="MP10"><text:user-field-get text:name="leftHeader4">Задайте название радела!</text:user-field-get></text:p>
            </table:table-cell>
          </table:table-row>
        </table:table>
      </style:header-left>
    </style:master-page>
    <style:master-page style:name="Статья_20_4_20_стр.4" style:display-name="Статья 4 стр.4" style:page-layout-name="Mpm9" style:next-style-name="Статья_20_4_20_стр.5">
      <style:header>
        <table:table table:name="Таблица194" table:style-name="Таблица194">
          <table:table-column table:style-name="Таблица194.A"/>
          <table:table-column table:style-name="Таблица194.B"/>
          <table:table-row table:style-name="Таблица194.1">
            <table:table-cell table:style-name="Таблица194.A1" office:value-type="string">
              <text:p text:style-name="MP7"><text:user-field-get text:name="rightHeader4">Фамилия И.О. Название статьи4</text:user-field-get></text:p>
            </table:table-cell>
            <table:table-cell table:style-name="Таблица194.A1" office:value-type="string">
              <text:p text:style-name="MP8"><text:page-number text:select-page="current">95</text:page-number></text:p>
            </table:table-cell>
          </table:table-row>
        </table:table>
      </style:header>
      <style:header-left>
        <table:table table:name="Таблица195" table:style-name="Таблица195">
          <table:table-column table:style-name="Таблица195.A"/>
          <table:table-column table:style-name="Таблица195.B"/>
          <table:table-row table:style-name="Таблица195.1">
            <table:table-cell table:style-name="Таблица195.A1" office:value-type="string">
              <text:p text:style-name="MP9"><text:page-number text:select-page="current">94</text:page-number></text:p>
            </table:table-cell>
            <table:table-cell table:style-name="Таблица195.A1" office:value-type="string">
              <text:p text:style-name="MP10"><text:user-field-get text:name="leftHeader4">Задайте название радела!</text:user-field-get></text:p>
            </table:table-cell>
          </table:table-row>
        </table:table>
      </style:header-left>
    </style:master-page>
    <style:master-page style:name="Статья_20_4_20_стр.5" style:display-name="Статья 4 стр.5" style:page-layout-name="Mpm9" style:next-style-name="Статья_20_4_20_стр.6">
      <style:header>
        <table:table table:name="Таблица196" table:style-name="Таблица196">
          <table:table-column table:style-name="Таблица196.A"/>
          <table:table-column table:style-name="Таблица196.B"/>
          <table:table-row table:style-name="Таблица196.1">
            <table:table-cell table:style-name="Таблица196.A1" office:value-type="string">
              <text:p text:style-name="MP7"><text:user-field-get text:name="rightHeader4">Фамилия И.О. Название статьи4</text:user-field-get></text:p>
            </table:table-cell>
            <table:table-cell table:style-name="Таблица196.A1" office:value-type="string">
              <text:p text:style-name="MP8"><text:page-number text:select-page="current">95</text:page-number></text:p>
            </table:table-cell>
          </table:table-row>
        </table:table>
      </style:header>
      <style:header-left>
        <table:table table:name="Таблица197" table:style-name="Таблица197">
          <table:table-column table:style-name="Таблица197.A"/>
          <table:table-column table:style-name="Таблица197.B"/>
          <table:table-row table:style-name="Таблица197.1">
            <table:table-cell table:style-name="Таблица197.A1" office:value-type="string">
              <text:p text:style-name="MP9"><text:page-number text:select-page="current">96</text:page-number></text:p>
            </table:table-cell>
            <table:table-cell table:style-name="Таблица197.A1" office:value-type="string">
              <text:p text:style-name="MP10"><text:user-field-get text:name="leftHeader4">Задайте название радела!</text:user-field-get></text:p>
            </table:table-cell>
          </table:table-row>
        </table:table>
      </style:header-left>
    </style:master-page>
    <style:master-page style:name="Статья_20_4_20_стр.6" style:display-name="Статья 4 стр.6" style:page-layout-name="Mpm9" style:next-style-name="Статья_20_4_20_стр.7">
      <style:header>
        <table:table table:name="Таблица198" table:style-name="Таблица198">
          <table:table-column table:style-name="Таблица198.A"/>
          <table:table-column table:style-name="Таблица198.B"/>
          <table:table-row table:style-name="Таблица198.1">
            <table:table-cell table:style-name="Таблица198.A1" office:value-type="string">
              <text:p text:style-name="MP7"><text:user-field-get text:name="rightHeader4">Фамилия И.О. Название статьи4</text:user-field-get></text:p>
            </table:table-cell>
            <table:table-cell table:style-name="Таблица198.A1" office:value-type="string">
              <text:p text:style-name="MP8"><text:page-number text:select-page="current">97</text:page-number></text:p>
            </table:table-cell>
          </table:table-row>
        </table:table>
      </style:header>
      <style:header-left>
        <table:table table:name="Таблица199" table:style-name="Таблица199">
          <table:table-column table:style-name="Таблица199.A"/>
          <table:table-column table:style-name="Таблица199.B"/>
          <table:table-row table:style-name="Таблица199.1">
            <table:table-cell table:style-name="Таблица199.A1" office:value-type="string">
              <text:p text:style-name="MP9"><text:page-number text:select-page="current">96</text:page-number></text:p>
            </table:table-cell>
            <table:table-cell table:style-name="Таблица199.A1" office:value-type="string">
              <text:p text:style-name="MP10"><text:user-field-get text:name="leftHeader4">Задайте название радела!</text:user-field-get></text:p>
            </table:table-cell>
          </table:table-row>
        </table:table>
      </style:header-left>
    </style:master-page>
    <style:master-page style:name="Статья_20_4_20_стр.7" style:display-name="Статья 4 стр.7" style:page-layout-name="Mpm9" style:next-style-name="Статья_20_4_20_стр.8">
      <style:header>
        <table:table table:name="Таблица200" table:style-name="Таблица200">
          <table:table-column table:style-name="Таблица200.A"/>
          <table:table-column table:style-name="Таблица200.B"/>
          <table:table-row table:style-name="Таблица200.1">
            <table:table-cell table:style-name="Таблица200.A1" office:value-type="string">
              <text:p text:style-name="MP7"><text:user-field-get text:name="rightHeader4">Фамилия И.О. Название статьи4</text:user-field-get></text:p>
            </table:table-cell>
            <table:table-cell table:style-name="Таблица200.A1" office:value-type="string">
              <text:p text:style-name="MP8"><text:page-number text:select-page="current">97</text:page-number></text:p>
            </table:table-cell>
          </table:table-row>
        </table:table>
      </style:header>
      <style:header-left>
        <table:table table:name="Таблица201" table:style-name="Таблица201">
          <table:table-column table:style-name="Таблица201.A"/>
          <table:table-column table:style-name="Таблица201.B"/>
          <table:table-row table:style-name="Таблица201.1">
            <table:table-cell table:style-name="Таблица201.A1" office:value-type="string">
              <text:p text:style-name="MP9"><text:page-number text:select-page="current">98</text:page-number></text:p>
            </table:table-cell>
            <table:table-cell table:style-name="Таблица201.A1" office:value-type="string">
              <text:p text:style-name="MP10"><text:user-field-get text:name="leftHeader4">Задайте название радела!</text:user-field-get></text:p>
            </table:table-cell>
          </table:table-row>
        </table:table>
      </style:header-left>
    </style:master-page>
    <style:master-page style:name="Статья_20_4_20_стр.8" style:display-name="Статья 4 стр.8" style:page-layout-name="Mpm9" style:next-style-name="Статья_20_4_20_стр.9">
      <style:header>
        <table:table table:name="Таблица202" table:style-name="Таблица202">
          <table:table-column table:style-name="Таблица202.A"/>
          <table:table-column table:style-name="Таблица202.B"/>
          <table:table-row table:style-name="Таблица202.1">
            <table:table-cell table:style-name="Таблица202.A1" office:value-type="string">
              <text:p text:style-name="MP7"><text:user-field-get text:name="rightHeader4">Фамилия И.О. Название статьи4</text:user-field-get></text:p>
            </table:table-cell>
            <table:table-cell table:style-name="Таблица202.A1" office:value-type="string">
              <text:p text:style-name="MP8"><text:page-number text:select-page="current">99</text:page-number></text:p>
            </table:table-cell>
          </table:table-row>
        </table:table>
      </style:header>
      <style:header-left>
        <table:table table:name="Таблица203" table:style-name="Таблица203">
          <table:table-column table:style-name="Таблица203.A"/>
          <table:table-column table:style-name="Таблица203.B"/>
          <table:table-row table:style-name="Таблица203.1">
            <table:table-cell table:style-name="Таблица203.A1" office:value-type="string">
              <text:p text:style-name="MP9"><text:page-number text:select-page="current">98</text:page-number></text:p>
            </table:table-cell>
            <table:table-cell table:style-name="Таблица203.A1" office:value-type="string">
              <text:p text:style-name="MP10"><text:user-field-get text:name="leftHeader4">Задайте название радела!</text:user-field-get></text:p>
            </table:table-cell>
          </table:table-row>
        </table:table>
      </style:header-left>
    </style:master-page>
    <style:master-page style:name="Статья_20_4_20_стр.9" style:display-name="Статья 4 стр.9" style:page-layout-name="Mpm9" style:next-style-name="Статья_20_4_20_стр.10">
      <style:header>
        <table:table table:name="Таблица204" table:style-name="Таблица204">
          <table:table-column table:style-name="Таблица204.A"/>
          <table:table-column table:style-name="Таблица204.B"/>
          <table:table-row table:style-name="Таблица204.1">
            <table:table-cell table:style-name="Таблица204.A1" office:value-type="string">
              <text:p text:style-name="MP7"><text:user-field-get text:name="rightHeader4">Фамилия И.О. Название статьи4</text:user-field-get></text:p>
            </table:table-cell>
            <table:table-cell table:style-name="Таблица204.A1" office:value-type="string">
              <text:p text:style-name="MP8"><text:page-number text:select-page="current">99</text:page-number></text:p>
            </table:table-cell>
          </table:table-row>
        </table:table>
      </style:header>
      <style:header-left>
        <table:table table:name="Таблица205" table:style-name="Таблица205">
          <table:table-column table:style-name="Таблица205.A"/>
          <table:table-column table:style-name="Таблица205.B"/>
          <table:table-row table:style-name="Таблица205.1">
            <table:table-cell table:style-name="Таблица205.A1" office:value-type="string">
              <text:p text:style-name="MP9"><text:page-number text:select-page="current">100</text:page-number></text:p>
            </table:table-cell>
            <table:table-cell table:style-name="Таблица205.A1" office:value-type="string">
              <text:p text:style-name="MP10"><text:user-field-get text:name="leftHeader4">Задайте название радела!</text:user-field-get></text:p>
            </table:table-cell>
          </table:table-row>
        </table:table>
      </style:header-left>
    </style:master-page>
    <style:master-page style:name="Статья_20_4_20_стр.10" style:display-name="Статья 4 стр.10" style:page-layout-name="Mpm9" style:next-style-name="Статья_20_4_20_стр.11">
      <style:header>
        <table:table table:name="Таблица206" table:style-name="Таблица206">
          <table:table-column table:style-name="Таблица206.A"/>
          <table:table-column table:style-name="Таблица206.B"/>
          <table:table-row table:style-name="Таблица206.1">
            <table:table-cell table:style-name="Таблица206.A1" office:value-type="string">
              <text:p text:style-name="MP7"><text:user-field-get text:name="rightHeader4">Фамилия И.О. Название статьи4</text:user-field-get></text:p>
            </table:table-cell>
            <table:table-cell table:style-name="Таблица206.A1" office:value-type="string">
              <text:p text:style-name="MP8"><text:page-number text:select-page="current">101</text:page-number></text:p>
            </table:table-cell>
          </table:table-row>
        </table:table>
      </style:header>
      <style:header-left>
        <table:table table:name="Таблица207" table:style-name="Таблица207">
          <table:table-column table:style-name="Таблица207.A"/>
          <table:table-column table:style-name="Таблица207.B"/>
          <table:table-row table:style-name="Таблица207.1">
            <table:table-cell table:style-name="Таблица207.A1" office:value-type="string">
              <text:p text:style-name="MP9"><text:page-number text:select-page="current">100</text:page-number></text:p>
            </table:table-cell>
            <table:table-cell table:style-name="Таблица207.A1" office:value-type="string">
              <text:p text:style-name="MP10"><text:user-field-get text:name="leftHeader4">Задайте название радела!</text:user-field-get></text:p>
            </table:table-cell>
          </table:table-row>
        </table:table>
      </style:header-left>
    </style:master-page>
    <style:master-page style:name="Статья_20_4_20_стр.11" style:display-name="Статья 4 стр.11" style:page-layout-name="Mpm9" style:next-style-name="Статья_20_4_20_стр.12">
      <style:header>
        <table:table table:name="Таблица208" table:style-name="Таблица208">
          <table:table-column table:style-name="Таблица208.A"/>
          <table:table-column table:style-name="Таблица208.B"/>
          <table:table-row table:style-name="Таблица208.1">
            <table:table-cell table:style-name="Таблица208.A1" office:value-type="string">
              <text:p text:style-name="MP7"><text:user-field-get text:name="rightHeader4">Фамилия И.О. Название статьи4</text:user-field-get></text:p>
            </table:table-cell>
            <table:table-cell table:style-name="Таблица208.A1" office:value-type="string">
              <text:p text:style-name="MP8"><text:page-number text:select-page="current">101</text:page-number></text:p>
            </table:table-cell>
          </table:table-row>
        </table:table>
      </style:header>
      <style:header-left>
        <table:table table:name="Таблица209" table:style-name="Таблица209">
          <table:table-column table:style-name="Таблица209.A"/>
          <table:table-column table:style-name="Таблица209.B"/>
          <table:table-row table:style-name="Таблица209.1">
            <table:table-cell table:style-name="Таблица209.A1" office:value-type="string">
              <text:p text:style-name="MP9"><text:page-number text:select-page="current">102</text:page-number></text:p>
            </table:table-cell>
            <table:table-cell table:style-name="Таблица209.A1" office:value-type="string">
              <text:p text:style-name="MP10"><text:user-field-get text:name="leftHeader4">Задайте название радела!</text:user-field-get></text:p>
            </table:table-cell>
          </table:table-row>
        </table:table>
      </style:header-left>
    </style:master-page>
    <style:master-page style:name="Статья_20_4_20_стр.12" style:display-name="Статья 4 стр.12" style:page-layout-name="Mpm9" style:next-style-name="Статья_20_4_20_стр.13">
      <style:header>
        <table:table table:name="Таблица210" table:style-name="Таблица210">
          <table:table-column table:style-name="Таблица210.A"/>
          <table:table-column table:style-name="Таблица210.B"/>
          <table:table-row table:style-name="Таблица210.1">
            <table:table-cell table:style-name="Таблица210.A1" office:value-type="string">
              <text:p text:style-name="MP7"><text:user-field-get text:name="rightHeader4">Фамилия И.О. Название статьи4</text:user-field-get></text:p>
            </table:table-cell>
            <table:table-cell table:style-name="Таблица210.A1" office:value-type="string">
              <text:p text:style-name="MP8"><text:page-number text:select-page="current">103</text:page-number></text:p>
            </table:table-cell>
          </table:table-row>
        </table:table>
      </style:header>
      <style:header-left>
        <table:table table:name="Таблица211" table:style-name="Таблица211">
          <table:table-column table:style-name="Таблица211.A"/>
          <table:table-column table:style-name="Таблица211.B"/>
          <table:table-row table:style-name="Таблица211.1">
            <table:table-cell table:style-name="Таблица211.A1" office:value-type="string">
              <text:p text:style-name="MP9"><text:page-number text:select-page="current">102</text:page-number></text:p>
            </table:table-cell>
            <table:table-cell table:style-name="Таблица211.A1" office:value-type="string">
              <text:p text:style-name="MP10"><text:user-field-get text:name="leftHeader4">Задайте название радела!</text:user-field-get></text:p>
            </table:table-cell>
          </table:table-row>
        </table:table>
      </style:header-left>
    </style:master-page>
    <style:master-page style:name="Статья_20_4_20_стр.13" style:display-name="Статья 4 стр.13" style:page-layout-name="Mpm9" style:next-style-name="Статья_20_4_20_стр.14">
      <style:header>
        <table:table table:name="Таблица212" table:style-name="Таблица212">
          <table:table-column table:style-name="Таблица212.A"/>
          <table:table-column table:style-name="Таблица212.B"/>
          <table:table-row table:style-name="Таблица212.1">
            <table:table-cell table:style-name="Таблица212.A1" office:value-type="string">
              <text:p text:style-name="MP7"><text:user-field-get text:name="rightHeader4">Фамилия И.О. Название статьи4</text:user-field-get></text:p>
            </table:table-cell>
            <table:table-cell table:style-name="Таблица212.A1" office:value-type="string">
              <text:p text:style-name="MP8"><text:page-number text:select-page="current">103</text:page-number></text:p>
            </table:table-cell>
          </table:table-row>
        </table:table>
      </style:header>
      <style:header-left>
        <table:table table:name="Таблица213" table:style-name="Таблица213">
          <table:table-column table:style-name="Таблица213.A"/>
          <table:table-column table:style-name="Таблица213.B"/>
          <table:table-row table:style-name="Таблица213.1">
            <table:table-cell table:style-name="Таблица213.A1" office:value-type="string">
              <text:p text:style-name="MP9"><text:page-number text:select-page="current">104</text:page-number></text:p>
            </table:table-cell>
            <table:table-cell table:style-name="Таблица213.A1" office:value-type="string">
              <text:p text:style-name="MP10"><text:user-field-get text:name="leftHeader4">Задайте название радела!</text:user-field-get></text:p>
            </table:table-cell>
          </table:table-row>
        </table:table>
      </style:header-left>
    </style:master-page>
    <style:master-page style:name="Статья_20_4_20_стр.14" style:display-name="Статья 4 стр.14" style:page-layout-name="Mpm9" style:next-style-name="Статья_20_4_20_стр.15">
      <style:header>
        <table:table table:name="Таблица214" table:style-name="Таблица214">
          <table:table-column table:style-name="Таблица214.A"/>
          <table:table-column table:style-name="Таблица214.B"/>
          <table:table-row table:style-name="Таблица214.1">
            <table:table-cell table:style-name="Таблица214.A1" office:value-type="string">
              <text:p text:style-name="MP7"><text:user-field-get text:name="rightHeader4">Фамилия И.О. Название статьи4</text:user-field-get></text:p>
            </table:table-cell>
            <table:table-cell table:style-name="Таблица214.A1" office:value-type="string">
              <text:p text:style-name="MP8"><text:page-number text:select-page="current">105</text:page-number></text:p>
            </table:table-cell>
          </table:table-row>
        </table:table>
      </style:header>
      <style:header-left>
        <table:table table:name="Таблица215" table:style-name="Таблица215">
          <table:table-column table:style-name="Таблица215.A"/>
          <table:table-column table:style-name="Таблица215.B"/>
          <table:table-row table:style-name="Таблица215.1">
            <table:table-cell table:style-name="Таблица215.A1" office:value-type="string">
              <text:p text:style-name="MP9"><text:page-number text:select-page="current">104</text:page-number></text:p>
            </table:table-cell>
            <table:table-cell table:style-name="Таблица215.A1" office:value-type="string">
              <text:p text:style-name="MP10"><text:user-field-get text:name="leftHeader4">Задайте название радела!</text:user-field-get></text:p>
            </table:table-cell>
          </table:table-row>
        </table:table>
      </style:header-left>
    </style:master-page>
    <style:master-page style:name="Статья_20_4_20_стр.15" style:display-name="Статья 4 стр.15" style:page-layout-name="Mpm9" style:next-style-name="Статья_20_4_20_стр.16">
      <style:header>
        <table:table table:name="Таблица216" table:style-name="Таблица216">
          <table:table-column table:style-name="Таблица216.A"/>
          <table:table-column table:style-name="Таблица216.B"/>
          <table:table-row table:style-name="Таблица216.1">
            <table:table-cell table:style-name="Таблица216.A1" office:value-type="string">
              <text:p text:style-name="MP7"><text:user-field-get text:name="rightHeader4">Фамилия И.О. Название статьи4</text:user-field-get></text:p>
            </table:table-cell>
            <table:table-cell table:style-name="Таблица216.A1" office:value-type="string">
              <text:p text:style-name="MP8"><text:page-number text:select-page="current">105</text:page-number></text:p>
            </table:table-cell>
          </table:table-row>
        </table:table>
      </style:header>
      <style:header-left>
        <table:table table:name="Таблица217" table:style-name="Таблица217">
          <table:table-column table:style-name="Таблица217.A"/>
          <table:table-column table:style-name="Таблица217.B"/>
          <table:table-row table:style-name="Таблица217.1">
            <table:table-cell table:style-name="Таблица217.A1" office:value-type="string">
              <text:p text:style-name="MP9"><text:page-number text:select-page="current">106</text:page-number></text:p>
            </table:table-cell>
            <table:table-cell table:style-name="Таблица217.A1" office:value-type="string">
              <text:p text:style-name="MP10"><text:user-field-get text:name="leftHeader4">Задайте название радела!</text:user-field-get></text:p>
            </table:table-cell>
          </table:table-row>
        </table:table>
      </style:header-left>
    </style:master-page>
    <style:master-page style:name="Статья_20_4_20_стр.16" style:display-name="Статья 4 стр.16" style:page-layout-name="Mpm9" style:next-style-name="Статья_20_4_20_стр.17">
      <style:header>
        <table:table table:name="Таблица218" table:style-name="Таблица218">
          <table:table-column table:style-name="Таблица218.A"/>
          <table:table-column table:style-name="Таблица218.B"/>
          <table:table-row table:style-name="Таблица218.1">
            <table:table-cell table:style-name="Таблица218.A1" office:value-type="string">
              <text:p text:style-name="MP7"><text:user-field-get text:name="rightHeader4">Фамилия И.О. Название статьи4</text:user-field-get></text:p>
            </table:table-cell>
            <table:table-cell table:style-name="Таблица218.A1" office:value-type="string">
              <text:p text:style-name="MP8"><text:page-number text:select-page="current">107</text:page-number></text:p>
            </table:table-cell>
          </table:table-row>
        </table:table>
      </style:header>
      <style:header-left>
        <table:table table:name="Таблица219" table:style-name="Таблица219">
          <table:table-column table:style-name="Таблица219.A"/>
          <table:table-column table:style-name="Таблица219.B"/>
          <table:table-row table:style-name="Таблица219.1">
            <table:table-cell table:style-name="Таблица219.A1" office:value-type="string">
              <text:p text:style-name="MP9"><text:page-number text:select-page="current">106</text:page-number></text:p>
            </table:table-cell>
            <table:table-cell table:style-name="Таблица219.A1" office:value-type="string">
              <text:p text:style-name="MP10"><text:user-field-get text:name="leftHeader4">Задайте название радела!</text:user-field-get></text:p>
            </table:table-cell>
          </table:table-row>
        </table:table>
      </style:header-left>
    </style:master-page>
    <style:master-page style:name="Статья_20_4_20_стр.17" style:display-name="Статья 4 стр.17" style:page-layout-name="Mpm9" style:next-style-name="Статья_20_4_20_стр.18">
      <style:header>
        <table:table table:name="Таблица220" table:style-name="Таблица220">
          <table:table-column table:style-name="Таблица220.A"/>
          <table:table-column table:style-name="Таблица220.B"/>
          <table:table-row table:style-name="Таблица220.1">
            <table:table-cell table:style-name="Таблица220.A1" office:value-type="string">
              <text:p text:style-name="MP7"><text:user-field-get text:name="rightHeader4">Фамилия И.О. Название статьи4</text:user-field-get></text:p>
            </table:table-cell>
            <table:table-cell table:style-name="Таблица220.A1" office:value-type="string">
              <text:p text:style-name="MP8"><text:page-number text:select-page="current">107</text:page-number></text:p>
            </table:table-cell>
          </table:table-row>
        </table:table>
      </style:header>
      <style:header-left>
        <table:table table:name="Таблица221" table:style-name="Таблица221">
          <table:table-column table:style-name="Таблица221.A"/>
          <table:table-column table:style-name="Таблица221.B"/>
          <table:table-row table:style-name="Таблица221.1">
            <table:table-cell table:style-name="Таблица221.A1" office:value-type="string">
              <text:p text:style-name="MP9"><text:page-number text:select-page="current">108</text:page-number></text:p>
            </table:table-cell>
            <table:table-cell table:style-name="Таблица221.A1" office:value-type="string">
              <text:p text:style-name="MP10"><text:user-field-get text:name="leftHeader4">Задайте название радела!</text:user-field-get></text:p>
            </table:table-cell>
          </table:table-row>
        </table:table>
      </style:header-left>
    </style:master-page>
    <style:master-page style:name="Статья_20_4_20_стр.18" style:display-name="Статья 4 стр.18" style:page-layout-name="Mpm9" style:next-style-name="Статья_20_4_20_стр.19">
      <style:header>
        <table:table table:name="Таблица222" table:style-name="Таблица222">
          <table:table-column table:style-name="Таблица222.A"/>
          <table:table-column table:style-name="Таблица222.B"/>
          <table:table-row table:style-name="Таблица222.1">
            <table:table-cell table:style-name="Таблица222.A1" office:value-type="string">
              <text:p text:style-name="MP7"><text:user-field-get text:name="rightHeader4">Фамилия И.О. Название статьи4</text:user-field-get></text:p>
            </table:table-cell>
            <table:table-cell table:style-name="Таблица222.A1" office:value-type="string">
              <text:p text:style-name="MP8"><text:page-number text:select-page="current">109</text:page-number></text:p>
            </table:table-cell>
          </table:table-row>
        </table:table>
      </style:header>
      <style:header-left>
        <table:table table:name="Таблица223" table:style-name="Таблица223">
          <table:table-column table:style-name="Таблица223.A"/>
          <table:table-column table:style-name="Таблица223.B"/>
          <table:table-row table:style-name="Таблица223.1">
            <table:table-cell table:style-name="Таблица223.A1" office:value-type="string">
              <text:p text:style-name="MP9"><text:page-number text:select-page="current">108</text:page-number></text:p>
            </table:table-cell>
            <table:table-cell table:style-name="Таблица223.A1" office:value-type="string">
              <text:p text:style-name="MP10"><text:user-field-get text:name="leftHeader4">Задайте название радела!</text:user-field-get></text:p>
            </table:table-cell>
          </table:table-row>
        </table:table>
      </style:header-left>
    </style:master-page>
    <style:master-page style:name="Статья_20_4_20_стр.19" style:display-name="Статья 4 стр.19" style:page-layout-name="Mpm9" style:next-style-name="Статья_20_4_20_стр.20">
      <style:header>
        <table:table table:name="Таблица224" table:style-name="Таблица224">
          <table:table-column table:style-name="Таблица224.A"/>
          <table:table-column table:style-name="Таблица224.B"/>
          <table:table-row table:style-name="Таблица224.1">
            <table:table-cell table:style-name="Таблица224.A1" office:value-type="string">
              <text:p text:style-name="MP7"><text:user-field-get text:name="rightHeader4">Фамилия И.О. Название статьи4</text:user-field-get></text:p>
            </table:table-cell>
            <table:table-cell table:style-name="Таблица224.A1" office:value-type="string">
              <text:p text:style-name="MP8"><text:page-number text:select-page="current">109</text:page-number></text:p>
            </table:table-cell>
          </table:table-row>
        </table:table>
      </style:header>
      <style:header-left>
        <table:table table:name="Таблица225" table:style-name="Таблица225">
          <table:table-column table:style-name="Таблица225.A"/>
          <table:table-column table:style-name="Таблица225.B"/>
          <table:table-row table:style-name="Таблица225.1">
            <table:table-cell table:style-name="Таблица225.A1" office:value-type="string">
              <text:p text:style-name="MP9"><text:page-number text:select-page="current">110</text:page-number></text:p>
            </table:table-cell>
            <table:table-cell table:style-name="Таблица225.A1" office:value-type="string">
              <text:p text:style-name="MP10"><text:user-field-get text:name="leftHeader4">Задайте название радела!</text:user-field-get></text:p>
            </table:table-cell>
          </table:table-row>
        </table:table>
      </style:header-left>
    </style:master-page>
    <style:master-page style:name="Статья_20_4_20_стр.20" style:display-name="Статья 4 стр.20" style:page-layout-name="Mpm9" style:next-style-name="Статья_20_4_20_стр.21">
      <style:header>
        <table:table table:name="Таблица226" table:style-name="Таблица226">
          <table:table-column table:style-name="Таблица226.A"/>
          <table:table-column table:style-name="Таблица226.B"/>
          <table:table-row table:style-name="Таблица226.1">
            <table:table-cell table:style-name="Таблица226.A1" office:value-type="string">
              <text:p text:style-name="MP7"><text:user-field-get text:name="rightHeader4">Фамилия И.О. Название статьи4</text:user-field-get></text:p>
            </table:table-cell>
            <table:table-cell table:style-name="Таблица226.A1" office:value-type="string">
              <text:p text:style-name="MP8"><text:page-number text:select-page="current">111</text:page-number></text:p>
            </table:table-cell>
          </table:table-row>
        </table:table>
      </style:header>
      <style:header-left>
        <table:table table:name="Таблица227" table:style-name="Таблица227">
          <table:table-column table:style-name="Таблица227.A"/>
          <table:table-column table:style-name="Таблица227.B"/>
          <table:table-row table:style-name="Таблица227.1">
            <table:table-cell table:style-name="Таблица227.A1" office:value-type="string">
              <text:p text:style-name="MP9"><text:page-number text:select-page="current">110</text:page-number></text:p>
            </table:table-cell>
            <table:table-cell table:style-name="Таблица227.A1" office:value-type="string">
              <text:p text:style-name="MP10"><text:user-field-get text:name="leftHeader4">Задайте название радела!</text:user-field-get></text:p>
            </table:table-cell>
          </table:table-row>
        </table:table>
      </style:header-left>
    </style:master-page>
    <style:master-page style:name="Статья_20_4_20_стр.21" style:display-name="Статья 4 стр.21" style:page-layout-name="Mpm9" style:next-style-name="Статья_20_4_20_стр.22">
      <style:header>
        <table:table table:name="Таблица228" table:style-name="Таблица228">
          <table:table-column table:style-name="Таблица228.A"/>
          <table:table-column table:style-name="Таблица228.B"/>
          <table:table-row table:style-name="Таблица228.1">
            <table:table-cell table:style-name="Таблица228.A1" office:value-type="string">
              <text:p text:style-name="MP7"><text:user-field-get text:name="rightHeader4">Фамилия И.О. Название статьи4</text:user-field-get></text:p>
            </table:table-cell>
            <table:table-cell table:style-name="Таблица228.A1" office:value-type="string">
              <text:p text:style-name="MP8"><text:page-number text:select-page="current">111</text:page-number></text:p>
            </table:table-cell>
          </table:table-row>
        </table:table>
      </style:header>
      <style:header-left>
        <table:table table:name="Таблица229" table:style-name="Таблица229">
          <table:table-column table:style-name="Таблица229.A"/>
          <table:table-column table:style-name="Таблица229.B"/>
          <table:table-row table:style-name="Таблица229.1">
            <table:table-cell table:style-name="Таблица229.A1" office:value-type="string">
              <text:p text:style-name="MP9"><text:page-number text:select-page="current">112</text:page-number></text:p>
            </table:table-cell>
            <table:table-cell table:style-name="Таблица229.A1" office:value-type="string">
              <text:p text:style-name="MP10"><text:user-field-get text:name="leftHeader4">Задайте название радела!</text:user-field-get></text:p>
            </table:table-cell>
          </table:table-row>
        </table:table>
      </style:header-left>
    </style:master-page>
    <style:master-page style:name="Статья_20_4_20_стр.22" style:display-name="Статья 4 стр.22" style:page-layout-name="Mpm9" style:next-style-name="Статья_20_4_20_стр.23">
      <style:header>
        <table:table table:name="Таблица230" table:style-name="Таблица230">
          <table:table-column table:style-name="Таблица230.A"/>
          <table:table-column table:style-name="Таблица230.B"/>
          <table:table-row table:style-name="Таблица230.1">
            <table:table-cell table:style-name="Таблица230.A1" office:value-type="string">
              <text:p text:style-name="MP7"><text:user-field-get text:name="rightHeader4">Фамилия И.О. Название статьи4</text:user-field-get></text:p>
            </table:table-cell>
            <table:table-cell table:style-name="Таблица230.A1" office:value-type="string">
              <text:p text:style-name="MP8"><text:page-number text:select-page="current">113</text:page-number></text:p>
            </table:table-cell>
          </table:table-row>
        </table:table>
      </style:header>
      <style:header-left>
        <table:table table:name="Таблица231" table:style-name="Таблица231">
          <table:table-column table:style-name="Таблица231.A"/>
          <table:table-column table:style-name="Таблица231.B"/>
          <table:table-row table:style-name="Таблица231.1">
            <table:table-cell table:style-name="Таблица231.A1" office:value-type="string">
              <text:p text:style-name="MP9"><text:page-number text:select-page="current">112</text:page-number></text:p>
            </table:table-cell>
            <table:table-cell table:style-name="Таблица231.A1" office:value-type="string">
              <text:p text:style-name="MP10"><text:user-field-get text:name="leftHeader4">Задайте название радела!</text:user-field-get></text:p>
            </table:table-cell>
          </table:table-row>
        </table:table>
      </style:header-left>
    </style:master-page>
    <style:master-page style:name="Статья_20_4_20_стр.23" style:display-name="Статья 4 стр.23" style:page-layout-name="Mpm9" style:next-style-name="Статья_20_4_20_стр.24">
      <style:header>
        <table:table table:name="Таблица232" table:style-name="Таблица232">
          <table:table-column table:style-name="Таблица232.A"/>
          <table:table-column table:style-name="Таблица232.B"/>
          <table:table-row table:style-name="Таблица232.1">
            <table:table-cell table:style-name="Таблица232.A1" office:value-type="string">
              <text:p text:style-name="MP7"><text:user-field-get text:name="rightHeader4">Фамилия И.О. Название статьи4</text:user-field-get></text:p>
            </table:table-cell>
            <table:table-cell table:style-name="Таблица232.A1" office:value-type="string">
              <text:p text:style-name="MP8"><text:page-number text:select-page="current">113</text:page-number></text:p>
            </table:table-cell>
          </table:table-row>
        </table:table>
      </style:header>
      <style:header-left>
        <table:table table:name="Таблица233" table:style-name="Таблица233">
          <table:table-column table:style-name="Таблица233.A"/>
          <table:table-column table:style-name="Таблица233.B"/>
          <table:table-row table:style-name="Таблица233.1">
            <table:table-cell table:style-name="Таблица233.A1" office:value-type="string">
              <text:p text:style-name="MP9"><text:page-number text:select-page="current">114</text:page-number></text:p>
            </table:table-cell>
            <table:table-cell table:style-name="Таблица233.A1" office:value-type="string">
              <text:p text:style-name="MP10"><text:user-field-get text:name="leftHeader4">Задайте название радела!</text:user-field-get></text:p>
            </table:table-cell>
          </table:table-row>
        </table:table>
      </style:header-left>
    </style:master-page>
    <style:master-page style:name="Статья_20_4_20_стр.24" style:display-name="Статья 4 стр.24" style:page-layout-name="Mpm9" style:next-style-name="Статья_20_4_20_стр.25">
      <style:header>
        <table:table table:name="Таблица234" table:style-name="Таблица234">
          <table:table-column table:style-name="Таблица234.A"/>
          <table:table-column table:style-name="Таблица234.B"/>
          <table:table-row table:style-name="Таблица234.1">
            <table:table-cell table:style-name="Таблица234.A1" office:value-type="string">
              <text:p text:style-name="MP7"><text:user-field-get text:name="rightHeader4">Фамилия И.О. Название статьи4</text:user-field-get></text:p>
            </table:table-cell>
            <table:table-cell table:style-name="Таблица234.A1" office:value-type="string">
              <text:p text:style-name="MP8"><text:page-number text:select-page="current">115</text:page-number></text:p>
            </table:table-cell>
          </table:table-row>
        </table:table>
      </style:header>
      <style:header-left>
        <table:table table:name="Таблица235" table:style-name="Таблица235">
          <table:table-column table:style-name="Таблица235.A"/>
          <table:table-column table:style-name="Таблица235.B"/>
          <table:table-row table:style-name="Таблица235.1">
            <table:table-cell table:style-name="Таблица235.A1" office:value-type="string">
              <text:p text:style-name="MP9"><text:page-number text:select-page="current">114</text:page-number></text:p>
            </table:table-cell>
            <table:table-cell table:style-name="Таблица235.A1" office:value-type="string">
              <text:p text:style-name="MP10"><text:user-field-get text:name="leftHeader4">Задайте название радела!</text:user-field-get></text:p>
            </table:table-cell>
          </table:table-row>
        </table:table>
      </style:header-left>
    </style:master-page>
    <style:master-page style:name="Статья_20_4_20_стр.25" style:display-name="Статья 4 стр.25" style:page-layout-name="Mpm9" style:next-style-name="Статья_20_4_20_стр.26">
      <style:header>
        <table:table table:name="Таблица236" table:style-name="Таблица236">
          <table:table-column table:style-name="Таблица236.A"/>
          <table:table-column table:style-name="Таблица236.B"/>
          <table:table-row table:style-name="Таблица236.1">
            <table:table-cell table:style-name="Таблица236.A1" office:value-type="string">
              <text:p text:style-name="MP7"><text:user-field-get text:name="rightHeader4">Фамилия И.О. Название статьи4</text:user-field-get></text:p>
            </table:table-cell>
            <table:table-cell table:style-name="Таблица236.A1" office:value-type="string">
              <text:p text:style-name="MP8"><text:page-number text:select-page="current">115</text:page-number></text:p>
            </table:table-cell>
          </table:table-row>
        </table:table>
      </style:header>
      <style:header-left>
        <table:table table:name="Таблица237" table:style-name="Таблица237">
          <table:table-column table:style-name="Таблица237.A"/>
          <table:table-column table:style-name="Таблица237.B"/>
          <table:table-row table:style-name="Таблица237.1">
            <table:table-cell table:style-name="Таблица237.A1" office:value-type="string">
              <text:p text:style-name="MP9"><text:page-number text:select-page="current">116</text:page-number></text:p>
            </table:table-cell>
            <table:table-cell table:style-name="Таблица237.A1" office:value-type="string">
              <text:p text:style-name="MP10"><text:user-field-get text:name="leftHeader4">Задайте название радела!</text:user-field-get></text:p>
            </table:table-cell>
          </table:table-row>
        </table:table>
      </style:header-left>
    </style:master-page>
    <style:master-page style:name="Статья_20_4_20_стр.26" style:display-name="Статья 4 стр.26" style:page-layout-name="Mpm9" style:next-style-name="Статья_20_4_20_стр.27">
      <style:header>
        <table:table table:name="Таблица238" table:style-name="Таблица238">
          <table:table-column table:style-name="Таблица238.A"/>
          <table:table-column table:style-name="Таблица238.B"/>
          <table:table-row table:style-name="Таблица238.1">
            <table:table-cell table:style-name="Таблица238.A1" office:value-type="string">
              <text:p text:style-name="MP7"><text:user-field-get text:name="rightHeader4">Фамилия И.О. Название статьи4</text:user-field-get></text:p>
            </table:table-cell>
            <table:table-cell table:style-name="Таблица238.A1" office:value-type="string">
              <text:p text:style-name="MP8"><text:page-number text:select-page="current">117</text:page-number></text:p>
            </table:table-cell>
          </table:table-row>
        </table:table>
      </style:header>
      <style:header-left>
        <table:table table:name="Таблица239" table:style-name="Таблица239">
          <table:table-column table:style-name="Таблица239.A"/>
          <table:table-column table:style-name="Таблица239.B"/>
          <table:table-row table:style-name="Таблица239.1">
            <table:table-cell table:style-name="Таблица239.A1" office:value-type="string">
              <text:p text:style-name="MP9"><text:page-number text:select-page="current">116</text:page-number></text:p>
            </table:table-cell>
            <table:table-cell table:style-name="Таблица239.A1" office:value-type="string">
              <text:p text:style-name="MP10"><text:user-field-get text:name="leftHeader4">Задайте название радела!</text:user-field-get></text:p>
            </table:table-cell>
          </table:table-row>
        </table:table>
      </style:header-left>
    </style:master-page>
    <style:master-page style:name="Статья_20_4_20_стр.27" style:display-name="Статья 4 стр.27" style:page-layout-name="Mpm9" style:next-style-name="Статья_20_4_20_стр.28">
      <style:header>
        <table:table table:name="Таблица240" table:style-name="Таблица240">
          <table:table-column table:style-name="Таблица240.A"/>
          <table:table-column table:style-name="Таблица240.B"/>
          <table:table-row table:style-name="Таблица240.1">
            <table:table-cell table:style-name="Таблица240.A1" office:value-type="string">
              <text:p text:style-name="MP7"><text:user-field-get text:name="rightHeader4">Фамилия И.О. Название статьи4</text:user-field-get></text:p>
            </table:table-cell>
            <table:table-cell table:style-name="Таблица240.A1" office:value-type="string">
              <text:p text:style-name="MP8"><text:page-number text:select-page="current">117</text:page-number></text:p>
            </table:table-cell>
          </table:table-row>
        </table:table>
      </style:header>
      <style:header-left>
        <table:table table:name="Таблица241" table:style-name="Таблица241">
          <table:table-column table:style-name="Таблица241.A"/>
          <table:table-column table:style-name="Таблица241.B"/>
          <table:table-row table:style-name="Таблица241.1">
            <table:table-cell table:style-name="Таблица241.A1" office:value-type="string">
              <text:p text:style-name="MP9"><text:page-number text:select-page="current">118</text:page-number></text:p>
            </table:table-cell>
            <table:table-cell table:style-name="Таблица241.A1" office:value-type="string">
              <text:p text:style-name="MP10"><text:user-field-get text:name="leftHeader4">Задайте название радела!</text:user-field-get></text:p>
            </table:table-cell>
          </table:table-row>
        </table:table>
      </style:header-left>
    </style:master-page>
    <style:master-page style:name="Статья_20_4_20_стр.28" style:display-name="Статья 4 стр.28" style:page-layout-name="Mpm9" style:next-style-name="Статья_20_4_20_стр.29">
      <style:header>
        <table:table table:name="Таблица242" table:style-name="Таблица242">
          <table:table-column table:style-name="Таблица242.A"/>
          <table:table-column table:style-name="Таблица242.B"/>
          <table:table-row table:style-name="Таблица242.1">
            <table:table-cell table:style-name="Таблица242.A1" office:value-type="string">
              <text:p text:style-name="MP7"><text:user-field-get text:name="rightHeader4">Фамилия И.О. Название статьи4</text:user-field-get></text:p>
            </table:table-cell>
            <table:table-cell table:style-name="Таблица242.A1" office:value-type="string">
              <text:p text:style-name="MP8"><text:page-number text:select-page="current">119</text:page-number></text:p>
            </table:table-cell>
          </table:table-row>
        </table:table>
      </style:header>
      <style:header-left>
        <table:table table:name="Таблица243" table:style-name="Таблица243">
          <table:table-column table:style-name="Таблица243.A"/>
          <table:table-column table:style-name="Таблица243.B"/>
          <table:table-row table:style-name="Таблица243.1">
            <table:table-cell table:style-name="Таблица243.A1" office:value-type="string">
              <text:p text:style-name="MP9"><text:page-number text:select-page="current">118</text:page-number></text:p>
            </table:table-cell>
            <table:table-cell table:style-name="Таблица243.A1" office:value-type="string">
              <text:p text:style-name="MP10"><text:user-field-get text:name="leftHeader4">Задайте название радела!</text:user-field-get></text:p>
            </table:table-cell>
          </table:table-row>
        </table:table>
      </style:header-left>
    </style:master-page>
    <style:master-page style:name="Статья_20_4_20_стр.29" style:display-name="Статья 4 стр.29" style:page-layout-name="Mpm9" style:next-style-name="Статья_20_4">
      <style:header>
        <table:table table:name="Таблица244" table:style-name="Таблица244">
          <table:table-column table:style-name="Таблица244.A"/>
          <table:table-column table:style-name="Таблица244.B"/>
          <table:table-row table:style-name="Таблица244.1">
            <table:table-cell table:style-name="Таблица244.A1" office:value-type="string">
              <text:p text:style-name="MP7"><text:user-field-get text:name="rightHeader4">Фамилия И.О. Название статьи4</text:user-field-get></text:p>
            </table:table-cell>
            <table:table-cell table:style-name="Таблица244.A1" office:value-type="string">
              <text:p text:style-name="MP8"><text:page-number text:select-page="current">119</text:page-number></text:p>
            </table:table-cell>
          </table:table-row>
        </table:table>
      </style:header>
      <style:header-left>
        <table:table table:name="Таблица245" table:style-name="Таблица245">
          <table:table-column table:style-name="Таблица245.A"/>
          <table:table-column table:style-name="Таблица245.B"/>
          <table:table-row table:style-name="Таблица245.1">
            <table:table-cell table:style-name="Таблица245.A1" office:value-type="string">
              <text:p text:style-name="MP9"><text:page-number text:select-page="current">120</text:page-number></text:p>
            </table:table-cell>
            <table:table-cell table:style-name="Таблица245.A1" office:value-type="string">
              <text:p text:style-name="MP10"><text:user-field-get text:name="leftHeader4">Задайте название радела!</text:user-field-get></text:p>
            </table:table-cell>
          </table:table-row>
        </table:table>
      </style:header-left>
    </style:master-page>
    <style:master-page style:name="Статья_20_5_20_стр.1" style:display-name="Статья 5 стр.1" style:page-layout-name="Mpm10" style:next-style-name="Статья_20_5_20_стр.2">
      <style:header>
        <table:table table:name="Таблица246" table:style-name="Таблица246">
          <table:table-column table:style-name="Таблица246.A"/>
          <table:table-column table:style-name="Таблица246.B"/>
          <table:table-row>
            <table:table-cell table:style-name="Таблица246.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121</text:page-number>–<text:user-field-get text:name="article5LastPage">149</text:user-field-get></text:p>
              <text:p text:style-name="MP11"><text:user-field-get text:name="article5UDK">Задать УДК</text:user-field-get></text:p>
            </table:table-cell>
            <table:table-cell table:style-name="Таблица246.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121</text:page-number>–<text:user-field-get text:name="article5LastPage">149</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121</text:page-number>-<text:user-field-get text:name="article5LastPage">149</text:user-field-get></text:p>
            </table:table-cell>
          </table:table-row>
        </table:table>
      </style:header>
      <style:footer>
        <text:user-field-decls>
          <text:user-field-decl office:value-type="string" office:string-value="" text:name="author5Copyright"/>
        </text:user-field-decls>
        <text:p text:style-name="MP14"><text:user-field-get text:name="author5Copyright"/></text:p>
      </style:footer>
    </style:master-page>
    <style:master-page style:name="Статья_20_5" style:display-name="Статья 5" style:page-layout-name="Mpm9">
      <style:header>
        <table:table table:name="Таблица247" table:style-name="Таблица247">
          <table:table-column table:style-name="Таблица247.A"/>
          <table:table-column table:style-name="Таблица247.B"/>
          <table:table-row table:style-name="Таблица247.1">
            <table:table-cell table:style-name="Таблица247.A1" office:value-type="string">
              <text:p text:style-name="MP7"><text:user-field-get text:name="rightHeader5">Фамилия И.О. Название статьи5</text:user-field-get></text:p>
            </table:table-cell>
            <table:table-cell table:style-name="Таблица247.A1" office:value-type="string">
              <text:p text:style-name="MP8"><text:page-number text:select-page="current">149</text:page-number></text:p>
            </table:table-cell>
          </table:table-row>
        </table:table>
      </style:header>
      <style:header-left>
        <table:table table:name="Таблица248" table:style-name="Таблица248">
          <table:table-column table:style-name="Таблица248.A"/>
          <table:table-column table:style-name="Таблица248.B"/>
          <table:table-row table:style-name="Таблица248.1">
            <table:table-cell table:style-name="Таблица248.A1" office:value-type="string">
              <text:p text:style-name="MP9"><text:page-number text:select-page="current">150</text:page-number></text:p>
            </table:table-cell>
            <table:table-cell table:style-name="Таблица248.A1" office:value-type="string">
              <text:p text:style-name="MP10"><text:user-field-get text:name="leftHeader5">Задайте название радела!</text:user-field-get></text:p>
            </table:table-cell>
          </table:table-row>
        </table:table>
      </style:header-left>
    </style:master-page>
    <style:master-page style:name="Статья_20_5_20_стр.2" style:display-name="Статья 5 стр.2" style:page-layout-name="Mpm9" style:next-style-name="Статья_20_5_20_стр.3">
      <style:header>
        <table:table table:name="Таблица249" table:style-name="Таблица249">
          <table:table-column table:style-name="Таблица249.A"/>
          <table:table-column table:style-name="Таблица249.B"/>
          <table:table-row table:style-name="Таблица249.1">
            <table:table-cell table:style-name="Таблица249.A1" office:value-type="string">
              <text:p text:style-name="MP7"><text:user-field-get text:name="rightHeader5">Фамилия И.О. Название статьи5</text:user-field-get></text:p>
            </table:table-cell>
            <table:table-cell table:style-name="Таблица249.A1" office:value-type="string">
              <text:p text:style-name="MP8"><text:page-number text:select-page="current">149</text:page-number></text:p>
            </table:table-cell>
          </table:table-row>
        </table:table>
      </style:header>
      <style:header-left>
        <table:table table:name="Таблица250" table:style-name="Таблица250">
          <table:table-column table:style-name="Таблица250.A"/>
          <table:table-column table:style-name="Таблица250.B"/>
          <table:table-row table:style-name="Таблица250.1">
            <table:table-cell table:style-name="Таблица250.A1" office:value-type="string">
              <text:p text:style-name="MP9"><text:page-number text:select-page="current">122</text:page-number></text:p>
            </table:table-cell>
            <table:table-cell table:style-name="Таблица250.A1" office:value-type="string">
              <text:p text:style-name="MP10"><text:user-field-get text:name="leftHeader5">Задайте название радела!</text:user-field-get></text:p>
            </table:table-cell>
          </table:table-row>
        </table:table>
      </style:header-left>
    </style:master-page>
    <style:master-page style:name="Статья_20_5_20_стр.3" style:display-name="Статья 5 стр.3" style:page-layout-name="Mpm9" style:next-style-name="Статья_20_5_20_стр.4">
      <style:header>
        <table:table table:name="Таблица251" table:style-name="Таблица251">
          <table:table-column table:style-name="Таблица251.A"/>
          <table:table-column table:style-name="Таблица251.B"/>
          <table:table-row table:style-name="Таблица251.1">
            <table:table-cell table:style-name="Таблица251.A1" office:value-type="string">
              <text:p text:style-name="MP7"><text:user-field-get text:name="rightHeader5">Фамилия И.О. Название статьи5</text:user-field-get></text:p>
            </table:table-cell>
            <table:table-cell table:style-name="Таблица251.A1" office:value-type="string">
              <text:p text:style-name="MP8"><text:page-number text:select-page="current">123</text:page-number></text:p>
            </table:table-cell>
          </table:table-row>
        </table:table>
      </style:header>
      <style:header-left>
        <table:table table:name="Таблица252" table:style-name="Таблица252">
          <table:table-column table:style-name="Таблица252.A"/>
          <table:table-column table:style-name="Таблица252.B"/>
          <table:table-row table:style-name="Таблица252.1">
            <table:table-cell table:style-name="Таблица252.A1" office:value-type="string">
              <text:p text:style-name="MP9"><text:page-number text:select-page="current">122</text:page-number></text:p>
            </table:table-cell>
            <table:table-cell table:style-name="Таблица252.A1" office:value-type="string">
              <text:p text:style-name="MP10"><text:user-field-get text:name="leftHeader5">Задайте название радела!</text:user-field-get></text:p>
            </table:table-cell>
          </table:table-row>
        </table:table>
      </style:header-left>
    </style:master-page>
    <style:master-page style:name="Статья_20_5_20_стр.4" style:display-name="Статья 5 стр.4" style:page-layout-name="Mpm9" style:next-style-name="Статья_20_5_20_стр.5">
      <style:header>
        <table:table table:name="Таблица253" table:style-name="Таблица253">
          <table:table-column table:style-name="Таблица253.A"/>
          <table:table-column table:style-name="Таблица253.B"/>
          <table:table-row table:style-name="Таблица253.1">
            <table:table-cell table:style-name="Таблица253.A1" office:value-type="string">
              <text:p text:style-name="MP7"><text:user-field-get text:name="rightHeader5">Фамилия И.О. Название статьи5</text:user-field-get></text:p>
            </table:table-cell>
            <table:table-cell table:style-name="Таблица253.A1" office:value-type="string">
              <text:p text:style-name="MP8"><text:page-number text:select-page="current">123</text:page-number></text:p>
            </table:table-cell>
          </table:table-row>
        </table:table>
      </style:header>
      <style:header-left>
        <table:table table:name="Таблица254" table:style-name="Таблица254">
          <table:table-column table:style-name="Таблица254.A"/>
          <table:table-column table:style-name="Таблица254.B"/>
          <table:table-row table:style-name="Таблица254.1">
            <table:table-cell table:style-name="Таблица254.A1" office:value-type="string">
              <text:p text:style-name="MP9"><text:page-number text:select-page="current">124</text:page-number></text:p>
            </table:table-cell>
            <table:table-cell table:style-name="Таблица254.A1" office:value-type="string">
              <text:p text:style-name="MP10"><text:user-field-get text:name="leftHeader5">Задайте название радела!</text:user-field-get></text:p>
            </table:table-cell>
          </table:table-row>
        </table:table>
      </style:header-left>
    </style:master-page>
    <style:master-page style:name="Статья_20_5_20_стр.5" style:display-name="Статья 5 стр.5" style:page-layout-name="Mpm9" style:next-style-name="Статья_20_5_20_стр.6">
      <style:header>
        <table:table table:name="Таблица255" table:style-name="Таблица255">
          <table:table-column table:style-name="Таблица255.A"/>
          <table:table-column table:style-name="Таблица255.B"/>
          <table:table-row table:style-name="Таблица255.1">
            <table:table-cell table:style-name="Таблица255.A1" office:value-type="string">
              <text:p text:style-name="MP7"><text:user-field-get text:name="rightHeader5">Фамилия И.О. Название статьи5</text:user-field-get></text:p>
            </table:table-cell>
            <table:table-cell table:style-name="Таблица255.A1" office:value-type="string">
              <text:p text:style-name="MP8"><text:page-number text:select-page="current">125</text:page-number></text:p>
            </table:table-cell>
          </table:table-row>
        </table:table>
      </style:header>
      <style:header-left>
        <table:table table:name="Таблица256" table:style-name="Таблица256">
          <table:table-column table:style-name="Таблица256.A"/>
          <table:table-column table:style-name="Таблица256.B"/>
          <table:table-row table:style-name="Таблица256.1">
            <table:table-cell table:style-name="Таблица256.A1" office:value-type="string">
              <text:p text:style-name="MP9"><text:page-number text:select-page="current">124</text:page-number></text:p>
            </table:table-cell>
            <table:table-cell table:style-name="Таблица256.A1" office:value-type="string">
              <text:p text:style-name="MP10"><text:user-field-get text:name="leftHeader5">Задайте название радела!</text:user-field-get></text:p>
            </table:table-cell>
          </table:table-row>
        </table:table>
      </style:header-left>
    </style:master-page>
    <style:master-page style:name="Статья_20_5_20_стр.6" style:display-name="Статья 5 стр.6" style:page-layout-name="Mpm9" style:next-style-name="Статья_20_5_20_стр.7">
      <style:header>
        <table:table table:name="Таблица257" table:style-name="Таблица257">
          <table:table-column table:style-name="Таблица257.A"/>
          <table:table-column table:style-name="Таблица257.B"/>
          <table:table-row table:style-name="Таблица257.1">
            <table:table-cell table:style-name="Таблица257.A1" office:value-type="string">
              <text:p text:style-name="MP7"><text:user-field-get text:name="rightHeader5">Фамилия И.О. Название статьи5</text:user-field-get></text:p>
            </table:table-cell>
            <table:table-cell table:style-name="Таблица257.A1" office:value-type="string">
              <text:p text:style-name="MP8"><text:page-number text:select-page="current">125</text:page-number></text:p>
            </table:table-cell>
          </table:table-row>
        </table:table>
      </style:header>
      <style:header-left>
        <table:table table:name="Таблица258" table:style-name="Таблица258">
          <table:table-column table:style-name="Таблица258.A"/>
          <table:table-column table:style-name="Таблица258.B"/>
          <table:table-row table:style-name="Таблица258.1">
            <table:table-cell table:style-name="Таблица258.A1" office:value-type="string">
              <text:p text:style-name="MP9"><text:page-number text:select-page="current">126</text:page-number></text:p>
            </table:table-cell>
            <table:table-cell table:style-name="Таблица258.A1" office:value-type="string">
              <text:p text:style-name="MP10"><text:user-field-get text:name="leftHeader5">Задайте название радела!</text:user-field-get></text:p>
            </table:table-cell>
          </table:table-row>
        </table:table>
      </style:header-left>
    </style:master-page>
    <style:master-page style:name="Статья_20_5_20_стр.7" style:display-name="Статья 5 стр.7" style:page-layout-name="Mpm9" style:next-style-name="Статья_20_5_20_стр.8">
      <style:header>
        <table:table table:name="Таблица259" table:style-name="Таблица259">
          <table:table-column table:style-name="Таблица259.A"/>
          <table:table-column table:style-name="Таблица259.B"/>
          <table:table-row table:style-name="Таблица259.1">
            <table:table-cell table:style-name="Таблица259.A1" office:value-type="string">
              <text:p text:style-name="MP7"><text:user-field-get text:name="rightHeader5">Фамилия И.О. Название статьи5</text:user-field-get></text:p>
            </table:table-cell>
            <table:table-cell table:style-name="Таблица259.A1" office:value-type="string">
              <text:p text:style-name="MP8"><text:page-number text:select-page="current">127</text:page-number></text:p>
            </table:table-cell>
          </table:table-row>
        </table:table>
      </style:header>
      <style:header-left>
        <table:table table:name="Таблица260" table:style-name="Таблица260">
          <table:table-column table:style-name="Таблица260.A"/>
          <table:table-column table:style-name="Таблица260.B"/>
          <table:table-row table:style-name="Таблица260.1">
            <table:table-cell table:style-name="Таблица260.A1" office:value-type="string">
              <text:p text:style-name="MP9"><text:page-number text:select-page="current">126</text:page-number></text:p>
            </table:table-cell>
            <table:table-cell table:style-name="Таблица260.A1" office:value-type="string">
              <text:p text:style-name="MP10"><text:user-field-get text:name="leftHeader5">Задайте название радела!</text:user-field-get></text:p>
            </table:table-cell>
          </table:table-row>
        </table:table>
      </style:header-left>
    </style:master-page>
    <style:master-page style:name="Статья_20_5_20_стр.8" style:display-name="Статья 5 стр.8" style:page-layout-name="Mpm9" style:next-style-name="Статья_20_5_20_стр.9">
      <style:header>
        <table:table table:name="Таблица261" table:style-name="Таблица261">
          <table:table-column table:style-name="Таблица261.A"/>
          <table:table-column table:style-name="Таблица261.B"/>
          <table:table-row table:style-name="Таблица261.1">
            <table:table-cell table:style-name="Таблица261.A1" office:value-type="string">
              <text:p text:style-name="MP7"><text:user-field-get text:name="rightHeader5">Фамилия И.О. Название статьи5</text:user-field-get></text:p>
            </table:table-cell>
            <table:table-cell table:style-name="Таблица261.A1" office:value-type="string">
              <text:p text:style-name="MP8"><text:page-number text:select-page="current">127</text:page-number></text:p>
            </table:table-cell>
          </table:table-row>
        </table:table>
      </style:header>
      <style:header-left>
        <table:table table:name="Таблица262" table:style-name="Таблица262">
          <table:table-column table:style-name="Таблица262.A"/>
          <table:table-column table:style-name="Таблица262.B"/>
          <table:table-row table:style-name="Таблица262.1">
            <table:table-cell table:style-name="Таблица262.A1" office:value-type="string">
              <text:p text:style-name="MP9"><text:page-number text:select-page="current">128</text:page-number></text:p>
            </table:table-cell>
            <table:table-cell table:style-name="Таблица262.A1" office:value-type="string">
              <text:p text:style-name="MP10"><text:user-field-get text:name="leftHeader5">Задайте название радела!</text:user-field-get></text:p>
            </table:table-cell>
          </table:table-row>
        </table:table>
      </style:header-left>
    </style:master-page>
    <style:master-page style:name="Статья_20_5_20_стр.9" style:display-name="Статья 5 стр.9" style:page-layout-name="Mpm9" style:next-style-name="Статья_20_5_20_стр.10">
      <style:header>
        <table:table table:name="Таблица263" table:style-name="Таблица263">
          <table:table-column table:style-name="Таблица263.A"/>
          <table:table-column table:style-name="Таблица263.B"/>
          <table:table-row table:style-name="Таблица263.1">
            <table:table-cell table:style-name="Таблица263.A1" office:value-type="string">
              <text:p text:style-name="MP7"><text:user-field-get text:name="rightHeader5">Фамилия И.О. Название статьи5</text:user-field-get></text:p>
            </table:table-cell>
            <table:table-cell table:style-name="Таблица263.A1" office:value-type="string">
              <text:p text:style-name="MP8"><text:page-number text:select-page="current">129</text:page-number></text:p>
            </table:table-cell>
          </table:table-row>
        </table:table>
      </style:header>
      <style:header-left>
        <table:table table:name="Таблица264" table:style-name="Таблица264">
          <table:table-column table:style-name="Таблица264.A"/>
          <table:table-column table:style-name="Таблица264.B"/>
          <table:table-row table:style-name="Таблица264.1">
            <table:table-cell table:style-name="Таблица264.A1" office:value-type="string">
              <text:p text:style-name="MP9"><text:page-number text:select-page="current">128</text:page-number></text:p>
            </table:table-cell>
            <table:table-cell table:style-name="Таблица264.A1" office:value-type="string">
              <text:p text:style-name="MP10"><text:user-field-get text:name="leftHeader5">Задайте название радела!</text:user-field-get></text:p>
            </table:table-cell>
          </table:table-row>
        </table:table>
      </style:header-left>
    </style:master-page>
    <style:master-page style:name="Статья_20_5_20_стр.10" style:display-name="Статья 5 стр.10" style:page-layout-name="Mpm9" style:next-style-name="Статья_20_5_20_стр.11">
      <style:header>
        <table:table table:name="Таблица265" table:style-name="Таблица265">
          <table:table-column table:style-name="Таблица265.A"/>
          <table:table-column table:style-name="Таблица265.B"/>
          <table:table-row table:style-name="Таблица265.1">
            <table:table-cell table:style-name="Таблица265.A1" office:value-type="string">
              <text:p text:style-name="MP7"><text:user-field-get text:name="rightHeader5">Фамилия И.О. Название статьи5</text:user-field-get></text:p>
            </table:table-cell>
            <table:table-cell table:style-name="Таблица265.A1" office:value-type="string">
              <text:p text:style-name="MP8"><text:page-number text:select-page="current">129</text:page-number></text:p>
            </table:table-cell>
          </table:table-row>
        </table:table>
      </style:header>
      <style:header-left>
        <table:table table:name="Таблица266" table:style-name="Таблица266">
          <table:table-column table:style-name="Таблица266.A"/>
          <table:table-column table:style-name="Таблица266.B"/>
          <table:table-row table:style-name="Таблица266.1">
            <table:table-cell table:style-name="Таблица266.A1" office:value-type="string">
              <text:p text:style-name="MP9"><text:page-number text:select-page="current">130</text:page-number></text:p>
            </table:table-cell>
            <table:table-cell table:style-name="Таблица266.A1" office:value-type="string">
              <text:p text:style-name="MP10"><text:user-field-get text:name="leftHeader5">Задайте название радела!</text:user-field-get></text:p>
            </table:table-cell>
          </table:table-row>
        </table:table>
      </style:header-left>
    </style:master-page>
    <style:master-page style:name="Статья_20_5_20_стр.11" style:display-name="Статья 5 стр.11" style:page-layout-name="Mpm9" style:next-style-name="Статья_20_5_20_стр.12">
      <style:header>
        <table:table table:name="Таблица267" table:style-name="Таблица267">
          <table:table-column table:style-name="Таблица267.A"/>
          <table:table-column table:style-name="Таблица267.B"/>
          <table:table-row table:style-name="Таблица267.1">
            <table:table-cell table:style-name="Таблица267.A1" office:value-type="string">
              <text:p text:style-name="MP7"><text:user-field-get text:name="rightHeader5">Фамилия И.О. Название статьи5</text:user-field-get></text:p>
            </table:table-cell>
            <table:table-cell table:style-name="Таблица267.A1" office:value-type="string">
              <text:p text:style-name="MP8"><text:page-number text:select-page="current">131</text:page-number></text:p>
            </table:table-cell>
          </table:table-row>
        </table:table>
      </style:header>
      <style:header-left>
        <table:table table:name="Таблица268" table:style-name="Таблица268">
          <table:table-column table:style-name="Таблица268.A"/>
          <table:table-column table:style-name="Таблица268.B"/>
          <table:table-row table:style-name="Таблица268.1">
            <table:table-cell table:style-name="Таблица268.A1" office:value-type="string">
              <text:p text:style-name="MP9"><text:page-number text:select-page="current">130</text:page-number></text:p>
            </table:table-cell>
            <table:table-cell table:style-name="Таблица268.A1" office:value-type="string">
              <text:p text:style-name="MP10"><text:user-field-get text:name="leftHeader5">Задайте название радела!</text:user-field-get></text:p>
            </table:table-cell>
          </table:table-row>
        </table:table>
      </style:header-left>
    </style:master-page>
    <style:master-page style:name="Статья_20_5_20_стр.12" style:display-name="Статья 5 стр.12" style:page-layout-name="Mpm9" style:next-style-name="Статья_20_5_20_стр.13">
      <style:header>
        <table:table table:name="Таблица269" table:style-name="Таблица269">
          <table:table-column table:style-name="Таблица269.A"/>
          <table:table-column table:style-name="Таблица269.B"/>
          <table:table-row table:style-name="Таблица269.1">
            <table:table-cell table:style-name="Таблица269.A1" office:value-type="string">
              <text:p text:style-name="MP7"><text:user-field-get text:name="rightHeader5">Фамилия И.О. Название статьи5</text:user-field-get></text:p>
            </table:table-cell>
            <table:table-cell table:style-name="Таблица269.A1" office:value-type="string">
              <text:p text:style-name="MP8"><text:page-number text:select-page="current">131</text:page-number></text:p>
            </table:table-cell>
          </table:table-row>
        </table:table>
      </style:header>
      <style:header-left>
        <table:table table:name="Таблица270" table:style-name="Таблица270">
          <table:table-column table:style-name="Таблица270.A"/>
          <table:table-column table:style-name="Таблица270.B"/>
          <table:table-row table:style-name="Таблица270.1">
            <table:table-cell table:style-name="Таблица270.A1" office:value-type="string">
              <text:p text:style-name="MP9"><text:page-number text:select-page="current">132</text:page-number></text:p>
            </table:table-cell>
            <table:table-cell table:style-name="Таблица270.A1" office:value-type="string">
              <text:p text:style-name="MP10"><text:user-field-get text:name="leftHeader5">Задайте название радела!</text:user-field-get></text:p>
            </table:table-cell>
          </table:table-row>
        </table:table>
      </style:header-left>
    </style:master-page>
    <style:master-page style:name="Статья_20_5_20_стр.13" style:display-name="Статья 5 стр.13" style:page-layout-name="Mpm9" style:next-style-name="Статья_20_5_20_стр.14">
      <style:header>
        <table:table table:name="Таблица271" table:style-name="Таблица271">
          <table:table-column table:style-name="Таблица271.A"/>
          <table:table-column table:style-name="Таблица271.B"/>
          <table:table-row table:style-name="Таблица271.1">
            <table:table-cell table:style-name="Таблица271.A1" office:value-type="string">
              <text:p text:style-name="MP7"><text:user-field-get text:name="rightHeader5">Фамилия И.О. Название статьи5</text:user-field-get></text:p>
            </table:table-cell>
            <table:table-cell table:style-name="Таблица271.A1" office:value-type="string">
              <text:p text:style-name="MP8"><text:page-number text:select-page="current">133</text:page-number></text:p>
            </table:table-cell>
          </table:table-row>
        </table:table>
      </style:header>
      <style:header-left>
        <table:table table:name="Таблица272" table:style-name="Таблица272">
          <table:table-column table:style-name="Таблица272.A"/>
          <table:table-column table:style-name="Таблица272.B"/>
          <table:table-row table:style-name="Таблица272.1">
            <table:table-cell table:style-name="Таблица272.A1" office:value-type="string">
              <text:p text:style-name="MP9"><text:page-number text:select-page="current">132</text:page-number></text:p>
            </table:table-cell>
            <table:table-cell table:style-name="Таблица272.A1" office:value-type="string">
              <text:p text:style-name="MP10"><text:user-field-get text:name="leftHeader5">Задайте название радела!</text:user-field-get></text:p>
            </table:table-cell>
          </table:table-row>
        </table:table>
      </style:header-left>
    </style:master-page>
    <style:master-page style:name="Статья_20_5_20_стр.14" style:display-name="Статья 5 стр.14" style:page-layout-name="Mpm9" style:next-style-name="Статья_20_5_20_стр.15">
      <style:header>
        <table:table table:name="Таблица273" table:style-name="Таблица273">
          <table:table-column table:style-name="Таблица273.A"/>
          <table:table-column table:style-name="Таблица273.B"/>
          <table:table-row table:style-name="Таблица273.1">
            <table:table-cell table:style-name="Таблица273.A1" office:value-type="string">
              <text:p text:style-name="MP7"><text:user-field-get text:name="rightHeader5">Фамилия И.О. Название статьи5</text:user-field-get></text:p>
            </table:table-cell>
            <table:table-cell table:style-name="Таблица273.A1" office:value-type="string">
              <text:p text:style-name="MP8"><text:page-number text:select-page="current">133</text:page-number></text:p>
            </table:table-cell>
          </table:table-row>
        </table:table>
      </style:header>
      <style:header-left>
        <table:table table:name="Таблица274" table:style-name="Таблица274">
          <table:table-column table:style-name="Таблица274.A"/>
          <table:table-column table:style-name="Таблица274.B"/>
          <table:table-row table:style-name="Таблица274.1">
            <table:table-cell table:style-name="Таблица274.A1" office:value-type="string">
              <text:p text:style-name="MP9"><text:page-number text:select-page="current">134</text:page-number></text:p>
            </table:table-cell>
            <table:table-cell table:style-name="Таблица274.A1" office:value-type="string">
              <text:p text:style-name="MP10"><text:user-field-get text:name="leftHeader5">Задайте название радела!</text:user-field-get></text:p>
            </table:table-cell>
          </table:table-row>
        </table:table>
      </style:header-left>
    </style:master-page>
    <style:master-page style:name="Статья_20_5_20_стр.15" style:display-name="Статья 5 стр.15" style:page-layout-name="Mpm9" style:next-style-name="Статья_20_5_20_стр.16">
      <style:header>
        <table:table table:name="Таблица275" table:style-name="Таблица275">
          <table:table-column table:style-name="Таблица275.A"/>
          <table:table-column table:style-name="Таблица275.B"/>
          <table:table-row table:style-name="Таблица275.1">
            <table:table-cell table:style-name="Таблица275.A1" office:value-type="string">
              <text:p text:style-name="MP7"><text:user-field-get text:name="rightHeader5">Фамилия И.О. Название статьи5</text:user-field-get></text:p>
            </table:table-cell>
            <table:table-cell table:style-name="Таблица275.A1" office:value-type="string">
              <text:p text:style-name="MP8"><text:page-number text:select-page="current">135</text:page-number></text:p>
            </table:table-cell>
          </table:table-row>
        </table:table>
      </style:header>
      <style:header-left>
        <table:table table:name="Таблица276" table:style-name="Таблица276">
          <table:table-column table:style-name="Таблица276.A"/>
          <table:table-column table:style-name="Таблица276.B"/>
          <table:table-row table:style-name="Таблица276.1">
            <table:table-cell table:style-name="Таблица276.A1" office:value-type="string">
              <text:p text:style-name="MP9"><text:page-number text:select-page="current">134</text:page-number></text:p>
            </table:table-cell>
            <table:table-cell table:style-name="Таблица276.A1" office:value-type="string">
              <text:p text:style-name="MP10"><text:user-field-get text:name="leftHeader5">Задайте название радела!</text:user-field-get></text:p>
            </table:table-cell>
          </table:table-row>
        </table:table>
      </style:header-left>
    </style:master-page>
    <style:master-page style:name="Статья_20_5_20_стр.16" style:display-name="Статья 5 стр.16" style:page-layout-name="Mpm9" style:next-style-name="Статья_20_5_20_стр.17">
      <style:header>
        <table:table table:name="Таблица277" table:style-name="Таблица277">
          <table:table-column table:style-name="Таблица277.A"/>
          <table:table-column table:style-name="Таблица277.B"/>
          <table:table-row table:style-name="Таблица277.1">
            <table:table-cell table:style-name="Таблица277.A1" office:value-type="string">
              <text:p text:style-name="MP7"><text:user-field-get text:name="rightHeader5">Фамилия И.О. Название статьи5</text:user-field-get></text:p>
            </table:table-cell>
            <table:table-cell table:style-name="Таблица277.A1" office:value-type="string">
              <text:p text:style-name="MP8"><text:page-number text:select-page="current">135</text:page-number></text:p>
            </table:table-cell>
          </table:table-row>
        </table:table>
      </style:header>
      <style:header-left>
        <table:table table:name="Таблица278" table:style-name="Таблица278">
          <table:table-column table:style-name="Таблица278.A"/>
          <table:table-column table:style-name="Таблица278.B"/>
          <table:table-row table:style-name="Таблица278.1">
            <table:table-cell table:style-name="Таблица278.A1" office:value-type="string">
              <text:p text:style-name="MP9"><text:page-number text:select-page="current">136</text:page-number></text:p>
            </table:table-cell>
            <table:table-cell table:style-name="Таблица278.A1" office:value-type="string">
              <text:p text:style-name="MP10"><text:user-field-get text:name="leftHeader5">Задайте название радела!</text:user-field-get></text:p>
            </table:table-cell>
          </table:table-row>
        </table:table>
      </style:header-left>
    </style:master-page>
    <style:master-page style:name="Статья_20_5_20_стр.17" style:display-name="Статья 5 стр.17" style:page-layout-name="Mpm9" style:next-style-name="Статья_20_5_20_стр.18">
      <style:header>
        <table:table table:name="Таблица279" table:style-name="Таблица279">
          <table:table-column table:style-name="Таблица279.A"/>
          <table:table-column table:style-name="Таблица279.B"/>
          <table:table-row table:style-name="Таблица279.1">
            <table:table-cell table:style-name="Таблица279.A1" office:value-type="string">
              <text:p text:style-name="MP7"><text:user-field-get text:name="rightHeader5">Фамилия И.О. Название статьи5</text:user-field-get></text:p>
            </table:table-cell>
            <table:table-cell table:style-name="Таблица279.A1" office:value-type="string">
              <text:p text:style-name="MP8"><text:page-number text:select-page="current">137</text:page-number></text:p>
            </table:table-cell>
          </table:table-row>
        </table:table>
      </style:header>
      <style:header-left>
        <table:table table:name="Таблица280" table:style-name="Таблица280">
          <table:table-column table:style-name="Таблица280.A"/>
          <table:table-column table:style-name="Таблица280.B"/>
          <table:table-row table:style-name="Таблица280.1">
            <table:table-cell table:style-name="Таблица280.A1" office:value-type="string">
              <text:p text:style-name="MP9"><text:page-number text:select-page="current">136</text:page-number></text:p>
            </table:table-cell>
            <table:table-cell table:style-name="Таблица280.A1" office:value-type="string">
              <text:p text:style-name="MP10"><text:user-field-get text:name="leftHeader5">Задайте название радела!</text:user-field-get></text:p>
            </table:table-cell>
          </table:table-row>
        </table:table>
      </style:header-left>
    </style:master-page>
    <style:master-page style:name="Статья_20_5_20_стр.18" style:display-name="Статья 5 стр.18" style:page-layout-name="Mpm9" style:next-style-name="Статья_20_5_20_стр.19">
      <style:header>
        <table:table table:name="Таблица281" table:style-name="Таблица281">
          <table:table-column table:style-name="Таблица281.A"/>
          <table:table-column table:style-name="Таблица281.B"/>
          <table:table-row table:style-name="Таблица281.1">
            <table:table-cell table:style-name="Таблица281.A1" office:value-type="string">
              <text:p text:style-name="MP7"><text:user-field-get text:name="rightHeader5">Фамилия И.О. Название статьи5</text:user-field-get></text:p>
            </table:table-cell>
            <table:table-cell table:style-name="Таблица281.A1" office:value-type="string">
              <text:p text:style-name="MP8"><text:page-number text:select-page="current">137</text:page-number></text:p>
            </table:table-cell>
          </table:table-row>
        </table:table>
      </style:header>
      <style:header-left>
        <table:table table:name="Таблица282" table:style-name="Таблица282">
          <table:table-column table:style-name="Таблица282.A"/>
          <table:table-column table:style-name="Таблица282.B"/>
          <table:table-row table:style-name="Таблица282.1">
            <table:table-cell table:style-name="Таблица282.A1" office:value-type="string">
              <text:p text:style-name="MP9"><text:page-number text:select-page="current">138</text:page-number></text:p>
            </table:table-cell>
            <table:table-cell table:style-name="Таблица282.A1" office:value-type="string">
              <text:p text:style-name="MP10"><text:user-field-get text:name="leftHeader5">Задайте название радела!</text:user-field-get></text:p>
            </table:table-cell>
          </table:table-row>
        </table:table>
      </style:header-left>
    </style:master-page>
    <style:master-page style:name="Статья_20_5_20_стр.19" style:display-name="Статья 5 стр.19" style:page-layout-name="Mpm9" style:next-style-name="Статья_20_5_20_стр.20">
      <style:header>
        <table:table table:name="Таблица283" table:style-name="Таблица283">
          <table:table-column table:style-name="Таблица283.A"/>
          <table:table-column table:style-name="Таблица283.B"/>
          <table:table-row table:style-name="Таблица283.1">
            <table:table-cell table:style-name="Таблица283.A1" office:value-type="string">
              <text:p text:style-name="MP7"><text:user-field-get text:name="rightHeader5">Фамилия И.О. Название статьи5</text:user-field-get></text:p>
            </table:table-cell>
            <table:table-cell table:style-name="Таблица283.A1" office:value-type="string">
              <text:p text:style-name="MP8"><text:page-number text:select-page="current">139</text:page-number></text:p>
            </table:table-cell>
          </table:table-row>
        </table:table>
      </style:header>
      <style:header-left>
        <table:table table:name="Таблица284" table:style-name="Таблица284">
          <table:table-column table:style-name="Таблица284.A"/>
          <table:table-column table:style-name="Таблица284.B"/>
          <table:table-row table:style-name="Таблица284.1">
            <table:table-cell table:style-name="Таблица284.A1" office:value-type="string">
              <text:p text:style-name="MP9"><text:page-number text:select-page="current">138</text:page-number></text:p>
            </table:table-cell>
            <table:table-cell table:style-name="Таблица284.A1" office:value-type="string">
              <text:p text:style-name="MP10"><text:user-field-get text:name="leftHeader5">Задайте название радела!</text:user-field-get></text:p>
            </table:table-cell>
          </table:table-row>
        </table:table>
      </style:header-left>
    </style:master-page>
    <style:master-page style:name="Статья_20_5_20_стр.20" style:display-name="Статья 5 стр.20" style:page-layout-name="Mpm9" style:next-style-name="Статья_20_5_20_стр.21">
      <style:header>
        <table:table table:name="Таблица285" table:style-name="Таблица285">
          <table:table-column table:style-name="Таблица285.A"/>
          <table:table-column table:style-name="Таблица285.B"/>
          <table:table-row table:style-name="Таблица285.1">
            <table:table-cell table:style-name="Таблица285.A1" office:value-type="string">
              <text:p text:style-name="MP7"><text:user-field-get text:name="rightHeader5">Фамилия И.О. Название статьи5</text:user-field-get></text:p>
            </table:table-cell>
            <table:table-cell table:style-name="Таблица285.A1" office:value-type="string">
              <text:p text:style-name="MP8"><text:page-number text:select-page="current">139</text:page-number></text:p>
            </table:table-cell>
          </table:table-row>
        </table:table>
      </style:header>
      <style:header-left>
        <table:table table:name="Таблица286" table:style-name="Таблица286">
          <table:table-column table:style-name="Таблица286.A"/>
          <table:table-column table:style-name="Таблица286.B"/>
          <table:table-row table:style-name="Таблица286.1">
            <table:table-cell table:style-name="Таблица286.A1" office:value-type="string">
              <text:p text:style-name="MP9"><text:page-number text:select-page="current">140</text:page-number></text:p>
            </table:table-cell>
            <table:table-cell table:style-name="Таблица286.A1" office:value-type="string">
              <text:p text:style-name="MP10"><text:user-field-get text:name="leftHeader5">Задайте название радела!</text:user-field-get></text:p>
            </table:table-cell>
          </table:table-row>
        </table:table>
      </style:header-left>
    </style:master-page>
    <style:master-page style:name="Статья_20_5_20_стр.21" style:display-name="Статья 5 стр.21" style:page-layout-name="Mpm9" style:next-style-name="Статья_20_5_20_стр.22">
      <style:header>
        <table:table table:name="Таблица287" table:style-name="Таблица287">
          <table:table-column table:style-name="Таблица287.A"/>
          <table:table-column table:style-name="Таблица287.B"/>
          <table:table-row table:style-name="Таблица287.1">
            <table:table-cell table:style-name="Таблица287.A1" office:value-type="string">
              <text:p text:style-name="MP7"><text:user-field-get text:name="rightHeader5">Фамилия И.О. Название статьи5</text:user-field-get></text:p>
            </table:table-cell>
            <table:table-cell table:style-name="Таблица287.A1" office:value-type="string">
              <text:p text:style-name="MP8"><text:page-number text:select-page="current">141</text:page-number></text:p>
            </table:table-cell>
          </table:table-row>
        </table:table>
      </style:header>
      <style:header-left>
        <table:table table:name="Таблица288" table:style-name="Таблица288">
          <table:table-column table:style-name="Таблица288.A"/>
          <table:table-column table:style-name="Таблица288.B"/>
          <table:table-row table:style-name="Таблица288.1">
            <table:table-cell table:style-name="Таблица288.A1" office:value-type="string">
              <text:p text:style-name="MP9"><text:page-number text:select-page="current">140</text:page-number></text:p>
            </table:table-cell>
            <table:table-cell table:style-name="Таблица288.A1" office:value-type="string">
              <text:p text:style-name="MP10"><text:user-field-get text:name="leftHeader5">Задайте название радела!</text:user-field-get></text:p>
            </table:table-cell>
          </table:table-row>
        </table:table>
      </style:header-left>
    </style:master-page>
    <style:master-page style:name="Статья_20_5_20_стр.22" style:display-name="Статья 5 стр.22" style:page-layout-name="Mpm9" style:next-style-name="Статья_20_5_20_стр.23">
      <style:header>
        <table:table table:name="Таблица289" table:style-name="Таблица289">
          <table:table-column table:style-name="Таблица289.A"/>
          <table:table-column table:style-name="Таблица289.B"/>
          <table:table-row table:style-name="Таблица289.1">
            <table:table-cell table:style-name="Таблица289.A1" office:value-type="string">
              <text:p text:style-name="MP7"><text:user-field-get text:name="rightHeader5">Фамилия И.О. Название статьи5</text:user-field-get></text:p>
            </table:table-cell>
            <table:table-cell table:style-name="Таблица289.A1" office:value-type="string">
              <text:p text:style-name="MP8"><text:page-number text:select-page="current">141</text:page-number></text:p>
            </table:table-cell>
          </table:table-row>
        </table:table>
      </style:header>
      <style:header-left>
        <table:table table:name="Таблица290" table:style-name="Таблица290">
          <table:table-column table:style-name="Таблица290.A"/>
          <table:table-column table:style-name="Таблица290.B"/>
          <table:table-row table:style-name="Таблица290.1">
            <table:table-cell table:style-name="Таблица290.A1" office:value-type="string">
              <text:p text:style-name="MP9"><text:page-number text:select-page="current">142</text:page-number></text:p>
            </table:table-cell>
            <table:table-cell table:style-name="Таблица290.A1" office:value-type="string">
              <text:p text:style-name="MP10"><text:user-field-get text:name="leftHeader5">Задайте название радела!</text:user-field-get></text:p>
            </table:table-cell>
          </table:table-row>
        </table:table>
      </style:header-left>
    </style:master-page>
    <style:master-page style:name="Статья_20_5_20_стр.23" style:display-name="Статья 5 стр.23" style:page-layout-name="Mpm9" style:next-style-name="Статья_20_5_20_стр.24">
      <style:header>
        <table:table table:name="Таблица291" table:style-name="Таблица291">
          <table:table-column table:style-name="Таблица291.A"/>
          <table:table-column table:style-name="Таблица291.B"/>
          <table:table-row table:style-name="Таблица291.1">
            <table:table-cell table:style-name="Таблица291.A1" office:value-type="string">
              <text:p text:style-name="MP7"><text:user-field-get text:name="rightHeader5">Фамилия И.О. Название статьи5</text:user-field-get></text:p>
            </table:table-cell>
            <table:table-cell table:style-name="Таблица291.A1" office:value-type="string">
              <text:p text:style-name="MP8"><text:page-number text:select-page="current">143</text:page-number></text:p>
            </table:table-cell>
          </table:table-row>
        </table:table>
      </style:header>
      <style:header-left>
        <table:table table:name="Таблица292" table:style-name="Таблица292">
          <table:table-column table:style-name="Таблица292.A"/>
          <table:table-column table:style-name="Таблица292.B"/>
          <table:table-row table:style-name="Таблица292.1">
            <table:table-cell table:style-name="Таблица292.A1" office:value-type="string">
              <text:p text:style-name="MP9"><text:page-number text:select-page="current">142</text:page-number></text:p>
            </table:table-cell>
            <table:table-cell table:style-name="Таблица292.A1" office:value-type="string">
              <text:p text:style-name="MP10"><text:user-field-get text:name="leftHeader5">Задайте название радела!</text:user-field-get></text:p>
            </table:table-cell>
          </table:table-row>
        </table:table>
      </style:header-left>
    </style:master-page>
    <style:master-page style:name="Статья_20_5_20_стр.24" style:display-name="Статья 5 стр.24" style:page-layout-name="Mpm9" style:next-style-name="Статья_20_5_20_стр.25">
      <style:header>
        <table:table table:name="Таблица293" table:style-name="Таблица293">
          <table:table-column table:style-name="Таблица293.A"/>
          <table:table-column table:style-name="Таблица293.B"/>
          <table:table-row table:style-name="Таблица293.1">
            <table:table-cell table:style-name="Таблица293.A1" office:value-type="string">
              <text:p text:style-name="MP7"><text:user-field-get text:name="rightHeader5">Фамилия И.О. Название статьи5</text:user-field-get></text:p>
            </table:table-cell>
            <table:table-cell table:style-name="Таблица293.A1" office:value-type="string">
              <text:p text:style-name="MP8"><text:page-number text:select-page="current">143</text:page-number></text:p>
            </table:table-cell>
          </table:table-row>
        </table:table>
      </style:header>
      <style:header-left>
        <table:table table:name="Таблица294" table:style-name="Таблица294">
          <table:table-column table:style-name="Таблица294.A"/>
          <table:table-column table:style-name="Таблица294.B"/>
          <table:table-row table:style-name="Таблица294.1">
            <table:table-cell table:style-name="Таблица294.A1" office:value-type="string">
              <text:p text:style-name="MP9"><text:page-number text:select-page="current">144</text:page-number></text:p>
            </table:table-cell>
            <table:table-cell table:style-name="Таблица294.A1" office:value-type="string">
              <text:p text:style-name="MP10"><text:user-field-get text:name="leftHeader5">Задайте название радела!</text:user-field-get></text:p>
            </table:table-cell>
          </table:table-row>
        </table:table>
      </style:header-left>
    </style:master-page>
    <style:master-page style:name="Статья_20_5_20_стр.25" style:display-name="Статья 5 стр.25" style:page-layout-name="Mpm9" style:next-style-name="Статья_20_5_20_стр.26">
      <style:header>
        <table:table table:name="Таблица295" table:style-name="Таблица295">
          <table:table-column table:style-name="Таблица295.A"/>
          <table:table-column table:style-name="Таблица295.B"/>
          <table:table-row table:style-name="Таблица295.1">
            <table:table-cell table:style-name="Таблица295.A1" office:value-type="string">
              <text:p text:style-name="MP7"><text:user-field-get text:name="rightHeader5">Фамилия И.О. Название статьи5</text:user-field-get></text:p>
            </table:table-cell>
            <table:table-cell table:style-name="Таблица295.A1" office:value-type="string">
              <text:p text:style-name="MP8"><text:page-number text:select-page="current">145</text:page-number></text:p>
            </table:table-cell>
          </table:table-row>
        </table:table>
      </style:header>
      <style:header-left>
        <table:table table:name="Таблица296" table:style-name="Таблица296">
          <table:table-column table:style-name="Таблица296.A"/>
          <table:table-column table:style-name="Таблица296.B"/>
          <table:table-row table:style-name="Таблица296.1">
            <table:table-cell table:style-name="Таблица296.A1" office:value-type="string">
              <text:p text:style-name="MP9"><text:page-number text:select-page="current">144</text:page-number></text:p>
            </table:table-cell>
            <table:table-cell table:style-name="Таблица296.A1" office:value-type="string">
              <text:p text:style-name="MP10"><text:user-field-get text:name="leftHeader5">Задайте название радела!</text:user-field-get></text:p>
            </table:table-cell>
          </table:table-row>
        </table:table>
      </style:header-left>
    </style:master-page>
    <style:master-page style:name="Статья_20_5_20_стр.26" style:display-name="Статья 5 стр.26" style:page-layout-name="Mpm9" style:next-style-name="Статья_20_5_20_стр.27">
      <style:header>
        <table:table table:name="Таблица297" table:style-name="Таблица297">
          <table:table-column table:style-name="Таблица297.A"/>
          <table:table-column table:style-name="Таблица297.B"/>
          <table:table-row table:style-name="Таблица297.1">
            <table:table-cell table:style-name="Таблица297.A1" office:value-type="string">
              <text:p text:style-name="MP7"><text:user-field-get text:name="rightHeader5">Фамилия И.О. Название статьи5</text:user-field-get></text:p>
            </table:table-cell>
            <table:table-cell table:style-name="Таблица297.A1" office:value-type="string">
              <text:p text:style-name="MP8"><text:page-number text:select-page="current">145</text:page-number></text:p>
            </table:table-cell>
          </table:table-row>
        </table:table>
      </style:header>
      <style:header-left>
        <table:table table:name="Таблица298" table:style-name="Таблица298">
          <table:table-column table:style-name="Таблица298.A"/>
          <table:table-column table:style-name="Таблица298.B"/>
          <table:table-row table:style-name="Таблица298.1">
            <table:table-cell table:style-name="Таблица298.A1" office:value-type="string">
              <text:p text:style-name="MP9"><text:page-number text:select-page="current">146</text:page-number></text:p>
            </table:table-cell>
            <table:table-cell table:style-name="Таблица298.A1" office:value-type="string">
              <text:p text:style-name="MP10"><text:user-field-get text:name="leftHeader5">Задайте название радела!</text:user-field-get></text:p>
            </table:table-cell>
          </table:table-row>
        </table:table>
      </style:header-left>
    </style:master-page>
    <style:master-page style:name="Статья_20_5_20_стр.27" style:display-name="Статья 5 стр.27" style:page-layout-name="Mpm9" style:next-style-name="Статья_20_5_20_стр.28">
      <style:header>
        <table:table table:name="Таблица299" table:style-name="Таблица299">
          <table:table-column table:style-name="Таблица299.A"/>
          <table:table-column table:style-name="Таблица299.B"/>
          <table:table-row table:style-name="Таблица299.1">
            <table:table-cell table:style-name="Таблица299.A1" office:value-type="string">
              <text:p text:style-name="MP7"><text:user-field-get text:name="rightHeader5">Фамилия И.О. Название статьи5</text:user-field-get></text:p>
            </table:table-cell>
            <table:table-cell table:style-name="Таблица299.A1" office:value-type="string">
              <text:p text:style-name="MP8"><text:page-number text:select-page="current">147</text:page-number></text:p>
            </table:table-cell>
          </table:table-row>
        </table:table>
      </style:header>
      <style:header-left>
        <table:table table:name="Таблица300" table:style-name="Таблица300">
          <table:table-column table:style-name="Таблица300.A"/>
          <table:table-column table:style-name="Таблица300.B"/>
          <table:table-row table:style-name="Таблица300.1">
            <table:table-cell table:style-name="Таблица300.A1" office:value-type="string">
              <text:p text:style-name="MP9"><text:page-number text:select-page="current">146</text:page-number></text:p>
            </table:table-cell>
            <table:table-cell table:style-name="Таблица300.A1" office:value-type="string">
              <text:p text:style-name="MP10"><text:user-field-get text:name="leftHeader5">Задайте название радела!</text:user-field-get></text:p>
            </table:table-cell>
          </table:table-row>
        </table:table>
      </style:header-left>
    </style:master-page>
    <style:master-page style:name="Статья_20_5_20_стр.28" style:display-name="Статья 5 стр.28" style:page-layout-name="Mpm9" style:next-style-name="Статья_20_5_20_стр.29">
      <style:header>
        <table:table table:name="Таблица301" table:style-name="Таблица301">
          <table:table-column table:style-name="Таблица301.A"/>
          <table:table-column table:style-name="Таблица301.B"/>
          <table:table-row table:style-name="Таблица301.1">
            <table:table-cell table:style-name="Таблица301.A1" office:value-type="string">
              <text:p text:style-name="MP7"><text:user-field-get text:name="rightHeader5">Фамилия И.О. Название статьи5</text:user-field-get></text:p>
            </table:table-cell>
            <table:table-cell table:style-name="Таблица301.A1" office:value-type="string">
              <text:p text:style-name="MP8"><text:page-number text:select-page="current">147</text:page-number></text:p>
            </table:table-cell>
          </table:table-row>
        </table:table>
      </style:header>
      <style:header-left>
        <table:table table:name="Таблица302" table:style-name="Таблица302">
          <table:table-column table:style-name="Таблица302.A"/>
          <table:table-column table:style-name="Таблица302.B"/>
          <table:table-row table:style-name="Таблица302.1">
            <table:table-cell table:style-name="Таблица302.A1" office:value-type="string">
              <text:p text:style-name="MP9"><text:page-number text:select-page="current">148</text:page-number></text:p>
            </table:table-cell>
            <table:table-cell table:style-name="Таблица302.A1" office:value-type="string">
              <text:p text:style-name="MP10"><text:user-field-get text:name="leftHeader5">Задайте название радела!</text:user-field-get></text:p>
            </table:table-cell>
          </table:table-row>
        </table:table>
      </style:header-left>
    </style:master-page>
    <style:master-page style:name="Статья_20_5_20_стр.29" style:display-name="Статья 5 стр.29" style:page-layout-name="Mpm9" style:next-style-name="Статья_20_5">
      <style:header>
        <table:table table:name="Таблица303" table:style-name="Таблица303">
          <table:table-column table:style-name="Таблица303.A"/>
          <table:table-column table:style-name="Таблица303.B"/>
          <table:table-row table:style-name="Таблица303.1">
            <table:table-cell table:style-name="Таблица303.A1" office:value-type="string">
              <text:p text:style-name="MP7"><text:user-field-get text:name="rightHeader5">Фамилия И.О. Название статьи5</text:user-field-get></text:p>
            </table:table-cell>
            <table:table-cell table:style-name="Таблица303.A1" office:value-type="string">
              <text:p text:style-name="MP8"><text:page-number text:select-page="current">149</text:page-number></text:p>
            </table:table-cell>
          </table:table-row>
        </table:table>
      </style:header>
      <style:header-left>
        <table:table table:name="Таблица304" table:style-name="Таблица304">
          <table:table-column table:style-name="Таблица304.A"/>
          <table:table-column table:style-name="Таблица304.B"/>
          <table:table-row table:style-name="Таблица304.1">
            <table:table-cell table:style-name="Таблица304.A1" office:value-type="string">
              <text:p text:style-name="MP9"><text:page-number text:select-page="current">148</text:page-number></text:p>
            </table:table-cell>
            <table:table-cell table:style-name="Таблица304.A1" office:value-type="string">
              <text:p text:style-name="MP10"><text:user-field-get text:name="leftHeader5">Задайте название радела!</text:user-field-get></text:p>
            </table:table-cell>
          </table:table-row>
        </table:table>
      </style:header-left>
    </style:master-page>
    <style:master-page style:name="Статья_20_6_20_стр.1" style:display-name="Статья 6 стр.1" style:page-layout-name="Mpm10" style:next-style-name="Статья_20_6_20_стр.2">
      <style:header>
        <table:table table:name="Таблица305" table:style-name="Таблица305">
          <table:table-column table:style-name="Таблица305.A"/>
          <table:table-column table:style-name="Таблица305.B"/>
          <table:table-row>
            <table:table-cell table:style-name="Таблица305.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150</text:page-number>–<text:user-field-get text:name="article6LastPage">178</text:user-field-get></text:p>
              <text:p text:style-name="MP11"><text:user-field-get text:name="article6UDK">Задать УДК</text:user-field-get></text:p>
            </table:table-cell>
            <table:table-cell table:style-name="Таблица305.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150</text:page-number>–<text:user-field-get text:name="article6LastPage">178</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150</text:page-number>-<text:user-field-get text:name="article6LastPage">178</text:user-field-get></text:p>
            </table:table-cell>
          </table:table-row>
        </table:table>
      </style:header>
      <style:footer>
        <text:user-field-decls>
          <text:user-field-decl office:value-type="string" office:string-value="" text:name="author6Copyright"/>
        </text:user-field-decls>
        <text:p text:style-name="MP14"><text:user-field-get text:name="author6Copyright"/></text:p>
      </style:footer>
    </style:master-page>
    <style:master-page style:name="Статья_20_6" style:display-name="Статья 6" style:page-layout-name="Mpm9">
      <style:header>
        <table:table table:name="Таблица306" table:style-name="Таблица306">
          <table:table-column table:style-name="Таблица306.A"/>
          <table:table-column table:style-name="Таблица306.B"/>
          <table:table-row table:style-name="Таблица306.1">
            <table:table-cell table:style-name="Таблица306.A1" office:value-type="string">
              <text:p text:style-name="MP7"><text:user-field-get text:name="rightHeader6">Фамилия И.О. Название статьи6</text:user-field-get></text:p>
            </table:table-cell>
            <table:table-cell table:style-name="Таблица306.A1" office:value-type="string">
              <text:p text:style-name="MP8"><text:page-number text:select-page="current">179</text:page-number></text:p>
            </table:table-cell>
          </table:table-row>
        </table:table>
      </style:header>
      <style:header-left>
        <table:table table:name="Таблица307" table:style-name="Таблица307">
          <table:table-column table:style-name="Таблица307.A"/>
          <table:table-column table:style-name="Таблица307.B"/>
          <table:table-row table:style-name="Таблица307.1">
            <table:table-cell table:style-name="Таблица307.A1" office:value-type="string">
              <text:p text:style-name="MP9"><text:page-number text:select-page="current">178</text:page-number></text:p>
            </table:table-cell>
            <table:table-cell table:style-name="Таблица307.A1" office:value-type="string">
              <text:p text:style-name="MP10"><text:user-field-get text:name="leftHeader6">Задайте название радела!</text:user-field-get></text:p>
            </table:table-cell>
          </table:table-row>
        </table:table>
      </style:header-left>
    </style:master-page>
    <style:master-page style:name="Статья_20_6_20_стр.2" style:display-name="Статья 6 стр.2" style:page-layout-name="Mpm9" style:next-style-name="Статья_20_6_20_стр.3">
      <style:header>
        <table:table table:name="Таблица308" table:style-name="Таблица308">
          <table:table-column table:style-name="Таблица308.A"/>
          <table:table-column table:style-name="Таблица308.B"/>
          <table:table-row table:style-name="Таблица308.1">
            <table:table-cell table:style-name="Таблица308.A1" office:value-type="string">
              <text:p text:style-name="MP7"><text:user-field-get text:name="rightHeader6">Фамилия И.О. Название статьи6</text:user-field-get></text:p>
            </table:table-cell>
            <table:table-cell table:style-name="Таблица308.A1" office:value-type="string">
              <text:p text:style-name="MP8"><text:page-number text:select-page="current">151</text:page-number></text:p>
            </table:table-cell>
          </table:table-row>
        </table:table>
      </style:header>
      <style:header-left>
        <table:table table:name="Таблица309" table:style-name="Таблица309">
          <table:table-column table:style-name="Таблица309.A"/>
          <table:table-column table:style-name="Таблица309.B"/>
          <table:table-row table:style-name="Таблица309.1">
            <table:table-cell table:style-name="Таблица309.A1" office:value-type="string">
              <text:p text:style-name="MP9"><text:page-number text:select-page="current">178</text:page-number></text:p>
            </table:table-cell>
            <table:table-cell table:style-name="Таблица309.A1" office:value-type="string">
              <text:p text:style-name="MP10"><text:user-field-get text:name="leftHeader6">Задайте название радела!</text:user-field-get></text:p>
            </table:table-cell>
          </table:table-row>
        </table:table>
      </style:header-left>
    </style:master-page>
    <style:master-page style:name="Статья_20_6_20_стр.3" style:display-name="Статья 6 стр.3" style:page-layout-name="Mpm9" style:next-style-name="Статья_20_6_20_стр.4">
      <style:header>
        <table:table table:name="Таблица310" table:style-name="Таблица310">
          <table:table-column table:style-name="Таблица310.A"/>
          <table:table-column table:style-name="Таблица310.B"/>
          <table:table-row table:style-name="Таблица310.1">
            <table:table-cell table:style-name="Таблица310.A1" office:value-type="string">
              <text:p text:style-name="MP7"><text:user-field-get text:name="rightHeader6">Фамилия И.О. Название статьи6</text:user-field-get></text:p>
            </table:table-cell>
            <table:table-cell table:style-name="Таблица310.A1" office:value-type="string">
              <text:p text:style-name="MP8"><text:page-number text:select-page="current">151</text:page-number></text:p>
            </table:table-cell>
          </table:table-row>
        </table:table>
      </style:header>
      <style:header-left>
        <table:table table:name="Таблица311" table:style-name="Таблица311">
          <table:table-column table:style-name="Таблица311.A"/>
          <table:table-column table:style-name="Таблица311.B"/>
          <table:table-row table:style-name="Таблица311.1">
            <table:table-cell table:style-name="Таблица311.A1" office:value-type="string">
              <text:p text:style-name="MP9"><text:page-number text:select-page="current">152</text:page-number></text:p>
            </table:table-cell>
            <table:table-cell table:style-name="Таблица311.A1" office:value-type="string">
              <text:p text:style-name="MP10"><text:user-field-get text:name="leftHeader6">Задайте название радела!</text:user-field-get></text:p>
            </table:table-cell>
          </table:table-row>
        </table:table>
      </style:header-left>
    </style:master-page>
    <style:master-page style:name="Статья_20_6_20_стр.4" style:display-name="Статья 6 стр.4" style:page-layout-name="Mpm9" style:next-style-name="Статья_20_6_20_стр.5">
      <style:header>
        <table:table table:name="Таблица312" table:style-name="Таблица312">
          <table:table-column table:style-name="Таблица312.A"/>
          <table:table-column table:style-name="Таблица312.B"/>
          <table:table-row table:style-name="Таблица312.1">
            <table:table-cell table:style-name="Таблица312.A1" office:value-type="string">
              <text:p text:style-name="MP7"><text:user-field-get text:name="rightHeader6">Фамилия И.О. Название статьи6</text:user-field-get></text:p>
            </table:table-cell>
            <table:table-cell table:style-name="Таблица312.A1" office:value-type="string">
              <text:p text:style-name="MP8"><text:page-number text:select-page="current">153</text:page-number></text:p>
            </table:table-cell>
          </table:table-row>
        </table:table>
      </style:header>
      <style:header-left>
        <table:table table:name="Таблица313" table:style-name="Таблица313">
          <table:table-column table:style-name="Таблица313.A"/>
          <table:table-column table:style-name="Таблица313.B"/>
          <table:table-row table:style-name="Таблица313.1">
            <table:table-cell table:style-name="Таблица313.A1" office:value-type="string">
              <text:p text:style-name="MP9"><text:page-number text:select-page="current">152</text:page-number></text:p>
            </table:table-cell>
            <table:table-cell table:style-name="Таблица313.A1" office:value-type="string">
              <text:p text:style-name="MP10"><text:user-field-get text:name="leftHeader6">Задайте название радела!</text:user-field-get></text:p>
            </table:table-cell>
          </table:table-row>
        </table:table>
      </style:header-left>
    </style:master-page>
    <style:master-page style:name="Статья_20_6_20_стр.5" style:display-name="Статья 6 стр.5" style:page-layout-name="Mpm9" style:next-style-name="Статья_20_6_20_стр.6">
      <style:header>
        <table:table table:name="Таблица314" table:style-name="Таблица314">
          <table:table-column table:style-name="Таблица314.A"/>
          <table:table-column table:style-name="Таблица314.B"/>
          <table:table-row table:style-name="Таблица314.1">
            <table:table-cell table:style-name="Таблица314.A1" office:value-type="string">
              <text:p text:style-name="MP7"><text:user-field-get text:name="rightHeader6">Фамилия И.О. Название статьи6</text:user-field-get></text:p>
            </table:table-cell>
            <table:table-cell table:style-name="Таблица314.A1" office:value-type="string">
              <text:p text:style-name="MP8"><text:page-number text:select-page="current">153</text:page-number></text:p>
            </table:table-cell>
          </table:table-row>
        </table:table>
      </style:header>
      <style:header-left>
        <table:table table:name="Таблица315" table:style-name="Таблица315">
          <table:table-column table:style-name="Таблица315.A"/>
          <table:table-column table:style-name="Таблица315.B"/>
          <table:table-row table:style-name="Таблица315.1">
            <table:table-cell table:style-name="Таблица315.A1" office:value-type="string">
              <text:p text:style-name="MP9"><text:page-number text:select-page="current">154</text:page-number></text:p>
            </table:table-cell>
            <table:table-cell table:style-name="Таблица315.A1" office:value-type="string">
              <text:p text:style-name="MP10"><text:user-field-get text:name="leftHeader6">Задайте название радела!</text:user-field-get></text:p>
            </table:table-cell>
          </table:table-row>
        </table:table>
      </style:header-left>
    </style:master-page>
    <style:master-page style:name="Статья_20_6_20_стр.6" style:display-name="Статья 6 стр.6" style:page-layout-name="Mpm9" style:next-style-name="Статья_20_6_20_стр.7">
      <style:header>
        <table:table table:name="Таблица316" table:style-name="Таблица316">
          <table:table-column table:style-name="Таблица316.A"/>
          <table:table-column table:style-name="Таблица316.B"/>
          <table:table-row table:style-name="Таблица316.1">
            <table:table-cell table:style-name="Таблица316.A1" office:value-type="string">
              <text:p text:style-name="MP7"><text:user-field-get text:name="rightHeader6">Фамилия И.О. Название статьи6</text:user-field-get></text:p>
            </table:table-cell>
            <table:table-cell table:style-name="Таблица316.A1" office:value-type="string">
              <text:p text:style-name="MP8"><text:page-number text:select-page="current">155</text:page-number></text:p>
            </table:table-cell>
          </table:table-row>
        </table:table>
      </style:header>
      <style:header-left>
        <table:table table:name="Таблица317" table:style-name="Таблица317">
          <table:table-column table:style-name="Таблица317.A"/>
          <table:table-column table:style-name="Таблица317.B"/>
          <table:table-row table:style-name="Таблица317.1">
            <table:table-cell table:style-name="Таблица317.A1" office:value-type="string">
              <text:p text:style-name="MP9"><text:page-number text:select-page="current">154</text:page-number></text:p>
            </table:table-cell>
            <table:table-cell table:style-name="Таблица317.A1" office:value-type="string">
              <text:p text:style-name="MP10"><text:user-field-get text:name="leftHeader6">Задайте название радела!</text:user-field-get></text:p>
            </table:table-cell>
          </table:table-row>
        </table:table>
      </style:header-left>
    </style:master-page>
    <style:master-page style:name="Статья_20_6_20_стр.7" style:display-name="Статья 6 стр.7" style:page-layout-name="Mpm9" style:next-style-name="Статья_20_6_20_стр.8">
      <style:header>
        <table:table table:name="Таблица318" table:style-name="Таблица318">
          <table:table-column table:style-name="Таблица318.A"/>
          <table:table-column table:style-name="Таблица318.B"/>
          <table:table-row table:style-name="Таблица318.1">
            <table:table-cell table:style-name="Таблица318.A1" office:value-type="string">
              <text:p text:style-name="MP7"><text:user-field-get text:name="rightHeader6">Фамилия И.О. Название статьи6</text:user-field-get></text:p>
            </table:table-cell>
            <table:table-cell table:style-name="Таблица318.A1" office:value-type="string">
              <text:p text:style-name="MP8"><text:page-number text:select-page="current">155</text:page-number></text:p>
            </table:table-cell>
          </table:table-row>
        </table:table>
      </style:header>
      <style:header-left>
        <table:table table:name="Таблица319" table:style-name="Таблица319">
          <table:table-column table:style-name="Таблица319.A"/>
          <table:table-column table:style-name="Таблица319.B"/>
          <table:table-row table:style-name="Таблица319.1">
            <table:table-cell table:style-name="Таблица319.A1" office:value-type="string">
              <text:p text:style-name="MP9"><text:page-number text:select-page="current">156</text:page-number></text:p>
            </table:table-cell>
            <table:table-cell table:style-name="Таблица319.A1" office:value-type="string">
              <text:p text:style-name="MP10"><text:user-field-get text:name="leftHeader6">Задайте название радела!</text:user-field-get></text:p>
            </table:table-cell>
          </table:table-row>
        </table:table>
      </style:header-left>
    </style:master-page>
    <style:master-page style:name="Статья_20_6_20_стр.8" style:display-name="Статья 6 стр.8" style:page-layout-name="Mpm9" style:next-style-name="Статья_20_6_20_стр.9">
      <style:header>
        <table:table table:name="Таблица320" table:style-name="Таблица320">
          <table:table-column table:style-name="Таблица320.A"/>
          <table:table-column table:style-name="Таблица320.B"/>
          <table:table-row table:style-name="Таблица320.1">
            <table:table-cell table:style-name="Таблица320.A1" office:value-type="string">
              <text:p text:style-name="MP7"><text:user-field-get text:name="rightHeader6">Фамилия И.О. Название статьи6</text:user-field-get></text:p>
            </table:table-cell>
            <table:table-cell table:style-name="Таблица320.A1" office:value-type="string">
              <text:p text:style-name="MP8"><text:page-number text:select-page="current">157</text:page-number></text:p>
            </table:table-cell>
          </table:table-row>
        </table:table>
      </style:header>
      <style:header-left>
        <table:table table:name="Таблица321" table:style-name="Таблица321">
          <table:table-column table:style-name="Таблица321.A"/>
          <table:table-column table:style-name="Таблица321.B"/>
          <table:table-row table:style-name="Таблица321.1">
            <table:table-cell table:style-name="Таблица321.A1" office:value-type="string">
              <text:p text:style-name="MP9"><text:page-number text:select-page="current">156</text:page-number></text:p>
            </table:table-cell>
            <table:table-cell table:style-name="Таблица321.A1" office:value-type="string">
              <text:p text:style-name="MP10"><text:user-field-get text:name="leftHeader6">Задайте название радела!</text:user-field-get></text:p>
            </table:table-cell>
          </table:table-row>
        </table:table>
      </style:header-left>
    </style:master-page>
    <style:master-page style:name="Статья_20_6_20_стр.9" style:display-name="Статья 6 стр.9" style:page-layout-name="Mpm9" style:next-style-name="Статья_20_6_20_стр.10">
      <style:header>
        <table:table table:name="Таблица322" table:style-name="Таблица322">
          <table:table-column table:style-name="Таблица322.A"/>
          <table:table-column table:style-name="Таблица322.B"/>
          <table:table-row table:style-name="Таблица322.1">
            <table:table-cell table:style-name="Таблица322.A1" office:value-type="string">
              <text:p text:style-name="MP7"><text:user-field-get text:name="rightHeader6">Фамилия И.О. Название статьи6</text:user-field-get></text:p>
            </table:table-cell>
            <table:table-cell table:style-name="Таблица322.A1" office:value-type="string">
              <text:p text:style-name="MP8"><text:page-number text:select-page="current">157</text:page-number></text:p>
            </table:table-cell>
          </table:table-row>
        </table:table>
      </style:header>
      <style:header-left>
        <table:table table:name="Таблица323" table:style-name="Таблица323">
          <table:table-column table:style-name="Таблица323.A"/>
          <table:table-column table:style-name="Таблица323.B"/>
          <table:table-row table:style-name="Таблица323.1">
            <table:table-cell table:style-name="Таблица323.A1" office:value-type="string">
              <text:p text:style-name="MP9"><text:page-number text:select-page="current">158</text:page-number></text:p>
            </table:table-cell>
            <table:table-cell table:style-name="Таблица323.A1" office:value-type="string">
              <text:p text:style-name="MP10"><text:user-field-get text:name="leftHeader6">Задайте название радела!</text:user-field-get></text:p>
            </table:table-cell>
          </table:table-row>
        </table:table>
      </style:header-left>
    </style:master-page>
    <style:master-page style:name="Статья_20_6_20_стр.10" style:display-name="Статья 6 стр.10" style:page-layout-name="Mpm9" style:next-style-name="Статья_20_6_20_стр.11">
      <style:header>
        <table:table table:name="Таблица324" table:style-name="Таблица324">
          <table:table-column table:style-name="Таблица324.A"/>
          <table:table-column table:style-name="Таблица324.B"/>
          <table:table-row table:style-name="Таблица324.1">
            <table:table-cell table:style-name="Таблица324.A1" office:value-type="string">
              <text:p text:style-name="MP7"><text:user-field-get text:name="rightHeader6">Фамилия И.О. Название статьи6</text:user-field-get></text:p>
            </table:table-cell>
            <table:table-cell table:style-name="Таблица324.A1" office:value-type="string">
              <text:p text:style-name="MP8"><text:page-number text:select-page="current">159</text:page-number></text:p>
            </table:table-cell>
          </table:table-row>
        </table:table>
      </style:header>
      <style:header-left>
        <table:table table:name="Таблица325" table:style-name="Таблица325">
          <table:table-column table:style-name="Таблица325.A"/>
          <table:table-column table:style-name="Таблица325.B"/>
          <table:table-row table:style-name="Таблица325.1">
            <table:table-cell table:style-name="Таблица325.A1" office:value-type="string">
              <text:p text:style-name="MP9"><text:page-number text:select-page="current">158</text:page-number></text:p>
            </table:table-cell>
            <table:table-cell table:style-name="Таблица325.A1" office:value-type="string">
              <text:p text:style-name="MP10"><text:user-field-get text:name="leftHeader6">Задайте название радела!</text:user-field-get></text:p>
            </table:table-cell>
          </table:table-row>
        </table:table>
      </style:header-left>
    </style:master-page>
    <style:master-page style:name="Статья_20_6_20_стр.11" style:display-name="Статья 6 стр.11" style:page-layout-name="Mpm9" style:next-style-name="Статья_20_6_20_стр.12">
      <style:header>
        <table:table table:name="Таблица326" table:style-name="Таблица326">
          <table:table-column table:style-name="Таблица326.A"/>
          <table:table-column table:style-name="Таблица326.B"/>
          <table:table-row table:style-name="Таблица326.1">
            <table:table-cell table:style-name="Таблица326.A1" office:value-type="string">
              <text:p text:style-name="MP7"><text:user-field-get text:name="rightHeader6">Фамилия И.О. Название статьи6</text:user-field-get></text:p>
            </table:table-cell>
            <table:table-cell table:style-name="Таблица326.A1" office:value-type="string">
              <text:p text:style-name="MP8"><text:page-number text:select-page="current">159</text:page-number></text:p>
            </table:table-cell>
          </table:table-row>
        </table:table>
      </style:header>
      <style:header-left>
        <table:table table:name="Таблица327" table:style-name="Таблица327">
          <table:table-column table:style-name="Таблица327.A"/>
          <table:table-column table:style-name="Таблица327.B"/>
          <table:table-row table:style-name="Таблица327.1">
            <table:table-cell table:style-name="Таблица327.A1" office:value-type="string">
              <text:p text:style-name="MP9"><text:page-number text:select-page="current">160</text:page-number></text:p>
            </table:table-cell>
            <table:table-cell table:style-name="Таблица327.A1" office:value-type="string">
              <text:p text:style-name="MP10"><text:user-field-get text:name="leftHeader6">Задайте название радела!</text:user-field-get></text:p>
            </table:table-cell>
          </table:table-row>
        </table:table>
      </style:header-left>
    </style:master-page>
    <style:master-page style:name="Статья_20_6_20_стр.12" style:display-name="Статья 6 стр.12" style:page-layout-name="Mpm9" style:next-style-name="Статья_20_6_20_стр.13">
      <style:header>
        <table:table table:name="Таблица328" table:style-name="Таблица328">
          <table:table-column table:style-name="Таблица328.A"/>
          <table:table-column table:style-name="Таблица328.B"/>
          <table:table-row table:style-name="Таблица328.1">
            <table:table-cell table:style-name="Таблица328.A1" office:value-type="string">
              <text:p text:style-name="MP7"><text:user-field-get text:name="rightHeader6">Фамилия И.О. Название статьи6</text:user-field-get></text:p>
            </table:table-cell>
            <table:table-cell table:style-name="Таблица328.A1" office:value-type="string">
              <text:p text:style-name="MP8"><text:page-number text:select-page="current">161</text:page-number></text:p>
            </table:table-cell>
          </table:table-row>
        </table:table>
      </style:header>
      <style:header-left>
        <table:table table:name="Таблица329" table:style-name="Таблица329">
          <table:table-column table:style-name="Таблица329.A"/>
          <table:table-column table:style-name="Таблица329.B"/>
          <table:table-row table:style-name="Таблица329.1">
            <table:table-cell table:style-name="Таблица329.A1" office:value-type="string">
              <text:p text:style-name="MP9"><text:page-number text:select-page="current">160</text:page-number></text:p>
            </table:table-cell>
            <table:table-cell table:style-name="Таблица329.A1" office:value-type="string">
              <text:p text:style-name="MP10"><text:user-field-get text:name="leftHeader6">Задайте название радела!</text:user-field-get></text:p>
            </table:table-cell>
          </table:table-row>
        </table:table>
      </style:header-left>
    </style:master-page>
    <style:master-page style:name="Статья_20_6_20_стр.13" style:display-name="Статья 6 стр.13" style:page-layout-name="Mpm9" style:next-style-name="Статья_20_6_20_стр.14">
      <style:header>
        <table:table table:name="Таблица330" table:style-name="Таблица330">
          <table:table-column table:style-name="Таблица330.A"/>
          <table:table-column table:style-name="Таблица330.B"/>
          <table:table-row table:style-name="Таблица330.1">
            <table:table-cell table:style-name="Таблица330.A1" office:value-type="string">
              <text:p text:style-name="MP7"><text:user-field-get text:name="rightHeader6">Фамилия И.О. Название статьи6</text:user-field-get></text:p>
            </table:table-cell>
            <table:table-cell table:style-name="Таблица330.A1" office:value-type="string">
              <text:p text:style-name="MP8"><text:page-number text:select-page="current">161</text:page-number></text:p>
            </table:table-cell>
          </table:table-row>
        </table:table>
      </style:header>
      <style:header-left>
        <table:table table:name="Таблица331" table:style-name="Таблица331">
          <table:table-column table:style-name="Таблица331.A"/>
          <table:table-column table:style-name="Таблица331.B"/>
          <table:table-row table:style-name="Таблица331.1">
            <table:table-cell table:style-name="Таблица331.A1" office:value-type="string">
              <text:p text:style-name="MP9"><text:page-number text:select-page="current">162</text:page-number></text:p>
            </table:table-cell>
            <table:table-cell table:style-name="Таблица331.A1" office:value-type="string">
              <text:p text:style-name="MP10"><text:user-field-get text:name="leftHeader6">Задайте название радела!</text:user-field-get></text:p>
            </table:table-cell>
          </table:table-row>
        </table:table>
      </style:header-left>
    </style:master-page>
    <style:master-page style:name="Статья_20_6_20_стр.14" style:display-name="Статья 6 стр.14" style:page-layout-name="Mpm9" style:next-style-name="Статья_20_6_20_стр.15">
      <style:header>
        <table:table table:name="Таблица332" table:style-name="Таблица332">
          <table:table-column table:style-name="Таблица332.A"/>
          <table:table-column table:style-name="Таблица332.B"/>
          <table:table-row table:style-name="Таблица332.1">
            <table:table-cell table:style-name="Таблица332.A1" office:value-type="string">
              <text:p text:style-name="MP7"><text:user-field-get text:name="rightHeader6">Фамилия И.О. Название статьи6</text:user-field-get></text:p>
            </table:table-cell>
            <table:table-cell table:style-name="Таблица332.A1" office:value-type="string">
              <text:p text:style-name="MP8"><text:page-number text:select-page="current">163</text:page-number></text:p>
            </table:table-cell>
          </table:table-row>
        </table:table>
      </style:header>
      <style:header-left>
        <table:table table:name="Таблица333" table:style-name="Таблица333">
          <table:table-column table:style-name="Таблица333.A"/>
          <table:table-column table:style-name="Таблица333.B"/>
          <table:table-row table:style-name="Таблица333.1">
            <table:table-cell table:style-name="Таблица333.A1" office:value-type="string">
              <text:p text:style-name="MP9"><text:page-number text:select-page="current">162</text:page-number></text:p>
            </table:table-cell>
            <table:table-cell table:style-name="Таблица333.A1" office:value-type="string">
              <text:p text:style-name="MP10"><text:user-field-get text:name="leftHeader6">Задайте название радела!</text:user-field-get></text:p>
            </table:table-cell>
          </table:table-row>
        </table:table>
      </style:header-left>
    </style:master-page>
    <style:master-page style:name="Статья_20_6_20_стр.15" style:display-name="Статья 6 стр.15" style:page-layout-name="Mpm9" style:next-style-name="Статья_20_6_20_стр.16">
      <style:header>
        <table:table table:name="Таблица334" table:style-name="Таблица334">
          <table:table-column table:style-name="Таблица334.A"/>
          <table:table-column table:style-name="Таблица334.B"/>
          <table:table-row table:style-name="Таблица334.1">
            <table:table-cell table:style-name="Таблица334.A1" office:value-type="string">
              <text:p text:style-name="MP7"><text:user-field-get text:name="rightHeader6">Фамилия И.О. Название статьи6</text:user-field-get></text:p>
            </table:table-cell>
            <table:table-cell table:style-name="Таблица334.A1" office:value-type="string">
              <text:p text:style-name="MP8"><text:page-number text:select-page="current">163</text:page-number></text:p>
            </table:table-cell>
          </table:table-row>
        </table:table>
      </style:header>
      <style:header-left>
        <table:table table:name="Таблица335" table:style-name="Таблица335">
          <table:table-column table:style-name="Таблица335.A"/>
          <table:table-column table:style-name="Таблица335.B"/>
          <table:table-row table:style-name="Таблица335.1">
            <table:table-cell table:style-name="Таблица335.A1" office:value-type="string">
              <text:p text:style-name="MP9"><text:page-number text:select-page="current">164</text:page-number></text:p>
            </table:table-cell>
            <table:table-cell table:style-name="Таблица335.A1" office:value-type="string">
              <text:p text:style-name="MP10"><text:user-field-get text:name="leftHeader6">Задайте название радела!</text:user-field-get></text:p>
            </table:table-cell>
          </table:table-row>
        </table:table>
      </style:header-left>
    </style:master-page>
    <style:master-page style:name="Статья_20_6_20_стр.16" style:display-name="Статья 6 стр.16" style:page-layout-name="Mpm9" style:next-style-name="Статья_20_6_20_стр.17">
      <style:header>
        <table:table table:name="Таблица336" table:style-name="Таблица336">
          <table:table-column table:style-name="Таблица336.A"/>
          <table:table-column table:style-name="Таблица336.B"/>
          <table:table-row table:style-name="Таблица336.1">
            <table:table-cell table:style-name="Таблица336.A1" office:value-type="string">
              <text:p text:style-name="MP7"><text:user-field-get text:name="rightHeader6">Фамилия И.О. Название статьи6</text:user-field-get></text:p>
            </table:table-cell>
            <table:table-cell table:style-name="Таблица336.A1" office:value-type="string">
              <text:p text:style-name="MP8"><text:page-number text:select-page="current">165</text:page-number></text:p>
            </table:table-cell>
          </table:table-row>
        </table:table>
      </style:header>
      <style:header-left>
        <table:table table:name="Таблица337" table:style-name="Таблица337">
          <table:table-column table:style-name="Таблица337.A"/>
          <table:table-column table:style-name="Таблица337.B"/>
          <table:table-row table:style-name="Таблица337.1">
            <table:table-cell table:style-name="Таблица337.A1" office:value-type="string">
              <text:p text:style-name="MP9"><text:page-number text:select-page="current">164</text:page-number></text:p>
            </table:table-cell>
            <table:table-cell table:style-name="Таблица337.A1" office:value-type="string">
              <text:p text:style-name="MP10"><text:user-field-get text:name="leftHeader6">Задайте название радела!</text:user-field-get></text:p>
            </table:table-cell>
          </table:table-row>
        </table:table>
      </style:header-left>
    </style:master-page>
    <style:master-page style:name="Статья_20_6_20_стр.17" style:display-name="Статья 6 стр.17" style:page-layout-name="Mpm9" style:next-style-name="Статья_20_6_20_стр.18">
      <style:header>
        <table:table table:name="Таблица338" table:style-name="Таблица338">
          <table:table-column table:style-name="Таблица338.A"/>
          <table:table-column table:style-name="Таблица338.B"/>
          <table:table-row table:style-name="Таблица338.1">
            <table:table-cell table:style-name="Таблица338.A1" office:value-type="string">
              <text:p text:style-name="MP7"><text:user-field-get text:name="rightHeader6">Фамилия И.О. Название статьи6</text:user-field-get></text:p>
            </table:table-cell>
            <table:table-cell table:style-name="Таблица338.A1" office:value-type="string">
              <text:p text:style-name="MP8"><text:page-number text:select-page="current">165</text:page-number></text:p>
            </table:table-cell>
          </table:table-row>
        </table:table>
      </style:header>
      <style:header-left>
        <table:table table:name="Таблица339" table:style-name="Таблица339">
          <table:table-column table:style-name="Таблица339.A"/>
          <table:table-column table:style-name="Таблица339.B"/>
          <table:table-row table:style-name="Таблица339.1">
            <table:table-cell table:style-name="Таблица339.A1" office:value-type="string">
              <text:p text:style-name="MP9"><text:page-number text:select-page="current">166</text:page-number></text:p>
            </table:table-cell>
            <table:table-cell table:style-name="Таблица339.A1" office:value-type="string">
              <text:p text:style-name="MP10"><text:user-field-get text:name="leftHeader6">Задайте название радела!</text:user-field-get></text:p>
            </table:table-cell>
          </table:table-row>
        </table:table>
      </style:header-left>
    </style:master-page>
    <style:master-page style:name="Статья_20_6_20_стр.18" style:display-name="Статья 6 стр.18" style:page-layout-name="Mpm9" style:next-style-name="Статья_20_6_20_стр.19">
      <style:header>
        <table:table table:name="Таблица340" table:style-name="Таблица340">
          <table:table-column table:style-name="Таблица340.A"/>
          <table:table-column table:style-name="Таблица340.B"/>
          <table:table-row table:style-name="Таблица340.1">
            <table:table-cell table:style-name="Таблица340.A1" office:value-type="string">
              <text:p text:style-name="MP7"><text:user-field-get text:name="rightHeader6">Фамилия И.О. Название статьи6</text:user-field-get></text:p>
            </table:table-cell>
            <table:table-cell table:style-name="Таблица340.A1" office:value-type="string">
              <text:p text:style-name="MP8"><text:page-number text:select-page="current">167</text:page-number></text:p>
            </table:table-cell>
          </table:table-row>
        </table:table>
      </style:header>
      <style:header-left>
        <table:table table:name="Таблица341" table:style-name="Таблица341">
          <table:table-column table:style-name="Таблица341.A"/>
          <table:table-column table:style-name="Таблица341.B"/>
          <table:table-row table:style-name="Таблица341.1">
            <table:table-cell table:style-name="Таблица341.A1" office:value-type="string">
              <text:p text:style-name="MP9"><text:page-number text:select-page="current">166</text:page-number></text:p>
            </table:table-cell>
            <table:table-cell table:style-name="Таблица341.A1" office:value-type="string">
              <text:p text:style-name="MP10"><text:user-field-get text:name="leftHeader6">Задайте название радела!</text:user-field-get></text:p>
            </table:table-cell>
          </table:table-row>
        </table:table>
      </style:header-left>
    </style:master-page>
    <style:master-page style:name="Статья_20_6_20_стр.19" style:display-name="Статья 6 стр.19" style:page-layout-name="Mpm9" style:next-style-name="Статья_20_6_20_стр.20">
      <style:header>
        <table:table table:name="Таблица342" table:style-name="Таблица342">
          <table:table-column table:style-name="Таблица342.A"/>
          <table:table-column table:style-name="Таблица342.B"/>
          <table:table-row table:style-name="Таблица342.1">
            <table:table-cell table:style-name="Таблица342.A1" office:value-type="string">
              <text:p text:style-name="MP7"><text:user-field-get text:name="rightHeader6">Фамилия И.О. Название статьи6</text:user-field-get></text:p>
            </table:table-cell>
            <table:table-cell table:style-name="Таблица342.A1" office:value-type="string">
              <text:p text:style-name="MP8"><text:page-number text:select-page="current">167</text:page-number></text:p>
            </table:table-cell>
          </table:table-row>
        </table:table>
      </style:header>
      <style:header-left>
        <table:table table:name="Таблица343" table:style-name="Таблица343">
          <table:table-column table:style-name="Таблица343.A"/>
          <table:table-column table:style-name="Таблица343.B"/>
          <table:table-row table:style-name="Таблица343.1">
            <table:table-cell table:style-name="Таблица343.A1" office:value-type="string">
              <text:p text:style-name="MP9"><text:page-number text:select-page="current">168</text:page-number></text:p>
            </table:table-cell>
            <table:table-cell table:style-name="Таблица343.A1" office:value-type="string">
              <text:p text:style-name="MP10"><text:user-field-get text:name="leftHeader6">Задайте название радела!</text:user-field-get></text:p>
            </table:table-cell>
          </table:table-row>
        </table:table>
      </style:header-left>
    </style:master-page>
    <style:master-page style:name="Статья_20_6_20_стр.20" style:display-name="Статья 6 стр.20" style:page-layout-name="Mpm9" style:next-style-name="Статья_20_6_20_стр.21">
      <style:header>
        <table:table table:name="Таблица344" table:style-name="Таблица344">
          <table:table-column table:style-name="Таблица344.A"/>
          <table:table-column table:style-name="Таблица344.B"/>
          <table:table-row table:style-name="Таблица344.1">
            <table:table-cell table:style-name="Таблица344.A1" office:value-type="string">
              <text:p text:style-name="MP7"><text:user-field-get text:name="rightHeader6">Фамилия И.О. Название статьи6</text:user-field-get></text:p>
            </table:table-cell>
            <table:table-cell table:style-name="Таблица344.A1" office:value-type="string">
              <text:p text:style-name="MP8"><text:page-number text:select-page="current">169</text:page-number></text:p>
            </table:table-cell>
          </table:table-row>
        </table:table>
      </style:header>
      <style:header-left>
        <table:table table:name="Таблица345" table:style-name="Таблица345">
          <table:table-column table:style-name="Таблица345.A"/>
          <table:table-column table:style-name="Таблица345.B"/>
          <table:table-row table:style-name="Таблица345.1">
            <table:table-cell table:style-name="Таблица345.A1" office:value-type="string">
              <text:p text:style-name="MP9"><text:page-number text:select-page="current">168</text:page-number></text:p>
            </table:table-cell>
            <table:table-cell table:style-name="Таблица345.A1" office:value-type="string">
              <text:p text:style-name="MP10"><text:user-field-get text:name="leftHeader6">Задайте название радела!</text:user-field-get></text:p>
            </table:table-cell>
          </table:table-row>
        </table:table>
      </style:header-left>
    </style:master-page>
    <style:master-page style:name="Статья_20_6_20_стр.21" style:display-name="Статья 6 стр.21" style:page-layout-name="Mpm9" style:next-style-name="Статья_20_6_20_стр.22">
      <style:header>
        <table:table table:name="Таблица346" table:style-name="Таблица346">
          <table:table-column table:style-name="Таблица346.A"/>
          <table:table-column table:style-name="Таблица346.B"/>
          <table:table-row table:style-name="Таблица346.1">
            <table:table-cell table:style-name="Таблица346.A1" office:value-type="string">
              <text:p text:style-name="MP7"><text:user-field-get text:name="rightHeader6">Фамилия И.О. Название статьи6</text:user-field-get></text:p>
            </table:table-cell>
            <table:table-cell table:style-name="Таблица346.A1" office:value-type="string">
              <text:p text:style-name="MP8"><text:page-number text:select-page="current">169</text:page-number></text:p>
            </table:table-cell>
          </table:table-row>
        </table:table>
      </style:header>
      <style:header-left>
        <table:table table:name="Таблица347" table:style-name="Таблица347">
          <table:table-column table:style-name="Таблица347.A"/>
          <table:table-column table:style-name="Таблица347.B"/>
          <table:table-row table:style-name="Таблица347.1">
            <table:table-cell table:style-name="Таблица347.A1" office:value-type="string">
              <text:p text:style-name="MP9"><text:page-number text:select-page="current">170</text:page-number></text:p>
            </table:table-cell>
            <table:table-cell table:style-name="Таблица347.A1" office:value-type="string">
              <text:p text:style-name="MP10"><text:user-field-get text:name="leftHeader6">Задайте название радела!</text:user-field-get></text:p>
            </table:table-cell>
          </table:table-row>
        </table:table>
      </style:header-left>
    </style:master-page>
    <style:master-page style:name="Статья_20_6_20_стр.22" style:display-name="Статья 6 стр.22" style:page-layout-name="Mpm9" style:next-style-name="Статья_20_6_20_стр.23">
      <style:header>
        <table:table table:name="Таблица348" table:style-name="Таблица348">
          <table:table-column table:style-name="Таблица348.A"/>
          <table:table-column table:style-name="Таблица348.B"/>
          <table:table-row table:style-name="Таблица348.1">
            <table:table-cell table:style-name="Таблица348.A1" office:value-type="string">
              <text:p text:style-name="MP7"><text:user-field-get text:name="rightHeader6">Фамилия И.О. Название статьи6</text:user-field-get></text:p>
            </table:table-cell>
            <table:table-cell table:style-name="Таблица348.A1" office:value-type="string">
              <text:p text:style-name="MP8"><text:page-number text:select-page="current">171</text:page-number></text:p>
            </table:table-cell>
          </table:table-row>
        </table:table>
      </style:header>
      <style:header-left>
        <table:table table:name="Таблица349" table:style-name="Таблица349">
          <table:table-column table:style-name="Таблица349.A"/>
          <table:table-column table:style-name="Таблица349.B"/>
          <table:table-row table:style-name="Таблица349.1">
            <table:table-cell table:style-name="Таблица349.A1" office:value-type="string">
              <text:p text:style-name="MP9"><text:page-number text:select-page="current">170</text:page-number></text:p>
            </table:table-cell>
            <table:table-cell table:style-name="Таблица349.A1" office:value-type="string">
              <text:p text:style-name="MP10"><text:user-field-get text:name="leftHeader6">Задайте название радела!</text:user-field-get></text:p>
            </table:table-cell>
          </table:table-row>
        </table:table>
      </style:header-left>
    </style:master-page>
    <style:master-page style:name="Статья_20_6_20_стр.23" style:display-name="Статья 6 стр.23" style:page-layout-name="Mpm9" style:next-style-name="Статья_20_6_20_стр.24">
      <style:header>
        <table:table table:name="Таблица350" table:style-name="Таблица350">
          <table:table-column table:style-name="Таблица350.A"/>
          <table:table-column table:style-name="Таблица350.B"/>
          <table:table-row table:style-name="Таблица350.1">
            <table:table-cell table:style-name="Таблица350.A1" office:value-type="string">
              <text:p text:style-name="MP7"><text:user-field-get text:name="rightHeader6">Фамилия И.О. Название статьи6</text:user-field-get></text:p>
            </table:table-cell>
            <table:table-cell table:style-name="Таблица350.A1" office:value-type="string">
              <text:p text:style-name="MP8"><text:page-number text:select-page="current">171</text:page-number></text:p>
            </table:table-cell>
          </table:table-row>
        </table:table>
      </style:header>
      <style:header-left>
        <table:table table:name="Таблица351" table:style-name="Таблица351">
          <table:table-column table:style-name="Таблица351.A"/>
          <table:table-column table:style-name="Таблица351.B"/>
          <table:table-row table:style-name="Таблица351.1">
            <table:table-cell table:style-name="Таблица351.A1" office:value-type="string">
              <text:p text:style-name="MP9"><text:page-number text:select-page="current">172</text:page-number></text:p>
            </table:table-cell>
            <table:table-cell table:style-name="Таблица351.A1" office:value-type="string">
              <text:p text:style-name="MP10"><text:user-field-get text:name="leftHeader6">Задайте название радела!</text:user-field-get></text:p>
            </table:table-cell>
          </table:table-row>
        </table:table>
      </style:header-left>
    </style:master-page>
    <style:master-page style:name="Статья_20_6_20_стр.24" style:display-name="Статья 6 стр.24" style:page-layout-name="Mpm9" style:next-style-name="Статья_20_6_20_стр.25">
      <style:header>
        <table:table table:name="Таблица352" table:style-name="Таблица352">
          <table:table-column table:style-name="Таблица352.A"/>
          <table:table-column table:style-name="Таблица352.B"/>
          <table:table-row table:style-name="Таблица352.1">
            <table:table-cell table:style-name="Таблица352.A1" office:value-type="string">
              <text:p text:style-name="MP7"><text:user-field-get text:name="rightHeader6">Фамилия И.О. Название статьи6</text:user-field-get></text:p>
            </table:table-cell>
            <table:table-cell table:style-name="Таблица352.A1" office:value-type="string">
              <text:p text:style-name="MP8"><text:page-number text:select-page="current">173</text:page-number></text:p>
            </table:table-cell>
          </table:table-row>
        </table:table>
      </style:header>
      <style:header-left>
        <table:table table:name="Таблица353" table:style-name="Таблица353">
          <table:table-column table:style-name="Таблица353.A"/>
          <table:table-column table:style-name="Таблица353.B"/>
          <table:table-row table:style-name="Таблица353.1">
            <table:table-cell table:style-name="Таблица353.A1" office:value-type="string">
              <text:p text:style-name="MP9"><text:page-number text:select-page="current">172</text:page-number></text:p>
            </table:table-cell>
            <table:table-cell table:style-name="Таблица353.A1" office:value-type="string">
              <text:p text:style-name="MP10"><text:user-field-get text:name="leftHeader6">Задайте название радела!</text:user-field-get></text:p>
            </table:table-cell>
          </table:table-row>
        </table:table>
      </style:header-left>
    </style:master-page>
    <style:master-page style:name="Статья_20_6_20_стр.25" style:display-name="Статья 6 стр.25" style:page-layout-name="Mpm9" style:next-style-name="Статья_20_6_20_стр.26">
      <style:header>
        <table:table table:name="Таблица354" table:style-name="Таблица354">
          <table:table-column table:style-name="Таблица354.A"/>
          <table:table-column table:style-name="Таблица354.B"/>
          <table:table-row table:style-name="Таблица354.1">
            <table:table-cell table:style-name="Таблица354.A1" office:value-type="string">
              <text:p text:style-name="MP7"><text:user-field-get text:name="rightHeader6">Фамилия И.О. Название статьи6</text:user-field-get></text:p>
            </table:table-cell>
            <table:table-cell table:style-name="Таблица354.A1" office:value-type="string">
              <text:p text:style-name="MP8"><text:page-number text:select-page="current">173</text:page-number></text:p>
            </table:table-cell>
          </table:table-row>
        </table:table>
      </style:header>
      <style:header-left>
        <table:table table:name="Таблица355" table:style-name="Таблица355">
          <table:table-column table:style-name="Таблица355.A"/>
          <table:table-column table:style-name="Таблица355.B"/>
          <table:table-row table:style-name="Таблица355.1">
            <table:table-cell table:style-name="Таблица355.A1" office:value-type="string">
              <text:p text:style-name="MP9"><text:page-number text:select-page="current">174</text:page-number></text:p>
            </table:table-cell>
            <table:table-cell table:style-name="Таблица355.A1" office:value-type="string">
              <text:p text:style-name="MP10"><text:user-field-get text:name="leftHeader6">Задайте название радела!</text:user-field-get></text:p>
            </table:table-cell>
          </table:table-row>
        </table:table>
      </style:header-left>
    </style:master-page>
    <style:master-page style:name="Статья_20_6_20_стр.26" style:display-name="Статья 6 стр.26" style:page-layout-name="Mpm9" style:next-style-name="Статья_20_6_20_стр.27">
      <style:header>
        <table:table table:name="Таблица356" table:style-name="Таблица356">
          <table:table-column table:style-name="Таблица356.A"/>
          <table:table-column table:style-name="Таблица356.B"/>
          <table:table-row table:style-name="Таблица356.1">
            <table:table-cell table:style-name="Таблица356.A1" office:value-type="string">
              <text:p text:style-name="MP7"><text:user-field-get text:name="rightHeader6">Фамилия И.О. Название статьи6</text:user-field-get></text:p>
            </table:table-cell>
            <table:table-cell table:style-name="Таблица356.A1" office:value-type="string">
              <text:p text:style-name="MP8"><text:page-number text:select-page="current">175</text:page-number></text:p>
            </table:table-cell>
          </table:table-row>
        </table:table>
      </style:header>
      <style:header-left>
        <table:table table:name="Таблица357" table:style-name="Таблица357">
          <table:table-column table:style-name="Таблица357.A"/>
          <table:table-column table:style-name="Таблица357.B"/>
          <table:table-row table:style-name="Таблица357.1">
            <table:table-cell table:style-name="Таблица357.A1" office:value-type="string">
              <text:p text:style-name="MP9"><text:page-number text:select-page="current">174</text:page-number></text:p>
            </table:table-cell>
            <table:table-cell table:style-name="Таблица357.A1" office:value-type="string">
              <text:p text:style-name="MP10"><text:user-field-get text:name="leftHeader6">Задайте название радела!</text:user-field-get></text:p>
            </table:table-cell>
          </table:table-row>
        </table:table>
      </style:header-left>
    </style:master-page>
    <style:master-page style:name="Статья_20_6_20_стр.27" style:display-name="Статья 6 стр.27" style:page-layout-name="Mpm9" style:next-style-name="Статья_20_6_20_стр.28">
      <style:header>
        <table:table table:name="Таблица358" table:style-name="Таблица358">
          <table:table-column table:style-name="Таблица358.A"/>
          <table:table-column table:style-name="Таблица358.B"/>
          <table:table-row table:style-name="Таблица358.1">
            <table:table-cell table:style-name="Таблица358.A1" office:value-type="string">
              <text:p text:style-name="MP7"><text:user-field-get text:name="rightHeader6">Фамилия И.О. Название статьи6</text:user-field-get></text:p>
            </table:table-cell>
            <table:table-cell table:style-name="Таблица358.A1" office:value-type="string">
              <text:p text:style-name="MP8"><text:page-number text:select-page="current">175</text:page-number></text:p>
            </table:table-cell>
          </table:table-row>
        </table:table>
      </style:header>
      <style:header-left>
        <table:table table:name="Таблица359" table:style-name="Таблица359">
          <table:table-column table:style-name="Таблица359.A"/>
          <table:table-column table:style-name="Таблица359.B"/>
          <table:table-row table:style-name="Таблица359.1">
            <table:table-cell table:style-name="Таблица359.A1" office:value-type="string">
              <text:p text:style-name="MP9"><text:page-number text:select-page="current">176</text:page-number></text:p>
            </table:table-cell>
            <table:table-cell table:style-name="Таблица359.A1" office:value-type="string">
              <text:p text:style-name="MP10"><text:user-field-get text:name="leftHeader6">Задайте название радела!</text:user-field-get></text:p>
            </table:table-cell>
          </table:table-row>
        </table:table>
      </style:header-left>
    </style:master-page>
    <style:master-page style:name="Статья_20_6_20_стр.28" style:display-name="Статья 6 стр.28" style:page-layout-name="Mpm9" style:next-style-name="Статья_20_6_20_стр.29">
      <style:header>
        <table:table table:name="Таблица360" table:style-name="Таблица360">
          <table:table-column table:style-name="Таблица360.A"/>
          <table:table-column table:style-name="Таблица360.B"/>
          <table:table-row table:style-name="Таблица360.1">
            <table:table-cell table:style-name="Таблица360.A1" office:value-type="string">
              <text:p text:style-name="MP7"><text:user-field-get text:name="rightHeader6">Фамилия И.О. Название статьи6</text:user-field-get></text:p>
            </table:table-cell>
            <table:table-cell table:style-name="Таблица360.A1" office:value-type="string">
              <text:p text:style-name="MP8"><text:page-number text:select-page="current">177</text:page-number></text:p>
            </table:table-cell>
          </table:table-row>
        </table:table>
      </style:header>
      <style:header-left>
        <table:table table:name="Таблица361" table:style-name="Таблица361">
          <table:table-column table:style-name="Таблица361.A"/>
          <table:table-column table:style-name="Таблица361.B"/>
          <table:table-row table:style-name="Таблица361.1">
            <table:table-cell table:style-name="Таблица361.A1" office:value-type="string">
              <text:p text:style-name="MP9"><text:page-number text:select-page="current">176</text:page-number></text:p>
            </table:table-cell>
            <table:table-cell table:style-name="Таблица361.A1" office:value-type="string">
              <text:p text:style-name="MP10"><text:user-field-get text:name="leftHeader6">Задайте название радела!</text:user-field-get></text:p>
            </table:table-cell>
          </table:table-row>
        </table:table>
      </style:header-left>
    </style:master-page>
    <style:master-page style:name="Статья_20_6_20_стр.29" style:display-name="Статья 6 стр.29" style:page-layout-name="Mpm9" style:next-style-name="Статья_20_6">
      <style:header>
        <table:table table:name="Таблица362" table:style-name="Таблица362">
          <table:table-column table:style-name="Таблица362.A"/>
          <table:table-column table:style-name="Таблица362.B"/>
          <table:table-row table:style-name="Таблица362.1">
            <table:table-cell table:style-name="Таблица362.A1" office:value-type="string">
              <text:p text:style-name="MP7"><text:user-field-get text:name="rightHeader6">Фамилия И.О. Название статьи6</text:user-field-get></text:p>
            </table:table-cell>
            <table:table-cell table:style-name="Таблица362.A1" office:value-type="string">
              <text:p text:style-name="MP8"><text:page-number text:select-page="current">177</text:page-number></text:p>
            </table:table-cell>
          </table:table-row>
        </table:table>
      </style:header>
      <style:header-left>
        <table:table table:name="Таблица363" table:style-name="Таблица363">
          <table:table-column table:style-name="Таблица363.A"/>
          <table:table-column table:style-name="Таблица363.B"/>
          <table:table-row table:style-name="Таблица363.1">
            <table:table-cell table:style-name="Таблица363.A1" office:value-type="string">
              <text:p text:style-name="MP9"><text:page-number text:select-page="current">178</text:page-number></text:p>
            </table:table-cell>
            <table:table-cell table:style-name="Таблица363.A1" office:value-type="string">
              <text:p text:style-name="MP10"><text:user-field-get text:name="leftHeader6">Задайте название радела!</text:user-field-get></text:p>
            </table:table-cell>
          </table:table-row>
        </table:table>
      </style:header-left>
    </style:master-page>
    <style:master-page style:name="Статья_20_7_20_стр.1" style:display-name="Статья 7 стр.1" style:page-layout-name="Mpm10" style:next-style-name="Статья_20_7_20_стр.2">
      <style:header>
        <table:table table:name="Таблица364" table:style-name="Таблица364">
          <table:table-column table:style-name="Таблица364.A"/>
          <table:table-column table:style-name="Таблица364.B"/>
          <table:table-row>
            <table:table-cell table:style-name="Таблица364.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179</text:page-number>–<text:user-field-get text:name="article7LastPage">207</text:user-field-get></text:p>
              <text:p text:style-name="MP11"><text:user-field-get text:name="article7UDK">Задать УДК</text:user-field-get></text:p>
            </table:table-cell>
            <table:table-cell table:style-name="Таблица364.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179</text:page-number>–<text:user-field-get text:name="article7LastPage">207</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179</text:page-number>-<text:user-field-get text:name="article7LastPage">207</text:user-field-get></text:p>
            </table:table-cell>
          </table:table-row>
        </table:table>
      </style:header>
      <style:footer>
        <text:user-field-decls>
          <text:user-field-decl office:value-type="string" office:string-value="" text:name="author7Copyright"/>
        </text:user-field-decls>
        <text:p text:style-name="MP14"><text:user-field-get text:name="author7Copyright"/></text:p>
      </style:footer>
    </style:master-page>
    <style:master-page style:name="Статья_20_7" style:display-name="Статья 7" style:page-layout-name="Mpm9">
      <style:header>
        <table:table table:name="Таблица365" table:style-name="Таблица365">
          <table:table-column table:style-name="Таблица365.A"/>
          <table:table-column table:style-name="Таблица365.B"/>
          <table:table-row table:style-name="Таблица365.1">
            <table:table-cell table:style-name="Таблица365.A1" office:value-type="string">
              <text:p text:style-name="MP7"><text:user-field-get text:name="rightHeader7">Фамилия И.О. Название статьи7</text:user-field-get></text:p>
            </table:table-cell>
            <table:table-cell table:style-name="Таблица365.A1" office:value-type="string">
              <text:p text:style-name="MP8"><text:page-number text:select-page="current">207</text:page-number></text:p>
            </table:table-cell>
          </table:table-row>
        </table:table>
      </style:header>
      <style:header-left>
        <table:table table:name="Таблица366" table:style-name="Таблица366">
          <table:table-column table:style-name="Таблица366.A"/>
          <table:table-column table:style-name="Таблица366.B"/>
          <table:table-row table:style-name="Таблица366.1">
            <table:table-cell table:style-name="Таблица366.A1" office:value-type="string">
              <text:p text:style-name="MP9"><text:page-number text:select-page="current">208</text:page-number></text:p>
            </table:table-cell>
            <table:table-cell table:style-name="Таблица366.A1" office:value-type="string">
              <text:p text:style-name="MP10"><text:user-field-get text:name="leftHeader7">Задайте название радела!</text:user-field-get></text:p>
            </table:table-cell>
          </table:table-row>
        </table:table>
      </style:header-left>
    </style:master-page>
    <style:master-page style:name="Статья_20_7_20_стр.2" style:display-name="Статья 7 стр.2" style:page-layout-name="Mpm9" style:next-style-name="Статья_20_7_20_стр.3">
      <style:header>
        <table:table table:name="Таблица367" table:style-name="Таблица367">
          <table:table-column table:style-name="Таблица367.A"/>
          <table:table-column table:style-name="Таблица367.B"/>
          <table:table-row table:style-name="Таблица367.1">
            <table:table-cell table:style-name="Таблица367.A1" office:value-type="string">
              <text:p text:style-name="MP7"><text:user-field-get text:name="rightHeader7">Фамилия И.О. Название статьи7</text:user-field-get></text:p>
            </table:table-cell>
            <table:table-cell table:style-name="Таблица367.A1" office:value-type="string">
              <text:p text:style-name="MP8"><text:page-number text:select-page="current">207</text:page-number></text:p>
            </table:table-cell>
          </table:table-row>
        </table:table>
      </style:header>
      <style:header-left>
        <table:table table:name="Таблица368" table:style-name="Таблица368">
          <table:table-column table:style-name="Таблица368.A"/>
          <table:table-column table:style-name="Таблица368.B"/>
          <table:table-row table:style-name="Таблица368.1">
            <table:table-cell table:style-name="Таблица368.A1" office:value-type="string">
              <text:p text:style-name="MP9"><text:page-number text:select-page="current">180</text:page-number></text:p>
            </table:table-cell>
            <table:table-cell table:style-name="Таблица368.A1" office:value-type="string">
              <text:p text:style-name="MP10"><text:user-field-get text:name="leftHeader7">Задайте название радела!</text:user-field-get></text:p>
            </table:table-cell>
          </table:table-row>
        </table:table>
      </style:header-left>
    </style:master-page>
    <style:master-page style:name="Статья_20_7_20_стр.3" style:display-name="Статья 7 стр.3" style:page-layout-name="Mpm9" style:next-style-name="Статья_20_7_20_стр.4">
      <style:header>
        <table:table table:name="Таблица369" table:style-name="Таблица369">
          <table:table-column table:style-name="Таблица369.A"/>
          <table:table-column table:style-name="Таблица369.B"/>
          <table:table-row table:style-name="Таблица369.1">
            <table:table-cell table:style-name="Таблица369.A1" office:value-type="string">
              <text:p text:style-name="MP7"><text:user-field-get text:name="rightHeader7">Фамилия И.О. Название статьи7</text:user-field-get></text:p>
            </table:table-cell>
            <table:table-cell table:style-name="Таблица369.A1" office:value-type="string">
              <text:p text:style-name="MP8"><text:page-number text:select-page="current">181</text:page-number></text:p>
            </table:table-cell>
          </table:table-row>
        </table:table>
      </style:header>
      <style:header-left>
        <table:table table:name="Таблица370" table:style-name="Таблица370">
          <table:table-column table:style-name="Таблица370.A"/>
          <table:table-column table:style-name="Таблица370.B"/>
          <table:table-row table:style-name="Таблица370.1">
            <table:table-cell table:style-name="Таблица370.A1" office:value-type="string">
              <text:p text:style-name="MP9"><text:page-number text:select-page="current">180</text:page-number></text:p>
            </table:table-cell>
            <table:table-cell table:style-name="Таблица370.A1" office:value-type="string">
              <text:p text:style-name="MP10"><text:user-field-get text:name="leftHeader7">Задайте название радела!</text:user-field-get></text:p>
            </table:table-cell>
          </table:table-row>
        </table:table>
      </style:header-left>
    </style:master-page>
    <style:master-page style:name="Статья_20_7_20_стр.4" style:display-name="Статья 7 стр.4" style:page-layout-name="Mpm9" style:next-style-name="Статья_20_7_20_стр.5">
      <style:header>
        <table:table table:name="Таблица371" table:style-name="Таблица371">
          <table:table-column table:style-name="Таблица371.A"/>
          <table:table-column table:style-name="Таблица371.B"/>
          <table:table-row table:style-name="Таблица371.1">
            <table:table-cell table:style-name="Таблица371.A1" office:value-type="string">
              <text:p text:style-name="MP7"><text:user-field-get text:name="rightHeader7">Фамилия И.О. Название статьи7</text:user-field-get></text:p>
            </table:table-cell>
            <table:table-cell table:style-name="Таблица371.A1" office:value-type="string">
              <text:p text:style-name="MP8"><text:page-number text:select-page="current">181</text:page-number></text:p>
            </table:table-cell>
          </table:table-row>
        </table:table>
      </style:header>
      <style:header-left>
        <table:table table:name="Таблица372" table:style-name="Таблица372">
          <table:table-column table:style-name="Таблица372.A"/>
          <table:table-column table:style-name="Таблица372.B"/>
          <table:table-row table:style-name="Таблица372.1">
            <table:table-cell table:style-name="Таблица372.A1" office:value-type="string">
              <text:p text:style-name="MP9"><text:page-number text:select-page="current">182</text:page-number></text:p>
            </table:table-cell>
            <table:table-cell table:style-name="Таблица372.A1" office:value-type="string">
              <text:p text:style-name="MP10"><text:user-field-get text:name="leftHeader7">Задайте название радела!</text:user-field-get></text:p>
            </table:table-cell>
          </table:table-row>
        </table:table>
      </style:header-left>
    </style:master-page>
    <style:master-page style:name="Статья_20_7_20_стр.5" style:display-name="Статья 7 стр.5" style:page-layout-name="Mpm9" style:next-style-name="Статья_20_7_20_стр.6">
      <style:header>
        <table:table table:name="Таблица373" table:style-name="Таблица373">
          <table:table-column table:style-name="Таблица373.A"/>
          <table:table-column table:style-name="Таблица373.B"/>
          <table:table-row table:style-name="Таблица373.1">
            <table:table-cell table:style-name="Таблица373.A1" office:value-type="string">
              <text:p text:style-name="MP7"><text:user-field-get text:name="rightHeader7">Фамилия И.О. Название статьи7</text:user-field-get></text:p>
            </table:table-cell>
            <table:table-cell table:style-name="Таблица373.A1" office:value-type="string">
              <text:p text:style-name="MP8"><text:page-number text:select-page="current">183</text:page-number></text:p>
            </table:table-cell>
          </table:table-row>
        </table:table>
      </style:header>
      <style:header-left>
        <table:table table:name="Таблица374" table:style-name="Таблица374">
          <table:table-column table:style-name="Таблица374.A"/>
          <table:table-column table:style-name="Таблица374.B"/>
          <table:table-row table:style-name="Таблица374.1">
            <table:table-cell table:style-name="Таблица374.A1" office:value-type="string">
              <text:p text:style-name="MP9"><text:page-number text:select-page="current">182</text:page-number></text:p>
            </table:table-cell>
            <table:table-cell table:style-name="Таблица374.A1" office:value-type="string">
              <text:p text:style-name="MP10"><text:user-field-get text:name="leftHeader7">Задайте название радела!</text:user-field-get></text:p>
            </table:table-cell>
          </table:table-row>
        </table:table>
      </style:header-left>
    </style:master-page>
    <style:master-page style:name="Статья_20_7_20_стр.6" style:display-name="Статья 7 стр.6" style:page-layout-name="Mpm9" style:next-style-name="Статья_20_7_20_стр.7">
      <style:header>
        <table:table table:name="Таблица375" table:style-name="Таблица375">
          <table:table-column table:style-name="Таблица375.A"/>
          <table:table-column table:style-name="Таблица375.B"/>
          <table:table-row table:style-name="Таблица375.1">
            <table:table-cell table:style-name="Таблица375.A1" office:value-type="string">
              <text:p text:style-name="MP7"><text:user-field-get text:name="rightHeader7">Фамилия И.О. Название статьи7</text:user-field-get></text:p>
            </table:table-cell>
            <table:table-cell table:style-name="Таблица375.A1" office:value-type="string">
              <text:p text:style-name="MP8"><text:page-number text:select-page="current">183</text:page-number></text:p>
            </table:table-cell>
          </table:table-row>
        </table:table>
      </style:header>
      <style:header-left>
        <table:table table:name="Таблица376" table:style-name="Таблица376">
          <table:table-column table:style-name="Таблица376.A"/>
          <table:table-column table:style-name="Таблица376.B"/>
          <table:table-row table:style-name="Таблица376.1">
            <table:table-cell table:style-name="Таблица376.A1" office:value-type="string">
              <text:p text:style-name="MP9"><text:page-number text:select-page="current">184</text:page-number></text:p>
            </table:table-cell>
            <table:table-cell table:style-name="Таблица376.A1" office:value-type="string">
              <text:p text:style-name="MP10"><text:user-field-get text:name="leftHeader7">Задайте название радела!</text:user-field-get></text:p>
            </table:table-cell>
          </table:table-row>
        </table:table>
      </style:header-left>
    </style:master-page>
    <style:master-page style:name="Статья_20_7_20_стр.7" style:display-name="Статья 7 стр.7" style:page-layout-name="Mpm9" style:next-style-name="Статья_20_7_20_стр.8">
      <style:header>
        <table:table table:name="Таблица377" table:style-name="Таблица377">
          <table:table-column table:style-name="Таблица377.A"/>
          <table:table-column table:style-name="Таблица377.B"/>
          <table:table-row table:style-name="Таблица377.1">
            <table:table-cell table:style-name="Таблица377.A1" office:value-type="string">
              <text:p text:style-name="MP7"><text:user-field-get text:name="rightHeader7">Фамилия И.О. Название статьи7</text:user-field-get></text:p>
            </table:table-cell>
            <table:table-cell table:style-name="Таблица377.A1" office:value-type="string">
              <text:p text:style-name="MP8"><text:page-number text:select-page="current">185</text:page-number></text:p>
            </table:table-cell>
          </table:table-row>
        </table:table>
      </style:header>
      <style:header-left>
        <table:table table:name="Таблица378" table:style-name="Таблица378">
          <table:table-column table:style-name="Таблица378.A"/>
          <table:table-column table:style-name="Таблица378.B"/>
          <table:table-row table:style-name="Таблица378.1">
            <table:table-cell table:style-name="Таблица378.A1" office:value-type="string">
              <text:p text:style-name="MP9"><text:page-number text:select-page="current">184</text:page-number></text:p>
            </table:table-cell>
            <table:table-cell table:style-name="Таблица378.A1" office:value-type="string">
              <text:p text:style-name="MP10"><text:user-field-get text:name="leftHeader7">Задайте название радела!</text:user-field-get></text:p>
            </table:table-cell>
          </table:table-row>
        </table:table>
      </style:header-left>
    </style:master-page>
    <style:master-page style:name="Статья_20_7_20_стр.8" style:display-name="Статья 7 стр.8" style:page-layout-name="Mpm9" style:next-style-name="Статья_20_7_20_стр.9">
      <style:header>
        <table:table table:name="Таблица379" table:style-name="Таблица379">
          <table:table-column table:style-name="Таблица379.A"/>
          <table:table-column table:style-name="Таблица379.B"/>
          <table:table-row table:style-name="Таблица379.1">
            <table:table-cell table:style-name="Таблица379.A1" office:value-type="string">
              <text:p text:style-name="MP7"><text:user-field-get text:name="rightHeader7">Фамилия И.О. Название статьи7</text:user-field-get></text:p>
            </table:table-cell>
            <table:table-cell table:style-name="Таблица379.A1" office:value-type="string">
              <text:p text:style-name="MP8"><text:page-number text:select-page="current">185</text:page-number></text:p>
            </table:table-cell>
          </table:table-row>
        </table:table>
      </style:header>
      <style:header-left>
        <table:table table:name="Таблица380" table:style-name="Таблица380">
          <table:table-column table:style-name="Таблица380.A"/>
          <table:table-column table:style-name="Таблица380.B"/>
          <table:table-row table:style-name="Таблица380.1">
            <table:table-cell table:style-name="Таблица380.A1" office:value-type="string">
              <text:p text:style-name="MP9"><text:page-number text:select-page="current">186</text:page-number></text:p>
            </table:table-cell>
            <table:table-cell table:style-name="Таблица380.A1" office:value-type="string">
              <text:p text:style-name="MP10"><text:user-field-get text:name="leftHeader7">Задайте название радела!</text:user-field-get></text:p>
            </table:table-cell>
          </table:table-row>
        </table:table>
      </style:header-left>
    </style:master-page>
    <style:master-page style:name="Статья_20_7_20_стр.9" style:display-name="Статья 7 стр.9" style:page-layout-name="Mpm9" style:next-style-name="Статья_20_7_20_стр.10">
      <style:header>
        <table:table table:name="Таблица381" table:style-name="Таблица381">
          <table:table-column table:style-name="Таблица381.A"/>
          <table:table-column table:style-name="Таблица381.B"/>
          <table:table-row table:style-name="Таблица381.1">
            <table:table-cell table:style-name="Таблица381.A1" office:value-type="string">
              <text:p text:style-name="MP7"><text:user-field-get text:name="rightHeader7">Фамилия И.О. Название статьи7</text:user-field-get></text:p>
            </table:table-cell>
            <table:table-cell table:style-name="Таблица381.A1" office:value-type="string">
              <text:p text:style-name="MP8"><text:page-number text:select-page="current">187</text:page-number></text:p>
            </table:table-cell>
          </table:table-row>
        </table:table>
      </style:header>
      <style:header-left>
        <table:table table:name="Таблица382" table:style-name="Таблица382">
          <table:table-column table:style-name="Таблица382.A"/>
          <table:table-column table:style-name="Таблица382.B"/>
          <table:table-row table:style-name="Таблица382.1">
            <table:table-cell table:style-name="Таблица382.A1" office:value-type="string">
              <text:p text:style-name="MP9"><text:page-number text:select-page="current">186</text:page-number></text:p>
            </table:table-cell>
            <table:table-cell table:style-name="Таблица382.A1" office:value-type="string">
              <text:p text:style-name="MP10"><text:user-field-get text:name="leftHeader7">Задайте название радела!</text:user-field-get></text:p>
            </table:table-cell>
          </table:table-row>
        </table:table>
      </style:header-left>
    </style:master-page>
    <style:master-page style:name="Статья_20_7_20_стр.10" style:display-name="Статья 7 стр.10" style:page-layout-name="Mpm9" style:next-style-name="Статья_20_7_20_стр.11">
      <style:header>
        <table:table table:name="Таблица383" table:style-name="Таблица383">
          <table:table-column table:style-name="Таблица383.A"/>
          <table:table-column table:style-name="Таблица383.B"/>
          <table:table-row table:style-name="Таблица383.1">
            <table:table-cell table:style-name="Таблица383.A1" office:value-type="string">
              <text:p text:style-name="MP7"><text:user-field-get text:name="rightHeader7">Фамилия И.О. Название статьи7</text:user-field-get></text:p>
            </table:table-cell>
            <table:table-cell table:style-name="Таблица383.A1" office:value-type="string">
              <text:p text:style-name="MP8"><text:page-number text:select-page="current">187</text:page-number></text:p>
            </table:table-cell>
          </table:table-row>
        </table:table>
      </style:header>
      <style:header-left>
        <table:table table:name="Таблица384" table:style-name="Таблица384">
          <table:table-column table:style-name="Таблица384.A"/>
          <table:table-column table:style-name="Таблица384.B"/>
          <table:table-row table:style-name="Таблица384.1">
            <table:table-cell table:style-name="Таблица384.A1" office:value-type="string">
              <text:p text:style-name="MP9"><text:page-number text:select-page="current">188</text:page-number></text:p>
            </table:table-cell>
            <table:table-cell table:style-name="Таблица384.A1" office:value-type="string">
              <text:p text:style-name="MP10"><text:user-field-get text:name="leftHeader7">Задайте название радела!</text:user-field-get></text:p>
            </table:table-cell>
          </table:table-row>
        </table:table>
      </style:header-left>
    </style:master-page>
    <style:master-page style:name="Статья_20_7_20_стр.11" style:display-name="Статья 7 стр.11" style:page-layout-name="Mpm9" style:next-style-name="Статья_20_7_20_стр.12">
      <style:header>
        <table:table table:name="Таблица385" table:style-name="Таблица385">
          <table:table-column table:style-name="Таблица385.A"/>
          <table:table-column table:style-name="Таблица385.B"/>
          <table:table-row table:style-name="Таблица385.1">
            <table:table-cell table:style-name="Таблица385.A1" office:value-type="string">
              <text:p text:style-name="MP7"><text:user-field-get text:name="rightHeader7">Фамилия И.О. Название статьи7</text:user-field-get></text:p>
            </table:table-cell>
            <table:table-cell table:style-name="Таблица385.A1" office:value-type="string">
              <text:p text:style-name="MP8"><text:page-number text:select-page="current">189</text:page-number></text:p>
            </table:table-cell>
          </table:table-row>
        </table:table>
      </style:header>
      <style:header-left>
        <table:table table:name="Таблица386" table:style-name="Таблица386">
          <table:table-column table:style-name="Таблица386.A"/>
          <table:table-column table:style-name="Таблица386.B"/>
          <table:table-row table:style-name="Таблица386.1">
            <table:table-cell table:style-name="Таблица386.A1" office:value-type="string">
              <text:p text:style-name="MP9"><text:page-number text:select-page="current">188</text:page-number></text:p>
            </table:table-cell>
            <table:table-cell table:style-name="Таблица386.A1" office:value-type="string">
              <text:p text:style-name="MP10"><text:user-field-get text:name="leftHeader7">Задайте название радела!</text:user-field-get></text:p>
            </table:table-cell>
          </table:table-row>
        </table:table>
      </style:header-left>
    </style:master-page>
    <style:master-page style:name="Статья_20_7_20_стр.12" style:display-name="Статья 7 стр.12" style:page-layout-name="Mpm9" style:next-style-name="Статья_20_7_20_стр.13">
      <style:header>
        <table:table table:name="Таблица387" table:style-name="Таблица387">
          <table:table-column table:style-name="Таблица387.A"/>
          <table:table-column table:style-name="Таблица387.B"/>
          <table:table-row table:style-name="Таблица387.1">
            <table:table-cell table:style-name="Таблица387.A1" office:value-type="string">
              <text:p text:style-name="MP7"><text:user-field-get text:name="rightHeader7">Фамилия И.О. Название статьи7</text:user-field-get></text:p>
            </table:table-cell>
            <table:table-cell table:style-name="Таблица387.A1" office:value-type="string">
              <text:p text:style-name="MP8"><text:page-number text:select-page="current">189</text:page-number></text:p>
            </table:table-cell>
          </table:table-row>
        </table:table>
      </style:header>
      <style:header-left>
        <table:table table:name="Таблица388" table:style-name="Таблица388">
          <table:table-column table:style-name="Таблица388.A"/>
          <table:table-column table:style-name="Таблица388.B"/>
          <table:table-row table:style-name="Таблица388.1">
            <table:table-cell table:style-name="Таблица388.A1" office:value-type="string">
              <text:p text:style-name="MP9"><text:page-number text:select-page="current">190</text:page-number></text:p>
            </table:table-cell>
            <table:table-cell table:style-name="Таблица388.A1" office:value-type="string">
              <text:p text:style-name="MP10"><text:user-field-get text:name="leftHeader7">Задайте название радела!</text:user-field-get></text:p>
            </table:table-cell>
          </table:table-row>
        </table:table>
      </style:header-left>
    </style:master-page>
    <style:master-page style:name="Статья_20_7_20_стр.13" style:display-name="Статья 7 стр.13" style:page-layout-name="Mpm9" style:next-style-name="Статья_20_7_20_стр.14">
      <style:header>
        <table:table table:name="Таблица389" table:style-name="Таблица389">
          <table:table-column table:style-name="Таблица389.A"/>
          <table:table-column table:style-name="Таблица389.B"/>
          <table:table-row table:style-name="Таблица389.1">
            <table:table-cell table:style-name="Таблица389.A1" office:value-type="string">
              <text:p text:style-name="MP7"><text:user-field-get text:name="rightHeader7">Фамилия И.О. Название статьи7</text:user-field-get></text:p>
            </table:table-cell>
            <table:table-cell table:style-name="Таблица389.A1" office:value-type="string">
              <text:p text:style-name="MP8"><text:page-number text:select-page="current">191</text:page-number></text:p>
            </table:table-cell>
          </table:table-row>
        </table:table>
      </style:header>
      <style:header-left>
        <table:table table:name="Таблица390" table:style-name="Таблица390">
          <table:table-column table:style-name="Таблица390.A"/>
          <table:table-column table:style-name="Таблица390.B"/>
          <table:table-row table:style-name="Таблица390.1">
            <table:table-cell table:style-name="Таблица390.A1" office:value-type="string">
              <text:p text:style-name="MP9"><text:page-number text:select-page="current">190</text:page-number></text:p>
            </table:table-cell>
            <table:table-cell table:style-name="Таблица390.A1" office:value-type="string">
              <text:p text:style-name="MP10"><text:user-field-get text:name="leftHeader7">Задайте название радела!</text:user-field-get></text:p>
            </table:table-cell>
          </table:table-row>
        </table:table>
      </style:header-left>
    </style:master-page>
    <style:master-page style:name="Статья_20_7_20_стр.14" style:display-name="Статья 7 стр.14" style:page-layout-name="Mpm9" style:next-style-name="Статья_20_7_20_стр.15">
      <style:header>
        <table:table table:name="Таблица391" table:style-name="Таблица391">
          <table:table-column table:style-name="Таблица391.A"/>
          <table:table-column table:style-name="Таблица391.B"/>
          <table:table-row table:style-name="Таблица391.1">
            <table:table-cell table:style-name="Таблица391.A1" office:value-type="string">
              <text:p text:style-name="MP7"><text:user-field-get text:name="rightHeader7">Фамилия И.О. Название статьи7</text:user-field-get></text:p>
            </table:table-cell>
            <table:table-cell table:style-name="Таблица391.A1" office:value-type="string">
              <text:p text:style-name="MP8"><text:page-number text:select-page="current">191</text:page-number></text:p>
            </table:table-cell>
          </table:table-row>
        </table:table>
      </style:header>
      <style:header-left>
        <table:table table:name="Таблица392" table:style-name="Таблица392">
          <table:table-column table:style-name="Таблица392.A"/>
          <table:table-column table:style-name="Таблица392.B"/>
          <table:table-row table:style-name="Таблица392.1">
            <table:table-cell table:style-name="Таблица392.A1" office:value-type="string">
              <text:p text:style-name="MP9"><text:page-number text:select-page="current">192</text:page-number></text:p>
            </table:table-cell>
            <table:table-cell table:style-name="Таблица392.A1" office:value-type="string">
              <text:p text:style-name="MP10"><text:user-field-get text:name="leftHeader7">Задайте название радела!</text:user-field-get></text:p>
            </table:table-cell>
          </table:table-row>
        </table:table>
      </style:header-left>
    </style:master-page>
    <style:master-page style:name="Статья_20_7_20_стр.15" style:display-name="Статья 7 стр.15" style:page-layout-name="Mpm9" style:next-style-name="Статья_20_7_20_стр.16">
      <style:header>
        <table:table table:name="Таблица393" table:style-name="Таблица393">
          <table:table-column table:style-name="Таблица393.A"/>
          <table:table-column table:style-name="Таблица393.B"/>
          <table:table-row table:style-name="Таблица393.1">
            <table:table-cell table:style-name="Таблица393.A1" office:value-type="string">
              <text:p text:style-name="MP7"><text:user-field-get text:name="rightHeader7">Фамилия И.О. Название статьи7</text:user-field-get></text:p>
            </table:table-cell>
            <table:table-cell table:style-name="Таблица393.A1" office:value-type="string">
              <text:p text:style-name="MP8"><text:page-number text:select-page="current">193</text:page-number></text:p>
            </table:table-cell>
          </table:table-row>
        </table:table>
      </style:header>
      <style:header-left>
        <table:table table:name="Таблица394" table:style-name="Таблица394">
          <table:table-column table:style-name="Таблица394.A"/>
          <table:table-column table:style-name="Таблица394.B"/>
          <table:table-row table:style-name="Таблица394.1">
            <table:table-cell table:style-name="Таблица394.A1" office:value-type="string">
              <text:p text:style-name="MP9"><text:page-number text:select-page="current">192</text:page-number></text:p>
            </table:table-cell>
            <table:table-cell table:style-name="Таблица394.A1" office:value-type="string">
              <text:p text:style-name="MP10"><text:user-field-get text:name="leftHeader7">Задайте название радела!</text:user-field-get></text:p>
            </table:table-cell>
          </table:table-row>
        </table:table>
      </style:header-left>
    </style:master-page>
    <style:master-page style:name="Статья_20_7_20_стр.16" style:display-name="Статья 7 стр.16" style:page-layout-name="Mpm9" style:next-style-name="Статья_20_7_20_стр.17">
      <style:header>
        <table:table table:name="Таблица395" table:style-name="Таблица395">
          <table:table-column table:style-name="Таблица395.A"/>
          <table:table-column table:style-name="Таблица395.B"/>
          <table:table-row table:style-name="Таблица395.1">
            <table:table-cell table:style-name="Таблица395.A1" office:value-type="string">
              <text:p text:style-name="MP7"><text:user-field-get text:name="rightHeader7">Фамилия И.О. Название статьи7</text:user-field-get></text:p>
            </table:table-cell>
            <table:table-cell table:style-name="Таблица395.A1" office:value-type="string">
              <text:p text:style-name="MP8"><text:page-number text:select-page="current">193</text:page-number></text:p>
            </table:table-cell>
          </table:table-row>
        </table:table>
      </style:header>
      <style:header-left>
        <table:table table:name="Таблица396" table:style-name="Таблица396">
          <table:table-column table:style-name="Таблица396.A"/>
          <table:table-column table:style-name="Таблица396.B"/>
          <table:table-row table:style-name="Таблица396.1">
            <table:table-cell table:style-name="Таблица396.A1" office:value-type="string">
              <text:p text:style-name="MP9"><text:page-number text:select-page="current">194</text:page-number></text:p>
            </table:table-cell>
            <table:table-cell table:style-name="Таблица396.A1" office:value-type="string">
              <text:p text:style-name="MP10"><text:user-field-get text:name="leftHeader7">Задайте название радела!</text:user-field-get></text:p>
            </table:table-cell>
          </table:table-row>
        </table:table>
      </style:header-left>
    </style:master-page>
    <style:master-page style:name="Статья_20_7_20_стр.17" style:display-name="Статья 7 стр.17" style:page-layout-name="Mpm9" style:next-style-name="Статья_20_7_20_стр.18">
      <style:header>
        <table:table table:name="Таблица397" table:style-name="Таблица397">
          <table:table-column table:style-name="Таблица397.A"/>
          <table:table-column table:style-name="Таблица397.B"/>
          <table:table-row table:style-name="Таблица397.1">
            <table:table-cell table:style-name="Таблица397.A1" office:value-type="string">
              <text:p text:style-name="MP7"><text:user-field-get text:name="rightHeader7">Фамилия И.О. Название статьи7</text:user-field-get></text:p>
            </table:table-cell>
            <table:table-cell table:style-name="Таблица397.A1" office:value-type="string">
              <text:p text:style-name="MP8"><text:page-number text:select-page="current">195</text:page-number></text:p>
            </table:table-cell>
          </table:table-row>
        </table:table>
      </style:header>
      <style:header-left>
        <table:table table:name="Таблица398" table:style-name="Таблица398">
          <table:table-column table:style-name="Таблица398.A"/>
          <table:table-column table:style-name="Таблица398.B"/>
          <table:table-row table:style-name="Таблица398.1">
            <table:table-cell table:style-name="Таблица398.A1" office:value-type="string">
              <text:p text:style-name="MP9"><text:page-number text:select-page="current">194</text:page-number></text:p>
            </table:table-cell>
            <table:table-cell table:style-name="Таблица398.A1" office:value-type="string">
              <text:p text:style-name="MP10"><text:user-field-get text:name="leftHeader7">Задайте название радела!</text:user-field-get></text:p>
            </table:table-cell>
          </table:table-row>
        </table:table>
      </style:header-left>
    </style:master-page>
    <style:master-page style:name="Статья_20_7_20_стр.18" style:display-name="Статья 7 стр.18" style:page-layout-name="Mpm9" style:next-style-name="Статья_20_7_20_стр.19">
      <style:header>
        <table:table table:name="Таблица399" table:style-name="Таблица399">
          <table:table-column table:style-name="Таблица399.A"/>
          <table:table-column table:style-name="Таблица399.B"/>
          <table:table-row table:style-name="Таблица399.1">
            <table:table-cell table:style-name="Таблица399.A1" office:value-type="string">
              <text:p text:style-name="MP7"><text:user-field-get text:name="rightHeader7">Фамилия И.О. Название статьи7</text:user-field-get></text:p>
            </table:table-cell>
            <table:table-cell table:style-name="Таблица399.A1" office:value-type="string">
              <text:p text:style-name="MP8"><text:page-number text:select-page="current">195</text:page-number></text:p>
            </table:table-cell>
          </table:table-row>
        </table:table>
      </style:header>
      <style:header-left>
        <table:table table:name="Таблица400" table:style-name="Таблица400">
          <table:table-column table:style-name="Таблица400.A"/>
          <table:table-column table:style-name="Таблица400.B"/>
          <table:table-row table:style-name="Таблица400.1">
            <table:table-cell table:style-name="Таблица400.A1" office:value-type="string">
              <text:p text:style-name="MP9"><text:page-number text:select-page="current">196</text:page-number></text:p>
            </table:table-cell>
            <table:table-cell table:style-name="Таблица400.A1" office:value-type="string">
              <text:p text:style-name="MP10"><text:user-field-get text:name="leftHeader7">Задайте название радела!</text:user-field-get></text:p>
            </table:table-cell>
          </table:table-row>
        </table:table>
      </style:header-left>
    </style:master-page>
    <style:master-page style:name="Статья_20_7_20_стр.19" style:display-name="Статья 7 стр.19" style:page-layout-name="Mpm9" style:next-style-name="Статья_20_7_20_стр.20">
      <style:header>
        <table:table table:name="Таблица401" table:style-name="Таблица401">
          <table:table-column table:style-name="Таблица401.A"/>
          <table:table-column table:style-name="Таблица401.B"/>
          <table:table-row table:style-name="Таблица401.1">
            <table:table-cell table:style-name="Таблица401.A1" office:value-type="string">
              <text:p text:style-name="MP7"><text:user-field-get text:name="rightHeader7">Фамилия И.О. Название статьи7</text:user-field-get></text:p>
            </table:table-cell>
            <table:table-cell table:style-name="Таблица401.A1" office:value-type="string">
              <text:p text:style-name="MP8"><text:page-number text:select-page="current">197</text:page-number></text:p>
            </table:table-cell>
          </table:table-row>
        </table:table>
      </style:header>
      <style:header-left>
        <table:table table:name="Таблица402" table:style-name="Таблица402">
          <table:table-column table:style-name="Таблица402.A"/>
          <table:table-column table:style-name="Таблица402.B"/>
          <table:table-row table:style-name="Таблица402.1">
            <table:table-cell table:style-name="Таблица402.A1" office:value-type="string">
              <text:p text:style-name="MP9"><text:page-number text:select-page="current">196</text:page-number></text:p>
            </table:table-cell>
            <table:table-cell table:style-name="Таблица402.A1" office:value-type="string">
              <text:p text:style-name="MP10"><text:user-field-get text:name="leftHeader7">Задайте название радела!</text:user-field-get></text:p>
            </table:table-cell>
          </table:table-row>
        </table:table>
      </style:header-left>
    </style:master-page>
    <style:master-page style:name="Статья_20_7_20_стр.20" style:display-name="Статья 7 стр.20" style:page-layout-name="Mpm9" style:next-style-name="Статья_20_7_20_стр.21">
      <style:header>
        <table:table table:name="Таблица403" table:style-name="Таблица403">
          <table:table-column table:style-name="Таблица403.A"/>
          <table:table-column table:style-name="Таблица403.B"/>
          <table:table-row table:style-name="Таблица403.1">
            <table:table-cell table:style-name="Таблица403.A1" office:value-type="string">
              <text:p text:style-name="MP7"><text:user-field-get text:name="rightHeader7">Фамилия И.О. Название статьи7</text:user-field-get></text:p>
            </table:table-cell>
            <table:table-cell table:style-name="Таблица403.A1" office:value-type="string">
              <text:p text:style-name="MP8"><text:page-number text:select-page="current">197</text:page-number></text:p>
            </table:table-cell>
          </table:table-row>
        </table:table>
      </style:header>
      <style:header-left>
        <table:table table:name="Таблица404" table:style-name="Таблица404">
          <table:table-column table:style-name="Таблица404.A"/>
          <table:table-column table:style-name="Таблица404.B"/>
          <table:table-row table:style-name="Таблица404.1">
            <table:table-cell table:style-name="Таблица404.A1" office:value-type="string">
              <text:p text:style-name="MP9"><text:page-number text:select-page="current">198</text:page-number></text:p>
            </table:table-cell>
            <table:table-cell table:style-name="Таблица404.A1" office:value-type="string">
              <text:p text:style-name="MP10"><text:user-field-get text:name="leftHeader7">Задайте название радела!</text:user-field-get></text:p>
            </table:table-cell>
          </table:table-row>
        </table:table>
      </style:header-left>
    </style:master-page>
    <style:master-page style:name="Статья_20_7_20_стр.21" style:display-name="Статья 7 стр.21" style:page-layout-name="Mpm9" style:next-style-name="Статья_20_7_20_стр.22">
      <style:header>
        <table:table table:name="Таблица405" table:style-name="Таблица405">
          <table:table-column table:style-name="Таблица405.A"/>
          <table:table-column table:style-name="Таблица405.B"/>
          <table:table-row table:style-name="Таблица405.1">
            <table:table-cell table:style-name="Таблица405.A1" office:value-type="string">
              <text:p text:style-name="MP7"><text:user-field-get text:name="rightHeader7">Фамилия И.О. Название статьи7</text:user-field-get></text:p>
            </table:table-cell>
            <table:table-cell table:style-name="Таблица405.A1" office:value-type="string">
              <text:p text:style-name="MP8"><text:page-number text:select-page="current">199</text:page-number></text:p>
            </table:table-cell>
          </table:table-row>
        </table:table>
      </style:header>
      <style:header-left>
        <table:table table:name="Таблица406" table:style-name="Таблица406">
          <table:table-column table:style-name="Таблица406.A"/>
          <table:table-column table:style-name="Таблица406.B"/>
          <table:table-row table:style-name="Таблица406.1">
            <table:table-cell table:style-name="Таблица406.A1" office:value-type="string">
              <text:p text:style-name="MP9"><text:page-number text:select-page="current">198</text:page-number></text:p>
            </table:table-cell>
            <table:table-cell table:style-name="Таблица406.A1" office:value-type="string">
              <text:p text:style-name="MP10"><text:user-field-get text:name="leftHeader7">Задайте название радела!</text:user-field-get></text:p>
            </table:table-cell>
          </table:table-row>
        </table:table>
      </style:header-left>
    </style:master-page>
    <style:master-page style:name="Статья_20_7_20_стр.22" style:display-name="Статья 7 стр.22" style:page-layout-name="Mpm9" style:next-style-name="Статья_20_7_20_стр.23">
      <style:header>
        <table:table table:name="Таблица407" table:style-name="Таблица407">
          <table:table-column table:style-name="Таблица407.A"/>
          <table:table-column table:style-name="Таблица407.B"/>
          <table:table-row table:style-name="Таблица407.1">
            <table:table-cell table:style-name="Таблица407.A1" office:value-type="string">
              <text:p text:style-name="MP7"><text:user-field-get text:name="rightHeader7">Фамилия И.О. Название статьи7</text:user-field-get></text:p>
            </table:table-cell>
            <table:table-cell table:style-name="Таблица407.A1" office:value-type="string">
              <text:p text:style-name="MP8"><text:page-number text:select-page="current">199</text:page-number></text:p>
            </table:table-cell>
          </table:table-row>
        </table:table>
      </style:header>
      <style:header-left>
        <table:table table:name="Таблица408" table:style-name="Таблица408">
          <table:table-column table:style-name="Таблица408.A"/>
          <table:table-column table:style-name="Таблица408.B"/>
          <table:table-row table:style-name="Таблица408.1">
            <table:table-cell table:style-name="Таблица408.A1" office:value-type="string">
              <text:p text:style-name="MP9"><text:page-number text:select-page="current">200</text:page-number></text:p>
            </table:table-cell>
            <table:table-cell table:style-name="Таблица408.A1" office:value-type="string">
              <text:p text:style-name="MP10"><text:user-field-get text:name="leftHeader7">Задайте название радела!</text:user-field-get></text:p>
            </table:table-cell>
          </table:table-row>
        </table:table>
      </style:header-left>
    </style:master-page>
    <style:master-page style:name="Статья_20_7_20_стр.23" style:display-name="Статья 7 стр.23" style:page-layout-name="Mpm9" style:next-style-name="Статья_20_7_20_стр.24">
      <style:header>
        <table:table table:name="Таблица409" table:style-name="Таблица409">
          <table:table-column table:style-name="Таблица409.A"/>
          <table:table-column table:style-name="Таблица409.B"/>
          <table:table-row table:style-name="Таблица409.1">
            <table:table-cell table:style-name="Таблица409.A1" office:value-type="string">
              <text:p text:style-name="MP7"><text:user-field-get text:name="rightHeader7">Фамилия И.О. Название статьи7</text:user-field-get></text:p>
            </table:table-cell>
            <table:table-cell table:style-name="Таблица409.A1" office:value-type="string">
              <text:p text:style-name="MP8"><text:page-number text:select-page="current">201</text:page-number></text:p>
            </table:table-cell>
          </table:table-row>
        </table:table>
      </style:header>
      <style:header-left>
        <table:table table:name="Таблица410" table:style-name="Таблица410">
          <table:table-column table:style-name="Таблица410.A"/>
          <table:table-column table:style-name="Таблица410.B"/>
          <table:table-row table:style-name="Таблица410.1">
            <table:table-cell table:style-name="Таблица410.A1" office:value-type="string">
              <text:p text:style-name="MP9"><text:page-number text:select-page="current">200</text:page-number></text:p>
            </table:table-cell>
            <table:table-cell table:style-name="Таблица410.A1" office:value-type="string">
              <text:p text:style-name="MP10"><text:user-field-get text:name="leftHeader7">Задайте название радела!</text:user-field-get></text:p>
            </table:table-cell>
          </table:table-row>
        </table:table>
      </style:header-left>
    </style:master-page>
    <style:master-page style:name="Статья_20_7_20_стр.24" style:display-name="Статья 7 стр.24" style:page-layout-name="Mpm9" style:next-style-name="Статья_20_7_20_стр.25">
      <style:header>
        <table:table table:name="Таблица411" table:style-name="Таблица411">
          <table:table-column table:style-name="Таблица411.A"/>
          <table:table-column table:style-name="Таблица411.B"/>
          <table:table-row table:style-name="Таблица411.1">
            <table:table-cell table:style-name="Таблица411.A1" office:value-type="string">
              <text:p text:style-name="MP7"><text:user-field-get text:name="rightHeader7">Фамилия И.О. Название статьи7</text:user-field-get></text:p>
            </table:table-cell>
            <table:table-cell table:style-name="Таблица411.A1" office:value-type="string">
              <text:p text:style-name="MP8"><text:page-number text:select-page="current">201</text:page-number></text:p>
            </table:table-cell>
          </table:table-row>
        </table:table>
      </style:header>
      <style:header-left>
        <table:table table:name="Таблица412" table:style-name="Таблица412">
          <table:table-column table:style-name="Таблица412.A"/>
          <table:table-column table:style-name="Таблица412.B"/>
          <table:table-row table:style-name="Таблица412.1">
            <table:table-cell table:style-name="Таблица412.A1" office:value-type="string">
              <text:p text:style-name="MP9"><text:page-number text:select-page="current">202</text:page-number></text:p>
            </table:table-cell>
            <table:table-cell table:style-name="Таблица412.A1" office:value-type="string">
              <text:p text:style-name="MP10"><text:user-field-get text:name="leftHeader7">Задайте название радела!</text:user-field-get></text:p>
            </table:table-cell>
          </table:table-row>
        </table:table>
      </style:header-left>
    </style:master-page>
    <style:master-page style:name="Статья_20_7_20_стр.25" style:display-name="Статья 7 стр.25" style:page-layout-name="Mpm9" style:next-style-name="Статья_20_7_20_стр.26">
      <style:header>
        <table:table table:name="Таблица413" table:style-name="Таблица413">
          <table:table-column table:style-name="Таблица413.A"/>
          <table:table-column table:style-name="Таблица413.B"/>
          <table:table-row table:style-name="Таблица413.1">
            <table:table-cell table:style-name="Таблица413.A1" office:value-type="string">
              <text:p text:style-name="MP7"><text:user-field-get text:name="rightHeader7">Фамилия И.О. Название статьи7</text:user-field-get></text:p>
            </table:table-cell>
            <table:table-cell table:style-name="Таблица413.A1" office:value-type="string">
              <text:p text:style-name="MP8"><text:page-number text:select-page="current">203</text:page-number></text:p>
            </table:table-cell>
          </table:table-row>
        </table:table>
      </style:header>
      <style:header-left>
        <table:table table:name="Таблица414" table:style-name="Таблица414">
          <table:table-column table:style-name="Таблица414.A"/>
          <table:table-column table:style-name="Таблица414.B"/>
          <table:table-row table:style-name="Таблица414.1">
            <table:table-cell table:style-name="Таблица414.A1" office:value-type="string">
              <text:p text:style-name="MP9"><text:page-number text:select-page="current">202</text:page-number></text:p>
            </table:table-cell>
            <table:table-cell table:style-name="Таблица414.A1" office:value-type="string">
              <text:p text:style-name="MP10"><text:user-field-get text:name="leftHeader7">Задайте название радела!</text:user-field-get></text:p>
            </table:table-cell>
          </table:table-row>
        </table:table>
      </style:header-left>
    </style:master-page>
    <style:master-page style:name="Статья_20_7_20_стр.26" style:display-name="Статья 7 стр.26" style:page-layout-name="Mpm9" style:next-style-name="Статья_20_7_20_стр.27">
      <style:header>
        <table:table table:name="Таблица415" table:style-name="Таблица415">
          <table:table-column table:style-name="Таблица415.A"/>
          <table:table-column table:style-name="Таблица415.B"/>
          <table:table-row table:style-name="Таблица415.1">
            <table:table-cell table:style-name="Таблица415.A1" office:value-type="string">
              <text:p text:style-name="MP7"><text:user-field-get text:name="rightHeader7">Фамилия И.О. Название статьи7</text:user-field-get></text:p>
            </table:table-cell>
            <table:table-cell table:style-name="Таблица415.A1" office:value-type="string">
              <text:p text:style-name="MP8"><text:page-number text:select-page="current">203</text:page-number></text:p>
            </table:table-cell>
          </table:table-row>
        </table:table>
      </style:header>
      <style:header-left>
        <table:table table:name="Таблица416" table:style-name="Таблица416">
          <table:table-column table:style-name="Таблица416.A"/>
          <table:table-column table:style-name="Таблица416.B"/>
          <table:table-row table:style-name="Таблица416.1">
            <table:table-cell table:style-name="Таблица416.A1" office:value-type="string">
              <text:p text:style-name="MP9"><text:page-number text:select-page="current">204</text:page-number></text:p>
            </table:table-cell>
            <table:table-cell table:style-name="Таблица416.A1" office:value-type="string">
              <text:p text:style-name="MP10"><text:user-field-get text:name="leftHeader7">Задайте название радела!</text:user-field-get></text:p>
            </table:table-cell>
          </table:table-row>
        </table:table>
      </style:header-left>
    </style:master-page>
    <style:master-page style:name="Статья_20_7_20_стр.27" style:display-name="Статья 7 стр.27" style:page-layout-name="Mpm9" style:next-style-name="Статья_20_7_20_стр.28">
      <style:header>
        <table:table table:name="Таблица417" table:style-name="Таблица417">
          <table:table-column table:style-name="Таблица417.A"/>
          <table:table-column table:style-name="Таблица417.B"/>
          <table:table-row table:style-name="Таблица417.1">
            <table:table-cell table:style-name="Таблица417.A1" office:value-type="string">
              <text:p text:style-name="MP7"><text:user-field-get text:name="rightHeader7">Фамилия И.О. Название статьи7</text:user-field-get></text:p>
            </table:table-cell>
            <table:table-cell table:style-name="Таблица417.A1" office:value-type="string">
              <text:p text:style-name="MP8"><text:page-number text:select-page="current">205</text:page-number></text:p>
            </table:table-cell>
          </table:table-row>
        </table:table>
      </style:header>
      <style:header-left>
        <table:table table:name="Таблица418" table:style-name="Таблица418">
          <table:table-column table:style-name="Таблица418.A"/>
          <table:table-column table:style-name="Таблица418.B"/>
          <table:table-row table:style-name="Таблица418.1">
            <table:table-cell table:style-name="Таблица418.A1" office:value-type="string">
              <text:p text:style-name="MP9"><text:page-number text:select-page="current">204</text:page-number></text:p>
            </table:table-cell>
            <table:table-cell table:style-name="Таблица418.A1" office:value-type="string">
              <text:p text:style-name="MP10"><text:user-field-get text:name="leftHeader7">Задайте название радела!</text:user-field-get></text:p>
            </table:table-cell>
          </table:table-row>
        </table:table>
      </style:header-left>
    </style:master-page>
    <style:master-page style:name="Статья_20_7_20_стр.28" style:display-name="Статья 7 стр.28" style:page-layout-name="Mpm9" style:next-style-name="Статья_20_7_20_стр.29">
      <style:header>
        <table:table table:name="Таблица419" table:style-name="Таблица419">
          <table:table-column table:style-name="Таблица419.A"/>
          <table:table-column table:style-name="Таблица419.B"/>
          <table:table-row table:style-name="Таблица419.1">
            <table:table-cell table:style-name="Таблица419.A1" office:value-type="string">
              <text:p text:style-name="MP7"><text:user-field-get text:name="rightHeader7">Фамилия И.О. Название статьи7</text:user-field-get></text:p>
            </table:table-cell>
            <table:table-cell table:style-name="Таблица419.A1" office:value-type="string">
              <text:p text:style-name="MP8"><text:page-number text:select-page="current">205</text:page-number></text:p>
            </table:table-cell>
          </table:table-row>
        </table:table>
      </style:header>
      <style:header-left>
        <table:table table:name="Таблица420" table:style-name="Таблица420">
          <table:table-column table:style-name="Таблица420.A"/>
          <table:table-column table:style-name="Таблица420.B"/>
          <table:table-row table:style-name="Таблица420.1">
            <table:table-cell table:style-name="Таблица420.A1" office:value-type="string">
              <text:p text:style-name="MP9"><text:page-number text:select-page="current">206</text:page-number></text:p>
            </table:table-cell>
            <table:table-cell table:style-name="Таблица420.A1" office:value-type="string">
              <text:p text:style-name="MP10"><text:user-field-get text:name="leftHeader7">Задайте название радела!</text:user-field-get></text:p>
            </table:table-cell>
          </table:table-row>
        </table:table>
      </style:header-left>
    </style:master-page>
    <style:master-page style:name="Статья_20_7_20_стр.29" style:display-name="Статья 7 стр.29" style:page-layout-name="Mpm9" style:next-style-name="Статья_20_7">
      <style:header>
        <table:table table:name="Таблица421" table:style-name="Таблица421">
          <table:table-column table:style-name="Таблица421.A"/>
          <table:table-column table:style-name="Таблица421.B"/>
          <table:table-row table:style-name="Таблица421.1">
            <table:table-cell table:style-name="Таблица421.A1" office:value-type="string">
              <text:p text:style-name="MP7"><text:user-field-get text:name="rightHeader7">Фамилия И.О. Название статьи7</text:user-field-get></text:p>
            </table:table-cell>
            <table:table-cell table:style-name="Таблица421.A1" office:value-type="string">
              <text:p text:style-name="MP8"><text:page-number text:select-page="current">207</text:page-number></text:p>
            </table:table-cell>
          </table:table-row>
        </table:table>
      </style:header>
      <style:header-left>
        <table:table table:name="Таблица422" table:style-name="Таблица422">
          <table:table-column table:style-name="Таблица422.A"/>
          <table:table-column table:style-name="Таблица422.B"/>
          <table:table-row table:style-name="Таблица422.1">
            <table:table-cell table:style-name="Таблица422.A1" office:value-type="string">
              <text:p text:style-name="MP9"><text:page-number text:select-page="current">206</text:page-number></text:p>
            </table:table-cell>
            <table:table-cell table:style-name="Таблица422.A1" office:value-type="string">
              <text:p text:style-name="MP10"><text:user-field-get text:name="leftHeader7">Задайте название радела!</text:user-field-get></text:p>
            </table:table-cell>
          </table:table-row>
        </table:table>
      </style:header-left>
    </style:master-page>
    <style:master-page style:name="Статья_20_8_20_стр.1" style:display-name="Статья 8 стр.1" style:page-layout-name="Mpm10" style:next-style-name="Статья_20_8_20_стр.2">
      <style:header>
        <table:table table:name="Таблица423" table:style-name="Таблица423">
          <table:table-column table:style-name="Таблица423.A"/>
          <table:table-column table:style-name="Таблица423.B"/>
          <table:table-row>
            <table:table-cell table:style-name="Таблица423.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208</text:page-number>–<text:user-field-get text:name="article8LastPage">236</text:user-field-get></text:p>
              <text:p text:style-name="MP11"><text:user-field-get text:name="article8UDK">Задать УДК</text:user-field-get></text:p>
            </table:table-cell>
            <table:table-cell table:style-name="Таблица423.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208</text:page-number>–<text:user-field-get text:name="article8LastPage">236</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208</text:page-number>-<text:user-field-get text:name="article8LastPage">236</text:user-field-get></text:p>
            </table:table-cell>
          </table:table-row>
        </table:table>
      </style:header>
      <style:footer>
        <text:user-field-decls>
          <text:user-field-decl office:value-type="string" office:string-value="" text:name="author8Copyright"/>
        </text:user-field-decls>
        <text:p text:style-name="MP14"><text:user-field-get text:name="author8Copyright"/></text:p>
      </style:footer>
    </style:master-page>
    <style:master-page style:name="Статья_20_8" style:display-name="Статья 8" style:page-layout-name="Mpm9">
      <style:header>
        <table:table table:name="Таблица424" table:style-name="Таблица424">
          <table:table-column table:style-name="Таблица424.A"/>
          <table:table-column table:style-name="Таблица424.B"/>
          <table:table-row table:style-name="Таблица424.1">
            <table:table-cell table:style-name="Таблица424.A1" office:value-type="string">
              <text:p text:style-name="MP7"><text:user-field-get text:name="rightHeader8">Фамилия И.О. Название статьи8</text:user-field-get></text:p>
            </table:table-cell>
            <table:table-cell table:style-name="Таблица424.A1" office:value-type="string">
              <text:p text:style-name="MP8"><text:page-number text:select-page="current">237</text:page-number></text:p>
            </table:table-cell>
          </table:table-row>
        </table:table>
      </style:header>
      <style:header-left>
        <table:table table:name="Таблица425" table:style-name="Таблица425">
          <table:table-column table:style-name="Таблица425.A"/>
          <table:table-column table:style-name="Таблица425.B"/>
          <table:table-row table:style-name="Таблица425.1">
            <table:table-cell table:style-name="Таблица425.A1" office:value-type="string">
              <text:p text:style-name="MP9"><text:page-number text:select-page="current">236</text:page-number></text:p>
            </table:table-cell>
            <table:table-cell table:style-name="Таблица425.A1" office:value-type="string">
              <text:p text:style-name="MP10"><text:user-field-get text:name="leftHeader8">Задайте название радела!</text:user-field-get></text:p>
            </table:table-cell>
          </table:table-row>
        </table:table>
      </style:header-left>
    </style:master-page>
    <style:master-page style:name="Статья_20_8_20_стр.2" style:display-name="Статья 8 стр.2" style:page-layout-name="Mpm9" style:next-style-name="Статья_20_8_20_стр.3">
      <style:header>
        <table:table table:name="Таблица426" table:style-name="Таблица426">
          <table:table-column table:style-name="Таблица426.A"/>
          <table:table-column table:style-name="Таблица426.B"/>
          <table:table-row table:style-name="Таблица426.1">
            <table:table-cell table:style-name="Таблица426.A1" office:value-type="string">
              <text:p text:style-name="MP7"><text:user-field-get text:name="rightHeader8">Фамилия И.О. Название статьи8</text:user-field-get></text:p>
            </table:table-cell>
            <table:table-cell table:style-name="Таблица426.A1" office:value-type="string">
              <text:p text:style-name="MP8"><text:page-number text:select-page="current">209</text:page-number></text:p>
            </table:table-cell>
          </table:table-row>
        </table:table>
      </style:header>
      <style:header-left>
        <table:table table:name="Таблица427" table:style-name="Таблица427">
          <table:table-column table:style-name="Таблица427.A"/>
          <table:table-column table:style-name="Таблица427.B"/>
          <table:table-row table:style-name="Таблица427.1">
            <table:table-cell table:style-name="Таблица427.A1" office:value-type="string">
              <text:p text:style-name="MP9"><text:page-number text:select-page="current">236</text:page-number></text:p>
            </table:table-cell>
            <table:table-cell table:style-name="Таблица427.A1" office:value-type="string">
              <text:p text:style-name="MP10"><text:user-field-get text:name="leftHeader8">Задайте название радела!</text:user-field-get></text:p>
            </table:table-cell>
          </table:table-row>
        </table:table>
      </style:header-left>
    </style:master-page>
    <style:master-page style:name="Статья_20_8_20_стр.3" style:display-name="Статья 8 стр.3" style:page-layout-name="Mpm9" style:next-style-name="Статья_20_8_20_стр.4">
      <style:header>
        <table:table table:name="Таблица428" table:style-name="Таблица428">
          <table:table-column table:style-name="Таблица428.A"/>
          <table:table-column table:style-name="Таблица428.B"/>
          <table:table-row table:style-name="Таблица428.1">
            <table:table-cell table:style-name="Таблица428.A1" office:value-type="string">
              <text:p text:style-name="MP7"><text:user-field-get text:name="rightHeader8">Фамилия И.О. Название статьи8</text:user-field-get></text:p>
            </table:table-cell>
            <table:table-cell table:style-name="Таблица428.A1" office:value-type="string">
              <text:p text:style-name="MP8"><text:page-number text:select-page="current">209</text:page-number></text:p>
            </table:table-cell>
          </table:table-row>
        </table:table>
      </style:header>
      <style:header-left>
        <table:table table:name="Таблица429" table:style-name="Таблица429">
          <table:table-column table:style-name="Таблица429.A"/>
          <table:table-column table:style-name="Таблица429.B"/>
          <table:table-row table:style-name="Таблица429.1">
            <table:table-cell table:style-name="Таблица429.A1" office:value-type="string">
              <text:p text:style-name="MP9"><text:page-number text:select-page="current">210</text:page-number></text:p>
            </table:table-cell>
            <table:table-cell table:style-name="Таблица429.A1" office:value-type="string">
              <text:p text:style-name="MP10"><text:user-field-get text:name="leftHeader8">Задайте название радела!</text:user-field-get></text:p>
            </table:table-cell>
          </table:table-row>
        </table:table>
      </style:header-left>
    </style:master-page>
    <style:master-page style:name="Статья_20_8_20_стр.4" style:display-name="Статья 8 стр.4" style:page-layout-name="Mpm9" style:next-style-name="Статья_20_8_20_стр.5">
      <style:header>
        <table:table table:name="Таблица430" table:style-name="Таблица430">
          <table:table-column table:style-name="Таблица430.A"/>
          <table:table-column table:style-name="Таблица430.B"/>
          <table:table-row table:style-name="Таблица430.1">
            <table:table-cell table:style-name="Таблица430.A1" office:value-type="string">
              <text:p text:style-name="MP7"><text:user-field-get text:name="rightHeader8">Фамилия И.О. Название статьи8</text:user-field-get></text:p>
            </table:table-cell>
            <table:table-cell table:style-name="Таблица430.A1" office:value-type="string">
              <text:p text:style-name="MP8"><text:page-number text:select-page="current">211</text:page-number></text:p>
            </table:table-cell>
          </table:table-row>
        </table:table>
      </style:header>
      <style:header-left>
        <table:table table:name="Таблица431" table:style-name="Таблица431">
          <table:table-column table:style-name="Таблица431.A"/>
          <table:table-column table:style-name="Таблица431.B"/>
          <table:table-row table:style-name="Таблица431.1">
            <table:table-cell table:style-name="Таблица431.A1" office:value-type="string">
              <text:p text:style-name="MP9"><text:page-number text:select-page="current">210</text:page-number></text:p>
            </table:table-cell>
            <table:table-cell table:style-name="Таблица431.A1" office:value-type="string">
              <text:p text:style-name="MP10"><text:user-field-get text:name="leftHeader8">Задайте название радела!</text:user-field-get></text:p>
            </table:table-cell>
          </table:table-row>
        </table:table>
      </style:header-left>
    </style:master-page>
    <style:master-page style:name="Статья_20_8_20_стр.5" style:display-name="Статья 8 стр.5" style:page-layout-name="Mpm9" style:next-style-name="Статья_20_8_20_стр.6">
      <style:header>
        <table:table table:name="Таблица432" table:style-name="Таблица432">
          <table:table-column table:style-name="Таблица432.A"/>
          <table:table-column table:style-name="Таблица432.B"/>
          <table:table-row table:style-name="Таблица432.1">
            <table:table-cell table:style-name="Таблица432.A1" office:value-type="string">
              <text:p text:style-name="MP7"><text:user-field-get text:name="rightHeader8">Фамилия И.О. Название статьи8</text:user-field-get></text:p>
            </table:table-cell>
            <table:table-cell table:style-name="Таблица432.A1" office:value-type="string">
              <text:p text:style-name="MP8"><text:page-number text:select-page="current">211</text:page-number></text:p>
            </table:table-cell>
          </table:table-row>
        </table:table>
      </style:header>
      <style:header-left>
        <table:table table:name="Таблица433" table:style-name="Таблица433">
          <table:table-column table:style-name="Таблица433.A"/>
          <table:table-column table:style-name="Таблица433.B"/>
          <table:table-row table:style-name="Таблица433.1">
            <table:table-cell table:style-name="Таблица433.A1" office:value-type="string">
              <text:p text:style-name="MP9"><text:page-number text:select-page="current">212</text:page-number></text:p>
            </table:table-cell>
            <table:table-cell table:style-name="Таблица433.A1" office:value-type="string">
              <text:p text:style-name="MP10"><text:user-field-get text:name="leftHeader8">Задайте название радела!</text:user-field-get></text:p>
            </table:table-cell>
          </table:table-row>
        </table:table>
      </style:header-left>
    </style:master-page>
    <style:master-page style:name="Статья_20_8_20_стр.6" style:display-name="Статья 8 стр.6" style:page-layout-name="Mpm9" style:next-style-name="Статья_20_8_20_стр.7">
      <style:header>
        <table:table table:name="Таблица434" table:style-name="Таблица434">
          <table:table-column table:style-name="Таблица434.A"/>
          <table:table-column table:style-name="Таблица434.B"/>
          <table:table-row table:style-name="Таблица434.1">
            <table:table-cell table:style-name="Таблица434.A1" office:value-type="string">
              <text:p text:style-name="MP7"><text:user-field-get text:name="rightHeader8">Фамилия И.О. Название статьи8</text:user-field-get></text:p>
            </table:table-cell>
            <table:table-cell table:style-name="Таблица434.A1" office:value-type="string">
              <text:p text:style-name="MP8"><text:page-number text:select-page="current">213</text:page-number></text:p>
            </table:table-cell>
          </table:table-row>
        </table:table>
      </style:header>
      <style:header-left>
        <table:table table:name="Таблица435" table:style-name="Таблица435">
          <table:table-column table:style-name="Таблица435.A"/>
          <table:table-column table:style-name="Таблица435.B"/>
          <table:table-row table:style-name="Таблица435.1">
            <table:table-cell table:style-name="Таблица435.A1" office:value-type="string">
              <text:p text:style-name="MP9"><text:page-number text:select-page="current">212</text:page-number></text:p>
            </table:table-cell>
            <table:table-cell table:style-name="Таблица435.A1" office:value-type="string">
              <text:p text:style-name="MP10"><text:user-field-get text:name="leftHeader8">Задайте название радела!</text:user-field-get></text:p>
            </table:table-cell>
          </table:table-row>
        </table:table>
      </style:header-left>
    </style:master-page>
    <style:master-page style:name="Статья_20_8_20_стр.7" style:display-name="Статья 8 стр.7" style:page-layout-name="Mpm9" style:next-style-name="Статья_20_8_20_стр.8">
      <style:header>
        <table:table table:name="Таблица436" table:style-name="Таблица436">
          <table:table-column table:style-name="Таблица436.A"/>
          <table:table-column table:style-name="Таблица436.B"/>
          <table:table-row table:style-name="Таблица436.1">
            <table:table-cell table:style-name="Таблица436.A1" office:value-type="string">
              <text:p text:style-name="MP7"><text:user-field-get text:name="rightHeader8">Фамилия И.О. Название статьи8</text:user-field-get></text:p>
            </table:table-cell>
            <table:table-cell table:style-name="Таблица436.A1" office:value-type="string">
              <text:p text:style-name="MP8"><text:page-number text:select-page="current">213</text:page-number></text:p>
            </table:table-cell>
          </table:table-row>
        </table:table>
      </style:header>
      <style:header-left>
        <table:table table:name="Таблица437" table:style-name="Таблица437">
          <table:table-column table:style-name="Таблица437.A"/>
          <table:table-column table:style-name="Таблица437.B"/>
          <table:table-row table:style-name="Таблица437.1">
            <table:table-cell table:style-name="Таблица437.A1" office:value-type="string">
              <text:p text:style-name="MP9"><text:page-number text:select-page="current">214</text:page-number></text:p>
            </table:table-cell>
            <table:table-cell table:style-name="Таблица437.A1" office:value-type="string">
              <text:p text:style-name="MP10"><text:user-field-get text:name="leftHeader8">Задайте название радела!</text:user-field-get></text:p>
            </table:table-cell>
          </table:table-row>
        </table:table>
      </style:header-left>
    </style:master-page>
    <style:master-page style:name="Статья_20_8_20_стр.8" style:display-name="Статья 8 стр.8" style:page-layout-name="Mpm9" style:next-style-name="Статья_20_8_20_стр.9">
      <style:header>
        <table:table table:name="Таблица438" table:style-name="Таблица438">
          <table:table-column table:style-name="Таблица438.A"/>
          <table:table-column table:style-name="Таблица438.B"/>
          <table:table-row table:style-name="Таблица438.1">
            <table:table-cell table:style-name="Таблица438.A1" office:value-type="string">
              <text:p text:style-name="MP7"><text:user-field-get text:name="rightHeader8">Фамилия И.О. Название статьи8</text:user-field-get></text:p>
            </table:table-cell>
            <table:table-cell table:style-name="Таблица438.A1" office:value-type="string">
              <text:p text:style-name="MP8"><text:page-number text:select-page="current">215</text:page-number></text:p>
            </table:table-cell>
          </table:table-row>
        </table:table>
      </style:header>
      <style:header-left>
        <table:table table:name="Таблица439" table:style-name="Таблица439">
          <table:table-column table:style-name="Таблица439.A"/>
          <table:table-column table:style-name="Таблица439.B"/>
          <table:table-row table:style-name="Таблица439.1">
            <table:table-cell table:style-name="Таблица439.A1" office:value-type="string">
              <text:p text:style-name="MP9"><text:page-number text:select-page="current">214</text:page-number></text:p>
            </table:table-cell>
            <table:table-cell table:style-name="Таблица439.A1" office:value-type="string">
              <text:p text:style-name="MP10"><text:user-field-get text:name="leftHeader8">Задайте название радела!</text:user-field-get></text:p>
            </table:table-cell>
          </table:table-row>
        </table:table>
      </style:header-left>
    </style:master-page>
    <style:master-page style:name="Статья_20_8_20_стр.9" style:display-name="Статья 8 стр.9" style:page-layout-name="Mpm9" style:next-style-name="Статья_20_8_20_стр.10">
      <style:header>
        <table:table table:name="Таблица440" table:style-name="Таблица440">
          <table:table-column table:style-name="Таблица440.A"/>
          <table:table-column table:style-name="Таблица440.B"/>
          <table:table-row table:style-name="Таблица440.1">
            <table:table-cell table:style-name="Таблица440.A1" office:value-type="string">
              <text:p text:style-name="MP7"><text:user-field-get text:name="rightHeader8">Фамилия И.О. Название статьи8</text:user-field-get></text:p>
            </table:table-cell>
            <table:table-cell table:style-name="Таблица440.A1" office:value-type="string">
              <text:p text:style-name="MP8"><text:page-number text:select-page="current">215</text:page-number></text:p>
            </table:table-cell>
          </table:table-row>
        </table:table>
      </style:header>
      <style:header-left>
        <table:table table:name="Таблица441" table:style-name="Таблица441">
          <table:table-column table:style-name="Таблица441.A"/>
          <table:table-column table:style-name="Таблица441.B"/>
          <table:table-row table:style-name="Таблица441.1">
            <table:table-cell table:style-name="Таблица441.A1" office:value-type="string">
              <text:p text:style-name="MP9"><text:page-number text:select-page="current">216</text:page-number></text:p>
            </table:table-cell>
            <table:table-cell table:style-name="Таблица441.A1" office:value-type="string">
              <text:p text:style-name="MP10"><text:user-field-get text:name="leftHeader8">Задайте название радела!</text:user-field-get></text:p>
            </table:table-cell>
          </table:table-row>
        </table:table>
      </style:header-left>
    </style:master-page>
    <style:master-page style:name="Статья_20_8_20_стр.10" style:display-name="Статья 8 стр.10" style:page-layout-name="Mpm9" style:next-style-name="Статья_20_8_20_стр.11">
      <style:header>
        <table:table table:name="Таблица442" table:style-name="Таблица442">
          <table:table-column table:style-name="Таблица442.A"/>
          <table:table-column table:style-name="Таблица442.B"/>
          <table:table-row table:style-name="Таблица442.1">
            <table:table-cell table:style-name="Таблица442.A1" office:value-type="string">
              <text:p text:style-name="MP7"><text:user-field-get text:name="rightHeader8">Фамилия И.О. Название статьи8</text:user-field-get></text:p>
            </table:table-cell>
            <table:table-cell table:style-name="Таблица442.A1" office:value-type="string">
              <text:p text:style-name="MP8"><text:page-number text:select-page="current">217</text:page-number></text:p>
            </table:table-cell>
          </table:table-row>
        </table:table>
      </style:header>
      <style:header-left>
        <table:table table:name="Таблица443" table:style-name="Таблица443">
          <table:table-column table:style-name="Таблица443.A"/>
          <table:table-column table:style-name="Таблица443.B"/>
          <table:table-row table:style-name="Таблица443.1">
            <table:table-cell table:style-name="Таблица443.A1" office:value-type="string">
              <text:p text:style-name="MP9"><text:page-number text:select-page="current">216</text:page-number></text:p>
            </table:table-cell>
            <table:table-cell table:style-name="Таблица443.A1" office:value-type="string">
              <text:p text:style-name="MP10"><text:user-field-get text:name="leftHeader8">Задайте название радела!</text:user-field-get></text:p>
            </table:table-cell>
          </table:table-row>
        </table:table>
      </style:header-left>
    </style:master-page>
    <style:master-page style:name="Статья_20_8_20_стр.11" style:display-name="Статья 8 стр.11" style:page-layout-name="Mpm9" style:next-style-name="Статья_20_8_20_стр.12">
      <style:header>
        <table:table table:name="Таблица444" table:style-name="Таблица444">
          <table:table-column table:style-name="Таблица444.A"/>
          <table:table-column table:style-name="Таблица444.B"/>
          <table:table-row table:style-name="Таблица444.1">
            <table:table-cell table:style-name="Таблица444.A1" office:value-type="string">
              <text:p text:style-name="MP7"><text:user-field-get text:name="rightHeader8">Фамилия И.О. Название статьи8</text:user-field-get></text:p>
            </table:table-cell>
            <table:table-cell table:style-name="Таблица444.A1" office:value-type="string">
              <text:p text:style-name="MP8"><text:page-number text:select-page="current">217</text:page-number></text:p>
            </table:table-cell>
          </table:table-row>
        </table:table>
      </style:header>
      <style:header-left>
        <table:table table:name="Таблица445" table:style-name="Таблица445">
          <table:table-column table:style-name="Таблица445.A"/>
          <table:table-column table:style-name="Таблица445.B"/>
          <table:table-row table:style-name="Таблица445.1">
            <table:table-cell table:style-name="Таблица445.A1" office:value-type="string">
              <text:p text:style-name="MP9"><text:page-number text:select-page="current">218</text:page-number></text:p>
            </table:table-cell>
            <table:table-cell table:style-name="Таблица445.A1" office:value-type="string">
              <text:p text:style-name="MP10"><text:user-field-get text:name="leftHeader8">Задайте название радела!</text:user-field-get></text:p>
            </table:table-cell>
          </table:table-row>
        </table:table>
      </style:header-left>
    </style:master-page>
    <style:master-page style:name="Статья_20_8_20_стр.12" style:display-name="Статья 8 стр.12" style:page-layout-name="Mpm9" style:next-style-name="Статья_20_8_20_стр.13">
      <style:header>
        <table:table table:name="Таблица446" table:style-name="Таблица446">
          <table:table-column table:style-name="Таблица446.A"/>
          <table:table-column table:style-name="Таблица446.B"/>
          <table:table-row table:style-name="Таблица446.1">
            <table:table-cell table:style-name="Таблица446.A1" office:value-type="string">
              <text:p text:style-name="MP7"><text:user-field-get text:name="rightHeader8">Фамилия И.О. Название статьи8</text:user-field-get></text:p>
            </table:table-cell>
            <table:table-cell table:style-name="Таблица446.A1" office:value-type="string">
              <text:p text:style-name="MP8"><text:page-number text:select-page="current">219</text:page-number></text:p>
            </table:table-cell>
          </table:table-row>
        </table:table>
      </style:header>
      <style:header-left>
        <table:table table:name="Таблица447" table:style-name="Таблица447">
          <table:table-column table:style-name="Таблица447.A"/>
          <table:table-column table:style-name="Таблица447.B"/>
          <table:table-row table:style-name="Таблица447.1">
            <table:table-cell table:style-name="Таблица447.A1" office:value-type="string">
              <text:p text:style-name="MP9"><text:page-number text:select-page="current">218</text:page-number></text:p>
            </table:table-cell>
            <table:table-cell table:style-name="Таблица447.A1" office:value-type="string">
              <text:p text:style-name="MP10"><text:user-field-get text:name="leftHeader8">Задайте название радела!</text:user-field-get></text:p>
            </table:table-cell>
          </table:table-row>
        </table:table>
      </style:header-left>
    </style:master-page>
    <style:master-page style:name="Статья_20_8_20_стр.13" style:display-name="Статья 8 стр.13" style:page-layout-name="Mpm9" style:next-style-name="Статья_20_8_20_стр.14">
      <style:header>
        <table:table table:name="Таблица448" table:style-name="Таблица448">
          <table:table-column table:style-name="Таблица448.A"/>
          <table:table-column table:style-name="Таблица448.B"/>
          <table:table-row table:style-name="Таблица448.1">
            <table:table-cell table:style-name="Таблица448.A1" office:value-type="string">
              <text:p text:style-name="MP7"><text:user-field-get text:name="rightHeader8">Фамилия И.О. Название статьи8</text:user-field-get></text:p>
            </table:table-cell>
            <table:table-cell table:style-name="Таблица448.A1" office:value-type="string">
              <text:p text:style-name="MP8"><text:page-number text:select-page="current">219</text:page-number></text:p>
            </table:table-cell>
          </table:table-row>
        </table:table>
      </style:header>
      <style:header-left>
        <table:table table:name="Таблица449" table:style-name="Таблица449">
          <table:table-column table:style-name="Таблица449.A"/>
          <table:table-column table:style-name="Таблица449.B"/>
          <table:table-row table:style-name="Таблица449.1">
            <table:table-cell table:style-name="Таблица449.A1" office:value-type="string">
              <text:p text:style-name="MP9"><text:page-number text:select-page="current">220</text:page-number></text:p>
            </table:table-cell>
            <table:table-cell table:style-name="Таблица449.A1" office:value-type="string">
              <text:p text:style-name="MP10"><text:user-field-get text:name="leftHeader8">Задайте название радела!</text:user-field-get></text:p>
            </table:table-cell>
          </table:table-row>
        </table:table>
      </style:header-left>
    </style:master-page>
    <style:master-page style:name="Статья_20_8_20_стр.14" style:display-name="Статья 8 стр.14" style:page-layout-name="Mpm9" style:next-style-name="Статья_20_8_20_стр.15">
      <style:header>
        <table:table table:name="Таблица450" table:style-name="Таблица450">
          <table:table-column table:style-name="Таблица450.A"/>
          <table:table-column table:style-name="Таблица450.B"/>
          <table:table-row table:style-name="Таблица450.1">
            <table:table-cell table:style-name="Таблица450.A1" office:value-type="string">
              <text:p text:style-name="MP7"><text:user-field-get text:name="rightHeader8">Фамилия И.О. Название статьи8</text:user-field-get></text:p>
            </table:table-cell>
            <table:table-cell table:style-name="Таблица450.A1" office:value-type="string">
              <text:p text:style-name="MP8"><text:page-number text:select-page="current">221</text:page-number></text:p>
            </table:table-cell>
          </table:table-row>
        </table:table>
      </style:header>
      <style:header-left>
        <table:table table:name="Таблица451" table:style-name="Таблица451">
          <table:table-column table:style-name="Таблица451.A"/>
          <table:table-column table:style-name="Таблица451.B"/>
          <table:table-row table:style-name="Таблица451.1">
            <table:table-cell table:style-name="Таблица451.A1" office:value-type="string">
              <text:p text:style-name="MP9"><text:page-number text:select-page="current">220</text:page-number></text:p>
            </table:table-cell>
            <table:table-cell table:style-name="Таблица451.A1" office:value-type="string">
              <text:p text:style-name="MP10"><text:user-field-get text:name="leftHeader8">Задайте название радела!</text:user-field-get></text:p>
            </table:table-cell>
          </table:table-row>
        </table:table>
      </style:header-left>
    </style:master-page>
    <style:master-page style:name="Статья_20_8_20_стр.15" style:display-name="Статья 8 стр.15" style:page-layout-name="Mpm9" style:next-style-name="Статья_20_8_20_стр.16">
      <style:header>
        <table:table table:name="Таблица452" table:style-name="Таблица452">
          <table:table-column table:style-name="Таблица452.A"/>
          <table:table-column table:style-name="Таблица452.B"/>
          <table:table-row table:style-name="Таблица452.1">
            <table:table-cell table:style-name="Таблица452.A1" office:value-type="string">
              <text:p text:style-name="MP7"><text:user-field-get text:name="rightHeader8">Фамилия И.О. Название статьи8</text:user-field-get></text:p>
            </table:table-cell>
            <table:table-cell table:style-name="Таблица452.A1" office:value-type="string">
              <text:p text:style-name="MP8"><text:page-number text:select-page="current">221</text:page-number></text:p>
            </table:table-cell>
          </table:table-row>
        </table:table>
      </style:header>
      <style:header-left>
        <table:table table:name="Таблица453" table:style-name="Таблица453">
          <table:table-column table:style-name="Таблица453.A"/>
          <table:table-column table:style-name="Таблица453.B"/>
          <table:table-row table:style-name="Таблица453.1">
            <table:table-cell table:style-name="Таблица453.A1" office:value-type="string">
              <text:p text:style-name="MP9"><text:page-number text:select-page="current">222</text:page-number></text:p>
            </table:table-cell>
            <table:table-cell table:style-name="Таблица453.A1" office:value-type="string">
              <text:p text:style-name="MP10"><text:user-field-get text:name="leftHeader8">Задайте название радела!</text:user-field-get></text:p>
            </table:table-cell>
          </table:table-row>
        </table:table>
      </style:header-left>
    </style:master-page>
    <style:master-page style:name="Статья_20_8_20_стр.16" style:display-name="Статья 8 стр.16" style:page-layout-name="Mpm9" style:next-style-name="Статья_20_8_20_стр.17">
      <style:header>
        <table:table table:name="Таблица454" table:style-name="Таблица454">
          <table:table-column table:style-name="Таблица454.A"/>
          <table:table-column table:style-name="Таблица454.B"/>
          <table:table-row table:style-name="Таблица454.1">
            <table:table-cell table:style-name="Таблица454.A1" office:value-type="string">
              <text:p text:style-name="MP7"><text:user-field-get text:name="rightHeader8">Фамилия И.О. Название статьи8</text:user-field-get></text:p>
            </table:table-cell>
            <table:table-cell table:style-name="Таблица454.A1" office:value-type="string">
              <text:p text:style-name="MP8"><text:page-number text:select-page="current">223</text:page-number></text:p>
            </table:table-cell>
          </table:table-row>
        </table:table>
      </style:header>
      <style:header-left>
        <table:table table:name="Таблица455" table:style-name="Таблица455">
          <table:table-column table:style-name="Таблица455.A"/>
          <table:table-column table:style-name="Таблица455.B"/>
          <table:table-row table:style-name="Таблица455.1">
            <table:table-cell table:style-name="Таблица455.A1" office:value-type="string">
              <text:p text:style-name="MP9"><text:page-number text:select-page="current">222</text:page-number></text:p>
            </table:table-cell>
            <table:table-cell table:style-name="Таблица455.A1" office:value-type="string">
              <text:p text:style-name="MP10"><text:user-field-get text:name="leftHeader8">Задайте название радела!</text:user-field-get></text:p>
            </table:table-cell>
          </table:table-row>
        </table:table>
      </style:header-left>
    </style:master-page>
    <style:master-page style:name="Статья_20_8_20_стр.17" style:display-name="Статья 8 стр.17" style:page-layout-name="Mpm9" style:next-style-name="Статья_20_8_20_стр.18">
      <style:header>
        <table:table table:name="Таблица456" table:style-name="Таблица456">
          <table:table-column table:style-name="Таблица456.A"/>
          <table:table-column table:style-name="Таблица456.B"/>
          <table:table-row table:style-name="Таблица456.1">
            <table:table-cell table:style-name="Таблица456.A1" office:value-type="string">
              <text:p text:style-name="MP7"><text:user-field-get text:name="rightHeader8">Фамилия И.О. Название статьи8</text:user-field-get></text:p>
            </table:table-cell>
            <table:table-cell table:style-name="Таблица456.A1" office:value-type="string">
              <text:p text:style-name="MP8"><text:page-number text:select-page="current">223</text:page-number></text:p>
            </table:table-cell>
          </table:table-row>
        </table:table>
      </style:header>
      <style:header-left>
        <table:table table:name="Таблица457" table:style-name="Таблица457">
          <table:table-column table:style-name="Таблица457.A"/>
          <table:table-column table:style-name="Таблица457.B"/>
          <table:table-row table:style-name="Таблица457.1">
            <table:table-cell table:style-name="Таблица457.A1" office:value-type="string">
              <text:p text:style-name="MP9"><text:page-number text:select-page="current">224</text:page-number></text:p>
            </table:table-cell>
            <table:table-cell table:style-name="Таблица457.A1" office:value-type="string">
              <text:p text:style-name="MP10"><text:user-field-get text:name="leftHeader8">Задайте название радела!</text:user-field-get></text:p>
            </table:table-cell>
          </table:table-row>
        </table:table>
      </style:header-left>
    </style:master-page>
    <style:master-page style:name="Статья_20_8_20_стр.18" style:display-name="Статья 8 стр.18" style:page-layout-name="Mpm9" style:next-style-name="Статья_20_8_20_стр.19">
      <style:header>
        <table:table table:name="Таблица458" table:style-name="Таблица458">
          <table:table-column table:style-name="Таблица458.A"/>
          <table:table-column table:style-name="Таблица458.B"/>
          <table:table-row table:style-name="Таблица458.1">
            <table:table-cell table:style-name="Таблица458.A1" office:value-type="string">
              <text:p text:style-name="MP7"><text:user-field-get text:name="rightHeader8">Фамилия И.О. Название статьи8</text:user-field-get></text:p>
            </table:table-cell>
            <table:table-cell table:style-name="Таблица458.A1" office:value-type="string">
              <text:p text:style-name="MP8"><text:page-number text:select-page="current">225</text:page-number></text:p>
            </table:table-cell>
          </table:table-row>
        </table:table>
      </style:header>
      <style:header-left>
        <table:table table:name="Таблица459" table:style-name="Таблица459">
          <table:table-column table:style-name="Таблица459.A"/>
          <table:table-column table:style-name="Таблица459.B"/>
          <table:table-row table:style-name="Таблица459.1">
            <table:table-cell table:style-name="Таблица459.A1" office:value-type="string">
              <text:p text:style-name="MP9"><text:page-number text:select-page="current">224</text:page-number></text:p>
            </table:table-cell>
            <table:table-cell table:style-name="Таблица459.A1" office:value-type="string">
              <text:p text:style-name="MP10"><text:user-field-get text:name="leftHeader8">Задайте название радела!</text:user-field-get></text:p>
            </table:table-cell>
          </table:table-row>
        </table:table>
      </style:header-left>
    </style:master-page>
    <style:master-page style:name="Статья_20_8_20_стр.19" style:display-name="Статья 8 стр.19" style:page-layout-name="Mpm9" style:next-style-name="Статья_20_8_20_стр.20">
      <style:header>
        <table:table table:name="Таблица460" table:style-name="Таблица460">
          <table:table-column table:style-name="Таблица460.A"/>
          <table:table-column table:style-name="Таблица460.B"/>
          <table:table-row table:style-name="Таблица460.1">
            <table:table-cell table:style-name="Таблица460.A1" office:value-type="string">
              <text:p text:style-name="MP7"><text:user-field-get text:name="rightHeader8">Фамилия И.О. Название статьи8</text:user-field-get></text:p>
            </table:table-cell>
            <table:table-cell table:style-name="Таблица460.A1" office:value-type="string">
              <text:p text:style-name="MP8"><text:page-number text:select-page="current">225</text:page-number></text:p>
            </table:table-cell>
          </table:table-row>
        </table:table>
      </style:header>
      <style:header-left>
        <table:table table:name="Таблица461" table:style-name="Таблица461">
          <table:table-column table:style-name="Таблица461.A"/>
          <table:table-column table:style-name="Таблица461.B"/>
          <table:table-row table:style-name="Таблица461.1">
            <table:table-cell table:style-name="Таблица461.A1" office:value-type="string">
              <text:p text:style-name="MP9"><text:page-number text:select-page="current">226</text:page-number></text:p>
            </table:table-cell>
            <table:table-cell table:style-name="Таблица461.A1" office:value-type="string">
              <text:p text:style-name="MP10"><text:user-field-get text:name="leftHeader8">Задайте название радела!</text:user-field-get></text:p>
            </table:table-cell>
          </table:table-row>
        </table:table>
      </style:header-left>
    </style:master-page>
    <style:master-page style:name="Статья_20_8_20_стр.20" style:display-name="Статья 8 стр.20" style:page-layout-name="Mpm9" style:next-style-name="Статья_20_8_20_стр.21">
      <style:header>
        <table:table table:name="Таблица462" table:style-name="Таблица462">
          <table:table-column table:style-name="Таблица462.A"/>
          <table:table-column table:style-name="Таблица462.B"/>
          <table:table-row table:style-name="Таблица462.1">
            <table:table-cell table:style-name="Таблица462.A1" office:value-type="string">
              <text:p text:style-name="MP7"><text:user-field-get text:name="rightHeader8">Фамилия И.О. Название статьи8</text:user-field-get></text:p>
            </table:table-cell>
            <table:table-cell table:style-name="Таблица462.A1" office:value-type="string">
              <text:p text:style-name="MP8"><text:page-number text:select-page="current">227</text:page-number></text:p>
            </table:table-cell>
          </table:table-row>
        </table:table>
      </style:header>
      <style:header-left>
        <table:table table:name="Таблица463" table:style-name="Таблица463">
          <table:table-column table:style-name="Таблица463.A"/>
          <table:table-column table:style-name="Таблица463.B"/>
          <table:table-row table:style-name="Таблица463.1">
            <table:table-cell table:style-name="Таблица463.A1" office:value-type="string">
              <text:p text:style-name="MP9"><text:page-number text:select-page="current">226</text:page-number></text:p>
            </table:table-cell>
            <table:table-cell table:style-name="Таблица463.A1" office:value-type="string">
              <text:p text:style-name="MP10"><text:user-field-get text:name="leftHeader8">Задайте название радела!</text:user-field-get></text:p>
            </table:table-cell>
          </table:table-row>
        </table:table>
      </style:header-left>
    </style:master-page>
    <style:master-page style:name="Статья_20_8_20_стр.21" style:display-name="Статья 8 стр.21" style:page-layout-name="Mpm9" style:next-style-name="Статья_20_8_20_стр.22">
      <style:header>
        <table:table table:name="Таблица464" table:style-name="Таблица464">
          <table:table-column table:style-name="Таблица464.A"/>
          <table:table-column table:style-name="Таблица464.B"/>
          <table:table-row table:style-name="Таблица464.1">
            <table:table-cell table:style-name="Таблица464.A1" office:value-type="string">
              <text:p text:style-name="MP7"><text:user-field-get text:name="rightHeader8">Фамилия И.О. Название статьи8</text:user-field-get></text:p>
            </table:table-cell>
            <table:table-cell table:style-name="Таблица464.A1" office:value-type="string">
              <text:p text:style-name="MP8"><text:page-number text:select-page="current">227</text:page-number></text:p>
            </table:table-cell>
          </table:table-row>
        </table:table>
      </style:header>
      <style:header-left>
        <table:table table:name="Таблица465" table:style-name="Таблица465">
          <table:table-column table:style-name="Таблица465.A"/>
          <table:table-column table:style-name="Таблица465.B"/>
          <table:table-row table:style-name="Таблица465.1">
            <table:table-cell table:style-name="Таблица465.A1" office:value-type="string">
              <text:p text:style-name="MP9"><text:page-number text:select-page="current">228</text:page-number></text:p>
            </table:table-cell>
            <table:table-cell table:style-name="Таблица465.A1" office:value-type="string">
              <text:p text:style-name="MP10"><text:user-field-get text:name="leftHeader8">Задайте название радела!</text:user-field-get></text:p>
            </table:table-cell>
          </table:table-row>
        </table:table>
      </style:header-left>
    </style:master-page>
    <style:master-page style:name="Статья_20_8_20_стр.22" style:display-name="Статья 8 стр.22" style:page-layout-name="Mpm9" style:next-style-name="Статья_20_8_20_стр.23">
      <style:header>
        <table:table table:name="Таблица466" table:style-name="Таблица466">
          <table:table-column table:style-name="Таблица466.A"/>
          <table:table-column table:style-name="Таблица466.B"/>
          <table:table-row table:style-name="Таблица466.1">
            <table:table-cell table:style-name="Таблица466.A1" office:value-type="string">
              <text:p text:style-name="MP7"><text:user-field-get text:name="rightHeader8">Фамилия И.О. Название статьи8</text:user-field-get></text:p>
            </table:table-cell>
            <table:table-cell table:style-name="Таблица466.A1" office:value-type="string">
              <text:p text:style-name="MP8"><text:page-number text:select-page="current">229</text:page-number></text:p>
            </table:table-cell>
          </table:table-row>
        </table:table>
      </style:header>
      <style:header-left>
        <table:table table:name="Таблица467" table:style-name="Таблица467">
          <table:table-column table:style-name="Таблица467.A"/>
          <table:table-column table:style-name="Таблица467.B"/>
          <table:table-row table:style-name="Таблица467.1">
            <table:table-cell table:style-name="Таблица467.A1" office:value-type="string">
              <text:p text:style-name="MP9"><text:page-number text:select-page="current">228</text:page-number></text:p>
            </table:table-cell>
            <table:table-cell table:style-name="Таблица467.A1" office:value-type="string">
              <text:p text:style-name="MP10"><text:user-field-get text:name="leftHeader8">Задайте название радела!</text:user-field-get></text:p>
            </table:table-cell>
          </table:table-row>
        </table:table>
      </style:header-left>
    </style:master-page>
    <style:master-page style:name="Статья_20_8_20_стр.23" style:display-name="Статья 8 стр.23" style:page-layout-name="Mpm9" style:next-style-name="Статья_20_8_20_стр.24">
      <style:header>
        <table:table table:name="Таблица468" table:style-name="Таблица468">
          <table:table-column table:style-name="Таблица468.A"/>
          <table:table-column table:style-name="Таблица468.B"/>
          <table:table-row table:style-name="Таблица468.1">
            <table:table-cell table:style-name="Таблица468.A1" office:value-type="string">
              <text:p text:style-name="MP7"><text:user-field-get text:name="rightHeader8">Фамилия И.О. Название статьи8</text:user-field-get></text:p>
            </table:table-cell>
            <table:table-cell table:style-name="Таблица468.A1" office:value-type="string">
              <text:p text:style-name="MP8"><text:page-number text:select-page="current">229</text:page-number></text:p>
            </table:table-cell>
          </table:table-row>
        </table:table>
      </style:header>
      <style:header-left>
        <table:table table:name="Таблица469" table:style-name="Таблица469">
          <table:table-column table:style-name="Таблица469.A"/>
          <table:table-column table:style-name="Таблица469.B"/>
          <table:table-row table:style-name="Таблица469.1">
            <table:table-cell table:style-name="Таблица469.A1" office:value-type="string">
              <text:p text:style-name="MP9"><text:page-number text:select-page="current">230</text:page-number></text:p>
            </table:table-cell>
            <table:table-cell table:style-name="Таблица469.A1" office:value-type="string">
              <text:p text:style-name="MP10"><text:user-field-get text:name="leftHeader8">Задайте название радела!</text:user-field-get></text:p>
            </table:table-cell>
          </table:table-row>
        </table:table>
      </style:header-left>
    </style:master-page>
    <style:master-page style:name="Статья_20_8_20_стр.24" style:display-name="Статья 8 стр.24" style:page-layout-name="Mpm9" style:next-style-name="Статья_20_8_20_стр.25">
      <style:header>
        <table:table table:name="Таблица470" table:style-name="Таблица470">
          <table:table-column table:style-name="Таблица470.A"/>
          <table:table-column table:style-name="Таблица470.B"/>
          <table:table-row table:style-name="Таблица470.1">
            <table:table-cell table:style-name="Таблица470.A1" office:value-type="string">
              <text:p text:style-name="MP7"><text:user-field-get text:name="rightHeader8">Фамилия И.О. Название статьи8</text:user-field-get></text:p>
            </table:table-cell>
            <table:table-cell table:style-name="Таблица470.A1" office:value-type="string">
              <text:p text:style-name="MP8"><text:page-number text:select-page="current">231</text:page-number></text:p>
            </table:table-cell>
          </table:table-row>
        </table:table>
      </style:header>
      <style:header-left>
        <table:table table:name="Таблица471" table:style-name="Таблица471">
          <table:table-column table:style-name="Таблица471.A"/>
          <table:table-column table:style-name="Таблица471.B"/>
          <table:table-row table:style-name="Таблица471.1">
            <table:table-cell table:style-name="Таблица471.A1" office:value-type="string">
              <text:p text:style-name="MP9"><text:page-number text:select-page="current">230</text:page-number></text:p>
            </table:table-cell>
            <table:table-cell table:style-name="Таблица471.A1" office:value-type="string">
              <text:p text:style-name="MP10"><text:user-field-get text:name="leftHeader8">Задайте название радела!</text:user-field-get></text:p>
            </table:table-cell>
          </table:table-row>
        </table:table>
      </style:header-left>
    </style:master-page>
    <style:master-page style:name="Статья_20_8_20_стр.25" style:display-name="Статья 8 стр.25" style:page-layout-name="Mpm9" style:next-style-name="Статья_20_8_20_стр.26">
      <style:header>
        <table:table table:name="Таблица472" table:style-name="Таблица472">
          <table:table-column table:style-name="Таблица472.A"/>
          <table:table-column table:style-name="Таблица472.B"/>
          <table:table-row table:style-name="Таблица472.1">
            <table:table-cell table:style-name="Таблица472.A1" office:value-type="string">
              <text:p text:style-name="MP7"><text:user-field-get text:name="rightHeader8">Фамилия И.О. Название статьи8</text:user-field-get></text:p>
            </table:table-cell>
            <table:table-cell table:style-name="Таблица472.A1" office:value-type="string">
              <text:p text:style-name="MP8"><text:page-number text:select-page="current">231</text:page-number></text:p>
            </table:table-cell>
          </table:table-row>
        </table:table>
      </style:header>
      <style:header-left>
        <table:table table:name="Таблица473" table:style-name="Таблица473">
          <table:table-column table:style-name="Таблица473.A"/>
          <table:table-column table:style-name="Таблица473.B"/>
          <table:table-row table:style-name="Таблица473.1">
            <table:table-cell table:style-name="Таблица473.A1" office:value-type="string">
              <text:p text:style-name="MP9"><text:page-number text:select-page="current">232</text:page-number></text:p>
            </table:table-cell>
            <table:table-cell table:style-name="Таблица473.A1" office:value-type="string">
              <text:p text:style-name="MP10"><text:user-field-get text:name="leftHeader8">Задайте название радела!</text:user-field-get></text:p>
            </table:table-cell>
          </table:table-row>
        </table:table>
      </style:header-left>
    </style:master-page>
    <style:master-page style:name="Статья_20_8_20_стр.26" style:display-name="Статья 8 стр.26" style:page-layout-name="Mpm9" style:next-style-name="Статья_20_8_20_стр.27">
      <style:header>
        <table:table table:name="Таблица474" table:style-name="Таблица474">
          <table:table-column table:style-name="Таблица474.A"/>
          <table:table-column table:style-name="Таблица474.B"/>
          <table:table-row table:style-name="Таблица474.1">
            <table:table-cell table:style-name="Таблица474.A1" office:value-type="string">
              <text:p text:style-name="MP7"><text:user-field-get text:name="rightHeader8">Фамилия И.О. Название статьи8</text:user-field-get></text:p>
            </table:table-cell>
            <table:table-cell table:style-name="Таблица474.A1" office:value-type="string">
              <text:p text:style-name="MP8"><text:page-number text:select-page="current">233</text:page-number></text:p>
            </table:table-cell>
          </table:table-row>
        </table:table>
      </style:header>
      <style:header-left>
        <table:table table:name="Таблица475" table:style-name="Таблица475">
          <table:table-column table:style-name="Таблица475.A"/>
          <table:table-column table:style-name="Таблица475.B"/>
          <table:table-row table:style-name="Таблица475.1">
            <table:table-cell table:style-name="Таблица475.A1" office:value-type="string">
              <text:p text:style-name="MP9"><text:page-number text:select-page="current">232</text:page-number></text:p>
            </table:table-cell>
            <table:table-cell table:style-name="Таблица475.A1" office:value-type="string">
              <text:p text:style-name="MP10"><text:user-field-get text:name="leftHeader8">Задайте название радела!</text:user-field-get></text:p>
            </table:table-cell>
          </table:table-row>
        </table:table>
      </style:header-left>
    </style:master-page>
    <style:master-page style:name="Статья_20_8_20_стр.27" style:display-name="Статья 8 стр.27" style:page-layout-name="Mpm9" style:next-style-name="Статья_20_8_20_стр.28">
      <style:header>
        <table:table table:name="Таблица476" table:style-name="Таблица476">
          <table:table-column table:style-name="Таблица476.A"/>
          <table:table-column table:style-name="Таблица476.B"/>
          <table:table-row table:style-name="Таблица476.1">
            <table:table-cell table:style-name="Таблица476.A1" office:value-type="string">
              <text:p text:style-name="MP7"><text:user-field-get text:name="rightHeader8">Фамилия И.О. Название статьи8</text:user-field-get></text:p>
            </table:table-cell>
            <table:table-cell table:style-name="Таблица476.A1" office:value-type="string">
              <text:p text:style-name="MP8"><text:page-number text:select-page="current">233</text:page-number></text:p>
            </table:table-cell>
          </table:table-row>
        </table:table>
      </style:header>
      <style:header-left>
        <table:table table:name="Таблица477" table:style-name="Таблица477">
          <table:table-column table:style-name="Таблица477.A"/>
          <table:table-column table:style-name="Таблица477.B"/>
          <table:table-row table:style-name="Таблица477.1">
            <table:table-cell table:style-name="Таблица477.A1" office:value-type="string">
              <text:p text:style-name="MP9"><text:page-number text:select-page="current">234</text:page-number></text:p>
            </table:table-cell>
            <table:table-cell table:style-name="Таблица477.A1" office:value-type="string">
              <text:p text:style-name="MP10"><text:user-field-get text:name="leftHeader8">Задайте название радела!</text:user-field-get></text:p>
            </table:table-cell>
          </table:table-row>
        </table:table>
      </style:header-left>
    </style:master-page>
    <style:master-page style:name="Статья_20_8_20_стр.28" style:display-name="Статья 8 стр.28" style:page-layout-name="Mpm9" style:next-style-name="Статья_20_8_20_стр.29">
      <style:header>
        <table:table table:name="Таблица478" table:style-name="Таблица478">
          <table:table-column table:style-name="Таблица478.A"/>
          <table:table-column table:style-name="Таблица478.B"/>
          <table:table-row table:style-name="Таблица478.1">
            <table:table-cell table:style-name="Таблица478.A1" office:value-type="string">
              <text:p text:style-name="MP7"><text:user-field-get text:name="rightHeader8">Фамилия И.О. Название статьи8</text:user-field-get></text:p>
            </table:table-cell>
            <table:table-cell table:style-name="Таблица478.A1" office:value-type="string">
              <text:p text:style-name="MP8"><text:page-number text:select-page="current">235</text:page-number></text:p>
            </table:table-cell>
          </table:table-row>
        </table:table>
      </style:header>
      <style:header-left>
        <table:table table:name="Таблица479" table:style-name="Таблица479">
          <table:table-column table:style-name="Таблица479.A"/>
          <table:table-column table:style-name="Таблица479.B"/>
          <table:table-row table:style-name="Таблица479.1">
            <table:table-cell table:style-name="Таблица479.A1" office:value-type="string">
              <text:p text:style-name="MP9"><text:page-number text:select-page="current">234</text:page-number></text:p>
            </table:table-cell>
            <table:table-cell table:style-name="Таблица479.A1" office:value-type="string">
              <text:p text:style-name="MP10"><text:user-field-get text:name="leftHeader8">Задайте название радела!</text:user-field-get></text:p>
            </table:table-cell>
          </table:table-row>
        </table:table>
      </style:header-left>
    </style:master-page>
    <style:master-page style:name="Статья_20_8_20_стр.29" style:display-name="Статья 8 стр.29" style:page-layout-name="Mpm9" style:next-style-name="Статья_20_8">
      <style:header>
        <table:table table:name="Таблица480" table:style-name="Таблица480">
          <table:table-column table:style-name="Таблица480.A"/>
          <table:table-column table:style-name="Таблица480.B"/>
          <table:table-row table:style-name="Таблица480.1">
            <table:table-cell table:style-name="Таблица480.A1" office:value-type="string">
              <text:p text:style-name="MP7"><text:user-field-get text:name="rightHeader8">Фамилия И.О. Название статьи8</text:user-field-get></text:p>
            </table:table-cell>
            <table:table-cell table:style-name="Таблица480.A1" office:value-type="string">
              <text:p text:style-name="MP8"><text:page-number text:select-page="current">235</text:page-number></text:p>
            </table:table-cell>
          </table:table-row>
        </table:table>
      </style:header>
      <style:header-left>
        <table:table table:name="Таблица481" table:style-name="Таблица481">
          <table:table-column table:style-name="Таблица481.A"/>
          <table:table-column table:style-name="Таблица481.B"/>
          <table:table-row table:style-name="Таблица481.1">
            <table:table-cell table:style-name="Таблица481.A1" office:value-type="string">
              <text:p text:style-name="MP9"><text:page-number text:select-page="current">236</text:page-number></text:p>
            </table:table-cell>
            <table:table-cell table:style-name="Таблица481.A1" office:value-type="string">
              <text:p text:style-name="MP10"><text:user-field-get text:name="leftHeader8">Задайте название радела!</text:user-field-get></text:p>
            </table:table-cell>
          </table:table-row>
        </table:table>
      </style:header-left>
    </style:master-page>
    <style:master-page style:name="Статья_20_9_20_стр.1" style:display-name="Статья 9 стр.1" style:page-layout-name="Mpm10" style:next-style-name="Статья_20_9_20_стр.2">
      <style:header>
        <table:table table:name="Таблица482" table:style-name="Таблица482">
          <table:table-column table:style-name="Таблица482.A"/>
          <table:table-column table:style-name="Таблица482.B"/>
          <table:table-row>
            <table:table-cell table:style-name="Таблица482.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237</text:page-number>–<text:user-field-get text:name="article9LastPage">265</text:user-field-get></text:p>
              <text:p text:style-name="MP11"><text:user-field-get text:name="article9UDK">Задать УДК</text:user-field-get></text:p>
            </table:table-cell>
            <table:table-cell table:style-name="Таблица482.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237</text:page-number>–<text:user-field-get text:name="article9LastPage">265</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237</text:page-number>-<text:user-field-get text:name="article9LastPage">265</text:user-field-get></text:p>
            </table:table-cell>
          </table:table-row>
        </table:table>
      </style:header>
      <style:footer>
        <text:user-field-decls>
          <text:user-field-decl office:value-type="string" office:string-value="" text:name="author9Copyright"/>
        </text:user-field-decls>
        <text:p text:style-name="MP14"><text:user-field-get text:name="author9Copyright"/></text:p>
      </style:footer>
    </style:master-page>
    <style:master-page style:name="Статья_20_9" style:display-name="Статья 9" style:page-layout-name="Mpm9">
      <style:header>
        <table:table table:name="Таблица483" table:style-name="Таблица483">
          <table:table-column table:style-name="Таблица483.A"/>
          <table:table-column table:style-name="Таблица483.B"/>
          <table:table-row table:style-name="Таблица483.1">
            <table:table-cell table:style-name="Таблица483.A1" office:value-type="string">
              <text:p text:style-name="MP7"><text:user-field-get text:name="rightHeader9">Фамилия И.О. Название статьи9</text:user-field-get></text:p>
            </table:table-cell>
            <table:table-cell table:style-name="Таблица483.A1" office:value-type="string">
              <text:p text:style-name="MP8"><text:page-number text:select-page="current">265</text:page-number></text:p>
            </table:table-cell>
          </table:table-row>
        </table:table>
      </style:header>
      <style:header-left>
        <table:table table:name="Таблица484" table:style-name="Таблица484">
          <table:table-column table:style-name="Таблица484.A"/>
          <table:table-column table:style-name="Таблица484.B"/>
          <table:table-row table:style-name="Таблица484.1">
            <table:table-cell table:style-name="Таблица484.A1" office:value-type="string">
              <text:p text:style-name="MP9"><text:page-number text:select-page="current">266</text:page-number></text:p>
            </table:table-cell>
            <table:table-cell table:style-name="Таблица484.A1" office:value-type="string">
              <text:p text:style-name="MP10"><text:user-field-get text:name="leftHeader9">Задайте название радела!</text:user-field-get></text:p>
            </table:table-cell>
          </table:table-row>
        </table:table>
      </style:header-left>
    </style:master-page>
    <style:master-page style:name="Статья_20_9_20_стр.2" style:display-name="Статья 9 стр.2" style:page-layout-name="Mpm9" style:next-style-name="Статья_20_9_20_стр.3">
      <style:header>
        <table:table table:name="Таблица485" table:style-name="Таблица485">
          <table:table-column table:style-name="Таблица485.A"/>
          <table:table-column table:style-name="Таблица485.B"/>
          <table:table-row table:style-name="Таблица485.1">
            <table:table-cell table:style-name="Таблица485.A1" office:value-type="string">
              <text:p text:style-name="MP7"><text:user-field-get text:name="rightHeader9">Фамилия И.О. Название статьи9</text:user-field-get></text:p>
            </table:table-cell>
            <table:table-cell table:style-name="Таблица485.A1" office:value-type="string">
              <text:p text:style-name="MP8"><text:page-number text:select-page="current">265</text:page-number></text:p>
            </table:table-cell>
          </table:table-row>
        </table:table>
      </style:header>
      <style:header-left>
        <table:table table:name="Таблица486" table:style-name="Таблица486">
          <table:table-column table:style-name="Таблица486.A"/>
          <table:table-column table:style-name="Таблица486.B"/>
          <table:table-row table:style-name="Таблица486.1">
            <table:table-cell table:style-name="Таблица486.A1" office:value-type="string">
              <text:p text:style-name="MP9"><text:page-number text:select-page="current">238</text:page-number></text:p>
            </table:table-cell>
            <table:table-cell table:style-name="Таблица486.A1" office:value-type="string">
              <text:p text:style-name="MP10"><text:user-field-get text:name="leftHeader9">Задайте название радела!</text:user-field-get></text:p>
            </table:table-cell>
          </table:table-row>
        </table:table>
      </style:header-left>
    </style:master-page>
    <style:master-page style:name="Статья_20_9_20_стр.3" style:display-name="Статья 9 стр.3" style:page-layout-name="Mpm9" style:next-style-name="Статья_20_9_20_стр.4">
      <style:header>
        <table:table table:name="Таблица487" table:style-name="Таблица487">
          <table:table-column table:style-name="Таблица487.A"/>
          <table:table-column table:style-name="Таблица487.B"/>
          <table:table-row table:style-name="Таблица487.1">
            <table:table-cell table:style-name="Таблица487.A1" office:value-type="string">
              <text:p text:style-name="MP7"><text:user-field-get text:name="rightHeader9">Фамилия И.О. Название статьи9</text:user-field-get></text:p>
            </table:table-cell>
            <table:table-cell table:style-name="Таблица487.A1" office:value-type="string">
              <text:p text:style-name="MP8"><text:page-number text:select-page="current">239</text:page-number></text:p>
            </table:table-cell>
          </table:table-row>
        </table:table>
      </style:header>
      <style:header-left>
        <table:table table:name="Таблица488" table:style-name="Таблица488">
          <table:table-column table:style-name="Таблица488.A"/>
          <table:table-column table:style-name="Таблица488.B"/>
          <table:table-row table:style-name="Таблица488.1">
            <table:table-cell table:style-name="Таблица488.A1" office:value-type="string">
              <text:p text:style-name="MP9"><text:page-number text:select-page="current">238</text:page-number></text:p>
            </table:table-cell>
            <table:table-cell table:style-name="Таблица488.A1" office:value-type="string">
              <text:p text:style-name="MP10"><text:user-field-get text:name="leftHeader9">Задайте название радела!</text:user-field-get></text:p>
            </table:table-cell>
          </table:table-row>
        </table:table>
      </style:header-left>
    </style:master-page>
    <style:master-page style:name="Статья_20_9_20_стр.4" style:display-name="Статья 9 стр.4" style:page-layout-name="Mpm9" style:next-style-name="Статья_20_9_20_стр.5">
      <style:header>
        <table:table table:name="Таблица489" table:style-name="Таблица489">
          <table:table-column table:style-name="Таблица489.A"/>
          <table:table-column table:style-name="Таблица489.B"/>
          <table:table-row table:style-name="Таблица489.1">
            <table:table-cell table:style-name="Таблица489.A1" office:value-type="string">
              <text:p text:style-name="MP7"><text:user-field-get text:name="rightHeader9">Фамилия И.О. Название статьи9</text:user-field-get></text:p>
            </table:table-cell>
            <table:table-cell table:style-name="Таблица489.A1" office:value-type="string">
              <text:p text:style-name="MP8"><text:page-number text:select-page="current">239</text:page-number></text:p>
            </table:table-cell>
          </table:table-row>
        </table:table>
      </style:header>
      <style:header-left>
        <table:table table:name="Таблица490" table:style-name="Таблица490">
          <table:table-column table:style-name="Таблица490.A"/>
          <table:table-column table:style-name="Таблица490.B"/>
          <table:table-row table:style-name="Таблица490.1">
            <table:table-cell table:style-name="Таблица490.A1" office:value-type="string">
              <text:p text:style-name="MP9"><text:page-number text:select-page="current">240</text:page-number></text:p>
            </table:table-cell>
            <table:table-cell table:style-name="Таблица490.A1" office:value-type="string">
              <text:p text:style-name="MP10"><text:user-field-get text:name="leftHeader9">Задайте название радела!</text:user-field-get></text:p>
            </table:table-cell>
          </table:table-row>
        </table:table>
      </style:header-left>
    </style:master-page>
    <style:master-page style:name="Статья_20_9_20_стр.5" style:display-name="Статья 9 стр.5" style:page-layout-name="Mpm9" style:next-style-name="Статья_20_9_20_стр.6">
      <style:header>
        <table:table table:name="Таблица491" table:style-name="Таблица491">
          <table:table-column table:style-name="Таблица491.A"/>
          <table:table-column table:style-name="Таблица491.B"/>
          <table:table-row table:style-name="Таблица491.1">
            <table:table-cell table:style-name="Таблица491.A1" office:value-type="string">
              <text:p text:style-name="MP7"><text:user-field-get text:name="rightHeader9">Фамилия И.О. Название статьи9</text:user-field-get></text:p>
            </table:table-cell>
            <table:table-cell table:style-name="Таблица491.A1" office:value-type="string">
              <text:p text:style-name="MP8"><text:page-number text:select-page="current">241</text:page-number></text:p>
            </table:table-cell>
          </table:table-row>
        </table:table>
      </style:header>
      <style:header-left>
        <table:table table:name="Таблица492" table:style-name="Таблица492">
          <table:table-column table:style-name="Таблица492.A"/>
          <table:table-column table:style-name="Таблица492.B"/>
          <table:table-row table:style-name="Таблица492.1">
            <table:table-cell table:style-name="Таблица492.A1" office:value-type="string">
              <text:p text:style-name="MP9"><text:page-number text:select-page="current">240</text:page-number></text:p>
            </table:table-cell>
            <table:table-cell table:style-name="Таблица492.A1" office:value-type="string">
              <text:p text:style-name="MP10"><text:user-field-get text:name="leftHeader9">Задайте название радела!</text:user-field-get></text:p>
            </table:table-cell>
          </table:table-row>
        </table:table>
      </style:header-left>
    </style:master-page>
    <style:master-page style:name="Статья_20_9_20_стр.6" style:display-name="Статья 9 стр.6" style:page-layout-name="Mpm9" style:next-style-name="Статья_20_9_20_стр.7">
      <style:header>
        <table:table table:name="Таблица493" table:style-name="Таблица493">
          <table:table-column table:style-name="Таблица493.A"/>
          <table:table-column table:style-name="Таблица493.B"/>
          <table:table-row table:style-name="Таблица493.1">
            <table:table-cell table:style-name="Таблица493.A1" office:value-type="string">
              <text:p text:style-name="MP7"><text:user-field-get text:name="rightHeader9">Фамилия И.О. Название статьи9</text:user-field-get></text:p>
            </table:table-cell>
            <table:table-cell table:style-name="Таблица493.A1" office:value-type="string">
              <text:p text:style-name="MP8"><text:page-number text:select-page="current">241</text:page-number></text:p>
            </table:table-cell>
          </table:table-row>
        </table:table>
      </style:header>
      <style:header-left>
        <table:table table:name="Таблица494" table:style-name="Таблица494">
          <table:table-column table:style-name="Таблица494.A"/>
          <table:table-column table:style-name="Таблица494.B"/>
          <table:table-row table:style-name="Таблица494.1">
            <table:table-cell table:style-name="Таблица494.A1" office:value-type="string">
              <text:p text:style-name="MP9"><text:page-number text:select-page="current">242</text:page-number></text:p>
            </table:table-cell>
            <table:table-cell table:style-name="Таблица494.A1" office:value-type="string">
              <text:p text:style-name="MP10"><text:user-field-get text:name="leftHeader9">Задайте название радела!</text:user-field-get></text:p>
            </table:table-cell>
          </table:table-row>
        </table:table>
      </style:header-left>
    </style:master-page>
    <style:master-page style:name="Статья_20_9_20_стр.7" style:display-name="Статья 9 стр.7" style:page-layout-name="Mpm9" style:next-style-name="Статья_20_9_20_стр.8">
      <style:header>
        <table:table table:name="Таблица495" table:style-name="Таблица495">
          <table:table-column table:style-name="Таблица495.A"/>
          <table:table-column table:style-name="Таблица495.B"/>
          <table:table-row table:style-name="Таблица495.1">
            <table:table-cell table:style-name="Таблица495.A1" office:value-type="string">
              <text:p text:style-name="MP7"><text:user-field-get text:name="rightHeader9">Фамилия И.О. Название статьи9</text:user-field-get></text:p>
            </table:table-cell>
            <table:table-cell table:style-name="Таблица495.A1" office:value-type="string">
              <text:p text:style-name="MP8"><text:page-number text:select-page="current">243</text:page-number></text:p>
            </table:table-cell>
          </table:table-row>
        </table:table>
      </style:header>
      <style:header-left>
        <table:table table:name="Таблица496" table:style-name="Таблица496">
          <table:table-column table:style-name="Таблица496.A"/>
          <table:table-column table:style-name="Таблица496.B"/>
          <table:table-row table:style-name="Таблица496.1">
            <table:table-cell table:style-name="Таблица496.A1" office:value-type="string">
              <text:p text:style-name="MP9"><text:page-number text:select-page="current">242</text:page-number></text:p>
            </table:table-cell>
            <table:table-cell table:style-name="Таблица496.A1" office:value-type="string">
              <text:p text:style-name="MP10"><text:user-field-get text:name="leftHeader9">Задайте название радела!</text:user-field-get></text:p>
            </table:table-cell>
          </table:table-row>
        </table:table>
      </style:header-left>
    </style:master-page>
    <style:master-page style:name="Статья_20_9_20_стр.8" style:display-name="Статья 9 стр.8" style:page-layout-name="Mpm9" style:next-style-name="Статья_20_9_20_стр.9">
      <style:header>
        <table:table table:name="Таблица497" table:style-name="Таблица497">
          <table:table-column table:style-name="Таблица497.A"/>
          <table:table-column table:style-name="Таблица497.B"/>
          <table:table-row table:style-name="Таблица497.1">
            <table:table-cell table:style-name="Таблица497.A1" office:value-type="string">
              <text:p text:style-name="MP7"><text:user-field-get text:name="rightHeader9">Фамилия И.О. Название статьи9</text:user-field-get></text:p>
            </table:table-cell>
            <table:table-cell table:style-name="Таблица497.A1" office:value-type="string">
              <text:p text:style-name="MP8"><text:page-number text:select-page="current">243</text:page-number></text:p>
            </table:table-cell>
          </table:table-row>
        </table:table>
      </style:header>
      <style:header-left>
        <table:table table:name="Таблица498" table:style-name="Таблица498">
          <table:table-column table:style-name="Таблица498.A"/>
          <table:table-column table:style-name="Таблица498.B"/>
          <table:table-row table:style-name="Таблица498.1">
            <table:table-cell table:style-name="Таблица498.A1" office:value-type="string">
              <text:p text:style-name="MP9"><text:page-number text:select-page="current">244</text:page-number></text:p>
            </table:table-cell>
            <table:table-cell table:style-name="Таблица498.A1" office:value-type="string">
              <text:p text:style-name="MP10"><text:user-field-get text:name="leftHeader9">Задайте название радела!</text:user-field-get></text:p>
            </table:table-cell>
          </table:table-row>
        </table:table>
      </style:header-left>
    </style:master-page>
    <style:master-page style:name="Статья_20_9_20_стр.9" style:display-name="Статья 9 стр.9" style:page-layout-name="Mpm9" style:next-style-name="Статья_20_9_20_стр.10">
      <style:header>
        <table:table table:name="Таблица499" table:style-name="Таблица499">
          <table:table-column table:style-name="Таблица499.A"/>
          <table:table-column table:style-name="Таблица499.B"/>
          <table:table-row table:style-name="Таблица499.1">
            <table:table-cell table:style-name="Таблица499.A1" office:value-type="string">
              <text:p text:style-name="MP7"><text:user-field-get text:name="rightHeader9">Фамилия И.О. Название статьи9</text:user-field-get></text:p>
            </table:table-cell>
            <table:table-cell table:style-name="Таблица499.A1" office:value-type="string">
              <text:p text:style-name="MP8"><text:page-number text:select-page="current">245</text:page-number></text:p>
            </table:table-cell>
          </table:table-row>
        </table:table>
      </style:header>
      <style:header-left>
        <table:table table:name="Таблица500" table:style-name="Таблица500">
          <table:table-column table:style-name="Таблица500.A"/>
          <table:table-column table:style-name="Таблица500.B"/>
          <table:table-row table:style-name="Таблица500.1">
            <table:table-cell table:style-name="Таблица500.A1" office:value-type="string">
              <text:p text:style-name="MP9"><text:page-number text:select-page="current">244</text:page-number></text:p>
            </table:table-cell>
            <table:table-cell table:style-name="Таблица500.A1" office:value-type="string">
              <text:p text:style-name="MP10"><text:user-field-get text:name="leftHeader9">Задайте название радела!</text:user-field-get></text:p>
            </table:table-cell>
          </table:table-row>
        </table:table>
      </style:header-left>
    </style:master-page>
    <style:master-page style:name="Статья_20_9_20_стр.10" style:display-name="Статья 9 стр.10" style:page-layout-name="Mpm9" style:next-style-name="Статья_20_9_20_стр.11">
      <style:header>
        <table:table table:name="Таблица501" table:style-name="Таблица501">
          <table:table-column table:style-name="Таблица501.A"/>
          <table:table-column table:style-name="Таблица501.B"/>
          <table:table-row table:style-name="Таблица501.1">
            <table:table-cell table:style-name="Таблица501.A1" office:value-type="string">
              <text:p text:style-name="MP7"><text:user-field-get text:name="rightHeader9">Фамилия И.О. Название статьи9</text:user-field-get></text:p>
            </table:table-cell>
            <table:table-cell table:style-name="Таблица501.A1" office:value-type="string">
              <text:p text:style-name="MP8"><text:page-number text:select-page="current">245</text:page-number></text:p>
            </table:table-cell>
          </table:table-row>
        </table:table>
      </style:header>
      <style:header-left>
        <table:table table:name="Таблица502" table:style-name="Таблица502">
          <table:table-column table:style-name="Таблица502.A"/>
          <table:table-column table:style-name="Таблица502.B"/>
          <table:table-row table:style-name="Таблица502.1">
            <table:table-cell table:style-name="Таблица502.A1" office:value-type="string">
              <text:p text:style-name="MP9"><text:page-number text:select-page="current">246</text:page-number></text:p>
            </table:table-cell>
            <table:table-cell table:style-name="Таблица502.A1" office:value-type="string">
              <text:p text:style-name="MP10"><text:user-field-get text:name="leftHeader9">Задайте название радела!</text:user-field-get></text:p>
            </table:table-cell>
          </table:table-row>
        </table:table>
      </style:header-left>
    </style:master-page>
    <style:master-page style:name="Статья_20_9_20_стр.11" style:display-name="Статья 9 стр.11" style:page-layout-name="Mpm9" style:next-style-name="Статья_20_9_20_стр.12">
      <style:header>
        <table:table table:name="Таблица503" table:style-name="Таблица503">
          <table:table-column table:style-name="Таблица503.A"/>
          <table:table-column table:style-name="Таблица503.B"/>
          <table:table-row table:style-name="Таблица503.1">
            <table:table-cell table:style-name="Таблица503.A1" office:value-type="string">
              <text:p text:style-name="MP7"><text:user-field-get text:name="rightHeader9">Фамилия И.О. Название статьи9</text:user-field-get></text:p>
            </table:table-cell>
            <table:table-cell table:style-name="Таблица503.A1" office:value-type="string">
              <text:p text:style-name="MP8"><text:page-number text:select-page="current">247</text:page-number></text:p>
            </table:table-cell>
          </table:table-row>
        </table:table>
      </style:header>
      <style:header-left>
        <table:table table:name="Таблица504" table:style-name="Таблица504">
          <table:table-column table:style-name="Таблица504.A"/>
          <table:table-column table:style-name="Таблица504.B"/>
          <table:table-row table:style-name="Таблица504.1">
            <table:table-cell table:style-name="Таблица504.A1" office:value-type="string">
              <text:p text:style-name="MP9"><text:page-number text:select-page="current">246</text:page-number></text:p>
            </table:table-cell>
            <table:table-cell table:style-name="Таблица504.A1" office:value-type="string">
              <text:p text:style-name="MP10"><text:user-field-get text:name="leftHeader9">Задайте название радела!</text:user-field-get></text:p>
            </table:table-cell>
          </table:table-row>
        </table:table>
      </style:header-left>
    </style:master-page>
    <style:master-page style:name="Статья_20_9_20_стр.12" style:display-name="Статья 9 стр.12" style:page-layout-name="Mpm9" style:next-style-name="Статья_20_9_20_стр.13">
      <style:header>
        <table:table table:name="Таблица505" table:style-name="Таблица505">
          <table:table-column table:style-name="Таблица505.A"/>
          <table:table-column table:style-name="Таблица505.B"/>
          <table:table-row table:style-name="Таблица505.1">
            <table:table-cell table:style-name="Таблица505.A1" office:value-type="string">
              <text:p text:style-name="MP7"><text:user-field-get text:name="rightHeader9">Фамилия И.О. Название статьи9</text:user-field-get></text:p>
            </table:table-cell>
            <table:table-cell table:style-name="Таблица505.A1" office:value-type="string">
              <text:p text:style-name="MP8"><text:page-number text:select-page="current">247</text:page-number></text:p>
            </table:table-cell>
          </table:table-row>
        </table:table>
      </style:header>
      <style:header-left>
        <table:table table:name="Таблица506" table:style-name="Таблица506">
          <table:table-column table:style-name="Таблица506.A"/>
          <table:table-column table:style-name="Таблица506.B"/>
          <table:table-row table:style-name="Таблица506.1">
            <table:table-cell table:style-name="Таблица506.A1" office:value-type="string">
              <text:p text:style-name="MP9"><text:page-number text:select-page="current">248</text:page-number></text:p>
            </table:table-cell>
            <table:table-cell table:style-name="Таблица506.A1" office:value-type="string">
              <text:p text:style-name="MP10"><text:user-field-get text:name="leftHeader9">Задайте название радела!</text:user-field-get></text:p>
            </table:table-cell>
          </table:table-row>
        </table:table>
      </style:header-left>
    </style:master-page>
    <style:master-page style:name="Статья_20_9_20_стр.13" style:display-name="Статья 9 стр.13" style:page-layout-name="Mpm9" style:next-style-name="Статья_20_9_20_стр.14">
      <style:header>
        <table:table table:name="Таблица507" table:style-name="Таблица507">
          <table:table-column table:style-name="Таблица507.A"/>
          <table:table-column table:style-name="Таблица507.B"/>
          <table:table-row table:style-name="Таблица507.1">
            <table:table-cell table:style-name="Таблица507.A1" office:value-type="string">
              <text:p text:style-name="MP7"><text:user-field-get text:name="rightHeader9">Фамилия И.О. Название статьи9</text:user-field-get></text:p>
            </table:table-cell>
            <table:table-cell table:style-name="Таблица507.A1" office:value-type="string">
              <text:p text:style-name="MP8"><text:page-number text:select-page="current">249</text:page-number></text:p>
            </table:table-cell>
          </table:table-row>
        </table:table>
      </style:header>
      <style:header-left>
        <table:table table:name="Таблица508" table:style-name="Таблица508">
          <table:table-column table:style-name="Таблица508.A"/>
          <table:table-column table:style-name="Таблица508.B"/>
          <table:table-row table:style-name="Таблица508.1">
            <table:table-cell table:style-name="Таблица508.A1" office:value-type="string">
              <text:p text:style-name="MP9"><text:page-number text:select-page="current">248</text:page-number></text:p>
            </table:table-cell>
            <table:table-cell table:style-name="Таблица508.A1" office:value-type="string">
              <text:p text:style-name="MP10"><text:user-field-get text:name="leftHeader9">Задайте название радела!</text:user-field-get></text:p>
            </table:table-cell>
          </table:table-row>
        </table:table>
      </style:header-left>
    </style:master-page>
    <style:master-page style:name="Статья_20_9_20_стр.14" style:display-name="Статья 9 стр.14" style:page-layout-name="Mpm9" style:next-style-name="Статья_20_9_20_стр.15">
      <style:header>
        <table:table table:name="Таблица509" table:style-name="Таблица509">
          <table:table-column table:style-name="Таблица509.A"/>
          <table:table-column table:style-name="Таблица509.B"/>
          <table:table-row table:style-name="Таблица509.1">
            <table:table-cell table:style-name="Таблица509.A1" office:value-type="string">
              <text:p text:style-name="MP7"><text:user-field-get text:name="rightHeader9">Фамилия И.О. Название статьи9</text:user-field-get></text:p>
            </table:table-cell>
            <table:table-cell table:style-name="Таблица509.A1" office:value-type="string">
              <text:p text:style-name="MP8"><text:page-number text:select-page="current">249</text:page-number></text:p>
            </table:table-cell>
          </table:table-row>
        </table:table>
      </style:header>
      <style:header-left>
        <table:table table:name="Таблица510" table:style-name="Таблица510">
          <table:table-column table:style-name="Таблица510.A"/>
          <table:table-column table:style-name="Таблица510.B"/>
          <table:table-row table:style-name="Таблица510.1">
            <table:table-cell table:style-name="Таблица510.A1" office:value-type="string">
              <text:p text:style-name="MP9"><text:page-number text:select-page="current">250</text:page-number></text:p>
            </table:table-cell>
            <table:table-cell table:style-name="Таблица510.A1" office:value-type="string">
              <text:p text:style-name="MP10"><text:user-field-get text:name="leftHeader9">Задайте название радела!</text:user-field-get></text:p>
            </table:table-cell>
          </table:table-row>
        </table:table>
      </style:header-left>
    </style:master-page>
    <style:master-page style:name="Статья_20_9_20_стр.15" style:display-name="Статья 9 стр.15" style:page-layout-name="Mpm9" style:next-style-name="Статья_20_9_20_стр.16">
      <style:header>
        <table:table table:name="Таблица511" table:style-name="Таблица511">
          <table:table-column table:style-name="Таблица511.A"/>
          <table:table-column table:style-name="Таблица511.B"/>
          <table:table-row table:style-name="Таблица511.1">
            <table:table-cell table:style-name="Таблица511.A1" office:value-type="string">
              <text:p text:style-name="MP7"><text:user-field-get text:name="rightHeader9">Фамилия И.О. Название статьи9</text:user-field-get></text:p>
            </table:table-cell>
            <table:table-cell table:style-name="Таблица511.A1" office:value-type="string">
              <text:p text:style-name="MP8"><text:page-number text:select-page="current">251</text:page-number></text:p>
            </table:table-cell>
          </table:table-row>
        </table:table>
      </style:header>
      <style:header-left>
        <table:table table:name="Таблица512" table:style-name="Таблица512">
          <table:table-column table:style-name="Таблица512.A"/>
          <table:table-column table:style-name="Таблица512.B"/>
          <table:table-row table:style-name="Таблица512.1">
            <table:table-cell table:style-name="Таблица512.A1" office:value-type="string">
              <text:p text:style-name="MP9"><text:page-number text:select-page="current">250</text:page-number></text:p>
            </table:table-cell>
            <table:table-cell table:style-name="Таблица512.A1" office:value-type="string">
              <text:p text:style-name="MP10"><text:user-field-get text:name="leftHeader9">Задайте название радела!</text:user-field-get></text:p>
            </table:table-cell>
          </table:table-row>
        </table:table>
      </style:header-left>
    </style:master-page>
    <style:master-page style:name="Статья_20_9_20_стр.16" style:display-name="Статья 9 стр.16" style:page-layout-name="Mpm9" style:next-style-name="Статья_20_9_20_стр.17">
      <style:header>
        <table:table table:name="Таблица513" table:style-name="Таблица513">
          <table:table-column table:style-name="Таблица513.A"/>
          <table:table-column table:style-name="Таблица513.B"/>
          <table:table-row table:style-name="Таблица513.1">
            <table:table-cell table:style-name="Таблица513.A1" office:value-type="string">
              <text:p text:style-name="MP7"><text:user-field-get text:name="rightHeader9">Фамилия И.О. Название статьи9</text:user-field-get></text:p>
            </table:table-cell>
            <table:table-cell table:style-name="Таблица513.A1" office:value-type="string">
              <text:p text:style-name="MP8"><text:page-number text:select-page="current">251</text:page-number></text:p>
            </table:table-cell>
          </table:table-row>
        </table:table>
      </style:header>
      <style:header-left>
        <table:table table:name="Таблица514" table:style-name="Таблица514">
          <table:table-column table:style-name="Таблица514.A"/>
          <table:table-column table:style-name="Таблица514.B"/>
          <table:table-row table:style-name="Таблица514.1">
            <table:table-cell table:style-name="Таблица514.A1" office:value-type="string">
              <text:p text:style-name="MP9"><text:page-number text:select-page="current">252</text:page-number></text:p>
            </table:table-cell>
            <table:table-cell table:style-name="Таблица514.A1" office:value-type="string">
              <text:p text:style-name="MP10"><text:user-field-get text:name="leftHeader9">Задайте название радела!</text:user-field-get></text:p>
            </table:table-cell>
          </table:table-row>
        </table:table>
      </style:header-left>
    </style:master-page>
    <style:master-page style:name="Статья_20_9_20_стр.17" style:display-name="Статья 9 стр.17" style:page-layout-name="Mpm9" style:next-style-name="Статья_20_9_20_стр.18">
      <style:header>
        <table:table table:name="Таблица515" table:style-name="Таблица515">
          <table:table-column table:style-name="Таблица515.A"/>
          <table:table-column table:style-name="Таблица515.B"/>
          <table:table-row table:style-name="Таблица515.1">
            <table:table-cell table:style-name="Таблица515.A1" office:value-type="string">
              <text:p text:style-name="MP7"><text:user-field-get text:name="rightHeader9">Фамилия И.О. Название статьи9</text:user-field-get></text:p>
            </table:table-cell>
            <table:table-cell table:style-name="Таблица515.A1" office:value-type="string">
              <text:p text:style-name="MP8"><text:page-number text:select-page="current">253</text:page-number></text:p>
            </table:table-cell>
          </table:table-row>
        </table:table>
      </style:header>
      <style:header-left>
        <table:table table:name="Таблица516" table:style-name="Таблица516">
          <table:table-column table:style-name="Таблица516.A"/>
          <table:table-column table:style-name="Таблица516.B"/>
          <table:table-row table:style-name="Таблица516.1">
            <table:table-cell table:style-name="Таблица516.A1" office:value-type="string">
              <text:p text:style-name="MP9"><text:page-number text:select-page="current">252</text:page-number></text:p>
            </table:table-cell>
            <table:table-cell table:style-name="Таблица516.A1" office:value-type="string">
              <text:p text:style-name="MP10"><text:user-field-get text:name="leftHeader9">Задайте название радела!</text:user-field-get></text:p>
            </table:table-cell>
          </table:table-row>
        </table:table>
      </style:header-left>
    </style:master-page>
    <style:master-page style:name="Статья_20_9_20_стр.18" style:display-name="Статья 9 стр.18" style:page-layout-name="Mpm9" style:next-style-name="Статья_20_9_20_стр.19">
      <style:header>
        <table:table table:name="Таблица517" table:style-name="Таблица517">
          <table:table-column table:style-name="Таблица517.A"/>
          <table:table-column table:style-name="Таблица517.B"/>
          <table:table-row table:style-name="Таблица517.1">
            <table:table-cell table:style-name="Таблица517.A1" office:value-type="string">
              <text:p text:style-name="MP7"><text:user-field-get text:name="rightHeader9">Фамилия И.О. Название статьи9</text:user-field-get></text:p>
            </table:table-cell>
            <table:table-cell table:style-name="Таблица517.A1" office:value-type="string">
              <text:p text:style-name="MP8"><text:page-number text:select-page="current">253</text:page-number></text:p>
            </table:table-cell>
          </table:table-row>
        </table:table>
      </style:header>
      <style:header-left>
        <table:table table:name="Таблица518" table:style-name="Таблица518">
          <table:table-column table:style-name="Таблица518.A"/>
          <table:table-column table:style-name="Таблица518.B"/>
          <table:table-row table:style-name="Таблица518.1">
            <table:table-cell table:style-name="Таблица518.A1" office:value-type="string">
              <text:p text:style-name="MP9"><text:page-number text:select-page="current">254</text:page-number></text:p>
            </table:table-cell>
            <table:table-cell table:style-name="Таблица518.A1" office:value-type="string">
              <text:p text:style-name="MP10"><text:user-field-get text:name="leftHeader9">Задайте название радела!</text:user-field-get></text:p>
            </table:table-cell>
          </table:table-row>
        </table:table>
      </style:header-left>
    </style:master-page>
    <style:master-page style:name="Статья_20_9_20_стр.19" style:display-name="Статья 9 стр.19" style:page-layout-name="Mpm9" style:next-style-name="Статья_20_9_20_стр.20">
      <style:header>
        <table:table table:name="Таблица519" table:style-name="Таблица519">
          <table:table-column table:style-name="Таблица519.A"/>
          <table:table-column table:style-name="Таблица519.B"/>
          <table:table-row table:style-name="Таблица519.1">
            <table:table-cell table:style-name="Таблица519.A1" office:value-type="string">
              <text:p text:style-name="MP7"><text:user-field-get text:name="rightHeader9">Фамилия И.О. Название статьи9</text:user-field-get></text:p>
            </table:table-cell>
            <table:table-cell table:style-name="Таблица519.A1" office:value-type="string">
              <text:p text:style-name="MP8"><text:page-number text:select-page="current">255</text:page-number></text:p>
            </table:table-cell>
          </table:table-row>
        </table:table>
      </style:header>
      <style:header-left>
        <table:table table:name="Таблица520" table:style-name="Таблица520">
          <table:table-column table:style-name="Таблица520.A"/>
          <table:table-column table:style-name="Таблица520.B"/>
          <table:table-row table:style-name="Таблица520.1">
            <table:table-cell table:style-name="Таблица520.A1" office:value-type="string">
              <text:p text:style-name="MP9"><text:page-number text:select-page="current">254</text:page-number></text:p>
            </table:table-cell>
            <table:table-cell table:style-name="Таблица520.A1" office:value-type="string">
              <text:p text:style-name="MP10"><text:user-field-get text:name="leftHeader9">Задайте название радела!</text:user-field-get></text:p>
            </table:table-cell>
          </table:table-row>
        </table:table>
      </style:header-left>
    </style:master-page>
    <style:master-page style:name="Статья_20_9_20_стр.20" style:display-name="Статья 9 стр.20" style:page-layout-name="Mpm9" style:next-style-name="Статья_20_9_20_стр.21">
      <style:header>
        <table:table table:name="Таблица521" table:style-name="Таблица521">
          <table:table-column table:style-name="Таблица521.A"/>
          <table:table-column table:style-name="Таблица521.B"/>
          <table:table-row table:style-name="Таблица521.1">
            <table:table-cell table:style-name="Таблица521.A1" office:value-type="string">
              <text:p text:style-name="MP7"><text:user-field-get text:name="rightHeader9">Фамилия И.О. Название статьи9</text:user-field-get></text:p>
            </table:table-cell>
            <table:table-cell table:style-name="Таблица521.A1" office:value-type="string">
              <text:p text:style-name="MP8"><text:page-number text:select-page="current">255</text:page-number></text:p>
            </table:table-cell>
          </table:table-row>
        </table:table>
      </style:header>
      <style:header-left>
        <table:table table:name="Таблица522" table:style-name="Таблица522">
          <table:table-column table:style-name="Таблица522.A"/>
          <table:table-column table:style-name="Таблица522.B"/>
          <table:table-row table:style-name="Таблица522.1">
            <table:table-cell table:style-name="Таблица522.A1" office:value-type="string">
              <text:p text:style-name="MP9"><text:page-number text:select-page="current">256</text:page-number></text:p>
            </table:table-cell>
            <table:table-cell table:style-name="Таблица522.A1" office:value-type="string">
              <text:p text:style-name="MP10"><text:user-field-get text:name="leftHeader9">Задайте название радела!</text:user-field-get></text:p>
            </table:table-cell>
          </table:table-row>
        </table:table>
      </style:header-left>
    </style:master-page>
    <style:master-page style:name="Статья_20_9_20_стр.21" style:display-name="Статья 9 стр.21" style:page-layout-name="Mpm9" style:next-style-name="Статья_20_9_20_стр.22">
      <style:header>
        <table:table table:name="Таблица523" table:style-name="Таблица523">
          <table:table-column table:style-name="Таблица523.A"/>
          <table:table-column table:style-name="Таблица523.B"/>
          <table:table-row table:style-name="Таблица523.1">
            <table:table-cell table:style-name="Таблица523.A1" office:value-type="string">
              <text:p text:style-name="MP7"><text:user-field-get text:name="rightHeader9">Фамилия И.О. Название статьи9</text:user-field-get></text:p>
            </table:table-cell>
            <table:table-cell table:style-name="Таблица523.A1" office:value-type="string">
              <text:p text:style-name="MP8"><text:page-number text:select-page="current">257</text:page-number></text:p>
            </table:table-cell>
          </table:table-row>
        </table:table>
      </style:header>
      <style:header-left>
        <table:table table:name="Таблица524" table:style-name="Таблица524">
          <table:table-column table:style-name="Таблица524.A"/>
          <table:table-column table:style-name="Таблица524.B"/>
          <table:table-row table:style-name="Таблица524.1">
            <table:table-cell table:style-name="Таблица524.A1" office:value-type="string">
              <text:p text:style-name="MP9"><text:page-number text:select-page="current">256</text:page-number></text:p>
            </table:table-cell>
            <table:table-cell table:style-name="Таблица524.A1" office:value-type="string">
              <text:p text:style-name="MP10"><text:user-field-get text:name="leftHeader9">Задайте название радела!</text:user-field-get></text:p>
            </table:table-cell>
          </table:table-row>
        </table:table>
      </style:header-left>
    </style:master-page>
    <style:master-page style:name="Статья_20_9_20_стр.22" style:display-name="Статья 9 стр.22" style:page-layout-name="Mpm9" style:next-style-name="Статья_20_9_20_стр.23">
      <style:header>
        <table:table table:name="Таблица525" table:style-name="Таблица525">
          <table:table-column table:style-name="Таблица525.A"/>
          <table:table-column table:style-name="Таблица525.B"/>
          <table:table-row table:style-name="Таблица525.1">
            <table:table-cell table:style-name="Таблица525.A1" office:value-type="string">
              <text:p text:style-name="MP7"><text:user-field-get text:name="rightHeader9">Фамилия И.О. Название статьи9</text:user-field-get></text:p>
            </table:table-cell>
            <table:table-cell table:style-name="Таблица525.A1" office:value-type="string">
              <text:p text:style-name="MP8"><text:page-number text:select-page="current">257</text:page-number></text:p>
            </table:table-cell>
          </table:table-row>
        </table:table>
      </style:header>
      <style:header-left>
        <table:table table:name="Таблица526" table:style-name="Таблица526">
          <table:table-column table:style-name="Таблица526.A"/>
          <table:table-column table:style-name="Таблица526.B"/>
          <table:table-row table:style-name="Таблица526.1">
            <table:table-cell table:style-name="Таблица526.A1" office:value-type="string">
              <text:p text:style-name="MP9"><text:page-number text:select-page="current">258</text:page-number></text:p>
            </table:table-cell>
            <table:table-cell table:style-name="Таблица526.A1" office:value-type="string">
              <text:p text:style-name="MP10"><text:user-field-get text:name="leftHeader9">Задайте название радела!</text:user-field-get></text:p>
            </table:table-cell>
          </table:table-row>
        </table:table>
      </style:header-left>
    </style:master-page>
    <style:master-page style:name="Статья_20_9_20_стр.23" style:display-name="Статья 9 стр.23" style:page-layout-name="Mpm9" style:next-style-name="Статья_20_9_20_стр.24">
      <style:header>
        <table:table table:name="Таблица527" table:style-name="Таблица527">
          <table:table-column table:style-name="Таблица527.A"/>
          <table:table-column table:style-name="Таблица527.B"/>
          <table:table-row table:style-name="Таблица527.1">
            <table:table-cell table:style-name="Таблица527.A1" office:value-type="string">
              <text:p text:style-name="MP7"><text:user-field-get text:name="rightHeader9">Фамилия И.О. Название статьи9</text:user-field-get></text:p>
            </table:table-cell>
            <table:table-cell table:style-name="Таблица527.A1" office:value-type="string">
              <text:p text:style-name="MP8"><text:page-number text:select-page="current">259</text:page-number></text:p>
            </table:table-cell>
          </table:table-row>
        </table:table>
      </style:header>
      <style:header-left>
        <table:table table:name="Таблица528" table:style-name="Таблица528">
          <table:table-column table:style-name="Таблица528.A"/>
          <table:table-column table:style-name="Таблица528.B"/>
          <table:table-row table:style-name="Таблица528.1">
            <table:table-cell table:style-name="Таблица528.A1" office:value-type="string">
              <text:p text:style-name="MP9"><text:page-number text:select-page="current">258</text:page-number></text:p>
            </table:table-cell>
            <table:table-cell table:style-name="Таблица528.A1" office:value-type="string">
              <text:p text:style-name="MP10"><text:user-field-get text:name="leftHeader9">Задайте название радела!</text:user-field-get></text:p>
            </table:table-cell>
          </table:table-row>
        </table:table>
      </style:header-left>
    </style:master-page>
    <style:master-page style:name="Статья_20_9_20_стр.24" style:display-name="Статья 9 стр.24" style:page-layout-name="Mpm9" style:next-style-name="Статья_20_9_20_стр.25">
      <style:header>
        <table:table table:name="Таблица529" table:style-name="Таблица529">
          <table:table-column table:style-name="Таблица529.A"/>
          <table:table-column table:style-name="Таблица529.B"/>
          <table:table-row table:style-name="Таблица529.1">
            <table:table-cell table:style-name="Таблица529.A1" office:value-type="string">
              <text:p text:style-name="MP7"><text:user-field-get text:name="rightHeader9">Фамилия И.О. Название статьи9</text:user-field-get></text:p>
            </table:table-cell>
            <table:table-cell table:style-name="Таблица529.A1" office:value-type="string">
              <text:p text:style-name="MP8"><text:page-number text:select-page="current">259</text:page-number></text:p>
            </table:table-cell>
          </table:table-row>
        </table:table>
      </style:header>
      <style:header-left>
        <table:table table:name="Таблица530" table:style-name="Таблица530">
          <table:table-column table:style-name="Таблица530.A"/>
          <table:table-column table:style-name="Таблица530.B"/>
          <table:table-row table:style-name="Таблица530.1">
            <table:table-cell table:style-name="Таблица530.A1" office:value-type="string">
              <text:p text:style-name="MP9"><text:page-number text:select-page="current">260</text:page-number></text:p>
            </table:table-cell>
            <table:table-cell table:style-name="Таблица530.A1" office:value-type="string">
              <text:p text:style-name="MP10"><text:user-field-get text:name="leftHeader9">Задайте название радела!</text:user-field-get></text:p>
            </table:table-cell>
          </table:table-row>
        </table:table>
      </style:header-left>
    </style:master-page>
    <style:master-page style:name="Статья_20_9_20_стр.25" style:display-name="Статья 9 стр.25" style:page-layout-name="Mpm9" style:next-style-name="Статья_20_9_20_стр.26">
      <style:header>
        <table:table table:name="Таблица531" table:style-name="Таблица531">
          <table:table-column table:style-name="Таблица531.A"/>
          <table:table-column table:style-name="Таблица531.B"/>
          <table:table-row table:style-name="Таблица531.1">
            <table:table-cell table:style-name="Таблица531.A1" office:value-type="string">
              <text:p text:style-name="MP7"><text:user-field-get text:name="rightHeader9">Фамилия И.О. Название статьи9</text:user-field-get></text:p>
            </table:table-cell>
            <table:table-cell table:style-name="Таблица531.A1" office:value-type="string">
              <text:p text:style-name="MP8"><text:page-number text:select-page="current">261</text:page-number></text:p>
            </table:table-cell>
          </table:table-row>
        </table:table>
      </style:header>
      <style:header-left>
        <table:table table:name="Таблица532" table:style-name="Таблица532">
          <table:table-column table:style-name="Таблица532.A"/>
          <table:table-column table:style-name="Таблица532.B"/>
          <table:table-row table:style-name="Таблица532.1">
            <table:table-cell table:style-name="Таблица532.A1" office:value-type="string">
              <text:p text:style-name="MP9"><text:page-number text:select-page="current">260</text:page-number></text:p>
            </table:table-cell>
            <table:table-cell table:style-name="Таблица532.A1" office:value-type="string">
              <text:p text:style-name="MP10"><text:user-field-get text:name="leftHeader9">Задайте название радела!</text:user-field-get></text:p>
            </table:table-cell>
          </table:table-row>
        </table:table>
      </style:header-left>
    </style:master-page>
    <style:master-page style:name="Статья_20_9_20_стр.26" style:display-name="Статья 9 стр.26" style:page-layout-name="Mpm9" style:next-style-name="Статья_20_9_20_стр.27">
      <style:header>
        <table:table table:name="Таблица533" table:style-name="Таблица533">
          <table:table-column table:style-name="Таблица533.A"/>
          <table:table-column table:style-name="Таблица533.B"/>
          <table:table-row table:style-name="Таблица533.1">
            <table:table-cell table:style-name="Таблица533.A1" office:value-type="string">
              <text:p text:style-name="MP7"><text:user-field-get text:name="rightHeader9">Фамилия И.О. Название статьи9</text:user-field-get></text:p>
            </table:table-cell>
            <table:table-cell table:style-name="Таблица533.A1" office:value-type="string">
              <text:p text:style-name="MP8"><text:page-number text:select-page="current">261</text:page-number></text:p>
            </table:table-cell>
          </table:table-row>
        </table:table>
      </style:header>
      <style:header-left>
        <table:table table:name="Таблица534" table:style-name="Таблица534">
          <table:table-column table:style-name="Таблица534.A"/>
          <table:table-column table:style-name="Таблица534.B"/>
          <table:table-row table:style-name="Таблица534.1">
            <table:table-cell table:style-name="Таблица534.A1" office:value-type="string">
              <text:p text:style-name="MP9"><text:page-number text:select-page="current">262</text:page-number></text:p>
            </table:table-cell>
            <table:table-cell table:style-name="Таблица534.A1" office:value-type="string">
              <text:p text:style-name="MP10"><text:user-field-get text:name="leftHeader9">Задайте название радела!</text:user-field-get></text:p>
            </table:table-cell>
          </table:table-row>
        </table:table>
      </style:header-left>
    </style:master-page>
    <style:master-page style:name="Статья_20_9_20_стр.27" style:display-name="Статья 9 стр.27" style:page-layout-name="Mpm9" style:next-style-name="Статья_20_9_20_стр.28">
      <style:header>
        <table:table table:name="Таблица535" table:style-name="Таблица535">
          <table:table-column table:style-name="Таблица535.A"/>
          <table:table-column table:style-name="Таблица535.B"/>
          <table:table-row table:style-name="Таблица535.1">
            <table:table-cell table:style-name="Таблица535.A1" office:value-type="string">
              <text:p text:style-name="MP7"><text:user-field-get text:name="rightHeader9">Фамилия И.О. Название статьи9</text:user-field-get></text:p>
            </table:table-cell>
            <table:table-cell table:style-name="Таблица535.A1" office:value-type="string">
              <text:p text:style-name="MP8"><text:page-number text:select-page="current">263</text:page-number></text:p>
            </table:table-cell>
          </table:table-row>
        </table:table>
      </style:header>
      <style:header-left>
        <table:table table:name="Таблица536" table:style-name="Таблица536">
          <table:table-column table:style-name="Таблица536.A"/>
          <table:table-column table:style-name="Таблица536.B"/>
          <table:table-row table:style-name="Таблица536.1">
            <table:table-cell table:style-name="Таблица536.A1" office:value-type="string">
              <text:p text:style-name="MP9"><text:page-number text:select-page="current">262</text:page-number></text:p>
            </table:table-cell>
            <table:table-cell table:style-name="Таблица536.A1" office:value-type="string">
              <text:p text:style-name="MP10"><text:user-field-get text:name="leftHeader9">Задайте название радела!</text:user-field-get></text:p>
            </table:table-cell>
          </table:table-row>
        </table:table>
      </style:header-left>
    </style:master-page>
    <style:master-page style:name="Статья_20_9_20_стр.28" style:display-name="Статья 9 стр.28" style:page-layout-name="Mpm9" style:next-style-name="Статья_20_9_20_стр.29">
      <style:header>
        <table:table table:name="Таблица537" table:style-name="Таблица537">
          <table:table-column table:style-name="Таблица537.A"/>
          <table:table-column table:style-name="Таблица537.B"/>
          <table:table-row table:style-name="Таблица537.1">
            <table:table-cell table:style-name="Таблица537.A1" office:value-type="string">
              <text:p text:style-name="MP7"><text:user-field-get text:name="rightHeader9">Фамилия И.О. Название статьи9</text:user-field-get></text:p>
            </table:table-cell>
            <table:table-cell table:style-name="Таблица537.A1" office:value-type="string">
              <text:p text:style-name="MP8"><text:page-number text:select-page="current">263</text:page-number></text:p>
            </table:table-cell>
          </table:table-row>
        </table:table>
      </style:header>
      <style:header-left>
        <table:table table:name="Таблица538" table:style-name="Таблица538">
          <table:table-column table:style-name="Таблица538.A"/>
          <table:table-column table:style-name="Таблица538.B"/>
          <table:table-row table:style-name="Таблица538.1">
            <table:table-cell table:style-name="Таблица538.A1" office:value-type="string">
              <text:p text:style-name="MP9"><text:page-number text:select-page="current">264</text:page-number></text:p>
            </table:table-cell>
            <table:table-cell table:style-name="Таблица538.A1" office:value-type="string">
              <text:p text:style-name="MP10"><text:user-field-get text:name="leftHeader9">Задайте название радела!</text:user-field-get></text:p>
            </table:table-cell>
          </table:table-row>
        </table:table>
      </style:header-left>
    </style:master-page>
    <style:master-page style:name="Статья_20_9_20_стр.29" style:display-name="Статья 9 стр.29" style:page-layout-name="Mpm9" style:next-style-name="Статья_20_9">
      <style:header>
        <table:table table:name="Таблица539" table:style-name="Таблица539">
          <table:table-column table:style-name="Таблица539.A"/>
          <table:table-column table:style-name="Таблица539.B"/>
          <table:table-row table:style-name="Таблица539.1">
            <table:table-cell table:style-name="Таблица539.A1" office:value-type="string">
              <text:p text:style-name="MP7"><text:user-field-get text:name="rightHeader9">Фамилия И.О. Название статьи9</text:user-field-get></text:p>
            </table:table-cell>
            <table:table-cell table:style-name="Таблица539.A1" office:value-type="string">
              <text:p text:style-name="MP8"><text:page-number text:select-page="current">265</text:page-number></text:p>
            </table:table-cell>
          </table:table-row>
        </table:table>
      </style:header>
      <style:header-left>
        <table:table table:name="Таблица540" table:style-name="Таблица540">
          <table:table-column table:style-name="Таблица540.A"/>
          <table:table-column table:style-name="Таблица540.B"/>
          <table:table-row table:style-name="Таблица540.1">
            <table:table-cell table:style-name="Таблица540.A1" office:value-type="string">
              <text:p text:style-name="MP9"><text:page-number text:select-page="current">264</text:page-number></text:p>
            </table:table-cell>
            <table:table-cell table:style-name="Таблица540.A1" office:value-type="string">
              <text:p text:style-name="MP10"><text:user-field-get text:name="leftHeader9">Задайте название радела!</text:user-field-get></text:p>
            </table:table-cell>
          </table:table-row>
        </table:table>
      </style:header-left>
    </style:master-page>
    <style:master-page style:name="Статья_20_10_20_стр.1" style:display-name="Статья 10 стр.1" style:page-layout-name="Mpm10" style:next-style-name="Статья_20_10_20_стр.2">
      <style:header>
        <table:table table:name="Таблица541" table:style-name="Таблица541">
          <table:table-column table:style-name="Таблица541.A"/>
          <table:table-column table:style-name="Таблица541.B"/>
          <table:table-row>
            <table:table-cell table:style-name="Таблица541.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266</text:page-number>–<text:user-field-get text:name="article10LastPage">294</text:user-field-get></text:p>
              <text:p text:style-name="MP11"><text:user-field-get text:name="article10UDK">Задать УДК</text:user-field-get></text:p>
            </table:table-cell>
            <table:table-cell table:style-name="Таблица541.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266</text:page-number>–<text:user-field-get text:name="article10LastPage">294</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266</text:page-number>-<text:user-field-get text:name="article10LastPage">294</text:user-field-get></text:p>
            </table:table-cell>
          </table:table-row>
        </table:table>
      </style:header>
      <style:footer>
        <text:user-field-decls>
          <text:user-field-decl office:value-type="string" office:string-value="" text:name="author10Copyright"/>
        </text:user-field-decls>
        <text:p text:style-name="MP14"><text:user-field-get text:name="author10Copyright"/></text:p>
      </style:footer>
    </style:master-page>
    <style:master-page style:name="Статья_20_10" style:display-name="Статья 10" style:page-layout-name="Mpm9">
      <style:header>
        <table:table table:name="Таблица542" table:style-name="Таблица542">
          <table:table-column table:style-name="Таблица542.A"/>
          <table:table-column table:style-name="Таблица542.B"/>
          <table:table-row table:style-name="Таблица542.1">
            <table:table-cell table:style-name="Таблица542.A1" office:value-type="string">
              <text:p text:style-name="MP7"><text:user-field-get text:name="rightHeader10">Фамилия И.О. Название статьи10</text:user-field-get></text:p>
            </table:table-cell>
            <table:table-cell table:style-name="Таблица542.A1" office:value-type="string">
              <text:p text:style-name="MP8"><text:page-number text:select-page="current">295</text:page-number></text:p>
            </table:table-cell>
          </table:table-row>
        </table:table>
      </style:header>
      <style:header-left>
        <table:table table:name="Таблица543" table:style-name="Таблица543">
          <table:table-column table:style-name="Таблица543.A"/>
          <table:table-column table:style-name="Таблица543.B"/>
          <table:table-row table:style-name="Таблица543.1">
            <table:table-cell table:style-name="Таблица543.A1" office:value-type="string">
              <text:p text:style-name="MP9"><text:page-number text:select-page="current">294</text:page-number></text:p>
            </table:table-cell>
            <table:table-cell table:style-name="Таблица543.A1" office:value-type="string">
              <text:p text:style-name="MP10"><text:user-field-get text:name="leftHeader10">Задайте название радела!</text:user-field-get></text:p>
            </table:table-cell>
          </table:table-row>
        </table:table>
      </style:header-left>
    </style:master-page>
    <style:master-page style:name="Статья_20_10_20_стр.2" style:display-name="Статья 10 стр.2" style:page-layout-name="Mpm9" style:next-style-name="Статья_20_10_20_стр.3">
      <style:header>
        <table:table table:name="Таблица544" table:style-name="Таблица544">
          <table:table-column table:style-name="Таблица544.A"/>
          <table:table-column table:style-name="Таблица544.B"/>
          <table:table-row table:style-name="Таблица544.1">
            <table:table-cell table:style-name="Таблица544.A1" office:value-type="string">
              <text:p text:style-name="MP7"><text:user-field-get text:name="rightHeader10">Фамилия И.О. Название статьи10</text:user-field-get></text:p>
            </table:table-cell>
            <table:table-cell table:style-name="Таблица544.A1" office:value-type="string">
              <text:p text:style-name="MP8"><text:page-number text:select-page="current">267</text:page-number></text:p>
            </table:table-cell>
          </table:table-row>
        </table:table>
      </style:header>
      <style:header-left>
        <table:table table:name="Таблица545" table:style-name="Таблица545">
          <table:table-column table:style-name="Таблица545.A"/>
          <table:table-column table:style-name="Таблица545.B"/>
          <table:table-row table:style-name="Таблица545.1">
            <table:table-cell table:style-name="Таблица545.A1" office:value-type="string">
              <text:p text:style-name="MP9"><text:page-number text:select-page="current">294</text:page-number></text:p>
            </table:table-cell>
            <table:table-cell table:style-name="Таблица545.A1" office:value-type="string">
              <text:p text:style-name="MP10"><text:user-field-get text:name="leftHeader10">Задайте название радела!</text:user-field-get></text:p>
            </table:table-cell>
          </table:table-row>
        </table:table>
      </style:header-left>
    </style:master-page>
    <style:master-page style:name="Статья_20_10_20_стр.3" style:display-name="Статья 10 стр.3" style:page-layout-name="Mpm9" style:next-style-name="Статья_20_10_20_стр.4">
      <style:header>
        <table:table table:name="Таблица546" table:style-name="Таблица546">
          <table:table-column table:style-name="Таблица546.A"/>
          <table:table-column table:style-name="Таблица546.B"/>
          <table:table-row table:style-name="Таблица546.1">
            <table:table-cell table:style-name="Таблица546.A1" office:value-type="string">
              <text:p text:style-name="MP7"><text:user-field-get text:name="rightHeader10">Фамилия И.О. Название статьи10</text:user-field-get></text:p>
            </table:table-cell>
            <table:table-cell table:style-name="Таблица546.A1" office:value-type="string">
              <text:p text:style-name="MP8"><text:page-number text:select-page="current">267</text:page-number></text:p>
            </table:table-cell>
          </table:table-row>
        </table:table>
      </style:header>
      <style:header-left>
        <table:table table:name="Таблица547" table:style-name="Таблица547">
          <table:table-column table:style-name="Таблица547.A"/>
          <table:table-column table:style-name="Таблица547.B"/>
          <table:table-row table:style-name="Таблица547.1">
            <table:table-cell table:style-name="Таблица547.A1" office:value-type="string">
              <text:p text:style-name="MP9"><text:page-number text:select-page="current">268</text:page-number></text:p>
            </table:table-cell>
            <table:table-cell table:style-name="Таблица547.A1" office:value-type="string">
              <text:p text:style-name="MP10"><text:user-field-get text:name="leftHeader10">Задайте название радела!</text:user-field-get></text:p>
            </table:table-cell>
          </table:table-row>
        </table:table>
      </style:header-left>
    </style:master-page>
    <style:master-page style:name="Статья_20_10_20_стр.4" style:display-name="Статья 10 стр.4" style:page-layout-name="Mpm9" style:next-style-name="Статья_20_10_20_стр.5">
      <style:header>
        <table:table table:name="Таблица548" table:style-name="Таблица548">
          <table:table-column table:style-name="Таблица548.A"/>
          <table:table-column table:style-name="Таблица548.B"/>
          <table:table-row table:style-name="Таблица548.1">
            <table:table-cell table:style-name="Таблица548.A1" office:value-type="string">
              <text:p text:style-name="MP7"><text:user-field-get text:name="rightHeader10">Фамилия И.О. Название статьи10</text:user-field-get></text:p>
            </table:table-cell>
            <table:table-cell table:style-name="Таблица548.A1" office:value-type="string">
              <text:p text:style-name="MP8"><text:page-number text:select-page="current">269</text:page-number></text:p>
            </table:table-cell>
          </table:table-row>
        </table:table>
      </style:header>
      <style:header-left>
        <table:table table:name="Таблица549" table:style-name="Таблица549">
          <table:table-column table:style-name="Таблица549.A"/>
          <table:table-column table:style-name="Таблица549.B"/>
          <table:table-row table:style-name="Таблица549.1">
            <table:table-cell table:style-name="Таблица549.A1" office:value-type="string">
              <text:p text:style-name="MP9"><text:page-number text:select-page="current">268</text:page-number></text:p>
            </table:table-cell>
            <table:table-cell table:style-name="Таблица549.A1" office:value-type="string">
              <text:p text:style-name="MP10"><text:user-field-get text:name="leftHeader10">Задайте название радела!</text:user-field-get></text:p>
            </table:table-cell>
          </table:table-row>
        </table:table>
      </style:header-left>
    </style:master-page>
    <style:master-page style:name="Статья_20_10_20_стр.5" style:display-name="Статья 10 стр.5" style:page-layout-name="Mpm9" style:next-style-name="Статья_20_10_20_стр.6">
      <style:header>
        <table:table table:name="Таблица550" table:style-name="Таблица550">
          <table:table-column table:style-name="Таблица550.A"/>
          <table:table-column table:style-name="Таблица550.B"/>
          <table:table-row table:style-name="Таблица550.1">
            <table:table-cell table:style-name="Таблица550.A1" office:value-type="string">
              <text:p text:style-name="MP7"><text:user-field-get text:name="rightHeader10">Фамилия И.О. Название статьи10</text:user-field-get></text:p>
            </table:table-cell>
            <table:table-cell table:style-name="Таблица550.A1" office:value-type="string">
              <text:p text:style-name="MP8"><text:page-number text:select-page="current">269</text:page-number></text:p>
            </table:table-cell>
          </table:table-row>
        </table:table>
      </style:header>
      <style:header-left>
        <table:table table:name="Таблица551" table:style-name="Таблица551">
          <table:table-column table:style-name="Таблица551.A"/>
          <table:table-column table:style-name="Таблица551.B"/>
          <table:table-row table:style-name="Таблица551.1">
            <table:table-cell table:style-name="Таблица551.A1" office:value-type="string">
              <text:p text:style-name="MP9"><text:page-number text:select-page="current">270</text:page-number></text:p>
            </table:table-cell>
            <table:table-cell table:style-name="Таблица551.A1" office:value-type="string">
              <text:p text:style-name="MP10"><text:user-field-get text:name="leftHeader10">Задайте название радела!</text:user-field-get></text:p>
            </table:table-cell>
          </table:table-row>
        </table:table>
      </style:header-left>
    </style:master-page>
    <style:master-page style:name="Статья_20_10_20_стр.6" style:display-name="Статья 10 стр.6" style:page-layout-name="Mpm9" style:next-style-name="Статья_20_10_20_стр.7">
      <style:header>
        <table:table table:name="Таблица552" table:style-name="Таблица552">
          <table:table-column table:style-name="Таблица552.A"/>
          <table:table-column table:style-name="Таблица552.B"/>
          <table:table-row table:style-name="Таблица552.1">
            <table:table-cell table:style-name="Таблица552.A1" office:value-type="string">
              <text:p text:style-name="MP7"><text:user-field-get text:name="rightHeader10">Фамилия И.О. Название статьи10</text:user-field-get></text:p>
            </table:table-cell>
            <table:table-cell table:style-name="Таблица552.A1" office:value-type="string">
              <text:p text:style-name="MP8"><text:page-number text:select-page="current">271</text:page-number></text:p>
            </table:table-cell>
          </table:table-row>
        </table:table>
      </style:header>
      <style:header-left>
        <table:table table:name="Таблица553" table:style-name="Таблица553">
          <table:table-column table:style-name="Таблица553.A"/>
          <table:table-column table:style-name="Таблица553.B"/>
          <table:table-row table:style-name="Таблица553.1">
            <table:table-cell table:style-name="Таблица553.A1" office:value-type="string">
              <text:p text:style-name="MP9"><text:page-number text:select-page="current">270</text:page-number></text:p>
            </table:table-cell>
            <table:table-cell table:style-name="Таблица553.A1" office:value-type="string">
              <text:p text:style-name="MP10"><text:user-field-get text:name="leftHeader10">Задайте название радела!</text:user-field-get></text:p>
            </table:table-cell>
          </table:table-row>
        </table:table>
      </style:header-left>
    </style:master-page>
    <style:master-page style:name="Статья_20_10_20_стр.7" style:display-name="Статья 10 стр.7" style:page-layout-name="Mpm9" style:next-style-name="Статья_20_10_20_стр.8">
      <style:header>
        <table:table table:name="Таблица554" table:style-name="Таблица554">
          <table:table-column table:style-name="Таблица554.A"/>
          <table:table-column table:style-name="Таблица554.B"/>
          <table:table-row table:style-name="Таблица554.1">
            <table:table-cell table:style-name="Таблица554.A1" office:value-type="string">
              <text:p text:style-name="MP7"><text:user-field-get text:name="rightHeader10">Фамилия И.О. Название статьи10</text:user-field-get></text:p>
            </table:table-cell>
            <table:table-cell table:style-name="Таблица554.A1" office:value-type="string">
              <text:p text:style-name="MP8"><text:page-number text:select-page="current">271</text:page-number></text:p>
            </table:table-cell>
          </table:table-row>
        </table:table>
      </style:header>
      <style:header-left>
        <table:table table:name="Таблица555" table:style-name="Таблица555">
          <table:table-column table:style-name="Таблица555.A"/>
          <table:table-column table:style-name="Таблица555.B"/>
          <table:table-row table:style-name="Таблица555.1">
            <table:table-cell table:style-name="Таблица555.A1" office:value-type="string">
              <text:p text:style-name="MP9"><text:page-number text:select-page="current">272</text:page-number></text:p>
            </table:table-cell>
            <table:table-cell table:style-name="Таблица555.A1" office:value-type="string">
              <text:p text:style-name="MP10"><text:user-field-get text:name="leftHeader10">Задайте название радела!</text:user-field-get></text:p>
            </table:table-cell>
          </table:table-row>
        </table:table>
      </style:header-left>
    </style:master-page>
    <style:master-page style:name="Статья_20_10_20_стр.8" style:display-name="Статья 10 стр.8" style:page-layout-name="Mpm9" style:next-style-name="Статья_20_10_20_стр.9">
      <style:header>
        <table:table table:name="Таблица556" table:style-name="Таблица556">
          <table:table-column table:style-name="Таблица556.A"/>
          <table:table-column table:style-name="Таблица556.B"/>
          <table:table-row table:style-name="Таблица556.1">
            <table:table-cell table:style-name="Таблица556.A1" office:value-type="string">
              <text:p text:style-name="MP7"><text:user-field-get text:name="rightHeader10">Фамилия И.О. Название статьи10</text:user-field-get></text:p>
            </table:table-cell>
            <table:table-cell table:style-name="Таблица556.A1" office:value-type="string">
              <text:p text:style-name="MP8"><text:page-number text:select-page="current">273</text:page-number></text:p>
            </table:table-cell>
          </table:table-row>
        </table:table>
      </style:header>
      <style:header-left>
        <table:table table:name="Таблица557" table:style-name="Таблица557">
          <table:table-column table:style-name="Таблица557.A"/>
          <table:table-column table:style-name="Таблица557.B"/>
          <table:table-row table:style-name="Таблица557.1">
            <table:table-cell table:style-name="Таблица557.A1" office:value-type="string">
              <text:p text:style-name="MP9"><text:page-number text:select-page="current">272</text:page-number></text:p>
            </table:table-cell>
            <table:table-cell table:style-name="Таблица557.A1" office:value-type="string">
              <text:p text:style-name="MP10"><text:user-field-get text:name="leftHeader10">Задайте название радела!</text:user-field-get></text:p>
            </table:table-cell>
          </table:table-row>
        </table:table>
      </style:header-left>
    </style:master-page>
    <style:master-page style:name="Статья_20_10_20_стр.9" style:display-name="Статья 10 стр.9" style:page-layout-name="Mpm9" style:next-style-name="Статья_20_10_20_стр.10">
      <style:header>
        <table:table table:name="Таблица558" table:style-name="Таблица558">
          <table:table-column table:style-name="Таблица558.A"/>
          <table:table-column table:style-name="Таблица558.B"/>
          <table:table-row table:style-name="Таблица558.1">
            <table:table-cell table:style-name="Таблица558.A1" office:value-type="string">
              <text:p text:style-name="MP7"><text:user-field-get text:name="rightHeader10">Фамилия И.О. Название статьи10</text:user-field-get></text:p>
            </table:table-cell>
            <table:table-cell table:style-name="Таблица558.A1" office:value-type="string">
              <text:p text:style-name="MP8"><text:page-number text:select-page="current">273</text:page-number></text:p>
            </table:table-cell>
          </table:table-row>
        </table:table>
      </style:header>
      <style:header-left>
        <table:table table:name="Таблица559" table:style-name="Таблица559">
          <table:table-column table:style-name="Таблица559.A"/>
          <table:table-column table:style-name="Таблица559.B"/>
          <table:table-row table:style-name="Таблица559.1">
            <table:table-cell table:style-name="Таблица559.A1" office:value-type="string">
              <text:p text:style-name="MP9"><text:page-number text:select-page="current">274</text:page-number></text:p>
            </table:table-cell>
            <table:table-cell table:style-name="Таблица559.A1" office:value-type="string">
              <text:p text:style-name="MP10"><text:user-field-get text:name="leftHeader10">Задайте название радела!</text:user-field-get></text:p>
            </table:table-cell>
          </table:table-row>
        </table:table>
      </style:header-left>
    </style:master-page>
    <style:master-page style:name="Статья_20_10_20_стр.10" style:display-name="Статья 10 стр.10" style:page-layout-name="Mpm9" style:next-style-name="Статья_20_10_20_стр.11">
      <style:header>
        <table:table table:name="Таблица560" table:style-name="Таблица560">
          <table:table-column table:style-name="Таблица560.A"/>
          <table:table-column table:style-name="Таблица560.B"/>
          <table:table-row table:style-name="Таблица560.1">
            <table:table-cell table:style-name="Таблица560.A1" office:value-type="string">
              <text:p text:style-name="MP7"><text:user-field-get text:name="rightHeader10">Фамилия И.О. Название статьи10</text:user-field-get></text:p>
            </table:table-cell>
            <table:table-cell table:style-name="Таблица560.A1" office:value-type="string">
              <text:p text:style-name="MP8"><text:page-number text:select-page="current">275</text:page-number></text:p>
            </table:table-cell>
          </table:table-row>
        </table:table>
      </style:header>
      <style:header-left>
        <table:table table:name="Таблица561" table:style-name="Таблица561">
          <table:table-column table:style-name="Таблица561.A"/>
          <table:table-column table:style-name="Таблица561.B"/>
          <table:table-row table:style-name="Таблица561.1">
            <table:table-cell table:style-name="Таблица561.A1" office:value-type="string">
              <text:p text:style-name="MP9"><text:page-number text:select-page="current">274</text:page-number></text:p>
            </table:table-cell>
            <table:table-cell table:style-name="Таблица561.A1" office:value-type="string">
              <text:p text:style-name="MP10"><text:user-field-get text:name="leftHeader10">Задайте название радела!</text:user-field-get></text:p>
            </table:table-cell>
          </table:table-row>
        </table:table>
      </style:header-left>
    </style:master-page>
    <style:master-page style:name="Статья_20_10_20_стр.11" style:display-name="Статья 10 стр.11" style:page-layout-name="Mpm9" style:next-style-name="Статья_20_10_20_стр.12">
      <style:header>
        <table:table table:name="Таблица562" table:style-name="Таблица562">
          <table:table-column table:style-name="Таблица562.A"/>
          <table:table-column table:style-name="Таблица562.B"/>
          <table:table-row table:style-name="Таблица562.1">
            <table:table-cell table:style-name="Таблица562.A1" office:value-type="string">
              <text:p text:style-name="MP7"><text:user-field-get text:name="rightHeader10">Фамилия И.О. Название статьи10</text:user-field-get></text:p>
            </table:table-cell>
            <table:table-cell table:style-name="Таблица562.A1" office:value-type="string">
              <text:p text:style-name="MP8"><text:page-number text:select-page="current">275</text:page-number></text:p>
            </table:table-cell>
          </table:table-row>
        </table:table>
      </style:header>
      <style:header-left>
        <table:table table:name="Таблица563" table:style-name="Таблица563">
          <table:table-column table:style-name="Таблица563.A"/>
          <table:table-column table:style-name="Таблица563.B"/>
          <table:table-row table:style-name="Таблица563.1">
            <table:table-cell table:style-name="Таблица563.A1" office:value-type="string">
              <text:p text:style-name="MP9"><text:page-number text:select-page="current">276</text:page-number></text:p>
            </table:table-cell>
            <table:table-cell table:style-name="Таблица563.A1" office:value-type="string">
              <text:p text:style-name="MP10"><text:user-field-get text:name="leftHeader10">Задайте название радела!</text:user-field-get></text:p>
            </table:table-cell>
          </table:table-row>
        </table:table>
      </style:header-left>
    </style:master-page>
    <style:master-page style:name="Статья_20_10_20_стр.12" style:display-name="Статья 10 стр.12" style:page-layout-name="Mpm9" style:next-style-name="Статья_20_10_20_стр.13">
      <style:header>
        <table:table table:name="Таблица564" table:style-name="Таблица564">
          <table:table-column table:style-name="Таблица564.A"/>
          <table:table-column table:style-name="Таблица564.B"/>
          <table:table-row table:style-name="Таблица564.1">
            <table:table-cell table:style-name="Таблица564.A1" office:value-type="string">
              <text:p text:style-name="MP7"><text:user-field-get text:name="rightHeader10">Фамилия И.О. Название статьи10</text:user-field-get></text:p>
            </table:table-cell>
            <table:table-cell table:style-name="Таблица564.A1" office:value-type="string">
              <text:p text:style-name="MP8"><text:page-number text:select-page="current">277</text:page-number></text:p>
            </table:table-cell>
          </table:table-row>
        </table:table>
      </style:header>
      <style:header-left>
        <table:table table:name="Таблица565" table:style-name="Таблица565">
          <table:table-column table:style-name="Таблица565.A"/>
          <table:table-column table:style-name="Таблица565.B"/>
          <table:table-row table:style-name="Таблица565.1">
            <table:table-cell table:style-name="Таблица565.A1" office:value-type="string">
              <text:p text:style-name="MP9"><text:page-number text:select-page="current">276</text:page-number></text:p>
            </table:table-cell>
            <table:table-cell table:style-name="Таблица565.A1" office:value-type="string">
              <text:p text:style-name="MP10"><text:user-field-get text:name="leftHeader10">Задайте название радела!</text:user-field-get></text:p>
            </table:table-cell>
          </table:table-row>
        </table:table>
      </style:header-left>
    </style:master-page>
    <style:master-page style:name="Статья_20_10_20_стр.13" style:display-name="Статья 10 стр.13" style:page-layout-name="Mpm9" style:next-style-name="Статья_20_10_20_стр.14">
      <style:header>
        <table:table table:name="Таблица566" table:style-name="Таблица566">
          <table:table-column table:style-name="Таблица566.A"/>
          <table:table-column table:style-name="Таблица566.B"/>
          <table:table-row table:style-name="Таблица566.1">
            <table:table-cell table:style-name="Таблица566.A1" office:value-type="string">
              <text:p text:style-name="MP7"><text:user-field-get text:name="rightHeader10">Фамилия И.О. Название статьи10</text:user-field-get></text:p>
            </table:table-cell>
            <table:table-cell table:style-name="Таблица566.A1" office:value-type="string">
              <text:p text:style-name="MP8"><text:page-number text:select-page="current">277</text:page-number></text:p>
            </table:table-cell>
          </table:table-row>
        </table:table>
      </style:header>
      <style:header-left>
        <table:table table:name="Таблица567" table:style-name="Таблица567">
          <table:table-column table:style-name="Таблица567.A"/>
          <table:table-column table:style-name="Таблица567.B"/>
          <table:table-row table:style-name="Таблица567.1">
            <table:table-cell table:style-name="Таблица567.A1" office:value-type="string">
              <text:p text:style-name="MP9"><text:page-number text:select-page="current">278</text:page-number></text:p>
            </table:table-cell>
            <table:table-cell table:style-name="Таблица567.A1" office:value-type="string">
              <text:p text:style-name="MP10"><text:user-field-get text:name="leftHeader10">Задайте название радела!</text:user-field-get></text:p>
            </table:table-cell>
          </table:table-row>
        </table:table>
      </style:header-left>
    </style:master-page>
    <style:master-page style:name="Статья_20_10_20_стр.14" style:display-name="Статья 10 стр.14" style:page-layout-name="Mpm9" style:next-style-name="Статья_20_10_20_стр.15">
      <style:header>
        <table:table table:name="Таблица568" table:style-name="Таблица568">
          <table:table-column table:style-name="Таблица568.A"/>
          <table:table-column table:style-name="Таблица568.B"/>
          <table:table-row table:style-name="Таблица568.1">
            <table:table-cell table:style-name="Таблица568.A1" office:value-type="string">
              <text:p text:style-name="MP7"><text:user-field-get text:name="rightHeader10">Фамилия И.О. Название статьи10</text:user-field-get></text:p>
            </table:table-cell>
            <table:table-cell table:style-name="Таблица568.A1" office:value-type="string">
              <text:p text:style-name="MP8"><text:page-number text:select-page="current">279</text:page-number></text:p>
            </table:table-cell>
          </table:table-row>
        </table:table>
      </style:header>
      <style:header-left>
        <table:table table:name="Таблица569" table:style-name="Таблица569">
          <table:table-column table:style-name="Таблица569.A"/>
          <table:table-column table:style-name="Таблица569.B"/>
          <table:table-row table:style-name="Таблица569.1">
            <table:table-cell table:style-name="Таблица569.A1" office:value-type="string">
              <text:p text:style-name="MP9"><text:page-number text:select-page="current">278</text:page-number></text:p>
            </table:table-cell>
            <table:table-cell table:style-name="Таблица569.A1" office:value-type="string">
              <text:p text:style-name="MP10"><text:user-field-get text:name="leftHeader10">Задайте название радела!</text:user-field-get></text:p>
            </table:table-cell>
          </table:table-row>
        </table:table>
      </style:header-left>
    </style:master-page>
    <style:master-page style:name="Статья_20_10_20_стр.15" style:display-name="Статья 10 стр.15" style:page-layout-name="Mpm9" style:next-style-name="Статья_20_10_20_стр.16">
      <style:header>
        <table:table table:name="Таблица570" table:style-name="Таблица570">
          <table:table-column table:style-name="Таблица570.A"/>
          <table:table-column table:style-name="Таблица570.B"/>
          <table:table-row table:style-name="Таблица570.1">
            <table:table-cell table:style-name="Таблица570.A1" office:value-type="string">
              <text:p text:style-name="MP7"><text:user-field-get text:name="rightHeader10">Фамилия И.О. Название статьи10</text:user-field-get></text:p>
            </table:table-cell>
            <table:table-cell table:style-name="Таблица570.A1" office:value-type="string">
              <text:p text:style-name="MP8"><text:page-number text:select-page="current">279</text:page-number></text:p>
            </table:table-cell>
          </table:table-row>
        </table:table>
      </style:header>
      <style:header-left>
        <table:table table:name="Таблица571" table:style-name="Таблица571">
          <table:table-column table:style-name="Таблица571.A"/>
          <table:table-column table:style-name="Таблица571.B"/>
          <table:table-row table:style-name="Таблица571.1">
            <table:table-cell table:style-name="Таблица571.A1" office:value-type="string">
              <text:p text:style-name="MP9"><text:page-number text:select-page="current">280</text:page-number></text:p>
            </table:table-cell>
            <table:table-cell table:style-name="Таблица571.A1" office:value-type="string">
              <text:p text:style-name="MP10"><text:user-field-get text:name="leftHeader10">Задайте название радела!</text:user-field-get></text:p>
            </table:table-cell>
          </table:table-row>
        </table:table>
      </style:header-left>
    </style:master-page>
    <style:master-page style:name="Статья_20_10_20_стр.16" style:display-name="Статья 10 стр.16" style:page-layout-name="Mpm9" style:next-style-name="Статья_20_10_20_стр.17">
      <style:header>
        <table:table table:name="Таблица572" table:style-name="Таблица572">
          <table:table-column table:style-name="Таблица572.A"/>
          <table:table-column table:style-name="Таблица572.B"/>
          <table:table-row table:style-name="Таблица572.1">
            <table:table-cell table:style-name="Таблица572.A1" office:value-type="string">
              <text:p text:style-name="MP7"><text:user-field-get text:name="rightHeader10">Фамилия И.О. Название статьи10</text:user-field-get></text:p>
            </table:table-cell>
            <table:table-cell table:style-name="Таблица572.A1" office:value-type="string">
              <text:p text:style-name="MP8"><text:page-number text:select-page="current">281</text:page-number></text:p>
            </table:table-cell>
          </table:table-row>
        </table:table>
      </style:header>
      <style:header-left>
        <table:table table:name="Таблица573" table:style-name="Таблица573">
          <table:table-column table:style-name="Таблица573.A"/>
          <table:table-column table:style-name="Таблица573.B"/>
          <table:table-row table:style-name="Таблица573.1">
            <table:table-cell table:style-name="Таблица573.A1" office:value-type="string">
              <text:p text:style-name="MP9"><text:page-number text:select-page="current">280</text:page-number></text:p>
            </table:table-cell>
            <table:table-cell table:style-name="Таблица573.A1" office:value-type="string">
              <text:p text:style-name="MP10"><text:user-field-get text:name="leftHeader10">Задайте название радела!</text:user-field-get></text:p>
            </table:table-cell>
          </table:table-row>
        </table:table>
      </style:header-left>
    </style:master-page>
    <style:master-page style:name="Статья_20_10_20_стр.17" style:display-name="Статья 10 стр.17" style:page-layout-name="Mpm9" style:next-style-name="Статья_20_10_20_стр.18">
      <style:header>
        <table:table table:name="Таблица574" table:style-name="Таблица574">
          <table:table-column table:style-name="Таблица574.A"/>
          <table:table-column table:style-name="Таблица574.B"/>
          <table:table-row table:style-name="Таблица574.1">
            <table:table-cell table:style-name="Таблица574.A1" office:value-type="string">
              <text:p text:style-name="MP7"><text:user-field-get text:name="rightHeader10">Фамилия И.О. Название статьи10</text:user-field-get></text:p>
            </table:table-cell>
            <table:table-cell table:style-name="Таблица574.A1" office:value-type="string">
              <text:p text:style-name="MP8"><text:page-number text:select-page="current">281</text:page-number></text:p>
            </table:table-cell>
          </table:table-row>
        </table:table>
      </style:header>
      <style:header-left>
        <table:table table:name="Таблица575" table:style-name="Таблица575">
          <table:table-column table:style-name="Таблица575.A"/>
          <table:table-column table:style-name="Таблица575.B"/>
          <table:table-row table:style-name="Таблица575.1">
            <table:table-cell table:style-name="Таблица575.A1" office:value-type="string">
              <text:p text:style-name="MP9"><text:page-number text:select-page="current">282</text:page-number></text:p>
            </table:table-cell>
            <table:table-cell table:style-name="Таблица575.A1" office:value-type="string">
              <text:p text:style-name="MP10"><text:user-field-get text:name="leftHeader10">Задайте название радела!</text:user-field-get></text:p>
            </table:table-cell>
          </table:table-row>
        </table:table>
      </style:header-left>
    </style:master-page>
    <style:master-page style:name="Статья_20_10_20_стр.18" style:display-name="Статья 10 стр.18" style:page-layout-name="Mpm9" style:next-style-name="Статья_20_10_20_стр.19">
      <style:header>
        <table:table table:name="Таблица576" table:style-name="Таблица576">
          <table:table-column table:style-name="Таблица576.A"/>
          <table:table-column table:style-name="Таблица576.B"/>
          <table:table-row table:style-name="Таблица576.1">
            <table:table-cell table:style-name="Таблица576.A1" office:value-type="string">
              <text:p text:style-name="MP7"><text:user-field-get text:name="rightHeader10">Фамилия И.О. Название статьи10</text:user-field-get></text:p>
            </table:table-cell>
            <table:table-cell table:style-name="Таблица576.A1" office:value-type="string">
              <text:p text:style-name="MP8"><text:page-number text:select-page="current">283</text:page-number></text:p>
            </table:table-cell>
          </table:table-row>
        </table:table>
      </style:header>
      <style:header-left>
        <table:table table:name="Таблица577" table:style-name="Таблица577">
          <table:table-column table:style-name="Таблица577.A"/>
          <table:table-column table:style-name="Таблица577.B"/>
          <table:table-row table:style-name="Таблица577.1">
            <table:table-cell table:style-name="Таблица577.A1" office:value-type="string">
              <text:p text:style-name="MP9"><text:page-number text:select-page="current">282</text:page-number></text:p>
            </table:table-cell>
            <table:table-cell table:style-name="Таблица577.A1" office:value-type="string">
              <text:p text:style-name="MP10"><text:user-field-get text:name="leftHeader10">Задайте название радела!</text:user-field-get></text:p>
            </table:table-cell>
          </table:table-row>
        </table:table>
      </style:header-left>
    </style:master-page>
    <style:master-page style:name="Статья_20_10_20_стр.19" style:display-name="Статья 10 стр.19" style:page-layout-name="Mpm9" style:next-style-name="Статья_20_10_20_стр.20">
      <style:header>
        <table:table table:name="Таблица578" table:style-name="Таблица578">
          <table:table-column table:style-name="Таблица578.A"/>
          <table:table-column table:style-name="Таблица578.B"/>
          <table:table-row table:style-name="Таблица578.1">
            <table:table-cell table:style-name="Таблица578.A1" office:value-type="string">
              <text:p text:style-name="MP7"><text:user-field-get text:name="rightHeader10">Фамилия И.О. Название статьи10</text:user-field-get></text:p>
            </table:table-cell>
            <table:table-cell table:style-name="Таблица578.A1" office:value-type="string">
              <text:p text:style-name="MP8"><text:page-number text:select-page="current">283</text:page-number></text:p>
            </table:table-cell>
          </table:table-row>
        </table:table>
      </style:header>
      <style:header-left>
        <table:table table:name="Таблица579" table:style-name="Таблица579">
          <table:table-column table:style-name="Таблица579.A"/>
          <table:table-column table:style-name="Таблица579.B"/>
          <table:table-row table:style-name="Таблица579.1">
            <table:table-cell table:style-name="Таблица579.A1" office:value-type="string">
              <text:p text:style-name="MP9"><text:page-number text:select-page="current">284</text:page-number></text:p>
            </table:table-cell>
            <table:table-cell table:style-name="Таблица579.A1" office:value-type="string">
              <text:p text:style-name="MP10"><text:user-field-get text:name="leftHeader10">Задайте название радела!</text:user-field-get></text:p>
            </table:table-cell>
          </table:table-row>
        </table:table>
      </style:header-left>
    </style:master-page>
    <style:master-page style:name="Статья_20_10_20_стр.20" style:display-name="Статья 10 стр.20" style:page-layout-name="Mpm9" style:next-style-name="Статья_20_10_20_стр.21">
      <style:header>
        <table:table table:name="Таблица580" table:style-name="Таблица580">
          <table:table-column table:style-name="Таблица580.A"/>
          <table:table-column table:style-name="Таблица580.B"/>
          <table:table-row table:style-name="Таблица580.1">
            <table:table-cell table:style-name="Таблица580.A1" office:value-type="string">
              <text:p text:style-name="MP7"><text:user-field-get text:name="rightHeader10">Фамилия И.О. Название статьи10</text:user-field-get></text:p>
            </table:table-cell>
            <table:table-cell table:style-name="Таблица580.A1" office:value-type="string">
              <text:p text:style-name="MP8"><text:page-number text:select-page="current">285</text:page-number></text:p>
            </table:table-cell>
          </table:table-row>
        </table:table>
      </style:header>
      <style:header-left>
        <table:table table:name="Таблица581" table:style-name="Таблица581">
          <table:table-column table:style-name="Таблица581.A"/>
          <table:table-column table:style-name="Таблица581.B"/>
          <table:table-row table:style-name="Таблица581.1">
            <table:table-cell table:style-name="Таблица581.A1" office:value-type="string">
              <text:p text:style-name="MP9"><text:page-number text:select-page="current">284</text:page-number></text:p>
            </table:table-cell>
            <table:table-cell table:style-name="Таблица581.A1" office:value-type="string">
              <text:p text:style-name="MP10"><text:user-field-get text:name="leftHeader10">Задайте название радела!</text:user-field-get></text:p>
            </table:table-cell>
          </table:table-row>
        </table:table>
      </style:header-left>
    </style:master-page>
    <style:master-page style:name="Статья_20_10_20_стр.21" style:display-name="Статья 10 стр.21" style:page-layout-name="Mpm9" style:next-style-name="Статья_20_10_20_стр.22">
      <style:header>
        <table:table table:name="Таблица582" table:style-name="Таблица582">
          <table:table-column table:style-name="Таблица582.A"/>
          <table:table-column table:style-name="Таблица582.B"/>
          <table:table-row table:style-name="Таблица582.1">
            <table:table-cell table:style-name="Таблица582.A1" office:value-type="string">
              <text:p text:style-name="MP7"><text:user-field-get text:name="rightHeader10">Фамилия И.О. Название статьи10</text:user-field-get></text:p>
            </table:table-cell>
            <table:table-cell table:style-name="Таблица582.A1" office:value-type="string">
              <text:p text:style-name="MP8"><text:page-number text:select-page="current">285</text:page-number></text:p>
            </table:table-cell>
          </table:table-row>
        </table:table>
      </style:header>
      <style:header-left>
        <table:table table:name="Таблица583" table:style-name="Таблица583">
          <table:table-column table:style-name="Таблица583.A"/>
          <table:table-column table:style-name="Таблица583.B"/>
          <table:table-row table:style-name="Таблица583.1">
            <table:table-cell table:style-name="Таблица583.A1" office:value-type="string">
              <text:p text:style-name="MP9"><text:page-number text:select-page="current">286</text:page-number></text:p>
            </table:table-cell>
            <table:table-cell table:style-name="Таблица583.A1" office:value-type="string">
              <text:p text:style-name="MP10"><text:user-field-get text:name="leftHeader10">Задайте название радела!</text:user-field-get></text:p>
            </table:table-cell>
          </table:table-row>
        </table:table>
      </style:header-left>
    </style:master-page>
    <style:master-page style:name="Статья_20_10_20_стр.22" style:display-name="Статья 10 стр.22" style:page-layout-name="Mpm9" style:next-style-name="Статья_20_10_20_стр.23">
      <style:header>
        <table:table table:name="Таблица584" table:style-name="Таблица584">
          <table:table-column table:style-name="Таблица584.A"/>
          <table:table-column table:style-name="Таблица584.B"/>
          <table:table-row table:style-name="Таблица584.1">
            <table:table-cell table:style-name="Таблица584.A1" office:value-type="string">
              <text:p text:style-name="MP7"><text:user-field-get text:name="rightHeader10">Фамилия И.О. Название статьи10</text:user-field-get></text:p>
            </table:table-cell>
            <table:table-cell table:style-name="Таблица584.A1" office:value-type="string">
              <text:p text:style-name="MP8"><text:page-number text:select-page="current">287</text:page-number></text:p>
            </table:table-cell>
          </table:table-row>
        </table:table>
      </style:header>
      <style:header-left>
        <table:table table:name="Таблица585" table:style-name="Таблица585">
          <table:table-column table:style-name="Таблица585.A"/>
          <table:table-column table:style-name="Таблица585.B"/>
          <table:table-row table:style-name="Таблица585.1">
            <table:table-cell table:style-name="Таблица585.A1" office:value-type="string">
              <text:p text:style-name="MP9"><text:page-number text:select-page="current">286</text:page-number></text:p>
            </table:table-cell>
            <table:table-cell table:style-name="Таблица585.A1" office:value-type="string">
              <text:p text:style-name="MP10"><text:user-field-get text:name="leftHeader10">Задайте название радела!</text:user-field-get></text:p>
            </table:table-cell>
          </table:table-row>
        </table:table>
      </style:header-left>
    </style:master-page>
    <style:master-page style:name="Статья_20_10_20_стр.23" style:display-name="Статья 10 стр.23" style:page-layout-name="Mpm9" style:next-style-name="Статья_20_10_20_стр.24">
      <style:header>
        <table:table table:name="Таблица586" table:style-name="Таблица586">
          <table:table-column table:style-name="Таблица586.A"/>
          <table:table-column table:style-name="Таблица586.B"/>
          <table:table-row table:style-name="Таблица586.1">
            <table:table-cell table:style-name="Таблица586.A1" office:value-type="string">
              <text:p text:style-name="MP7"><text:user-field-get text:name="rightHeader10">Фамилия И.О. Название статьи10</text:user-field-get></text:p>
            </table:table-cell>
            <table:table-cell table:style-name="Таблица586.A1" office:value-type="string">
              <text:p text:style-name="MP8"><text:page-number text:select-page="current">287</text:page-number></text:p>
            </table:table-cell>
          </table:table-row>
        </table:table>
      </style:header>
      <style:header-left>
        <table:table table:name="Таблица587" table:style-name="Таблица587">
          <table:table-column table:style-name="Таблица587.A"/>
          <table:table-column table:style-name="Таблица587.B"/>
          <table:table-row table:style-name="Таблица587.1">
            <table:table-cell table:style-name="Таблица587.A1" office:value-type="string">
              <text:p text:style-name="MP9"><text:page-number text:select-page="current">288</text:page-number></text:p>
            </table:table-cell>
            <table:table-cell table:style-name="Таблица587.A1" office:value-type="string">
              <text:p text:style-name="MP10"><text:user-field-get text:name="leftHeader10">Задайте название радела!</text:user-field-get></text:p>
            </table:table-cell>
          </table:table-row>
        </table:table>
      </style:header-left>
    </style:master-page>
    <style:master-page style:name="Статья_20_10_20_стр.24" style:display-name="Статья 10 стр.24" style:page-layout-name="Mpm9" style:next-style-name="Статья_20_10_20_стр.25">
      <style:header>
        <table:table table:name="Таблица588" table:style-name="Таблица588">
          <table:table-column table:style-name="Таблица588.A"/>
          <table:table-column table:style-name="Таблица588.B"/>
          <table:table-row table:style-name="Таблица588.1">
            <table:table-cell table:style-name="Таблица588.A1" office:value-type="string">
              <text:p text:style-name="MP7"><text:user-field-get text:name="rightHeader10">Фамилия И.О. Название статьи10</text:user-field-get></text:p>
            </table:table-cell>
            <table:table-cell table:style-name="Таблица588.A1" office:value-type="string">
              <text:p text:style-name="MP8"><text:page-number text:select-page="current">289</text:page-number></text:p>
            </table:table-cell>
          </table:table-row>
        </table:table>
      </style:header>
      <style:header-left>
        <table:table table:name="Таблица589" table:style-name="Таблица589">
          <table:table-column table:style-name="Таблица589.A"/>
          <table:table-column table:style-name="Таблица589.B"/>
          <table:table-row table:style-name="Таблица589.1">
            <table:table-cell table:style-name="Таблица589.A1" office:value-type="string">
              <text:p text:style-name="MP9"><text:page-number text:select-page="current">288</text:page-number></text:p>
            </table:table-cell>
            <table:table-cell table:style-name="Таблица589.A1" office:value-type="string">
              <text:p text:style-name="MP10"><text:user-field-get text:name="leftHeader10">Задайте название радела!</text:user-field-get></text:p>
            </table:table-cell>
          </table:table-row>
        </table:table>
      </style:header-left>
    </style:master-page>
    <style:master-page style:name="Статья_20_10_20_стр.25" style:display-name="Статья 10 стр.25" style:page-layout-name="Mpm9" style:next-style-name="Статья_20_10_20_стр.26">
      <style:header>
        <table:table table:name="Таблица590" table:style-name="Таблица590">
          <table:table-column table:style-name="Таблица590.A"/>
          <table:table-column table:style-name="Таблица590.B"/>
          <table:table-row table:style-name="Таблица590.1">
            <table:table-cell table:style-name="Таблица590.A1" office:value-type="string">
              <text:p text:style-name="MP7"><text:user-field-get text:name="rightHeader10">Фамилия И.О. Название статьи10</text:user-field-get></text:p>
            </table:table-cell>
            <table:table-cell table:style-name="Таблица590.A1" office:value-type="string">
              <text:p text:style-name="MP8"><text:page-number text:select-page="current">289</text:page-number></text:p>
            </table:table-cell>
          </table:table-row>
        </table:table>
      </style:header>
      <style:header-left>
        <table:table table:name="Таблица591" table:style-name="Таблица591">
          <table:table-column table:style-name="Таблица591.A"/>
          <table:table-column table:style-name="Таблица591.B"/>
          <table:table-row table:style-name="Таблица591.1">
            <table:table-cell table:style-name="Таблица591.A1" office:value-type="string">
              <text:p text:style-name="MP9"><text:page-number text:select-page="current">290</text:page-number></text:p>
            </table:table-cell>
            <table:table-cell table:style-name="Таблица591.A1" office:value-type="string">
              <text:p text:style-name="MP10"><text:user-field-get text:name="leftHeader10">Задайте название радела!</text:user-field-get></text:p>
            </table:table-cell>
          </table:table-row>
        </table:table>
      </style:header-left>
    </style:master-page>
    <style:master-page style:name="Статья_20_10_20_стр.26" style:display-name="Статья 10 стр.26" style:page-layout-name="Mpm9" style:next-style-name="Статья_20_10_20_стр.27">
      <style:header>
        <table:table table:name="Таблица592" table:style-name="Таблица592">
          <table:table-column table:style-name="Таблица592.A"/>
          <table:table-column table:style-name="Таблица592.B"/>
          <table:table-row table:style-name="Таблица592.1">
            <table:table-cell table:style-name="Таблица592.A1" office:value-type="string">
              <text:p text:style-name="MP7"><text:user-field-get text:name="rightHeader10">Фамилия И.О. Название статьи10</text:user-field-get></text:p>
            </table:table-cell>
            <table:table-cell table:style-name="Таблица592.A1" office:value-type="string">
              <text:p text:style-name="MP8"><text:page-number text:select-page="current">291</text:page-number></text:p>
            </table:table-cell>
          </table:table-row>
        </table:table>
      </style:header>
      <style:header-left>
        <table:table table:name="Таблица593" table:style-name="Таблица593">
          <table:table-column table:style-name="Таблица593.A"/>
          <table:table-column table:style-name="Таблица593.B"/>
          <table:table-row table:style-name="Таблица593.1">
            <table:table-cell table:style-name="Таблица593.A1" office:value-type="string">
              <text:p text:style-name="MP9"><text:page-number text:select-page="current">290</text:page-number></text:p>
            </table:table-cell>
            <table:table-cell table:style-name="Таблица593.A1" office:value-type="string">
              <text:p text:style-name="MP10"><text:user-field-get text:name="leftHeader10">Задайте название радела!</text:user-field-get></text:p>
            </table:table-cell>
          </table:table-row>
        </table:table>
      </style:header-left>
    </style:master-page>
    <style:master-page style:name="Статья_20_10_20_стр.27" style:display-name="Статья 10 стр.27" style:page-layout-name="Mpm9" style:next-style-name="Статья_20_10_20_стр.28">
      <style:header>
        <table:table table:name="Таблица594" table:style-name="Таблица594">
          <table:table-column table:style-name="Таблица594.A"/>
          <table:table-column table:style-name="Таблица594.B"/>
          <table:table-row table:style-name="Таблица594.1">
            <table:table-cell table:style-name="Таблица594.A1" office:value-type="string">
              <text:p text:style-name="MP7"><text:user-field-get text:name="rightHeader10">Фамилия И.О. Название статьи10</text:user-field-get></text:p>
            </table:table-cell>
            <table:table-cell table:style-name="Таблица594.A1" office:value-type="string">
              <text:p text:style-name="MP8"><text:page-number text:select-page="current">291</text:page-number></text:p>
            </table:table-cell>
          </table:table-row>
        </table:table>
      </style:header>
      <style:header-left>
        <table:table table:name="Таблица595" table:style-name="Таблица595">
          <table:table-column table:style-name="Таблица595.A"/>
          <table:table-column table:style-name="Таблица595.B"/>
          <table:table-row table:style-name="Таблица595.1">
            <table:table-cell table:style-name="Таблица595.A1" office:value-type="string">
              <text:p text:style-name="MP9"><text:page-number text:select-page="current">292</text:page-number></text:p>
            </table:table-cell>
            <table:table-cell table:style-name="Таблица595.A1" office:value-type="string">
              <text:p text:style-name="MP10"><text:user-field-get text:name="leftHeader10">Задайте название радела!</text:user-field-get></text:p>
            </table:table-cell>
          </table:table-row>
        </table:table>
      </style:header-left>
    </style:master-page>
    <style:master-page style:name="Статья_20_10_20_стр.28" style:display-name="Статья 10 стр.28" style:page-layout-name="Mpm9" style:next-style-name="Статья_20_10_20_стр.29">
      <style:header>
        <table:table table:name="Таблица596" table:style-name="Таблица596">
          <table:table-column table:style-name="Таблица596.A"/>
          <table:table-column table:style-name="Таблица596.B"/>
          <table:table-row table:style-name="Таблица596.1">
            <table:table-cell table:style-name="Таблица596.A1" office:value-type="string">
              <text:p text:style-name="MP7"><text:user-field-get text:name="rightHeader10">Фамилия И.О. Название статьи10</text:user-field-get></text:p>
            </table:table-cell>
            <table:table-cell table:style-name="Таблица596.A1" office:value-type="string">
              <text:p text:style-name="MP8"><text:page-number text:select-page="current">293</text:page-number></text:p>
            </table:table-cell>
          </table:table-row>
        </table:table>
      </style:header>
      <style:header-left>
        <table:table table:name="Таблица597" table:style-name="Таблица597">
          <table:table-column table:style-name="Таблица597.A"/>
          <table:table-column table:style-name="Таблица597.B"/>
          <table:table-row table:style-name="Таблица597.1">
            <table:table-cell table:style-name="Таблица597.A1" office:value-type="string">
              <text:p text:style-name="MP9"><text:page-number text:select-page="current">292</text:page-number></text:p>
            </table:table-cell>
            <table:table-cell table:style-name="Таблица597.A1" office:value-type="string">
              <text:p text:style-name="MP10"><text:user-field-get text:name="leftHeader10">Задайте название радела!</text:user-field-get></text:p>
            </table:table-cell>
          </table:table-row>
        </table:table>
      </style:header-left>
    </style:master-page>
    <style:master-page style:name="Статья_20_10_20_стр.29" style:display-name="Статья 10 стр.29" style:page-layout-name="Mpm9" style:next-style-name="Статья_20_10">
      <style:header>
        <table:table table:name="Таблица598" table:style-name="Таблица598">
          <table:table-column table:style-name="Таблица598.A"/>
          <table:table-column table:style-name="Таблица598.B"/>
          <table:table-row table:style-name="Таблица598.1">
            <table:table-cell table:style-name="Таблица598.A1" office:value-type="string">
              <text:p text:style-name="MP7"><text:user-field-get text:name="rightHeader10">Фамилия И.О. Название статьи10</text:user-field-get></text:p>
            </table:table-cell>
            <table:table-cell table:style-name="Таблица598.A1" office:value-type="string">
              <text:p text:style-name="MP8"><text:page-number text:select-page="current">293</text:page-number></text:p>
            </table:table-cell>
          </table:table-row>
        </table:table>
      </style:header>
      <style:header-left>
        <table:table table:name="Таблица599" table:style-name="Таблица599">
          <table:table-column table:style-name="Таблица599.A"/>
          <table:table-column table:style-name="Таблица599.B"/>
          <table:table-row table:style-name="Таблица599.1">
            <table:table-cell table:style-name="Таблица599.A1" office:value-type="string">
              <text:p text:style-name="MP9"><text:page-number text:select-page="current">294</text:page-number></text:p>
            </table:table-cell>
            <table:table-cell table:style-name="Таблица599.A1" office:value-type="string">
              <text:p text:style-name="MP10"><text:user-field-get text:name="leftHeader10">Задайте название радела!</text:user-field-get></text:p>
            </table:table-cell>
          </table:table-row>
        </table:table>
      </style:header-left>
    </style:master-page>
    <style:master-page style:name="Статья_20_11_20_стр.1" style:display-name="Статья 11 стр.1" style:page-layout-name="Mpm10" style:next-style-name="Статья_20_11_20_стр.2">
      <style:header>
        <table:table table:name="Таблица600" table:style-name="Таблица600">
          <table:table-column table:style-name="Таблица600.A"/>
          <table:table-column table:style-name="Таблица600.B"/>
          <table:table-row>
            <table:table-cell table:style-name="Таблица600.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295</text:page-number>–<text:user-field-get text:name="article11LastPage">323</text:user-field-get></text:p>
              <text:p text:style-name="MP11"><text:user-field-get text:name="article11UDK">Задать УДК</text:user-field-get></text:p>
            </table:table-cell>
            <table:table-cell table:style-name="Таблица600.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295</text:page-number>–<text:user-field-get text:name="article11LastPage">323</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295</text:page-number>-<text:user-field-get text:name="article11LastPage">323</text:user-field-get></text:p>
            </table:table-cell>
          </table:table-row>
        </table:table>
      </style:header>
      <style:footer>
        <text:user-field-decls>
          <text:user-field-decl office:value-type="string" office:string-value="" text:name="author11Copyright"/>
        </text:user-field-decls>
        <text:p text:style-name="MP14"><text:user-field-get text:name="author11Copyright"/></text:p>
      </style:footer>
    </style:master-page>
    <style:master-page style:name="Статья_20_11" style:display-name="Статья 11" style:page-layout-name="Mpm9">
      <style:header>
        <table:table table:name="Таблица601" table:style-name="Таблица601">
          <table:table-column table:style-name="Таблица601.A"/>
          <table:table-column table:style-name="Таблица601.B"/>
          <table:table-row table:style-name="Таблица601.1">
            <table:table-cell table:style-name="Таблица601.A1" office:value-type="string">
              <text:p text:style-name="MP7"><text:user-field-get text:name="rightHeader11">Фамилия И.О. Название статьи11</text:user-field-get></text:p>
            </table:table-cell>
            <table:table-cell table:style-name="Таблица601.A1" office:value-type="string">
              <text:p text:style-name="MP8"><text:page-number text:select-page="current">323</text:page-number></text:p>
            </table:table-cell>
          </table:table-row>
        </table:table>
      </style:header>
      <style:header-left>
        <table:table table:name="Таблица602" table:style-name="Таблица602">
          <table:table-column table:style-name="Таблица602.A"/>
          <table:table-column table:style-name="Таблица602.B"/>
          <table:table-row table:style-name="Таблица602.1">
            <table:table-cell table:style-name="Таблица602.A1" office:value-type="string">
              <text:p text:style-name="MP9"><text:page-number text:select-page="current">324</text:page-number></text:p>
            </table:table-cell>
            <table:table-cell table:style-name="Таблица602.A1" office:value-type="string">
              <text:p text:style-name="MP10"><text:user-field-get text:name="leftHeader11">Задайте название радела!</text:user-field-get></text:p>
            </table:table-cell>
          </table:table-row>
        </table:table>
      </style:header-left>
    </style:master-page>
    <style:master-page style:name="Статья_20_11_20_стр.2" style:display-name="Статья 11 стр.2" style:page-layout-name="Mpm9" style:next-style-name="Статья_20_11_20_стр.3">
      <style:header>
        <table:table table:name="Таблица603" table:style-name="Таблица603">
          <table:table-column table:style-name="Таблица603.A"/>
          <table:table-column table:style-name="Таблица603.B"/>
          <table:table-row table:style-name="Таблица603.1">
            <table:table-cell table:style-name="Таблица603.A1" office:value-type="string">
              <text:p text:style-name="MP7"><text:user-field-get text:name="rightHeader11">Фамилия И.О. Название статьи11</text:user-field-get></text:p>
            </table:table-cell>
            <table:table-cell table:style-name="Таблица603.A1" office:value-type="string">
              <text:p text:style-name="MP8"><text:page-number text:select-page="current">323</text:page-number></text:p>
            </table:table-cell>
          </table:table-row>
        </table:table>
      </style:header>
      <style:header-left>
        <table:table table:name="Таблица604" table:style-name="Таблица604">
          <table:table-column table:style-name="Таблица604.A"/>
          <table:table-column table:style-name="Таблица604.B"/>
          <table:table-row table:style-name="Таблица604.1">
            <table:table-cell table:style-name="Таблица604.A1" office:value-type="string">
              <text:p text:style-name="MP9"><text:page-number text:select-page="current">296</text:page-number></text:p>
            </table:table-cell>
            <table:table-cell table:style-name="Таблица604.A1" office:value-type="string">
              <text:p text:style-name="MP10"><text:user-field-get text:name="leftHeader11">Задайте название радела!</text:user-field-get></text:p>
            </table:table-cell>
          </table:table-row>
        </table:table>
      </style:header-left>
    </style:master-page>
    <style:master-page style:name="Статья_20_11_20_стр.3" style:display-name="Статья 11 стр.3" style:page-layout-name="Mpm9" style:next-style-name="Статья_20_11_20_стр.4">
      <style:header>
        <table:table table:name="Таблица605" table:style-name="Таблица605">
          <table:table-column table:style-name="Таблица605.A"/>
          <table:table-column table:style-name="Таблица605.B"/>
          <table:table-row table:style-name="Таблица605.1">
            <table:table-cell table:style-name="Таблица605.A1" office:value-type="string">
              <text:p text:style-name="MP7"><text:user-field-get text:name="rightHeader11">Фамилия И.О. Название статьи11</text:user-field-get></text:p>
            </table:table-cell>
            <table:table-cell table:style-name="Таблица605.A1" office:value-type="string">
              <text:p text:style-name="MP8"><text:page-number text:select-page="current">297</text:page-number></text:p>
            </table:table-cell>
          </table:table-row>
        </table:table>
      </style:header>
      <style:header-left>
        <table:table table:name="Таблица606" table:style-name="Таблица606">
          <table:table-column table:style-name="Таблица606.A"/>
          <table:table-column table:style-name="Таблица606.B"/>
          <table:table-row table:style-name="Таблица606.1">
            <table:table-cell table:style-name="Таблица606.A1" office:value-type="string">
              <text:p text:style-name="MP9"><text:page-number text:select-page="current">296</text:page-number></text:p>
            </table:table-cell>
            <table:table-cell table:style-name="Таблица606.A1" office:value-type="string">
              <text:p text:style-name="MP10"><text:user-field-get text:name="leftHeader11">Задайте название радела!</text:user-field-get></text:p>
            </table:table-cell>
          </table:table-row>
        </table:table>
      </style:header-left>
    </style:master-page>
    <style:master-page style:name="Статья_20_11_20_стр.4" style:display-name="Статья 11 стр.4" style:page-layout-name="Mpm9" style:next-style-name="Статья_20_11_20_стр.5">
      <style:header>
        <table:table table:name="Таблица607" table:style-name="Таблица607">
          <table:table-column table:style-name="Таблица607.A"/>
          <table:table-column table:style-name="Таблица607.B"/>
          <table:table-row table:style-name="Таблица607.1">
            <table:table-cell table:style-name="Таблица607.A1" office:value-type="string">
              <text:p text:style-name="MP7"><text:user-field-get text:name="rightHeader11">Фамилия И.О. Название статьи11</text:user-field-get></text:p>
            </table:table-cell>
            <table:table-cell table:style-name="Таблица607.A1" office:value-type="string">
              <text:p text:style-name="MP8"><text:page-number text:select-page="current">297</text:page-number></text:p>
            </table:table-cell>
          </table:table-row>
        </table:table>
      </style:header>
      <style:header-left>
        <table:table table:name="Таблица608" table:style-name="Таблица608">
          <table:table-column table:style-name="Таблица608.A"/>
          <table:table-column table:style-name="Таблица608.B"/>
          <table:table-row table:style-name="Таблица608.1">
            <table:table-cell table:style-name="Таблица608.A1" office:value-type="string">
              <text:p text:style-name="MP9"><text:page-number text:select-page="current">298</text:page-number></text:p>
            </table:table-cell>
            <table:table-cell table:style-name="Таблица608.A1" office:value-type="string">
              <text:p text:style-name="MP10"><text:user-field-get text:name="leftHeader11">Задайте название радела!</text:user-field-get></text:p>
            </table:table-cell>
          </table:table-row>
        </table:table>
      </style:header-left>
    </style:master-page>
    <style:master-page style:name="Статья_20_11_20_стр.5" style:display-name="Статья 11 стр.5" style:page-layout-name="Mpm9" style:next-style-name="Статья_20_11_20_стр.6">
      <style:header>
        <table:table table:name="Таблица609" table:style-name="Таблица609">
          <table:table-column table:style-name="Таблица609.A"/>
          <table:table-column table:style-name="Таблица609.B"/>
          <table:table-row table:style-name="Таблица609.1">
            <table:table-cell table:style-name="Таблица609.A1" office:value-type="string">
              <text:p text:style-name="MP7"><text:user-field-get text:name="rightHeader11">Фамилия И.О. Название статьи11</text:user-field-get></text:p>
            </table:table-cell>
            <table:table-cell table:style-name="Таблица609.A1" office:value-type="string">
              <text:p text:style-name="MP8"><text:page-number text:select-page="current">299</text:page-number></text:p>
            </table:table-cell>
          </table:table-row>
        </table:table>
      </style:header>
      <style:header-left>
        <table:table table:name="Таблица610" table:style-name="Таблица610">
          <table:table-column table:style-name="Таблица610.A"/>
          <table:table-column table:style-name="Таблица610.B"/>
          <table:table-row table:style-name="Таблица610.1">
            <table:table-cell table:style-name="Таблица610.A1" office:value-type="string">
              <text:p text:style-name="MP9"><text:page-number text:select-page="current">298</text:page-number></text:p>
            </table:table-cell>
            <table:table-cell table:style-name="Таблица610.A1" office:value-type="string">
              <text:p text:style-name="MP10"><text:user-field-get text:name="leftHeader11">Задайте название радела!</text:user-field-get></text:p>
            </table:table-cell>
          </table:table-row>
        </table:table>
      </style:header-left>
    </style:master-page>
    <style:master-page style:name="Статья_20_11_20_стр.6" style:display-name="Статья 11 стр.6" style:page-layout-name="Mpm9" style:next-style-name="Статья_20_11_20_стр.7">
      <style:header>
        <table:table table:name="Таблица611" table:style-name="Таблица611">
          <table:table-column table:style-name="Таблица611.A"/>
          <table:table-column table:style-name="Таблица611.B"/>
          <table:table-row table:style-name="Таблица611.1">
            <table:table-cell table:style-name="Таблица611.A1" office:value-type="string">
              <text:p text:style-name="MP7"><text:user-field-get text:name="rightHeader11">Фамилия И.О. Название статьи11</text:user-field-get></text:p>
            </table:table-cell>
            <table:table-cell table:style-name="Таблица611.A1" office:value-type="string">
              <text:p text:style-name="MP8"><text:page-number text:select-page="current">299</text:page-number></text:p>
            </table:table-cell>
          </table:table-row>
        </table:table>
      </style:header>
      <style:header-left>
        <table:table table:name="Таблица612" table:style-name="Таблица612">
          <table:table-column table:style-name="Таблица612.A"/>
          <table:table-column table:style-name="Таблица612.B"/>
          <table:table-row table:style-name="Таблица612.1">
            <table:table-cell table:style-name="Таблица612.A1" office:value-type="string">
              <text:p text:style-name="MP9"><text:page-number text:select-page="current">300</text:page-number></text:p>
            </table:table-cell>
            <table:table-cell table:style-name="Таблица612.A1" office:value-type="string">
              <text:p text:style-name="MP10"><text:user-field-get text:name="leftHeader11">Задайте название радела!</text:user-field-get></text:p>
            </table:table-cell>
          </table:table-row>
        </table:table>
      </style:header-left>
    </style:master-page>
    <style:master-page style:name="Статья_20_11_20_стр.7" style:display-name="Статья 11 стр.7" style:page-layout-name="Mpm9" style:next-style-name="Статья_20_11_20_стр.8">
      <style:header>
        <table:table table:name="Таблица613" table:style-name="Таблица613">
          <table:table-column table:style-name="Таблица613.A"/>
          <table:table-column table:style-name="Таблица613.B"/>
          <table:table-row table:style-name="Таблица613.1">
            <table:table-cell table:style-name="Таблица613.A1" office:value-type="string">
              <text:p text:style-name="MP7"><text:user-field-get text:name="rightHeader11">Фамилия И.О. Название статьи11</text:user-field-get></text:p>
            </table:table-cell>
            <table:table-cell table:style-name="Таблица613.A1" office:value-type="string">
              <text:p text:style-name="MP8"><text:page-number text:select-page="current">301</text:page-number></text:p>
            </table:table-cell>
          </table:table-row>
        </table:table>
      </style:header>
      <style:header-left>
        <table:table table:name="Таблица614" table:style-name="Таблица614">
          <table:table-column table:style-name="Таблица614.A"/>
          <table:table-column table:style-name="Таблица614.B"/>
          <table:table-row table:style-name="Таблица614.1">
            <table:table-cell table:style-name="Таблица614.A1" office:value-type="string">
              <text:p text:style-name="MP9"><text:page-number text:select-page="current">300</text:page-number></text:p>
            </table:table-cell>
            <table:table-cell table:style-name="Таблица614.A1" office:value-type="string">
              <text:p text:style-name="MP10"><text:user-field-get text:name="leftHeader11">Задайте название радела!</text:user-field-get></text:p>
            </table:table-cell>
          </table:table-row>
        </table:table>
      </style:header-left>
    </style:master-page>
    <style:master-page style:name="Статья_20_11_20_стр.8" style:display-name="Статья 11 стр.8" style:page-layout-name="Mpm9" style:next-style-name="Статья_20_11_20_стр.9">
      <style:header>
        <table:table table:name="Таблица615" table:style-name="Таблица615">
          <table:table-column table:style-name="Таблица615.A"/>
          <table:table-column table:style-name="Таблица615.B"/>
          <table:table-row table:style-name="Таблица615.1">
            <table:table-cell table:style-name="Таблица615.A1" office:value-type="string">
              <text:p text:style-name="MP7"><text:user-field-get text:name="rightHeader11">Фамилия И.О. Название статьи11</text:user-field-get></text:p>
            </table:table-cell>
            <table:table-cell table:style-name="Таблица615.A1" office:value-type="string">
              <text:p text:style-name="MP8"><text:page-number text:select-page="current">301</text:page-number></text:p>
            </table:table-cell>
          </table:table-row>
        </table:table>
      </style:header>
      <style:header-left>
        <table:table table:name="Таблица616" table:style-name="Таблица616">
          <table:table-column table:style-name="Таблица616.A"/>
          <table:table-column table:style-name="Таблица616.B"/>
          <table:table-row table:style-name="Таблица616.1">
            <table:table-cell table:style-name="Таблица616.A1" office:value-type="string">
              <text:p text:style-name="MP9"><text:page-number text:select-page="current">302</text:page-number></text:p>
            </table:table-cell>
            <table:table-cell table:style-name="Таблица616.A1" office:value-type="string">
              <text:p text:style-name="MP10"><text:user-field-get text:name="leftHeader11">Задайте название радела!</text:user-field-get></text:p>
            </table:table-cell>
          </table:table-row>
        </table:table>
      </style:header-left>
    </style:master-page>
    <style:master-page style:name="Статья_20_11_20_стр.9" style:display-name="Статья 11 стр.9" style:page-layout-name="Mpm9" style:next-style-name="Статья_20_11_20_стр.10">
      <style:header>
        <table:table table:name="Таблица617" table:style-name="Таблица617">
          <table:table-column table:style-name="Таблица617.A"/>
          <table:table-column table:style-name="Таблица617.B"/>
          <table:table-row table:style-name="Таблица617.1">
            <table:table-cell table:style-name="Таблица617.A1" office:value-type="string">
              <text:p text:style-name="MP7"><text:user-field-get text:name="rightHeader11">Фамилия И.О. Название статьи11</text:user-field-get></text:p>
            </table:table-cell>
            <table:table-cell table:style-name="Таблица617.A1" office:value-type="string">
              <text:p text:style-name="MP8"><text:page-number text:select-page="current">303</text:page-number></text:p>
            </table:table-cell>
          </table:table-row>
        </table:table>
      </style:header>
      <style:header-left>
        <table:table table:name="Таблица618" table:style-name="Таблица618">
          <table:table-column table:style-name="Таблица618.A"/>
          <table:table-column table:style-name="Таблица618.B"/>
          <table:table-row table:style-name="Таблица618.1">
            <table:table-cell table:style-name="Таблица618.A1" office:value-type="string">
              <text:p text:style-name="MP9"><text:page-number text:select-page="current">302</text:page-number></text:p>
            </table:table-cell>
            <table:table-cell table:style-name="Таблица618.A1" office:value-type="string">
              <text:p text:style-name="MP10"><text:user-field-get text:name="leftHeader11">Задайте название радела!</text:user-field-get></text:p>
            </table:table-cell>
          </table:table-row>
        </table:table>
      </style:header-left>
    </style:master-page>
    <style:master-page style:name="Статья_20_11_20_стр.10" style:display-name="Статья 11 стр.10" style:page-layout-name="Mpm9" style:next-style-name="Статья_20_11_20_стр.11">
      <style:header>
        <table:table table:name="Таблица619" table:style-name="Таблица619">
          <table:table-column table:style-name="Таблица619.A"/>
          <table:table-column table:style-name="Таблица619.B"/>
          <table:table-row table:style-name="Таблица619.1">
            <table:table-cell table:style-name="Таблица619.A1" office:value-type="string">
              <text:p text:style-name="MP7"><text:user-field-get text:name="rightHeader11">Фамилия И.О. Название статьи11</text:user-field-get></text:p>
            </table:table-cell>
            <table:table-cell table:style-name="Таблица619.A1" office:value-type="string">
              <text:p text:style-name="MP8"><text:page-number text:select-page="current">303</text:page-number></text:p>
            </table:table-cell>
          </table:table-row>
        </table:table>
      </style:header>
      <style:header-left>
        <table:table table:name="Таблица620" table:style-name="Таблица620">
          <table:table-column table:style-name="Таблица620.A"/>
          <table:table-column table:style-name="Таблица620.B"/>
          <table:table-row table:style-name="Таблица620.1">
            <table:table-cell table:style-name="Таблица620.A1" office:value-type="string">
              <text:p text:style-name="MP9"><text:page-number text:select-page="current">304</text:page-number></text:p>
            </table:table-cell>
            <table:table-cell table:style-name="Таблица620.A1" office:value-type="string">
              <text:p text:style-name="MP10"><text:user-field-get text:name="leftHeader11">Задайте название радела!</text:user-field-get></text:p>
            </table:table-cell>
          </table:table-row>
        </table:table>
      </style:header-left>
    </style:master-page>
    <style:master-page style:name="Статья_20_11_20_стр.11" style:display-name="Статья 11 стр.11" style:page-layout-name="Mpm9" style:next-style-name="Статья_20_11_20_стр.12">
      <style:header>
        <table:table table:name="Таблица621" table:style-name="Таблица621">
          <table:table-column table:style-name="Таблица621.A"/>
          <table:table-column table:style-name="Таблица621.B"/>
          <table:table-row table:style-name="Таблица621.1">
            <table:table-cell table:style-name="Таблица621.A1" office:value-type="string">
              <text:p text:style-name="MP7"><text:user-field-get text:name="rightHeader11">Фамилия И.О. Название статьи11</text:user-field-get></text:p>
            </table:table-cell>
            <table:table-cell table:style-name="Таблица621.A1" office:value-type="string">
              <text:p text:style-name="MP8"><text:page-number text:select-page="current">305</text:page-number></text:p>
            </table:table-cell>
          </table:table-row>
        </table:table>
      </style:header>
      <style:header-left>
        <table:table table:name="Таблица622" table:style-name="Таблица622">
          <table:table-column table:style-name="Таблица622.A"/>
          <table:table-column table:style-name="Таблица622.B"/>
          <table:table-row table:style-name="Таблица622.1">
            <table:table-cell table:style-name="Таблица622.A1" office:value-type="string">
              <text:p text:style-name="MP9"><text:page-number text:select-page="current">304</text:page-number></text:p>
            </table:table-cell>
            <table:table-cell table:style-name="Таблица622.A1" office:value-type="string">
              <text:p text:style-name="MP10"><text:user-field-get text:name="leftHeader11">Задайте название радела!</text:user-field-get></text:p>
            </table:table-cell>
          </table:table-row>
        </table:table>
      </style:header-left>
    </style:master-page>
    <style:master-page style:name="Статья_20_11_20_стр.12" style:display-name="Статья 11 стр.12" style:page-layout-name="Mpm9" style:next-style-name="Статья_20_11_20_стр.13">
      <style:header>
        <table:table table:name="Таблица623" table:style-name="Таблица623">
          <table:table-column table:style-name="Таблица623.A"/>
          <table:table-column table:style-name="Таблица623.B"/>
          <table:table-row table:style-name="Таблица623.1">
            <table:table-cell table:style-name="Таблица623.A1" office:value-type="string">
              <text:p text:style-name="MP7"><text:user-field-get text:name="rightHeader11">Фамилия И.О. Название статьи11</text:user-field-get></text:p>
            </table:table-cell>
            <table:table-cell table:style-name="Таблица623.A1" office:value-type="string">
              <text:p text:style-name="MP8"><text:page-number text:select-page="current">305</text:page-number></text:p>
            </table:table-cell>
          </table:table-row>
        </table:table>
      </style:header>
      <style:header-left>
        <table:table table:name="Таблица624" table:style-name="Таблица624">
          <table:table-column table:style-name="Таблица624.A"/>
          <table:table-column table:style-name="Таблица624.B"/>
          <table:table-row table:style-name="Таблица624.1">
            <table:table-cell table:style-name="Таблица624.A1" office:value-type="string">
              <text:p text:style-name="MP9"><text:page-number text:select-page="current">306</text:page-number></text:p>
            </table:table-cell>
            <table:table-cell table:style-name="Таблица624.A1" office:value-type="string">
              <text:p text:style-name="MP10"><text:user-field-get text:name="leftHeader11">Задайте название радела!</text:user-field-get></text:p>
            </table:table-cell>
          </table:table-row>
        </table:table>
      </style:header-left>
    </style:master-page>
    <style:master-page style:name="Статья_20_11_20_стр.13" style:display-name="Статья 11 стр.13" style:page-layout-name="Mpm9" style:next-style-name="Статья_20_11_20_стр.14">
      <style:header>
        <table:table table:name="Таблица625" table:style-name="Таблица625">
          <table:table-column table:style-name="Таблица625.A"/>
          <table:table-column table:style-name="Таблица625.B"/>
          <table:table-row table:style-name="Таблица625.1">
            <table:table-cell table:style-name="Таблица625.A1" office:value-type="string">
              <text:p text:style-name="MP7"><text:user-field-get text:name="rightHeader11">Фамилия И.О. Название статьи11</text:user-field-get></text:p>
            </table:table-cell>
            <table:table-cell table:style-name="Таблица625.A1" office:value-type="string">
              <text:p text:style-name="MP8"><text:page-number text:select-page="current">307</text:page-number></text:p>
            </table:table-cell>
          </table:table-row>
        </table:table>
      </style:header>
      <style:header-left>
        <table:table table:name="Таблица626" table:style-name="Таблица626">
          <table:table-column table:style-name="Таблица626.A"/>
          <table:table-column table:style-name="Таблица626.B"/>
          <table:table-row table:style-name="Таблица626.1">
            <table:table-cell table:style-name="Таблица626.A1" office:value-type="string">
              <text:p text:style-name="MP9"><text:page-number text:select-page="current">306</text:page-number></text:p>
            </table:table-cell>
            <table:table-cell table:style-name="Таблица626.A1" office:value-type="string">
              <text:p text:style-name="MP10"><text:user-field-get text:name="leftHeader11">Задайте название радела!</text:user-field-get></text:p>
            </table:table-cell>
          </table:table-row>
        </table:table>
      </style:header-left>
    </style:master-page>
    <style:master-page style:name="Статья_20_11_20_стр.14" style:display-name="Статья 11 стр.14" style:page-layout-name="Mpm9" style:next-style-name="Статья_20_11_20_стр.15">
      <style:header>
        <table:table table:name="Таблица627" table:style-name="Таблица627">
          <table:table-column table:style-name="Таблица627.A"/>
          <table:table-column table:style-name="Таблица627.B"/>
          <table:table-row table:style-name="Таблица627.1">
            <table:table-cell table:style-name="Таблица627.A1" office:value-type="string">
              <text:p text:style-name="MP7"><text:user-field-get text:name="rightHeader11">Фамилия И.О. Название статьи11</text:user-field-get></text:p>
            </table:table-cell>
            <table:table-cell table:style-name="Таблица627.A1" office:value-type="string">
              <text:p text:style-name="MP8"><text:page-number text:select-page="current">307</text:page-number></text:p>
            </table:table-cell>
          </table:table-row>
        </table:table>
      </style:header>
      <style:header-left>
        <table:table table:name="Таблица628" table:style-name="Таблица628">
          <table:table-column table:style-name="Таблица628.A"/>
          <table:table-column table:style-name="Таблица628.B"/>
          <table:table-row table:style-name="Таблица628.1">
            <table:table-cell table:style-name="Таблица628.A1" office:value-type="string">
              <text:p text:style-name="MP9"><text:page-number text:select-page="current">308</text:page-number></text:p>
            </table:table-cell>
            <table:table-cell table:style-name="Таблица628.A1" office:value-type="string">
              <text:p text:style-name="MP10"><text:user-field-get text:name="leftHeader11">Задайте название радела!</text:user-field-get></text:p>
            </table:table-cell>
          </table:table-row>
        </table:table>
      </style:header-left>
    </style:master-page>
    <style:master-page style:name="Статья_20_11_20_стр.15" style:display-name="Статья 11 стр.15" style:page-layout-name="Mpm9" style:next-style-name="Статья_20_11_20_стр.16">
      <style:header>
        <table:table table:name="Таблица629" table:style-name="Таблица629">
          <table:table-column table:style-name="Таблица629.A"/>
          <table:table-column table:style-name="Таблица629.B"/>
          <table:table-row table:style-name="Таблица629.1">
            <table:table-cell table:style-name="Таблица629.A1" office:value-type="string">
              <text:p text:style-name="MP7"><text:user-field-get text:name="rightHeader11">Фамилия И.О. Название статьи11</text:user-field-get></text:p>
            </table:table-cell>
            <table:table-cell table:style-name="Таблица629.A1" office:value-type="string">
              <text:p text:style-name="MP8"><text:page-number text:select-page="current">309</text:page-number></text:p>
            </table:table-cell>
          </table:table-row>
        </table:table>
      </style:header>
      <style:header-left>
        <table:table table:name="Таблица630" table:style-name="Таблица630">
          <table:table-column table:style-name="Таблица630.A"/>
          <table:table-column table:style-name="Таблица630.B"/>
          <table:table-row table:style-name="Таблица630.1">
            <table:table-cell table:style-name="Таблица630.A1" office:value-type="string">
              <text:p text:style-name="MP9"><text:page-number text:select-page="current">308</text:page-number></text:p>
            </table:table-cell>
            <table:table-cell table:style-name="Таблица630.A1" office:value-type="string">
              <text:p text:style-name="MP10"><text:user-field-get text:name="leftHeader11">Задайте название радела!</text:user-field-get></text:p>
            </table:table-cell>
          </table:table-row>
        </table:table>
      </style:header-left>
    </style:master-page>
    <style:master-page style:name="Статья_20_11_20_стр.16" style:display-name="Статья 11 стр.16" style:page-layout-name="Mpm9" style:next-style-name="Статья_20_11_20_стр.17">
      <style:header>
        <table:table table:name="Таблица631" table:style-name="Таблица631">
          <table:table-column table:style-name="Таблица631.A"/>
          <table:table-column table:style-name="Таблица631.B"/>
          <table:table-row table:style-name="Таблица631.1">
            <table:table-cell table:style-name="Таблица631.A1" office:value-type="string">
              <text:p text:style-name="MP7"><text:user-field-get text:name="rightHeader11">Фамилия И.О. Название статьи11</text:user-field-get></text:p>
            </table:table-cell>
            <table:table-cell table:style-name="Таблица631.A1" office:value-type="string">
              <text:p text:style-name="MP8"><text:page-number text:select-page="current">309</text:page-number></text:p>
            </table:table-cell>
          </table:table-row>
        </table:table>
      </style:header>
      <style:header-left>
        <table:table table:name="Таблица632" table:style-name="Таблица632">
          <table:table-column table:style-name="Таблица632.A"/>
          <table:table-column table:style-name="Таблица632.B"/>
          <table:table-row table:style-name="Таблица632.1">
            <table:table-cell table:style-name="Таблица632.A1" office:value-type="string">
              <text:p text:style-name="MP9"><text:page-number text:select-page="current">310</text:page-number></text:p>
            </table:table-cell>
            <table:table-cell table:style-name="Таблица632.A1" office:value-type="string">
              <text:p text:style-name="MP10"><text:user-field-get text:name="leftHeader11">Задайте название радела!</text:user-field-get></text:p>
            </table:table-cell>
          </table:table-row>
        </table:table>
      </style:header-left>
    </style:master-page>
    <style:master-page style:name="Статья_20_11_20_стр.17" style:display-name="Статья 11 стр.17" style:page-layout-name="Mpm9" style:next-style-name="Статья_20_11_20_стр.18">
      <style:header>
        <table:table table:name="Таблица633" table:style-name="Таблица633">
          <table:table-column table:style-name="Таблица633.A"/>
          <table:table-column table:style-name="Таблица633.B"/>
          <table:table-row table:style-name="Таблица633.1">
            <table:table-cell table:style-name="Таблица633.A1" office:value-type="string">
              <text:p text:style-name="MP7"><text:user-field-get text:name="rightHeader11">Фамилия И.О. Название статьи11</text:user-field-get></text:p>
            </table:table-cell>
            <table:table-cell table:style-name="Таблица633.A1" office:value-type="string">
              <text:p text:style-name="MP8"><text:page-number text:select-page="current">311</text:page-number></text:p>
            </table:table-cell>
          </table:table-row>
        </table:table>
      </style:header>
      <style:header-left>
        <table:table table:name="Таблица634" table:style-name="Таблица634">
          <table:table-column table:style-name="Таблица634.A"/>
          <table:table-column table:style-name="Таблица634.B"/>
          <table:table-row table:style-name="Таблица634.1">
            <table:table-cell table:style-name="Таблица634.A1" office:value-type="string">
              <text:p text:style-name="MP9"><text:page-number text:select-page="current">310</text:page-number></text:p>
            </table:table-cell>
            <table:table-cell table:style-name="Таблица634.A1" office:value-type="string">
              <text:p text:style-name="MP10"><text:user-field-get text:name="leftHeader11">Задайте название радела!</text:user-field-get></text:p>
            </table:table-cell>
          </table:table-row>
        </table:table>
      </style:header-left>
    </style:master-page>
    <style:master-page style:name="Статья_20_11_20_стр.18" style:display-name="Статья 11 стр.18" style:page-layout-name="Mpm9" style:next-style-name="Статья_20_11_20_стр.19">
      <style:header>
        <table:table table:name="Таблица635" table:style-name="Таблица635">
          <table:table-column table:style-name="Таблица635.A"/>
          <table:table-column table:style-name="Таблица635.B"/>
          <table:table-row table:style-name="Таблица635.1">
            <table:table-cell table:style-name="Таблица635.A1" office:value-type="string">
              <text:p text:style-name="MP7"><text:user-field-get text:name="rightHeader11">Фамилия И.О. Название статьи11</text:user-field-get></text:p>
            </table:table-cell>
            <table:table-cell table:style-name="Таблица635.A1" office:value-type="string">
              <text:p text:style-name="MP8"><text:page-number text:select-page="current">311</text:page-number></text:p>
            </table:table-cell>
          </table:table-row>
        </table:table>
      </style:header>
      <style:header-left>
        <table:table table:name="Таблица636" table:style-name="Таблица636">
          <table:table-column table:style-name="Таблица636.A"/>
          <table:table-column table:style-name="Таблица636.B"/>
          <table:table-row table:style-name="Таблица636.1">
            <table:table-cell table:style-name="Таблица636.A1" office:value-type="string">
              <text:p text:style-name="MP9"><text:page-number text:select-page="current">312</text:page-number></text:p>
            </table:table-cell>
            <table:table-cell table:style-name="Таблица636.A1" office:value-type="string">
              <text:p text:style-name="MP10"><text:user-field-get text:name="leftHeader11">Задайте название радела!</text:user-field-get></text:p>
            </table:table-cell>
          </table:table-row>
        </table:table>
      </style:header-left>
    </style:master-page>
    <style:master-page style:name="Статья_20_11_20_стр.19" style:display-name="Статья 11 стр.19" style:page-layout-name="Mpm9" style:next-style-name="Статья_20_11_20_стр.20">
      <style:header>
        <table:table table:name="Таблица637" table:style-name="Таблица637">
          <table:table-column table:style-name="Таблица637.A"/>
          <table:table-column table:style-name="Таблица637.B"/>
          <table:table-row table:style-name="Таблица637.1">
            <table:table-cell table:style-name="Таблица637.A1" office:value-type="string">
              <text:p text:style-name="MP7"><text:user-field-get text:name="rightHeader11">Фамилия И.О. Название статьи11</text:user-field-get></text:p>
            </table:table-cell>
            <table:table-cell table:style-name="Таблица637.A1" office:value-type="string">
              <text:p text:style-name="MP8"><text:page-number text:select-page="current">313</text:page-number></text:p>
            </table:table-cell>
          </table:table-row>
        </table:table>
      </style:header>
      <style:header-left>
        <table:table table:name="Таблица638" table:style-name="Таблица638">
          <table:table-column table:style-name="Таблица638.A"/>
          <table:table-column table:style-name="Таблица638.B"/>
          <table:table-row table:style-name="Таблица638.1">
            <table:table-cell table:style-name="Таблица638.A1" office:value-type="string">
              <text:p text:style-name="MP9"><text:page-number text:select-page="current">312</text:page-number></text:p>
            </table:table-cell>
            <table:table-cell table:style-name="Таблица638.A1" office:value-type="string">
              <text:p text:style-name="MP10"><text:user-field-get text:name="leftHeader11">Задайте название радела!</text:user-field-get></text:p>
            </table:table-cell>
          </table:table-row>
        </table:table>
      </style:header-left>
    </style:master-page>
    <style:master-page style:name="Статья_20_11_20_стр.20" style:display-name="Статья 11 стр.20" style:page-layout-name="Mpm9" style:next-style-name="Статья_20_11_20_стр.21">
      <style:header>
        <table:table table:name="Таблица639" table:style-name="Таблица639">
          <table:table-column table:style-name="Таблица639.A"/>
          <table:table-column table:style-name="Таблица639.B"/>
          <table:table-row table:style-name="Таблица639.1">
            <table:table-cell table:style-name="Таблица639.A1" office:value-type="string">
              <text:p text:style-name="MP7"><text:user-field-get text:name="rightHeader11">Фамилия И.О. Название статьи11</text:user-field-get></text:p>
            </table:table-cell>
            <table:table-cell table:style-name="Таблица639.A1" office:value-type="string">
              <text:p text:style-name="MP8"><text:page-number text:select-page="current">313</text:page-number></text:p>
            </table:table-cell>
          </table:table-row>
        </table:table>
      </style:header>
      <style:header-left>
        <table:table table:name="Таблица640" table:style-name="Таблица640">
          <table:table-column table:style-name="Таблица640.A"/>
          <table:table-column table:style-name="Таблица640.B"/>
          <table:table-row table:style-name="Таблица640.1">
            <table:table-cell table:style-name="Таблица640.A1" office:value-type="string">
              <text:p text:style-name="MP9"><text:page-number text:select-page="current">314</text:page-number></text:p>
            </table:table-cell>
            <table:table-cell table:style-name="Таблица640.A1" office:value-type="string">
              <text:p text:style-name="MP10"><text:user-field-get text:name="leftHeader11">Задайте название радела!</text:user-field-get></text:p>
            </table:table-cell>
          </table:table-row>
        </table:table>
      </style:header-left>
    </style:master-page>
    <style:master-page style:name="Статья_20_11_20_стр.21" style:display-name="Статья 11 стр.21" style:page-layout-name="Mpm9" style:next-style-name="Статья_20_11_20_стр.22">
      <style:header>
        <table:table table:name="Таблица641" table:style-name="Таблица641">
          <table:table-column table:style-name="Таблица641.A"/>
          <table:table-column table:style-name="Таблица641.B"/>
          <table:table-row table:style-name="Таблица641.1">
            <table:table-cell table:style-name="Таблица641.A1" office:value-type="string">
              <text:p text:style-name="MP7"><text:user-field-get text:name="rightHeader11">Фамилия И.О. Название статьи11</text:user-field-get></text:p>
            </table:table-cell>
            <table:table-cell table:style-name="Таблица641.A1" office:value-type="string">
              <text:p text:style-name="MP8"><text:page-number text:select-page="current">315</text:page-number></text:p>
            </table:table-cell>
          </table:table-row>
        </table:table>
      </style:header>
      <style:header-left>
        <table:table table:name="Таблица642" table:style-name="Таблица642">
          <table:table-column table:style-name="Таблица642.A"/>
          <table:table-column table:style-name="Таблица642.B"/>
          <table:table-row table:style-name="Таблица642.1">
            <table:table-cell table:style-name="Таблица642.A1" office:value-type="string">
              <text:p text:style-name="MP9"><text:page-number text:select-page="current">314</text:page-number></text:p>
            </table:table-cell>
            <table:table-cell table:style-name="Таблица642.A1" office:value-type="string">
              <text:p text:style-name="MP10"><text:user-field-get text:name="leftHeader11">Задайте название радела!</text:user-field-get></text:p>
            </table:table-cell>
          </table:table-row>
        </table:table>
      </style:header-left>
    </style:master-page>
    <style:master-page style:name="Статья_20_11_20_стр.22" style:display-name="Статья 11 стр.22" style:page-layout-name="Mpm9" style:next-style-name="Статья_20_11_20_стр.23">
      <style:header>
        <table:table table:name="Таблица643" table:style-name="Таблица643">
          <table:table-column table:style-name="Таблица643.A"/>
          <table:table-column table:style-name="Таблица643.B"/>
          <table:table-row table:style-name="Таблица643.1">
            <table:table-cell table:style-name="Таблица643.A1" office:value-type="string">
              <text:p text:style-name="MP7"><text:user-field-get text:name="rightHeader11">Фамилия И.О. Название статьи11</text:user-field-get></text:p>
            </table:table-cell>
            <table:table-cell table:style-name="Таблица643.A1" office:value-type="string">
              <text:p text:style-name="MP8"><text:page-number text:select-page="current">315</text:page-number></text:p>
            </table:table-cell>
          </table:table-row>
        </table:table>
      </style:header>
      <style:header-left>
        <table:table table:name="Таблица644" table:style-name="Таблица644">
          <table:table-column table:style-name="Таблица644.A"/>
          <table:table-column table:style-name="Таблица644.B"/>
          <table:table-row table:style-name="Таблица644.1">
            <table:table-cell table:style-name="Таблица644.A1" office:value-type="string">
              <text:p text:style-name="MP9"><text:page-number text:select-page="current">316</text:page-number></text:p>
            </table:table-cell>
            <table:table-cell table:style-name="Таблица644.A1" office:value-type="string">
              <text:p text:style-name="MP10"><text:user-field-get text:name="leftHeader11">Задайте название радела!</text:user-field-get></text:p>
            </table:table-cell>
          </table:table-row>
        </table:table>
      </style:header-left>
    </style:master-page>
    <style:master-page style:name="Статья_20_11_20_стр.23" style:display-name="Статья 11 стр.23" style:page-layout-name="Mpm9" style:next-style-name="Статья_20_11_20_стр.24">
      <style:header>
        <table:table table:name="Таблица645" table:style-name="Таблица645">
          <table:table-column table:style-name="Таблица645.A"/>
          <table:table-column table:style-name="Таблица645.B"/>
          <table:table-row table:style-name="Таблица645.1">
            <table:table-cell table:style-name="Таблица645.A1" office:value-type="string">
              <text:p text:style-name="MP7"><text:user-field-get text:name="rightHeader11">Фамилия И.О. Название статьи11</text:user-field-get></text:p>
            </table:table-cell>
            <table:table-cell table:style-name="Таблица645.A1" office:value-type="string">
              <text:p text:style-name="MP8"><text:page-number text:select-page="current">317</text:page-number></text:p>
            </table:table-cell>
          </table:table-row>
        </table:table>
      </style:header>
      <style:header-left>
        <table:table table:name="Таблица646" table:style-name="Таблица646">
          <table:table-column table:style-name="Таблица646.A"/>
          <table:table-column table:style-name="Таблица646.B"/>
          <table:table-row table:style-name="Таблица646.1">
            <table:table-cell table:style-name="Таблица646.A1" office:value-type="string">
              <text:p text:style-name="MP9"><text:page-number text:select-page="current">316</text:page-number></text:p>
            </table:table-cell>
            <table:table-cell table:style-name="Таблица646.A1" office:value-type="string">
              <text:p text:style-name="MP10"><text:user-field-get text:name="leftHeader11">Задайте название радела!</text:user-field-get></text:p>
            </table:table-cell>
          </table:table-row>
        </table:table>
      </style:header-left>
    </style:master-page>
    <style:master-page style:name="Статья_20_11_20_стр.24" style:display-name="Статья 11 стр.24" style:page-layout-name="Mpm9" style:next-style-name="Статья_20_11_20_стр.25">
      <style:header>
        <table:table table:name="Таблица647" table:style-name="Таблица647">
          <table:table-column table:style-name="Таблица647.A"/>
          <table:table-column table:style-name="Таблица647.B"/>
          <table:table-row table:style-name="Таблица647.1">
            <table:table-cell table:style-name="Таблица647.A1" office:value-type="string">
              <text:p text:style-name="MP7"><text:user-field-get text:name="rightHeader11">Фамилия И.О. Название статьи11</text:user-field-get></text:p>
            </table:table-cell>
            <table:table-cell table:style-name="Таблица647.A1" office:value-type="string">
              <text:p text:style-name="MP8"><text:page-number text:select-page="current">317</text:page-number></text:p>
            </table:table-cell>
          </table:table-row>
        </table:table>
      </style:header>
      <style:header-left>
        <table:table table:name="Таблица648" table:style-name="Таблица648">
          <table:table-column table:style-name="Таблица648.A"/>
          <table:table-column table:style-name="Таблица648.B"/>
          <table:table-row table:style-name="Таблица648.1">
            <table:table-cell table:style-name="Таблица648.A1" office:value-type="string">
              <text:p text:style-name="MP9"><text:page-number text:select-page="current">318</text:page-number></text:p>
            </table:table-cell>
            <table:table-cell table:style-name="Таблица648.A1" office:value-type="string">
              <text:p text:style-name="MP10"><text:user-field-get text:name="leftHeader11">Задайте название радела!</text:user-field-get></text:p>
            </table:table-cell>
          </table:table-row>
        </table:table>
      </style:header-left>
    </style:master-page>
    <style:master-page style:name="Статья_20_11_20_стр.25" style:display-name="Статья 11 стр.25" style:page-layout-name="Mpm9" style:next-style-name="Статья_20_11_20_стр.26">
      <style:header>
        <table:table table:name="Таблица649" table:style-name="Таблица649">
          <table:table-column table:style-name="Таблица649.A"/>
          <table:table-column table:style-name="Таблица649.B"/>
          <table:table-row table:style-name="Таблица649.1">
            <table:table-cell table:style-name="Таблица649.A1" office:value-type="string">
              <text:p text:style-name="MP7"><text:user-field-get text:name="rightHeader11">Фамилия И.О. Название статьи11</text:user-field-get></text:p>
            </table:table-cell>
            <table:table-cell table:style-name="Таблица649.A1" office:value-type="string">
              <text:p text:style-name="MP8"><text:page-number text:select-page="current">319</text:page-number></text:p>
            </table:table-cell>
          </table:table-row>
        </table:table>
      </style:header>
      <style:header-left>
        <table:table table:name="Таблица650" table:style-name="Таблица650">
          <table:table-column table:style-name="Таблица650.A"/>
          <table:table-column table:style-name="Таблица650.B"/>
          <table:table-row table:style-name="Таблица650.1">
            <table:table-cell table:style-name="Таблица650.A1" office:value-type="string">
              <text:p text:style-name="MP9"><text:page-number text:select-page="current">318</text:page-number></text:p>
            </table:table-cell>
            <table:table-cell table:style-name="Таблица650.A1" office:value-type="string">
              <text:p text:style-name="MP10"><text:user-field-get text:name="leftHeader11">Задайте название радела!</text:user-field-get></text:p>
            </table:table-cell>
          </table:table-row>
        </table:table>
      </style:header-left>
    </style:master-page>
    <style:master-page style:name="Статья_20_11_20_стр.26" style:display-name="Статья 11 стр.26" style:page-layout-name="Mpm9" style:next-style-name="Статья_20_11_20_стр.27">
      <style:header>
        <table:table table:name="Таблица651" table:style-name="Таблица651">
          <table:table-column table:style-name="Таблица651.A"/>
          <table:table-column table:style-name="Таблица651.B"/>
          <table:table-row table:style-name="Таблица651.1">
            <table:table-cell table:style-name="Таблица651.A1" office:value-type="string">
              <text:p text:style-name="MP7"><text:user-field-get text:name="rightHeader11">Фамилия И.О. Название статьи11</text:user-field-get></text:p>
            </table:table-cell>
            <table:table-cell table:style-name="Таблица651.A1" office:value-type="string">
              <text:p text:style-name="MP8"><text:page-number text:select-page="current">319</text:page-number></text:p>
            </table:table-cell>
          </table:table-row>
        </table:table>
      </style:header>
      <style:header-left>
        <table:table table:name="Таблица652" table:style-name="Таблица652">
          <table:table-column table:style-name="Таблица652.A"/>
          <table:table-column table:style-name="Таблица652.B"/>
          <table:table-row table:style-name="Таблица652.1">
            <table:table-cell table:style-name="Таблица652.A1" office:value-type="string">
              <text:p text:style-name="MP9"><text:page-number text:select-page="current">320</text:page-number></text:p>
            </table:table-cell>
            <table:table-cell table:style-name="Таблица652.A1" office:value-type="string">
              <text:p text:style-name="MP10"><text:user-field-get text:name="leftHeader11">Задайте название радела!</text:user-field-get></text:p>
            </table:table-cell>
          </table:table-row>
        </table:table>
      </style:header-left>
    </style:master-page>
    <style:master-page style:name="Статья_20_11_20_стр.27" style:display-name="Статья 11 стр.27" style:page-layout-name="Mpm9" style:next-style-name="Статья_20_11_20_стр.28">
      <style:header>
        <table:table table:name="Таблица653" table:style-name="Таблица653">
          <table:table-column table:style-name="Таблица653.A"/>
          <table:table-column table:style-name="Таблица653.B"/>
          <table:table-row table:style-name="Таблица653.1">
            <table:table-cell table:style-name="Таблица653.A1" office:value-type="string">
              <text:p text:style-name="MP7"><text:user-field-get text:name="rightHeader11">Фамилия И.О. Название статьи11</text:user-field-get></text:p>
            </table:table-cell>
            <table:table-cell table:style-name="Таблица653.A1" office:value-type="string">
              <text:p text:style-name="MP8"><text:page-number text:select-page="current">321</text:page-number></text:p>
            </table:table-cell>
          </table:table-row>
        </table:table>
      </style:header>
      <style:header-left>
        <table:table table:name="Таблица654" table:style-name="Таблица654">
          <table:table-column table:style-name="Таблица654.A"/>
          <table:table-column table:style-name="Таблица654.B"/>
          <table:table-row table:style-name="Таблица654.1">
            <table:table-cell table:style-name="Таблица654.A1" office:value-type="string">
              <text:p text:style-name="MP9"><text:page-number text:select-page="current">320</text:page-number></text:p>
            </table:table-cell>
            <table:table-cell table:style-name="Таблица654.A1" office:value-type="string">
              <text:p text:style-name="MP10"><text:user-field-get text:name="leftHeader11">Задайте название радела!</text:user-field-get></text:p>
            </table:table-cell>
          </table:table-row>
        </table:table>
      </style:header-left>
    </style:master-page>
    <style:master-page style:name="Статья_20_11_20_стр.28" style:display-name="Статья 11 стр.28" style:page-layout-name="Mpm9" style:next-style-name="Статья_20_11_20_стр.29">
      <style:header>
        <table:table table:name="Таблица655" table:style-name="Таблица655">
          <table:table-column table:style-name="Таблица655.A"/>
          <table:table-column table:style-name="Таблица655.B"/>
          <table:table-row table:style-name="Таблица655.1">
            <table:table-cell table:style-name="Таблица655.A1" office:value-type="string">
              <text:p text:style-name="MP7"><text:user-field-get text:name="rightHeader11">Фамилия И.О. Название статьи11</text:user-field-get></text:p>
            </table:table-cell>
            <table:table-cell table:style-name="Таблица655.A1" office:value-type="string">
              <text:p text:style-name="MP8"><text:page-number text:select-page="current">321</text:page-number></text:p>
            </table:table-cell>
          </table:table-row>
        </table:table>
      </style:header>
      <style:header-left>
        <table:table table:name="Таблица656" table:style-name="Таблица656">
          <table:table-column table:style-name="Таблица656.A"/>
          <table:table-column table:style-name="Таблица656.B"/>
          <table:table-row table:style-name="Таблица656.1">
            <table:table-cell table:style-name="Таблица656.A1" office:value-type="string">
              <text:p text:style-name="MP9"><text:page-number text:select-page="current">322</text:page-number></text:p>
            </table:table-cell>
            <table:table-cell table:style-name="Таблица656.A1" office:value-type="string">
              <text:p text:style-name="MP10"><text:user-field-get text:name="leftHeader11">Задайте название радела!</text:user-field-get></text:p>
            </table:table-cell>
          </table:table-row>
        </table:table>
      </style:header-left>
    </style:master-page>
    <style:master-page style:name="Статья_20_11_20_стр.29" style:display-name="Статья 11 стр.29" style:page-layout-name="Mpm9" style:next-style-name="Статья_20_11">
      <style:header>
        <table:table table:name="Таблица657" table:style-name="Таблица657">
          <table:table-column table:style-name="Таблица657.A"/>
          <table:table-column table:style-name="Таблица657.B"/>
          <table:table-row table:style-name="Таблица657.1">
            <table:table-cell table:style-name="Таблица657.A1" office:value-type="string">
              <text:p text:style-name="MP7"><text:user-field-get text:name="rightHeader11">Фамилия И.О. Название статьи11</text:user-field-get></text:p>
            </table:table-cell>
            <table:table-cell table:style-name="Таблица657.A1" office:value-type="string">
              <text:p text:style-name="MP8"><text:page-number text:select-page="current">323</text:page-number></text:p>
            </table:table-cell>
          </table:table-row>
        </table:table>
      </style:header>
      <style:header-left>
        <table:table table:name="Таблица658" table:style-name="Таблица658">
          <table:table-column table:style-name="Таблица658.A"/>
          <table:table-column table:style-name="Таблица658.B"/>
          <table:table-row table:style-name="Таблица658.1">
            <table:table-cell table:style-name="Таблица658.A1" office:value-type="string">
              <text:p text:style-name="MP9"><text:page-number text:select-page="current">322</text:page-number></text:p>
            </table:table-cell>
            <table:table-cell table:style-name="Таблица658.A1" office:value-type="string">
              <text:p text:style-name="MP10"><text:user-field-get text:name="leftHeader11">Задайте название радела!</text:user-field-get></text:p>
            </table:table-cell>
          </table:table-row>
        </table:table>
      </style:header-left>
    </style:master-page>
    <style:master-page style:name="Статья_20_12_20_стр.1" style:display-name="Статья 12 стр.1" style:page-layout-name="Mpm10" style:next-style-name="Статья_20_12_20_стр.2">
      <style:header>
        <table:table table:name="Таблица659" table:style-name="Таблица659">
          <table:table-column table:style-name="Таблица659.A"/>
          <table:table-column table:style-name="Таблица659.B"/>
          <table:table-row>
            <table:table-cell table:style-name="Таблица659.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324</text:page-number>–<text:user-field-get text:name="article12LastPage">352</text:user-field-get></text:p>
              <text:p text:style-name="MP11"><text:user-field-get text:name="article12UDK">Задать УДК</text:user-field-get></text:p>
            </table:table-cell>
            <table:table-cell table:style-name="Таблица659.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324</text:page-number>–<text:user-field-get text:name="article12LastPage">352</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324</text:page-number>-<text:user-field-get text:name="article12LastPage">352</text:user-field-get></text:p>
            </table:table-cell>
          </table:table-row>
        </table:table>
      </style:header>
      <style:footer>
        <text:user-field-decls>
          <text:user-field-decl office:value-type="string" office:string-value="" text:name="author12Copyright"/>
        </text:user-field-decls>
        <text:p text:style-name="MP14"><text:user-field-get text:name="author12Copyright"/></text:p>
      </style:footer>
    </style:master-page>
    <style:master-page style:name="Статья_20_12" style:display-name="Статья 12" style:page-layout-name="Mpm9">
      <style:header>
        <table:table table:name="Таблица660" table:style-name="Таблица660">
          <table:table-column table:style-name="Таблица660.A"/>
          <table:table-column table:style-name="Таблица660.B"/>
          <table:table-row table:style-name="Таблица660.1">
            <table:table-cell table:style-name="Таблица660.A1" office:value-type="string">
              <text:p text:style-name="MP7"><text:user-field-get text:name="rightHeader12">Фамилия И.О. Название статьи12</text:user-field-get></text:p>
            </table:table-cell>
            <table:table-cell table:style-name="Таблица660.A1" office:value-type="string">
              <text:p text:style-name="MP8"><text:page-number text:select-page="current">353</text:page-number></text:p>
            </table:table-cell>
          </table:table-row>
        </table:table>
      </style:header>
      <style:header-left>
        <table:table table:name="Таблица661" table:style-name="Таблица661">
          <table:table-column table:style-name="Таблица661.A"/>
          <table:table-column table:style-name="Таблица661.B"/>
          <table:table-row table:style-name="Таблица661.1">
            <table:table-cell table:style-name="Таблица661.A1" office:value-type="string">
              <text:p text:style-name="MP9"><text:page-number text:select-page="current">352</text:page-number></text:p>
            </table:table-cell>
            <table:table-cell table:style-name="Таблица661.A1" office:value-type="string">
              <text:p text:style-name="MP10"><text:user-field-get text:name="leftHeader12">Задайте название радела!</text:user-field-get></text:p>
            </table:table-cell>
          </table:table-row>
        </table:table>
      </style:header-left>
    </style:master-page>
    <style:master-page style:name="Статья_20_12_20_стр.2" style:display-name="Статья 12 стр.2" style:page-layout-name="Mpm9" style:next-style-name="Статья_20_12_20_стр.3">
      <style:header>
        <table:table table:name="Таблица662" table:style-name="Таблица662">
          <table:table-column table:style-name="Таблица662.A"/>
          <table:table-column table:style-name="Таблица662.B"/>
          <table:table-row table:style-name="Таблица662.1">
            <table:table-cell table:style-name="Таблица662.A1" office:value-type="string">
              <text:p text:style-name="MP7"><text:user-field-get text:name="rightHeader12">Фамилия И.О. Название статьи12</text:user-field-get></text:p>
            </table:table-cell>
            <table:table-cell table:style-name="Таблица662.A1" office:value-type="string">
              <text:p text:style-name="MP8"><text:page-number text:select-page="current">325</text:page-number></text:p>
            </table:table-cell>
          </table:table-row>
        </table:table>
      </style:header>
      <style:header-left>
        <table:table table:name="Таблица663" table:style-name="Таблица663">
          <table:table-column table:style-name="Таблица663.A"/>
          <table:table-column table:style-name="Таблица663.B"/>
          <table:table-row table:style-name="Таблица663.1">
            <table:table-cell table:style-name="Таблица663.A1" office:value-type="string">
              <text:p text:style-name="MP9"><text:page-number text:select-page="current">352</text:page-number></text:p>
            </table:table-cell>
            <table:table-cell table:style-name="Таблица663.A1" office:value-type="string">
              <text:p text:style-name="MP10"><text:user-field-get text:name="leftHeader12">Задайте название радела!</text:user-field-get></text:p>
            </table:table-cell>
          </table:table-row>
        </table:table>
      </style:header-left>
    </style:master-page>
    <style:master-page style:name="Статья_20_12_20_стр.3" style:display-name="Статья 12 стр.3" style:page-layout-name="Mpm9" style:next-style-name="Статья_20_12_20_стр.4">
      <style:header>
        <table:table table:name="Таблица664" table:style-name="Таблица664">
          <table:table-column table:style-name="Таблица664.A"/>
          <table:table-column table:style-name="Таблица664.B"/>
          <table:table-row table:style-name="Таблица664.1">
            <table:table-cell table:style-name="Таблица664.A1" office:value-type="string">
              <text:p text:style-name="MP7"><text:user-field-get text:name="rightHeader12">Фамилия И.О. Название статьи12</text:user-field-get></text:p>
            </table:table-cell>
            <table:table-cell table:style-name="Таблица664.A1" office:value-type="string">
              <text:p text:style-name="MP8"><text:page-number text:select-page="current">325</text:page-number></text:p>
            </table:table-cell>
          </table:table-row>
        </table:table>
      </style:header>
      <style:header-left>
        <table:table table:name="Таблица665" table:style-name="Таблица665">
          <table:table-column table:style-name="Таблица665.A"/>
          <table:table-column table:style-name="Таблица665.B"/>
          <table:table-row table:style-name="Таблица665.1">
            <table:table-cell table:style-name="Таблица665.A1" office:value-type="string">
              <text:p text:style-name="MP9"><text:page-number text:select-page="current">326</text:page-number></text:p>
            </table:table-cell>
            <table:table-cell table:style-name="Таблица665.A1" office:value-type="string">
              <text:p text:style-name="MP10"><text:user-field-get text:name="leftHeader12">Задайте название радела!</text:user-field-get></text:p>
            </table:table-cell>
          </table:table-row>
        </table:table>
      </style:header-left>
    </style:master-page>
    <style:master-page style:name="Статья_20_12_20_стр.4" style:display-name="Статья 12 стр.4" style:page-layout-name="Mpm9" style:next-style-name="Статья_20_12_20_стр.5">
      <style:header>
        <table:table table:name="Таблица666" table:style-name="Таблица666">
          <table:table-column table:style-name="Таблица666.A"/>
          <table:table-column table:style-name="Таблица666.B"/>
          <table:table-row table:style-name="Таблица666.1">
            <table:table-cell table:style-name="Таблица666.A1" office:value-type="string">
              <text:p text:style-name="MP7"><text:user-field-get text:name="rightHeader12">Фамилия И.О. Название статьи12</text:user-field-get></text:p>
            </table:table-cell>
            <table:table-cell table:style-name="Таблица666.A1" office:value-type="string">
              <text:p text:style-name="MP8"><text:page-number text:select-page="current">327</text:page-number></text:p>
            </table:table-cell>
          </table:table-row>
        </table:table>
      </style:header>
      <style:header-left>
        <table:table table:name="Таблица667" table:style-name="Таблица667">
          <table:table-column table:style-name="Таблица667.A"/>
          <table:table-column table:style-name="Таблица667.B"/>
          <table:table-row table:style-name="Таблица667.1">
            <table:table-cell table:style-name="Таблица667.A1" office:value-type="string">
              <text:p text:style-name="MP9"><text:page-number text:select-page="current">326</text:page-number></text:p>
            </table:table-cell>
            <table:table-cell table:style-name="Таблица667.A1" office:value-type="string">
              <text:p text:style-name="MP10"><text:user-field-get text:name="leftHeader12">Задайте название радела!</text:user-field-get></text:p>
            </table:table-cell>
          </table:table-row>
        </table:table>
      </style:header-left>
    </style:master-page>
    <style:master-page style:name="Статья_20_12_20_стр.5" style:display-name="Статья 12 стр.5" style:page-layout-name="Mpm9" style:next-style-name="Статья_20_12_20_стр.6">
      <style:header>
        <table:table table:name="Таблица668" table:style-name="Таблица668">
          <table:table-column table:style-name="Таблица668.A"/>
          <table:table-column table:style-name="Таблица668.B"/>
          <table:table-row table:style-name="Таблица668.1">
            <table:table-cell table:style-name="Таблица668.A1" office:value-type="string">
              <text:p text:style-name="MP7"><text:user-field-get text:name="rightHeader12">Фамилия И.О. Название статьи12</text:user-field-get></text:p>
            </table:table-cell>
            <table:table-cell table:style-name="Таблица668.A1" office:value-type="string">
              <text:p text:style-name="MP8"><text:page-number text:select-page="current">327</text:page-number></text:p>
            </table:table-cell>
          </table:table-row>
        </table:table>
      </style:header>
      <style:header-left>
        <table:table table:name="Таблица669" table:style-name="Таблица669">
          <table:table-column table:style-name="Таблица669.A"/>
          <table:table-column table:style-name="Таблица669.B"/>
          <table:table-row table:style-name="Таблица669.1">
            <table:table-cell table:style-name="Таблица669.A1" office:value-type="string">
              <text:p text:style-name="MP9"><text:page-number text:select-page="current">328</text:page-number></text:p>
            </table:table-cell>
            <table:table-cell table:style-name="Таблица669.A1" office:value-type="string">
              <text:p text:style-name="MP10"><text:user-field-get text:name="leftHeader12">Задайте название радела!</text:user-field-get></text:p>
            </table:table-cell>
          </table:table-row>
        </table:table>
      </style:header-left>
    </style:master-page>
    <style:master-page style:name="Статья_20_12_20_стр.6" style:display-name="Статья 12 стр.6" style:page-layout-name="Mpm9" style:next-style-name="Статья_20_12_20_стр.7">
      <style:header>
        <table:table table:name="Таблица670" table:style-name="Таблица670">
          <table:table-column table:style-name="Таблица670.A"/>
          <table:table-column table:style-name="Таблица670.B"/>
          <table:table-row table:style-name="Таблица670.1">
            <table:table-cell table:style-name="Таблица670.A1" office:value-type="string">
              <text:p text:style-name="MP7"><text:user-field-get text:name="rightHeader12">Фамилия И.О. Название статьи12</text:user-field-get></text:p>
            </table:table-cell>
            <table:table-cell table:style-name="Таблица670.A1" office:value-type="string">
              <text:p text:style-name="MP8"><text:page-number text:select-page="current">329</text:page-number></text:p>
            </table:table-cell>
          </table:table-row>
        </table:table>
      </style:header>
      <style:header-left>
        <table:table table:name="Таблица671" table:style-name="Таблица671">
          <table:table-column table:style-name="Таблица671.A"/>
          <table:table-column table:style-name="Таблица671.B"/>
          <table:table-row table:style-name="Таблица671.1">
            <table:table-cell table:style-name="Таблица671.A1" office:value-type="string">
              <text:p text:style-name="MP9"><text:page-number text:select-page="current">328</text:page-number></text:p>
            </table:table-cell>
            <table:table-cell table:style-name="Таблица671.A1" office:value-type="string">
              <text:p text:style-name="MP10"><text:user-field-get text:name="leftHeader12">Задайте название радела!</text:user-field-get></text:p>
            </table:table-cell>
          </table:table-row>
        </table:table>
      </style:header-left>
    </style:master-page>
    <style:master-page style:name="Статья_20_12_20_стр.7" style:display-name="Статья 12 стр.7" style:page-layout-name="Mpm9" style:next-style-name="Статья_20_12_20_стр.8">
      <style:header>
        <table:table table:name="Таблица672" table:style-name="Таблица672">
          <table:table-column table:style-name="Таблица672.A"/>
          <table:table-column table:style-name="Таблица672.B"/>
          <table:table-row table:style-name="Таблица672.1">
            <table:table-cell table:style-name="Таблица672.A1" office:value-type="string">
              <text:p text:style-name="MP7"><text:user-field-get text:name="rightHeader12">Фамилия И.О. Название статьи12</text:user-field-get></text:p>
            </table:table-cell>
            <table:table-cell table:style-name="Таблица672.A1" office:value-type="string">
              <text:p text:style-name="MP8"><text:page-number text:select-page="current">329</text:page-number></text:p>
            </table:table-cell>
          </table:table-row>
        </table:table>
      </style:header>
      <style:header-left>
        <table:table table:name="Таблица673" table:style-name="Таблица673">
          <table:table-column table:style-name="Таблица673.A"/>
          <table:table-column table:style-name="Таблица673.B"/>
          <table:table-row table:style-name="Таблица673.1">
            <table:table-cell table:style-name="Таблица673.A1" office:value-type="string">
              <text:p text:style-name="MP9"><text:page-number text:select-page="current">330</text:page-number></text:p>
            </table:table-cell>
            <table:table-cell table:style-name="Таблица673.A1" office:value-type="string">
              <text:p text:style-name="MP10"><text:user-field-get text:name="leftHeader12">Задайте название радела!</text:user-field-get></text:p>
            </table:table-cell>
          </table:table-row>
        </table:table>
      </style:header-left>
    </style:master-page>
    <style:master-page style:name="Статья_20_12_20_стр.8" style:display-name="Статья 12 стр.8" style:page-layout-name="Mpm9" style:next-style-name="Статья_20_12_20_стр.9">
      <style:header>
        <table:table table:name="Таблица674" table:style-name="Таблица674">
          <table:table-column table:style-name="Таблица674.A"/>
          <table:table-column table:style-name="Таблица674.B"/>
          <table:table-row table:style-name="Таблица674.1">
            <table:table-cell table:style-name="Таблица674.A1" office:value-type="string">
              <text:p text:style-name="MP7"><text:user-field-get text:name="rightHeader12">Фамилия И.О. Название статьи12</text:user-field-get></text:p>
            </table:table-cell>
            <table:table-cell table:style-name="Таблица674.A1" office:value-type="string">
              <text:p text:style-name="MP8"><text:page-number text:select-page="current">331</text:page-number></text:p>
            </table:table-cell>
          </table:table-row>
        </table:table>
      </style:header>
      <style:header-left>
        <table:table table:name="Таблица675" table:style-name="Таблица675">
          <table:table-column table:style-name="Таблица675.A"/>
          <table:table-column table:style-name="Таблица675.B"/>
          <table:table-row table:style-name="Таблица675.1">
            <table:table-cell table:style-name="Таблица675.A1" office:value-type="string">
              <text:p text:style-name="MP9"><text:page-number text:select-page="current">330</text:page-number></text:p>
            </table:table-cell>
            <table:table-cell table:style-name="Таблица675.A1" office:value-type="string">
              <text:p text:style-name="MP10"><text:user-field-get text:name="leftHeader12">Задайте название радела!</text:user-field-get></text:p>
            </table:table-cell>
          </table:table-row>
        </table:table>
      </style:header-left>
    </style:master-page>
    <style:master-page style:name="Статья_20_12_20_стр.9" style:display-name="Статья 12 стр.9" style:page-layout-name="Mpm9" style:next-style-name="Статья_20_12_20_стр.10">
      <style:header>
        <table:table table:name="Таблица676" table:style-name="Таблица676">
          <table:table-column table:style-name="Таблица676.A"/>
          <table:table-column table:style-name="Таблица676.B"/>
          <table:table-row table:style-name="Таблица676.1">
            <table:table-cell table:style-name="Таблица676.A1" office:value-type="string">
              <text:p text:style-name="MP7"><text:user-field-get text:name="rightHeader12">Фамилия И.О. Название статьи12</text:user-field-get></text:p>
            </table:table-cell>
            <table:table-cell table:style-name="Таблица676.A1" office:value-type="string">
              <text:p text:style-name="MP8"><text:page-number text:select-page="current">331</text:page-number></text:p>
            </table:table-cell>
          </table:table-row>
        </table:table>
      </style:header>
      <style:header-left>
        <table:table table:name="Таблица677" table:style-name="Таблица677">
          <table:table-column table:style-name="Таблица677.A"/>
          <table:table-column table:style-name="Таблица677.B"/>
          <table:table-row table:style-name="Таблица677.1">
            <table:table-cell table:style-name="Таблица677.A1" office:value-type="string">
              <text:p text:style-name="MP9"><text:page-number text:select-page="current">332</text:page-number></text:p>
            </table:table-cell>
            <table:table-cell table:style-name="Таблица677.A1" office:value-type="string">
              <text:p text:style-name="MP10"><text:user-field-get text:name="leftHeader12">Задайте название радела!</text:user-field-get></text:p>
            </table:table-cell>
          </table:table-row>
        </table:table>
      </style:header-left>
    </style:master-page>
    <style:master-page style:name="Статья_20_12_20_стр.10" style:display-name="Статья 12 стр.10" style:page-layout-name="Mpm9" style:next-style-name="Статья_20_12_20_стр.11">
      <style:header>
        <table:table table:name="Таблица678" table:style-name="Таблица678">
          <table:table-column table:style-name="Таблица678.A"/>
          <table:table-column table:style-name="Таблица678.B"/>
          <table:table-row table:style-name="Таблица678.1">
            <table:table-cell table:style-name="Таблица678.A1" office:value-type="string">
              <text:p text:style-name="MP7"><text:user-field-get text:name="rightHeader12">Фамилия И.О. Название статьи12</text:user-field-get></text:p>
            </table:table-cell>
            <table:table-cell table:style-name="Таблица678.A1" office:value-type="string">
              <text:p text:style-name="MP8"><text:page-number text:select-page="current">333</text:page-number></text:p>
            </table:table-cell>
          </table:table-row>
        </table:table>
      </style:header>
      <style:header-left>
        <table:table table:name="Таблица679" table:style-name="Таблица679">
          <table:table-column table:style-name="Таблица679.A"/>
          <table:table-column table:style-name="Таблица679.B"/>
          <table:table-row table:style-name="Таблица679.1">
            <table:table-cell table:style-name="Таблица679.A1" office:value-type="string">
              <text:p text:style-name="MP9"><text:page-number text:select-page="current">332</text:page-number></text:p>
            </table:table-cell>
            <table:table-cell table:style-name="Таблица679.A1" office:value-type="string">
              <text:p text:style-name="MP10"><text:user-field-get text:name="leftHeader12">Задайте название радела!</text:user-field-get></text:p>
            </table:table-cell>
          </table:table-row>
        </table:table>
      </style:header-left>
    </style:master-page>
    <style:master-page style:name="Статья_20_12_20_стр.11" style:display-name="Статья 12 стр.11" style:page-layout-name="Mpm9" style:next-style-name="Статья_20_12_20_стр.12">
      <style:header>
        <table:table table:name="Таблица680" table:style-name="Таблица680">
          <table:table-column table:style-name="Таблица680.A"/>
          <table:table-column table:style-name="Таблица680.B"/>
          <table:table-row table:style-name="Таблица680.1">
            <table:table-cell table:style-name="Таблица680.A1" office:value-type="string">
              <text:p text:style-name="MP7"><text:user-field-get text:name="rightHeader12">Фамилия И.О. Название статьи12</text:user-field-get></text:p>
            </table:table-cell>
            <table:table-cell table:style-name="Таблица680.A1" office:value-type="string">
              <text:p text:style-name="MP8"><text:page-number text:select-page="current">333</text:page-number></text:p>
            </table:table-cell>
          </table:table-row>
        </table:table>
      </style:header>
      <style:header-left>
        <table:table table:name="Таблица681" table:style-name="Таблица681">
          <table:table-column table:style-name="Таблица681.A"/>
          <table:table-column table:style-name="Таблица681.B"/>
          <table:table-row table:style-name="Таблица681.1">
            <table:table-cell table:style-name="Таблица681.A1" office:value-type="string">
              <text:p text:style-name="MP9"><text:page-number text:select-page="current">334</text:page-number></text:p>
            </table:table-cell>
            <table:table-cell table:style-name="Таблица681.A1" office:value-type="string">
              <text:p text:style-name="MP10"><text:user-field-get text:name="leftHeader12">Задайте название радела!</text:user-field-get></text:p>
            </table:table-cell>
          </table:table-row>
        </table:table>
      </style:header-left>
    </style:master-page>
    <style:master-page style:name="Статья_20_12_20_стр.12" style:display-name="Статья 12 стр.12" style:page-layout-name="Mpm9" style:next-style-name="Статья_20_12_20_стр.13">
      <style:header>
        <table:table table:name="Таблица682" table:style-name="Таблица682">
          <table:table-column table:style-name="Таблица682.A"/>
          <table:table-column table:style-name="Таблица682.B"/>
          <table:table-row table:style-name="Таблица682.1">
            <table:table-cell table:style-name="Таблица682.A1" office:value-type="string">
              <text:p text:style-name="MP7"><text:user-field-get text:name="rightHeader12">Фамилия И.О. Название статьи12</text:user-field-get></text:p>
            </table:table-cell>
            <table:table-cell table:style-name="Таблица682.A1" office:value-type="string">
              <text:p text:style-name="MP8"><text:page-number text:select-page="current">335</text:page-number></text:p>
            </table:table-cell>
          </table:table-row>
        </table:table>
      </style:header>
      <style:header-left>
        <table:table table:name="Таблица683" table:style-name="Таблица683">
          <table:table-column table:style-name="Таблица683.A"/>
          <table:table-column table:style-name="Таблица683.B"/>
          <table:table-row table:style-name="Таблица683.1">
            <table:table-cell table:style-name="Таблица683.A1" office:value-type="string">
              <text:p text:style-name="MP9"><text:page-number text:select-page="current">334</text:page-number></text:p>
            </table:table-cell>
            <table:table-cell table:style-name="Таблица683.A1" office:value-type="string">
              <text:p text:style-name="MP10"><text:user-field-get text:name="leftHeader12">Задайте название радела!</text:user-field-get></text:p>
            </table:table-cell>
          </table:table-row>
        </table:table>
      </style:header-left>
    </style:master-page>
    <style:master-page style:name="Статья_20_12_20_стр.13" style:display-name="Статья 12 стр.13" style:page-layout-name="Mpm9" style:next-style-name="Статья_20_12_20_стр.14">
      <style:header>
        <table:table table:name="Таблица684" table:style-name="Таблица684">
          <table:table-column table:style-name="Таблица684.A"/>
          <table:table-column table:style-name="Таблица684.B"/>
          <table:table-row table:style-name="Таблица684.1">
            <table:table-cell table:style-name="Таблица684.A1" office:value-type="string">
              <text:p text:style-name="MP7"><text:user-field-get text:name="rightHeader12">Фамилия И.О. Название статьи12</text:user-field-get></text:p>
            </table:table-cell>
            <table:table-cell table:style-name="Таблица684.A1" office:value-type="string">
              <text:p text:style-name="MP8"><text:page-number text:select-page="current">335</text:page-number></text:p>
            </table:table-cell>
          </table:table-row>
        </table:table>
      </style:header>
      <style:header-left>
        <table:table table:name="Таблица685" table:style-name="Таблица685">
          <table:table-column table:style-name="Таблица685.A"/>
          <table:table-column table:style-name="Таблица685.B"/>
          <table:table-row table:style-name="Таблица685.1">
            <table:table-cell table:style-name="Таблица685.A1" office:value-type="string">
              <text:p text:style-name="MP9"><text:page-number text:select-page="current">336</text:page-number></text:p>
            </table:table-cell>
            <table:table-cell table:style-name="Таблица685.A1" office:value-type="string">
              <text:p text:style-name="MP10"><text:user-field-get text:name="leftHeader12">Задайте название радела!</text:user-field-get></text:p>
            </table:table-cell>
          </table:table-row>
        </table:table>
      </style:header-left>
    </style:master-page>
    <style:master-page style:name="Статья_20_12_20_стр.14" style:display-name="Статья 12 стр.14" style:page-layout-name="Mpm9" style:next-style-name="Статья_20_12_20_стр.15">
      <style:header>
        <table:table table:name="Таблица686" table:style-name="Таблица686">
          <table:table-column table:style-name="Таблица686.A"/>
          <table:table-column table:style-name="Таблица686.B"/>
          <table:table-row table:style-name="Таблица686.1">
            <table:table-cell table:style-name="Таблица686.A1" office:value-type="string">
              <text:p text:style-name="MP7"><text:user-field-get text:name="rightHeader12">Фамилия И.О. Название статьи12</text:user-field-get></text:p>
            </table:table-cell>
            <table:table-cell table:style-name="Таблица686.A1" office:value-type="string">
              <text:p text:style-name="MP8"><text:page-number text:select-page="current">337</text:page-number></text:p>
            </table:table-cell>
          </table:table-row>
        </table:table>
      </style:header>
      <style:header-left>
        <table:table table:name="Таблица687" table:style-name="Таблица687">
          <table:table-column table:style-name="Таблица687.A"/>
          <table:table-column table:style-name="Таблица687.B"/>
          <table:table-row table:style-name="Таблица687.1">
            <table:table-cell table:style-name="Таблица687.A1" office:value-type="string">
              <text:p text:style-name="MP9"><text:page-number text:select-page="current">336</text:page-number></text:p>
            </table:table-cell>
            <table:table-cell table:style-name="Таблица687.A1" office:value-type="string">
              <text:p text:style-name="MP10"><text:user-field-get text:name="leftHeader12">Задайте название радела!</text:user-field-get></text:p>
            </table:table-cell>
          </table:table-row>
        </table:table>
      </style:header-left>
    </style:master-page>
    <style:master-page style:name="Статья_20_12_20_стр.15" style:display-name="Статья 12 стр.15" style:page-layout-name="Mpm9" style:next-style-name="Статья_20_12_20_стр.16">
      <style:header>
        <table:table table:name="Таблица688" table:style-name="Таблица688">
          <table:table-column table:style-name="Таблица688.A"/>
          <table:table-column table:style-name="Таблица688.B"/>
          <table:table-row table:style-name="Таблица688.1">
            <table:table-cell table:style-name="Таблица688.A1" office:value-type="string">
              <text:p text:style-name="MP7"><text:user-field-get text:name="rightHeader12">Фамилия И.О. Название статьи12</text:user-field-get></text:p>
            </table:table-cell>
            <table:table-cell table:style-name="Таблица688.A1" office:value-type="string">
              <text:p text:style-name="MP8"><text:page-number text:select-page="current">337</text:page-number></text:p>
            </table:table-cell>
          </table:table-row>
        </table:table>
      </style:header>
      <style:header-left>
        <table:table table:name="Таблица689" table:style-name="Таблица689">
          <table:table-column table:style-name="Таблица689.A"/>
          <table:table-column table:style-name="Таблица689.B"/>
          <table:table-row table:style-name="Таблица689.1">
            <table:table-cell table:style-name="Таблица689.A1" office:value-type="string">
              <text:p text:style-name="MP9"><text:page-number text:select-page="current">338</text:page-number></text:p>
            </table:table-cell>
            <table:table-cell table:style-name="Таблица689.A1" office:value-type="string">
              <text:p text:style-name="MP10"><text:user-field-get text:name="leftHeader12">Задайте название радела!</text:user-field-get></text:p>
            </table:table-cell>
          </table:table-row>
        </table:table>
      </style:header-left>
    </style:master-page>
    <style:master-page style:name="Статья_20_12_20_стр.16" style:display-name="Статья 12 стр.16" style:page-layout-name="Mpm9" style:next-style-name="Статья_20_12_20_стр.17">
      <style:header>
        <table:table table:name="Таблица690" table:style-name="Таблица690">
          <table:table-column table:style-name="Таблица690.A"/>
          <table:table-column table:style-name="Таблица690.B"/>
          <table:table-row table:style-name="Таблица690.1">
            <table:table-cell table:style-name="Таблица690.A1" office:value-type="string">
              <text:p text:style-name="MP7"><text:user-field-get text:name="rightHeader12">Фамилия И.О. Название статьи12</text:user-field-get></text:p>
            </table:table-cell>
            <table:table-cell table:style-name="Таблица690.A1" office:value-type="string">
              <text:p text:style-name="MP8"><text:page-number text:select-page="current">339</text:page-number></text:p>
            </table:table-cell>
          </table:table-row>
        </table:table>
      </style:header>
      <style:header-left>
        <table:table table:name="Таблица691" table:style-name="Таблица691">
          <table:table-column table:style-name="Таблица691.A"/>
          <table:table-column table:style-name="Таблица691.B"/>
          <table:table-row table:style-name="Таблица691.1">
            <table:table-cell table:style-name="Таблица691.A1" office:value-type="string">
              <text:p text:style-name="MP9"><text:page-number text:select-page="current">338</text:page-number></text:p>
            </table:table-cell>
            <table:table-cell table:style-name="Таблица691.A1" office:value-type="string">
              <text:p text:style-name="MP10"><text:user-field-get text:name="leftHeader12">Задайте название радела!</text:user-field-get></text:p>
            </table:table-cell>
          </table:table-row>
        </table:table>
      </style:header-left>
    </style:master-page>
    <style:master-page style:name="Статья_20_12_20_стр.17" style:display-name="Статья 12 стр.17" style:page-layout-name="Mpm9" style:next-style-name="Статья_20_12_20_стр.18">
      <style:header>
        <table:table table:name="Таблица692" table:style-name="Таблица692">
          <table:table-column table:style-name="Таблица692.A"/>
          <table:table-column table:style-name="Таблица692.B"/>
          <table:table-row table:style-name="Таблица692.1">
            <table:table-cell table:style-name="Таблица692.A1" office:value-type="string">
              <text:p text:style-name="MP7"><text:user-field-get text:name="rightHeader12">Фамилия И.О. Название статьи12</text:user-field-get></text:p>
            </table:table-cell>
            <table:table-cell table:style-name="Таблица692.A1" office:value-type="string">
              <text:p text:style-name="MP8"><text:page-number text:select-page="current">339</text:page-number></text:p>
            </table:table-cell>
          </table:table-row>
        </table:table>
      </style:header>
      <style:header-left>
        <table:table table:name="Таблица693" table:style-name="Таблица693">
          <table:table-column table:style-name="Таблица693.A"/>
          <table:table-column table:style-name="Таблица693.B"/>
          <table:table-row table:style-name="Таблица693.1">
            <table:table-cell table:style-name="Таблица693.A1" office:value-type="string">
              <text:p text:style-name="MP9"><text:page-number text:select-page="current">340</text:page-number></text:p>
            </table:table-cell>
            <table:table-cell table:style-name="Таблица693.A1" office:value-type="string">
              <text:p text:style-name="MP10"><text:user-field-get text:name="leftHeader12">Задайте название радела!</text:user-field-get></text:p>
            </table:table-cell>
          </table:table-row>
        </table:table>
      </style:header-left>
    </style:master-page>
    <style:master-page style:name="Статья_20_12_20_стр.18" style:display-name="Статья 12 стр.18" style:page-layout-name="Mpm9" style:next-style-name="Статья_20_12_20_стр.19">
      <style:header>
        <table:table table:name="Таблица694" table:style-name="Таблица694">
          <table:table-column table:style-name="Таблица694.A"/>
          <table:table-column table:style-name="Таблица694.B"/>
          <table:table-row table:style-name="Таблица694.1">
            <table:table-cell table:style-name="Таблица694.A1" office:value-type="string">
              <text:p text:style-name="MP7"><text:user-field-get text:name="rightHeader12">Фамилия И.О. Название статьи12</text:user-field-get></text:p>
            </table:table-cell>
            <table:table-cell table:style-name="Таблица694.A1" office:value-type="string">
              <text:p text:style-name="MP8"><text:page-number text:select-page="current">341</text:page-number></text:p>
            </table:table-cell>
          </table:table-row>
        </table:table>
      </style:header>
      <style:header-left>
        <table:table table:name="Таблица695" table:style-name="Таблица695">
          <table:table-column table:style-name="Таблица695.A"/>
          <table:table-column table:style-name="Таблица695.B"/>
          <table:table-row table:style-name="Таблица695.1">
            <table:table-cell table:style-name="Таблица695.A1" office:value-type="string">
              <text:p text:style-name="MP9"><text:page-number text:select-page="current">340</text:page-number></text:p>
            </table:table-cell>
            <table:table-cell table:style-name="Таблица695.A1" office:value-type="string">
              <text:p text:style-name="MP10"><text:user-field-get text:name="leftHeader12">Задайте название радела!</text:user-field-get></text:p>
            </table:table-cell>
          </table:table-row>
        </table:table>
      </style:header-left>
    </style:master-page>
    <style:master-page style:name="Статья_20_12_20_стр.19" style:display-name="Статья 12 стр.19" style:page-layout-name="Mpm9" style:next-style-name="Статья_20_12_20_стр.20">
      <style:header>
        <table:table table:name="Таблица696" table:style-name="Таблица696">
          <table:table-column table:style-name="Таблица696.A"/>
          <table:table-column table:style-name="Таблица696.B"/>
          <table:table-row table:style-name="Таблица696.1">
            <table:table-cell table:style-name="Таблица696.A1" office:value-type="string">
              <text:p text:style-name="MP7"><text:user-field-get text:name="rightHeader12">Фамилия И.О. Название статьи12</text:user-field-get></text:p>
            </table:table-cell>
            <table:table-cell table:style-name="Таблица696.A1" office:value-type="string">
              <text:p text:style-name="MP8"><text:page-number text:select-page="current">341</text:page-number></text:p>
            </table:table-cell>
          </table:table-row>
        </table:table>
      </style:header>
      <style:header-left>
        <table:table table:name="Таблица697" table:style-name="Таблица697">
          <table:table-column table:style-name="Таблица697.A"/>
          <table:table-column table:style-name="Таблица697.B"/>
          <table:table-row table:style-name="Таблица697.1">
            <table:table-cell table:style-name="Таблица697.A1" office:value-type="string">
              <text:p text:style-name="MP9"><text:page-number text:select-page="current">342</text:page-number></text:p>
            </table:table-cell>
            <table:table-cell table:style-name="Таблица697.A1" office:value-type="string">
              <text:p text:style-name="MP10"><text:user-field-get text:name="leftHeader12">Задайте название радела!</text:user-field-get></text:p>
            </table:table-cell>
          </table:table-row>
        </table:table>
      </style:header-left>
    </style:master-page>
    <style:master-page style:name="Статья_20_12_20_стр.20" style:display-name="Статья 12 стр.20" style:page-layout-name="Mpm9" style:next-style-name="Статья_20_12_20_стр.21">
      <style:header>
        <table:table table:name="Таблица698" table:style-name="Таблица698">
          <table:table-column table:style-name="Таблица698.A"/>
          <table:table-column table:style-name="Таблица698.B"/>
          <table:table-row table:style-name="Таблица698.1">
            <table:table-cell table:style-name="Таблица698.A1" office:value-type="string">
              <text:p text:style-name="MP7"><text:user-field-get text:name="rightHeader12">Фамилия И.О. Название статьи12</text:user-field-get></text:p>
            </table:table-cell>
            <table:table-cell table:style-name="Таблица698.A1" office:value-type="string">
              <text:p text:style-name="MP8"><text:page-number text:select-page="current">343</text:page-number></text:p>
            </table:table-cell>
          </table:table-row>
        </table:table>
      </style:header>
      <style:header-left>
        <table:table table:name="Таблица699" table:style-name="Таблица699">
          <table:table-column table:style-name="Таблица699.A"/>
          <table:table-column table:style-name="Таблица699.B"/>
          <table:table-row table:style-name="Таблица699.1">
            <table:table-cell table:style-name="Таблица699.A1" office:value-type="string">
              <text:p text:style-name="MP9"><text:page-number text:select-page="current">342</text:page-number></text:p>
            </table:table-cell>
            <table:table-cell table:style-name="Таблица699.A1" office:value-type="string">
              <text:p text:style-name="MP10"><text:user-field-get text:name="leftHeader12">Задайте название радела!</text:user-field-get></text:p>
            </table:table-cell>
          </table:table-row>
        </table:table>
      </style:header-left>
    </style:master-page>
    <style:master-page style:name="Статья_20_12_20_стр.21" style:display-name="Статья 12 стр.21" style:page-layout-name="Mpm9" style:next-style-name="Статья_20_12_20_стр.22">
      <style:header>
        <table:table table:name="Таблица700" table:style-name="Таблица700">
          <table:table-column table:style-name="Таблица700.A"/>
          <table:table-column table:style-name="Таблица700.B"/>
          <table:table-row table:style-name="Таблица700.1">
            <table:table-cell table:style-name="Таблица700.A1" office:value-type="string">
              <text:p text:style-name="MP7"><text:user-field-get text:name="rightHeader12">Фамилия И.О. Название статьи12</text:user-field-get></text:p>
            </table:table-cell>
            <table:table-cell table:style-name="Таблица700.A1" office:value-type="string">
              <text:p text:style-name="MP8"><text:page-number text:select-page="current">343</text:page-number></text:p>
            </table:table-cell>
          </table:table-row>
        </table:table>
      </style:header>
      <style:header-left>
        <table:table table:name="Таблица701" table:style-name="Таблица701">
          <table:table-column table:style-name="Таблица701.A"/>
          <table:table-column table:style-name="Таблица701.B"/>
          <table:table-row table:style-name="Таблица701.1">
            <table:table-cell table:style-name="Таблица701.A1" office:value-type="string">
              <text:p text:style-name="MP9"><text:page-number text:select-page="current">344</text:page-number></text:p>
            </table:table-cell>
            <table:table-cell table:style-name="Таблица701.A1" office:value-type="string">
              <text:p text:style-name="MP10"><text:user-field-get text:name="leftHeader12">Задайте название радела!</text:user-field-get></text:p>
            </table:table-cell>
          </table:table-row>
        </table:table>
      </style:header-left>
    </style:master-page>
    <style:master-page style:name="Статья_20_12_20_стр.22" style:display-name="Статья 12 стр.22" style:page-layout-name="Mpm9" style:next-style-name="Статья_20_12_20_стр.23">
      <style:header>
        <table:table table:name="Таблица702" table:style-name="Таблица702">
          <table:table-column table:style-name="Таблица702.A"/>
          <table:table-column table:style-name="Таблица702.B"/>
          <table:table-row table:style-name="Таблица702.1">
            <table:table-cell table:style-name="Таблица702.A1" office:value-type="string">
              <text:p text:style-name="MP7"><text:user-field-get text:name="rightHeader12">Фамилия И.О. Название статьи12</text:user-field-get></text:p>
            </table:table-cell>
            <table:table-cell table:style-name="Таблица702.A1" office:value-type="string">
              <text:p text:style-name="MP8"><text:page-number text:select-page="current">345</text:page-number></text:p>
            </table:table-cell>
          </table:table-row>
        </table:table>
      </style:header>
      <style:header-left>
        <table:table table:name="Таблица703" table:style-name="Таблица703">
          <table:table-column table:style-name="Таблица703.A"/>
          <table:table-column table:style-name="Таблица703.B"/>
          <table:table-row table:style-name="Таблица703.1">
            <table:table-cell table:style-name="Таблица703.A1" office:value-type="string">
              <text:p text:style-name="MP9"><text:page-number text:select-page="current">344</text:page-number></text:p>
            </table:table-cell>
            <table:table-cell table:style-name="Таблица703.A1" office:value-type="string">
              <text:p text:style-name="MP10"><text:user-field-get text:name="leftHeader12">Задайте название радела!</text:user-field-get></text:p>
            </table:table-cell>
          </table:table-row>
        </table:table>
      </style:header-left>
    </style:master-page>
    <style:master-page style:name="Статья_20_12_20_стр.23" style:display-name="Статья 12 стр.23" style:page-layout-name="Mpm9" style:next-style-name="Статья_20_12_20_стр.24">
      <style:header>
        <table:table table:name="Таблица704" table:style-name="Таблица704">
          <table:table-column table:style-name="Таблица704.A"/>
          <table:table-column table:style-name="Таблица704.B"/>
          <table:table-row table:style-name="Таблица704.1">
            <table:table-cell table:style-name="Таблица704.A1" office:value-type="string">
              <text:p text:style-name="MP7"><text:user-field-get text:name="rightHeader12">Фамилия И.О. Название статьи12</text:user-field-get></text:p>
            </table:table-cell>
            <table:table-cell table:style-name="Таблица704.A1" office:value-type="string">
              <text:p text:style-name="MP8"><text:page-number text:select-page="current">345</text:page-number></text:p>
            </table:table-cell>
          </table:table-row>
        </table:table>
      </style:header>
      <style:header-left>
        <table:table table:name="Таблица705" table:style-name="Таблица705">
          <table:table-column table:style-name="Таблица705.A"/>
          <table:table-column table:style-name="Таблица705.B"/>
          <table:table-row table:style-name="Таблица705.1">
            <table:table-cell table:style-name="Таблица705.A1" office:value-type="string">
              <text:p text:style-name="MP9"><text:page-number text:select-page="current">346</text:page-number></text:p>
            </table:table-cell>
            <table:table-cell table:style-name="Таблица705.A1" office:value-type="string">
              <text:p text:style-name="MP10"><text:user-field-get text:name="leftHeader12">Задайте название радела!</text:user-field-get></text:p>
            </table:table-cell>
          </table:table-row>
        </table:table>
      </style:header-left>
    </style:master-page>
    <style:master-page style:name="Статья_20_12_20_стр.24" style:display-name="Статья 12 стр.24" style:page-layout-name="Mpm9" style:next-style-name="Статья_20_12_20_стр.25">
      <style:header>
        <table:table table:name="Таблица706" table:style-name="Таблица706">
          <table:table-column table:style-name="Таблица706.A"/>
          <table:table-column table:style-name="Таблица706.B"/>
          <table:table-row table:style-name="Таблица706.1">
            <table:table-cell table:style-name="Таблица706.A1" office:value-type="string">
              <text:p text:style-name="MP7"><text:user-field-get text:name="rightHeader12">Фамилия И.О. Название статьи12</text:user-field-get></text:p>
            </table:table-cell>
            <table:table-cell table:style-name="Таблица706.A1" office:value-type="string">
              <text:p text:style-name="MP8"><text:page-number text:select-page="current">347</text:page-number></text:p>
            </table:table-cell>
          </table:table-row>
        </table:table>
      </style:header>
      <style:header-left>
        <table:table table:name="Таблица707" table:style-name="Таблица707">
          <table:table-column table:style-name="Таблица707.A"/>
          <table:table-column table:style-name="Таблица707.B"/>
          <table:table-row table:style-name="Таблица707.1">
            <table:table-cell table:style-name="Таблица707.A1" office:value-type="string">
              <text:p text:style-name="MP9"><text:page-number text:select-page="current">346</text:page-number></text:p>
            </table:table-cell>
            <table:table-cell table:style-name="Таблица707.A1" office:value-type="string">
              <text:p text:style-name="MP10"><text:user-field-get text:name="leftHeader12">Задайте название радела!</text:user-field-get></text:p>
            </table:table-cell>
          </table:table-row>
        </table:table>
      </style:header-left>
    </style:master-page>
    <style:master-page style:name="Статья_20_12_20_стр.25" style:display-name="Статья 12 стр.25" style:page-layout-name="Mpm9" style:next-style-name="Статья_20_12_20_стр.26">
      <style:header>
        <table:table table:name="Таблица708" table:style-name="Таблица708">
          <table:table-column table:style-name="Таблица708.A"/>
          <table:table-column table:style-name="Таблица708.B"/>
          <table:table-row table:style-name="Таблица708.1">
            <table:table-cell table:style-name="Таблица708.A1" office:value-type="string">
              <text:p text:style-name="MP7"><text:user-field-get text:name="rightHeader12">Фамилия И.О. Название статьи12</text:user-field-get></text:p>
            </table:table-cell>
            <table:table-cell table:style-name="Таблица708.A1" office:value-type="string">
              <text:p text:style-name="MP8"><text:page-number text:select-page="current">347</text:page-number></text:p>
            </table:table-cell>
          </table:table-row>
        </table:table>
      </style:header>
      <style:header-left>
        <table:table table:name="Таблица709" table:style-name="Таблица709">
          <table:table-column table:style-name="Таблица709.A"/>
          <table:table-column table:style-name="Таблица709.B"/>
          <table:table-row table:style-name="Таблица709.1">
            <table:table-cell table:style-name="Таблица709.A1" office:value-type="string">
              <text:p text:style-name="MP9"><text:page-number text:select-page="current">348</text:page-number></text:p>
            </table:table-cell>
            <table:table-cell table:style-name="Таблица709.A1" office:value-type="string">
              <text:p text:style-name="MP10"><text:user-field-get text:name="leftHeader12">Задайте название радела!</text:user-field-get></text:p>
            </table:table-cell>
          </table:table-row>
        </table:table>
      </style:header-left>
    </style:master-page>
    <style:master-page style:name="Статья_20_12_20_стр.26" style:display-name="Статья 12 стр.26" style:page-layout-name="Mpm9" style:next-style-name="Статья_20_12_20_стр.27">
      <style:header>
        <table:table table:name="Таблица710" table:style-name="Таблица710">
          <table:table-column table:style-name="Таблица710.A"/>
          <table:table-column table:style-name="Таблица710.B"/>
          <table:table-row table:style-name="Таблица710.1">
            <table:table-cell table:style-name="Таблица710.A1" office:value-type="string">
              <text:p text:style-name="MP7"><text:user-field-get text:name="rightHeader12">Фамилия И.О. Название статьи12</text:user-field-get></text:p>
            </table:table-cell>
            <table:table-cell table:style-name="Таблица710.A1" office:value-type="string">
              <text:p text:style-name="MP8"><text:page-number text:select-page="current">349</text:page-number></text:p>
            </table:table-cell>
          </table:table-row>
        </table:table>
      </style:header>
      <style:header-left>
        <table:table table:name="Таблица711" table:style-name="Таблица711">
          <table:table-column table:style-name="Таблица711.A"/>
          <table:table-column table:style-name="Таблица711.B"/>
          <table:table-row table:style-name="Таблица711.1">
            <table:table-cell table:style-name="Таблица711.A1" office:value-type="string">
              <text:p text:style-name="MP9"><text:page-number text:select-page="current">348</text:page-number></text:p>
            </table:table-cell>
            <table:table-cell table:style-name="Таблица711.A1" office:value-type="string">
              <text:p text:style-name="MP10"><text:user-field-get text:name="leftHeader12">Задайте название радела!</text:user-field-get></text:p>
            </table:table-cell>
          </table:table-row>
        </table:table>
      </style:header-left>
    </style:master-page>
    <style:master-page style:name="Статья_20_12_20_стр.27" style:display-name="Статья 12 стр.27" style:page-layout-name="Mpm9" style:next-style-name="Статья_20_12_20_стр.28">
      <style:header>
        <table:table table:name="Таблица712" table:style-name="Таблица712">
          <table:table-column table:style-name="Таблица712.A"/>
          <table:table-column table:style-name="Таблица712.B"/>
          <table:table-row table:style-name="Таблица712.1">
            <table:table-cell table:style-name="Таблица712.A1" office:value-type="string">
              <text:p text:style-name="MP7"><text:user-field-get text:name="rightHeader12">Фамилия И.О. Название статьи12</text:user-field-get></text:p>
            </table:table-cell>
            <table:table-cell table:style-name="Таблица712.A1" office:value-type="string">
              <text:p text:style-name="MP8"><text:page-number text:select-page="current">349</text:page-number></text:p>
            </table:table-cell>
          </table:table-row>
        </table:table>
      </style:header>
      <style:header-left>
        <table:table table:name="Таблица713" table:style-name="Таблица713">
          <table:table-column table:style-name="Таблица713.A"/>
          <table:table-column table:style-name="Таблица713.B"/>
          <table:table-row table:style-name="Таблица713.1">
            <table:table-cell table:style-name="Таблица713.A1" office:value-type="string">
              <text:p text:style-name="MP9"><text:page-number text:select-page="current">350</text:page-number></text:p>
            </table:table-cell>
            <table:table-cell table:style-name="Таблица713.A1" office:value-type="string">
              <text:p text:style-name="MP10"><text:user-field-get text:name="leftHeader12">Задайте название радела!</text:user-field-get></text:p>
            </table:table-cell>
          </table:table-row>
        </table:table>
      </style:header-left>
    </style:master-page>
    <style:master-page style:name="Статья_20_12_20_стр.28" style:display-name="Статья 12 стр.28" style:page-layout-name="Mpm9" style:next-style-name="Статья_20_12_20_стр.29">
      <style:header>
        <table:table table:name="Таблица714" table:style-name="Таблица714">
          <table:table-column table:style-name="Таблица714.A"/>
          <table:table-column table:style-name="Таблица714.B"/>
          <table:table-row table:style-name="Таблица714.1">
            <table:table-cell table:style-name="Таблица714.A1" office:value-type="string">
              <text:p text:style-name="MP7"><text:user-field-get text:name="rightHeader12">Фамилия И.О. Название статьи12</text:user-field-get></text:p>
            </table:table-cell>
            <table:table-cell table:style-name="Таблица714.A1" office:value-type="string">
              <text:p text:style-name="MP8"><text:page-number text:select-page="current">351</text:page-number></text:p>
            </table:table-cell>
          </table:table-row>
        </table:table>
      </style:header>
      <style:header-left>
        <table:table table:name="Таблица715" table:style-name="Таблица715">
          <table:table-column table:style-name="Таблица715.A"/>
          <table:table-column table:style-name="Таблица715.B"/>
          <table:table-row table:style-name="Таблица715.1">
            <table:table-cell table:style-name="Таблица715.A1" office:value-type="string">
              <text:p text:style-name="MP9"><text:page-number text:select-page="current">350</text:page-number></text:p>
            </table:table-cell>
            <table:table-cell table:style-name="Таблица715.A1" office:value-type="string">
              <text:p text:style-name="MP10"><text:user-field-get text:name="leftHeader12">Задайте название радела!</text:user-field-get></text:p>
            </table:table-cell>
          </table:table-row>
        </table:table>
      </style:header-left>
    </style:master-page>
    <style:master-page style:name="Статья_20_12_20_стр.29" style:display-name="Статья 12 стр.29" style:page-layout-name="Mpm9" style:next-style-name="Статья_20_12">
      <style:header>
        <table:table table:name="Таблица716" table:style-name="Таблица716">
          <table:table-column table:style-name="Таблица716.A"/>
          <table:table-column table:style-name="Таблица716.B"/>
          <table:table-row table:style-name="Таблица716.1">
            <table:table-cell table:style-name="Таблица716.A1" office:value-type="string">
              <text:p text:style-name="MP7"><text:user-field-get text:name="rightHeader12">Фамилия И.О. Название статьи12</text:user-field-get></text:p>
            </table:table-cell>
            <table:table-cell table:style-name="Таблица716.A1" office:value-type="string">
              <text:p text:style-name="MP8"><text:page-number text:select-page="current">351</text:page-number></text:p>
            </table:table-cell>
          </table:table-row>
        </table:table>
      </style:header>
      <style:header-left>
        <table:table table:name="Таблица717" table:style-name="Таблица717">
          <table:table-column table:style-name="Таблица717.A"/>
          <table:table-column table:style-name="Таблица717.B"/>
          <table:table-row table:style-name="Таблица717.1">
            <table:table-cell table:style-name="Таблица717.A1" office:value-type="string">
              <text:p text:style-name="MP9"><text:page-number text:select-page="current">352</text:page-number></text:p>
            </table:table-cell>
            <table:table-cell table:style-name="Таблица717.A1" office:value-type="string">
              <text:p text:style-name="MP10"><text:user-field-get text:name="leftHeader12">Задайте название радела!</text:user-field-get></text:p>
            </table:table-cell>
          </table:table-row>
        </table:table>
      </style:header-left>
    </style:master-page>
    <style:master-page style:name="Статья_20_13_20_стр.1" style:display-name="Статья 13 стр.1" style:page-layout-name="Mpm10" style:next-style-name="Статья_20_13_20_стр.2">
      <style:header>
        <table:table table:name="Таблица718" table:style-name="Таблица718">
          <table:table-column table:style-name="Таблица718.A"/>
          <table:table-column table:style-name="Таблица718.B"/>
          <table:table-row>
            <table:table-cell table:style-name="Таблица718.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353</text:page-number>–<text:user-field-get text:name="article13LastPage">381</text:user-field-get></text:p>
              <text:p text:style-name="MP11"><text:user-field-get text:name="article13UDK">Задать УДК</text:user-field-get></text:p>
            </table:table-cell>
            <table:table-cell table:style-name="Таблица718.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353</text:page-number>–<text:user-field-get text:name="article13LastPage">381</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353</text:page-number>-<text:user-field-get text:name="article13LastPage">381</text:user-field-get></text:p>
            </table:table-cell>
          </table:table-row>
        </table:table>
      </style:header>
      <style:footer>
        <text:user-field-decls>
          <text:user-field-decl office:value-type="string" office:string-value="" text:name="author13Copyright"/>
        </text:user-field-decls>
        <text:p text:style-name="MP14"><text:user-field-get text:name="author13Copyright"/></text:p>
      </style:footer>
    </style:master-page>
    <style:master-page style:name="Статья_20_13" style:display-name="Статья 13" style:page-layout-name="Mpm9">
      <style:header>
        <table:table table:name="Таблица719" table:style-name="Таблица719">
          <table:table-column table:style-name="Таблица719.A"/>
          <table:table-column table:style-name="Таблица719.B"/>
          <table:table-row table:style-name="Таблица719.1">
            <table:table-cell table:style-name="Таблица719.A1" office:value-type="string">
              <text:p text:style-name="MP7"><text:user-field-get text:name="rightHeader13">Фамилия И.О. Название статьи13</text:user-field-get></text:p>
            </table:table-cell>
            <table:table-cell table:style-name="Таблица719.A1" office:value-type="string">
              <text:p text:style-name="MP8"><text:page-number text:select-page="current">381</text:page-number></text:p>
            </table:table-cell>
          </table:table-row>
        </table:table>
      </style:header>
      <style:header-left>
        <table:table table:name="Таблица720" table:style-name="Таблица720">
          <table:table-column table:style-name="Таблица720.A"/>
          <table:table-column table:style-name="Таблица720.B"/>
          <table:table-row table:style-name="Таблица720.1">
            <table:table-cell table:style-name="Таблица720.A1" office:value-type="string">
              <text:p text:style-name="MP9"><text:page-number text:select-page="current">382</text:page-number></text:p>
            </table:table-cell>
            <table:table-cell table:style-name="Таблица720.A1" office:value-type="string">
              <text:p text:style-name="MP10"><text:user-field-get text:name="leftHeader13">Задайте название радела!</text:user-field-get></text:p>
            </table:table-cell>
          </table:table-row>
        </table:table>
      </style:header-left>
    </style:master-page>
    <style:master-page style:name="Статья_20_13_20_стр.2" style:display-name="Статья 13 стр.2" style:page-layout-name="Mpm9" style:next-style-name="Статья_20_13_20_стр.3">
      <style:header>
        <table:table table:name="Таблица721" table:style-name="Таблица721">
          <table:table-column table:style-name="Таблица721.A"/>
          <table:table-column table:style-name="Таблица721.B"/>
          <table:table-row table:style-name="Таблица721.1">
            <table:table-cell table:style-name="Таблица721.A1" office:value-type="string">
              <text:p text:style-name="MP7"><text:user-field-get text:name="rightHeader13">Фамилия И.О. Название статьи13</text:user-field-get></text:p>
            </table:table-cell>
            <table:table-cell table:style-name="Таблица721.A1" office:value-type="string">
              <text:p text:style-name="MP8"><text:page-number text:select-page="current">381</text:page-number></text:p>
            </table:table-cell>
          </table:table-row>
        </table:table>
      </style:header>
      <style:header-left>
        <table:table table:name="Таблица722" table:style-name="Таблица722">
          <table:table-column table:style-name="Таблица722.A"/>
          <table:table-column table:style-name="Таблица722.B"/>
          <table:table-row table:style-name="Таблица722.1">
            <table:table-cell table:style-name="Таблица722.A1" office:value-type="string">
              <text:p text:style-name="MP9"><text:page-number text:select-page="current">354</text:page-number></text:p>
            </table:table-cell>
            <table:table-cell table:style-name="Таблица722.A1" office:value-type="string">
              <text:p text:style-name="MP10"><text:user-field-get text:name="leftHeader13">Задайте название радела!</text:user-field-get></text:p>
            </table:table-cell>
          </table:table-row>
        </table:table>
      </style:header-left>
    </style:master-page>
    <style:master-page style:name="Статья_20_13_20_стр.3" style:display-name="Статья 13 стр.3" style:page-layout-name="Mpm9" style:next-style-name="Статья_20_13_20_стр.4">
      <style:header>
        <table:table table:name="Таблица723" table:style-name="Таблица723">
          <table:table-column table:style-name="Таблица723.A"/>
          <table:table-column table:style-name="Таблица723.B"/>
          <table:table-row table:style-name="Таблица723.1">
            <table:table-cell table:style-name="Таблица723.A1" office:value-type="string">
              <text:p text:style-name="MP7"><text:user-field-get text:name="rightHeader13">Фамилия И.О. Название статьи13</text:user-field-get></text:p>
            </table:table-cell>
            <table:table-cell table:style-name="Таблица723.A1" office:value-type="string">
              <text:p text:style-name="MP8"><text:page-number text:select-page="current">355</text:page-number></text:p>
            </table:table-cell>
          </table:table-row>
        </table:table>
      </style:header>
      <style:header-left>
        <table:table table:name="Таблица724" table:style-name="Таблица724">
          <table:table-column table:style-name="Таблица724.A"/>
          <table:table-column table:style-name="Таблица724.B"/>
          <table:table-row table:style-name="Таблица724.1">
            <table:table-cell table:style-name="Таблица724.A1" office:value-type="string">
              <text:p text:style-name="MP9"><text:page-number text:select-page="current">354</text:page-number></text:p>
            </table:table-cell>
            <table:table-cell table:style-name="Таблица724.A1" office:value-type="string">
              <text:p text:style-name="MP10"><text:user-field-get text:name="leftHeader13">Задайте название радела!</text:user-field-get></text:p>
            </table:table-cell>
          </table:table-row>
        </table:table>
      </style:header-left>
    </style:master-page>
    <style:master-page style:name="Статья_20_13_20_стр.4" style:display-name="Статья 13 стр.4" style:page-layout-name="Mpm9" style:next-style-name="Статья_20_13_20_стр.5">
      <style:header>
        <table:table table:name="Таблица725" table:style-name="Таблица725">
          <table:table-column table:style-name="Таблица725.A"/>
          <table:table-column table:style-name="Таблица725.B"/>
          <table:table-row table:style-name="Таблица725.1">
            <table:table-cell table:style-name="Таблица725.A1" office:value-type="string">
              <text:p text:style-name="MP7"><text:user-field-get text:name="rightHeader13">Фамилия И.О. Название статьи13</text:user-field-get></text:p>
            </table:table-cell>
            <table:table-cell table:style-name="Таблица725.A1" office:value-type="string">
              <text:p text:style-name="MP8"><text:page-number text:select-page="current">355</text:page-number></text:p>
            </table:table-cell>
          </table:table-row>
        </table:table>
      </style:header>
      <style:header-left>
        <table:table table:name="Таблица726" table:style-name="Таблица726">
          <table:table-column table:style-name="Таблица726.A"/>
          <table:table-column table:style-name="Таблица726.B"/>
          <table:table-row table:style-name="Таблица726.1">
            <table:table-cell table:style-name="Таблица726.A1" office:value-type="string">
              <text:p text:style-name="MP9"><text:page-number text:select-page="current">356</text:page-number></text:p>
            </table:table-cell>
            <table:table-cell table:style-name="Таблица726.A1" office:value-type="string">
              <text:p text:style-name="MP10"><text:user-field-get text:name="leftHeader13">Задайте название радела!</text:user-field-get></text:p>
            </table:table-cell>
          </table:table-row>
        </table:table>
      </style:header-left>
    </style:master-page>
    <style:master-page style:name="Статья_20_13_20_стр.5" style:display-name="Статья 13 стр.5" style:page-layout-name="Mpm9" style:next-style-name="Статья_20_13_20_стр.6">
      <style:header>
        <table:table table:name="Таблица727" table:style-name="Таблица727">
          <table:table-column table:style-name="Таблица727.A"/>
          <table:table-column table:style-name="Таблица727.B"/>
          <table:table-row table:style-name="Таблица727.1">
            <table:table-cell table:style-name="Таблица727.A1" office:value-type="string">
              <text:p text:style-name="MP7"><text:user-field-get text:name="rightHeader13">Фамилия И.О. Название статьи13</text:user-field-get></text:p>
            </table:table-cell>
            <table:table-cell table:style-name="Таблица727.A1" office:value-type="string">
              <text:p text:style-name="MP8"><text:page-number text:select-page="current">357</text:page-number></text:p>
            </table:table-cell>
          </table:table-row>
        </table:table>
      </style:header>
      <style:header-left>
        <table:table table:name="Таблица728" table:style-name="Таблица728">
          <table:table-column table:style-name="Таблица728.A"/>
          <table:table-column table:style-name="Таблица728.B"/>
          <table:table-row table:style-name="Таблица728.1">
            <table:table-cell table:style-name="Таблица728.A1" office:value-type="string">
              <text:p text:style-name="MP9"><text:page-number text:select-page="current">356</text:page-number></text:p>
            </table:table-cell>
            <table:table-cell table:style-name="Таблица728.A1" office:value-type="string">
              <text:p text:style-name="MP10"><text:user-field-get text:name="leftHeader13">Задайте название радела!</text:user-field-get></text:p>
            </table:table-cell>
          </table:table-row>
        </table:table>
      </style:header-left>
    </style:master-page>
    <style:master-page style:name="Статья_20_13_20_стр.6" style:display-name="Статья 13 стр.6" style:page-layout-name="Mpm9" style:next-style-name="Статья_20_13_20_стр.7">
      <style:header>
        <table:table table:name="Таблица729" table:style-name="Таблица729">
          <table:table-column table:style-name="Таблица729.A"/>
          <table:table-column table:style-name="Таблица729.B"/>
          <table:table-row table:style-name="Таблица729.1">
            <table:table-cell table:style-name="Таблица729.A1" office:value-type="string">
              <text:p text:style-name="MP7"><text:user-field-get text:name="rightHeader13">Фамилия И.О. Название статьи13</text:user-field-get></text:p>
            </table:table-cell>
            <table:table-cell table:style-name="Таблица729.A1" office:value-type="string">
              <text:p text:style-name="MP8"><text:page-number text:select-page="current">357</text:page-number></text:p>
            </table:table-cell>
          </table:table-row>
        </table:table>
      </style:header>
      <style:header-left>
        <table:table table:name="Таблица730" table:style-name="Таблица730">
          <table:table-column table:style-name="Таблица730.A"/>
          <table:table-column table:style-name="Таблица730.B"/>
          <table:table-row table:style-name="Таблица730.1">
            <table:table-cell table:style-name="Таблица730.A1" office:value-type="string">
              <text:p text:style-name="MP9"><text:page-number text:select-page="current">358</text:page-number></text:p>
            </table:table-cell>
            <table:table-cell table:style-name="Таблица730.A1" office:value-type="string">
              <text:p text:style-name="MP10"><text:user-field-get text:name="leftHeader13">Задайте название радела!</text:user-field-get></text:p>
            </table:table-cell>
          </table:table-row>
        </table:table>
      </style:header-left>
    </style:master-page>
    <style:master-page style:name="Статья_20_13_20_стр.7" style:display-name="Статья 13 стр.7" style:page-layout-name="Mpm9" style:next-style-name="Статья_20_13_20_стр.8">
      <style:header>
        <table:table table:name="Таблица731" table:style-name="Таблица731">
          <table:table-column table:style-name="Таблица731.A"/>
          <table:table-column table:style-name="Таблица731.B"/>
          <table:table-row table:style-name="Таблица731.1">
            <table:table-cell table:style-name="Таблица731.A1" office:value-type="string">
              <text:p text:style-name="MP7"><text:user-field-get text:name="rightHeader13">Фамилия И.О. Название статьи13</text:user-field-get></text:p>
            </table:table-cell>
            <table:table-cell table:style-name="Таблица731.A1" office:value-type="string">
              <text:p text:style-name="MP8"><text:page-number text:select-page="current">359</text:page-number></text:p>
            </table:table-cell>
          </table:table-row>
        </table:table>
      </style:header>
      <style:header-left>
        <table:table table:name="Таблица732" table:style-name="Таблица732">
          <table:table-column table:style-name="Таблица732.A"/>
          <table:table-column table:style-name="Таблица732.B"/>
          <table:table-row table:style-name="Таблица732.1">
            <table:table-cell table:style-name="Таблица732.A1" office:value-type="string">
              <text:p text:style-name="MP9"><text:page-number text:select-page="current">358</text:page-number></text:p>
            </table:table-cell>
            <table:table-cell table:style-name="Таблица732.A1" office:value-type="string">
              <text:p text:style-name="MP10"><text:user-field-get text:name="leftHeader13">Задайте название радела!</text:user-field-get></text:p>
            </table:table-cell>
          </table:table-row>
        </table:table>
      </style:header-left>
    </style:master-page>
    <style:master-page style:name="Статья_20_13_20_стр.8" style:display-name="Статья 13 стр.8" style:page-layout-name="Mpm9" style:next-style-name="Статья_20_13_20_стр.9">
      <style:header>
        <table:table table:name="Таблица733" table:style-name="Таблица733">
          <table:table-column table:style-name="Таблица733.A"/>
          <table:table-column table:style-name="Таблица733.B"/>
          <table:table-row table:style-name="Таблица733.1">
            <table:table-cell table:style-name="Таблица733.A1" office:value-type="string">
              <text:p text:style-name="MP7"><text:user-field-get text:name="rightHeader13">Фамилия И.О. Название статьи13</text:user-field-get></text:p>
            </table:table-cell>
            <table:table-cell table:style-name="Таблица733.A1" office:value-type="string">
              <text:p text:style-name="MP8"><text:page-number text:select-page="current">359</text:page-number></text:p>
            </table:table-cell>
          </table:table-row>
        </table:table>
      </style:header>
      <style:header-left>
        <table:table table:name="Таблица734" table:style-name="Таблица734">
          <table:table-column table:style-name="Таблица734.A"/>
          <table:table-column table:style-name="Таблица734.B"/>
          <table:table-row table:style-name="Таблица734.1">
            <table:table-cell table:style-name="Таблица734.A1" office:value-type="string">
              <text:p text:style-name="MP9"><text:page-number text:select-page="current">360</text:page-number></text:p>
            </table:table-cell>
            <table:table-cell table:style-name="Таблица734.A1" office:value-type="string">
              <text:p text:style-name="MP10"><text:user-field-get text:name="leftHeader13">Задайте название радела!</text:user-field-get></text:p>
            </table:table-cell>
          </table:table-row>
        </table:table>
      </style:header-left>
    </style:master-page>
    <style:master-page style:name="Статья_20_13_20_стр.9" style:display-name="Статья 13 стр.9" style:page-layout-name="Mpm9" style:next-style-name="Статья_20_13_20_стр.10">
      <style:header>
        <table:table table:name="Таблица735" table:style-name="Таблица735">
          <table:table-column table:style-name="Таблица735.A"/>
          <table:table-column table:style-name="Таблица735.B"/>
          <table:table-row table:style-name="Таблица735.1">
            <table:table-cell table:style-name="Таблица735.A1" office:value-type="string">
              <text:p text:style-name="MP7"><text:user-field-get text:name="rightHeader13">Фамилия И.О. Название статьи13</text:user-field-get></text:p>
            </table:table-cell>
            <table:table-cell table:style-name="Таблица735.A1" office:value-type="string">
              <text:p text:style-name="MP8"><text:page-number text:select-page="current">361</text:page-number></text:p>
            </table:table-cell>
          </table:table-row>
        </table:table>
      </style:header>
      <style:header-left>
        <table:table table:name="Таблица736" table:style-name="Таблица736">
          <table:table-column table:style-name="Таблица736.A"/>
          <table:table-column table:style-name="Таблица736.B"/>
          <table:table-row table:style-name="Таблица736.1">
            <table:table-cell table:style-name="Таблица736.A1" office:value-type="string">
              <text:p text:style-name="MP9"><text:page-number text:select-page="current">360</text:page-number></text:p>
            </table:table-cell>
            <table:table-cell table:style-name="Таблица736.A1" office:value-type="string">
              <text:p text:style-name="MP10"><text:user-field-get text:name="leftHeader13">Задайте название радела!</text:user-field-get></text:p>
            </table:table-cell>
          </table:table-row>
        </table:table>
      </style:header-left>
    </style:master-page>
    <style:master-page style:name="Статья_20_13_20_стр.10" style:display-name="Статья 13 стр.10" style:page-layout-name="Mpm9" style:next-style-name="Статья_20_13_20_стр.11">
      <style:header>
        <table:table table:name="Таблица737" table:style-name="Таблица737">
          <table:table-column table:style-name="Таблица737.A"/>
          <table:table-column table:style-name="Таблица737.B"/>
          <table:table-row table:style-name="Таблица737.1">
            <table:table-cell table:style-name="Таблица737.A1" office:value-type="string">
              <text:p text:style-name="MP7"><text:user-field-get text:name="rightHeader13">Фамилия И.О. Название статьи13</text:user-field-get></text:p>
            </table:table-cell>
            <table:table-cell table:style-name="Таблица737.A1" office:value-type="string">
              <text:p text:style-name="MP8"><text:page-number text:select-page="current">361</text:page-number></text:p>
            </table:table-cell>
          </table:table-row>
        </table:table>
      </style:header>
      <style:header-left>
        <table:table table:name="Таблица738" table:style-name="Таблица738">
          <table:table-column table:style-name="Таблица738.A"/>
          <table:table-column table:style-name="Таблица738.B"/>
          <table:table-row table:style-name="Таблица738.1">
            <table:table-cell table:style-name="Таблица738.A1" office:value-type="string">
              <text:p text:style-name="MP9"><text:page-number text:select-page="current">362</text:page-number></text:p>
            </table:table-cell>
            <table:table-cell table:style-name="Таблица738.A1" office:value-type="string">
              <text:p text:style-name="MP10"><text:user-field-get text:name="leftHeader13">Задайте название радела!</text:user-field-get></text:p>
            </table:table-cell>
          </table:table-row>
        </table:table>
      </style:header-left>
    </style:master-page>
    <style:master-page style:name="Статья_20_13_20_стр.11" style:display-name="Статья 13 стр.11" style:page-layout-name="Mpm9" style:next-style-name="Статья_20_13_20_стр.12">
      <style:header>
        <table:table table:name="Таблица739" table:style-name="Таблица739">
          <table:table-column table:style-name="Таблица739.A"/>
          <table:table-column table:style-name="Таблица739.B"/>
          <table:table-row table:style-name="Таблица739.1">
            <table:table-cell table:style-name="Таблица739.A1" office:value-type="string">
              <text:p text:style-name="MP7"><text:user-field-get text:name="rightHeader13">Фамилия И.О. Название статьи13</text:user-field-get></text:p>
            </table:table-cell>
            <table:table-cell table:style-name="Таблица739.A1" office:value-type="string">
              <text:p text:style-name="MP8"><text:page-number text:select-page="current">363</text:page-number></text:p>
            </table:table-cell>
          </table:table-row>
        </table:table>
      </style:header>
      <style:header-left>
        <table:table table:name="Таблица740" table:style-name="Таблица740">
          <table:table-column table:style-name="Таблица740.A"/>
          <table:table-column table:style-name="Таблица740.B"/>
          <table:table-row table:style-name="Таблица740.1">
            <table:table-cell table:style-name="Таблица740.A1" office:value-type="string">
              <text:p text:style-name="MP9"><text:page-number text:select-page="current">362</text:page-number></text:p>
            </table:table-cell>
            <table:table-cell table:style-name="Таблица740.A1" office:value-type="string">
              <text:p text:style-name="MP10"><text:user-field-get text:name="leftHeader13">Задайте название радела!</text:user-field-get></text:p>
            </table:table-cell>
          </table:table-row>
        </table:table>
      </style:header-left>
    </style:master-page>
    <style:master-page style:name="Статья_20_13_20_стр.12" style:display-name="Статья 13 стр.12" style:page-layout-name="Mpm9" style:next-style-name="Статья_20_13_20_стр.13">
      <style:header>
        <table:table table:name="Таблица741" table:style-name="Таблица741">
          <table:table-column table:style-name="Таблица741.A"/>
          <table:table-column table:style-name="Таблица741.B"/>
          <table:table-row table:style-name="Таблица741.1">
            <table:table-cell table:style-name="Таблица741.A1" office:value-type="string">
              <text:p text:style-name="MP7"><text:user-field-get text:name="rightHeader13">Фамилия И.О. Название статьи13</text:user-field-get></text:p>
            </table:table-cell>
            <table:table-cell table:style-name="Таблица741.A1" office:value-type="string">
              <text:p text:style-name="MP8"><text:page-number text:select-page="current">363</text:page-number></text:p>
            </table:table-cell>
          </table:table-row>
        </table:table>
      </style:header>
      <style:header-left>
        <table:table table:name="Таблица742" table:style-name="Таблица742">
          <table:table-column table:style-name="Таблица742.A"/>
          <table:table-column table:style-name="Таблица742.B"/>
          <table:table-row table:style-name="Таблица742.1">
            <table:table-cell table:style-name="Таблица742.A1" office:value-type="string">
              <text:p text:style-name="MP9"><text:page-number text:select-page="current">364</text:page-number></text:p>
            </table:table-cell>
            <table:table-cell table:style-name="Таблица742.A1" office:value-type="string">
              <text:p text:style-name="MP10"><text:user-field-get text:name="leftHeader13">Задайте название радела!</text:user-field-get></text:p>
            </table:table-cell>
          </table:table-row>
        </table:table>
      </style:header-left>
    </style:master-page>
    <style:master-page style:name="Статья_20_13_20_стр.13" style:display-name="Статья 13 стр.13" style:page-layout-name="Mpm9" style:next-style-name="Статья_20_13_20_стр.14">
      <style:header>
        <table:table table:name="Таблица743" table:style-name="Таблица743">
          <table:table-column table:style-name="Таблица743.A"/>
          <table:table-column table:style-name="Таблица743.B"/>
          <table:table-row table:style-name="Таблица743.1">
            <table:table-cell table:style-name="Таблица743.A1" office:value-type="string">
              <text:p text:style-name="MP7"><text:user-field-get text:name="rightHeader13">Фамилия И.О. Название статьи13</text:user-field-get></text:p>
            </table:table-cell>
            <table:table-cell table:style-name="Таблица743.A1" office:value-type="string">
              <text:p text:style-name="MP8"><text:page-number text:select-page="current">365</text:page-number></text:p>
            </table:table-cell>
          </table:table-row>
        </table:table>
      </style:header>
      <style:header-left>
        <table:table table:name="Таблица744" table:style-name="Таблица744">
          <table:table-column table:style-name="Таблица744.A"/>
          <table:table-column table:style-name="Таблица744.B"/>
          <table:table-row table:style-name="Таблица744.1">
            <table:table-cell table:style-name="Таблица744.A1" office:value-type="string">
              <text:p text:style-name="MP9"><text:page-number text:select-page="current">364</text:page-number></text:p>
            </table:table-cell>
            <table:table-cell table:style-name="Таблица744.A1" office:value-type="string">
              <text:p text:style-name="MP10"><text:user-field-get text:name="leftHeader13">Задайте название радела!</text:user-field-get></text:p>
            </table:table-cell>
          </table:table-row>
        </table:table>
      </style:header-left>
    </style:master-page>
    <style:master-page style:name="Статья_20_13_20_стр.14" style:display-name="Статья 13 стр.14" style:page-layout-name="Mpm9" style:next-style-name="Статья_20_13_20_стр.15">
      <style:header>
        <table:table table:name="Таблица745" table:style-name="Таблица745">
          <table:table-column table:style-name="Таблица745.A"/>
          <table:table-column table:style-name="Таблица745.B"/>
          <table:table-row table:style-name="Таблица745.1">
            <table:table-cell table:style-name="Таблица745.A1" office:value-type="string">
              <text:p text:style-name="MP7"><text:user-field-get text:name="rightHeader13">Фамилия И.О. Название статьи13</text:user-field-get></text:p>
            </table:table-cell>
            <table:table-cell table:style-name="Таблица745.A1" office:value-type="string">
              <text:p text:style-name="MP8"><text:page-number text:select-page="current">365</text:page-number></text:p>
            </table:table-cell>
          </table:table-row>
        </table:table>
      </style:header>
      <style:header-left>
        <table:table table:name="Таблица746" table:style-name="Таблица746">
          <table:table-column table:style-name="Таблица746.A"/>
          <table:table-column table:style-name="Таблица746.B"/>
          <table:table-row table:style-name="Таблица746.1">
            <table:table-cell table:style-name="Таблица746.A1" office:value-type="string">
              <text:p text:style-name="MP9"><text:page-number text:select-page="current">366</text:page-number></text:p>
            </table:table-cell>
            <table:table-cell table:style-name="Таблица746.A1" office:value-type="string">
              <text:p text:style-name="MP10"><text:user-field-get text:name="leftHeader13">Задайте название радела!</text:user-field-get></text:p>
            </table:table-cell>
          </table:table-row>
        </table:table>
      </style:header-left>
    </style:master-page>
    <style:master-page style:name="Статья_20_13_20_стр.15" style:display-name="Статья 13 стр.15" style:page-layout-name="Mpm9" style:next-style-name="Статья_20_13_20_стр.16">
      <style:header>
        <table:table table:name="Таблица747" table:style-name="Таблица747">
          <table:table-column table:style-name="Таблица747.A"/>
          <table:table-column table:style-name="Таблица747.B"/>
          <table:table-row table:style-name="Таблица747.1">
            <table:table-cell table:style-name="Таблица747.A1" office:value-type="string">
              <text:p text:style-name="MP7"><text:user-field-get text:name="rightHeader13">Фамилия И.О. Название статьи13</text:user-field-get></text:p>
            </table:table-cell>
            <table:table-cell table:style-name="Таблица747.A1" office:value-type="string">
              <text:p text:style-name="MP8"><text:page-number text:select-page="current">367</text:page-number></text:p>
            </table:table-cell>
          </table:table-row>
        </table:table>
      </style:header>
      <style:header-left>
        <table:table table:name="Таблица748" table:style-name="Таблица748">
          <table:table-column table:style-name="Таблица748.A"/>
          <table:table-column table:style-name="Таблица748.B"/>
          <table:table-row table:style-name="Таблица748.1">
            <table:table-cell table:style-name="Таблица748.A1" office:value-type="string">
              <text:p text:style-name="MP9"><text:page-number text:select-page="current">366</text:page-number></text:p>
            </table:table-cell>
            <table:table-cell table:style-name="Таблица748.A1" office:value-type="string">
              <text:p text:style-name="MP10"><text:user-field-get text:name="leftHeader13">Задайте название радела!</text:user-field-get></text:p>
            </table:table-cell>
          </table:table-row>
        </table:table>
      </style:header-left>
    </style:master-page>
    <style:master-page style:name="Статья_20_13_20_стр.16" style:display-name="Статья 13 стр.16" style:page-layout-name="Mpm9" style:next-style-name="Статья_20_13_20_стр.17">
      <style:header>
        <table:table table:name="Таблица749" table:style-name="Таблица749">
          <table:table-column table:style-name="Таблица749.A"/>
          <table:table-column table:style-name="Таблица749.B"/>
          <table:table-row table:style-name="Таблица749.1">
            <table:table-cell table:style-name="Таблица749.A1" office:value-type="string">
              <text:p text:style-name="MP7"><text:user-field-get text:name="rightHeader13">Фамилия И.О. Название статьи13</text:user-field-get></text:p>
            </table:table-cell>
            <table:table-cell table:style-name="Таблица749.A1" office:value-type="string">
              <text:p text:style-name="MP8"><text:page-number text:select-page="current">367</text:page-number></text:p>
            </table:table-cell>
          </table:table-row>
        </table:table>
      </style:header>
      <style:header-left>
        <table:table table:name="Таблица750" table:style-name="Таблица750">
          <table:table-column table:style-name="Таблица750.A"/>
          <table:table-column table:style-name="Таблица750.B"/>
          <table:table-row table:style-name="Таблица750.1">
            <table:table-cell table:style-name="Таблица750.A1" office:value-type="string">
              <text:p text:style-name="MP9"><text:page-number text:select-page="current">368</text:page-number></text:p>
            </table:table-cell>
            <table:table-cell table:style-name="Таблица750.A1" office:value-type="string">
              <text:p text:style-name="MP10"><text:user-field-get text:name="leftHeader13">Задайте название радела!</text:user-field-get></text:p>
            </table:table-cell>
          </table:table-row>
        </table:table>
      </style:header-left>
    </style:master-page>
    <style:master-page style:name="Статья_20_13_20_стр.17" style:display-name="Статья 13 стр.17" style:page-layout-name="Mpm9" style:next-style-name="Статья_20_13_20_стр.18">
      <style:header>
        <table:table table:name="Таблица751" table:style-name="Таблица751">
          <table:table-column table:style-name="Таблица751.A"/>
          <table:table-column table:style-name="Таблица751.B"/>
          <table:table-row table:style-name="Таблица751.1">
            <table:table-cell table:style-name="Таблица751.A1" office:value-type="string">
              <text:p text:style-name="MP7"><text:user-field-get text:name="rightHeader13">Фамилия И.О. Название статьи13</text:user-field-get></text:p>
            </table:table-cell>
            <table:table-cell table:style-name="Таблица751.A1" office:value-type="string">
              <text:p text:style-name="MP8"><text:page-number text:select-page="current">369</text:page-number></text:p>
            </table:table-cell>
          </table:table-row>
        </table:table>
      </style:header>
      <style:header-left>
        <table:table table:name="Таблица752" table:style-name="Таблица752">
          <table:table-column table:style-name="Таблица752.A"/>
          <table:table-column table:style-name="Таблица752.B"/>
          <table:table-row table:style-name="Таблица752.1">
            <table:table-cell table:style-name="Таблица752.A1" office:value-type="string">
              <text:p text:style-name="MP9"><text:page-number text:select-page="current">368</text:page-number></text:p>
            </table:table-cell>
            <table:table-cell table:style-name="Таблица752.A1" office:value-type="string">
              <text:p text:style-name="MP10"><text:user-field-get text:name="leftHeader13">Задайте название радела!</text:user-field-get></text:p>
            </table:table-cell>
          </table:table-row>
        </table:table>
      </style:header-left>
    </style:master-page>
    <style:master-page style:name="Статья_20_13_20_стр.18" style:display-name="Статья 13 стр.18" style:page-layout-name="Mpm9" style:next-style-name="Статья_20_13_20_стр.19">
      <style:header>
        <table:table table:name="Таблица753" table:style-name="Таблица753">
          <table:table-column table:style-name="Таблица753.A"/>
          <table:table-column table:style-name="Таблица753.B"/>
          <table:table-row table:style-name="Таблица753.1">
            <table:table-cell table:style-name="Таблица753.A1" office:value-type="string">
              <text:p text:style-name="MP7"><text:user-field-get text:name="rightHeader13">Фамилия И.О. Название статьи13</text:user-field-get></text:p>
            </table:table-cell>
            <table:table-cell table:style-name="Таблица753.A1" office:value-type="string">
              <text:p text:style-name="MP8"><text:page-number text:select-page="current">369</text:page-number></text:p>
            </table:table-cell>
          </table:table-row>
        </table:table>
      </style:header>
      <style:header-left>
        <table:table table:name="Таблица754" table:style-name="Таблица754">
          <table:table-column table:style-name="Таблица754.A"/>
          <table:table-column table:style-name="Таблица754.B"/>
          <table:table-row table:style-name="Таблица754.1">
            <table:table-cell table:style-name="Таблица754.A1" office:value-type="string">
              <text:p text:style-name="MP9"><text:page-number text:select-page="current">370</text:page-number></text:p>
            </table:table-cell>
            <table:table-cell table:style-name="Таблица754.A1" office:value-type="string">
              <text:p text:style-name="MP10"><text:user-field-get text:name="leftHeader13">Задайте название радела!</text:user-field-get></text:p>
            </table:table-cell>
          </table:table-row>
        </table:table>
      </style:header-left>
    </style:master-page>
    <style:master-page style:name="Статья_20_13_20_стр.19" style:display-name="Статья 13 стр.19" style:page-layout-name="Mpm9" style:next-style-name="Статья_20_13_20_стр.20">
      <style:header>
        <table:table table:name="Таблица755" table:style-name="Таблица755">
          <table:table-column table:style-name="Таблица755.A"/>
          <table:table-column table:style-name="Таблица755.B"/>
          <table:table-row table:style-name="Таблица755.1">
            <table:table-cell table:style-name="Таблица755.A1" office:value-type="string">
              <text:p text:style-name="MP7"><text:user-field-get text:name="rightHeader13">Фамилия И.О. Название статьи13</text:user-field-get></text:p>
            </table:table-cell>
            <table:table-cell table:style-name="Таблица755.A1" office:value-type="string">
              <text:p text:style-name="MP8"><text:page-number text:select-page="current">371</text:page-number></text:p>
            </table:table-cell>
          </table:table-row>
        </table:table>
      </style:header>
      <style:header-left>
        <table:table table:name="Таблица756" table:style-name="Таблица756">
          <table:table-column table:style-name="Таблица756.A"/>
          <table:table-column table:style-name="Таблица756.B"/>
          <table:table-row table:style-name="Таблица756.1">
            <table:table-cell table:style-name="Таблица756.A1" office:value-type="string">
              <text:p text:style-name="MP9"><text:page-number text:select-page="current">370</text:page-number></text:p>
            </table:table-cell>
            <table:table-cell table:style-name="Таблица756.A1" office:value-type="string">
              <text:p text:style-name="MP10"><text:user-field-get text:name="leftHeader13">Задайте название радела!</text:user-field-get></text:p>
            </table:table-cell>
          </table:table-row>
        </table:table>
      </style:header-left>
    </style:master-page>
    <style:master-page style:name="Статья_20_13_20_стр.20" style:display-name="Статья 13 стр.20" style:page-layout-name="Mpm9" style:next-style-name="Статья_20_13_20_стр.21">
      <style:header>
        <table:table table:name="Таблица757" table:style-name="Таблица757">
          <table:table-column table:style-name="Таблица757.A"/>
          <table:table-column table:style-name="Таблица757.B"/>
          <table:table-row table:style-name="Таблица757.1">
            <table:table-cell table:style-name="Таблица757.A1" office:value-type="string">
              <text:p text:style-name="MP7"><text:user-field-get text:name="rightHeader13">Фамилия И.О. Название статьи13</text:user-field-get></text:p>
            </table:table-cell>
            <table:table-cell table:style-name="Таблица757.A1" office:value-type="string">
              <text:p text:style-name="MP8"><text:page-number text:select-page="current">371</text:page-number></text:p>
            </table:table-cell>
          </table:table-row>
        </table:table>
      </style:header>
      <style:header-left>
        <table:table table:name="Таблица758" table:style-name="Таблица758">
          <table:table-column table:style-name="Таблица758.A"/>
          <table:table-column table:style-name="Таблица758.B"/>
          <table:table-row table:style-name="Таблица758.1">
            <table:table-cell table:style-name="Таблица758.A1" office:value-type="string">
              <text:p text:style-name="MP9"><text:page-number text:select-page="current">372</text:page-number></text:p>
            </table:table-cell>
            <table:table-cell table:style-name="Таблица758.A1" office:value-type="string">
              <text:p text:style-name="MP10"><text:user-field-get text:name="leftHeader13">Задайте название радела!</text:user-field-get></text:p>
            </table:table-cell>
          </table:table-row>
        </table:table>
      </style:header-left>
    </style:master-page>
    <style:master-page style:name="Статья_20_13_20_стр.21" style:display-name="Статья 13 стр.21" style:page-layout-name="Mpm9" style:next-style-name="Статья_20_13_20_стр.22">
      <style:header>
        <table:table table:name="Таблица759" table:style-name="Таблица759">
          <table:table-column table:style-name="Таблица759.A"/>
          <table:table-column table:style-name="Таблица759.B"/>
          <table:table-row table:style-name="Таблица759.1">
            <table:table-cell table:style-name="Таблица759.A1" office:value-type="string">
              <text:p text:style-name="MP7"><text:user-field-get text:name="rightHeader13">Фамилия И.О. Название статьи13</text:user-field-get></text:p>
            </table:table-cell>
            <table:table-cell table:style-name="Таблица759.A1" office:value-type="string">
              <text:p text:style-name="MP8"><text:page-number text:select-page="current">373</text:page-number></text:p>
            </table:table-cell>
          </table:table-row>
        </table:table>
      </style:header>
      <style:header-left>
        <table:table table:name="Таблица760" table:style-name="Таблица760">
          <table:table-column table:style-name="Таблица760.A"/>
          <table:table-column table:style-name="Таблица760.B"/>
          <table:table-row table:style-name="Таблица760.1">
            <table:table-cell table:style-name="Таблица760.A1" office:value-type="string">
              <text:p text:style-name="MP9"><text:page-number text:select-page="current">372</text:page-number></text:p>
            </table:table-cell>
            <table:table-cell table:style-name="Таблица760.A1" office:value-type="string">
              <text:p text:style-name="MP10"><text:user-field-get text:name="leftHeader13">Задайте название радела!</text:user-field-get></text:p>
            </table:table-cell>
          </table:table-row>
        </table:table>
      </style:header-left>
    </style:master-page>
    <style:master-page style:name="Статья_20_13_20_стр.22" style:display-name="Статья 13 стр.22" style:page-layout-name="Mpm9" style:next-style-name="Статья_20_13_20_стр.23">
      <style:header>
        <table:table table:name="Таблица761" table:style-name="Таблица761">
          <table:table-column table:style-name="Таблица761.A"/>
          <table:table-column table:style-name="Таблица761.B"/>
          <table:table-row table:style-name="Таблица761.1">
            <table:table-cell table:style-name="Таблица761.A1" office:value-type="string">
              <text:p text:style-name="MP7"><text:user-field-get text:name="rightHeader13">Фамилия И.О. Название статьи13</text:user-field-get></text:p>
            </table:table-cell>
            <table:table-cell table:style-name="Таблица761.A1" office:value-type="string">
              <text:p text:style-name="MP8"><text:page-number text:select-page="current">373</text:page-number></text:p>
            </table:table-cell>
          </table:table-row>
        </table:table>
      </style:header>
      <style:header-left>
        <table:table table:name="Таблица762" table:style-name="Таблица762">
          <table:table-column table:style-name="Таблица762.A"/>
          <table:table-column table:style-name="Таблица762.B"/>
          <table:table-row table:style-name="Таблица762.1">
            <table:table-cell table:style-name="Таблица762.A1" office:value-type="string">
              <text:p text:style-name="MP9"><text:page-number text:select-page="current">374</text:page-number></text:p>
            </table:table-cell>
            <table:table-cell table:style-name="Таблица762.A1" office:value-type="string">
              <text:p text:style-name="MP10"><text:user-field-get text:name="leftHeader13">Задайте название радела!</text:user-field-get></text:p>
            </table:table-cell>
          </table:table-row>
        </table:table>
      </style:header-left>
    </style:master-page>
    <style:master-page style:name="Статья_20_13_20_стр.23" style:display-name="Статья 13 стр.23" style:page-layout-name="Mpm9" style:next-style-name="Статья_20_13_20_стр.24">
      <style:header>
        <table:table table:name="Таблица763" table:style-name="Таблица763">
          <table:table-column table:style-name="Таблица763.A"/>
          <table:table-column table:style-name="Таблица763.B"/>
          <table:table-row table:style-name="Таблица763.1">
            <table:table-cell table:style-name="Таблица763.A1" office:value-type="string">
              <text:p text:style-name="MP7"><text:user-field-get text:name="rightHeader13">Фамилия И.О. Название статьи13</text:user-field-get></text:p>
            </table:table-cell>
            <table:table-cell table:style-name="Таблица763.A1" office:value-type="string">
              <text:p text:style-name="MP8"><text:page-number text:select-page="current">375</text:page-number></text:p>
            </table:table-cell>
          </table:table-row>
        </table:table>
      </style:header>
      <style:header-left>
        <table:table table:name="Таблица764" table:style-name="Таблица764">
          <table:table-column table:style-name="Таблица764.A"/>
          <table:table-column table:style-name="Таблица764.B"/>
          <table:table-row table:style-name="Таблица764.1">
            <table:table-cell table:style-name="Таблица764.A1" office:value-type="string">
              <text:p text:style-name="MP9"><text:page-number text:select-page="current">374</text:page-number></text:p>
            </table:table-cell>
            <table:table-cell table:style-name="Таблица764.A1" office:value-type="string">
              <text:p text:style-name="MP10"><text:user-field-get text:name="leftHeader13">Задайте название радела!</text:user-field-get></text:p>
            </table:table-cell>
          </table:table-row>
        </table:table>
      </style:header-left>
    </style:master-page>
    <style:master-page style:name="Статья_20_13_20_стр.24" style:display-name="Статья 13 стр.24" style:page-layout-name="Mpm9" style:next-style-name="Статья_20_13_20_стр.25">
      <style:header>
        <table:table table:name="Таблица765" table:style-name="Таблица765">
          <table:table-column table:style-name="Таблица765.A"/>
          <table:table-column table:style-name="Таблица765.B"/>
          <table:table-row table:style-name="Таблица765.1">
            <table:table-cell table:style-name="Таблица765.A1" office:value-type="string">
              <text:p text:style-name="MP7"><text:user-field-get text:name="rightHeader13">Фамилия И.О. Название статьи13</text:user-field-get></text:p>
            </table:table-cell>
            <table:table-cell table:style-name="Таблица765.A1" office:value-type="string">
              <text:p text:style-name="MP8"><text:page-number text:select-page="current">375</text:page-number></text:p>
            </table:table-cell>
          </table:table-row>
        </table:table>
      </style:header>
      <style:header-left>
        <table:table table:name="Таблица766" table:style-name="Таблица766">
          <table:table-column table:style-name="Таблица766.A"/>
          <table:table-column table:style-name="Таблица766.B"/>
          <table:table-row table:style-name="Таблица766.1">
            <table:table-cell table:style-name="Таблица766.A1" office:value-type="string">
              <text:p text:style-name="MP9"><text:page-number text:select-page="current">376</text:page-number></text:p>
            </table:table-cell>
            <table:table-cell table:style-name="Таблица766.A1" office:value-type="string">
              <text:p text:style-name="MP10"><text:user-field-get text:name="leftHeader13">Задайте название радела!</text:user-field-get></text:p>
            </table:table-cell>
          </table:table-row>
        </table:table>
      </style:header-left>
    </style:master-page>
    <style:master-page style:name="Статья_20_13_20_стр.25" style:display-name="Статья 13 стр.25" style:page-layout-name="Mpm9" style:next-style-name="Статья_20_13_20_стр.26">
      <style:header>
        <table:table table:name="Таблица767" table:style-name="Таблица767">
          <table:table-column table:style-name="Таблица767.A"/>
          <table:table-column table:style-name="Таблица767.B"/>
          <table:table-row table:style-name="Таблица767.1">
            <table:table-cell table:style-name="Таблица767.A1" office:value-type="string">
              <text:p text:style-name="MP7"><text:user-field-get text:name="rightHeader13">Фамилия И.О. Название статьи13</text:user-field-get></text:p>
            </table:table-cell>
            <table:table-cell table:style-name="Таблица767.A1" office:value-type="string">
              <text:p text:style-name="MP8"><text:page-number text:select-page="current">377</text:page-number></text:p>
            </table:table-cell>
          </table:table-row>
        </table:table>
      </style:header>
      <style:header-left>
        <table:table table:name="Таблица768" table:style-name="Таблица768">
          <table:table-column table:style-name="Таблица768.A"/>
          <table:table-column table:style-name="Таблица768.B"/>
          <table:table-row table:style-name="Таблица768.1">
            <table:table-cell table:style-name="Таблица768.A1" office:value-type="string">
              <text:p text:style-name="MP9"><text:page-number text:select-page="current">376</text:page-number></text:p>
            </table:table-cell>
            <table:table-cell table:style-name="Таблица768.A1" office:value-type="string">
              <text:p text:style-name="MP10"><text:user-field-get text:name="leftHeader13">Задайте название радела!</text:user-field-get></text:p>
            </table:table-cell>
          </table:table-row>
        </table:table>
      </style:header-left>
    </style:master-page>
    <style:master-page style:name="Статья_20_13_20_стр.26" style:display-name="Статья 13 стр.26" style:page-layout-name="Mpm9" style:next-style-name="Статья_20_13_20_стр.27">
      <style:header>
        <table:table table:name="Таблица769" table:style-name="Таблица769">
          <table:table-column table:style-name="Таблица769.A"/>
          <table:table-column table:style-name="Таблица769.B"/>
          <table:table-row table:style-name="Таблица769.1">
            <table:table-cell table:style-name="Таблица769.A1" office:value-type="string">
              <text:p text:style-name="MP7"><text:user-field-get text:name="rightHeader13">Фамилия И.О. Название статьи13</text:user-field-get></text:p>
            </table:table-cell>
            <table:table-cell table:style-name="Таблица769.A1" office:value-type="string">
              <text:p text:style-name="MP8"><text:page-number text:select-page="current">377</text:page-number></text:p>
            </table:table-cell>
          </table:table-row>
        </table:table>
      </style:header>
      <style:header-left>
        <table:table table:name="Таблица770" table:style-name="Таблица770">
          <table:table-column table:style-name="Таблица770.A"/>
          <table:table-column table:style-name="Таблица770.B"/>
          <table:table-row table:style-name="Таблица770.1">
            <table:table-cell table:style-name="Таблица770.A1" office:value-type="string">
              <text:p text:style-name="MP9"><text:page-number text:select-page="current">378</text:page-number></text:p>
            </table:table-cell>
            <table:table-cell table:style-name="Таблица770.A1" office:value-type="string">
              <text:p text:style-name="MP10"><text:user-field-get text:name="leftHeader13">Задайте название радела!</text:user-field-get></text:p>
            </table:table-cell>
          </table:table-row>
        </table:table>
      </style:header-left>
    </style:master-page>
    <style:master-page style:name="Статья_20_13_20_стр.27" style:display-name="Статья 13 стр.27" style:page-layout-name="Mpm9" style:next-style-name="Статья_20_13_20_стр.28">
      <style:header>
        <table:table table:name="Таблица771" table:style-name="Таблица771">
          <table:table-column table:style-name="Таблица771.A"/>
          <table:table-column table:style-name="Таблица771.B"/>
          <table:table-row table:style-name="Таблица771.1">
            <table:table-cell table:style-name="Таблица771.A1" office:value-type="string">
              <text:p text:style-name="MP7"><text:user-field-get text:name="rightHeader13">Фамилия И.О. Название статьи13</text:user-field-get></text:p>
            </table:table-cell>
            <table:table-cell table:style-name="Таблица771.A1" office:value-type="string">
              <text:p text:style-name="MP8"><text:page-number text:select-page="current">379</text:page-number></text:p>
            </table:table-cell>
          </table:table-row>
        </table:table>
      </style:header>
      <style:header-left>
        <table:table table:name="Таблица772" table:style-name="Таблица772">
          <table:table-column table:style-name="Таблица772.A"/>
          <table:table-column table:style-name="Таблица772.B"/>
          <table:table-row table:style-name="Таблица772.1">
            <table:table-cell table:style-name="Таблица772.A1" office:value-type="string">
              <text:p text:style-name="MP9"><text:page-number text:select-page="current">378</text:page-number></text:p>
            </table:table-cell>
            <table:table-cell table:style-name="Таблица772.A1" office:value-type="string">
              <text:p text:style-name="MP10"><text:user-field-get text:name="leftHeader13">Задайте название радела!</text:user-field-get></text:p>
            </table:table-cell>
          </table:table-row>
        </table:table>
      </style:header-left>
    </style:master-page>
    <style:master-page style:name="Статья_20_13_20_стр.28" style:display-name="Статья 13 стр.28" style:page-layout-name="Mpm9" style:next-style-name="Статья_20_13_20_стр.29">
      <style:header>
        <table:table table:name="Таблица773" table:style-name="Таблица773">
          <table:table-column table:style-name="Таблица773.A"/>
          <table:table-column table:style-name="Таблица773.B"/>
          <table:table-row table:style-name="Таблица773.1">
            <table:table-cell table:style-name="Таблица773.A1" office:value-type="string">
              <text:p text:style-name="MP7"><text:user-field-get text:name="rightHeader13">Фамилия И.О. Название статьи13</text:user-field-get></text:p>
            </table:table-cell>
            <table:table-cell table:style-name="Таблица773.A1" office:value-type="string">
              <text:p text:style-name="MP8"><text:page-number text:select-page="current">379</text:page-number></text:p>
            </table:table-cell>
          </table:table-row>
        </table:table>
      </style:header>
      <style:header-left>
        <table:table table:name="Таблица774" table:style-name="Таблица774">
          <table:table-column table:style-name="Таблица774.A"/>
          <table:table-column table:style-name="Таблица774.B"/>
          <table:table-row table:style-name="Таблица774.1">
            <table:table-cell table:style-name="Таблица774.A1" office:value-type="string">
              <text:p text:style-name="MP9"><text:page-number text:select-page="current">380</text:page-number></text:p>
            </table:table-cell>
            <table:table-cell table:style-name="Таблица774.A1" office:value-type="string">
              <text:p text:style-name="MP10"><text:user-field-get text:name="leftHeader13">Задайте название радела!</text:user-field-get></text:p>
            </table:table-cell>
          </table:table-row>
        </table:table>
      </style:header-left>
    </style:master-page>
    <style:master-page style:name="Статья_20_13_20_стр.29" style:display-name="Статья 13 стр.29" style:page-layout-name="Mpm9" style:next-style-name="Статья_20_13">
      <style:header>
        <table:table table:name="Таблица775" table:style-name="Таблица775">
          <table:table-column table:style-name="Таблица775.A"/>
          <table:table-column table:style-name="Таблица775.B"/>
          <table:table-row table:style-name="Таблица775.1">
            <table:table-cell table:style-name="Таблица775.A1" office:value-type="string">
              <text:p text:style-name="MP7"><text:user-field-get text:name="rightHeader13">Фамилия И.О. Название статьи13</text:user-field-get></text:p>
            </table:table-cell>
            <table:table-cell table:style-name="Таблица775.A1" office:value-type="string">
              <text:p text:style-name="MP8"><text:page-number text:select-page="current">381</text:page-number></text:p>
            </table:table-cell>
          </table:table-row>
        </table:table>
      </style:header>
      <style:header-left>
        <table:table table:name="Таблица776" table:style-name="Таблица776">
          <table:table-column table:style-name="Таблица776.A"/>
          <table:table-column table:style-name="Таблица776.B"/>
          <table:table-row table:style-name="Таблица776.1">
            <table:table-cell table:style-name="Таблица776.A1" office:value-type="string">
              <text:p text:style-name="MP9"><text:page-number text:select-page="current">380</text:page-number></text:p>
            </table:table-cell>
            <table:table-cell table:style-name="Таблица776.A1" office:value-type="string">
              <text:p text:style-name="MP10"><text:user-field-get text:name="leftHeader13">Задайте название радела!</text:user-field-get></text:p>
            </table:table-cell>
          </table:table-row>
        </table:table>
      </style:header-left>
    </style:master-page>
    <style:master-page style:name="Статья_20_14_20_стр.1" style:display-name="Статья 14 стр.1" style:page-layout-name="Mpm10" style:next-style-name="Статья_20_14_20_стр.2">
      <style:header>
        <table:table table:name="Таблица777" table:style-name="Таблица777">
          <table:table-column table:style-name="Таблица777.A"/>
          <table:table-column table:style-name="Таблица777.B"/>
          <table:table-row>
            <table:table-cell table:style-name="Таблица777.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382</text:page-number>–<text:user-field-get text:name="article14LastPage">410</text:user-field-get></text:p>
              <text:p text:style-name="MP11"><text:user-field-get text:name="article14UDK">Задать УДК</text:user-field-get></text:p>
            </table:table-cell>
            <table:table-cell table:style-name="Таблица777.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382</text:page-number>–<text:user-field-get text:name="article14LastPage">410</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382</text:page-number>-<text:user-field-get text:name="article14LastPage">410</text:user-field-get></text:p>
            </table:table-cell>
          </table:table-row>
        </table:table>
      </style:header>
      <style:footer>
        <text:user-field-decls>
          <text:user-field-decl office:value-type="string" office:string-value="" text:name="author14Copyright"/>
        </text:user-field-decls>
        <text:p text:style-name="MP14"><text:user-field-get text:name="author14Copyright"/></text:p>
      </style:footer>
    </style:master-page>
    <style:master-page style:name="Статья_20_14" style:display-name="Статья 14" style:page-layout-name="Mpm9">
      <style:header>
        <table:table table:name="Таблица778" table:style-name="Таблица778">
          <table:table-column table:style-name="Таблица778.A"/>
          <table:table-column table:style-name="Таблица778.B"/>
          <table:table-row table:style-name="Таблица778.1">
            <table:table-cell table:style-name="Таблица778.A1" office:value-type="string">
              <text:p text:style-name="MP7"><text:user-field-get text:name="rightHeader14">Фамилия И.О. Название статьи14</text:user-field-get></text:p>
            </table:table-cell>
            <table:table-cell table:style-name="Таблица778.A1" office:value-type="string">
              <text:p text:style-name="MP8"><text:page-number text:select-page="current">411</text:page-number></text:p>
            </table:table-cell>
          </table:table-row>
        </table:table>
      </style:header>
      <style:header-left>
        <table:table table:name="Таблица779" table:style-name="Таблица779">
          <table:table-column table:style-name="Таблица779.A"/>
          <table:table-column table:style-name="Таблица779.B"/>
          <table:table-row table:style-name="Таблица779.1">
            <table:table-cell table:style-name="Таблица779.A1" office:value-type="string">
              <text:p text:style-name="MP9"><text:page-number text:select-page="current">410</text:page-number></text:p>
            </table:table-cell>
            <table:table-cell table:style-name="Таблица779.A1" office:value-type="string">
              <text:p text:style-name="MP10"><text:user-field-get text:name="leftHeader14">Задайте название радела!</text:user-field-get></text:p>
            </table:table-cell>
          </table:table-row>
        </table:table>
      </style:header-left>
    </style:master-page>
    <style:master-page style:name="Статья_20_14_20_стр.2" style:display-name="Статья 14 стр.2" style:page-layout-name="Mpm9" style:next-style-name="Статья_20_14_20_стр.3">
      <style:header>
        <table:table table:name="Таблица780" table:style-name="Таблица780">
          <table:table-column table:style-name="Таблица780.A"/>
          <table:table-column table:style-name="Таблица780.B"/>
          <table:table-row table:style-name="Таблица780.1">
            <table:table-cell table:style-name="Таблица780.A1" office:value-type="string">
              <text:p text:style-name="MP7"><text:user-field-get text:name="rightHeader14">Фамилия И.О. Название статьи14</text:user-field-get></text:p>
            </table:table-cell>
            <table:table-cell table:style-name="Таблица780.A1" office:value-type="string">
              <text:p text:style-name="MP8"><text:page-number text:select-page="current">383</text:page-number></text:p>
            </table:table-cell>
          </table:table-row>
        </table:table>
      </style:header>
      <style:header-left>
        <table:table table:name="Таблица781" table:style-name="Таблица781">
          <table:table-column table:style-name="Таблица781.A"/>
          <table:table-column table:style-name="Таблица781.B"/>
          <table:table-row table:style-name="Таблица781.1">
            <table:table-cell table:style-name="Таблица781.A1" office:value-type="string">
              <text:p text:style-name="MP9"><text:page-number text:select-page="current">410</text:page-number></text:p>
            </table:table-cell>
            <table:table-cell table:style-name="Таблица781.A1" office:value-type="string">
              <text:p text:style-name="MP10"><text:user-field-get text:name="leftHeader14">Задайте название радела!</text:user-field-get></text:p>
            </table:table-cell>
          </table:table-row>
        </table:table>
      </style:header-left>
    </style:master-page>
    <style:master-page style:name="Статья_20_14_20_стр.3" style:display-name="Статья 14 стр.3" style:page-layout-name="Mpm9" style:next-style-name="Статья_20_14_20_стр.4">
      <style:header>
        <table:table table:name="Таблица782" table:style-name="Таблица782">
          <table:table-column table:style-name="Таблица782.A"/>
          <table:table-column table:style-name="Таблица782.B"/>
          <table:table-row table:style-name="Таблица782.1">
            <table:table-cell table:style-name="Таблица782.A1" office:value-type="string">
              <text:p text:style-name="MP7"><text:user-field-get text:name="rightHeader14">Фамилия И.О. Название статьи14</text:user-field-get></text:p>
            </table:table-cell>
            <table:table-cell table:style-name="Таблица782.A1" office:value-type="string">
              <text:p text:style-name="MP8"><text:page-number text:select-page="current">383</text:page-number></text:p>
            </table:table-cell>
          </table:table-row>
        </table:table>
      </style:header>
      <style:header-left>
        <table:table table:name="Таблица783" table:style-name="Таблица783">
          <table:table-column table:style-name="Таблица783.A"/>
          <table:table-column table:style-name="Таблица783.B"/>
          <table:table-row table:style-name="Таблица783.1">
            <table:table-cell table:style-name="Таблица783.A1" office:value-type="string">
              <text:p text:style-name="MP9"><text:page-number text:select-page="current">384</text:page-number></text:p>
            </table:table-cell>
            <table:table-cell table:style-name="Таблица783.A1" office:value-type="string">
              <text:p text:style-name="MP10"><text:user-field-get text:name="leftHeader14">Задайте название радела!</text:user-field-get></text:p>
            </table:table-cell>
          </table:table-row>
        </table:table>
      </style:header-left>
    </style:master-page>
    <style:master-page style:name="Статья_20_14_20_стр.4" style:display-name="Статья 14 стр.4" style:page-layout-name="Mpm9" style:next-style-name="Статья_20_14_20_стр.5">
      <style:header>
        <table:table table:name="Таблица784" table:style-name="Таблица784">
          <table:table-column table:style-name="Таблица784.A"/>
          <table:table-column table:style-name="Таблица784.B"/>
          <table:table-row table:style-name="Таблица784.1">
            <table:table-cell table:style-name="Таблица784.A1" office:value-type="string">
              <text:p text:style-name="MP7"><text:user-field-get text:name="rightHeader14">Фамилия И.О. Название статьи14</text:user-field-get></text:p>
            </table:table-cell>
            <table:table-cell table:style-name="Таблица784.A1" office:value-type="string">
              <text:p text:style-name="MP8"><text:page-number text:select-page="current">385</text:page-number></text:p>
            </table:table-cell>
          </table:table-row>
        </table:table>
      </style:header>
      <style:header-left>
        <table:table table:name="Таблица785" table:style-name="Таблица785">
          <table:table-column table:style-name="Таблица785.A"/>
          <table:table-column table:style-name="Таблица785.B"/>
          <table:table-row table:style-name="Таблица785.1">
            <table:table-cell table:style-name="Таблица785.A1" office:value-type="string">
              <text:p text:style-name="MP9"><text:page-number text:select-page="current">384</text:page-number></text:p>
            </table:table-cell>
            <table:table-cell table:style-name="Таблица785.A1" office:value-type="string">
              <text:p text:style-name="MP10"><text:user-field-get text:name="leftHeader14">Задайте название радела!</text:user-field-get></text:p>
            </table:table-cell>
          </table:table-row>
        </table:table>
      </style:header-left>
    </style:master-page>
    <style:master-page style:name="Статья_20_14_20_стр.5" style:display-name="Статья 14 стр.5" style:page-layout-name="Mpm9" style:next-style-name="Статья_20_14_20_стр.6">
      <style:header>
        <table:table table:name="Таблица786" table:style-name="Таблица786">
          <table:table-column table:style-name="Таблица786.A"/>
          <table:table-column table:style-name="Таблица786.B"/>
          <table:table-row table:style-name="Таблица786.1">
            <table:table-cell table:style-name="Таблица786.A1" office:value-type="string">
              <text:p text:style-name="MP7"><text:user-field-get text:name="rightHeader14">Фамилия И.О. Название статьи14</text:user-field-get></text:p>
            </table:table-cell>
            <table:table-cell table:style-name="Таблица786.A1" office:value-type="string">
              <text:p text:style-name="MP8"><text:page-number text:select-page="current">385</text:page-number></text:p>
            </table:table-cell>
          </table:table-row>
        </table:table>
      </style:header>
      <style:header-left>
        <table:table table:name="Таблица787" table:style-name="Таблица787">
          <table:table-column table:style-name="Таблица787.A"/>
          <table:table-column table:style-name="Таблица787.B"/>
          <table:table-row table:style-name="Таблица787.1">
            <table:table-cell table:style-name="Таблица787.A1" office:value-type="string">
              <text:p text:style-name="MP9"><text:page-number text:select-page="current">386</text:page-number></text:p>
            </table:table-cell>
            <table:table-cell table:style-name="Таблица787.A1" office:value-type="string">
              <text:p text:style-name="MP10"><text:user-field-get text:name="leftHeader14">Задайте название радела!</text:user-field-get></text:p>
            </table:table-cell>
          </table:table-row>
        </table:table>
      </style:header-left>
    </style:master-page>
    <style:master-page style:name="Статья_20_14_20_стр.6" style:display-name="Статья 14 стр.6" style:page-layout-name="Mpm9" style:next-style-name="Статья_20_14_20_стр.7">
      <style:header>
        <table:table table:name="Таблица788" table:style-name="Таблица788">
          <table:table-column table:style-name="Таблица788.A"/>
          <table:table-column table:style-name="Таблица788.B"/>
          <table:table-row table:style-name="Таблица788.1">
            <table:table-cell table:style-name="Таблица788.A1" office:value-type="string">
              <text:p text:style-name="MP7"><text:user-field-get text:name="rightHeader14">Фамилия И.О. Название статьи14</text:user-field-get></text:p>
            </table:table-cell>
            <table:table-cell table:style-name="Таблица788.A1" office:value-type="string">
              <text:p text:style-name="MP8"><text:page-number text:select-page="current">387</text:page-number></text:p>
            </table:table-cell>
          </table:table-row>
        </table:table>
      </style:header>
      <style:header-left>
        <table:table table:name="Таблица789" table:style-name="Таблица789">
          <table:table-column table:style-name="Таблица789.A"/>
          <table:table-column table:style-name="Таблица789.B"/>
          <table:table-row table:style-name="Таблица789.1">
            <table:table-cell table:style-name="Таблица789.A1" office:value-type="string">
              <text:p text:style-name="MP9"><text:page-number text:select-page="current">386</text:page-number></text:p>
            </table:table-cell>
            <table:table-cell table:style-name="Таблица789.A1" office:value-type="string">
              <text:p text:style-name="MP10"><text:user-field-get text:name="leftHeader14">Задайте название радела!</text:user-field-get></text:p>
            </table:table-cell>
          </table:table-row>
        </table:table>
      </style:header-left>
    </style:master-page>
    <style:master-page style:name="Статья_20_14_20_стр.7" style:display-name="Статья 14 стр.7" style:page-layout-name="Mpm9" style:next-style-name="Статья_20_14_20_стр.8">
      <style:header>
        <table:table table:name="Таблица790" table:style-name="Таблица790">
          <table:table-column table:style-name="Таблица790.A"/>
          <table:table-column table:style-name="Таблица790.B"/>
          <table:table-row table:style-name="Таблица790.1">
            <table:table-cell table:style-name="Таблица790.A1" office:value-type="string">
              <text:p text:style-name="MP7"><text:user-field-get text:name="rightHeader14">Фамилия И.О. Название статьи14</text:user-field-get></text:p>
            </table:table-cell>
            <table:table-cell table:style-name="Таблица790.A1" office:value-type="string">
              <text:p text:style-name="MP8"><text:page-number text:select-page="current">387</text:page-number></text:p>
            </table:table-cell>
          </table:table-row>
        </table:table>
      </style:header>
      <style:header-left>
        <table:table table:name="Таблица791" table:style-name="Таблица791">
          <table:table-column table:style-name="Таблица791.A"/>
          <table:table-column table:style-name="Таблица791.B"/>
          <table:table-row table:style-name="Таблица791.1">
            <table:table-cell table:style-name="Таблица791.A1" office:value-type="string">
              <text:p text:style-name="MP9"><text:page-number text:select-page="current">388</text:page-number></text:p>
            </table:table-cell>
            <table:table-cell table:style-name="Таблица791.A1" office:value-type="string">
              <text:p text:style-name="MP10"><text:user-field-get text:name="leftHeader14">Задайте название радела!</text:user-field-get></text:p>
            </table:table-cell>
          </table:table-row>
        </table:table>
      </style:header-left>
    </style:master-page>
    <style:master-page style:name="Статья_20_14_20_стр.8" style:display-name="Статья 14 стр.8" style:page-layout-name="Mpm9" style:next-style-name="Статья_20_14_20_стр.9">
      <style:header>
        <table:table table:name="Таблица792" table:style-name="Таблица792">
          <table:table-column table:style-name="Таблица792.A"/>
          <table:table-column table:style-name="Таблица792.B"/>
          <table:table-row table:style-name="Таблица792.1">
            <table:table-cell table:style-name="Таблица792.A1" office:value-type="string">
              <text:p text:style-name="MP7"><text:user-field-get text:name="rightHeader14">Фамилия И.О. Название статьи14</text:user-field-get></text:p>
            </table:table-cell>
            <table:table-cell table:style-name="Таблица792.A1" office:value-type="string">
              <text:p text:style-name="MP8"><text:page-number text:select-page="current">389</text:page-number></text:p>
            </table:table-cell>
          </table:table-row>
        </table:table>
      </style:header>
      <style:header-left>
        <table:table table:name="Таблица793" table:style-name="Таблица793">
          <table:table-column table:style-name="Таблица793.A"/>
          <table:table-column table:style-name="Таблица793.B"/>
          <table:table-row table:style-name="Таблица793.1">
            <table:table-cell table:style-name="Таблица793.A1" office:value-type="string">
              <text:p text:style-name="MP9"><text:page-number text:select-page="current">388</text:page-number></text:p>
            </table:table-cell>
            <table:table-cell table:style-name="Таблица793.A1" office:value-type="string">
              <text:p text:style-name="MP10"><text:user-field-get text:name="leftHeader14">Задайте название радела!</text:user-field-get></text:p>
            </table:table-cell>
          </table:table-row>
        </table:table>
      </style:header-left>
    </style:master-page>
    <style:master-page style:name="Статья_20_14_20_стр.9" style:display-name="Статья 14 стр.9" style:page-layout-name="Mpm9" style:next-style-name="Статья_20_14_20_стр.10">
      <style:header>
        <table:table table:name="Таблица794" table:style-name="Таблица794">
          <table:table-column table:style-name="Таблица794.A"/>
          <table:table-column table:style-name="Таблица794.B"/>
          <table:table-row table:style-name="Таблица794.1">
            <table:table-cell table:style-name="Таблица794.A1" office:value-type="string">
              <text:p text:style-name="MP7"><text:user-field-get text:name="rightHeader14">Фамилия И.О. Название статьи14</text:user-field-get></text:p>
            </table:table-cell>
            <table:table-cell table:style-name="Таблица794.A1" office:value-type="string">
              <text:p text:style-name="MP8"><text:page-number text:select-page="current">389</text:page-number></text:p>
            </table:table-cell>
          </table:table-row>
        </table:table>
      </style:header>
      <style:header-left>
        <table:table table:name="Таблица795" table:style-name="Таблица795">
          <table:table-column table:style-name="Таблица795.A"/>
          <table:table-column table:style-name="Таблица795.B"/>
          <table:table-row table:style-name="Таблица795.1">
            <table:table-cell table:style-name="Таблица795.A1" office:value-type="string">
              <text:p text:style-name="MP9"><text:page-number text:select-page="current">390</text:page-number></text:p>
            </table:table-cell>
            <table:table-cell table:style-name="Таблица795.A1" office:value-type="string">
              <text:p text:style-name="MP10"><text:user-field-get text:name="leftHeader14">Задайте название радела!</text:user-field-get></text:p>
            </table:table-cell>
          </table:table-row>
        </table:table>
      </style:header-left>
    </style:master-page>
    <style:master-page style:name="Статья_20_14_20_стр.10" style:display-name="Статья 14 стр.10" style:page-layout-name="Mpm9" style:next-style-name="Статья_20_14_20_стр.11">
      <style:header>
        <table:table table:name="Таблица796" table:style-name="Таблица796">
          <table:table-column table:style-name="Таблица796.A"/>
          <table:table-column table:style-name="Таблица796.B"/>
          <table:table-row table:style-name="Таблица796.1">
            <table:table-cell table:style-name="Таблица796.A1" office:value-type="string">
              <text:p text:style-name="MP7"><text:user-field-get text:name="rightHeader14">Фамилия И.О. Название статьи14</text:user-field-get></text:p>
            </table:table-cell>
            <table:table-cell table:style-name="Таблица796.A1" office:value-type="string">
              <text:p text:style-name="MP8"><text:page-number text:select-page="current">391</text:page-number></text:p>
            </table:table-cell>
          </table:table-row>
        </table:table>
      </style:header>
      <style:header-left>
        <table:table table:name="Таблица797" table:style-name="Таблица797">
          <table:table-column table:style-name="Таблица797.A"/>
          <table:table-column table:style-name="Таблица797.B"/>
          <table:table-row table:style-name="Таблица797.1">
            <table:table-cell table:style-name="Таблица797.A1" office:value-type="string">
              <text:p text:style-name="MP9"><text:page-number text:select-page="current">390</text:page-number></text:p>
            </table:table-cell>
            <table:table-cell table:style-name="Таблица797.A1" office:value-type="string">
              <text:p text:style-name="MP10"><text:user-field-get text:name="leftHeader14">Задайте название радела!</text:user-field-get></text:p>
            </table:table-cell>
          </table:table-row>
        </table:table>
      </style:header-left>
    </style:master-page>
    <style:master-page style:name="Статья_20_14_20_стр.11" style:display-name="Статья 14 стр.11" style:page-layout-name="Mpm9" style:next-style-name="Статья_20_14_20_стр.12">
      <style:header>
        <table:table table:name="Таблица798" table:style-name="Таблица798">
          <table:table-column table:style-name="Таблица798.A"/>
          <table:table-column table:style-name="Таблица798.B"/>
          <table:table-row table:style-name="Таблица798.1">
            <table:table-cell table:style-name="Таблица798.A1" office:value-type="string">
              <text:p text:style-name="MP7"><text:user-field-get text:name="rightHeader14">Фамилия И.О. Название статьи14</text:user-field-get></text:p>
            </table:table-cell>
            <table:table-cell table:style-name="Таблица798.A1" office:value-type="string">
              <text:p text:style-name="MP8"><text:page-number text:select-page="current">391</text:page-number></text:p>
            </table:table-cell>
          </table:table-row>
        </table:table>
      </style:header>
      <style:header-left>
        <table:table table:name="Таблица799" table:style-name="Таблица799">
          <table:table-column table:style-name="Таблица799.A"/>
          <table:table-column table:style-name="Таблица799.B"/>
          <table:table-row table:style-name="Таблица799.1">
            <table:table-cell table:style-name="Таблица799.A1" office:value-type="string">
              <text:p text:style-name="MP9"><text:page-number text:select-page="current">392</text:page-number></text:p>
            </table:table-cell>
            <table:table-cell table:style-name="Таблица799.A1" office:value-type="string">
              <text:p text:style-name="MP10"><text:user-field-get text:name="leftHeader14">Задайте название радела!</text:user-field-get></text:p>
            </table:table-cell>
          </table:table-row>
        </table:table>
      </style:header-left>
    </style:master-page>
    <style:master-page style:name="Статья_20_14_20_стр.12" style:display-name="Статья 14 стр.12" style:page-layout-name="Mpm9" style:next-style-name="Статья_20_14_20_стр.13">
      <style:header>
        <table:table table:name="Таблица800" table:style-name="Таблица800">
          <table:table-column table:style-name="Таблица800.A"/>
          <table:table-column table:style-name="Таблица800.B"/>
          <table:table-row table:style-name="Таблица800.1">
            <table:table-cell table:style-name="Таблица800.A1" office:value-type="string">
              <text:p text:style-name="MP7"><text:user-field-get text:name="rightHeader14">Фамилия И.О. Название статьи14</text:user-field-get></text:p>
            </table:table-cell>
            <table:table-cell table:style-name="Таблица800.A1" office:value-type="string">
              <text:p text:style-name="MP8"><text:page-number text:select-page="current">393</text:page-number></text:p>
            </table:table-cell>
          </table:table-row>
        </table:table>
      </style:header>
      <style:header-left>
        <table:table table:name="Таблица801" table:style-name="Таблица801">
          <table:table-column table:style-name="Таблица801.A"/>
          <table:table-column table:style-name="Таблица801.B"/>
          <table:table-row table:style-name="Таблица801.1">
            <table:table-cell table:style-name="Таблица801.A1" office:value-type="string">
              <text:p text:style-name="MP9"><text:page-number text:select-page="current">392</text:page-number></text:p>
            </table:table-cell>
            <table:table-cell table:style-name="Таблица801.A1" office:value-type="string">
              <text:p text:style-name="MP10"><text:user-field-get text:name="leftHeader14">Задайте название радела!</text:user-field-get></text:p>
            </table:table-cell>
          </table:table-row>
        </table:table>
      </style:header-left>
    </style:master-page>
    <style:master-page style:name="Статья_20_14_20_стр.13" style:display-name="Статья 14 стр.13" style:page-layout-name="Mpm9" style:next-style-name="Статья_20_14_20_стр.14">
      <style:header>
        <table:table table:name="Таблица802" table:style-name="Таблица802">
          <table:table-column table:style-name="Таблица802.A"/>
          <table:table-column table:style-name="Таблица802.B"/>
          <table:table-row table:style-name="Таблица802.1">
            <table:table-cell table:style-name="Таблица802.A1" office:value-type="string">
              <text:p text:style-name="MP7"><text:user-field-get text:name="rightHeader14">Фамилия И.О. Название статьи14</text:user-field-get></text:p>
            </table:table-cell>
            <table:table-cell table:style-name="Таблица802.A1" office:value-type="string">
              <text:p text:style-name="MP8"><text:page-number text:select-page="current">393</text:page-number></text:p>
            </table:table-cell>
          </table:table-row>
        </table:table>
      </style:header>
      <style:header-left>
        <table:table table:name="Таблица803" table:style-name="Таблица803">
          <table:table-column table:style-name="Таблица803.A"/>
          <table:table-column table:style-name="Таблица803.B"/>
          <table:table-row table:style-name="Таблица803.1">
            <table:table-cell table:style-name="Таблица803.A1" office:value-type="string">
              <text:p text:style-name="MP9"><text:page-number text:select-page="current">394</text:page-number></text:p>
            </table:table-cell>
            <table:table-cell table:style-name="Таблица803.A1" office:value-type="string">
              <text:p text:style-name="MP10"><text:user-field-get text:name="leftHeader14">Задайте название радела!</text:user-field-get></text:p>
            </table:table-cell>
          </table:table-row>
        </table:table>
      </style:header-left>
    </style:master-page>
    <style:master-page style:name="Статья_20_14_20_стр.14" style:display-name="Статья 14 стр.14" style:page-layout-name="Mpm9" style:next-style-name="Статья_20_14_20_стр.15">
      <style:header>
        <table:table table:name="Таблица804" table:style-name="Таблица804">
          <table:table-column table:style-name="Таблица804.A"/>
          <table:table-column table:style-name="Таблица804.B"/>
          <table:table-row table:style-name="Таблица804.1">
            <table:table-cell table:style-name="Таблица804.A1" office:value-type="string">
              <text:p text:style-name="MP7"><text:user-field-get text:name="rightHeader14">Фамилия И.О. Название статьи14</text:user-field-get></text:p>
            </table:table-cell>
            <table:table-cell table:style-name="Таблица804.A1" office:value-type="string">
              <text:p text:style-name="MP8"><text:page-number text:select-page="current">395</text:page-number></text:p>
            </table:table-cell>
          </table:table-row>
        </table:table>
      </style:header>
      <style:header-left>
        <table:table table:name="Таблица805" table:style-name="Таблица805">
          <table:table-column table:style-name="Таблица805.A"/>
          <table:table-column table:style-name="Таблица805.B"/>
          <table:table-row table:style-name="Таблица805.1">
            <table:table-cell table:style-name="Таблица805.A1" office:value-type="string">
              <text:p text:style-name="MP9"><text:page-number text:select-page="current">394</text:page-number></text:p>
            </table:table-cell>
            <table:table-cell table:style-name="Таблица805.A1" office:value-type="string">
              <text:p text:style-name="MP10"><text:user-field-get text:name="leftHeader14">Задайте название радела!</text:user-field-get></text:p>
            </table:table-cell>
          </table:table-row>
        </table:table>
      </style:header-left>
    </style:master-page>
    <style:master-page style:name="Статья_20_14_20_стр.15" style:display-name="Статья 14 стр.15" style:page-layout-name="Mpm9" style:next-style-name="Статья_20_14_20_стр.16">
      <style:header>
        <table:table table:name="Таблица806" table:style-name="Таблица806">
          <table:table-column table:style-name="Таблица806.A"/>
          <table:table-column table:style-name="Таблица806.B"/>
          <table:table-row table:style-name="Таблица806.1">
            <table:table-cell table:style-name="Таблица806.A1" office:value-type="string">
              <text:p text:style-name="MP7"><text:user-field-get text:name="rightHeader14">Фамилия И.О. Название статьи14</text:user-field-get></text:p>
            </table:table-cell>
            <table:table-cell table:style-name="Таблица806.A1" office:value-type="string">
              <text:p text:style-name="MP8"><text:page-number text:select-page="current">395</text:page-number></text:p>
            </table:table-cell>
          </table:table-row>
        </table:table>
      </style:header>
      <style:header-left>
        <table:table table:name="Таблица807" table:style-name="Таблица807">
          <table:table-column table:style-name="Таблица807.A"/>
          <table:table-column table:style-name="Таблица807.B"/>
          <table:table-row table:style-name="Таблица807.1">
            <table:table-cell table:style-name="Таблица807.A1" office:value-type="string">
              <text:p text:style-name="MP9"><text:page-number text:select-page="current">396</text:page-number></text:p>
            </table:table-cell>
            <table:table-cell table:style-name="Таблица807.A1" office:value-type="string">
              <text:p text:style-name="MP10"><text:user-field-get text:name="leftHeader14">Задайте название радела!</text:user-field-get></text:p>
            </table:table-cell>
          </table:table-row>
        </table:table>
      </style:header-left>
    </style:master-page>
    <style:master-page style:name="Статья_20_14_20_стр.16" style:display-name="Статья 14 стр.16" style:page-layout-name="Mpm9" style:next-style-name="Статья_20_14_20_стр.17">
      <style:header>
        <table:table table:name="Таблица808" table:style-name="Таблица808">
          <table:table-column table:style-name="Таблица808.A"/>
          <table:table-column table:style-name="Таблица808.B"/>
          <table:table-row table:style-name="Таблица808.1">
            <table:table-cell table:style-name="Таблица808.A1" office:value-type="string">
              <text:p text:style-name="MP7"><text:user-field-get text:name="rightHeader14">Фамилия И.О. Название статьи14</text:user-field-get></text:p>
            </table:table-cell>
            <table:table-cell table:style-name="Таблица808.A1" office:value-type="string">
              <text:p text:style-name="MP8"><text:page-number text:select-page="current">397</text:page-number></text:p>
            </table:table-cell>
          </table:table-row>
        </table:table>
      </style:header>
      <style:header-left>
        <table:table table:name="Таблица809" table:style-name="Таблица809">
          <table:table-column table:style-name="Таблица809.A"/>
          <table:table-column table:style-name="Таблица809.B"/>
          <table:table-row table:style-name="Таблица809.1">
            <table:table-cell table:style-name="Таблица809.A1" office:value-type="string">
              <text:p text:style-name="MP9"><text:page-number text:select-page="current">396</text:page-number></text:p>
            </table:table-cell>
            <table:table-cell table:style-name="Таблица809.A1" office:value-type="string">
              <text:p text:style-name="MP10"><text:user-field-get text:name="leftHeader14">Задайте название радела!</text:user-field-get></text:p>
            </table:table-cell>
          </table:table-row>
        </table:table>
      </style:header-left>
    </style:master-page>
    <style:master-page style:name="Статья_20_14_20_стр.17" style:display-name="Статья 14 стр.17" style:page-layout-name="Mpm9" style:next-style-name="Статья_20_14_20_стр.18">
      <style:header>
        <table:table table:name="Таблица810" table:style-name="Таблица810">
          <table:table-column table:style-name="Таблица810.A"/>
          <table:table-column table:style-name="Таблица810.B"/>
          <table:table-row table:style-name="Таблица810.1">
            <table:table-cell table:style-name="Таблица810.A1" office:value-type="string">
              <text:p text:style-name="MP7"><text:user-field-get text:name="rightHeader14">Фамилия И.О. Название статьи14</text:user-field-get></text:p>
            </table:table-cell>
            <table:table-cell table:style-name="Таблица810.A1" office:value-type="string">
              <text:p text:style-name="MP8"><text:page-number text:select-page="current">397</text:page-number></text:p>
            </table:table-cell>
          </table:table-row>
        </table:table>
      </style:header>
      <style:header-left>
        <table:table table:name="Таблица811" table:style-name="Таблица811">
          <table:table-column table:style-name="Таблица811.A"/>
          <table:table-column table:style-name="Таблица811.B"/>
          <table:table-row table:style-name="Таблица811.1">
            <table:table-cell table:style-name="Таблица811.A1" office:value-type="string">
              <text:p text:style-name="MP9"><text:page-number text:select-page="current">398</text:page-number></text:p>
            </table:table-cell>
            <table:table-cell table:style-name="Таблица811.A1" office:value-type="string">
              <text:p text:style-name="MP10"><text:user-field-get text:name="leftHeader14">Задайте название радела!</text:user-field-get></text:p>
            </table:table-cell>
          </table:table-row>
        </table:table>
      </style:header-left>
    </style:master-page>
    <style:master-page style:name="Статья_20_14_20_стр.18" style:display-name="Статья 14 стр.18" style:page-layout-name="Mpm9" style:next-style-name="Статья_20_14_20_стр.19">
      <style:header>
        <table:table table:name="Таблица812" table:style-name="Таблица812">
          <table:table-column table:style-name="Таблица812.A"/>
          <table:table-column table:style-name="Таблица812.B"/>
          <table:table-row table:style-name="Таблица812.1">
            <table:table-cell table:style-name="Таблица812.A1" office:value-type="string">
              <text:p text:style-name="MP7"><text:user-field-get text:name="rightHeader14">Фамилия И.О. Название статьи14</text:user-field-get></text:p>
            </table:table-cell>
            <table:table-cell table:style-name="Таблица812.A1" office:value-type="string">
              <text:p text:style-name="MP8"><text:page-number text:select-page="current">399</text:page-number></text:p>
            </table:table-cell>
          </table:table-row>
        </table:table>
      </style:header>
      <style:header-left>
        <table:table table:name="Таблица813" table:style-name="Таблица813">
          <table:table-column table:style-name="Таблица813.A"/>
          <table:table-column table:style-name="Таблица813.B"/>
          <table:table-row table:style-name="Таблица813.1">
            <table:table-cell table:style-name="Таблица813.A1" office:value-type="string">
              <text:p text:style-name="MP9"><text:page-number text:select-page="current">398</text:page-number></text:p>
            </table:table-cell>
            <table:table-cell table:style-name="Таблица813.A1" office:value-type="string">
              <text:p text:style-name="MP10"><text:user-field-get text:name="leftHeader14">Задайте название радела!</text:user-field-get></text:p>
            </table:table-cell>
          </table:table-row>
        </table:table>
      </style:header-left>
    </style:master-page>
    <style:master-page style:name="Статья_20_14_20_стр.19" style:display-name="Статья 14 стр.19" style:page-layout-name="Mpm9" style:next-style-name="Статья_20_14_20_стр.20">
      <style:header>
        <table:table table:name="Таблица814" table:style-name="Таблица814">
          <table:table-column table:style-name="Таблица814.A"/>
          <table:table-column table:style-name="Таблица814.B"/>
          <table:table-row table:style-name="Таблица814.1">
            <table:table-cell table:style-name="Таблица814.A1" office:value-type="string">
              <text:p text:style-name="MP7"><text:user-field-get text:name="rightHeader14">Фамилия И.О. Название статьи14</text:user-field-get></text:p>
            </table:table-cell>
            <table:table-cell table:style-name="Таблица814.A1" office:value-type="string">
              <text:p text:style-name="MP8"><text:page-number text:select-page="current">399</text:page-number></text:p>
            </table:table-cell>
          </table:table-row>
        </table:table>
      </style:header>
      <style:header-left>
        <table:table table:name="Таблица815" table:style-name="Таблица815">
          <table:table-column table:style-name="Таблица815.A"/>
          <table:table-column table:style-name="Таблица815.B"/>
          <table:table-row table:style-name="Таблица815.1">
            <table:table-cell table:style-name="Таблица815.A1" office:value-type="string">
              <text:p text:style-name="MP9"><text:page-number text:select-page="current">400</text:page-number></text:p>
            </table:table-cell>
            <table:table-cell table:style-name="Таблица815.A1" office:value-type="string">
              <text:p text:style-name="MP10"><text:user-field-get text:name="leftHeader14">Задайте название радела!</text:user-field-get></text:p>
            </table:table-cell>
          </table:table-row>
        </table:table>
      </style:header-left>
    </style:master-page>
    <style:master-page style:name="Статья_20_14_20_стр.20" style:display-name="Статья 14 стр.20" style:page-layout-name="Mpm9" style:next-style-name="Статья_20_14_20_стр.21">
      <style:header>
        <table:table table:name="Таблица816" table:style-name="Таблица816">
          <table:table-column table:style-name="Таблица816.A"/>
          <table:table-column table:style-name="Таблица816.B"/>
          <table:table-row table:style-name="Таблица816.1">
            <table:table-cell table:style-name="Таблица816.A1" office:value-type="string">
              <text:p text:style-name="MP7"><text:user-field-get text:name="rightHeader14">Фамилия И.О. Название статьи14</text:user-field-get></text:p>
            </table:table-cell>
            <table:table-cell table:style-name="Таблица816.A1" office:value-type="string">
              <text:p text:style-name="MP8"><text:page-number text:select-page="current">401</text:page-number></text:p>
            </table:table-cell>
          </table:table-row>
        </table:table>
      </style:header>
      <style:header-left>
        <table:table table:name="Таблица817" table:style-name="Таблица817">
          <table:table-column table:style-name="Таблица817.A"/>
          <table:table-column table:style-name="Таблица817.B"/>
          <table:table-row table:style-name="Таблица817.1">
            <table:table-cell table:style-name="Таблица817.A1" office:value-type="string">
              <text:p text:style-name="MP9"><text:page-number text:select-page="current">400</text:page-number></text:p>
            </table:table-cell>
            <table:table-cell table:style-name="Таблица817.A1" office:value-type="string">
              <text:p text:style-name="MP10"><text:user-field-get text:name="leftHeader14">Задайте название радела!</text:user-field-get></text:p>
            </table:table-cell>
          </table:table-row>
        </table:table>
      </style:header-left>
    </style:master-page>
    <style:master-page style:name="Статья_20_14_20_стр.21" style:display-name="Статья 14 стр.21" style:page-layout-name="Mpm9" style:next-style-name="Статья_20_14_20_стр.22">
      <style:header>
        <table:table table:name="Таблица818" table:style-name="Таблица818">
          <table:table-column table:style-name="Таблица818.A"/>
          <table:table-column table:style-name="Таблица818.B"/>
          <table:table-row table:style-name="Таблица818.1">
            <table:table-cell table:style-name="Таблица818.A1" office:value-type="string">
              <text:p text:style-name="MP7"><text:user-field-get text:name="rightHeader14">Фамилия И.О. Название статьи14</text:user-field-get></text:p>
            </table:table-cell>
            <table:table-cell table:style-name="Таблица818.A1" office:value-type="string">
              <text:p text:style-name="MP8"><text:page-number text:select-page="current">401</text:page-number></text:p>
            </table:table-cell>
          </table:table-row>
        </table:table>
      </style:header>
      <style:header-left>
        <table:table table:name="Таблица819" table:style-name="Таблица819">
          <table:table-column table:style-name="Таблица819.A"/>
          <table:table-column table:style-name="Таблица819.B"/>
          <table:table-row table:style-name="Таблица819.1">
            <table:table-cell table:style-name="Таблица819.A1" office:value-type="string">
              <text:p text:style-name="MP9"><text:page-number text:select-page="current">402</text:page-number></text:p>
            </table:table-cell>
            <table:table-cell table:style-name="Таблица819.A1" office:value-type="string">
              <text:p text:style-name="MP10"><text:user-field-get text:name="leftHeader14">Задайте название радела!</text:user-field-get></text:p>
            </table:table-cell>
          </table:table-row>
        </table:table>
      </style:header-left>
    </style:master-page>
    <style:master-page style:name="Статья_20_14_20_стр.22" style:display-name="Статья 14 стр.22" style:page-layout-name="Mpm9" style:next-style-name="Статья_20_14_20_стр.23">
      <style:header>
        <table:table table:name="Таблица820" table:style-name="Таблица820">
          <table:table-column table:style-name="Таблица820.A"/>
          <table:table-column table:style-name="Таблица820.B"/>
          <table:table-row table:style-name="Таблица820.1">
            <table:table-cell table:style-name="Таблица820.A1" office:value-type="string">
              <text:p text:style-name="MP7"><text:user-field-get text:name="rightHeader14">Фамилия И.О. Название статьи14</text:user-field-get></text:p>
            </table:table-cell>
            <table:table-cell table:style-name="Таблица820.A1" office:value-type="string">
              <text:p text:style-name="MP8"><text:page-number text:select-page="current">403</text:page-number></text:p>
            </table:table-cell>
          </table:table-row>
        </table:table>
      </style:header>
      <style:header-left>
        <table:table table:name="Таблица821" table:style-name="Таблица821">
          <table:table-column table:style-name="Таблица821.A"/>
          <table:table-column table:style-name="Таблица821.B"/>
          <table:table-row table:style-name="Таблица821.1">
            <table:table-cell table:style-name="Таблица821.A1" office:value-type="string">
              <text:p text:style-name="MP9"><text:page-number text:select-page="current">402</text:page-number></text:p>
            </table:table-cell>
            <table:table-cell table:style-name="Таблица821.A1" office:value-type="string">
              <text:p text:style-name="MP10"><text:user-field-get text:name="leftHeader14">Задайте название радела!</text:user-field-get></text:p>
            </table:table-cell>
          </table:table-row>
        </table:table>
      </style:header-left>
    </style:master-page>
    <style:master-page style:name="Статья_20_14_20_стр.23" style:display-name="Статья 14 стр.23" style:page-layout-name="Mpm9" style:next-style-name="Статья_20_14_20_стр.24">
      <style:header>
        <table:table table:name="Таблица822" table:style-name="Таблица822">
          <table:table-column table:style-name="Таблица822.A"/>
          <table:table-column table:style-name="Таблица822.B"/>
          <table:table-row table:style-name="Таблица822.1">
            <table:table-cell table:style-name="Таблица822.A1" office:value-type="string">
              <text:p text:style-name="MP7"><text:user-field-get text:name="rightHeader14">Фамилия И.О. Название статьи14</text:user-field-get></text:p>
            </table:table-cell>
            <table:table-cell table:style-name="Таблица822.A1" office:value-type="string">
              <text:p text:style-name="MP8"><text:page-number text:select-page="current">403</text:page-number></text:p>
            </table:table-cell>
          </table:table-row>
        </table:table>
      </style:header>
      <style:header-left>
        <table:table table:name="Таблица823" table:style-name="Таблица823">
          <table:table-column table:style-name="Таблица823.A"/>
          <table:table-column table:style-name="Таблица823.B"/>
          <table:table-row table:style-name="Таблица823.1">
            <table:table-cell table:style-name="Таблица823.A1" office:value-type="string">
              <text:p text:style-name="MP9"><text:page-number text:select-page="current">404</text:page-number></text:p>
            </table:table-cell>
            <table:table-cell table:style-name="Таблица823.A1" office:value-type="string">
              <text:p text:style-name="MP10"><text:user-field-get text:name="leftHeader14">Задайте название радела!</text:user-field-get></text:p>
            </table:table-cell>
          </table:table-row>
        </table:table>
      </style:header-left>
    </style:master-page>
    <style:master-page style:name="Статья_20_14_20_стр.24" style:display-name="Статья 14 стр.24" style:page-layout-name="Mpm9" style:next-style-name="Статья_20_14_20_стр.25">
      <style:header>
        <table:table table:name="Таблица824" table:style-name="Таблица824">
          <table:table-column table:style-name="Таблица824.A"/>
          <table:table-column table:style-name="Таблица824.B"/>
          <table:table-row table:style-name="Таблица824.1">
            <table:table-cell table:style-name="Таблица824.A1" office:value-type="string">
              <text:p text:style-name="MP7"><text:user-field-get text:name="rightHeader14">Фамилия И.О. Название статьи14</text:user-field-get></text:p>
            </table:table-cell>
            <table:table-cell table:style-name="Таблица824.A1" office:value-type="string">
              <text:p text:style-name="MP8"><text:page-number text:select-page="current">405</text:page-number></text:p>
            </table:table-cell>
          </table:table-row>
        </table:table>
      </style:header>
      <style:header-left>
        <table:table table:name="Таблица825" table:style-name="Таблица825">
          <table:table-column table:style-name="Таблица825.A"/>
          <table:table-column table:style-name="Таблица825.B"/>
          <table:table-row table:style-name="Таблица825.1">
            <table:table-cell table:style-name="Таблица825.A1" office:value-type="string">
              <text:p text:style-name="MP9"><text:page-number text:select-page="current">404</text:page-number></text:p>
            </table:table-cell>
            <table:table-cell table:style-name="Таблица825.A1" office:value-type="string">
              <text:p text:style-name="MP10"><text:user-field-get text:name="leftHeader14">Задайте название радела!</text:user-field-get></text:p>
            </table:table-cell>
          </table:table-row>
        </table:table>
      </style:header-left>
    </style:master-page>
    <style:master-page style:name="Статья_20_14_20_стр.25" style:display-name="Статья 14 стр.25" style:page-layout-name="Mpm9" style:next-style-name="Статья_20_14_20_стр.26">
      <style:header>
        <table:table table:name="Таблица826" table:style-name="Таблица826">
          <table:table-column table:style-name="Таблица826.A"/>
          <table:table-column table:style-name="Таблица826.B"/>
          <table:table-row table:style-name="Таблица826.1">
            <table:table-cell table:style-name="Таблица826.A1" office:value-type="string">
              <text:p text:style-name="MP7"><text:user-field-get text:name="rightHeader14">Фамилия И.О. Название статьи14</text:user-field-get></text:p>
            </table:table-cell>
            <table:table-cell table:style-name="Таблица826.A1" office:value-type="string">
              <text:p text:style-name="MP8"><text:page-number text:select-page="current">405</text:page-number></text:p>
            </table:table-cell>
          </table:table-row>
        </table:table>
      </style:header>
      <style:header-left>
        <table:table table:name="Таблица827" table:style-name="Таблица827">
          <table:table-column table:style-name="Таблица827.A"/>
          <table:table-column table:style-name="Таблица827.B"/>
          <table:table-row table:style-name="Таблица827.1">
            <table:table-cell table:style-name="Таблица827.A1" office:value-type="string">
              <text:p text:style-name="MP9"><text:page-number text:select-page="current">406</text:page-number></text:p>
            </table:table-cell>
            <table:table-cell table:style-name="Таблица827.A1" office:value-type="string">
              <text:p text:style-name="MP10"><text:user-field-get text:name="leftHeader14">Задайте название радела!</text:user-field-get></text:p>
            </table:table-cell>
          </table:table-row>
        </table:table>
      </style:header-left>
    </style:master-page>
    <style:master-page style:name="Статья_20_14_20_стр.26" style:display-name="Статья 14 стр.26" style:page-layout-name="Mpm9" style:next-style-name="Статья_20_14_20_стр.27">
      <style:header>
        <table:table table:name="Таблица828" table:style-name="Таблица828">
          <table:table-column table:style-name="Таблица828.A"/>
          <table:table-column table:style-name="Таблица828.B"/>
          <table:table-row table:style-name="Таблица828.1">
            <table:table-cell table:style-name="Таблица828.A1" office:value-type="string">
              <text:p text:style-name="MP7"><text:user-field-get text:name="rightHeader14">Фамилия И.О. Название статьи14</text:user-field-get></text:p>
            </table:table-cell>
            <table:table-cell table:style-name="Таблица828.A1" office:value-type="string">
              <text:p text:style-name="MP8"><text:page-number text:select-page="current">407</text:page-number></text:p>
            </table:table-cell>
          </table:table-row>
        </table:table>
      </style:header>
      <style:header-left>
        <table:table table:name="Таблица829" table:style-name="Таблица829">
          <table:table-column table:style-name="Таблица829.A"/>
          <table:table-column table:style-name="Таблица829.B"/>
          <table:table-row table:style-name="Таблица829.1">
            <table:table-cell table:style-name="Таблица829.A1" office:value-type="string">
              <text:p text:style-name="MP9"><text:page-number text:select-page="current">406</text:page-number></text:p>
            </table:table-cell>
            <table:table-cell table:style-name="Таблица829.A1" office:value-type="string">
              <text:p text:style-name="MP10"><text:user-field-get text:name="leftHeader14">Задайте название радела!</text:user-field-get></text:p>
            </table:table-cell>
          </table:table-row>
        </table:table>
      </style:header-left>
    </style:master-page>
    <style:master-page style:name="Статья_20_14_20_стр.27" style:display-name="Статья 14 стр.27" style:page-layout-name="Mpm9" style:next-style-name="Статья_20_14_20_стр.28">
      <style:header>
        <table:table table:name="Таблица830" table:style-name="Таблица830">
          <table:table-column table:style-name="Таблица830.A"/>
          <table:table-column table:style-name="Таблица830.B"/>
          <table:table-row table:style-name="Таблица830.1">
            <table:table-cell table:style-name="Таблица830.A1" office:value-type="string">
              <text:p text:style-name="MP7"><text:user-field-get text:name="rightHeader14">Фамилия И.О. Название статьи14</text:user-field-get></text:p>
            </table:table-cell>
            <table:table-cell table:style-name="Таблица830.A1" office:value-type="string">
              <text:p text:style-name="MP8"><text:page-number text:select-page="current">407</text:page-number></text:p>
            </table:table-cell>
          </table:table-row>
        </table:table>
      </style:header>
      <style:header-left>
        <table:table table:name="Таблица831" table:style-name="Таблица831">
          <table:table-column table:style-name="Таблица831.A"/>
          <table:table-column table:style-name="Таблица831.B"/>
          <table:table-row table:style-name="Таблица831.1">
            <table:table-cell table:style-name="Таблица831.A1" office:value-type="string">
              <text:p text:style-name="MP9"><text:page-number text:select-page="current">408</text:page-number></text:p>
            </table:table-cell>
            <table:table-cell table:style-name="Таблица831.A1" office:value-type="string">
              <text:p text:style-name="MP10"><text:user-field-get text:name="leftHeader14">Задайте название радела!</text:user-field-get></text:p>
            </table:table-cell>
          </table:table-row>
        </table:table>
      </style:header-left>
    </style:master-page>
    <style:master-page style:name="Статья_20_14_20_стр.28" style:display-name="Статья 14 стр.28" style:page-layout-name="Mpm9" style:next-style-name="Статья_20_14_20_стр.29">
      <style:header>
        <table:table table:name="Таблица832" table:style-name="Таблица832">
          <table:table-column table:style-name="Таблица832.A"/>
          <table:table-column table:style-name="Таблица832.B"/>
          <table:table-row table:style-name="Таблица832.1">
            <table:table-cell table:style-name="Таблица832.A1" office:value-type="string">
              <text:p text:style-name="MP7"><text:user-field-get text:name="rightHeader14">Фамилия И.О. Название статьи14</text:user-field-get></text:p>
            </table:table-cell>
            <table:table-cell table:style-name="Таблица832.A1" office:value-type="string">
              <text:p text:style-name="MP8"><text:page-number text:select-page="current">409</text:page-number></text:p>
            </table:table-cell>
          </table:table-row>
        </table:table>
      </style:header>
      <style:header-left>
        <table:table table:name="Таблица833" table:style-name="Таблица833">
          <table:table-column table:style-name="Таблица833.A"/>
          <table:table-column table:style-name="Таблица833.B"/>
          <table:table-row table:style-name="Таблица833.1">
            <table:table-cell table:style-name="Таблица833.A1" office:value-type="string">
              <text:p text:style-name="MP9"><text:page-number text:select-page="current">408</text:page-number></text:p>
            </table:table-cell>
            <table:table-cell table:style-name="Таблица833.A1" office:value-type="string">
              <text:p text:style-name="MP10"><text:user-field-get text:name="leftHeader14">Задайте название радела!</text:user-field-get></text:p>
            </table:table-cell>
          </table:table-row>
        </table:table>
      </style:header-left>
    </style:master-page>
    <style:master-page style:name="Статья_20_14_20_стр.29" style:display-name="Статья 14 стр.29" style:page-layout-name="Mpm9" style:next-style-name="Статья_20_14">
      <style:header>
        <table:table table:name="Таблица834" table:style-name="Таблица834">
          <table:table-column table:style-name="Таблица834.A"/>
          <table:table-column table:style-name="Таблица834.B"/>
          <table:table-row table:style-name="Таблица834.1">
            <table:table-cell table:style-name="Таблица834.A1" office:value-type="string">
              <text:p text:style-name="MP7"><text:user-field-get text:name="rightHeader14">Фамилия И.О. Название статьи14</text:user-field-get></text:p>
            </table:table-cell>
            <table:table-cell table:style-name="Таблица834.A1" office:value-type="string">
              <text:p text:style-name="MP8"><text:page-number text:select-page="current">409</text:page-number></text:p>
            </table:table-cell>
          </table:table-row>
        </table:table>
      </style:header>
      <style:header-left>
        <table:table table:name="Таблица835" table:style-name="Таблица835">
          <table:table-column table:style-name="Таблица835.A"/>
          <table:table-column table:style-name="Таблица835.B"/>
          <table:table-row table:style-name="Таблица835.1">
            <table:table-cell table:style-name="Таблица835.A1" office:value-type="string">
              <text:p text:style-name="MP9"><text:page-number text:select-page="current">410</text:page-number></text:p>
            </table:table-cell>
            <table:table-cell table:style-name="Таблица835.A1" office:value-type="string">
              <text:p text:style-name="MP10"><text:user-field-get text:name="leftHeader14">Задайте название радела!</text:user-field-get></text:p>
            </table:table-cell>
          </table:table-row>
        </table:table>
      </style:header-left>
    </style:master-page>
    <style:master-page style:name="Статья_20_15_20_стр.1" style:display-name="Статья 15 стр.1" style:page-layout-name="Mpm10" style:next-style-name="Статья_20_15_20_стр.2">
      <style:header>
        <table:table table:name="Таблица836" table:style-name="Таблица836">
          <table:table-column table:style-name="Таблица836.A"/>
          <table:table-column table:style-name="Таблица836.B"/>
          <table:table-row>
            <table:table-cell table:style-name="Таблица836.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411</text:page-number>–<text:user-field-get text:name="article15LastPage">439</text:user-field-get></text:p>
              <text:p text:style-name="MP11"><text:user-field-get text:name="article15UDK">Задать УДК</text:user-field-get></text:p>
            </table:table-cell>
            <table:table-cell table:style-name="Таблица836.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411</text:page-number>–<text:user-field-get text:name="article15LastPage">439</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411</text:page-number>-<text:user-field-get text:name="article15LastPage">439</text:user-field-get></text:p>
            </table:table-cell>
          </table:table-row>
        </table:table>
      </style:header>
      <style:footer>
        <text:user-field-decls>
          <text:user-field-decl office:value-type="string" office:string-value="" text:name="author15Copyright"/>
        </text:user-field-decls>
        <text:p text:style-name="MP14"><text:user-field-get text:name="author15Copyright"/></text:p>
      </style:footer>
    </style:master-page>
    <style:master-page style:name="Статья_20_15" style:display-name="Статья 15" style:page-layout-name="Mpm9">
      <style:header>
        <table:table table:name="Таблица837" table:style-name="Таблица837">
          <table:table-column table:style-name="Таблица837.A"/>
          <table:table-column table:style-name="Таблица837.B"/>
          <table:table-row table:style-name="Таблица837.1">
            <table:table-cell table:style-name="Таблица837.A1" office:value-type="string">
              <text:p text:style-name="MP7"><text:user-field-get text:name="rightHeader15">Фамилия И.О. Название статьи15</text:user-field-get></text:p>
            </table:table-cell>
            <table:table-cell table:style-name="Таблица837.A1" office:value-type="string">
              <text:p text:style-name="MP8"><text:page-number text:select-page="current">439</text:page-number></text:p>
            </table:table-cell>
          </table:table-row>
        </table:table>
      </style:header>
      <style:header-left>
        <table:table table:name="Таблица838" table:style-name="Таблица838">
          <table:table-column table:style-name="Таблица838.A"/>
          <table:table-column table:style-name="Таблица838.B"/>
          <table:table-row table:style-name="Таблица838.1">
            <table:table-cell table:style-name="Таблица838.A1" office:value-type="string">
              <text:p text:style-name="MP9"><text:page-number text:select-page="current">440</text:page-number></text:p>
            </table:table-cell>
            <table:table-cell table:style-name="Таблица838.A1" office:value-type="string">
              <text:p text:style-name="MP10"><text:user-field-get text:name="leftHeader15">Задайте название радела!</text:user-field-get></text:p>
            </table:table-cell>
          </table:table-row>
        </table:table>
      </style:header-left>
    </style:master-page>
    <style:master-page style:name="Статья_20_15_20_стр.2" style:display-name="Статья 15 стр.2" style:page-layout-name="Mpm9" style:next-style-name="Статья_20_15_20_стр.3">
      <style:header>
        <table:table table:name="Таблица839" table:style-name="Таблица839">
          <table:table-column table:style-name="Таблица839.A"/>
          <table:table-column table:style-name="Таблица839.B"/>
          <table:table-row table:style-name="Таблица839.1">
            <table:table-cell table:style-name="Таблица839.A1" office:value-type="string">
              <text:p text:style-name="MP7"><text:user-field-get text:name="rightHeader15">Фамилия И.О. Название статьи15</text:user-field-get></text:p>
            </table:table-cell>
            <table:table-cell table:style-name="Таблица839.A1" office:value-type="string">
              <text:p text:style-name="MP8"><text:page-number text:select-page="current">439</text:page-number></text:p>
            </table:table-cell>
          </table:table-row>
        </table:table>
      </style:header>
      <style:header-left>
        <table:table table:name="Таблица840" table:style-name="Таблица840">
          <table:table-column table:style-name="Таблица840.A"/>
          <table:table-column table:style-name="Таблица840.B"/>
          <table:table-row table:style-name="Таблица840.1">
            <table:table-cell table:style-name="Таблица840.A1" office:value-type="string">
              <text:p text:style-name="MP9"><text:page-number text:select-page="current">412</text:page-number></text:p>
            </table:table-cell>
            <table:table-cell table:style-name="Таблица840.A1" office:value-type="string">
              <text:p text:style-name="MP10"><text:user-field-get text:name="leftHeader15">Задайте название радела!</text:user-field-get></text:p>
            </table:table-cell>
          </table:table-row>
        </table:table>
      </style:header-left>
    </style:master-page>
    <style:master-page style:name="Статья_20_15_20_стр.3" style:display-name="Статья 15 стр.3" style:page-layout-name="Mpm9" style:next-style-name="Статья_20_15_20_стр.4">
      <style:header>
        <table:table table:name="Таблица841" table:style-name="Таблица841">
          <table:table-column table:style-name="Таблица841.A"/>
          <table:table-column table:style-name="Таблица841.B"/>
          <table:table-row table:style-name="Таблица841.1">
            <table:table-cell table:style-name="Таблица841.A1" office:value-type="string">
              <text:p text:style-name="MP7"><text:user-field-get text:name="rightHeader15">Фамилия И.О. Название статьи15</text:user-field-get></text:p>
            </table:table-cell>
            <table:table-cell table:style-name="Таблица841.A1" office:value-type="string">
              <text:p text:style-name="MP8"><text:page-number text:select-page="current">413</text:page-number></text:p>
            </table:table-cell>
          </table:table-row>
        </table:table>
      </style:header>
      <style:header-left>
        <table:table table:name="Таблица842" table:style-name="Таблица842">
          <table:table-column table:style-name="Таблица842.A"/>
          <table:table-column table:style-name="Таблица842.B"/>
          <table:table-row table:style-name="Таблица842.1">
            <table:table-cell table:style-name="Таблица842.A1" office:value-type="string">
              <text:p text:style-name="MP9"><text:page-number text:select-page="current">412</text:page-number></text:p>
            </table:table-cell>
            <table:table-cell table:style-name="Таблица842.A1" office:value-type="string">
              <text:p text:style-name="MP10"><text:user-field-get text:name="leftHeader15">Задайте название радела!</text:user-field-get></text:p>
            </table:table-cell>
          </table:table-row>
        </table:table>
      </style:header-left>
    </style:master-page>
    <style:master-page style:name="Статья_20_15_20_стр.4" style:display-name="Статья 15 стр.4" style:page-layout-name="Mpm9" style:next-style-name="Статья_20_15_20_стр.5">
      <style:header>
        <table:table table:name="Таблица843" table:style-name="Таблица843">
          <table:table-column table:style-name="Таблица843.A"/>
          <table:table-column table:style-name="Таблица843.B"/>
          <table:table-row table:style-name="Таблица843.1">
            <table:table-cell table:style-name="Таблица843.A1" office:value-type="string">
              <text:p text:style-name="MP7"><text:user-field-get text:name="rightHeader15">Фамилия И.О. Название статьи15</text:user-field-get></text:p>
            </table:table-cell>
            <table:table-cell table:style-name="Таблица843.A1" office:value-type="string">
              <text:p text:style-name="MP8"><text:page-number text:select-page="current">413</text:page-number></text:p>
            </table:table-cell>
          </table:table-row>
        </table:table>
      </style:header>
      <style:header-left>
        <table:table table:name="Таблица844" table:style-name="Таблица844">
          <table:table-column table:style-name="Таблица844.A"/>
          <table:table-column table:style-name="Таблица844.B"/>
          <table:table-row table:style-name="Таблица844.1">
            <table:table-cell table:style-name="Таблица844.A1" office:value-type="string">
              <text:p text:style-name="MP9"><text:page-number text:select-page="current">414</text:page-number></text:p>
            </table:table-cell>
            <table:table-cell table:style-name="Таблица844.A1" office:value-type="string">
              <text:p text:style-name="MP10"><text:user-field-get text:name="leftHeader15">Задайте название радела!</text:user-field-get></text:p>
            </table:table-cell>
          </table:table-row>
        </table:table>
      </style:header-left>
    </style:master-page>
    <style:master-page style:name="Статья_20_15_20_стр.5" style:display-name="Статья 15 стр.5" style:page-layout-name="Mpm9" style:next-style-name="Статья_20_15_20_стр.6">
      <style:header>
        <table:table table:name="Таблица845" table:style-name="Таблица845">
          <table:table-column table:style-name="Таблица845.A"/>
          <table:table-column table:style-name="Таблица845.B"/>
          <table:table-row table:style-name="Таблица845.1">
            <table:table-cell table:style-name="Таблица845.A1" office:value-type="string">
              <text:p text:style-name="MP7"><text:user-field-get text:name="rightHeader15">Фамилия И.О. Название статьи15</text:user-field-get></text:p>
            </table:table-cell>
            <table:table-cell table:style-name="Таблица845.A1" office:value-type="string">
              <text:p text:style-name="MP8"><text:page-number text:select-page="current">415</text:page-number></text:p>
            </table:table-cell>
          </table:table-row>
        </table:table>
      </style:header>
      <style:header-left>
        <table:table table:name="Таблица846" table:style-name="Таблица846">
          <table:table-column table:style-name="Таблица846.A"/>
          <table:table-column table:style-name="Таблица846.B"/>
          <table:table-row table:style-name="Таблица846.1">
            <table:table-cell table:style-name="Таблица846.A1" office:value-type="string">
              <text:p text:style-name="MP9"><text:page-number text:select-page="current">414</text:page-number></text:p>
            </table:table-cell>
            <table:table-cell table:style-name="Таблица846.A1" office:value-type="string">
              <text:p text:style-name="MP10"><text:user-field-get text:name="leftHeader15">Задайте название радела!</text:user-field-get></text:p>
            </table:table-cell>
          </table:table-row>
        </table:table>
      </style:header-left>
    </style:master-page>
    <style:master-page style:name="Статья_20_15_20_стр.6" style:display-name="Статья 15 стр.6" style:page-layout-name="Mpm9" style:next-style-name="Статья_20_15_20_стр.7">
      <style:header>
        <table:table table:name="Таблица847" table:style-name="Таблица847">
          <table:table-column table:style-name="Таблица847.A"/>
          <table:table-column table:style-name="Таблица847.B"/>
          <table:table-row table:style-name="Таблица847.1">
            <table:table-cell table:style-name="Таблица847.A1" office:value-type="string">
              <text:p text:style-name="MP7"><text:user-field-get text:name="rightHeader15">Фамилия И.О. Название статьи15</text:user-field-get></text:p>
            </table:table-cell>
            <table:table-cell table:style-name="Таблица847.A1" office:value-type="string">
              <text:p text:style-name="MP8"><text:page-number text:select-page="current">415</text:page-number></text:p>
            </table:table-cell>
          </table:table-row>
        </table:table>
      </style:header>
      <style:header-left>
        <table:table table:name="Таблица848" table:style-name="Таблица848">
          <table:table-column table:style-name="Таблица848.A"/>
          <table:table-column table:style-name="Таблица848.B"/>
          <table:table-row table:style-name="Таблица848.1">
            <table:table-cell table:style-name="Таблица848.A1" office:value-type="string">
              <text:p text:style-name="MP9"><text:page-number text:select-page="current">416</text:page-number></text:p>
            </table:table-cell>
            <table:table-cell table:style-name="Таблица848.A1" office:value-type="string">
              <text:p text:style-name="MP10"><text:user-field-get text:name="leftHeader15">Задайте название радела!</text:user-field-get></text:p>
            </table:table-cell>
          </table:table-row>
        </table:table>
      </style:header-left>
    </style:master-page>
    <style:master-page style:name="Статья_20_15_20_стр.7" style:display-name="Статья 15 стр.7" style:page-layout-name="Mpm9" style:next-style-name="Статья_20_15_20_стр.8">
      <style:header>
        <table:table table:name="Таблица849" table:style-name="Таблица849">
          <table:table-column table:style-name="Таблица849.A"/>
          <table:table-column table:style-name="Таблица849.B"/>
          <table:table-row table:style-name="Таблица849.1">
            <table:table-cell table:style-name="Таблица849.A1" office:value-type="string">
              <text:p text:style-name="MP7"><text:user-field-get text:name="rightHeader15">Фамилия И.О. Название статьи15</text:user-field-get></text:p>
            </table:table-cell>
            <table:table-cell table:style-name="Таблица849.A1" office:value-type="string">
              <text:p text:style-name="MP8"><text:page-number text:select-page="current">417</text:page-number></text:p>
            </table:table-cell>
          </table:table-row>
        </table:table>
      </style:header>
      <style:header-left>
        <table:table table:name="Таблица850" table:style-name="Таблица850">
          <table:table-column table:style-name="Таблица850.A"/>
          <table:table-column table:style-name="Таблица850.B"/>
          <table:table-row table:style-name="Таблица850.1">
            <table:table-cell table:style-name="Таблица850.A1" office:value-type="string">
              <text:p text:style-name="MP9"><text:page-number text:select-page="current">416</text:page-number></text:p>
            </table:table-cell>
            <table:table-cell table:style-name="Таблица850.A1" office:value-type="string">
              <text:p text:style-name="MP10"><text:user-field-get text:name="leftHeader15">Задайте название радела!</text:user-field-get></text:p>
            </table:table-cell>
          </table:table-row>
        </table:table>
      </style:header-left>
    </style:master-page>
    <style:master-page style:name="Статья_20_15_20_стр.8" style:display-name="Статья 15 стр.8" style:page-layout-name="Mpm9" style:next-style-name="Статья_20_15_20_стр.9">
      <style:header>
        <table:table table:name="Таблица851" table:style-name="Таблица851">
          <table:table-column table:style-name="Таблица851.A"/>
          <table:table-column table:style-name="Таблица851.B"/>
          <table:table-row table:style-name="Таблица851.1">
            <table:table-cell table:style-name="Таблица851.A1" office:value-type="string">
              <text:p text:style-name="MP7"><text:user-field-get text:name="rightHeader15">Фамилия И.О. Название статьи15</text:user-field-get></text:p>
            </table:table-cell>
            <table:table-cell table:style-name="Таблица851.A1" office:value-type="string">
              <text:p text:style-name="MP8"><text:page-number text:select-page="current">417</text:page-number></text:p>
            </table:table-cell>
          </table:table-row>
        </table:table>
      </style:header>
      <style:header-left>
        <table:table table:name="Таблица852" table:style-name="Таблица852">
          <table:table-column table:style-name="Таблица852.A"/>
          <table:table-column table:style-name="Таблица852.B"/>
          <table:table-row table:style-name="Таблица852.1">
            <table:table-cell table:style-name="Таблица852.A1" office:value-type="string">
              <text:p text:style-name="MP9"><text:page-number text:select-page="current">418</text:page-number></text:p>
            </table:table-cell>
            <table:table-cell table:style-name="Таблица852.A1" office:value-type="string">
              <text:p text:style-name="MP10"><text:user-field-get text:name="leftHeader15">Задайте название радела!</text:user-field-get></text:p>
            </table:table-cell>
          </table:table-row>
        </table:table>
      </style:header-left>
    </style:master-page>
    <style:master-page style:name="Статья_20_15_20_стр.9" style:display-name="Статья 15 стр.9" style:page-layout-name="Mpm9" style:next-style-name="Статья_20_15_20_стр.10">
      <style:header>
        <table:table table:name="Таблица853" table:style-name="Таблица853">
          <table:table-column table:style-name="Таблица853.A"/>
          <table:table-column table:style-name="Таблица853.B"/>
          <table:table-row table:style-name="Таблица853.1">
            <table:table-cell table:style-name="Таблица853.A1" office:value-type="string">
              <text:p text:style-name="MP7"><text:user-field-get text:name="rightHeader15">Фамилия И.О. Название статьи15</text:user-field-get></text:p>
            </table:table-cell>
            <table:table-cell table:style-name="Таблица853.A1" office:value-type="string">
              <text:p text:style-name="MP8"><text:page-number text:select-page="current">419</text:page-number></text:p>
            </table:table-cell>
          </table:table-row>
        </table:table>
      </style:header>
      <style:header-left>
        <table:table table:name="Таблица854" table:style-name="Таблица854">
          <table:table-column table:style-name="Таблица854.A"/>
          <table:table-column table:style-name="Таблица854.B"/>
          <table:table-row table:style-name="Таблица854.1">
            <table:table-cell table:style-name="Таблица854.A1" office:value-type="string">
              <text:p text:style-name="MP9"><text:page-number text:select-page="current">418</text:page-number></text:p>
            </table:table-cell>
            <table:table-cell table:style-name="Таблица854.A1" office:value-type="string">
              <text:p text:style-name="MP10"><text:user-field-get text:name="leftHeader15">Задайте название радела!</text:user-field-get></text:p>
            </table:table-cell>
          </table:table-row>
        </table:table>
      </style:header-left>
    </style:master-page>
    <style:master-page style:name="Статья_20_15_20_стр.10" style:display-name="Статья 15 стр.10" style:page-layout-name="Mpm9" style:next-style-name="Статья_20_15_20_стр.11">
      <style:header>
        <table:table table:name="Таблица855" table:style-name="Таблица855">
          <table:table-column table:style-name="Таблица855.A"/>
          <table:table-column table:style-name="Таблица855.B"/>
          <table:table-row table:style-name="Таблица855.1">
            <table:table-cell table:style-name="Таблица855.A1" office:value-type="string">
              <text:p text:style-name="MP7"><text:user-field-get text:name="rightHeader15">Фамилия И.О. Название статьи15</text:user-field-get></text:p>
            </table:table-cell>
            <table:table-cell table:style-name="Таблица855.A1" office:value-type="string">
              <text:p text:style-name="MP8"><text:page-number text:select-page="current">419</text:page-number></text:p>
            </table:table-cell>
          </table:table-row>
        </table:table>
      </style:header>
      <style:header-left>
        <table:table table:name="Таблица856" table:style-name="Таблица856">
          <table:table-column table:style-name="Таблица856.A"/>
          <table:table-column table:style-name="Таблица856.B"/>
          <table:table-row table:style-name="Таблица856.1">
            <table:table-cell table:style-name="Таблица856.A1" office:value-type="string">
              <text:p text:style-name="MP9"><text:page-number text:select-page="current">420</text:page-number></text:p>
            </table:table-cell>
            <table:table-cell table:style-name="Таблица856.A1" office:value-type="string">
              <text:p text:style-name="MP10"><text:user-field-get text:name="leftHeader15">Задайте название радела!</text:user-field-get></text:p>
            </table:table-cell>
          </table:table-row>
        </table:table>
      </style:header-left>
    </style:master-page>
    <style:master-page style:name="Статья_20_15_20_стр.11" style:display-name="Статья 15 стр.11" style:page-layout-name="Mpm9" style:next-style-name="Статья_20_15_20_стр.12">
      <style:header>
        <table:table table:name="Таблица857" table:style-name="Таблица857">
          <table:table-column table:style-name="Таблица857.A"/>
          <table:table-column table:style-name="Таблица857.B"/>
          <table:table-row table:style-name="Таблица857.1">
            <table:table-cell table:style-name="Таблица857.A1" office:value-type="string">
              <text:p text:style-name="MP7"><text:user-field-get text:name="rightHeader15">Фамилия И.О. Название статьи15</text:user-field-get></text:p>
            </table:table-cell>
            <table:table-cell table:style-name="Таблица857.A1" office:value-type="string">
              <text:p text:style-name="MP8"><text:page-number text:select-page="current">421</text:page-number></text:p>
            </table:table-cell>
          </table:table-row>
        </table:table>
      </style:header>
      <style:header-left>
        <table:table table:name="Таблица858" table:style-name="Таблица858">
          <table:table-column table:style-name="Таблица858.A"/>
          <table:table-column table:style-name="Таблица858.B"/>
          <table:table-row table:style-name="Таблица858.1">
            <table:table-cell table:style-name="Таблица858.A1" office:value-type="string">
              <text:p text:style-name="MP9"><text:page-number text:select-page="current">420</text:page-number></text:p>
            </table:table-cell>
            <table:table-cell table:style-name="Таблица858.A1" office:value-type="string">
              <text:p text:style-name="MP10"><text:user-field-get text:name="leftHeader15">Задайте название радела!</text:user-field-get></text:p>
            </table:table-cell>
          </table:table-row>
        </table:table>
      </style:header-left>
    </style:master-page>
    <style:master-page style:name="Статья_20_15_20_стр.12" style:display-name="Статья 15 стр.12" style:page-layout-name="Mpm9" style:next-style-name="Статья_20_15_20_стр.13">
      <style:header>
        <table:table table:name="Таблица859" table:style-name="Таблица859">
          <table:table-column table:style-name="Таблица859.A"/>
          <table:table-column table:style-name="Таблица859.B"/>
          <table:table-row table:style-name="Таблица859.1">
            <table:table-cell table:style-name="Таблица859.A1" office:value-type="string">
              <text:p text:style-name="MP7"><text:user-field-get text:name="rightHeader15">Фамилия И.О. Название статьи15</text:user-field-get></text:p>
            </table:table-cell>
            <table:table-cell table:style-name="Таблица859.A1" office:value-type="string">
              <text:p text:style-name="MP8"><text:page-number text:select-page="current">421</text:page-number></text:p>
            </table:table-cell>
          </table:table-row>
        </table:table>
      </style:header>
      <style:header-left>
        <table:table table:name="Таблица860" table:style-name="Таблица860">
          <table:table-column table:style-name="Таблица860.A"/>
          <table:table-column table:style-name="Таблица860.B"/>
          <table:table-row table:style-name="Таблица860.1">
            <table:table-cell table:style-name="Таблица860.A1" office:value-type="string">
              <text:p text:style-name="MP9"><text:page-number text:select-page="current">422</text:page-number></text:p>
            </table:table-cell>
            <table:table-cell table:style-name="Таблица860.A1" office:value-type="string">
              <text:p text:style-name="MP10"><text:user-field-get text:name="leftHeader15">Задайте название радела!</text:user-field-get></text:p>
            </table:table-cell>
          </table:table-row>
        </table:table>
      </style:header-left>
    </style:master-page>
    <style:master-page style:name="Статья_20_15_20_стр.13" style:display-name="Статья 15 стр.13" style:page-layout-name="Mpm9" style:next-style-name="Статья_20_15_20_стр.14">
      <style:header>
        <table:table table:name="Таблица861" table:style-name="Таблица861">
          <table:table-column table:style-name="Таблица861.A"/>
          <table:table-column table:style-name="Таблица861.B"/>
          <table:table-row table:style-name="Таблица861.1">
            <table:table-cell table:style-name="Таблица861.A1" office:value-type="string">
              <text:p text:style-name="MP7"><text:user-field-get text:name="rightHeader15">Фамилия И.О. Название статьи15</text:user-field-get></text:p>
            </table:table-cell>
            <table:table-cell table:style-name="Таблица861.A1" office:value-type="string">
              <text:p text:style-name="MP8"><text:page-number text:select-page="current">423</text:page-number></text:p>
            </table:table-cell>
          </table:table-row>
        </table:table>
      </style:header>
      <style:header-left>
        <table:table table:name="Таблица862" table:style-name="Таблица862">
          <table:table-column table:style-name="Таблица862.A"/>
          <table:table-column table:style-name="Таблица862.B"/>
          <table:table-row table:style-name="Таблица862.1">
            <table:table-cell table:style-name="Таблица862.A1" office:value-type="string">
              <text:p text:style-name="MP9"><text:page-number text:select-page="current">422</text:page-number></text:p>
            </table:table-cell>
            <table:table-cell table:style-name="Таблица862.A1" office:value-type="string">
              <text:p text:style-name="MP10"><text:user-field-get text:name="leftHeader15">Задайте название радела!</text:user-field-get></text:p>
            </table:table-cell>
          </table:table-row>
        </table:table>
      </style:header-left>
    </style:master-page>
    <style:master-page style:name="Статья_20_15_20_стр.14" style:display-name="Статья 15 стр.14" style:page-layout-name="Mpm9" style:next-style-name="Статья_20_15_20_стр.15">
      <style:header>
        <table:table table:name="Таблица863" table:style-name="Таблица863">
          <table:table-column table:style-name="Таблица863.A"/>
          <table:table-column table:style-name="Таблица863.B"/>
          <table:table-row table:style-name="Таблица863.1">
            <table:table-cell table:style-name="Таблица863.A1" office:value-type="string">
              <text:p text:style-name="MP7"><text:user-field-get text:name="rightHeader15">Фамилия И.О. Название статьи15</text:user-field-get></text:p>
            </table:table-cell>
            <table:table-cell table:style-name="Таблица863.A1" office:value-type="string">
              <text:p text:style-name="MP8"><text:page-number text:select-page="current">423</text:page-number></text:p>
            </table:table-cell>
          </table:table-row>
        </table:table>
      </style:header>
      <style:header-left>
        <table:table table:name="Таблица864" table:style-name="Таблица864">
          <table:table-column table:style-name="Таблица864.A"/>
          <table:table-column table:style-name="Таблица864.B"/>
          <table:table-row table:style-name="Таблица864.1">
            <table:table-cell table:style-name="Таблица864.A1" office:value-type="string">
              <text:p text:style-name="MP9"><text:page-number text:select-page="current">424</text:page-number></text:p>
            </table:table-cell>
            <table:table-cell table:style-name="Таблица864.A1" office:value-type="string">
              <text:p text:style-name="MP10"><text:user-field-get text:name="leftHeader15">Задайте название радела!</text:user-field-get></text:p>
            </table:table-cell>
          </table:table-row>
        </table:table>
      </style:header-left>
    </style:master-page>
    <style:master-page style:name="Статья_20_15_20_стр.15" style:display-name="Статья 15 стр.15" style:page-layout-name="Mpm9" style:next-style-name="Статья_20_15_20_стр.16">
      <style:header>
        <table:table table:name="Таблица865" table:style-name="Таблица865">
          <table:table-column table:style-name="Таблица865.A"/>
          <table:table-column table:style-name="Таблица865.B"/>
          <table:table-row table:style-name="Таблица865.1">
            <table:table-cell table:style-name="Таблица865.A1" office:value-type="string">
              <text:p text:style-name="MP7"><text:user-field-get text:name="rightHeader15">Фамилия И.О. Название статьи15</text:user-field-get></text:p>
            </table:table-cell>
            <table:table-cell table:style-name="Таблица865.A1" office:value-type="string">
              <text:p text:style-name="MP8"><text:page-number text:select-page="current">425</text:page-number></text:p>
            </table:table-cell>
          </table:table-row>
        </table:table>
      </style:header>
      <style:header-left>
        <table:table table:name="Таблица866" table:style-name="Таблица866">
          <table:table-column table:style-name="Таблица866.A"/>
          <table:table-column table:style-name="Таблица866.B"/>
          <table:table-row table:style-name="Таблица866.1">
            <table:table-cell table:style-name="Таблица866.A1" office:value-type="string">
              <text:p text:style-name="MP9"><text:page-number text:select-page="current">424</text:page-number></text:p>
            </table:table-cell>
            <table:table-cell table:style-name="Таблица866.A1" office:value-type="string">
              <text:p text:style-name="MP10"><text:user-field-get text:name="leftHeader15">Задайте название радела!</text:user-field-get></text:p>
            </table:table-cell>
          </table:table-row>
        </table:table>
      </style:header-left>
    </style:master-page>
    <style:master-page style:name="Статья_20_15_20_стр.16" style:display-name="Статья 15 стр.16" style:page-layout-name="Mpm9" style:next-style-name="Статья_20_15_20_стр.17">
      <style:header>
        <table:table table:name="Таблица867" table:style-name="Таблица867">
          <table:table-column table:style-name="Таблица867.A"/>
          <table:table-column table:style-name="Таблица867.B"/>
          <table:table-row table:style-name="Таблица867.1">
            <table:table-cell table:style-name="Таблица867.A1" office:value-type="string">
              <text:p text:style-name="MP7"><text:user-field-get text:name="rightHeader15">Фамилия И.О. Название статьи15</text:user-field-get></text:p>
            </table:table-cell>
            <table:table-cell table:style-name="Таблица867.A1" office:value-type="string">
              <text:p text:style-name="MP8"><text:page-number text:select-page="current">425</text:page-number></text:p>
            </table:table-cell>
          </table:table-row>
        </table:table>
      </style:header>
      <style:header-left>
        <table:table table:name="Таблица868" table:style-name="Таблица868">
          <table:table-column table:style-name="Таблица868.A"/>
          <table:table-column table:style-name="Таблица868.B"/>
          <table:table-row table:style-name="Таблица868.1">
            <table:table-cell table:style-name="Таблица868.A1" office:value-type="string">
              <text:p text:style-name="MP9"><text:page-number text:select-page="current">426</text:page-number></text:p>
            </table:table-cell>
            <table:table-cell table:style-name="Таблица868.A1" office:value-type="string">
              <text:p text:style-name="MP10"><text:user-field-get text:name="leftHeader15">Задайте название радела!</text:user-field-get></text:p>
            </table:table-cell>
          </table:table-row>
        </table:table>
      </style:header-left>
    </style:master-page>
    <style:master-page style:name="Статья_20_15_20_стр.17" style:display-name="Статья 15 стр.17" style:page-layout-name="Mpm9" style:next-style-name="Статья_20_15_20_стр.18">
      <style:header>
        <table:table table:name="Таблица869" table:style-name="Таблица869">
          <table:table-column table:style-name="Таблица869.A"/>
          <table:table-column table:style-name="Таблица869.B"/>
          <table:table-row table:style-name="Таблица869.1">
            <table:table-cell table:style-name="Таблица869.A1" office:value-type="string">
              <text:p text:style-name="MP7"><text:user-field-get text:name="rightHeader15">Фамилия И.О. Название статьи15</text:user-field-get></text:p>
            </table:table-cell>
            <table:table-cell table:style-name="Таблица869.A1" office:value-type="string">
              <text:p text:style-name="MP8"><text:page-number text:select-page="current">427</text:page-number></text:p>
            </table:table-cell>
          </table:table-row>
        </table:table>
      </style:header>
      <style:header-left>
        <table:table table:name="Таблица870" table:style-name="Таблица870">
          <table:table-column table:style-name="Таблица870.A"/>
          <table:table-column table:style-name="Таблица870.B"/>
          <table:table-row table:style-name="Таблица870.1">
            <table:table-cell table:style-name="Таблица870.A1" office:value-type="string">
              <text:p text:style-name="MP9"><text:page-number text:select-page="current">426</text:page-number></text:p>
            </table:table-cell>
            <table:table-cell table:style-name="Таблица870.A1" office:value-type="string">
              <text:p text:style-name="MP10"><text:user-field-get text:name="leftHeader15">Задайте название радела!</text:user-field-get></text:p>
            </table:table-cell>
          </table:table-row>
        </table:table>
      </style:header-left>
    </style:master-page>
    <style:master-page style:name="Статья_20_15_20_стр.18" style:display-name="Статья 15 стр.18" style:page-layout-name="Mpm9" style:next-style-name="Статья_20_15_20_стр.19">
      <style:header>
        <table:table table:name="Таблица871" table:style-name="Таблица871">
          <table:table-column table:style-name="Таблица871.A"/>
          <table:table-column table:style-name="Таблица871.B"/>
          <table:table-row table:style-name="Таблица871.1">
            <table:table-cell table:style-name="Таблица871.A1" office:value-type="string">
              <text:p text:style-name="MP7"><text:user-field-get text:name="rightHeader15">Фамилия И.О. Название статьи15</text:user-field-get></text:p>
            </table:table-cell>
            <table:table-cell table:style-name="Таблица871.A1" office:value-type="string">
              <text:p text:style-name="MP8"><text:page-number text:select-page="current">427</text:page-number></text:p>
            </table:table-cell>
          </table:table-row>
        </table:table>
      </style:header>
      <style:header-left>
        <table:table table:name="Таблица872" table:style-name="Таблица872">
          <table:table-column table:style-name="Таблица872.A"/>
          <table:table-column table:style-name="Таблица872.B"/>
          <table:table-row table:style-name="Таблица872.1">
            <table:table-cell table:style-name="Таблица872.A1" office:value-type="string">
              <text:p text:style-name="MP9"><text:page-number text:select-page="current">428</text:page-number></text:p>
            </table:table-cell>
            <table:table-cell table:style-name="Таблица872.A1" office:value-type="string">
              <text:p text:style-name="MP10"><text:user-field-get text:name="leftHeader15">Задайте название радела!</text:user-field-get></text:p>
            </table:table-cell>
          </table:table-row>
        </table:table>
      </style:header-left>
    </style:master-page>
    <style:master-page style:name="Статья_20_15_20_стр.19" style:display-name="Статья 15 стр.19" style:page-layout-name="Mpm9" style:next-style-name="Статья_20_15_20_стр.20">
      <style:header>
        <table:table table:name="Таблица873" table:style-name="Таблица873">
          <table:table-column table:style-name="Таблица873.A"/>
          <table:table-column table:style-name="Таблица873.B"/>
          <table:table-row table:style-name="Таблица873.1">
            <table:table-cell table:style-name="Таблица873.A1" office:value-type="string">
              <text:p text:style-name="MP7"><text:user-field-get text:name="rightHeader15">Фамилия И.О. Название статьи15</text:user-field-get></text:p>
            </table:table-cell>
            <table:table-cell table:style-name="Таблица873.A1" office:value-type="string">
              <text:p text:style-name="MP8"><text:page-number text:select-page="current">429</text:page-number></text:p>
            </table:table-cell>
          </table:table-row>
        </table:table>
      </style:header>
      <style:header-left>
        <table:table table:name="Таблица874" table:style-name="Таблица874">
          <table:table-column table:style-name="Таблица874.A"/>
          <table:table-column table:style-name="Таблица874.B"/>
          <table:table-row table:style-name="Таблица874.1">
            <table:table-cell table:style-name="Таблица874.A1" office:value-type="string">
              <text:p text:style-name="MP9"><text:page-number text:select-page="current">428</text:page-number></text:p>
            </table:table-cell>
            <table:table-cell table:style-name="Таблица874.A1" office:value-type="string">
              <text:p text:style-name="MP10"><text:user-field-get text:name="leftHeader15">Задайте название радела!</text:user-field-get></text:p>
            </table:table-cell>
          </table:table-row>
        </table:table>
      </style:header-left>
    </style:master-page>
    <style:master-page style:name="Статья_20_15_20_стр.20" style:display-name="Статья 15 стр.20" style:page-layout-name="Mpm9" style:next-style-name="Статья_20_15_20_стр.21">
      <style:header>
        <table:table table:name="Таблица875" table:style-name="Таблица875">
          <table:table-column table:style-name="Таблица875.A"/>
          <table:table-column table:style-name="Таблица875.B"/>
          <table:table-row table:style-name="Таблица875.1">
            <table:table-cell table:style-name="Таблица875.A1" office:value-type="string">
              <text:p text:style-name="MP7"><text:user-field-get text:name="rightHeader15">Фамилия И.О. Название статьи15</text:user-field-get></text:p>
            </table:table-cell>
            <table:table-cell table:style-name="Таблица875.A1" office:value-type="string">
              <text:p text:style-name="MP8"><text:page-number text:select-page="current">429</text:page-number></text:p>
            </table:table-cell>
          </table:table-row>
        </table:table>
      </style:header>
      <style:header-left>
        <table:table table:name="Таблица876" table:style-name="Таблица876">
          <table:table-column table:style-name="Таблица876.A"/>
          <table:table-column table:style-name="Таблица876.B"/>
          <table:table-row table:style-name="Таблица876.1">
            <table:table-cell table:style-name="Таблица876.A1" office:value-type="string">
              <text:p text:style-name="MP9"><text:page-number text:select-page="current">430</text:page-number></text:p>
            </table:table-cell>
            <table:table-cell table:style-name="Таблица876.A1" office:value-type="string">
              <text:p text:style-name="MP10"><text:user-field-get text:name="leftHeader15">Задайте название радела!</text:user-field-get></text:p>
            </table:table-cell>
          </table:table-row>
        </table:table>
      </style:header-left>
    </style:master-page>
    <style:master-page style:name="Статья_20_15_20_стр.21" style:display-name="Статья 15 стр.21" style:page-layout-name="Mpm9" style:next-style-name="Статья_20_15_20_стр.22">
      <style:header>
        <table:table table:name="Таблица877" table:style-name="Таблица877">
          <table:table-column table:style-name="Таблица877.A"/>
          <table:table-column table:style-name="Таблица877.B"/>
          <table:table-row table:style-name="Таблица877.1">
            <table:table-cell table:style-name="Таблица877.A1" office:value-type="string">
              <text:p text:style-name="MP7"><text:user-field-get text:name="rightHeader15">Фамилия И.О. Название статьи15</text:user-field-get></text:p>
            </table:table-cell>
            <table:table-cell table:style-name="Таблица877.A1" office:value-type="string">
              <text:p text:style-name="MP8"><text:page-number text:select-page="current">431</text:page-number></text:p>
            </table:table-cell>
          </table:table-row>
        </table:table>
      </style:header>
      <style:header-left>
        <table:table table:name="Таблица878" table:style-name="Таблица878">
          <table:table-column table:style-name="Таблица878.A"/>
          <table:table-column table:style-name="Таблица878.B"/>
          <table:table-row table:style-name="Таблица878.1">
            <table:table-cell table:style-name="Таблица878.A1" office:value-type="string">
              <text:p text:style-name="MP9"><text:page-number text:select-page="current">430</text:page-number></text:p>
            </table:table-cell>
            <table:table-cell table:style-name="Таблица878.A1" office:value-type="string">
              <text:p text:style-name="MP10"><text:user-field-get text:name="leftHeader15">Задайте название радела!</text:user-field-get></text:p>
            </table:table-cell>
          </table:table-row>
        </table:table>
      </style:header-left>
    </style:master-page>
    <style:master-page style:name="Статья_20_15_20_стр.22" style:display-name="Статья 15 стр.22" style:page-layout-name="Mpm9" style:next-style-name="Статья_20_15_20_стр.23">
      <style:header>
        <table:table table:name="Таблица879" table:style-name="Таблица879">
          <table:table-column table:style-name="Таблица879.A"/>
          <table:table-column table:style-name="Таблица879.B"/>
          <table:table-row table:style-name="Таблица879.1">
            <table:table-cell table:style-name="Таблица879.A1" office:value-type="string">
              <text:p text:style-name="MP7"><text:user-field-get text:name="rightHeader15">Фамилия И.О. Название статьи15</text:user-field-get></text:p>
            </table:table-cell>
            <table:table-cell table:style-name="Таблица879.A1" office:value-type="string">
              <text:p text:style-name="MP8"><text:page-number text:select-page="current">431</text:page-number></text:p>
            </table:table-cell>
          </table:table-row>
        </table:table>
      </style:header>
      <style:header-left>
        <table:table table:name="Таблица880" table:style-name="Таблица880">
          <table:table-column table:style-name="Таблица880.A"/>
          <table:table-column table:style-name="Таблица880.B"/>
          <table:table-row table:style-name="Таблица880.1">
            <table:table-cell table:style-name="Таблица880.A1" office:value-type="string">
              <text:p text:style-name="MP9"><text:page-number text:select-page="current">432</text:page-number></text:p>
            </table:table-cell>
            <table:table-cell table:style-name="Таблица880.A1" office:value-type="string">
              <text:p text:style-name="MP10"><text:user-field-get text:name="leftHeader15">Задайте название радела!</text:user-field-get></text:p>
            </table:table-cell>
          </table:table-row>
        </table:table>
      </style:header-left>
    </style:master-page>
    <style:master-page style:name="Статья_20_15_20_стр.23" style:display-name="Статья 15 стр.23" style:page-layout-name="Mpm9" style:next-style-name="Статья_20_15_20_стр.24">
      <style:header>
        <table:table table:name="Таблица881" table:style-name="Таблица881">
          <table:table-column table:style-name="Таблица881.A"/>
          <table:table-column table:style-name="Таблица881.B"/>
          <table:table-row table:style-name="Таблица881.1">
            <table:table-cell table:style-name="Таблица881.A1" office:value-type="string">
              <text:p text:style-name="MP7"><text:user-field-get text:name="rightHeader15">Фамилия И.О. Название статьи15</text:user-field-get></text:p>
            </table:table-cell>
            <table:table-cell table:style-name="Таблица881.A1" office:value-type="string">
              <text:p text:style-name="MP8"><text:page-number text:select-page="current">433</text:page-number></text:p>
            </table:table-cell>
          </table:table-row>
        </table:table>
      </style:header>
      <style:header-left>
        <table:table table:name="Таблица882" table:style-name="Таблица882">
          <table:table-column table:style-name="Таблица882.A"/>
          <table:table-column table:style-name="Таблица882.B"/>
          <table:table-row table:style-name="Таблица882.1">
            <table:table-cell table:style-name="Таблица882.A1" office:value-type="string">
              <text:p text:style-name="MP9"><text:page-number text:select-page="current">432</text:page-number></text:p>
            </table:table-cell>
            <table:table-cell table:style-name="Таблица882.A1" office:value-type="string">
              <text:p text:style-name="MP10"><text:user-field-get text:name="leftHeader15">Задайте название радела!</text:user-field-get></text:p>
            </table:table-cell>
          </table:table-row>
        </table:table>
      </style:header-left>
    </style:master-page>
    <style:master-page style:name="Статья_20_15_20_стр.24" style:display-name="Статья 15 стр.24" style:page-layout-name="Mpm9" style:next-style-name="Статья_20_15_20_стр.25">
      <style:header>
        <table:table table:name="Таблица883" table:style-name="Таблица883">
          <table:table-column table:style-name="Таблица883.A"/>
          <table:table-column table:style-name="Таблица883.B"/>
          <table:table-row table:style-name="Таблица883.1">
            <table:table-cell table:style-name="Таблица883.A1" office:value-type="string">
              <text:p text:style-name="MP7"><text:user-field-get text:name="rightHeader15">Фамилия И.О. Название статьи15</text:user-field-get></text:p>
            </table:table-cell>
            <table:table-cell table:style-name="Таблица883.A1" office:value-type="string">
              <text:p text:style-name="MP8"><text:page-number text:select-page="current">433</text:page-number></text:p>
            </table:table-cell>
          </table:table-row>
        </table:table>
      </style:header>
      <style:header-left>
        <table:table table:name="Таблица884" table:style-name="Таблица884">
          <table:table-column table:style-name="Таблица884.A"/>
          <table:table-column table:style-name="Таблица884.B"/>
          <table:table-row table:style-name="Таблица884.1">
            <table:table-cell table:style-name="Таблица884.A1" office:value-type="string">
              <text:p text:style-name="MP9"><text:page-number text:select-page="current">434</text:page-number></text:p>
            </table:table-cell>
            <table:table-cell table:style-name="Таблица884.A1" office:value-type="string">
              <text:p text:style-name="MP10"><text:user-field-get text:name="leftHeader15">Задайте название радела!</text:user-field-get></text:p>
            </table:table-cell>
          </table:table-row>
        </table:table>
      </style:header-left>
    </style:master-page>
    <style:master-page style:name="Статья_20_15_20_стр.25" style:display-name="Статья 15 стр.25" style:page-layout-name="Mpm9" style:next-style-name="Статья_20_15_20_стр.26">
      <style:header>
        <table:table table:name="Таблица885" table:style-name="Таблица885">
          <table:table-column table:style-name="Таблица885.A"/>
          <table:table-column table:style-name="Таблица885.B"/>
          <table:table-row table:style-name="Таблица885.1">
            <table:table-cell table:style-name="Таблица885.A1" office:value-type="string">
              <text:p text:style-name="MP7"><text:user-field-get text:name="rightHeader15">Фамилия И.О. Название статьи15</text:user-field-get></text:p>
            </table:table-cell>
            <table:table-cell table:style-name="Таблица885.A1" office:value-type="string">
              <text:p text:style-name="MP8"><text:page-number text:select-page="current">435</text:page-number></text:p>
            </table:table-cell>
          </table:table-row>
        </table:table>
      </style:header>
      <style:header-left>
        <table:table table:name="Таблица886" table:style-name="Таблица886">
          <table:table-column table:style-name="Таблица886.A"/>
          <table:table-column table:style-name="Таблица886.B"/>
          <table:table-row table:style-name="Таблица886.1">
            <table:table-cell table:style-name="Таблица886.A1" office:value-type="string">
              <text:p text:style-name="MP9"><text:page-number text:select-page="current">434</text:page-number></text:p>
            </table:table-cell>
            <table:table-cell table:style-name="Таблица886.A1" office:value-type="string">
              <text:p text:style-name="MP10"><text:user-field-get text:name="leftHeader15">Задайте название радела!</text:user-field-get></text:p>
            </table:table-cell>
          </table:table-row>
        </table:table>
      </style:header-left>
    </style:master-page>
    <style:master-page style:name="Статья_20_15_20_стр.26" style:display-name="Статья 15 стр.26" style:page-layout-name="Mpm9" style:next-style-name="Статья_20_15_20_стр.27">
      <style:header>
        <table:table table:name="Таблица887" table:style-name="Таблица887">
          <table:table-column table:style-name="Таблица887.A"/>
          <table:table-column table:style-name="Таблица887.B"/>
          <table:table-row table:style-name="Таблица887.1">
            <table:table-cell table:style-name="Таблица887.A1" office:value-type="string">
              <text:p text:style-name="MP7"><text:user-field-get text:name="rightHeader15">Фамилия И.О. Название статьи15</text:user-field-get></text:p>
            </table:table-cell>
            <table:table-cell table:style-name="Таблица887.A1" office:value-type="string">
              <text:p text:style-name="MP8"><text:page-number text:select-page="current">435</text:page-number></text:p>
            </table:table-cell>
          </table:table-row>
        </table:table>
      </style:header>
      <style:header-left>
        <table:table table:name="Таблица888" table:style-name="Таблица888">
          <table:table-column table:style-name="Таблица888.A"/>
          <table:table-column table:style-name="Таблица888.B"/>
          <table:table-row table:style-name="Таблица888.1">
            <table:table-cell table:style-name="Таблица888.A1" office:value-type="string">
              <text:p text:style-name="MP9"><text:page-number text:select-page="current">436</text:page-number></text:p>
            </table:table-cell>
            <table:table-cell table:style-name="Таблица888.A1" office:value-type="string">
              <text:p text:style-name="MP10"><text:user-field-get text:name="leftHeader15">Задайте название радела!</text:user-field-get></text:p>
            </table:table-cell>
          </table:table-row>
        </table:table>
      </style:header-left>
    </style:master-page>
    <style:master-page style:name="Статья_20_15_20_стр.27" style:display-name="Статья 15 стр.27" style:page-layout-name="Mpm9" style:next-style-name="Статья_20_15_20_стр.28">
      <style:header>
        <table:table table:name="Таблица889" table:style-name="Таблица889">
          <table:table-column table:style-name="Таблица889.A"/>
          <table:table-column table:style-name="Таблица889.B"/>
          <table:table-row table:style-name="Таблица889.1">
            <table:table-cell table:style-name="Таблица889.A1" office:value-type="string">
              <text:p text:style-name="MP7"><text:user-field-get text:name="rightHeader15">Фамилия И.О. Название статьи15</text:user-field-get></text:p>
            </table:table-cell>
            <table:table-cell table:style-name="Таблица889.A1" office:value-type="string">
              <text:p text:style-name="MP8"><text:page-number text:select-page="current">437</text:page-number></text:p>
            </table:table-cell>
          </table:table-row>
        </table:table>
      </style:header>
      <style:header-left>
        <table:table table:name="Таблица890" table:style-name="Таблица890">
          <table:table-column table:style-name="Таблица890.A"/>
          <table:table-column table:style-name="Таблица890.B"/>
          <table:table-row table:style-name="Таблица890.1">
            <table:table-cell table:style-name="Таблица890.A1" office:value-type="string">
              <text:p text:style-name="MP9"><text:page-number text:select-page="current">436</text:page-number></text:p>
            </table:table-cell>
            <table:table-cell table:style-name="Таблица890.A1" office:value-type="string">
              <text:p text:style-name="MP10"><text:user-field-get text:name="leftHeader15">Задайте название радела!</text:user-field-get></text:p>
            </table:table-cell>
          </table:table-row>
        </table:table>
      </style:header-left>
    </style:master-page>
    <style:master-page style:name="Статья_20_15_20_стр.28" style:display-name="Статья 15 стр.28" style:page-layout-name="Mpm9" style:next-style-name="Статья_20_15_20_стр.29">
      <style:header>
        <table:table table:name="Таблица891" table:style-name="Таблица891">
          <table:table-column table:style-name="Таблица891.A"/>
          <table:table-column table:style-name="Таблица891.B"/>
          <table:table-row table:style-name="Таблица891.1">
            <table:table-cell table:style-name="Таблица891.A1" office:value-type="string">
              <text:p text:style-name="MP7"><text:user-field-get text:name="rightHeader15">Фамилия И.О. Название статьи15</text:user-field-get></text:p>
            </table:table-cell>
            <table:table-cell table:style-name="Таблица891.A1" office:value-type="string">
              <text:p text:style-name="MP8"><text:page-number text:select-page="current">437</text:page-number></text:p>
            </table:table-cell>
          </table:table-row>
        </table:table>
      </style:header>
      <style:header-left>
        <table:table table:name="Таблица892" table:style-name="Таблица892">
          <table:table-column table:style-name="Таблица892.A"/>
          <table:table-column table:style-name="Таблица892.B"/>
          <table:table-row table:style-name="Таблица892.1">
            <table:table-cell table:style-name="Таблица892.A1" office:value-type="string">
              <text:p text:style-name="MP9"><text:page-number text:select-page="current">438</text:page-number></text:p>
            </table:table-cell>
            <table:table-cell table:style-name="Таблица892.A1" office:value-type="string">
              <text:p text:style-name="MP10"><text:user-field-get text:name="leftHeader15">Задайте название радела!</text:user-field-get></text:p>
            </table:table-cell>
          </table:table-row>
        </table:table>
      </style:header-left>
    </style:master-page>
    <style:master-page style:name="Статья_20_15_20_стр.29" style:display-name="Статья 15 стр.29" style:page-layout-name="Mpm9" style:next-style-name="Статья_20_15">
      <style:header>
        <table:table table:name="Таблица893" table:style-name="Таблица893">
          <table:table-column table:style-name="Таблица893.A"/>
          <table:table-column table:style-name="Таблица893.B"/>
          <table:table-row table:style-name="Таблица893.1">
            <table:table-cell table:style-name="Таблица893.A1" office:value-type="string">
              <text:p text:style-name="MP7"><text:user-field-get text:name="rightHeader15">Фамилия И.О. Название статьи15</text:user-field-get></text:p>
            </table:table-cell>
            <table:table-cell table:style-name="Таблица893.A1" office:value-type="string">
              <text:p text:style-name="MP8"><text:page-number text:select-page="current">439</text:page-number></text:p>
            </table:table-cell>
          </table:table-row>
        </table:table>
      </style:header>
      <style:header-left>
        <table:table table:name="Таблица894" table:style-name="Таблица894">
          <table:table-column table:style-name="Таблица894.A"/>
          <table:table-column table:style-name="Таблица894.B"/>
          <table:table-row table:style-name="Таблица894.1">
            <table:table-cell table:style-name="Таблица894.A1" office:value-type="string">
              <text:p text:style-name="MP9"><text:page-number text:select-page="current">438</text:page-number></text:p>
            </table:table-cell>
            <table:table-cell table:style-name="Таблица894.A1" office:value-type="string">
              <text:p text:style-name="MP10"><text:user-field-get text:name="leftHeader15">Задайте название радела!</text:user-field-get></text:p>
            </table:table-cell>
          </table:table-row>
        </table:table>
      </style:header-left>
    </style:master-page>
    <style:master-page style:name="Статья_20_16_20_стр.1" style:display-name="Статья 16 стр.1" style:page-layout-name="Mpm10" style:next-style-name="Статья_20_16_20_стр.2">
      <style:header>
        <table:table table:name="Таблица895" table:style-name="Таблица895">
          <table:table-column table:style-name="Таблица895.A"/>
          <table:table-column table:style-name="Таблица895.B"/>
          <table:table-row>
            <table:table-cell table:style-name="Таблица895.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440</text:page-number>–<text:user-field-get text:name="article16LastPage">468</text:user-field-get></text:p>
              <text:p text:style-name="MP11"><text:user-field-get text:name="article16UDK">Задать УДК</text:user-field-get></text:p>
            </table:table-cell>
            <table:table-cell table:style-name="Таблица895.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440</text:page-number>–<text:user-field-get text:name="article16LastPage">468</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440</text:page-number>-<text:user-field-get text:name="article16LastPage">468</text:user-field-get></text:p>
            </table:table-cell>
          </table:table-row>
        </table:table>
      </style:header>
      <style:footer>
        <text:user-field-decls>
          <text:user-field-decl office:value-type="string" office:string-value="" text:name="author16Copyright"/>
        </text:user-field-decls>
        <text:p text:style-name="MP14"><text:user-field-get text:name="author16Copyright"/></text:p>
      </style:footer>
    </style:master-page>
    <style:master-page style:name="Статья_20_16" style:display-name="Статья 16" style:page-layout-name="Mpm9">
      <style:header>
        <table:table table:name="Таблица896" table:style-name="Таблица896">
          <table:table-column table:style-name="Таблица896.A"/>
          <table:table-column table:style-name="Таблица896.B"/>
          <table:table-row table:style-name="Таблица896.1">
            <table:table-cell table:style-name="Таблица896.A1" office:value-type="string">
              <text:p text:style-name="MP7"><text:user-field-get text:name="rightHeader16">Фамилия И.О. Название статьи16</text:user-field-get></text:p>
            </table:table-cell>
            <table:table-cell table:style-name="Таблица896.A1" office:value-type="string">
              <text:p text:style-name="MP8"><text:page-number text:select-page="current">469</text:page-number></text:p>
            </table:table-cell>
          </table:table-row>
        </table:table>
      </style:header>
      <style:header-left>
        <table:table table:name="Таблица897" table:style-name="Таблица897">
          <table:table-column table:style-name="Таблица897.A"/>
          <table:table-column table:style-name="Таблица897.B"/>
          <table:table-row table:style-name="Таблица897.1">
            <table:table-cell table:style-name="Таблица897.A1" office:value-type="string">
              <text:p text:style-name="MP9"><text:page-number text:select-page="current">468</text:page-number></text:p>
            </table:table-cell>
            <table:table-cell table:style-name="Таблица897.A1" office:value-type="string">
              <text:p text:style-name="MP10"><text:user-field-get text:name="leftHeader16">Задайте название радела!</text:user-field-get></text:p>
            </table:table-cell>
          </table:table-row>
        </table:table>
      </style:header-left>
    </style:master-page>
    <style:master-page style:name="Статья_20_16_20_стр.2" style:display-name="Статья 16 стр.2" style:page-layout-name="Mpm9" style:next-style-name="Статья_20_16_20_стр.3">
      <style:header>
        <table:table table:name="Таблица898" table:style-name="Таблица898">
          <table:table-column table:style-name="Таблица898.A"/>
          <table:table-column table:style-name="Таблица898.B"/>
          <table:table-row table:style-name="Таблица898.1">
            <table:table-cell table:style-name="Таблица898.A1" office:value-type="string">
              <text:p text:style-name="MP7"><text:user-field-get text:name="rightHeader16">Фамилия И.О. Название статьи16</text:user-field-get></text:p>
            </table:table-cell>
            <table:table-cell table:style-name="Таблица898.A1" office:value-type="string">
              <text:p text:style-name="MP8"><text:page-number text:select-page="current">441</text:page-number></text:p>
            </table:table-cell>
          </table:table-row>
        </table:table>
      </style:header>
      <style:header-left>
        <table:table table:name="Таблица899" table:style-name="Таблица899">
          <table:table-column table:style-name="Таблица899.A"/>
          <table:table-column table:style-name="Таблица899.B"/>
          <table:table-row table:style-name="Таблица899.1">
            <table:table-cell table:style-name="Таблица899.A1" office:value-type="string">
              <text:p text:style-name="MP9"><text:page-number text:select-page="current">468</text:page-number></text:p>
            </table:table-cell>
            <table:table-cell table:style-name="Таблица899.A1" office:value-type="string">
              <text:p text:style-name="MP10"><text:user-field-get text:name="leftHeader16">Задайте название радела!</text:user-field-get></text:p>
            </table:table-cell>
          </table:table-row>
        </table:table>
      </style:header-left>
    </style:master-page>
    <style:master-page style:name="Статья_20_16_20_стр.3" style:display-name="Статья 16 стр.3" style:page-layout-name="Mpm9" style:next-style-name="Статья_20_16_20_стр.4">
      <style:header>
        <table:table table:name="Таблица900" table:style-name="Таблица900">
          <table:table-column table:style-name="Таблица900.A"/>
          <table:table-column table:style-name="Таблица900.B"/>
          <table:table-row table:style-name="Таблица900.1">
            <table:table-cell table:style-name="Таблица900.A1" office:value-type="string">
              <text:p text:style-name="MP7"><text:user-field-get text:name="rightHeader16">Фамилия И.О. Название статьи16</text:user-field-get></text:p>
            </table:table-cell>
            <table:table-cell table:style-name="Таблица900.A1" office:value-type="string">
              <text:p text:style-name="MP8"><text:page-number text:select-page="current">441</text:page-number></text:p>
            </table:table-cell>
          </table:table-row>
        </table:table>
      </style:header>
      <style:header-left>
        <table:table table:name="Таблица901" table:style-name="Таблица901">
          <table:table-column table:style-name="Таблица901.A"/>
          <table:table-column table:style-name="Таблица901.B"/>
          <table:table-row table:style-name="Таблица901.1">
            <table:table-cell table:style-name="Таблица901.A1" office:value-type="string">
              <text:p text:style-name="MP9"><text:page-number text:select-page="current">442</text:page-number></text:p>
            </table:table-cell>
            <table:table-cell table:style-name="Таблица901.A1" office:value-type="string">
              <text:p text:style-name="MP10"><text:user-field-get text:name="leftHeader16">Задайте название радела!</text:user-field-get></text:p>
            </table:table-cell>
          </table:table-row>
        </table:table>
      </style:header-left>
    </style:master-page>
    <style:master-page style:name="Статья_20_16_20_стр.4" style:display-name="Статья 16 стр.4" style:page-layout-name="Mpm9" style:next-style-name="Статья_20_16_20_стр.5">
      <style:header>
        <table:table table:name="Таблица902" table:style-name="Таблица902">
          <table:table-column table:style-name="Таблица902.A"/>
          <table:table-column table:style-name="Таблица902.B"/>
          <table:table-row table:style-name="Таблица902.1">
            <table:table-cell table:style-name="Таблица902.A1" office:value-type="string">
              <text:p text:style-name="MP7"><text:user-field-get text:name="rightHeader16">Фамилия И.О. Название статьи16</text:user-field-get></text:p>
            </table:table-cell>
            <table:table-cell table:style-name="Таблица902.A1" office:value-type="string">
              <text:p text:style-name="MP8"><text:page-number text:select-page="current">443</text:page-number></text:p>
            </table:table-cell>
          </table:table-row>
        </table:table>
      </style:header>
      <style:header-left>
        <table:table table:name="Таблица903" table:style-name="Таблица903">
          <table:table-column table:style-name="Таблица903.A"/>
          <table:table-column table:style-name="Таблица903.B"/>
          <table:table-row table:style-name="Таблица903.1">
            <table:table-cell table:style-name="Таблица903.A1" office:value-type="string">
              <text:p text:style-name="MP9"><text:page-number text:select-page="current">442</text:page-number></text:p>
            </table:table-cell>
            <table:table-cell table:style-name="Таблица903.A1" office:value-type="string">
              <text:p text:style-name="MP10"><text:user-field-get text:name="leftHeader16">Задайте название радела!</text:user-field-get></text:p>
            </table:table-cell>
          </table:table-row>
        </table:table>
      </style:header-left>
    </style:master-page>
    <style:master-page style:name="Статья_20_16_20_стр.5" style:display-name="Статья 16 стр.5" style:page-layout-name="Mpm9" style:next-style-name="Статья_20_16_20_стр.6">
      <style:header>
        <table:table table:name="Таблица904" table:style-name="Таблица904">
          <table:table-column table:style-name="Таблица904.A"/>
          <table:table-column table:style-name="Таблица904.B"/>
          <table:table-row table:style-name="Таблица904.1">
            <table:table-cell table:style-name="Таблица904.A1" office:value-type="string">
              <text:p text:style-name="MP7"><text:user-field-get text:name="rightHeader16">Фамилия И.О. Название статьи16</text:user-field-get></text:p>
            </table:table-cell>
            <table:table-cell table:style-name="Таблица904.A1" office:value-type="string">
              <text:p text:style-name="MP8"><text:page-number text:select-page="current">443</text:page-number></text:p>
            </table:table-cell>
          </table:table-row>
        </table:table>
      </style:header>
      <style:header-left>
        <table:table table:name="Таблица905" table:style-name="Таблица905">
          <table:table-column table:style-name="Таблица905.A"/>
          <table:table-column table:style-name="Таблица905.B"/>
          <table:table-row table:style-name="Таблица905.1">
            <table:table-cell table:style-name="Таблица905.A1" office:value-type="string">
              <text:p text:style-name="MP9"><text:page-number text:select-page="current">444</text:page-number></text:p>
            </table:table-cell>
            <table:table-cell table:style-name="Таблица905.A1" office:value-type="string">
              <text:p text:style-name="MP10"><text:user-field-get text:name="leftHeader16">Задайте название радела!</text:user-field-get></text:p>
            </table:table-cell>
          </table:table-row>
        </table:table>
      </style:header-left>
    </style:master-page>
    <style:master-page style:name="Статья_20_16_20_стр.6" style:display-name="Статья 16 стр.6" style:page-layout-name="Mpm9" style:next-style-name="Статья_20_16_20_стр.7">
      <style:header>
        <table:table table:name="Таблица906" table:style-name="Таблица906">
          <table:table-column table:style-name="Таблица906.A"/>
          <table:table-column table:style-name="Таблица906.B"/>
          <table:table-row table:style-name="Таблица906.1">
            <table:table-cell table:style-name="Таблица906.A1" office:value-type="string">
              <text:p text:style-name="MP7"><text:user-field-get text:name="rightHeader16">Фамилия И.О. Название статьи16</text:user-field-get></text:p>
            </table:table-cell>
            <table:table-cell table:style-name="Таблица906.A1" office:value-type="string">
              <text:p text:style-name="MP8"><text:page-number text:select-page="current">445</text:page-number></text:p>
            </table:table-cell>
          </table:table-row>
        </table:table>
      </style:header>
      <style:header-left>
        <table:table table:name="Таблица907" table:style-name="Таблица907">
          <table:table-column table:style-name="Таблица907.A"/>
          <table:table-column table:style-name="Таблица907.B"/>
          <table:table-row table:style-name="Таблица907.1">
            <table:table-cell table:style-name="Таблица907.A1" office:value-type="string">
              <text:p text:style-name="MP9"><text:page-number text:select-page="current">444</text:page-number></text:p>
            </table:table-cell>
            <table:table-cell table:style-name="Таблица907.A1" office:value-type="string">
              <text:p text:style-name="MP10"><text:user-field-get text:name="leftHeader16">Задайте название радела!</text:user-field-get></text:p>
            </table:table-cell>
          </table:table-row>
        </table:table>
      </style:header-left>
    </style:master-page>
    <style:master-page style:name="Статья_20_16_20_стр.7" style:display-name="Статья 16 стр.7" style:page-layout-name="Mpm9" style:next-style-name="Статья_20_16_20_стр.8">
      <style:header>
        <table:table table:name="Таблица908" table:style-name="Таблица908">
          <table:table-column table:style-name="Таблица908.A"/>
          <table:table-column table:style-name="Таблица908.B"/>
          <table:table-row table:style-name="Таблица908.1">
            <table:table-cell table:style-name="Таблица908.A1" office:value-type="string">
              <text:p text:style-name="MP7"><text:user-field-get text:name="rightHeader16">Фамилия И.О. Название статьи16</text:user-field-get></text:p>
            </table:table-cell>
            <table:table-cell table:style-name="Таблица908.A1" office:value-type="string">
              <text:p text:style-name="MP8"><text:page-number text:select-page="current">445</text:page-number></text:p>
            </table:table-cell>
          </table:table-row>
        </table:table>
      </style:header>
      <style:header-left>
        <table:table table:name="Таблица909" table:style-name="Таблица909">
          <table:table-column table:style-name="Таблица909.A"/>
          <table:table-column table:style-name="Таблица909.B"/>
          <table:table-row table:style-name="Таблица909.1">
            <table:table-cell table:style-name="Таблица909.A1" office:value-type="string">
              <text:p text:style-name="MP9"><text:page-number text:select-page="current">446</text:page-number></text:p>
            </table:table-cell>
            <table:table-cell table:style-name="Таблица909.A1" office:value-type="string">
              <text:p text:style-name="MP10"><text:user-field-get text:name="leftHeader16">Задайте название радела!</text:user-field-get></text:p>
            </table:table-cell>
          </table:table-row>
        </table:table>
      </style:header-left>
    </style:master-page>
    <style:master-page style:name="Статья_20_16_20_стр.8" style:display-name="Статья 16 стр.8" style:page-layout-name="Mpm9" style:next-style-name="Статья_20_16_20_стр.9">
      <style:header>
        <table:table table:name="Таблица910" table:style-name="Таблица910">
          <table:table-column table:style-name="Таблица910.A"/>
          <table:table-column table:style-name="Таблица910.B"/>
          <table:table-row table:style-name="Таблица910.1">
            <table:table-cell table:style-name="Таблица910.A1" office:value-type="string">
              <text:p text:style-name="MP7"><text:user-field-get text:name="rightHeader16">Фамилия И.О. Название статьи16</text:user-field-get></text:p>
            </table:table-cell>
            <table:table-cell table:style-name="Таблица910.A1" office:value-type="string">
              <text:p text:style-name="MP8"><text:page-number text:select-page="current">447</text:page-number></text:p>
            </table:table-cell>
          </table:table-row>
        </table:table>
      </style:header>
      <style:header-left>
        <table:table table:name="Таблица911" table:style-name="Таблица911">
          <table:table-column table:style-name="Таблица911.A"/>
          <table:table-column table:style-name="Таблица911.B"/>
          <table:table-row table:style-name="Таблица911.1">
            <table:table-cell table:style-name="Таблица911.A1" office:value-type="string">
              <text:p text:style-name="MP9"><text:page-number text:select-page="current">446</text:page-number></text:p>
            </table:table-cell>
            <table:table-cell table:style-name="Таблица911.A1" office:value-type="string">
              <text:p text:style-name="MP10"><text:user-field-get text:name="leftHeader16">Задайте название радела!</text:user-field-get></text:p>
            </table:table-cell>
          </table:table-row>
        </table:table>
      </style:header-left>
    </style:master-page>
    <style:master-page style:name="Статья_20_16_20_стр.9" style:display-name="Статья 16 стр.9" style:page-layout-name="Mpm9" style:next-style-name="Статья_20_16_20_стр.10">
      <style:header>
        <table:table table:name="Таблица912" table:style-name="Таблица912">
          <table:table-column table:style-name="Таблица912.A"/>
          <table:table-column table:style-name="Таблица912.B"/>
          <table:table-row table:style-name="Таблица912.1">
            <table:table-cell table:style-name="Таблица912.A1" office:value-type="string">
              <text:p text:style-name="MP7"><text:user-field-get text:name="rightHeader16">Фамилия И.О. Название статьи16</text:user-field-get></text:p>
            </table:table-cell>
            <table:table-cell table:style-name="Таблица912.A1" office:value-type="string">
              <text:p text:style-name="MP8"><text:page-number text:select-page="current">447</text:page-number></text:p>
            </table:table-cell>
          </table:table-row>
        </table:table>
      </style:header>
      <style:header-left>
        <table:table table:name="Таблица913" table:style-name="Таблица913">
          <table:table-column table:style-name="Таблица913.A"/>
          <table:table-column table:style-name="Таблица913.B"/>
          <table:table-row table:style-name="Таблица913.1">
            <table:table-cell table:style-name="Таблица913.A1" office:value-type="string">
              <text:p text:style-name="MP9"><text:page-number text:select-page="current">448</text:page-number></text:p>
            </table:table-cell>
            <table:table-cell table:style-name="Таблица913.A1" office:value-type="string">
              <text:p text:style-name="MP10"><text:user-field-get text:name="leftHeader16">Задайте название радела!</text:user-field-get></text:p>
            </table:table-cell>
          </table:table-row>
        </table:table>
      </style:header-left>
    </style:master-page>
    <style:master-page style:name="Статья_20_16_20_стр.10" style:display-name="Статья 16 стр.10" style:page-layout-name="Mpm9" style:next-style-name="Статья_20_16_20_стр.11">
      <style:header>
        <table:table table:name="Таблица914" table:style-name="Таблица914">
          <table:table-column table:style-name="Таблица914.A"/>
          <table:table-column table:style-name="Таблица914.B"/>
          <table:table-row table:style-name="Таблица914.1">
            <table:table-cell table:style-name="Таблица914.A1" office:value-type="string">
              <text:p text:style-name="MP7"><text:user-field-get text:name="rightHeader16">Фамилия И.О. Название статьи16</text:user-field-get></text:p>
            </table:table-cell>
            <table:table-cell table:style-name="Таблица914.A1" office:value-type="string">
              <text:p text:style-name="MP8"><text:page-number text:select-page="current">449</text:page-number></text:p>
            </table:table-cell>
          </table:table-row>
        </table:table>
      </style:header>
      <style:header-left>
        <table:table table:name="Таблица915" table:style-name="Таблица915">
          <table:table-column table:style-name="Таблица915.A"/>
          <table:table-column table:style-name="Таблица915.B"/>
          <table:table-row table:style-name="Таблица915.1">
            <table:table-cell table:style-name="Таблица915.A1" office:value-type="string">
              <text:p text:style-name="MP9"><text:page-number text:select-page="current">448</text:page-number></text:p>
            </table:table-cell>
            <table:table-cell table:style-name="Таблица915.A1" office:value-type="string">
              <text:p text:style-name="MP10"><text:user-field-get text:name="leftHeader16">Задайте название радела!</text:user-field-get></text:p>
            </table:table-cell>
          </table:table-row>
        </table:table>
      </style:header-left>
    </style:master-page>
    <style:master-page style:name="Статья_20_16_20_стр.11" style:display-name="Статья 16 стр.11" style:page-layout-name="Mpm9" style:next-style-name="Статья_20_16_20_стр.12">
      <style:header>
        <table:table table:name="Таблица916" table:style-name="Таблица916">
          <table:table-column table:style-name="Таблица916.A"/>
          <table:table-column table:style-name="Таблица916.B"/>
          <table:table-row table:style-name="Таблица916.1">
            <table:table-cell table:style-name="Таблица916.A1" office:value-type="string">
              <text:p text:style-name="MP7"><text:user-field-get text:name="rightHeader16">Фамилия И.О. Название статьи16</text:user-field-get></text:p>
            </table:table-cell>
            <table:table-cell table:style-name="Таблица916.A1" office:value-type="string">
              <text:p text:style-name="MP8"><text:page-number text:select-page="current">449</text:page-number></text:p>
            </table:table-cell>
          </table:table-row>
        </table:table>
      </style:header>
      <style:header-left>
        <table:table table:name="Таблица917" table:style-name="Таблица917">
          <table:table-column table:style-name="Таблица917.A"/>
          <table:table-column table:style-name="Таблица917.B"/>
          <table:table-row table:style-name="Таблица917.1">
            <table:table-cell table:style-name="Таблица917.A1" office:value-type="string">
              <text:p text:style-name="MP9"><text:page-number text:select-page="current">450</text:page-number></text:p>
            </table:table-cell>
            <table:table-cell table:style-name="Таблица917.A1" office:value-type="string">
              <text:p text:style-name="MP10"><text:user-field-get text:name="leftHeader16">Задайте название радела!</text:user-field-get></text:p>
            </table:table-cell>
          </table:table-row>
        </table:table>
      </style:header-left>
    </style:master-page>
    <style:master-page style:name="Статья_20_16_20_стр.12" style:display-name="Статья 16 стр.12" style:page-layout-name="Mpm9" style:next-style-name="Статья_20_16_20_стр.13">
      <style:header>
        <table:table table:name="Таблица918" table:style-name="Таблица918">
          <table:table-column table:style-name="Таблица918.A"/>
          <table:table-column table:style-name="Таблица918.B"/>
          <table:table-row table:style-name="Таблица918.1">
            <table:table-cell table:style-name="Таблица918.A1" office:value-type="string">
              <text:p text:style-name="MP7"><text:user-field-get text:name="rightHeader16">Фамилия И.О. Название статьи16</text:user-field-get></text:p>
            </table:table-cell>
            <table:table-cell table:style-name="Таблица918.A1" office:value-type="string">
              <text:p text:style-name="MP8"><text:page-number text:select-page="current">451</text:page-number></text:p>
            </table:table-cell>
          </table:table-row>
        </table:table>
      </style:header>
      <style:header-left>
        <table:table table:name="Таблица919" table:style-name="Таблица919">
          <table:table-column table:style-name="Таблица919.A"/>
          <table:table-column table:style-name="Таблица919.B"/>
          <table:table-row table:style-name="Таблица919.1">
            <table:table-cell table:style-name="Таблица919.A1" office:value-type="string">
              <text:p text:style-name="MP9"><text:page-number text:select-page="current">450</text:page-number></text:p>
            </table:table-cell>
            <table:table-cell table:style-name="Таблица919.A1" office:value-type="string">
              <text:p text:style-name="MP10"><text:user-field-get text:name="leftHeader16">Задайте название радела!</text:user-field-get></text:p>
            </table:table-cell>
          </table:table-row>
        </table:table>
      </style:header-left>
    </style:master-page>
    <style:master-page style:name="Статья_20_16_20_стр.13" style:display-name="Статья 16 стр.13" style:page-layout-name="Mpm9" style:next-style-name="Статья_20_16_20_стр.14">
      <style:header>
        <table:table table:name="Таблица920" table:style-name="Таблица920">
          <table:table-column table:style-name="Таблица920.A"/>
          <table:table-column table:style-name="Таблица920.B"/>
          <table:table-row table:style-name="Таблица920.1">
            <table:table-cell table:style-name="Таблица920.A1" office:value-type="string">
              <text:p text:style-name="MP7"><text:user-field-get text:name="rightHeader16">Фамилия И.О. Название статьи16</text:user-field-get></text:p>
            </table:table-cell>
            <table:table-cell table:style-name="Таблица920.A1" office:value-type="string">
              <text:p text:style-name="MP8"><text:page-number text:select-page="current">451</text:page-number></text:p>
            </table:table-cell>
          </table:table-row>
        </table:table>
      </style:header>
      <style:header-left>
        <table:table table:name="Таблица921" table:style-name="Таблица921">
          <table:table-column table:style-name="Таблица921.A"/>
          <table:table-column table:style-name="Таблица921.B"/>
          <table:table-row table:style-name="Таблица921.1">
            <table:table-cell table:style-name="Таблица921.A1" office:value-type="string">
              <text:p text:style-name="MP9"><text:page-number text:select-page="current">452</text:page-number></text:p>
            </table:table-cell>
            <table:table-cell table:style-name="Таблица921.A1" office:value-type="string">
              <text:p text:style-name="MP10"><text:user-field-get text:name="leftHeader16">Задайте название радела!</text:user-field-get></text:p>
            </table:table-cell>
          </table:table-row>
        </table:table>
      </style:header-left>
    </style:master-page>
    <style:master-page style:name="Статья_20_16_20_стр.14" style:display-name="Статья 16 стр.14" style:page-layout-name="Mpm9" style:next-style-name="Статья_20_16_20_стр.15">
      <style:header>
        <table:table table:name="Таблица922" table:style-name="Таблица922">
          <table:table-column table:style-name="Таблица922.A"/>
          <table:table-column table:style-name="Таблица922.B"/>
          <table:table-row table:style-name="Таблица922.1">
            <table:table-cell table:style-name="Таблица922.A1" office:value-type="string">
              <text:p text:style-name="MP7"><text:user-field-get text:name="rightHeader16">Фамилия И.О. Название статьи16</text:user-field-get></text:p>
            </table:table-cell>
            <table:table-cell table:style-name="Таблица922.A1" office:value-type="string">
              <text:p text:style-name="MP8"><text:page-number text:select-page="current">453</text:page-number></text:p>
            </table:table-cell>
          </table:table-row>
        </table:table>
      </style:header>
      <style:header-left>
        <table:table table:name="Таблица923" table:style-name="Таблица923">
          <table:table-column table:style-name="Таблица923.A"/>
          <table:table-column table:style-name="Таблица923.B"/>
          <table:table-row table:style-name="Таблица923.1">
            <table:table-cell table:style-name="Таблица923.A1" office:value-type="string">
              <text:p text:style-name="MP9"><text:page-number text:select-page="current">452</text:page-number></text:p>
            </table:table-cell>
            <table:table-cell table:style-name="Таблица923.A1" office:value-type="string">
              <text:p text:style-name="MP10"><text:user-field-get text:name="leftHeader16">Задайте название радела!</text:user-field-get></text:p>
            </table:table-cell>
          </table:table-row>
        </table:table>
      </style:header-left>
    </style:master-page>
    <style:master-page style:name="Статья_20_16_20_стр.15" style:display-name="Статья 16 стр.15" style:page-layout-name="Mpm9" style:next-style-name="Статья_20_16_20_стр.16">
      <style:header>
        <table:table table:name="Таблица924" table:style-name="Таблица924">
          <table:table-column table:style-name="Таблица924.A"/>
          <table:table-column table:style-name="Таблица924.B"/>
          <table:table-row table:style-name="Таблица924.1">
            <table:table-cell table:style-name="Таблица924.A1" office:value-type="string">
              <text:p text:style-name="MP7"><text:user-field-get text:name="rightHeader16">Фамилия И.О. Название статьи16</text:user-field-get></text:p>
            </table:table-cell>
            <table:table-cell table:style-name="Таблица924.A1" office:value-type="string">
              <text:p text:style-name="MP8"><text:page-number text:select-page="current">453</text:page-number></text:p>
            </table:table-cell>
          </table:table-row>
        </table:table>
      </style:header>
      <style:header-left>
        <table:table table:name="Таблица925" table:style-name="Таблица925">
          <table:table-column table:style-name="Таблица925.A"/>
          <table:table-column table:style-name="Таблица925.B"/>
          <table:table-row table:style-name="Таблица925.1">
            <table:table-cell table:style-name="Таблица925.A1" office:value-type="string">
              <text:p text:style-name="MP9"><text:page-number text:select-page="current">454</text:page-number></text:p>
            </table:table-cell>
            <table:table-cell table:style-name="Таблица925.A1" office:value-type="string">
              <text:p text:style-name="MP10"><text:user-field-get text:name="leftHeader16">Задайте название радела!</text:user-field-get></text:p>
            </table:table-cell>
          </table:table-row>
        </table:table>
      </style:header-left>
    </style:master-page>
    <style:master-page style:name="Статья_20_16_20_стр.16" style:display-name="Статья 16 стр.16" style:page-layout-name="Mpm9" style:next-style-name="Статья_20_16_20_стр.17">
      <style:header>
        <table:table table:name="Таблица926" table:style-name="Таблица926">
          <table:table-column table:style-name="Таблица926.A"/>
          <table:table-column table:style-name="Таблица926.B"/>
          <table:table-row table:style-name="Таблица926.1">
            <table:table-cell table:style-name="Таблица926.A1" office:value-type="string">
              <text:p text:style-name="MP7"><text:user-field-get text:name="rightHeader16">Фамилия И.О. Название статьи16</text:user-field-get></text:p>
            </table:table-cell>
            <table:table-cell table:style-name="Таблица926.A1" office:value-type="string">
              <text:p text:style-name="MP8"><text:page-number text:select-page="current">455</text:page-number></text:p>
            </table:table-cell>
          </table:table-row>
        </table:table>
      </style:header>
      <style:header-left>
        <table:table table:name="Таблица927" table:style-name="Таблица927">
          <table:table-column table:style-name="Таблица927.A"/>
          <table:table-column table:style-name="Таблица927.B"/>
          <table:table-row table:style-name="Таблица927.1">
            <table:table-cell table:style-name="Таблица927.A1" office:value-type="string">
              <text:p text:style-name="MP9"><text:page-number text:select-page="current">454</text:page-number></text:p>
            </table:table-cell>
            <table:table-cell table:style-name="Таблица927.A1" office:value-type="string">
              <text:p text:style-name="MP10"><text:user-field-get text:name="leftHeader16">Задайте название радела!</text:user-field-get></text:p>
            </table:table-cell>
          </table:table-row>
        </table:table>
      </style:header-left>
    </style:master-page>
    <style:master-page style:name="Статья_20_16_20_стр.17" style:display-name="Статья 16 стр.17" style:page-layout-name="Mpm9" style:next-style-name="Статья_20_16_20_стр.18">
      <style:header>
        <table:table table:name="Таблица928" table:style-name="Таблица928">
          <table:table-column table:style-name="Таблица928.A"/>
          <table:table-column table:style-name="Таблица928.B"/>
          <table:table-row table:style-name="Таблица928.1">
            <table:table-cell table:style-name="Таблица928.A1" office:value-type="string">
              <text:p text:style-name="MP7"><text:user-field-get text:name="rightHeader16">Фамилия И.О. Название статьи16</text:user-field-get></text:p>
            </table:table-cell>
            <table:table-cell table:style-name="Таблица928.A1" office:value-type="string">
              <text:p text:style-name="MP8"><text:page-number text:select-page="current">455</text:page-number></text:p>
            </table:table-cell>
          </table:table-row>
        </table:table>
      </style:header>
      <style:header-left>
        <table:table table:name="Таблица929" table:style-name="Таблица929">
          <table:table-column table:style-name="Таблица929.A"/>
          <table:table-column table:style-name="Таблица929.B"/>
          <table:table-row table:style-name="Таблица929.1">
            <table:table-cell table:style-name="Таблица929.A1" office:value-type="string">
              <text:p text:style-name="MP9"><text:page-number text:select-page="current">456</text:page-number></text:p>
            </table:table-cell>
            <table:table-cell table:style-name="Таблица929.A1" office:value-type="string">
              <text:p text:style-name="MP10"><text:user-field-get text:name="leftHeader16">Задайте название радела!</text:user-field-get></text:p>
            </table:table-cell>
          </table:table-row>
        </table:table>
      </style:header-left>
    </style:master-page>
    <style:master-page style:name="Статья_20_16_20_стр.18" style:display-name="Статья 16 стр.18" style:page-layout-name="Mpm9" style:next-style-name="Статья_20_16_20_стр.19">
      <style:header>
        <table:table table:name="Таблица930" table:style-name="Таблица930">
          <table:table-column table:style-name="Таблица930.A"/>
          <table:table-column table:style-name="Таблица930.B"/>
          <table:table-row table:style-name="Таблица930.1">
            <table:table-cell table:style-name="Таблица930.A1" office:value-type="string">
              <text:p text:style-name="MP7"><text:user-field-get text:name="rightHeader16">Фамилия И.О. Название статьи16</text:user-field-get></text:p>
            </table:table-cell>
            <table:table-cell table:style-name="Таблица930.A1" office:value-type="string">
              <text:p text:style-name="MP8"><text:page-number text:select-page="current">457</text:page-number></text:p>
            </table:table-cell>
          </table:table-row>
        </table:table>
      </style:header>
      <style:header-left>
        <table:table table:name="Таблица931" table:style-name="Таблица931">
          <table:table-column table:style-name="Таблица931.A"/>
          <table:table-column table:style-name="Таблица931.B"/>
          <table:table-row table:style-name="Таблица931.1">
            <table:table-cell table:style-name="Таблица931.A1" office:value-type="string">
              <text:p text:style-name="MP9"><text:page-number text:select-page="current">456</text:page-number></text:p>
            </table:table-cell>
            <table:table-cell table:style-name="Таблица931.A1" office:value-type="string">
              <text:p text:style-name="MP10"><text:user-field-get text:name="leftHeader16">Задайте название радела!</text:user-field-get></text:p>
            </table:table-cell>
          </table:table-row>
        </table:table>
      </style:header-left>
    </style:master-page>
    <style:master-page style:name="Статья_20_16_20_стр.19" style:display-name="Статья 16 стр.19" style:page-layout-name="Mpm9" style:next-style-name="Статья_20_16_20_стр.20">
      <style:header>
        <table:table table:name="Таблица932" table:style-name="Таблица932">
          <table:table-column table:style-name="Таблица932.A"/>
          <table:table-column table:style-name="Таблица932.B"/>
          <table:table-row table:style-name="Таблица932.1">
            <table:table-cell table:style-name="Таблица932.A1" office:value-type="string">
              <text:p text:style-name="MP7"><text:user-field-get text:name="rightHeader16">Фамилия И.О. Название статьи16</text:user-field-get></text:p>
            </table:table-cell>
            <table:table-cell table:style-name="Таблица932.A1" office:value-type="string">
              <text:p text:style-name="MP8"><text:page-number text:select-page="current">457</text:page-number></text:p>
            </table:table-cell>
          </table:table-row>
        </table:table>
      </style:header>
      <style:header-left>
        <table:table table:name="Таблица933" table:style-name="Таблица933">
          <table:table-column table:style-name="Таблица933.A"/>
          <table:table-column table:style-name="Таблица933.B"/>
          <table:table-row table:style-name="Таблица933.1">
            <table:table-cell table:style-name="Таблица933.A1" office:value-type="string">
              <text:p text:style-name="MP9"><text:page-number text:select-page="current">458</text:page-number></text:p>
            </table:table-cell>
            <table:table-cell table:style-name="Таблица933.A1" office:value-type="string">
              <text:p text:style-name="MP10"><text:user-field-get text:name="leftHeader16">Задайте название радела!</text:user-field-get></text:p>
            </table:table-cell>
          </table:table-row>
        </table:table>
      </style:header-left>
    </style:master-page>
    <style:master-page style:name="Статья_20_16_20_стр.20" style:display-name="Статья 16 стр.20" style:page-layout-name="Mpm9" style:next-style-name="Статья_20_16_20_стр.21">
      <style:header>
        <table:table table:name="Таблица934" table:style-name="Таблица934">
          <table:table-column table:style-name="Таблица934.A"/>
          <table:table-column table:style-name="Таблица934.B"/>
          <table:table-row table:style-name="Таблица934.1">
            <table:table-cell table:style-name="Таблица934.A1" office:value-type="string">
              <text:p text:style-name="MP7"><text:user-field-get text:name="rightHeader16">Фамилия И.О. Название статьи16</text:user-field-get></text:p>
            </table:table-cell>
            <table:table-cell table:style-name="Таблица934.A1" office:value-type="string">
              <text:p text:style-name="MP8"><text:page-number text:select-page="current">459</text:page-number></text:p>
            </table:table-cell>
          </table:table-row>
        </table:table>
      </style:header>
      <style:header-left>
        <table:table table:name="Таблица935" table:style-name="Таблица935">
          <table:table-column table:style-name="Таблица935.A"/>
          <table:table-column table:style-name="Таблица935.B"/>
          <table:table-row table:style-name="Таблица935.1">
            <table:table-cell table:style-name="Таблица935.A1" office:value-type="string">
              <text:p text:style-name="MP9"><text:page-number text:select-page="current">458</text:page-number></text:p>
            </table:table-cell>
            <table:table-cell table:style-name="Таблица935.A1" office:value-type="string">
              <text:p text:style-name="MP10"><text:user-field-get text:name="leftHeader16">Задайте название радела!</text:user-field-get></text:p>
            </table:table-cell>
          </table:table-row>
        </table:table>
      </style:header-left>
    </style:master-page>
    <style:master-page style:name="Статья_20_16_20_стр.21" style:display-name="Статья 16 стр.21" style:page-layout-name="Mpm9" style:next-style-name="Статья_20_16_20_стр.22">
      <style:header>
        <table:table table:name="Таблица936" table:style-name="Таблица936">
          <table:table-column table:style-name="Таблица936.A"/>
          <table:table-column table:style-name="Таблица936.B"/>
          <table:table-row table:style-name="Таблица936.1">
            <table:table-cell table:style-name="Таблица936.A1" office:value-type="string">
              <text:p text:style-name="MP7"><text:user-field-get text:name="rightHeader16">Фамилия И.О. Название статьи16</text:user-field-get></text:p>
            </table:table-cell>
            <table:table-cell table:style-name="Таблица936.A1" office:value-type="string">
              <text:p text:style-name="MP8"><text:page-number text:select-page="current">459</text:page-number></text:p>
            </table:table-cell>
          </table:table-row>
        </table:table>
      </style:header>
      <style:header-left>
        <table:table table:name="Таблица937" table:style-name="Таблица937">
          <table:table-column table:style-name="Таблица937.A"/>
          <table:table-column table:style-name="Таблица937.B"/>
          <table:table-row table:style-name="Таблица937.1">
            <table:table-cell table:style-name="Таблица937.A1" office:value-type="string">
              <text:p text:style-name="MP9"><text:page-number text:select-page="current">460</text:page-number></text:p>
            </table:table-cell>
            <table:table-cell table:style-name="Таблица937.A1" office:value-type="string">
              <text:p text:style-name="MP10"><text:user-field-get text:name="leftHeader16">Задайте название радела!</text:user-field-get></text:p>
            </table:table-cell>
          </table:table-row>
        </table:table>
      </style:header-left>
    </style:master-page>
    <style:master-page style:name="Статья_20_16_20_стр.22" style:display-name="Статья 16 стр.22" style:page-layout-name="Mpm9" style:next-style-name="Статья_20_16_20_стр.23">
      <style:header>
        <table:table table:name="Таблица938" table:style-name="Таблица938">
          <table:table-column table:style-name="Таблица938.A"/>
          <table:table-column table:style-name="Таблица938.B"/>
          <table:table-row table:style-name="Таблица938.1">
            <table:table-cell table:style-name="Таблица938.A1" office:value-type="string">
              <text:p text:style-name="MP7"><text:user-field-get text:name="rightHeader16">Фамилия И.О. Название статьи16</text:user-field-get></text:p>
            </table:table-cell>
            <table:table-cell table:style-name="Таблица938.A1" office:value-type="string">
              <text:p text:style-name="MP8"><text:page-number text:select-page="current">461</text:page-number></text:p>
            </table:table-cell>
          </table:table-row>
        </table:table>
      </style:header>
      <style:header-left>
        <table:table table:name="Таблица939" table:style-name="Таблица939">
          <table:table-column table:style-name="Таблица939.A"/>
          <table:table-column table:style-name="Таблица939.B"/>
          <table:table-row table:style-name="Таблица939.1">
            <table:table-cell table:style-name="Таблица939.A1" office:value-type="string">
              <text:p text:style-name="MP9"><text:page-number text:select-page="current">460</text:page-number></text:p>
            </table:table-cell>
            <table:table-cell table:style-name="Таблица939.A1" office:value-type="string">
              <text:p text:style-name="MP10"><text:user-field-get text:name="leftHeader16">Задайте название радела!</text:user-field-get></text:p>
            </table:table-cell>
          </table:table-row>
        </table:table>
      </style:header-left>
    </style:master-page>
    <style:master-page style:name="Статья_20_16_20_стр.23" style:display-name="Статья 16 стр.23" style:page-layout-name="Mpm9" style:next-style-name="Статья_20_16_20_стр.24">
      <style:header>
        <table:table table:name="Таблица940" table:style-name="Таблица940">
          <table:table-column table:style-name="Таблица940.A"/>
          <table:table-column table:style-name="Таблица940.B"/>
          <table:table-row table:style-name="Таблица940.1">
            <table:table-cell table:style-name="Таблица940.A1" office:value-type="string">
              <text:p text:style-name="MP7"><text:user-field-get text:name="rightHeader16">Фамилия И.О. Название статьи16</text:user-field-get></text:p>
            </table:table-cell>
            <table:table-cell table:style-name="Таблица940.A1" office:value-type="string">
              <text:p text:style-name="MP8"><text:page-number text:select-page="current">461</text:page-number></text:p>
            </table:table-cell>
          </table:table-row>
        </table:table>
      </style:header>
      <style:header-left>
        <table:table table:name="Таблица941" table:style-name="Таблица941">
          <table:table-column table:style-name="Таблица941.A"/>
          <table:table-column table:style-name="Таблица941.B"/>
          <table:table-row table:style-name="Таблица941.1">
            <table:table-cell table:style-name="Таблица941.A1" office:value-type="string">
              <text:p text:style-name="MP9"><text:page-number text:select-page="current">462</text:page-number></text:p>
            </table:table-cell>
            <table:table-cell table:style-name="Таблица941.A1" office:value-type="string">
              <text:p text:style-name="MP10"><text:user-field-get text:name="leftHeader16">Задайте название радела!</text:user-field-get></text:p>
            </table:table-cell>
          </table:table-row>
        </table:table>
      </style:header-left>
    </style:master-page>
    <style:master-page style:name="Статья_20_16_20_стр.24" style:display-name="Статья 16 стр.24" style:page-layout-name="Mpm9" style:next-style-name="Статья_20_16_20_стр.25">
      <style:header>
        <table:table table:name="Таблица942" table:style-name="Таблица942">
          <table:table-column table:style-name="Таблица942.A"/>
          <table:table-column table:style-name="Таблица942.B"/>
          <table:table-row table:style-name="Таблица942.1">
            <table:table-cell table:style-name="Таблица942.A1" office:value-type="string">
              <text:p text:style-name="MP7"><text:user-field-get text:name="rightHeader16">Фамилия И.О. Название статьи16</text:user-field-get></text:p>
            </table:table-cell>
            <table:table-cell table:style-name="Таблица942.A1" office:value-type="string">
              <text:p text:style-name="MP8"><text:page-number text:select-page="current">463</text:page-number></text:p>
            </table:table-cell>
          </table:table-row>
        </table:table>
      </style:header>
      <style:header-left>
        <table:table table:name="Таблица943" table:style-name="Таблица943">
          <table:table-column table:style-name="Таблица943.A"/>
          <table:table-column table:style-name="Таблица943.B"/>
          <table:table-row table:style-name="Таблица943.1">
            <table:table-cell table:style-name="Таблица943.A1" office:value-type="string">
              <text:p text:style-name="MP9"><text:page-number text:select-page="current">462</text:page-number></text:p>
            </table:table-cell>
            <table:table-cell table:style-name="Таблица943.A1" office:value-type="string">
              <text:p text:style-name="MP10"><text:user-field-get text:name="leftHeader16">Задайте название радела!</text:user-field-get></text:p>
            </table:table-cell>
          </table:table-row>
        </table:table>
      </style:header-left>
    </style:master-page>
    <style:master-page style:name="Статья_20_16_20_стр.25" style:display-name="Статья 16 стр.25" style:page-layout-name="Mpm9" style:next-style-name="Статья_20_16_20_стр.26">
      <style:header>
        <table:table table:name="Таблица944" table:style-name="Таблица944">
          <table:table-column table:style-name="Таблица944.A"/>
          <table:table-column table:style-name="Таблица944.B"/>
          <table:table-row table:style-name="Таблица944.1">
            <table:table-cell table:style-name="Таблица944.A1" office:value-type="string">
              <text:p text:style-name="MP7"><text:user-field-get text:name="rightHeader16">Фамилия И.О. Название статьи16</text:user-field-get></text:p>
            </table:table-cell>
            <table:table-cell table:style-name="Таблица944.A1" office:value-type="string">
              <text:p text:style-name="MP8"><text:page-number text:select-page="current">463</text:page-number></text:p>
            </table:table-cell>
          </table:table-row>
        </table:table>
      </style:header>
      <style:header-left>
        <table:table table:name="Таблица945" table:style-name="Таблица945">
          <table:table-column table:style-name="Таблица945.A"/>
          <table:table-column table:style-name="Таблица945.B"/>
          <table:table-row table:style-name="Таблица945.1">
            <table:table-cell table:style-name="Таблица945.A1" office:value-type="string">
              <text:p text:style-name="MP9"><text:page-number text:select-page="current">464</text:page-number></text:p>
            </table:table-cell>
            <table:table-cell table:style-name="Таблица945.A1" office:value-type="string">
              <text:p text:style-name="MP10"><text:user-field-get text:name="leftHeader16">Задайте название радела!</text:user-field-get></text:p>
            </table:table-cell>
          </table:table-row>
        </table:table>
      </style:header-left>
    </style:master-page>
    <style:master-page style:name="Статья_20_16_20_стр.26" style:display-name="Статья 16 стр.26" style:page-layout-name="Mpm9" style:next-style-name="Статья_20_16_20_стр.27">
      <style:header>
        <table:table table:name="Таблица946" table:style-name="Таблица946">
          <table:table-column table:style-name="Таблица946.A"/>
          <table:table-column table:style-name="Таблица946.B"/>
          <table:table-row table:style-name="Таблица946.1">
            <table:table-cell table:style-name="Таблица946.A1" office:value-type="string">
              <text:p text:style-name="MP7"><text:user-field-get text:name="rightHeader16">Фамилия И.О. Название статьи16</text:user-field-get></text:p>
            </table:table-cell>
            <table:table-cell table:style-name="Таблица946.A1" office:value-type="string">
              <text:p text:style-name="MP8"><text:page-number text:select-page="current">465</text:page-number></text:p>
            </table:table-cell>
          </table:table-row>
        </table:table>
      </style:header>
      <style:header-left>
        <table:table table:name="Таблица947" table:style-name="Таблица947">
          <table:table-column table:style-name="Таблица947.A"/>
          <table:table-column table:style-name="Таблица947.B"/>
          <table:table-row table:style-name="Таблица947.1">
            <table:table-cell table:style-name="Таблица947.A1" office:value-type="string">
              <text:p text:style-name="MP9"><text:page-number text:select-page="current">464</text:page-number></text:p>
            </table:table-cell>
            <table:table-cell table:style-name="Таблица947.A1" office:value-type="string">
              <text:p text:style-name="MP10"><text:user-field-get text:name="leftHeader16">Задайте название радела!</text:user-field-get></text:p>
            </table:table-cell>
          </table:table-row>
        </table:table>
      </style:header-left>
    </style:master-page>
    <style:master-page style:name="Статья_20_16_20_стр.27" style:display-name="Статья 16 стр.27" style:page-layout-name="Mpm9" style:next-style-name="Статья_20_16_20_стр.28">
      <style:header>
        <table:table table:name="Таблица948" table:style-name="Таблица948">
          <table:table-column table:style-name="Таблица948.A"/>
          <table:table-column table:style-name="Таблица948.B"/>
          <table:table-row table:style-name="Таблица948.1">
            <table:table-cell table:style-name="Таблица948.A1" office:value-type="string">
              <text:p text:style-name="MP7"><text:user-field-get text:name="rightHeader16">Фамилия И.О. Название статьи16</text:user-field-get></text:p>
            </table:table-cell>
            <table:table-cell table:style-name="Таблица948.A1" office:value-type="string">
              <text:p text:style-name="MP8"><text:page-number text:select-page="current">465</text:page-number></text:p>
            </table:table-cell>
          </table:table-row>
        </table:table>
      </style:header>
      <style:header-left>
        <table:table table:name="Таблица949" table:style-name="Таблица949">
          <table:table-column table:style-name="Таблица949.A"/>
          <table:table-column table:style-name="Таблица949.B"/>
          <table:table-row table:style-name="Таблица949.1">
            <table:table-cell table:style-name="Таблица949.A1" office:value-type="string">
              <text:p text:style-name="MP9"><text:page-number text:select-page="current">466</text:page-number></text:p>
            </table:table-cell>
            <table:table-cell table:style-name="Таблица949.A1" office:value-type="string">
              <text:p text:style-name="MP10"><text:user-field-get text:name="leftHeader16">Задайте название радела!</text:user-field-get></text:p>
            </table:table-cell>
          </table:table-row>
        </table:table>
      </style:header-left>
    </style:master-page>
    <style:master-page style:name="Статья_20_16_20_стр.28" style:display-name="Статья 16 стр.28" style:page-layout-name="Mpm9" style:next-style-name="Статья_20_16_20_стр.29">
      <style:header>
        <table:table table:name="Таблица950" table:style-name="Таблица950">
          <table:table-column table:style-name="Таблица950.A"/>
          <table:table-column table:style-name="Таблица950.B"/>
          <table:table-row table:style-name="Таблица950.1">
            <table:table-cell table:style-name="Таблица950.A1" office:value-type="string">
              <text:p text:style-name="MP7"><text:user-field-get text:name="rightHeader16">Фамилия И.О. Название статьи16</text:user-field-get></text:p>
            </table:table-cell>
            <table:table-cell table:style-name="Таблица950.A1" office:value-type="string">
              <text:p text:style-name="MP8"><text:page-number text:select-page="current">467</text:page-number></text:p>
            </table:table-cell>
          </table:table-row>
        </table:table>
      </style:header>
      <style:header-left>
        <table:table table:name="Таблица951" table:style-name="Таблица951">
          <table:table-column table:style-name="Таблица951.A"/>
          <table:table-column table:style-name="Таблица951.B"/>
          <table:table-row table:style-name="Таблица951.1">
            <table:table-cell table:style-name="Таблица951.A1" office:value-type="string">
              <text:p text:style-name="MP9"><text:page-number text:select-page="current">466</text:page-number></text:p>
            </table:table-cell>
            <table:table-cell table:style-name="Таблица951.A1" office:value-type="string">
              <text:p text:style-name="MP10"><text:user-field-get text:name="leftHeader16">Задайте название радела!</text:user-field-get></text:p>
            </table:table-cell>
          </table:table-row>
        </table:table>
      </style:header-left>
    </style:master-page>
    <style:master-page style:name="Статья_20_16_20_стр.29" style:display-name="Статья 16 стр.29" style:page-layout-name="Mpm9" style:next-style-name="Статья_20_16">
      <style:header>
        <table:table table:name="Таблица952" table:style-name="Таблица952">
          <table:table-column table:style-name="Таблица952.A"/>
          <table:table-column table:style-name="Таблица952.B"/>
          <table:table-row table:style-name="Таблица952.1">
            <table:table-cell table:style-name="Таблица952.A1" office:value-type="string">
              <text:p text:style-name="MP7"><text:user-field-get text:name="rightHeader16">Фамилия И.О. Название статьи16</text:user-field-get></text:p>
            </table:table-cell>
            <table:table-cell table:style-name="Таблица952.A1" office:value-type="string">
              <text:p text:style-name="MP8"><text:page-number text:select-page="current">467</text:page-number></text:p>
            </table:table-cell>
          </table:table-row>
        </table:table>
      </style:header>
      <style:header-left>
        <table:table table:name="Таблица953" table:style-name="Таблица953">
          <table:table-column table:style-name="Таблица953.A"/>
          <table:table-column table:style-name="Таблица953.B"/>
          <table:table-row table:style-name="Таблица953.1">
            <table:table-cell table:style-name="Таблица953.A1" office:value-type="string">
              <text:p text:style-name="MP9"><text:page-number text:select-page="current">468</text:page-number></text:p>
            </table:table-cell>
            <table:table-cell table:style-name="Таблица953.A1" office:value-type="string">
              <text:p text:style-name="MP10"><text:user-field-get text:name="leftHeader16">Задайте название радела!</text:user-field-get></text:p>
            </table:table-cell>
          </table:table-row>
        </table:table>
      </style:header-left>
    </style:master-page>
    <style:master-page style:name="Статья_20_17_20_стр.1" style:display-name="Статья 17 стр.1" style:page-layout-name="Mpm10" style:next-style-name="Статья_20_17_20_стр.2">
      <style:header>
        <table:table table:name="Таблица954" table:style-name="Таблица954">
          <table:table-column table:style-name="Таблица954.A"/>
          <table:table-column table:style-name="Таблица954.B"/>
          <table:table-row>
            <table:table-cell table:style-name="Таблица954.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469</text:page-number>–<text:user-field-get text:name="article17LastPage">497</text:user-field-get></text:p>
              <text:p text:style-name="MP11"><text:user-field-get text:name="article17UDK">Задать УДК</text:user-field-get></text:p>
            </table:table-cell>
            <table:table-cell table:style-name="Таблица954.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469</text:page-number>–<text:user-field-get text:name="article17LastPage">497</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469</text:page-number>-<text:user-field-get text:name="article17LastPage">497</text:user-field-get></text:p>
            </table:table-cell>
          </table:table-row>
        </table:table>
      </style:header>
      <style:footer>
        <text:user-field-decls>
          <text:user-field-decl office:value-type="string" office:string-value="" text:name="author17Copyright"/>
        </text:user-field-decls>
        <text:p text:style-name="MP14"><text:user-field-get text:name="author17Copyright"/></text:p>
      </style:footer>
    </style:master-page>
    <style:master-page style:name="Статья_20_17" style:display-name="Статья 17" style:page-layout-name="Mpm9">
      <style:header>
        <table:table table:name="Таблица955" table:style-name="Таблица955">
          <table:table-column table:style-name="Таблица955.A"/>
          <table:table-column table:style-name="Таблица955.B"/>
          <table:table-row table:style-name="Таблица955.1">
            <table:table-cell table:style-name="Таблица955.A1" office:value-type="string">
              <text:p text:style-name="MP7"><text:user-field-get text:name="rightHeader17">Фамилия И.О. Название статьи17</text:user-field-get></text:p>
            </table:table-cell>
            <table:table-cell table:style-name="Таблица955.A1" office:value-type="string">
              <text:p text:style-name="MP8"><text:page-number text:select-page="current">497</text:page-number></text:p>
            </table:table-cell>
          </table:table-row>
        </table:table>
      </style:header>
      <style:header-left>
        <table:table table:name="Таблица956" table:style-name="Таблица956">
          <table:table-column table:style-name="Таблица956.A"/>
          <table:table-column table:style-name="Таблица956.B"/>
          <table:table-row table:style-name="Таблица956.1">
            <table:table-cell table:style-name="Таблица956.A1" office:value-type="string">
              <text:p text:style-name="MP9"><text:page-number text:select-page="current">498</text:page-number></text:p>
            </table:table-cell>
            <table:table-cell table:style-name="Таблица956.A1" office:value-type="string">
              <text:p text:style-name="MP10"><text:user-field-get text:name="leftHeader17">Задайте название радела!</text:user-field-get></text:p>
            </table:table-cell>
          </table:table-row>
        </table:table>
      </style:header-left>
    </style:master-page>
    <style:master-page style:name="Статья_20_17_20_стр.2" style:display-name="Статья 17 стр.2" style:page-layout-name="Mpm9" style:next-style-name="Статья_20_17_20_стр.3">
      <style:header>
        <table:table table:name="Таблица957" table:style-name="Таблица957">
          <table:table-column table:style-name="Таблица957.A"/>
          <table:table-column table:style-name="Таблица957.B"/>
          <table:table-row table:style-name="Таблица957.1">
            <table:table-cell table:style-name="Таблица957.A1" office:value-type="string">
              <text:p text:style-name="MP7"><text:user-field-get text:name="rightHeader17">Фамилия И.О. Название статьи17</text:user-field-get></text:p>
            </table:table-cell>
            <table:table-cell table:style-name="Таблица957.A1" office:value-type="string">
              <text:p text:style-name="MP8"><text:page-number text:select-page="current">497</text:page-number></text:p>
            </table:table-cell>
          </table:table-row>
        </table:table>
      </style:header>
      <style:header-left>
        <table:table table:name="Таблица958" table:style-name="Таблица958">
          <table:table-column table:style-name="Таблица958.A"/>
          <table:table-column table:style-name="Таблица958.B"/>
          <table:table-row table:style-name="Таблица958.1">
            <table:table-cell table:style-name="Таблица958.A1" office:value-type="string">
              <text:p text:style-name="MP9"><text:page-number text:select-page="current">470</text:page-number></text:p>
            </table:table-cell>
            <table:table-cell table:style-name="Таблица958.A1" office:value-type="string">
              <text:p text:style-name="MP10"><text:user-field-get text:name="leftHeader17">Задайте название радела!</text:user-field-get></text:p>
            </table:table-cell>
          </table:table-row>
        </table:table>
      </style:header-left>
    </style:master-page>
    <style:master-page style:name="Статья_20_17_20_стр.3" style:display-name="Статья 17 стр.3" style:page-layout-name="Mpm9" style:next-style-name="Статья_20_17_20_стр.4">
      <style:header>
        <table:table table:name="Таблица959" table:style-name="Таблица959">
          <table:table-column table:style-name="Таблица959.A"/>
          <table:table-column table:style-name="Таблица959.B"/>
          <table:table-row table:style-name="Таблица959.1">
            <table:table-cell table:style-name="Таблица959.A1" office:value-type="string">
              <text:p text:style-name="MP7"><text:user-field-get text:name="rightHeader17">Фамилия И.О. Название статьи17</text:user-field-get></text:p>
            </table:table-cell>
            <table:table-cell table:style-name="Таблица959.A1" office:value-type="string">
              <text:p text:style-name="MP8"><text:page-number text:select-page="current">471</text:page-number></text:p>
            </table:table-cell>
          </table:table-row>
        </table:table>
      </style:header>
      <style:header-left>
        <table:table table:name="Таблица960" table:style-name="Таблица960">
          <table:table-column table:style-name="Таблица960.A"/>
          <table:table-column table:style-name="Таблица960.B"/>
          <table:table-row table:style-name="Таблица960.1">
            <table:table-cell table:style-name="Таблица960.A1" office:value-type="string">
              <text:p text:style-name="MP9"><text:page-number text:select-page="current">470</text:page-number></text:p>
            </table:table-cell>
            <table:table-cell table:style-name="Таблица960.A1" office:value-type="string">
              <text:p text:style-name="MP10"><text:user-field-get text:name="leftHeader17">Задайте название радела!</text:user-field-get></text:p>
            </table:table-cell>
          </table:table-row>
        </table:table>
      </style:header-left>
    </style:master-page>
    <style:master-page style:name="Статья_20_17_20_стр.4" style:display-name="Статья 17 стр.4" style:page-layout-name="Mpm9" style:next-style-name="Статья_20_17_20_стр.5">
      <style:header>
        <table:table table:name="Таблица961" table:style-name="Таблица961">
          <table:table-column table:style-name="Таблица961.A"/>
          <table:table-column table:style-name="Таблица961.B"/>
          <table:table-row table:style-name="Таблица961.1">
            <table:table-cell table:style-name="Таблица961.A1" office:value-type="string">
              <text:p text:style-name="MP7"><text:user-field-get text:name="rightHeader17">Фамилия И.О. Название статьи17</text:user-field-get></text:p>
            </table:table-cell>
            <table:table-cell table:style-name="Таблица961.A1" office:value-type="string">
              <text:p text:style-name="MP8"><text:page-number text:select-page="current">471</text:page-number></text:p>
            </table:table-cell>
          </table:table-row>
        </table:table>
      </style:header>
      <style:header-left>
        <table:table table:name="Таблица962" table:style-name="Таблица962">
          <table:table-column table:style-name="Таблица962.A"/>
          <table:table-column table:style-name="Таблица962.B"/>
          <table:table-row table:style-name="Таблица962.1">
            <table:table-cell table:style-name="Таблица962.A1" office:value-type="string">
              <text:p text:style-name="MP9"><text:page-number text:select-page="current">472</text:page-number></text:p>
            </table:table-cell>
            <table:table-cell table:style-name="Таблица962.A1" office:value-type="string">
              <text:p text:style-name="MP10"><text:user-field-get text:name="leftHeader17">Задайте название радела!</text:user-field-get></text:p>
            </table:table-cell>
          </table:table-row>
        </table:table>
      </style:header-left>
    </style:master-page>
    <style:master-page style:name="Статья_20_17_20_стр.5" style:display-name="Статья 17 стр.5" style:page-layout-name="Mpm9" style:next-style-name="Статья_20_17_20_стр.6">
      <style:header>
        <table:table table:name="Таблица963" table:style-name="Таблица963">
          <table:table-column table:style-name="Таблица963.A"/>
          <table:table-column table:style-name="Таблица963.B"/>
          <table:table-row table:style-name="Таблица963.1">
            <table:table-cell table:style-name="Таблица963.A1" office:value-type="string">
              <text:p text:style-name="MP7"><text:user-field-get text:name="rightHeader17">Фамилия И.О. Название статьи17</text:user-field-get></text:p>
            </table:table-cell>
            <table:table-cell table:style-name="Таблица963.A1" office:value-type="string">
              <text:p text:style-name="MP8"><text:page-number text:select-page="current">473</text:page-number></text:p>
            </table:table-cell>
          </table:table-row>
        </table:table>
      </style:header>
      <style:header-left>
        <table:table table:name="Таблица964" table:style-name="Таблица964">
          <table:table-column table:style-name="Таблица964.A"/>
          <table:table-column table:style-name="Таблица964.B"/>
          <table:table-row table:style-name="Таблица964.1">
            <table:table-cell table:style-name="Таблица964.A1" office:value-type="string">
              <text:p text:style-name="MP9"><text:page-number text:select-page="current">472</text:page-number></text:p>
            </table:table-cell>
            <table:table-cell table:style-name="Таблица964.A1" office:value-type="string">
              <text:p text:style-name="MP10"><text:user-field-get text:name="leftHeader17">Задайте название радела!</text:user-field-get></text:p>
            </table:table-cell>
          </table:table-row>
        </table:table>
      </style:header-left>
    </style:master-page>
    <style:master-page style:name="Статья_20_17_20_стр.6" style:display-name="Статья 17 стр.6" style:page-layout-name="Mpm9" style:next-style-name="Статья_20_17_20_стр.7">
      <style:header>
        <table:table table:name="Таблица965" table:style-name="Таблица965">
          <table:table-column table:style-name="Таблица965.A"/>
          <table:table-column table:style-name="Таблица965.B"/>
          <table:table-row table:style-name="Таблица965.1">
            <table:table-cell table:style-name="Таблица965.A1" office:value-type="string">
              <text:p text:style-name="MP7"><text:user-field-get text:name="rightHeader17">Фамилия И.О. Название статьи17</text:user-field-get></text:p>
            </table:table-cell>
            <table:table-cell table:style-name="Таблица965.A1" office:value-type="string">
              <text:p text:style-name="MP8"><text:page-number text:select-page="current">473</text:page-number></text:p>
            </table:table-cell>
          </table:table-row>
        </table:table>
      </style:header>
      <style:header-left>
        <table:table table:name="Таблица966" table:style-name="Таблица966">
          <table:table-column table:style-name="Таблица966.A"/>
          <table:table-column table:style-name="Таблица966.B"/>
          <table:table-row table:style-name="Таблица966.1">
            <table:table-cell table:style-name="Таблица966.A1" office:value-type="string">
              <text:p text:style-name="MP9"><text:page-number text:select-page="current">474</text:page-number></text:p>
            </table:table-cell>
            <table:table-cell table:style-name="Таблица966.A1" office:value-type="string">
              <text:p text:style-name="MP10"><text:user-field-get text:name="leftHeader17">Задайте название радела!</text:user-field-get></text:p>
            </table:table-cell>
          </table:table-row>
        </table:table>
      </style:header-left>
    </style:master-page>
    <style:master-page style:name="Статья_20_17_20_стр.7" style:display-name="Статья 17 стр.7" style:page-layout-name="Mpm9" style:next-style-name="Статья_20_17_20_стр.8">
      <style:header>
        <table:table table:name="Таблица967" table:style-name="Таблица967">
          <table:table-column table:style-name="Таблица967.A"/>
          <table:table-column table:style-name="Таблица967.B"/>
          <table:table-row table:style-name="Таблица967.1">
            <table:table-cell table:style-name="Таблица967.A1" office:value-type="string">
              <text:p text:style-name="MP7"><text:user-field-get text:name="rightHeader17">Фамилия И.О. Название статьи17</text:user-field-get></text:p>
            </table:table-cell>
            <table:table-cell table:style-name="Таблица967.A1" office:value-type="string">
              <text:p text:style-name="MP8"><text:page-number text:select-page="current">475</text:page-number></text:p>
            </table:table-cell>
          </table:table-row>
        </table:table>
      </style:header>
      <style:header-left>
        <table:table table:name="Таблица968" table:style-name="Таблица968">
          <table:table-column table:style-name="Таблица968.A"/>
          <table:table-column table:style-name="Таблица968.B"/>
          <table:table-row table:style-name="Таблица968.1">
            <table:table-cell table:style-name="Таблица968.A1" office:value-type="string">
              <text:p text:style-name="MP9"><text:page-number text:select-page="current">474</text:page-number></text:p>
            </table:table-cell>
            <table:table-cell table:style-name="Таблица968.A1" office:value-type="string">
              <text:p text:style-name="MP10"><text:user-field-get text:name="leftHeader17">Задайте название радела!</text:user-field-get></text:p>
            </table:table-cell>
          </table:table-row>
        </table:table>
      </style:header-left>
    </style:master-page>
    <style:master-page style:name="Статья_20_17_20_стр.8" style:display-name="Статья 17 стр.8" style:page-layout-name="Mpm9" style:next-style-name="Статья_20_17_20_стр.9">
      <style:header>
        <table:table table:name="Таблица969" table:style-name="Таблица969">
          <table:table-column table:style-name="Таблица969.A"/>
          <table:table-column table:style-name="Таблица969.B"/>
          <table:table-row table:style-name="Таблица969.1">
            <table:table-cell table:style-name="Таблица969.A1" office:value-type="string">
              <text:p text:style-name="MP7"><text:user-field-get text:name="rightHeader17">Фамилия И.О. Название статьи17</text:user-field-get></text:p>
            </table:table-cell>
            <table:table-cell table:style-name="Таблица969.A1" office:value-type="string">
              <text:p text:style-name="MP8"><text:page-number text:select-page="current">475</text:page-number></text:p>
            </table:table-cell>
          </table:table-row>
        </table:table>
      </style:header>
      <style:header-left>
        <table:table table:name="Таблица970" table:style-name="Таблица970">
          <table:table-column table:style-name="Таблица970.A"/>
          <table:table-column table:style-name="Таблица970.B"/>
          <table:table-row table:style-name="Таблица970.1">
            <table:table-cell table:style-name="Таблица970.A1" office:value-type="string">
              <text:p text:style-name="MP9"><text:page-number text:select-page="current">476</text:page-number></text:p>
            </table:table-cell>
            <table:table-cell table:style-name="Таблица970.A1" office:value-type="string">
              <text:p text:style-name="MP10"><text:user-field-get text:name="leftHeader17">Задайте название радела!</text:user-field-get></text:p>
            </table:table-cell>
          </table:table-row>
        </table:table>
      </style:header-left>
    </style:master-page>
    <style:master-page style:name="Статья_20_17_20_стр.9" style:display-name="Статья 17 стр.9" style:page-layout-name="Mpm9" style:next-style-name="Статья_20_17_20_стр.10">
      <style:header>
        <table:table table:name="Таблица971" table:style-name="Таблица971">
          <table:table-column table:style-name="Таблица971.A"/>
          <table:table-column table:style-name="Таблица971.B"/>
          <table:table-row table:style-name="Таблица971.1">
            <table:table-cell table:style-name="Таблица971.A1" office:value-type="string">
              <text:p text:style-name="MP7"><text:user-field-get text:name="rightHeader17">Фамилия И.О. Название статьи17</text:user-field-get></text:p>
            </table:table-cell>
            <table:table-cell table:style-name="Таблица971.A1" office:value-type="string">
              <text:p text:style-name="MP8"><text:page-number text:select-page="current">477</text:page-number></text:p>
            </table:table-cell>
          </table:table-row>
        </table:table>
      </style:header>
      <style:header-left>
        <table:table table:name="Таблица972" table:style-name="Таблица972">
          <table:table-column table:style-name="Таблица972.A"/>
          <table:table-column table:style-name="Таблица972.B"/>
          <table:table-row table:style-name="Таблица972.1">
            <table:table-cell table:style-name="Таблица972.A1" office:value-type="string">
              <text:p text:style-name="MP9"><text:page-number text:select-page="current">476</text:page-number></text:p>
            </table:table-cell>
            <table:table-cell table:style-name="Таблица972.A1" office:value-type="string">
              <text:p text:style-name="MP10"><text:user-field-get text:name="leftHeader17">Задайте название радела!</text:user-field-get></text:p>
            </table:table-cell>
          </table:table-row>
        </table:table>
      </style:header-left>
    </style:master-page>
    <style:master-page style:name="Статья_20_17_20_стр.10" style:display-name="Статья 17 стр.10" style:page-layout-name="Mpm9" style:next-style-name="Статья_20_17_20_стр.11">
      <style:header>
        <table:table table:name="Таблица973" table:style-name="Таблица973">
          <table:table-column table:style-name="Таблица973.A"/>
          <table:table-column table:style-name="Таблица973.B"/>
          <table:table-row table:style-name="Таблица973.1">
            <table:table-cell table:style-name="Таблица973.A1" office:value-type="string">
              <text:p text:style-name="MP7"><text:user-field-get text:name="rightHeader17">Фамилия И.О. Название статьи17</text:user-field-get></text:p>
            </table:table-cell>
            <table:table-cell table:style-name="Таблица973.A1" office:value-type="string">
              <text:p text:style-name="MP8"><text:page-number text:select-page="current">477</text:page-number></text:p>
            </table:table-cell>
          </table:table-row>
        </table:table>
      </style:header>
      <style:header-left>
        <table:table table:name="Таблица974" table:style-name="Таблица974">
          <table:table-column table:style-name="Таблица974.A"/>
          <table:table-column table:style-name="Таблица974.B"/>
          <table:table-row table:style-name="Таблица974.1">
            <table:table-cell table:style-name="Таблица974.A1" office:value-type="string">
              <text:p text:style-name="MP9"><text:page-number text:select-page="current">478</text:page-number></text:p>
            </table:table-cell>
            <table:table-cell table:style-name="Таблица974.A1" office:value-type="string">
              <text:p text:style-name="MP10"><text:user-field-get text:name="leftHeader17">Задайте название радела!</text:user-field-get></text:p>
            </table:table-cell>
          </table:table-row>
        </table:table>
      </style:header-left>
    </style:master-page>
    <style:master-page style:name="Статья_20_17_20_стр.11" style:display-name="Статья 17 стр.11" style:page-layout-name="Mpm9" style:next-style-name="Статья_20_17_20_стр.12">
      <style:header>
        <table:table table:name="Таблица975" table:style-name="Таблица975">
          <table:table-column table:style-name="Таблица975.A"/>
          <table:table-column table:style-name="Таблица975.B"/>
          <table:table-row table:style-name="Таблица975.1">
            <table:table-cell table:style-name="Таблица975.A1" office:value-type="string">
              <text:p text:style-name="MP7"><text:user-field-get text:name="rightHeader17">Фамилия И.О. Название статьи17</text:user-field-get></text:p>
            </table:table-cell>
            <table:table-cell table:style-name="Таблица975.A1" office:value-type="string">
              <text:p text:style-name="MP8"><text:page-number text:select-page="current">479</text:page-number></text:p>
            </table:table-cell>
          </table:table-row>
        </table:table>
      </style:header>
      <style:header-left>
        <table:table table:name="Таблица976" table:style-name="Таблица976">
          <table:table-column table:style-name="Таблица976.A"/>
          <table:table-column table:style-name="Таблица976.B"/>
          <table:table-row table:style-name="Таблица976.1">
            <table:table-cell table:style-name="Таблица976.A1" office:value-type="string">
              <text:p text:style-name="MP9"><text:page-number text:select-page="current">478</text:page-number></text:p>
            </table:table-cell>
            <table:table-cell table:style-name="Таблица976.A1" office:value-type="string">
              <text:p text:style-name="MP10"><text:user-field-get text:name="leftHeader17">Задайте название радела!</text:user-field-get></text:p>
            </table:table-cell>
          </table:table-row>
        </table:table>
      </style:header-left>
    </style:master-page>
    <style:master-page style:name="Статья_20_17_20_стр.12" style:display-name="Статья 17 стр.12" style:page-layout-name="Mpm9" style:next-style-name="Статья_20_17_20_стр.13">
      <style:header>
        <table:table table:name="Таблица977" table:style-name="Таблица977">
          <table:table-column table:style-name="Таблица977.A"/>
          <table:table-column table:style-name="Таблица977.B"/>
          <table:table-row table:style-name="Таблица977.1">
            <table:table-cell table:style-name="Таблица977.A1" office:value-type="string">
              <text:p text:style-name="MP7"><text:user-field-get text:name="rightHeader17">Фамилия И.О. Название статьи17</text:user-field-get></text:p>
            </table:table-cell>
            <table:table-cell table:style-name="Таблица977.A1" office:value-type="string">
              <text:p text:style-name="MP8"><text:page-number text:select-page="current">479</text:page-number></text:p>
            </table:table-cell>
          </table:table-row>
        </table:table>
      </style:header>
      <style:header-left>
        <table:table table:name="Таблица978" table:style-name="Таблица978">
          <table:table-column table:style-name="Таблица978.A"/>
          <table:table-column table:style-name="Таблица978.B"/>
          <table:table-row table:style-name="Таблица978.1">
            <table:table-cell table:style-name="Таблица978.A1" office:value-type="string">
              <text:p text:style-name="MP9"><text:page-number text:select-page="current">480</text:page-number></text:p>
            </table:table-cell>
            <table:table-cell table:style-name="Таблица978.A1" office:value-type="string">
              <text:p text:style-name="MP10"><text:user-field-get text:name="leftHeader17">Задайте название радела!</text:user-field-get></text:p>
            </table:table-cell>
          </table:table-row>
        </table:table>
      </style:header-left>
    </style:master-page>
    <style:master-page style:name="Статья_20_17_20_стр.13" style:display-name="Статья 17 стр.13" style:page-layout-name="Mpm9" style:next-style-name="Статья_20_17_20_стр.14">
      <style:header>
        <table:table table:name="Таблица979" table:style-name="Таблица979">
          <table:table-column table:style-name="Таблица979.A"/>
          <table:table-column table:style-name="Таблица979.B"/>
          <table:table-row table:style-name="Таблица979.1">
            <table:table-cell table:style-name="Таблица979.A1" office:value-type="string">
              <text:p text:style-name="MP7"><text:user-field-get text:name="rightHeader17">Фамилия И.О. Название статьи17</text:user-field-get></text:p>
            </table:table-cell>
            <table:table-cell table:style-name="Таблица979.A1" office:value-type="string">
              <text:p text:style-name="MP8"><text:page-number text:select-page="current">481</text:page-number></text:p>
            </table:table-cell>
          </table:table-row>
        </table:table>
      </style:header>
      <style:header-left>
        <table:table table:name="Таблица980" table:style-name="Таблица980">
          <table:table-column table:style-name="Таблица980.A"/>
          <table:table-column table:style-name="Таблица980.B"/>
          <table:table-row table:style-name="Таблица980.1">
            <table:table-cell table:style-name="Таблица980.A1" office:value-type="string">
              <text:p text:style-name="MP9"><text:page-number text:select-page="current">480</text:page-number></text:p>
            </table:table-cell>
            <table:table-cell table:style-name="Таблица980.A1" office:value-type="string">
              <text:p text:style-name="MP10"><text:user-field-get text:name="leftHeader17">Задайте название радела!</text:user-field-get></text:p>
            </table:table-cell>
          </table:table-row>
        </table:table>
      </style:header-left>
    </style:master-page>
    <style:master-page style:name="Статья_20_17_20_стр.14" style:display-name="Статья 17 стр.14" style:page-layout-name="Mpm9" style:next-style-name="Статья_20_17_20_стр.15">
      <style:header>
        <table:table table:name="Таблица981" table:style-name="Таблица981">
          <table:table-column table:style-name="Таблица981.A"/>
          <table:table-column table:style-name="Таблица981.B"/>
          <table:table-row table:style-name="Таблица981.1">
            <table:table-cell table:style-name="Таблица981.A1" office:value-type="string">
              <text:p text:style-name="MP7"><text:user-field-get text:name="rightHeader17">Фамилия И.О. Название статьи17</text:user-field-get></text:p>
            </table:table-cell>
            <table:table-cell table:style-name="Таблица981.A1" office:value-type="string">
              <text:p text:style-name="MP8"><text:page-number text:select-page="current">481</text:page-number></text:p>
            </table:table-cell>
          </table:table-row>
        </table:table>
      </style:header>
      <style:header-left>
        <table:table table:name="Таблица982" table:style-name="Таблица982">
          <table:table-column table:style-name="Таблица982.A"/>
          <table:table-column table:style-name="Таблица982.B"/>
          <table:table-row table:style-name="Таблица982.1">
            <table:table-cell table:style-name="Таблица982.A1" office:value-type="string">
              <text:p text:style-name="MP9"><text:page-number text:select-page="current">482</text:page-number></text:p>
            </table:table-cell>
            <table:table-cell table:style-name="Таблица982.A1" office:value-type="string">
              <text:p text:style-name="MP10"><text:user-field-get text:name="leftHeader17">Задайте название радела!</text:user-field-get></text:p>
            </table:table-cell>
          </table:table-row>
        </table:table>
      </style:header-left>
    </style:master-page>
    <style:master-page style:name="Статья_20_17_20_стр.15" style:display-name="Статья 17 стр.15" style:page-layout-name="Mpm9" style:next-style-name="Статья_20_17_20_стр.16">
      <style:header>
        <table:table table:name="Таблица983" table:style-name="Таблица983">
          <table:table-column table:style-name="Таблица983.A"/>
          <table:table-column table:style-name="Таблица983.B"/>
          <table:table-row table:style-name="Таблица983.1">
            <table:table-cell table:style-name="Таблица983.A1" office:value-type="string">
              <text:p text:style-name="MP7"><text:user-field-get text:name="rightHeader17">Фамилия И.О. Название статьи17</text:user-field-get></text:p>
            </table:table-cell>
            <table:table-cell table:style-name="Таблица983.A1" office:value-type="string">
              <text:p text:style-name="MP8"><text:page-number text:select-page="current">483</text:page-number></text:p>
            </table:table-cell>
          </table:table-row>
        </table:table>
      </style:header>
      <style:header-left>
        <table:table table:name="Таблица984" table:style-name="Таблица984">
          <table:table-column table:style-name="Таблица984.A"/>
          <table:table-column table:style-name="Таблица984.B"/>
          <table:table-row table:style-name="Таблица984.1">
            <table:table-cell table:style-name="Таблица984.A1" office:value-type="string">
              <text:p text:style-name="MP9"><text:page-number text:select-page="current">482</text:page-number></text:p>
            </table:table-cell>
            <table:table-cell table:style-name="Таблица984.A1" office:value-type="string">
              <text:p text:style-name="MP10"><text:user-field-get text:name="leftHeader17">Задайте название радела!</text:user-field-get></text:p>
            </table:table-cell>
          </table:table-row>
        </table:table>
      </style:header-left>
    </style:master-page>
    <style:master-page style:name="Статья_20_17_20_стр.16" style:display-name="Статья 17 стр.16" style:page-layout-name="Mpm9" style:next-style-name="Статья_20_17_20_стр.17">
      <style:header>
        <table:table table:name="Таблица985" table:style-name="Таблица985">
          <table:table-column table:style-name="Таблица985.A"/>
          <table:table-column table:style-name="Таблица985.B"/>
          <table:table-row table:style-name="Таблица985.1">
            <table:table-cell table:style-name="Таблица985.A1" office:value-type="string">
              <text:p text:style-name="MP7"><text:user-field-get text:name="rightHeader17">Фамилия И.О. Название статьи17</text:user-field-get></text:p>
            </table:table-cell>
            <table:table-cell table:style-name="Таблица985.A1" office:value-type="string">
              <text:p text:style-name="MP8"><text:page-number text:select-page="current">483</text:page-number></text:p>
            </table:table-cell>
          </table:table-row>
        </table:table>
      </style:header>
      <style:header-left>
        <table:table table:name="Таблица986" table:style-name="Таблица986">
          <table:table-column table:style-name="Таблица986.A"/>
          <table:table-column table:style-name="Таблица986.B"/>
          <table:table-row table:style-name="Таблица986.1">
            <table:table-cell table:style-name="Таблица986.A1" office:value-type="string">
              <text:p text:style-name="MP9"><text:page-number text:select-page="current">484</text:page-number></text:p>
            </table:table-cell>
            <table:table-cell table:style-name="Таблица986.A1" office:value-type="string">
              <text:p text:style-name="MP10"><text:user-field-get text:name="leftHeader17">Задайте название радела!</text:user-field-get></text:p>
            </table:table-cell>
          </table:table-row>
        </table:table>
      </style:header-left>
    </style:master-page>
    <style:master-page style:name="Статья_20_17_20_стр.17" style:display-name="Статья 17 стр.17" style:page-layout-name="Mpm9" style:next-style-name="Статья_20_17_20_стр.18">
      <style:header>
        <table:table table:name="Таблица987" table:style-name="Таблица987">
          <table:table-column table:style-name="Таблица987.A"/>
          <table:table-column table:style-name="Таблица987.B"/>
          <table:table-row table:style-name="Таблица987.1">
            <table:table-cell table:style-name="Таблица987.A1" office:value-type="string">
              <text:p text:style-name="MP7"><text:user-field-get text:name="rightHeader17">Фамилия И.О. Название статьи17</text:user-field-get></text:p>
            </table:table-cell>
            <table:table-cell table:style-name="Таблица987.A1" office:value-type="string">
              <text:p text:style-name="MP8"><text:page-number text:select-page="current">485</text:page-number></text:p>
            </table:table-cell>
          </table:table-row>
        </table:table>
      </style:header>
      <style:header-left>
        <table:table table:name="Таблица988" table:style-name="Таблица988">
          <table:table-column table:style-name="Таблица988.A"/>
          <table:table-column table:style-name="Таблица988.B"/>
          <table:table-row table:style-name="Таблица988.1">
            <table:table-cell table:style-name="Таблица988.A1" office:value-type="string">
              <text:p text:style-name="MP9"><text:page-number text:select-page="current">484</text:page-number></text:p>
            </table:table-cell>
            <table:table-cell table:style-name="Таблица988.A1" office:value-type="string">
              <text:p text:style-name="MP10"><text:user-field-get text:name="leftHeader17">Задайте название радела!</text:user-field-get></text:p>
            </table:table-cell>
          </table:table-row>
        </table:table>
      </style:header-left>
    </style:master-page>
    <style:master-page style:name="Статья_20_17_20_стр.18" style:display-name="Статья 17 стр.18" style:page-layout-name="Mpm9" style:next-style-name="Статья_20_17_20_стр.19">
      <style:header>
        <table:table table:name="Таблица989" table:style-name="Таблица989">
          <table:table-column table:style-name="Таблица989.A"/>
          <table:table-column table:style-name="Таблица989.B"/>
          <table:table-row table:style-name="Таблица989.1">
            <table:table-cell table:style-name="Таблица989.A1" office:value-type="string">
              <text:p text:style-name="MP7"><text:user-field-get text:name="rightHeader17">Фамилия И.О. Название статьи17</text:user-field-get></text:p>
            </table:table-cell>
            <table:table-cell table:style-name="Таблица989.A1" office:value-type="string">
              <text:p text:style-name="MP8"><text:page-number text:select-page="current">485</text:page-number></text:p>
            </table:table-cell>
          </table:table-row>
        </table:table>
      </style:header>
      <style:header-left>
        <table:table table:name="Таблица990" table:style-name="Таблица990">
          <table:table-column table:style-name="Таблица990.A"/>
          <table:table-column table:style-name="Таблица990.B"/>
          <table:table-row table:style-name="Таблица990.1">
            <table:table-cell table:style-name="Таблица990.A1" office:value-type="string">
              <text:p text:style-name="MP9"><text:page-number text:select-page="current">486</text:page-number></text:p>
            </table:table-cell>
            <table:table-cell table:style-name="Таблица990.A1" office:value-type="string">
              <text:p text:style-name="MP10"><text:user-field-get text:name="leftHeader17">Задайте название радела!</text:user-field-get></text:p>
            </table:table-cell>
          </table:table-row>
        </table:table>
      </style:header-left>
    </style:master-page>
    <style:master-page style:name="Статья_20_17_20_стр.19" style:display-name="Статья 17 стр.19" style:page-layout-name="Mpm9" style:next-style-name="Статья_20_17_20_стр.20">
      <style:header>
        <table:table table:name="Таблица991" table:style-name="Таблица991">
          <table:table-column table:style-name="Таблица991.A"/>
          <table:table-column table:style-name="Таблица991.B"/>
          <table:table-row table:style-name="Таблица991.1">
            <table:table-cell table:style-name="Таблица991.A1" office:value-type="string">
              <text:p text:style-name="MP7"><text:user-field-get text:name="rightHeader17">Фамилия И.О. Название статьи17</text:user-field-get></text:p>
            </table:table-cell>
            <table:table-cell table:style-name="Таблица991.A1" office:value-type="string">
              <text:p text:style-name="MP8"><text:page-number text:select-page="current">487</text:page-number></text:p>
            </table:table-cell>
          </table:table-row>
        </table:table>
      </style:header>
      <style:header-left>
        <table:table table:name="Таблица992" table:style-name="Таблица992">
          <table:table-column table:style-name="Таблица992.A"/>
          <table:table-column table:style-name="Таблица992.B"/>
          <table:table-row table:style-name="Таблица992.1">
            <table:table-cell table:style-name="Таблица992.A1" office:value-type="string">
              <text:p text:style-name="MP9"><text:page-number text:select-page="current">486</text:page-number></text:p>
            </table:table-cell>
            <table:table-cell table:style-name="Таблица992.A1" office:value-type="string">
              <text:p text:style-name="MP10"><text:user-field-get text:name="leftHeader17">Задайте название радела!</text:user-field-get></text:p>
            </table:table-cell>
          </table:table-row>
        </table:table>
      </style:header-left>
    </style:master-page>
    <style:master-page style:name="Статья_20_17_20_стр.20" style:display-name="Статья 17 стр.20" style:page-layout-name="Mpm9" style:next-style-name="Статья_20_17_20_стр.21">
      <style:header>
        <table:table table:name="Таблица993" table:style-name="Таблица993">
          <table:table-column table:style-name="Таблица993.A"/>
          <table:table-column table:style-name="Таблица993.B"/>
          <table:table-row table:style-name="Таблица993.1">
            <table:table-cell table:style-name="Таблица993.A1" office:value-type="string">
              <text:p text:style-name="MP7"><text:user-field-get text:name="rightHeader17">Фамилия И.О. Название статьи17</text:user-field-get></text:p>
            </table:table-cell>
            <table:table-cell table:style-name="Таблица993.A1" office:value-type="string">
              <text:p text:style-name="MP8"><text:page-number text:select-page="current">487</text:page-number></text:p>
            </table:table-cell>
          </table:table-row>
        </table:table>
      </style:header>
      <style:header-left>
        <table:table table:name="Таблица994" table:style-name="Таблица994">
          <table:table-column table:style-name="Таблица994.A"/>
          <table:table-column table:style-name="Таблица994.B"/>
          <table:table-row table:style-name="Таблица994.1">
            <table:table-cell table:style-name="Таблица994.A1" office:value-type="string">
              <text:p text:style-name="MP9"><text:page-number text:select-page="current">488</text:page-number></text:p>
            </table:table-cell>
            <table:table-cell table:style-name="Таблица994.A1" office:value-type="string">
              <text:p text:style-name="MP10"><text:user-field-get text:name="leftHeader17">Задайте название радела!</text:user-field-get></text:p>
            </table:table-cell>
          </table:table-row>
        </table:table>
      </style:header-left>
    </style:master-page>
    <style:master-page style:name="Статья_20_17_20_стр.21" style:display-name="Статья 17 стр.21" style:page-layout-name="Mpm9" style:next-style-name="Статья_20_17_20_стр.22">
      <style:header>
        <table:table table:name="Таблица995" table:style-name="Таблица995">
          <table:table-column table:style-name="Таблица995.A"/>
          <table:table-column table:style-name="Таблица995.B"/>
          <table:table-row table:style-name="Таблица995.1">
            <table:table-cell table:style-name="Таблица995.A1" office:value-type="string">
              <text:p text:style-name="MP7"><text:user-field-get text:name="rightHeader17">Фамилия И.О. Название статьи17</text:user-field-get></text:p>
            </table:table-cell>
            <table:table-cell table:style-name="Таблица995.A1" office:value-type="string">
              <text:p text:style-name="MP8"><text:page-number text:select-page="current">489</text:page-number></text:p>
            </table:table-cell>
          </table:table-row>
        </table:table>
      </style:header>
      <style:header-left>
        <table:table table:name="Таблица996" table:style-name="Таблица996">
          <table:table-column table:style-name="Таблица996.A"/>
          <table:table-column table:style-name="Таблица996.B"/>
          <table:table-row table:style-name="Таблица996.1">
            <table:table-cell table:style-name="Таблица996.A1" office:value-type="string">
              <text:p text:style-name="MP9"><text:page-number text:select-page="current">488</text:page-number></text:p>
            </table:table-cell>
            <table:table-cell table:style-name="Таблица996.A1" office:value-type="string">
              <text:p text:style-name="MP10"><text:user-field-get text:name="leftHeader17">Задайте название радела!</text:user-field-get></text:p>
            </table:table-cell>
          </table:table-row>
        </table:table>
      </style:header-left>
    </style:master-page>
    <style:master-page style:name="Статья_20_17_20_стр.22" style:display-name="Статья 17 стр.22" style:page-layout-name="Mpm9" style:next-style-name="Статья_20_17_20_стр.23">
      <style:header>
        <table:table table:name="Таблица997" table:style-name="Таблица997">
          <table:table-column table:style-name="Таблица997.A"/>
          <table:table-column table:style-name="Таблица997.B"/>
          <table:table-row table:style-name="Таблица997.1">
            <table:table-cell table:style-name="Таблица997.A1" office:value-type="string">
              <text:p text:style-name="MP7"><text:user-field-get text:name="rightHeader17">Фамилия И.О. Название статьи17</text:user-field-get></text:p>
            </table:table-cell>
            <table:table-cell table:style-name="Таблица997.A1" office:value-type="string">
              <text:p text:style-name="MP8"><text:page-number text:select-page="current">489</text:page-number></text:p>
            </table:table-cell>
          </table:table-row>
        </table:table>
      </style:header>
      <style:header-left>
        <table:table table:name="Таблица998" table:style-name="Таблица998">
          <table:table-column table:style-name="Таблица998.A"/>
          <table:table-column table:style-name="Таблица998.B"/>
          <table:table-row table:style-name="Таблица998.1">
            <table:table-cell table:style-name="Таблица998.A1" office:value-type="string">
              <text:p text:style-name="MP9"><text:page-number text:select-page="current">490</text:page-number></text:p>
            </table:table-cell>
            <table:table-cell table:style-name="Таблица998.A1" office:value-type="string">
              <text:p text:style-name="MP10"><text:user-field-get text:name="leftHeader17">Задайте название радела!</text:user-field-get></text:p>
            </table:table-cell>
          </table:table-row>
        </table:table>
      </style:header-left>
    </style:master-page>
    <style:master-page style:name="Статья_20_17_20_стр.23" style:display-name="Статья 17 стр.23" style:page-layout-name="Mpm9" style:next-style-name="Статья_20_17_20_стр.24">
      <style:header>
        <table:table table:name="Таблица999" table:style-name="Таблица999">
          <table:table-column table:style-name="Таблица999.A"/>
          <table:table-column table:style-name="Таблица999.B"/>
          <table:table-row table:style-name="Таблица999.1">
            <table:table-cell table:style-name="Таблица999.A1" office:value-type="string">
              <text:p text:style-name="MP7"><text:user-field-get text:name="rightHeader17">Фамилия И.О. Название статьи17</text:user-field-get></text:p>
            </table:table-cell>
            <table:table-cell table:style-name="Таблица999.A1" office:value-type="string">
              <text:p text:style-name="MP8"><text:page-number text:select-page="current">491</text:page-number></text:p>
            </table:table-cell>
          </table:table-row>
        </table:table>
      </style:header>
      <style:header-left>
        <table:table table:name="Таблица1000" table:style-name="Таблица1000">
          <table:table-column table:style-name="Таблица1000.A"/>
          <table:table-column table:style-name="Таблица1000.B"/>
          <table:table-row table:style-name="Таблица1000.1">
            <table:table-cell table:style-name="Таблица1000.A1" office:value-type="string">
              <text:p text:style-name="MP9"><text:page-number text:select-page="current">490</text:page-number></text:p>
            </table:table-cell>
            <table:table-cell table:style-name="Таблица1000.A1" office:value-type="string">
              <text:p text:style-name="MP10"><text:user-field-get text:name="leftHeader17">Задайте название радела!</text:user-field-get></text:p>
            </table:table-cell>
          </table:table-row>
        </table:table>
      </style:header-left>
    </style:master-page>
    <style:master-page style:name="Статья_20_17_20_стр.24" style:display-name="Статья 17 стр.24" style:page-layout-name="Mpm9" style:next-style-name="Статья_20_17_20_стр.25">
      <style:header>
        <table:table table:name="Таблица1001" table:style-name="Таблица1001">
          <table:table-column table:style-name="Таблица1001.A"/>
          <table:table-column table:style-name="Таблица1001.B"/>
          <table:table-row table:style-name="Таблица1001.1">
            <table:table-cell table:style-name="Таблица1001.A1" office:value-type="string">
              <text:p text:style-name="MP7"><text:user-field-get text:name="rightHeader17">Фамилия И.О. Название статьи17</text:user-field-get></text:p>
            </table:table-cell>
            <table:table-cell table:style-name="Таблица1001.A1" office:value-type="string">
              <text:p text:style-name="MP8"><text:page-number text:select-page="current">491</text:page-number></text:p>
            </table:table-cell>
          </table:table-row>
        </table:table>
      </style:header>
      <style:header-left>
        <table:table table:name="Таблица1002" table:style-name="Таблица1002">
          <table:table-column table:style-name="Таблица1002.A"/>
          <table:table-column table:style-name="Таблица1002.B"/>
          <table:table-row table:style-name="Таблица1002.1">
            <table:table-cell table:style-name="Таблица1002.A1" office:value-type="string">
              <text:p text:style-name="MP9"><text:page-number text:select-page="current">492</text:page-number></text:p>
            </table:table-cell>
            <table:table-cell table:style-name="Таблица1002.A1" office:value-type="string">
              <text:p text:style-name="MP10"><text:user-field-get text:name="leftHeader17">Задайте название радела!</text:user-field-get></text:p>
            </table:table-cell>
          </table:table-row>
        </table:table>
      </style:header-left>
    </style:master-page>
    <style:master-page style:name="Статья_20_17_20_стр.25" style:display-name="Статья 17 стр.25" style:page-layout-name="Mpm9" style:next-style-name="Статья_20_17_20_стр.26">
      <style:header>
        <table:table table:name="Таблица1003" table:style-name="Таблица1003">
          <table:table-column table:style-name="Таблица1003.A"/>
          <table:table-column table:style-name="Таблица1003.B"/>
          <table:table-row table:style-name="Таблица1003.1">
            <table:table-cell table:style-name="Таблица1003.A1" office:value-type="string">
              <text:p text:style-name="MP7"><text:user-field-get text:name="rightHeader17">Фамилия И.О. Название статьи17</text:user-field-get></text:p>
            </table:table-cell>
            <table:table-cell table:style-name="Таблица1003.A1" office:value-type="string">
              <text:p text:style-name="MP8"><text:page-number text:select-page="current">493</text:page-number></text:p>
            </table:table-cell>
          </table:table-row>
        </table:table>
      </style:header>
      <style:header-left>
        <table:table table:name="Таблица1004" table:style-name="Таблица1004">
          <table:table-column table:style-name="Таблица1004.A"/>
          <table:table-column table:style-name="Таблица1004.B"/>
          <table:table-row table:style-name="Таблица1004.1">
            <table:table-cell table:style-name="Таблица1004.A1" office:value-type="string">
              <text:p text:style-name="MP9"><text:page-number text:select-page="current">492</text:page-number></text:p>
            </table:table-cell>
            <table:table-cell table:style-name="Таблица1004.A1" office:value-type="string">
              <text:p text:style-name="MP10"><text:user-field-get text:name="leftHeader17">Задайте название радела!</text:user-field-get></text:p>
            </table:table-cell>
          </table:table-row>
        </table:table>
      </style:header-left>
    </style:master-page>
    <style:master-page style:name="Статья_20_17_20_стр.26" style:display-name="Статья 17 стр.26" style:page-layout-name="Mpm9" style:next-style-name="Статья_20_17_20_стр.27">
      <style:header>
        <table:table table:name="Таблица1005" table:style-name="Таблица1005">
          <table:table-column table:style-name="Таблица1005.A"/>
          <table:table-column table:style-name="Таблица1005.B"/>
          <table:table-row table:style-name="Таблица1005.1">
            <table:table-cell table:style-name="Таблица1005.A1" office:value-type="string">
              <text:p text:style-name="MP7"><text:user-field-get text:name="rightHeader17">Фамилия И.О. Название статьи17</text:user-field-get></text:p>
            </table:table-cell>
            <table:table-cell table:style-name="Таблица1005.A1" office:value-type="string">
              <text:p text:style-name="MP8"><text:page-number text:select-page="current">493</text:page-number></text:p>
            </table:table-cell>
          </table:table-row>
        </table:table>
      </style:header>
      <style:header-left>
        <table:table table:name="Таблица1006" table:style-name="Таблица1006">
          <table:table-column table:style-name="Таблица1006.A"/>
          <table:table-column table:style-name="Таблица1006.B"/>
          <table:table-row table:style-name="Таблица1006.1">
            <table:table-cell table:style-name="Таблица1006.A1" office:value-type="string">
              <text:p text:style-name="MP9"><text:page-number text:select-page="current">494</text:page-number></text:p>
            </table:table-cell>
            <table:table-cell table:style-name="Таблица1006.A1" office:value-type="string">
              <text:p text:style-name="MP10"><text:user-field-get text:name="leftHeader17">Задайте название радела!</text:user-field-get></text:p>
            </table:table-cell>
          </table:table-row>
        </table:table>
      </style:header-left>
    </style:master-page>
    <style:master-page style:name="Статья_20_17_20_стр.27" style:display-name="Статья 17 стр.27" style:page-layout-name="Mpm9" style:next-style-name="Статья_20_17_20_стр.28">
      <style:header>
        <table:table table:name="Таблица1007" table:style-name="Таблица1007">
          <table:table-column table:style-name="Таблица1007.A"/>
          <table:table-column table:style-name="Таблица1007.B"/>
          <table:table-row table:style-name="Таблица1007.1">
            <table:table-cell table:style-name="Таблица1007.A1" office:value-type="string">
              <text:p text:style-name="MP7"><text:user-field-get text:name="rightHeader17">Фамилия И.О. Название статьи17</text:user-field-get></text:p>
            </table:table-cell>
            <table:table-cell table:style-name="Таблица1007.A1" office:value-type="string">
              <text:p text:style-name="MP8"><text:page-number text:select-page="current">495</text:page-number></text:p>
            </table:table-cell>
          </table:table-row>
        </table:table>
      </style:header>
      <style:header-left>
        <table:table table:name="Таблица1008" table:style-name="Таблица1008">
          <table:table-column table:style-name="Таблица1008.A"/>
          <table:table-column table:style-name="Таблица1008.B"/>
          <table:table-row table:style-name="Таблица1008.1">
            <table:table-cell table:style-name="Таблица1008.A1" office:value-type="string">
              <text:p text:style-name="MP9"><text:page-number text:select-page="current">494</text:page-number></text:p>
            </table:table-cell>
            <table:table-cell table:style-name="Таблица1008.A1" office:value-type="string">
              <text:p text:style-name="MP10"><text:user-field-get text:name="leftHeader17">Задайте название радела!</text:user-field-get></text:p>
            </table:table-cell>
          </table:table-row>
        </table:table>
      </style:header-left>
    </style:master-page>
    <style:master-page style:name="Статья_20_17_20_стр.28" style:display-name="Статья 17 стр.28" style:page-layout-name="Mpm9" style:next-style-name="Статья_20_17_20_стр.29">
      <style:header>
        <table:table table:name="Таблица1009" table:style-name="Таблица1009">
          <table:table-column table:style-name="Таблица1009.A"/>
          <table:table-column table:style-name="Таблица1009.B"/>
          <table:table-row table:style-name="Таблица1009.1">
            <table:table-cell table:style-name="Таблица1009.A1" office:value-type="string">
              <text:p text:style-name="MP7"><text:user-field-get text:name="rightHeader17">Фамилия И.О. Название статьи17</text:user-field-get></text:p>
            </table:table-cell>
            <table:table-cell table:style-name="Таблица1009.A1" office:value-type="string">
              <text:p text:style-name="MP8"><text:page-number text:select-page="current">495</text:page-number></text:p>
            </table:table-cell>
          </table:table-row>
        </table:table>
      </style:header>
      <style:header-left>
        <table:table table:name="Таблица1010" table:style-name="Таблица1010">
          <table:table-column table:style-name="Таблица1010.A"/>
          <table:table-column table:style-name="Таблица1010.B"/>
          <table:table-row table:style-name="Таблица1010.1">
            <table:table-cell table:style-name="Таблица1010.A1" office:value-type="string">
              <text:p text:style-name="MP9"><text:page-number text:select-page="current">496</text:page-number></text:p>
            </table:table-cell>
            <table:table-cell table:style-name="Таблица1010.A1" office:value-type="string">
              <text:p text:style-name="MP10"><text:user-field-get text:name="leftHeader17">Задайте название радела!</text:user-field-get></text:p>
            </table:table-cell>
          </table:table-row>
        </table:table>
      </style:header-left>
    </style:master-page>
    <style:master-page style:name="Статья_20_17_20_стр.29" style:display-name="Статья 17 стр.29" style:page-layout-name="Mpm9" style:next-style-name="Статья_20_17">
      <style:header>
        <table:table table:name="Таблица1011" table:style-name="Таблица1011">
          <table:table-column table:style-name="Таблица1011.A"/>
          <table:table-column table:style-name="Таблица1011.B"/>
          <table:table-row table:style-name="Таблица1011.1">
            <table:table-cell table:style-name="Таблица1011.A1" office:value-type="string">
              <text:p text:style-name="MP7"><text:user-field-get text:name="rightHeader17">Фамилия И.О. Название статьи17</text:user-field-get></text:p>
            </table:table-cell>
            <table:table-cell table:style-name="Таблица1011.A1" office:value-type="string">
              <text:p text:style-name="MP8"><text:page-number text:select-page="current">497</text:page-number></text:p>
            </table:table-cell>
          </table:table-row>
        </table:table>
      </style:header>
      <style:header-left>
        <table:table table:name="Таблица1012" table:style-name="Таблица1012">
          <table:table-column table:style-name="Таблица1012.A"/>
          <table:table-column table:style-name="Таблица1012.B"/>
          <table:table-row table:style-name="Таблица1012.1">
            <table:table-cell table:style-name="Таблица1012.A1" office:value-type="string">
              <text:p text:style-name="MP9"><text:page-number text:select-page="current">496</text:page-number></text:p>
            </table:table-cell>
            <table:table-cell table:style-name="Таблица1012.A1" office:value-type="string">
              <text:p text:style-name="MP10"><text:user-field-get text:name="leftHeader17">Задайте название радела!</text:user-field-get></text:p>
            </table:table-cell>
          </table:table-row>
        </table:table>
      </style:header-left>
    </style:master-page>
    <style:master-page style:name="Статья_20_18_20_стр.1" style:display-name="Статья 18 стр.1" style:page-layout-name="Mpm10" style:next-style-name="Статья_20_18_20_стр.2">
      <style:header>
        <table:table table:name="Таблица1013" table:style-name="Таблица1013">
          <table:table-column table:style-name="Таблица1013.A"/>
          <table:table-column table:style-name="Таблица1013.B"/>
          <table:table-row>
            <table:table-cell table:style-name="Таблица1013.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498</text:page-number>–<text:user-field-get text:name="article18LastPage">526</text:user-field-get></text:p>
              <text:p text:style-name="MP11"><text:user-field-get text:name="article18UDK">Задать УДК</text:user-field-get></text:p>
            </table:table-cell>
            <table:table-cell table:style-name="Таблица1013.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498</text:page-number>–<text:user-field-get text:name="article18LastPage">526</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498</text:page-number>-<text:user-field-get text:name="article18LastPage">526</text:user-field-get></text:p>
            </table:table-cell>
          </table:table-row>
        </table:table>
      </style:header>
      <style:footer>
        <text:user-field-decls>
          <text:user-field-decl office:value-type="string" office:string-value="" text:name="author18Copyright"/>
        </text:user-field-decls>
        <text:p text:style-name="MP14"><text:user-field-get text:name="author18Copyright"/></text:p>
      </style:footer>
    </style:master-page>
    <style:master-page style:name="Статья_20_18" style:display-name="Статья 18" style:page-layout-name="Mpm9">
      <style:header>
        <table:table table:name="Таблица1014" table:style-name="Таблица1014">
          <table:table-column table:style-name="Таблица1014.A"/>
          <table:table-column table:style-name="Таблица1014.B"/>
          <table:table-row table:style-name="Таблица1014.1">
            <table:table-cell table:style-name="Таблица1014.A1" office:value-type="string">
              <text:p text:style-name="MP7"><text:user-field-get text:name="rightHeader18">Фамилия И.О. Название статьи18</text:user-field-get></text:p>
            </table:table-cell>
            <table:table-cell table:style-name="Таблица1014.A1" office:value-type="string">
              <text:p text:style-name="MP8"><text:page-number text:select-page="current">527</text:page-number></text:p>
            </table:table-cell>
          </table:table-row>
        </table:table>
      </style:header>
      <style:header-left>
        <table:table table:name="Таблица1015" table:style-name="Таблица1015">
          <table:table-column table:style-name="Таблица1015.A"/>
          <table:table-column table:style-name="Таблица1015.B"/>
          <table:table-row table:style-name="Таблица1015.1">
            <table:table-cell table:style-name="Таблица1015.A1" office:value-type="string">
              <text:p text:style-name="MP9"><text:page-number text:select-page="current">526</text:page-number></text:p>
            </table:table-cell>
            <table:table-cell table:style-name="Таблица1015.A1" office:value-type="string">
              <text:p text:style-name="MP10"><text:user-field-get text:name="leftHeader18">Задайте название радела!</text:user-field-get></text:p>
            </table:table-cell>
          </table:table-row>
        </table:table>
      </style:header-left>
    </style:master-page>
    <style:master-page style:name="Статья_20_18_20_стр.2" style:display-name="Статья 18 стр.2" style:page-layout-name="Mpm9" style:next-style-name="Статья_20_18_20_стр.3">
      <style:header>
        <table:table table:name="Таблица1016" table:style-name="Таблица1016">
          <table:table-column table:style-name="Таблица1016.A"/>
          <table:table-column table:style-name="Таблица1016.B"/>
          <table:table-row table:style-name="Таблица1016.1">
            <table:table-cell table:style-name="Таблица1016.A1" office:value-type="string">
              <text:p text:style-name="MP7"><text:user-field-get text:name="rightHeader18">Фамилия И.О. Название статьи18</text:user-field-get></text:p>
            </table:table-cell>
            <table:table-cell table:style-name="Таблица1016.A1" office:value-type="string">
              <text:p text:style-name="MP8"><text:page-number text:select-page="current">499</text:page-number></text:p>
            </table:table-cell>
          </table:table-row>
        </table:table>
      </style:header>
      <style:header-left>
        <table:table table:name="Таблица1017" table:style-name="Таблица1017">
          <table:table-column table:style-name="Таблица1017.A"/>
          <table:table-column table:style-name="Таблица1017.B"/>
          <table:table-row table:style-name="Таблица1017.1">
            <table:table-cell table:style-name="Таблица1017.A1" office:value-type="string">
              <text:p text:style-name="MP9"><text:page-number text:select-page="current">526</text:page-number></text:p>
            </table:table-cell>
            <table:table-cell table:style-name="Таблица1017.A1" office:value-type="string">
              <text:p text:style-name="MP10"><text:user-field-get text:name="leftHeader18">Задайте название радела!</text:user-field-get></text:p>
            </table:table-cell>
          </table:table-row>
        </table:table>
      </style:header-left>
    </style:master-page>
    <style:master-page style:name="Статья_20_18_20_стр.3" style:display-name="Статья 18 стр.3" style:page-layout-name="Mpm9" style:next-style-name="Статья_20_18_20_стр.4">
      <style:header>
        <table:table table:name="Таблица1018" table:style-name="Таблица1018">
          <table:table-column table:style-name="Таблица1018.A"/>
          <table:table-column table:style-name="Таблица1018.B"/>
          <table:table-row table:style-name="Таблица1018.1">
            <table:table-cell table:style-name="Таблица1018.A1" office:value-type="string">
              <text:p text:style-name="MP7"><text:user-field-get text:name="rightHeader18">Фамилия И.О. Название статьи18</text:user-field-get></text:p>
            </table:table-cell>
            <table:table-cell table:style-name="Таблица1018.A1" office:value-type="string">
              <text:p text:style-name="MP8"><text:page-number text:select-page="current">499</text:page-number></text:p>
            </table:table-cell>
          </table:table-row>
        </table:table>
      </style:header>
      <style:header-left>
        <table:table table:name="Таблица1019" table:style-name="Таблица1019">
          <table:table-column table:style-name="Таблица1019.A"/>
          <table:table-column table:style-name="Таблица1019.B"/>
          <table:table-row table:style-name="Таблица1019.1">
            <table:table-cell table:style-name="Таблица1019.A1" office:value-type="string">
              <text:p text:style-name="MP9"><text:page-number text:select-page="current">500</text:page-number></text:p>
            </table:table-cell>
            <table:table-cell table:style-name="Таблица1019.A1" office:value-type="string">
              <text:p text:style-name="MP10"><text:user-field-get text:name="leftHeader18">Задайте название радела!</text:user-field-get></text:p>
            </table:table-cell>
          </table:table-row>
        </table:table>
      </style:header-left>
    </style:master-page>
    <style:master-page style:name="Статья_20_18_20_стр.4" style:display-name="Статья 18 стр.4" style:page-layout-name="Mpm9" style:next-style-name="Статья_20_18_20_стр.5">
      <style:header>
        <table:table table:name="Таблица1020" table:style-name="Таблица1020">
          <table:table-column table:style-name="Таблица1020.A"/>
          <table:table-column table:style-name="Таблица1020.B"/>
          <table:table-row table:style-name="Таблица1020.1">
            <table:table-cell table:style-name="Таблица1020.A1" office:value-type="string">
              <text:p text:style-name="MP7"><text:user-field-get text:name="rightHeader18">Фамилия И.О. Название статьи18</text:user-field-get></text:p>
            </table:table-cell>
            <table:table-cell table:style-name="Таблица1020.A1" office:value-type="string">
              <text:p text:style-name="MP8"><text:page-number text:select-page="current">501</text:page-number></text:p>
            </table:table-cell>
          </table:table-row>
        </table:table>
      </style:header>
      <style:header-left>
        <table:table table:name="Таблица1021" table:style-name="Таблица1021">
          <table:table-column table:style-name="Таблица1021.A"/>
          <table:table-column table:style-name="Таблица1021.B"/>
          <table:table-row table:style-name="Таблица1021.1">
            <table:table-cell table:style-name="Таблица1021.A1" office:value-type="string">
              <text:p text:style-name="MP9"><text:page-number text:select-page="current">500</text:page-number></text:p>
            </table:table-cell>
            <table:table-cell table:style-name="Таблица1021.A1" office:value-type="string">
              <text:p text:style-name="MP10"><text:user-field-get text:name="leftHeader18">Задайте название радела!</text:user-field-get></text:p>
            </table:table-cell>
          </table:table-row>
        </table:table>
      </style:header-left>
    </style:master-page>
    <style:master-page style:name="Статья_20_18_20_стр.5" style:display-name="Статья 18 стр.5" style:page-layout-name="Mpm9" style:next-style-name="Статья_20_18_20_стр.6">
      <style:header>
        <table:table table:name="Таблица1022" table:style-name="Таблица1022">
          <table:table-column table:style-name="Таблица1022.A"/>
          <table:table-column table:style-name="Таблица1022.B"/>
          <table:table-row table:style-name="Таблица1022.1">
            <table:table-cell table:style-name="Таблица1022.A1" office:value-type="string">
              <text:p text:style-name="MP7"><text:user-field-get text:name="rightHeader18">Фамилия И.О. Название статьи18</text:user-field-get></text:p>
            </table:table-cell>
            <table:table-cell table:style-name="Таблица1022.A1" office:value-type="string">
              <text:p text:style-name="MP8"><text:page-number text:select-page="current">501</text:page-number></text:p>
            </table:table-cell>
          </table:table-row>
        </table:table>
      </style:header>
      <style:header-left>
        <table:table table:name="Таблица1023" table:style-name="Таблица1023">
          <table:table-column table:style-name="Таблица1023.A"/>
          <table:table-column table:style-name="Таблица1023.B"/>
          <table:table-row table:style-name="Таблица1023.1">
            <table:table-cell table:style-name="Таблица1023.A1" office:value-type="string">
              <text:p text:style-name="MP9"><text:page-number text:select-page="current">502</text:page-number></text:p>
            </table:table-cell>
            <table:table-cell table:style-name="Таблица1023.A1" office:value-type="string">
              <text:p text:style-name="MP10"><text:user-field-get text:name="leftHeader18">Задайте название радела!</text:user-field-get></text:p>
            </table:table-cell>
          </table:table-row>
        </table:table>
      </style:header-left>
    </style:master-page>
    <style:master-page style:name="Статья_20_18_20_стр.6" style:display-name="Статья 18 стр.6" style:page-layout-name="Mpm9" style:next-style-name="Статья_20_18_20_стр.7">
      <style:header>
        <table:table table:name="Таблица1024" table:style-name="Таблица1024">
          <table:table-column table:style-name="Таблица1024.A"/>
          <table:table-column table:style-name="Таблица1024.B"/>
          <table:table-row table:style-name="Таблица1024.1">
            <table:table-cell table:style-name="Таблица1024.A1" office:value-type="string">
              <text:p text:style-name="MP7"><text:user-field-get text:name="rightHeader18">Фамилия И.О. Название статьи18</text:user-field-get></text:p>
            </table:table-cell>
            <table:table-cell table:style-name="Таблица1024.A1" office:value-type="string">
              <text:p text:style-name="MP8"><text:page-number text:select-page="current">503</text:page-number></text:p>
            </table:table-cell>
          </table:table-row>
        </table:table>
      </style:header>
      <style:header-left>
        <table:table table:name="Таблица1025" table:style-name="Таблица1025">
          <table:table-column table:style-name="Таблица1025.A"/>
          <table:table-column table:style-name="Таблица1025.B"/>
          <table:table-row table:style-name="Таблица1025.1">
            <table:table-cell table:style-name="Таблица1025.A1" office:value-type="string">
              <text:p text:style-name="MP9"><text:page-number text:select-page="current">502</text:page-number></text:p>
            </table:table-cell>
            <table:table-cell table:style-name="Таблица1025.A1" office:value-type="string">
              <text:p text:style-name="MP10"><text:user-field-get text:name="leftHeader18">Задайте название радела!</text:user-field-get></text:p>
            </table:table-cell>
          </table:table-row>
        </table:table>
      </style:header-left>
    </style:master-page>
    <style:master-page style:name="Статья_20_18_20_стр.7" style:display-name="Статья 18 стр.7" style:page-layout-name="Mpm9" style:next-style-name="Статья_20_18_20_стр.8">
      <style:header>
        <table:table table:name="Таблица1026" table:style-name="Таблица1026">
          <table:table-column table:style-name="Таблица1026.A"/>
          <table:table-column table:style-name="Таблица1026.B"/>
          <table:table-row table:style-name="Таблица1026.1">
            <table:table-cell table:style-name="Таблица1026.A1" office:value-type="string">
              <text:p text:style-name="MP7"><text:user-field-get text:name="rightHeader18">Фамилия И.О. Название статьи18</text:user-field-get></text:p>
            </table:table-cell>
            <table:table-cell table:style-name="Таблица1026.A1" office:value-type="string">
              <text:p text:style-name="MP8"><text:page-number text:select-page="current">503</text:page-number></text:p>
            </table:table-cell>
          </table:table-row>
        </table:table>
      </style:header>
      <style:header-left>
        <table:table table:name="Таблица1027" table:style-name="Таблица1027">
          <table:table-column table:style-name="Таблица1027.A"/>
          <table:table-column table:style-name="Таблица1027.B"/>
          <table:table-row table:style-name="Таблица1027.1">
            <table:table-cell table:style-name="Таблица1027.A1" office:value-type="string">
              <text:p text:style-name="MP9"><text:page-number text:select-page="current">504</text:page-number></text:p>
            </table:table-cell>
            <table:table-cell table:style-name="Таблица1027.A1" office:value-type="string">
              <text:p text:style-name="MP10"><text:user-field-get text:name="leftHeader18">Задайте название радела!</text:user-field-get></text:p>
            </table:table-cell>
          </table:table-row>
        </table:table>
      </style:header-left>
    </style:master-page>
    <style:master-page style:name="Статья_20_18_20_стр.8" style:display-name="Статья 18 стр.8" style:page-layout-name="Mpm9" style:next-style-name="Статья_20_18_20_стр.9">
      <style:header>
        <table:table table:name="Таблица1028" table:style-name="Таблица1028">
          <table:table-column table:style-name="Таблица1028.A"/>
          <table:table-column table:style-name="Таблица1028.B"/>
          <table:table-row table:style-name="Таблица1028.1">
            <table:table-cell table:style-name="Таблица1028.A1" office:value-type="string">
              <text:p text:style-name="MP7"><text:user-field-get text:name="rightHeader18">Фамилия И.О. Название статьи18</text:user-field-get></text:p>
            </table:table-cell>
            <table:table-cell table:style-name="Таблица1028.A1" office:value-type="string">
              <text:p text:style-name="MP8"><text:page-number text:select-page="current">505</text:page-number></text:p>
            </table:table-cell>
          </table:table-row>
        </table:table>
      </style:header>
      <style:header-left>
        <table:table table:name="Таблица1029" table:style-name="Таблица1029">
          <table:table-column table:style-name="Таблица1029.A"/>
          <table:table-column table:style-name="Таблица1029.B"/>
          <table:table-row table:style-name="Таблица1029.1">
            <table:table-cell table:style-name="Таблица1029.A1" office:value-type="string">
              <text:p text:style-name="MP9"><text:page-number text:select-page="current">504</text:page-number></text:p>
            </table:table-cell>
            <table:table-cell table:style-name="Таблица1029.A1" office:value-type="string">
              <text:p text:style-name="MP10"><text:user-field-get text:name="leftHeader18">Задайте название радела!</text:user-field-get></text:p>
            </table:table-cell>
          </table:table-row>
        </table:table>
      </style:header-left>
    </style:master-page>
    <style:master-page style:name="Статья_20_18_20_стр.9" style:display-name="Статья 18 стр.9" style:page-layout-name="Mpm9" style:next-style-name="Статья_20_18_20_стр.10">
      <style:header>
        <table:table table:name="Таблица1030" table:style-name="Таблица1030">
          <table:table-column table:style-name="Таблица1030.A"/>
          <table:table-column table:style-name="Таблица1030.B"/>
          <table:table-row table:style-name="Таблица1030.1">
            <table:table-cell table:style-name="Таблица1030.A1" office:value-type="string">
              <text:p text:style-name="MP7"><text:user-field-get text:name="rightHeader18">Фамилия И.О. Название статьи18</text:user-field-get></text:p>
            </table:table-cell>
            <table:table-cell table:style-name="Таблица1030.A1" office:value-type="string">
              <text:p text:style-name="MP8"><text:page-number text:select-page="current">505</text:page-number></text:p>
            </table:table-cell>
          </table:table-row>
        </table:table>
      </style:header>
      <style:header-left>
        <table:table table:name="Таблица1031" table:style-name="Таблица1031">
          <table:table-column table:style-name="Таблица1031.A"/>
          <table:table-column table:style-name="Таблица1031.B"/>
          <table:table-row table:style-name="Таблица1031.1">
            <table:table-cell table:style-name="Таблица1031.A1" office:value-type="string">
              <text:p text:style-name="MP9"><text:page-number text:select-page="current">506</text:page-number></text:p>
            </table:table-cell>
            <table:table-cell table:style-name="Таблица1031.A1" office:value-type="string">
              <text:p text:style-name="MP10"><text:user-field-get text:name="leftHeader18">Задайте название радела!</text:user-field-get></text:p>
            </table:table-cell>
          </table:table-row>
        </table:table>
      </style:header-left>
    </style:master-page>
    <style:master-page style:name="Статья_20_18_20_стр.10" style:display-name="Статья 18 стр.10" style:page-layout-name="Mpm9" style:next-style-name="Статья_20_18_20_стр.11">
      <style:header>
        <table:table table:name="Таблица1032" table:style-name="Таблица1032">
          <table:table-column table:style-name="Таблица1032.A"/>
          <table:table-column table:style-name="Таблица1032.B"/>
          <table:table-row table:style-name="Таблица1032.1">
            <table:table-cell table:style-name="Таблица1032.A1" office:value-type="string">
              <text:p text:style-name="MP7"><text:user-field-get text:name="rightHeader18">Фамилия И.О. Название статьи18</text:user-field-get></text:p>
            </table:table-cell>
            <table:table-cell table:style-name="Таблица1032.A1" office:value-type="string">
              <text:p text:style-name="MP8"><text:page-number text:select-page="current">507</text:page-number></text:p>
            </table:table-cell>
          </table:table-row>
        </table:table>
      </style:header>
      <style:header-left>
        <table:table table:name="Таблица1033" table:style-name="Таблица1033">
          <table:table-column table:style-name="Таблица1033.A"/>
          <table:table-column table:style-name="Таблица1033.B"/>
          <table:table-row table:style-name="Таблица1033.1">
            <table:table-cell table:style-name="Таблица1033.A1" office:value-type="string">
              <text:p text:style-name="MP9"><text:page-number text:select-page="current">506</text:page-number></text:p>
            </table:table-cell>
            <table:table-cell table:style-name="Таблица1033.A1" office:value-type="string">
              <text:p text:style-name="MP10"><text:user-field-get text:name="leftHeader18">Задайте название радела!</text:user-field-get></text:p>
            </table:table-cell>
          </table:table-row>
        </table:table>
      </style:header-left>
    </style:master-page>
    <style:master-page style:name="Статья_20_18_20_стр.11" style:display-name="Статья 18 стр.11" style:page-layout-name="Mpm9" style:next-style-name="Статья_20_18_20_стр.12">
      <style:header>
        <table:table table:name="Таблица1034" table:style-name="Таблица1034">
          <table:table-column table:style-name="Таблица1034.A"/>
          <table:table-column table:style-name="Таблица1034.B"/>
          <table:table-row table:style-name="Таблица1034.1">
            <table:table-cell table:style-name="Таблица1034.A1" office:value-type="string">
              <text:p text:style-name="MP7"><text:user-field-get text:name="rightHeader18">Фамилия И.О. Название статьи18</text:user-field-get></text:p>
            </table:table-cell>
            <table:table-cell table:style-name="Таблица1034.A1" office:value-type="string">
              <text:p text:style-name="MP8"><text:page-number text:select-page="current">507</text:page-number></text:p>
            </table:table-cell>
          </table:table-row>
        </table:table>
      </style:header>
      <style:header-left>
        <table:table table:name="Таблица1035" table:style-name="Таблица1035">
          <table:table-column table:style-name="Таблица1035.A"/>
          <table:table-column table:style-name="Таблица1035.B"/>
          <table:table-row table:style-name="Таблица1035.1">
            <table:table-cell table:style-name="Таблица1035.A1" office:value-type="string">
              <text:p text:style-name="MP9"><text:page-number text:select-page="current">508</text:page-number></text:p>
            </table:table-cell>
            <table:table-cell table:style-name="Таблица1035.A1" office:value-type="string">
              <text:p text:style-name="MP10"><text:user-field-get text:name="leftHeader18">Задайте название радела!</text:user-field-get></text:p>
            </table:table-cell>
          </table:table-row>
        </table:table>
      </style:header-left>
    </style:master-page>
    <style:master-page style:name="Статья_20_18_20_стр.12" style:display-name="Статья 18 стр.12" style:page-layout-name="Mpm9" style:next-style-name="Статья_20_18_20_стр.13">
      <style:header>
        <table:table table:name="Таблица1036" table:style-name="Таблица1036">
          <table:table-column table:style-name="Таблица1036.A"/>
          <table:table-column table:style-name="Таблица1036.B"/>
          <table:table-row table:style-name="Таблица1036.1">
            <table:table-cell table:style-name="Таблица1036.A1" office:value-type="string">
              <text:p text:style-name="MP7"><text:user-field-get text:name="rightHeader18">Фамилия И.О. Название статьи18</text:user-field-get></text:p>
            </table:table-cell>
            <table:table-cell table:style-name="Таблица1036.A1" office:value-type="string">
              <text:p text:style-name="MP8"><text:page-number text:select-page="current">509</text:page-number></text:p>
            </table:table-cell>
          </table:table-row>
        </table:table>
      </style:header>
      <style:header-left>
        <table:table table:name="Таблица1037" table:style-name="Таблица1037">
          <table:table-column table:style-name="Таблица1037.A"/>
          <table:table-column table:style-name="Таблица1037.B"/>
          <table:table-row table:style-name="Таблица1037.1">
            <table:table-cell table:style-name="Таблица1037.A1" office:value-type="string">
              <text:p text:style-name="MP9"><text:page-number text:select-page="current">508</text:page-number></text:p>
            </table:table-cell>
            <table:table-cell table:style-name="Таблица1037.A1" office:value-type="string">
              <text:p text:style-name="MP10"><text:user-field-get text:name="leftHeader18">Задайте название радела!</text:user-field-get></text:p>
            </table:table-cell>
          </table:table-row>
        </table:table>
      </style:header-left>
    </style:master-page>
    <style:master-page style:name="Статья_20_18_20_стр.13" style:display-name="Статья 18 стр.13" style:page-layout-name="Mpm9" style:next-style-name="Статья_20_18_20_стр.14">
      <style:header>
        <table:table table:name="Таблица1038" table:style-name="Таблица1038">
          <table:table-column table:style-name="Таблица1038.A"/>
          <table:table-column table:style-name="Таблица1038.B"/>
          <table:table-row table:style-name="Таблица1038.1">
            <table:table-cell table:style-name="Таблица1038.A1" office:value-type="string">
              <text:p text:style-name="MP7"><text:user-field-get text:name="rightHeader18">Фамилия И.О. Название статьи18</text:user-field-get></text:p>
            </table:table-cell>
            <table:table-cell table:style-name="Таблица1038.A1" office:value-type="string">
              <text:p text:style-name="MP8"><text:page-number text:select-page="current">509</text:page-number></text:p>
            </table:table-cell>
          </table:table-row>
        </table:table>
      </style:header>
      <style:header-left>
        <table:table table:name="Таблица1039" table:style-name="Таблица1039">
          <table:table-column table:style-name="Таблица1039.A"/>
          <table:table-column table:style-name="Таблица1039.B"/>
          <table:table-row table:style-name="Таблица1039.1">
            <table:table-cell table:style-name="Таблица1039.A1" office:value-type="string">
              <text:p text:style-name="MP9"><text:page-number text:select-page="current">510</text:page-number></text:p>
            </table:table-cell>
            <table:table-cell table:style-name="Таблица1039.A1" office:value-type="string">
              <text:p text:style-name="MP10"><text:user-field-get text:name="leftHeader18">Задайте название радела!</text:user-field-get></text:p>
            </table:table-cell>
          </table:table-row>
        </table:table>
      </style:header-left>
    </style:master-page>
    <style:master-page style:name="Статья_20_18_20_стр.14" style:display-name="Статья 18 стр.14" style:page-layout-name="Mpm9" style:next-style-name="Статья_20_18_20_стр.15">
      <style:header>
        <table:table table:name="Таблица1040" table:style-name="Таблица1040">
          <table:table-column table:style-name="Таблица1040.A"/>
          <table:table-column table:style-name="Таблица1040.B"/>
          <table:table-row table:style-name="Таблица1040.1">
            <table:table-cell table:style-name="Таблица1040.A1" office:value-type="string">
              <text:p text:style-name="MP7"><text:user-field-get text:name="rightHeader18">Фамилия И.О. Название статьи18</text:user-field-get></text:p>
            </table:table-cell>
            <table:table-cell table:style-name="Таблица1040.A1" office:value-type="string">
              <text:p text:style-name="MP8"><text:page-number text:select-page="current">511</text:page-number></text:p>
            </table:table-cell>
          </table:table-row>
        </table:table>
      </style:header>
      <style:header-left>
        <table:table table:name="Таблица1041" table:style-name="Таблица1041">
          <table:table-column table:style-name="Таблица1041.A"/>
          <table:table-column table:style-name="Таблица1041.B"/>
          <table:table-row table:style-name="Таблица1041.1">
            <table:table-cell table:style-name="Таблица1041.A1" office:value-type="string">
              <text:p text:style-name="MP9"><text:page-number text:select-page="current">510</text:page-number></text:p>
            </table:table-cell>
            <table:table-cell table:style-name="Таблица1041.A1" office:value-type="string">
              <text:p text:style-name="MP10"><text:user-field-get text:name="leftHeader18">Задайте название радела!</text:user-field-get></text:p>
            </table:table-cell>
          </table:table-row>
        </table:table>
      </style:header-left>
    </style:master-page>
    <style:master-page style:name="Статья_20_18_20_стр.15" style:display-name="Статья 18 стр.15" style:page-layout-name="Mpm9" style:next-style-name="Статья_20_18_20_стр.16">
      <style:header>
        <table:table table:name="Таблица1042" table:style-name="Таблица1042">
          <table:table-column table:style-name="Таблица1042.A"/>
          <table:table-column table:style-name="Таблица1042.B"/>
          <table:table-row table:style-name="Таблица1042.1">
            <table:table-cell table:style-name="Таблица1042.A1" office:value-type="string">
              <text:p text:style-name="MP7"><text:user-field-get text:name="rightHeader18">Фамилия И.О. Название статьи18</text:user-field-get></text:p>
            </table:table-cell>
            <table:table-cell table:style-name="Таблица1042.A1" office:value-type="string">
              <text:p text:style-name="MP8"><text:page-number text:select-page="current">511</text:page-number></text:p>
            </table:table-cell>
          </table:table-row>
        </table:table>
      </style:header>
      <style:header-left>
        <table:table table:name="Таблица1043" table:style-name="Таблица1043">
          <table:table-column table:style-name="Таблица1043.A"/>
          <table:table-column table:style-name="Таблица1043.B"/>
          <table:table-row table:style-name="Таблица1043.1">
            <table:table-cell table:style-name="Таблица1043.A1" office:value-type="string">
              <text:p text:style-name="MP9"><text:page-number text:select-page="current">512</text:page-number></text:p>
            </table:table-cell>
            <table:table-cell table:style-name="Таблица1043.A1" office:value-type="string">
              <text:p text:style-name="MP10"><text:user-field-get text:name="leftHeader18">Задайте название радела!</text:user-field-get></text:p>
            </table:table-cell>
          </table:table-row>
        </table:table>
      </style:header-left>
    </style:master-page>
    <style:master-page style:name="Статья_20_18_20_стр.16" style:display-name="Статья 18 стр.16" style:page-layout-name="Mpm9" style:next-style-name="Статья_20_18_20_стр.17">
      <style:header>
        <table:table table:name="Таблица1044" table:style-name="Таблица1044">
          <table:table-column table:style-name="Таблица1044.A"/>
          <table:table-column table:style-name="Таблица1044.B"/>
          <table:table-row table:style-name="Таблица1044.1">
            <table:table-cell table:style-name="Таблица1044.A1" office:value-type="string">
              <text:p text:style-name="MP7"><text:user-field-get text:name="rightHeader18">Фамилия И.О. Название статьи18</text:user-field-get></text:p>
            </table:table-cell>
            <table:table-cell table:style-name="Таблица1044.A1" office:value-type="string">
              <text:p text:style-name="MP8"><text:page-number text:select-page="current">513</text:page-number></text:p>
            </table:table-cell>
          </table:table-row>
        </table:table>
      </style:header>
      <style:header-left>
        <table:table table:name="Таблица1045" table:style-name="Таблица1045">
          <table:table-column table:style-name="Таблица1045.A"/>
          <table:table-column table:style-name="Таблица1045.B"/>
          <table:table-row table:style-name="Таблица1045.1">
            <table:table-cell table:style-name="Таблица1045.A1" office:value-type="string">
              <text:p text:style-name="MP9"><text:page-number text:select-page="current">512</text:page-number></text:p>
            </table:table-cell>
            <table:table-cell table:style-name="Таблица1045.A1" office:value-type="string">
              <text:p text:style-name="MP10"><text:user-field-get text:name="leftHeader18">Задайте название радела!</text:user-field-get></text:p>
            </table:table-cell>
          </table:table-row>
        </table:table>
      </style:header-left>
    </style:master-page>
    <style:master-page style:name="Статья_20_18_20_стр.17" style:display-name="Статья 18 стр.17" style:page-layout-name="Mpm9" style:next-style-name="Статья_20_18_20_стр.18">
      <style:header>
        <table:table table:name="Таблица1046" table:style-name="Таблица1046">
          <table:table-column table:style-name="Таблица1046.A"/>
          <table:table-column table:style-name="Таблица1046.B"/>
          <table:table-row table:style-name="Таблица1046.1">
            <table:table-cell table:style-name="Таблица1046.A1" office:value-type="string">
              <text:p text:style-name="MP7"><text:user-field-get text:name="rightHeader18">Фамилия И.О. Название статьи18</text:user-field-get></text:p>
            </table:table-cell>
            <table:table-cell table:style-name="Таблица1046.A1" office:value-type="string">
              <text:p text:style-name="MP8"><text:page-number text:select-page="current">513</text:page-number></text:p>
            </table:table-cell>
          </table:table-row>
        </table:table>
      </style:header>
      <style:header-left>
        <table:table table:name="Таблица1047" table:style-name="Таблица1047">
          <table:table-column table:style-name="Таблица1047.A"/>
          <table:table-column table:style-name="Таблица1047.B"/>
          <table:table-row table:style-name="Таблица1047.1">
            <table:table-cell table:style-name="Таблица1047.A1" office:value-type="string">
              <text:p text:style-name="MP9"><text:page-number text:select-page="current">514</text:page-number></text:p>
            </table:table-cell>
            <table:table-cell table:style-name="Таблица1047.A1" office:value-type="string">
              <text:p text:style-name="MP10"><text:user-field-get text:name="leftHeader18">Задайте название радела!</text:user-field-get></text:p>
            </table:table-cell>
          </table:table-row>
        </table:table>
      </style:header-left>
    </style:master-page>
    <style:master-page style:name="Статья_20_18_20_стр.18" style:display-name="Статья 18 стр.18" style:page-layout-name="Mpm9" style:next-style-name="Статья_20_18_20_стр.19">
      <style:header>
        <table:table table:name="Таблица1048" table:style-name="Таблица1048">
          <table:table-column table:style-name="Таблица1048.A"/>
          <table:table-column table:style-name="Таблица1048.B"/>
          <table:table-row table:style-name="Таблица1048.1">
            <table:table-cell table:style-name="Таблица1048.A1" office:value-type="string">
              <text:p text:style-name="MP7"><text:user-field-get text:name="rightHeader18">Фамилия И.О. Название статьи18</text:user-field-get></text:p>
            </table:table-cell>
            <table:table-cell table:style-name="Таблица1048.A1" office:value-type="string">
              <text:p text:style-name="MP8"><text:page-number text:select-page="current">515</text:page-number></text:p>
            </table:table-cell>
          </table:table-row>
        </table:table>
      </style:header>
      <style:header-left>
        <table:table table:name="Таблица1049" table:style-name="Таблица1049">
          <table:table-column table:style-name="Таблица1049.A"/>
          <table:table-column table:style-name="Таблица1049.B"/>
          <table:table-row table:style-name="Таблица1049.1">
            <table:table-cell table:style-name="Таблица1049.A1" office:value-type="string">
              <text:p text:style-name="MP9"><text:page-number text:select-page="current">514</text:page-number></text:p>
            </table:table-cell>
            <table:table-cell table:style-name="Таблица1049.A1" office:value-type="string">
              <text:p text:style-name="MP10"><text:user-field-get text:name="leftHeader18">Задайте название радела!</text:user-field-get></text:p>
            </table:table-cell>
          </table:table-row>
        </table:table>
      </style:header-left>
    </style:master-page>
    <style:master-page style:name="Статья_20_18_20_стр.19" style:display-name="Статья 18 стр.19" style:page-layout-name="Mpm9" style:next-style-name="Статья_20_18_20_стр.20">
      <style:header>
        <table:table table:name="Таблица1050" table:style-name="Таблица1050">
          <table:table-column table:style-name="Таблица1050.A"/>
          <table:table-column table:style-name="Таблица1050.B"/>
          <table:table-row table:style-name="Таблица1050.1">
            <table:table-cell table:style-name="Таблица1050.A1" office:value-type="string">
              <text:p text:style-name="MP7"><text:user-field-get text:name="rightHeader18">Фамилия И.О. Название статьи18</text:user-field-get></text:p>
            </table:table-cell>
            <table:table-cell table:style-name="Таблица1050.A1" office:value-type="string">
              <text:p text:style-name="MP8"><text:page-number text:select-page="current">515</text:page-number></text:p>
            </table:table-cell>
          </table:table-row>
        </table:table>
      </style:header>
      <style:header-left>
        <table:table table:name="Таблица1051" table:style-name="Таблица1051">
          <table:table-column table:style-name="Таблица1051.A"/>
          <table:table-column table:style-name="Таблица1051.B"/>
          <table:table-row table:style-name="Таблица1051.1">
            <table:table-cell table:style-name="Таблица1051.A1" office:value-type="string">
              <text:p text:style-name="MP9"><text:page-number text:select-page="current">516</text:page-number></text:p>
            </table:table-cell>
            <table:table-cell table:style-name="Таблица1051.A1" office:value-type="string">
              <text:p text:style-name="MP10"><text:user-field-get text:name="leftHeader18">Задайте название радела!</text:user-field-get></text:p>
            </table:table-cell>
          </table:table-row>
        </table:table>
      </style:header-left>
    </style:master-page>
    <style:master-page style:name="Статья_20_18_20_стр.20" style:display-name="Статья 18 стр.20" style:page-layout-name="Mpm9" style:next-style-name="Статья_20_18_20_стр.21">
      <style:header>
        <table:table table:name="Таблица1052" table:style-name="Таблица1052">
          <table:table-column table:style-name="Таблица1052.A"/>
          <table:table-column table:style-name="Таблица1052.B"/>
          <table:table-row table:style-name="Таблица1052.1">
            <table:table-cell table:style-name="Таблица1052.A1" office:value-type="string">
              <text:p text:style-name="MP7"><text:user-field-get text:name="rightHeader18">Фамилия И.О. Название статьи18</text:user-field-get></text:p>
            </table:table-cell>
            <table:table-cell table:style-name="Таблица1052.A1" office:value-type="string">
              <text:p text:style-name="MP8"><text:page-number text:select-page="current">517</text:page-number></text:p>
            </table:table-cell>
          </table:table-row>
        </table:table>
      </style:header>
      <style:header-left>
        <table:table table:name="Таблица1053" table:style-name="Таблица1053">
          <table:table-column table:style-name="Таблица1053.A"/>
          <table:table-column table:style-name="Таблица1053.B"/>
          <table:table-row table:style-name="Таблица1053.1">
            <table:table-cell table:style-name="Таблица1053.A1" office:value-type="string">
              <text:p text:style-name="MP9"><text:page-number text:select-page="current">516</text:page-number></text:p>
            </table:table-cell>
            <table:table-cell table:style-name="Таблица1053.A1" office:value-type="string">
              <text:p text:style-name="MP10"><text:user-field-get text:name="leftHeader18">Задайте название радела!</text:user-field-get></text:p>
            </table:table-cell>
          </table:table-row>
        </table:table>
      </style:header-left>
    </style:master-page>
    <style:master-page style:name="Статья_20_18_20_стр.21" style:display-name="Статья 18 стр.21" style:page-layout-name="Mpm9" style:next-style-name="Статья_20_18_20_стр.22">
      <style:header>
        <table:table table:name="Таблица1054" table:style-name="Таблица1054">
          <table:table-column table:style-name="Таблица1054.A"/>
          <table:table-column table:style-name="Таблица1054.B"/>
          <table:table-row table:style-name="Таблица1054.1">
            <table:table-cell table:style-name="Таблица1054.A1" office:value-type="string">
              <text:p text:style-name="MP7"><text:user-field-get text:name="rightHeader18">Фамилия И.О. Название статьи18</text:user-field-get></text:p>
            </table:table-cell>
            <table:table-cell table:style-name="Таблица1054.A1" office:value-type="string">
              <text:p text:style-name="MP8"><text:page-number text:select-page="current">517</text:page-number></text:p>
            </table:table-cell>
          </table:table-row>
        </table:table>
      </style:header>
      <style:header-left>
        <table:table table:name="Таблица1055" table:style-name="Таблица1055">
          <table:table-column table:style-name="Таблица1055.A"/>
          <table:table-column table:style-name="Таблица1055.B"/>
          <table:table-row table:style-name="Таблица1055.1">
            <table:table-cell table:style-name="Таблица1055.A1" office:value-type="string">
              <text:p text:style-name="MP9"><text:page-number text:select-page="current">518</text:page-number></text:p>
            </table:table-cell>
            <table:table-cell table:style-name="Таблица1055.A1" office:value-type="string">
              <text:p text:style-name="MP10"><text:user-field-get text:name="leftHeader18">Задайте название радела!</text:user-field-get></text:p>
            </table:table-cell>
          </table:table-row>
        </table:table>
      </style:header-left>
    </style:master-page>
    <style:master-page style:name="Статья_20_18_20_стр.22" style:display-name="Статья 18 стр.22" style:page-layout-name="Mpm9" style:next-style-name="Статья_20_18_20_стр.23">
      <style:header>
        <table:table table:name="Таблица1056" table:style-name="Таблица1056">
          <table:table-column table:style-name="Таблица1056.A"/>
          <table:table-column table:style-name="Таблица1056.B"/>
          <table:table-row table:style-name="Таблица1056.1">
            <table:table-cell table:style-name="Таблица1056.A1" office:value-type="string">
              <text:p text:style-name="MP7"><text:user-field-get text:name="rightHeader18">Фамилия И.О. Название статьи18</text:user-field-get></text:p>
            </table:table-cell>
            <table:table-cell table:style-name="Таблица1056.A1" office:value-type="string">
              <text:p text:style-name="MP8"><text:page-number text:select-page="current">519</text:page-number></text:p>
            </table:table-cell>
          </table:table-row>
        </table:table>
      </style:header>
      <style:header-left>
        <table:table table:name="Таблица1057" table:style-name="Таблица1057">
          <table:table-column table:style-name="Таблица1057.A"/>
          <table:table-column table:style-name="Таблица1057.B"/>
          <table:table-row table:style-name="Таблица1057.1">
            <table:table-cell table:style-name="Таблица1057.A1" office:value-type="string">
              <text:p text:style-name="MP9"><text:page-number text:select-page="current">518</text:page-number></text:p>
            </table:table-cell>
            <table:table-cell table:style-name="Таблица1057.A1" office:value-type="string">
              <text:p text:style-name="MP10"><text:user-field-get text:name="leftHeader18">Задайте название радела!</text:user-field-get></text:p>
            </table:table-cell>
          </table:table-row>
        </table:table>
      </style:header-left>
    </style:master-page>
    <style:master-page style:name="Статья_20_18_20_стр.23" style:display-name="Статья 18 стр.23" style:page-layout-name="Mpm9" style:next-style-name="Статья_20_18_20_стр.24">
      <style:header>
        <table:table table:name="Таблица1058" table:style-name="Таблица1058">
          <table:table-column table:style-name="Таблица1058.A"/>
          <table:table-column table:style-name="Таблица1058.B"/>
          <table:table-row table:style-name="Таблица1058.1">
            <table:table-cell table:style-name="Таблица1058.A1" office:value-type="string">
              <text:p text:style-name="MP7"><text:user-field-get text:name="rightHeader18">Фамилия И.О. Название статьи18</text:user-field-get></text:p>
            </table:table-cell>
            <table:table-cell table:style-name="Таблица1058.A1" office:value-type="string">
              <text:p text:style-name="MP8"><text:page-number text:select-page="current">519</text:page-number></text:p>
            </table:table-cell>
          </table:table-row>
        </table:table>
      </style:header>
      <style:header-left>
        <table:table table:name="Таблица1059" table:style-name="Таблица1059">
          <table:table-column table:style-name="Таблица1059.A"/>
          <table:table-column table:style-name="Таблица1059.B"/>
          <table:table-row table:style-name="Таблица1059.1">
            <table:table-cell table:style-name="Таблица1059.A1" office:value-type="string">
              <text:p text:style-name="MP9"><text:page-number text:select-page="current">520</text:page-number></text:p>
            </table:table-cell>
            <table:table-cell table:style-name="Таблица1059.A1" office:value-type="string">
              <text:p text:style-name="MP10"><text:user-field-get text:name="leftHeader18">Задайте название радела!</text:user-field-get></text:p>
            </table:table-cell>
          </table:table-row>
        </table:table>
      </style:header-left>
    </style:master-page>
    <style:master-page style:name="Статья_20_18_20_стр.24" style:display-name="Статья 18 стр.24" style:page-layout-name="Mpm9" style:next-style-name="Статья_20_18_20_стр.25">
      <style:header>
        <table:table table:name="Таблица1060" table:style-name="Таблица1060">
          <table:table-column table:style-name="Таблица1060.A"/>
          <table:table-column table:style-name="Таблица1060.B"/>
          <table:table-row table:style-name="Таблица1060.1">
            <table:table-cell table:style-name="Таблица1060.A1" office:value-type="string">
              <text:p text:style-name="MP7"><text:user-field-get text:name="rightHeader18">Фамилия И.О. Название статьи18</text:user-field-get></text:p>
            </table:table-cell>
            <table:table-cell table:style-name="Таблица1060.A1" office:value-type="string">
              <text:p text:style-name="MP8"><text:page-number text:select-page="current">521</text:page-number></text:p>
            </table:table-cell>
          </table:table-row>
        </table:table>
      </style:header>
      <style:header-left>
        <table:table table:name="Таблица1061" table:style-name="Таблица1061">
          <table:table-column table:style-name="Таблица1061.A"/>
          <table:table-column table:style-name="Таблица1061.B"/>
          <table:table-row table:style-name="Таблица1061.1">
            <table:table-cell table:style-name="Таблица1061.A1" office:value-type="string">
              <text:p text:style-name="MP9"><text:page-number text:select-page="current">520</text:page-number></text:p>
            </table:table-cell>
            <table:table-cell table:style-name="Таблица1061.A1" office:value-type="string">
              <text:p text:style-name="MP10"><text:user-field-get text:name="leftHeader18">Задайте название радела!</text:user-field-get></text:p>
            </table:table-cell>
          </table:table-row>
        </table:table>
      </style:header-left>
    </style:master-page>
    <style:master-page style:name="Статья_20_18_20_стр.25" style:display-name="Статья 18 стр.25" style:page-layout-name="Mpm9" style:next-style-name="Статья_20_18_20_стр.26">
      <style:header>
        <table:table table:name="Таблица1062" table:style-name="Таблица1062">
          <table:table-column table:style-name="Таблица1062.A"/>
          <table:table-column table:style-name="Таблица1062.B"/>
          <table:table-row table:style-name="Таблица1062.1">
            <table:table-cell table:style-name="Таблица1062.A1" office:value-type="string">
              <text:p text:style-name="MP7"><text:user-field-get text:name="rightHeader18">Фамилия И.О. Название статьи18</text:user-field-get></text:p>
            </table:table-cell>
            <table:table-cell table:style-name="Таблица1062.A1" office:value-type="string">
              <text:p text:style-name="MP8"><text:page-number text:select-page="current">521</text:page-number></text:p>
            </table:table-cell>
          </table:table-row>
        </table:table>
      </style:header>
      <style:header-left>
        <table:table table:name="Таблица1063" table:style-name="Таблица1063">
          <table:table-column table:style-name="Таблица1063.A"/>
          <table:table-column table:style-name="Таблица1063.B"/>
          <table:table-row table:style-name="Таблица1063.1">
            <table:table-cell table:style-name="Таблица1063.A1" office:value-type="string">
              <text:p text:style-name="MP9"><text:page-number text:select-page="current">522</text:page-number></text:p>
            </table:table-cell>
            <table:table-cell table:style-name="Таблица1063.A1" office:value-type="string">
              <text:p text:style-name="MP10"><text:user-field-get text:name="leftHeader18">Задайте название радела!</text:user-field-get></text:p>
            </table:table-cell>
          </table:table-row>
        </table:table>
      </style:header-left>
    </style:master-page>
    <style:master-page style:name="Статья_20_18_20_стр.26" style:display-name="Статья 18 стр.26" style:page-layout-name="Mpm9" style:next-style-name="Статья_20_18_20_стр.27">
      <style:header>
        <table:table table:name="Таблица1064" table:style-name="Таблица1064">
          <table:table-column table:style-name="Таблица1064.A"/>
          <table:table-column table:style-name="Таблица1064.B"/>
          <table:table-row table:style-name="Таблица1064.1">
            <table:table-cell table:style-name="Таблица1064.A1" office:value-type="string">
              <text:p text:style-name="MP7"><text:user-field-get text:name="rightHeader18">Фамилия И.О. Название статьи18</text:user-field-get></text:p>
            </table:table-cell>
            <table:table-cell table:style-name="Таблица1064.A1" office:value-type="string">
              <text:p text:style-name="MP8"><text:page-number text:select-page="current">523</text:page-number></text:p>
            </table:table-cell>
          </table:table-row>
        </table:table>
      </style:header>
      <style:header-left>
        <table:table table:name="Таблица1065" table:style-name="Таблица1065">
          <table:table-column table:style-name="Таблица1065.A"/>
          <table:table-column table:style-name="Таблица1065.B"/>
          <table:table-row table:style-name="Таблица1065.1">
            <table:table-cell table:style-name="Таблица1065.A1" office:value-type="string">
              <text:p text:style-name="MP9"><text:page-number text:select-page="current">522</text:page-number></text:p>
            </table:table-cell>
            <table:table-cell table:style-name="Таблица1065.A1" office:value-type="string">
              <text:p text:style-name="MP10"><text:user-field-get text:name="leftHeader18">Задайте название радела!</text:user-field-get></text:p>
            </table:table-cell>
          </table:table-row>
        </table:table>
      </style:header-left>
    </style:master-page>
    <style:master-page style:name="Статья_20_18_20_стр.27" style:display-name="Статья 18 стр.27" style:page-layout-name="Mpm9" style:next-style-name="Статья_20_18_20_стр.28">
      <style:header>
        <table:table table:name="Таблица1066" table:style-name="Таблица1066">
          <table:table-column table:style-name="Таблица1066.A"/>
          <table:table-column table:style-name="Таблица1066.B"/>
          <table:table-row table:style-name="Таблица1066.1">
            <table:table-cell table:style-name="Таблица1066.A1" office:value-type="string">
              <text:p text:style-name="MP7"><text:user-field-get text:name="rightHeader18">Фамилия И.О. Название статьи18</text:user-field-get></text:p>
            </table:table-cell>
            <table:table-cell table:style-name="Таблица1066.A1" office:value-type="string">
              <text:p text:style-name="MP8"><text:page-number text:select-page="current">523</text:page-number></text:p>
            </table:table-cell>
          </table:table-row>
        </table:table>
      </style:header>
      <style:header-left>
        <table:table table:name="Таблица1067" table:style-name="Таблица1067">
          <table:table-column table:style-name="Таблица1067.A"/>
          <table:table-column table:style-name="Таблица1067.B"/>
          <table:table-row table:style-name="Таблица1067.1">
            <table:table-cell table:style-name="Таблица1067.A1" office:value-type="string">
              <text:p text:style-name="MP9"><text:page-number text:select-page="current">524</text:page-number></text:p>
            </table:table-cell>
            <table:table-cell table:style-name="Таблица1067.A1" office:value-type="string">
              <text:p text:style-name="MP10"><text:user-field-get text:name="leftHeader18">Задайте название радела!</text:user-field-get></text:p>
            </table:table-cell>
          </table:table-row>
        </table:table>
      </style:header-left>
    </style:master-page>
    <style:master-page style:name="Статья_20_18_20_стр.28" style:display-name="Статья 18 стр.28" style:page-layout-name="Mpm9" style:next-style-name="Статья_20_18_20_стр.29">
      <style:header>
        <table:table table:name="Таблица1068" table:style-name="Таблица1068">
          <table:table-column table:style-name="Таблица1068.A"/>
          <table:table-column table:style-name="Таблица1068.B"/>
          <table:table-row table:style-name="Таблица1068.1">
            <table:table-cell table:style-name="Таблица1068.A1" office:value-type="string">
              <text:p text:style-name="MP7"><text:user-field-get text:name="rightHeader18">Фамилия И.О. Название статьи18</text:user-field-get></text:p>
            </table:table-cell>
            <table:table-cell table:style-name="Таблица1068.A1" office:value-type="string">
              <text:p text:style-name="MP8"><text:page-number text:select-page="current">525</text:page-number></text:p>
            </table:table-cell>
          </table:table-row>
        </table:table>
      </style:header>
      <style:header-left>
        <table:table table:name="Таблица1069" table:style-name="Таблица1069">
          <table:table-column table:style-name="Таблица1069.A"/>
          <table:table-column table:style-name="Таблица1069.B"/>
          <table:table-row table:style-name="Таблица1069.1">
            <table:table-cell table:style-name="Таблица1069.A1" office:value-type="string">
              <text:p text:style-name="MP9"><text:page-number text:select-page="current">524</text:page-number></text:p>
            </table:table-cell>
            <table:table-cell table:style-name="Таблица1069.A1" office:value-type="string">
              <text:p text:style-name="MP10"><text:user-field-get text:name="leftHeader18">Задайте название радела!</text:user-field-get></text:p>
            </table:table-cell>
          </table:table-row>
        </table:table>
      </style:header-left>
    </style:master-page>
    <style:master-page style:name="Статья_20_18_20_стр.29" style:display-name="Статья 18 стр.29" style:page-layout-name="Mpm9" style:next-style-name="Статья_20_18">
      <style:header>
        <table:table table:name="Таблица1070" table:style-name="Таблица1070">
          <table:table-column table:style-name="Таблица1070.A"/>
          <table:table-column table:style-name="Таблица1070.B"/>
          <table:table-row table:style-name="Таблица1070.1">
            <table:table-cell table:style-name="Таблица1070.A1" office:value-type="string">
              <text:p text:style-name="MP7"><text:user-field-get text:name="rightHeader18">Фамилия И.О. Название статьи18</text:user-field-get></text:p>
            </table:table-cell>
            <table:table-cell table:style-name="Таблица1070.A1" office:value-type="string">
              <text:p text:style-name="MP8"><text:page-number text:select-page="current">525</text:page-number></text:p>
            </table:table-cell>
          </table:table-row>
        </table:table>
      </style:header>
      <style:header-left>
        <table:table table:name="Таблица1071" table:style-name="Таблица1071">
          <table:table-column table:style-name="Таблица1071.A"/>
          <table:table-column table:style-name="Таблица1071.B"/>
          <table:table-row table:style-name="Таблица1071.1">
            <table:table-cell table:style-name="Таблица1071.A1" office:value-type="string">
              <text:p text:style-name="MP9"><text:page-number text:select-page="current">526</text:page-number></text:p>
            </table:table-cell>
            <table:table-cell table:style-name="Таблица1071.A1" office:value-type="string">
              <text:p text:style-name="MP10"><text:user-field-get text:name="leftHeader18">Задайте название радела!</text:user-field-get></text:p>
            </table:table-cell>
          </table:table-row>
        </table:table>
      </style:header-left>
    </style:master-page>
    <style:master-page style:name="Статья_20_19_20_стр.1" style:display-name="Статья 19 стр.1" style:page-layout-name="Mpm10" style:next-style-name="Статья_20_19_20_стр.2">
      <style:header>
        <table:table table:name="Таблица1072" table:style-name="Таблица1072">
          <table:table-column table:style-name="Таблица1072.A"/>
          <table:table-column table:style-name="Таблица1072.B"/>
          <table:table-row>
            <table:table-cell table:style-name="Таблица1072.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27</text:page-number>–<text:user-field-get text:name="article19LastPage">555</text:user-field-get></text:p>
              <text:p text:style-name="MP11"><text:user-field-get text:name="article19UDK">Задать УДК</text:user-field-get></text:p>
            </table:table-cell>
            <table:table-cell table:style-name="Таблица1072.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27</text:page-number>–<text:user-field-get text:name="article19LastPage">555</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527</text:page-number>-<text:user-field-get text:name="article19LastPage">555</text:user-field-get></text:p>
            </table:table-cell>
          </table:table-row>
        </table:table>
      </style:header>
      <style:footer>
        <text:user-field-decls>
          <text:user-field-decl office:value-type="string" office:string-value="" text:name="author19Copyright"/>
        </text:user-field-decls>
        <text:p text:style-name="MP14"><text:user-field-get text:name="author19Copyright"/></text:p>
      </style:footer>
    </style:master-page>
    <style:master-page style:name="Статья_20_19" style:display-name="Статья 19" style:page-layout-name="Mpm9">
      <style:header>
        <table:table table:name="Таблица1073" table:style-name="Таблица1073">
          <table:table-column table:style-name="Таблица1073.A"/>
          <table:table-column table:style-name="Таблица1073.B"/>
          <table:table-row table:style-name="Таблица1073.1">
            <table:table-cell table:style-name="Таблица1073.A1" office:value-type="string">
              <text:p text:style-name="MP7"><text:user-field-get text:name="rightHeader19">Фамилия И.О. Название статьи19</text:user-field-get></text:p>
            </table:table-cell>
            <table:table-cell table:style-name="Таблица1073.A1" office:value-type="string">
              <text:p text:style-name="MP8"><text:page-number text:select-page="current">555</text:page-number></text:p>
            </table:table-cell>
          </table:table-row>
        </table:table>
      </style:header>
      <style:header-left>
        <table:table table:name="Таблица1074" table:style-name="Таблица1074">
          <table:table-column table:style-name="Таблица1074.A"/>
          <table:table-column table:style-name="Таблица1074.B"/>
          <table:table-row table:style-name="Таблица1074.1">
            <table:table-cell table:style-name="Таблица1074.A1" office:value-type="string">
              <text:p text:style-name="MP9"><text:page-number text:select-page="current">556</text:page-number></text:p>
            </table:table-cell>
            <table:table-cell table:style-name="Таблица1074.A1" office:value-type="string">
              <text:p text:style-name="MP10"><text:user-field-get text:name="leftHeader19">Задайте название радела!</text:user-field-get></text:p>
            </table:table-cell>
          </table:table-row>
        </table:table>
      </style:header-left>
    </style:master-page>
    <style:master-page style:name="Статья_20_19_20_стр.2" style:display-name="Статья 19 стр.2" style:page-layout-name="Mpm9" style:next-style-name="Статья_20_19_20_стр.3">
      <style:header>
        <table:table table:name="Таблица1075" table:style-name="Таблица1075">
          <table:table-column table:style-name="Таблица1075.A"/>
          <table:table-column table:style-name="Таблица1075.B"/>
          <table:table-row table:style-name="Таблица1075.1">
            <table:table-cell table:style-name="Таблица1075.A1" office:value-type="string">
              <text:p text:style-name="MP7"><text:user-field-get text:name="rightHeader19">Фамилия И.О. Название статьи19</text:user-field-get></text:p>
            </table:table-cell>
            <table:table-cell table:style-name="Таблица1075.A1" office:value-type="string">
              <text:p text:style-name="MP8"><text:page-number text:select-page="current">555</text:page-number></text:p>
            </table:table-cell>
          </table:table-row>
        </table:table>
      </style:header>
      <style:header-left>
        <table:table table:name="Таблица1076" table:style-name="Таблица1076">
          <table:table-column table:style-name="Таблица1076.A"/>
          <table:table-column table:style-name="Таблица1076.B"/>
          <table:table-row table:style-name="Таблица1076.1">
            <table:table-cell table:style-name="Таблица1076.A1" office:value-type="string">
              <text:p text:style-name="MP9"><text:page-number text:select-page="current">528</text:page-number></text:p>
            </table:table-cell>
            <table:table-cell table:style-name="Таблица1076.A1" office:value-type="string">
              <text:p text:style-name="MP10"><text:user-field-get text:name="leftHeader19">Задайте название радела!</text:user-field-get></text:p>
            </table:table-cell>
          </table:table-row>
        </table:table>
      </style:header-left>
    </style:master-page>
    <style:master-page style:name="Статья_20_19_20_стр.3" style:display-name="Статья 19 стр.3" style:page-layout-name="Mpm9" style:next-style-name="Статья_20_19_20_стр.4">
      <style:header>
        <table:table table:name="Таблица1077" table:style-name="Таблица1077">
          <table:table-column table:style-name="Таблица1077.A"/>
          <table:table-column table:style-name="Таблица1077.B"/>
          <table:table-row table:style-name="Таблица1077.1">
            <table:table-cell table:style-name="Таблица1077.A1" office:value-type="string">
              <text:p text:style-name="MP7"><text:user-field-get text:name="rightHeader19">Фамилия И.О. Название статьи19</text:user-field-get></text:p>
            </table:table-cell>
            <table:table-cell table:style-name="Таблица1077.A1" office:value-type="string">
              <text:p text:style-name="MP8"><text:page-number text:select-page="current">529</text:page-number></text:p>
            </table:table-cell>
          </table:table-row>
        </table:table>
      </style:header>
      <style:header-left>
        <table:table table:name="Таблица1078" table:style-name="Таблица1078">
          <table:table-column table:style-name="Таблица1078.A"/>
          <table:table-column table:style-name="Таблица1078.B"/>
          <table:table-row table:style-name="Таблица1078.1">
            <table:table-cell table:style-name="Таблица1078.A1" office:value-type="string">
              <text:p text:style-name="MP9"><text:page-number text:select-page="current">528</text:page-number></text:p>
            </table:table-cell>
            <table:table-cell table:style-name="Таблица1078.A1" office:value-type="string">
              <text:p text:style-name="MP10"><text:user-field-get text:name="leftHeader19">Задайте название радела!</text:user-field-get></text:p>
            </table:table-cell>
          </table:table-row>
        </table:table>
      </style:header-left>
    </style:master-page>
    <style:master-page style:name="Статья_20_19_20_стр.4" style:display-name="Статья 19 стр.4" style:page-layout-name="Mpm9" style:next-style-name="Статья_20_19_20_стр.5">
      <style:header>
        <table:table table:name="Таблица1079" table:style-name="Таблица1079">
          <table:table-column table:style-name="Таблица1079.A"/>
          <table:table-column table:style-name="Таблица1079.B"/>
          <table:table-row table:style-name="Таблица1079.1">
            <table:table-cell table:style-name="Таблица1079.A1" office:value-type="string">
              <text:p text:style-name="MP7"><text:user-field-get text:name="rightHeader19">Фамилия И.О. Название статьи19</text:user-field-get></text:p>
            </table:table-cell>
            <table:table-cell table:style-name="Таблица1079.A1" office:value-type="string">
              <text:p text:style-name="MP8"><text:page-number text:select-page="current">529</text:page-number></text:p>
            </table:table-cell>
          </table:table-row>
        </table:table>
      </style:header>
      <style:header-left>
        <table:table table:name="Таблица1080" table:style-name="Таблица1080">
          <table:table-column table:style-name="Таблица1080.A"/>
          <table:table-column table:style-name="Таблица1080.B"/>
          <table:table-row table:style-name="Таблица1080.1">
            <table:table-cell table:style-name="Таблица1080.A1" office:value-type="string">
              <text:p text:style-name="MP9"><text:page-number text:select-page="current">530</text:page-number></text:p>
            </table:table-cell>
            <table:table-cell table:style-name="Таблица1080.A1" office:value-type="string">
              <text:p text:style-name="MP10"><text:user-field-get text:name="leftHeader19">Задайте название радела!</text:user-field-get></text:p>
            </table:table-cell>
          </table:table-row>
        </table:table>
      </style:header-left>
    </style:master-page>
    <style:master-page style:name="Статья_20_19_20_стр.5" style:display-name="Статья 19 стр.5" style:page-layout-name="Mpm9" style:next-style-name="Статья_20_19_20_стр.6">
      <style:header>
        <table:table table:name="Таблица1081" table:style-name="Таблица1081">
          <table:table-column table:style-name="Таблица1081.A"/>
          <table:table-column table:style-name="Таблица1081.B"/>
          <table:table-row table:style-name="Таблица1081.1">
            <table:table-cell table:style-name="Таблица1081.A1" office:value-type="string">
              <text:p text:style-name="MP7"><text:user-field-get text:name="rightHeader19">Фамилия И.О. Название статьи19</text:user-field-get></text:p>
            </table:table-cell>
            <table:table-cell table:style-name="Таблица1081.A1" office:value-type="string">
              <text:p text:style-name="MP8"><text:page-number text:select-page="current">531</text:page-number></text:p>
            </table:table-cell>
          </table:table-row>
        </table:table>
      </style:header>
      <style:header-left>
        <table:table table:name="Таблица1082" table:style-name="Таблица1082">
          <table:table-column table:style-name="Таблица1082.A"/>
          <table:table-column table:style-name="Таблица1082.B"/>
          <table:table-row table:style-name="Таблица1082.1">
            <table:table-cell table:style-name="Таблица1082.A1" office:value-type="string">
              <text:p text:style-name="MP9"><text:page-number text:select-page="current">530</text:page-number></text:p>
            </table:table-cell>
            <table:table-cell table:style-name="Таблица1082.A1" office:value-type="string">
              <text:p text:style-name="MP10"><text:user-field-get text:name="leftHeader19">Задайте название радела!</text:user-field-get></text:p>
            </table:table-cell>
          </table:table-row>
        </table:table>
      </style:header-left>
    </style:master-page>
    <style:master-page style:name="Статья_20_19_20_стр.6" style:display-name="Статья 19 стр.6" style:page-layout-name="Mpm9" style:next-style-name="Статья_20_19_20_стр.7">
      <style:header>
        <table:table table:name="Таблица1083" table:style-name="Таблица1083">
          <table:table-column table:style-name="Таблица1083.A"/>
          <table:table-column table:style-name="Таблица1083.B"/>
          <table:table-row table:style-name="Таблица1083.1">
            <table:table-cell table:style-name="Таблица1083.A1" office:value-type="string">
              <text:p text:style-name="MP7"><text:user-field-get text:name="rightHeader19">Фамилия И.О. Название статьи19</text:user-field-get></text:p>
            </table:table-cell>
            <table:table-cell table:style-name="Таблица1083.A1" office:value-type="string">
              <text:p text:style-name="MP8"><text:page-number text:select-page="current">531</text:page-number></text:p>
            </table:table-cell>
          </table:table-row>
        </table:table>
      </style:header>
      <style:header-left>
        <table:table table:name="Таблица1084" table:style-name="Таблица1084">
          <table:table-column table:style-name="Таблица1084.A"/>
          <table:table-column table:style-name="Таблица1084.B"/>
          <table:table-row table:style-name="Таблица1084.1">
            <table:table-cell table:style-name="Таблица1084.A1" office:value-type="string">
              <text:p text:style-name="MP9"><text:page-number text:select-page="current">532</text:page-number></text:p>
            </table:table-cell>
            <table:table-cell table:style-name="Таблица1084.A1" office:value-type="string">
              <text:p text:style-name="MP10"><text:user-field-get text:name="leftHeader19">Задайте название радела!</text:user-field-get></text:p>
            </table:table-cell>
          </table:table-row>
        </table:table>
      </style:header-left>
    </style:master-page>
    <style:master-page style:name="Статья_20_19_20_стр.7" style:display-name="Статья 19 стр.7" style:page-layout-name="Mpm9" style:next-style-name="Статья_20_19_20_стр.8">
      <style:header>
        <table:table table:name="Таблица1085" table:style-name="Таблица1085">
          <table:table-column table:style-name="Таблица1085.A"/>
          <table:table-column table:style-name="Таблица1085.B"/>
          <table:table-row table:style-name="Таблица1085.1">
            <table:table-cell table:style-name="Таблица1085.A1" office:value-type="string">
              <text:p text:style-name="MP7"><text:user-field-get text:name="rightHeader19">Фамилия И.О. Название статьи19</text:user-field-get></text:p>
            </table:table-cell>
            <table:table-cell table:style-name="Таблица1085.A1" office:value-type="string">
              <text:p text:style-name="MP8"><text:page-number text:select-page="current">533</text:page-number></text:p>
            </table:table-cell>
          </table:table-row>
        </table:table>
      </style:header>
      <style:header-left>
        <table:table table:name="Таблица1086" table:style-name="Таблица1086">
          <table:table-column table:style-name="Таблица1086.A"/>
          <table:table-column table:style-name="Таблица1086.B"/>
          <table:table-row table:style-name="Таблица1086.1">
            <table:table-cell table:style-name="Таблица1086.A1" office:value-type="string">
              <text:p text:style-name="MP9"><text:page-number text:select-page="current">532</text:page-number></text:p>
            </table:table-cell>
            <table:table-cell table:style-name="Таблица1086.A1" office:value-type="string">
              <text:p text:style-name="MP10"><text:user-field-get text:name="leftHeader19">Задайте название радела!</text:user-field-get></text:p>
            </table:table-cell>
          </table:table-row>
        </table:table>
      </style:header-left>
    </style:master-page>
    <style:master-page style:name="Статья_20_19_20_стр.8" style:display-name="Статья 19 стр.8" style:page-layout-name="Mpm9" style:next-style-name="Статья_20_19_20_стр.9">
      <style:header>
        <table:table table:name="Таблица1087" table:style-name="Таблица1087">
          <table:table-column table:style-name="Таблица1087.A"/>
          <table:table-column table:style-name="Таблица1087.B"/>
          <table:table-row table:style-name="Таблица1087.1">
            <table:table-cell table:style-name="Таблица1087.A1" office:value-type="string">
              <text:p text:style-name="MP7"><text:user-field-get text:name="rightHeader19">Фамилия И.О. Название статьи19</text:user-field-get></text:p>
            </table:table-cell>
            <table:table-cell table:style-name="Таблица1087.A1" office:value-type="string">
              <text:p text:style-name="MP8"><text:page-number text:select-page="current">533</text:page-number></text:p>
            </table:table-cell>
          </table:table-row>
        </table:table>
      </style:header>
      <style:header-left>
        <table:table table:name="Таблица1088" table:style-name="Таблица1088">
          <table:table-column table:style-name="Таблица1088.A"/>
          <table:table-column table:style-name="Таблица1088.B"/>
          <table:table-row table:style-name="Таблица1088.1">
            <table:table-cell table:style-name="Таблица1088.A1" office:value-type="string">
              <text:p text:style-name="MP9"><text:page-number text:select-page="current">534</text:page-number></text:p>
            </table:table-cell>
            <table:table-cell table:style-name="Таблица1088.A1" office:value-type="string">
              <text:p text:style-name="MP10"><text:user-field-get text:name="leftHeader19">Задайте название радела!</text:user-field-get></text:p>
            </table:table-cell>
          </table:table-row>
        </table:table>
      </style:header-left>
    </style:master-page>
    <style:master-page style:name="Статья_20_19_20_стр.9" style:display-name="Статья 19 стр.9" style:page-layout-name="Mpm9" style:next-style-name="Статья_20_19_20_стр.10">
      <style:header>
        <table:table table:name="Таблица1089" table:style-name="Таблица1089">
          <table:table-column table:style-name="Таблица1089.A"/>
          <table:table-column table:style-name="Таблица1089.B"/>
          <table:table-row table:style-name="Таблица1089.1">
            <table:table-cell table:style-name="Таблица1089.A1" office:value-type="string">
              <text:p text:style-name="MP7"><text:user-field-get text:name="rightHeader19">Фамилия И.О. Название статьи19</text:user-field-get></text:p>
            </table:table-cell>
            <table:table-cell table:style-name="Таблица1089.A1" office:value-type="string">
              <text:p text:style-name="MP8"><text:page-number text:select-page="current">535</text:page-number></text:p>
            </table:table-cell>
          </table:table-row>
        </table:table>
      </style:header>
      <style:header-left>
        <table:table table:name="Таблица1090" table:style-name="Таблица1090">
          <table:table-column table:style-name="Таблица1090.A"/>
          <table:table-column table:style-name="Таблица1090.B"/>
          <table:table-row table:style-name="Таблица1090.1">
            <table:table-cell table:style-name="Таблица1090.A1" office:value-type="string">
              <text:p text:style-name="MP9"><text:page-number text:select-page="current">534</text:page-number></text:p>
            </table:table-cell>
            <table:table-cell table:style-name="Таблица1090.A1" office:value-type="string">
              <text:p text:style-name="MP10"><text:user-field-get text:name="leftHeader19">Задайте название радела!</text:user-field-get></text:p>
            </table:table-cell>
          </table:table-row>
        </table:table>
      </style:header-left>
    </style:master-page>
    <style:master-page style:name="Статья_20_19_20_стр.10" style:display-name="Статья 19 стр.10" style:page-layout-name="Mpm9" style:next-style-name="Статья_20_19_20_стр.11">
      <style:header>
        <table:table table:name="Таблица1091" table:style-name="Таблица1091">
          <table:table-column table:style-name="Таблица1091.A"/>
          <table:table-column table:style-name="Таблица1091.B"/>
          <table:table-row table:style-name="Таблица1091.1">
            <table:table-cell table:style-name="Таблица1091.A1" office:value-type="string">
              <text:p text:style-name="MP7"><text:user-field-get text:name="rightHeader19">Фамилия И.О. Название статьи19</text:user-field-get></text:p>
            </table:table-cell>
            <table:table-cell table:style-name="Таблица1091.A1" office:value-type="string">
              <text:p text:style-name="MP8"><text:page-number text:select-page="current">535</text:page-number></text:p>
            </table:table-cell>
          </table:table-row>
        </table:table>
      </style:header>
      <style:header-left>
        <table:table table:name="Таблица1092" table:style-name="Таблица1092">
          <table:table-column table:style-name="Таблица1092.A"/>
          <table:table-column table:style-name="Таблица1092.B"/>
          <table:table-row table:style-name="Таблица1092.1">
            <table:table-cell table:style-name="Таблица1092.A1" office:value-type="string">
              <text:p text:style-name="MP9"><text:page-number text:select-page="current">536</text:page-number></text:p>
            </table:table-cell>
            <table:table-cell table:style-name="Таблица1092.A1" office:value-type="string">
              <text:p text:style-name="MP10"><text:user-field-get text:name="leftHeader19">Задайте название радела!</text:user-field-get></text:p>
            </table:table-cell>
          </table:table-row>
        </table:table>
      </style:header-left>
    </style:master-page>
    <style:master-page style:name="Статья_20_19_20_стр.11" style:display-name="Статья 19 стр.11" style:page-layout-name="Mpm9" style:next-style-name="Статья_20_19_20_стр.12">
      <style:header>
        <table:table table:name="Таблица1093" table:style-name="Таблица1093">
          <table:table-column table:style-name="Таблица1093.A"/>
          <table:table-column table:style-name="Таблица1093.B"/>
          <table:table-row table:style-name="Таблица1093.1">
            <table:table-cell table:style-name="Таблица1093.A1" office:value-type="string">
              <text:p text:style-name="MP7"><text:user-field-get text:name="rightHeader19">Фамилия И.О. Название статьи19</text:user-field-get></text:p>
            </table:table-cell>
            <table:table-cell table:style-name="Таблица1093.A1" office:value-type="string">
              <text:p text:style-name="MP8"><text:page-number text:select-page="current">537</text:page-number></text:p>
            </table:table-cell>
          </table:table-row>
        </table:table>
      </style:header>
      <style:header-left>
        <table:table table:name="Таблица1094" table:style-name="Таблица1094">
          <table:table-column table:style-name="Таблица1094.A"/>
          <table:table-column table:style-name="Таблица1094.B"/>
          <table:table-row table:style-name="Таблица1094.1">
            <table:table-cell table:style-name="Таблица1094.A1" office:value-type="string">
              <text:p text:style-name="MP9"><text:page-number text:select-page="current">536</text:page-number></text:p>
            </table:table-cell>
            <table:table-cell table:style-name="Таблица1094.A1" office:value-type="string">
              <text:p text:style-name="MP10"><text:user-field-get text:name="leftHeader19">Задайте название радела!</text:user-field-get></text:p>
            </table:table-cell>
          </table:table-row>
        </table:table>
      </style:header-left>
    </style:master-page>
    <style:master-page style:name="Статья_20_19_20_стр.12" style:display-name="Статья 19 стр.12" style:page-layout-name="Mpm9" style:next-style-name="Статья_20_19_20_стр.13">
      <style:header>
        <table:table table:name="Таблица1095" table:style-name="Таблица1095">
          <table:table-column table:style-name="Таблица1095.A"/>
          <table:table-column table:style-name="Таблица1095.B"/>
          <table:table-row table:style-name="Таблица1095.1">
            <table:table-cell table:style-name="Таблица1095.A1" office:value-type="string">
              <text:p text:style-name="MP7"><text:user-field-get text:name="rightHeader19">Фамилия И.О. Название статьи19</text:user-field-get></text:p>
            </table:table-cell>
            <table:table-cell table:style-name="Таблица1095.A1" office:value-type="string">
              <text:p text:style-name="MP8"><text:page-number text:select-page="current">537</text:page-number></text:p>
            </table:table-cell>
          </table:table-row>
        </table:table>
      </style:header>
      <style:header-left>
        <table:table table:name="Таблица1096" table:style-name="Таблица1096">
          <table:table-column table:style-name="Таблица1096.A"/>
          <table:table-column table:style-name="Таблица1096.B"/>
          <table:table-row table:style-name="Таблица1096.1">
            <table:table-cell table:style-name="Таблица1096.A1" office:value-type="string">
              <text:p text:style-name="MP9"><text:page-number text:select-page="current">538</text:page-number></text:p>
            </table:table-cell>
            <table:table-cell table:style-name="Таблица1096.A1" office:value-type="string">
              <text:p text:style-name="MP10"><text:user-field-get text:name="leftHeader19">Задайте название радела!</text:user-field-get></text:p>
            </table:table-cell>
          </table:table-row>
        </table:table>
      </style:header-left>
    </style:master-page>
    <style:master-page style:name="Статья_20_19_20_стр.13" style:display-name="Статья 19 стр.13" style:page-layout-name="Mpm9" style:next-style-name="Статья_20_19_20_стр.14">
      <style:header>
        <table:table table:name="Таблица1097" table:style-name="Таблица1097">
          <table:table-column table:style-name="Таблица1097.A"/>
          <table:table-column table:style-name="Таблица1097.B"/>
          <table:table-row table:style-name="Таблица1097.1">
            <table:table-cell table:style-name="Таблица1097.A1" office:value-type="string">
              <text:p text:style-name="MP7"><text:user-field-get text:name="rightHeader19">Фамилия И.О. Название статьи19</text:user-field-get></text:p>
            </table:table-cell>
            <table:table-cell table:style-name="Таблица1097.A1" office:value-type="string">
              <text:p text:style-name="MP8"><text:page-number text:select-page="current">539</text:page-number></text:p>
            </table:table-cell>
          </table:table-row>
        </table:table>
      </style:header>
      <style:header-left>
        <table:table table:name="Таблица1098" table:style-name="Таблица1098">
          <table:table-column table:style-name="Таблица1098.A"/>
          <table:table-column table:style-name="Таблица1098.B"/>
          <table:table-row table:style-name="Таблица1098.1">
            <table:table-cell table:style-name="Таблица1098.A1" office:value-type="string">
              <text:p text:style-name="MP9"><text:page-number text:select-page="current">538</text:page-number></text:p>
            </table:table-cell>
            <table:table-cell table:style-name="Таблица1098.A1" office:value-type="string">
              <text:p text:style-name="MP10"><text:user-field-get text:name="leftHeader19">Задайте название радела!</text:user-field-get></text:p>
            </table:table-cell>
          </table:table-row>
        </table:table>
      </style:header-left>
    </style:master-page>
    <style:master-page style:name="Статья_20_19_20_стр.14" style:display-name="Статья 19 стр.14" style:page-layout-name="Mpm9" style:next-style-name="Статья_20_19_20_стр.15">
      <style:header>
        <table:table table:name="Таблица1099" table:style-name="Таблица1099">
          <table:table-column table:style-name="Таблица1099.A"/>
          <table:table-column table:style-name="Таблица1099.B"/>
          <table:table-row table:style-name="Таблица1099.1">
            <table:table-cell table:style-name="Таблица1099.A1" office:value-type="string">
              <text:p text:style-name="MP7"><text:user-field-get text:name="rightHeader19">Фамилия И.О. Название статьи19</text:user-field-get></text:p>
            </table:table-cell>
            <table:table-cell table:style-name="Таблица1099.A1" office:value-type="string">
              <text:p text:style-name="MP8"><text:page-number text:select-page="current">539</text:page-number></text:p>
            </table:table-cell>
          </table:table-row>
        </table:table>
      </style:header>
      <style:header-left>
        <table:table table:name="Таблица1100" table:style-name="Таблица1100">
          <table:table-column table:style-name="Таблица1100.A"/>
          <table:table-column table:style-name="Таблица1100.B"/>
          <table:table-row table:style-name="Таблица1100.1">
            <table:table-cell table:style-name="Таблица1100.A1" office:value-type="string">
              <text:p text:style-name="MP9"><text:page-number text:select-page="current">540</text:page-number></text:p>
            </table:table-cell>
            <table:table-cell table:style-name="Таблица1100.A1" office:value-type="string">
              <text:p text:style-name="MP10"><text:user-field-get text:name="leftHeader19">Задайте название радела!</text:user-field-get></text:p>
            </table:table-cell>
          </table:table-row>
        </table:table>
      </style:header-left>
    </style:master-page>
    <style:master-page style:name="Статья_20_19_20_стр.15" style:display-name="Статья 19 стр.15" style:page-layout-name="Mpm9" style:next-style-name="Статья_20_19_20_стр.16">
      <style:header>
        <table:table table:name="Таблица1101" table:style-name="Таблица1101">
          <table:table-column table:style-name="Таблица1101.A"/>
          <table:table-column table:style-name="Таблица1101.B"/>
          <table:table-row table:style-name="Таблица1101.1">
            <table:table-cell table:style-name="Таблица1101.A1" office:value-type="string">
              <text:p text:style-name="MP7"><text:user-field-get text:name="rightHeader19">Фамилия И.О. Название статьи19</text:user-field-get></text:p>
            </table:table-cell>
            <table:table-cell table:style-name="Таблица1101.A1" office:value-type="string">
              <text:p text:style-name="MP8"><text:page-number text:select-page="current">541</text:page-number></text:p>
            </table:table-cell>
          </table:table-row>
        </table:table>
      </style:header>
      <style:header-left>
        <table:table table:name="Таблица1102" table:style-name="Таблица1102">
          <table:table-column table:style-name="Таблица1102.A"/>
          <table:table-column table:style-name="Таблица1102.B"/>
          <table:table-row table:style-name="Таблица1102.1">
            <table:table-cell table:style-name="Таблица1102.A1" office:value-type="string">
              <text:p text:style-name="MP9"><text:page-number text:select-page="current">540</text:page-number></text:p>
            </table:table-cell>
            <table:table-cell table:style-name="Таблица1102.A1" office:value-type="string">
              <text:p text:style-name="MP10"><text:user-field-get text:name="leftHeader19">Задайте название радела!</text:user-field-get></text:p>
            </table:table-cell>
          </table:table-row>
        </table:table>
      </style:header-left>
    </style:master-page>
    <style:master-page style:name="Статья_20_19_20_стр.16" style:display-name="Статья 19 стр.16" style:page-layout-name="Mpm9" style:next-style-name="Статья_20_19_20_стр.17">
      <style:header>
        <table:table table:name="Таблица1103" table:style-name="Таблица1103">
          <table:table-column table:style-name="Таблица1103.A"/>
          <table:table-column table:style-name="Таблица1103.B"/>
          <table:table-row table:style-name="Таблица1103.1">
            <table:table-cell table:style-name="Таблица1103.A1" office:value-type="string">
              <text:p text:style-name="MP7"><text:user-field-get text:name="rightHeader19">Фамилия И.О. Название статьи19</text:user-field-get></text:p>
            </table:table-cell>
            <table:table-cell table:style-name="Таблица1103.A1" office:value-type="string">
              <text:p text:style-name="MP8"><text:page-number text:select-page="current">541</text:page-number></text:p>
            </table:table-cell>
          </table:table-row>
        </table:table>
      </style:header>
      <style:header-left>
        <table:table table:name="Таблица1104" table:style-name="Таблица1104">
          <table:table-column table:style-name="Таблица1104.A"/>
          <table:table-column table:style-name="Таблица1104.B"/>
          <table:table-row table:style-name="Таблица1104.1">
            <table:table-cell table:style-name="Таблица1104.A1" office:value-type="string">
              <text:p text:style-name="MP9"><text:page-number text:select-page="current">542</text:page-number></text:p>
            </table:table-cell>
            <table:table-cell table:style-name="Таблица1104.A1" office:value-type="string">
              <text:p text:style-name="MP10"><text:user-field-get text:name="leftHeader19">Задайте название радела!</text:user-field-get></text:p>
            </table:table-cell>
          </table:table-row>
        </table:table>
      </style:header-left>
    </style:master-page>
    <style:master-page style:name="Статья_20_19_20_стр.17" style:display-name="Статья 19 стр.17" style:page-layout-name="Mpm9" style:next-style-name="Статья_20_19_20_стр.18">
      <style:header>
        <table:table table:name="Таблица1105" table:style-name="Таблица1105">
          <table:table-column table:style-name="Таблица1105.A"/>
          <table:table-column table:style-name="Таблица1105.B"/>
          <table:table-row table:style-name="Таблица1105.1">
            <table:table-cell table:style-name="Таблица1105.A1" office:value-type="string">
              <text:p text:style-name="MP7"><text:user-field-get text:name="rightHeader19">Фамилия И.О. Название статьи19</text:user-field-get></text:p>
            </table:table-cell>
            <table:table-cell table:style-name="Таблица1105.A1" office:value-type="string">
              <text:p text:style-name="MP8"><text:page-number text:select-page="current">543</text:page-number></text:p>
            </table:table-cell>
          </table:table-row>
        </table:table>
      </style:header>
      <style:header-left>
        <table:table table:name="Таблица1106" table:style-name="Таблица1106">
          <table:table-column table:style-name="Таблица1106.A"/>
          <table:table-column table:style-name="Таблица1106.B"/>
          <table:table-row table:style-name="Таблица1106.1">
            <table:table-cell table:style-name="Таблица1106.A1" office:value-type="string">
              <text:p text:style-name="MP9"><text:page-number text:select-page="current">542</text:page-number></text:p>
            </table:table-cell>
            <table:table-cell table:style-name="Таблица1106.A1" office:value-type="string">
              <text:p text:style-name="MP10"><text:user-field-get text:name="leftHeader19">Задайте название радела!</text:user-field-get></text:p>
            </table:table-cell>
          </table:table-row>
        </table:table>
      </style:header-left>
    </style:master-page>
    <style:master-page style:name="Статья_20_19_20_стр.18" style:display-name="Статья 19 стр.18" style:page-layout-name="Mpm9" style:next-style-name="Статья_20_19_20_стр.19">
      <style:header>
        <table:table table:name="Таблица1107" table:style-name="Таблица1107">
          <table:table-column table:style-name="Таблица1107.A"/>
          <table:table-column table:style-name="Таблица1107.B"/>
          <table:table-row table:style-name="Таблица1107.1">
            <table:table-cell table:style-name="Таблица1107.A1" office:value-type="string">
              <text:p text:style-name="MP7"><text:user-field-get text:name="rightHeader19">Фамилия И.О. Название статьи19</text:user-field-get></text:p>
            </table:table-cell>
            <table:table-cell table:style-name="Таблица1107.A1" office:value-type="string">
              <text:p text:style-name="MP8"><text:page-number text:select-page="current">543</text:page-number></text:p>
            </table:table-cell>
          </table:table-row>
        </table:table>
      </style:header>
      <style:header-left>
        <table:table table:name="Таблица1108" table:style-name="Таблица1108">
          <table:table-column table:style-name="Таблица1108.A"/>
          <table:table-column table:style-name="Таблица1108.B"/>
          <table:table-row table:style-name="Таблица1108.1">
            <table:table-cell table:style-name="Таблица1108.A1" office:value-type="string">
              <text:p text:style-name="MP9"><text:page-number text:select-page="current">544</text:page-number></text:p>
            </table:table-cell>
            <table:table-cell table:style-name="Таблица1108.A1" office:value-type="string">
              <text:p text:style-name="MP10"><text:user-field-get text:name="leftHeader19">Задайте название радела!</text:user-field-get></text:p>
            </table:table-cell>
          </table:table-row>
        </table:table>
      </style:header-left>
    </style:master-page>
    <style:master-page style:name="Статья_20_19_20_стр.19" style:display-name="Статья 19 стр.19" style:page-layout-name="Mpm9" style:next-style-name="Статья_20_19_20_стр.20">
      <style:header>
        <table:table table:name="Таблица1109" table:style-name="Таблица1109">
          <table:table-column table:style-name="Таблица1109.A"/>
          <table:table-column table:style-name="Таблица1109.B"/>
          <table:table-row table:style-name="Таблица1109.1">
            <table:table-cell table:style-name="Таблица1109.A1" office:value-type="string">
              <text:p text:style-name="MP7"><text:user-field-get text:name="rightHeader19">Фамилия И.О. Название статьи19</text:user-field-get></text:p>
            </table:table-cell>
            <table:table-cell table:style-name="Таблица1109.A1" office:value-type="string">
              <text:p text:style-name="MP8"><text:page-number text:select-page="current">545</text:page-number></text:p>
            </table:table-cell>
          </table:table-row>
        </table:table>
      </style:header>
      <style:header-left>
        <table:table table:name="Таблица1110" table:style-name="Таблица1110">
          <table:table-column table:style-name="Таблица1110.A"/>
          <table:table-column table:style-name="Таблица1110.B"/>
          <table:table-row table:style-name="Таблица1110.1">
            <table:table-cell table:style-name="Таблица1110.A1" office:value-type="string">
              <text:p text:style-name="MP9"><text:page-number text:select-page="current">544</text:page-number></text:p>
            </table:table-cell>
            <table:table-cell table:style-name="Таблица1110.A1" office:value-type="string">
              <text:p text:style-name="MP10"><text:user-field-get text:name="leftHeader19">Задайте название радела!</text:user-field-get></text:p>
            </table:table-cell>
          </table:table-row>
        </table:table>
      </style:header-left>
    </style:master-page>
    <style:master-page style:name="Статья_20_19_20_стр.20" style:display-name="Статья 19 стр.20" style:page-layout-name="Mpm9" style:next-style-name="Статья_20_19_20_стр.21">
      <style:header>
        <table:table table:name="Таблица1111" table:style-name="Таблица1111">
          <table:table-column table:style-name="Таблица1111.A"/>
          <table:table-column table:style-name="Таблица1111.B"/>
          <table:table-row table:style-name="Таблица1111.1">
            <table:table-cell table:style-name="Таблица1111.A1" office:value-type="string">
              <text:p text:style-name="MP7"><text:user-field-get text:name="rightHeader19">Фамилия И.О. Название статьи19</text:user-field-get></text:p>
            </table:table-cell>
            <table:table-cell table:style-name="Таблица1111.A1" office:value-type="string">
              <text:p text:style-name="MP8"><text:page-number text:select-page="current">545</text:page-number></text:p>
            </table:table-cell>
          </table:table-row>
        </table:table>
      </style:header>
      <style:header-left>
        <table:table table:name="Таблица1112" table:style-name="Таблица1112">
          <table:table-column table:style-name="Таблица1112.A"/>
          <table:table-column table:style-name="Таблица1112.B"/>
          <table:table-row table:style-name="Таблица1112.1">
            <table:table-cell table:style-name="Таблица1112.A1" office:value-type="string">
              <text:p text:style-name="MP9"><text:page-number text:select-page="current">546</text:page-number></text:p>
            </table:table-cell>
            <table:table-cell table:style-name="Таблица1112.A1" office:value-type="string">
              <text:p text:style-name="MP10"><text:user-field-get text:name="leftHeader19">Задайте название радела!</text:user-field-get></text:p>
            </table:table-cell>
          </table:table-row>
        </table:table>
      </style:header-left>
    </style:master-page>
    <style:master-page style:name="Статья_20_19_20_стр.21" style:display-name="Статья 19 стр.21" style:page-layout-name="Mpm9" style:next-style-name="Статья_20_19_20_стр.22">
      <style:header>
        <table:table table:name="Таблица1113" table:style-name="Таблица1113">
          <table:table-column table:style-name="Таблица1113.A"/>
          <table:table-column table:style-name="Таблица1113.B"/>
          <table:table-row table:style-name="Таблица1113.1">
            <table:table-cell table:style-name="Таблица1113.A1" office:value-type="string">
              <text:p text:style-name="MP7"><text:user-field-get text:name="rightHeader19">Фамилия И.О. Название статьи19</text:user-field-get></text:p>
            </table:table-cell>
            <table:table-cell table:style-name="Таблица1113.A1" office:value-type="string">
              <text:p text:style-name="MP8"><text:page-number text:select-page="current">547</text:page-number></text:p>
            </table:table-cell>
          </table:table-row>
        </table:table>
      </style:header>
      <style:header-left>
        <table:table table:name="Таблица1114" table:style-name="Таблица1114">
          <table:table-column table:style-name="Таблица1114.A"/>
          <table:table-column table:style-name="Таблица1114.B"/>
          <table:table-row table:style-name="Таблица1114.1">
            <table:table-cell table:style-name="Таблица1114.A1" office:value-type="string">
              <text:p text:style-name="MP9"><text:page-number text:select-page="current">546</text:page-number></text:p>
            </table:table-cell>
            <table:table-cell table:style-name="Таблица1114.A1" office:value-type="string">
              <text:p text:style-name="MP10"><text:user-field-get text:name="leftHeader19">Задайте название радела!</text:user-field-get></text:p>
            </table:table-cell>
          </table:table-row>
        </table:table>
      </style:header-left>
    </style:master-page>
    <style:master-page style:name="Статья_20_19_20_стр.22" style:display-name="Статья 19 стр.22" style:page-layout-name="Mpm9" style:next-style-name="Статья_20_19_20_стр.23">
      <style:header>
        <table:table table:name="Таблица1115" table:style-name="Таблица1115">
          <table:table-column table:style-name="Таблица1115.A"/>
          <table:table-column table:style-name="Таблица1115.B"/>
          <table:table-row table:style-name="Таблица1115.1">
            <table:table-cell table:style-name="Таблица1115.A1" office:value-type="string">
              <text:p text:style-name="MP7"><text:user-field-get text:name="rightHeader19">Фамилия И.О. Название статьи19</text:user-field-get></text:p>
            </table:table-cell>
            <table:table-cell table:style-name="Таблица1115.A1" office:value-type="string">
              <text:p text:style-name="MP8"><text:page-number text:select-page="current">547</text:page-number></text:p>
            </table:table-cell>
          </table:table-row>
        </table:table>
      </style:header>
      <style:header-left>
        <table:table table:name="Таблица1116" table:style-name="Таблица1116">
          <table:table-column table:style-name="Таблица1116.A"/>
          <table:table-column table:style-name="Таблица1116.B"/>
          <table:table-row table:style-name="Таблица1116.1">
            <table:table-cell table:style-name="Таблица1116.A1" office:value-type="string">
              <text:p text:style-name="MP9"><text:page-number text:select-page="current">548</text:page-number></text:p>
            </table:table-cell>
            <table:table-cell table:style-name="Таблица1116.A1" office:value-type="string">
              <text:p text:style-name="MP10"><text:user-field-get text:name="leftHeader19">Задайте название радела!</text:user-field-get></text:p>
            </table:table-cell>
          </table:table-row>
        </table:table>
      </style:header-left>
    </style:master-page>
    <style:master-page style:name="Статья_20_19_20_стр.23" style:display-name="Статья 19 стр.23" style:page-layout-name="Mpm9" style:next-style-name="Статья_20_19_20_стр.24">
      <style:header>
        <table:table table:name="Таблица1117" table:style-name="Таблица1117">
          <table:table-column table:style-name="Таблица1117.A"/>
          <table:table-column table:style-name="Таблица1117.B"/>
          <table:table-row table:style-name="Таблица1117.1">
            <table:table-cell table:style-name="Таблица1117.A1" office:value-type="string">
              <text:p text:style-name="MP7"><text:user-field-get text:name="rightHeader19">Фамилия И.О. Название статьи19</text:user-field-get></text:p>
            </table:table-cell>
            <table:table-cell table:style-name="Таблица1117.A1" office:value-type="string">
              <text:p text:style-name="MP8"><text:page-number text:select-page="current">549</text:page-number></text:p>
            </table:table-cell>
          </table:table-row>
        </table:table>
      </style:header>
      <style:header-left>
        <table:table table:name="Таблица1118" table:style-name="Таблица1118">
          <table:table-column table:style-name="Таблица1118.A"/>
          <table:table-column table:style-name="Таблица1118.B"/>
          <table:table-row table:style-name="Таблица1118.1">
            <table:table-cell table:style-name="Таблица1118.A1" office:value-type="string">
              <text:p text:style-name="MP9"><text:page-number text:select-page="current">548</text:page-number></text:p>
            </table:table-cell>
            <table:table-cell table:style-name="Таблица1118.A1" office:value-type="string">
              <text:p text:style-name="MP10"><text:user-field-get text:name="leftHeader19">Задайте название радела!</text:user-field-get></text:p>
            </table:table-cell>
          </table:table-row>
        </table:table>
      </style:header-left>
    </style:master-page>
    <style:master-page style:name="Статья_20_19_20_стр.24" style:display-name="Статья 19 стр.24" style:page-layout-name="Mpm9" style:next-style-name="Статья_20_19_20_стр.25">
      <style:header>
        <table:table table:name="Таблица1119" table:style-name="Таблица1119">
          <table:table-column table:style-name="Таблица1119.A"/>
          <table:table-column table:style-name="Таблица1119.B"/>
          <table:table-row table:style-name="Таблица1119.1">
            <table:table-cell table:style-name="Таблица1119.A1" office:value-type="string">
              <text:p text:style-name="MP7"><text:user-field-get text:name="rightHeader19">Фамилия И.О. Название статьи19</text:user-field-get></text:p>
            </table:table-cell>
            <table:table-cell table:style-name="Таблица1119.A1" office:value-type="string">
              <text:p text:style-name="MP8"><text:page-number text:select-page="current">549</text:page-number></text:p>
            </table:table-cell>
          </table:table-row>
        </table:table>
      </style:header>
      <style:header-left>
        <table:table table:name="Таблица1120" table:style-name="Таблица1120">
          <table:table-column table:style-name="Таблица1120.A"/>
          <table:table-column table:style-name="Таблица1120.B"/>
          <table:table-row table:style-name="Таблица1120.1">
            <table:table-cell table:style-name="Таблица1120.A1" office:value-type="string">
              <text:p text:style-name="MP9"><text:page-number text:select-page="current">550</text:page-number></text:p>
            </table:table-cell>
            <table:table-cell table:style-name="Таблица1120.A1" office:value-type="string">
              <text:p text:style-name="MP10"><text:user-field-get text:name="leftHeader19">Задайте название радела!</text:user-field-get></text:p>
            </table:table-cell>
          </table:table-row>
        </table:table>
      </style:header-left>
    </style:master-page>
    <style:master-page style:name="Статья_20_19_20_стр.25" style:display-name="Статья 19 стр.25" style:page-layout-name="Mpm9" style:next-style-name="Статья_20_19_20_стр.26">
      <style:header>
        <table:table table:name="Таблица1121" table:style-name="Таблица1121">
          <table:table-column table:style-name="Таблица1121.A"/>
          <table:table-column table:style-name="Таблица1121.B"/>
          <table:table-row table:style-name="Таблица1121.1">
            <table:table-cell table:style-name="Таблица1121.A1" office:value-type="string">
              <text:p text:style-name="MP7"><text:user-field-get text:name="rightHeader19">Фамилия И.О. Название статьи19</text:user-field-get></text:p>
            </table:table-cell>
            <table:table-cell table:style-name="Таблица1121.A1" office:value-type="string">
              <text:p text:style-name="MP8"><text:page-number text:select-page="current">551</text:page-number></text:p>
            </table:table-cell>
          </table:table-row>
        </table:table>
      </style:header>
      <style:header-left>
        <table:table table:name="Таблица1122" table:style-name="Таблица1122">
          <table:table-column table:style-name="Таблица1122.A"/>
          <table:table-column table:style-name="Таблица1122.B"/>
          <table:table-row table:style-name="Таблица1122.1">
            <table:table-cell table:style-name="Таблица1122.A1" office:value-type="string">
              <text:p text:style-name="MP9"><text:page-number text:select-page="current">550</text:page-number></text:p>
            </table:table-cell>
            <table:table-cell table:style-name="Таблица1122.A1" office:value-type="string">
              <text:p text:style-name="MP10"><text:user-field-get text:name="leftHeader19">Задайте название радела!</text:user-field-get></text:p>
            </table:table-cell>
          </table:table-row>
        </table:table>
      </style:header-left>
    </style:master-page>
    <style:master-page style:name="Статья_20_19_20_стр.26" style:display-name="Статья 19 стр.26" style:page-layout-name="Mpm9" style:next-style-name="Статья_20_19_20_стр.27">
      <style:header>
        <table:table table:name="Таблица1123" table:style-name="Таблица1123">
          <table:table-column table:style-name="Таблица1123.A"/>
          <table:table-column table:style-name="Таблица1123.B"/>
          <table:table-row table:style-name="Таблица1123.1">
            <table:table-cell table:style-name="Таблица1123.A1" office:value-type="string">
              <text:p text:style-name="MP7"><text:user-field-get text:name="rightHeader19">Фамилия И.О. Название статьи19</text:user-field-get></text:p>
            </table:table-cell>
            <table:table-cell table:style-name="Таблица1123.A1" office:value-type="string">
              <text:p text:style-name="MP8"><text:page-number text:select-page="current">551</text:page-number></text:p>
            </table:table-cell>
          </table:table-row>
        </table:table>
      </style:header>
      <style:header-left>
        <table:table table:name="Таблица1124" table:style-name="Таблица1124">
          <table:table-column table:style-name="Таблица1124.A"/>
          <table:table-column table:style-name="Таблица1124.B"/>
          <table:table-row table:style-name="Таблица1124.1">
            <table:table-cell table:style-name="Таблица1124.A1" office:value-type="string">
              <text:p text:style-name="MP9"><text:page-number text:select-page="current">552</text:page-number></text:p>
            </table:table-cell>
            <table:table-cell table:style-name="Таблица1124.A1" office:value-type="string">
              <text:p text:style-name="MP10"><text:user-field-get text:name="leftHeader19">Задайте название радела!</text:user-field-get></text:p>
            </table:table-cell>
          </table:table-row>
        </table:table>
      </style:header-left>
    </style:master-page>
    <style:master-page style:name="Статья_20_19_20_стр.27" style:display-name="Статья 19 стр.27" style:page-layout-name="Mpm9" style:next-style-name="Статья_20_19_20_стр.28">
      <style:header>
        <table:table table:name="Таблица1125" table:style-name="Таблица1125">
          <table:table-column table:style-name="Таблица1125.A"/>
          <table:table-column table:style-name="Таблица1125.B"/>
          <table:table-row table:style-name="Таблица1125.1">
            <table:table-cell table:style-name="Таблица1125.A1" office:value-type="string">
              <text:p text:style-name="MP7"><text:user-field-get text:name="rightHeader19">Фамилия И.О. Название статьи19</text:user-field-get></text:p>
            </table:table-cell>
            <table:table-cell table:style-name="Таблица1125.A1" office:value-type="string">
              <text:p text:style-name="MP8"><text:page-number text:select-page="current">553</text:page-number></text:p>
            </table:table-cell>
          </table:table-row>
        </table:table>
      </style:header>
      <style:header-left>
        <table:table table:name="Таблица1126" table:style-name="Таблица1126">
          <table:table-column table:style-name="Таблица1126.A"/>
          <table:table-column table:style-name="Таблица1126.B"/>
          <table:table-row table:style-name="Таблица1126.1">
            <table:table-cell table:style-name="Таблица1126.A1" office:value-type="string">
              <text:p text:style-name="MP9"><text:page-number text:select-page="current">552</text:page-number></text:p>
            </table:table-cell>
            <table:table-cell table:style-name="Таблица1126.A1" office:value-type="string">
              <text:p text:style-name="MP10"><text:user-field-get text:name="leftHeader19">Задайте название радела!</text:user-field-get></text:p>
            </table:table-cell>
          </table:table-row>
        </table:table>
      </style:header-left>
    </style:master-page>
    <style:master-page style:name="Статья_20_19_20_стр.28" style:display-name="Статья 19 стр.28" style:page-layout-name="Mpm9" style:next-style-name="Статья_20_19_20_стр.29">
      <style:header>
        <table:table table:name="Таблица1127" table:style-name="Таблица1127">
          <table:table-column table:style-name="Таблица1127.A"/>
          <table:table-column table:style-name="Таблица1127.B"/>
          <table:table-row table:style-name="Таблица1127.1">
            <table:table-cell table:style-name="Таблица1127.A1" office:value-type="string">
              <text:p text:style-name="MP7"><text:user-field-get text:name="rightHeader19">Фамилия И.О. Название статьи19</text:user-field-get></text:p>
            </table:table-cell>
            <table:table-cell table:style-name="Таблица1127.A1" office:value-type="string">
              <text:p text:style-name="MP8"><text:page-number text:select-page="current">553</text:page-number></text:p>
            </table:table-cell>
          </table:table-row>
        </table:table>
      </style:header>
      <style:header-left>
        <table:table table:name="Таблица1128" table:style-name="Таблица1128">
          <table:table-column table:style-name="Таблица1128.A"/>
          <table:table-column table:style-name="Таблица1128.B"/>
          <table:table-row table:style-name="Таблица1128.1">
            <table:table-cell table:style-name="Таблица1128.A1" office:value-type="string">
              <text:p text:style-name="MP9"><text:page-number text:select-page="current">554</text:page-number></text:p>
            </table:table-cell>
            <table:table-cell table:style-name="Таблица1128.A1" office:value-type="string">
              <text:p text:style-name="MP10"><text:user-field-get text:name="leftHeader19">Задайте название радела!</text:user-field-get></text:p>
            </table:table-cell>
          </table:table-row>
        </table:table>
      </style:header-left>
    </style:master-page>
    <style:master-page style:name="Статья_20_19_20_стр.29" style:display-name="Статья 19 стр.29" style:page-layout-name="Mpm9" style:next-style-name="Статья_20_19">
      <style:header>
        <table:table table:name="Таблица1129" table:style-name="Таблица1129">
          <table:table-column table:style-name="Таблица1129.A"/>
          <table:table-column table:style-name="Таблица1129.B"/>
          <table:table-row table:style-name="Таблица1129.1">
            <table:table-cell table:style-name="Таблица1129.A1" office:value-type="string">
              <text:p text:style-name="MP7"><text:user-field-get text:name="rightHeader19">Фамилия И.О. Название статьи19</text:user-field-get></text:p>
            </table:table-cell>
            <table:table-cell table:style-name="Таблица1129.A1" office:value-type="string">
              <text:p text:style-name="MP8"><text:page-number text:select-page="current">555</text:page-number></text:p>
            </table:table-cell>
          </table:table-row>
        </table:table>
      </style:header>
      <style:header-left>
        <table:table table:name="Таблица1130" table:style-name="Таблица1130">
          <table:table-column table:style-name="Таблица1130.A"/>
          <table:table-column table:style-name="Таблица1130.B"/>
          <table:table-row table:style-name="Таблица1130.1">
            <table:table-cell table:style-name="Таблица1130.A1" office:value-type="string">
              <text:p text:style-name="MP9"><text:page-number text:select-page="current">554</text:page-number></text:p>
            </table:table-cell>
            <table:table-cell table:style-name="Таблица1130.A1" office:value-type="string">
              <text:p text:style-name="MP10"><text:user-field-get text:name="leftHeader19">Задайте название радела!</text:user-field-get></text:p>
            </table:table-cell>
          </table:table-row>
        </table:table>
      </style:header-left>
    </style:master-page>
    <style:master-page style:name="Статья_20_20_20_стр.1" style:display-name="Статья 20 стр.1" style:page-layout-name="Mpm10" style:next-style-name="Статья_20_20_20_стр.2">
      <style:header>
        <table:table table:name="Таблица1131" table:style-name="Таблица1131">
          <table:table-column table:style-name="Таблица1131.A"/>
          <table:table-column table:style-name="Таблица1131.B"/>
          <table:table-row>
            <table:table-cell table:style-name="Таблица1131.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56</text:page-number>–<text:user-field-get text:name="article20LastPage">584</text:user-field-get></text:p>
              <text:p text:style-name="MP11"><text:user-field-get text:name="article20UDK">Задать УДК</text:user-field-get></text:p>
            </table:table-cell>
            <table:table-cell table:style-name="Таблица1131.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56</text:page-number>–<text:user-field-get text:name="article20LastPage">584</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556</text:page-number>-<text:user-field-get text:name="article20LastPage">584</text:user-field-get></text:p>
            </table:table-cell>
          </table:table-row>
        </table:table>
      </style:header>
      <style:footer>
        <text:user-field-decls>
          <text:user-field-decl office:value-type="string" office:string-value="" text:name="author20Copyright"/>
        </text:user-field-decls>
        <text:p text:style-name="MP14"><text:user-field-get text:name="author20Copyright"/></text:p>
      </style:footer>
    </style:master-page>
    <style:master-page style:name="Статья_20_20" style:display-name="Статья 20" style:page-layout-name="Mpm9">
      <style:header>
        <table:table table:name="Таблица1132" table:style-name="Таблица1132">
          <table:table-column table:style-name="Таблица1132.A"/>
          <table:table-column table:style-name="Таблица1132.B"/>
          <table:table-row table:style-name="Таблица1132.1">
            <table:table-cell table:style-name="Таблица1132.A1" office:value-type="string">
              <text:p text:style-name="MP7"><text:user-field-get text:name="rightHeader20">Фамилия И.О. Название статьи20</text:user-field-get></text:p>
            </table:table-cell>
            <table:table-cell table:style-name="Таблица1132.A1" office:value-type="string">
              <text:p text:style-name="MP8"><text:page-number text:select-page="current">583</text:page-number></text:p>
            </table:table-cell>
          </table:table-row>
        </table:table>
      </style:header>
      <style:header-left>
        <table:table table:name="Таблица1133" table:style-name="Таблица1133">
          <table:table-column table:style-name="Таблица1133.A"/>
          <table:table-column table:style-name="Таблица1133.B"/>
          <table:table-row table:style-name="Таблица1133.1">
            <table:table-cell table:style-name="Таблица1133.A1" office:value-type="string">
              <text:p text:style-name="MP9"><text:page-number text:select-page="current">584</text:page-number></text:p>
            </table:table-cell>
            <table:table-cell table:style-name="Таблица1133.A1" office:value-type="string">
              <text:p text:style-name="MP10"><text:user-field-get text:name="leftHeader20">Задайте название радела!</text:user-field-get></text:p>
            </table:table-cell>
          </table:table-row>
        </table:table>
      </style:header-left>
    </style:master-page>
    <style:master-page style:name="Статья_20_20_20_стр.2" style:display-name="Статья 20 стр.2" style:page-layout-name="Mpm9" style:next-style-name="Статья_20_20_20_стр.3">
      <style:header>
        <table:table table:name="Таблица1134" table:style-name="Таблица1134">
          <table:table-column table:style-name="Таблица1134.A"/>
          <table:table-column table:style-name="Таблица1134.B"/>
          <table:table-row table:style-name="Таблица1134.1">
            <table:table-cell table:style-name="Таблица1134.A1" office:value-type="string">
              <text:p text:style-name="MP7"><text:user-field-get text:name="rightHeader20">Фамилия И.О. Название статьи20</text:user-field-get></text:p>
            </table:table-cell>
            <table:table-cell table:style-name="Таблица1134.A1" office:value-type="string">
              <text:p text:style-name="MP8"><text:page-number text:select-page="current">557</text:page-number></text:p>
            </table:table-cell>
          </table:table-row>
        </table:table>
      </style:header>
      <style:header-left>
        <table:table table:name="Таблица1135" table:style-name="Таблица1135">
          <table:table-column table:style-name="Таблица1135.A"/>
          <table:table-column table:style-name="Таблица1135.B"/>
          <table:table-row table:style-name="Таблица1135.1">
            <table:table-cell table:style-name="Таблица1135.A1" office:value-type="string">
              <text:p text:style-name="MP9"><text:page-number text:select-page="current">584</text:page-number></text:p>
            </table:table-cell>
            <table:table-cell table:style-name="Таблица1135.A1" office:value-type="string">
              <text:p text:style-name="MP10"><text:user-field-get text:name="leftHeader20">Задайте название радела!</text:user-field-get></text:p>
            </table:table-cell>
          </table:table-row>
        </table:table>
      </style:header-left>
    </style:master-page>
    <style:master-page style:name="Статья_20_20_20_стр.3" style:display-name="Статья 20 стр.3" style:page-layout-name="Mpm9" style:next-style-name="Статья_20_20_20_стр.4">
      <style:header>
        <table:table table:name="Таблица1136" table:style-name="Таблица1136">
          <table:table-column table:style-name="Таблица1136.A"/>
          <table:table-column table:style-name="Таблица1136.B"/>
          <table:table-row table:style-name="Таблица1136.1">
            <table:table-cell table:style-name="Таблица1136.A1" office:value-type="string">
              <text:p text:style-name="MP7"><text:user-field-get text:name="rightHeader20">Фамилия И.О. Название статьи20</text:user-field-get></text:p>
            </table:table-cell>
            <table:table-cell table:style-name="Таблица1136.A1" office:value-type="string">
              <text:p text:style-name="MP8"><text:page-number text:select-page="current">557</text:page-number></text:p>
            </table:table-cell>
          </table:table-row>
        </table:table>
      </style:header>
      <style:header-left>
        <table:table table:name="Таблица1137" table:style-name="Таблица1137">
          <table:table-column table:style-name="Таблица1137.A"/>
          <table:table-column table:style-name="Таблица1137.B"/>
          <table:table-row table:style-name="Таблица1137.1">
            <table:table-cell table:style-name="Таблица1137.A1" office:value-type="string">
              <text:p text:style-name="MP9"><text:page-number text:select-page="current">558</text:page-number></text:p>
            </table:table-cell>
            <table:table-cell table:style-name="Таблица1137.A1" office:value-type="string">
              <text:p text:style-name="MP10"><text:user-field-get text:name="leftHeader20">Задайте название радела!</text:user-field-get></text:p>
            </table:table-cell>
          </table:table-row>
        </table:table>
      </style:header-left>
    </style:master-page>
    <style:master-page style:name="Статья_20_20_20_стр.4" style:display-name="Статья 20 стр.4" style:page-layout-name="Mpm9" style:next-style-name="Статья_20_20_20_стр.5">
      <style:header>
        <table:table table:name="Таблица1138" table:style-name="Таблица1138">
          <table:table-column table:style-name="Таблица1138.A"/>
          <table:table-column table:style-name="Таблица1138.B"/>
          <table:table-row table:style-name="Таблица1138.1">
            <table:table-cell table:style-name="Таблица1138.A1" office:value-type="string">
              <text:p text:style-name="MP7"><text:user-field-get text:name="rightHeader20">Фамилия И.О. Название статьи20</text:user-field-get></text:p>
            </table:table-cell>
            <table:table-cell table:style-name="Таблица1138.A1" office:value-type="string">
              <text:p text:style-name="MP8"><text:page-number text:select-page="current">559</text:page-number></text:p>
            </table:table-cell>
          </table:table-row>
        </table:table>
      </style:header>
      <style:header-left>
        <table:table table:name="Таблица1139" table:style-name="Таблица1139">
          <table:table-column table:style-name="Таблица1139.A"/>
          <table:table-column table:style-name="Таблица1139.B"/>
          <table:table-row table:style-name="Таблица1139.1">
            <table:table-cell table:style-name="Таблица1139.A1" office:value-type="string">
              <text:p text:style-name="MP9"><text:page-number text:select-page="current">558</text:page-number></text:p>
            </table:table-cell>
            <table:table-cell table:style-name="Таблица1139.A1" office:value-type="string">
              <text:p text:style-name="MP10"><text:user-field-get text:name="leftHeader20">Задайте название радела!</text:user-field-get></text:p>
            </table:table-cell>
          </table:table-row>
        </table:table>
      </style:header-left>
    </style:master-page>
    <style:master-page style:name="Статья_20_20_20_стр.5" style:display-name="Статья 20 стр.5" style:page-layout-name="Mpm9" style:next-style-name="Статья_20_20_20_стр.6">
      <style:header>
        <table:table table:name="Таблица1140" table:style-name="Таблица1140">
          <table:table-column table:style-name="Таблица1140.A"/>
          <table:table-column table:style-name="Таблица1140.B"/>
          <table:table-row table:style-name="Таблица1140.1">
            <table:table-cell table:style-name="Таблица1140.A1" office:value-type="string">
              <text:p text:style-name="MP7"><text:user-field-get text:name="rightHeader20">Фамилия И.О. Название статьи20</text:user-field-get></text:p>
            </table:table-cell>
            <table:table-cell table:style-name="Таблица1140.A1" office:value-type="string">
              <text:p text:style-name="MP8"><text:page-number text:select-page="current">559</text:page-number></text:p>
            </table:table-cell>
          </table:table-row>
        </table:table>
      </style:header>
      <style:header-left>
        <table:table table:name="Таблица1141" table:style-name="Таблица1141">
          <table:table-column table:style-name="Таблица1141.A"/>
          <table:table-column table:style-name="Таблица1141.B"/>
          <table:table-row table:style-name="Таблица1141.1">
            <table:table-cell table:style-name="Таблица1141.A1" office:value-type="string">
              <text:p text:style-name="MP9"><text:page-number text:select-page="current">560</text:page-number></text:p>
            </table:table-cell>
            <table:table-cell table:style-name="Таблица1141.A1" office:value-type="string">
              <text:p text:style-name="MP10"><text:user-field-get text:name="leftHeader20">Задайте название радела!</text:user-field-get></text:p>
            </table:table-cell>
          </table:table-row>
        </table:table>
      </style:header-left>
    </style:master-page>
    <style:master-page style:name="Статья_20_20_20_стр.6" style:display-name="Статья 20 стр.6" style:page-layout-name="Mpm9" style:next-style-name="Статья_20_20_20_стр.7">
      <style:header>
        <table:table table:name="Таблица1142" table:style-name="Таблица1142">
          <table:table-column table:style-name="Таблица1142.A"/>
          <table:table-column table:style-name="Таблица1142.B"/>
          <table:table-row table:style-name="Таблица1142.1">
            <table:table-cell table:style-name="Таблица1142.A1" office:value-type="string">
              <text:p text:style-name="MP7"><text:user-field-get text:name="rightHeader20">Фамилия И.О. Название статьи20</text:user-field-get></text:p>
            </table:table-cell>
            <table:table-cell table:style-name="Таблица1142.A1" office:value-type="string">
              <text:p text:style-name="MP8"><text:page-number text:select-page="current">561</text:page-number></text:p>
            </table:table-cell>
          </table:table-row>
        </table:table>
      </style:header>
      <style:header-left>
        <table:table table:name="Таблица1143" table:style-name="Таблица1143">
          <table:table-column table:style-name="Таблица1143.A"/>
          <table:table-column table:style-name="Таблица1143.B"/>
          <table:table-row table:style-name="Таблица1143.1">
            <table:table-cell table:style-name="Таблица1143.A1" office:value-type="string">
              <text:p text:style-name="MP9"><text:page-number text:select-page="current">560</text:page-number></text:p>
            </table:table-cell>
            <table:table-cell table:style-name="Таблица1143.A1" office:value-type="string">
              <text:p text:style-name="MP10"><text:user-field-get text:name="leftHeader20">Задайте название радела!</text:user-field-get></text:p>
            </table:table-cell>
          </table:table-row>
        </table:table>
      </style:header-left>
    </style:master-page>
    <style:master-page style:name="Статья_20_20_20_стр.7" style:display-name="Статья 20 стр.7" style:page-layout-name="Mpm9" style:next-style-name="Статья_20_20_20_стр.8">
      <style:header>
        <table:table table:name="Таблица1144" table:style-name="Таблица1144">
          <table:table-column table:style-name="Таблица1144.A"/>
          <table:table-column table:style-name="Таблица1144.B"/>
          <table:table-row table:style-name="Таблица1144.1">
            <table:table-cell table:style-name="Таблица1144.A1" office:value-type="string">
              <text:p text:style-name="MP7"><text:user-field-get text:name="rightHeader20">Фамилия И.О. Название статьи20</text:user-field-get></text:p>
            </table:table-cell>
            <table:table-cell table:style-name="Таблица1144.A1" office:value-type="string">
              <text:p text:style-name="MP8"><text:page-number text:select-page="current">561</text:page-number></text:p>
            </table:table-cell>
          </table:table-row>
        </table:table>
      </style:header>
      <style:header-left>
        <table:table table:name="Таблица1145" table:style-name="Таблица1145">
          <table:table-column table:style-name="Таблица1145.A"/>
          <table:table-column table:style-name="Таблица1145.B"/>
          <table:table-row table:style-name="Таблица1145.1">
            <table:table-cell table:style-name="Таблица1145.A1" office:value-type="string">
              <text:p text:style-name="MP9"><text:page-number text:select-page="current">562</text:page-number></text:p>
            </table:table-cell>
            <table:table-cell table:style-name="Таблица1145.A1" office:value-type="string">
              <text:p text:style-name="MP10"><text:user-field-get text:name="leftHeader20">Задайте название радела!</text:user-field-get></text:p>
            </table:table-cell>
          </table:table-row>
        </table:table>
      </style:header-left>
    </style:master-page>
    <style:master-page style:name="Статья_20_20_20_стр.8" style:display-name="Статья 20 стр.8" style:page-layout-name="Mpm9" style:next-style-name="Статья_20_20_20_стр.9">
      <style:header>
        <table:table table:name="Таблица1146" table:style-name="Таблица1146">
          <table:table-column table:style-name="Таблица1146.A"/>
          <table:table-column table:style-name="Таблица1146.B"/>
          <table:table-row table:style-name="Таблица1146.1">
            <table:table-cell table:style-name="Таблица1146.A1" office:value-type="string">
              <text:p text:style-name="MP7"><text:user-field-get text:name="rightHeader20">Фамилия И.О. Название статьи20</text:user-field-get></text:p>
            </table:table-cell>
            <table:table-cell table:style-name="Таблица1146.A1" office:value-type="string">
              <text:p text:style-name="MP8"><text:page-number text:select-page="current">563</text:page-number></text:p>
            </table:table-cell>
          </table:table-row>
        </table:table>
      </style:header>
      <style:header-left>
        <table:table table:name="Таблица1147" table:style-name="Таблица1147">
          <table:table-column table:style-name="Таблица1147.A"/>
          <table:table-column table:style-name="Таблица1147.B"/>
          <table:table-row table:style-name="Таблица1147.1">
            <table:table-cell table:style-name="Таблица1147.A1" office:value-type="string">
              <text:p text:style-name="MP9"><text:page-number text:select-page="current">562</text:page-number></text:p>
            </table:table-cell>
            <table:table-cell table:style-name="Таблица1147.A1" office:value-type="string">
              <text:p text:style-name="MP10"><text:user-field-get text:name="leftHeader20">Задайте название радела!</text:user-field-get></text:p>
            </table:table-cell>
          </table:table-row>
        </table:table>
      </style:header-left>
    </style:master-page>
    <style:master-page style:name="Статья_20_20_20_стр.9" style:display-name="Статья 20 стр.9" style:page-layout-name="Mpm9" style:next-style-name="Статья_20_20_20_стр.10">
      <style:header>
        <table:table table:name="Таблица1148" table:style-name="Таблица1148">
          <table:table-column table:style-name="Таблица1148.A"/>
          <table:table-column table:style-name="Таблица1148.B"/>
          <table:table-row table:style-name="Таблица1148.1">
            <table:table-cell table:style-name="Таблица1148.A1" office:value-type="string">
              <text:p text:style-name="MP7"><text:user-field-get text:name="rightHeader20">Фамилия И.О. Название статьи20</text:user-field-get></text:p>
            </table:table-cell>
            <table:table-cell table:style-name="Таблица1148.A1" office:value-type="string">
              <text:p text:style-name="MP8"><text:page-number text:select-page="current">563</text:page-number></text:p>
            </table:table-cell>
          </table:table-row>
        </table:table>
      </style:header>
      <style:header-left>
        <table:table table:name="Таблица1149" table:style-name="Таблица1149">
          <table:table-column table:style-name="Таблица1149.A"/>
          <table:table-column table:style-name="Таблица1149.B"/>
          <table:table-row table:style-name="Таблица1149.1">
            <table:table-cell table:style-name="Таблица1149.A1" office:value-type="string">
              <text:p text:style-name="MP9"><text:page-number text:select-page="current">564</text:page-number></text:p>
            </table:table-cell>
            <table:table-cell table:style-name="Таблица1149.A1" office:value-type="string">
              <text:p text:style-name="MP10"><text:user-field-get text:name="leftHeader20">Задайте название радела!</text:user-field-get></text:p>
            </table:table-cell>
          </table:table-row>
        </table:table>
      </style:header-left>
    </style:master-page>
    <style:master-page style:name="Статья_20_20_20_стр.10" style:display-name="Статья 20 стр.10" style:page-layout-name="Mpm9" style:next-style-name="Статья_20_20_20_стр.11">
      <style:header>
        <table:table table:name="Таблица1150" table:style-name="Таблица1150">
          <table:table-column table:style-name="Таблица1150.A"/>
          <table:table-column table:style-name="Таблица1150.B"/>
          <table:table-row table:style-name="Таблица1150.1">
            <table:table-cell table:style-name="Таблица1150.A1" office:value-type="string">
              <text:p text:style-name="MP7"><text:user-field-get text:name="rightHeader20">Фамилия И.О. Название статьи20</text:user-field-get></text:p>
            </table:table-cell>
            <table:table-cell table:style-name="Таблица1150.A1" office:value-type="string">
              <text:p text:style-name="MP8"><text:page-number text:select-page="current">565</text:page-number></text:p>
            </table:table-cell>
          </table:table-row>
        </table:table>
      </style:header>
      <style:header-left>
        <table:table table:name="Таблица1151" table:style-name="Таблица1151">
          <table:table-column table:style-name="Таблица1151.A"/>
          <table:table-column table:style-name="Таблица1151.B"/>
          <table:table-row table:style-name="Таблица1151.1">
            <table:table-cell table:style-name="Таблица1151.A1" office:value-type="string">
              <text:p text:style-name="MP9"><text:page-number text:select-page="current">564</text:page-number></text:p>
            </table:table-cell>
            <table:table-cell table:style-name="Таблица1151.A1" office:value-type="string">
              <text:p text:style-name="MP10"><text:user-field-get text:name="leftHeader20">Задайте название радела!</text:user-field-get></text:p>
            </table:table-cell>
          </table:table-row>
        </table:table>
      </style:header-left>
    </style:master-page>
    <style:master-page style:name="Статья_20_20_20_стр.11" style:display-name="Статья 20 стр.11" style:page-layout-name="Mpm9" style:next-style-name="Статья_20_20_20_стр.12">
      <style:header>
        <table:table table:name="Таблица1152" table:style-name="Таблица1152">
          <table:table-column table:style-name="Таблица1152.A"/>
          <table:table-column table:style-name="Таблица1152.B"/>
          <table:table-row table:style-name="Таблица1152.1">
            <table:table-cell table:style-name="Таблица1152.A1" office:value-type="string">
              <text:p text:style-name="MP7"><text:user-field-get text:name="rightHeader20">Фамилия И.О. Название статьи20</text:user-field-get></text:p>
            </table:table-cell>
            <table:table-cell table:style-name="Таблица1152.A1" office:value-type="string">
              <text:p text:style-name="MP8"><text:page-number text:select-page="current">565</text:page-number></text:p>
            </table:table-cell>
          </table:table-row>
        </table:table>
      </style:header>
      <style:header-left>
        <table:table table:name="Таблица1153" table:style-name="Таблица1153">
          <table:table-column table:style-name="Таблица1153.A"/>
          <table:table-column table:style-name="Таблица1153.B"/>
          <table:table-row table:style-name="Таблица1153.1">
            <table:table-cell table:style-name="Таблица1153.A1" office:value-type="string">
              <text:p text:style-name="MP9"><text:page-number text:select-page="current">566</text:page-number></text:p>
            </table:table-cell>
            <table:table-cell table:style-name="Таблица1153.A1" office:value-type="string">
              <text:p text:style-name="MP10"><text:user-field-get text:name="leftHeader20">Задайте название радела!</text:user-field-get></text:p>
            </table:table-cell>
          </table:table-row>
        </table:table>
      </style:header-left>
    </style:master-page>
    <style:master-page style:name="Статья_20_20_20_стр.12" style:display-name="Статья 20 стр.12" style:page-layout-name="Mpm9" style:next-style-name="Статья_20_20_20_стр.13">
      <style:header>
        <table:table table:name="Таблица1154" table:style-name="Таблица1154">
          <table:table-column table:style-name="Таблица1154.A"/>
          <table:table-column table:style-name="Таблица1154.B"/>
          <table:table-row table:style-name="Таблица1154.1">
            <table:table-cell table:style-name="Таблица1154.A1" office:value-type="string">
              <text:p text:style-name="MP7"><text:user-field-get text:name="rightHeader20">Фамилия И.О. Название статьи20</text:user-field-get></text:p>
            </table:table-cell>
            <table:table-cell table:style-name="Таблица1154.A1" office:value-type="string">
              <text:p text:style-name="MP8"><text:page-number text:select-page="current">567</text:page-number></text:p>
            </table:table-cell>
          </table:table-row>
        </table:table>
      </style:header>
      <style:header-left>
        <table:table table:name="Таблица1155" table:style-name="Таблица1155">
          <table:table-column table:style-name="Таблица1155.A"/>
          <table:table-column table:style-name="Таблица1155.B"/>
          <table:table-row table:style-name="Таблица1155.1">
            <table:table-cell table:style-name="Таблица1155.A1" office:value-type="string">
              <text:p text:style-name="MP9"><text:page-number text:select-page="current">566</text:page-number></text:p>
            </table:table-cell>
            <table:table-cell table:style-name="Таблица1155.A1" office:value-type="string">
              <text:p text:style-name="MP10"><text:user-field-get text:name="leftHeader20">Задайте название радела!</text:user-field-get></text:p>
            </table:table-cell>
          </table:table-row>
        </table:table>
      </style:header-left>
    </style:master-page>
    <style:master-page style:name="Статья_20_20_20_стр.13" style:display-name="Статья 20 стр.13" style:page-layout-name="Mpm9" style:next-style-name="Статья_20_20_20_стр.14">
      <style:header>
        <table:table table:name="Таблица1156" table:style-name="Таблица1156">
          <table:table-column table:style-name="Таблица1156.A"/>
          <table:table-column table:style-name="Таблица1156.B"/>
          <table:table-row table:style-name="Таблица1156.1">
            <table:table-cell table:style-name="Таблица1156.A1" office:value-type="string">
              <text:p text:style-name="MP7"><text:user-field-get text:name="rightHeader20">Фамилия И.О. Название статьи20</text:user-field-get></text:p>
            </table:table-cell>
            <table:table-cell table:style-name="Таблица1156.A1" office:value-type="string">
              <text:p text:style-name="MP8"><text:page-number text:select-page="current">567</text:page-number></text:p>
            </table:table-cell>
          </table:table-row>
        </table:table>
      </style:header>
      <style:header-left>
        <table:table table:name="Таблица1157" table:style-name="Таблица1157">
          <table:table-column table:style-name="Таблица1157.A"/>
          <table:table-column table:style-name="Таблица1157.B"/>
          <table:table-row table:style-name="Таблица1157.1">
            <table:table-cell table:style-name="Таблица1157.A1" office:value-type="string">
              <text:p text:style-name="MP9"><text:page-number text:select-page="current">568</text:page-number></text:p>
            </table:table-cell>
            <table:table-cell table:style-name="Таблица1157.A1" office:value-type="string">
              <text:p text:style-name="MP10"><text:user-field-get text:name="leftHeader20">Задайте название радела!</text:user-field-get></text:p>
            </table:table-cell>
          </table:table-row>
        </table:table>
      </style:header-left>
    </style:master-page>
    <style:master-page style:name="Статья_20_20_20_стр.14" style:display-name="Статья 20 стр.14" style:page-layout-name="Mpm9" style:next-style-name="Статья_20_20_20_стр.15">
      <style:header>
        <table:table table:name="Таблица1158" table:style-name="Таблица1158">
          <table:table-column table:style-name="Таблица1158.A"/>
          <table:table-column table:style-name="Таблица1158.B"/>
          <table:table-row table:style-name="Таблица1158.1">
            <table:table-cell table:style-name="Таблица1158.A1" office:value-type="string">
              <text:p text:style-name="MP7"><text:user-field-get text:name="rightHeader20">Фамилия И.О. Название статьи20</text:user-field-get></text:p>
            </table:table-cell>
            <table:table-cell table:style-name="Таблица1158.A1" office:value-type="string">
              <text:p text:style-name="MP8"><text:page-number text:select-page="current">569</text:page-number></text:p>
            </table:table-cell>
          </table:table-row>
        </table:table>
      </style:header>
      <style:header-left>
        <table:table table:name="Таблица1159" table:style-name="Таблица1159">
          <table:table-column table:style-name="Таблица1159.A"/>
          <table:table-column table:style-name="Таблица1159.B"/>
          <table:table-row table:style-name="Таблица1159.1">
            <table:table-cell table:style-name="Таблица1159.A1" office:value-type="string">
              <text:p text:style-name="MP9"><text:page-number text:select-page="current">568</text:page-number></text:p>
            </table:table-cell>
            <table:table-cell table:style-name="Таблица1159.A1" office:value-type="string">
              <text:p text:style-name="MP10"><text:user-field-get text:name="leftHeader20">Задайте название радела!</text:user-field-get></text:p>
            </table:table-cell>
          </table:table-row>
        </table:table>
      </style:header-left>
    </style:master-page>
    <style:master-page style:name="Статья_20_20_20_стр.15" style:display-name="Статья 20 стр.15" style:page-layout-name="Mpm9" style:next-style-name="Статья_20_20_20_стр.16">
      <style:header>
        <table:table table:name="Таблица1160" table:style-name="Таблица1160">
          <table:table-column table:style-name="Таблица1160.A"/>
          <table:table-column table:style-name="Таблица1160.B"/>
          <table:table-row table:style-name="Таблица1160.1">
            <table:table-cell table:style-name="Таблица1160.A1" office:value-type="string">
              <text:p text:style-name="MP7"><text:user-field-get text:name="rightHeader20">Фамилия И.О. Название статьи20</text:user-field-get></text:p>
            </table:table-cell>
            <table:table-cell table:style-name="Таблица1160.A1" office:value-type="string">
              <text:p text:style-name="MP8"><text:page-number text:select-page="current">569</text:page-number></text:p>
            </table:table-cell>
          </table:table-row>
        </table:table>
      </style:header>
      <style:header-left>
        <table:table table:name="Таблица1161" table:style-name="Таблица1161">
          <table:table-column table:style-name="Таблица1161.A"/>
          <table:table-column table:style-name="Таблица1161.B"/>
          <table:table-row table:style-name="Таблица1161.1">
            <table:table-cell table:style-name="Таблица1161.A1" office:value-type="string">
              <text:p text:style-name="MP9"><text:page-number text:select-page="current">570</text:page-number></text:p>
            </table:table-cell>
            <table:table-cell table:style-name="Таблица1161.A1" office:value-type="string">
              <text:p text:style-name="MP10"><text:user-field-get text:name="leftHeader20">Задайте название радела!</text:user-field-get></text:p>
            </table:table-cell>
          </table:table-row>
        </table:table>
      </style:header-left>
    </style:master-page>
    <style:master-page style:name="Статья_20_20_20_стр.16" style:display-name="Статья 20 стр.16" style:page-layout-name="Mpm9" style:next-style-name="Статья_20_20_20_стр.17">
      <style:header>
        <table:table table:name="Таблица1162" table:style-name="Таблица1162">
          <table:table-column table:style-name="Таблица1162.A"/>
          <table:table-column table:style-name="Таблица1162.B"/>
          <table:table-row table:style-name="Таблица1162.1">
            <table:table-cell table:style-name="Таблица1162.A1" office:value-type="string">
              <text:p text:style-name="MP7"><text:user-field-get text:name="rightHeader20">Фамилия И.О. Название статьи20</text:user-field-get></text:p>
            </table:table-cell>
            <table:table-cell table:style-name="Таблица1162.A1" office:value-type="string">
              <text:p text:style-name="MP8"><text:page-number text:select-page="current">571</text:page-number></text:p>
            </table:table-cell>
          </table:table-row>
        </table:table>
      </style:header>
      <style:header-left>
        <table:table table:name="Таблица1163" table:style-name="Таблица1163">
          <table:table-column table:style-name="Таблица1163.A"/>
          <table:table-column table:style-name="Таблица1163.B"/>
          <table:table-row table:style-name="Таблица1163.1">
            <table:table-cell table:style-name="Таблица1163.A1" office:value-type="string">
              <text:p text:style-name="MP9"><text:page-number text:select-page="current">570</text:page-number></text:p>
            </table:table-cell>
            <table:table-cell table:style-name="Таблица1163.A1" office:value-type="string">
              <text:p text:style-name="MP10"><text:user-field-get text:name="leftHeader20">Задайте название радела!</text:user-field-get></text:p>
            </table:table-cell>
          </table:table-row>
        </table:table>
      </style:header-left>
    </style:master-page>
    <style:master-page style:name="Статья_20_20_20_стр.17" style:display-name="Статья 20 стр.17" style:page-layout-name="Mpm9" style:next-style-name="Статья_20_20_20_стр.18">
      <style:header>
        <table:table table:name="Таблица1164" table:style-name="Таблица1164">
          <table:table-column table:style-name="Таблица1164.A"/>
          <table:table-column table:style-name="Таблица1164.B"/>
          <table:table-row table:style-name="Таблица1164.1">
            <table:table-cell table:style-name="Таблица1164.A1" office:value-type="string">
              <text:p text:style-name="MP7"><text:user-field-get text:name="rightHeader20">Фамилия И.О. Название статьи20</text:user-field-get></text:p>
            </table:table-cell>
            <table:table-cell table:style-name="Таблица1164.A1" office:value-type="string">
              <text:p text:style-name="MP8"><text:page-number text:select-page="current">571</text:page-number></text:p>
            </table:table-cell>
          </table:table-row>
        </table:table>
      </style:header>
      <style:header-left>
        <table:table table:name="Таблица1165" table:style-name="Таблица1165">
          <table:table-column table:style-name="Таблица1165.A"/>
          <table:table-column table:style-name="Таблица1165.B"/>
          <table:table-row table:style-name="Таблица1165.1">
            <table:table-cell table:style-name="Таблица1165.A1" office:value-type="string">
              <text:p text:style-name="MP9"><text:page-number text:select-page="current">572</text:page-number></text:p>
            </table:table-cell>
            <table:table-cell table:style-name="Таблица1165.A1" office:value-type="string">
              <text:p text:style-name="MP10"><text:user-field-get text:name="leftHeader20">Задайте название радела!</text:user-field-get></text:p>
            </table:table-cell>
          </table:table-row>
        </table:table>
      </style:header-left>
    </style:master-page>
    <style:master-page style:name="Статья_20_20_20_стр.18" style:display-name="Статья 20 стр.18" style:page-layout-name="Mpm9" style:next-style-name="Статья_20_20_20_стр.19">
      <style:header>
        <table:table table:name="Таблица1166" table:style-name="Таблица1166">
          <table:table-column table:style-name="Таблица1166.A"/>
          <table:table-column table:style-name="Таблица1166.B"/>
          <table:table-row table:style-name="Таблица1166.1">
            <table:table-cell table:style-name="Таблица1166.A1" office:value-type="string">
              <text:p text:style-name="MP7"><text:user-field-get text:name="rightHeader20">Фамилия И.О. Название статьи20</text:user-field-get></text:p>
            </table:table-cell>
            <table:table-cell table:style-name="Таблица1166.A1" office:value-type="string">
              <text:p text:style-name="MP8"><text:page-number text:select-page="current">573</text:page-number></text:p>
            </table:table-cell>
          </table:table-row>
        </table:table>
      </style:header>
      <style:header-left>
        <table:table table:name="Таблица1167" table:style-name="Таблица1167">
          <table:table-column table:style-name="Таблица1167.A"/>
          <table:table-column table:style-name="Таблица1167.B"/>
          <table:table-row table:style-name="Таблица1167.1">
            <table:table-cell table:style-name="Таблица1167.A1" office:value-type="string">
              <text:p text:style-name="MP9"><text:page-number text:select-page="current">572</text:page-number></text:p>
            </table:table-cell>
            <table:table-cell table:style-name="Таблица1167.A1" office:value-type="string">
              <text:p text:style-name="MP10"><text:user-field-get text:name="leftHeader20">Задайте название радела!</text:user-field-get></text:p>
            </table:table-cell>
          </table:table-row>
        </table:table>
      </style:header-left>
    </style:master-page>
    <style:master-page style:name="Статья_20_20_20_стр.19" style:display-name="Статья 20 стр.19" style:page-layout-name="Mpm9" style:next-style-name="Статья_20_20_20_стр.20">
      <style:header>
        <table:table table:name="Таблица1168" table:style-name="Таблица1168">
          <table:table-column table:style-name="Таблица1168.A"/>
          <table:table-column table:style-name="Таблица1168.B"/>
          <table:table-row table:style-name="Таблица1168.1">
            <table:table-cell table:style-name="Таблица1168.A1" office:value-type="string">
              <text:p text:style-name="MP7"><text:user-field-get text:name="rightHeader20">Фамилия И.О. Название статьи20</text:user-field-get></text:p>
            </table:table-cell>
            <table:table-cell table:style-name="Таблица1168.A1" office:value-type="string">
              <text:p text:style-name="MP8"><text:page-number text:select-page="current">573</text:page-number></text:p>
            </table:table-cell>
          </table:table-row>
        </table:table>
      </style:header>
      <style:header-left>
        <table:table table:name="Таблица1169" table:style-name="Таблица1169">
          <table:table-column table:style-name="Таблица1169.A"/>
          <table:table-column table:style-name="Таблица1169.B"/>
          <table:table-row table:style-name="Таблица1169.1">
            <table:table-cell table:style-name="Таблица1169.A1" office:value-type="string">
              <text:p text:style-name="MP9"><text:page-number text:select-page="current">574</text:page-number></text:p>
            </table:table-cell>
            <table:table-cell table:style-name="Таблица1169.A1" office:value-type="string">
              <text:p text:style-name="MP10"><text:user-field-get text:name="leftHeader20">Задайте название радела!</text:user-field-get></text:p>
            </table:table-cell>
          </table:table-row>
        </table:table>
      </style:header-left>
    </style:master-page>
    <style:master-page style:name="Статья_20_20_20_стр.20" style:display-name="Статья 20 стр.20" style:page-layout-name="Mpm9" style:next-style-name="Статья_20_20_20_стр.21">
      <style:header>
        <table:table table:name="Таблица1170" table:style-name="Таблица1170">
          <table:table-column table:style-name="Таблица1170.A"/>
          <table:table-column table:style-name="Таблица1170.B"/>
          <table:table-row table:style-name="Таблица1170.1">
            <table:table-cell table:style-name="Таблица1170.A1" office:value-type="string">
              <text:p text:style-name="MP7"><text:user-field-get text:name="rightHeader20">Фамилия И.О. Название статьи20</text:user-field-get></text:p>
            </table:table-cell>
            <table:table-cell table:style-name="Таблица1170.A1" office:value-type="string">
              <text:p text:style-name="MP8"><text:page-number text:select-page="current">575</text:page-number></text:p>
            </table:table-cell>
          </table:table-row>
        </table:table>
      </style:header>
      <style:header-left>
        <table:table table:name="Таблица1171" table:style-name="Таблица1171">
          <table:table-column table:style-name="Таблица1171.A"/>
          <table:table-column table:style-name="Таблица1171.B"/>
          <table:table-row table:style-name="Таблица1171.1">
            <table:table-cell table:style-name="Таблица1171.A1" office:value-type="string">
              <text:p text:style-name="MP9"><text:page-number text:select-page="current">574</text:page-number></text:p>
            </table:table-cell>
            <table:table-cell table:style-name="Таблица1171.A1" office:value-type="string">
              <text:p text:style-name="MP10"><text:user-field-get text:name="leftHeader20">Задайте название радела!</text:user-field-get></text:p>
            </table:table-cell>
          </table:table-row>
        </table:table>
      </style:header-left>
    </style:master-page>
    <style:master-page style:name="Статья_20_20_20_стр.21" style:display-name="Статья 20 стр.21" style:page-layout-name="Mpm9" style:next-style-name="Статья_20_20_20_стр.22">
      <style:header>
        <table:table table:name="Таблица1172" table:style-name="Таблица1172">
          <table:table-column table:style-name="Таблица1172.A"/>
          <table:table-column table:style-name="Таблица1172.B"/>
          <table:table-row table:style-name="Таблица1172.1">
            <table:table-cell table:style-name="Таблица1172.A1" office:value-type="string">
              <text:p text:style-name="MP7"><text:user-field-get text:name="rightHeader20">Фамилия И.О. Название статьи20</text:user-field-get></text:p>
            </table:table-cell>
            <table:table-cell table:style-name="Таблица1172.A1" office:value-type="string">
              <text:p text:style-name="MP8"><text:page-number text:select-page="current">575</text:page-number></text:p>
            </table:table-cell>
          </table:table-row>
        </table:table>
      </style:header>
      <style:header-left>
        <table:table table:name="Таблица1173" table:style-name="Таблица1173">
          <table:table-column table:style-name="Таблица1173.A"/>
          <table:table-column table:style-name="Таблица1173.B"/>
          <table:table-row table:style-name="Таблица1173.1">
            <table:table-cell table:style-name="Таблица1173.A1" office:value-type="string">
              <text:p text:style-name="MP9"><text:page-number text:select-page="current">576</text:page-number></text:p>
            </table:table-cell>
            <table:table-cell table:style-name="Таблица1173.A1" office:value-type="string">
              <text:p text:style-name="MP10"><text:user-field-get text:name="leftHeader20">Задайте название радела!</text:user-field-get></text:p>
            </table:table-cell>
          </table:table-row>
        </table:table>
      </style:header-left>
    </style:master-page>
    <style:master-page style:name="Статья_20_20_20_стр.22" style:display-name="Статья 20 стр.22" style:page-layout-name="Mpm9" style:next-style-name="Статья_20_20_20_стр.23">
      <style:header>
        <table:table table:name="Таблица1174" table:style-name="Таблица1174">
          <table:table-column table:style-name="Таблица1174.A"/>
          <table:table-column table:style-name="Таблица1174.B"/>
          <table:table-row table:style-name="Таблица1174.1">
            <table:table-cell table:style-name="Таблица1174.A1" office:value-type="string">
              <text:p text:style-name="MP7"><text:user-field-get text:name="rightHeader20">Фамилия И.О. Название статьи20</text:user-field-get></text:p>
            </table:table-cell>
            <table:table-cell table:style-name="Таблица1174.A1" office:value-type="string">
              <text:p text:style-name="MP8"><text:page-number text:select-page="current">577</text:page-number></text:p>
            </table:table-cell>
          </table:table-row>
        </table:table>
      </style:header>
      <style:header-left>
        <table:table table:name="Таблица1175" table:style-name="Таблица1175">
          <table:table-column table:style-name="Таблица1175.A"/>
          <table:table-column table:style-name="Таблица1175.B"/>
          <table:table-row table:style-name="Таблица1175.1">
            <table:table-cell table:style-name="Таблица1175.A1" office:value-type="string">
              <text:p text:style-name="MP9"><text:page-number text:select-page="current">576</text:page-number></text:p>
            </table:table-cell>
            <table:table-cell table:style-name="Таблица1175.A1" office:value-type="string">
              <text:p text:style-name="MP10"><text:user-field-get text:name="leftHeader20">Задайте название радела!</text:user-field-get></text:p>
            </table:table-cell>
          </table:table-row>
        </table:table>
      </style:header-left>
    </style:master-page>
    <style:master-page style:name="Статья_20_20_20_стр.23" style:display-name="Статья 20 стр.23" style:page-layout-name="Mpm9" style:next-style-name="Статья_20_20_20_стр.24">
      <style:header>
        <table:table table:name="Таблица1176" table:style-name="Таблица1176">
          <table:table-column table:style-name="Таблица1176.A"/>
          <table:table-column table:style-name="Таблица1176.B"/>
          <table:table-row table:style-name="Таблица1176.1">
            <table:table-cell table:style-name="Таблица1176.A1" office:value-type="string">
              <text:p text:style-name="MP7"><text:user-field-get text:name="rightHeader20">Фамилия И.О. Название статьи20</text:user-field-get></text:p>
            </table:table-cell>
            <table:table-cell table:style-name="Таблица1176.A1" office:value-type="string">
              <text:p text:style-name="MP8"><text:page-number text:select-page="current">577</text:page-number></text:p>
            </table:table-cell>
          </table:table-row>
        </table:table>
      </style:header>
      <style:header-left>
        <table:table table:name="Таблица1177" table:style-name="Таблица1177">
          <table:table-column table:style-name="Таблица1177.A"/>
          <table:table-column table:style-name="Таблица1177.B"/>
          <table:table-row table:style-name="Таблица1177.1">
            <table:table-cell table:style-name="Таблица1177.A1" office:value-type="string">
              <text:p text:style-name="MP9"><text:page-number text:select-page="current">578</text:page-number></text:p>
            </table:table-cell>
            <table:table-cell table:style-name="Таблица1177.A1" office:value-type="string">
              <text:p text:style-name="MP10"><text:user-field-get text:name="leftHeader20">Задайте название радела!</text:user-field-get></text:p>
            </table:table-cell>
          </table:table-row>
        </table:table>
      </style:header-left>
    </style:master-page>
    <style:master-page style:name="Статья_20_20_20_стр.24" style:display-name="Статья 20 стр.24" style:page-layout-name="Mpm9" style:next-style-name="Статья_20_20_20_стр.25">
      <style:header>
        <table:table table:name="Таблица1178" table:style-name="Таблица1178">
          <table:table-column table:style-name="Таблица1178.A"/>
          <table:table-column table:style-name="Таблица1178.B"/>
          <table:table-row table:style-name="Таблица1178.1">
            <table:table-cell table:style-name="Таблица1178.A1" office:value-type="string">
              <text:p text:style-name="MP7"><text:user-field-get text:name="rightHeader20">Фамилия И.О. Название статьи20</text:user-field-get></text:p>
            </table:table-cell>
            <table:table-cell table:style-name="Таблица1178.A1" office:value-type="string">
              <text:p text:style-name="MP8"><text:page-number text:select-page="current">579</text:page-number></text:p>
            </table:table-cell>
          </table:table-row>
        </table:table>
      </style:header>
      <style:header-left>
        <table:table table:name="Таблица1179" table:style-name="Таблица1179">
          <table:table-column table:style-name="Таблица1179.A"/>
          <table:table-column table:style-name="Таблица1179.B"/>
          <table:table-row table:style-name="Таблица1179.1">
            <table:table-cell table:style-name="Таблица1179.A1" office:value-type="string">
              <text:p text:style-name="MP9"><text:page-number text:select-page="current">578</text:page-number></text:p>
            </table:table-cell>
            <table:table-cell table:style-name="Таблица1179.A1" office:value-type="string">
              <text:p text:style-name="MP10"><text:user-field-get text:name="leftHeader20">Задайте название радела!</text:user-field-get></text:p>
            </table:table-cell>
          </table:table-row>
        </table:table>
      </style:header-left>
    </style:master-page>
    <style:master-page style:name="Статья_20_20_20_стр.25" style:display-name="Статья 20 стр.25" style:page-layout-name="Mpm9" style:next-style-name="Статья_20_20_20_стр.26">
      <style:header>
        <table:table table:name="Таблица1180" table:style-name="Таблица1180">
          <table:table-column table:style-name="Таблица1180.A"/>
          <table:table-column table:style-name="Таблица1180.B"/>
          <table:table-row table:style-name="Таблица1180.1">
            <table:table-cell table:style-name="Таблица1180.A1" office:value-type="string">
              <text:p text:style-name="MP7"><text:user-field-get text:name="rightHeader20">Фамилия И.О. Название статьи20</text:user-field-get></text:p>
            </table:table-cell>
            <table:table-cell table:style-name="Таблица1180.A1" office:value-type="string">
              <text:p text:style-name="MP8"><text:page-number text:select-page="current">579</text:page-number></text:p>
            </table:table-cell>
          </table:table-row>
        </table:table>
      </style:header>
      <style:header-left>
        <table:table table:name="Таблица1181" table:style-name="Таблица1181">
          <table:table-column table:style-name="Таблица1181.A"/>
          <table:table-column table:style-name="Таблица1181.B"/>
          <table:table-row table:style-name="Таблица1181.1">
            <table:table-cell table:style-name="Таблица1181.A1" office:value-type="string">
              <text:p text:style-name="MP9"><text:page-number text:select-page="current">580</text:page-number></text:p>
            </table:table-cell>
            <table:table-cell table:style-name="Таблица1181.A1" office:value-type="string">
              <text:p text:style-name="MP10"><text:user-field-get text:name="leftHeader20">Задайте название радела!</text:user-field-get></text:p>
            </table:table-cell>
          </table:table-row>
        </table:table>
      </style:header-left>
    </style:master-page>
    <style:master-page style:name="Статья_20_20_20_стр.26" style:display-name="Статья 20 стр.26" style:page-layout-name="Mpm9" style:next-style-name="Статья_20_20_20_стр.27">
      <style:header>
        <table:table table:name="Таблица1182" table:style-name="Таблица1182">
          <table:table-column table:style-name="Таблица1182.A"/>
          <table:table-column table:style-name="Таблица1182.B"/>
          <table:table-row table:style-name="Таблица1182.1">
            <table:table-cell table:style-name="Таблица1182.A1" office:value-type="string">
              <text:p text:style-name="MP7"><text:user-field-get text:name="rightHeader20">Фамилия И.О. Название статьи20</text:user-field-get></text:p>
            </table:table-cell>
            <table:table-cell table:style-name="Таблица1182.A1" office:value-type="string">
              <text:p text:style-name="MP8"><text:page-number text:select-page="current">581</text:page-number></text:p>
            </table:table-cell>
          </table:table-row>
        </table:table>
      </style:header>
      <style:header-left>
        <table:table table:name="Таблица1183" table:style-name="Таблица1183">
          <table:table-column table:style-name="Таблица1183.A"/>
          <table:table-column table:style-name="Таблица1183.B"/>
          <table:table-row table:style-name="Таблица1183.1">
            <table:table-cell table:style-name="Таблица1183.A1" office:value-type="string">
              <text:p text:style-name="MP9"><text:page-number text:select-page="current">580</text:page-number></text:p>
            </table:table-cell>
            <table:table-cell table:style-name="Таблица1183.A1" office:value-type="string">
              <text:p text:style-name="MP10"><text:user-field-get text:name="leftHeader20">Задайте название радела!</text:user-field-get></text:p>
            </table:table-cell>
          </table:table-row>
        </table:table>
      </style:header-left>
    </style:master-page>
    <style:master-page style:name="Статья_20_20_20_стр.27" style:display-name="Статья 20 стр.27" style:page-layout-name="Mpm9" style:next-style-name="Статья_20_20_20_стр.28">
      <style:header>
        <table:table table:name="Таблица1184" table:style-name="Таблица1184">
          <table:table-column table:style-name="Таблица1184.A"/>
          <table:table-column table:style-name="Таблица1184.B"/>
          <table:table-row table:style-name="Таблица1184.1">
            <table:table-cell table:style-name="Таблица1184.A1" office:value-type="string">
              <text:p text:style-name="MP7"><text:user-field-get text:name="rightHeader20">Фамилия И.О. Название статьи20</text:user-field-get></text:p>
            </table:table-cell>
            <table:table-cell table:style-name="Таблица1184.A1" office:value-type="string">
              <text:p text:style-name="MP8"><text:page-number text:select-page="current">581</text:page-number></text:p>
            </table:table-cell>
          </table:table-row>
        </table:table>
      </style:header>
      <style:header-left>
        <table:table table:name="Таблица1185" table:style-name="Таблица1185">
          <table:table-column table:style-name="Таблица1185.A"/>
          <table:table-column table:style-name="Таблица1185.B"/>
          <table:table-row table:style-name="Таблица1185.1">
            <table:table-cell table:style-name="Таблица1185.A1" office:value-type="string">
              <text:p text:style-name="MP9"><text:page-number text:select-page="current">582</text:page-number></text:p>
            </table:table-cell>
            <table:table-cell table:style-name="Таблица1185.A1" office:value-type="string">
              <text:p text:style-name="MP10"><text:user-field-get text:name="leftHeader20">Задайте название радела!</text:user-field-get></text:p>
            </table:table-cell>
          </table:table-row>
        </table:table>
      </style:header-left>
    </style:master-page>
    <style:master-page style:name="Статья_20_20_20_стр.28" style:display-name="Статья 20 стр.28" style:page-layout-name="Mpm9" style:next-style-name="Статья_20_20_20_стр.29">
      <style:header>
        <table:table table:name="Таблица1186" table:style-name="Таблица1186">
          <table:table-column table:style-name="Таблица1186.A"/>
          <table:table-column table:style-name="Таблица1186.B"/>
          <table:table-row table:style-name="Таблица1186.1">
            <table:table-cell table:style-name="Таблица1186.A1" office:value-type="string">
              <text:p text:style-name="MP7"><text:user-field-get text:name="rightHeader20">Фамилия И.О. Название статьи20</text:user-field-get></text:p>
            </table:table-cell>
            <table:table-cell table:style-name="Таблица1186.A1" office:value-type="string">
              <text:p text:style-name="MP8"><text:page-number text:select-page="current">583</text:page-number></text:p>
            </table:table-cell>
          </table:table-row>
        </table:table>
      </style:header>
      <style:header-left>
        <table:table table:name="Таблица1187" table:style-name="Таблица1187">
          <table:table-column table:style-name="Таблица1187.A"/>
          <table:table-column table:style-name="Таблица1187.B"/>
          <table:table-row table:style-name="Таблица1187.1">
            <table:table-cell table:style-name="Таблица1187.A1" office:value-type="string">
              <text:p text:style-name="MP9"><text:page-number text:select-page="current">582</text:page-number></text:p>
            </table:table-cell>
            <table:table-cell table:style-name="Таблица1187.A1" office:value-type="string">
              <text:p text:style-name="MP10"><text:user-field-get text:name="leftHeader20">Задайте название радела!</text:user-field-get></text:p>
            </table:table-cell>
          </table:table-row>
        </table:table>
      </style:header-left>
    </style:master-page>
    <style:master-page style:name="Статья_20_20_20_стр.29" style:display-name="Статья 20 стр.29" style:page-layout-name="Mpm9" style:next-style-name="Статья_20_20">
      <style:header>
        <table:table table:name="Таблица1188" table:style-name="Таблица1188">
          <table:table-column table:style-name="Таблица1188.A"/>
          <table:table-column table:style-name="Таблица1188.B"/>
          <table:table-row table:style-name="Таблица1188.1">
            <table:table-cell table:style-name="Таблица1188.A1" office:value-type="string">
              <text:p text:style-name="MP7"><text:user-field-get text:name="rightHeader20">Фамилия И.О. Название статьи20</text:user-field-get></text:p>
            </table:table-cell>
            <table:table-cell table:style-name="Таблица1188.A1" office:value-type="string">
              <text:p text:style-name="MP8"><text:page-number text:select-page="current">583</text:page-number></text:p>
            </table:table-cell>
          </table:table-row>
        </table:table>
      </style:header>
      <style:header-left>
        <table:table table:name="Таблица1189" table:style-name="Таблица1189">
          <table:table-column table:style-name="Таблица1189.A"/>
          <table:table-column table:style-name="Таблица1189.B"/>
          <table:table-row table:style-name="Таблица1189.1">
            <table:table-cell table:style-name="Таблица1189.A1" office:value-type="string">
              <text:p text:style-name="MP9"><text:page-number text:select-page="current">584</text:page-number></text:p>
            </table:table-cell>
            <table:table-cell table:style-name="Таблица1189.A1" office:value-type="string">
              <text:p text:style-name="MP10"><text:user-field-get text:name="leftHeader20">Задайте название радела!</text:user-field-get></text:p>
            </table:table-cell>
          </table:table-row>
        </table:table>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00:50:27.200000000</meta:creation-date>
    <meta:generator>LibreOffice/6.1.4.2$Linux_X86_64 LibreOffice_project/9d0f32d1f0b509096fd65e0d4bec26ddd1938fd3</meta:generator>
    <meta:editing-duration>PT10H15M9S</meta:editing-duration>
    <meta:editing-cycles>83</meta:editing-cycles>
    <dc:date>2019-04-26T17:17:32.925150458</dc:date>
    <meta:print-date>2019-03-28T22:30:16.330000000</meta:print-date>
    <meta:document-statistic meta:table-count="1189" meta:image-count="0" meta:object-count="0" meta:page-count="8" meta:paragraph-count="2576" meta:word-count="7075" meta:character-count="48288" meta:non-whitespace-character-count="43803"/>
  </office:meta>
</office:document-meta>
</file>